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  <style:style style:family="table" style:name="ta1">
      <style:table-properties table:display="true"/>
    </style:style>
    <style:style style:family="table" style:name="ta2">
      <style:table-properties table:display="true"/>
    </style:style>
    <style:style style:family="table" style:name="ta3">
      <style:table-properties table:display="true"/>
    </style:style>
    <style:style style:family="table" style:name="ta4">
      <style:table-properties table:display="true"/>
    </style:style>
  </office:automatic-styles>
  <office:body>
    <office:spreadsheet>
      <table:table table:style-name="ta0" table:name="AparcL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Sbj</text:p>
          </table:table-cell>
          <table:table-cell office:value-type="string">
            <text:p>caudalanteriorcingulate</text:p>
          </table:table-cell>
          <table:table-cell office:value-type="string">
            <text:p>caudalmiddlefrontal</text:p>
          </table:table-cell>
          <table:table-cell office:value-type="string">
            <text:p>cuneus</text:p>
          </table:table-cell>
          <table:table-cell office:value-type="string">
            <text:p>entorhinal</text:p>
          </table:table-cell>
          <table:table-cell office:value-type="string">
            <text:p>fusiform</text:p>
          </table:table-cell>
          <table:table-cell office:value-type="string">
            <text:p>inferiorparietal</text:p>
          </table:table-cell>
          <table:table-cell office:value-type="string">
            <text:p>inferiortemporal</text:p>
          </table:table-cell>
          <table:table-cell office:value-type="string">
            <text:p>isthmuscingulate</text:p>
          </table:table-cell>
          <table:table-cell office:value-type="string">
            <text:p>lateraloccipital</text:p>
          </table:table-cell>
          <table:table-cell office:value-type="string">
            <text:p>lateralorbitofrontal</text:p>
          </table:table-cell>
          <table:table-cell office:value-type="string">
            <text:p>lingual</text:p>
          </table:table-cell>
          <table:table-cell office:value-type="string">
            <text:p>medialorbitofrontal</text:p>
          </table:table-cell>
          <table:table-cell office:value-type="string">
            <text:p>middletemporal</text:p>
          </table:table-cell>
          <table:table-cell office:value-type="string">
            <text:p>parahippocampal</text:p>
          </table:table-cell>
          <table:table-cell office:value-type="string">
            <text:p>paracentral</text:p>
          </table:table-cell>
          <table:table-cell office:value-type="string">
            <text:p>parsopercularis</text:p>
          </table:table-cell>
          <table:table-cell office:value-type="string">
            <text:p>parsorbitalis</text:p>
          </table:table-cell>
          <table:table-cell office:value-type="string">
            <text:p>parstriangularis</text:p>
          </table:table-cell>
          <table:table-cell office:value-type="string">
            <text:p>pericalcarine</text:p>
          </table:table-cell>
          <table:table-cell office:value-type="string">
            <text:p>postcentral</text:p>
          </table:table-cell>
          <table:table-cell office:value-type="string">
            <text:p>posteriorcingulate</text:p>
          </table:table-cell>
          <table:table-cell office:value-type="string">
            <text:p>precentral</text:p>
          </table:table-cell>
          <table:table-cell office:value-type="string">
            <text:p>precuneus</text:p>
          </table:table-cell>
          <table:table-cell office:value-type="string">
            <text:p>rostralanteriorcingulate</text:p>
          </table:table-cell>
          <table:table-cell office:value-type="string">
            <text:p>rostralmiddlefrontal</text:p>
          </table:table-cell>
          <table:table-cell office:value-type="string">
            <text:p>superiorfrontal</text:p>
          </table:table-cell>
          <table:table-cell office:value-type="string">
            <text:p>superiorparietal</text:p>
          </table:table-cell>
          <table:table-cell office:value-type="string">
            <text:p>superiortemporal</text:p>
          </table:table-cell>
          <table:table-cell office:value-type="string">
            <text:p>supramarginal</text:p>
          </table:table-cell>
          <table:table-cell office:value-type="string">
            <text:p>transversetemporal</text:p>
          </table:table-cell>
          <table:table-cell office:value-type="string">
            <text:p>insula</text:p>
          </table:table-cell>
          <table:table-cell office:value-type="string">
            <text:p>NumVert</text:p>
          </table:table-cell>
          <table:table-cell office:value-type="string">
            <text:p>WhiteSurfArea</text:p>
          </table:table-cell>
          <table:table-cell office:value-type="string">
            <text:p>MeanThickness</text:p>
          </table:table-cell>
          <table:table-cell office:value-type="string">
            <text:p>BrainSegVol</text:p>
          </table:table-cell>
          <table:table-cell office:value-type="string">
            <text:p>BrainSegVolNotVent</text:p>
          </table:table-cell>
          <table:table-cell office:value-type="string">
            <text:p>BrainSegVolNotVentSurf</text:p>
          </table:table-cell>
          <table:table-cell office:value-type="string">
            <text:p>CortexVol</text:p>
          </table:table-cell>
          <table:table-cell office:value-type="string">
            <text:p>SupraTentorialVol</text:p>
          </table:table-cell>
          <table:table-cell office:value-type="string">
            <text:p>SupraTentorialVolNotVent</text:p>
          </table:table-cell>
          <table:table-cell office:value-type="string">
            <text:p>eTIV</text:p>
          </table:table-cell>
        </table:table-row>
        <table:table-row>
          <table:table-cell office:value-type="string">
            <text:p>c01</text:p>
          </table:table-cell>
          <table:table-cell office:value-type="string">
            <text:p>3931.0</text:p>
          </table:table-cell>
          <table:table-cell office:value-type="string">
            <text:p>8995.0</text:p>
          </table:table-cell>
          <table:table-cell office:value-type="string">
            <text:p>4525.0</text:p>
          </table:table-cell>
          <table:table-cell office:value-type="string">
            <text:p>1753.0</text:p>
          </table:table-cell>
          <table:table-cell office:value-type="string">
            <text:p>8265.0</text:p>
          </table:table-cell>
          <table:table-cell office:value-type="string">
            <text:p>14223.0</text:p>
          </table:table-cell>
          <table:table-cell office:value-type="string">
            <text:p>13969.0</text:p>
          </table:table-cell>
          <table:table-cell office:value-type="string">
            <text:p>2809.0</text:p>
          </table:table-cell>
          <table:table-cell office:value-type="string">
            <text:p>13181.0</text:p>
          </table:table-cell>
          <table:table-cell office:value-type="string">
            <text:p>10147.0</text:p>
          </table:table-cell>
          <table:table-cell office:value-type="string">
            <text:p>6428.0</text:p>
          </table:table-cell>
          <table:table-cell office:value-type="string">
            <text:p>4558.0</text:p>
          </table:table-cell>
          <table:table-cell office:value-type="string">
            <text:p>13920.0</text:p>
          </table:table-cell>
          <table:table-cell office:value-type="string">
            <text:p>1885.0</text:p>
          </table:table-cell>
          <table:table-cell office:value-type="string">
            <text:p>4392.0</text:p>
          </table:table-cell>
          <table:table-cell office:value-type="string">
            <text:p>4281.0</text:p>
          </table:table-cell>
          <table:table-cell office:value-type="string">
            <text:p>1902.0</text:p>
          </table:table-cell>
          <table:table-cell office:value-type="string">
            <text:p>4425.0</text:p>
          </table:table-cell>
          <table:table-cell office:value-type="string">
            <text:p>1921.0</text:p>
          </table:table-cell>
          <table:table-cell office:value-type="string">
            <text:p>11830.0</text:p>
          </table:table-cell>
          <table:table-cell office:value-type="string">
            <text:p>4078.0</text:p>
          </table:table-cell>
          <table:table-cell office:value-type="string">
            <text:p>14620.0</text:p>
          </table:table-cell>
          <table:table-cell office:value-type="string">
            <text:p>9938.0</text:p>
          </table:table-cell>
          <table:table-cell office:value-type="string">
            <text:p>4018.0</text:p>
          </table:table-cell>
          <table:table-cell office:value-type="string">
            <text:p>11810.0</text:p>
          </table:table-cell>
          <table:table-cell office:value-type="string">
            <text:p>23283.0</text:p>
          </table:table-cell>
          <table:table-cell office:value-type="string">
            <text:p>11287.0</text:p>
          </table:table-cell>
          <table:table-cell office:value-type="string">
            <text:p>17957.0</text:p>
          </table:table-cell>
          <table:table-cell office:value-type="string">
            <text:p>10047.0</text:p>
          </table:table-cell>
          <table:table-cell office:value-type="string">
            <text:p>1476.0</text:p>
          </table:table-cell>
          <table:table-cell office:value-type="string">
            <text:p>6291.0</text:p>
          </table:table-cell>
          <table:table-cell office:value-type="string">
            <text:p>170234</text:p>
          </table:table-cell>
          <table:table-cell office:value-type="string">
            <text:p>97681.9</text:p>
          </table:table-cell>
          <table:table-cell office:value-type="string">
            <text:p>2.43469</text:p>
          </table:table-cell>
          <table:table-cell office:value-type="string">
            <text:p>1203418.0</text:p>
          </table:table-cell>
          <table:table-cell office:value-type="string">
            <text:p>1166676.0</text:p>
          </table:table-cell>
          <table:table-cell office:value-type="string">
            <text:p>1166264.191157</text:p>
          </table:table-cell>
          <table:table-cell office:value-type="string">
            <text:p>503979.171104</text:p>
          </table:table-cell>
          <table:table-cell office:value-type="string">
            <text:p>1061787.191157</text:p>
          </table:table-cell>
          <table:table-cell office:value-type="string">
            <text:p>1030052.191157</text:p>
          </table:table-cell>
          <table:table-cell office:value-type="string">
            <text:p>1802137.233958</text:p>
          </table:table-cell>
        </table:table-row>
        <table:table-row>
          <table:table-cell office:value-type="string">
            <text:p>c02</text:p>
          </table:table-cell>
          <table:table-cell office:value-type="string">
            <text:p>3526.0</text:p>
          </table:table-cell>
          <table:table-cell office:value-type="string">
            <text:p>5979.0</text:p>
          </table:table-cell>
          <table:table-cell office:value-type="string">
            <text:p>4413.0</text:p>
          </table:table-cell>
          <table:table-cell office:value-type="string">
            <text:p>1807.0</text:p>
          </table:table-cell>
          <table:table-cell office:value-type="string">
            <text:p>9052.0</text:p>
          </table:table-cell>
          <table:table-cell office:value-type="string">
            <text:p>13667.0</text:p>
          </table:table-cell>
          <table:table-cell office:value-type="string">
            <text:p>11629.0</text:p>
          </table:table-cell>
          <table:table-cell office:value-type="string">
            <text:p>2156.0</text:p>
          </table:table-cell>
          <table:table-cell office:value-type="string">
            <text:p>15524.0</text:p>
          </table:table-cell>
          <table:table-cell office:value-type="string">
            <text:p>10359.0</text:p>
          </table:table-cell>
          <table:table-cell office:value-type="string">
            <text:p>5497.0</text:p>
          </table:table-cell>
          <table:table-cell office:value-type="string">
            <text:p>4774.0</text:p>
          </table:table-cell>
          <table:table-cell office:value-type="string">
            <text:p>16728.0</text:p>
          </table:table-cell>
          <table:table-cell office:value-type="string">
            <text:p>1716.0</text:p>
          </table:table-cell>
          <table:table-cell office:value-type="string">
            <text:p>4863.0</text:p>
          </table:table-cell>
          <table:table-cell office:value-type="string">
            <text:p>4988.0</text:p>
          </table:table-cell>
          <table:table-cell office:value-type="string">
            <text:p>2426.0</text:p>
          </table:table-cell>
          <table:table-cell office:value-type="string">
            <text:p>4589.0</text:p>
          </table:table-cell>
          <table:table-cell office:value-type="string">
            <text:p>1835.0</text:p>
          </table:table-cell>
          <table:table-cell office:value-type="string">
            <text:p>12267.0</text:p>
          </table:table-cell>
          <table:table-cell office:value-type="string">
            <text:p>4158.0</text:p>
          </table:table-cell>
          <table:table-cell office:value-type="string">
            <text:p>13470.0</text:p>
          </table:table-cell>
          <table:table-cell office:value-type="string">
            <text:p>9112.0</text:p>
          </table:table-cell>
          <table:table-cell office:value-type="string">
            <text:p>3423.0</text:p>
          </table:table-cell>
          <table:table-cell office:value-type="string">
            <text:p>11971.0</text:p>
          </table:table-cell>
          <table:table-cell office:value-type="string">
            <text:p>23422.0</text:p>
          </table:table-cell>
          <table:table-cell office:value-type="string">
            <text:p>11396.0</text:p>
          </table:table-cell>
          <table:table-cell office:value-type="string">
            <text:p>20539.0</text:p>
          </table:table-cell>
          <table:table-cell office:value-type="string">
            <text:p>12457.0</text:p>
          </table:table-cell>
          <table:table-cell office:value-type="string">
            <text:p>1299.0</text:p>
          </table:table-cell>
          <table:table-cell office:value-type="string">
            <text:p>6336.0</text:p>
          </table:table-cell>
          <table:table-cell office:value-type="string">
            <text:p>155550</text:p>
          </table:table-cell>
          <table:table-cell office:value-type="string">
            <text:p>92404.9</text:p>
          </table:table-cell>
          <table:table-cell office:value-type="string">
            <text:p>2.5425</text:p>
          </table:table-cell>
          <table:table-cell office:value-type="string">
            <text:p>1213129.0</text:p>
          </table:table-cell>
          <table:table-cell office:value-type="string">
            <text:p>1183754.0</text:p>
          </table:table-cell>
          <table:table-cell office:value-type="string">
            <text:p>1182680.408287</text:p>
          </table:table-cell>
          <table:table-cell office:value-type="string">
            <text:p>507502.073511</text:p>
          </table:table-cell>
          <table:table-cell office:value-type="string">
            <text:p>1065292.408287</text:p>
          </table:table-cell>
          <table:table-cell office:value-type="string">
            <text:p>1040769.408287</text:p>
          </table:table-cell>
          <table:table-cell office:value-type="string">
            <text:p>1629511.430328</text:p>
          </table:table-cell>
        </table:table-row>
        <table:table-row>
          <table:table-cell office:value-type="string">
            <text:p>c03</text:p>
          </table:table-cell>
          <table:table-cell office:value-type="string">
            <text:p>2668.0</text:p>
          </table:table-cell>
          <table:table-cell office:value-type="string">
            <text:p>7529.0</text:p>
          </table:table-cell>
          <table:table-cell office:value-type="string">
            <text:p>3246.0</text:p>
          </table:table-cell>
          <table:table-cell office:value-type="string">
            <text:p>2322.0</text:p>
          </table:table-cell>
          <table:table-cell office:value-type="string">
            <text:p>6969.0</text:p>
          </table:table-cell>
          <table:table-cell office:value-type="string">
            <text:p>15421.0</text:p>
          </table:table-cell>
          <table:table-cell office:value-type="string">
            <text:p>14223.0</text:p>
          </table:table-cell>
          <table:table-cell office:value-type="string">
            <text:p>2877.0</text:p>
          </table:table-cell>
          <table:table-cell office:value-type="string">
            <text:p>12303.0</text:p>
          </table:table-cell>
          <table:table-cell office:value-type="string">
            <text:p>9837.0</text:p>
          </table:table-cell>
          <table:table-cell office:value-type="string">
            <text:p>5949.0</text:p>
          </table:table-cell>
          <table:table-cell office:value-type="string">
            <text:p>5578.0</text:p>
          </table:table-cell>
          <table:table-cell office:value-type="string">
            <text:p>15896.0</text:p>
          </table:table-cell>
          <table:table-cell office:value-type="string">
            <text:p>2462.0</text:p>
          </table:table-cell>
          <table:table-cell office:value-type="string">
            <text:p>4137.0</text:p>
          </table:table-cell>
          <table:table-cell office:value-type="string">
            <text:p>3906.0</text:p>
          </table:table-cell>
          <table:table-cell office:value-type="string">
            <text:p>2170.0</text:p>
          </table:table-cell>
          <table:table-cell office:value-type="string">
            <text:p>5255.0</text:p>
          </table:table-cell>
          <table:table-cell office:value-type="string">
            <text:p>1695.0</text:p>
          </table:table-cell>
          <table:table-cell office:value-type="string">
            <text:p>10732.0</text:p>
          </table:table-cell>
          <table:table-cell office:value-type="string">
            <text:p>3401.0</text:p>
          </table:table-cell>
          <table:table-cell office:value-type="string">
            <text:p>13740.0</text:p>
          </table:table-cell>
          <table:table-cell office:value-type="string">
            <text:p>9570.0</text:p>
          </table:table-cell>
          <table:table-cell office:value-type="string">
            <text:p>4160.0</text:p>
          </table:table-cell>
          <table:table-cell office:value-type="string">
            <text:p>11843.0</text:p>
          </table:table-cell>
          <table:table-cell office:value-type="string">
            <text:p>26055.0</text:p>
          </table:table-cell>
          <table:table-cell office:value-type="string">
            <text:p>11645.0</text:p>
          </table:table-cell>
          <table:table-cell office:value-type="string">
            <text:p>17345.0</text:p>
          </table:table-cell>
          <table:table-cell office:value-type="string">
            <text:p>10393.0</text:p>
          </table:table-cell>
          <table:table-cell office:value-type="string">
            <text:p>1198.0</text:p>
          </table:table-cell>
          <table:table-cell office:value-type="string">
            <text:p>6658.0</text:p>
          </table:table-cell>
          <table:table-cell office:value-type="string">
            <text:p>149221</text:p>
          </table:table-cell>
          <table:table-cell office:value-type="string">
            <text:p>88288.6</text:p>
          </table:table-cell>
          <table:table-cell office:value-type="string">
            <text:p>2.5905</text:p>
          </table:table-cell>
          <table:table-cell office:value-type="string">
            <text:p>1169599.0</text:p>
          </table:table-cell>
          <table:table-cell office:value-type="string">
            <text:p>1149608.0</text:p>
          </table:table-cell>
          <table:table-cell office:value-type="string">
            <text:p>1148980.907209</text:p>
          </table:table-cell>
          <table:table-cell office:value-type="string">
            <text:p>497877.11262</text:p>
          </table:table-cell>
          <table:table-cell office:value-type="string">
            <text:p>1044349.907209</text:p>
          </table:table-cell>
          <table:table-cell office:value-type="string">
            <text:p>1028079.907209</text:p>
          </table:table-cell>
          <table:table-cell office:value-type="string">
            <text:p>1623748.083221</text:p>
          </table:table-cell>
        </table:table-row>
        <table:table-row>
          <table:table-cell office:value-type="string">
            <text:p>c04</text:p>
          </table:table-cell>
          <table:table-cell office:value-type="string">
            <text:p>2281.0</text:p>
          </table:table-cell>
          <table:table-cell office:value-type="string">
            <text:p>6031.0</text:p>
          </table:table-cell>
          <table:table-cell office:value-type="string">
            <text:p>3535.0</text:p>
          </table:table-cell>
          <table:table-cell office:value-type="string">
            <text:p>1878.0</text:p>
          </table:table-cell>
          <table:table-cell office:value-type="string">
            <text:p>7619.0</text:p>
          </table:table-cell>
          <table:table-cell office:value-type="string">
            <text:p>10111.0</text:p>
          </table:table-cell>
          <table:table-cell office:value-type="string">
            <text:p>10390.0</text:p>
          </table:table-cell>
          <table:table-cell office:value-type="string">
            <text:p>2075.0</text:p>
          </table:table-cell>
          <table:table-cell office:value-type="string">
            <text:p>9690.0</text:p>
          </table:table-cell>
          <table:table-cell office:value-type="string">
            <text:p>8392.0</text:p>
          </table:table-cell>
          <table:table-cell office:value-type="string">
            <text:p>5315.0</text:p>
          </table:table-cell>
          <table:table-cell office:value-type="string">
            <text:p>3858.0</text:p>
          </table:table-cell>
          <table:table-cell office:value-type="string">
            <text:p>12467.0</text:p>
          </table:table-cell>
          <table:table-cell office:value-type="string">
            <text:p>1822.0</text:p>
          </table:table-cell>
          <table:table-cell office:value-type="string">
            <text:p>3325.0</text:p>
          </table:table-cell>
          <table:table-cell office:value-type="string">
            <text:p>3489.0</text:p>
          </table:table-cell>
          <table:table-cell office:value-type="string">
            <text:p>1880.0</text:p>
          </table:table-cell>
          <table:table-cell office:value-type="string">
            <text:p>3210.0</text:p>
          </table:table-cell>
          <table:table-cell office:value-type="string">
            <text:p>2012.0</text:p>
          </table:table-cell>
          <table:table-cell office:value-type="string">
            <text:p>9329.0</text:p>
          </table:table-cell>
          <table:table-cell office:value-type="string">
            <text:p>2799.0</text:p>
          </table:table-cell>
          <table:table-cell office:value-type="string">
            <text:p>11809.0</text:p>
          </table:table-cell>
          <table:table-cell office:value-type="string">
            <text:p>7490.0</text:p>
          </table:table-cell>
          <table:table-cell office:value-type="string">
            <text:p>2768.0</text:p>
          </table:table-cell>
          <table:table-cell office:value-type="string">
            <text:p>10605.0</text:p>
          </table:table-cell>
          <table:table-cell office:value-type="string">
            <text:p>20345.0</text:p>
          </table:table-cell>
          <table:table-cell office:value-type="string">
            <text:p>8993.0</text:p>
          </table:table-cell>
          <table:table-cell office:value-type="string">
            <text:p>16059.0</text:p>
          </table:table-cell>
          <table:table-cell office:value-type="string">
            <text:p>7275.0</text:p>
          </table:table-cell>
          <table:table-cell office:value-type="string">
            <text:p>1205.0</text:p>
          </table:table-cell>
          <table:table-cell office:value-type="string">
            <text:p>5746.0</text:p>
          </table:table-cell>
          <table:table-cell office:value-type="string">
            <text:p>128574</text:p>
          </table:table-cell>
          <table:table-cell office:value-type="string">
            <text:p>78582.3</text:p>
          </table:table-cell>
          <table:table-cell office:value-type="string">
            <text:p>2.43167</text:p>
          </table:table-cell>
          <table:table-cell office:value-type="string">
            <text:p>1003385.0</text:p>
          </table:table-cell>
          <table:table-cell office:value-type="string">
            <text:p>988448.0</text:p>
          </table:table-cell>
          <table:table-cell office:value-type="string">
            <text:p>986933.191587</text:p>
          </table:table-cell>
          <table:table-cell office:value-type="string">
            <text:p>405432.797621</text:p>
          </table:table-cell>
          <table:table-cell office:value-type="string">
            <text:p>879661.191587</text:p>
          </table:table-cell>
          <table:table-cell office:value-type="string">
            <text:p>867563.191587</text:p>
          </table:table-cell>
          <table:table-cell office:value-type="string">
            <text:p>1398735.564607</text:p>
          </table:table-cell>
        </table:table-row>
        <table:table-row>
          <table:table-cell office:value-type="string">
            <text:p>c05</text:p>
          </table:table-cell>
          <table:table-cell office:value-type="string">
            <text:p>3136.0</text:p>
          </table:table-cell>
          <table:table-cell office:value-type="string">
            <text:p>7268.0</text:p>
          </table:table-cell>
          <table:table-cell office:value-type="string">
            <text:p>5443.0</text:p>
          </table:table-cell>
          <table:table-cell office:value-type="string">
            <text:p>1514.0</text:p>
          </table:table-cell>
          <table:table-cell office:value-type="string">
            <text:p>8647.0</text:p>
          </table:table-cell>
          <table:table-cell office:value-type="string">
            <text:p>16089.0</text:p>
          </table:table-cell>
          <table:table-cell office:value-type="string">
            <text:p>12094.0</text:p>
          </table:table-cell>
          <table:table-cell office:value-type="string">
            <text:p>2758.0</text:p>
          </table:table-cell>
          <table:table-cell office:value-type="string">
            <text:p>14035.0</text:p>
          </table:table-cell>
          <table:table-cell office:value-type="string">
            <text:p>10081.0</text:p>
          </table:table-cell>
          <table:table-cell office:value-type="string">
            <text:p>6173.0</text:p>
          </table:table-cell>
          <table:table-cell office:value-type="string">
            <text:p>4962.0</text:p>
          </table:table-cell>
          <table:table-cell office:value-type="string">
            <text:p>16148.0</text:p>
          </table:table-cell>
          <table:table-cell office:value-type="string">
            <text:p>2099.0</text:p>
          </table:table-cell>
          <table:table-cell office:value-type="string">
            <text:p>3983.0</text:p>
          </table:table-cell>
          <table:table-cell office:value-type="string">
            <text:p>4901.0</text:p>
          </table:table-cell>
          <table:table-cell office:value-type="string">
            <text:p>2319.0</text:p>
          </table:table-cell>
          <table:table-cell office:value-type="string">
            <text:p>5427.0</text:p>
          </table:table-cell>
          <table:table-cell office:value-type="string">
            <text:p>2666.0</text:p>
          </table:table-cell>
          <table:table-cell office:value-type="string">
            <text:p>12060.0</text:p>
          </table:table-cell>
          <table:table-cell office:value-type="string">
            <text:p>3724.0</text:p>
          </table:table-cell>
          <table:table-cell office:value-type="string">
            <text:p>14516.0</text:p>
          </table:table-cell>
          <table:table-cell office:value-type="string">
            <text:p>10692.0</text:p>
          </table:table-cell>
          <table:table-cell office:value-type="string">
            <text:p>3908.0</text:p>
          </table:table-cell>
          <table:table-cell office:value-type="string">
            <text:p>12137.0</text:p>
          </table:table-cell>
          <table:table-cell office:value-type="string">
            <text:p>27510.0</text:p>
          </table:table-cell>
          <table:table-cell office:value-type="string">
            <text:p>11686.0</text:p>
          </table:table-cell>
          <table:table-cell office:value-type="string">
            <text:p>17954.0</text:p>
          </table:table-cell>
          <table:table-cell office:value-type="string">
            <text:p>10384.0</text:p>
          </table:table-cell>
          <table:table-cell office:value-type="string">
            <text:p>1368.0</text:p>
          </table:table-cell>
          <table:table-cell office:value-type="string">
            <text:p>7067.0</text:p>
          </table:table-cell>
          <table:table-cell office:value-type="string">
            <text:p>142534</text:p>
          </table:table-cell>
          <table:table-cell office:value-type="string">
            <text:p>91161.5</text:p>
          </table:table-cell>
          <table:table-cell office:value-type="string">
            <text:p>2.62278</text:p>
          </table:table-cell>
          <table:table-cell office:value-type="string">
            <text:p>1199339.0</text:p>
          </table:table-cell>
          <table:table-cell office:value-type="string">
            <text:p>1187267.0</text:p>
          </table:table-cell>
          <table:table-cell office:value-type="string">
            <text:p>1186786.678441</text:p>
          </table:table-cell>
          <table:table-cell office:value-type="string">
            <text:p>523144.887308</text:p>
          </table:table-cell>
          <table:table-cell office:value-type="string">
            <text:p>1045596.678441</text:p>
          </table:table-cell>
          <table:table-cell office:value-type="string">
            <text:p>1036242.678441</text:p>
          </table:table-cell>
          <table:table-cell office:value-type="string">
            <text:p>1607231.660995</text:p>
          </table:table-cell>
        </table:table-row>
        <table:table-row>
          <table:table-cell office:value-type="string">
            <text:p>c06</text:p>
          </table:table-cell>
          <table:table-cell office:value-type="string">
            <text:p>2574.0</text:p>
          </table:table-cell>
          <table:table-cell office:value-type="string">
            <text:p>6439.0</text:p>
          </table:table-cell>
          <table:table-cell office:value-type="string">
            <text:p>3767.0</text:p>
          </table:table-cell>
          <table:table-cell office:value-type="string">
            <text:p>1347.0</text:p>
          </table:table-cell>
          <table:table-cell office:value-type="string">
            <text:p>7997.0</text:p>
          </table:table-cell>
          <table:table-cell office:value-type="string">
            <text:p>11440.0</text:p>
          </table:table-cell>
          <table:table-cell office:value-type="string">
            <text:p>8349.0</text:p>
          </table:table-cell>
          <table:table-cell office:value-type="string">
            <text:p>2047.0</text:p>
          </table:table-cell>
          <table:table-cell office:value-type="string">
            <text:p>9731.0</text:p>
          </table:table-cell>
          <table:table-cell office:value-type="string">
            <text:p>7148.0</text:p>
          </table:table-cell>
          <table:table-cell office:value-type="string">
            <text:p>5955.0</text:p>
          </table:table-cell>
          <table:table-cell office:value-type="string">
            <text:p>3590.0</text:p>
          </table:table-cell>
          <table:table-cell office:value-type="string">
            <text:p>10249.0</text:p>
          </table:table-cell>
          <table:table-cell office:value-type="string">
            <text:p>1698.0</text:p>
          </table:table-cell>
          <table:table-cell office:value-type="string">
            <text:p>3734.0</text:p>
          </table:table-cell>
          <table:table-cell office:value-type="string">
            <text:p>3295.0</text:p>
          </table:table-cell>
          <table:table-cell office:value-type="string">
            <text:p>1696.0</text:p>
          </table:table-cell>
          <table:table-cell office:value-type="string">
            <text:p>3408.0</text:p>
          </table:table-cell>
          <table:table-cell office:value-type="string">
            <text:p>1564.0</text:p>
          </table:table-cell>
          <table:table-cell office:value-type="string">
            <text:p>10797.0</text:p>
          </table:table-cell>
          <table:table-cell office:value-type="string">
            <text:p>3114.0</text:p>
          </table:table-cell>
          <table:table-cell office:value-type="string">
            <text:p>11585.0</text:p>
          </table:table-cell>
          <table:table-cell office:value-type="string">
            <text:p>8423.0</text:p>
          </table:table-cell>
          <table:table-cell office:value-type="string">
            <text:p>2659.0</text:p>
          </table:table-cell>
          <table:table-cell office:value-type="string">
            <text:p>8599.0</text:p>
          </table:table-cell>
          <table:table-cell office:value-type="string">
            <text:p>21334.0</text:p>
          </table:table-cell>
          <table:table-cell office:value-type="string">
            <text:p>8480.0</text:p>
          </table:table-cell>
          <table:table-cell office:value-type="string">
            <text:p>16286.0</text:p>
          </table:table-cell>
          <table:table-cell office:value-type="string">
            <text:p>8806.0</text:p>
          </table:table-cell>
          <table:table-cell office:value-type="string">
            <text:p>1393.0</text:p>
          </table:table-cell>
          <table:table-cell office:value-type="string">
            <text:p>5477.0</text:p>
          </table:table-cell>
          <table:table-cell office:value-type="string">
            <text:p>128818</text:p>
          </table:table-cell>
          <table:table-cell office:value-type="string">
            <text:p>81115.1</text:p>
          </table:table-cell>
          <table:table-cell office:value-type="string">
            <text:p>2.34243</text:p>
          </table:table-cell>
          <table:table-cell office:value-type="string">
            <text:p>972180.0</text:p>
          </table:table-cell>
          <table:table-cell office:value-type="string">
            <text:p>964222.0</text:p>
          </table:table-cell>
          <table:table-cell office:value-type="string">
            <text:p>964076.485585</text:p>
          </table:table-cell>
          <table:table-cell office:value-type="string">
            <text:p>402013.31888</text:p>
          </table:table-cell>
          <table:table-cell office:value-type="string">
            <text:p>863905.485585</text:p>
          </table:table-cell>
          <table:table-cell office:value-type="string">
            <text:p>858235.485585</text:p>
          </table:table-cell>
          <table:table-cell office:value-type="string">
            <text:p>1372765.164412</text:p>
          </table:table-cell>
        </table:table-row>
        <table:table-row>
          <table:table-cell office:value-type="string">
            <text:p>c07</text:p>
          </table:table-cell>
          <table:table-cell office:value-type="string">
            <text:p>1882.0</text:p>
          </table:table-cell>
          <table:table-cell office:value-type="string">
            <text:p>5044.0</text:p>
          </table:table-cell>
          <table:table-cell office:value-type="string">
            <text:p>1419.0</text:p>
          </table:table-cell>
          <table:table-cell office:value-type="string">
            <text:p>1097.0</text:p>
          </table:table-cell>
          <table:table-cell office:value-type="string">
            <text:p>3966.0</text:p>
          </table:table-cell>
          <table:table-cell office:value-type="string">
            <text:p>9518.0</text:p>
          </table:table-cell>
          <table:table-cell office:value-type="string">
            <text:p>5902.0</text:p>
          </table:table-cell>
          <table:table-cell office:value-type="string">
            <text:p>616.0</text:p>
          </table:table-cell>
          <table:table-cell office:value-type="string">
            <text:p>8394.0</text:p>
          </table:table-cell>
          <table:table-cell office:value-type="string">
            <text:p>4650.0</text:p>
          </table:table-cell>
          <table:table-cell office:value-type="string">
            <text:p>1728.0</text:p>
          </table:table-cell>
          <table:table-cell office:value-type="string">
            <text:p>2265.0</text:p>
          </table:table-cell>
          <table:table-cell office:value-type="string">
            <text:p>4429.0</text:p>
          </table:table-cell>
          <table:table-cell office:value-type="string">
            <text:p>488.0</text:p>
          </table:table-cell>
          <table:table-cell office:value-type="string">
            <text:p>2023.0</text:p>
          </table:table-cell>
          <table:table-cell office:value-type="string">
            <text:p>2109.0</text:p>
          </table:table-cell>
          <table:table-cell office:value-type="string">
            <text:p>580.0</text:p>
          </table:table-cell>
          <table:table-cell office:value-type="string">
            <text:p>2313.0</text:p>
          </table:table-cell>
          <table:table-cell office:value-type="string">
            <text:p>1083.0</text:p>
          </table:table-cell>
          <table:table-cell office:value-type="string">
            <text:p>8322.0</text:p>
          </table:table-cell>
          <table:table-cell office:value-type="string">
            <text:p>1068.0</text:p>
          </table:table-cell>
          <table:table-cell office:value-type="string">
            <text:p>8114.0</text:p>
          </table:table-cell>
          <table:table-cell office:value-type="string">
            <text:p>4593.0</text:p>
          </table:table-cell>
          <table:table-cell office:value-type="string">
            <text:p>1455.0</text:p>
          </table:table-cell>
          <table:table-cell office:value-type="string">
            <text:p>10093.0</text:p>
          </table:table-cell>
          <table:table-cell office:value-type="string">
            <text:p>16259.0</text:p>
          </table:table-cell>
          <table:table-cell office:value-type="string">
            <text:p>8662.0</text:p>
          </table:table-cell>
          <table:table-cell office:value-type="string">
            <text:p>5945.0</text:p>
          </table:table-cell>
          <table:table-cell office:value-type="string">
            <text:p>2952.0</text:p>
          </table:table-cell>
          <table:table-cell office:value-type="string">
            <text:p>541.0</text:p>
          </table:table-cell>
          <table:table-cell office:value-type="string">
            <text:p>1233.0</text:p>
          </table:table-cell>
          <table:table-cell office:value-type="string">
            <text:p>106176</text:p>
          </table:table-cell>
          <table:table-cell office:value-type="string">
            <text:p>76468.0</text:p>
          </table:table-cell>
          <table:table-cell office:value-type="string">
            <text:p>1.69077</text:p>
          </table:table-cell>
          <table:table-cell office:value-type="string">
            <text:p>1272309.0</text:p>
          </table:table-cell>
          <table:table-cell office:value-type="string">
            <text:p>1260475.0</text:p>
          </table:table-cell>
          <table:table-cell office:value-type="string">
            <text:p>1262540.83844</text:p>
          </table:table-cell>
          <table:table-cell office:value-type="string">
            <text:p>250868.149055</text:p>
          </table:table-cell>
          <table:table-cell office:value-type="string">
            <text:p>1145439.83844</text:p>
          </table:table-cell>
          <table:table-cell office:value-type="string">
            <text:p>1136343.83844</text:p>
          </table:table-cell>
          <table:table-cell office:value-type="string">
            <text:p>1476023.64005</text:p>
          </table:table-cell>
        </table:table-row>
        <table:table-row>
          <table:table-cell office:value-type="string">
            <text:p>c08</text:p>
          </table:table-cell>
          <table:table-cell office:value-type="string">
            <text:p>2994.0</text:p>
          </table:table-cell>
          <table:table-cell office:value-type="string">
            <text:p>7586.0</text:p>
          </table:table-cell>
          <table:table-cell office:value-type="string">
            <text:p>4306.0</text:p>
          </table:table-cell>
          <table:table-cell office:value-type="string">
            <text:p>1802.0</text:p>
          </table:table-cell>
          <table:table-cell office:value-type="string">
            <text:p>7801.0</text:p>
          </table:table-cell>
          <table:table-cell office:value-type="string">
            <text:p>12138.0</text:p>
          </table:table-cell>
          <table:table-cell office:value-type="string">
            <text:p>12270.0</text:p>
          </table:table-cell>
          <table:table-cell office:value-type="string">
            <text:p>2629.0</text:p>
          </table:table-cell>
          <table:table-cell office:value-type="string">
            <text:p>11636.0</text:p>
          </table:table-cell>
          <table:table-cell office:value-type="string">
            <text:p>8776.0</text:p>
          </table:table-cell>
          <table:table-cell office:value-type="string">
            <text:p>6415.0</text:p>
          </table:table-cell>
          <table:table-cell office:value-type="string">
            <text:p>5279.0</text:p>
          </table:table-cell>
          <table:table-cell office:value-type="string">
            <text:p>11886.0</text:p>
          </table:table-cell>
          <table:table-cell office:value-type="string">
            <text:p>2215.0</text:p>
          </table:table-cell>
          <table:table-cell office:value-type="string">
            <text:p>3695.0</text:p>
          </table:table-cell>
          <table:table-cell office:value-type="string">
            <text:p>4233.0</text:p>
          </table:table-cell>
          <table:table-cell office:value-type="string">
            <text:p>1965.0</text:p>
          </table:table-cell>
          <table:table-cell office:value-type="string">
            <text:p>4761.0</text:p>
          </table:table-cell>
          <table:table-cell office:value-type="string">
            <text:p>2291.0</text:p>
          </table:table-cell>
          <table:table-cell office:value-type="string">
            <text:p>11348.0</text:p>
          </table:table-cell>
          <table:table-cell office:value-type="string">
            <text:p>4019.0</text:p>
          </table:table-cell>
          <table:table-cell office:value-type="string">
            <text:p>14448.0</text:p>
          </table:table-cell>
          <table:table-cell office:value-type="string">
            <text:p>8975.0</text:p>
          </table:table-cell>
          <table:table-cell office:value-type="string">
            <text:p>3312.0</text:p>
          </table:table-cell>
          <table:table-cell office:value-type="string">
            <text:p>10004.0</text:p>
          </table:table-cell>
          <table:table-cell office:value-type="string">
            <text:p>23522.0</text:p>
          </table:table-cell>
          <table:table-cell office:value-type="string">
            <text:p>9918.0</text:p>
          </table:table-cell>
          <table:table-cell office:value-type="string">
            <text:p>18030.0</text:p>
          </table:table-cell>
          <table:table-cell office:value-type="string">
            <text:p>10396.0</text:p>
          </table:table-cell>
          <table:table-cell office:value-type="string">
            <text:p>1194.0</text:p>
          </table:table-cell>
          <table:table-cell office:value-type="string">
            <text:p>5915.0</text:p>
          </table:table-cell>
          <table:table-cell office:value-type="string">
            <text:p>131099</text:p>
          </table:table-cell>
          <table:table-cell office:value-type="string">
            <text:p>83495.2</text:p>
          </table:table-cell>
          <table:table-cell office:value-type="string">
            <text:p>2.56954</text:p>
          </table:table-cell>
          <table:table-cell office:value-type="string">
            <text:p>1151401.0</text:p>
          </table:table-cell>
          <table:table-cell office:value-type="string">
            <text:p>1137943.0</text:p>
          </table:table-cell>
          <table:table-cell office:value-type="string">
            <text:p>1137169.533942</text:p>
          </table:table-cell>
          <table:table-cell office:value-type="string">
            <text:p>466704.096205</text:p>
          </table:table-cell>
          <table:table-cell office:value-type="string">
            <text:p>1018004.533942</text:p>
          </table:table-cell>
          <table:table-cell office:value-type="string">
            <text:p>1007945.533942</text:p>
          </table:table-cell>
          <table:table-cell office:value-type="string">
            <text:p>1575909.321525</text:p>
          </table:table-cell>
        </table:table-row>
        <table:table-row>
          <table:table-cell office:value-type="string">
            <text:p>c10</text:p>
          </table:table-cell>
          <table:table-cell office:value-type="string">
            <text:p>2635.0</text:p>
          </table:table-cell>
          <table:table-cell office:value-type="string">
            <text:p>4822.0</text:p>
          </table:table-cell>
          <table:table-cell office:value-type="string">
            <text:p>4390.0</text:p>
          </table:table-cell>
          <table:table-cell office:value-type="string">
            <text:p>1523.0</text:p>
          </table:table-cell>
          <table:table-cell office:value-type="string">
            <text:p>7738.0</text:p>
          </table:table-cell>
          <table:table-cell office:value-type="string">
            <text:p>13631.0</text:p>
          </table:table-cell>
          <table:table-cell office:value-type="string">
            <text:p>11052.0</text:p>
          </table:table-cell>
          <table:table-cell office:value-type="string">
            <text:p>2451.0</text:p>
          </table:table-cell>
          <table:table-cell office:value-type="string">
            <text:p>11420.0</text:p>
          </table:table-cell>
          <table:table-cell office:value-type="string">
            <text:p>9066.0</text:p>
          </table:table-cell>
          <table:table-cell office:value-type="string">
            <text:p>4525.0</text:p>
          </table:table-cell>
          <table:table-cell office:value-type="string">
            <text:p>4559.0</text:p>
          </table:table-cell>
          <table:table-cell office:value-type="string">
            <text:p>12434.0</text:p>
          </table:table-cell>
          <table:table-cell office:value-type="string">
            <text:p>2057.0</text:p>
          </table:table-cell>
          <table:table-cell office:value-type="string">
            <text:p>3709.0</text:p>
          </table:table-cell>
          <table:table-cell office:value-type="string">
            <text:p>4359.0</text:p>
          </table:table-cell>
          <table:table-cell office:value-type="string">
            <text:p>2191.0</text:p>
          </table:table-cell>
          <table:table-cell office:value-type="string">
            <text:p>5249.0</text:p>
          </table:table-cell>
          <table:table-cell office:value-type="string">
            <text:p>1667.0</text:p>
          </table:table-cell>
          <table:table-cell office:value-type="string">
            <text:p>10236.0</text:p>
          </table:table-cell>
          <table:table-cell office:value-type="string">
            <text:p>2816.0</text:p>
          </table:table-cell>
          <table:table-cell office:value-type="string">
            <text:p>11912.0</text:p>
          </table:table-cell>
          <table:table-cell office:value-type="string">
            <text:p>8992.0</text:p>
          </table:table-cell>
          <table:table-cell office:value-type="string">
            <text:p>3649.0</text:p>
          </table:table-cell>
          <table:table-cell office:value-type="string">
            <text:p>11681.0</text:p>
          </table:table-cell>
          <table:table-cell office:value-type="string">
            <text:p>21747.0</text:p>
          </table:table-cell>
          <table:table-cell office:value-type="string">
            <text:p>8674.0</text:p>
          </table:table-cell>
          <table:table-cell office:value-type="string">
            <text:p>15839.0</text:p>
          </table:table-cell>
          <table:table-cell office:value-type="string">
            <text:p>7888.0</text:p>
          </table:table-cell>
          <table:table-cell office:value-type="string">
            <text:p>1115.0</text:p>
          </table:table-cell>
          <table:table-cell office:value-type="string">
            <text:p>5545.0</text:p>
          </table:table-cell>
          <table:table-cell office:value-type="string">
            <text:p>136363</text:p>
          </table:table-cell>
          <table:table-cell office:value-type="string">
            <text:p>83776.1</text:p>
          </table:table-cell>
          <table:table-cell office:value-type="string">
            <text:p>2.4435</text:p>
          </table:table-cell>
          <table:table-cell office:value-type="string">
            <text:p>1110805.0</text:p>
          </table:table-cell>
          <table:table-cell office:value-type="string">
            <text:p>1088985.0</text:p>
          </table:table-cell>
          <table:table-cell office:value-type="string">
            <text:p>1088522.334744</text:p>
          </table:table-cell>
          <table:table-cell office:value-type="string">
            <text:p>442607.625719</text:p>
          </table:table-cell>
          <table:table-cell office:value-type="string">
            <text:p>962216.334744</text:p>
          </table:table-cell>
          <table:table-cell office:value-type="string">
            <text:p>944071.334744</text:p>
          </table:table-cell>
          <table:table-cell office:value-type="string">
            <text:p>1580826.585027</text:p>
          </table:table-cell>
        </table:table-row>
        <table:table-row>
          <table:table-cell office:value-type="string">
            <text:p>c11</text:p>
          </table:table-cell>
          <table:table-cell office:value-type="string">
            <text:p>3617.0</text:p>
          </table:table-cell>
          <table:table-cell office:value-type="string">
            <text:p>7490.0</text:p>
          </table:table-cell>
          <table:table-cell office:value-type="string">
            <text:p>5196.0</text:p>
          </table:table-cell>
          <table:table-cell office:value-type="string">
            <text:p>1833.0</text:p>
          </table:table-cell>
          <table:table-cell office:value-type="string">
            <text:p>9130.0</text:p>
          </table:table-cell>
          <table:table-cell office:value-type="string">
            <text:p>13264.0</text:p>
          </table:table-cell>
          <table:table-cell office:value-type="string">
            <text:p>12632.0</text:p>
          </table:table-cell>
          <table:table-cell office:value-type="string">
            <text:p>2410.0</text:p>
          </table:table-cell>
          <table:table-cell office:value-type="string">
            <text:p>12725.0</text:p>
          </table:table-cell>
          <table:table-cell office:value-type="string">
            <text:p>8920.0</text:p>
          </table:table-cell>
          <table:table-cell office:value-type="string">
            <text:p>7581.0</text:p>
          </table:table-cell>
          <table:table-cell office:value-type="string">
            <text:p>5148.0</text:p>
          </table:table-cell>
          <table:table-cell office:value-type="string">
            <text:p>15782.0</text:p>
          </table:table-cell>
          <table:table-cell office:value-type="string">
            <text:p>2017.0</text:p>
          </table:table-cell>
          <table:table-cell office:value-type="string">
            <text:p>4647.0</text:p>
          </table:table-cell>
          <table:table-cell office:value-type="string">
            <text:p>6274.0</text:p>
          </table:table-cell>
          <table:table-cell office:value-type="string">
            <text:p>2234.0</text:p>
          </table:table-cell>
          <table:table-cell office:value-type="string">
            <text:p>7721.0</text:p>
          </table:table-cell>
          <table:table-cell office:value-type="string">
            <text:p>2410.0</text:p>
          </table:table-cell>
          <table:table-cell office:value-type="string">
            <text:p>12440.0</text:p>
          </table:table-cell>
          <table:table-cell office:value-type="string">
            <text:p>4052.0</text:p>
          </table:table-cell>
          <table:table-cell office:value-type="string">
            <text:p>13927.0</text:p>
          </table:table-cell>
          <table:table-cell office:value-type="string">
            <text:p>10945.0</text:p>
          </table:table-cell>
          <table:table-cell office:value-type="string">
            <text:p>4528.0</text:p>
          </table:table-cell>
          <table:table-cell office:value-type="string">
            <text:p>15267.0</text:p>
          </table:table-cell>
          <table:table-cell office:value-type="string">
            <text:p>27336.0</text:p>
          </table:table-cell>
          <table:table-cell office:value-type="string">
            <text:p>11590.0</text:p>
          </table:table-cell>
          <table:table-cell office:value-type="string">
            <text:p>19899.0</text:p>
          </table:table-cell>
          <table:table-cell office:value-type="string">
            <text:p>12148.0</text:p>
          </table:table-cell>
          <table:table-cell office:value-type="string">
            <text:p>1166.0</text:p>
          </table:table-cell>
          <table:table-cell office:value-type="string">
            <text:p>7253.0</text:p>
          </table:table-cell>
          <table:table-cell office:value-type="string">
            <text:p>146400</text:p>
          </table:table-cell>
          <table:table-cell office:value-type="string">
            <text:p>93357.2</text:p>
          </table:table-cell>
          <table:table-cell office:value-type="string">
            <text:p>2.62562</text:p>
          </table:table-cell>
          <table:table-cell office:value-type="string">
            <text:p>1293968.0</text:p>
          </table:table-cell>
          <table:table-cell office:value-type="string">
            <text:p>1278422.0</text:p>
          </table:table-cell>
          <table:table-cell office:value-type="string">
            <text:p>1277893.386586</text:p>
          </table:table-cell>
          <table:table-cell office:value-type="string">
            <text:p>538308.555051</text:p>
          </table:table-cell>
          <table:table-cell office:value-type="string">
            <text:p>1138529.386586</text:p>
          </table:table-cell>
          <table:table-cell office:value-type="string">
            <text:p>1126927.386586</text:p>
          </table:table-cell>
          <table:table-cell office:value-type="string">
            <text:p>1788823.339009</text:p>
          </table:table-cell>
        </table:table-row>
        <table:table-row>
          <table:table-cell office:value-type="string">
            <text:p>c12</text:p>
          </table:table-cell>
          <table:table-cell office:value-type="string">
            <text:p>5370.0</text:p>
          </table:table-cell>
          <table:table-cell office:value-type="string">
            <text:p>10022.0</text:p>
          </table:table-cell>
          <table:table-cell office:value-type="string">
            <text:p>4709.0</text:p>
          </table:table-cell>
          <table:table-cell office:value-type="string">
            <text:p>334.0</text:p>
          </table:table-cell>
          <table:table-cell office:value-type="string">
            <text:p>6132.0</text:p>
          </table:table-cell>
          <table:table-cell office:value-type="string">
            <text:p>14040.0</text:p>
          </table:table-cell>
          <table:table-cell office:value-type="string">
            <text:p>13633.0</text:p>
          </table:table-cell>
          <table:table-cell office:value-type="string">
            <text:p>2215.0</text:p>
          </table:table-cell>
          <table:table-cell office:value-type="string">
            <text:p>11939.0</text:p>
          </table:table-cell>
          <table:table-cell office:value-type="string">
            <text:p>11270.0</text:p>
          </table:table-cell>
          <table:table-cell office:value-type="string">
            <text:p>5093.0</text:p>
          </table:table-cell>
          <table:table-cell office:value-type="string">
            <text:p>5411.0</text:p>
          </table:table-cell>
          <table:table-cell office:value-type="string">
            <text:p>16498.0</text:p>
          </table:table-cell>
          <table:table-cell office:value-type="string">
            <text:p>1784.0</text:p>
          </table:table-cell>
          <table:table-cell office:value-type="string">
            <text:p>4173.0</text:p>
          </table:table-cell>
          <table:table-cell office:value-type="string">
            <text:p>4743.0</text:p>
          </table:table-cell>
          <table:table-cell office:value-type="string">
            <text:p>2729.0</text:p>
          </table:table-cell>
          <table:table-cell office:value-type="string">
            <text:p>5200.0</text:p>
          </table:table-cell>
          <table:table-cell office:value-type="string">
            <text:p>7771.0</text:p>
          </table:table-cell>
          <table:table-cell office:value-type="string">
            <text:p>11815.0</text:p>
          </table:table-cell>
          <table:table-cell office:value-type="string">
            <text:p>4488.0</text:p>
          </table:table-cell>
          <table:table-cell office:value-type="string">
            <text:p>13669.0</text:p>
          </table:table-cell>
          <table:table-cell office:value-type="string">
            <text:p>17254.0</text:p>
          </table:table-cell>
          <table:table-cell office:value-type="string">
            <text:p>4772.0</text:p>
          </table:table-cell>
          <table:table-cell office:value-type="string">
            <text:p>15124.0</text:p>
          </table:table-cell>
          <table:table-cell office:value-type="string">
            <text:p>26709.0</text:p>
          </table:table-cell>
          <table:table-cell office:value-type="string">
            <text:p>16516.0</text:p>
          </table:table-cell>
          <table:table-cell office:value-type="string">
            <text:p>18071.0</text:p>
          </table:table-cell>
          <table:table-cell office:value-type="string">
            <text:p>11160.0</text:p>
          </table:table-cell>
          <table:table-cell office:value-type="string">
            <text:p>1271.0</text:p>
          </table:table-cell>
          <table:table-cell office:value-type="string">
            <text:p>6477.0</text:p>
          </table:table-cell>
          <table:table-cell office:value-type="string">
            <text:p>149130</text:p>
          </table:table-cell>
          <table:table-cell office:value-type="string">
            <text:p>96944.7</text:p>
          </table:table-cell>
          <table:table-cell office:value-type="string">
            <text:p>2.61098</text:p>
          </table:table-cell>
          <table:table-cell office:value-type="string">
            <text:p>1203799.0</text:p>
          </table:table-cell>
          <table:table-cell office:value-type="string">
            <text:p>1193608.0</text:p>
          </table:table-cell>
          <table:table-cell office:value-type="string">
            <text:p>1190650.773482</text:p>
          </table:table-cell>
          <table:table-cell office:value-type="string">
            <text:p>557030.604998</text:p>
          </table:table-cell>
          <table:table-cell office:value-type="string">
            <text:p>1085087.773482</text:p>
          </table:table-cell>
          <table:table-cell office:value-type="string">
            <text:p>1077206.773482</text:p>
          </table:table-cell>
          <table:table-cell office:value-type="string">
            <text:p>1622754.531016</text:p>
          </table:table-cell>
        </table:table-row>
        <table:table-row>
          <table:table-cell office:value-type="string">
            <text:p>c13</text:p>
          </table:table-cell>
          <table:table-cell office:value-type="string">
            <text:p>3062.0</text:p>
          </table:table-cell>
          <table:table-cell office:value-type="string">
            <text:p>7617.0</text:p>
          </table:table-cell>
          <table:table-cell office:value-type="string">
            <text:p>3554.0</text:p>
          </table:table-cell>
          <table:table-cell office:value-type="string">
            <text:p>2197.0</text:p>
          </table:table-cell>
          <table:table-cell office:value-type="string">
            <text:p>9751.0</text:p>
          </table:table-cell>
          <table:table-cell office:value-type="string">
            <text:p>12496.0</text:p>
          </table:table-cell>
          <table:table-cell office:value-type="string">
            <text:p>12806.0</text:p>
          </table:table-cell>
          <table:table-cell office:value-type="string">
            <text:p>3065.0</text:p>
          </table:table-cell>
          <table:table-cell office:value-type="string">
            <text:p>12857.0</text:p>
          </table:table-cell>
          <table:table-cell office:value-type="string">
            <text:p>9217.0</text:p>
          </table:table-cell>
          <table:table-cell office:value-type="string">
            <text:p>7538.0</text:p>
          </table:table-cell>
          <table:table-cell office:value-type="string">
            <text:p>4625.0</text:p>
          </table:table-cell>
          <table:table-cell office:value-type="string">
            <text:p>14253.0</text:p>
          </table:table-cell>
          <table:table-cell office:value-type="string">
            <text:p>2160.0</text:p>
          </table:table-cell>
          <table:table-cell office:value-type="string">
            <text:p>4174.0</text:p>
          </table:table-cell>
          <table:table-cell office:value-type="string">
            <text:p>3789.0</text:p>
          </table:table-cell>
          <table:table-cell office:value-type="string">
            <text:p>2078.0</text:p>
          </table:table-cell>
          <table:table-cell office:value-type="string">
            <text:p>3912.0</text:p>
          </table:table-cell>
          <table:table-cell office:value-type="string">
            <text:p>2216.0</text:p>
          </table:table-cell>
          <table:table-cell office:value-type="string">
            <text:p>12410.0</text:p>
          </table:table-cell>
          <table:table-cell office:value-type="string">
            <text:p>3647.0</text:p>
          </table:table-cell>
          <table:table-cell office:value-type="string">
            <text:p>14413.0</text:p>
          </table:table-cell>
          <table:table-cell office:value-type="string">
            <text:p>8471.0</text:p>
          </table:table-cell>
          <table:table-cell office:value-type="string">
            <text:p>3072.0</text:p>
          </table:table-cell>
          <table:table-cell office:value-type="string">
            <text:p>10866.0</text:p>
          </table:table-cell>
          <table:table-cell office:value-type="string">
            <text:p>23837.0</text:p>
          </table:table-cell>
          <table:table-cell office:value-type="string">
            <text:p>9018.0</text:p>
          </table:table-cell>
          <table:table-cell office:value-type="string">
            <text:p>19382.0</text:p>
          </table:table-cell>
          <table:table-cell office:value-type="string">
            <text:p>11528.0</text:p>
          </table:table-cell>
          <table:table-cell office:value-type="string">
            <text:p>1198.0</text:p>
          </table:table-cell>
          <table:table-cell office:value-type="string">
            <text:p>6261.0</text:p>
          </table:table-cell>
          <table:table-cell office:value-type="string">
            <text:p>159010</text:p>
          </table:table-cell>
          <table:table-cell office:value-type="string">
            <text:p>91908.2</text:p>
          </table:table-cell>
          <table:table-cell office:value-type="string">
            <text:p>2.4524</text:p>
          </table:table-cell>
          <table:table-cell office:value-type="string">
            <text:p>1139589.0</text:p>
          </table:table-cell>
          <table:table-cell office:value-type="string">
            <text:p>1115089.0</text:p>
          </table:table-cell>
          <table:table-cell office:value-type="string">
            <text:p>1114446.228808</text:p>
          </table:table-cell>
          <table:table-cell office:value-type="string">
            <text:p>494565.741087</text:p>
          </table:table-cell>
          <table:table-cell office:value-type="string">
            <text:p>1011944.228808</text:p>
          </table:table-cell>
          <table:table-cell office:value-type="string">
            <text:p>991870.228808</text:p>
          </table:table-cell>
          <table:table-cell office:value-type="string">
            <text:p>1646500.808843</text:p>
          </table:table-cell>
        </table:table-row>
        <table:table-row>
          <table:table-cell office:value-type="string">
            <text:p>c14</text:p>
          </table:table-cell>
          <table:table-cell office:value-type="string">
            <text:p>3118.0</text:p>
          </table:table-cell>
          <table:table-cell office:value-type="string">
            <text:p>3900.0</text:p>
          </table:table-cell>
          <table:table-cell office:value-type="string">
            <text:p>2153.0</text:p>
          </table:table-cell>
          <table:table-cell office:value-type="string">
            <text:p>1266.0</text:p>
          </table:table-cell>
          <table:table-cell office:value-type="string">
            <text:p>6531.0</text:p>
          </table:table-cell>
          <table:table-cell office:value-type="string">
            <text:p>6941.0</text:p>
          </table:table-cell>
          <table:table-cell office:value-type="string">
            <text:p>10221.0</text:p>
          </table:table-cell>
          <table:table-cell office:value-type="string">
            <text:p>2419.0</text:p>
          </table:table-cell>
          <table:table-cell office:value-type="string">
            <text:p>9071.0</text:p>
          </table:table-cell>
          <table:table-cell office:value-type="string">
            <text:p>8212.0</text:p>
          </table:table-cell>
          <table:table-cell office:value-type="string">
            <text:p>4833.0</text:p>
          </table:table-cell>
          <table:table-cell office:value-type="string">
            <text:p>4012.0</text:p>
          </table:table-cell>
          <table:table-cell office:value-type="string">
            <text:p>9103.0</text:p>
          </table:table-cell>
          <table:table-cell office:value-type="string">
            <text:p>1912.0</text:p>
          </table:table-cell>
          <table:table-cell office:value-type="string">
            <text:p>2672.0</text:p>
          </table:table-cell>
          <table:table-cell office:value-type="string">
            <text:p>3440.0</text:p>
          </table:table-cell>
          <table:table-cell office:value-type="string">
            <text:p>1560.0</text:p>
          </table:table-cell>
          <table:table-cell office:value-type="string">
            <text:p>3467.0</text:p>
          </table:table-cell>
          <table:table-cell office:value-type="string">
            <text:p>1083.0</text:p>
          </table:table-cell>
          <table:table-cell office:value-type="string">
            <text:p>6453.0</text:p>
          </table:table-cell>
          <table:table-cell office:value-type="string">
            <text:p>2791.0</text:p>
          </table:table-cell>
          <table:table-cell office:value-type="string">
            <text:p>6841.0</text:p>
          </table:table-cell>
          <table:table-cell office:value-type="string">
            <text:p>7502.0</text:p>
          </table:table-cell>
          <table:table-cell office:value-type="string">
            <text:p>2636.0</text:p>
          </table:table-cell>
          <table:table-cell office:value-type="string">
            <text:p>9379.0</text:p>
          </table:table-cell>
          <table:table-cell office:value-type="string">
            <text:p>17268.0</text:p>
          </table:table-cell>
          <table:table-cell office:value-type="string">
            <text:p>7161.0</text:p>
          </table:table-cell>
          <table:table-cell office:value-type="string">
            <text:p>12561.0</text:p>
          </table:table-cell>
          <table:table-cell office:value-type="string">
            <text:p>6116.0</text:p>
          </table:table-cell>
          <table:table-cell office:value-type="string">
            <text:p>751.0</text:p>
          </table:table-cell>
          <table:table-cell office:value-type="string">
            <text:p>5045.0</text:p>
          </table:table-cell>
          <table:table-cell office:value-type="string">
            <text:p>130890</text:p>
          </table:table-cell>
          <table:table-cell office:value-type="string">
            <text:p>90943.4</text:p>
          </table:table-cell>
          <table:table-cell office:value-type="string">
            <text:p>2.01353</text:p>
          </table:table-cell>
          <table:table-cell office:value-type="string">
            <text:p>1137157.0</text:p>
          </table:table-cell>
          <table:table-cell office:value-type="string">
            <text:p>1122633.0</text:p>
          </table:table-cell>
          <table:table-cell office:value-type="string">
            <text:p>1123825.365972</text:p>
          </table:table-cell>
          <table:table-cell office:value-type="string">
            <text:p>338587.641997</text:p>
          </table:table-cell>
          <table:table-cell office:value-type="string">
            <text:p>1011491.365972</text:p>
          </table:table-cell>
          <table:table-cell office:value-type="string">
            <text:p>999723.365972</text:p>
          </table:table-cell>
          <table:table-cell office:value-type="string">
            <text:p>1501852.244866</text:p>
          </table:table-cell>
        </table:table-row>
        <table:table-row>
          <table:table-cell office:value-type="string">
            <text:p>c15</text:p>
          </table:table-cell>
          <table:table-cell office:value-type="string">
            <text:p>3943.0</text:p>
          </table:table-cell>
          <table:table-cell office:value-type="string">
            <text:p>6322.0</text:p>
          </table:table-cell>
          <table:table-cell office:value-type="string">
            <text:p>4403.0</text:p>
          </table:table-cell>
          <table:table-cell office:value-type="string">
            <text:p>2207.0</text:p>
          </table:table-cell>
          <table:table-cell office:value-type="string">
            <text:p>11219.0</text:p>
          </table:table-cell>
          <table:table-cell office:value-type="string">
            <text:p>12363.0</text:p>
          </table:table-cell>
          <table:table-cell office:value-type="string">
            <text:p>12547.0</text:p>
          </table:table-cell>
          <table:table-cell office:value-type="string">
            <text:p>2290.0</text:p>
          </table:table-cell>
          <table:table-cell office:value-type="string">
            <text:p>10834.0</text:p>
          </table:table-cell>
          <table:table-cell office:value-type="string">
            <text:p>8511.0</text:p>
          </table:table-cell>
          <table:table-cell office:value-type="string">
            <text:p>7518.0</text:p>
          </table:table-cell>
          <table:table-cell office:value-type="string">
            <text:p>4762.0</text:p>
          </table:table-cell>
          <table:table-cell office:value-type="string">
            <text:p>13097.0</text:p>
          </table:table-cell>
          <table:table-cell office:value-type="string">
            <text:p>2099.0</text:p>
          </table:table-cell>
          <table:table-cell office:value-type="string">
            <text:p>4271.0</text:p>
          </table:table-cell>
          <table:table-cell office:value-type="string">
            <text:p>4403.0</text:p>
          </table:table-cell>
          <table:table-cell office:value-type="string">
            <text:p>2300.0</text:p>
          </table:table-cell>
          <table:table-cell office:value-type="string">
            <text:p>6009.0</text:p>
          </table:table-cell>
          <table:table-cell office:value-type="string">
            <text:p>2521.0</text:p>
          </table:table-cell>
          <table:table-cell office:value-type="string">
            <text:p>10666.0</text:p>
          </table:table-cell>
          <table:table-cell office:value-type="string">
            <text:p>3725.0</text:p>
          </table:table-cell>
          <table:table-cell office:value-type="string">
            <text:p>13815.0</text:p>
          </table:table-cell>
          <table:table-cell office:value-type="string">
            <text:p>10585.0</text:p>
          </table:table-cell>
          <table:table-cell office:value-type="string">
            <text:p>3532.0</text:p>
          </table:table-cell>
          <table:table-cell office:value-type="string">
            <text:p>11136.0</text:p>
          </table:table-cell>
          <table:table-cell office:value-type="string">
            <text:p>22947.0</text:p>
          </table:table-cell>
          <table:table-cell office:value-type="string">
            <text:p>12186.0</text:p>
          </table:table-cell>
          <table:table-cell office:value-type="string">
            <text:p>17554.0</text:p>
          </table:table-cell>
          <table:table-cell office:value-type="string">
            <text:p>10722.0</text:p>
          </table:table-cell>
          <table:table-cell office:value-type="string">
            <text:p>1372.0</text:p>
          </table:table-cell>
          <table:table-cell office:value-type="string">
            <text:p>7202.0</text:p>
          </table:table-cell>
          <table:table-cell office:value-type="string">
            <text:p>154431</text:p>
          </table:table-cell>
          <table:table-cell office:value-type="string">
            <text:p>88150.1</text:p>
          </table:table-cell>
          <table:table-cell office:value-type="string">
            <text:p>2.62139</text:p>
          </table:table-cell>
          <table:table-cell office:value-type="string">
            <text:p>1194091.0</text:p>
          </table:table-cell>
          <table:table-cell office:value-type="string">
            <text:p>1169136.0</text:p>
          </table:table-cell>
          <table:table-cell office:value-type="string">
            <text:p>1167845.832076</text:p>
          </table:table-cell>
          <table:table-cell office:value-type="string">
            <text:p>494307.781899</text:p>
          </table:table-cell>
          <table:table-cell office:value-type="string">
            <text:p>1046511.832076</text:p>
          </table:table-cell>
          <table:table-cell office:value-type="string">
            <text:p>1027106.832076</text:p>
          </table:table-cell>
          <table:table-cell office:value-type="string">
            <text:p>1782384.125104</text:p>
          </table:table-cell>
        </table:table-row>
        <table:table-row>
          <table:table-cell office:value-type="string">
            <text:p>c16</text:p>
          </table:table-cell>
          <table:table-cell office:value-type="string">
            <text:p>3261.0</text:p>
          </table:table-cell>
          <table:table-cell office:value-type="string">
            <text:p>8374.0</text:p>
          </table:table-cell>
          <table:table-cell office:value-type="string">
            <text:p>4249.0</text:p>
          </table:table-cell>
          <table:table-cell office:value-type="string">
            <text:p>1614.0</text:p>
          </table:table-cell>
          <table:table-cell office:value-type="string">
            <text:p>9788.0</text:p>
          </table:table-cell>
          <table:table-cell office:value-type="string">
            <text:p>16245.0</text:p>
          </table:table-cell>
          <table:table-cell office:value-type="string">
            <text:p>15537.0</text:p>
          </table:table-cell>
          <table:table-cell office:value-type="string">
            <text:p>2375.0</text:p>
          </table:table-cell>
          <table:table-cell office:value-type="string">
            <text:p>12892.0</text:p>
          </table:table-cell>
          <table:table-cell office:value-type="string">
            <text:p>9145.0</text:p>
          </table:table-cell>
          <table:table-cell office:value-type="string">
            <text:p>7098.0</text:p>
          </table:table-cell>
          <table:table-cell office:value-type="string">
            <text:p>4257.0</text:p>
          </table:table-cell>
          <table:table-cell office:value-type="string">
            <text:p>14831.0</text:p>
          </table:table-cell>
          <table:table-cell office:value-type="string">
            <text:p>2149.0</text:p>
          </table:table-cell>
          <table:table-cell office:value-type="string">
            <text:p>4843.0</text:p>
          </table:table-cell>
          <table:table-cell office:value-type="string">
            <text:p>4356.0</text:p>
          </table:table-cell>
          <table:table-cell office:value-type="string">
            <text:p>2299.0</text:p>
          </table:table-cell>
          <table:table-cell office:value-type="string">
            <text:p>4309.0</text:p>
          </table:table-cell>
          <table:table-cell office:value-type="string">
            <text:p>1752.0</text:p>
          </table:table-cell>
          <table:table-cell office:value-type="string">
            <text:p>10631.0</text:p>
          </table:table-cell>
          <table:table-cell office:value-type="string">
            <text:p>3353.0</text:p>
          </table:table-cell>
          <table:table-cell office:value-type="string">
            <text:p>15720.0</text:p>
          </table:table-cell>
          <table:table-cell office:value-type="string">
            <text:p>11601.0</text:p>
          </table:table-cell>
          <table:table-cell office:value-type="string">
            <text:p>3913.0</text:p>
          </table:table-cell>
          <table:table-cell office:value-type="string">
            <text:p>11688.0</text:p>
          </table:table-cell>
          <table:table-cell office:value-type="string">
            <text:p>25597.0</text:p>
          </table:table-cell>
          <table:table-cell office:value-type="string">
            <text:p>12455.0</text:p>
          </table:table-cell>
          <table:table-cell office:value-type="string">
            <text:p>14721.0</text:p>
          </table:table-cell>
          <table:table-cell office:value-type="string">
            <text:p>10128.0</text:p>
          </table:table-cell>
          <table:table-cell office:value-type="string">
            <text:p>926.0</text:p>
          </table:table-cell>
          <table:table-cell office:value-type="string">
            <text:p>6117.0</text:p>
          </table:table-cell>
          <table:table-cell office:value-type="string">
            <text:p>131202</text:p>
          </table:table-cell>
          <table:table-cell office:value-type="string">
            <text:p>86268.7</text:p>
          </table:table-cell>
          <table:table-cell office:value-type="string">
            <text:p>2.65416</text:p>
          </table:table-cell>
          <table:table-cell office:value-type="string">
            <text:p>1098065.0</text:p>
          </table:table-cell>
          <table:table-cell office:value-type="string">
            <text:p>1082009.0</text:p>
          </table:table-cell>
          <table:table-cell office:value-type="string">
            <text:p>1080960.3085</text:p>
          </table:table-cell>
          <table:table-cell office:value-type="string">
            <text:p>504813.713841</text:p>
          </table:table-cell>
          <table:table-cell office:value-type="string">
            <text:p>960970.3085</text:p>
          </table:table-cell>
          <table:table-cell office:value-type="string">
            <text:p>948661.3085</text:p>
          </table:table-cell>
          <table:table-cell office:value-type="string">
            <text:p>1530752.236751</text:p>
          </table:table-cell>
        </table:table-row>
        <table:table-row>
          <table:table-cell office:value-type="string">
            <text:p>c17</text:p>
          </table:table-cell>
          <table:table-cell office:value-type="string">
            <text:p>2382.0</text:p>
          </table:table-cell>
          <table:table-cell office:value-type="string">
            <text:p>6146.0</text:p>
          </table:table-cell>
          <table:table-cell office:value-type="string">
            <text:p>3783.0</text:p>
          </table:table-cell>
          <table:table-cell office:value-type="string">
            <text:p>1468.0</text:p>
          </table:table-cell>
          <table:table-cell office:value-type="string">
            <text:p>5948.0</text:p>
          </table:table-cell>
          <table:table-cell office:value-type="string">
            <text:p>11741.0</text:p>
          </table:table-cell>
          <table:table-cell office:value-type="string">
            <text:p>10168.0</text:p>
          </table:table-cell>
          <table:table-cell office:value-type="string">
            <text:p>2222.0</text:p>
          </table:table-cell>
          <table:table-cell office:value-type="string">
            <text:p>9776.0</text:p>
          </table:table-cell>
          <table:table-cell office:value-type="string">
            <text:p>7527.0</text:p>
          </table:table-cell>
          <table:table-cell office:value-type="string">
            <text:p>6098.0</text:p>
          </table:table-cell>
          <table:table-cell office:value-type="string">
            <text:p>3743.0</text:p>
          </table:table-cell>
          <table:table-cell office:value-type="string">
            <text:p>12829.0</text:p>
          </table:table-cell>
          <table:table-cell office:value-type="string">
            <text:p>2041.0</text:p>
          </table:table-cell>
          <table:table-cell office:value-type="string">
            <text:p>3259.0</text:p>
          </table:table-cell>
          <table:table-cell office:value-type="string">
            <text:p>3297.0</text:p>
          </table:table-cell>
          <table:table-cell office:value-type="string">
            <text:p>1881.0</text:p>
          </table:table-cell>
          <table:table-cell office:value-type="string">
            <text:p>3509.0</text:p>
          </table:table-cell>
          <table:table-cell office:value-type="string">
            <text:p>1746.0</text:p>
          </table:table-cell>
          <table:table-cell office:value-type="string">
            <text:p>8707.0</text:p>
          </table:table-cell>
          <table:table-cell office:value-type="string">
            <text:p>2919.0</text:p>
          </table:table-cell>
          <table:table-cell office:value-type="string">
            <text:p>11830.0</text:p>
          </table:table-cell>
          <table:table-cell office:value-type="string">
            <text:p>8504.0</text:p>
          </table:table-cell>
          <table:table-cell office:value-type="string">
            <text:p>2750.0</text:p>
          </table:table-cell>
          <table:table-cell office:value-type="string">
            <text:p>10264.0</text:p>
          </table:table-cell>
          <table:table-cell office:value-type="string">
            <text:p>19825.0</text:p>
          </table:table-cell>
          <table:table-cell office:value-type="string">
            <text:p>9374.0</text:p>
          </table:table-cell>
          <table:table-cell office:value-type="string">
            <text:p>15892.0</text:p>
          </table:table-cell>
          <table:table-cell office:value-type="string">
            <text:p>9690.0</text:p>
          </table:table-cell>
          <table:table-cell office:value-type="string">
            <text:p>891.0</text:p>
          </table:table-cell>
          <table:table-cell office:value-type="string">
            <text:p>4962.0</text:p>
          </table:table-cell>
          <table:table-cell office:value-type="string">
            <text:p>120198</text:p>
          </table:table-cell>
          <table:table-cell office:value-type="string">
            <text:p>75438.8</text:p>
          </table:table-cell>
          <table:table-cell office:value-type="string">
            <text:p>2.49884</text:p>
          </table:table-cell>
          <table:table-cell office:value-type="string">
            <text:p>985252.0</text:p>
          </table:table-cell>
          <table:table-cell office:value-type="string">
            <text:p>971340.0</text:p>
          </table:table-cell>
          <table:table-cell office:value-type="string">
            <text:p>971155.692181</text:p>
          </table:table-cell>
          <table:table-cell office:value-type="string">
            <text:p>408364.024348</text:p>
          </table:table-cell>
          <table:table-cell office:value-type="string">
            <text:p>860597.692181</text:p>
          </table:table-cell>
          <table:table-cell office:value-type="string">
            <text:p>849965.692181</text:p>
          </table:table-cell>
          <table:table-cell office:value-type="string">
            <text:p>1307101.992783</text:p>
          </table:table-cell>
        </table:table-row>
        <table:table-row>
          <table:table-cell office:value-type="string">
            <text:p>c18</text:p>
          </table:table-cell>
          <table:table-cell office:value-type="string">
            <text:p>4295.0</text:p>
          </table:table-cell>
          <table:table-cell office:value-type="string">
            <text:p>9734.0</text:p>
          </table:table-cell>
          <table:table-cell office:value-type="string">
            <text:p>6169.0</text:p>
          </table:table-cell>
          <table:table-cell office:value-type="string">
            <text:p>2512.0</text:p>
          </table:table-cell>
          <table:table-cell office:value-type="string">
            <text:p>11184.0</text:p>
          </table:table-cell>
          <table:table-cell office:value-type="string">
            <text:p>15571.0</text:p>
          </table:table-cell>
          <table:table-cell office:value-type="string">
            <text:p>15039.0</text:p>
          </table:table-cell>
          <table:table-cell office:value-type="string">
            <text:p>3894.0</text:p>
          </table:table-cell>
          <table:table-cell office:value-type="string">
            <text:p>17448.0</text:p>
          </table:table-cell>
          <table:table-cell office:value-type="string">
            <text:p>11602.0</text:p>
          </table:table-cell>
          <table:table-cell office:value-type="string">
            <text:p>9942.0</text:p>
          </table:table-cell>
          <table:table-cell office:value-type="string">
            <text:p>6056.0</text:p>
          </table:table-cell>
          <table:table-cell office:value-type="string">
            <text:p>17411.0</text:p>
          </table:table-cell>
          <table:table-cell office:value-type="string">
            <text:p>2203.0</text:p>
          </table:table-cell>
          <table:table-cell office:value-type="string">
            <text:p>5102.0</text:p>
          </table:table-cell>
          <table:table-cell office:value-type="string">
            <text:p>6735.0</text:p>
          </table:table-cell>
          <table:table-cell office:value-type="string">
            <text:p>2997.0</text:p>
          </table:table-cell>
          <table:table-cell office:value-type="string">
            <text:p>4953.0</text:p>
          </table:table-cell>
          <table:table-cell office:value-type="string">
            <text:p>3813.0</text:p>
          </table:table-cell>
          <table:table-cell office:value-type="string">
            <text:p>14941.0</text:p>
          </table:table-cell>
          <table:table-cell office:value-type="string">
            <text:p>4696.0</text:p>
          </table:table-cell>
          <table:table-cell office:value-type="string">
            <text:p>18070.0</text:p>
          </table:table-cell>
          <table:table-cell office:value-type="string">
            <text:p>14489.0</text:p>
          </table:table-cell>
          <table:table-cell office:value-type="string">
            <text:p>4810.0</text:p>
          </table:table-cell>
          <table:table-cell office:value-type="string">
            <text:p>16541.0</text:p>
          </table:table-cell>
          <table:table-cell office:value-type="string">
            <text:p>30720.0</text:p>
          </table:table-cell>
          <table:table-cell office:value-type="string">
            <text:p>13084.0</text:p>
          </table:table-cell>
          <table:table-cell office:value-type="string">
            <text:p>19794.0</text:p>
          </table:table-cell>
          <table:table-cell office:value-type="string">
            <text:p>14447.0</text:p>
          </table:table-cell>
          <table:table-cell office:value-type="string">
            <text:p>1054.0</text:p>
          </table:table-cell>
          <table:table-cell office:value-type="string">
            <text:p>7666.0</text:p>
          </table:table-cell>
          <table:table-cell office:value-type="string">
            <text:p>167248</text:p>
          </table:table-cell>
          <table:table-cell office:value-type="string">
            <text:p>108637.0</text:p>
          </table:table-cell>
          <table:table-cell office:value-type="string">
            <text:p>2.65274</text:p>
          </table:table-cell>
          <table:table-cell office:value-type="string">
            <text:p>1503055.0</text:p>
          </table:table-cell>
          <table:table-cell office:value-type="string">
            <text:p>1479480.0</text:p>
          </table:table-cell>
          <table:table-cell office:value-type="string">
            <text:p>1478163.816207</text:p>
          </table:table-cell>
          <table:table-cell office:value-type="string">
            <text:p>635067.338917</text:p>
          </table:table-cell>
          <table:table-cell office:value-type="string">
            <text:p>1341536.816207</text:p>
          </table:table-cell>
          <table:table-cell office:value-type="string">
            <text:p>1322390.816207</text:p>
          </table:table-cell>
          <table:table-cell office:value-type="string">
            <text:p>2022988.029294</text:p>
          </table:table-cell>
        </table:table-row>
        <table:table-row>
          <table:table-cell office:value-type="string">
            <text:p>c19</text:p>
          </table:table-cell>
          <table:table-cell office:value-type="string">
            <text:p>3056.0</text:p>
          </table:table-cell>
          <table:table-cell office:value-type="string">
            <text:p>6130.0</text:p>
          </table:table-cell>
          <table:table-cell office:value-type="string">
            <text:p>4377.0</text:p>
          </table:table-cell>
          <table:table-cell office:value-type="string">
            <text:p>2063.0</text:p>
          </table:table-cell>
          <table:table-cell office:value-type="string">
            <text:p>6566.0</text:p>
          </table:table-cell>
          <table:table-cell office:value-type="string">
            <text:p>12127.0</text:p>
          </table:table-cell>
          <table:table-cell office:value-type="string">
            <text:p>13857.0</text:p>
          </table:table-cell>
          <table:table-cell office:value-type="string">
            <text:p>2558.0</text:p>
          </table:table-cell>
          <table:table-cell office:value-type="string">
            <text:p>14690.0</text:p>
          </table:table-cell>
          <table:table-cell office:value-type="string">
            <text:p>8972.0</text:p>
          </table:table-cell>
          <table:table-cell office:value-type="string">
            <text:p>6888.0</text:p>
          </table:table-cell>
          <table:table-cell office:value-type="string">
            <text:p>4527.0</text:p>
          </table:table-cell>
          <table:table-cell office:value-type="string">
            <text:p>15029.0</text:p>
          </table:table-cell>
          <table:table-cell office:value-type="string">
            <text:p>2169.0</text:p>
          </table:table-cell>
          <table:table-cell office:value-type="string">
            <text:p>3655.0</text:p>
          </table:table-cell>
          <table:table-cell office:value-type="string">
            <text:p>4579.0</text:p>
          </table:table-cell>
          <table:table-cell office:value-type="string">
            <text:p>2042.0</text:p>
          </table:table-cell>
          <table:table-cell office:value-type="string">
            <text:p>4856.0</text:p>
          </table:table-cell>
          <table:table-cell office:value-type="string">
            <text:p>2064.0</text:p>
          </table:table-cell>
          <table:table-cell office:value-type="string">
            <text:p>11310.0</text:p>
          </table:table-cell>
          <table:table-cell office:value-type="string">
            <text:p>3311.0</text:p>
          </table:table-cell>
          <table:table-cell office:value-type="string">
            <text:p>13816.0</text:p>
          </table:table-cell>
          <table:table-cell office:value-type="string">
            <text:p>9554.0</text:p>
          </table:table-cell>
          <table:table-cell office:value-type="string">
            <text:p>3466.0</text:p>
          </table:table-cell>
          <table:table-cell office:value-type="string">
            <text:p>10756.0</text:p>
          </table:table-cell>
          <table:table-cell office:value-type="string">
            <text:p>22363.0</text:p>
          </table:table-cell>
          <table:table-cell office:value-type="string">
            <text:p>10722.0</text:p>
          </table:table-cell>
          <table:table-cell office:value-type="string">
            <text:p>18762.0</text:p>
          </table:table-cell>
          <table:table-cell office:value-type="string">
            <text:p>9868.0</text:p>
          </table:table-cell>
          <table:table-cell office:value-type="string">
            <text:p>1304.0</text:p>
          </table:table-cell>
          <table:table-cell office:value-type="string">
            <text:p>5470.0</text:p>
          </table:table-cell>
          <table:table-cell office:value-type="string">
            <text:p>134712</text:p>
          </table:table-cell>
          <table:table-cell office:value-type="string">
            <text:p>84587.7</text:p>
          </table:table-cell>
          <table:table-cell office:value-type="string">
            <text:p>2.57673</text:p>
          </table:table-cell>
          <table:table-cell office:value-type="string">
            <text:p>1176235.0</text:p>
          </table:table-cell>
          <table:table-cell office:value-type="string">
            <text:p>1158547.0</text:p>
          </table:table-cell>
          <table:table-cell office:value-type="string">
            <text:p>1158185.329333</text:p>
          </table:table-cell>
          <table:table-cell office:value-type="string">
            <text:p>478811.341481</text:p>
          </table:table-cell>
          <table:table-cell office:value-type="string">
            <text:p>1035309.329333</text:p>
          </table:table-cell>
          <table:table-cell office:value-type="string">
            <text:p>1021295.329333</text:p>
          </table:table-cell>
          <table:table-cell office:value-type="string">
            <text:p>1583576.130783</text:p>
          </table:table-cell>
        </table:table-row>
        <table:table-row>
          <table:table-cell office:value-type="string">
            <text:p>c20</text:p>
          </table:table-cell>
          <table:table-cell office:value-type="string">
            <text:p>3165.0</text:p>
          </table:table-cell>
          <table:table-cell office:value-type="string">
            <text:p>7725.0</text:p>
          </table:table-cell>
          <table:table-cell office:value-type="string">
            <text:p>3841.0</text:p>
          </table:table-cell>
          <table:table-cell office:value-type="string">
            <text:p>1555.0</text:p>
          </table:table-cell>
          <table:table-cell office:value-type="string">
            <text:p>8159.0</text:p>
          </table:table-cell>
          <table:table-cell office:value-type="string">
            <text:p>12580.0</text:p>
          </table:table-cell>
          <table:table-cell office:value-type="string">
            <text:p>10538.0</text:p>
          </table:table-cell>
          <table:table-cell office:value-type="string">
            <text:p>2885.0</text:p>
          </table:table-cell>
          <table:table-cell office:value-type="string">
            <text:p>8946.0</text:p>
          </table:table-cell>
          <table:table-cell office:value-type="string">
            <text:p>8306.0</text:p>
          </table:table-cell>
          <table:table-cell office:value-type="string">
            <text:p>7685.0</text:p>
          </table:table-cell>
          <table:table-cell office:value-type="string">
            <text:p>4166.0</text:p>
          </table:table-cell>
          <table:table-cell office:value-type="string">
            <text:p>12253.0</text:p>
          </table:table-cell>
          <table:table-cell office:value-type="string">
            <text:p>2002.0</text:p>
          </table:table-cell>
          <table:table-cell office:value-type="string">
            <text:p>4412.0</text:p>
          </table:table-cell>
          <table:table-cell office:value-type="string">
            <text:p>3516.0</text:p>
          </table:table-cell>
          <table:table-cell office:value-type="string">
            <text:p>1966.0</text:p>
          </table:table-cell>
          <table:table-cell office:value-type="string">
            <text:p>4856.0</text:p>
          </table:table-cell>
          <table:table-cell office:value-type="string">
            <text:p>2483.0</text:p>
          </table:table-cell>
          <table:table-cell office:value-type="string">
            <text:p>11776.0</text:p>
          </table:table-cell>
          <table:table-cell office:value-type="string">
            <text:p>3088.0</text:p>
          </table:table-cell>
          <table:table-cell office:value-type="string">
            <text:p>12539.0</text:p>
          </table:table-cell>
          <table:table-cell office:value-type="string">
            <text:p>10002.0</text:p>
          </table:table-cell>
          <table:table-cell office:value-type="string">
            <text:p>2775.0</text:p>
          </table:table-cell>
          <table:table-cell office:value-type="string">
            <text:p>11029.0</text:p>
          </table:table-cell>
          <table:table-cell office:value-type="string">
            <text:p>22093.0</text:p>
          </table:table-cell>
          <table:table-cell office:value-type="string">
            <text:p>9978.0</text:p>
          </table:table-cell>
          <table:table-cell office:value-type="string">
            <text:p>17444.0</text:p>
          </table:table-cell>
          <table:table-cell office:value-type="string">
            <text:p>10134.0</text:p>
          </table:table-cell>
          <table:table-cell office:value-type="string">
            <text:p>1202.0</text:p>
          </table:table-cell>
          <table:table-cell office:value-type="string">
            <text:p>5939.0</text:p>
          </table:table-cell>
          <table:table-cell office:value-type="string">
            <text:p>135519</text:p>
          </table:table-cell>
          <table:table-cell office:value-type="string">
            <text:p>85972.6</text:p>
          </table:table-cell>
          <table:table-cell office:value-type="string">
            <text:p>2.45142</text:p>
          </table:table-cell>
          <table:table-cell office:value-type="string">
            <text:p>1119624.0</text:p>
          </table:table-cell>
          <table:table-cell office:value-type="string">
            <text:p>1105856.0</text:p>
          </table:table-cell>
          <table:table-cell office:value-type="string">
            <text:p>1105169.745333</text:p>
          </table:table-cell>
          <table:table-cell office:value-type="string">
            <text:p>453900.545069</text:p>
          </table:table-cell>
          <table:table-cell office:value-type="string">
            <text:p>989243.745333</text:p>
          </table:table-cell>
          <table:table-cell office:value-type="string">
            <text:p>978726.745333</text:p>
          </table:table-cell>
          <table:table-cell office:value-type="string">
            <text:p>1538989.266697</text:p>
          </table:table-cell>
        </table:table-row>
        <table:table-row>
          <table:table-cell office:value-type="string">
            <text:p>c21</text:p>
          </table:table-cell>
          <table:table-cell office:value-type="string">
            <text:p>2824.0</text:p>
          </table:table-cell>
          <table:table-cell office:value-type="string">
            <text:p>5941.0</text:p>
          </table:table-cell>
          <table:table-cell office:value-type="string">
            <text:p>3997.0</text:p>
          </table:table-cell>
          <table:table-cell office:value-type="string">
            <text:p>2325.0</text:p>
          </table:table-cell>
          <table:table-cell office:value-type="string">
            <text:p>7998.0</text:p>
          </table:table-cell>
          <table:table-cell office:value-type="string">
            <text:p>15311.0</text:p>
          </table:table-cell>
          <table:table-cell office:value-type="string">
            <text:p>16285.0</text:p>
          </table:table-cell>
          <table:table-cell office:value-type="string">
            <text:p>2687.0</text:p>
          </table:table-cell>
          <table:table-cell office:value-type="string">
            <text:p>12109.0</text:p>
          </table:table-cell>
          <table:table-cell office:value-type="string">
            <text:p>9556.0</text:p>
          </table:table-cell>
          <table:table-cell office:value-type="string">
            <text:p>7298.0</text:p>
          </table:table-cell>
          <table:table-cell office:value-type="string">
            <text:p>5236.0</text:p>
          </table:table-cell>
          <table:table-cell office:value-type="string">
            <text:p>16909.0</text:p>
          </table:table-cell>
          <table:table-cell office:value-type="string">
            <text:p>2212.0</text:p>
          </table:table-cell>
          <table:table-cell office:value-type="string">
            <text:p>4446.0</text:p>
          </table:table-cell>
          <table:table-cell office:value-type="string">
            <text:p>4368.0</text:p>
          </table:table-cell>
          <table:table-cell office:value-type="string">
            <text:p>2024.0</text:p>
          </table:table-cell>
          <table:table-cell office:value-type="string">
            <text:p>4907.0</text:p>
          </table:table-cell>
          <table:table-cell office:value-type="string">
            <text:p>1959.0</text:p>
          </table:table-cell>
          <table:table-cell office:value-type="string">
            <text:p>12805.0</text:p>
          </table:table-cell>
          <table:table-cell office:value-type="string">
            <text:p>3338.0</text:p>
          </table:table-cell>
          <table:table-cell office:value-type="string">
            <text:p>14479.0</text:p>
          </table:table-cell>
          <table:table-cell office:value-type="string">
            <text:p>11898.0</text:p>
          </table:table-cell>
          <table:table-cell office:value-type="string">
            <text:p>3248.0</text:p>
          </table:table-cell>
          <table:table-cell office:value-type="string">
            <text:p>12717.0</text:p>
          </table:table-cell>
          <table:table-cell office:value-type="string">
            <text:p>26383.0</text:p>
          </table:table-cell>
          <table:table-cell office:value-type="string">
            <text:p>12948.0</text:p>
          </table:table-cell>
          <table:table-cell office:value-type="string">
            <text:p>20429.0</text:p>
          </table:table-cell>
          <table:table-cell office:value-type="string">
            <text:p>12163.0</text:p>
          </table:table-cell>
          <table:table-cell office:value-type="string">
            <text:p>1160.0</text:p>
          </table:table-cell>
          <table:table-cell office:value-type="string">
            <text:p>6655.0</text:p>
          </table:table-cell>
          <table:table-cell office:value-type="string">
            <text:p>155170</text:p>
          </table:table-cell>
          <table:table-cell office:value-type="string">
            <text:p>96409.1</text:p>
          </table:table-cell>
          <table:table-cell office:value-type="string">
            <text:p>2.54439</text:p>
          </table:table-cell>
          <table:table-cell office:value-type="string">
            <text:p>1291878.0</text:p>
          </table:table-cell>
          <table:table-cell office:value-type="string">
            <text:p>1268226.0</text:p>
          </table:table-cell>
          <table:table-cell office:value-type="string">
            <text:p>1268149.043608</text:p>
          </table:table-cell>
          <table:table-cell office:value-type="string">
            <text:p>524875.219017</text:p>
          </table:table-cell>
          <table:table-cell office:value-type="string">
            <text:p>1138829.043608</text:p>
          </table:table-cell>
          <table:table-cell office:value-type="string">
            <text:p>1119551.043608</text:p>
          </table:table-cell>
          <table:table-cell office:value-type="string">
            <text:p>1615275.367672</text:p>
          </table:table-cell>
        </table:table-row>
        <table:table-row>
          <table:table-cell office:value-type="string">
            <text:p>c22</text:p>
          </table:table-cell>
          <table:table-cell office:value-type="string">
            <text:p>2921.0</text:p>
          </table:table-cell>
          <table:table-cell office:value-type="string">
            <text:p>7919.0</text:p>
          </table:table-cell>
          <table:table-cell office:value-type="string">
            <text:p>3250.0</text:p>
          </table:table-cell>
          <table:table-cell office:value-type="string">
            <text:p>1534.0</text:p>
          </table:table-cell>
          <table:table-cell office:value-type="string">
            <text:p>8432.0</text:p>
          </table:table-cell>
          <table:table-cell office:value-type="string">
            <text:p>12915.0</text:p>
          </table:table-cell>
          <table:table-cell office:value-type="string">
            <text:p>14318.0</text:p>
          </table:table-cell>
          <table:table-cell office:value-type="string">
            <text:p>2376.0</text:p>
          </table:table-cell>
          <table:table-cell office:value-type="string">
            <text:p>14933.0</text:p>
          </table:table-cell>
          <table:table-cell office:value-type="string">
            <text:p>10141.0</text:p>
          </table:table-cell>
          <table:table-cell office:value-type="string">
            <text:p>6931.0</text:p>
          </table:table-cell>
          <table:table-cell office:value-type="string">
            <text:p>5124.0</text:p>
          </table:table-cell>
          <table:table-cell office:value-type="string">
            <text:p>13823.0</text:p>
          </table:table-cell>
          <table:table-cell office:value-type="string">
            <text:p>2102.0</text:p>
          </table:table-cell>
          <table:table-cell office:value-type="string">
            <text:p>3180.0</text:p>
          </table:table-cell>
          <table:table-cell office:value-type="string">
            <text:p>4317.0</text:p>
          </table:table-cell>
          <table:table-cell office:value-type="string">
            <text:p>2096.0</text:p>
          </table:table-cell>
          <table:table-cell office:value-type="string">
            <text:p>4989.0</text:p>
          </table:table-cell>
          <table:table-cell office:value-type="string">
            <text:p>1204.0</text:p>
          </table:table-cell>
          <table:table-cell office:value-type="string">
            <text:p>10049.0</text:p>
          </table:table-cell>
          <table:table-cell office:value-type="string">
            <text:p>2429.0</text:p>
          </table:table-cell>
          <table:table-cell office:value-type="string">
            <text:p>13959.0</text:p>
          </table:table-cell>
          <table:table-cell office:value-type="string">
            <text:p>10653.0</text:p>
          </table:table-cell>
          <table:table-cell office:value-type="string">
            <text:p>3313.0</text:p>
          </table:table-cell>
          <table:table-cell office:value-type="string">
            <text:p>14674.0</text:p>
          </table:table-cell>
          <table:table-cell office:value-type="string">
            <text:p>21539.0</text:p>
          </table:table-cell>
          <table:table-cell office:value-type="string">
            <text:p>11974.0</text:p>
          </table:table-cell>
          <table:table-cell office:value-type="string">
            <text:p>18086.0</text:p>
          </table:table-cell>
          <table:table-cell office:value-type="string">
            <text:p>11338.0</text:p>
          </table:table-cell>
          <table:table-cell office:value-type="string">
            <text:p>1312.0</text:p>
          </table:table-cell>
          <table:table-cell office:value-type="string">
            <text:p>6129.0</text:p>
          </table:table-cell>
          <table:table-cell office:value-type="string">
            <text:p>170495</text:p>
          </table:table-cell>
          <table:table-cell office:value-type="string">
            <text:p>96261.6</text:p>
          </table:table-cell>
          <table:table-cell office:value-type="string">
            <text:p>2.45574</text:p>
          </table:table-cell>
          <table:table-cell office:value-type="string">
            <text:p>1216431.0</text:p>
          </table:table-cell>
          <table:table-cell office:value-type="string">
            <text:p>1195421.0</text:p>
          </table:table-cell>
          <table:table-cell office:value-type="string">
            <text:p>1195917.766757</text:p>
          </table:table-cell>
          <table:table-cell office:value-type="string">
            <text:p>492223.994372</text:p>
          </table:table-cell>
          <table:table-cell office:value-type="string">
            <text:p>1068105.766757</text:p>
          </table:table-cell>
          <table:table-cell office:value-type="string">
            <text:p>1051977.766757</text:p>
          </table:table-cell>
          <table:table-cell office:value-type="string">
            <text:p>1718592.770197</text:p>
          </table:table-cell>
        </table:table-row>
        <table:table-row>
          <table:table-cell office:value-type="string">
            <text:p>c23</text:p>
          </table:table-cell>
          <table:table-cell office:value-type="string">
            <text:p>2949.0</text:p>
          </table:table-cell>
          <table:table-cell office:value-type="string">
            <text:p>5818.0</text:p>
          </table:table-cell>
          <table:table-cell office:value-type="string">
            <text:p>2515.0</text:p>
          </table:table-cell>
          <table:table-cell office:value-type="string">
            <text:p>987.0</text:p>
          </table:table-cell>
          <table:table-cell office:value-type="string">
            <text:p>6888.0</text:p>
          </table:table-cell>
          <table:table-cell office:value-type="string">
            <text:p>9127.0</text:p>
          </table:table-cell>
          <table:table-cell office:value-type="string">
            <text:p>9480.0</text:p>
          </table:table-cell>
          <table:table-cell office:value-type="string">
            <text:p>1295.0</text:p>
          </table:table-cell>
          <table:table-cell office:value-type="string">
            <text:p>8471.0</text:p>
          </table:table-cell>
          <table:table-cell office:value-type="string">
            <text:p>7857.0</text:p>
          </table:table-cell>
          <table:table-cell office:value-type="string">
            <text:p>3199.0</text:p>
          </table:table-cell>
          <table:table-cell office:value-type="string">
            <text:p>3869.0</text:p>
          </table:table-cell>
          <table:table-cell office:value-type="string">
            <text:p>13669.0</text:p>
          </table:table-cell>
          <table:table-cell office:value-type="string">
            <text:p>1803.0</text:p>
          </table:table-cell>
          <table:table-cell office:value-type="string">
            <text:p>2994.0</text:p>
          </table:table-cell>
          <table:table-cell office:value-type="string">
            <text:p>3475.0</text:p>
          </table:table-cell>
          <table:table-cell office:value-type="string">
            <text:p>2067.0</text:p>
          </table:table-cell>
          <table:table-cell office:value-type="string">
            <text:p>4264.0</text:p>
          </table:table-cell>
          <table:table-cell office:value-type="string">
            <text:p>1368.0</text:p>
          </table:table-cell>
          <table:table-cell office:value-type="string">
            <text:p>6867.0</text:p>
          </table:table-cell>
          <table:table-cell office:value-type="string">
            <text:p>3119.0</text:p>
          </table:table-cell>
          <table:table-cell office:value-type="string">
            <text:p>9429.0</text:p>
          </table:table-cell>
          <table:table-cell office:value-type="string">
            <text:p>5020.0</text:p>
          </table:table-cell>
          <table:table-cell office:value-type="string">
            <text:p>3108.0</text:p>
          </table:table-cell>
          <table:table-cell office:value-type="string">
            <text:p>9470.0</text:p>
          </table:table-cell>
          <table:table-cell office:value-type="string">
            <text:p>19872.0</text:p>
          </table:table-cell>
          <table:table-cell office:value-type="string">
            <text:p>8604.0</text:p>
          </table:table-cell>
          <table:table-cell office:value-type="string">
            <text:p>13838.0</text:p>
          </table:table-cell>
          <table:table-cell office:value-type="string">
            <text:p>10066.0</text:p>
          </table:table-cell>
          <table:table-cell office:value-type="string">
            <text:p>638.0</text:p>
          </table:table-cell>
          <table:table-cell office:value-type="string">
            <text:p>4555.0</text:p>
          </table:table-cell>
          <table:table-cell office:value-type="string">
            <text:p>138582</text:p>
          </table:table-cell>
          <table:table-cell office:value-type="string">
            <text:p>95840.5</text:p>
          </table:table-cell>
          <table:table-cell office:value-type="string">
            <text:p>2.05866</text:p>
          </table:table-cell>
          <table:table-cell office:value-type="string">
            <text:p>1247563.0</text:p>
          </table:table-cell>
          <table:table-cell office:value-type="string">
            <text:p>1225863.0</text:p>
          </table:table-cell>
          <table:table-cell office:value-type="string">
            <text:p>1226203.770278</text:p>
          </table:table-cell>
          <table:table-cell office:value-type="string">
            <text:p>351983.935809</text:p>
          </table:table-cell>
          <table:table-cell office:value-type="string">
            <text:p>1105324.770278</text:p>
          </table:table-cell>
          <table:table-cell office:value-type="string">
            <text:p>1087392.770278</text:p>
          </table:table-cell>
          <table:table-cell office:value-type="string">
            <text:p>1646086.684549</text:p>
          </table:table-cell>
        </table:table-row>
        <table:table-row>
          <table:table-cell office:value-type="string">
            <text:p>c24</text:p>
          </table:table-cell>
          <table:table-cell office:value-type="string">
            <text:p>2729.0</text:p>
          </table:table-cell>
          <table:table-cell office:value-type="string">
            <text:p>6876.0</text:p>
          </table:table-cell>
          <table:table-cell office:value-type="string">
            <text:p>3669.0</text:p>
          </table:table-cell>
          <table:table-cell office:value-type="string">
            <text:p>1629.0</text:p>
          </table:table-cell>
          <table:table-cell office:value-type="string">
            <text:p>7310.0</text:p>
          </table:table-cell>
          <table:table-cell office:value-type="string">
            <text:p>13558.0</text:p>
          </table:table-cell>
          <table:table-cell office:value-type="string">
            <text:p>11687.0</text:p>
          </table:table-cell>
          <table:table-cell office:value-type="string">
            <text:p>2509.0</text:p>
          </table:table-cell>
          <table:table-cell office:value-type="string">
            <text:p>9534.0</text:p>
          </table:table-cell>
          <table:table-cell office:value-type="string">
            <text:p>8771.0</text:p>
          </table:table-cell>
          <table:table-cell office:value-type="string">
            <text:p>6343.0</text:p>
          </table:table-cell>
          <table:table-cell office:value-type="string">
            <text:p>4734.0</text:p>
          </table:table-cell>
          <table:table-cell office:value-type="string">
            <text:p>13635.0</text:p>
          </table:table-cell>
          <table:table-cell office:value-type="string">
            <text:p>1681.0</text:p>
          </table:table-cell>
          <table:table-cell office:value-type="string">
            <text:p>3546.0</text:p>
          </table:table-cell>
          <table:table-cell office:value-type="string">
            <text:p>3741.0</text:p>
          </table:table-cell>
          <table:table-cell office:value-type="string">
            <text:p>2065.0</text:p>
          </table:table-cell>
          <table:table-cell office:value-type="string">
            <text:p>3056.0</text:p>
          </table:table-cell>
          <table:table-cell office:value-type="string">
            <text:p>1747.0</text:p>
          </table:table-cell>
          <table:table-cell office:value-type="string">
            <text:p>9491.0</text:p>
          </table:table-cell>
          <table:table-cell office:value-type="string">
            <text:p>3764.0</text:p>
          </table:table-cell>
          <table:table-cell office:value-type="string">
            <text:p>14042.0</text:p>
          </table:table-cell>
          <table:table-cell office:value-type="string">
            <text:p>8818.0</text:p>
          </table:table-cell>
          <table:table-cell office:value-type="string">
            <text:p>3328.0</text:p>
          </table:table-cell>
          <table:table-cell office:value-type="string">
            <text:p>10165.0</text:p>
          </table:table-cell>
          <table:table-cell office:value-type="string">
            <text:p>23146.0</text:p>
          </table:table-cell>
          <table:table-cell office:value-type="string">
            <text:p>11015.0</text:p>
          </table:table-cell>
          <table:table-cell office:value-type="string">
            <text:p>14673.0</text:p>
          </table:table-cell>
          <table:table-cell office:value-type="string">
            <text:p>9029.0</text:p>
          </table:table-cell>
          <table:table-cell office:value-type="string">
            <text:p>1101.0</text:p>
          </table:table-cell>
          <table:table-cell office:value-type="string">
            <text:p>5817.0</text:p>
          </table:table-cell>
          <table:table-cell office:value-type="string">
            <text:p>130967</text:p>
          </table:table-cell>
          <table:table-cell office:value-type="string">
            <text:p>82421.3</text:p>
          </table:table-cell>
          <table:table-cell office:value-type="string">
            <text:p>2.46141</text:p>
          </table:table-cell>
          <table:table-cell office:value-type="string">
            <text:p>1102003.0</text:p>
          </table:table-cell>
          <table:table-cell office:value-type="string">
            <text:p>1064525.0</text:p>
          </table:table-cell>
          <table:table-cell office:value-type="string">
            <text:p>1063084.241993</text:p>
          </table:table-cell>
          <table:table-cell office:value-type="string">
            <text:p>447707.502858</text:p>
          </table:table-cell>
          <table:table-cell office:value-type="string">
            <text:p>963547.241993</text:p>
          </table:table-cell>
          <table:table-cell office:value-type="string">
            <text:p>932164.241993</text:p>
          </table:table-cell>
          <table:table-cell office:value-type="string">
            <text:p>1620079.352508</text:p>
          </table:table-cell>
        </table:table-row>
        <table:table-row>
          <table:table-cell office:value-type="string">
            <text:p>c25</text:p>
          </table:table-cell>
          <table:table-cell office:value-type="string">
            <text:p>3387.0</text:p>
          </table:table-cell>
          <table:table-cell office:value-type="string">
            <text:p>7529.0</text:p>
          </table:table-cell>
          <table:table-cell office:value-type="string">
            <text:p>3710.0</text:p>
          </table:table-cell>
          <table:table-cell office:value-type="string">
            <text:p>3376.0</text:p>
          </table:table-cell>
          <table:table-cell office:value-type="string">
            <text:p>9934.0</text:p>
          </table:table-cell>
          <table:table-cell office:value-type="string">
            <text:p>16499.0</text:p>
          </table:table-cell>
          <table:table-cell office:value-type="string">
            <text:p>10883.0</text:p>
          </table:table-cell>
          <table:table-cell office:value-type="string">
            <text:p>3272.0</text:p>
          </table:table-cell>
          <table:table-cell office:value-type="string">
            <text:p>13734.0</text:p>
          </table:table-cell>
          <table:table-cell office:value-type="string">
            <text:p>10460.0</text:p>
          </table:table-cell>
          <table:table-cell office:value-type="string">
            <text:p>6063.0</text:p>
          </table:table-cell>
          <table:table-cell office:value-type="string">
            <text:p>5192.0</text:p>
          </table:table-cell>
          <table:table-cell office:value-type="string">
            <text:p>12737.0</text:p>
          </table:table-cell>
          <table:table-cell office:value-type="string">
            <text:p>2428.0</text:p>
          </table:table-cell>
          <table:table-cell office:value-type="string">
            <text:p>5099.0</text:p>
          </table:table-cell>
          <table:table-cell office:value-type="string">
            <text:p>4863.0</text:p>
          </table:table-cell>
          <table:table-cell office:value-type="string">
            <text:p>2544.0</text:p>
          </table:table-cell>
          <table:table-cell office:value-type="string">
            <text:p>6077.0</text:p>
          </table:table-cell>
          <table:table-cell office:value-type="string">
            <text:p>1719.0</text:p>
          </table:table-cell>
          <table:table-cell office:value-type="string">
            <text:p>12346.0</text:p>
          </table:table-cell>
          <table:table-cell office:value-type="string">
            <text:p>4640.0</text:p>
          </table:table-cell>
          <table:table-cell office:value-type="string">
            <text:p>14537.0</text:p>
          </table:table-cell>
          <table:table-cell office:value-type="string">
            <text:p>10397.0</text:p>
          </table:table-cell>
          <table:table-cell office:value-type="string">
            <text:p>3579.0</text:p>
          </table:table-cell>
          <table:table-cell office:value-type="string">
            <text:p>12717.0</text:p>
          </table:table-cell>
          <table:table-cell office:value-type="string">
            <text:p>27064.0</text:p>
          </table:table-cell>
          <table:table-cell office:value-type="string">
            <text:p>11391.0</text:p>
          </table:table-cell>
          <table:table-cell office:value-type="string">
            <text:p>13907.0</text:p>
          </table:table-cell>
          <table:table-cell office:value-type="string">
            <text:p>10820.0</text:p>
          </table:table-cell>
          <table:table-cell office:value-type="string">
            <text:p>720.0</text:p>
          </table:table-cell>
          <table:table-cell office:value-type="string">
            <text:p>6299.0</text:p>
          </table:table-cell>
          <table:table-cell office:value-type="string">
            <text:p>146337</text:p>
          </table:table-cell>
          <table:table-cell office:value-type="string">
            <text:p>94008.8</text:p>
          </table:table-cell>
          <table:table-cell office:value-type="string">
            <text:p>2.44292</text:p>
          </table:table-cell>
          <table:table-cell office:value-type="string">
            <text:p>1266558.0</text:p>
          </table:table-cell>
          <table:table-cell office:value-type="string">
            <text:p>1245989.0</text:p>
          </table:table-cell>
          <table:table-cell office:value-type="string">
            <text:p>1246280.667127</text:p>
          </table:table-cell>
          <table:table-cell office:value-type="string">
            <text:p>536989.585674</text:p>
          </table:table-cell>
          <table:table-cell office:value-type="string">
            <text:p>1111986.667127</text:p>
          </table:table-cell>
          <table:table-cell office:value-type="string">
            <text:p>1097231.667127</text:p>
          </table:table-cell>
          <table:table-cell office:value-type="string">
            <text:p>1693803.335415</text:p>
          </table:table-cell>
        </table:table-row>
        <table:table-row>
          <table:table-cell office:value-type="string">
            <text:p>c26</text:p>
          </table:table-cell>
          <table:table-cell office:value-type="string">
            <text:p>2850.0</text:p>
          </table:table-cell>
          <table:table-cell office:value-type="string">
            <text:p>6853.0</text:p>
          </table:table-cell>
          <table:table-cell office:value-type="string">
            <text:p>3741.0</text:p>
          </table:table-cell>
          <table:table-cell office:value-type="string">
            <text:p>1621.0</text:p>
          </table:table-cell>
          <table:table-cell office:value-type="string">
            <text:p>10265.0</text:p>
          </table:table-cell>
          <table:table-cell office:value-type="string">
            <text:p>15921.0</text:p>
          </table:table-cell>
          <table:table-cell office:value-type="string">
            <text:p>11465.0</text:p>
          </table:table-cell>
          <table:table-cell office:value-type="string">
            <text:p>3324.0</text:p>
          </table:table-cell>
          <table:table-cell office:value-type="string">
            <text:p>11419.0</text:p>
          </table:table-cell>
          <table:table-cell office:value-type="string">
            <text:p>10248.0</text:p>
          </table:table-cell>
          <table:table-cell office:value-type="string">
            <text:p>6643.0</text:p>
          </table:table-cell>
          <table:table-cell office:value-type="string">
            <text:p>5603.0</text:p>
          </table:table-cell>
          <table:table-cell office:value-type="string">
            <text:p>18603.0</text:p>
          </table:table-cell>
          <table:table-cell office:value-type="string">
            <text:p>2115.0</text:p>
          </table:table-cell>
          <table:table-cell office:value-type="string">
            <text:p>4361.0</text:p>
          </table:table-cell>
          <table:table-cell office:value-type="string">
            <text:p>4644.0</text:p>
          </table:table-cell>
          <table:table-cell office:value-type="string">
            <text:p>2967.0</text:p>
          </table:table-cell>
          <table:table-cell office:value-type="string">
            <text:p>3950.0</text:p>
          </table:table-cell>
          <table:table-cell office:value-type="string">
            <text:p>1720.0</text:p>
          </table:table-cell>
          <table:table-cell office:value-type="string">
            <text:p>12068.0</text:p>
          </table:table-cell>
          <table:table-cell office:value-type="string">
            <text:p>3546.0</text:p>
          </table:table-cell>
          <table:table-cell office:value-type="string">
            <text:p>13967.0</text:p>
          </table:table-cell>
          <table:table-cell office:value-type="string">
            <text:p>10243.0</text:p>
          </table:table-cell>
          <table:table-cell office:value-type="string">
            <text:p>3271.0</text:p>
          </table:table-cell>
          <table:table-cell office:value-type="string">
            <text:p>11897.0</text:p>
          </table:table-cell>
          <table:table-cell office:value-type="string">
            <text:p>28191.0</text:p>
          </table:table-cell>
          <table:table-cell office:value-type="string">
            <text:p>11704.0</text:p>
          </table:table-cell>
          <table:table-cell office:value-type="string">
            <text:p>20829.0</text:p>
          </table:table-cell>
          <table:table-cell office:value-type="string">
            <text:p>12138.0</text:p>
          </table:table-cell>
          <table:table-cell office:value-type="string">
            <text:p>1510.0</text:p>
          </table:table-cell>
          <table:table-cell office:value-type="string">
            <text:p>6961.0</text:p>
          </table:table-cell>
          <table:table-cell office:value-type="string">
            <text:p>139094</text:p>
          </table:table-cell>
          <table:table-cell office:value-type="string">
            <text:p>90275.8</text:p>
          </table:table-cell>
          <table:table-cell office:value-type="string">
            <text:p>2.6467</text:p>
          </table:table-cell>
          <table:table-cell office:value-type="string">
            <text:p>1249821.0</text:p>
          </table:table-cell>
          <table:table-cell office:value-type="string">
            <text:p>1231812.0</text:p>
          </table:table-cell>
          <table:table-cell office:value-type="string">
            <text:p>1230402.9519</text:p>
          </table:table-cell>
          <table:table-cell office:value-type="string">
            <text:p>528134.266408</text:p>
          </table:table-cell>
          <table:table-cell office:value-type="string">
            <text:p>1093741.9519</text:p>
          </table:table-cell>
          <table:table-cell office:value-type="string">
            <text:p>1079319.9519</text:p>
          </table:table-cell>
          <table:table-cell office:value-type="string">
            <text:p>1656692.613413</text:p>
          </table:table-cell>
        </table:table-row>
        <table:table-row>
          <table:table-cell office:value-type="string">
            <text:p>c27</text:p>
          </table:table-cell>
          <table:table-cell office:value-type="string">
            <text:p>2950.0</text:p>
          </table:table-cell>
          <table:table-cell office:value-type="string">
            <text:p>7442.0</text:p>
          </table:table-cell>
          <table:table-cell office:value-type="string">
            <text:p>4716.0</text:p>
          </table:table-cell>
          <table:table-cell office:value-type="string">
            <text:p>1833.0</text:p>
          </table:table-cell>
          <table:table-cell office:value-type="string">
            <text:p>8053.0</text:p>
          </table:table-cell>
          <table:table-cell office:value-type="string">
            <text:p>13112.0</text:p>
          </table:table-cell>
          <table:table-cell office:value-type="string">
            <text:p>14076.0</text:p>
          </table:table-cell>
          <table:table-cell office:value-type="string">
            <text:p>2626.0</text:p>
          </table:table-cell>
          <table:table-cell office:value-type="string">
            <text:p>16610.0</text:p>
          </table:table-cell>
          <table:table-cell office:value-type="string">
            <text:p>8864.0</text:p>
          </table:table-cell>
          <table:table-cell office:value-type="string">
            <text:p>6489.0</text:p>
          </table:table-cell>
          <table:table-cell office:value-type="string">
            <text:p>5024.0</text:p>
          </table:table-cell>
          <table:table-cell office:value-type="string">
            <text:p>16997.0</text:p>
          </table:table-cell>
          <table:table-cell office:value-type="string">
            <text:p>2054.0</text:p>
          </table:table-cell>
          <table:table-cell office:value-type="string">
            <text:p>4711.0</text:p>
          </table:table-cell>
          <table:table-cell office:value-type="string">
            <text:p>6258.0</text:p>
          </table:table-cell>
          <table:table-cell office:value-type="string">
            <text:p>2135.0</text:p>
          </table:table-cell>
          <table:table-cell office:value-type="string">
            <text:p>5873.0</text:p>
          </table:table-cell>
          <table:table-cell office:value-type="string">
            <text:p>1598.0</text:p>
          </table:table-cell>
          <table:table-cell office:value-type="string">
            <text:p>12181.0</text:p>
          </table:table-cell>
          <table:table-cell office:value-type="string">
            <text:p>3856.0</text:p>
          </table:table-cell>
          <table:table-cell office:value-type="string">
            <text:p>14428.0</text:p>
          </table:table-cell>
          <table:table-cell office:value-type="string">
            <text:p>9507.0</text:p>
          </table:table-cell>
          <table:table-cell office:value-type="string">
            <text:p>3720.0</text:p>
          </table:table-cell>
          <table:table-cell office:value-type="string">
            <text:p>11322.0</text:p>
          </table:table-cell>
          <table:table-cell office:value-type="string">
            <text:p>25819.0</text:p>
          </table:table-cell>
          <table:table-cell office:value-type="string">
            <text:p>9174.0</text:p>
          </table:table-cell>
          <table:table-cell office:value-type="string">
            <text:p>18425.0</text:p>
          </table:table-cell>
          <table:table-cell office:value-type="string">
            <text:p>9593.0</text:p>
          </table:table-cell>
          <table:table-cell office:value-type="string">
            <text:p>993.0</text:p>
          </table:table-cell>
          <table:table-cell office:value-type="string">
            <text:p>6392.0</text:p>
          </table:table-cell>
          <table:table-cell office:value-type="string">
            <text:p>153152</text:p>
          </table:table-cell>
          <table:table-cell office:value-type="string">
            <text:p>95504.5</text:p>
          </table:table-cell>
          <table:table-cell office:value-type="string">
            <text:p>2.44295</text:p>
          </table:table-cell>
          <table:table-cell office:value-type="string">
            <text:p>1224275.0</text:p>
          </table:table-cell>
          <table:table-cell office:value-type="string">
            <text:p>1209934.0</text:p>
          </table:table-cell>
          <table:table-cell office:value-type="string">
            <text:p>1209335.305441</text:p>
          </table:table-cell>
          <table:table-cell office:value-type="string">
            <text:p>509366.132962</text:p>
          </table:table-cell>
          <table:table-cell office:value-type="string">
            <text:p>1072692.305441</text:p>
          </table:table-cell>
          <table:table-cell office:value-type="string">
            <text:p>1061171.305441</text:p>
          </table:table-cell>
          <table:table-cell office:value-type="string">
            <text:p>1697324.985394</text:p>
          </table:table-cell>
        </table:table-row>
        <table:table-row>
          <table:table-cell office:value-type="string">
            <text:p>c28</text:p>
          </table:table-cell>
          <table:table-cell office:value-type="string">
            <text:p>2835.0</text:p>
          </table:table-cell>
          <table:table-cell office:value-type="string">
            <text:p>6867.0</text:p>
          </table:table-cell>
          <table:table-cell office:value-type="string">
            <text:p>3907.0</text:p>
          </table:table-cell>
          <table:table-cell office:value-type="string">
            <text:p>2968.0</text:p>
          </table:table-cell>
          <table:table-cell office:value-type="string">
            <text:p>7276.0</text:p>
          </table:table-cell>
          <table:table-cell office:value-type="string">
            <text:p>14412.0</text:p>
          </table:table-cell>
          <table:table-cell office:value-type="string">
            <text:p>11934.0</text:p>
          </table:table-cell>
          <table:table-cell office:value-type="string">
            <text:p>2529.0</text:p>
          </table:table-cell>
          <table:table-cell office:value-type="string">
            <text:p>11575.0</text:p>
          </table:table-cell>
          <table:table-cell office:value-type="string">
            <text:p>9449.0</text:p>
          </table:table-cell>
          <table:table-cell office:value-type="string">
            <text:p>6832.0</text:p>
          </table:table-cell>
          <table:table-cell office:value-type="string">
            <text:p>4148.0</text:p>
          </table:table-cell>
          <table:table-cell office:value-type="string">
            <text:p>13937.0</text:p>
          </table:table-cell>
          <table:table-cell office:value-type="string">
            <text:p>2400.0</text:p>
          </table:table-cell>
          <table:table-cell office:value-type="string">
            <text:p>4076.0</text:p>
          </table:table-cell>
          <table:table-cell office:value-type="string">
            <text:p>5104.0</text:p>
          </table:table-cell>
          <table:table-cell office:value-type="string">
            <text:p>2312.0</text:p>
          </table:table-cell>
          <table:table-cell office:value-type="string">
            <text:p>5370.0</text:p>
          </table:table-cell>
          <table:table-cell office:value-type="string">
            <text:p>1716.0</text:p>
          </table:table-cell>
          <table:table-cell office:value-type="string">
            <text:p>11683.0</text:p>
          </table:table-cell>
          <table:table-cell office:value-type="string">
            <text:p>3485.0</text:p>
          </table:table-cell>
          <table:table-cell office:value-type="string">
            <text:p>15431.0</text:p>
          </table:table-cell>
          <table:table-cell office:value-type="string">
            <text:p>10941.0</text:p>
          </table:table-cell>
          <table:table-cell office:value-type="string">
            <text:p>3743.0</text:p>
          </table:table-cell>
          <table:table-cell office:value-type="string">
            <text:p>12241.0</text:p>
          </table:table-cell>
          <table:table-cell office:value-type="string">
            <text:p>25061.0</text:p>
          </table:table-cell>
          <table:table-cell office:value-type="string">
            <text:p>9921.0</text:p>
          </table:table-cell>
          <table:table-cell office:value-type="string">
            <text:p>20538.0</text:p>
          </table:table-cell>
          <table:table-cell office:value-type="string">
            <text:p>11633.0</text:p>
          </table:table-cell>
          <table:table-cell office:value-type="string">
            <text:p>1236.0</text:p>
          </table:table-cell>
          <table:table-cell office:value-type="string">
            <text:p>6354.0</text:p>
          </table:table-cell>
          <table:table-cell office:value-type="string">
            <text:p>145130</text:p>
          </table:table-cell>
          <table:table-cell office:value-type="string">
            <text:p>90920.2</text:p>
          </table:table-cell>
          <table:table-cell office:value-type="string">
            <text:p>2.53122</text:p>
          </table:table-cell>
          <table:table-cell office:value-type="string">
            <text:p>1306153.0</text:p>
          </table:table-cell>
          <table:table-cell office:value-type="string">
            <text:p>1283985.0</text:p>
          </table:table-cell>
          <table:table-cell office:value-type="string">
            <text:p>1283148.915061</text:p>
          </table:table-cell>
          <table:table-cell office:value-type="string">
            <text:p>507836.117544</text:p>
          </table:table-cell>
          <table:table-cell office:value-type="string">
            <text:p>1125846.915061</text:p>
          </table:table-cell>
          <table:table-cell office:value-type="string">
            <text:p>1108382.915061</text:p>
          </table:table-cell>
          <table:table-cell office:value-type="string">
            <text:p>1817376.390935</text:p>
          </table:table-cell>
        </table:table-row>
        <table:table-row>
          <table:table-cell office:value-type="string">
            <text:p>c29</text:p>
          </table:table-cell>
          <table:table-cell office:value-type="string">
            <text:p>2621.0</text:p>
          </table:table-cell>
          <table:table-cell office:value-type="string">
            <text:p>7961.0</text:p>
          </table:table-cell>
          <table:table-cell office:value-type="string">
            <text:p>3698.0</text:p>
          </table:table-cell>
          <table:table-cell office:value-type="string">
            <text:p>2166.0</text:p>
          </table:table-cell>
          <table:table-cell office:value-type="string">
            <text:p>9797.0</text:p>
          </table:table-cell>
          <table:table-cell office:value-type="string">
            <text:p>11346.0</text:p>
          </table:table-cell>
          <table:table-cell office:value-type="string">
            <text:p>11588.0</text:p>
          </table:table-cell>
          <table:table-cell office:value-type="string">
            <text:p>2890.0</text:p>
          </table:table-cell>
          <table:table-cell office:value-type="string">
            <text:p>10308.0</text:p>
          </table:table-cell>
          <table:table-cell office:value-type="string">
            <text:p>8264.0</text:p>
          </table:table-cell>
          <table:table-cell office:value-type="string">
            <text:p>5951.0</text:p>
          </table:table-cell>
          <table:table-cell office:value-type="string">
            <text:p>4674.0</text:p>
          </table:table-cell>
          <table:table-cell office:value-type="string">
            <text:p>15050.0</text:p>
          </table:table-cell>
          <table:table-cell office:value-type="string">
            <text:p>1740.0</text:p>
          </table:table-cell>
          <table:table-cell office:value-type="string">
            <text:p>3522.0</text:p>
          </table:table-cell>
          <table:table-cell office:value-type="string">
            <text:p>3337.0</text:p>
          </table:table-cell>
          <table:table-cell office:value-type="string">
            <text:p>1880.0</text:p>
          </table:table-cell>
          <table:table-cell office:value-type="string">
            <text:p>3571.0</text:p>
          </table:table-cell>
          <table:table-cell office:value-type="string">
            <text:p>1815.0</text:p>
          </table:table-cell>
          <table:table-cell office:value-type="string">
            <text:p>12085.0</text:p>
          </table:table-cell>
          <table:table-cell office:value-type="string">
            <text:p>3236.0</text:p>
          </table:table-cell>
          <table:table-cell office:value-type="string">
            <text:p>12307.0</text:p>
          </table:table-cell>
          <table:table-cell office:value-type="string">
            <text:p>8021.0</text:p>
          </table:table-cell>
          <table:table-cell office:value-type="string">
            <text:p>2998.0</text:p>
          </table:table-cell>
          <table:table-cell office:value-type="string">
            <text:p>10085.0</text:p>
          </table:table-cell>
          <table:table-cell office:value-type="string">
            <text:p>19502.0</text:p>
          </table:table-cell>
          <table:table-cell office:value-type="string">
            <text:p>8589.0</text:p>
          </table:table-cell>
          <table:table-cell office:value-type="string">
            <text:p>17368.0</text:p>
          </table:table-cell>
          <table:table-cell office:value-type="string">
            <text:p>9480.0</text:p>
          </table:table-cell>
          <table:table-cell office:value-type="string">
            <text:p>1190.0</text:p>
          </table:table-cell>
          <table:table-cell office:value-type="string">
            <text:p>5738.0</text:p>
          </table:table-cell>
          <table:table-cell office:value-type="string">
            <text:p>137149</text:p>
          </table:table-cell>
          <table:table-cell office:value-type="string">
            <text:p>87621.1</text:p>
          </table:table-cell>
          <table:table-cell office:value-type="string">
            <text:p>2.35324</text:p>
          </table:table-cell>
          <table:table-cell office:value-type="string">
            <text:p>1139487.0</text:p>
          </table:table-cell>
          <table:table-cell office:value-type="string">
            <text:p>1111716.0</text:p>
          </table:table-cell>
          <table:table-cell office:value-type="string">
            <text:p>1110837.068609</text:p>
          </table:table-cell>
          <table:table-cell office:value-type="string">
            <text:p>445311.487599</text:p>
          </table:table-cell>
          <table:table-cell office:value-type="string">
            <text:p>994092.068609</text:p>
          </table:table-cell>
          <table:table-cell office:value-type="string">
            <text:p>969870.068609</text:p>
          </table:table-cell>
          <table:table-cell office:value-type="string">
            <text:p>1407778.197861</text:p>
          </table:table-cell>
        </table:table-row>
        <table:table-row>
          <table:table-cell office:value-type="string">
            <text:p>c30</text:p>
          </table:table-cell>
          <table:table-cell office:value-type="string">
            <text:p>2982.0</text:p>
          </table:table-cell>
          <table:table-cell office:value-type="string">
            <text:p>5715.0</text:p>
          </table:table-cell>
          <table:table-cell office:value-type="string">
            <text:p>3648.0</text:p>
          </table:table-cell>
          <table:table-cell office:value-type="string">
            <text:p>1583.0</text:p>
          </table:table-cell>
          <table:table-cell office:value-type="string">
            <text:p>7517.0</text:p>
          </table:table-cell>
          <table:table-cell office:value-type="string">
            <text:p>14475.0</text:p>
          </table:table-cell>
          <table:table-cell office:value-type="string">
            <text:p>12256.0</text:p>
          </table:table-cell>
          <table:table-cell office:value-type="string">
            <text:p>3102.0</text:p>
          </table:table-cell>
          <table:table-cell office:value-type="string">
            <text:p>11502.0</text:p>
          </table:table-cell>
          <table:table-cell office:value-type="string">
            <text:p>8479.0</text:p>
          </table:table-cell>
          <table:table-cell office:value-type="string">
            <text:p>6175.0</text:p>
          </table:table-cell>
          <table:table-cell office:value-type="string">
            <text:p>4472.0</text:p>
          </table:table-cell>
          <table:table-cell office:value-type="string">
            <text:p>16552.0</text:p>
          </table:table-cell>
          <table:table-cell office:value-type="string">
            <text:p>2384.0</text:p>
          </table:table-cell>
          <table:table-cell office:value-type="string">
            <text:p>4381.0</text:p>
          </table:table-cell>
          <table:table-cell office:value-type="string">
            <text:p>4445.0</text:p>
          </table:table-cell>
          <table:table-cell office:value-type="string">
            <text:p>2194.0</text:p>
          </table:table-cell>
          <table:table-cell office:value-type="string">
            <text:p>4289.0</text:p>
          </table:table-cell>
          <table:table-cell office:value-type="string">
            <text:p>1671.0</text:p>
          </table:table-cell>
          <table:table-cell office:value-type="string">
            <text:p>10266.0</text:p>
          </table:table-cell>
          <table:table-cell office:value-type="string">
            <text:p>3685.0</text:p>
          </table:table-cell>
          <table:table-cell office:value-type="string">
            <text:p>13027.0</text:p>
          </table:table-cell>
          <table:table-cell office:value-type="string">
            <text:p>10224.0</text:p>
          </table:table-cell>
          <table:table-cell office:value-type="string">
            <text:p>3154.0</text:p>
          </table:table-cell>
          <table:table-cell office:value-type="string">
            <text:p>9702.0</text:p>
          </table:table-cell>
          <table:table-cell office:value-type="string">
            <text:p>24552.0</text:p>
          </table:table-cell>
          <table:table-cell office:value-type="string">
            <text:p>12101.0</text:p>
          </table:table-cell>
          <table:table-cell office:value-type="string">
            <text:p>19961.0</text:p>
          </table:table-cell>
          <table:table-cell office:value-type="string">
            <text:p>8822.0</text:p>
          </table:table-cell>
          <table:table-cell office:value-type="string">
            <text:p>1270.0</text:p>
          </table:table-cell>
          <table:table-cell office:value-type="string">
            <text:p>7490.0</text:p>
          </table:table-cell>
          <table:table-cell office:value-type="string">
            <text:p>141975</text:p>
          </table:table-cell>
          <table:table-cell office:value-type="string">
            <text:p>87845.5</text:p>
          </table:table-cell>
          <table:table-cell office:value-type="string">
            <text:p>2.53568</text:p>
          </table:table-cell>
          <table:table-cell office:value-type="string">
            <text:p>1241259.0</text:p>
          </table:table-cell>
          <table:table-cell office:value-type="string">
            <text:p>1220582.0</text:p>
          </table:table-cell>
          <table:table-cell office:value-type="string">
            <text:p>1220428.484432</text:p>
          </table:table-cell>
          <table:table-cell office:value-type="string">
            <text:p>485637.797407</text:p>
          </table:table-cell>
          <table:table-cell office:value-type="string">
            <text:p>1076456.484432</text:p>
          </table:table-cell>
          <table:table-cell office:value-type="string">
            <text:p>1060419.484432</text:p>
          </table:table-cell>
          <table:table-cell office:value-type="string">
            <text:p>1730368.66618</text:p>
          </table:table-cell>
        </table:table-row>
        <table:table-row>
          <table:table-cell office:value-type="string">
            <text:p>c31</text:p>
          </table:table-cell>
          <table:table-cell office:value-type="string">
            <text:p>2751.0</text:p>
          </table:table-cell>
          <table:table-cell office:value-type="string">
            <text:p>5239.0</text:p>
          </table:table-cell>
          <table:table-cell office:value-type="string">
            <text:p>2605.0</text:p>
          </table:table-cell>
          <table:table-cell office:value-type="string">
            <text:p>2645.0</text:p>
          </table:table-cell>
          <table:table-cell office:value-type="string">
            <text:p>8721.0</text:p>
          </table:table-cell>
          <table:table-cell office:value-type="string">
            <text:p>12766.0</text:p>
          </table:table-cell>
          <table:table-cell office:value-type="string">
            <text:p>13317.0</text:p>
          </table:table-cell>
          <table:table-cell office:value-type="string">
            <text:p>1902.0</text:p>
          </table:table-cell>
          <table:table-cell office:value-type="string">
            <text:p>11342.0</text:p>
          </table:table-cell>
          <table:table-cell office:value-type="string">
            <text:p>7931.0</text:p>
          </table:table-cell>
          <table:table-cell office:value-type="string">
            <text:p>4096.0</text:p>
          </table:table-cell>
          <table:table-cell office:value-type="string">
            <text:p>3538.0</text:p>
          </table:table-cell>
          <table:table-cell office:value-type="string">
            <text:p>14265.0</text:p>
          </table:table-cell>
          <table:table-cell office:value-type="string">
            <text:p>1619.0</text:p>
          </table:table-cell>
          <table:table-cell office:value-type="string">
            <text:p>2811.0</text:p>
          </table:table-cell>
          <table:table-cell office:value-type="string">
            <text:p>4567.0</text:p>
          </table:table-cell>
          <table:table-cell office:value-type="string">
            <text:p>2054.0</text:p>
          </table:table-cell>
          <table:table-cell office:value-type="string">
            <text:p>3873.0</text:p>
          </table:table-cell>
          <table:table-cell office:value-type="string">
            <text:p>989.0</text:p>
          </table:table-cell>
          <table:table-cell office:value-type="string">
            <text:p>9259.0</text:p>
          </table:table-cell>
          <table:table-cell office:value-type="string">
            <text:p>3139.0</text:p>
          </table:table-cell>
          <table:table-cell office:value-type="string">
            <text:p>8588.0</text:p>
          </table:table-cell>
          <table:table-cell office:value-type="string">
            <text:p>8121.0</text:p>
          </table:table-cell>
          <table:table-cell office:value-type="string">
            <text:p>2885.0</text:p>
          </table:table-cell>
          <table:table-cell office:value-type="string">
            <text:p>11840.0</text:p>
          </table:table-cell>
          <table:table-cell office:value-type="string">
            <text:p>17919.0</text:p>
          </table:table-cell>
          <table:table-cell office:value-type="string">
            <text:p>9232.0</text:p>
          </table:table-cell>
          <table:table-cell office:value-type="string">
            <text:p>14814.0</text:p>
          </table:table-cell>
          <table:table-cell office:value-type="string">
            <text:p>8085.0</text:p>
          </table:table-cell>
          <table:table-cell office:value-type="string">
            <text:p>780.0</text:p>
          </table:table-cell>
          <table:table-cell office:value-type="string">
            <text:p>5421.0</text:p>
          </table:table-cell>
          <table:table-cell office:value-type="string">
            <text:p>152566</text:p>
          </table:table-cell>
          <table:table-cell office:value-type="string">
            <text:p>91075.4</text:p>
          </table:table-cell>
          <table:table-cell office:value-type="string">
            <text:p>2.26707</text:p>
          </table:table-cell>
          <table:table-cell office:value-type="string">
            <text:p>1178527.0</text:p>
          </table:table-cell>
          <table:table-cell office:value-type="string">
            <text:p>1158392.0</text:p>
          </table:table-cell>
          <table:table-cell office:value-type="string">
            <text:p>1159706.720707</text:p>
          </table:table-cell>
          <table:table-cell office:value-type="string">
            <text:p>428960.538418</text:p>
          </table:table-cell>
          <table:table-cell office:value-type="string">
            <text:p>1029399.720707</text:p>
          </table:table-cell>
          <table:table-cell office:value-type="string">
            <text:p>1014395.720707</text:p>
          </table:table-cell>
          <table:table-cell office:value-type="string">
            <text:p>1361940.222471</text:p>
          </table:table-cell>
        </table:table-row>
        <table:table-row>
          <table:table-cell office:value-type="string">
            <text:p>c32</text:p>
          </table:table-cell>
          <table:table-cell office:value-type="string">
            <text:p>3087.0</text:p>
          </table:table-cell>
          <table:table-cell office:value-type="string">
            <text:p>8155.0</text:p>
          </table:table-cell>
          <table:table-cell office:value-type="string">
            <text:p>4446.0</text:p>
          </table:table-cell>
          <table:table-cell office:value-type="string">
            <text:p>2126.0</text:p>
          </table:table-cell>
          <table:table-cell office:value-type="string">
            <text:p>8349.0</text:p>
          </table:table-cell>
          <table:table-cell office:value-type="string">
            <text:p>14110.0</text:p>
          </table:table-cell>
          <table:table-cell office:value-type="string">
            <text:p>14871.0</text:p>
          </table:table-cell>
          <table:table-cell office:value-type="string">
            <text:p>2803.0</text:p>
          </table:table-cell>
          <table:table-cell office:value-type="string">
            <text:p>13288.0</text:p>
          </table:table-cell>
          <table:table-cell office:value-type="string">
            <text:p>9636.0</text:p>
          </table:table-cell>
          <table:table-cell office:value-type="string">
            <text:p>6520.0</text:p>
          </table:table-cell>
          <table:table-cell office:value-type="string">
            <text:p>5547.0</text:p>
          </table:table-cell>
          <table:table-cell office:value-type="string">
            <text:p>15413.0</text:p>
          </table:table-cell>
          <table:table-cell office:value-type="string">
            <text:p>2217.0</text:p>
          </table:table-cell>
          <table:table-cell office:value-type="string">
            <text:p>4224.0</text:p>
          </table:table-cell>
          <table:table-cell office:value-type="string">
            <text:p>5565.0</text:p>
          </table:table-cell>
          <table:table-cell office:value-type="string">
            <text:p>1922.0</text:p>
          </table:table-cell>
          <table:table-cell office:value-type="string">
            <text:p>6891.0</text:p>
          </table:table-cell>
          <table:table-cell office:value-type="string">
            <text:p>1767.0</text:p>
          </table:table-cell>
          <table:table-cell office:value-type="string">
            <text:p>11752.0</text:p>
          </table:table-cell>
          <table:table-cell office:value-type="string">
            <text:p>3485.0</text:p>
          </table:table-cell>
          <table:table-cell office:value-type="string">
            <text:p>14774.0</text:p>
          </table:table-cell>
          <table:table-cell office:value-type="string">
            <text:p>9758.0</text:p>
          </table:table-cell>
          <table:table-cell office:value-type="string">
            <text:p>3554.0</text:p>
          </table:table-cell>
          <table:table-cell office:value-type="string">
            <text:p>11738.0</text:p>
          </table:table-cell>
          <table:table-cell office:value-type="string">
            <text:p>26637.0</text:p>
          </table:table-cell>
          <table:table-cell office:value-type="string">
            <text:p>10530.0</text:p>
          </table:table-cell>
          <table:table-cell office:value-type="string">
            <text:p>19929.0</text:p>
          </table:table-cell>
          <table:table-cell office:value-type="string">
            <text:p>11767.0</text:p>
          </table:table-cell>
          <table:table-cell office:value-type="string">
            <text:p>1492.0</text:p>
          </table:table-cell>
          <table:table-cell office:value-type="string">
            <text:p>6520.0</text:p>
          </table:table-cell>
          <table:table-cell office:value-type="string">
            <text:p>155663</text:p>
          </table:table-cell>
          <table:table-cell office:value-type="string">
            <text:p>97456.8</text:p>
          </table:table-cell>
          <table:table-cell office:value-type="string">
            <text:p>2.4818</text:p>
          </table:table-cell>
          <table:table-cell office:value-type="string">
            <text:p>1311268.0</text:p>
          </table:table-cell>
          <table:table-cell office:value-type="string">
            <text:p>1293977.0</text:p>
          </table:table-cell>
          <table:table-cell office:value-type="string">
            <text:p>1293721.966007</text:p>
          </table:table-cell>
          <table:table-cell office:value-type="string">
            <text:p>518093.64017</text:p>
          </table:table-cell>
          <table:table-cell office:value-type="string">
            <text:p>1144102.966007</text:p>
          </table:table-cell>
          <table:table-cell office:value-type="string">
            <text:p>1130114.966007</text:p>
          </table:table-cell>
          <table:table-cell office:value-type="string">
            <text:p>1751680.579489</text:p>
          </table:table-cell>
        </table:table-row>
        <table:table-row>
          <table:table-cell office:value-type="string">
            <text:p>c33</text:p>
          </table:table-cell>
          <table:table-cell office:value-type="string">
            <text:p>2581.0</text:p>
          </table:table-cell>
          <table:table-cell office:value-type="string">
            <text:p>5003.0</text:p>
          </table:table-cell>
          <table:table-cell office:value-type="string">
            <text:p>4052.0</text:p>
          </table:table-cell>
          <table:table-cell office:value-type="string">
            <text:p>1682.0</text:p>
          </table:table-cell>
          <table:table-cell office:value-type="string">
            <text:p>8605.0</text:p>
          </table:table-cell>
          <table:table-cell office:value-type="string">
            <text:p>11442.0</text:p>
          </table:table-cell>
          <table:table-cell office:value-type="string">
            <text:p>10521.0</text:p>
          </table:table-cell>
          <table:table-cell office:value-type="string">
            <text:p>2734.0</text:p>
          </table:table-cell>
          <table:table-cell office:value-type="string">
            <text:p>11294.0</text:p>
          </table:table-cell>
          <table:table-cell office:value-type="string">
            <text:p>9192.0</text:p>
          </table:table-cell>
          <table:table-cell office:value-type="string">
            <text:p>6513.0</text:p>
          </table:table-cell>
          <table:table-cell office:value-type="string">
            <text:p>4095.0</text:p>
          </table:table-cell>
          <table:table-cell office:value-type="string">
            <text:p>12015.0</text:p>
          </table:table-cell>
          <table:table-cell office:value-type="string">
            <text:p>1772.0</text:p>
          </table:table-cell>
          <table:table-cell office:value-type="string">
            <text:p>4313.0</text:p>
          </table:table-cell>
          <table:table-cell office:value-type="string">
            <text:p>3731.0</text:p>
          </table:table-cell>
          <table:table-cell office:value-type="string">
            <text:p>2409.0</text:p>
          </table:table-cell>
          <table:table-cell office:value-type="string">
            <text:p>3453.0</text:p>
          </table:table-cell>
          <table:table-cell office:value-type="string">
            <text:p>1911.0</text:p>
          </table:table-cell>
          <table:table-cell office:value-type="string">
            <text:p>10720.0</text:p>
          </table:table-cell>
          <table:table-cell office:value-type="string">
            <text:p>3203.0</text:p>
          </table:table-cell>
          <table:table-cell office:value-type="string">
            <text:p>13548.0</text:p>
          </table:table-cell>
          <table:table-cell office:value-type="string">
            <text:p>10609.0</text:p>
          </table:table-cell>
          <table:table-cell office:value-type="string">
            <text:p>2817.0</text:p>
          </table:table-cell>
          <table:table-cell office:value-type="string">
            <text:p>10417.0</text:p>
          </table:table-cell>
          <table:table-cell office:value-type="string">
            <text:p>25068.0</text:p>
          </table:table-cell>
          <table:table-cell office:value-type="string">
            <text:p>11211.0</text:p>
          </table:table-cell>
          <table:table-cell office:value-type="string">
            <text:p>16646.0</text:p>
          </table:table-cell>
          <table:table-cell office:value-type="string">
            <text:p>11888.0</text:p>
          </table:table-cell>
          <table:table-cell office:value-type="string">
            <text:p>1000.0</text:p>
          </table:table-cell>
          <table:table-cell office:value-type="string">
            <text:p>5593.0</text:p>
          </table:table-cell>
          <table:table-cell office:value-type="string">
            <text:p>142893</text:p>
          </table:table-cell>
          <table:table-cell office:value-type="string">
            <text:p>85170.2</text:p>
          </table:table-cell>
          <table:table-cell office:value-type="string">
            <text:p>2.49311</text:p>
          </table:table-cell>
          <table:table-cell office:value-type="string">
            <text:p>1085529.0</text:p>
          </table:table-cell>
          <table:table-cell office:value-type="string">
            <text:p>1069868.0</text:p>
          </table:table-cell>
          <table:table-cell office:value-type="string">
            <text:p>1069052.335564</text:p>
          </table:table-cell>
          <table:table-cell office:value-type="string">
            <text:p>462860.596838</text:p>
          </table:table-cell>
          <table:table-cell office:value-type="string">
            <text:p>953459.335564</text:p>
          </table:table-cell>
          <table:table-cell office:value-type="string">
            <text:p>940800.335564</text:p>
          </table:table-cell>
          <table:table-cell office:value-type="string">
            <text:p>1525995.173825</text:p>
          </table:table-cell>
        </table:table-row>
        <table:table-row>
          <table:table-cell office:value-type="string">
            <text:p>c34</text:p>
          </table:table-cell>
          <table:table-cell office:value-type="string">
            <text:p>3069.0</text:p>
          </table:table-cell>
          <table:table-cell office:value-type="string">
            <text:p>6746.0</text:p>
          </table:table-cell>
          <table:table-cell office:value-type="string">
            <text:p>4136.0</text:p>
          </table:table-cell>
          <table:table-cell office:value-type="string">
            <text:p>2059.0</text:p>
          </table:table-cell>
          <table:table-cell office:value-type="string">
            <text:p>9604.0</text:p>
          </table:table-cell>
          <table:table-cell office:value-type="string">
            <text:p>14830.0</text:p>
          </table:table-cell>
          <table:table-cell office:value-type="string">
            <text:p>14719.0</text:p>
          </table:table-cell>
          <table:table-cell office:value-type="string">
            <text:p>3056.0</text:p>
          </table:table-cell>
          <table:table-cell office:value-type="string">
            <text:p>11843.0</text:p>
          </table:table-cell>
          <table:table-cell office:value-type="string">
            <text:p>10153.0</text:p>
          </table:table-cell>
          <table:table-cell office:value-type="string">
            <text:p>6683.0</text:p>
          </table:table-cell>
          <table:table-cell office:value-type="string">
            <text:p>5098.0</text:p>
          </table:table-cell>
          <table:table-cell office:value-type="string">
            <text:p>13039.0</text:p>
          </table:table-cell>
          <table:table-cell office:value-type="string">
            <text:p>2447.0</text:p>
          </table:table-cell>
          <table:table-cell office:value-type="string">
            <text:p>3675.0</text:p>
          </table:table-cell>
          <table:table-cell office:value-type="string">
            <text:p>4921.0</text:p>
          </table:table-cell>
          <table:table-cell office:value-type="string">
            <text:p>2159.0</text:p>
          </table:table-cell>
          <table:table-cell office:value-type="string">
            <text:p>5394.0</text:p>
          </table:table-cell>
          <table:table-cell office:value-type="string">
            <text:p>1705.0</text:p>
          </table:table-cell>
          <table:table-cell office:value-type="string">
            <text:p>10193.0</text:p>
          </table:table-cell>
          <table:table-cell office:value-type="string">
            <text:p>2939.0</text:p>
          </table:table-cell>
          <table:table-cell office:value-type="string">
            <text:p>12532.0</text:p>
          </table:table-cell>
          <table:table-cell office:value-type="string">
            <text:p>10940.0</text:p>
          </table:table-cell>
          <table:table-cell office:value-type="string">
            <text:p>4168.0</text:p>
          </table:table-cell>
          <table:table-cell office:value-type="string">
            <text:p>12082.0</text:p>
          </table:table-cell>
          <table:table-cell office:value-type="string">
            <text:p>25313.0</text:p>
          </table:table-cell>
          <table:table-cell office:value-type="string">
            <text:p>10964.0</text:p>
          </table:table-cell>
          <table:table-cell office:value-type="string">
            <text:p>19191.0</text:p>
          </table:table-cell>
          <table:table-cell office:value-type="string">
            <text:p>11803.0</text:p>
          </table:table-cell>
          <table:table-cell office:value-type="string">
            <text:p>1322.0</text:p>
          </table:table-cell>
          <table:table-cell office:value-type="string">
            <text:p>7566.0</text:p>
          </table:table-cell>
          <table:table-cell office:value-type="string">
            <text:p>141727</text:p>
          </table:table-cell>
          <table:table-cell office:value-type="string">
            <text:p>89550.2</text:p>
          </table:table-cell>
          <table:table-cell office:value-type="string">
            <text:p>2.56823</text:p>
          </table:table-cell>
          <table:table-cell office:value-type="string">
            <text:p>1165189.0</text:p>
          </table:table-cell>
          <table:table-cell office:value-type="string">
            <text:p>1153682.0</text:p>
          </table:table-cell>
          <table:table-cell office:value-type="string">
            <text:p>1151963.348551</text:p>
          </table:table-cell>
          <table:table-cell office:value-type="string">
            <text:p>507724.47659</text:p>
          </table:table-cell>
          <table:table-cell office:value-type="string">
            <text:p>1012804.348551</text:p>
          </table:table-cell>
          <table:table-cell office:value-type="string">
            <text:p>1004753.348551</text:p>
          </table:table-cell>
          <table:table-cell office:value-type="string">
            <text:p>1660485.538733</text:p>
          </table:table-cell>
        </table:table-row>
        <table:table-row>
          <table:table-cell office:value-type="string">
            <text:p>c35</text:p>
          </table:table-cell>
          <table:table-cell office:value-type="string">
            <text:p>3226.0</text:p>
          </table:table-cell>
          <table:table-cell office:value-type="string">
            <text:p>6894.0</text:p>
          </table:table-cell>
          <table:table-cell office:value-type="string">
            <text:p>5297.0</text:p>
          </table:table-cell>
          <table:table-cell office:value-type="string">
            <text:p>1696.0</text:p>
          </table:table-cell>
          <table:table-cell office:value-type="string">
            <text:p>9310.0</text:p>
          </table:table-cell>
          <table:table-cell office:value-type="string">
            <text:p>13684.0</text:p>
          </table:table-cell>
          <table:table-cell office:value-type="string">
            <text:p>11720.0</text:p>
          </table:table-cell>
          <table:table-cell office:value-type="string">
            <text:p>3664.0</text:p>
          </table:table-cell>
          <table:table-cell office:value-type="string">
            <text:p>12565.0</text:p>
          </table:table-cell>
          <table:table-cell office:value-type="string">
            <text:p>9954.0</text:p>
          </table:table-cell>
          <table:table-cell office:value-type="string">
            <text:p>8498.0</text:p>
          </table:table-cell>
          <table:table-cell office:value-type="string">
            <text:p>5486.0</text:p>
          </table:table-cell>
          <table:table-cell office:value-type="string">
            <text:p>14180.0</text:p>
          </table:table-cell>
          <table:table-cell office:value-type="string">
            <text:p>2396.0</text:p>
          </table:table-cell>
          <table:table-cell office:value-type="string">
            <text:p>4016.0</text:p>
          </table:table-cell>
          <table:table-cell office:value-type="string">
            <text:p>5453.0</text:p>
          </table:table-cell>
          <table:table-cell office:value-type="string">
            <text:p>2343.0</text:p>
          </table:table-cell>
          <table:table-cell office:value-type="string">
            <text:p>4889.0</text:p>
          </table:table-cell>
          <table:table-cell office:value-type="string">
            <text:p>2482.0</text:p>
          </table:table-cell>
          <table:table-cell office:value-type="string">
            <text:p>10031.0</text:p>
          </table:table-cell>
          <table:table-cell office:value-type="string">
            <text:p>4410.0</text:p>
          </table:table-cell>
          <table:table-cell office:value-type="string">
            <text:p>15089.0</text:p>
          </table:table-cell>
          <table:table-cell office:value-type="string">
            <text:p>10077.0</text:p>
          </table:table-cell>
          <table:table-cell office:value-type="string">
            <text:p>4248.0</text:p>
          </table:table-cell>
          <table:table-cell office:value-type="string">
            <text:p>13247.0</text:p>
          </table:table-cell>
          <table:table-cell office:value-type="string">
            <text:p>27843.0</text:p>
          </table:table-cell>
          <table:table-cell office:value-type="string">
            <text:p>11370.0</text:p>
          </table:table-cell>
          <table:table-cell office:value-type="string">
            <text:p>19417.0</text:p>
          </table:table-cell>
          <table:table-cell office:value-type="string">
            <text:p>14909.0</text:p>
          </table:table-cell>
          <table:table-cell office:value-type="string">
            <text:p>841.0</text:p>
          </table:table-cell>
          <table:table-cell office:value-type="string">
            <text:p>6660.0</text:p>
          </table:table-cell>
          <table:table-cell office:value-type="string">
            <text:p>156288</text:p>
          </table:table-cell>
          <table:table-cell office:value-type="string">
            <text:p>96263.7</text:p>
          </table:table-cell>
          <table:table-cell office:value-type="string">
            <text:p>2.54925</text:p>
          </table:table-cell>
          <table:table-cell office:value-type="string">
            <text:p>1325366.0</text:p>
          </table:table-cell>
          <table:table-cell office:value-type="string">
            <text:p>1304368.0</text:p>
          </table:table-cell>
          <table:table-cell office:value-type="string">
            <text:p>1304427.765422</text:p>
          </table:table-cell>
          <table:table-cell office:value-type="string">
            <text:p>533133.725302</text:p>
          </table:table-cell>
          <table:table-cell office:value-type="string">
            <text:p>1159868.765422</text:p>
          </table:table-cell>
          <table:table-cell office:value-type="string">
            <text:p>1143686.765422</text:p>
          </table:table-cell>
          <table:table-cell office:value-type="string">
            <text:p>1906324.878016</text:p>
          </table:table-cell>
        </table:table-row>
        <table:table-row>
          <table:table-cell office:value-type="string">
            <text:p>c36</text:p>
          </table:table-cell>
          <table:table-cell office:value-type="string">
            <text:p>2492.0</text:p>
          </table:table-cell>
          <table:table-cell office:value-type="string">
            <text:p>6020.0</text:p>
          </table:table-cell>
          <table:table-cell office:value-type="string">
            <text:p>4588.0</text:p>
          </table:table-cell>
          <table:table-cell office:value-type="string">
            <text:p>1882.0</text:p>
          </table:table-cell>
          <table:table-cell office:value-type="string">
            <text:p>7333.0</text:p>
          </table:table-cell>
          <table:table-cell office:value-type="string">
            <text:p>11479.0</text:p>
          </table:table-cell>
          <table:table-cell office:value-type="string">
            <text:p>12002.0</text:p>
          </table:table-cell>
          <table:table-cell office:value-type="string">
            <text:p>1944.0</text:p>
          </table:table-cell>
          <table:table-cell office:value-type="string">
            <text:p>11986.0</text:p>
          </table:table-cell>
          <table:table-cell office:value-type="string">
            <text:p>7205.0</text:p>
          </table:table-cell>
          <table:table-cell office:value-type="string">
            <text:p>4533.0</text:p>
          </table:table-cell>
          <table:table-cell office:value-type="string">
            <text:p>3631.0</text:p>
          </table:table-cell>
          <table:table-cell office:value-type="string">
            <text:p>12945.0</text:p>
          </table:table-cell>
          <table:table-cell office:value-type="string">
            <text:p>1791.0</text:p>
          </table:table-cell>
          <table:table-cell office:value-type="string">
            <text:p>4007.0</text:p>
          </table:table-cell>
          <table:table-cell office:value-type="string">
            <text:p>4661.0</text:p>
          </table:table-cell>
          <table:table-cell office:value-type="string">
            <text:p>1455.0</text:p>
          </table:table-cell>
          <table:table-cell office:value-type="string">
            <text:p>4220.0</text:p>
          </table:table-cell>
          <table:table-cell office:value-type="string">
            <text:p>2231.0</text:p>
          </table:table-cell>
          <table:table-cell office:value-type="string">
            <text:p>12688.0</text:p>
          </table:table-cell>
          <table:table-cell office:value-type="string">
            <text:p>2967.0</text:p>
          </table:table-cell>
          <table:table-cell office:value-type="string">
            <text:p>14632.0</text:p>
          </table:table-cell>
          <table:table-cell office:value-type="string">
            <text:p>9122.0</text:p>
          </table:table-cell>
          <table:table-cell office:value-type="string">
            <text:p>2655.0</text:p>
          </table:table-cell>
          <table:table-cell office:value-type="string">
            <text:p>8797.0</text:p>
          </table:table-cell>
          <table:table-cell office:value-type="string">
            <text:p>20640.0</text:p>
          </table:table-cell>
          <table:table-cell office:value-type="string">
            <text:p>10349.0</text:p>
          </table:table-cell>
          <table:table-cell office:value-type="string">
            <text:p>16087.0</text:p>
          </table:table-cell>
          <table:table-cell office:value-type="string">
            <text:p>8896.0</text:p>
          </table:table-cell>
          <table:table-cell office:value-type="string">
            <text:p>1396.0</text:p>
          </table:table-cell>
          <table:table-cell office:value-type="string">
            <text:p>5320.0</text:p>
          </table:table-cell>
          <table:table-cell office:value-type="string">
            <text:p>125582</text:p>
          </table:table-cell>
          <table:table-cell office:value-type="string">
            <text:p>79352.1</text:p>
          </table:table-cell>
          <table:table-cell office:value-type="string">
            <text:p>2.54069</text:p>
          </table:table-cell>
          <table:table-cell office:value-type="string">
            <text:p>1033689.0</text:p>
          </table:table-cell>
          <table:table-cell office:value-type="string">
            <text:p>1018032.0</text:p>
          </table:table-cell>
          <table:table-cell office:value-type="string">
            <text:p>1017893.747265</text:p>
          </table:table-cell>
          <table:table-cell office:value-type="string">
            <text:p>441299.285793</text:p>
          </table:table-cell>
          <table:table-cell office:value-type="string">
            <text:p>903219.747265</text:p>
          </table:table-cell>
          <table:table-cell office:value-type="string">
            <text:p>891287.747265</text:p>
          </table:table-cell>
          <table:table-cell office:value-type="string">
            <text:p>1395490.899702</text:p>
          </table:table-cell>
        </table:table-row>
        <table:table-row>
          <table:table-cell office:value-type="string">
            <text:p>c37</text:p>
          </table:table-cell>
          <table:table-cell office:value-type="string">
            <text:p>2194.0</text:p>
          </table:table-cell>
          <table:table-cell office:value-type="string">
            <text:p>4614.0</text:p>
          </table:table-cell>
          <table:table-cell office:value-type="string">
            <text:p>5020.0</text:p>
          </table:table-cell>
          <table:table-cell office:value-type="string">
            <text:p>2242.0</text:p>
          </table:table-cell>
          <table:table-cell office:value-type="string">
            <text:p>8235.0</text:p>
          </table:table-cell>
          <table:table-cell office:value-type="string">
            <text:p>10755.0</text:p>
          </table:table-cell>
          <table:table-cell office:value-type="string">
            <text:p>10248.0</text:p>
          </table:table-cell>
          <table:table-cell office:value-type="string">
            <text:p>2439.0</text:p>
          </table:table-cell>
          <table:table-cell office:value-type="string">
            <text:p>10673.0</text:p>
          </table:table-cell>
          <table:table-cell office:value-type="string">
            <text:p>7540.0</text:p>
          </table:table-cell>
          <table:table-cell office:value-type="string">
            <text:p>4494.0</text:p>
          </table:table-cell>
          <table:table-cell office:value-type="string">
            <text:p>4134.0</text:p>
          </table:table-cell>
          <table:table-cell office:value-type="string">
            <text:p>14705.0</text:p>
          </table:table-cell>
          <table:table-cell office:value-type="string">
            <text:p>2301.0</text:p>
          </table:table-cell>
          <table:table-cell office:value-type="string">
            <text:p>3890.0</text:p>
          </table:table-cell>
          <table:table-cell office:value-type="string">
            <text:p>3945.0</text:p>
          </table:table-cell>
          <table:table-cell office:value-type="string">
            <text:p>2092.0</text:p>
          </table:table-cell>
          <table:table-cell office:value-type="string">
            <text:p>4648.0</text:p>
          </table:table-cell>
          <table:table-cell office:value-type="string">
            <text:p>1480.0</text:p>
          </table:table-cell>
          <table:table-cell office:value-type="string">
            <text:p>8633.0</text:p>
          </table:table-cell>
          <table:table-cell office:value-type="string">
            <text:p>2517.0</text:p>
          </table:table-cell>
          <table:table-cell office:value-type="string">
            <text:p>11266.0</text:p>
          </table:table-cell>
          <table:table-cell office:value-type="string">
            <text:p>9996.0</text:p>
          </table:table-cell>
          <table:table-cell office:value-type="string">
            <text:p>2603.0</text:p>
          </table:table-cell>
          <table:table-cell office:value-type="string">
            <text:p>9498.0</text:p>
          </table:table-cell>
          <table:table-cell office:value-type="string">
            <text:p>21611.0</text:p>
          </table:table-cell>
          <table:table-cell office:value-type="string">
            <text:p>10539.0</text:p>
          </table:table-cell>
          <table:table-cell office:value-type="string">
            <text:p>14141.0</text:p>
          </table:table-cell>
          <table:table-cell office:value-type="string">
            <text:p>10773.0</text:p>
          </table:table-cell>
          <table:table-cell office:value-type="string">
            <text:p>1081.0</text:p>
          </table:table-cell>
          <table:table-cell office:value-type="string">
            <text:p>5277.0</text:p>
          </table:table-cell>
          <table:table-cell office:value-type="string">
            <text:p>123692</text:p>
          </table:table-cell>
          <table:table-cell office:value-type="string">
            <text:p>76978.4</text:p>
          </table:table-cell>
          <table:table-cell office:value-type="string">
            <text:p>2.52427</text:p>
          </table:table-cell>
          <table:table-cell office:value-type="string">
            <text:p>1107852.0</text:p>
          </table:table-cell>
          <table:table-cell office:value-type="string">
            <text:p>1092973.0</text:p>
          </table:table-cell>
          <table:table-cell office:value-type="string">
            <text:p>1092498.313216</text:p>
          </table:table-cell>
          <table:table-cell office:value-type="string">
            <text:p>428632.72803</text:p>
          </table:table-cell>
          <table:table-cell office:value-type="string">
            <text:p>941009.313216</text:p>
          </table:table-cell>
          <table:table-cell office:value-type="string">
            <text:p>929101.313216</text:p>
          </table:table-cell>
          <table:table-cell office:value-type="string">
            <text:p>1573224.477344</text:p>
          </table:table-cell>
        </table:table-row>
        <table:table-row>
          <table:table-cell office:value-type="string">
            <text:p>c38</text:p>
          </table:table-cell>
          <table:table-cell office:value-type="string">
            <text:p>1884.0</text:p>
          </table:table-cell>
          <table:table-cell office:value-type="string">
            <text:p>6424.0</text:p>
          </table:table-cell>
          <table:table-cell office:value-type="string">
            <text:p>4432.0</text:p>
          </table:table-cell>
          <table:table-cell office:value-type="string">
            <text:p>1987.0</text:p>
          </table:table-cell>
          <table:table-cell office:value-type="string">
            <text:p>8637.0</text:p>
          </table:table-cell>
          <table:table-cell office:value-type="string">
            <text:p>11381.0</text:p>
          </table:table-cell>
          <table:table-cell office:value-type="string">
            <text:p>11387.0</text:p>
          </table:table-cell>
          <table:table-cell office:value-type="string">
            <text:p>2506.0</text:p>
          </table:table-cell>
          <table:table-cell office:value-type="string">
            <text:p>12477.0</text:p>
          </table:table-cell>
          <table:table-cell office:value-type="string">
            <text:p>8617.0</text:p>
          </table:table-cell>
          <table:table-cell office:value-type="string">
            <text:p>6530.0</text:p>
          </table:table-cell>
          <table:table-cell office:value-type="string">
            <text:p>4630.0</text:p>
          </table:table-cell>
          <table:table-cell office:value-type="string">
            <text:p>12133.0</text:p>
          </table:table-cell>
          <table:table-cell office:value-type="string">
            <text:p>1873.0</text:p>
          </table:table-cell>
          <table:table-cell office:value-type="string">
            <text:p>3924.0</text:p>
          </table:table-cell>
          <table:table-cell office:value-type="string">
            <text:p>4139.0</text:p>
          </table:table-cell>
          <table:table-cell office:value-type="string">
            <text:p>1974.0</text:p>
          </table:table-cell>
          <table:table-cell office:value-type="string">
            <text:p>3381.0</text:p>
          </table:table-cell>
          <table:table-cell office:value-type="string">
            <text:p>2014.0</text:p>
          </table:table-cell>
          <table:table-cell office:value-type="string">
            <text:p>11608.0</text:p>
          </table:table-cell>
          <table:table-cell office:value-type="string">
            <text:p>3741.0</text:p>
          </table:table-cell>
          <table:table-cell office:value-type="string">
            <text:p>13002.0</text:p>
          </table:table-cell>
          <table:table-cell office:value-type="string">
            <text:p>8083.0</text:p>
          </table:table-cell>
          <table:table-cell office:value-type="string">
            <text:p>3209.0</text:p>
          </table:table-cell>
          <table:table-cell office:value-type="string">
            <text:p>10355.0</text:p>
          </table:table-cell>
          <table:table-cell office:value-type="string">
            <text:p>22901.0</text:p>
          </table:table-cell>
          <table:table-cell office:value-type="string">
            <text:p>9439.0</text:p>
          </table:table-cell>
          <table:table-cell office:value-type="string">
            <text:p>18231.0</text:p>
          </table:table-cell>
          <table:table-cell office:value-type="string">
            <text:p>11690.0</text:p>
          </table:table-cell>
          <table:table-cell office:value-type="string">
            <text:p>1276.0</text:p>
          </table:table-cell>
          <table:table-cell office:value-type="string">
            <text:p>6474.0</text:p>
          </table:table-cell>
          <table:table-cell office:value-type="string">
            <text:p>143621</text:p>
          </table:table-cell>
          <table:table-cell office:value-type="string">
            <text:p>84815.6</text:p>
          </table:table-cell>
          <table:table-cell office:value-type="string">
            <text:p>2.5121</text:p>
          </table:table-cell>
          <table:table-cell office:value-type="string">
            <text:p>1050475.0</text:p>
          </table:table-cell>
          <table:table-cell office:value-type="string">
            <text:p>1040125.0</text:p>
          </table:table-cell>
          <table:table-cell office:value-type="string">
            <text:p>1039209.615896</text:p>
          </table:table-cell>
          <table:table-cell office:value-type="string">
            <text:p>458401.882124</text:p>
          </table:table-cell>
          <table:table-cell office:value-type="string">
            <text:p>914289.615896</text:p>
          </table:table-cell>
          <table:table-cell office:value-type="string">
            <text:p>906699.615896</text:p>
          </table:table-cell>
          <table:table-cell office:value-type="string">
            <text:p>1455649.797471</text:p>
          </table:table-cell>
        </table:table-row>
        <table:table-row>
          <table:table-cell office:value-type="string">
            <text:p>c39</text:p>
          </table:table-cell>
          <table:table-cell office:value-type="string">
            <text:p>3501.0</text:p>
          </table:table-cell>
          <table:table-cell office:value-type="string">
            <text:p>7051.0</text:p>
          </table:table-cell>
          <table:table-cell office:value-type="string">
            <text:p>3558.0</text:p>
          </table:table-cell>
          <table:table-cell office:value-type="string">
            <text:p>1449.0</text:p>
          </table:table-cell>
          <table:table-cell office:value-type="string">
            <text:p>7652.0</text:p>
          </table:table-cell>
          <table:table-cell office:value-type="string">
            <text:p>12021.0</text:p>
          </table:table-cell>
          <table:table-cell office:value-type="string">
            <text:p>11456.0</text:p>
          </table:table-cell>
          <table:table-cell office:value-type="string">
            <text:p>3243.0</text:p>
          </table:table-cell>
          <table:table-cell office:value-type="string">
            <text:p>12612.0</text:p>
          </table:table-cell>
          <table:table-cell office:value-type="string">
            <text:p>8387.0</text:p>
          </table:table-cell>
          <table:table-cell office:value-type="string">
            <text:p>6045.0</text:p>
          </table:table-cell>
          <table:table-cell office:value-type="string">
            <text:p>4651.0</text:p>
          </table:table-cell>
          <table:table-cell office:value-type="string">
            <text:p>16715.0</text:p>
          </table:table-cell>
          <table:table-cell office:value-type="string">
            <text:p>1882.0</text:p>
          </table:table-cell>
          <table:table-cell office:value-type="string">
            <text:p>4033.0</text:p>
          </table:table-cell>
          <table:table-cell office:value-type="string">
            <text:p>4921.0</text:p>
          </table:table-cell>
          <table:table-cell office:value-type="string">
            <text:p>2164.0</text:p>
          </table:table-cell>
          <table:table-cell office:value-type="string">
            <text:p>4933.0</text:p>
          </table:table-cell>
          <table:table-cell office:value-type="string">
            <text:p>1360.0</text:p>
          </table:table-cell>
          <table:table-cell office:value-type="string">
            <text:p>11024.0</text:p>
          </table:table-cell>
          <table:table-cell office:value-type="string">
            <text:p>4110.0</text:p>
          </table:table-cell>
          <table:table-cell office:value-type="string">
            <text:p>13138.0</text:p>
          </table:table-cell>
          <table:table-cell office:value-type="string">
            <text:p>9802.0</text:p>
          </table:table-cell>
          <table:table-cell office:value-type="string">
            <text:p>4187.0</text:p>
          </table:table-cell>
          <table:table-cell office:value-type="string">
            <text:p>12571.0</text:p>
          </table:table-cell>
          <table:table-cell office:value-type="string">
            <text:p>25967.0</text:p>
          </table:table-cell>
          <table:table-cell office:value-type="string">
            <text:p>11922.0</text:p>
          </table:table-cell>
          <table:table-cell office:value-type="string">
            <text:p>21060.0</text:p>
          </table:table-cell>
          <table:table-cell office:value-type="string">
            <text:p>11045.0</text:p>
          </table:table-cell>
          <table:table-cell office:value-type="string">
            <text:p>1517.0</text:p>
          </table:table-cell>
          <table:table-cell office:value-type="string">
            <text:p>6903.0</text:p>
          </table:table-cell>
          <table:table-cell office:value-type="string">
            <text:p>152985</text:p>
          </table:table-cell>
          <table:table-cell office:value-type="string">
            <text:p>91305.4</text:p>
          </table:table-cell>
          <table:table-cell office:value-type="string">
            <text:p>2.54555</text:p>
          </table:table-cell>
          <table:table-cell office:value-type="string">
            <text:p>1194934.0</text:p>
          </table:table-cell>
          <table:table-cell office:value-type="string">
            <text:p>1170692.0</text:p>
          </table:table-cell>
          <table:table-cell office:value-type="string">
            <text:p>1170044.740949</text:p>
          </table:table-cell>
          <table:table-cell office:value-type="string">
            <text:p>499826.089507</text:p>
          </table:table-cell>
          <table:table-cell office:value-type="string">
            <text:p>1043785.740949</text:p>
          </table:table-cell>
          <table:table-cell office:value-type="string">
            <text:p>1023979.740949</text:p>
          </table:table-cell>
          <table:table-cell office:value-type="string">
            <text:p>1682759.930626</text:p>
          </table:table-cell>
        </table:table-row>
        <table:table-row>
          <table:table-cell office:value-type="string">
            <text:p>c40</text:p>
          </table:table-cell>
          <table:table-cell office:value-type="string">
            <text:p>3700.0</text:p>
          </table:table-cell>
          <table:table-cell office:value-type="string">
            <text:p>6435.0</text:p>
          </table:table-cell>
          <table:table-cell office:value-type="string">
            <text:p>3874.0</text:p>
          </table:table-cell>
          <table:table-cell office:value-type="string">
            <text:p>1151.0</text:p>
          </table:table-cell>
          <table:table-cell office:value-type="string">
            <text:p>9859.0</text:p>
          </table:table-cell>
          <table:table-cell office:value-type="string">
            <text:p>14709.0</text:p>
          </table:table-cell>
          <table:table-cell office:value-type="string">
            <text:p>11925.0</text:p>
          </table:table-cell>
          <table:table-cell office:value-type="string">
            <text:p>2432.0</text:p>
          </table:table-cell>
          <table:table-cell office:value-type="string">
            <text:p>10991.0</text:p>
          </table:table-cell>
          <table:table-cell office:value-type="string">
            <text:p>8330.0</text:p>
          </table:table-cell>
          <table:table-cell office:value-type="string">
            <text:p>5127.0</text:p>
          </table:table-cell>
          <table:table-cell office:value-type="string">
            <text:p>4189.0</text:p>
          </table:table-cell>
          <table:table-cell office:value-type="string">
            <text:p>13968.0</text:p>
          </table:table-cell>
          <table:table-cell office:value-type="string">
            <text:p>1360.0</text:p>
          </table:table-cell>
          <table:table-cell office:value-type="string">
            <text:p>4004.0</text:p>
          </table:table-cell>
          <table:table-cell office:value-type="string">
            <text:p>7761.0</text:p>
          </table:table-cell>
          <table:table-cell office:value-type="string">
            <text:p>1859.0</text:p>
          </table:table-cell>
          <table:table-cell office:value-type="string">
            <text:p>6181.0</text:p>
          </table:table-cell>
          <table:table-cell office:value-type="string">
            <text:p>1991.0</text:p>
          </table:table-cell>
          <table:table-cell office:value-type="string">
            <text:p>9314.0</text:p>
          </table:table-cell>
          <table:table-cell office:value-type="string">
            <text:p>3244.0</text:p>
          </table:table-cell>
          <table:table-cell office:value-type="string">
            <text:p>11719.0</text:p>
          </table:table-cell>
          <table:table-cell office:value-type="string">
            <text:p>11553.0</text:p>
          </table:table-cell>
          <table:table-cell office:value-type="string">
            <text:p>4304.0</text:p>
          </table:table-cell>
          <table:table-cell office:value-type="string">
            <text:p>13693.0</text:p>
          </table:table-cell>
          <table:table-cell office:value-type="string">
            <text:p>22582.0</text:p>
          </table:table-cell>
          <table:table-cell office:value-type="string">
            <text:p>12365.0</text:p>
          </table:table-cell>
          <table:table-cell office:value-type="string">
            <text:p>16777.0</text:p>
          </table:table-cell>
          <table:table-cell office:value-type="string">
            <text:p>13138.0</text:p>
          </table:table-cell>
          <table:table-cell office:value-type="string">
            <text:p>970.0</text:p>
          </table:table-cell>
          <table:table-cell office:value-type="string">
            <text:p>6094.0</text:p>
          </table:table-cell>
          <table:table-cell office:value-type="string">
            <text:p>138878</text:p>
          </table:table-cell>
          <table:table-cell office:value-type="string">
            <text:p>88688.8</text:p>
          </table:table-cell>
          <table:table-cell office:value-type="string">
            <text:p>2.5366</text:p>
          </table:table-cell>
          <table:table-cell office:value-type="string">
            <text:p>1118340.0</text:p>
          </table:table-cell>
          <table:table-cell office:value-type="string">
            <text:p>1105823.0</text:p>
          </table:table-cell>
          <table:table-cell office:value-type="string">
            <text:p>1104944.719752</text:p>
          </table:table-cell>
          <table:table-cell office:value-type="string">
            <text:p>482403.048407</text:p>
          </table:table-cell>
          <table:table-cell office:value-type="string">
            <text:p>1002635.719752</text:p>
          </table:table-cell>
          <table:table-cell office:value-type="string">
            <text:p>993808.719752</text:p>
          </table:table-cell>
          <table:table-cell office:value-type="string">
            <text:p>1564369.296514</text:p>
          </table:table-cell>
        </table:table-row>
        <table:table-row>
          <table:table-cell office:value-type="string">
            <text:p>c41</text:p>
          </table:table-cell>
          <table:table-cell office:value-type="string">
            <text:p>3895.0</text:p>
          </table:table-cell>
          <table:table-cell office:value-type="string">
            <text:p>7164.0</text:p>
          </table:table-cell>
          <table:table-cell office:value-type="string">
            <text:p>4927.0</text:p>
          </table:table-cell>
          <table:table-cell office:value-type="string">
            <text:p>1886.0</text:p>
          </table:table-cell>
          <table:table-cell office:value-type="string">
            <text:p>9728.0</text:p>
          </table:table-cell>
          <table:table-cell office:value-type="string">
            <text:p>16617.0</text:p>
          </table:table-cell>
          <table:table-cell office:value-type="string">
            <text:p>15924.0</text:p>
          </table:table-cell>
          <table:table-cell office:value-type="string">
            <text:p>3006.0</text:p>
          </table:table-cell>
          <table:table-cell office:value-type="string">
            <text:p>12936.0</text:p>
          </table:table-cell>
          <table:table-cell office:value-type="string">
            <text:p>9935.0</text:p>
          </table:table-cell>
          <table:table-cell office:value-type="string">
            <text:p>5686.0</text:p>
          </table:table-cell>
          <table:table-cell office:value-type="string">
            <text:p>4852.0</text:p>
          </table:table-cell>
          <table:table-cell office:value-type="string">
            <text:p>17157.0</text:p>
          </table:table-cell>
          <table:table-cell office:value-type="string">
            <text:p>2344.0</text:p>
          </table:table-cell>
          <table:table-cell office:value-type="string">
            <text:p>3933.0</text:p>
          </table:table-cell>
          <table:table-cell office:value-type="string">
            <text:p>5645.0</text:p>
          </table:table-cell>
          <table:table-cell office:value-type="string">
            <text:p>2217.0</text:p>
          </table:table-cell>
          <table:table-cell office:value-type="string">
            <text:p>5609.0</text:p>
          </table:table-cell>
          <table:table-cell office:value-type="string">
            <text:p>1761.0</text:p>
          </table:table-cell>
          <table:table-cell office:value-type="string">
            <text:p>13057.0</text:p>
          </table:table-cell>
          <table:table-cell office:value-type="string">
            <text:p>4586.0</text:p>
          </table:table-cell>
          <table:table-cell office:value-type="string">
            <text:p>15311.0</text:p>
          </table:table-cell>
          <table:table-cell office:value-type="string">
            <text:p>11508.0</text:p>
          </table:table-cell>
          <table:table-cell office:value-type="string">
            <text:p>4411.0</text:p>
          </table:table-cell>
          <table:table-cell office:value-type="string">
            <text:p>14809.0</text:p>
          </table:table-cell>
          <table:table-cell office:value-type="string">
            <text:p>25786.0</text:p>
          </table:table-cell>
          <table:table-cell office:value-type="string">
            <text:p>12438.0</text:p>
          </table:table-cell>
          <table:table-cell office:value-type="string">
            <text:p>18134.0</text:p>
          </table:table-cell>
          <table:table-cell office:value-type="string">
            <text:p>9828.0</text:p>
          </table:table-cell>
          <table:table-cell office:value-type="string">
            <text:p>1424.0</text:p>
          </table:table-cell>
          <table:table-cell office:value-type="string">
            <text:p>6820.0</text:p>
          </table:table-cell>
          <table:table-cell office:value-type="string">
            <text:p>157496</text:p>
          </table:table-cell>
          <table:table-cell office:value-type="string">
            <text:p>99596.7</text:p>
          </table:table-cell>
          <table:table-cell office:value-type="string">
            <text:p>2.49279</text:p>
          </table:table-cell>
          <table:table-cell office:value-type="string">
            <text:p>1301526.0</text:p>
          </table:table-cell>
          <table:table-cell office:value-type="string">
            <text:p>1285287.0</text:p>
          </table:table-cell>
          <table:table-cell office:value-type="string">
            <text:p>1284607.812723</text:p>
          </table:table-cell>
          <table:table-cell office:value-type="string">
            <text:p>547600.387176</text:p>
          </table:table-cell>
          <table:table-cell office:value-type="string">
            <text:p>1145999.812723</text:p>
          </table:table-cell>
          <table:table-cell office:value-type="string">
            <text:p>1133756.812723</text:p>
          </table:table-cell>
          <table:table-cell office:value-type="string">
            <text:p>1845494.8589</text:p>
          </table:table-cell>
        </table:table-row>
        <table:table-row>
          <table:table-cell office:value-type="string">
            <text:p>c42</text:p>
          </table:table-cell>
          <table:table-cell office:value-type="string">
            <text:p>3704.0</text:p>
          </table:table-cell>
          <table:table-cell office:value-type="string">
            <text:p>7327.0</text:p>
          </table:table-cell>
          <table:table-cell office:value-type="string">
            <text:p>5973.0</text:p>
          </table:table-cell>
          <table:table-cell office:value-type="string">
            <text:p>1832.0</text:p>
          </table:table-cell>
          <table:table-cell office:value-type="string">
            <text:p>8485.0</text:p>
          </table:table-cell>
          <table:table-cell office:value-type="string">
            <text:p>14136.0</text:p>
          </table:table-cell>
          <table:table-cell office:value-type="string">
            <text:p>9947.0</text:p>
          </table:table-cell>
          <table:table-cell office:value-type="string">
            <text:p>3174.0</text:p>
          </table:table-cell>
          <table:table-cell office:value-type="string">
            <text:p>12709.0</text:p>
          </table:table-cell>
          <table:table-cell office:value-type="string">
            <text:p>9360.0</text:p>
          </table:table-cell>
          <table:table-cell office:value-type="string">
            <text:p>7365.0</text:p>
          </table:table-cell>
          <table:table-cell office:value-type="string">
            <text:p>5347.0</text:p>
          </table:table-cell>
          <table:table-cell office:value-type="string">
            <text:p>11216.0</text:p>
          </table:table-cell>
          <table:table-cell office:value-type="string">
            <text:p>2138.0</text:p>
          </table:table-cell>
          <table:table-cell office:value-type="string">
            <text:p>3203.0</text:p>
          </table:table-cell>
          <table:table-cell office:value-type="string">
            <text:p>4196.0</text:p>
          </table:table-cell>
          <table:table-cell office:value-type="string">
            <text:p>2739.0</text:p>
          </table:table-cell>
          <table:table-cell office:value-type="string">
            <text:p>4418.0</text:p>
          </table:table-cell>
          <table:table-cell office:value-type="string">
            <text:p>2719.0</text:p>
          </table:table-cell>
          <table:table-cell office:value-type="string">
            <text:p>12866.0</text:p>
          </table:table-cell>
          <table:table-cell office:value-type="string">
            <text:p>3780.0</text:p>
          </table:table-cell>
          <table:table-cell office:value-type="string">
            <text:p>14629.0</text:p>
          </table:table-cell>
          <table:table-cell office:value-type="string">
            <text:p>8769.0</text:p>
          </table:table-cell>
          <table:table-cell office:value-type="string">
            <text:p>4110.0</text:p>
          </table:table-cell>
          <table:table-cell office:value-type="string">
            <text:p>12458.0</text:p>
          </table:table-cell>
          <table:table-cell office:value-type="string">
            <text:p>28213.0</text:p>
          </table:table-cell>
          <table:table-cell office:value-type="string">
            <text:p>10521.0</text:p>
          </table:table-cell>
          <table:table-cell office:value-type="string">
            <text:p>23114.0</text:p>
          </table:table-cell>
          <table:table-cell office:value-type="string">
            <text:p>15180.0</text:p>
          </table:table-cell>
          <table:table-cell office:value-type="string">
            <text:p>1521.0</text:p>
          </table:table-cell>
          <table:table-cell office:value-type="string">
            <text:p>7113.0</text:p>
          </table:table-cell>
          <table:table-cell office:value-type="string">
            <text:p>157929</text:p>
          </table:table-cell>
          <table:table-cell office:value-type="string">
            <text:p>97356.0</text:p>
          </table:table-cell>
          <table:table-cell office:value-type="string">
            <text:p>2.47864</text:p>
          </table:table-cell>
          <table:table-cell office:value-type="string">
            <text:p>1171280.0</text:p>
          </table:table-cell>
          <table:table-cell office:value-type="string">
            <text:p>1148939.0</text:p>
          </table:table-cell>
          <table:table-cell office:value-type="string">
            <text:p>1148351.438105</text:p>
          </table:table-cell>
          <table:table-cell office:value-type="string">
            <text:p>522828.96913</text:p>
          </table:table-cell>
          <table:table-cell office:value-type="string">
            <text:p>1039055.438105</text:p>
          </table:table-cell>
          <table:table-cell office:value-type="string">
            <text:p>1020481.438105</text:p>
          </table:table-cell>
          <table:table-cell office:value-type="string">
            <text:p>1676146.899211</text:p>
          </table:table-cell>
        </table:table-row>
        <table:table-row>
          <table:table-cell office:value-type="string">
            <text:p>c43</text:p>
          </table:table-cell>
          <table:table-cell office:value-type="string">
            <text:p>3787.0</text:p>
          </table:table-cell>
          <table:table-cell office:value-type="string">
            <text:p>8595.0</text:p>
          </table:table-cell>
          <table:table-cell office:value-type="string">
            <text:p>3800.0</text:p>
          </table:table-cell>
          <table:table-cell office:value-type="string">
            <text:p>2014.0</text:p>
          </table:table-cell>
          <table:table-cell office:value-type="string">
            <text:p>8835.0</text:p>
          </table:table-cell>
          <table:table-cell office:value-type="string">
            <text:p>13046.0</text:p>
          </table:table-cell>
          <table:table-cell office:value-type="string">
            <text:p>13653.0</text:p>
          </table:table-cell>
          <table:table-cell office:value-type="string">
            <text:p>3346.0</text:p>
          </table:table-cell>
          <table:table-cell office:value-type="string">
            <text:p>12337.0</text:p>
          </table:table-cell>
          <table:table-cell office:value-type="string">
            <text:p>10076.0</text:p>
          </table:table-cell>
          <table:table-cell office:value-type="string">
            <text:p>6878.0</text:p>
          </table:table-cell>
          <table:table-cell office:value-type="string">
            <text:p>5290.0</text:p>
          </table:table-cell>
          <table:table-cell office:value-type="string">
            <text:p>16236.0</text:p>
          </table:table-cell>
          <table:table-cell office:value-type="string">
            <text:p>2361.0</text:p>
          </table:table-cell>
          <table:table-cell office:value-type="string">
            <text:p>4520.0</text:p>
          </table:table-cell>
          <table:table-cell office:value-type="string">
            <text:p>5139.0</text:p>
          </table:table-cell>
          <table:table-cell office:value-type="string">
            <text:p>2299.0</text:p>
          </table:table-cell>
          <table:table-cell office:value-type="string">
            <text:p>4893.0</text:p>
          </table:table-cell>
          <table:table-cell office:value-type="string">
            <text:p>1852.0</text:p>
          </table:table-cell>
          <table:table-cell office:value-type="string">
            <text:p>13414.0</text:p>
          </table:table-cell>
          <table:table-cell office:value-type="string">
            <text:p>3492.0</text:p>
          </table:table-cell>
          <table:table-cell office:value-type="string">
            <text:p>14994.0</text:p>
          </table:table-cell>
          <table:table-cell office:value-type="string">
            <text:p>11377.0</text:p>
          </table:table-cell>
          <table:table-cell office:value-type="string">
            <text:p>4235.0</text:p>
          </table:table-cell>
          <table:table-cell office:value-type="string">
            <text:p>14207.0</text:p>
          </table:table-cell>
          <table:table-cell office:value-type="string">
            <text:p>26855.0</text:p>
          </table:table-cell>
          <table:table-cell office:value-type="string">
            <text:p>12229.0</text:p>
          </table:table-cell>
          <table:table-cell office:value-type="string">
            <text:p>19024.0</text:p>
          </table:table-cell>
          <table:table-cell office:value-type="string">
            <text:p>13592.0</text:p>
          </table:table-cell>
          <table:table-cell office:value-type="string">
            <text:p>1308.0</text:p>
          </table:table-cell>
          <table:table-cell office:value-type="string">
            <text:p>7014.0</text:p>
          </table:table-cell>
          <table:table-cell office:value-type="string">
            <text:p>153705</text:p>
          </table:table-cell>
          <table:table-cell office:value-type="string">
            <text:p>97148.2</text:p>
          </table:table-cell>
          <table:table-cell office:value-type="string">
            <text:p>2.52406</text:p>
          </table:table-cell>
          <table:table-cell office:value-type="string">
            <text:p>1314635.0</text:p>
          </table:table-cell>
          <table:table-cell office:value-type="string">
            <text:p>1273277.0</text:p>
          </table:table-cell>
          <table:table-cell office:value-type="string">
            <text:p>1272636.578141</text:p>
          </table:table-cell>
          <table:table-cell office:value-type="string">
            <text:p>538931.547991</text:p>
          </table:table-cell>
          <table:table-cell office:value-type="string">
            <text:p>1154396.578141</text:p>
          </table:table-cell>
          <table:table-cell office:value-type="string">
            <text:p>1120131.578141</text:p>
          </table:table-cell>
          <table:table-cell office:value-type="string">
            <text:p>1818350.273121</text:p>
          </table:table-cell>
        </table:table-row>
        <table:table-row>
          <table:table-cell office:value-type="string">
            <text:p>c44</text:p>
          </table:table-cell>
          <table:table-cell office:value-type="string">
            <text:p>3373.0</text:p>
          </table:table-cell>
          <table:table-cell office:value-type="string">
            <text:p>7401.0</text:p>
          </table:table-cell>
          <table:table-cell office:value-type="string">
            <text:p>3383.0</text:p>
          </table:table-cell>
          <table:table-cell office:value-type="string">
            <text:p>1700.0</text:p>
          </table:table-cell>
          <table:table-cell office:value-type="string">
            <text:p>10871.0</text:p>
          </table:table-cell>
          <table:table-cell office:value-type="string">
            <text:p>13005.0</text:p>
          </table:table-cell>
          <table:table-cell office:value-type="string">
            <text:p>12129.0</text:p>
          </table:table-cell>
          <table:table-cell office:value-type="string">
            <text:p>2661.0</text:p>
          </table:table-cell>
          <table:table-cell office:value-type="string">
            <text:p>10451.0</text:p>
          </table:table-cell>
          <table:table-cell office:value-type="string">
            <text:p>8789.0</text:p>
          </table:table-cell>
          <table:table-cell office:value-type="string">
            <text:p>6063.0</text:p>
          </table:table-cell>
          <table:table-cell office:value-type="string">
            <text:p>4451.0</text:p>
          </table:table-cell>
          <table:table-cell office:value-type="string">
            <text:p>16240.0</text:p>
          </table:table-cell>
          <table:table-cell office:value-type="string">
            <text:p>1916.0</text:p>
          </table:table-cell>
          <table:table-cell office:value-type="string">
            <text:p>3458.0</text:p>
          </table:table-cell>
          <table:table-cell office:value-type="string">
            <text:p>4306.0</text:p>
          </table:table-cell>
          <table:table-cell office:value-type="string">
            <text:p>1986.0</text:p>
          </table:table-cell>
          <table:table-cell office:value-type="string">
            <text:p>4749.0</text:p>
          </table:table-cell>
          <table:table-cell office:value-type="string">
            <text:p>1843.0</text:p>
          </table:table-cell>
          <table:table-cell office:value-type="string">
            <text:p>11825.0</text:p>
          </table:table-cell>
          <table:table-cell office:value-type="string">
            <text:p>3270.0</text:p>
          </table:table-cell>
          <table:table-cell office:value-type="string">
            <text:p>14622.0</text:p>
          </table:table-cell>
          <table:table-cell office:value-type="string">
            <text:p>10523.0</text:p>
          </table:table-cell>
          <table:table-cell office:value-type="string">
            <text:p>3329.0</text:p>
          </table:table-cell>
          <table:table-cell office:value-type="string">
            <text:p>10924.0</text:p>
          </table:table-cell>
          <table:table-cell office:value-type="string">
            <text:p>24759.0</text:p>
          </table:table-cell>
          <table:table-cell office:value-type="string">
            <text:p>12237.0</text:p>
          </table:table-cell>
          <table:table-cell office:value-type="string">
            <text:p>17793.0</text:p>
          </table:table-cell>
          <table:table-cell office:value-type="string">
            <text:p>10391.0</text:p>
          </table:table-cell>
          <table:table-cell office:value-type="string">
            <text:p>1110.0</text:p>
          </table:table-cell>
          <table:table-cell office:value-type="string">
            <text:p>6210.0</text:p>
          </table:table-cell>
          <table:table-cell office:value-type="string">
            <text:p>151328</text:p>
          </table:table-cell>
          <table:table-cell office:value-type="string">
            <text:p>94125.6</text:p>
          </table:table-cell>
          <table:table-cell office:value-type="string">
            <text:p>2.41577</text:p>
          </table:table-cell>
          <table:table-cell office:value-type="string">
            <text:p>1179506.0</text:p>
          </table:table-cell>
          <table:table-cell office:value-type="string">
            <text:p>1161825.0</text:p>
          </table:table-cell>
          <table:table-cell office:value-type="string">
            <text:p>1160908.197775</text:p>
          </table:table-cell>
          <table:table-cell office:value-type="string">
            <text:p>491402.382531</text:p>
          </table:table-cell>
          <table:table-cell office:value-type="string">
            <text:p>1035502.197775</text:p>
          </table:table-cell>
          <table:table-cell office:value-type="string">
            <text:p>1021871.197775</text:p>
          </table:table-cell>
          <table:table-cell office:value-type="string">
            <text:p>1640678.641673</text:p>
          </table:table-cell>
        </table:table-row>
        <table:table-row>
          <table:table-cell office:value-type="string">
            <text:p>c45</text:p>
          </table:table-cell>
          <table:table-cell office:value-type="string">
            <text:p>3309.0</text:p>
          </table:table-cell>
          <table:table-cell office:value-type="string">
            <text:p>7239.0</text:p>
          </table:table-cell>
          <table:table-cell office:value-type="string">
            <text:p>4544.0</text:p>
          </table:table-cell>
          <table:table-cell office:value-type="string">
            <text:p>2070.0</text:p>
          </table:table-cell>
          <table:table-cell office:value-type="string">
            <text:p>9112.0</text:p>
          </table:table-cell>
          <table:table-cell office:value-type="string">
            <text:p>14406.0</text:p>
          </table:table-cell>
          <table:table-cell office:value-type="string">
            <text:p>13162.0</text:p>
          </table:table-cell>
          <table:table-cell office:value-type="string">
            <text:p>2845.0</text:p>
          </table:table-cell>
          <table:table-cell office:value-type="string">
            <text:p>15605.0</text:p>
          </table:table-cell>
          <table:table-cell office:value-type="string">
            <text:p>8636.0</text:p>
          </table:table-cell>
          <table:table-cell office:value-type="string">
            <text:p>8180.0</text:p>
          </table:table-cell>
          <table:table-cell office:value-type="string">
            <text:p>5079.0</text:p>
          </table:table-cell>
          <table:table-cell office:value-type="string">
            <text:p>16015.0</text:p>
          </table:table-cell>
          <table:table-cell office:value-type="string">
            <text:p>1883.0</text:p>
          </table:table-cell>
          <table:table-cell office:value-type="string">
            <text:p>3576.0</text:p>
          </table:table-cell>
          <table:table-cell office:value-type="string">
            <text:p>4309.0</text:p>
          </table:table-cell>
          <table:table-cell office:value-type="string">
            <text:p>2064.0</text:p>
          </table:table-cell>
          <table:table-cell office:value-type="string">
            <text:p>3793.0</text:p>
          </table:table-cell>
          <table:table-cell office:value-type="string">
            <text:p>2686.0</text:p>
          </table:table-cell>
          <table:table-cell office:value-type="string">
            <text:p>11719.0</text:p>
          </table:table-cell>
          <table:table-cell office:value-type="string">
            <text:p>3477.0</text:p>
          </table:table-cell>
          <table:table-cell office:value-type="string">
            <text:p>15597.0</text:p>
          </table:table-cell>
          <table:table-cell office:value-type="string">
            <text:p>9089.0</text:p>
          </table:table-cell>
          <table:table-cell office:value-type="string">
            <text:p>3615.0</text:p>
          </table:table-cell>
          <table:table-cell office:value-type="string">
            <text:p>11998.0</text:p>
          </table:table-cell>
          <table:table-cell office:value-type="string">
            <text:p>25437.0</text:p>
          </table:table-cell>
          <table:table-cell office:value-type="string">
            <text:p>10138.0</text:p>
          </table:table-cell>
          <table:table-cell office:value-type="string">
            <text:p>20231.0</text:p>
          </table:table-cell>
          <table:table-cell office:value-type="string">
            <text:p>10494.0</text:p>
          </table:table-cell>
          <table:table-cell office:value-type="string">
            <text:p>1371.0</text:p>
          </table:table-cell>
          <table:table-cell office:value-type="string">
            <text:p>6788.0</text:p>
          </table:table-cell>
          <table:table-cell office:value-type="string">
            <text:p>152698</text:p>
          </table:table-cell>
          <table:table-cell office:value-type="string">
            <text:p>95733.4</text:p>
          </table:table-cell>
          <table:table-cell office:value-type="string">
            <text:p>2.50147</text:p>
          </table:table-cell>
          <table:table-cell office:value-type="string">
            <text:p>1261570.0</text:p>
          </table:table-cell>
          <table:table-cell office:value-type="string">
            <text:p>1239864.0</text:p>
          </table:table-cell>
          <table:table-cell office:value-type="string">
            <text:p>1238457.574025</text:p>
          </table:table-cell>
          <table:table-cell office:value-type="string">
            <text:p>516427.518344</text:p>
          </table:table-cell>
          <table:table-cell office:value-type="string">
            <text:p>1106686.574025</text:p>
          </table:table-cell>
          <table:table-cell office:value-type="string">
            <text:p>1089355.574025</text:p>
          </table:table-cell>
          <table:table-cell office:value-type="string">
            <text:p>1788102.661113</text:p>
          </table:table-cell>
        </table:table-row>
        <table:table-row>
          <table:table-cell office:value-type="string">
            <text:p>c47</text:p>
          </table:table-cell>
          <table:table-cell office:value-type="string">
            <text:p>4580.0</text:p>
          </table:table-cell>
          <table:table-cell office:value-type="string">
            <text:p>8547.0</text:p>
          </table:table-cell>
          <table:table-cell office:value-type="string">
            <text:p>4310.0</text:p>
          </table:table-cell>
          <table:table-cell office:value-type="string">
            <text:p>2821.0</text:p>
          </table:table-cell>
          <table:table-cell office:value-type="string">
            <text:p>10793.0</text:p>
          </table:table-cell>
          <table:table-cell office:value-type="string">
            <text:p>14317.0</text:p>
          </table:table-cell>
          <table:table-cell office:value-type="string">
            <text:p>13400.0</text:p>
          </table:table-cell>
          <table:table-cell office:value-type="string">
            <text:p>3069.0</text:p>
          </table:table-cell>
          <table:table-cell office:value-type="string">
            <text:p>14834.0</text:p>
          </table:table-cell>
          <table:table-cell office:value-type="string">
            <text:p>10752.0</text:p>
          </table:table-cell>
          <table:table-cell office:value-type="string">
            <text:p>6603.0</text:p>
          </table:table-cell>
          <table:table-cell office:value-type="string">
            <text:p>5982.0</text:p>
          </table:table-cell>
          <table:table-cell office:value-type="string">
            <text:p>16154.0</text:p>
          </table:table-cell>
          <table:table-cell office:value-type="string">
            <text:p>2337.0</text:p>
          </table:table-cell>
          <table:table-cell office:value-type="string">
            <text:p>4076.0</text:p>
          </table:table-cell>
          <table:table-cell office:value-type="string">
            <text:p>5375.0</text:p>
          </table:table-cell>
          <table:table-cell office:value-type="string">
            <text:p>2428.0</text:p>
          </table:table-cell>
          <table:table-cell office:value-type="string">
            <text:p>4652.0</text:p>
          </table:table-cell>
          <table:table-cell office:value-type="string">
            <text:p>1838.0</text:p>
          </table:table-cell>
          <table:table-cell office:value-type="string">
            <text:p>12767.0</text:p>
          </table:table-cell>
          <table:table-cell office:value-type="string">
            <text:p>4213.0</text:p>
          </table:table-cell>
          <table:table-cell office:value-type="string">
            <text:p>15856.0</text:p>
          </table:table-cell>
          <table:table-cell office:value-type="string">
            <text:p>10719.0</text:p>
          </table:table-cell>
          <table:table-cell office:value-type="string">
            <text:p>3125.0</text:p>
          </table:table-cell>
          <table:table-cell office:value-type="string">
            <text:p>14672.0</text:p>
          </table:table-cell>
          <table:table-cell office:value-type="string">
            <text:p>28370.0</text:p>
          </table:table-cell>
          <table:table-cell office:value-type="string">
            <text:p>13680.0</text:p>
          </table:table-cell>
          <table:table-cell office:value-type="string">
            <text:p>23817.0</text:p>
          </table:table-cell>
          <table:table-cell office:value-type="string">
            <text:p>12416.0</text:p>
          </table:table-cell>
          <table:table-cell office:value-type="string">
            <text:p>1734.0</text:p>
          </table:table-cell>
          <table:table-cell office:value-type="string">
            <text:p>7538.0</text:p>
          </table:table-cell>
          <table:table-cell office:value-type="string">
            <text:p>170271</text:p>
          </table:table-cell>
          <table:table-cell office:value-type="string">
            <text:p>101631.0</text:p>
          </table:table-cell>
          <table:table-cell office:value-type="string">
            <text:p>2.58425</text:p>
          </table:table-cell>
          <table:table-cell office:value-type="string">
            <text:p>1302220.0</text:p>
          </table:table-cell>
          <table:table-cell office:value-type="string">
            <text:p>1278103.0</text:p>
          </table:table-cell>
          <table:table-cell office:value-type="string">
            <text:p>1277845.825697</text:p>
          </table:table-cell>
          <table:table-cell office:value-type="string">
            <text:p>567833.092228</text:p>
          </table:table-cell>
          <table:table-cell office:value-type="string">
            <text:p>1142630.825697</text:p>
          </table:table-cell>
          <table:table-cell office:value-type="string">
            <text:p>1124622.825697</text:p>
          </table:table-cell>
          <table:table-cell office:value-type="string">
            <text:p>1872179.74968</text:p>
          </table:table-cell>
        </table:table-row>
        <table:table-row>
          <table:table-cell office:value-type="string">
            <text:p>c48</text:p>
          </table:table-cell>
          <table:table-cell office:value-type="string">
            <text:p>2718.0</text:p>
          </table:table-cell>
          <table:table-cell office:value-type="string">
            <text:p>6048.0</text:p>
          </table:table-cell>
          <table:table-cell office:value-type="string">
            <text:p>4517.0</text:p>
          </table:table-cell>
          <table:table-cell office:value-type="string">
            <text:p>2527.0</text:p>
          </table:table-cell>
          <table:table-cell office:value-type="string">
            <text:p>9084.0</text:p>
          </table:table-cell>
          <table:table-cell office:value-type="string">
            <text:p>13927.0</text:p>
          </table:table-cell>
          <table:table-cell office:value-type="string">
            <text:p>15158.0</text:p>
          </table:table-cell>
          <table:table-cell office:value-type="string">
            <text:p>2555.0</text:p>
          </table:table-cell>
          <table:table-cell office:value-type="string">
            <text:p>12572.0</text:p>
          </table:table-cell>
          <table:table-cell office:value-type="string">
            <text:p>9162.0</text:p>
          </table:table-cell>
          <table:table-cell office:value-type="string">
            <text:p>7762.0</text:p>
          </table:table-cell>
          <table:table-cell office:value-type="string">
            <text:p>5213.0</text:p>
          </table:table-cell>
          <table:table-cell office:value-type="string">
            <text:p>12862.0</text:p>
          </table:table-cell>
          <table:table-cell office:value-type="string">
            <text:p>2664.0</text:p>
          </table:table-cell>
          <table:table-cell office:value-type="string">
            <text:p>3171.0</text:p>
          </table:table-cell>
          <table:table-cell office:value-type="string">
            <text:p>8066.0</text:p>
          </table:table-cell>
          <table:table-cell office:value-type="string">
            <text:p>2454.0</text:p>
          </table:table-cell>
          <table:table-cell office:value-type="string">
            <text:p>5519.0</text:p>
          </table:table-cell>
          <table:table-cell office:value-type="string">
            <text:p>2712.0</text:p>
          </table:table-cell>
          <table:table-cell office:value-type="string">
            <text:p>8214.0</text:p>
          </table:table-cell>
          <table:table-cell office:value-type="string">
            <text:p>3454.0</text:p>
          </table:table-cell>
          <table:table-cell office:value-type="string">
            <text:p>9972.0</text:p>
          </table:table-cell>
          <table:table-cell office:value-type="string">
            <text:p>11108.0</text:p>
          </table:table-cell>
          <table:table-cell office:value-type="string">
            <text:p>3049.0</text:p>
          </table:table-cell>
          <table:table-cell office:value-type="string">
            <text:p>21125.0</text:p>
          </table:table-cell>
          <table:table-cell office:value-type="string">
            <text:p>31331.0</text:p>
          </table:table-cell>
          <table:table-cell office:value-type="string">
            <text:p>8552.0</text:p>
          </table:table-cell>
          <table:table-cell office:value-type="string">
            <text:p>22073.0</text:p>
          </table:table-cell>
          <table:table-cell office:value-type="string">
            <text:p>9340.0</text:p>
          </table:table-cell>
          <table:table-cell office:value-type="string">
            <text:p>1402.0</text:p>
          </table:table-cell>
          <table:table-cell office:value-type="string">
            <text:p>6009.0</text:p>
          </table:table-cell>
          <table:table-cell office:value-type="string">
            <text:p>150577</text:p>
          </table:table-cell>
          <table:table-cell office:value-type="string">
            <text:p>91458.6</text:p>
          </table:table-cell>
          <table:table-cell office:value-type="string">
            <text:p>2.60935</text:p>
          </table:table-cell>
          <table:table-cell office:value-type="string">
            <text:p>1224656.0</text:p>
          </table:table-cell>
          <table:table-cell office:value-type="string">
            <text:p>1193067.0</text:p>
          </table:table-cell>
          <table:table-cell office:value-type="string">
            <text:p>1192489.034199</text:p>
          </table:table-cell>
          <table:table-cell office:value-type="string">
            <text:p>523589.460438</text:p>
          </table:table-cell>
          <table:table-cell office:value-type="string">
            <text:p>1062382.034199</text:p>
          </table:table-cell>
          <table:table-cell office:value-type="string">
            <text:p>1034993.034199</text:p>
          </table:table-cell>
          <table:table-cell office:value-type="string">
            <text:p>1652512.986895</text:p>
          </table:table-cell>
        </table:table-row>
        <table:table-row>
          <table:table-cell office:value-type="string">
            <text:p>c49</text:p>
          </table:table-cell>
          <table:table-cell office:value-type="string">
            <text:p>4879.0</text:p>
          </table:table-cell>
          <table:table-cell office:value-type="string">
            <text:p>8833.0</text:p>
          </table:table-cell>
          <table:table-cell office:value-type="string">
            <text:p>5898.0</text:p>
          </table:table-cell>
          <table:table-cell office:value-type="string">
            <text:p>2173.0</text:p>
          </table:table-cell>
          <table:table-cell office:value-type="string">
            <text:p>11025.0</text:p>
          </table:table-cell>
          <table:table-cell office:value-type="string">
            <text:p>16122.0</text:p>
          </table:table-cell>
          <table:table-cell office:value-type="string">
            <text:p>16250.0</text:p>
          </table:table-cell>
          <table:table-cell office:value-type="string">
            <text:p>4284.0</text:p>
          </table:table-cell>
          <table:table-cell office:value-type="string">
            <text:p>15377.0</text:p>
          </table:table-cell>
          <table:table-cell office:value-type="string">
            <text:p>11859.0</text:p>
          </table:table-cell>
          <table:table-cell office:value-type="string">
            <text:p>7988.0</text:p>
          </table:table-cell>
          <table:table-cell office:value-type="string">
            <text:p>6124.0</text:p>
          </table:table-cell>
          <table:table-cell office:value-type="string">
            <text:p>17904.0</text:p>
          </table:table-cell>
          <table:table-cell office:value-type="string">
            <text:p>1894.0</text:p>
          </table:table-cell>
          <table:table-cell office:value-type="string">
            <text:p>4742.0</text:p>
          </table:table-cell>
          <table:table-cell office:value-type="string">
            <text:p>5321.0</text:p>
          </table:table-cell>
          <table:table-cell office:value-type="string">
            <text:p>2787.0</text:p>
          </table:table-cell>
          <table:table-cell office:value-type="string">
            <text:p>5094.0</text:p>
          </table:table-cell>
          <table:table-cell office:value-type="string">
            <text:p>2166.0</text:p>
          </table:table-cell>
          <table:table-cell office:value-type="string">
            <text:p>14077.0</text:p>
          </table:table-cell>
          <table:table-cell office:value-type="string">
            <text:p>4609.0</text:p>
          </table:table-cell>
          <table:table-cell office:value-type="string">
            <text:p>16677.0</text:p>
          </table:table-cell>
          <table:table-cell office:value-type="string">
            <text:p>13958.0</text:p>
          </table:table-cell>
          <table:table-cell office:value-type="string">
            <text:p>3864.0</text:p>
          </table:table-cell>
          <table:table-cell office:value-type="string">
            <text:p>14588.0</text:p>
          </table:table-cell>
          <table:table-cell office:value-type="string">
            <text:p>28094.0</text:p>
          </table:table-cell>
          <table:table-cell office:value-type="string">
            <text:p>14060.0</text:p>
          </table:table-cell>
          <table:table-cell office:value-type="string">
            <text:p>25735.0</text:p>
          </table:table-cell>
          <table:table-cell office:value-type="string">
            <text:p>12817.0</text:p>
          </table:table-cell>
          <table:table-cell office:value-type="string">
            <text:p>1648.0</text:p>
          </table:table-cell>
          <table:table-cell office:value-type="string">
            <text:p>7283.0</text:p>
          </table:table-cell>
          <table:table-cell office:value-type="string">
            <text:p>171391</text:p>
          </table:table-cell>
          <table:table-cell office:value-type="string">
            <text:p>109012.0</text:p>
          </table:table-cell>
          <table:table-cell office:value-type="string">
            <text:p>2.57855</text:p>
          </table:table-cell>
          <table:table-cell office:value-type="string">
            <text:p>1463564.0</text:p>
          </table:table-cell>
          <table:table-cell office:value-type="string">
            <text:p>1443431.0</text:p>
          </table:table-cell>
          <table:table-cell office:value-type="string">
            <text:p>1443172.954814</text:p>
          </table:table-cell>
          <table:table-cell office:value-type="string">
            <text:p>617997.677177</text:p>
          </table:table-cell>
          <table:table-cell office:value-type="string">
            <text:p>1293797.954814</text:p>
          </table:table-cell>
          <table:table-cell office:value-type="string">
            <text:p>1277879.954814</text:p>
          </table:table-cell>
          <table:table-cell office:value-type="string">
            <text:p>1794051.595549</text:p>
          </table:table-cell>
        </table:table-row>
        <table:table-row>
          <table:table-cell office:value-type="string">
            <text:p>c50</text:p>
          </table:table-cell>
          <table:table-cell office:value-type="string">
            <text:p>2229.0</text:p>
          </table:table-cell>
          <table:table-cell office:value-type="string">
            <text:p>7787.0</text:p>
          </table:table-cell>
          <table:table-cell office:value-type="string">
            <text:p>5038.0</text:p>
          </table:table-cell>
          <table:table-cell office:value-type="string">
            <text:p>1857.0</text:p>
          </table:table-cell>
          <table:table-cell office:value-type="string">
            <text:p>7921.0</text:p>
          </table:table-cell>
          <table:table-cell office:value-type="string">
            <text:p>13209.0</text:p>
          </table:table-cell>
          <table:table-cell office:value-type="string">
            <text:p>12981.0</text:p>
          </table:table-cell>
          <table:table-cell office:value-type="string">
            <text:p>2667.0</text:p>
          </table:table-cell>
          <table:table-cell office:value-type="string">
            <text:p>12384.0</text:p>
          </table:table-cell>
          <table:table-cell office:value-type="string">
            <text:p>7980.0</text:p>
          </table:table-cell>
          <table:table-cell office:value-type="string">
            <text:p>7476.0</text:p>
          </table:table-cell>
          <table:table-cell office:value-type="string">
            <text:p>4106.0</text:p>
          </table:table-cell>
          <table:table-cell office:value-type="string">
            <text:p>15604.0</text:p>
          </table:table-cell>
          <table:table-cell office:value-type="string">
            <text:p>1959.0</text:p>
          </table:table-cell>
          <table:table-cell office:value-type="string">
            <text:p>4250.0</text:p>
          </table:table-cell>
          <table:table-cell office:value-type="string">
            <text:p>4461.0</text:p>
          </table:table-cell>
          <table:table-cell office:value-type="string">
            <text:p>1728.0</text:p>
          </table:table-cell>
          <table:table-cell office:value-type="string">
            <text:p>4791.0</text:p>
          </table:table-cell>
          <table:table-cell office:value-type="string">
            <text:p>2546.0</text:p>
          </table:table-cell>
          <table:table-cell office:value-type="string">
            <text:p>10702.0</text:p>
          </table:table-cell>
          <table:table-cell office:value-type="string">
            <text:p>2304.0</text:p>
          </table:table-cell>
          <table:table-cell office:value-type="string">
            <text:p>13111.0</text:p>
          </table:table-cell>
          <table:table-cell office:value-type="string">
            <text:p>9998.0</text:p>
          </table:table-cell>
          <table:table-cell office:value-type="string">
            <text:p>2933.0</text:p>
          </table:table-cell>
          <table:table-cell office:value-type="string">
            <text:p>11219.0</text:p>
          </table:table-cell>
          <table:table-cell office:value-type="string">
            <text:p>26565.0</text:p>
          </table:table-cell>
          <table:table-cell office:value-type="string">
            <text:p>12231.0</text:p>
          </table:table-cell>
          <table:table-cell office:value-type="string">
            <text:p>19799.0</text:p>
          </table:table-cell>
          <table:table-cell office:value-type="string">
            <text:p>12744.0</text:p>
          </table:table-cell>
          <table:table-cell office:value-type="string">
            <text:p>1292.0</text:p>
          </table:table-cell>
          <table:table-cell office:value-type="string">
            <text:p>6502.0</text:p>
          </table:table-cell>
          <table:table-cell office:value-type="string">
            <text:p>157807</text:p>
          </table:table-cell>
          <table:table-cell office:value-type="string">
            <text:p>93619.2</text:p>
          </table:table-cell>
          <table:table-cell office:value-type="string">
            <text:p>2.47356</text:p>
          </table:table-cell>
          <table:table-cell office:value-type="string">
            <text:p>1226068.0</text:p>
          </table:table-cell>
          <table:table-cell office:value-type="string">
            <text:p>1202540.0</text:p>
          </table:table-cell>
          <table:table-cell office:value-type="string">
            <text:p>1201419.026817</text:p>
          </table:table-cell>
          <table:table-cell office:value-type="string">
            <text:p>501087.476546</text:p>
          </table:table-cell>
          <table:table-cell office:value-type="string">
            <text:p>1068747.026817</text:p>
          </table:table-cell>
          <table:table-cell office:value-type="string">
            <text:p>1049716.026817</text:p>
          </table:table-cell>
          <table:table-cell office:value-type="string">
            <text:p>1737183.36376</text:p>
          </table:table-cell>
        </table:table-row>
        <table:table-row>
          <table:table-cell office:value-type="string">
            <text:p>c51</text:p>
          </table:table-cell>
          <table:table-cell office:value-type="string">
            <text:p>3040.0</text:p>
          </table:table-cell>
          <table:table-cell office:value-type="string">
            <text:p>6773.0</text:p>
          </table:table-cell>
          <table:table-cell office:value-type="string">
            <text:p>4825.0</text:p>
          </table:table-cell>
          <table:table-cell office:value-type="string">
            <text:p>2283.0</text:p>
          </table:table-cell>
          <table:table-cell office:value-type="string">
            <text:p>9651.0</text:p>
          </table:table-cell>
          <table:table-cell office:value-type="string">
            <text:p>15024.0</text:p>
          </table:table-cell>
          <table:table-cell office:value-type="string">
            <text:p>13799.0</text:p>
          </table:table-cell>
          <table:table-cell office:value-type="string">
            <text:p>2922.0</text:p>
          </table:table-cell>
          <table:table-cell office:value-type="string">
            <text:p>12927.0</text:p>
          </table:table-cell>
          <table:table-cell office:value-type="string">
            <text:p>9505.0</text:p>
          </table:table-cell>
          <table:table-cell office:value-type="string">
            <text:p>8797.0</text:p>
          </table:table-cell>
          <table:table-cell office:value-type="string">
            <text:p>4508.0</text:p>
          </table:table-cell>
          <table:table-cell office:value-type="string">
            <text:p>16943.0</text:p>
          </table:table-cell>
          <table:table-cell office:value-type="string">
            <text:p>2109.0</text:p>
          </table:table-cell>
          <table:table-cell office:value-type="string">
            <text:p>4393.0</text:p>
          </table:table-cell>
          <table:table-cell office:value-type="string">
            <text:p>5740.0</text:p>
          </table:table-cell>
          <table:table-cell office:value-type="string">
            <text:p>2400.0</text:p>
          </table:table-cell>
          <table:table-cell office:value-type="string">
            <text:p>6096.0</text:p>
          </table:table-cell>
          <table:table-cell office:value-type="string">
            <text:p>3093.0</text:p>
          </table:table-cell>
          <table:table-cell office:value-type="string">
            <text:p>12177.0</text:p>
          </table:table-cell>
          <table:table-cell office:value-type="string">
            <text:p>3454.0</text:p>
          </table:table-cell>
          <table:table-cell office:value-type="string">
            <text:p>12875.0</text:p>
          </table:table-cell>
          <table:table-cell office:value-type="string">
            <text:p>10949.0</text:p>
          </table:table-cell>
          <table:table-cell office:value-type="string">
            <text:p>3487.0</text:p>
          </table:table-cell>
          <table:table-cell office:value-type="string">
            <text:p>14535.0</text:p>
          </table:table-cell>
          <table:table-cell office:value-type="string">
            <text:p>25140.0</text:p>
          </table:table-cell>
          <table:table-cell office:value-type="string">
            <text:p>10622.0</text:p>
          </table:table-cell>
          <table:table-cell office:value-type="string">
            <text:p>18850.0</text:p>
          </table:table-cell>
          <table:table-cell office:value-type="string">
            <text:p>11627.0</text:p>
          </table:table-cell>
          <table:table-cell office:value-type="string">
            <text:p>1141.0</text:p>
          </table:table-cell>
          <table:table-cell office:value-type="string">
            <text:p>6631.0</text:p>
          </table:table-cell>
          <table:table-cell office:value-type="string">
            <text:p>153733</text:p>
          </table:table-cell>
          <table:table-cell office:value-type="string">
            <text:p>92595.2</text:p>
          </table:table-cell>
          <table:table-cell office:value-type="string">
            <text:p>2.62851</text:p>
          </table:table-cell>
          <table:table-cell office:value-type="string">
            <text:p>1222417.0</text:p>
          </table:table-cell>
          <table:table-cell office:value-type="string">
            <text:p>1207617.0</text:p>
          </table:table-cell>
          <table:table-cell office:value-type="string">
            <text:p>1208073.286109</text:p>
          </table:table-cell>
          <table:table-cell office:value-type="string">
            <text:p>532097.121258</text:p>
          </table:table-cell>
          <table:table-cell office:value-type="string">
            <text:p>1074072.286109</text:p>
          </table:table-cell>
          <table:table-cell office:value-type="string">
            <text:p>1063035.286109</text:p>
          </table:table-cell>
          <table:table-cell office:value-type="string">
            <text:p>1534854.150509</text:p>
          </table:table-cell>
        </table:table-row>
        <table:table-row>
          <table:table-cell office:value-type="string">
            <text:p>c52</text:p>
          </table:table-cell>
          <table:table-cell office:value-type="string">
            <text:p>4028.0</text:p>
          </table:table-cell>
          <table:table-cell office:value-type="string">
            <text:p>10800.0</text:p>
          </table:table-cell>
          <table:table-cell office:value-type="string">
            <text:p>4742.0</text:p>
          </table:table-cell>
          <table:table-cell office:value-type="string">
            <text:p>1788.0</text:p>
          </table:table-cell>
          <table:table-cell office:value-type="string">
            <text:p>11344.0</text:p>
          </table:table-cell>
          <table:table-cell office:value-type="string">
            <text:p>15693.0</text:p>
          </table:table-cell>
          <table:table-cell office:value-type="string">
            <text:p>14711.0</text:p>
          </table:table-cell>
          <table:table-cell office:value-type="string">
            <text:p>4077.0</text:p>
          </table:table-cell>
          <table:table-cell office:value-type="string">
            <text:p>13938.0</text:p>
          </table:table-cell>
          <table:table-cell office:value-type="string">
            <text:p>10368.0</text:p>
          </table:table-cell>
          <table:table-cell office:value-type="string">
            <text:p>7083.0</text:p>
          </table:table-cell>
          <table:table-cell office:value-type="string">
            <text:p>4868.0</text:p>
          </table:table-cell>
          <table:table-cell office:value-type="string">
            <text:p>17578.0</text:p>
          </table:table-cell>
          <table:table-cell office:value-type="string">
            <text:p>2167.0</text:p>
          </table:table-cell>
          <table:table-cell office:value-type="string">
            <text:p>4870.0</text:p>
          </table:table-cell>
          <table:table-cell office:value-type="string">
            <text:p>5183.0</text:p>
          </table:table-cell>
          <table:table-cell office:value-type="string">
            <text:p>2085.0</text:p>
          </table:table-cell>
          <table:table-cell office:value-type="string">
            <text:p>5133.0</text:p>
          </table:table-cell>
          <table:table-cell office:value-type="string">
            <text:p>1702.0</text:p>
          </table:table-cell>
          <table:table-cell office:value-type="string">
            <text:p>12585.0</text:p>
          </table:table-cell>
          <table:table-cell office:value-type="string">
            <text:p>3423.0</text:p>
          </table:table-cell>
          <table:table-cell office:value-type="string">
            <text:p>16953.0</text:p>
          </table:table-cell>
          <table:table-cell office:value-type="string">
            <text:p>12955.0</text:p>
          </table:table-cell>
          <table:table-cell office:value-type="string">
            <text:p>5106.0</text:p>
          </table:table-cell>
          <table:table-cell office:value-type="string">
            <text:p>17663.0</text:p>
          </table:table-cell>
          <table:table-cell office:value-type="string">
            <text:p>28248.0</text:p>
          </table:table-cell>
          <table:table-cell office:value-type="string">
            <text:p>16141.0</text:p>
          </table:table-cell>
          <table:table-cell office:value-type="string">
            <text:p>23077.0</text:p>
          </table:table-cell>
          <table:table-cell office:value-type="string">
            <text:p>12510.0</text:p>
          </table:table-cell>
          <table:table-cell office:value-type="string">
            <text:p>1385.0</text:p>
          </table:table-cell>
          <table:table-cell office:value-type="string">
            <text:p>7767.0</text:p>
          </table:table-cell>
          <table:table-cell office:value-type="string">
            <text:p>165250</text:p>
          </table:table-cell>
          <table:table-cell office:value-type="string">
            <text:p>102447.0</text:p>
          </table:table-cell>
          <table:table-cell office:value-type="string">
            <text:p>2.62576</text:p>
          </table:table-cell>
          <table:table-cell office:value-type="string">
            <text:p>1329739.0</text:p>
          </table:table-cell>
          <table:table-cell office:value-type="string">
            <text:p>1297423.0</text:p>
          </table:table-cell>
          <table:table-cell office:value-type="string">
            <text:p>1295541.211972</text:p>
          </table:table-cell>
          <table:table-cell office:value-type="string">
            <text:p>596988.797089</text:p>
          </table:table-cell>
          <table:table-cell office:value-type="string">
            <text:p>1162868.211972</text:p>
          </table:table-cell>
          <table:table-cell office:value-type="string">
            <text:p>1137415.211972</text:p>
          </table:table-cell>
          <table:table-cell office:value-type="string">
            <text:p>1904451.409375</text:p>
          </table:table-cell>
        </table:table-row>
        <table:table-row>
          <table:table-cell office:value-type="string">
            <text:p>c53</text:p>
          </table:table-cell>
          <table:table-cell office:value-type="string">
            <text:p>3053.0</text:p>
          </table:table-cell>
          <table:table-cell office:value-type="string">
            <text:p>7658.0</text:p>
          </table:table-cell>
          <table:table-cell office:value-type="string">
            <text:p>5018.0</text:p>
          </table:table-cell>
          <table:table-cell office:value-type="string">
            <text:p>1970.0</text:p>
          </table:table-cell>
          <table:table-cell office:value-type="string">
            <text:p>8731.0</text:p>
          </table:table-cell>
          <table:table-cell office:value-type="string">
            <text:p>12621.0</text:p>
          </table:table-cell>
          <table:table-cell office:value-type="string">
            <text:p>13969.0</text:p>
          </table:table-cell>
          <table:table-cell office:value-type="string">
            <text:p>3022.0</text:p>
          </table:table-cell>
          <table:table-cell office:value-type="string">
            <text:p>12875.0</text:p>
          </table:table-cell>
          <table:table-cell office:value-type="string">
            <text:p>9812.0</text:p>
          </table:table-cell>
          <table:table-cell office:value-type="string">
            <text:p>7745.0</text:p>
          </table:table-cell>
          <table:table-cell office:value-type="string">
            <text:p>4364.0</text:p>
          </table:table-cell>
          <table:table-cell office:value-type="string">
            <text:p>14528.0</text:p>
          </table:table-cell>
          <table:table-cell office:value-type="string">
            <text:p>2349.0</text:p>
          </table:table-cell>
          <table:table-cell office:value-type="string">
            <text:p>4291.0</text:p>
          </table:table-cell>
          <table:table-cell office:value-type="string">
            <text:p>4284.0</text:p>
          </table:table-cell>
          <table:table-cell office:value-type="string">
            <text:p>2310.0</text:p>
          </table:table-cell>
          <table:table-cell office:value-type="string">
            <text:p>4058.0</text:p>
          </table:table-cell>
          <table:table-cell office:value-type="string">
            <text:p>2770.0</text:p>
          </table:table-cell>
          <table:table-cell office:value-type="string">
            <text:p>12079.0</text:p>
          </table:table-cell>
          <table:table-cell office:value-type="string">
            <text:p>3368.0</text:p>
          </table:table-cell>
          <table:table-cell office:value-type="string">
            <text:p>15110.0</text:p>
          </table:table-cell>
          <table:table-cell office:value-type="string">
            <text:p>10284.0</text:p>
          </table:table-cell>
          <table:table-cell office:value-type="string">
            <text:p>2920.0</text:p>
          </table:table-cell>
          <table:table-cell office:value-type="string">
            <text:p>14196.0</text:p>
          </table:table-cell>
          <table:table-cell office:value-type="string">
            <text:p>28228.0</text:p>
          </table:table-cell>
          <table:table-cell office:value-type="string">
            <text:p>12442.0</text:p>
          </table:table-cell>
          <table:table-cell office:value-type="string">
            <text:p>16759.0</text:p>
          </table:table-cell>
          <table:table-cell office:value-type="string">
            <text:p>11784.0</text:p>
          </table:table-cell>
          <table:table-cell office:value-type="string">
            <text:p>958.0</text:p>
          </table:table-cell>
          <table:table-cell office:value-type="string">
            <text:p>6751.0</text:p>
          </table:table-cell>
          <table:table-cell office:value-type="string">
            <text:p>149901</text:p>
          </table:table-cell>
          <table:table-cell office:value-type="string">
            <text:p>95433.7</text:p>
          </table:table-cell>
          <table:table-cell office:value-type="string">
            <text:p>2.4656</text:p>
          </table:table-cell>
          <table:table-cell office:value-type="string">
            <text:p>1233099.0</text:p>
          </table:table-cell>
          <table:table-cell office:value-type="string">
            <text:p>1210713.0</text:p>
          </table:table-cell>
          <table:table-cell office:value-type="string">
            <text:p>1210660.060239</text:p>
          </table:table-cell>
          <table:table-cell office:value-type="string">
            <text:p>521421.437075</text:p>
          </table:table-cell>
          <table:table-cell office:value-type="string">
            <text:p>1069523.060239</text:p>
          </table:table-cell>
          <table:table-cell office:value-type="string">
            <text:p>1052420.060239</text:p>
          </table:table-cell>
          <table:table-cell office:value-type="string">
            <text:p>1671905.094334</text:p>
          </table:table-cell>
        </table:table-row>
        <table:table-row>
          <table:table-cell office:value-type="string">
            <text:p>c54</text:p>
          </table:table-cell>
          <table:table-cell office:value-type="string">
            <text:p>4006.0</text:p>
          </table:table-cell>
          <table:table-cell office:value-type="string">
            <text:p>7441.0</text:p>
          </table:table-cell>
          <table:table-cell office:value-type="string">
            <text:p>5623.0</text:p>
          </table:table-cell>
          <table:table-cell office:value-type="string">
            <text:p>1692.0</text:p>
          </table:table-cell>
          <table:table-cell office:value-type="string">
            <text:p>8859.0</text:p>
          </table:table-cell>
          <table:table-cell office:value-type="string">
            <text:p>14888.0</text:p>
          </table:table-cell>
          <table:table-cell office:value-type="string">
            <text:p>13294.0</text:p>
          </table:table-cell>
          <table:table-cell office:value-type="string">
            <text:p>3679.0</text:p>
          </table:table-cell>
          <table:table-cell office:value-type="string">
            <text:p>15775.0</text:p>
          </table:table-cell>
          <table:table-cell office:value-type="string">
            <text:p>10689.0</text:p>
          </table:table-cell>
          <table:table-cell office:value-type="string">
            <text:p>9264.0</text:p>
          </table:table-cell>
          <table:table-cell office:value-type="string">
            <text:p>5757.0</text:p>
          </table:table-cell>
          <table:table-cell office:value-type="string">
            <text:p>17357.0</text:p>
          </table:table-cell>
          <table:table-cell office:value-type="string">
            <text:p>2133.0</text:p>
          </table:table-cell>
          <table:table-cell office:value-type="string">
            <text:p>4209.0</text:p>
          </table:table-cell>
          <table:table-cell office:value-type="string">
            <text:p>6079.0</text:p>
          </table:table-cell>
          <table:table-cell office:value-type="string">
            <text:p>2248.0</text:p>
          </table:table-cell>
          <table:table-cell office:value-type="string">
            <text:p>6558.0</text:p>
          </table:table-cell>
          <table:table-cell office:value-type="string">
            <text:p>2710.0</text:p>
          </table:table-cell>
          <table:table-cell office:value-type="string">
            <text:p>11582.0</text:p>
          </table:table-cell>
          <table:table-cell office:value-type="string">
            <text:p>3823.0</text:p>
          </table:table-cell>
          <table:table-cell office:value-type="string">
            <text:p>14482.0</text:p>
          </table:table-cell>
          <table:table-cell office:value-type="string">
            <text:p>11877.0</text:p>
          </table:table-cell>
          <table:table-cell office:value-type="string">
            <text:p>3431.0</text:p>
          </table:table-cell>
          <table:table-cell office:value-type="string">
            <text:p>15696.0</text:p>
          </table:table-cell>
          <table:table-cell office:value-type="string">
            <text:p>33682.0</text:p>
          </table:table-cell>
          <table:table-cell office:value-type="string">
            <text:p>12174.0</text:p>
          </table:table-cell>
          <table:table-cell office:value-type="string">
            <text:p>19610.0</text:p>
          </table:table-cell>
          <table:table-cell office:value-type="string">
            <text:p>12206.0</text:p>
          </table:table-cell>
          <table:table-cell office:value-type="string">
            <text:p>975.0</text:p>
          </table:table-cell>
          <table:table-cell office:value-type="string">
            <text:p>6212.0</text:p>
          </table:table-cell>
          <table:table-cell office:value-type="string">
            <text:p>155154</text:p>
          </table:table-cell>
          <table:table-cell office:value-type="string">
            <text:p>99486.5</text:p>
          </table:table-cell>
          <table:table-cell office:value-type="string">
            <text:p>2.58288</text:p>
          </table:table-cell>
          <table:table-cell office:value-type="string">
            <text:p>1255213.0</text:p>
          </table:table-cell>
          <table:table-cell office:value-type="string">
            <text:p>1240899.0</text:p>
          </table:table-cell>
          <table:table-cell office:value-type="string">
            <text:p>1240965.529423</text:p>
          </table:table-cell>
          <table:table-cell office:value-type="string">
            <text:p>574359.945515</text:p>
          </table:table-cell>
          <table:table-cell office:value-type="string">
            <text:p>1117410.529423</text:p>
          </table:table-cell>
          <table:table-cell office:value-type="string">
            <text:p>1106685.529423</text:p>
          </table:table-cell>
          <table:table-cell office:value-type="string">
            <text:p>1635013.641019</text:p>
          </table:table-cell>
        </table:table-row>
        <table:table-row>
          <table:table-cell office:value-type="string">
            <text:p>c55</text:p>
          </table:table-cell>
          <table:table-cell office:value-type="string">
            <text:p>2917.0</text:p>
          </table:table-cell>
          <table:table-cell office:value-type="string">
            <text:p>5694.0</text:p>
          </table:table-cell>
          <table:table-cell office:value-type="string">
            <text:p>4316.0</text:p>
          </table:table-cell>
          <table:table-cell office:value-type="string">
            <text:p>1693.0</text:p>
          </table:table-cell>
          <table:table-cell office:value-type="string">
            <text:p>9178.0</text:p>
          </table:table-cell>
          <table:table-cell office:value-type="string">
            <text:p>14346.0</text:p>
          </table:table-cell>
          <table:table-cell office:value-type="string">
            <text:p>12072.0</text:p>
          </table:table-cell>
          <table:table-cell office:value-type="string">
            <text:p>3173.0</text:p>
          </table:table-cell>
          <table:table-cell office:value-type="string">
            <text:p>13564.0</text:p>
          </table:table-cell>
          <table:table-cell office:value-type="string">
            <text:p>9505.0</text:p>
          </table:table-cell>
          <table:table-cell office:value-type="string">
            <text:p>8193.0</text:p>
          </table:table-cell>
          <table:table-cell office:value-type="string">
            <text:p>4732.0</text:p>
          </table:table-cell>
          <table:table-cell office:value-type="string">
            <text:p>14827.0</text:p>
          </table:table-cell>
          <table:table-cell office:value-type="string">
            <text:p>2483.0</text:p>
          </table:table-cell>
          <table:table-cell office:value-type="string">
            <text:p>3838.0</text:p>
          </table:table-cell>
          <table:table-cell office:value-type="string">
            <text:p>6755.0</text:p>
          </table:table-cell>
          <table:table-cell office:value-type="string">
            <text:p>1859.0</text:p>
          </table:table-cell>
          <table:table-cell office:value-type="string">
            <text:p>6780.0</text:p>
          </table:table-cell>
          <table:table-cell office:value-type="string">
            <text:p>1990.0</text:p>
          </table:table-cell>
          <table:table-cell office:value-type="string">
            <text:p>12118.0</text:p>
          </table:table-cell>
          <table:table-cell office:value-type="string">
            <text:p>3092.0</text:p>
          </table:table-cell>
          <table:table-cell office:value-type="string">
            <text:p>13488.0</text:p>
          </table:table-cell>
          <table:table-cell office:value-type="string">
            <text:p>12184.0</text:p>
          </table:table-cell>
          <table:table-cell office:value-type="string">
            <text:p>4202.0</text:p>
          </table:table-cell>
          <table:table-cell office:value-type="string">
            <text:p>11702.0</text:p>
          </table:table-cell>
          <table:table-cell office:value-type="string">
            <text:p>24872.0</text:p>
          </table:table-cell>
          <table:table-cell office:value-type="string">
            <text:p>15540.0</text:p>
          </table:table-cell>
          <table:table-cell office:value-type="string">
            <text:p>16814.0</text:p>
          </table:table-cell>
          <table:table-cell office:value-type="string">
            <text:p>11989.0</text:p>
          </table:table-cell>
          <table:table-cell office:value-type="string">
            <text:p>1756.0</text:p>
          </table:table-cell>
          <table:table-cell office:value-type="string">
            <text:p>6599.0</text:p>
          </table:table-cell>
          <table:table-cell office:value-type="string">
            <text:p>141283</text:p>
          </table:table-cell>
          <table:table-cell office:value-type="string">
            <text:p>92167.8</text:p>
          </table:table-cell>
          <table:table-cell office:value-type="string">
            <text:p>2.54283</text:p>
          </table:table-cell>
          <table:table-cell office:value-type="string">
            <text:p>1203587.0</text:p>
          </table:table-cell>
          <table:table-cell office:value-type="string">
            <text:p>1192969.0</text:p>
          </table:table-cell>
          <table:table-cell office:value-type="string">
            <text:p>1193276.98897</text:p>
          </table:table-cell>
          <table:table-cell office:value-type="string">
            <text:p>526854.981671</text:p>
          </table:table-cell>
          <table:table-cell office:value-type="string">
            <text:p>1050345.98897</text:p>
          </table:table-cell>
          <table:table-cell office:value-type="string">
            <text:p>1042351.98897</text:p>
          </table:table-cell>
          <table:table-cell office:value-type="string">
            <text:p>1559713.143118</text:p>
          </table:table-cell>
        </table:table-row>
        <table:table-row>
          <table:table-cell office:value-type="string">
            <text:p>c56</text:p>
          </table:table-cell>
          <table:table-cell office:value-type="string">
            <text:p>4445.0</text:p>
          </table:table-cell>
          <table:table-cell office:value-type="string">
            <text:p>7323.0</text:p>
          </table:table-cell>
          <table:table-cell office:value-type="string">
            <text:p>5080.0</text:p>
          </table:table-cell>
          <table:table-cell office:value-type="string">
            <text:p>2019.0</text:p>
          </table:table-cell>
          <table:table-cell office:value-type="string">
            <text:p>9461.0</text:p>
          </table:table-cell>
          <table:table-cell office:value-type="string">
            <text:p>14941.0</text:p>
          </table:table-cell>
          <table:table-cell office:value-type="string">
            <text:p>14163.0</text:p>
          </table:table-cell>
          <table:table-cell office:value-type="string">
            <text:p>3175.0</text:p>
          </table:table-cell>
          <table:table-cell office:value-type="string">
            <text:p>13142.0</text:p>
          </table:table-cell>
          <table:table-cell office:value-type="string">
            <text:p>10266.0</text:p>
          </table:table-cell>
          <table:table-cell office:value-type="string">
            <text:p>7668.0</text:p>
          </table:table-cell>
          <table:table-cell office:value-type="string">
            <text:p>5743.0</text:p>
          </table:table-cell>
          <table:table-cell office:value-type="string">
            <text:p>15825.0</text:p>
          </table:table-cell>
          <table:table-cell office:value-type="string">
            <text:p>2296.0</text:p>
          </table:table-cell>
          <table:table-cell office:value-type="string">
            <text:p>4413.0</text:p>
          </table:table-cell>
          <table:table-cell office:value-type="string">
            <text:p>4318.0</text:p>
          </table:table-cell>
          <table:table-cell office:value-type="string">
            <text:p>2270.0</text:p>
          </table:table-cell>
          <table:table-cell office:value-type="string">
            <text:p>5877.0</text:p>
          </table:table-cell>
          <table:table-cell office:value-type="string">
            <text:p>2553.0</text:p>
          </table:table-cell>
          <table:table-cell office:value-type="string">
            <text:p>15625.0</text:p>
          </table:table-cell>
          <table:table-cell office:value-type="string">
            <text:p>4612.0</text:p>
          </table:table-cell>
          <table:table-cell office:value-type="string">
            <text:p>15322.0</text:p>
          </table:table-cell>
          <table:table-cell office:value-type="string">
            <text:p>11715.0</text:p>
          </table:table-cell>
          <table:table-cell office:value-type="string">
            <text:p>4545.0</text:p>
          </table:table-cell>
          <table:table-cell office:value-type="string">
            <text:p>13290.0</text:p>
          </table:table-cell>
          <table:table-cell office:value-type="string">
            <text:p>26947.0</text:p>
          </table:table-cell>
          <table:table-cell office:value-type="string">
            <text:p>12821.0</text:p>
          </table:table-cell>
          <table:table-cell office:value-type="string">
            <text:p>19420.0</text:p>
          </table:table-cell>
          <table:table-cell office:value-type="string">
            <text:p>11414.0</text:p>
          </table:table-cell>
          <table:table-cell office:value-type="string">
            <text:p>1657.0</text:p>
          </table:table-cell>
          <table:table-cell office:value-type="string">
            <text:p>7133.0</text:p>
          </table:table-cell>
          <table:table-cell office:value-type="string">
            <text:p>154399</text:p>
          </table:table-cell>
          <table:table-cell office:value-type="string">
            <text:p>98632.9</text:p>
          </table:table-cell>
          <table:table-cell office:value-type="string">
            <text:p>2.54669</text:p>
          </table:table-cell>
          <table:table-cell office:value-type="string">
            <text:p>1264086.0</text:p>
          </table:table-cell>
          <table:table-cell office:value-type="string">
            <text:p>1250462.0</text:p>
          </table:table-cell>
          <table:table-cell office:value-type="string">
            <text:p>1250799.734739</text:p>
          </table:table-cell>
          <table:table-cell office:value-type="string">
            <text:p>554608.273316</text:p>
          </table:table-cell>
          <table:table-cell office:value-type="string">
            <text:p>1136487.734739</text:p>
          </table:table-cell>
          <table:table-cell office:value-type="string">
            <text:p>1126292.734739</text:p>
          </table:table-cell>
          <table:table-cell office:value-type="string">
            <text:p>1659163.317991</text:p>
          </table:table-cell>
        </table:table-row>
        <table:table-row>
          <table:table-cell office:value-type="string">
            <text:p>c58</text:p>
          </table:table-cell>
          <table:table-cell office:value-type="string">
            <text:p>3444.0</text:p>
          </table:table-cell>
          <table:table-cell office:value-type="string">
            <text:p>8384.0</text:p>
          </table:table-cell>
          <table:table-cell office:value-type="string">
            <text:p>4907.0</text:p>
          </table:table-cell>
          <table:table-cell office:value-type="string">
            <text:p>1932.0</text:p>
          </table:table-cell>
          <table:table-cell office:value-type="string">
            <text:p>11237.0</text:p>
          </table:table-cell>
          <table:table-cell office:value-type="string">
            <text:p>17373.0</text:p>
          </table:table-cell>
          <table:table-cell office:value-type="string">
            <text:p>15478.0</text:p>
          </table:table-cell>
          <table:table-cell office:value-type="string">
            <text:p>3265.0</text:p>
          </table:table-cell>
          <table:table-cell office:value-type="string">
            <text:p>15443.0</text:p>
          </table:table-cell>
          <table:table-cell office:value-type="string">
            <text:p>9810.0</text:p>
          </table:table-cell>
          <table:table-cell office:value-type="string">
            <text:p>9218.0</text:p>
          </table:table-cell>
          <table:table-cell office:value-type="string">
            <text:p>6530.0</text:p>
          </table:table-cell>
          <table:table-cell office:value-type="string">
            <text:p>16744.0</text:p>
          </table:table-cell>
          <table:table-cell office:value-type="string">
            <text:p>2400.0</text:p>
          </table:table-cell>
          <table:table-cell office:value-type="string">
            <text:p>4503.0</text:p>
          </table:table-cell>
          <table:table-cell office:value-type="string">
            <text:p>6011.0</text:p>
          </table:table-cell>
          <table:table-cell office:value-type="string">
            <text:p>2615.0</text:p>
          </table:table-cell>
          <table:table-cell office:value-type="string">
            <text:p>5768.0</text:p>
          </table:table-cell>
          <table:table-cell office:value-type="string">
            <text:p>2805.0</text:p>
          </table:table-cell>
          <table:table-cell office:value-type="string">
            <text:p>14016.0</text:p>
          </table:table-cell>
          <table:table-cell office:value-type="string">
            <text:p>4300.0</text:p>
          </table:table-cell>
          <table:table-cell office:value-type="string">
            <text:p>16957.0</text:p>
          </table:table-cell>
          <table:table-cell office:value-type="string">
            <text:p>10684.0</text:p>
          </table:table-cell>
          <table:table-cell office:value-type="string">
            <text:p>3893.0</text:p>
          </table:table-cell>
          <table:table-cell office:value-type="string">
            <text:p>15364.0</text:p>
          </table:table-cell>
          <table:table-cell office:value-type="string">
            <text:p>30507.0</text:p>
          </table:table-cell>
          <table:table-cell office:value-type="string">
            <text:p>13316.0</text:p>
          </table:table-cell>
          <table:table-cell office:value-type="string">
            <text:p>20162.0</text:p>
          </table:table-cell>
          <table:table-cell office:value-type="string">
            <text:p>12882.0</text:p>
          </table:table-cell>
          <table:table-cell office:value-type="string">
            <text:p>1253.0</text:p>
          </table:table-cell>
          <table:table-cell office:value-type="string">
            <text:p>7177.0</text:p>
          </table:table-cell>
          <table:table-cell office:value-type="string">
            <text:p>149228</text:p>
          </table:table-cell>
          <table:table-cell office:value-type="string">
            <text:p>96574.1</text:p>
          </table:table-cell>
          <table:table-cell office:value-type="string">
            <text:p>2.72728</text:p>
          </table:table-cell>
          <table:table-cell office:value-type="string">
            <text:p>1317859.0</text:p>
          </table:table-cell>
          <table:table-cell office:value-type="string">
            <text:p>1305322.0</text:p>
          </table:table-cell>
          <table:table-cell office:value-type="string">
            <text:p>1305047.567801</text:p>
          </table:table-cell>
          <table:table-cell office:value-type="string">
            <text:p>589532.980649</text:p>
          </table:table-cell>
          <table:table-cell office:value-type="string">
            <text:p>1173646.567801</text:p>
          </table:table-cell>
          <table:table-cell office:value-type="string">
            <text:p>1164742.567801</text:p>
          </table:table-cell>
          <table:table-cell office:value-type="string">
            <text:p>1636771.92904</text:p>
          </table:table-cell>
        </table:table-row>
        <table:table-row>
          <table:table-cell office:value-type="string">
            <text:p>c59</text:p>
          </table:table-cell>
          <table:table-cell office:value-type="string">
            <text:p>3740.0</text:p>
          </table:table-cell>
          <table:table-cell office:value-type="string">
            <text:p>5115.0</text:p>
          </table:table-cell>
          <table:table-cell office:value-type="string">
            <text:p>3741.0</text:p>
          </table:table-cell>
          <table:table-cell office:value-type="string">
            <text:p>1686.0</text:p>
          </table:table-cell>
          <table:table-cell office:value-type="string">
            <text:p>9719.0</text:p>
          </table:table-cell>
          <table:table-cell office:value-type="string">
            <text:p>13099.0</text:p>
          </table:table-cell>
          <table:table-cell office:value-type="string">
            <text:p>11167.0</text:p>
          </table:table-cell>
          <table:table-cell office:value-type="string">
            <text:p>2774.0</text:p>
          </table:table-cell>
          <table:table-cell office:value-type="string">
            <text:p>11242.0</text:p>
          </table:table-cell>
          <table:table-cell office:value-type="string">
            <text:p>9538.0</text:p>
          </table:table-cell>
          <table:table-cell office:value-type="string">
            <text:p>7959.0</text:p>
          </table:table-cell>
          <table:table-cell office:value-type="string">
            <text:p>4951.0</text:p>
          </table:table-cell>
          <table:table-cell office:value-type="string">
            <text:p>18130.0</text:p>
          </table:table-cell>
          <table:table-cell office:value-type="string">
            <text:p>2514.0</text:p>
          </table:table-cell>
          <table:table-cell office:value-type="string">
            <text:p>3862.0</text:p>
          </table:table-cell>
          <table:table-cell office:value-type="string">
            <text:p>4685.0</text:p>
          </table:table-cell>
          <table:table-cell office:value-type="string">
            <text:p>2561.0</text:p>
          </table:table-cell>
          <table:table-cell office:value-type="string">
            <text:p>5001.0</text:p>
          </table:table-cell>
          <table:table-cell office:value-type="string">
            <text:p>2283.0</text:p>
          </table:table-cell>
          <table:table-cell office:value-type="string">
            <text:p>10187.0</text:p>
          </table:table-cell>
          <table:table-cell office:value-type="string">
            <text:p>4100.0</text:p>
          </table:table-cell>
          <table:table-cell office:value-type="string">
            <text:p>12782.0</text:p>
          </table:table-cell>
          <table:table-cell office:value-type="string">
            <text:p>9592.0</text:p>
          </table:table-cell>
          <table:table-cell office:value-type="string">
            <text:p>3055.0</text:p>
          </table:table-cell>
          <table:table-cell office:value-type="string">
            <text:p>13427.0</text:p>
          </table:table-cell>
          <table:table-cell office:value-type="string">
            <text:p>25317.0</text:p>
          </table:table-cell>
          <table:table-cell office:value-type="string">
            <text:p>10243.0</text:p>
          </table:table-cell>
          <table:table-cell office:value-type="string">
            <text:p>20553.0</text:p>
          </table:table-cell>
          <table:table-cell office:value-type="string">
            <text:p>13993.0</text:p>
          </table:table-cell>
          <table:table-cell office:value-type="string">
            <text:p>1329.0</text:p>
          </table:table-cell>
          <table:table-cell office:value-type="string">
            <text:p>6629.0</text:p>
          </table:table-cell>
          <table:table-cell office:value-type="string">
            <text:p>139322</text:p>
          </table:table-cell>
          <table:table-cell office:value-type="string">
            <text:p>89588.4</text:p>
          </table:table-cell>
          <table:table-cell office:value-type="string">
            <text:p>2.54004</text:p>
          </table:table-cell>
          <table:table-cell office:value-type="string">
            <text:p>1167275.0</text:p>
          </table:table-cell>
          <table:table-cell office:value-type="string">
            <text:p>1150028.0</text:p>
          </table:table-cell>
          <table:table-cell office:value-type="string">
            <text:p>1150302.91623</text:p>
          </table:table-cell>
          <table:table-cell office:value-type="string">
            <text:p>505546.65459</text:p>
          </table:table-cell>
          <table:table-cell office:value-type="string">
            <text:p>1025650.91623</text:p>
          </table:table-cell>
          <table:table-cell office:value-type="string">
            <text:p>1012485.91623</text:p>
          </table:table-cell>
          <table:table-cell office:value-type="string">
            <text:p>1612042.23183</text:p>
          </table:table-cell>
        </table:table-row>
        <table:table-row>
          <table:table-cell office:value-type="string">
            <text:p>c60</text:p>
          </table:table-cell>
          <table:table-cell office:value-type="string">
            <text:p>4254.0</text:p>
          </table:table-cell>
          <table:table-cell office:value-type="string">
            <text:p>8911.0</text:p>
          </table:table-cell>
          <table:table-cell office:value-type="string">
            <text:p>5289.0</text:p>
          </table:table-cell>
          <table:table-cell office:value-type="string">
            <text:p>2045.0</text:p>
          </table:table-cell>
          <table:table-cell office:value-type="string">
            <text:p>11403.0</text:p>
          </table:table-cell>
          <table:table-cell office:value-type="string">
            <text:p>13912.0</text:p>
          </table:table-cell>
          <table:table-cell office:value-type="string">
            <text:p>13813.0</text:p>
          </table:table-cell>
          <table:table-cell office:value-type="string">
            <text:p>2761.0</text:p>
          </table:table-cell>
          <table:table-cell office:value-type="string">
            <text:p>14240.0</text:p>
          </table:table-cell>
          <table:table-cell office:value-type="string">
            <text:p>9556.0</text:p>
          </table:table-cell>
          <table:table-cell office:value-type="string">
            <text:p>7004.0</text:p>
          </table:table-cell>
          <table:table-cell office:value-type="string">
            <text:p>5656.0</text:p>
          </table:table-cell>
          <table:table-cell office:value-type="string">
            <text:p>15982.0</text:p>
          </table:table-cell>
          <table:table-cell office:value-type="string">
            <text:p>2712.0</text:p>
          </table:table-cell>
          <table:table-cell office:value-type="string">
            <text:p>4584.0</text:p>
          </table:table-cell>
          <table:table-cell office:value-type="string">
            <text:p>5178.0</text:p>
          </table:table-cell>
          <table:table-cell office:value-type="string">
            <text:p>2905.0</text:p>
          </table:table-cell>
          <table:table-cell office:value-type="string">
            <text:p>5930.0</text:p>
          </table:table-cell>
          <table:table-cell office:value-type="string">
            <text:p>2430.0</text:p>
          </table:table-cell>
          <table:table-cell office:value-type="string">
            <text:p>14184.0</text:p>
          </table:table-cell>
          <table:table-cell office:value-type="string">
            <text:p>4489.0</text:p>
          </table:table-cell>
          <table:table-cell office:value-type="string">
            <text:p>16149.0</text:p>
          </table:table-cell>
          <table:table-cell office:value-type="string">
            <text:p>10900.0</text:p>
          </table:table-cell>
          <table:table-cell office:value-type="string">
            <text:p>4249.0</text:p>
          </table:table-cell>
          <table:table-cell office:value-type="string">
            <text:p>12309.0</text:p>
          </table:table-cell>
          <table:table-cell office:value-type="string">
            <text:p>30333.0</text:p>
          </table:table-cell>
          <table:table-cell office:value-type="string">
            <text:p>13289.0</text:p>
          </table:table-cell>
          <table:table-cell office:value-type="string">
            <text:p>19452.0</text:p>
          </table:table-cell>
          <table:table-cell office:value-type="string">
            <text:p>11523.0</text:p>
          </table:table-cell>
          <table:table-cell office:value-type="string">
            <text:p>1269.0</text:p>
          </table:table-cell>
          <table:table-cell office:value-type="string">
            <text:p>6823.0</text:p>
          </table:table-cell>
          <table:table-cell office:value-type="string">
            <text:p>149245</text:p>
          </table:table-cell>
          <table:table-cell office:value-type="string">
            <text:p>95260.6</text:p>
          </table:table-cell>
          <table:table-cell office:value-type="string">
            <text:p>2.62634</text:p>
          </table:table-cell>
          <table:table-cell office:value-type="string">
            <text:p>1238359.0</text:p>
          </table:table-cell>
          <table:table-cell office:value-type="string">
            <text:p>1211410.0</text:p>
          </table:table-cell>
          <table:table-cell office:value-type="string">
            <text:p>1212311.84199</text:p>
          </table:table-cell>
          <table:table-cell office:value-type="string">
            <text:p>561081.781444</text:p>
          </table:table-cell>
          <table:table-cell office:value-type="string">
            <text:p>1088941.84199</text:p>
          </table:table-cell>
          <table:table-cell office:value-type="string">
            <text:p>1066596.84199</text:p>
          </table:table-cell>
          <table:table-cell office:value-type="string">
            <text:p>1668530.790972</text:p>
          </table:table-cell>
        </table:table-row>
        <table:table-row>
          <table:table-cell office:value-type="string">
            <text:p>c61</text:p>
          </table:table-cell>
          <table:table-cell office:value-type="string">
            <text:p>4108.0</text:p>
          </table:table-cell>
          <table:table-cell office:value-type="string">
            <text:p>8365.0</text:p>
          </table:table-cell>
          <table:table-cell office:value-type="string">
            <text:p>4471.0</text:p>
          </table:table-cell>
          <table:table-cell office:value-type="string">
            <text:p>1843.0</text:p>
          </table:table-cell>
          <table:table-cell office:value-type="string">
            <text:p>8428.0</text:p>
          </table:table-cell>
          <table:table-cell office:value-type="string">
            <text:p>15621.0</text:p>
          </table:table-cell>
          <table:table-cell office:value-type="string">
            <text:p>12933.0</text:p>
          </table:table-cell>
          <table:table-cell office:value-type="string">
            <text:p>2897.0</text:p>
          </table:table-cell>
          <table:table-cell office:value-type="string">
            <text:p>14226.0</text:p>
          </table:table-cell>
          <table:table-cell office:value-type="string">
            <text:p>8925.0</text:p>
          </table:table-cell>
          <table:table-cell office:value-type="string">
            <text:p>6272.0</text:p>
          </table:table-cell>
          <table:table-cell office:value-type="string">
            <text:p>5733.0</text:p>
          </table:table-cell>
          <table:table-cell office:value-type="string">
            <text:p>13977.0</text:p>
          </table:table-cell>
          <table:table-cell office:value-type="string">
            <text:p>1991.0</text:p>
          </table:table-cell>
          <table:table-cell office:value-type="string">
            <text:p>5164.0</text:p>
          </table:table-cell>
          <table:table-cell office:value-type="string">
            <text:p>5088.0</text:p>
          </table:table-cell>
          <table:table-cell office:value-type="string">
            <text:p>2342.0</text:p>
          </table:table-cell>
          <table:table-cell office:value-type="string">
            <text:p>4827.0</text:p>
          </table:table-cell>
          <table:table-cell office:value-type="string">
            <text:p>2146.0</text:p>
          </table:table-cell>
          <table:table-cell office:value-type="string">
            <text:p>10084.0</text:p>
          </table:table-cell>
          <table:table-cell office:value-type="string">
            <text:p>3729.0</text:p>
          </table:table-cell>
          <table:table-cell office:value-type="string">
            <text:p>15336.0</text:p>
          </table:table-cell>
          <table:table-cell office:value-type="string">
            <text:p>13402.0</text:p>
          </table:table-cell>
          <table:table-cell office:value-type="string">
            <text:p>4703.0</text:p>
          </table:table-cell>
          <table:table-cell office:value-type="string">
            <text:p>12963.0</text:p>
          </table:table-cell>
          <table:table-cell office:value-type="string">
            <text:p>26625.0</text:p>
          </table:table-cell>
          <table:table-cell office:value-type="string">
            <text:p>12782.0</text:p>
          </table:table-cell>
          <table:table-cell office:value-type="string">
            <text:p>16869.0</text:p>
          </table:table-cell>
          <table:table-cell office:value-type="string">
            <text:p>9723.0</text:p>
          </table:table-cell>
          <table:table-cell office:value-type="string">
            <text:p>1044.0</text:p>
          </table:table-cell>
          <table:table-cell office:value-type="string">
            <text:p>6411.0</text:p>
          </table:table-cell>
          <table:table-cell office:value-type="string">
            <text:p>152202</text:p>
          </table:table-cell>
          <table:table-cell office:value-type="string">
            <text:p>95983.6</text:p>
          </table:table-cell>
          <table:table-cell office:value-type="string">
            <text:p>2.49418</text:p>
          </table:table-cell>
          <table:table-cell office:value-type="string">
            <text:p>1293520.0</text:p>
          </table:table-cell>
          <table:table-cell office:value-type="string">
            <text:p>1274165.0</text:p>
          </table:table-cell>
          <table:table-cell office:value-type="string">
            <text:p>1273533.101675</text:p>
          </table:table-cell>
          <table:table-cell office:value-type="string">
            <text:p>531145.850785</text:p>
          </table:table-cell>
          <table:table-cell office:value-type="string">
            <text:p>1140929.101675</text:p>
          </table:table-cell>
          <table:table-cell office:value-type="string">
            <text:p>1125130.101675</text:p>
          </table:table-cell>
          <table:table-cell office:value-type="string">
            <text:p>1770869.34999</text:p>
          </table:table-cell>
        </table:table-row>
        <table:table-row>
          <table:table-cell office:value-type="string">
            <text:p>c62</text:p>
          </table:table-cell>
          <table:table-cell office:value-type="string">
            <text:p>2905.0</text:p>
          </table:table-cell>
          <table:table-cell office:value-type="string">
            <text:p>7773.0</text:p>
          </table:table-cell>
          <table:table-cell office:value-type="string">
            <text:p>4272.0</text:p>
          </table:table-cell>
          <table:table-cell office:value-type="string">
            <text:p>1651.0</text:p>
          </table:table-cell>
          <table:table-cell office:value-type="string">
            <text:p>7969.0</text:p>
          </table:table-cell>
          <table:table-cell office:value-type="string">
            <text:p>14028.0</text:p>
          </table:table-cell>
          <table:table-cell office:value-type="string">
            <text:p>14730.0</text:p>
          </table:table-cell>
          <table:table-cell office:value-type="string">
            <text:p>2788.0</text:p>
          </table:table-cell>
          <table:table-cell office:value-type="string">
            <text:p>11771.0</text:p>
          </table:table-cell>
          <table:table-cell office:value-type="string">
            <text:p>8528.0</text:p>
          </table:table-cell>
          <table:table-cell office:value-type="string">
            <text:p>6703.0</text:p>
          </table:table-cell>
          <table:table-cell office:value-type="string">
            <text:p>4348.0</text:p>
          </table:table-cell>
          <table:table-cell office:value-type="string">
            <text:p>16009.0</text:p>
          </table:table-cell>
          <table:table-cell office:value-type="string">
            <text:p>1714.0</text:p>
          </table:table-cell>
          <table:table-cell office:value-type="string">
            <text:p>3807.0</text:p>
          </table:table-cell>
          <table:table-cell office:value-type="string">
            <text:p>4999.0</text:p>
          </table:table-cell>
          <table:table-cell office:value-type="string">
            <text:p>1771.0</text:p>
          </table:table-cell>
          <table:table-cell office:value-type="string">
            <text:p>5029.0</text:p>
          </table:table-cell>
          <table:table-cell office:value-type="string">
            <text:p>2439.0</text:p>
          </table:table-cell>
          <table:table-cell office:value-type="string">
            <text:p>11598.0</text:p>
          </table:table-cell>
          <table:table-cell office:value-type="string">
            <text:p>3271.0</text:p>
          </table:table-cell>
          <table:table-cell office:value-type="string">
            <text:p>14330.0</text:p>
          </table:table-cell>
          <table:table-cell office:value-type="string">
            <text:p>10804.0</text:p>
          </table:table-cell>
          <table:table-cell office:value-type="string">
            <text:p>3600.0</text:p>
          </table:table-cell>
          <table:table-cell office:value-type="string">
            <text:p>11062.0</text:p>
          </table:table-cell>
          <table:table-cell office:value-type="string">
            <text:p>22172.0</text:p>
          </table:table-cell>
          <table:table-cell office:value-type="string">
            <text:p>12269.0</text:p>
          </table:table-cell>
          <table:table-cell office:value-type="string">
            <text:p>16513.0</text:p>
          </table:table-cell>
          <table:table-cell office:value-type="string">
            <text:p>10341.0</text:p>
          </table:table-cell>
          <table:table-cell office:value-type="string">
            <text:p>1184.0</text:p>
          </table:table-cell>
          <table:table-cell office:value-type="string">
            <text:p>5634.0</text:p>
          </table:table-cell>
          <table:table-cell office:value-type="string">
            <text:p>133675</text:p>
          </table:table-cell>
          <table:table-cell office:value-type="string">
            <text:p>86593.9</text:p>
          </table:table-cell>
          <table:table-cell office:value-type="string">
            <text:p>2.56018</text:p>
          </table:table-cell>
          <table:table-cell office:value-type="string">
            <text:p>1104365.0</text:p>
          </table:table-cell>
          <table:table-cell office:value-type="string">
            <text:p>1084818.0</text:p>
          </table:table-cell>
          <table:table-cell office:value-type="string">
            <text:p>1084973.70462</text:p>
          </table:table-cell>
          <table:table-cell office:value-type="string">
            <text:p>494118.446317</text:p>
          </table:table-cell>
          <table:table-cell office:value-type="string">
            <text:p>988086.70462</text:p>
          </table:table-cell>
          <table:table-cell office:value-type="string">
            <text:p>971504.70462</text:p>
          </table:table-cell>
          <table:table-cell office:value-type="string">
            <text:p>1512861.446634</text:p>
          </table:table-cell>
        </table:table-row>
        <table:table-row>
          <table:table-cell office:value-type="string">
            <text:p>c63</text:p>
          </table:table-cell>
          <table:table-cell office:value-type="string">
            <text:p>3618.0</text:p>
          </table:table-cell>
          <table:table-cell office:value-type="string">
            <text:p>6100.0</text:p>
          </table:table-cell>
          <table:table-cell office:value-type="string">
            <text:p>4308.0</text:p>
          </table:table-cell>
          <table:table-cell office:value-type="string">
            <text:p>1813.0</text:p>
          </table:table-cell>
          <table:table-cell office:value-type="string">
            <text:p>8604.0</text:p>
          </table:table-cell>
          <table:table-cell office:value-type="string">
            <text:p>14254.0</text:p>
          </table:table-cell>
          <table:table-cell office:value-type="string">
            <text:p>11185.0</text:p>
          </table:table-cell>
          <table:table-cell office:value-type="string">
            <text:p>2714.0</text:p>
          </table:table-cell>
          <table:table-cell office:value-type="string">
            <text:p>11594.0</text:p>
          </table:table-cell>
          <table:table-cell office:value-type="string">
            <text:p>9168.0</text:p>
          </table:table-cell>
          <table:table-cell office:value-type="string">
            <text:p>5524.0</text:p>
          </table:table-cell>
          <table:table-cell office:value-type="string">
            <text:p>5133.0</text:p>
          </table:table-cell>
          <table:table-cell office:value-type="string">
            <text:p>13978.0</text:p>
          </table:table-cell>
          <table:table-cell office:value-type="string">
            <text:p>2060.0</text:p>
          </table:table-cell>
          <table:table-cell office:value-type="string">
            <text:p>4776.0</text:p>
          </table:table-cell>
          <table:table-cell office:value-type="string">
            <text:p>5226.0</text:p>
          </table:table-cell>
          <table:table-cell office:value-type="string">
            <text:p>2675.0</text:p>
          </table:table-cell>
          <table:table-cell office:value-type="string">
            <text:p>5519.0</text:p>
          </table:table-cell>
          <table:table-cell office:value-type="string">
            <text:p>1467.0</text:p>
          </table:table-cell>
          <table:table-cell office:value-type="string">
            <text:p>11521.0</text:p>
          </table:table-cell>
          <table:table-cell office:value-type="string">
            <text:p>3734.0</text:p>
          </table:table-cell>
          <table:table-cell office:value-type="string">
            <text:p>13007.0</text:p>
          </table:table-cell>
          <table:table-cell office:value-type="string">
            <text:p>11082.0</text:p>
          </table:table-cell>
          <table:table-cell office:value-type="string">
            <text:p>3789.0</text:p>
          </table:table-cell>
          <table:table-cell office:value-type="string">
            <text:p>11279.0</text:p>
          </table:table-cell>
          <table:table-cell office:value-type="string">
            <text:p>24847.0</text:p>
          </table:table-cell>
          <table:table-cell office:value-type="string">
            <text:p>12542.0</text:p>
          </table:table-cell>
          <table:table-cell office:value-type="string">
            <text:p>16615.0</text:p>
          </table:table-cell>
          <table:table-cell office:value-type="string">
            <text:p>11476.0</text:p>
          </table:table-cell>
          <table:table-cell office:value-type="string">
            <text:p>1323.0</text:p>
          </table:table-cell>
          <table:table-cell office:value-type="string">
            <text:p>7168.0</text:p>
          </table:table-cell>
          <table:table-cell office:value-type="string">
            <text:p>138715</text:p>
          </table:table-cell>
          <table:table-cell office:value-type="string">
            <text:p>88140.0</text:p>
          </table:table-cell>
          <table:table-cell office:value-type="string">
            <text:p>2.52866</text:p>
          </table:table-cell>
          <table:table-cell office:value-type="string">
            <text:p>1171898.0</text:p>
          </table:table-cell>
          <table:table-cell office:value-type="string">
            <text:p>1141767.0</text:p>
          </table:table-cell>
          <table:table-cell office:value-type="string">
            <text:p>1141383.318616</text:p>
          </table:table-cell>
          <table:table-cell office:value-type="string">
            <text:p>497401.020783</text:p>
          </table:table-cell>
          <table:table-cell office:value-type="string">
            <text:p>1020294.318616</text:p>
          </table:table-cell>
          <table:table-cell office:value-type="string">
            <text:p>995167.318616</text:p>
          </table:table-cell>
          <table:table-cell office:value-type="string">
            <text:p>1576470.597312</text:p>
          </table:table-cell>
        </table:table-row>
        <table:table-row>
          <table:table-cell office:value-type="string">
            <text:p>c64</text:p>
          </table:table-cell>
          <table:table-cell office:value-type="string">
            <text:p>2082.0</text:p>
          </table:table-cell>
          <table:table-cell office:value-type="string">
            <text:p>7214.0</text:p>
          </table:table-cell>
          <table:table-cell office:value-type="string">
            <text:p>3675.0</text:p>
          </table:table-cell>
          <table:table-cell office:value-type="string">
            <text:p>1701.0</text:p>
          </table:table-cell>
          <table:table-cell office:value-type="string">
            <text:p>7882.0</text:p>
          </table:table-cell>
          <table:table-cell office:value-type="string">
            <text:p>12617.0</text:p>
          </table:table-cell>
          <table:table-cell office:value-type="string">
            <text:p>13051.0</text:p>
          </table:table-cell>
          <table:table-cell office:value-type="string">
            <text:p>2490.0</text:p>
          </table:table-cell>
          <table:table-cell office:value-type="string">
            <text:p>10654.0</text:p>
          </table:table-cell>
          <table:table-cell office:value-type="string">
            <text:p>9054.0</text:p>
          </table:table-cell>
          <table:table-cell office:value-type="string">
            <text:p>6693.0</text:p>
          </table:table-cell>
          <table:table-cell office:value-type="string">
            <text:p>4953.0</text:p>
          </table:table-cell>
          <table:table-cell office:value-type="string">
            <text:p>13823.0</text:p>
          </table:table-cell>
          <table:table-cell office:value-type="string">
            <text:p>2233.0</text:p>
          </table:table-cell>
          <table:table-cell office:value-type="string">
            <text:p>3958.0</text:p>
          </table:table-cell>
          <table:table-cell office:value-type="string">
            <text:p>3776.0</text:p>
          </table:table-cell>
          <table:table-cell office:value-type="string">
            <text:p>2026.0</text:p>
          </table:table-cell>
          <table:table-cell office:value-type="string">
            <text:p>4260.0</text:p>
          </table:table-cell>
          <table:table-cell office:value-type="string">
            <text:p>1826.0</text:p>
          </table:table-cell>
          <table:table-cell office:value-type="string">
            <text:p>11996.0</text:p>
          </table:table-cell>
          <table:table-cell office:value-type="string">
            <text:p>2620.0</text:p>
          </table:table-cell>
          <table:table-cell office:value-type="string">
            <text:p>13174.0</text:p>
          </table:table-cell>
          <table:table-cell office:value-type="string">
            <text:p>9529.0</text:p>
          </table:table-cell>
          <table:table-cell office:value-type="string">
            <text:p>3242.0</text:p>
          </table:table-cell>
          <table:table-cell office:value-type="string">
            <text:p>11290.0</text:p>
          </table:table-cell>
          <table:table-cell office:value-type="string">
            <text:p>22892.0</text:p>
          </table:table-cell>
          <table:table-cell office:value-type="string">
            <text:p>12667.0</text:p>
          </table:table-cell>
          <table:table-cell office:value-type="string">
            <text:p>14937.0</text:p>
          </table:table-cell>
          <table:table-cell office:value-type="string">
            <text:p>9765.0</text:p>
          </table:table-cell>
          <table:table-cell office:value-type="string">
            <text:p>1193.0</text:p>
          </table:table-cell>
          <table:table-cell office:value-type="string">
            <text:p>5739.0</text:p>
          </table:table-cell>
          <table:table-cell office:value-type="string">
            <text:p>125720</text:p>
          </table:table-cell>
          <table:table-cell office:value-type="string">
            <text:p>81125.5</text:p>
          </table:table-cell>
          <table:table-cell office:value-type="string">
            <text:p>2.58213</text:p>
          </table:table-cell>
          <table:table-cell office:value-type="string">
            <text:p>1082388.0</text:p>
          </table:table-cell>
          <table:table-cell office:value-type="string">
            <text:p>1062914.0</text:p>
          </table:table-cell>
          <table:table-cell office:value-type="string">
            <text:p>1061647.812699</text:p>
          </table:table-cell>
          <table:table-cell office:value-type="string">
            <text:p>467374.976805</text:p>
          </table:table-cell>
          <table:table-cell office:value-type="string">
            <text:p>965534.812699</text:p>
          </table:table-cell>
          <table:table-cell office:value-type="string">
            <text:p>949381.812699</text:p>
          </table:table-cell>
          <table:table-cell office:value-type="string">
            <text:p>1420134.947248</text:p>
          </table:table-cell>
        </table:table-row>
        <table:table-row>
          <table:table-cell office:value-type="string">
            <text:p>c66</text:p>
          </table:table-cell>
          <table:table-cell office:value-type="string">
            <text:p>3152.0</text:p>
          </table:table-cell>
          <table:table-cell office:value-type="string">
            <text:p>7414.0</text:p>
          </table:table-cell>
          <table:table-cell office:value-type="string">
            <text:p>4584.0</text:p>
          </table:table-cell>
          <table:table-cell office:value-type="string">
            <text:p>1619.0</text:p>
          </table:table-cell>
          <table:table-cell office:value-type="string">
            <text:p>8385.0</text:p>
          </table:table-cell>
          <table:table-cell office:value-type="string">
            <text:p>13432.0</text:p>
          </table:table-cell>
          <table:table-cell office:value-type="string">
            <text:p>12855.0</text:p>
          </table:table-cell>
          <table:table-cell office:value-type="string">
            <text:p>3155.0</text:p>
          </table:table-cell>
          <table:table-cell office:value-type="string">
            <text:p>11840.0</text:p>
          </table:table-cell>
          <table:table-cell office:value-type="string">
            <text:p>9414.0</text:p>
          </table:table-cell>
          <table:table-cell office:value-type="string">
            <text:p>7656.0</text:p>
          </table:table-cell>
          <table:table-cell office:value-type="string">
            <text:p>4951.0</text:p>
          </table:table-cell>
          <table:table-cell office:value-type="string">
            <text:p>13387.0</text:p>
          </table:table-cell>
          <table:table-cell office:value-type="string">
            <text:p>2088.0</text:p>
          </table:table-cell>
          <table:table-cell office:value-type="string">
            <text:p>4274.0</text:p>
          </table:table-cell>
          <table:table-cell office:value-type="string">
            <text:p>5078.0</text:p>
          </table:table-cell>
          <table:table-cell office:value-type="string">
            <text:p>2154.0</text:p>
          </table:table-cell>
          <table:table-cell office:value-type="string">
            <text:p>4564.0</text:p>
          </table:table-cell>
          <table:table-cell office:value-type="string">
            <text:p>3062.0</text:p>
          </table:table-cell>
          <table:table-cell office:value-type="string">
            <text:p>12983.0</text:p>
          </table:table-cell>
          <table:table-cell office:value-type="string">
            <text:p>3701.0</text:p>
          </table:table-cell>
          <table:table-cell office:value-type="string">
            <text:p>13697.0</text:p>
          </table:table-cell>
          <table:table-cell office:value-type="string">
            <text:p>11875.0</text:p>
          </table:table-cell>
          <table:table-cell office:value-type="string">
            <text:p>3369.0</text:p>
          </table:table-cell>
          <table:table-cell office:value-type="string">
            <text:p>12924.0</text:p>
          </table:table-cell>
          <table:table-cell office:value-type="string">
            <text:p>27474.0</text:p>
          </table:table-cell>
          <table:table-cell office:value-type="string">
            <text:p>11587.0</text:p>
          </table:table-cell>
          <table:table-cell office:value-type="string">
            <text:p>19505.0</text:p>
          </table:table-cell>
          <table:table-cell office:value-type="string">
            <text:p>11921.0</text:p>
          </table:table-cell>
          <table:table-cell office:value-type="string">
            <text:p>1984.0</text:p>
          </table:table-cell>
          <table:table-cell office:value-type="string">
            <text:p>6672.0</text:p>
          </table:table-cell>
          <table:table-cell office:value-type="string">
            <text:p>142189</text:p>
          </table:table-cell>
          <table:table-cell office:value-type="string">
            <text:p>91865.6</text:p>
          </table:table-cell>
          <table:table-cell office:value-type="string">
            <text:p>2.53461</text:p>
          </table:table-cell>
          <table:table-cell office:value-type="string">
            <text:p>1114297.0</text:p>
          </table:table-cell>
          <table:table-cell office:value-type="string">
            <text:p>1096763.0</text:p>
          </table:table-cell>
          <table:table-cell office:value-type="string">
            <text:p>1096850.397444</text:p>
          </table:table-cell>
          <table:table-cell office:value-type="string">
            <text:p>515758.805022</text:p>
          </table:table-cell>
          <table:table-cell office:value-type="string">
            <text:p>979346.397444</text:p>
          </table:table-cell>
          <table:table-cell office:value-type="string">
            <text:p>964857.397444</text:p>
          </table:table-cell>
          <table:table-cell office:value-type="string">
            <text:p>1513679.103988</text:p>
          </table:table-cell>
        </table:table-row>
        <table:table-row>
          <table:table-cell office:value-type="string">
            <text:p>c67</text:p>
          </table:table-cell>
          <table:table-cell office:value-type="string">
            <text:p>2828.0</text:p>
          </table:table-cell>
          <table:table-cell office:value-type="string">
            <text:p>8979.0</text:p>
          </table:table-cell>
          <table:table-cell office:value-type="string">
            <text:p>5126.0</text:p>
          </table:table-cell>
          <table:table-cell office:value-type="string">
            <text:p>1763.0</text:p>
          </table:table-cell>
          <table:table-cell office:value-type="string">
            <text:p>11492.0</text:p>
          </table:table-cell>
          <table:table-cell office:value-type="string">
            <text:p>12436.0</text:p>
          </table:table-cell>
          <table:table-cell office:value-type="string">
            <text:p>14594.0</text:p>
          </table:table-cell>
          <table:table-cell office:value-type="string">
            <text:p>3492.0</text:p>
          </table:table-cell>
          <table:table-cell office:value-type="string">
            <text:p>13072.0</text:p>
          </table:table-cell>
          <table:table-cell office:value-type="string">
            <text:p>11787.0</text:p>
          </table:table-cell>
          <table:table-cell office:value-type="string">
            <text:p>10386.0</text:p>
          </table:table-cell>
          <table:table-cell office:value-type="string">
            <text:p>5272.0</text:p>
          </table:table-cell>
          <table:table-cell office:value-type="string">
            <text:p>14102.0</text:p>
          </table:table-cell>
          <table:table-cell office:value-type="string">
            <text:p>2127.0</text:p>
          </table:table-cell>
          <table:table-cell office:value-type="string">
            <text:p>3886.0</text:p>
          </table:table-cell>
          <table:table-cell office:value-type="string">
            <text:p>5639.0</text:p>
          </table:table-cell>
          <table:table-cell office:value-type="string">
            <text:p>2408.0</text:p>
          </table:table-cell>
          <table:table-cell office:value-type="string">
            <text:p>4722.0</text:p>
          </table:table-cell>
          <table:table-cell office:value-type="string">
            <text:p>2460.0</text:p>
          </table:table-cell>
          <table:table-cell office:value-type="string">
            <text:p>12381.0</text:p>
          </table:table-cell>
          <table:table-cell office:value-type="string">
            <text:p>3860.0</text:p>
          </table:table-cell>
          <table:table-cell office:value-type="string">
            <text:p>15457.0</text:p>
          </table:table-cell>
          <table:table-cell office:value-type="string">
            <text:p>11284.0</text:p>
          </table:table-cell>
          <table:table-cell office:value-type="string">
            <text:p>3369.0</text:p>
          </table:table-cell>
          <table:table-cell office:value-type="string">
            <text:p>14108.0</text:p>
          </table:table-cell>
          <table:table-cell office:value-type="string">
            <text:p>30474.0</text:p>
          </table:table-cell>
          <table:table-cell office:value-type="string">
            <text:p>10831.0</text:p>
          </table:table-cell>
          <table:table-cell office:value-type="string">
            <text:p>19845.0</text:p>
          </table:table-cell>
          <table:table-cell office:value-type="string">
            <text:p>12694.0</text:p>
          </table:table-cell>
          <table:table-cell office:value-type="string">
            <text:p>1834.0</text:p>
          </table:table-cell>
          <table:table-cell office:value-type="string">
            <text:p>6659.0</text:p>
          </table:table-cell>
          <table:table-cell office:value-type="string">
            <text:p>153744</text:p>
          </table:table-cell>
          <table:table-cell office:value-type="string">
            <text:p>96934.5</text:p>
          </table:table-cell>
          <table:table-cell office:value-type="string">
            <text:p>2.65804</text:p>
          </table:table-cell>
          <table:table-cell office:value-type="string">
            <text:p>1301520.0</text:p>
          </table:table-cell>
          <table:table-cell office:value-type="string">
            <text:p>1278374.0</text:p>
          </table:table-cell>
          <table:table-cell office:value-type="string">
            <text:p>1277469.037181</text:p>
          </table:table-cell>
          <table:table-cell office:value-type="string">
            <text:p>553645.570875</text:p>
          </table:table-cell>
          <table:table-cell office:value-type="string">
            <text:p>1150083.037181</text:p>
          </table:table-cell>
          <table:table-cell office:value-type="string">
            <text:p>1131900.037181</text:p>
          </table:table-cell>
          <table:table-cell office:value-type="string">
            <text:p>1604018.64808</text:p>
          </table:table-cell>
        </table:table-row>
        <table:table-row>
          <table:table-cell office:value-type="string">
            <text:p>c68</text:p>
          </table:table-cell>
          <table:table-cell office:value-type="string">
            <text:p>3727.0</text:p>
          </table:table-cell>
          <table:table-cell office:value-type="string">
            <text:p>7313.0</text:p>
          </table:table-cell>
          <table:table-cell office:value-type="string">
            <text:p>4460.0</text:p>
          </table:table-cell>
          <table:table-cell office:value-type="string">
            <text:p>1607.0</text:p>
          </table:table-cell>
          <table:table-cell office:value-type="string">
            <text:p>10810.0</text:p>
          </table:table-cell>
          <table:table-cell office:value-type="string">
            <text:p>13940.0</text:p>
          </table:table-cell>
          <table:table-cell office:value-type="string">
            <text:p>13884.0</text:p>
          </table:table-cell>
          <table:table-cell office:value-type="string">
            <text:p>3192.0</text:p>
          </table:table-cell>
          <table:table-cell office:value-type="string">
            <text:p>13876.0</text:p>
          </table:table-cell>
          <table:table-cell office:value-type="string">
            <text:p>9819.0</text:p>
          </table:table-cell>
          <table:table-cell office:value-type="string">
            <text:p>7515.0</text:p>
          </table:table-cell>
          <table:table-cell office:value-type="string">
            <text:p>5404.0</text:p>
          </table:table-cell>
          <table:table-cell office:value-type="string">
            <text:p>15031.0</text:p>
          </table:table-cell>
          <table:table-cell office:value-type="string">
            <text:p>2537.0</text:p>
          </table:table-cell>
          <table:table-cell office:value-type="string">
            <text:p>4067.0</text:p>
          </table:table-cell>
          <table:table-cell office:value-type="string">
            <text:p>5399.0</text:p>
          </table:table-cell>
          <table:table-cell office:value-type="string">
            <text:p>1940.0</text:p>
          </table:table-cell>
          <table:table-cell office:value-type="string">
            <text:p>5226.0</text:p>
          </table:table-cell>
          <table:table-cell office:value-type="string">
            <text:p>3227.0</text:p>
          </table:table-cell>
          <table:table-cell office:value-type="string">
            <text:p>12962.0</text:p>
          </table:table-cell>
          <table:table-cell office:value-type="string">
            <text:p>3534.0</text:p>
          </table:table-cell>
          <table:table-cell office:value-type="string">
            <text:p>15167.0</text:p>
          </table:table-cell>
          <table:table-cell office:value-type="string">
            <text:p>10792.0</text:p>
          </table:table-cell>
          <table:table-cell office:value-type="string">
            <text:p>3888.0</text:p>
          </table:table-cell>
          <table:table-cell office:value-type="string">
            <text:p>12739.0</text:p>
          </table:table-cell>
          <table:table-cell office:value-type="string">
            <text:p>24845.0</text:p>
          </table:table-cell>
          <table:table-cell office:value-type="string">
            <text:p>13551.0</text:p>
          </table:table-cell>
          <table:table-cell office:value-type="string">
            <text:p>16706.0</text:p>
          </table:table-cell>
          <table:table-cell office:value-type="string">
            <text:p>12446.0</text:p>
          </table:table-cell>
          <table:table-cell office:value-type="string">
            <text:p>1139.0</text:p>
          </table:table-cell>
          <table:table-cell office:value-type="string">
            <text:p>6096.0</text:p>
          </table:table-cell>
          <table:table-cell office:value-type="string">
            <text:p>151999</text:p>
          </table:table-cell>
          <table:table-cell office:value-type="string">
            <text:p>97331.4</text:p>
          </table:table-cell>
          <table:table-cell office:value-type="string">
            <text:p>2.49767</text:p>
          </table:table-cell>
          <table:table-cell office:value-type="string">
            <text:p>1258452.0</text:p>
          </table:table-cell>
          <table:table-cell office:value-type="string">
            <text:p>1244655.0</text:p>
          </table:table-cell>
          <table:table-cell office:value-type="string">
            <text:p>1244012.686017</text:p>
          </table:table-cell>
          <table:table-cell office:value-type="string">
            <text:p>533035.851196</text:p>
          </table:table-cell>
          <table:table-cell office:value-type="string">
            <text:p>1104746.686017</text:p>
          </table:table-cell>
          <table:table-cell office:value-type="string">
            <text:p>1094654.686017</text:p>
          </table:table-cell>
          <table:table-cell office:value-type="string">
            <text:p>1674214.534843</text:p>
          </table:table-cell>
        </table:table-row>
        <table:table-row>
          <table:table-cell office:value-type="string">
            <text:p>c69</text:p>
          </table:table-cell>
          <table:table-cell office:value-type="string">
            <text:p>3906.0</text:p>
          </table:table-cell>
          <table:table-cell office:value-type="string">
            <text:p>8415.0</text:p>
          </table:table-cell>
          <table:table-cell office:value-type="string">
            <text:p>3947.0</text:p>
          </table:table-cell>
          <table:table-cell office:value-type="string">
            <text:p>1364.0</text:p>
          </table:table-cell>
          <table:table-cell office:value-type="string">
            <text:p>8553.0</text:p>
          </table:table-cell>
          <table:table-cell office:value-type="string">
            <text:p>16839.0</text:p>
          </table:table-cell>
          <table:table-cell office:value-type="string">
            <text:p>14584.0</text:p>
          </table:table-cell>
          <table:table-cell office:value-type="string">
            <text:p>3077.0</text:p>
          </table:table-cell>
          <table:table-cell office:value-type="string">
            <text:p>15303.0</text:p>
          </table:table-cell>
          <table:table-cell office:value-type="string">
            <text:p>10390.0</text:p>
          </table:table-cell>
          <table:table-cell office:value-type="string">
            <text:p>7042.0</text:p>
          </table:table-cell>
          <table:table-cell office:value-type="string">
            <text:p>5362.0</text:p>
          </table:table-cell>
          <table:table-cell office:value-type="string">
            <text:p>15930.0</text:p>
          </table:table-cell>
          <table:table-cell office:value-type="string">
            <text:p>1752.0</text:p>
          </table:table-cell>
          <table:table-cell office:value-type="string">
            <text:p>4795.0</text:p>
          </table:table-cell>
          <table:table-cell office:value-type="string">
            <text:p>5436.0</text:p>
          </table:table-cell>
          <table:table-cell office:value-type="string">
            <text:p>2616.0</text:p>
          </table:table-cell>
          <table:table-cell office:value-type="string">
            <text:p>5822.0</text:p>
          </table:table-cell>
          <table:table-cell office:value-type="string">
            <text:p>1808.0</text:p>
          </table:table-cell>
          <table:table-cell office:value-type="string">
            <text:p>11696.0</text:p>
          </table:table-cell>
          <table:table-cell office:value-type="string">
            <text:p>3297.0</text:p>
          </table:table-cell>
          <table:table-cell office:value-type="string">
            <text:p>13937.0</text:p>
          </table:table-cell>
          <table:table-cell office:value-type="string">
            <text:p>11390.0</text:p>
          </table:table-cell>
          <table:table-cell office:value-type="string">
            <text:p>3915.0</text:p>
          </table:table-cell>
          <table:table-cell office:value-type="string">
            <text:p>12526.0</text:p>
          </table:table-cell>
          <table:table-cell office:value-type="string">
            <text:p>27825.0</text:p>
          </table:table-cell>
          <table:table-cell office:value-type="string">
            <text:p>11381.0</text:p>
          </table:table-cell>
          <table:table-cell office:value-type="string">
            <text:p>17998.0</text:p>
          </table:table-cell>
          <table:table-cell office:value-type="string">
            <text:p>10539.0</text:p>
          </table:table-cell>
          <table:table-cell office:value-type="string">
            <text:p>1152.0</text:p>
          </table:table-cell>
          <table:table-cell office:value-type="string">
            <text:p>7767.0</text:p>
          </table:table-cell>
          <table:table-cell office:value-type="string">
            <text:p>143806</text:p>
          </table:table-cell>
          <table:table-cell office:value-type="string">
            <text:p>90754.4</text:p>
          </table:table-cell>
          <table:table-cell office:value-type="string">
            <text:p>2.6483</text:p>
          </table:table-cell>
          <table:table-cell office:value-type="string">
            <text:p>1169450.0</text:p>
          </table:table-cell>
          <table:table-cell office:value-type="string">
            <text:p>1158129.0</text:p>
          </table:table-cell>
          <table:table-cell office:value-type="string">
            <text:p>1158741.012043</text:p>
          </table:table-cell>
          <table:table-cell office:value-type="string">
            <text:p>538453.430007</text:p>
          </table:table-cell>
          <table:table-cell office:value-type="string">
            <text:p>1038142.012043</text:p>
          </table:table-cell>
          <table:table-cell office:value-type="string">
            <text:p>1029720.012043</text:p>
          </table:table-cell>
          <table:table-cell office:value-type="string">
            <text:p>1561799.417561</text:p>
          </table:table-cell>
        </table:table-row>
        <table:table-row>
          <table:table-cell office:value-type="string">
            <text:p>c70</text:p>
          </table:table-cell>
          <table:table-cell office:value-type="string">
            <text:p>3497.0</text:p>
          </table:table-cell>
          <table:table-cell office:value-type="string">
            <text:p>8086.0</text:p>
          </table:table-cell>
          <table:table-cell office:value-type="string">
            <text:p>4218.0</text:p>
          </table:table-cell>
          <table:table-cell office:value-type="string">
            <text:p>2067.0</text:p>
          </table:table-cell>
          <table:table-cell office:value-type="string">
            <text:p>9186.0</text:p>
          </table:table-cell>
          <table:table-cell office:value-type="string">
            <text:p>13081.0</text:p>
          </table:table-cell>
          <table:table-cell office:value-type="string">
            <text:p>11829.0</text:p>
          </table:table-cell>
          <table:table-cell office:value-type="string">
            <text:p>2352.0</text:p>
          </table:table-cell>
          <table:table-cell office:value-type="string">
            <text:p>12660.0</text:p>
          </table:table-cell>
          <table:table-cell office:value-type="string">
            <text:p>8985.0</text:p>
          </table:table-cell>
          <table:table-cell office:value-type="string">
            <text:p>5916.0</text:p>
          </table:table-cell>
          <table:table-cell office:value-type="string">
            <text:p>4118.0</text:p>
          </table:table-cell>
          <table:table-cell office:value-type="string">
            <text:p>12890.0</text:p>
          </table:table-cell>
          <table:table-cell office:value-type="string">
            <text:p>2448.0</text:p>
          </table:table-cell>
          <table:table-cell office:value-type="string">
            <text:p>4369.0</text:p>
          </table:table-cell>
          <table:table-cell office:value-type="string">
            <text:p>4702.0</text:p>
          </table:table-cell>
          <table:table-cell office:value-type="string">
            <text:p>2156.0</text:p>
          </table:table-cell>
          <table:table-cell office:value-type="string">
            <text:p>3501.0</text:p>
          </table:table-cell>
          <table:table-cell office:value-type="string">
            <text:p>2064.0</text:p>
          </table:table-cell>
          <table:table-cell office:value-type="string">
            <text:p>10671.0</text:p>
          </table:table-cell>
          <table:table-cell office:value-type="string">
            <text:p>3436.0</text:p>
          </table:table-cell>
          <table:table-cell office:value-type="string">
            <text:p>13552.0</text:p>
          </table:table-cell>
          <table:table-cell office:value-type="string">
            <text:p>8829.0</text:p>
          </table:table-cell>
          <table:table-cell office:value-type="string">
            <text:p>3098.0</text:p>
          </table:table-cell>
          <table:table-cell office:value-type="string">
            <text:p>12604.0</text:p>
          </table:table-cell>
          <table:table-cell office:value-type="string">
            <text:p>24570.0</text:p>
          </table:table-cell>
          <table:table-cell office:value-type="string">
            <text:p>11811.0</text:p>
          </table:table-cell>
          <table:table-cell office:value-type="string">
            <text:p>16226.0</text:p>
          </table:table-cell>
          <table:table-cell office:value-type="string">
            <text:p>9857.0</text:p>
          </table:table-cell>
          <table:table-cell office:value-type="string">
            <text:p>1282.0</text:p>
          </table:table-cell>
          <table:table-cell office:value-type="string">
            <text:p>6031.0</text:p>
          </table:table-cell>
          <table:table-cell office:value-type="string">
            <text:p>130283</text:p>
          </table:table-cell>
          <table:table-cell office:value-type="string">
            <text:p>83581.5</text:p>
          </table:table-cell>
          <table:table-cell office:value-type="string">
            <text:p>2.52264</text:p>
          </table:table-cell>
          <table:table-cell office:value-type="string">
            <text:p>1060326.0</text:p>
          </table:table-cell>
          <table:table-cell office:value-type="string">
            <text:p>1042915.0</text:p>
          </table:table-cell>
          <table:table-cell office:value-type="string">
            <text:p>1042978.690081</text:p>
          </table:table-cell>
          <table:table-cell office:value-type="string">
            <text:p>484872.634038</text:p>
          </table:table-cell>
          <table:table-cell office:value-type="string">
            <text:p>928946.690081</text:p>
          </table:table-cell>
          <table:table-cell office:value-type="string">
            <text:p>915551.690081</text:p>
          </table:table-cell>
          <table:table-cell office:value-type="string">
            <text:p>1428467.072364</text:p>
          </table:table-cell>
        </table:table-row>
        <table:table-row>
          <table:table-cell office:value-type="string">
            <text:p>c71</text:p>
          </table:table-cell>
          <table:table-cell office:value-type="string">
            <text:p>3254.0</text:p>
          </table:table-cell>
          <table:table-cell office:value-type="string">
            <text:p>6675.0</text:p>
          </table:table-cell>
          <table:table-cell office:value-type="string">
            <text:p>4080.0</text:p>
          </table:table-cell>
          <table:table-cell office:value-type="string">
            <text:p>1979.0</text:p>
          </table:table-cell>
          <table:table-cell office:value-type="string">
            <text:p>9313.0</text:p>
          </table:table-cell>
          <table:table-cell office:value-type="string">
            <text:p>12270.0</text:p>
          </table:table-cell>
          <table:table-cell office:value-type="string">
            <text:p>14380.0</text:p>
          </table:table-cell>
          <table:table-cell office:value-type="string">
            <text:p>2367.0</text:p>
          </table:table-cell>
          <table:table-cell office:value-type="string">
            <text:p>11117.0</text:p>
          </table:table-cell>
          <table:table-cell office:value-type="string">
            <text:p>8722.0</text:p>
          </table:table-cell>
          <table:table-cell office:value-type="string">
            <text:p>5971.0</text:p>
          </table:table-cell>
          <table:table-cell office:value-type="string">
            <text:p>4362.0</text:p>
          </table:table-cell>
          <table:table-cell office:value-type="string">
            <text:p>11841.0</text:p>
          </table:table-cell>
          <table:table-cell office:value-type="string">
            <text:p>2091.0</text:p>
          </table:table-cell>
          <table:table-cell office:value-type="string">
            <text:p>4167.0</text:p>
          </table:table-cell>
          <table:table-cell office:value-type="string">
            <text:p>4826.0</text:p>
          </table:table-cell>
          <table:table-cell office:value-type="string">
            <text:p>2463.0</text:p>
          </table:table-cell>
          <table:table-cell office:value-type="string">
            <text:p>5202.0</text:p>
          </table:table-cell>
          <table:table-cell office:value-type="string">
            <text:p>1743.0</text:p>
          </table:table-cell>
          <table:table-cell office:value-type="string">
            <text:p>10971.0</text:p>
          </table:table-cell>
          <table:table-cell office:value-type="string">
            <text:p>3814.0</text:p>
          </table:table-cell>
          <table:table-cell office:value-type="string">
            <text:p>11882.0</text:p>
          </table:table-cell>
          <table:table-cell office:value-type="string">
            <text:p>9917.0</text:p>
          </table:table-cell>
          <table:table-cell office:value-type="string">
            <text:p>3736.0</text:p>
          </table:table-cell>
          <table:table-cell office:value-type="string">
            <text:p>10604.0</text:p>
          </table:table-cell>
          <table:table-cell office:value-type="string">
            <text:p>21956.0</text:p>
          </table:table-cell>
          <table:table-cell office:value-type="string">
            <text:p>12279.0</text:p>
          </table:table-cell>
          <table:table-cell office:value-type="string">
            <text:p>14035.0</text:p>
          </table:table-cell>
          <table:table-cell office:value-type="string">
            <text:p>10371.0</text:p>
          </table:table-cell>
          <table:table-cell office:value-type="string">
            <text:p>829.0</text:p>
          </table:table-cell>
          <table:table-cell office:value-type="string">
            <text:p>5980.0</text:p>
          </table:table-cell>
          <table:table-cell office:value-type="string">
            <text:p>125520</text:p>
          </table:table-cell>
          <table:table-cell office:value-type="string">
            <text:p>81559.4</text:p>
          </table:table-cell>
          <table:table-cell office:value-type="string">
            <text:p>2.53363</text:p>
          </table:table-cell>
          <table:table-cell office:value-type="string">
            <text:p>1080683.0</text:p>
          </table:table-cell>
          <table:table-cell office:value-type="string">
            <text:p>1068351.0</text:p>
          </table:table-cell>
          <table:table-cell office:value-type="string">
            <text:p>1068641.388263</text:p>
          </table:table-cell>
          <table:table-cell office:value-type="string">
            <text:p>467370.457284</text:p>
          </table:table-cell>
          <table:table-cell office:value-type="string">
            <text:p>937444.388263</text:p>
          </table:table-cell>
          <table:table-cell office:value-type="string">
            <text:p>929253.388263</text:p>
          </table:table-cell>
          <table:table-cell office:value-type="string">
            <text:p>1452609.502523</text:p>
          </table:table-cell>
        </table:table-row>
        <table:table-row>
          <table:table-cell office:value-type="string">
            <text:p>c72</text:p>
          </table:table-cell>
          <table:table-cell office:value-type="string">
            <text:p>3762.0</text:p>
          </table:table-cell>
          <table:table-cell office:value-type="string">
            <text:p>5649.0</text:p>
          </table:table-cell>
          <table:table-cell office:value-type="string">
            <text:p>3814.0</text:p>
          </table:table-cell>
          <table:table-cell office:value-type="string">
            <text:p>1951.0</text:p>
          </table:table-cell>
          <table:table-cell office:value-type="string">
            <text:p>8069.0</text:p>
          </table:table-cell>
          <table:table-cell office:value-type="string">
            <text:p>14051.0</text:p>
          </table:table-cell>
          <table:table-cell office:value-type="string">
            <text:p>13729.0</text:p>
          </table:table-cell>
          <table:table-cell office:value-type="string">
            <text:p>2585.0</text:p>
          </table:table-cell>
          <table:table-cell office:value-type="string">
            <text:p>12469.0</text:p>
          </table:table-cell>
          <table:table-cell office:value-type="string">
            <text:p>8482.0</text:p>
          </table:table-cell>
          <table:table-cell office:value-type="string">
            <text:p>5612.0</text:p>
          </table:table-cell>
          <table:table-cell office:value-type="string">
            <text:p>5486.0</text:p>
          </table:table-cell>
          <table:table-cell office:value-type="string">
            <text:p>15331.0</text:p>
          </table:table-cell>
          <table:table-cell office:value-type="string">
            <text:p>1605.0</text:p>
          </table:table-cell>
          <table:table-cell office:value-type="string">
            <text:p>4236.0</text:p>
          </table:table-cell>
          <table:table-cell office:value-type="string">
            <text:p>5766.0</text:p>
          </table:table-cell>
          <table:table-cell office:value-type="string">
            <text:p>2319.0</text:p>
          </table:table-cell>
          <table:table-cell office:value-type="string">
            <text:p>5697.0</text:p>
          </table:table-cell>
          <table:table-cell office:value-type="string">
            <text:p>2172.0</text:p>
          </table:table-cell>
          <table:table-cell office:value-type="string">
            <text:p>10288.0</text:p>
          </table:table-cell>
          <table:table-cell office:value-type="string">
            <text:p>4344.0</text:p>
          </table:table-cell>
          <table:table-cell office:value-type="string">
            <text:p>12444.0</text:p>
          </table:table-cell>
          <table:table-cell office:value-type="string">
            <text:p>9074.0</text:p>
          </table:table-cell>
          <table:table-cell office:value-type="string">
            <text:p>3634.0</text:p>
          </table:table-cell>
          <table:table-cell office:value-type="string">
            <text:p>11290.0</text:p>
          </table:table-cell>
          <table:table-cell office:value-type="string">
            <text:p>24056.0</text:p>
          </table:table-cell>
          <table:table-cell office:value-type="string">
            <text:p>9030.0</text:p>
          </table:table-cell>
          <table:table-cell office:value-type="string">
            <text:p>16988.0</text:p>
          </table:table-cell>
          <table:table-cell office:value-type="string">
            <text:p>9961.0</text:p>
          </table:table-cell>
          <table:table-cell office:value-type="string">
            <text:p>989.0</text:p>
          </table:table-cell>
          <table:table-cell office:value-type="string">
            <text:p>6475.0</text:p>
          </table:table-cell>
          <table:table-cell office:value-type="string">
            <text:p>139464</text:p>
          </table:table-cell>
          <table:table-cell office:value-type="string">
            <text:p>88303.0</text:p>
          </table:table-cell>
          <table:table-cell office:value-type="string">
            <text:p>2.47094</text:p>
          </table:table-cell>
          <table:table-cell office:value-type="string">
            <text:p>1133754.0</text:p>
          </table:table-cell>
          <table:table-cell office:value-type="string">
            <text:p>1117902.0</text:p>
          </table:table-cell>
          <table:table-cell office:value-type="string">
            <text:p>1117763.966373</text:p>
          </table:table-cell>
          <table:table-cell office:value-type="string">
            <text:p>481818.150541</text:p>
          </table:table-cell>
          <table:table-cell office:value-type="string">
            <text:p>977105.966373</text:p>
          </table:table-cell>
          <table:table-cell office:value-type="string">
            <text:p>964924.966373</text:p>
          </table:table-cell>
          <table:table-cell office:value-type="string">
            <text:p>1511363.931395</text:p>
          </table:table-cell>
        </table:table-row>
        <table:table-row>
          <table:table-cell office:value-type="string">
            <text:p>c73</text:p>
          </table:table-cell>
          <table:table-cell office:value-type="string">
            <text:p>3425.0</text:p>
          </table:table-cell>
          <table:table-cell office:value-type="string">
            <text:p>6986.0</text:p>
          </table:table-cell>
          <table:table-cell office:value-type="string">
            <text:p>4991.0</text:p>
          </table:table-cell>
          <table:table-cell office:value-type="string">
            <text:p>1673.0</text:p>
          </table:table-cell>
          <table:table-cell office:value-type="string">
            <text:p>8778.0</text:p>
          </table:table-cell>
          <table:table-cell office:value-type="string">
            <text:p>12533.0</text:p>
          </table:table-cell>
          <table:table-cell office:value-type="string">
            <text:p>10974.0</text:p>
          </table:table-cell>
          <table:table-cell office:value-type="string">
            <text:p>2608.0</text:p>
          </table:table-cell>
          <table:table-cell office:value-type="string">
            <text:p>10707.0</text:p>
          </table:table-cell>
          <table:table-cell office:value-type="string">
            <text:p>7695.0</text:p>
          </table:table-cell>
          <table:table-cell office:value-type="string">
            <text:p>7300.0</text:p>
          </table:table-cell>
          <table:table-cell office:value-type="string">
            <text:p>4506.0</text:p>
          </table:table-cell>
          <table:table-cell office:value-type="string">
            <text:p>14996.0</text:p>
          </table:table-cell>
          <table:table-cell office:value-type="string">
            <text:p>2212.0</text:p>
          </table:table-cell>
          <table:table-cell office:value-type="string">
            <text:p>4267.0</text:p>
          </table:table-cell>
          <table:table-cell office:value-type="string">
            <text:p>4330.0</text:p>
          </table:table-cell>
          <table:table-cell office:value-type="string">
            <text:p>2571.0</text:p>
          </table:table-cell>
          <table:table-cell office:value-type="string">
            <text:p>4834.0</text:p>
          </table:table-cell>
          <table:table-cell office:value-type="string">
            <text:p>2318.0</text:p>
          </table:table-cell>
          <table:table-cell office:value-type="string">
            <text:p>12028.0</text:p>
          </table:table-cell>
          <table:table-cell office:value-type="string">
            <text:p>3373.0</text:p>
          </table:table-cell>
          <table:table-cell office:value-type="string">
            <text:p>12788.0</text:p>
          </table:table-cell>
          <table:table-cell office:value-type="string">
            <text:p>9450.0</text:p>
          </table:table-cell>
          <table:table-cell office:value-type="string">
            <text:p>3094.0</text:p>
          </table:table-cell>
          <table:table-cell office:value-type="string">
            <text:p>12997.0</text:p>
          </table:table-cell>
          <table:table-cell office:value-type="string">
            <text:p>25872.0</text:p>
          </table:table-cell>
          <table:table-cell office:value-type="string">
            <text:p>10477.0</text:p>
          </table:table-cell>
          <table:table-cell office:value-type="string">
            <text:p>17042.0</text:p>
          </table:table-cell>
          <table:table-cell office:value-type="string">
            <text:p>9749.0</text:p>
          </table:table-cell>
          <table:table-cell office:value-type="string">
            <text:p>1278.0</text:p>
          </table:table-cell>
          <table:table-cell office:value-type="string">
            <text:p>6137.0</text:p>
          </table:table-cell>
          <table:table-cell office:value-type="string">
            <text:p>134895</text:p>
          </table:table-cell>
          <table:table-cell office:value-type="string">
            <text:p>87236.9</text:p>
          </table:table-cell>
          <table:table-cell office:value-type="string">
            <text:p>2.49949</text:p>
          </table:table-cell>
          <table:table-cell office:value-type="string">
            <text:p>1074603.0</text:p>
          </table:table-cell>
          <table:table-cell office:value-type="string">
            <text:p>1057951.0</text:p>
          </table:table-cell>
          <table:table-cell office:value-type="string">
            <text:p>1057880.585998</text:p>
          </table:table-cell>
          <table:table-cell office:value-type="string">
            <text:p>484030.461206</text:p>
          </table:table-cell>
          <table:table-cell office:value-type="string">
            <text:p>945943.585998</text:p>
          </table:table-cell>
          <table:table-cell office:value-type="string">
            <text:p>932160.585998</text:p>
          </table:table-cell>
          <table:table-cell office:value-type="string">
            <text:p>1352234.861089</text:p>
          </table:table-cell>
        </table:table-row>
        <table:table-row>
          <table:table-cell office:value-type="string">
            <text:p>c74</text:p>
          </table:table-cell>
          <table:table-cell office:value-type="string">
            <text:p>4670.0</text:p>
          </table:table-cell>
          <table:table-cell office:value-type="string">
            <text:p>6964.0</text:p>
          </table:table-cell>
          <table:table-cell office:value-type="string">
            <text:p>4758.0</text:p>
          </table:table-cell>
          <table:table-cell office:value-type="string">
            <text:p>1834.0</text:p>
          </table:table-cell>
          <table:table-cell office:value-type="string">
            <text:p>8932.0</text:p>
          </table:table-cell>
          <table:table-cell office:value-type="string">
            <text:p>17046.0</text:p>
          </table:table-cell>
          <table:table-cell office:value-type="string">
            <text:p>14433.0</text:p>
          </table:table-cell>
          <table:table-cell office:value-type="string">
            <text:p>3851.0</text:p>
          </table:table-cell>
          <table:table-cell office:value-type="string">
            <text:p>15298.0</text:p>
          </table:table-cell>
          <table:table-cell office:value-type="string">
            <text:p>11901.0</text:p>
          </table:table-cell>
          <table:table-cell office:value-type="string">
            <text:p>8185.0</text:p>
          </table:table-cell>
          <table:table-cell office:value-type="string">
            <text:p>6150.0</text:p>
          </table:table-cell>
          <table:table-cell office:value-type="string">
            <text:p>18327.0</text:p>
          </table:table-cell>
          <table:table-cell office:value-type="string">
            <text:p>2499.0</text:p>
          </table:table-cell>
          <table:table-cell office:value-type="string">
            <text:p>4472.0</text:p>
          </table:table-cell>
          <table:table-cell office:value-type="string">
            <text:p>6502.0</text:p>
          </table:table-cell>
          <table:table-cell office:value-type="string">
            <text:p>2820.0</text:p>
          </table:table-cell>
          <table:table-cell office:value-type="string">
            <text:p>8856.0</text:p>
          </table:table-cell>
          <table:table-cell office:value-type="string">
            <text:p>2416.0</text:p>
          </table:table-cell>
          <table:table-cell office:value-type="string">
            <text:p>12717.0</text:p>
          </table:table-cell>
          <table:table-cell office:value-type="string">
            <text:p>5017.0</text:p>
          </table:table-cell>
          <table:table-cell office:value-type="string">
            <text:p>15806.0</text:p>
          </table:table-cell>
          <table:table-cell office:value-type="string">
            <text:p>13060.0</text:p>
          </table:table-cell>
          <table:table-cell office:value-type="string">
            <text:p>4611.0</text:p>
          </table:table-cell>
          <table:table-cell office:value-type="string">
            <text:p>17375.0</text:p>
          </table:table-cell>
          <table:table-cell office:value-type="string">
            <text:p>30457.0</text:p>
          </table:table-cell>
          <table:table-cell office:value-type="string">
            <text:p>17264.0</text:p>
          </table:table-cell>
          <table:table-cell office:value-type="string">
            <text:p>18173.0</text:p>
          </table:table-cell>
          <table:table-cell office:value-type="string">
            <text:p>12576.0</text:p>
          </table:table-cell>
          <table:table-cell office:value-type="string">
            <text:p>1350.0</text:p>
          </table:table-cell>
          <table:table-cell office:value-type="string">
            <text:p>7760.0</text:p>
          </table:table-cell>
          <table:table-cell office:value-type="string">
            <text:p>164787</text:p>
          </table:table-cell>
          <table:table-cell office:value-type="string">
            <text:p>103736.0</text:p>
          </table:table-cell>
          <table:table-cell office:value-type="string">
            <text:p>2.6741</text:p>
          </table:table-cell>
          <table:table-cell office:value-type="string">
            <text:p>1460256.0</text:p>
          </table:table-cell>
          <table:table-cell office:value-type="string">
            <text:p>1440128.0</text:p>
          </table:table-cell>
          <table:table-cell office:value-type="string">
            <text:p>1439136.55929</text:p>
          </table:table-cell>
          <table:table-cell office:value-type="string">
            <text:p>606936.922443</text:p>
          </table:table-cell>
          <table:table-cell office:value-type="string">
            <text:p>1285523.55929</text:p>
          </table:table-cell>
          <table:table-cell office:value-type="string">
            <text:p>1270696.55929</text:p>
          </table:table-cell>
          <table:table-cell office:value-type="string">
            <text:p>1841099.102771</text:p>
          </table:table-cell>
        </table:table-row>
        <table:table-row>
          <table:table-cell office:value-type="string">
            <text:p>c75</text:p>
          </table:table-cell>
          <table:table-cell office:value-type="string">
            <text:p>2895.0</text:p>
          </table:table-cell>
          <table:table-cell office:value-type="string">
            <text:p>6939.0</text:p>
          </table:table-cell>
          <table:table-cell office:value-type="string">
            <text:p>4094.0</text:p>
          </table:table-cell>
          <table:table-cell office:value-type="string">
            <text:p>1572.0</text:p>
          </table:table-cell>
          <table:table-cell office:value-type="string">
            <text:p>6687.0</text:p>
          </table:table-cell>
          <table:table-cell office:value-type="string">
            <text:p>13018.0</text:p>
          </table:table-cell>
          <table:table-cell office:value-type="string">
            <text:p>12261.0</text:p>
          </table:table-cell>
          <table:table-cell office:value-type="string">
            <text:p>2730.0</text:p>
          </table:table-cell>
          <table:table-cell office:value-type="string">
            <text:p>10333.0</text:p>
          </table:table-cell>
          <table:table-cell office:value-type="string">
            <text:p>9100.0</text:p>
          </table:table-cell>
          <table:table-cell office:value-type="string">
            <text:p>6425.0</text:p>
          </table:table-cell>
          <table:table-cell office:value-type="string">
            <text:p>4934.0</text:p>
          </table:table-cell>
          <table:table-cell office:value-type="string">
            <text:p>11509.0</text:p>
          </table:table-cell>
          <table:table-cell office:value-type="string">
            <text:p>1745.0</text:p>
          </table:table-cell>
          <table:table-cell office:value-type="string">
            <text:p>4106.0</text:p>
          </table:table-cell>
          <table:table-cell office:value-type="string">
            <text:p>4632.0</text:p>
          </table:table-cell>
          <table:table-cell office:value-type="string">
            <text:p>1669.0</text:p>
          </table:table-cell>
          <table:table-cell office:value-type="string">
            <text:p>4979.0</text:p>
          </table:table-cell>
          <table:table-cell office:value-type="string">
            <text:p>1643.0</text:p>
          </table:table-cell>
          <table:table-cell office:value-type="string">
            <text:p>11007.0</text:p>
          </table:table-cell>
          <table:table-cell office:value-type="string">
            <text:p>3355.0</text:p>
          </table:table-cell>
          <table:table-cell office:value-type="string">
            <text:p>11542.0</text:p>
          </table:table-cell>
          <table:table-cell office:value-type="string">
            <text:p>9926.0</text:p>
          </table:table-cell>
          <table:table-cell office:value-type="string">
            <text:p>3340.0</text:p>
          </table:table-cell>
          <table:table-cell office:value-type="string">
            <text:p>11582.0</text:p>
          </table:table-cell>
          <table:table-cell office:value-type="string">
            <text:p>23108.0</text:p>
          </table:table-cell>
          <table:table-cell office:value-type="string">
            <text:p>12197.0</text:p>
          </table:table-cell>
          <table:table-cell office:value-type="string">
            <text:p>15228.0</text:p>
          </table:table-cell>
          <table:table-cell office:value-type="string">
            <text:p>10259.0</text:p>
          </table:table-cell>
          <table:table-cell office:value-type="string">
            <text:p>1186.0</text:p>
          </table:table-cell>
          <table:table-cell office:value-type="string">
            <text:p>5837.0</text:p>
          </table:table-cell>
          <table:table-cell office:value-type="string">
            <text:p>126727</text:p>
          </table:table-cell>
          <table:table-cell office:value-type="string">
            <text:p>80668.7</text:p>
          </table:table-cell>
          <table:table-cell office:value-type="string">
            <text:p>2.57087</text:p>
          </table:table-cell>
          <table:table-cell office:value-type="string">
            <text:p>1104469.0</text:p>
          </table:table-cell>
          <table:table-cell office:value-type="string">
            <text:p>1095577.0</text:p>
          </table:table-cell>
          <table:table-cell office:value-type="string">
            <text:p>1095442.937908</text:p>
          </table:table-cell>
          <table:table-cell office:value-type="string">
            <text:p>459198.508116</text:p>
          </table:table-cell>
          <table:table-cell office:value-type="string">
            <text:p>975854.937908</text:p>
          </table:table-cell>
          <table:table-cell office:value-type="string">
            <text:p>970038.937908</text:p>
          </table:table-cell>
          <table:table-cell office:value-type="string">
            <text:p>1449041.006419</text:p>
          </table:table-cell>
        </table:table-row>
        <table:table-row>
          <table:table-cell office:value-type="string">
            <text:p>c76</text:p>
          </table:table-cell>
          <table:table-cell office:value-type="string">
            <text:p>3395.0</text:p>
          </table:table-cell>
          <table:table-cell office:value-type="string">
            <text:p>6013.0</text:p>
          </table:table-cell>
          <table:table-cell office:value-type="string">
            <text:p>4891.0</text:p>
          </table:table-cell>
          <table:table-cell office:value-type="string">
            <text:p>2739.0</text:p>
          </table:table-cell>
          <table:table-cell office:value-type="string">
            <text:p>9370.0</text:p>
          </table:table-cell>
          <table:table-cell office:value-type="string">
            <text:p>17097.0</text:p>
          </table:table-cell>
          <table:table-cell office:value-type="string">
            <text:p>14961.0</text:p>
          </table:table-cell>
          <table:table-cell office:value-type="string">
            <text:p>3150.0</text:p>
          </table:table-cell>
          <table:table-cell office:value-type="string">
            <text:p>13844.0</text:p>
          </table:table-cell>
          <table:table-cell office:value-type="string">
            <text:p>10909.0</text:p>
          </table:table-cell>
          <table:table-cell office:value-type="string">
            <text:p>5975.0</text:p>
          </table:table-cell>
          <table:table-cell office:value-type="string">
            <text:p>5466.0</text:p>
          </table:table-cell>
          <table:table-cell office:value-type="string">
            <text:p>14207.0</text:p>
          </table:table-cell>
          <table:table-cell office:value-type="string">
            <text:p>1956.0</text:p>
          </table:table-cell>
          <table:table-cell office:value-type="string">
            <text:p>4281.0</text:p>
          </table:table-cell>
          <table:table-cell office:value-type="string">
            <text:p>5052.0</text:p>
          </table:table-cell>
          <table:table-cell office:value-type="string">
            <text:p>2447.0</text:p>
          </table:table-cell>
          <table:table-cell office:value-type="string">
            <text:p>5400.0</text:p>
          </table:table-cell>
          <table:table-cell office:value-type="string">
            <text:p>1925.0</text:p>
          </table:table-cell>
          <table:table-cell office:value-type="string">
            <text:p>10675.0</text:p>
          </table:table-cell>
          <table:table-cell office:value-type="string">
            <text:p>4546.0</text:p>
          </table:table-cell>
          <table:table-cell office:value-type="string">
            <text:p>13801.0</text:p>
          </table:table-cell>
          <table:table-cell office:value-type="string">
            <text:p>12073.0</text:p>
          </table:table-cell>
          <table:table-cell office:value-type="string">
            <text:p>4671.0</text:p>
          </table:table-cell>
          <table:table-cell office:value-type="string">
            <text:p>10927.0</text:p>
          </table:table-cell>
          <table:table-cell office:value-type="string">
            <text:p>27295.0</text:p>
          </table:table-cell>
          <table:table-cell office:value-type="string">
            <text:p>11861.0</text:p>
          </table:table-cell>
          <table:table-cell office:value-type="string">
            <text:p>17669.0</text:p>
          </table:table-cell>
          <table:table-cell office:value-type="string">
            <text:p>12007.0</text:p>
          </table:table-cell>
          <table:table-cell office:value-type="string">
            <text:p>1279.0</text:p>
          </table:table-cell>
          <table:table-cell office:value-type="string">
            <text:p>7440.0</text:p>
          </table:table-cell>
          <table:table-cell office:value-type="string">
            <text:p>142644</text:p>
          </table:table-cell>
          <table:table-cell office:value-type="string">
            <text:p>91751.8</text:p>
          </table:table-cell>
          <table:table-cell office:value-type="string">
            <text:p>2.62355</text:p>
          </table:table-cell>
          <table:table-cell office:value-type="string">
            <text:p>1258524.0</text:p>
          </table:table-cell>
          <table:table-cell office:value-type="string">
            <text:p>1247645.0</text:p>
          </table:table-cell>
          <table:table-cell office:value-type="string">
            <text:p>1248076.941076</text:p>
          </table:table-cell>
          <table:table-cell office:value-type="string">
            <text:p>535808.111409</text:p>
          </table:table-cell>
          <table:table-cell office:value-type="string">
            <text:p>1109087.941076</text:p>
          </table:table-cell>
          <table:table-cell office:value-type="string">
            <text:p>1101197.941076</text:p>
          </table:table-cell>
          <table:table-cell office:value-type="string">
            <text:p>1593178.009994</text:p>
          </table:table-cell>
        </table:table-row>
        <table:table-row>
          <table:table-cell office:value-type="string">
            <text:p>c77</text:p>
          </table:table-cell>
          <table:table-cell office:value-type="string">
            <text:p>2809.0</text:p>
          </table:table-cell>
          <table:table-cell office:value-type="string">
            <text:p>9202.0</text:p>
          </table:table-cell>
          <table:table-cell office:value-type="string">
            <text:p>4161.0</text:p>
          </table:table-cell>
          <table:table-cell office:value-type="string">
            <text:p>2091.0</text:p>
          </table:table-cell>
          <table:table-cell office:value-type="string">
            <text:p>8444.0</text:p>
          </table:table-cell>
          <table:table-cell office:value-type="string">
            <text:p>11691.0</text:p>
          </table:table-cell>
          <table:table-cell office:value-type="string">
            <text:p>12324.0</text:p>
          </table:table-cell>
          <table:table-cell office:value-type="string">
            <text:p>3084.0</text:p>
          </table:table-cell>
          <table:table-cell office:value-type="string">
            <text:p>13740.0</text:p>
          </table:table-cell>
          <table:table-cell office:value-type="string">
            <text:p>9077.0</text:p>
          </table:table-cell>
          <table:table-cell office:value-type="string">
            <text:p>6631.0</text:p>
          </table:table-cell>
          <table:table-cell office:value-type="string">
            <text:p>4373.0</text:p>
          </table:table-cell>
          <table:table-cell office:value-type="string">
            <text:p>13630.0</text:p>
          </table:table-cell>
          <table:table-cell office:value-type="string">
            <text:p>1977.0</text:p>
          </table:table-cell>
          <table:table-cell office:value-type="string">
            <text:p>4719.0</text:p>
          </table:table-cell>
          <table:table-cell office:value-type="string">
            <text:p>3326.0</text:p>
          </table:table-cell>
          <table:table-cell office:value-type="string">
            <text:p>1941.0</text:p>
          </table:table-cell>
          <table:table-cell office:value-type="string">
            <text:p>4775.0</text:p>
          </table:table-cell>
          <table:table-cell office:value-type="string">
            <text:p>1774.0</text:p>
          </table:table-cell>
          <table:table-cell office:value-type="string">
            <text:p>11830.0</text:p>
          </table:table-cell>
          <table:table-cell office:value-type="string">
            <text:p>2909.0</text:p>
          </table:table-cell>
          <table:table-cell office:value-type="string">
            <text:p>15129.0</text:p>
          </table:table-cell>
          <table:table-cell office:value-type="string">
            <text:p>10902.0</text:p>
          </table:table-cell>
          <table:table-cell office:value-type="string">
            <text:p>3213.0</text:p>
          </table:table-cell>
          <table:table-cell office:value-type="string">
            <text:p>12906.0</text:p>
          </table:table-cell>
          <table:table-cell office:value-type="string">
            <text:p>26311.0</text:p>
          </table:table-cell>
          <table:table-cell office:value-type="string">
            <text:p>11252.0</text:p>
          </table:table-cell>
          <table:table-cell office:value-type="string">
            <text:p>18881.0</text:p>
          </table:table-cell>
          <table:table-cell office:value-type="string">
            <text:p>11938.0</text:p>
          </table:table-cell>
          <table:table-cell office:value-type="string">
            <text:p>1262.0</text:p>
          </table:table-cell>
          <table:table-cell office:value-type="string">
            <text:p>6361.0</text:p>
          </table:table-cell>
          <table:table-cell office:value-type="string">
            <text:p>143575</text:p>
          </table:table-cell>
          <table:table-cell office:value-type="string">
            <text:p>90803.6</text:p>
          </table:table-cell>
          <table:table-cell office:value-type="string">
            <text:p>2.541</text:p>
          </table:table-cell>
          <table:table-cell office:value-type="string">
            <text:p>1175501.0</text:p>
          </table:table-cell>
          <table:table-cell office:value-type="string">
            <text:p>1161546.0</text:p>
          </table:table-cell>
          <table:table-cell office:value-type="string">
            <text:p>1161701.538472</text:p>
          </table:table-cell>
          <table:table-cell office:value-type="string">
            <text:p>501373.411948</text:p>
          </table:table-cell>
          <table:table-cell office:value-type="string">
            <text:p>1038597.538472</text:p>
          </table:table-cell>
          <table:table-cell office:value-type="string">
            <text:p>1028253.538472</text:p>
          </table:table-cell>
          <table:table-cell office:value-type="string">
            <text:p>1657120.661941</text:p>
          </table:table-cell>
        </table:table-row>
        <table:table-row>
          <table:table-cell office:value-type="string">
            <text:p>c78</text:p>
          </table:table-cell>
          <table:table-cell office:value-type="string">
            <text:p>4210.0</text:p>
          </table:table-cell>
          <table:table-cell office:value-type="string">
            <text:p>8277.0</text:p>
          </table:table-cell>
          <table:table-cell office:value-type="string">
            <text:p>5319.0</text:p>
          </table:table-cell>
          <table:table-cell office:value-type="string">
            <text:p>1544.0</text:p>
          </table:table-cell>
          <table:table-cell office:value-type="string">
            <text:p>9929.0</text:p>
          </table:table-cell>
          <table:table-cell office:value-type="string">
            <text:p>15301.0</text:p>
          </table:table-cell>
          <table:table-cell office:value-type="string">
            <text:p>13510.0</text:p>
          </table:table-cell>
          <table:table-cell office:value-type="string">
            <text:p>3527.0</text:p>
          </table:table-cell>
          <table:table-cell office:value-type="string">
            <text:p>14805.0</text:p>
          </table:table-cell>
          <table:table-cell office:value-type="string">
            <text:p>10922.0</text:p>
          </table:table-cell>
          <table:table-cell office:value-type="string">
            <text:p>8411.0</text:p>
          </table:table-cell>
          <table:table-cell office:value-type="string">
            <text:p>5554.0</text:p>
          </table:table-cell>
          <table:table-cell office:value-type="string">
            <text:p>16592.0</text:p>
          </table:table-cell>
          <table:table-cell office:value-type="string">
            <text:p>1931.0</text:p>
          </table:table-cell>
          <table:table-cell office:value-type="string">
            <text:p>4370.0</text:p>
          </table:table-cell>
          <table:table-cell office:value-type="string">
            <text:p>4254.0</text:p>
          </table:table-cell>
          <table:table-cell office:value-type="string">
            <text:p>2366.0</text:p>
          </table:table-cell>
          <table:table-cell office:value-type="string">
            <text:p>4483.0</text:p>
          </table:table-cell>
          <table:table-cell office:value-type="string">
            <text:p>2782.0</text:p>
          </table:table-cell>
          <table:table-cell office:value-type="string">
            <text:p>12557.0</text:p>
          </table:table-cell>
          <table:table-cell office:value-type="string">
            <text:p>4567.0</text:p>
          </table:table-cell>
          <table:table-cell office:value-type="string">
            <text:p>15780.0</text:p>
          </table:table-cell>
          <table:table-cell office:value-type="string">
            <text:p>11145.0</text:p>
          </table:table-cell>
          <table:table-cell office:value-type="string">
            <text:p>3856.0</text:p>
          </table:table-cell>
          <table:table-cell office:value-type="string">
            <text:p>14819.0</text:p>
          </table:table-cell>
          <table:table-cell office:value-type="string">
            <text:p>27794.0</text:p>
          </table:table-cell>
          <table:table-cell office:value-type="string">
            <text:p>13383.0</text:p>
          </table:table-cell>
          <table:table-cell office:value-type="string">
            <text:p>20281.0</text:p>
          </table:table-cell>
          <table:table-cell office:value-type="string">
            <text:p>9595.0</text:p>
          </table:table-cell>
          <table:table-cell office:value-type="string">
            <text:p>1281.0</text:p>
          </table:table-cell>
          <table:table-cell office:value-type="string">
            <text:p>7172.0</text:p>
          </table:table-cell>
          <table:table-cell office:value-type="string">
            <text:p>155961</text:p>
          </table:table-cell>
          <table:table-cell office:value-type="string">
            <text:p>98800.5</text:p>
          </table:table-cell>
          <table:table-cell office:value-type="string">
            <text:p>2.58841</text:p>
          </table:table-cell>
          <table:table-cell office:value-type="string">
            <text:p>1296648.0</text:p>
          </table:table-cell>
          <table:table-cell office:value-type="string">
            <text:p>1282580.0</text:p>
          </table:table-cell>
          <table:table-cell office:value-type="string">
            <text:p>1282528.665763</text:p>
          </table:table-cell>
          <table:table-cell office:value-type="string">
            <text:p>554968.021664</text:p>
          </table:table-cell>
          <table:table-cell office:value-type="string">
            <text:p>1140336.665763</text:p>
          </table:table-cell>
          <table:table-cell office:value-type="string">
            <text:p>1130224.665763</text:p>
          </table:table-cell>
          <table:table-cell office:value-type="string">
            <text:p>1725407.751972</text:p>
          </table:table-cell>
        </table:table-row>
        <table:table-row>
          <table:table-cell office:value-type="string">
            <text:p>c79</text:p>
          </table:table-cell>
          <table:table-cell office:value-type="string">
            <text:p>3332.0</text:p>
          </table:table-cell>
          <table:table-cell office:value-type="string">
            <text:p>7999.0</text:p>
          </table:table-cell>
          <table:table-cell office:value-type="string">
            <text:p>3288.0</text:p>
          </table:table-cell>
          <table:table-cell office:value-type="string">
            <text:p>1829.0</text:p>
          </table:table-cell>
          <table:table-cell office:value-type="string">
            <text:p>8797.0</text:p>
          </table:table-cell>
          <table:table-cell office:value-type="string">
            <text:p>15183.0</text:p>
          </table:table-cell>
          <table:table-cell office:value-type="string">
            <text:p>12379.0</text:p>
          </table:table-cell>
          <table:table-cell office:value-type="string">
            <text:p>2667.0</text:p>
          </table:table-cell>
          <table:table-cell office:value-type="string">
            <text:p>13386.0</text:p>
          </table:table-cell>
          <table:table-cell office:value-type="string">
            <text:p>10313.0</text:p>
          </table:table-cell>
          <table:table-cell office:value-type="string">
            <text:p>5336.0</text:p>
          </table:table-cell>
          <table:table-cell office:value-type="string">
            <text:p>4463.0</text:p>
          </table:table-cell>
          <table:table-cell office:value-type="string">
            <text:p>13689.0</text:p>
          </table:table-cell>
          <table:table-cell office:value-type="string">
            <text:p>2502.0</text:p>
          </table:table-cell>
          <table:table-cell office:value-type="string">
            <text:p>3478.0</text:p>
          </table:table-cell>
          <table:table-cell office:value-type="string">
            <text:p>5481.0</text:p>
          </table:table-cell>
          <table:table-cell office:value-type="string">
            <text:p>2303.0</text:p>
          </table:table-cell>
          <table:table-cell office:value-type="string">
            <text:p>7483.0</text:p>
          </table:table-cell>
          <table:table-cell office:value-type="string">
            <text:p>1325.0</text:p>
          </table:table-cell>
          <table:table-cell office:value-type="string">
            <text:p>10483.0</text:p>
          </table:table-cell>
          <table:table-cell office:value-type="string">
            <text:p>3017.0</text:p>
          </table:table-cell>
          <table:table-cell office:value-type="string">
            <text:p>12158.0</text:p>
          </table:table-cell>
          <table:table-cell office:value-type="string">
            <text:p>9733.0</text:p>
          </table:table-cell>
          <table:table-cell office:value-type="string">
            <text:p>4797.0</text:p>
          </table:table-cell>
          <table:table-cell office:value-type="string">
            <text:p>13701.0</text:p>
          </table:table-cell>
          <table:table-cell office:value-type="string">
            <text:p>25817.0</text:p>
          </table:table-cell>
          <table:table-cell office:value-type="string">
            <text:p>12392.0</text:p>
          </table:table-cell>
          <table:table-cell office:value-type="string">
            <text:p>17783.0</text:p>
          </table:table-cell>
          <table:table-cell office:value-type="string">
            <text:p>9749.0</text:p>
          </table:table-cell>
          <table:table-cell office:value-type="string">
            <text:p>1252.0</text:p>
          </table:table-cell>
          <table:table-cell office:value-type="string">
            <text:p>6725.0</text:p>
          </table:table-cell>
          <table:table-cell office:value-type="string">
            <text:p>160711</text:p>
          </table:table-cell>
          <table:table-cell office:value-type="string">
            <text:p>98417.0</text:p>
          </table:table-cell>
          <table:table-cell office:value-type="string">
            <text:p>2.4177</text:p>
          </table:table-cell>
          <table:table-cell office:value-type="string">
            <text:p>1259572.0</text:p>
          </table:table-cell>
          <table:table-cell office:value-type="string">
            <text:p>1243908.0</text:p>
          </table:table-cell>
          <table:table-cell office:value-type="string">
            <text:p>1242825.439981</text:p>
          </table:table-cell>
          <table:table-cell office:value-type="string">
            <text:p>507759.5864</text:p>
          </table:table-cell>
          <table:table-cell office:value-type="string">
            <text:p>1092248.439981</text:p>
          </table:table-cell>
          <table:table-cell office:value-type="string">
            <text:p>1080280.439981</text:p>
          </table:table-cell>
          <table:table-cell office:value-type="string">
            <text:p>1700776.164969</text:p>
          </table:table-cell>
        </table:table-row>
        <table:table-row>
          <table:table-cell office:value-type="string">
            <text:p>c80</text:p>
          </table:table-cell>
          <table:table-cell office:value-type="string">
            <text:p>3035.0</text:p>
          </table:table-cell>
          <table:table-cell office:value-type="string">
            <text:p>8212.0</text:p>
          </table:table-cell>
          <table:table-cell office:value-type="string">
            <text:p>5030.0</text:p>
          </table:table-cell>
          <table:table-cell office:value-type="string">
            <text:p>1908.0</text:p>
          </table:table-cell>
          <table:table-cell office:value-type="string">
            <text:p>9853.0</text:p>
          </table:table-cell>
          <table:table-cell office:value-type="string">
            <text:p>18656.0</text:p>
          </table:table-cell>
          <table:table-cell office:value-type="string">
            <text:p>20397.0</text:p>
          </table:table-cell>
          <table:table-cell office:value-type="string">
            <text:p>3094.0</text:p>
          </table:table-cell>
          <table:table-cell office:value-type="string">
            <text:p>13795.0</text:p>
          </table:table-cell>
          <table:table-cell office:value-type="string">
            <text:p>9811.0</text:p>
          </table:table-cell>
          <table:table-cell office:value-type="string">
            <text:p>7814.0</text:p>
          </table:table-cell>
          <table:table-cell office:value-type="string">
            <text:p>5356.0</text:p>
          </table:table-cell>
          <table:table-cell office:value-type="string">
            <text:p>16272.0</text:p>
          </table:table-cell>
          <table:table-cell office:value-type="string">
            <text:p>1915.0</text:p>
          </table:table-cell>
          <table:table-cell office:value-type="string">
            <text:p>5119.0</text:p>
          </table:table-cell>
          <table:table-cell office:value-type="string">
            <text:p>4562.0</text:p>
          </table:table-cell>
          <table:table-cell office:value-type="string">
            <text:p>2341.0</text:p>
          </table:table-cell>
          <table:table-cell office:value-type="string">
            <text:p>5031.0</text:p>
          </table:table-cell>
          <table:table-cell office:value-type="string">
            <text:p>2697.0</text:p>
          </table:table-cell>
          <table:table-cell office:value-type="string">
            <text:p>14827.0</text:p>
          </table:table-cell>
          <table:table-cell office:value-type="string">
            <text:p>3611.0</text:p>
          </table:table-cell>
          <table:table-cell office:value-type="string">
            <text:p>16216.0</text:p>
          </table:table-cell>
          <table:table-cell office:value-type="string">
            <text:p>11425.0</text:p>
          </table:table-cell>
          <table:table-cell office:value-type="string">
            <text:p>5114.0</text:p>
          </table:table-cell>
          <table:table-cell office:value-type="string">
            <text:p>14721.0</text:p>
          </table:table-cell>
          <table:table-cell office:value-type="string">
            <text:p>30028.0</text:p>
          </table:table-cell>
          <table:table-cell office:value-type="string">
            <text:p>14867.0</text:p>
          </table:table-cell>
          <table:table-cell office:value-type="string">
            <text:p>18722.0</text:p>
          </table:table-cell>
          <table:table-cell office:value-type="string">
            <text:p>13927.0</text:p>
          </table:table-cell>
          <table:table-cell office:value-type="string">
            <text:p>1139.0</text:p>
          </table:table-cell>
          <table:table-cell office:value-type="string">
            <text:p>7749.0</text:p>
          </table:table-cell>
          <table:table-cell office:value-type="string">
            <text:p>158739</text:p>
          </table:table-cell>
          <table:table-cell office:value-type="string">
            <text:p>100535.0</text:p>
          </table:table-cell>
          <table:table-cell office:value-type="string">
            <text:p>2.67303</text:p>
          </table:table-cell>
          <table:table-cell office:value-type="string">
            <text:p>1353660.0</text:p>
          </table:table-cell>
          <table:table-cell office:value-type="string">
            <text:p>1329251.0</text:p>
          </table:table-cell>
          <table:table-cell office:value-type="string">
            <text:p>1328775.003035</text:p>
          </table:table-cell>
          <table:table-cell office:value-type="string">
            <text:p>591967.201612</text:p>
          </table:table-cell>
          <table:table-cell office:value-type="string">
            <text:p>1204774.003035</text:p>
          </table:table-cell>
          <table:table-cell office:value-type="string">
            <text:p>1184533.003035</text:p>
          </table:table-cell>
          <table:table-cell office:value-type="string">
            <text:p>1676684.143585</text:p>
          </table:table-cell>
        </table:table-row>
        <table:table-row>
          <table:table-cell office:value-type="string">
            <text:p>c81</text:p>
          </table:table-cell>
          <table:table-cell office:value-type="string">
            <text:p>3815.0</text:p>
          </table:table-cell>
          <table:table-cell office:value-type="string">
            <text:p>7750.0</text:p>
          </table:table-cell>
          <table:table-cell office:value-type="string">
            <text:p>5684.0</text:p>
          </table:table-cell>
          <table:table-cell office:value-type="string">
            <text:p>2151.0</text:p>
          </table:table-cell>
          <table:table-cell office:value-type="string">
            <text:p>11385.0</text:p>
          </table:table-cell>
          <table:table-cell office:value-type="string">
            <text:p>15973.0</text:p>
          </table:table-cell>
          <table:table-cell office:value-type="string">
            <text:p>17460.0</text:p>
          </table:table-cell>
          <table:table-cell office:value-type="string">
            <text:p>3438.0</text:p>
          </table:table-cell>
          <table:table-cell office:value-type="string">
            <text:p>19650.0</text:p>
          </table:table-cell>
          <table:table-cell office:value-type="string">
            <text:p>10548.0</text:p>
          </table:table-cell>
          <table:table-cell office:value-type="string">
            <text:p>6918.0</text:p>
          </table:table-cell>
          <table:table-cell office:value-type="string">
            <text:p>5054.0</text:p>
          </table:table-cell>
          <table:table-cell office:value-type="string">
            <text:p>15542.0</text:p>
          </table:table-cell>
          <table:table-cell office:value-type="string">
            <text:p>2320.0</text:p>
          </table:table-cell>
          <table:table-cell office:value-type="string">
            <text:p>4435.0</text:p>
          </table:table-cell>
          <table:table-cell office:value-type="string">
            <text:p>5879.0</text:p>
          </table:table-cell>
          <table:table-cell office:value-type="string">
            <text:p>2648.0</text:p>
          </table:table-cell>
          <table:table-cell office:value-type="string">
            <text:p>6258.0</text:p>
          </table:table-cell>
          <table:table-cell office:value-type="string">
            <text:p>2738.0</text:p>
          </table:table-cell>
          <table:table-cell office:value-type="string">
            <text:p>13829.0</text:p>
          </table:table-cell>
          <table:table-cell office:value-type="string">
            <text:p>4046.0</text:p>
          </table:table-cell>
          <table:table-cell office:value-type="string">
            <text:p>14621.0</text:p>
          </table:table-cell>
          <table:table-cell office:value-type="string">
            <text:p>12242.0</text:p>
          </table:table-cell>
          <table:table-cell office:value-type="string">
            <text:p>3798.0</text:p>
          </table:table-cell>
          <table:table-cell office:value-type="string">
            <text:p>17860.0</text:p>
          </table:table-cell>
          <table:table-cell office:value-type="string">
            <text:p>30659.0</text:p>
          </table:table-cell>
          <table:table-cell office:value-type="string">
            <text:p>13479.0</text:p>
          </table:table-cell>
          <table:table-cell office:value-type="string">
            <text:p>21111.0</text:p>
          </table:table-cell>
          <table:table-cell office:value-type="string">
            <text:p>12220.0</text:p>
          </table:table-cell>
          <table:table-cell office:value-type="string">
            <text:p>1645.0</text:p>
          </table:table-cell>
          <table:table-cell office:value-type="string">
            <text:p>6706.0</text:p>
          </table:table-cell>
          <table:table-cell office:value-type="string">
            <text:p>167241</text:p>
          </table:table-cell>
          <table:table-cell office:value-type="string">
            <text:p>106093.0</text:p>
          </table:table-cell>
          <table:table-cell office:value-type="string">
            <text:p>2.54903</text:p>
          </table:table-cell>
          <table:table-cell office:value-type="string">
            <text:p>1339532.0</text:p>
          </table:table-cell>
          <table:table-cell office:value-type="string">
            <text:p>1313442.0</text:p>
          </table:table-cell>
          <table:table-cell office:value-type="string">
            <text:p>1313472.886544</text:p>
          </table:table-cell>
          <table:table-cell office:value-type="string">
            <text:p>602291.851095</text:p>
          </table:table-cell>
          <table:table-cell office:value-type="string">
            <text:p>1175908.886544</text:p>
          </table:table-cell>
          <table:table-cell office:value-type="string">
            <text:p>1155136.886544</text:p>
          </table:table-cell>
          <table:table-cell office:value-type="string">
            <text:p>1801669.335758</text:p>
          </table:table-cell>
        </table:table-row>
        <table:table-row>
          <table:table-cell office:value-type="string">
            <text:p>c82</text:p>
          </table:table-cell>
          <table:table-cell office:value-type="string">
            <text:p>3052.0</text:p>
          </table:table-cell>
          <table:table-cell office:value-type="string">
            <text:p>7375.0</text:p>
          </table:table-cell>
          <table:table-cell office:value-type="string">
            <text:p>4747.0</text:p>
          </table:table-cell>
          <table:table-cell office:value-type="string">
            <text:p>1936.0</text:p>
          </table:table-cell>
          <table:table-cell office:value-type="string">
            <text:p>6409.0</text:p>
          </table:table-cell>
          <table:table-cell office:value-type="string">
            <text:p>12597.0</text:p>
          </table:table-cell>
          <table:table-cell office:value-type="string">
            <text:p>13923.0</text:p>
          </table:table-cell>
          <table:table-cell office:value-type="string">
            <text:p>2303.0</text:p>
          </table:table-cell>
          <table:table-cell office:value-type="string">
            <text:p>12754.0</text:p>
          </table:table-cell>
          <table:table-cell office:value-type="string">
            <text:p>8435.0</text:p>
          </table:table-cell>
          <table:table-cell office:value-type="string">
            <text:p>5161.0</text:p>
          </table:table-cell>
          <table:table-cell office:value-type="string">
            <text:p>5131.0</text:p>
          </table:table-cell>
          <table:table-cell office:value-type="string">
            <text:p>15971.0</text:p>
          </table:table-cell>
          <table:table-cell office:value-type="string">
            <text:p>2288.0</text:p>
          </table:table-cell>
          <table:table-cell office:value-type="string">
            <text:p>3144.0</text:p>
          </table:table-cell>
          <table:table-cell office:value-type="string">
            <text:p>4691.0</text:p>
          </table:table-cell>
          <table:table-cell office:value-type="string">
            <text:p>2198.0</text:p>
          </table:table-cell>
          <table:table-cell office:value-type="string">
            <text:p>4623.0</text:p>
          </table:table-cell>
          <table:table-cell office:value-type="string">
            <text:p>2298.0</text:p>
          </table:table-cell>
          <table:table-cell office:value-type="string">
            <text:p>11823.0</text:p>
          </table:table-cell>
          <table:table-cell office:value-type="string">
            <text:p>3843.0</text:p>
          </table:table-cell>
          <table:table-cell office:value-type="string">
            <text:p>14273.0</text:p>
          </table:table-cell>
          <table:table-cell office:value-type="string">
            <text:p>7976.0</text:p>
          </table:table-cell>
          <table:table-cell office:value-type="string">
            <text:p>3424.0</text:p>
          </table:table-cell>
          <table:table-cell office:value-type="string">
            <text:p>10205.0</text:p>
          </table:table-cell>
          <table:table-cell office:value-type="string">
            <text:p>25338.0</text:p>
          </table:table-cell>
          <table:table-cell office:value-type="string">
            <text:p>10494.0</text:p>
          </table:table-cell>
          <table:table-cell office:value-type="string">
            <text:p>18325.0</text:p>
          </table:table-cell>
          <table:table-cell office:value-type="string">
            <text:p>10505.0</text:p>
          </table:table-cell>
          <table:table-cell office:value-type="string">
            <text:p>1029.0</text:p>
          </table:table-cell>
          <table:table-cell office:value-type="string">
            <text:p>6855.0</text:p>
          </table:table-cell>
          <table:table-cell office:value-type="string">
            <text:p>136894</text:p>
          </table:table-cell>
          <table:table-cell office:value-type="string">
            <text:p>87035.7</text:p>
          </table:table-cell>
          <table:table-cell office:value-type="string">
            <text:p>2.52202</text:p>
          </table:table-cell>
          <table:table-cell office:value-type="string">
            <text:p>1135458.0</text:p>
          </table:table-cell>
          <table:table-cell office:value-type="string">
            <text:p>1124864.0</text:p>
          </table:table-cell>
          <table:table-cell office:value-type="string">
            <text:p>1125176.206934</text:p>
          </table:table-cell>
          <table:table-cell office:value-type="string">
            <text:p>484710.152258</text:p>
          </table:table-cell>
          <table:table-cell office:value-type="string">
            <text:p>993929.206934</text:p>
          </table:table-cell>
          <table:table-cell office:value-type="string">
            <text:p>986431.206934</text:p>
          </table:table-cell>
          <table:table-cell office:value-type="string">
            <text:p>1515027.117732</text:p>
          </table:table-cell>
        </table:table-row>
        <table:table-row>
          <table:table-cell office:value-type="string">
            <text:p>d01</text:p>
          </table:table-cell>
          <table:table-cell office:value-type="string">
            <text:p>3664.0</text:p>
          </table:table-cell>
          <table:table-cell office:value-type="string">
            <text:p>7704.0</text:p>
          </table:table-cell>
          <table:table-cell office:value-type="string">
            <text:p>5051.0</text:p>
          </table:table-cell>
          <table:table-cell office:value-type="string">
            <text:p>1932.0</text:p>
          </table:table-cell>
          <table:table-cell office:value-type="string">
            <text:p>9890.0</text:p>
          </table:table-cell>
          <table:table-cell office:value-type="string">
            <text:p>13349.0</text:p>
          </table:table-cell>
          <table:table-cell office:value-type="string">
            <text:p>13230.0</text:p>
          </table:table-cell>
          <table:table-cell office:value-type="string">
            <text:p>3302.0</text:p>
          </table:table-cell>
          <table:table-cell office:value-type="string">
            <text:p>13167.0</text:p>
          </table:table-cell>
          <table:table-cell office:value-type="string">
            <text:p>9506.0</text:p>
          </table:table-cell>
          <table:table-cell office:value-type="string">
            <text:p>7878.0</text:p>
          </table:table-cell>
          <table:table-cell office:value-type="string">
            <text:p>4911.0</text:p>
          </table:table-cell>
          <table:table-cell office:value-type="string">
            <text:p>16422.0</text:p>
          </table:table-cell>
          <table:table-cell office:value-type="string">
            <text:p>2122.0</text:p>
          </table:table-cell>
          <table:table-cell office:value-type="string">
            <text:p>4913.0</text:p>
          </table:table-cell>
          <table:table-cell office:value-type="string">
            <text:p>4752.0</text:p>
          </table:table-cell>
          <table:table-cell office:value-type="string">
            <text:p>2091.0</text:p>
          </table:table-cell>
          <table:table-cell office:value-type="string">
            <text:p>6023.0</text:p>
          </table:table-cell>
          <table:table-cell office:value-type="string">
            <text:p>2134.0</text:p>
          </table:table-cell>
          <table:table-cell office:value-type="string">
            <text:p>13222.0</text:p>
          </table:table-cell>
          <table:table-cell office:value-type="string">
            <text:p>3125.0</text:p>
          </table:table-cell>
          <table:table-cell office:value-type="string">
            <text:p>15059.0</text:p>
          </table:table-cell>
          <table:table-cell office:value-type="string">
            <text:p>10519.0</text:p>
          </table:table-cell>
          <table:table-cell office:value-type="string">
            <text:p>3043.0</text:p>
          </table:table-cell>
          <table:table-cell office:value-type="string">
            <text:p>11314.0</text:p>
          </table:table-cell>
          <table:table-cell office:value-type="string">
            <text:p>25006.0</text:p>
          </table:table-cell>
          <table:table-cell office:value-type="string">
            <text:p>11741.0</text:p>
          </table:table-cell>
          <table:table-cell office:value-type="string">
            <text:p>20616.0</text:p>
          </table:table-cell>
          <table:table-cell office:value-type="string">
            <text:p>12620.0</text:p>
          </table:table-cell>
          <table:table-cell office:value-type="string">
            <text:p>1366.0</text:p>
          </table:table-cell>
          <table:table-cell office:value-type="string">
            <text:p>6978.0</text:p>
          </table:table-cell>
          <table:table-cell office:value-type="string">
            <text:p>145610</text:p>
          </table:table-cell>
          <table:table-cell office:value-type="string">
            <text:p>93574.4</text:p>
          </table:table-cell>
          <table:table-cell office:value-type="string">
            <text:p>2.55599</text:p>
          </table:table-cell>
          <table:table-cell office:value-type="string">
            <text:p>1245564.0</text:p>
          </table:table-cell>
          <table:table-cell office:value-type="string">
            <text:p>1227971.0</text:p>
          </table:table-cell>
          <table:table-cell office:value-type="string">
            <text:p>1227031.46687</text:p>
          </table:table-cell>
          <table:table-cell office:value-type="string">
            <text:p>537374.01883</text:p>
          </table:table-cell>
          <table:table-cell office:value-type="string">
            <text:p>1086871.46687</text:p>
          </table:table-cell>
          <table:table-cell office:value-type="string">
            <text:p>1073006.46687</text:p>
          </table:table-cell>
          <table:table-cell office:value-type="string">
            <text:p>1614078.022667</text:p>
          </table:table-cell>
        </table:table-row>
        <table:table-row>
          <table:table-cell office:value-type="string">
            <text:p>d02</text:p>
          </table:table-cell>
          <table:table-cell office:value-type="string">
            <text:p>1421.0</text:p>
          </table:table-cell>
          <table:table-cell office:value-type="string">
            <text:p>4682.0</text:p>
          </table:table-cell>
          <table:table-cell office:value-type="string">
            <text:p>1501.0</text:p>
          </table:table-cell>
          <table:table-cell office:value-type="string">
            <text:p>1269.0</text:p>
          </table:table-cell>
          <table:table-cell office:value-type="string">
            <text:p>3716.0</text:p>
          </table:table-cell>
          <table:table-cell office:value-type="string">
            <text:p>4463.0</text:p>
          </table:table-cell>
          <table:table-cell office:value-type="string">
            <text:p>6283.0</text:p>
          </table:table-cell>
          <table:table-cell office:value-type="string">
            <text:p>887.0</text:p>
          </table:table-cell>
          <table:table-cell office:value-type="string">
            <text:p>6083.0</text:p>
          </table:table-cell>
          <table:table-cell office:value-type="string">
            <text:p>6097.0</text:p>
          </table:table-cell>
          <table:table-cell office:value-type="string">
            <text:p>1607.0</text:p>
          </table:table-cell>
          <table:table-cell office:value-type="string">
            <text:p>2316.0</text:p>
          </table:table-cell>
          <table:table-cell office:value-type="string">
            <text:p>5749.0</text:p>
          </table:table-cell>
          <table:table-cell office:value-type="string">
            <text:p>1991.0</text:p>
          </table:table-cell>
          <table:table-cell office:value-type="string">
            <text:p>1929.0</text:p>
          </table:table-cell>
          <table:table-cell office:value-type="string">
            <text:p>2448.0</text:p>
          </table:table-cell>
          <table:table-cell office:value-type="string">
            <text:p>1127.0</text:p>
          </table:table-cell>
          <table:table-cell office:value-type="string">
            <text:p>3276.0</text:p>
          </table:table-cell>
          <table:table-cell office:value-type="string">
            <text:p>753.0</text:p>
          </table:table-cell>
          <table:table-cell office:value-type="string">
            <text:p>6757.0</text:p>
          </table:table-cell>
          <table:table-cell office:value-type="string">
            <text:p>1414.0</text:p>
          </table:table-cell>
          <table:table-cell office:value-type="string">
            <text:p>6098.0</text:p>
          </table:table-cell>
          <table:table-cell office:value-type="string">
            <text:p>3743.0</text:p>
          </table:table-cell>
          <table:table-cell office:value-type="string">
            <text:p>1353.0</text:p>
          </table:table-cell>
          <table:table-cell office:value-type="string">
            <text:p>6757.0</text:p>
          </table:table-cell>
          <table:table-cell office:value-type="string">
            <text:p>15507.0</text:p>
          </table:table-cell>
          <table:table-cell office:value-type="string">
            <text:p>7532.0</text:p>
          </table:table-cell>
          <table:table-cell office:value-type="string">
            <text:p>8429.0</text:p>
          </table:table-cell>
          <table:table-cell office:value-type="string">
            <text:p>5378.0</text:p>
          </table:table-cell>
          <table:table-cell office:value-type="string">
            <text:p>344.0</text:p>
          </table:table-cell>
          <table:table-cell office:value-type="string">
            <text:p>2042.0</text:p>
          </table:table-cell>
          <table:table-cell office:value-type="string">
            <text:p>108369</text:p>
          </table:table-cell>
          <table:table-cell office:value-type="string">
            <text:p>78156.0</text:p>
          </table:table-cell>
          <table:table-cell office:value-type="string">
            <text:p>1.62529</text:p>
          </table:table-cell>
          <table:table-cell office:value-type="string">
            <text:p>1170718.0</text:p>
          </table:table-cell>
          <table:table-cell office:value-type="string">
            <text:p>1155806.0</text:p>
          </table:table-cell>
          <table:table-cell office:value-type="string">
            <text:p>1158916.740936</text:p>
          </table:table-cell>
          <table:table-cell office:value-type="string">
            <text:p>240748.495945</text:p>
          </table:table-cell>
          <table:table-cell office:value-type="string">
            <text:p>1047641.740936</text:p>
          </table:table-cell>
          <table:table-cell office:value-type="string">
            <text:p>1035824.740936</text:p>
          </table:table-cell>
          <table:table-cell office:value-type="string">
            <text:p>1408886.053704</text:p>
          </table:table-cell>
        </table:table-row>
        <table:table-row>
          <table:table-cell office:value-type="string">
            <text:p>d03</text:p>
          </table:table-cell>
          <table:table-cell office:value-type="string">
            <text:p>3095.0</text:p>
          </table:table-cell>
          <table:table-cell office:value-type="string">
            <text:p>6399.0</text:p>
          </table:table-cell>
          <table:table-cell office:value-type="string">
            <text:p>5012.0</text:p>
          </table:table-cell>
          <table:table-cell office:value-type="string">
            <text:p>1431.0</text:p>
          </table:table-cell>
          <table:table-cell office:value-type="string">
            <text:p>8447.0</text:p>
          </table:table-cell>
          <table:table-cell office:value-type="string">
            <text:p>14330.0</text:p>
          </table:table-cell>
          <table:table-cell office:value-type="string">
            <text:p>14285.0</text:p>
          </table:table-cell>
          <table:table-cell office:value-type="string">
            <text:p>2773.0</text:p>
          </table:table-cell>
          <table:table-cell office:value-type="string">
            <text:p>11624.0</text:p>
          </table:table-cell>
          <table:table-cell office:value-type="string">
            <text:p>8696.0</text:p>
          </table:table-cell>
          <table:table-cell office:value-type="string">
            <text:p>5792.0</text:p>
          </table:table-cell>
          <table:table-cell office:value-type="string">
            <text:p>5033.0</text:p>
          </table:table-cell>
          <table:table-cell office:value-type="string">
            <text:p>18333.0</text:p>
          </table:table-cell>
          <table:table-cell office:value-type="string">
            <text:p>2055.0</text:p>
          </table:table-cell>
          <table:table-cell office:value-type="string">
            <text:p>3305.0</text:p>
          </table:table-cell>
          <table:table-cell office:value-type="string">
            <text:p>3696.0</text:p>
          </table:table-cell>
          <table:table-cell office:value-type="string">
            <text:p>2345.0</text:p>
          </table:table-cell>
          <table:table-cell office:value-type="string">
            <text:p>4346.0</text:p>
          </table:table-cell>
          <table:table-cell office:value-type="string">
            <text:p>1902.0</text:p>
          </table:table-cell>
          <table:table-cell office:value-type="string">
            <text:p>11371.0</text:p>
          </table:table-cell>
          <table:table-cell office:value-type="string">
            <text:p>3151.0</text:p>
          </table:table-cell>
          <table:table-cell office:value-type="string">
            <text:p>13827.0</text:p>
          </table:table-cell>
          <table:table-cell office:value-type="string">
            <text:p>9170.0</text:p>
          </table:table-cell>
          <table:table-cell office:value-type="string">
            <text:p>3228.0</text:p>
          </table:table-cell>
          <table:table-cell office:value-type="string">
            <text:p>11779.0</text:p>
          </table:table-cell>
          <table:table-cell office:value-type="string">
            <text:p>20745.0</text:p>
          </table:table-cell>
          <table:table-cell office:value-type="string">
            <text:p>12595.0</text:p>
          </table:table-cell>
          <table:table-cell office:value-type="string">
            <text:p>20721.0</text:p>
          </table:table-cell>
          <table:table-cell office:value-type="string">
            <text:p>13876.0</text:p>
          </table:table-cell>
          <table:table-cell office:value-type="string">
            <text:p>1185.0</text:p>
          </table:table-cell>
          <table:table-cell office:value-type="string">
            <text:p>6195.0</text:p>
          </table:table-cell>
          <table:table-cell office:value-type="string">
            <text:p>159506</text:p>
          </table:table-cell>
          <table:table-cell office:value-type="string">
            <text:p>95648.2</text:p>
          </table:table-cell>
          <table:table-cell office:value-type="string">
            <text:p>2.45379</text:p>
          </table:table-cell>
          <table:table-cell office:value-type="string">
            <text:p>1219288.0</text:p>
          </table:table-cell>
          <table:table-cell office:value-type="string">
            <text:p>1199803.0</text:p>
          </table:table-cell>
          <table:table-cell office:value-type="string">
            <text:p>1199078.746228</text:p>
          </table:table-cell>
          <table:table-cell office:value-type="string">
            <text:p>498061.21957</text:p>
          </table:table-cell>
          <table:table-cell office:value-type="string">
            <text:p>1075642.746228</text:p>
          </table:table-cell>
          <table:table-cell office:value-type="string">
            <text:p>1060235.746228</text:p>
          </table:table-cell>
          <table:table-cell office:value-type="string">
            <text:p>1743416.54778</text:p>
          </table:table-cell>
        </table:table-row>
        <table:table-row>
          <table:table-cell office:value-type="string">
            <text:p>d04</text:p>
          </table:table-cell>
          <table:table-cell office:value-type="string">
            <text:p>1280.0</text:p>
          </table:table-cell>
          <table:table-cell office:value-type="string">
            <text:p>4841.0</text:p>
          </table:table-cell>
          <table:table-cell office:value-type="string">
            <text:p>2267.0</text:p>
          </table:table-cell>
          <table:table-cell office:value-type="string">
            <text:p>2740.0</text:p>
          </table:table-cell>
          <table:table-cell office:value-type="string">
            <text:p>4129.0</text:p>
          </table:table-cell>
          <table:table-cell office:value-type="string">
            <text:p>6354.0</text:p>
          </table:table-cell>
          <table:table-cell office:value-type="string">
            <text:p>6320.0</text:p>
          </table:table-cell>
          <table:table-cell office:value-type="string">
            <text:p>1491.0</text:p>
          </table:table-cell>
          <table:table-cell office:value-type="string">
            <text:p>7408.0</text:p>
          </table:table-cell>
          <table:table-cell office:value-type="string">
            <text:p>5184.0</text:p>
          </table:table-cell>
          <table:table-cell office:value-type="string">
            <text:p>2411.0</text:p>
          </table:table-cell>
          <table:table-cell office:value-type="string">
            <text:p>2824.0</text:p>
          </table:table-cell>
          <table:table-cell office:value-type="string">
            <text:p>4561.0</text:p>
          </table:table-cell>
          <table:table-cell office:value-type="string">
            <text:p>1578.0</text:p>
          </table:table-cell>
          <table:table-cell office:value-type="string">
            <text:p>3020.0</text:p>
          </table:table-cell>
          <table:table-cell office:value-type="string">
            <text:p>2242.0</text:p>
          </table:table-cell>
          <table:table-cell office:value-type="string">
            <text:p>1236.0</text:p>
          </table:table-cell>
          <table:table-cell office:value-type="string">
            <text:p>2748.0</text:p>
          </table:table-cell>
          <table:table-cell office:value-type="string">
            <text:p>837.0</text:p>
          </table:table-cell>
          <table:table-cell office:value-type="string">
            <text:p>8971.0</text:p>
          </table:table-cell>
          <table:table-cell office:value-type="string">
            <text:p>1321.0</text:p>
          </table:table-cell>
          <table:table-cell office:value-type="string">
            <text:p>9006.0</text:p>
          </table:table-cell>
          <table:table-cell office:value-type="string">
            <text:p>4443.0</text:p>
          </table:table-cell>
          <table:table-cell office:value-type="string">
            <text:p>1558.0</text:p>
          </table:table-cell>
          <table:table-cell office:value-type="string">
            <text:p>8763.0</text:p>
          </table:table-cell>
          <table:table-cell office:value-type="string">
            <text:p>17224.0</text:p>
          </table:table-cell>
          <table:table-cell office:value-type="string">
            <text:p>7633.0</text:p>
          </table:table-cell>
          <table:table-cell office:value-type="string">
            <text:p>8929.0</text:p>
          </table:table-cell>
          <table:table-cell office:value-type="string">
            <text:p>6551.0</text:p>
          </table:table-cell>
          <table:table-cell office:value-type="string">
            <text:p>430.0</text:p>
          </table:table-cell>
          <table:table-cell office:value-type="string">
            <text:p>2642.0</text:p>
          </table:table-cell>
          <table:table-cell office:value-type="string">
            <text:p>126255</text:p>
          </table:table-cell>
          <table:table-cell office:value-type="string">
            <text:p>88813.8</text:p>
          </table:table-cell>
          <table:table-cell office:value-type="string">
            <text:p>1.58328</text:p>
          </table:table-cell>
          <table:table-cell office:value-type="string">
            <text:p>1323275.0</text:p>
          </table:table-cell>
          <table:table-cell office:value-type="string">
            <text:p>1304404.0</text:p>
          </table:table-cell>
          <table:table-cell office:value-type="string">
            <text:p>1305358.645047</text:p>
          </table:table-cell>
          <table:table-cell office:value-type="string">
            <text:p>272812.303326</text:p>
          </table:table-cell>
          <table:table-cell office:value-type="string">
            <text:p>1190549.645047</text:p>
          </table:table-cell>
          <table:table-cell office:value-type="string">
            <text:p>1175900.645047</text:p>
          </table:table-cell>
          <table:table-cell office:value-type="string">
            <text:p>1545499.711217</text:p>
          </table:table-cell>
        </table:table-row>
        <table:table-row>
          <table:table-cell office:value-type="string">
            <text:p>d05</text:p>
          </table:table-cell>
          <table:table-cell office:value-type="string">
            <text:p>2524.0</text:p>
          </table:table-cell>
          <table:table-cell office:value-type="string">
            <text:p>5605.0</text:p>
          </table:table-cell>
          <table:table-cell office:value-type="string">
            <text:p>3657.0</text:p>
          </table:table-cell>
          <table:table-cell office:value-type="string">
            <text:p>1135.0</text:p>
          </table:table-cell>
          <table:table-cell office:value-type="string">
            <text:p>7176.0</text:p>
          </table:table-cell>
          <table:table-cell office:value-type="string">
            <text:p>9611.0</text:p>
          </table:table-cell>
          <table:table-cell office:value-type="string">
            <text:p>9243.0</text:p>
          </table:table-cell>
          <table:table-cell office:value-type="string">
            <text:p>2105.0</text:p>
          </table:table-cell>
          <table:table-cell office:value-type="string">
            <text:p>7550.0</text:p>
          </table:table-cell>
          <table:table-cell office:value-type="string">
            <text:p>6505.0</text:p>
          </table:table-cell>
          <table:table-cell office:value-type="string">
            <text:p>5274.0</text:p>
          </table:table-cell>
          <table:table-cell office:value-type="string">
            <text:p>3237.0</text:p>
          </table:table-cell>
          <table:table-cell office:value-type="string">
            <text:p>10767.0</text:p>
          </table:table-cell>
          <table:table-cell office:value-type="string">
            <text:p>1659.0</text:p>
          </table:table-cell>
          <table:table-cell office:value-type="string">
            <text:p>3329.0</text:p>
          </table:table-cell>
          <table:table-cell office:value-type="string">
            <text:p>3029.0</text:p>
          </table:table-cell>
          <table:table-cell office:value-type="string">
            <text:p>1207.0</text:p>
          </table:table-cell>
          <table:table-cell office:value-type="string">
            <text:p>2950.0</text:p>
          </table:table-cell>
          <table:table-cell office:value-type="string">
            <text:p>1991.0</text:p>
          </table:table-cell>
          <table:table-cell office:value-type="string">
            <text:p>8690.0</text:p>
          </table:table-cell>
          <table:table-cell office:value-type="string">
            <text:p>2399.0</text:p>
          </table:table-cell>
          <table:table-cell office:value-type="string">
            <text:p>9987.0</text:p>
          </table:table-cell>
          <table:table-cell office:value-type="string">
            <text:p>7092.0</text:p>
          </table:table-cell>
          <table:table-cell office:value-type="string">
            <text:p>2210.0</text:p>
          </table:table-cell>
          <table:table-cell office:value-type="string">
            <text:p>7174.0</text:p>
          </table:table-cell>
          <table:table-cell office:value-type="string">
            <text:p>18944.0</text:p>
          </table:table-cell>
          <table:table-cell office:value-type="string">
            <text:p>8425.0</text:p>
          </table:table-cell>
          <table:table-cell office:value-type="string">
            <text:p>12544.0</text:p>
          </table:table-cell>
          <table:table-cell office:value-type="string">
            <text:p>6797.0</text:p>
          </table:table-cell>
          <table:table-cell office:value-type="string">
            <text:p>1162.0</text:p>
          </table:table-cell>
          <table:table-cell office:value-type="string">
            <text:p>5246.0</text:p>
          </table:table-cell>
          <table:table-cell office:value-type="string">
            <text:p>131495</text:p>
          </table:table-cell>
          <table:table-cell office:value-type="string">
            <text:p>75259.3</text:p>
          </table:table-cell>
          <table:table-cell office:value-type="string">
            <text:p>2.32825</text:p>
          </table:table-cell>
          <table:table-cell office:value-type="string">
            <text:p>908108.0</text:p>
          </table:table-cell>
          <table:table-cell office:value-type="string">
            <text:p>877747.0</text:p>
          </table:table-cell>
          <table:table-cell office:value-type="string">
            <text:p>877370.144272</text:p>
          </table:table-cell>
          <table:table-cell office:value-type="string">
            <text:p>359794.434963</text:p>
          </table:table-cell>
          <table:table-cell office:value-type="string">
            <text:p>778650.144272</text:p>
          </table:table-cell>
          <table:table-cell office:value-type="string">
            <text:p>752706.144272</text:p>
          </table:table-cell>
          <table:table-cell office:value-type="string">
            <text:p>1316051.008567</text:p>
          </table:table-cell>
        </table:table-row>
        <table:table-row>
          <table:table-cell office:value-type="string">
            <text:p>d06</text:p>
          </table:table-cell>
          <table:table-cell office:value-type="string">
            <text:p>3070.0</text:p>
          </table:table-cell>
          <table:table-cell office:value-type="string">
            <text:p>4948.0</text:p>
          </table:table-cell>
          <table:table-cell office:value-type="string">
            <text:p>4408.0</text:p>
          </table:table-cell>
          <table:table-cell office:value-type="string">
            <text:p>1395.0</text:p>
          </table:table-cell>
          <table:table-cell office:value-type="string">
            <text:p>6538.0</text:p>
          </table:table-cell>
          <table:table-cell office:value-type="string">
            <text:p>12291.0</text:p>
          </table:table-cell>
          <table:table-cell office:value-type="string">
            <text:p>11283.0</text:p>
          </table:table-cell>
          <table:table-cell office:value-type="string">
            <text:p>2233.0</text:p>
          </table:table-cell>
          <table:table-cell office:value-type="string">
            <text:p>9991.0</text:p>
          </table:table-cell>
          <table:table-cell office:value-type="string">
            <text:p>9377.0</text:p>
          </table:table-cell>
          <table:table-cell office:value-type="string">
            <text:p>6448.0</text:p>
          </table:table-cell>
          <table:table-cell office:value-type="string">
            <text:p>4829.0</text:p>
          </table:table-cell>
          <table:table-cell office:value-type="string">
            <text:p>15495.0</text:p>
          </table:table-cell>
          <table:table-cell office:value-type="string">
            <text:p>2101.0</text:p>
          </table:table-cell>
          <table:table-cell office:value-type="string">
            <text:p>3293.0</text:p>
          </table:table-cell>
          <table:table-cell office:value-type="string">
            <text:p>4119.0</text:p>
          </table:table-cell>
          <table:table-cell office:value-type="string">
            <text:p>1987.0</text:p>
          </table:table-cell>
          <table:table-cell office:value-type="string">
            <text:p>5397.0</text:p>
          </table:table-cell>
          <table:table-cell office:value-type="string">
            <text:p>2106.0</text:p>
          </table:table-cell>
          <table:table-cell office:value-type="string">
            <text:p>10672.0</text:p>
          </table:table-cell>
          <table:table-cell office:value-type="string">
            <text:p>3719.0</text:p>
          </table:table-cell>
          <table:table-cell office:value-type="string">
            <text:p>12974.0</text:p>
          </table:table-cell>
          <table:table-cell office:value-type="string">
            <text:p>9531.0</text:p>
          </table:table-cell>
          <table:table-cell office:value-type="string">
            <text:p>3403.0</text:p>
          </table:table-cell>
          <table:table-cell office:value-type="string">
            <text:p>12048.0</text:p>
          </table:table-cell>
          <table:table-cell office:value-type="string">
            <text:p>23924.0</text:p>
          </table:table-cell>
          <table:table-cell office:value-type="string">
            <text:p>9659.0</text:p>
          </table:table-cell>
          <table:table-cell office:value-type="string">
            <text:p>17060.0</text:p>
          </table:table-cell>
          <table:table-cell office:value-type="string">
            <text:p>9620.0</text:p>
          </table:table-cell>
          <table:table-cell office:value-type="string">
            <text:p>1099.0</text:p>
          </table:table-cell>
          <table:table-cell office:value-type="string">
            <text:p>6029.0</text:p>
          </table:table-cell>
          <table:table-cell office:value-type="string">
            <text:p>148768</text:p>
          </table:table-cell>
          <table:table-cell office:value-type="string">
            <text:p>86405.5</text:p>
          </table:table-cell>
          <table:table-cell office:value-type="string">
            <text:p>2.50086</text:p>
          </table:table-cell>
          <table:table-cell office:value-type="string">
            <text:p>1119151.0</text:p>
          </table:table-cell>
          <table:table-cell office:value-type="string">
            <text:p>1098888.0</text:p>
          </table:table-cell>
          <table:table-cell office:value-type="string">
            <text:p>1098669.363173</text:p>
          </table:table-cell>
          <table:table-cell office:value-type="string">
            <text:p>461773.622324</text:p>
          </table:table-cell>
          <table:table-cell office:value-type="string">
            <text:p>985980.363173</text:p>
          </table:table-cell>
          <table:table-cell office:value-type="string">
            <text:p>969566.363173</text:p>
          </table:table-cell>
          <table:table-cell office:value-type="string">
            <text:p>1601784.849252</text:p>
          </table:table-cell>
        </table:table-row>
        <table:table-row>
          <table:table-cell office:value-type="string">
            <text:p>d07</text:p>
          </table:table-cell>
          <table:table-cell office:value-type="string">
            <text:p>3338.0</text:p>
          </table:table-cell>
          <table:table-cell office:value-type="string">
            <text:p>7753.0</text:p>
          </table:table-cell>
          <table:table-cell office:value-type="string">
            <text:p>3965.0</text:p>
          </table:table-cell>
          <table:table-cell office:value-type="string">
            <text:p>2571.0</text:p>
          </table:table-cell>
          <table:table-cell office:value-type="string">
            <text:p>8976.0</text:p>
          </table:table-cell>
          <table:table-cell office:value-type="string">
            <text:p>14691.0</text:p>
          </table:table-cell>
          <table:table-cell office:value-type="string">
            <text:p>11434.0</text:p>
          </table:table-cell>
          <table:table-cell office:value-type="string">
            <text:p>3440.0</text:p>
          </table:table-cell>
          <table:table-cell office:value-type="string">
            <text:p>11172.0</text:p>
          </table:table-cell>
          <table:table-cell office:value-type="string">
            <text:p>9554.0</text:p>
          </table:table-cell>
          <table:table-cell office:value-type="string">
            <text:p>5326.0</text:p>
          </table:table-cell>
          <table:table-cell office:value-type="string">
            <text:p>4524.0</text:p>
          </table:table-cell>
          <table:table-cell office:value-type="string">
            <text:p>12281.0</text:p>
          </table:table-cell>
          <table:table-cell office:value-type="string">
            <text:p>2486.0</text:p>
          </table:table-cell>
          <table:table-cell office:value-type="string">
            <text:p>3465.0</text:p>
          </table:table-cell>
          <table:table-cell office:value-type="string">
            <text:p>3857.0</text:p>
          </table:table-cell>
          <table:table-cell office:value-type="string">
            <text:p>2045.0</text:p>
          </table:table-cell>
          <table:table-cell office:value-type="string">
            <text:p>2599.0</text:p>
          </table:table-cell>
          <table:table-cell office:value-type="string">
            <text:p>1473.0</text:p>
          </table:table-cell>
          <table:table-cell office:value-type="string">
            <text:p>11108.0</text:p>
          </table:table-cell>
          <table:table-cell office:value-type="string">
            <text:p>4412.0</text:p>
          </table:table-cell>
          <table:table-cell office:value-type="string">
            <text:p>13393.0</text:p>
          </table:table-cell>
          <table:table-cell office:value-type="string">
            <text:p>9917.0</text:p>
          </table:table-cell>
          <table:table-cell office:value-type="string">
            <text:p>3935.0</text:p>
          </table:table-cell>
          <table:table-cell office:value-type="string">
            <text:p>13800.0</text:p>
          </table:table-cell>
          <table:table-cell office:value-type="string">
            <text:p>18940.0</text:p>
          </table:table-cell>
          <table:table-cell office:value-type="string">
            <text:p>10267.0</text:p>
          </table:table-cell>
          <table:table-cell office:value-type="string">
            <text:p>14866.0</text:p>
          </table:table-cell>
          <table:table-cell office:value-type="string">
            <text:p>10168.0</text:p>
          </table:table-cell>
          <table:table-cell office:value-type="string">
            <text:p>1206.0</text:p>
          </table:table-cell>
          <table:table-cell office:value-type="string">
            <text:p>6007.0</text:p>
          </table:table-cell>
          <table:table-cell office:value-type="string">
            <text:p>143652</text:p>
          </table:table-cell>
          <table:table-cell office:value-type="string">
            <text:p>88855.0</text:p>
          </table:table-cell>
          <table:table-cell office:value-type="string">
            <text:p>2.43103</text:p>
          </table:table-cell>
          <table:table-cell office:value-type="string">
            <text:p>1210952.0</text:p>
          </table:table-cell>
          <table:table-cell office:value-type="string">
            <text:p>1199016.0</text:p>
          </table:table-cell>
          <table:table-cell office:value-type="string">
            <text:p>1199480.085657</text:p>
          </table:table-cell>
          <table:table-cell office:value-type="string">
            <text:p>468799.600707</text:p>
          </table:table-cell>
          <table:table-cell office:value-type="string">
            <text:p>1057126.085657</text:p>
          </table:table-cell>
          <table:table-cell office:value-type="string">
            <text:p>1049012.085657</text:p>
          </table:table-cell>
          <table:table-cell office:value-type="string">
            <text:p>1696829.755205</text:p>
          </table:table-cell>
        </table:table-row>
        <table:table-row>
          <table:table-cell office:value-type="string">
            <text:p>d08</text:p>
          </table:table-cell>
          <table:table-cell office:value-type="string">
            <text:p>2780.0</text:p>
          </table:table-cell>
          <table:table-cell office:value-type="string">
            <text:p>6913.0</text:p>
          </table:table-cell>
          <table:table-cell office:value-type="string">
            <text:p>3561.0</text:p>
          </table:table-cell>
          <table:table-cell office:value-type="string">
            <text:p>1441.0</text:p>
          </table:table-cell>
          <table:table-cell office:value-type="string">
            <text:p>8853.0</text:p>
          </table:table-cell>
          <table:table-cell office:value-type="string">
            <text:p>13153.0</text:p>
          </table:table-cell>
          <table:table-cell office:value-type="string">
            <text:p>10889.0</text:p>
          </table:table-cell>
          <table:table-cell office:value-type="string">
            <text:p>2396.0</text:p>
          </table:table-cell>
          <table:table-cell office:value-type="string">
            <text:p>11468.0</text:p>
          </table:table-cell>
          <table:table-cell office:value-type="string">
            <text:p>7722.0</text:p>
          </table:table-cell>
          <table:table-cell office:value-type="string">
            <text:p>6636.0</text:p>
          </table:table-cell>
          <table:table-cell office:value-type="string">
            <text:p>4285.0</text:p>
          </table:table-cell>
          <table:table-cell office:value-type="string">
            <text:p>12070.0</text:p>
          </table:table-cell>
          <table:table-cell office:value-type="string">
            <text:p>2167.0</text:p>
          </table:table-cell>
          <table:table-cell office:value-type="string">
            <text:p>3511.0</text:p>
          </table:table-cell>
          <table:table-cell office:value-type="string">
            <text:p>2772.0</text:p>
          </table:table-cell>
          <table:table-cell office:value-type="string">
            <text:p>1735.0</text:p>
          </table:table-cell>
          <table:table-cell office:value-type="string">
            <text:p>3910.0</text:p>
          </table:table-cell>
          <table:table-cell office:value-type="string">
            <text:p>2289.0</text:p>
          </table:table-cell>
          <table:table-cell office:value-type="string">
            <text:p>10644.0</text:p>
          </table:table-cell>
          <table:table-cell office:value-type="string">
            <text:p>3046.0</text:p>
          </table:table-cell>
          <table:table-cell office:value-type="string">
            <text:p>13275.0</text:p>
          </table:table-cell>
          <table:table-cell office:value-type="string">
            <text:p>8358.0</text:p>
          </table:table-cell>
          <table:table-cell office:value-type="string">
            <text:p>2565.0</text:p>
          </table:table-cell>
          <table:table-cell office:value-type="string">
            <text:p>11953.0</text:p>
          </table:table-cell>
          <table:table-cell office:value-type="string">
            <text:p>21716.0</text:p>
          </table:table-cell>
          <table:table-cell office:value-type="string">
            <text:p>10734.0</text:p>
          </table:table-cell>
          <table:table-cell office:value-type="string">
            <text:p>16893.0</text:p>
          </table:table-cell>
          <table:table-cell office:value-type="string">
            <text:p>8689.0</text:p>
          </table:table-cell>
          <table:table-cell office:value-type="string">
            <text:p>1272.0</text:p>
          </table:table-cell>
          <table:table-cell office:value-type="string">
            <text:p>5769.0</text:p>
          </table:table-cell>
          <table:table-cell office:value-type="string">
            <text:p>137209</text:p>
          </table:table-cell>
          <table:table-cell office:value-type="string">
            <text:p>83126.7</text:p>
          </table:table-cell>
          <table:table-cell office:value-type="string">
            <text:p>2.49295</text:p>
          </table:table-cell>
          <table:table-cell office:value-type="string">
            <text:p>1062839.0</text:p>
          </table:table-cell>
          <table:table-cell office:value-type="string">
            <text:p>1042201.0</text:p>
          </table:table-cell>
          <table:table-cell office:value-type="string">
            <text:p>1041071.826308</text:p>
          </table:table-cell>
          <table:table-cell office:value-type="string">
            <text:p>445286.466419</text:p>
          </table:table-cell>
          <table:table-cell office:value-type="string">
            <text:p>938448.826308</text:p>
          </table:table-cell>
          <table:table-cell office:value-type="string">
            <text:p>921734.826308</text:p>
          </table:table-cell>
          <table:table-cell office:value-type="string">
            <text:p>1534923.925027</text:p>
          </table:table-cell>
        </table:table-row>
        <table:table-row>
          <table:table-cell office:value-type="string">
            <text:p>d09</text:p>
          </table:table-cell>
          <table:table-cell office:value-type="string">
            <text:p>2847.0</text:p>
          </table:table-cell>
          <table:table-cell office:value-type="string">
            <text:p>5797.0</text:p>
          </table:table-cell>
          <table:table-cell office:value-type="string">
            <text:p>4257.0</text:p>
          </table:table-cell>
          <table:table-cell office:value-type="string">
            <text:p>1336.0</text:p>
          </table:table-cell>
          <table:table-cell office:value-type="string">
            <text:p>8804.0</text:p>
          </table:table-cell>
          <table:table-cell office:value-type="string">
            <text:p>10346.0</text:p>
          </table:table-cell>
          <table:table-cell office:value-type="string">
            <text:p>10422.0</text:p>
          </table:table-cell>
          <table:table-cell office:value-type="string">
            <text:p>1944.0</text:p>
          </table:table-cell>
          <table:table-cell office:value-type="string">
            <text:p>12230.0</text:p>
          </table:table-cell>
          <table:table-cell office:value-type="string">
            <text:p>7217.0</text:p>
          </table:table-cell>
          <table:table-cell office:value-type="string">
            <text:p>6361.0</text:p>
          </table:table-cell>
          <table:table-cell office:value-type="string">
            <text:p>4183.0</text:p>
          </table:table-cell>
          <table:table-cell office:value-type="string">
            <text:p>11059.0</text:p>
          </table:table-cell>
          <table:table-cell office:value-type="string">
            <text:p>1993.0</text:p>
          </table:table-cell>
          <table:table-cell office:value-type="string">
            <text:p>3495.0</text:p>
          </table:table-cell>
          <table:table-cell office:value-type="string">
            <text:p>3232.0</text:p>
          </table:table-cell>
          <table:table-cell office:value-type="string">
            <text:p>1435.0</text:p>
          </table:table-cell>
          <table:table-cell office:value-type="string">
            <text:p>2782.0</text:p>
          </table:table-cell>
          <table:table-cell office:value-type="string">
            <text:p>2218.0</text:p>
          </table:table-cell>
          <table:table-cell office:value-type="string">
            <text:p>9298.0</text:p>
          </table:table-cell>
          <table:table-cell office:value-type="string">
            <text:p>2591.0</text:p>
          </table:table-cell>
          <table:table-cell office:value-type="string">
            <text:p>10996.0</text:p>
          </table:table-cell>
          <table:table-cell office:value-type="string">
            <text:p>9219.0</text:p>
          </table:table-cell>
          <table:table-cell office:value-type="string">
            <text:p>2344.0</text:p>
          </table:table-cell>
          <table:table-cell office:value-type="string">
            <text:p>10235.0</text:p>
          </table:table-cell>
          <table:table-cell office:value-type="string">
            <text:p>19905.0</text:p>
          </table:table-cell>
          <table:table-cell office:value-type="string">
            <text:p>8289.0</text:p>
          </table:table-cell>
          <table:table-cell office:value-type="string">
            <text:p>15059.0</text:p>
          </table:table-cell>
          <table:table-cell office:value-type="string">
            <text:p>8559.0</text:p>
          </table:table-cell>
          <table:table-cell office:value-type="string">
            <text:p>958.0</text:p>
          </table:table-cell>
          <table:table-cell office:value-type="string">
            <text:p>4785.0</text:p>
          </table:table-cell>
          <table:table-cell office:value-type="string">
            <text:p>130186</text:p>
          </table:table-cell>
          <table:table-cell office:value-type="string">
            <text:p>78185.1</text:p>
          </table:table-cell>
          <table:table-cell office:value-type="string">
            <text:p>2.43648</text:p>
          </table:table-cell>
          <table:table-cell office:value-type="string">
            <text:p>1013981.0</text:p>
          </table:table-cell>
          <table:table-cell office:value-type="string">
            <text:p>998423.0</text:p>
          </table:table-cell>
          <table:table-cell office:value-type="string">
            <text:p>997967.910493</text:p>
          </table:table-cell>
          <table:table-cell office:value-type="string">
            <text:p>409352.382031</text:p>
          </table:table-cell>
          <table:table-cell office:value-type="string">
            <text:p>889975.910493</text:p>
          </table:table-cell>
          <table:table-cell office:value-type="string">
            <text:p>877306.910493</text:p>
          </table:table-cell>
          <table:table-cell office:value-type="string">
            <text:p>1400478.590673</text:p>
          </table:table-cell>
        </table:table-row>
        <table:table-row>
          <table:table-cell office:value-type="string">
            <text:p>d10</text:p>
          </table:table-cell>
          <table:table-cell office:value-type="string">
            <text:p>3373.0</text:p>
          </table:table-cell>
          <table:table-cell office:value-type="string">
            <text:p>6771.0</text:p>
          </table:table-cell>
          <table:table-cell office:value-type="string">
            <text:p>4846.0</text:p>
          </table:table-cell>
          <table:table-cell office:value-type="string">
            <text:p>1895.0</text:p>
          </table:table-cell>
          <table:table-cell office:value-type="string">
            <text:p>9843.0</text:p>
          </table:table-cell>
          <table:table-cell office:value-type="string">
            <text:p>13453.0</text:p>
          </table:table-cell>
          <table:table-cell office:value-type="string">
            <text:p>12431.0</text:p>
          </table:table-cell>
          <table:table-cell office:value-type="string">
            <text:p>2987.0</text:p>
          </table:table-cell>
          <table:table-cell office:value-type="string">
            <text:p>14304.0</text:p>
          </table:table-cell>
          <table:table-cell office:value-type="string">
            <text:p>9278.0</text:p>
          </table:table-cell>
          <table:table-cell office:value-type="string">
            <text:p>7153.0</text:p>
          </table:table-cell>
          <table:table-cell office:value-type="string">
            <text:p>4258.0</text:p>
          </table:table-cell>
          <table:table-cell office:value-type="string">
            <text:p>16719.0</text:p>
          </table:table-cell>
          <table:table-cell office:value-type="string">
            <text:p>2491.0</text:p>
          </table:table-cell>
          <table:table-cell office:value-type="string">
            <text:p>3875.0</text:p>
          </table:table-cell>
          <table:table-cell office:value-type="string">
            <text:p>5763.0</text:p>
          </table:table-cell>
          <table:table-cell office:value-type="string">
            <text:p>2305.0</text:p>
          </table:table-cell>
          <table:table-cell office:value-type="string">
            <text:p>6853.0</text:p>
          </table:table-cell>
          <table:table-cell office:value-type="string">
            <text:p>2873.0</text:p>
          </table:table-cell>
          <table:table-cell office:value-type="string">
            <text:p>10347.0</text:p>
          </table:table-cell>
          <table:table-cell office:value-type="string">
            <text:p>3718.0</text:p>
          </table:table-cell>
          <table:table-cell office:value-type="string">
            <text:p>13442.0</text:p>
          </table:table-cell>
          <table:table-cell office:value-type="string">
            <text:p>9949.0</text:p>
          </table:table-cell>
          <table:table-cell office:value-type="string">
            <text:p>4223.0</text:p>
          </table:table-cell>
          <table:table-cell office:value-type="string">
            <text:p>12908.0</text:p>
          </table:table-cell>
          <table:table-cell office:value-type="string">
            <text:p>25188.0</text:p>
          </table:table-cell>
          <table:table-cell office:value-type="string">
            <text:p>10868.0</text:p>
          </table:table-cell>
          <table:table-cell office:value-type="string">
            <text:p>18164.0</text:p>
          </table:table-cell>
          <table:table-cell office:value-type="string">
            <text:p>9076.0</text:p>
          </table:table-cell>
          <table:table-cell office:value-type="string">
            <text:p>1428.0</text:p>
          </table:table-cell>
          <table:table-cell office:value-type="string">
            <text:p>6450.0</text:p>
          </table:table-cell>
          <table:table-cell office:value-type="string">
            <text:p>141194</text:p>
          </table:table-cell>
          <table:table-cell office:value-type="string">
            <text:p>87499.0</text:p>
          </table:table-cell>
          <table:table-cell office:value-type="string">
            <text:p>2.64855</text:p>
          </table:table-cell>
          <table:table-cell office:value-type="string">
            <text:p>1177277.0</text:p>
          </table:table-cell>
          <table:table-cell office:value-type="string">
            <text:p>1162851.0</text:p>
          </table:table-cell>
          <table:table-cell office:value-type="string">
            <text:p>1163317.319085</text:p>
          </table:table-cell>
          <table:table-cell office:value-type="string">
            <text:p>510298.247966</text:p>
          </table:table-cell>
          <table:table-cell office:value-type="string">
            <text:p>1033505.319085</text:p>
          </table:table-cell>
          <table:table-cell office:value-type="string">
            <text:p>1024085.319085</text:p>
          </table:table-cell>
          <table:table-cell office:value-type="string">
            <text:p>1664816.725008</text:p>
          </table:table-cell>
        </table:table-row>
        <table:table-row>
          <table:table-cell office:value-type="string">
            <text:p>d11</text:p>
          </table:table-cell>
          <table:table-cell office:value-type="string">
            <text:p>3162.0</text:p>
          </table:table-cell>
          <table:table-cell office:value-type="string">
            <text:p>7446.0</text:p>
          </table:table-cell>
          <table:table-cell office:value-type="string">
            <text:p>4033.0</text:p>
          </table:table-cell>
          <table:table-cell office:value-type="string">
            <text:p>2424.0</text:p>
          </table:table-cell>
          <table:table-cell office:value-type="string">
            <text:p>10227.0</text:p>
          </table:table-cell>
          <table:table-cell office:value-type="string">
            <text:p>14777.0</text:p>
          </table:table-cell>
          <table:table-cell office:value-type="string">
            <text:p>10893.0</text:p>
          </table:table-cell>
          <table:table-cell office:value-type="string">
            <text:p>3056.0</text:p>
          </table:table-cell>
          <table:table-cell office:value-type="string">
            <text:p>12057.0</text:p>
          </table:table-cell>
          <table:table-cell office:value-type="string">
            <text:p>8521.0</text:p>
          </table:table-cell>
          <table:table-cell office:value-type="string">
            <text:p>6405.0</text:p>
          </table:table-cell>
          <table:table-cell office:value-type="string">
            <text:p>4544.0</text:p>
          </table:table-cell>
          <table:table-cell office:value-type="string">
            <text:p>13629.0</text:p>
          </table:table-cell>
          <table:table-cell office:value-type="string">
            <text:p>2228.0</text:p>
          </table:table-cell>
          <table:table-cell office:value-type="string">
            <text:p>3811.0</text:p>
          </table:table-cell>
          <table:table-cell office:value-type="string">
            <text:p>5118.0</text:p>
          </table:table-cell>
          <table:table-cell office:value-type="string">
            <text:p>2257.0</text:p>
          </table:table-cell>
          <table:table-cell office:value-type="string">
            <text:p>5541.0</text:p>
          </table:table-cell>
          <table:table-cell office:value-type="string">
            <text:p>1884.0</text:p>
          </table:table-cell>
          <table:table-cell office:value-type="string">
            <text:p>10141.0</text:p>
          </table:table-cell>
          <table:table-cell office:value-type="string">
            <text:p>3068.0</text:p>
          </table:table-cell>
          <table:table-cell office:value-type="string">
            <text:p>10721.0</text:p>
          </table:table-cell>
          <table:table-cell office:value-type="string">
            <text:p>9110.0</text:p>
          </table:table-cell>
          <table:table-cell office:value-type="string">
            <text:p>3159.0</text:p>
          </table:table-cell>
          <table:table-cell office:value-type="string">
            <text:p>11738.0</text:p>
          </table:table-cell>
          <table:table-cell office:value-type="string">
            <text:p>18981.0</text:p>
          </table:table-cell>
          <table:table-cell office:value-type="string">
            <text:p>11240.0</text:p>
          </table:table-cell>
          <table:table-cell office:value-type="string">
            <text:p>15370.0</text:p>
          </table:table-cell>
          <table:table-cell office:value-type="string">
            <text:p>8526.0</text:p>
          </table:table-cell>
          <table:table-cell office:value-type="string">
            <text:p>980.0</text:p>
          </table:table-cell>
          <table:table-cell office:value-type="string">
            <text:p>6285.0</text:p>
          </table:table-cell>
          <table:table-cell office:value-type="string">
            <text:p>140912</text:p>
          </table:table-cell>
          <table:table-cell office:value-type="string">
            <text:p>86000.4</text:p>
          </table:table-cell>
          <table:table-cell office:value-type="string">
            <text:p>2.49553</text:p>
          </table:table-cell>
          <table:table-cell office:value-type="string">
            <text:p>1126369.0</text:p>
          </table:table-cell>
          <table:table-cell office:value-type="string">
            <text:p>1108176.0</text:p>
          </table:table-cell>
          <table:table-cell office:value-type="string">
            <text:p>1105900.637816</text:p>
          </table:table-cell>
          <table:table-cell office:value-type="string">
            <text:p>452603.934501</text:p>
          </table:table-cell>
          <table:table-cell office:value-type="string">
            <text:p>987220.637816</text:p>
          </table:table-cell>
          <table:table-cell office:value-type="string">
            <text:p>971874.637816</text:p>
          </table:table-cell>
          <table:table-cell office:value-type="string">
            <text:p>1523851.481498</text:p>
          </table:table-cell>
        </table:table-row>
        <table:table-row>
          <table:table-cell office:value-type="string">
            <text:p>d12</text:p>
          </table:table-cell>
          <table:table-cell office:value-type="string">
            <text:p>1519.0</text:p>
          </table:table-cell>
          <table:table-cell office:value-type="string">
            <text:p>4844.0</text:p>
          </table:table-cell>
          <table:table-cell office:value-type="string">
            <text:p>1863.0</text:p>
          </table:table-cell>
          <table:table-cell office:value-type="string">
            <text:p>2060.0</text:p>
          </table:table-cell>
          <table:table-cell office:value-type="string">
            <text:p>4771.0</text:p>
          </table:table-cell>
          <table:table-cell office:value-type="string">
            <text:p>7420.0</text:p>
          </table:table-cell>
          <table:table-cell office:value-type="string">
            <text:p>7772.0</text:p>
          </table:table-cell>
          <table:table-cell office:value-type="string">
            <text:p>1128.0</text:p>
          </table:table-cell>
          <table:table-cell office:value-type="string">
            <text:p>6336.0</text:p>
          </table:table-cell>
          <table:table-cell office:value-type="string">
            <text:p>5227.0</text:p>
          </table:table-cell>
          <table:table-cell office:value-type="string">
            <text:p>3686.0</text:p>
          </table:table-cell>
          <table:table-cell office:value-type="string">
            <text:p>2770.0</text:p>
          </table:table-cell>
          <table:table-cell office:value-type="string">
            <text:p>6410.0</text:p>
          </table:table-cell>
          <table:table-cell office:value-type="string">
            <text:p>1375.0</text:p>
          </table:table-cell>
          <table:table-cell office:value-type="string">
            <text:p>2679.0</text:p>
          </table:table-cell>
          <table:table-cell office:value-type="string">
            <text:p>2005.0</text:p>
          </table:table-cell>
          <table:table-cell office:value-type="string">
            <text:p>1347.0</text:p>
          </table:table-cell>
          <table:table-cell office:value-type="string">
            <text:p>2757.0</text:p>
          </table:table-cell>
          <table:table-cell office:value-type="string">
            <text:p>1079.0</text:p>
          </table:table-cell>
          <table:table-cell office:value-type="string">
            <text:p>8790.0</text:p>
          </table:table-cell>
          <table:table-cell office:value-type="string">
            <text:p>1150.0</text:p>
          </table:table-cell>
          <table:table-cell office:value-type="string">
            <text:p>9666.0</text:p>
          </table:table-cell>
          <table:table-cell office:value-type="string">
            <text:p>4234.0</text:p>
          </table:table-cell>
          <table:table-cell office:value-type="string">
            <text:p>1590.0</text:p>
          </table:table-cell>
          <table:table-cell office:value-type="string">
            <text:p>10108.0</text:p>
          </table:table-cell>
          <table:table-cell office:value-type="string">
            <text:p>17677.0</text:p>
          </table:table-cell>
          <table:table-cell office:value-type="string">
            <text:p>9585.0</text:p>
          </table:table-cell>
          <table:table-cell office:value-type="string">
            <text:p>10258.0</text:p>
          </table:table-cell>
          <table:table-cell office:value-type="string">
            <text:p>6109.0</text:p>
          </table:table-cell>
          <table:table-cell office:value-type="string">
            <text:p>582.0</text:p>
          </table:table-cell>
          <table:table-cell office:value-type="string">
            <text:p>1895.0</text:p>
          </table:table-cell>
          <table:table-cell office:value-type="string">
            <text:p>127076</text:p>
          </table:table-cell>
          <table:table-cell office:value-type="string">
            <text:p>91430.1</text:p>
          </table:table-cell>
          <table:table-cell office:value-type="string">
            <text:p>1.60632</text:p>
          </table:table-cell>
          <table:table-cell office:value-type="string">
            <text:p>1302070.0</text:p>
          </table:table-cell>
          <table:table-cell office:value-type="string">
            <text:p>1264752.0</text:p>
          </table:table-cell>
          <table:table-cell office:value-type="string">
            <text:p>1267295.340842</text:p>
          </table:table-cell>
          <table:table-cell office:value-type="string">
            <text:p>296967.766325</text:p>
          </table:table-cell>
          <table:table-cell office:value-type="string">
            <text:p>1170388.340842</text:p>
          </table:table-cell>
          <table:table-cell office:value-type="string">
            <text:p>1139223.340842</text:p>
          </table:table-cell>
          <table:table-cell office:value-type="string">
            <text:p>1545253.759211</text:p>
          </table:table-cell>
        </table:table-row>
        <table:table-row>
          <table:table-cell office:value-type="string">
            <text:p>d13</text:p>
          </table:table-cell>
          <table:table-cell office:value-type="string">
            <text:p>2384.0</text:p>
          </table:table-cell>
          <table:table-cell office:value-type="string">
            <text:p>5841.0</text:p>
          </table:table-cell>
          <table:table-cell office:value-type="string">
            <text:p>4651.0</text:p>
          </table:table-cell>
          <table:table-cell office:value-type="string">
            <text:p>1885.0</text:p>
          </table:table-cell>
          <table:table-cell office:value-type="string">
            <text:p>6211.0</text:p>
          </table:table-cell>
          <table:table-cell office:value-type="string">
            <text:p>10828.0</text:p>
          </table:table-cell>
          <table:table-cell office:value-type="string">
            <text:p>11241.0</text:p>
          </table:table-cell>
          <table:table-cell office:value-type="string">
            <text:p>1923.0</text:p>
          </table:table-cell>
          <table:table-cell office:value-type="string">
            <text:p>11205.0</text:p>
          </table:table-cell>
          <table:table-cell office:value-type="string">
            <text:p>9281.0</text:p>
          </table:table-cell>
          <table:table-cell office:value-type="string">
            <text:p>5779.0</text:p>
          </table:table-cell>
          <table:table-cell office:value-type="string">
            <text:p>4600.0</text:p>
          </table:table-cell>
          <table:table-cell office:value-type="string">
            <text:p>10638.0</text:p>
          </table:table-cell>
          <table:table-cell office:value-type="string">
            <text:p>1776.0</text:p>
          </table:table-cell>
          <table:table-cell office:value-type="string">
            <text:p>2626.0</text:p>
          </table:table-cell>
          <table:table-cell office:value-type="string">
            <text:p>3453.0</text:p>
          </table:table-cell>
          <table:table-cell office:value-type="string">
            <text:p>1594.0</text:p>
          </table:table-cell>
          <table:table-cell office:value-type="string">
            <text:p>2540.0</text:p>
          </table:table-cell>
          <table:table-cell office:value-type="string">
            <text:p>1796.0</text:p>
          </table:table-cell>
          <table:table-cell office:value-type="string">
            <text:p>10018.0</text:p>
          </table:table-cell>
          <table:table-cell office:value-type="string">
            <text:p>2503.0</text:p>
          </table:table-cell>
          <table:table-cell office:value-type="string">
            <text:p>10971.0</text:p>
          </table:table-cell>
          <table:table-cell office:value-type="string">
            <text:p>8052.0</text:p>
          </table:table-cell>
          <table:table-cell office:value-type="string">
            <text:p>2769.0</text:p>
          </table:table-cell>
          <table:table-cell office:value-type="string">
            <text:p>9053.0</text:p>
          </table:table-cell>
          <table:table-cell office:value-type="string">
            <text:p>18924.0</text:p>
          </table:table-cell>
          <table:table-cell office:value-type="string">
            <text:p>8449.0</text:p>
          </table:table-cell>
          <table:table-cell office:value-type="string">
            <text:p>14699.0</text:p>
          </table:table-cell>
          <table:table-cell office:value-type="string">
            <text:p>7576.0</text:p>
          </table:table-cell>
          <table:table-cell office:value-type="string">
            <text:p>694.0</text:p>
          </table:table-cell>
          <table:table-cell office:value-type="string">
            <text:p>4688.0</text:p>
          </table:table-cell>
          <table:table-cell office:value-type="string">
            <text:p>153298</text:p>
          </table:table-cell>
          <table:table-cell office:value-type="string">
            <text:p>104141.0</text:p>
          </table:table-cell>
          <table:table-cell office:value-type="string">
            <text:p>1.96741</text:p>
          </table:table-cell>
          <table:table-cell office:value-type="string">
            <text:p>1238839.0</text:p>
          </table:table-cell>
          <table:table-cell office:value-type="string">
            <text:p>1208847.0</text:p>
          </table:table-cell>
          <table:table-cell office:value-type="string">
            <text:p>1209877.496241</text:p>
          </table:table-cell>
          <table:table-cell office:value-type="string">
            <text:p>391915.540767</text:p>
          </table:table-cell>
          <table:table-cell office:value-type="string">
            <text:p>1103529.496241</text:p>
          </table:table-cell>
          <table:table-cell office:value-type="string">
            <text:p>1077807.496241</text:p>
          </table:table-cell>
          <table:table-cell office:value-type="string">
            <text:p>1715774.491564</text:p>
          </table:table-cell>
        </table:table-row>
        <table:table-row>
          <table:table-cell office:value-type="string">
            <text:p>d14</text:p>
          </table:table-cell>
          <table:table-cell office:value-type="string">
            <text:p>2531.0</text:p>
          </table:table-cell>
          <table:table-cell office:value-type="string">
            <text:p>4856.0</text:p>
          </table:table-cell>
          <table:table-cell office:value-type="string">
            <text:p>2957.0</text:p>
          </table:table-cell>
          <table:table-cell office:value-type="string">
            <text:p>1646.0</text:p>
          </table:table-cell>
          <table:table-cell office:value-type="string">
            <text:p>6554.0</text:p>
          </table:table-cell>
          <table:table-cell office:value-type="string">
            <text:p>10638.0</text:p>
          </table:table-cell>
          <table:table-cell office:value-type="string">
            <text:p>10891.0</text:p>
          </table:table-cell>
          <table:table-cell office:value-type="string">
            <text:p>2058.0</text:p>
          </table:table-cell>
          <table:table-cell office:value-type="string">
            <text:p>10755.0</text:p>
          </table:table-cell>
          <table:table-cell office:value-type="string">
            <text:p>7419.0</text:p>
          </table:table-cell>
          <table:table-cell office:value-type="string">
            <text:p>4235.0</text:p>
          </table:table-cell>
          <table:table-cell office:value-type="string">
            <text:p>4127.0</text:p>
          </table:table-cell>
          <table:table-cell office:value-type="string">
            <text:p>11042.0</text:p>
          </table:table-cell>
          <table:table-cell office:value-type="string">
            <text:p>1743.0</text:p>
          </table:table-cell>
          <table:table-cell office:value-type="string">
            <text:p>3329.0</text:p>
          </table:table-cell>
          <table:table-cell office:value-type="string">
            <text:p>2748.0</text:p>
          </table:table-cell>
          <table:table-cell office:value-type="string">
            <text:p>2046.0</text:p>
          </table:table-cell>
          <table:table-cell office:value-type="string">
            <text:p>3526.0</text:p>
          </table:table-cell>
          <table:table-cell office:value-type="string">
            <text:p>1762.0</text:p>
          </table:table-cell>
          <table:table-cell office:value-type="string">
            <text:p>9391.0</text:p>
          </table:table-cell>
          <table:table-cell office:value-type="string">
            <text:p>3077.0</text:p>
          </table:table-cell>
          <table:table-cell office:value-type="string">
            <text:p>10290.0</text:p>
          </table:table-cell>
          <table:table-cell office:value-type="string">
            <text:p>8974.0</text:p>
          </table:table-cell>
          <table:table-cell office:value-type="string">
            <text:p>2852.0</text:p>
          </table:table-cell>
          <table:table-cell office:value-type="string">
            <text:p>9576.0</text:p>
          </table:table-cell>
          <table:table-cell office:value-type="string">
            <text:p>20386.0</text:p>
          </table:table-cell>
          <table:table-cell office:value-type="string">
            <text:p>11427.0</text:p>
          </table:table-cell>
          <table:table-cell office:value-type="string">
            <text:p>13366.0</text:p>
          </table:table-cell>
          <table:table-cell office:value-type="string">
            <text:p>8953.0</text:p>
          </table:table-cell>
          <table:table-cell office:value-type="string">
            <text:p>1062.0</text:p>
          </table:table-cell>
          <table:table-cell office:value-type="string">
            <text:p>5209.0</text:p>
          </table:table-cell>
          <table:table-cell office:value-type="string">
            <text:p>118194</text:p>
          </table:table-cell>
          <table:table-cell office:value-type="string">
            <text:p>76307.5</text:p>
          </table:table-cell>
          <table:table-cell office:value-type="string">
            <text:p>2.41812</text:p>
          </table:table-cell>
          <table:table-cell office:value-type="string">
            <text:p>943389.0</text:p>
          </table:table-cell>
          <table:table-cell office:value-type="string">
            <text:p>936240.0</text:p>
          </table:table-cell>
          <table:table-cell office:value-type="string">
            <text:p>936515.236436</text:p>
          </table:table-cell>
          <table:table-cell office:value-type="string">
            <text:p>393771.863275</text:p>
          </table:table-cell>
          <table:table-cell office:value-type="string">
            <text:p>833474.236436</text:p>
          </table:table-cell>
          <table:table-cell office:value-type="string">
            <text:p>828264.236436</text:p>
          </table:table-cell>
          <table:table-cell office:value-type="string">
            <text:p>1068686.147136</text:p>
          </table:table-cell>
        </table:table-row>
        <table:table-row>
          <table:table-cell office:value-type="string">
            <text:p>d15</text:p>
          </table:table-cell>
          <table:table-cell office:value-type="string">
            <text:p>2030.0</text:p>
          </table:table-cell>
          <table:table-cell office:value-type="string">
            <text:p>4110.0</text:p>
          </table:table-cell>
          <table:table-cell office:value-type="string">
            <text:p>2622.0</text:p>
          </table:table-cell>
          <table:table-cell office:value-type="string">
            <text:p>1366.0</text:p>
          </table:table-cell>
          <table:table-cell office:value-type="string">
            <text:p>4284.0</text:p>
          </table:table-cell>
          <table:table-cell office:value-type="string">
            <text:p>8529.0</text:p>
          </table:table-cell>
          <table:table-cell office:value-type="string">
            <text:p>7385.0</text:p>
          </table:table-cell>
          <table:table-cell office:value-type="string">
            <text:p>1916.0</text:p>
          </table:table-cell>
          <table:table-cell office:value-type="string">
            <text:p>7656.0</text:p>
          </table:table-cell>
          <table:table-cell office:value-type="string">
            <text:p>7418.0</text:p>
          </table:table-cell>
          <table:table-cell office:value-type="string">
            <text:p>3077.0</text:p>
          </table:table-cell>
          <table:table-cell office:value-type="string">
            <text:p>3913.0</text:p>
          </table:table-cell>
          <table:table-cell office:value-type="string">
            <text:p>7930.0</text:p>
          </table:table-cell>
          <table:table-cell office:value-type="string">
            <text:p>2019.0</text:p>
          </table:table-cell>
          <table:table-cell office:value-type="string">
            <text:p>3573.0</text:p>
          </table:table-cell>
          <table:table-cell office:value-type="string">
            <text:p>2017.0</text:p>
          </table:table-cell>
          <table:table-cell office:value-type="string">
            <text:p>1310.0</text:p>
          </table:table-cell>
          <table:table-cell office:value-type="string">
            <text:p>2618.0</text:p>
          </table:table-cell>
          <table:table-cell office:value-type="string">
            <text:p>1304.0</text:p>
          </table:table-cell>
          <table:table-cell office:value-type="string">
            <text:p>8992.0</text:p>
          </table:table-cell>
          <table:table-cell office:value-type="string">
            <text:p>1506.0</text:p>
          </table:table-cell>
          <table:table-cell office:value-type="string">
            <text:p>9969.0</text:p>
          </table:table-cell>
          <table:table-cell office:value-type="string">
            <text:p>4014.0</text:p>
          </table:table-cell>
          <table:table-cell office:value-type="string">
            <text:p>1865.0</text:p>
          </table:table-cell>
          <table:table-cell office:value-type="string">
            <text:p>10746.0</text:p>
          </table:table-cell>
          <table:table-cell office:value-type="string">
            <text:p>23839.0</text:p>
          </table:table-cell>
          <table:table-cell office:value-type="string">
            <text:p>7605.0</text:p>
          </table:table-cell>
          <table:table-cell office:value-type="string">
            <text:p>8632.0</text:p>
          </table:table-cell>
          <table:table-cell office:value-type="string">
            <text:p>5360.0</text:p>
          </table:table-cell>
          <table:table-cell office:value-type="string">
            <text:p>535.0</text:p>
          </table:table-cell>
          <table:table-cell office:value-type="string">
            <text:p>1871.0</text:p>
          </table:table-cell>
          <table:table-cell office:value-type="string">
            <text:p>131384</text:p>
          </table:table-cell>
          <table:table-cell office:value-type="string">
            <text:p>95035.5</text:p>
          </table:table-cell>
          <table:table-cell office:value-type="string">
            <text:p>1.68835</text:p>
          </table:table-cell>
          <table:table-cell office:value-type="string">
            <text:p>1440024.0</text:p>
          </table:table-cell>
          <table:table-cell office:value-type="string">
            <text:p>1418239.0</text:p>
          </table:table-cell>
          <table:table-cell office:value-type="string">
            <text:p>1421443.915092</text:p>
          </table:table-cell>
          <table:table-cell office:value-type="string">
            <text:p>306202.952513</text:p>
          </table:table-cell>
          <table:table-cell office:value-type="string">
            <text:p>1298672.915092</text:p>
          </table:table-cell>
          <table:table-cell office:value-type="string">
            <text:p>1281509.915092</text:p>
          </table:table-cell>
          <table:table-cell office:value-type="string">
            <text:p>1790837.3446</text:p>
          </table:table-cell>
        </table:table-row>
        <table:table-row>
          <table:table-cell office:value-type="string">
            <text:p>d16</text:p>
          </table:table-cell>
          <table:table-cell office:value-type="string">
            <text:p>3215.0</text:p>
          </table:table-cell>
          <table:table-cell office:value-type="string">
            <text:p>6982.0</text:p>
          </table:table-cell>
          <table:table-cell office:value-type="string">
            <text:p>4249.0</text:p>
          </table:table-cell>
          <table:table-cell office:value-type="string">
            <text:p>1610.0</text:p>
          </table:table-cell>
          <table:table-cell office:value-type="string">
            <text:p>8269.0</text:p>
          </table:table-cell>
          <table:table-cell office:value-type="string">
            <text:p>13893.0</text:p>
          </table:table-cell>
          <table:table-cell office:value-type="string">
            <text:p>10307.0</text:p>
          </table:table-cell>
          <table:table-cell office:value-type="string">
            <text:p>2934.0</text:p>
          </table:table-cell>
          <table:table-cell office:value-type="string">
            <text:p>10620.0</text:p>
          </table:table-cell>
          <table:table-cell office:value-type="string">
            <text:p>9311.0</text:p>
          </table:table-cell>
          <table:table-cell office:value-type="string">
            <text:p>7650.0</text:p>
          </table:table-cell>
          <table:table-cell office:value-type="string">
            <text:p>5272.0</text:p>
          </table:table-cell>
          <table:table-cell office:value-type="string">
            <text:p>11311.0</text:p>
          </table:table-cell>
          <table:table-cell office:value-type="string">
            <text:p>1829.0</text:p>
          </table:table-cell>
          <table:table-cell office:value-type="string">
            <text:p>4168.0</text:p>
          </table:table-cell>
          <table:table-cell office:value-type="string">
            <text:p>5066.0</text:p>
          </table:table-cell>
          <table:table-cell office:value-type="string">
            <text:p>2072.0</text:p>
          </table:table-cell>
          <table:table-cell office:value-type="string">
            <text:p>4354.0</text:p>
          </table:table-cell>
          <table:table-cell office:value-type="string">
            <text:p>2463.0</text:p>
          </table:table-cell>
          <table:table-cell office:value-type="string">
            <text:p>11423.0</text:p>
          </table:table-cell>
          <table:table-cell office:value-type="string">
            <text:p>3771.0</text:p>
          </table:table-cell>
          <table:table-cell office:value-type="string">
            <text:p>14383.0</text:p>
          </table:table-cell>
          <table:table-cell office:value-type="string">
            <text:p>10348.0</text:p>
          </table:table-cell>
          <table:table-cell office:value-type="string">
            <text:p>3484.0</text:p>
          </table:table-cell>
          <table:table-cell office:value-type="string">
            <text:p>12886.0</text:p>
          </table:table-cell>
          <table:table-cell office:value-type="string">
            <text:p>26633.0</text:p>
          </table:table-cell>
          <table:table-cell office:value-type="string">
            <text:p>9775.0</text:p>
          </table:table-cell>
          <table:table-cell office:value-type="string">
            <text:p>17780.0</text:p>
          </table:table-cell>
          <table:table-cell office:value-type="string">
            <text:p>9293.0</text:p>
          </table:table-cell>
          <table:table-cell office:value-type="string">
            <text:p>1143.0</text:p>
          </table:table-cell>
          <table:table-cell office:value-type="string">
            <text:p>5963.0</text:p>
          </table:table-cell>
          <table:table-cell office:value-type="string">
            <text:p>136192</text:p>
          </table:table-cell>
          <table:table-cell office:value-type="string">
            <text:p>88086.0</text:p>
          </table:table-cell>
          <table:table-cell office:value-type="string">
            <text:p>2.50778</text:p>
          </table:table-cell>
          <table:table-cell office:value-type="string">
            <text:p>1069174.0</text:p>
          </table:table-cell>
          <table:table-cell office:value-type="string">
            <text:p>1054171.0</text:p>
          </table:table-cell>
          <table:table-cell office:value-type="string">
            <text:p>1053914.410175</text:p>
          </table:table-cell>
          <table:table-cell office:value-type="string">
            <text:p>484723.860853</text:p>
          </table:table-cell>
          <table:table-cell office:value-type="string">
            <text:p>933525.410175</text:p>
          </table:table-cell>
          <table:table-cell office:value-type="string">
            <text:p>921668.410175</text:p>
          </table:table-cell>
          <table:table-cell office:value-type="string">
            <text:p>1499096.983931</text:p>
          </table:table-cell>
        </table:table-row>
        <table:table-row>
          <table:table-cell office:value-type="string">
            <text:p>d17</text:p>
          </table:table-cell>
          <table:table-cell office:value-type="string">
            <text:p>2853.0</text:p>
          </table:table-cell>
          <table:table-cell office:value-type="string">
            <text:p>6966.0</text:p>
          </table:table-cell>
          <table:table-cell office:value-type="string">
            <text:p>2708.0</text:p>
          </table:table-cell>
          <table:table-cell office:value-type="string">
            <text:p>2009.0</text:p>
          </table:table-cell>
          <table:table-cell office:value-type="string">
            <text:p>7922.0</text:p>
          </table:table-cell>
          <table:table-cell office:value-type="string">
            <text:p>8206.0</text:p>
          </table:table-cell>
          <table:table-cell office:value-type="string">
            <text:p>12444.0</text:p>
          </table:table-cell>
          <table:table-cell office:value-type="string">
            <text:p>2404.0</text:p>
          </table:table-cell>
          <table:table-cell office:value-type="string">
            <text:p>10252.0</text:p>
          </table:table-cell>
          <table:table-cell office:value-type="string">
            <text:p>8396.0</text:p>
          </table:table-cell>
          <table:table-cell office:value-type="string">
            <text:p>5536.0</text:p>
          </table:table-cell>
          <table:table-cell office:value-type="string">
            <text:p>4450.0</text:p>
          </table:table-cell>
          <table:table-cell office:value-type="string">
            <text:p>11112.0</text:p>
          </table:table-cell>
          <table:table-cell office:value-type="string">
            <text:p>2327.0</text:p>
          </table:table-cell>
          <table:table-cell office:value-type="string">
            <text:p>3785.0</text:p>
          </table:table-cell>
          <table:table-cell office:value-type="string">
            <text:p>3982.0</text:p>
          </table:table-cell>
          <table:table-cell office:value-type="string">
            <text:p>2506.0</text:p>
          </table:table-cell>
          <table:table-cell office:value-type="string">
            <text:p>4224.0</text:p>
          </table:table-cell>
          <table:table-cell office:value-type="string">
            <text:p>1189.0</text:p>
          </table:table-cell>
          <table:table-cell office:value-type="string">
            <text:p>8703.0</text:p>
          </table:table-cell>
          <table:table-cell office:value-type="string">
            <text:p>2723.0</text:p>
          </table:table-cell>
          <table:table-cell office:value-type="string">
            <text:p>13132.0</text:p>
          </table:table-cell>
          <table:table-cell office:value-type="string">
            <text:p>8269.0</text:p>
          </table:table-cell>
          <table:table-cell office:value-type="string">
            <text:p>3480.0</text:p>
          </table:table-cell>
          <table:table-cell office:value-type="string">
            <text:p>11971.0</text:p>
          </table:table-cell>
          <table:table-cell office:value-type="string">
            <text:p>23992.0</text:p>
          </table:table-cell>
          <table:table-cell office:value-type="string">
            <text:p>12145.0</text:p>
          </table:table-cell>
          <table:table-cell office:value-type="string">
            <text:p>16766.0</text:p>
          </table:table-cell>
          <table:table-cell office:value-type="string">
            <text:p>10183.0</text:p>
          </table:table-cell>
          <table:table-cell office:value-type="string">
            <text:p>1542.0</text:p>
          </table:table-cell>
          <table:table-cell office:value-type="string">
            <text:p>6303.0</text:p>
          </table:table-cell>
          <table:table-cell office:value-type="string">
            <text:p>129022</text:p>
          </table:table-cell>
          <table:table-cell office:value-type="string">
            <text:p>78115.4</text:p>
          </table:table-cell>
          <table:table-cell office:value-type="string">
            <text:p>2.63479</text:p>
          </table:table-cell>
          <table:table-cell office:value-type="string">
            <text:p>982754.0</text:p>
          </table:table-cell>
          <table:table-cell office:value-type="string">
            <text:p>965401.0</text:p>
          </table:table-cell>
          <table:table-cell office:value-type="string">
            <text:p>964816.708847</text:p>
          </table:table-cell>
          <table:table-cell office:value-type="string">
            <text:p>444755.227216</text:p>
          </table:table-cell>
          <table:table-cell office:value-type="string">
            <text:p>868858.708847</text:p>
          </table:table-cell>
          <table:table-cell office:value-type="string">
            <text:p>854558.708847</text:p>
          </table:table-cell>
          <table:table-cell office:value-type="string">
            <text:p>1376616.194897</text:p>
          </table:table-cell>
        </table:table-row>
        <table:table-row>
          <table:table-cell office:value-type="string">
            <text:p>d18</text:p>
          </table:table-cell>
          <table:table-cell office:value-type="string">
            <text:p>2696.0</text:p>
          </table:table-cell>
          <table:table-cell office:value-type="string">
            <text:p>6317.0</text:p>
          </table:table-cell>
          <table:table-cell office:value-type="string">
            <text:p>3967.0</text:p>
          </table:table-cell>
          <table:table-cell office:value-type="string">
            <text:p>1850.0</text:p>
          </table:table-cell>
          <table:table-cell office:value-type="string">
            <text:p>9224.0</text:p>
          </table:table-cell>
          <table:table-cell office:value-type="string">
            <text:p>12220.0</text:p>
          </table:table-cell>
          <table:table-cell office:value-type="string">
            <text:p>14639.0</text:p>
          </table:table-cell>
          <table:table-cell office:value-type="string">
            <text:p>2277.0</text:p>
          </table:table-cell>
          <table:table-cell office:value-type="string">
            <text:p>13539.0</text:p>
          </table:table-cell>
          <table:table-cell office:value-type="string">
            <text:p>7923.0</text:p>
          </table:table-cell>
          <table:table-cell office:value-type="string">
            <text:p>5524.0</text:p>
          </table:table-cell>
          <table:table-cell office:value-type="string">
            <text:p>4609.0</text:p>
          </table:table-cell>
          <table:table-cell office:value-type="string">
            <text:p>14038.0</text:p>
          </table:table-cell>
          <table:table-cell office:value-type="string">
            <text:p>1672.0</text:p>
          </table:table-cell>
          <table:table-cell office:value-type="string">
            <text:p>3483.0</text:p>
          </table:table-cell>
          <table:table-cell office:value-type="string">
            <text:p>4734.0</text:p>
          </table:table-cell>
          <table:table-cell office:value-type="string">
            <text:p>2095.0</text:p>
          </table:table-cell>
          <table:table-cell office:value-type="string">
            <text:p>4262.0</text:p>
          </table:table-cell>
          <table:table-cell office:value-type="string">
            <text:p>1581.0</text:p>
          </table:table-cell>
          <table:table-cell office:value-type="string">
            <text:p>10219.0</text:p>
          </table:table-cell>
          <table:table-cell office:value-type="string">
            <text:p>4318.0</text:p>
          </table:table-cell>
          <table:table-cell office:value-type="string">
            <text:p>11916.0</text:p>
          </table:table-cell>
          <table:table-cell office:value-type="string">
            <text:p>8631.0</text:p>
          </table:table-cell>
          <table:table-cell office:value-type="string">
            <text:p>3151.0</text:p>
          </table:table-cell>
          <table:table-cell office:value-type="string">
            <text:p>10758.0</text:p>
          </table:table-cell>
          <table:table-cell office:value-type="string">
            <text:p>23803.0</text:p>
          </table:table-cell>
          <table:table-cell office:value-type="string">
            <text:p>9491.0</text:p>
          </table:table-cell>
          <table:table-cell office:value-type="string">
            <text:p>16886.0</text:p>
          </table:table-cell>
          <table:table-cell office:value-type="string">
            <text:p>7939.0</text:p>
          </table:table-cell>
          <table:table-cell office:value-type="string">
            <text:p>1070.0</text:p>
          </table:table-cell>
          <table:table-cell office:value-type="string">
            <text:p>6225.0</text:p>
          </table:table-cell>
          <table:table-cell office:value-type="string">
            <text:p>134792</text:p>
          </table:table-cell>
          <table:table-cell office:value-type="string">
            <text:p>82623.3</text:p>
          </table:table-cell>
          <table:table-cell office:value-type="string">
            <text:p>2.56845</text:p>
          </table:table-cell>
          <table:table-cell office:value-type="string">
            <text:p>1083645.0</text:p>
          </table:table-cell>
          <table:table-cell office:value-type="string">
            <text:p>1072551.0</text:p>
          </table:table-cell>
          <table:table-cell office:value-type="string">
            <text:p>1071979.028204</text:p>
          </table:table-cell>
          <table:table-cell office:value-type="string">
            <text:p>463214.476451</text:p>
          </table:table-cell>
          <table:table-cell office:value-type="string">
            <text:p>938598.028204</text:p>
          </table:table-cell>
          <table:table-cell office:value-type="string">
            <text:p>931061.028204</text:p>
          </table:table-cell>
          <table:table-cell office:value-type="string">
            <text:p>1459995.764936</text:p>
          </table:table-cell>
        </table:table-row>
        <table:table-row>
          <table:table-cell office:value-type="string">
            <text:p>d19</text:p>
          </table:table-cell>
          <table:table-cell office:value-type="string">
            <text:p>3351.0</text:p>
          </table:table-cell>
          <table:table-cell office:value-type="string">
            <text:p>5702.0</text:p>
          </table:table-cell>
          <table:table-cell office:value-type="string">
            <text:p>3489.0</text:p>
          </table:table-cell>
          <table:table-cell office:value-type="string">
            <text:p>2701.0</text:p>
          </table:table-cell>
          <table:table-cell office:value-type="string">
            <text:p>8845.0</text:p>
          </table:table-cell>
          <table:table-cell office:value-type="string">
            <text:p>13603.0</text:p>
          </table:table-cell>
          <table:table-cell office:value-type="string">
            <text:p>14421.0</text:p>
          </table:table-cell>
          <table:table-cell office:value-type="string">
            <text:p>3932.0</text:p>
          </table:table-cell>
          <table:table-cell office:value-type="string">
            <text:p>14431.0</text:p>
          </table:table-cell>
          <table:table-cell office:value-type="string">
            <text:p>9650.0</text:p>
          </table:table-cell>
          <table:table-cell office:value-type="string">
            <text:p>4923.0</text:p>
          </table:table-cell>
          <table:table-cell office:value-type="string">
            <text:p>5410.0</text:p>
          </table:table-cell>
          <table:table-cell office:value-type="string">
            <text:p>14756.0</text:p>
          </table:table-cell>
          <table:table-cell office:value-type="string">
            <text:p>2187.0</text:p>
          </table:table-cell>
          <table:table-cell office:value-type="string">
            <text:p>4185.0</text:p>
          </table:table-cell>
          <table:table-cell office:value-type="string">
            <text:p>5452.0</text:p>
          </table:table-cell>
          <table:table-cell office:value-type="string">
            <text:p>2371.0</text:p>
          </table:table-cell>
          <table:table-cell office:value-type="string">
            <text:p>4397.0</text:p>
          </table:table-cell>
          <table:table-cell office:value-type="string">
            <text:p>1380.0</text:p>
          </table:table-cell>
          <table:table-cell office:value-type="string">
            <text:p>11710.0</text:p>
          </table:table-cell>
          <table:table-cell office:value-type="string">
            <text:p>3954.0</text:p>
          </table:table-cell>
          <table:table-cell office:value-type="string">
            <text:p>14456.0</text:p>
          </table:table-cell>
          <table:table-cell office:value-type="string">
            <text:p>13265.0</text:p>
          </table:table-cell>
          <table:table-cell office:value-type="string">
            <text:p>3098.0</text:p>
          </table:table-cell>
          <table:table-cell office:value-type="string">
            <text:p>13705.0</text:p>
          </table:table-cell>
          <table:table-cell office:value-type="string">
            <text:p>23407.0</text:p>
          </table:table-cell>
          <table:table-cell office:value-type="string">
            <text:p>12564.0</text:p>
          </table:table-cell>
          <table:table-cell office:value-type="string">
            <text:p>19642.0</text:p>
          </table:table-cell>
          <table:table-cell office:value-type="string">
            <text:p>12509.0</text:p>
          </table:table-cell>
          <table:table-cell office:value-type="string">
            <text:p>1296.0</text:p>
          </table:table-cell>
          <table:table-cell office:value-type="string">
            <text:p>6821.0</text:p>
          </table:table-cell>
          <table:table-cell office:value-type="string">
            <text:p>171391</text:p>
          </table:table-cell>
          <table:table-cell office:value-type="string">
            <text:p>106480.0</text:p>
          </table:table-cell>
          <table:table-cell office:value-type="string">
            <text:p>2.3178</text:p>
          </table:table-cell>
          <table:table-cell office:value-type="string">
            <text:p>1309247.0</text:p>
          </table:table-cell>
          <table:table-cell office:value-type="string">
            <text:p>1280317.0</text:p>
          </table:table-cell>
          <table:table-cell office:value-type="string">
            <text:p>1280419.094335</text:p>
          </table:table-cell>
          <table:table-cell office:value-type="string">
            <text:p>518423.072759</text:p>
          </table:table-cell>
          <table:table-cell office:value-type="string">
            <text:p>1158965.094335</text:p>
          </table:table-cell>
          <table:table-cell office:value-type="string">
            <text:p>1134861.094335</text:p>
          </table:table-cell>
          <table:table-cell office:value-type="string">
            <text:p>1868801.103911</text:p>
          </table:table-cell>
        </table:table-row>
        <table:table-row>
          <table:table-cell office:value-type="string">
            <text:p>d20</text:p>
          </table:table-cell>
          <table:table-cell office:value-type="string">
            <text:p>2881.0</text:p>
          </table:table-cell>
          <table:table-cell office:value-type="string">
            <text:p>5987.0</text:p>
          </table:table-cell>
          <table:table-cell office:value-type="string">
            <text:p>4550.0</text:p>
          </table:table-cell>
          <table:table-cell office:value-type="string">
            <text:p>1748.0</text:p>
          </table:table-cell>
          <table:table-cell office:value-type="string">
            <text:p>6214.0</text:p>
          </table:table-cell>
          <table:table-cell office:value-type="string">
            <text:p>13980.0</text:p>
          </table:table-cell>
          <table:table-cell office:value-type="string">
            <text:p>11268.0</text:p>
          </table:table-cell>
          <table:table-cell office:value-type="string">
            <text:p>3016.0</text:p>
          </table:table-cell>
          <table:table-cell office:value-type="string">
            <text:p>12167.0</text:p>
          </table:table-cell>
          <table:table-cell office:value-type="string">
            <text:p>9197.0</text:p>
          </table:table-cell>
          <table:table-cell office:value-type="string">
            <text:p>6788.0</text:p>
          </table:table-cell>
          <table:table-cell office:value-type="string">
            <text:p>3838.0</text:p>
          </table:table-cell>
          <table:table-cell office:value-type="string">
            <text:p>14788.0</text:p>
          </table:table-cell>
          <table:table-cell office:value-type="string">
            <text:p>2203.0</text:p>
          </table:table-cell>
          <table:table-cell office:value-type="string">
            <text:p>4075.0</text:p>
          </table:table-cell>
          <table:table-cell office:value-type="string">
            <text:p>4456.0</text:p>
          </table:table-cell>
          <table:table-cell office:value-type="string">
            <text:p>2271.0</text:p>
          </table:table-cell>
          <table:table-cell office:value-type="string">
            <text:p>4114.0</text:p>
          </table:table-cell>
          <table:table-cell office:value-type="string">
            <text:p>2044.0</text:p>
          </table:table-cell>
          <table:table-cell office:value-type="string">
            <text:p>12708.0</text:p>
          </table:table-cell>
          <table:table-cell office:value-type="string">
            <text:p>3570.0</text:p>
          </table:table-cell>
          <table:table-cell office:value-type="string">
            <text:p>13085.0</text:p>
          </table:table-cell>
          <table:table-cell office:value-type="string">
            <text:p>11093.0</text:p>
          </table:table-cell>
          <table:table-cell office:value-type="string">
            <text:p>3428.0</text:p>
          </table:table-cell>
          <table:table-cell office:value-type="string">
            <text:p>11099.0</text:p>
          </table:table-cell>
          <table:table-cell office:value-type="string">
            <text:p>25216.0</text:p>
          </table:table-cell>
          <table:table-cell office:value-type="string">
            <text:p>10839.0</text:p>
          </table:table-cell>
          <table:table-cell office:value-type="string">
            <text:p>19414.0</text:p>
          </table:table-cell>
          <table:table-cell office:value-type="string">
            <text:p>11680.0</text:p>
          </table:table-cell>
          <table:table-cell office:value-type="string">
            <text:p>2043.0</text:p>
          </table:table-cell>
          <table:table-cell office:value-type="string">
            <text:p>6611.0</text:p>
          </table:table-cell>
          <table:table-cell office:value-type="string">
            <text:p>154563</text:p>
          </table:table-cell>
          <table:table-cell office:value-type="string">
            <text:p>98469.7</text:p>
          </table:table-cell>
          <table:table-cell office:value-type="string">
            <text:p>2.33848</text:p>
          </table:table-cell>
          <table:table-cell office:value-type="string">
            <text:p>1254260.0</text:p>
          </table:table-cell>
          <table:table-cell office:value-type="string">
            <text:p>1236464.0</text:p>
          </table:table-cell>
          <table:table-cell office:value-type="string">
            <text:p>1236196.625299</text:p>
          </table:table-cell>
          <table:table-cell office:value-type="string">
            <text:p>496163.021243</text:p>
          </table:table-cell>
          <table:table-cell office:value-type="string">
            <text:p>1085256.625299</text:p>
          </table:table-cell>
          <table:table-cell office:value-type="string">
            <text:p>1072317.625299</text:p>
          </table:table-cell>
          <table:table-cell office:value-type="string">
            <text:p>1656336.299032</text:p>
          </table:table-cell>
        </table:table-row>
        <table:table-row>
          <table:table-cell office:value-type="string">
            <text:p>d21</text:p>
          </table:table-cell>
          <table:table-cell office:value-type="string">
            <text:p>3752.0</text:p>
          </table:table-cell>
          <table:table-cell office:value-type="string">
            <text:p>7373.0</text:p>
          </table:table-cell>
          <table:table-cell office:value-type="string">
            <text:p>4718.0</text:p>
          </table:table-cell>
          <table:table-cell office:value-type="string">
            <text:p>1486.0</text:p>
          </table:table-cell>
          <table:table-cell office:value-type="string">
            <text:p>9514.0</text:p>
          </table:table-cell>
          <table:table-cell office:value-type="string">
            <text:p>13280.0</text:p>
          </table:table-cell>
          <table:table-cell office:value-type="string">
            <text:p>11087.0</text:p>
          </table:table-cell>
          <table:table-cell office:value-type="string">
            <text:p>3285.0</text:p>
          </table:table-cell>
          <table:table-cell office:value-type="string">
            <text:p>11445.0</text:p>
          </table:table-cell>
          <table:table-cell office:value-type="string">
            <text:p>10117.0</text:p>
          </table:table-cell>
          <table:table-cell office:value-type="string">
            <text:p>5745.0</text:p>
          </table:table-cell>
          <table:table-cell office:value-type="string">
            <text:p>5063.0</text:p>
          </table:table-cell>
          <table:table-cell office:value-type="string">
            <text:p>17408.0</text:p>
          </table:table-cell>
          <table:table-cell office:value-type="string">
            <text:p>1992.0</text:p>
          </table:table-cell>
          <table:table-cell office:value-type="string">
            <text:p>3674.0</text:p>
          </table:table-cell>
          <table:table-cell office:value-type="string">
            <text:p>4048.0</text:p>
          </table:table-cell>
          <table:table-cell office:value-type="string">
            <text:p>2523.0</text:p>
          </table:table-cell>
          <table:table-cell office:value-type="string">
            <text:p>4387.0</text:p>
          </table:table-cell>
          <table:table-cell office:value-type="string">
            <text:p>2070.0</text:p>
          </table:table-cell>
          <table:table-cell office:value-type="string">
            <text:p>12455.0</text:p>
          </table:table-cell>
          <table:table-cell office:value-type="string">
            <text:p>3833.0</text:p>
          </table:table-cell>
          <table:table-cell office:value-type="string">
            <text:p>16230.0</text:p>
          </table:table-cell>
          <table:table-cell office:value-type="string">
            <text:p>12730.0</text:p>
          </table:table-cell>
          <table:table-cell office:value-type="string">
            <text:p>4478.0</text:p>
          </table:table-cell>
          <table:table-cell office:value-type="string">
            <text:p>13599.0</text:p>
          </table:table-cell>
          <table:table-cell office:value-type="string">
            <text:p>25865.0</text:p>
          </table:table-cell>
          <table:table-cell office:value-type="string">
            <text:p>13542.0</text:p>
          </table:table-cell>
          <table:table-cell office:value-type="string">
            <text:p>19237.0</text:p>
          </table:table-cell>
          <table:table-cell office:value-type="string">
            <text:p>13767.0</text:p>
          </table:table-cell>
          <table:table-cell office:value-type="string">
            <text:p>1138.0</text:p>
          </table:table-cell>
          <table:table-cell office:value-type="string">
            <text:p>7033.0</text:p>
          </table:table-cell>
          <table:table-cell office:value-type="string">
            <text:p>150817</text:p>
          </table:table-cell>
          <table:table-cell office:value-type="string">
            <text:p>94678.0</text:p>
          </table:table-cell>
          <table:table-cell office:value-type="string">
            <text:p>2.57029</text:p>
          </table:table-cell>
          <table:table-cell office:value-type="string">
            <text:p>1268272.0</text:p>
          </table:table-cell>
          <table:table-cell office:value-type="string">
            <text:p>1241439.0</text:p>
          </table:table-cell>
          <table:table-cell office:value-type="string">
            <text:p>1241086.738396</text:p>
          </table:table-cell>
          <table:table-cell office:value-type="string">
            <text:p>533843.122293</text:p>
          </table:table-cell>
          <table:table-cell office:value-type="string">
            <text:p>1115196.738396</text:p>
          </table:table-cell>
          <table:table-cell office:value-type="string">
            <text:p>1093178.738396</text:p>
          </table:table-cell>
          <table:table-cell office:value-type="string">
            <text:p>1656778.776517</text:p>
          </table:table-cell>
        </table:table-row>
        <table:table-row>
          <table:table-cell office:value-type="string">
            <text:p>d22</text:p>
          </table:table-cell>
          <table:table-cell office:value-type="string">
            <text:p>3530.0</text:p>
          </table:table-cell>
          <table:table-cell office:value-type="string">
            <text:p>7216.0</text:p>
          </table:table-cell>
          <table:table-cell office:value-type="string">
            <text:p>4258.0</text:p>
          </table:table-cell>
          <table:table-cell office:value-type="string">
            <text:p>1312.0</text:p>
          </table:table-cell>
          <table:table-cell office:value-type="string">
            <text:p>10377.0</text:p>
          </table:table-cell>
          <table:table-cell office:value-type="string">
            <text:p>12177.0</text:p>
          </table:table-cell>
          <table:table-cell office:value-type="string">
            <text:p>11347.0</text:p>
          </table:table-cell>
          <table:table-cell office:value-type="string">
            <text:p>2820.0</text:p>
          </table:table-cell>
          <table:table-cell office:value-type="string">
            <text:p>12105.0</text:p>
          </table:table-cell>
          <table:table-cell office:value-type="string">
            <text:p>7934.0</text:p>
          </table:table-cell>
          <table:table-cell office:value-type="string">
            <text:p>7678.0</text:p>
          </table:table-cell>
          <table:table-cell office:value-type="string">
            <text:p>4254.0</text:p>
          </table:table-cell>
          <table:table-cell office:value-type="string">
            <text:p>14753.0</text:p>
          </table:table-cell>
          <table:table-cell office:value-type="string">
            <text:p>1795.0</text:p>
          </table:table-cell>
          <table:table-cell office:value-type="string">
            <text:p>3870.0</text:p>
          </table:table-cell>
          <table:table-cell office:value-type="string">
            <text:p>3778.0</text:p>
          </table:table-cell>
          <table:table-cell office:value-type="string">
            <text:p>1843.0</text:p>
          </table:table-cell>
          <table:table-cell office:value-type="string">
            <text:p>4450.0</text:p>
          </table:table-cell>
          <table:table-cell office:value-type="string">
            <text:p>2252.0</text:p>
          </table:table-cell>
          <table:table-cell office:value-type="string">
            <text:p>10168.0</text:p>
          </table:table-cell>
          <table:table-cell office:value-type="string">
            <text:p>3221.0</text:p>
          </table:table-cell>
          <table:table-cell office:value-type="string">
            <text:p>12839.0</text:p>
          </table:table-cell>
          <table:table-cell office:value-type="string">
            <text:p>9621.0</text:p>
          </table:table-cell>
          <table:table-cell office:value-type="string">
            <text:p>4020.0</text:p>
          </table:table-cell>
          <table:table-cell office:value-type="string">
            <text:p>12114.0</text:p>
          </table:table-cell>
          <table:table-cell office:value-type="string">
            <text:p>21998.0</text:p>
          </table:table-cell>
          <table:table-cell office:value-type="string">
            <text:p>10715.0</text:p>
          </table:table-cell>
          <table:table-cell office:value-type="string">
            <text:p>17084.0</text:p>
          </table:table-cell>
          <table:table-cell office:value-type="string">
            <text:p>9887.0</text:p>
          </table:table-cell>
          <table:table-cell office:value-type="string">
            <text:p>1132.0</text:p>
          </table:table-cell>
          <table:table-cell office:value-type="string">
            <text:p>5873.0</text:p>
          </table:table-cell>
          <table:table-cell office:value-type="string">
            <text:p>145564</text:p>
          </table:table-cell>
          <table:table-cell office:value-type="string">
            <text:p>90023.8</text:p>
          </table:table-cell>
          <table:table-cell office:value-type="string">
            <text:p>2.4211</text:p>
          </table:table-cell>
          <table:table-cell office:value-type="string">
            <text:p>1128092.0</text:p>
          </table:table-cell>
          <table:table-cell office:value-type="string">
            <text:p>1098603.0</text:p>
          </table:table-cell>
          <table:table-cell office:value-type="string">
            <text:p>1097989.240599</text:p>
          </table:table-cell>
          <table:table-cell office:value-type="string">
            <text:p>477278.480081</text:p>
          </table:table-cell>
          <table:table-cell office:value-type="string">
            <text:p>979724.240599</text:p>
          </table:table-cell>
          <table:table-cell office:value-type="string">
            <text:p>955504.240599</text:p>
          </table:table-cell>
          <table:table-cell office:value-type="string">
            <text:p>1519616.87565</text:p>
          </table:table-cell>
        </table:table-row>
        <table:table-row>
          <table:table-cell office:value-type="string">
            <text:p>d23</text:p>
          </table:table-cell>
          <table:table-cell office:value-type="string">
            <text:p>2454.0</text:p>
          </table:table-cell>
          <table:table-cell office:value-type="string">
            <text:p>4163.0</text:p>
          </table:table-cell>
          <table:table-cell office:value-type="string">
            <text:p>1737.0</text:p>
          </table:table-cell>
          <table:table-cell office:value-type="string">
            <text:p>1375.0</text:p>
          </table:table-cell>
          <table:table-cell office:value-type="string">
            <text:p>4818.0</text:p>
          </table:table-cell>
          <table:table-cell office:value-type="string">
            <text:p>10660.0</text:p>
          </table:table-cell>
          <table:table-cell office:value-type="string">
            <text:p>9920.0</text:p>
          </table:table-cell>
          <table:table-cell office:value-type="string">
            <text:p>1524.0</text:p>
          </table:table-cell>
          <table:table-cell office:value-type="string">
            <text:p>9120.0</text:p>
          </table:table-cell>
          <table:table-cell office:value-type="string">
            <text:p>7162.0</text:p>
          </table:table-cell>
          <table:table-cell office:value-type="string">
            <text:p>3114.0</text:p>
          </table:table-cell>
          <table:table-cell office:value-type="string">
            <text:p>3428.0</text:p>
          </table:table-cell>
          <table:table-cell office:value-type="string">
            <text:p>8955.0</text:p>
          </table:table-cell>
          <table:table-cell office:value-type="string">
            <text:p>1699.0</text:p>
          </table:table-cell>
          <table:table-cell office:value-type="string">
            <text:p>3053.0</text:p>
          </table:table-cell>
          <table:table-cell office:value-type="string">
            <text:p>3796.0</text:p>
          </table:table-cell>
          <table:table-cell office:value-type="string">
            <text:p>1546.0</text:p>
          </table:table-cell>
          <table:table-cell office:value-type="string">
            <text:p>3563.0</text:p>
          </table:table-cell>
          <table:table-cell office:value-type="string">
            <text:p>817.0</text:p>
          </table:table-cell>
          <table:table-cell office:value-type="string">
            <text:p>9409.0</text:p>
          </table:table-cell>
          <table:table-cell office:value-type="string">
            <text:p>1455.0</text:p>
          </table:table-cell>
          <table:table-cell office:value-type="string">
            <text:p>8832.0</text:p>
          </table:table-cell>
          <table:table-cell office:value-type="string">
            <text:p>5713.0</text:p>
          </table:table-cell>
          <table:table-cell office:value-type="string">
            <text:p>2764.0</text:p>
          </table:table-cell>
          <table:table-cell office:value-type="string">
            <text:p>9435.0</text:p>
          </table:table-cell>
          <table:table-cell office:value-type="string">
            <text:p>17143.0</text:p>
          </table:table-cell>
          <table:table-cell office:value-type="string">
            <text:p>9062.0</text:p>
          </table:table-cell>
          <table:table-cell office:value-type="string">
            <text:p>13584.0</text:p>
          </table:table-cell>
          <table:table-cell office:value-type="string">
            <text:p>8466.0</text:p>
          </table:table-cell>
          <table:table-cell office:value-type="string">
            <text:p>509.0</text:p>
          </table:table-cell>
          <table:table-cell office:value-type="string">
            <text:p>3745.0</text:p>
          </table:table-cell>
          <table:table-cell office:value-type="string">
            <text:p>149098</text:p>
          </table:table-cell>
          <table:table-cell office:value-type="string">
            <text:p>106930.0</text:p>
          </table:table-cell>
          <table:table-cell office:value-type="string">
            <text:p>1.61733</text:p>
          </table:table-cell>
          <table:table-cell office:value-type="string">
            <text:p>1474072.0</text:p>
          </table:table-cell>
          <table:table-cell office:value-type="string">
            <text:p>1446790.0</text:p>
          </table:table-cell>
          <table:table-cell office:value-type="string">
            <text:p>1449277.234891</text:p>
          </table:table-cell>
          <table:table-cell office:value-type="string">
            <text:p>332008.080757</text:p>
          </table:table-cell>
          <table:table-cell office:value-type="string">
            <text:p>1293832.234891</text:p>
          </table:table-cell>
          <table:table-cell office:value-type="string">
            <text:p>1273162.234891</text:p>
          </table:table-cell>
          <table:table-cell office:value-type="string">
            <text:p>1725164.040613</text:p>
          </table:table-cell>
        </table:table-row>
        <table:table-row>
          <table:table-cell office:value-type="string">
            <text:p>d24</text:p>
          </table:table-cell>
          <table:table-cell office:value-type="string">
            <text:p>3727.0</text:p>
          </table:table-cell>
          <table:table-cell office:value-type="string">
            <text:p>7966.0</text:p>
          </table:table-cell>
          <table:table-cell office:value-type="string">
            <text:p>6395.0</text:p>
          </table:table-cell>
          <table:table-cell office:value-type="string">
            <text:p>1673.0</text:p>
          </table:table-cell>
          <table:table-cell office:value-type="string">
            <text:p>8534.0</text:p>
          </table:table-cell>
          <table:table-cell office:value-type="string">
            <text:p>13540.0</text:p>
          </table:table-cell>
          <table:table-cell office:value-type="string">
            <text:p>10621.0</text:p>
          </table:table-cell>
          <table:table-cell office:value-type="string">
            <text:p>2678.0</text:p>
          </table:table-cell>
          <table:table-cell office:value-type="string">
            <text:p>13862.0</text:p>
          </table:table-cell>
          <table:table-cell office:value-type="string">
            <text:p>9188.0</text:p>
          </table:table-cell>
          <table:table-cell office:value-type="string">
            <text:p>8280.0</text:p>
          </table:table-cell>
          <table:table-cell office:value-type="string">
            <text:p>4492.0</text:p>
          </table:table-cell>
          <table:table-cell office:value-type="string">
            <text:p>14113.0</text:p>
          </table:table-cell>
          <table:table-cell office:value-type="string">
            <text:p>2033.0</text:p>
          </table:table-cell>
          <table:table-cell office:value-type="string">
            <text:p>4701.0</text:p>
          </table:table-cell>
          <table:table-cell office:value-type="string">
            <text:p>5536.0</text:p>
          </table:table-cell>
          <table:table-cell office:value-type="string">
            <text:p>2011.0</text:p>
          </table:table-cell>
          <table:table-cell office:value-type="string">
            <text:p>4263.0</text:p>
          </table:table-cell>
          <table:table-cell office:value-type="string">
            <text:p>2920.0</text:p>
          </table:table-cell>
          <table:table-cell office:value-type="string">
            <text:p>13215.0</text:p>
          </table:table-cell>
          <table:table-cell office:value-type="string">
            <text:p>3358.0</text:p>
          </table:table-cell>
          <table:table-cell office:value-type="string">
            <text:p>12931.0</text:p>
          </table:table-cell>
          <table:table-cell office:value-type="string">
            <text:p>11271.0</text:p>
          </table:table-cell>
          <table:table-cell office:value-type="string">
            <text:p>3803.0</text:p>
          </table:table-cell>
          <table:table-cell office:value-type="string">
            <text:p>11953.0</text:p>
          </table:table-cell>
          <table:table-cell office:value-type="string">
            <text:p>24149.0</text:p>
          </table:table-cell>
          <table:table-cell office:value-type="string">
            <text:p>11705.0</text:p>
          </table:table-cell>
          <table:table-cell office:value-type="string">
            <text:p>16917.0</text:p>
          </table:table-cell>
          <table:table-cell office:value-type="string">
            <text:p>11412.0</text:p>
          </table:table-cell>
          <table:table-cell office:value-type="string">
            <text:p>1166.0</text:p>
          </table:table-cell>
          <table:table-cell office:value-type="string">
            <text:p>5877.0</text:p>
          </table:table-cell>
          <table:table-cell office:value-type="string">
            <text:p>156217</text:p>
          </table:table-cell>
          <table:table-cell office:value-type="string">
            <text:p>96992.8</text:p>
          </table:table-cell>
          <table:table-cell office:value-type="string">
            <text:p>2.43572</text:p>
          </table:table-cell>
          <table:table-cell office:value-type="string">
            <text:p>1266385.0</text:p>
          </table:table-cell>
          <table:table-cell office:value-type="string">
            <text:p>1244713.0</text:p>
          </table:table-cell>
          <table:table-cell office:value-type="string">
            <text:p>1244961.62795</text:p>
          </table:table-cell>
          <table:table-cell office:value-type="string">
            <text:p>505476.213222</text:p>
          </table:table-cell>
          <table:table-cell office:value-type="string">
            <text:p>1115998.62795</text:p>
          </table:table-cell>
          <table:table-cell office:value-type="string">
            <text:p>1099016.62795</text:p>
          </table:table-cell>
          <table:table-cell office:value-type="string">
            <text:p>1810914.35419</text:p>
          </table:table-cell>
        </table:table-row>
        <table:table-row>
          <table:table-cell office:value-type="string">
            <text:p>d25</text:p>
          </table:table-cell>
          <table:table-cell office:value-type="string">
            <text:p>2488.0</text:p>
          </table:table-cell>
          <table:table-cell office:value-type="string">
            <text:p>7515.0</text:p>
          </table:table-cell>
          <table:table-cell office:value-type="string">
            <text:p>3561.0</text:p>
          </table:table-cell>
          <table:table-cell office:value-type="string">
            <text:p>1520.0</text:p>
          </table:table-cell>
          <table:table-cell office:value-type="string">
            <text:p>7374.0</text:p>
          </table:table-cell>
          <table:table-cell office:value-type="string">
            <text:p>11555.0</text:p>
          </table:table-cell>
          <table:table-cell office:value-type="string">
            <text:p>10881.0</text:p>
          </table:table-cell>
          <table:table-cell office:value-type="string">
            <text:p>2693.0</text:p>
          </table:table-cell>
          <table:table-cell office:value-type="string">
            <text:p>10626.0</text:p>
          </table:table-cell>
          <table:table-cell office:value-type="string">
            <text:p>8658.0</text:p>
          </table:table-cell>
          <table:table-cell office:value-type="string">
            <text:p>5493.0</text:p>
          </table:table-cell>
          <table:table-cell office:value-type="string">
            <text:p>4034.0</text:p>
          </table:table-cell>
          <table:table-cell office:value-type="string">
            <text:p>12260.0</text:p>
          </table:table-cell>
          <table:table-cell office:value-type="string">
            <text:p>2166.0</text:p>
          </table:table-cell>
          <table:table-cell office:value-type="string">
            <text:p>3465.0</text:p>
          </table:table-cell>
          <table:table-cell office:value-type="string">
            <text:p>3836.0</text:p>
          </table:table-cell>
          <table:table-cell office:value-type="string">
            <text:p>2123.0</text:p>
          </table:table-cell>
          <table:table-cell office:value-type="string">
            <text:p>4527.0</text:p>
          </table:table-cell>
          <table:table-cell office:value-type="string">
            <text:p>1919.0</text:p>
          </table:table-cell>
          <table:table-cell office:value-type="string">
            <text:p>8706.0</text:p>
          </table:table-cell>
          <table:table-cell office:value-type="string">
            <text:p>3331.0</text:p>
          </table:table-cell>
          <table:table-cell office:value-type="string">
            <text:p>12462.0</text:p>
          </table:table-cell>
          <table:table-cell office:value-type="string">
            <text:p>9529.0</text:p>
          </table:table-cell>
          <table:table-cell office:value-type="string">
            <text:p>3343.0</text:p>
          </table:table-cell>
          <table:table-cell office:value-type="string">
            <text:p>9079.0</text:p>
          </table:table-cell>
          <table:table-cell office:value-type="string">
            <text:p>18446.0</text:p>
          </table:table-cell>
          <table:table-cell office:value-type="string">
            <text:p>10071.0</text:p>
          </table:table-cell>
          <table:table-cell office:value-type="string">
            <text:p>15287.0</text:p>
          </table:table-cell>
          <table:table-cell office:value-type="string">
            <text:p>9807.0</text:p>
          </table:table-cell>
          <table:table-cell office:value-type="string">
            <text:p>1040.0</text:p>
          </table:table-cell>
          <table:table-cell office:value-type="string">
            <text:p>5440.0</text:p>
          </table:table-cell>
          <table:table-cell office:value-type="string">
            <text:p>134223</text:p>
          </table:table-cell>
          <table:table-cell office:value-type="string">
            <text:p>83609.9</text:p>
          </table:table-cell>
          <table:table-cell office:value-type="string">
            <text:p>2.38606</text:p>
          </table:table-cell>
          <table:table-cell office:value-type="string">
            <text:p>1073760.0</text:p>
          </table:table-cell>
          <table:table-cell office:value-type="string">
            <text:p>1051529.0</text:p>
          </table:table-cell>
          <table:table-cell office:value-type="string">
            <text:p>1051212.726772</text:p>
          </table:table-cell>
          <table:table-cell office:value-type="string">
            <text:p>426751.328468</text:p>
          </table:table-cell>
          <table:table-cell office:value-type="string">
            <text:p>943928.726772</text:p>
          </table:table-cell>
          <table:table-cell office:value-type="string">
            <text:p>925047.726772</text:p>
          </table:table-cell>
          <table:table-cell office:value-type="string">
            <text:p>1394614.866562</text:p>
          </table:table-cell>
        </table:table-row>
        <table:table-row>
          <table:table-cell office:value-type="string">
            <text:p>d26</text:p>
          </table:table-cell>
          <table:table-cell office:value-type="string">
            <text:p>1524.0</text:p>
          </table:table-cell>
          <table:table-cell office:value-type="string">
            <text:p>3860.0</text:p>
          </table:table-cell>
          <table:table-cell office:value-type="string">
            <text:p>2485.0</text:p>
          </table:table-cell>
          <table:table-cell office:value-type="string">
            <text:p>2060.0</text:p>
          </table:table-cell>
          <table:table-cell office:value-type="string">
            <text:p>5242.0</text:p>
          </table:table-cell>
          <table:table-cell office:value-type="string">
            <text:p>7676.0</text:p>
          </table:table-cell>
          <table:table-cell office:value-type="string">
            <text:p>9181.0</text:p>
          </table:table-cell>
          <table:table-cell office:value-type="string">
            <text:p>1445.0</text:p>
          </table:table-cell>
          <table:table-cell office:value-type="string">
            <text:p>7996.0</text:p>
          </table:table-cell>
          <table:table-cell office:value-type="string">
            <text:p>6833.0</text:p>
          </table:table-cell>
          <table:table-cell office:value-type="string">
            <text:p>3149.0</text:p>
          </table:table-cell>
          <table:table-cell office:value-type="string">
            <text:p>3023.0</text:p>
          </table:table-cell>
          <table:table-cell office:value-type="string">
            <text:p>7598.0</text:p>
          </table:table-cell>
          <table:table-cell office:value-type="string">
            <text:p>1903.0</text:p>
          </table:table-cell>
          <table:table-cell office:value-type="string">
            <text:p>1865.0</text:p>
          </table:table-cell>
          <table:table-cell office:value-type="string">
            <text:p>2453.0</text:p>
          </table:table-cell>
          <table:table-cell office:value-type="string">
            <text:p>1566.0</text:p>
          </table:table-cell>
          <table:table-cell office:value-type="string">
            <text:p>2636.0</text:p>
          </table:table-cell>
          <table:table-cell office:value-type="string">
            <text:p>1058.0</text:p>
          </table:table-cell>
          <table:table-cell office:value-type="string">
            <text:p>7529.0</text:p>
          </table:table-cell>
          <table:table-cell office:value-type="string">
            <text:p>1198.0</text:p>
          </table:table-cell>
          <table:table-cell office:value-type="string">
            <text:p>8567.0</text:p>
          </table:table-cell>
          <table:table-cell office:value-type="string">
            <text:p>4405.0</text:p>
          </table:table-cell>
          <table:table-cell office:value-type="string">
            <text:p>2394.0</text:p>
          </table:table-cell>
          <table:table-cell office:value-type="string">
            <text:p>10302.0</text:p>
          </table:table-cell>
          <table:table-cell office:value-type="string">
            <text:p>16682.0</text:p>
          </table:table-cell>
          <table:table-cell office:value-type="string">
            <text:p>7520.0</text:p>
          </table:table-cell>
          <table:table-cell office:value-type="string">
            <text:p>9602.0</text:p>
          </table:table-cell>
          <table:table-cell office:value-type="string">
            <text:p>6104.0</text:p>
          </table:table-cell>
          <table:table-cell office:value-type="string">
            <text:p>509.0</text:p>
          </table:table-cell>
          <table:table-cell office:value-type="string">
            <text:p>2192.0</text:p>
          </table:table-cell>
          <table:table-cell office:value-type="string">
            <text:p>135683</text:p>
          </table:table-cell>
          <table:table-cell office:value-type="string">
            <text:p>99394.1</text:p>
          </table:table-cell>
          <table:table-cell office:value-type="string">
            <text:p>1.5711</text:p>
          </table:table-cell>
          <table:table-cell office:value-type="string">
            <text:p>1466898.0</text:p>
          </table:table-cell>
          <table:table-cell office:value-type="string">
            <text:p>1439825.0</text:p>
          </table:table-cell>
          <table:table-cell office:value-type="string">
            <text:p>1442388.825665</text:p>
          </table:table-cell>
          <table:table-cell office:value-type="string">
            <text:p>291285.01322</text:p>
          </table:table-cell>
          <table:table-cell office:value-type="string">
            <text:p>1317647.825665</text:p>
          </table:table-cell>
          <table:table-cell office:value-type="string">
            <text:p>1295080.825665</text:p>
          </table:table-cell>
          <table:table-cell office:value-type="string">
            <text:p>1758180.70476</text:p>
          </table:table-cell>
        </table:table-row>
        <table:table-row>
          <table:table-cell office:value-type="string">
            <text:p>d27</text:p>
          </table:table-cell>
          <table:table-cell office:value-type="string">
            <text:p>3362.0</text:p>
          </table:table-cell>
          <table:table-cell office:value-type="string">
            <text:p>6974.0</text:p>
          </table:table-cell>
          <table:table-cell office:value-type="string">
            <text:p>4955.0</text:p>
          </table:table-cell>
          <table:table-cell office:value-type="string">
            <text:p>2220.0</text:p>
          </table:table-cell>
          <table:table-cell office:value-type="string">
            <text:p>8527.0</text:p>
          </table:table-cell>
          <table:table-cell office:value-type="string">
            <text:p>11021.0</text:p>
          </table:table-cell>
          <table:table-cell office:value-type="string">
            <text:p>11221.0</text:p>
          </table:table-cell>
          <table:table-cell office:value-type="string">
            <text:p>2342.0</text:p>
          </table:table-cell>
          <table:table-cell office:value-type="string">
            <text:p>12882.0</text:p>
          </table:table-cell>
          <table:table-cell office:value-type="string">
            <text:p>8547.0</text:p>
          </table:table-cell>
          <table:table-cell office:value-type="string">
            <text:p>6833.0</text:p>
          </table:table-cell>
          <table:table-cell office:value-type="string">
            <text:p>4580.0</text:p>
          </table:table-cell>
          <table:table-cell office:value-type="string">
            <text:p>11837.0</text:p>
          </table:table-cell>
          <table:table-cell office:value-type="string">
            <text:p>2297.0</text:p>
          </table:table-cell>
          <table:table-cell office:value-type="string">
            <text:p>3570.0</text:p>
          </table:table-cell>
          <table:table-cell office:value-type="string">
            <text:p>4791.0</text:p>
          </table:table-cell>
          <table:table-cell office:value-type="string">
            <text:p>2130.0</text:p>
          </table:table-cell>
          <table:table-cell office:value-type="string">
            <text:p>5093.0</text:p>
          </table:table-cell>
          <table:table-cell office:value-type="string">
            <text:p>1566.0</text:p>
          </table:table-cell>
          <table:table-cell office:value-type="string">
            <text:p>11617.0</text:p>
          </table:table-cell>
          <table:table-cell office:value-type="string">
            <text:p>3912.0</text:p>
          </table:table-cell>
          <table:table-cell office:value-type="string">
            <text:p>13357.0</text:p>
          </table:table-cell>
          <table:table-cell office:value-type="string">
            <text:p>8469.0</text:p>
          </table:table-cell>
          <table:table-cell office:value-type="string">
            <text:p>3522.0</text:p>
          </table:table-cell>
          <table:table-cell office:value-type="string">
            <text:p>11341.0</text:p>
          </table:table-cell>
          <table:table-cell office:value-type="string">
            <text:p>22590.0</text:p>
          </table:table-cell>
          <table:table-cell office:value-type="string">
            <text:p>8893.0</text:p>
          </table:table-cell>
          <table:table-cell office:value-type="string">
            <text:p>18509.0</text:p>
          </table:table-cell>
          <table:table-cell office:value-type="string">
            <text:p>9289.0</text:p>
          </table:table-cell>
          <table:table-cell office:value-type="string">
            <text:p>1461.0</text:p>
          </table:table-cell>
          <table:table-cell office:value-type="string">
            <text:p>6747.0</text:p>
          </table:table-cell>
          <table:table-cell office:value-type="string">
            <text:p>143207</text:p>
          </table:table-cell>
          <table:table-cell office:value-type="string">
            <text:p>87729.7</text:p>
          </table:table-cell>
          <table:table-cell office:value-type="string">
            <text:p>2.45823</text:p>
          </table:table-cell>
          <table:table-cell office:value-type="string">
            <text:p>1194167.0</text:p>
          </table:table-cell>
          <table:table-cell office:value-type="string">
            <text:p>1181995.0</text:p>
          </table:table-cell>
          <table:table-cell office:value-type="string">
            <text:p>1182298.732157</text:p>
          </table:table-cell>
          <table:table-cell office:value-type="string">
            <text:p>469803.37138</text:p>
          </table:table-cell>
          <table:table-cell office:value-type="string">
            <text:p>1050250.732157</text:p>
          </table:table-cell>
          <table:table-cell office:value-type="string">
            <text:p>1041869.732157</text:p>
          </table:table-cell>
          <table:table-cell office:value-type="string">
            <text:p>1619767.188621</text:p>
          </table:table-cell>
        </table:table-row>
        <table:table-row>
          <table:table-cell office:value-type="string">
            <text:p>d28</text:p>
          </table:table-cell>
          <table:table-cell office:value-type="string">
            <text:p>2718.0</text:p>
          </table:table-cell>
          <table:table-cell office:value-type="string">
            <text:p>6896.0</text:p>
          </table:table-cell>
          <table:table-cell office:value-type="string">
            <text:p>4749.0</text:p>
          </table:table-cell>
          <table:table-cell office:value-type="string">
            <text:p>1648.0</text:p>
          </table:table-cell>
          <table:table-cell office:value-type="string">
            <text:p>8490.0</text:p>
          </table:table-cell>
          <table:table-cell office:value-type="string">
            <text:p>13427.0</text:p>
          </table:table-cell>
          <table:table-cell office:value-type="string">
            <text:p>12543.0</text:p>
          </table:table-cell>
          <table:table-cell office:value-type="string">
            <text:p>2837.0</text:p>
          </table:table-cell>
          <table:table-cell office:value-type="string">
            <text:p>12266.0</text:p>
          </table:table-cell>
          <table:table-cell office:value-type="string">
            <text:p>8707.0</text:p>
          </table:table-cell>
          <table:table-cell office:value-type="string">
            <text:p>5319.0</text:p>
          </table:table-cell>
          <table:table-cell office:value-type="string">
            <text:p>4447.0</text:p>
          </table:table-cell>
          <table:table-cell office:value-type="string">
            <text:p>12953.0</text:p>
          </table:table-cell>
          <table:table-cell office:value-type="string">
            <text:p>1730.0</text:p>
          </table:table-cell>
          <table:table-cell office:value-type="string">
            <text:p>4611.0</text:p>
          </table:table-cell>
          <table:table-cell office:value-type="string">
            <text:p>4640.0</text:p>
          </table:table-cell>
          <table:table-cell office:value-type="string">
            <text:p>2027.0</text:p>
          </table:table-cell>
          <table:table-cell office:value-type="string">
            <text:p>5234.0</text:p>
          </table:table-cell>
          <table:table-cell office:value-type="string">
            <text:p>2019.0</text:p>
          </table:table-cell>
          <table:table-cell office:value-type="string">
            <text:p>10426.0</text:p>
          </table:table-cell>
          <table:table-cell office:value-type="string">
            <text:p>3629.0</text:p>
          </table:table-cell>
          <table:table-cell office:value-type="string">
            <text:p>14184.0</text:p>
          </table:table-cell>
          <table:table-cell office:value-type="string">
            <text:p>10046.0</text:p>
          </table:table-cell>
          <table:table-cell office:value-type="string">
            <text:p>3276.0</text:p>
          </table:table-cell>
          <table:table-cell office:value-type="string">
            <text:p>10615.0</text:p>
          </table:table-cell>
          <table:table-cell office:value-type="string">
            <text:p>21576.0</text:p>
          </table:table-cell>
          <table:table-cell office:value-type="string">
            <text:p>12419.0</text:p>
          </table:table-cell>
          <table:table-cell office:value-type="string">
            <text:p>18081.0</text:p>
          </table:table-cell>
          <table:table-cell office:value-type="string">
            <text:p>13725.0</text:p>
          </table:table-cell>
          <table:table-cell office:value-type="string">
            <text:p>1301.0</text:p>
          </table:table-cell>
          <table:table-cell office:value-type="string">
            <text:p>6551.0</text:p>
          </table:table-cell>
          <table:table-cell office:value-type="string">
            <text:p>149676</text:p>
          </table:table-cell>
          <table:table-cell office:value-type="string">
            <text:p>90256.4</text:p>
          </table:table-cell>
          <table:table-cell office:value-type="string">
            <text:p>2.46498</text:p>
          </table:table-cell>
          <table:table-cell office:value-type="string">
            <text:p>1182422.0</text:p>
          </table:table-cell>
          <table:table-cell office:value-type="string">
            <text:p>1153100.0</text:p>
          </table:table-cell>
          <table:table-cell office:value-type="string">
            <text:p>1153103.777601</text:p>
          </table:table-cell>
          <table:table-cell office:value-type="string">
            <text:p>477796.310555</text:p>
          </table:table-cell>
          <table:table-cell office:value-type="string">
            <text:p>1019732.777601</text:p>
          </table:table-cell>
          <table:table-cell office:value-type="string">
            <text:p>996488.777601</text:p>
          </table:table-cell>
          <table:table-cell office:value-type="string">
            <text:p>1641543.379522</text:p>
          </table:table-cell>
        </table:table-row>
        <table:table-row>
          <table:table-cell office:value-type="string">
            <text:p>d29</text:p>
          </table:table-cell>
          <table:table-cell office:value-type="string">
            <text:p>3672.0</text:p>
          </table:table-cell>
          <table:table-cell office:value-type="string">
            <text:p>6324.0</text:p>
          </table:table-cell>
          <table:table-cell office:value-type="string">
            <text:p>3598.0</text:p>
          </table:table-cell>
          <table:table-cell office:value-type="string">
            <text:p>2204.0</text:p>
          </table:table-cell>
          <table:table-cell office:value-type="string">
            <text:p>7620.0</text:p>
          </table:table-cell>
          <table:table-cell office:value-type="string">
            <text:p>12571.0</text:p>
          </table:table-cell>
          <table:table-cell office:value-type="string">
            <text:p>14131.0</text:p>
          </table:table-cell>
          <table:table-cell office:value-type="string">
            <text:p>3209.0</text:p>
          </table:table-cell>
          <table:table-cell office:value-type="string">
            <text:p>11042.0</text:p>
          </table:table-cell>
          <table:table-cell office:value-type="string">
            <text:p>8891.0</text:p>
          </table:table-cell>
          <table:table-cell office:value-type="string">
            <text:p>5546.0</text:p>
          </table:table-cell>
          <table:table-cell office:value-type="string">
            <text:p>4898.0</text:p>
          </table:table-cell>
          <table:table-cell office:value-type="string">
            <text:p>17619.0</text:p>
          </table:table-cell>
          <table:table-cell office:value-type="string">
            <text:p>2330.0</text:p>
          </table:table-cell>
          <table:table-cell office:value-type="string">
            <text:p>4302.0</text:p>
          </table:table-cell>
          <table:table-cell office:value-type="string">
            <text:p>4592.0</text:p>
          </table:table-cell>
          <table:table-cell office:value-type="string">
            <text:p>2290.0</text:p>
          </table:table-cell>
          <table:table-cell office:value-type="string">
            <text:p>3513.0</text:p>
          </table:table-cell>
          <table:table-cell office:value-type="string">
            <text:p>1858.0</text:p>
          </table:table-cell>
          <table:table-cell office:value-type="string">
            <text:p>10913.0</text:p>
          </table:table-cell>
          <table:table-cell office:value-type="string">
            <text:p>3737.0</text:p>
          </table:table-cell>
          <table:table-cell office:value-type="string">
            <text:p>13806.0</text:p>
          </table:table-cell>
          <table:table-cell office:value-type="string">
            <text:p>10033.0</text:p>
          </table:table-cell>
          <table:table-cell office:value-type="string">
            <text:p>3827.0</text:p>
          </table:table-cell>
          <table:table-cell office:value-type="string">
            <text:p>10678.0</text:p>
          </table:table-cell>
          <table:table-cell office:value-type="string">
            <text:p>23109.0</text:p>
          </table:table-cell>
          <table:table-cell office:value-type="string">
            <text:p>10538.0</text:p>
          </table:table-cell>
          <table:table-cell office:value-type="string">
            <text:p>16303.0</text:p>
          </table:table-cell>
          <table:table-cell office:value-type="string">
            <text:p>9658.0</text:p>
          </table:table-cell>
          <table:table-cell office:value-type="string">
            <text:p>1092.0</text:p>
          </table:table-cell>
          <table:table-cell office:value-type="string">
            <text:p>6207.0</text:p>
          </table:table-cell>
          <table:table-cell office:value-type="string">
            <text:p>141600</text:p>
          </table:table-cell>
          <table:table-cell office:value-type="string">
            <text:p>87781.2</text:p>
          </table:table-cell>
          <table:table-cell office:value-type="string">
            <text:p>2.47725</text:p>
          </table:table-cell>
          <table:table-cell office:value-type="string">
            <text:p>1119049.0</text:p>
          </table:table-cell>
          <table:table-cell office:value-type="string">
            <text:p>1095151.0</text:p>
          </table:table-cell>
          <table:table-cell office:value-type="string">
            <text:p>1094898.608974</text:p>
          </table:table-cell>
          <table:table-cell office:value-type="string">
            <text:p>478636.87355</text:p>
          </table:table-cell>
          <table:table-cell office:value-type="string">
            <text:p>975472.608974</text:p>
          </table:table-cell>
          <table:table-cell office:value-type="string">
            <text:p>956579.608974</text:p>
          </table:table-cell>
          <table:table-cell office:value-type="string">
            <text:p>1639969.008431</text:p>
          </table:table-cell>
        </table:table-row>
        <table:table-row>
          <table:table-cell office:value-type="string">
            <text:p>d30</text:p>
          </table:table-cell>
          <table:table-cell office:value-type="string">
            <text:p>2399.0</text:p>
          </table:table-cell>
          <table:table-cell office:value-type="string">
            <text:p>4789.0</text:p>
          </table:table-cell>
          <table:table-cell office:value-type="string">
            <text:p>3186.0</text:p>
          </table:table-cell>
          <table:table-cell office:value-type="string">
            <text:p>1658.0</text:p>
          </table:table-cell>
          <table:table-cell office:value-type="string">
            <text:p>6910.0</text:p>
          </table:table-cell>
          <table:table-cell office:value-type="string">
            <text:p>11171.0</text:p>
          </table:table-cell>
          <table:table-cell office:value-type="string">
            <text:p>9309.0</text:p>
          </table:table-cell>
          <table:table-cell office:value-type="string">
            <text:p>2523.0</text:p>
          </table:table-cell>
          <table:table-cell office:value-type="string">
            <text:p>9086.0</text:p>
          </table:table-cell>
          <table:table-cell office:value-type="string">
            <text:p>7401.0</text:p>
          </table:table-cell>
          <table:table-cell office:value-type="string">
            <text:p>5272.0</text:p>
          </table:table-cell>
          <table:table-cell office:value-type="string">
            <text:p>3648.0</text:p>
          </table:table-cell>
          <table:table-cell office:value-type="string">
            <text:p>11084.0</text:p>
          </table:table-cell>
          <table:table-cell office:value-type="string">
            <text:p>1918.0</text:p>
          </table:table-cell>
          <table:table-cell office:value-type="string">
            <text:p>4002.0</text:p>
          </table:table-cell>
          <table:table-cell office:value-type="string">
            <text:p>2974.0</text:p>
          </table:table-cell>
          <table:table-cell office:value-type="string">
            <text:p>1821.0</text:p>
          </table:table-cell>
          <table:table-cell office:value-type="string">
            <text:p>2504.0</text:p>
          </table:table-cell>
          <table:table-cell office:value-type="string">
            <text:p>1622.0</text:p>
          </table:table-cell>
          <table:table-cell office:value-type="string">
            <text:p>10398.0</text:p>
          </table:table-cell>
          <table:table-cell office:value-type="string">
            <text:p>2920.0</text:p>
          </table:table-cell>
          <table:table-cell office:value-type="string">
            <text:p>11771.0</text:p>
          </table:table-cell>
          <table:table-cell office:value-type="string">
            <text:p>8848.0</text:p>
          </table:table-cell>
          <table:table-cell office:value-type="string">
            <text:p>2553.0</text:p>
          </table:table-cell>
          <table:table-cell office:value-type="string">
            <text:p>9343.0</text:p>
          </table:table-cell>
          <table:table-cell office:value-type="string">
            <text:p>21517.0</text:p>
          </table:table-cell>
          <table:table-cell office:value-type="string">
            <text:p>9231.0</text:p>
          </table:table-cell>
          <table:table-cell office:value-type="string">
            <text:p>13889.0</text:p>
          </table:table-cell>
          <table:table-cell office:value-type="string">
            <text:p>8199.0</text:p>
          </table:table-cell>
          <table:table-cell office:value-type="string">
            <text:p>1125.0</text:p>
          </table:table-cell>
          <table:table-cell office:value-type="string">
            <text:p>5909.0</text:p>
          </table:table-cell>
          <table:table-cell office:value-type="string">
            <text:p>125896</text:p>
          </table:table-cell>
          <table:table-cell office:value-type="string">
            <text:p>75531.7</text:p>
          </table:table-cell>
          <table:table-cell office:value-type="string">
            <text:p>2.43682</text:p>
          </table:table-cell>
          <table:table-cell office:value-type="string">
            <text:p>998617.0</text:p>
          </table:table-cell>
          <table:table-cell office:value-type="string">
            <text:p>975218.0</text:p>
          </table:table-cell>
          <table:table-cell office:value-type="string">
            <text:p>975274.203001</text:p>
          </table:table-cell>
          <table:table-cell office:value-type="string">
            <text:p>400646.609539</text:p>
          </table:table-cell>
          <table:table-cell office:value-type="string">
            <text:p>863073.203001</text:p>
          </table:table-cell>
          <table:table-cell office:value-type="string">
            <text:p>843442.203001</text:p>
          </table:table-cell>
          <table:table-cell office:value-type="string">
            <text:p>1414622.39607</text:p>
          </table:table-cell>
        </table:table-row>
        <table:table-row>
          <table:table-cell office:value-type="string">
            <text:p>d31</text:p>
          </table:table-cell>
          <table:table-cell office:value-type="string">
            <text:p>2753.0</text:p>
          </table:table-cell>
          <table:table-cell office:value-type="string">
            <text:p>6260.0</text:p>
          </table:table-cell>
          <table:table-cell office:value-type="string">
            <text:p>3731.0</text:p>
          </table:table-cell>
          <table:table-cell office:value-type="string">
            <text:p>2058.0</text:p>
          </table:table-cell>
          <table:table-cell office:value-type="string">
            <text:p>8204.0</text:p>
          </table:table-cell>
          <table:table-cell office:value-type="string">
            <text:p>11962.0</text:p>
          </table:table-cell>
          <table:table-cell office:value-type="string">
            <text:p>11930.0</text:p>
          </table:table-cell>
          <table:table-cell office:value-type="string">
            <text:p>2321.0</text:p>
          </table:table-cell>
          <table:table-cell office:value-type="string">
            <text:p>11801.0</text:p>
          </table:table-cell>
          <table:table-cell office:value-type="string">
            <text:p>8136.0</text:p>
          </table:table-cell>
          <table:table-cell office:value-type="string">
            <text:p>6123.0</text:p>
          </table:table-cell>
          <table:table-cell office:value-type="string">
            <text:p>4140.0</text:p>
          </table:table-cell>
          <table:table-cell office:value-type="string">
            <text:p>11757.0</text:p>
          </table:table-cell>
          <table:table-cell office:value-type="string">
            <text:p>2102.0</text:p>
          </table:table-cell>
          <table:table-cell office:value-type="string">
            <text:p>4151.0</text:p>
          </table:table-cell>
          <table:table-cell office:value-type="string">
            <text:p>3370.0</text:p>
          </table:table-cell>
          <table:table-cell office:value-type="string">
            <text:p>1776.0</text:p>
          </table:table-cell>
          <table:table-cell office:value-type="string">
            <text:p>4231.0</text:p>
          </table:table-cell>
          <table:table-cell office:value-type="string">
            <text:p>2210.0</text:p>
          </table:table-cell>
          <table:table-cell office:value-type="string">
            <text:p>10427.0</text:p>
          </table:table-cell>
          <table:table-cell office:value-type="string">
            <text:p>2885.0</text:p>
          </table:table-cell>
          <table:table-cell office:value-type="string">
            <text:p>13334.0</text:p>
          </table:table-cell>
          <table:table-cell office:value-type="string">
            <text:p>9697.0</text:p>
          </table:table-cell>
          <table:table-cell office:value-type="string">
            <text:p>3013.0</text:p>
          </table:table-cell>
          <table:table-cell office:value-type="string">
            <text:p>9748.0</text:p>
          </table:table-cell>
          <table:table-cell office:value-type="string">
            <text:p>24070.0</text:p>
          </table:table-cell>
          <table:table-cell office:value-type="string">
            <text:p>10768.0</text:p>
          </table:table-cell>
          <table:table-cell office:value-type="string">
            <text:p>16152.0</text:p>
          </table:table-cell>
          <table:table-cell office:value-type="string">
            <text:p>9992.0</text:p>
          </table:table-cell>
          <table:table-cell office:value-type="string">
            <text:p>1380.0</text:p>
          </table:table-cell>
          <table:table-cell office:value-type="string">
            <text:p>5877.0</text:p>
          </table:table-cell>
          <table:table-cell office:value-type="string">
            <text:p>119051</text:p>
          </table:table-cell>
          <table:table-cell office:value-type="string">
            <text:p>77600.9</text:p>
          </table:table-cell>
          <table:table-cell office:value-type="string">
            <text:p>2.59822</text:p>
          </table:table-cell>
          <table:table-cell office:value-type="string">
            <text:p>1027785.0</text:p>
          </table:table-cell>
          <table:table-cell office:value-type="string">
            <text:p>1010725.0</text:p>
          </table:table-cell>
          <table:table-cell office:value-type="string">
            <text:p>1010428.06372</text:p>
          </table:table-cell>
          <table:table-cell office:value-type="string">
            <text:p>454232.017904</text:p>
          </table:table-cell>
          <table:table-cell office:value-type="string">
            <text:p>899143.06372</text:p>
          </table:table-cell>
          <table:table-cell office:value-type="string">
            <text:p>885476.06372</text:p>
          </table:table-cell>
          <table:table-cell office:value-type="string">
            <text:p>1368672.265381</text:p>
          </table:table-cell>
        </table:table-row>
        <table:table-row>
          <table:table-cell office:value-type="string">
            <text:p>d32</text:p>
          </table:table-cell>
          <table:table-cell office:value-type="string">
            <text:p>2994.0</text:p>
          </table:table-cell>
          <table:table-cell office:value-type="string">
            <text:p>5569.0</text:p>
          </table:table-cell>
          <table:table-cell office:value-type="string">
            <text:p>4421.0</text:p>
          </table:table-cell>
          <table:table-cell office:value-type="string">
            <text:p>2157.0</text:p>
          </table:table-cell>
          <table:table-cell office:value-type="string">
            <text:p>7483.0</text:p>
          </table:table-cell>
          <table:table-cell office:value-type="string">
            <text:p>12164.0</text:p>
          </table:table-cell>
          <table:table-cell office:value-type="string">
            <text:p>11097.0</text:p>
          </table:table-cell>
          <table:table-cell office:value-type="string">
            <text:p>2425.0</text:p>
          </table:table-cell>
          <table:table-cell office:value-type="string">
            <text:p>11671.0</text:p>
          </table:table-cell>
          <table:table-cell office:value-type="string">
            <text:p>7805.0</text:p>
          </table:table-cell>
          <table:table-cell office:value-type="string">
            <text:p>5661.0</text:p>
          </table:table-cell>
          <table:table-cell office:value-type="string">
            <text:p>4171.0</text:p>
          </table:table-cell>
          <table:table-cell office:value-type="string">
            <text:p>12721.0</text:p>
          </table:table-cell>
          <table:table-cell office:value-type="string">
            <text:p>1853.0</text:p>
          </table:table-cell>
          <table:table-cell office:value-type="string">
            <text:p>3518.0</text:p>
          </table:table-cell>
          <table:table-cell office:value-type="string">
            <text:p>3956.0</text:p>
          </table:table-cell>
          <table:table-cell office:value-type="string">
            <text:p>1798.0</text:p>
          </table:table-cell>
          <table:table-cell office:value-type="string">
            <text:p>5002.0</text:p>
          </table:table-cell>
          <table:table-cell office:value-type="string">
            <text:p>2145.0</text:p>
          </table:table-cell>
          <table:table-cell office:value-type="string">
            <text:p>10096.0</text:p>
          </table:table-cell>
          <table:table-cell office:value-type="string">
            <text:p>3535.0</text:p>
          </table:table-cell>
          <table:table-cell office:value-type="string">
            <text:p>11698.0</text:p>
          </table:table-cell>
          <table:table-cell office:value-type="string">
            <text:p>8982.0</text:p>
          </table:table-cell>
          <table:table-cell office:value-type="string">
            <text:p>3396.0</text:p>
          </table:table-cell>
          <table:table-cell office:value-type="string">
            <text:p>10081.0</text:p>
          </table:table-cell>
          <table:table-cell office:value-type="string">
            <text:p>22334.0</text:p>
          </table:table-cell>
          <table:table-cell office:value-type="string">
            <text:p>9197.0</text:p>
          </table:table-cell>
          <table:table-cell office:value-type="string">
            <text:p>14252.0</text:p>
          </table:table-cell>
          <table:table-cell office:value-type="string">
            <text:p>8335.0</text:p>
          </table:table-cell>
          <table:table-cell office:value-type="string">
            <text:p>772.0</text:p>
          </table:table-cell>
          <table:table-cell office:value-type="string">
            <text:p>5680.0</text:p>
          </table:table-cell>
          <table:table-cell office:value-type="string">
            <text:p>149817</text:p>
          </table:table-cell>
          <table:table-cell office:value-type="string">
            <text:p>87721.0</text:p>
          </table:table-cell>
          <table:table-cell office:value-type="string">
            <text:p>2.33477</text:p>
          </table:table-cell>
          <table:table-cell office:value-type="string">
            <text:p>1117304.0</text:p>
          </table:table-cell>
          <table:table-cell office:value-type="string">
            <text:p>1100993.0</text:p>
          </table:table-cell>
          <table:table-cell office:value-type="string">
            <text:p>1101993.286662</text:p>
          </table:table-cell>
          <table:table-cell office:value-type="string">
            <text:p>431728.176041</text:p>
          </table:table-cell>
          <table:table-cell office:value-type="string">
            <text:p>987194.286662</text:p>
          </table:table-cell>
          <table:table-cell office:value-type="string">
            <text:p>974345.286662</text:p>
          </table:table-cell>
          <table:table-cell office:value-type="string">
            <text:p>1462383.529751</text:p>
          </table:table-cell>
        </table:table-row>
        <table:table-row>
          <table:table-cell office:value-type="string">
            <text:p>d33</text:p>
          </table:table-cell>
          <table:table-cell office:value-type="string">
            <text:p>2457.0</text:p>
          </table:table-cell>
          <table:table-cell office:value-type="string">
            <text:p>7681.0</text:p>
          </table:table-cell>
          <table:table-cell office:value-type="string">
            <text:p>3872.0</text:p>
          </table:table-cell>
          <table:table-cell office:value-type="string">
            <text:p>1755.0</text:p>
          </table:table-cell>
          <table:table-cell office:value-type="string">
            <text:p>6595.0</text:p>
          </table:table-cell>
          <table:table-cell office:value-type="string">
            <text:p>12147.0</text:p>
          </table:table-cell>
          <table:table-cell office:value-type="string">
            <text:p>9098.0</text:p>
          </table:table-cell>
          <table:table-cell office:value-type="string">
            <text:p>2591.0</text:p>
          </table:table-cell>
          <table:table-cell office:value-type="string">
            <text:p>10189.0</text:p>
          </table:table-cell>
          <table:table-cell office:value-type="string">
            <text:p>7186.0</text:p>
          </table:table-cell>
          <table:table-cell office:value-type="string">
            <text:p>6589.0</text:p>
          </table:table-cell>
          <table:table-cell office:value-type="string">
            <text:p>4553.0</text:p>
          </table:table-cell>
          <table:table-cell office:value-type="string">
            <text:p>12166.0</text:p>
          </table:table-cell>
          <table:table-cell office:value-type="string">
            <text:p>1583.0</text:p>
          </table:table-cell>
          <table:table-cell office:value-type="string">
            <text:p>4141.0</text:p>
          </table:table-cell>
          <table:table-cell office:value-type="string">
            <text:p>3677.0</text:p>
          </table:table-cell>
          <table:table-cell office:value-type="string">
            <text:p>1462.0</text:p>
          </table:table-cell>
          <table:table-cell office:value-type="string">
            <text:p>4153.0</text:p>
          </table:table-cell>
          <table:table-cell office:value-type="string">
            <text:p>2577.0</text:p>
          </table:table-cell>
          <table:table-cell office:value-type="string">
            <text:p>8808.0</text:p>
          </table:table-cell>
          <table:table-cell office:value-type="string">
            <text:p>2713.0</text:p>
          </table:table-cell>
          <table:table-cell office:value-type="string">
            <text:p>12429.0</text:p>
          </table:table-cell>
          <table:table-cell office:value-type="string">
            <text:p>8951.0</text:p>
          </table:table-cell>
          <table:table-cell office:value-type="string">
            <text:p>3389.0</text:p>
          </table:table-cell>
          <table:table-cell office:value-type="string">
            <text:p>9346.0</text:p>
          </table:table-cell>
          <table:table-cell office:value-type="string">
            <text:p>22475.0</text:p>
          </table:table-cell>
          <table:table-cell office:value-type="string">
            <text:p>10198.0</text:p>
          </table:table-cell>
          <table:table-cell office:value-type="string">
            <text:p>15546.0</text:p>
          </table:table-cell>
          <table:table-cell office:value-type="string">
            <text:p>9053.0</text:p>
          </table:table-cell>
          <table:table-cell office:value-type="string">
            <text:p>894.0</text:p>
          </table:table-cell>
          <table:table-cell office:value-type="string">
            <text:p>6279.0</text:p>
          </table:table-cell>
          <table:table-cell office:value-type="string">
            <text:p>138491</text:p>
          </table:table-cell>
          <table:table-cell office:value-type="string">
            <text:p>84125.7</text:p>
          </table:table-cell>
          <table:table-cell office:value-type="string">
            <text:p>2.2762</text:p>
          </table:table-cell>
          <table:table-cell office:value-type="string">
            <text:p>1065930.0</text:p>
          </table:table-cell>
          <table:table-cell office:value-type="string">
            <text:p>1026885.0</text:p>
          </table:table-cell>
          <table:table-cell office:value-type="string">
            <text:p>1026292.401434</text:p>
          </table:table-cell>
          <table:table-cell office:value-type="string">
            <text:p>421082.268623</text:p>
          </table:table-cell>
          <table:table-cell office:value-type="string">
            <text:p>945082.401434</text:p>
          </table:table-cell>
          <table:table-cell office:value-type="string">
            <text:p>911259.401434</text:p>
          </table:table-cell>
          <table:table-cell office:value-type="string">
            <text:p>1440111.160892</text:p>
          </table:table-cell>
        </table:table-row>
        <table:table-row>
          <table:table-cell office:value-type="string">
            <text:p>d35</text:p>
          </table:table-cell>
          <table:table-cell office:value-type="string">
            <text:p>2343.0</text:p>
          </table:table-cell>
          <table:table-cell office:value-type="string">
            <text:p>4949.0</text:p>
          </table:table-cell>
          <table:table-cell office:value-type="string">
            <text:p>4919.0</text:p>
          </table:table-cell>
          <table:table-cell office:value-type="string">
            <text:p>1581.0</text:p>
          </table:table-cell>
          <table:table-cell office:value-type="string">
            <text:p>6772.0</text:p>
          </table:table-cell>
          <table:table-cell office:value-type="string">
            <text:p>10693.0</text:p>
          </table:table-cell>
          <table:table-cell office:value-type="string">
            <text:p>11737.0</text:p>
          </table:table-cell>
          <table:table-cell office:value-type="string">
            <text:p>2880.0</text:p>
          </table:table-cell>
          <table:table-cell office:value-type="string">
            <text:p>12045.0</text:p>
          </table:table-cell>
          <table:table-cell office:value-type="string">
            <text:p>7985.0</text:p>
          </table:table-cell>
          <table:table-cell office:value-type="string">
            <text:p>7729.0</text:p>
          </table:table-cell>
          <table:table-cell office:value-type="string">
            <text:p>4314.0</text:p>
          </table:table-cell>
          <table:table-cell office:value-type="string">
            <text:p>14124.0</text:p>
          </table:table-cell>
          <table:table-cell office:value-type="string">
            <text:p>2487.0</text:p>
          </table:table-cell>
          <table:table-cell office:value-type="string">
            <text:p>3840.0</text:p>
          </table:table-cell>
          <table:table-cell office:value-type="string">
            <text:p>3145.0</text:p>
          </table:table-cell>
          <table:table-cell office:value-type="string">
            <text:p>1956.0</text:p>
          </table:table-cell>
          <table:table-cell office:value-type="string">
            <text:p>3985.0</text:p>
          </table:table-cell>
          <table:table-cell office:value-type="string">
            <text:p>3028.0</text:p>
          </table:table-cell>
          <table:table-cell office:value-type="string">
            <text:p>9507.0</text:p>
          </table:table-cell>
          <table:table-cell office:value-type="string">
            <text:p>2612.0</text:p>
          </table:table-cell>
          <table:table-cell office:value-type="string">
            <text:p>11842.0</text:p>
          </table:table-cell>
          <table:table-cell office:value-type="string">
            <text:p>8771.0</text:p>
          </table:table-cell>
          <table:table-cell office:value-type="string">
            <text:p>2602.0</text:p>
          </table:table-cell>
          <table:table-cell office:value-type="string">
            <text:p>9541.0</text:p>
          </table:table-cell>
          <table:table-cell office:value-type="string">
            <text:p>21301.0</text:p>
          </table:table-cell>
          <table:table-cell office:value-type="string">
            <text:p>9338.0</text:p>
          </table:table-cell>
          <table:table-cell office:value-type="string">
            <text:p>13996.0</text:p>
          </table:table-cell>
          <table:table-cell office:value-type="string">
            <text:p>7983.0</text:p>
          </table:table-cell>
          <table:table-cell office:value-type="string">
            <text:p>858.0</text:p>
          </table:table-cell>
          <table:table-cell office:value-type="string">
            <text:p>5412.0</text:p>
          </table:table-cell>
          <table:table-cell office:value-type="string">
            <text:p>120985</text:p>
          </table:table-cell>
          <table:table-cell office:value-type="string">
            <text:p>76829.5</text:p>
          </table:table-cell>
          <table:table-cell office:value-type="string">
            <text:p>2.49433</text:p>
          </table:table-cell>
          <table:table-cell office:value-type="string">
            <text:p>1040731.0</text:p>
          </table:table-cell>
          <table:table-cell office:value-type="string">
            <text:p>1023569.0</text:p>
          </table:table-cell>
          <table:table-cell office:value-type="string">
            <text:p>1023294.116977</text:p>
          </table:table-cell>
          <table:table-cell office:value-type="string">
            <text:p>427442.841542</text:p>
          </table:table-cell>
          <table:table-cell office:value-type="string">
            <text:p>909514.116977</text:p>
          </table:table-cell>
          <table:table-cell office:value-type="string">
            <text:p>896300.116977</text:p>
          </table:table-cell>
          <table:table-cell office:value-type="string">
            <text:p>1396826.953446</text:p>
          </table:table-cell>
        </table:table-row>
        <table:table-row>
          <table:table-cell office:value-type="string">
            <text:p>d36</text:p>
          </table:table-cell>
          <table:table-cell office:value-type="string">
            <text:p>2957.0</text:p>
          </table:table-cell>
          <table:table-cell office:value-type="string">
            <text:p>5251.0</text:p>
          </table:table-cell>
          <table:table-cell office:value-type="string">
            <text:p>4459.0</text:p>
          </table:table-cell>
          <table:table-cell office:value-type="string">
            <text:p>1006.0</text:p>
          </table:table-cell>
          <table:table-cell office:value-type="string">
            <text:p>8073.0</text:p>
          </table:table-cell>
          <table:table-cell office:value-type="string">
            <text:p>11765.0</text:p>
          </table:table-cell>
          <table:table-cell office:value-type="string">
            <text:p>10699.0</text:p>
          </table:table-cell>
          <table:table-cell office:value-type="string">
            <text:p>2660.0</text:p>
          </table:table-cell>
          <table:table-cell office:value-type="string">
            <text:p>11665.0</text:p>
          </table:table-cell>
          <table:table-cell office:value-type="string">
            <text:p>7789.0</text:p>
          </table:table-cell>
          <table:table-cell office:value-type="string">
            <text:p>5547.0</text:p>
          </table:table-cell>
          <table:table-cell office:value-type="string">
            <text:p>5155.0</text:p>
          </table:table-cell>
          <table:table-cell office:value-type="string">
            <text:p>11702.0</text:p>
          </table:table-cell>
          <table:table-cell office:value-type="string">
            <text:p>1818.0</text:p>
          </table:table-cell>
          <table:table-cell office:value-type="string">
            <text:p>3596.0</text:p>
          </table:table-cell>
          <table:table-cell office:value-type="string">
            <text:p>4233.0</text:p>
          </table:table-cell>
          <table:table-cell office:value-type="string">
            <text:p>1794.0</text:p>
          </table:table-cell>
          <table:table-cell office:value-type="string">
            <text:p>4436.0</text:p>
          </table:table-cell>
          <table:table-cell office:value-type="string">
            <text:p>1696.0</text:p>
          </table:table-cell>
          <table:table-cell office:value-type="string">
            <text:p>7622.0</text:p>
          </table:table-cell>
          <table:table-cell office:value-type="string">
            <text:p>3229.0</text:p>
          </table:table-cell>
          <table:table-cell office:value-type="string">
            <text:p>10080.0</text:p>
          </table:table-cell>
          <table:table-cell office:value-type="string">
            <text:p>7601.0</text:p>
          </table:table-cell>
          <table:table-cell office:value-type="string">
            <text:p>2562.0</text:p>
          </table:table-cell>
          <table:table-cell office:value-type="string">
            <text:p>9426.0</text:p>
          </table:table-cell>
          <table:table-cell office:value-type="string">
            <text:p>20903.0</text:p>
          </table:table-cell>
          <table:table-cell office:value-type="string">
            <text:p>9155.0</text:p>
          </table:table-cell>
          <table:table-cell office:value-type="string">
            <text:p>14260.0</text:p>
          </table:table-cell>
          <table:table-cell office:value-type="string">
            <text:p>7992.0</text:p>
          </table:table-cell>
          <table:table-cell office:value-type="string">
            <text:p>927.0</text:p>
          </table:table-cell>
          <table:table-cell office:value-type="string">
            <text:p>5472.0</text:p>
          </table:table-cell>
          <table:table-cell office:value-type="string">
            <text:p>120135</text:p>
          </table:table-cell>
          <table:table-cell office:value-type="string">
            <text:p>77036.2</text:p>
          </table:table-cell>
          <table:table-cell office:value-type="string">
            <text:p>2.42707</text:p>
          </table:table-cell>
          <table:table-cell office:value-type="string">
            <text:p>1001411.0</text:p>
          </table:table-cell>
          <table:table-cell office:value-type="string">
            <text:p>968496.0</text:p>
          </table:table-cell>
          <table:table-cell office:value-type="string">
            <text:p>967788.41878</text:p>
          </table:table-cell>
          <table:table-cell office:value-type="string">
            <text:p>414289.09343</text:p>
          </table:table-cell>
          <table:table-cell office:value-type="string">
            <text:p>872418.41878</text:p>
          </table:table-cell>
          <table:table-cell office:value-type="string">
            <text:p>843603.41878</text:p>
          </table:table-cell>
          <table:table-cell office:value-type="string">
            <text:p>1357872.258206</text:p>
          </table:table-cell>
        </table:table-row>
        <table:table-row>
          <table:table-cell office:value-type="string">
            <text:p>d37</text:p>
          </table:table-cell>
          <table:table-cell office:value-type="string">
            <text:p>3475.0</text:p>
          </table:table-cell>
          <table:table-cell office:value-type="string">
            <text:p>6370.0</text:p>
          </table:table-cell>
          <table:table-cell office:value-type="string">
            <text:p>3403.0</text:p>
          </table:table-cell>
          <table:table-cell office:value-type="string">
            <text:p>1647.0</text:p>
          </table:table-cell>
          <table:table-cell office:value-type="string">
            <text:p>7342.0</text:p>
          </table:table-cell>
          <table:table-cell office:value-type="string">
            <text:p>12454.0</text:p>
          </table:table-cell>
          <table:table-cell office:value-type="string">
            <text:p>12927.0</text:p>
          </table:table-cell>
          <table:table-cell office:value-type="string">
            <text:p>2555.0</text:p>
          </table:table-cell>
          <table:table-cell office:value-type="string">
            <text:p>12428.0</text:p>
          </table:table-cell>
          <table:table-cell office:value-type="string">
            <text:p>7385.0</text:p>
          </table:table-cell>
          <table:table-cell office:value-type="string">
            <text:p>6028.0</text:p>
          </table:table-cell>
          <table:table-cell office:value-type="string">
            <text:p>5061.0</text:p>
          </table:table-cell>
          <table:table-cell office:value-type="string">
            <text:p>12550.0</text:p>
          </table:table-cell>
          <table:table-cell office:value-type="string">
            <text:p>2151.0</text:p>
          </table:table-cell>
          <table:table-cell office:value-type="string">
            <text:p>4104.0</text:p>
          </table:table-cell>
          <table:table-cell office:value-type="string">
            <text:p>4152.0</text:p>
          </table:table-cell>
          <table:table-cell office:value-type="string">
            <text:p>1650.0</text:p>
          </table:table-cell>
          <table:table-cell office:value-type="string">
            <text:p>3715.0</text:p>
          </table:table-cell>
          <table:table-cell office:value-type="string">
            <text:p>1680.0</text:p>
          </table:table-cell>
          <table:table-cell office:value-type="string">
            <text:p>11026.0</text:p>
          </table:table-cell>
          <table:table-cell office:value-type="string">
            <text:p>3750.0</text:p>
          </table:table-cell>
          <table:table-cell office:value-type="string">
            <text:p>11835.0</text:p>
          </table:table-cell>
          <table:table-cell office:value-type="string">
            <text:p>9547.0</text:p>
          </table:table-cell>
          <table:table-cell office:value-type="string">
            <text:p>4025.0</text:p>
          </table:table-cell>
          <table:table-cell office:value-type="string">
            <text:p>9381.0</text:p>
          </table:table-cell>
          <table:table-cell office:value-type="string">
            <text:p>18221.0</text:p>
          </table:table-cell>
          <table:table-cell office:value-type="string">
            <text:p>10965.0</text:p>
          </table:table-cell>
          <table:table-cell office:value-type="string">
            <text:p>14675.0</text:p>
          </table:table-cell>
          <table:table-cell office:value-type="string">
            <text:p>7707.0</text:p>
          </table:table-cell>
          <table:table-cell office:value-type="string">
            <text:p>1007.0</text:p>
          </table:table-cell>
          <table:table-cell office:value-type="string">
            <text:p>6112.0</text:p>
          </table:table-cell>
          <table:table-cell office:value-type="string">
            <text:p>145668</text:p>
          </table:table-cell>
          <table:table-cell office:value-type="string">
            <text:p>91747.0</text:p>
          </table:table-cell>
          <table:table-cell office:value-type="string">
            <text:p>2.24794</text:p>
          </table:table-cell>
          <table:table-cell office:value-type="string">
            <text:p>1071552.0</text:p>
          </table:table-cell>
          <table:table-cell office:value-type="string">
            <text:p>1042536.0</text:p>
          </table:table-cell>
          <table:table-cell office:value-type="string">
            <text:p>1042289.993408</text:p>
          </table:table-cell>
          <table:table-cell office:value-type="string">
            <text:p>440622.229783</text:p>
          </table:table-cell>
          <table:table-cell office:value-type="string">
            <text:p>947207.993408</text:p>
          </table:table-cell>
          <table:table-cell office:value-type="string">
            <text:p>923394.993408</text:p>
          </table:table-cell>
          <table:table-cell office:value-type="string">
            <text:p>1523771.485476</text:p>
          </table:table-cell>
        </table:table-row>
        <table:table-row>
          <table:table-cell office:value-type="string">
            <text:p>d40</text:p>
          </table:table-cell>
          <table:table-cell office:value-type="string">
            <text:p>2054.0</text:p>
          </table:table-cell>
          <table:table-cell office:value-type="string">
            <text:p>5399.0</text:p>
          </table:table-cell>
          <table:table-cell office:value-type="string">
            <text:p>3887.0</text:p>
          </table:table-cell>
          <table:table-cell office:value-type="string">
            <text:p>1911.0</text:p>
          </table:table-cell>
          <table:table-cell office:value-type="string">
            <text:p>8114.0</text:p>
          </table:table-cell>
          <table:table-cell office:value-type="string">
            <text:p>12178.0</text:p>
          </table:table-cell>
          <table:table-cell office:value-type="string">
            <text:p>14211.0</text:p>
          </table:table-cell>
          <table:table-cell office:value-type="string">
            <text:p>2479.0</text:p>
          </table:table-cell>
          <table:table-cell office:value-type="string">
            <text:p>11720.0</text:p>
          </table:table-cell>
          <table:table-cell office:value-type="string">
            <text:p>9230.0</text:p>
          </table:table-cell>
          <table:table-cell office:value-type="string">
            <text:p>6519.0</text:p>
          </table:table-cell>
          <table:table-cell office:value-type="string">
            <text:p>3574.0</text:p>
          </table:table-cell>
          <table:table-cell office:value-type="string">
            <text:p>11114.0</text:p>
          </table:table-cell>
          <table:table-cell office:value-type="string">
            <text:p>2262.0</text:p>
          </table:table-cell>
          <table:table-cell office:value-type="string">
            <text:p>4114.0</text:p>
          </table:table-cell>
          <table:table-cell office:value-type="string">
            <text:p>3571.0</text:p>
          </table:table-cell>
          <table:table-cell office:value-type="string">
            <text:p>1874.0</text:p>
          </table:table-cell>
          <table:table-cell office:value-type="string">
            <text:p>3838.0</text:p>
          </table:table-cell>
          <table:table-cell office:value-type="string">
            <text:p>1786.0</text:p>
          </table:table-cell>
          <table:table-cell office:value-type="string">
            <text:p>9365.0</text:p>
          </table:table-cell>
          <table:table-cell office:value-type="string">
            <text:p>1909.0</text:p>
          </table:table-cell>
          <table:table-cell office:value-type="string">
            <text:p>11555.0</text:p>
          </table:table-cell>
          <table:table-cell office:value-type="string">
            <text:p>7675.0</text:p>
          </table:table-cell>
          <table:table-cell office:value-type="string">
            <text:p>3396.0</text:p>
          </table:table-cell>
          <table:table-cell office:value-type="string">
            <text:p>8699.0</text:p>
          </table:table-cell>
          <table:table-cell office:value-type="string">
            <text:p>20023.0</text:p>
          </table:table-cell>
          <table:table-cell office:value-type="string">
            <text:p>8468.0</text:p>
          </table:table-cell>
          <table:table-cell office:value-type="string">
            <text:p>13933.0</text:p>
          </table:table-cell>
          <table:table-cell office:value-type="string">
            <text:p>8309.0</text:p>
          </table:table-cell>
          <table:table-cell office:value-type="string">
            <text:p>1019.0</text:p>
          </table:table-cell>
          <table:table-cell office:value-type="string">
            <text:p>5408.0</text:p>
          </table:table-cell>
          <table:table-cell office:value-type="string">
            <text:p>128333</text:p>
          </table:table-cell>
          <table:table-cell office:value-type="string">
            <text:p>77972.1</text:p>
          </table:table-cell>
          <table:table-cell office:value-type="string">
            <text:p>2.47435</text:p>
          </table:table-cell>
          <table:table-cell office:value-type="string">
            <text:p>989637.0</text:p>
          </table:table-cell>
          <table:table-cell office:value-type="string">
            <text:p>938197.0</text:p>
          </table:table-cell>
          <table:table-cell office:value-type="string">
            <text:p>935348.571112</text:p>
          </table:table-cell>
          <table:table-cell office:value-type="string">
            <text:p>419801.581826</text:p>
          </table:table-cell>
          <table:table-cell office:value-type="string">
            <text:p>867312.571112</text:p>
          </table:table-cell>
          <table:table-cell office:value-type="string">
            <text:p>821639.571112</text:p>
          </table:table-cell>
          <table:table-cell office:value-type="string">
            <text:p>1366667.584623</text:p>
          </table:table-cell>
        </table:table-row>
        <table:table-row>
          <table:table-cell office:value-type="string">
            <text:p>d41</text:p>
          </table:table-cell>
          <table:table-cell office:value-type="string">
            <text:p>2708.0</text:p>
          </table:table-cell>
          <table:table-cell office:value-type="string">
            <text:p>7597.0</text:p>
          </table:table-cell>
          <table:table-cell office:value-type="string">
            <text:p>3699.0</text:p>
          </table:table-cell>
          <table:table-cell office:value-type="string">
            <text:p>1750.0</text:p>
          </table:table-cell>
          <table:table-cell office:value-type="string">
            <text:p>8911.0</text:p>
          </table:table-cell>
          <table:table-cell office:value-type="string">
            <text:p>11806.0</text:p>
          </table:table-cell>
          <table:table-cell office:value-type="string">
            <text:p>10259.0</text:p>
          </table:table-cell>
          <table:table-cell office:value-type="string">
            <text:p>2833.0</text:p>
          </table:table-cell>
          <table:table-cell office:value-type="string">
            <text:p>13140.0</text:p>
          </table:table-cell>
          <table:table-cell office:value-type="string">
            <text:p>8618.0</text:p>
          </table:table-cell>
          <table:table-cell office:value-type="string">
            <text:p>6006.0</text:p>
          </table:table-cell>
          <table:table-cell office:value-type="string">
            <text:p>3190.0</text:p>
          </table:table-cell>
          <table:table-cell office:value-type="string">
            <text:p>10007.0</text:p>
          </table:table-cell>
          <table:table-cell office:value-type="string">
            <text:p>1711.0</text:p>
          </table:table-cell>
          <table:table-cell office:value-type="string">
            <text:p>4097.0</text:p>
          </table:table-cell>
          <table:table-cell office:value-type="string">
            <text:p>3385.0</text:p>
          </table:table-cell>
          <table:table-cell office:value-type="string">
            <text:p>1693.0</text:p>
          </table:table-cell>
          <table:table-cell office:value-type="string">
            <text:p>3426.0</text:p>
          </table:table-cell>
          <table:table-cell office:value-type="string">
            <text:p>1985.0</text:p>
          </table:table-cell>
          <table:table-cell office:value-type="string">
            <text:p>9664.0</text:p>
          </table:table-cell>
          <table:table-cell office:value-type="string">
            <text:p>2928.0</text:p>
          </table:table-cell>
          <table:table-cell office:value-type="string">
            <text:p>12980.0</text:p>
          </table:table-cell>
          <table:table-cell office:value-type="string">
            <text:p>10082.0</text:p>
          </table:table-cell>
          <table:table-cell office:value-type="string">
            <text:p>3302.0</text:p>
          </table:table-cell>
          <table:table-cell office:value-type="string">
            <text:p>11853.0</text:p>
          </table:table-cell>
          <table:table-cell office:value-type="string">
            <text:p>20470.0</text:p>
          </table:table-cell>
          <table:table-cell office:value-type="string">
            <text:p>10631.0</text:p>
          </table:table-cell>
          <table:table-cell office:value-type="string">
            <text:p>17079.0</text:p>
          </table:table-cell>
          <table:table-cell office:value-type="string">
            <text:p>12724.0</text:p>
          </table:table-cell>
          <table:table-cell office:value-type="string">
            <text:p>1217.0</text:p>
          </table:table-cell>
          <table:table-cell office:value-type="string">
            <text:p>5676.0</text:p>
          </table:table-cell>
          <table:table-cell office:value-type="string">
            <text:p>145856</text:p>
          </table:table-cell>
          <table:table-cell office:value-type="string">
            <text:p>86580.4</text:p>
          </table:table-cell>
          <table:table-cell office:value-type="string">
            <text:p>2.41525</text:p>
          </table:table-cell>
          <table:table-cell office:value-type="string">
            <text:p>1064438.0</text:p>
          </table:table-cell>
          <table:table-cell office:value-type="string">
            <text:p>1032073.0</text:p>
          </table:table-cell>
          <table:table-cell office:value-type="string">
            <text:p>1030992.621853</text:p>
          </table:table-cell>
          <table:table-cell office:value-type="string">
            <text:p>445516.03934</text:p>
          </table:table-cell>
          <table:table-cell office:value-type="string">
            <text:p>920003.621853</text:p>
          </table:table-cell>
          <table:table-cell office:value-type="string">
            <text:p>891691.621853</text:p>
          </table:table-cell>
          <table:table-cell office:value-type="string">
            <text:p>1514827.135695</text:p>
          </table:table-cell>
        </table:table-row>
        <table:table-row>
          <table:table-cell office:value-type="string">
            <text:p>d42</text:p>
          </table:table-cell>
          <table:table-cell office:value-type="string">
            <text:p>2980.0</text:p>
          </table:table-cell>
          <table:table-cell office:value-type="string">
            <text:p>6959.0</text:p>
          </table:table-cell>
          <table:table-cell office:value-type="string">
            <text:p>3516.0</text:p>
          </table:table-cell>
          <table:table-cell office:value-type="string">
            <text:p>2480.0</text:p>
          </table:table-cell>
          <table:table-cell office:value-type="string">
            <text:p>7697.0</text:p>
          </table:table-cell>
          <table:table-cell office:value-type="string">
            <text:p>10101.0</text:p>
          </table:table-cell>
          <table:table-cell office:value-type="string">
            <text:p>10907.0</text:p>
          </table:table-cell>
          <table:table-cell office:value-type="string">
            <text:p>1905.0</text:p>
          </table:table-cell>
          <table:table-cell office:value-type="string">
            <text:p>8204.0</text:p>
          </table:table-cell>
          <table:table-cell office:value-type="string">
            <text:p>7256.0</text:p>
          </table:table-cell>
          <table:table-cell office:value-type="string">
            <text:p>6354.0</text:p>
          </table:table-cell>
          <table:table-cell office:value-type="string">
            <text:p>4305.0</text:p>
          </table:table-cell>
          <table:table-cell office:value-type="string">
            <text:p>10832.0</text:p>
          </table:table-cell>
          <table:table-cell office:value-type="string">
            <text:p>2372.0</text:p>
          </table:table-cell>
          <table:table-cell office:value-type="string">
            <text:p>4234.0</text:p>
          </table:table-cell>
          <table:table-cell office:value-type="string">
            <text:p>3779.0</text:p>
          </table:table-cell>
          <table:table-cell office:value-type="string">
            <text:p>1910.0</text:p>
          </table:table-cell>
          <table:table-cell office:value-type="string">
            <text:p>4036.0</text:p>
          </table:table-cell>
          <table:table-cell office:value-type="string">
            <text:p>1659.0</text:p>
          </table:table-cell>
          <table:table-cell office:value-type="string">
            <text:p>9083.0</text:p>
          </table:table-cell>
          <table:table-cell office:value-type="string">
            <text:p>3616.0</text:p>
          </table:table-cell>
          <table:table-cell office:value-type="string">
            <text:p>9713.0</text:p>
          </table:table-cell>
          <table:table-cell office:value-type="string">
            <text:p>9208.0</text:p>
          </table:table-cell>
          <table:table-cell office:value-type="string">
            <text:p>3126.0</text:p>
          </table:table-cell>
          <table:table-cell office:value-type="string">
            <text:p>11142.0</text:p>
          </table:table-cell>
          <table:table-cell office:value-type="string">
            <text:p>21689.0</text:p>
          </table:table-cell>
          <table:table-cell office:value-type="string">
            <text:p>12288.0</text:p>
          </table:table-cell>
          <table:table-cell office:value-type="string">
            <text:p>14673.0</text:p>
          </table:table-cell>
          <table:table-cell office:value-type="string">
            <text:p>8368.0</text:p>
          </table:table-cell>
          <table:table-cell office:value-type="string">
            <text:p>942.0</text:p>
          </table:table-cell>
          <table:table-cell office:value-type="string">
            <text:p>5742.0</text:p>
          </table:table-cell>
          <table:table-cell office:value-type="string">
            <text:p>149086</text:p>
          </table:table-cell>
          <table:table-cell office:value-type="string">
            <text:p>86116.0</text:p>
          </table:table-cell>
          <table:table-cell office:value-type="string">
            <text:p>2.39797</text:p>
          </table:table-cell>
          <table:table-cell office:value-type="string">
            <text:p>1022364.0</text:p>
          </table:table-cell>
          <table:table-cell office:value-type="string">
            <text:p>1007432.0</text:p>
          </table:table-cell>
          <table:table-cell office:value-type="string">
            <text:p>1007824.593192</text:p>
          </table:table-cell>
          <table:table-cell office:value-type="string">
            <text:p>411081.591894</text:p>
          </table:table-cell>
          <table:table-cell office:value-type="string">
            <text:p>889848.593192</text:p>
          </table:table-cell>
          <table:table-cell office:value-type="string">
            <text:p>878338.593192</text:p>
          </table:table-cell>
          <table:table-cell office:value-type="string">
            <text:p>1444556.85642</text:p>
          </table:table-cell>
        </table:table-row>
        <table:table-row>
          <table:table-cell office:value-type="string">
            <text:p>d43</text:p>
          </table:table-cell>
          <table:table-cell office:value-type="string">
            <text:p>2724.0</text:p>
          </table:table-cell>
          <table:table-cell office:value-type="string">
            <text:p>6492.0</text:p>
          </table:table-cell>
          <table:table-cell office:value-type="string">
            <text:p>4022.0</text:p>
          </table:table-cell>
          <table:table-cell office:value-type="string">
            <text:p>1781.0</text:p>
          </table:table-cell>
          <table:table-cell office:value-type="string">
            <text:p>6393.0</text:p>
          </table:table-cell>
          <table:table-cell office:value-type="string">
            <text:p>10721.0</text:p>
          </table:table-cell>
          <table:table-cell office:value-type="string">
            <text:p>10730.0</text:p>
          </table:table-cell>
          <table:table-cell office:value-type="string">
            <text:p>3041.0</text:p>
          </table:table-cell>
          <table:table-cell office:value-type="string">
            <text:p>11114.0</text:p>
          </table:table-cell>
          <table:table-cell office:value-type="string">
            <text:p>9625.0</text:p>
          </table:table-cell>
          <table:table-cell office:value-type="string">
            <text:p>5723.0</text:p>
          </table:table-cell>
          <table:table-cell office:value-type="string">
            <text:p>4968.0</text:p>
          </table:table-cell>
          <table:table-cell office:value-type="string">
            <text:p>8343.0</text:p>
          </table:table-cell>
          <table:table-cell office:value-type="string">
            <text:p>1831.0</text:p>
          </table:table-cell>
          <table:table-cell office:value-type="string">
            <text:p>3492.0</text:p>
          </table:table-cell>
          <table:table-cell office:value-type="string">
            <text:p>4042.0</text:p>
          </table:table-cell>
          <table:table-cell office:value-type="string">
            <text:p>1807.0</text:p>
          </table:table-cell>
          <table:table-cell office:value-type="string">
            <text:p>3441.0</text:p>
          </table:table-cell>
          <table:table-cell office:value-type="string">
            <text:p>2158.0</text:p>
          </table:table-cell>
          <table:table-cell office:value-type="string">
            <text:p>11823.0</text:p>
          </table:table-cell>
          <table:table-cell office:value-type="string">
            <text:p>2549.0</text:p>
          </table:table-cell>
          <table:table-cell office:value-type="string">
            <text:p>13004.0</text:p>
          </table:table-cell>
          <table:table-cell office:value-type="string">
            <text:p>9418.0</text:p>
          </table:table-cell>
          <table:table-cell office:value-type="string">
            <text:p>2903.0</text:p>
          </table:table-cell>
          <table:table-cell office:value-type="string">
            <text:p>9419.0</text:p>
          </table:table-cell>
          <table:table-cell office:value-type="string">
            <text:p>22580.0</text:p>
          </table:table-cell>
          <table:table-cell office:value-type="string">
            <text:p>9931.0</text:p>
          </table:table-cell>
          <table:table-cell office:value-type="string">
            <text:p>16476.0</text:p>
          </table:table-cell>
          <table:table-cell office:value-type="string">
            <text:p>10886.0</text:p>
          </table:table-cell>
          <table:table-cell office:value-type="string">
            <text:p>2402.0</text:p>
          </table:table-cell>
          <table:table-cell office:value-type="string">
            <text:p>5807.0</text:p>
          </table:table-cell>
          <table:table-cell office:value-type="string">
            <text:p>121762</text:p>
          </table:table-cell>
          <table:table-cell office:value-type="string">
            <text:p>78989.2</text:p>
          </table:table-cell>
          <table:table-cell office:value-type="string">
            <text:p>2.54795</text:p>
          </table:table-cell>
          <table:table-cell office:value-type="string">
            <text:p>1032179.0</text:p>
          </table:table-cell>
          <table:table-cell office:value-type="string">
            <text:p>1006120.0</text:p>
          </table:table-cell>
          <table:table-cell office:value-type="string">
            <text:p>1004340.284767</text:p>
          </table:table-cell>
          <table:table-cell office:value-type="string">
            <text:p>437231.805603</text:p>
          </table:table-cell>
          <table:table-cell office:value-type="string">
            <text:p>915128.284767</text:p>
          </table:table-cell>
          <table:table-cell office:value-type="string">
            <text:p>892646.284767</text:p>
          </table:table-cell>
          <table:table-cell office:value-type="string">
            <text:p>1485811.833367</text:p>
          </table:table-cell>
        </table:table-row>
        <table:table-row>
          <table:table-cell office:value-type="string">
            <text:p>d44</text:p>
          </table:table-cell>
          <table:table-cell office:value-type="string">
            <text:p>1852.0</text:p>
          </table:table-cell>
          <table:table-cell office:value-type="string">
            <text:p>6594.0</text:p>
          </table:table-cell>
          <table:table-cell office:value-type="string">
            <text:p>2872.0</text:p>
          </table:table-cell>
          <table:table-cell office:value-type="string">
            <text:p>2059.0</text:p>
          </table:table-cell>
          <table:table-cell office:value-type="string">
            <text:p>4570.0</text:p>
          </table:table-cell>
          <table:table-cell office:value-type="string">
            <text:p>7209.0</text:p>
          </table:table-cell>
          <table:table-cell office:value-type="string">
            <text:p>6449.0</text:p>
          </table:table-cell>
          <table:table-cell office:value-type="string">
            <text:p>1911.0</text:p>
          </table:table-cell>
          <table:table-cell office:value-type="string">
            <text:p>7068.0</text:p>
          </table:table-cell>
          <table:table-cell office:value-type="string">
            <text:p>5950.0</text:p>
          </table:table-cell>
          <table:table-cell office:value-type="string">
            <text:p>4398.0</text:p>
          </table:table-cell>
          <table:table-cell office:value-type="string">
            <text:p>2550.0</text:p>
          </table:table-cell>
          <table:table-cell office:value-type="string">
            <text:p>6133.0</text:p>
          </table:table-cell>
          <table:table-cell office:value-type="string">
            <text:p>2008.0</text:p>
          </table:table-cell>
          <table:table-cell office:value-type="string">
            <text:p>2710.0</text:p>
          </table:table-cell>
          <table:table-cell office:value-type="string">
            <text:p>1644.0</text:p>
          </table:table-cell>
          <table:table-cell office:value-type="string">
            <text:p>1269.0</text:p>
          </table:table-cell>
          <table:table-cell office:value-type="string">
            <text:p>3125.0</text:p>
          </table:table-cell>
          <table:table-cell office:value-type="string">
            <text:p>2257.0</text:p>
          </table:table-cell>
          <table:table-cell office:value-type="string">
            <text:p>10482.0</text:p>
          </table:table-cell>
          <table:table-cell office:value-type="string">
            <text:p>1482.0</text:p>
          </table:table-cell>
          <table:table-cell office:value-type="string">
            <text:p>8542.0</text:p>
          </table:table-cell>
          <table:table-cell office:value-type="string">
            <text:p>4320.0</text:p>
          </table:table-cell>
          <table:table-cell office:value-type="string">
            <text:p>1451.0</text:p>
          </table:table-cell>
          <table:table-cell office:value-type="string">
            <text:p>10404.0</text:p>
          </table:table-cell>
          <table:table-cell office:value-type="string">
            <text:p>18426.0</text:p>
          </table:table-cell>
          <table:table-cell office:value-type="string">
            <text:p>12156.0</text:p>
          </table:table-cell>
          <table:table-cell office:value-type="string">
            <text:p>10791.0</text:p>
          </table:table-cell>
          <table:table-cell office:value-type="string">
            <text:p>6105.0</text:p>
          </table:table-cell>
          <table:table-cell office:value-type="string">
            <text:p>396.0</text:p>
          </table:table-cell>
          <table:table-cell office:value-type="string">
            <text:p>2520.0</text:p>
          </table:table-cell>
          <table:table-cell office:value-type="string">
            <text:p>120486</text:p>
          </table:table-cell>
          <table:table-cell office:value-type="string">
            <text:p>84323.8</text:p>
          </table:table-cell>
          <table:table-cell office:value-type="string">
            <text:p>1.83938</text:p>
          </table:table-cell>
          <table:table-cell office:value-type="string">
            <text:p>1428483.0</text:p>
          </table:table-cell>
          <table:table-cell office:value-type="string">
            <text:p>1400435.0</text:p>
          </table:table-cell>
          <table:table-cell office:value-type="string">
            <text:p>1403924.59489</text:p>
          </table:table-cell>
          <table:table-cell office:value-type="string">
            <text:p>325969.870277</text:p>
          </table:table-cell>
          <table:table-cell office:value-type="string">
            <text:p>1269038.59489</text:p>
          </table:table-cell>
          <table:table-cell office:value-type="string">
            <text:p>1246607.59489</text:p>
          </table:table-cell>
          <table:table-cell office:value-type="string">
            <text:p>1765081.493925</text:p>
          </table:table-cell>
        </table:table-row>
        <table:table-row>
          <table:table-cell office:value-type="string">
            <text:p>d45</text:p>
          </table:table-cell>
          <table:table-cell office:value-type="string">
            <text:p>2029.0</text:p>
          </table:table-cell>
          <table:table-cell office:value-type="string">
            <text:p>5230.0</text:p>
          </table:table-cell>
          <table:table-cell office:value-type="string">
            <text:p>1614.0</text:p>
          </table:table-cell>
          <table:table-cell office:value-type="string">
            <text:p>1321.0</text:p>
          </table:table-cell>
          <table:table-cell office:value-type="string">
            <text:p>3817.0</text:p>
          </table:table-cell>
          <table:table-cell office:value-type="string">
            <text:p>6841.0</text:p>
          </table:table-cell>
          <table:table-cell office:value-type="string">
            <text:p>7686.0</text:p>
          </table:table-cell>
          <table:table-cell office:value-type="string">
            <text:p>1604.0</text:p>
          </table:table-cell>
          <table:table-cell office:value-type="string">
            <text:p>7865.0</text:p>
          </table:table-cell>
          <table:table-cell office:value-type="string">
            <text:p>5695.0</text:p>
          </table:table-cell>
          <table:table-cell office:value-type="string">
            <text:p>3363.0</text:p>
          </table:table-cell>
          <table:table-cell office:value-type="string">
            <text:p>2338.0</text:p>
          </table:table-cell>
          <table:table-cell office:value-type="string">
            <text:p>5526.0</text:p>
          </table:table-cell>
          <table:table-cell office:value-type="string">
            <text:p>1749.0</text:p>
          </table:table-cell>
          <table:table-cell office:value-type="string">
            <text:p>2946.0</text:p>
          </table:table-cell>
          <table:table-cell office:value-type="string">
            <text:p>2907.0</text:p>
          </table:table-cell>
          <table:table-cell office:value-type="string">
            <text:p>1524.0</text:p>
          </table:table-cell>
          <table:table-cell office:value-type="string">
            <text:p>2468.0</text:p>
          </table:table-cell>
          <table:table-cell office:value-type="string">
            <text:p>848.0</text:p>
          </table:table-cell>
          <table:table-cell office:value-type="string">
            <text:p>9366.0</text:p>
          </table:table-cell>
          <table:table-cell office:value-type="string">
            <text:p>1893.0</text:p>
          </table:table-cell>
          <table:table-cell office:value-type="string">
            <text:p>10062.0</text:p>
          </table:table-cell>
          <table:table-cell office:value-type="string">
            <text:p>4405.0</text:p>
          </table:table-cell>
          <table:table-cell office:value-type="string">
            <text:p>1854.0</text:p>
          </table:table-cell>
          <table:table-cell office:value-type="string">
            <text:p>12385.0</text:p>
          </table:table-cell>
          <table:table-cell office:value-type="string">
            <text:p>21824.0</text:p>
          </table:table-cell>
          <table:table-cell office:value-type="string">
            <text:p>9098.0</text:p>
          </table:table-cell>
          <table:table-cell office:value-type="string">
            <text:p>9517.0</text:p>
          </table:table-cell>
          <table:table-cell office:value-type="string">
            <text:p>5669.0</text:p>
          </table:table-cell>
          <table:table-cell office:value-type="string">
            <text:p>568.0</text:p>
          </table:table-cell>
          <table:table-cell office:value-type="string">
            <text:p>2001.0</text:p>
          </table:table-cell>
          <table:table-cell office:value-type="string">
            <text:p>123967</text:p>
          </table:table-cell>
          <table:table-cell office:value-type="string">
            <text:p>87680.5</text:p>
          </table:table-cell>
          <table:table-cell office:value-type="string">
            <text:p>1.77187</text:p>
          </table:table-cell>
          <table:table-cell office:value-type="string">
            <text:p>1315042.0</text:p>
          </table:table-cell>
          <table:table-cell office:value-type="string">
            <text:p>1279664.0</text:p>
          </table:table-cell>
          <table:table-cell office:value-type="string">
            <text:p>1283999.858723</text:p>
          </table:table-cell>
          <table:table-cell office:value-type="string">
            <text:p>322293.218095</text:p>
          </table:table-cell>
          <table:table-cell office:value-type="string">
            <text:p>1213079.858723</text:p>
          </table:table-cell>
          <table:table-cell office:value-type="string">
            <text:p>1182822.858723</text:p>
          </table:table-cell>
          <table:table-cell office:value-type="string">
            <text:p>1530537.617721</text:p>
          </table:table-cell>
        </table:table-row>
        <table:table-row>
          <table:table-cell office:value-type="string">
            <text:p>d46</text:p>
          </table:table-cell>
          <table:table-cell office:value-type="string">
            <text:p>2161.0</text:p>
          </table:table-cell>
          <table:table-cell office:value-type="string">
            <text:p>4737.0</text:p>
          </table:table-cell>
          <table:table-cell office:value-type="string">
            <text:p>3026.0</text:p>
          </table:table-cell>
          <table:table-cell office:value-type="string">
            <text:p>1966.0</text:p>
          </table:table-cell>
          <table:table-cell office:value-type="string">
            <text:p>6652.0</text:p>
          </table:table-cell>
          <table:table-cell office:value-type="string">
            <text:p>10646.0</text:p>
          </table:table-cell>
          <table:table-cell office:value-type="string">
            <text:p>9313.0</text:p>
          </table:table-cell>
          <table:table-cell office:value-type="string">
            <text:p>1656.0</text:p>
          </table:table-cell>
          <table:table-cell office:value-type="string">
            <text:p>9084.0</text:p>
          </table:table-cell>
          <table:table-cell office:value-type="string">
            <text:p>6988.0</text:p>
          </table:table-cell>
          <table:table-cell office:value-type="string">
            <text:p>3377.0</text:p>
          </table:table-cell>
          <table:table-cell office:value-type="string">
            <text:p>3878.0</text:p>
          </table:table-cell>
          <table:table-cell office:value-type="string">
            <text:p>9252.0</text:p>
          </table:table-cell>
          <table:table-cell office:value-type="string">
            <text:p>2139.0</text:p>
          </table:table-cell>
          <table:table-cell office:value-type="string">
            <text:p>3335.0</text:p>
          </table:table-cell>
          <table:table-cell office:value-type="string">
            <text:p>3221.0</text:p>
          </table:table-cell>
          <table:table-cell office:value-type="string">
            <text:p>1926.0</text:p>
          </table:table-cell>
          <table:table-cell office:value-type="string">
            <text:p>3817.0</text:p>
          </table:table-cell>
          <table:table-cell office:value-type="string">
            <text:p>900.0</text:p>
          </table:table-cell>
          <table:table-cell office:value-type="string">
            <text:p>8877.0</text:p>
          </table:table-cell>
          <table:table-cell office:value-type="string">
            <text:p>2675.0</text:p>
          </table:table-cell>
          <table:table-cell office:value-type="string">
            <text:p>9620.0</text:p>
          </table:table-cell>
          <table:table-cell office:value-type="string">
            <text:p>7000.0</text:p>
          </table:table-cell>
          <table:table-cell office:value-type="string">
            <text:p>3007.0</text:p>
          </table:table-cell>
          <table:table-cell office:value-type="string">
            <text:p>8829.0</text:p>
          </table:table-cell>
          <table:table-cell office:value-type="string">
            <text:p>16955.0</text:p>
          </table:table-cell>
          <table:table-cell office:value-type="string">
            <text:p>7949.0</text:p>
          </table:table-cell>
          <table:table-cell office:value-type="string">
            <text:p>13410.0</text:p>
          </table:table-cell>
          <table:table-cell office:value-type="string">
            <text:p>8380.0</text:p>
          </table:table-cell>
          <table:table-cell office:value-type="string">
            <text:p>851.0</text:p>
          </table:table-cell>
          <table:table-cell office:value-type="string">
            <text:p>4996.0</text:p>
          </table:table-cell>
          <table:table-cell office:value-type="string">
            <text:p>122130</text:p>
          </table:table-cell>
          <table:table-cell office:value-type="string">
            <text:p>76627.4</text:p>
          </table:table-cell>
          <table:table-cell office:value-type="string">
            <text:p>2.19098</text:p>
          </table:table-cell>
          <table:table-cell office:value-type="string">
            <text:p>932711.0</text:p>
          </table:table-cell>
          <table:table-cell office:value-type="string">
            <text:p>871517.0</text:p>
          </table:table-cell>
          <table:table-cell office:value-type="string">
            <text:p>872385.444362</text:p>
          </table:table-cell>
          <table:table-cell office:value-type="string">
            <text:p>357599.100766</text:p>
          </table:table-cell>
          <table:table-cell office:value-type="string">
            <text:p>822431.444362</text:p>
          </table:table-cell>
          <table:table-cell office:value-type="string">
            <text:p>766963.444362</text:p>
          </table:table-cell>
          <table:table-cell office:value-type="string">
            <text:p>1433136.851786</text:p>
          </table:table-cell>
        </table:table-row>
        <table:table-row>
          <table:table-cell office:value-type="string">
            <text:p>d47</text:p>
          </table:table-cell>
          <table:table-cell office:value-type="string">
            <text:p>4104.0</text:p>
          </table:table-cell>
          <table:table-cell office:value-type="string">
            <text:p>11077.0</text:p>
          </table:table-cell>
          <table:table-cell office:value-type="string">
            <text:p>5445.0</text:p>
          </table:table-cell>
          <table:table-cell office:value-type="string">
            <text:p>2359.0</text:p>
          </table:table-cell>
          <table:table-cell office:value-type="string">
            <text:p>9809.0</text:p>
          </table:table-cell>
          <table:table-cell office:value-type="string">
            <text:p>16337.0</text:p>
          </table:table-cell>
          <table:table-cell office:value-type="string">
            <text:p>13648.0</text:p>
          </table:table-cell>
          <table:table-cell office:value-type="string">
            <text:p>2992.0</text:p>
          </table:table-cell>
          <table:table-cell office:value-type="string">
            <text:p>14991.0</text:p>
          </table:table-cell>
          <table:table-cell office:value-type="string">
            <text:p>10061.0</text:p>
          </table:table-cell>
          <table:table-cell office:value-type="string">
            <text:p>7982.0</text:p>
          </table:table-cell>
          <table:table-cell office:value-type="string">
            <text:p>5112.0</text:p>
          </table:table-cell>
          <table:table-cell office:value-type="string">
            <text:p>16168.0</text:p>
          </table:table-cell>
          <table:table-cell office:value-type="string">
            <text:p>2686.0</text:p>
          </table:table-cell>
          <table:table-cell office:value-type="string">
            <text:p>4605.0</text:p>
          </table:table-cell>
          <table:table-cell office:value-type="string">
            <text:p>6150.0</text:p>
          </table:table-cell>
          <table:table-cell office:value-type="string">
            <text:p>2317.0</text:p>
          </table:table-cell>
          <table:table-cell office:value-type="string">
            <text:p>6111.0</text:p>
          </table:table-cell>
          <table:table-cell office:value-type="string">
            <text:p>2542.0</text:p>
          </table:table-cell>
          <table:table-cell office:value-type="string">
            <text:p>12600.0</text:p>
          </table:table-cell>
          <table:table-cell office:value-type="string">
            <text:p>4683.0</text:p>
          </table:table-cell>
          <table:table-cell office:value-type="string">
            <text:p>15504.0</text:p>
          </table:table-cell>
          <table:table-cell office:value-type="string">
            <text:p>13158.0</text:p>
          </table:table-cell>
          <table:table-cell office:value-type="string">
            <text:p>4312.0</text:p>
          </table:table-cell>
          <table:table-cell office:value-type="string">
            <text:p>12600.0</text:p>
          </table:table-cell>
          <table:table-cell office:value-type="string">
            <text:p>31541.0</text:p>
          </table:table-cell>
          <table:table-cell office:value-type="string">
            <text:p>14000.0</text:p>
          </table:table-cell>
          <table:table-cell office:value-type="string">
            <text:p>20319.0</text:p>
          </table:table-cell>
          <table:table-cell office:value-type="string">
            <text:p>11295.0</text:p>
          </table:table-cell>
          <table:table-cell office:value-type="string">
            <text:p>1580.0</text:p>
          </table:table-cell>
          <table:table-cell office:value-type="string">
            <text:p>7393.0</text:p>
          </table:table-cell>
          <table:table-cell office:value-type="string">
            <text:p>153985</text:p>
          </table:table-cell>
          <table:table-cell office:value-type="string">
            <text:p>101873.0</text:p>
          </table:table-cell>
          <table:table-cell office:value-type="string">
            <text:p>2.60491</text:p>
          </table:table-cell>
          <table:table-cell office:value-type="string">
            <text:p>1305591.0</text:p>
          </table:table-cell>
          <table:table-cell office:value-type="string">
            <text:p>1286005.0</text:p>
          </table:table-cell>
          <table:table-cell office:value-type="string">
            <text:p>1285625.618942</text:p>
          </table:table-cell>
          <table:table-cell office:value-type="string">
            <text:p>582227.310927</text:p>
          </table:table-cell>
          <table:table-cell office:value-type="string">
            <text:p>1162994.618942</text:p>
          </table:table-cell>
          <table:table-cell office:value-type="string">
            <text:p>1147343.618942</text:p>
          </table:table-cell>
          <table:table-cell office:value-type="string">
            <text:p>1751969.216999</text:p>
          </table:table-cell>
        </table:table-row>
        <table:table-row>
          <table:table-cell office:value-type="string">
            <text:p>d48</text:p>
          </table:table-cell>
          <table:table-cell office:value-type="string">
            <text:p>2244.0</text:p>
          </table:table-cell>
          <table:table-cell office:value-type="string">
            <text:p>4660.0</text:p>
          </table:table-cell>
          <table:table-cell office:value-type="string">
            <text:p>4247.0</text:p>
          </table:table-cell>
          <table:table-cell office:value-type="string">
            <text:p>1695.0</text:p>
          </table:table-cell>
          <table:table-cell office:value-type="string">
            <text:p>8309.0</text:p>
          </table:table-cell>
          <table:table-cell office:value-type="string">
            <text:p>12096.0</text:p>
          </table:table-cell>
          <table:table-cell office:value-type="string">
            <text:p>12201.0</text:p>
          </table:table-cell>
          <table:table-cell office:value-type="string">
            <text:p>2535.0</text:p>
          </table:table-cell>
          <table:table-cell office:value-type="string">
            <text:p>14901.0</text:p>
          </table:table-cell>
          <table:table-cell office:value-type="string">
            <text:p>8682.0</text:p>
          </table:table-cell>
          <table:table-cell office:value-type="string">
            <text:p>4408.0</text:p>
          </table:table-cell>
          <table:table-cell office:value-type="string">
            <text:p>3806.0</text:p>
          </table:table-cell>
          <table:table-cell office:value-type="string">
            <text:p>15101.0</text:p>
          </table:table-cell>
          <table:table-cell office:value-type="string">
            <text:p>1333.0</text:p>
          </table:table-cell>
          <table:table-cell office:value-type="string">
            <text:p>4263.0</text:p>
          </table:table-cell>
          <table:table-cell office:value-type="string">
            <text:p>4014.0</text:p>
          </table:table-cell>
          <table:table-cell office:value-type="string">
            <text:p>1755.0</text:p>
          </table:table-cell>
          <table:table-cell office:value-type="string">
            <text:p>3655.0</text:p>
          </table:table-cell>
          <table:table-cell office:value-type="string">
            <text:p>1228.0</text:p>
          </table:table-cell>
          <table:table-cell office:value-type="string">
            <text:p>9967.0</text:p>
          </table:table-cell>
          <table:table-cell office:value-type="string">
            <text:p>2352.0</text:p>
          </table:table-cell>
          <table:table-cell office:value-type="string">
            <text:p>10871.0</text:p>
          </table:table-cell>
          <table:table-cell office:value-type="string">
            <text:p>9536.0</text:p>
          </table:table-cell>
          <table:table-cell office:value-type="string">
            <text:p>3646.0</text:p>
          </table:table-cell>
          <table:table-cell office:value-type="string">
            <text:p>9509.0</text:p>
          </table:table-cell>
          <table:table-cell office:value-type="string">
            <text:p>19983.0</text:p>
          </table:table-cell>
          <table:table-cell office:value-type="string">
            <text:p>9408.0</text:p>
          </table:table-cell>
          <table:table-cell office:value-type="string">
            <text:p>13486.0</text:p>
          </table:table-cell>
          <table:table-cell office:value-type="string">
            <text:p>9617.0</text:p>
          </table:table-cell>
          <table:table-cell office:value-type="string">
            <text:p>674.0</text:p>
          </table:table-cell>
          <table:table-cell office:value-type="string">
            <text:p>5965.0</text:p>
          </table:table-cell>
          <table:table-cell office:value-type="string">
            <text:p>152189</text:p>
          </table:table-cell>
          <table:table-cell office:value-type="string">
            <text:p>90021.1</text:p>
          </table:table-cell>
          <table:table-cell office:value-type="string">
            <text:p>2.25</text:p>
          </table:table-cell>
          <table:table-cell office:value-type="string">
            <text:p>1136879.0</text:p>
          </table:table-cell>
          <table:table-cell office:value-type="string">
            <text:p>1066753.0</text:p>
          </table:table-cell>
          <table:table-cell office:value-type="string">
            <text:p>1065514.792188</text:p>
          </table:table-cell>
          <table:table-cell office:value-type="string">
            <text:p>443319.871799</text:p>
          </table:table-cell>
          <table:table-cell office:value-type="string">
            <text:p>1002119.792188</text:p>
          </table:table-cell>
          <table:table-cell office:value-type="string">
            <text:p>939581.792188</text:p>
          </table:table-cell>
          <table:table-cell office:value-type="string">
            <text:p>1739173.579428</text:p>
          </table:table-cell>
        </table:table-row>
        <table:table-row>
          <table:table-cell office:value-type="string">
            <text:p>d49</text:p>
          </table:table-cell>
          <table:table-cell office:value-type="string">
            <text:p>2159.0</text:p>
          </table:table-cell>
          <table:table-cell office:value-type="string">
            <text:p>7668.0</text:p>
          </table:table-cell>
          <table:table-cell office:value-type="string">
            <text:p>4416.0</text:p>
          </table:table-cell>
          <table:table-cell office:value-type="string">
            <text:p>2329.0</text:p>
          </table:table-cell>
          <table:table-cell office:value-type="string">
            <text:p>10142.0</text:p>
          </table:table-cell>
          <table:table-cell office:value-type="string">
            <text:p>12191.0</text:p>
          </table:table-cell>
          <table:table-cell office:value-type="string">
            <text:p>11798.0</text:p>
          </table:table-cell>
          <table:table-cell office:value-type="string">
            <text:p>2301.0</text:p>
          </table:table-cell>
          <table:table-cell office:value-type="string">
            <text:p>12296.0</text:p>
          </table:table-cell>
          <table:table-cell office:value-type="string">
            <text:p>8384.0</text:p>
          </table:table-cell>
          <table:table-cell office:value-type="string">
            <text:p>7648.0</text:p>
          </table:table-cell>
          <table:table-cell office:value-type="string">
            <text:p>4349.0</text:p>
          </table:table-cell>
          <table:table-cell office:value-type="string">
            <text:p>12293.0</text:p>
          </table:table-cell>
          <table:table-cell office:value-type="string">
            <text:p>2275.0</text:p>
          </table:table-cell>
          <table:table-cell office:value-type="string">
            <text:p>4317.0</text:p>
          </table:table-cell>
          <table:table-cell office:value-type="string">
            <text:p>4005.0</text:p>
          </table:table-cell>
          <table:table-cell office:value-type="string">
            <text:p>1756.0</text:p>
          </table:table-cell>
          <table:table-cell office:value-type="string">
            <text:p>3479.0</text:p>
          </table:table-cell>
          <table:table-cell office:value-type="string">
            <text:p>2493.0</text:p>
          </table:table-cell>
          <table:table-cell office:value-type="string">
            <text:p>11348.0</text:p>
          </table:table-cell>
          <table:table-cell office:value-type="string">
            <text:p>2444.0</text:p>
          </table:table-cell>
          <table:table-cell office:value-type="string">
            <text:p>13364.0</text:p>
          </table:table-cell>
          <table:table-cell office:value-type="string">
            <text:p>10828.0</text:p>
          </table:table-cell>
          <table:table-cell office:value-type="string">
            <text:p>2594.0</text:p>
          </table:table-cell>
          <table:table-cell office:value-type="string">
            <text:p>10213.0</text:p>
          </table:table-cell>
          <table:table-cell office:value-type="string">
            <text:p>22109.0</text:p>
          </table:table-cell>
          <table:table-cell office:value-type="string">
            <text:p>10908.0</text:p>
          </table:table-cell>
          <table:table-cell office:value-type="string">
            <text:p>17370.0</text:p>
          </table:table-cell>
          <table:table-cell office:value-type="string">
            <text:p>10368.0</text:p>
          </table:table-cell>
          <table:table-cell office:value-type="string">
            <text:p>1105.0</text:p>
          </table:table-cell>
          <table:table-cell office:value-type="string">
            <text:p>6075.0</text:p>
          </table:table-cell>
          <table:table-cell office:value-type="string">
            <text:p>137880</text:p>
          </table:table-cell>
          <table:table-cell office:value-type="string">
            <text:p>89968.0</text:p>
          </table:table-cell>
          <table:table-cell office:value-type="string">
            <text:p>2.44229</text:p>
          </table:table-cell>
          <table:table-cell office:value-type="string">
            <text:p>1127439.0</text:p>
          </table:table-cell>
          <table:table-cell office:value-type="string">
            <text:p>1109336.0</text:p>
          </table:table-cell>
          <table:table-cell office:value-type="string">
            <text:p>1106019.027803</text:p>
          </table:table-cell>
          <table:table-cell office:value-type="string">
            <text:p>472029.540823</text:p>
          </table:table-cell>
          <table:table-cell office:value-type="string">
            <text:p>988931.027803</text:p>
          </table:table-cell>
          <table:table-cell office:value-type="string">
            <text:p>974617.027803</text:p>
          </table:table-cell>
          <table:table-cell office:value-type="string">
            <text:p>1619920.043969</text:p>
          </table:table-cell>
        </table:table-row>
        <table:table-row>
          <table:table-cell office:value-type="string">
            <text:p>d50</text:p>
          </table:table-cell>
          <table:table-cell office:value-type="string">
            <text:p>880.0</text:p>
          </table:table-cell>
          <table:table-cell office:value-type="string">
            <text:p>4045.0</text:p>
          </table:table-cell>
          <table:table-cell office:value-type="string">
            <text:p>1511.0</text:p>
          </table:table-cell>
          <table:table-cell office:value-type="string">
            <text:p>1926.0</text:p>
          </table:table-cell>
          <table:table-cell office:value-type="string">
            <text:p>3101.0</text:p>
          </table:table-cell>
          <table:table-cell office:value-type="string">
            <text:p>6713.0</text:p>
          </table:table-cell>
          <table:table-cell office:value-type="string">
            <text:p>6853.0</text:p>
          </table:table-cell>
          <table:table-cell office:value-type="string">
            <text:p>1246.0</text:p>
          </table:table-cell>
          <table:table-cell office:value-type="string">
            <text:p>7968.0</text:p>
          </table:table-cell>
          <table:table-cell office:value-type="string">
            <text:p>4871.0</text:p>
          </table:table-cell>
          <table:table-cell office:value-type="string">
            <text:p>3282.0</text:p>
          </table:table-cell>
          <table:table-cell office:value-type="string">
            <text:p>2849.0</text:p>
          </table:table-cell>
          <table:table-cell office:value-type="string">
            <text:p>6147.0</text:p>
          </table:table-cell>
          <table:table-cell office:value-type="string">
            <text:p>1660.0</text:p>
          </table:table-cell>
          <table:table-cell office:value-type="string">
            <text:p>2188.0</text:p>
          </table:table-cell>
          <table:table-cell office:value-type="string">
            <text:p>2296.0</text:p>
          </table:table-cell>
          <table:table-cell office:value-type="string">
            <text:p>1387.0</text:p>
          </table:table-cell>
          <table:table-cell office:value-type="string">
            <text:p>3463.0</text:p>
          </table:table-cell>
          <table:table-cell office:value-type="string">
            <text:p>881.0</text:p>
          </table:table-cell>
          <table:table-cell office:value-type="string">
            <text:p>8157.0</text:p>
          </table:table-cell>
          <table:table-cell office:value-type="string">
            <text:p>689.0</text:p>
          </table:table-cell>
          <table:table-cell office:value-type="string">
            <text:p>7646.0</text:p>
          </table:table-cell>
          <table:table-cell office:value-type="string">
            <text:p>3017.0</text:p>
          </table:table-cell>
          <table:table-cell office:value-type="string">
            <text:p>1139.0</text:p>
          </table:table-cell>
          <table:table-cell office:value-type="string">
            <text:p>5988.0</text:p>
          </table:table-cell>
          <table:table-cell office:value-type="string">
            <text:p>15466.0</text:p>
          </table:table-cell>
          <table:table-cell office:value-type="string">
            <text:p>7210.0</text:p>
          </table:table-cell>
          <table:table-cell office:value-type="string">
            <text:p>11421.0</text:p>
          </table:table-cell>
          <table:table-cell office:value-type="string">
            <text:p>6679.0</text:p>
          </table:table-cell>
          <table:table-cell office:value-type="string">
            <text:p>632.0</text:p>
          </table:table-cell>
          <table:table-cell office:value-type="string">
            <text:p>4436.0</text:p>
          </table:table-cell>
          <table:table-cell office:value-type="string">
            <text:p>106821</text:p>
          </table:table-cell>
          <table:table-cell office:value-type="string">
            <text:p>74447.3</text:p>
          </table:table-cell>
          <table:table-cell office:value-type="string">
            <text:p>1.75921</text:p>
          </table:table-cell>
          <table:table-cell office:value-type="string">
            <text:p>1160104.0</text:p>
          </table:table-cell>
          <table:table-cell office:value-type="string">
            <text:p>1113159.0</text:p>
          </table:table-cell>
          <table:table-cell office:value-type="string">
            <text:p>1116155.204574</text:p>
          </table:table-cell>
          <table:table-cell office:value-type="string">
            <text:p>257848.067994</text:p>
          </table:table-cell>
          <table:table-cell office:value-type="string">
            <text:p>1034988.204574</text:p>
          </table:table-cell>
          <table:table-cell office:value-type="string">
            <text:p>992938.204574</text:p>
          </table:table-cell>
          <table:table-cell office:value-type="string">
            <text:p>1392173.4839</text:p>
          </table:table-cell>
        </table:table-row>
        <table:table-row>
          <table:table-cell office:value-type="string">
            <text:p>d51</text:p>
          </table:table-cell>
          <table:table-cell office:value-type="string">
            <text:p>2835.0</text:p>
          </table:table-cell>
          <table:table-cell office:value-type="string">
            <text:p>5240.0</text:p>
          </table:table-cell>
          <table:table-cell office:value-type="string">
            <text:p>4417.0</text:p>
          </table:table-cell>
          <table:table-cell office:value-type="string">
            <text:p>2047.0</text:p>
          </table:table-cell>
          <table:table-cell office:value-type="string">
            <text:p>8685.0</text:p>
          </table:table-cell>
          <table:table-cell office:value-type="string">
            <text:p>14225.0</text:p>
          </table:table-cell>
          <table:table-cell office:value-type="string">
            <text:p>14145.0</text:p>
          </table:table-cell>
          <table:table-cell office:value-type="string">
            <text:p>2448.0</text:p>
          </table:table-cell>
          <table:table-cell office:value-type="string">
            <text:p>11780.0</text:p>
          </table:table-cell>
          <table:table-cell office:value-type="string">
            <text:p>9464.0</text:p>
          </table:table-cell>
          <table:table-cell office:value-type="string">
            <text:p>7279.0</text:p>
          </table:table-cell>
          <table:table-cell office:value-type="string">
            <text:p>4549.0</text:p>
          </table:table-cell>
          <table:table-cell office:value-type="string">
            <text:p>14950.0</text:p>
          </table:table-cell>
          <table:table-cell office:value-type="string">
            <text:p>2044.0</text:p>
          </table:table-cell>
          <table:table-cell office:value-type="string">
            <text:p>4319.0</text:p>
          </table:table-cell>
          <table:table-cell office:value-type="string">
            <text:p>3931.0</text:p>
          </table:table-cell>
          <table:table-cell office:value-type="string">
            <text:p>1820.0</text:p>
          </table:table-cell>
          <table:table-cell office:value-type="string">
            <text:p>3966.0</text:p>
          </table:table-cell>
          <table:table-cell office:value-type="string">
            <text:p>1974.0</text:p>
          </table:table-cell>
          <table:table-cell office:value-type="string">
            <text:p>10633.0</text:p>
          </table:table-cell>
          <table:table-cell office:value-type="string">
            <text:p>3153.0</text:p>
          </table:table-cell>
          <table:table-cell office:value-type="string">
            <text:p>12258.0</text:p>
          </table:table-cell>
          <table:table-cell office:value-type="string">
            <text:p>10351.0</text:p>
          </table:table-cell>
          <table:table-cell office:value-type="string">
            <text:p>2833.0</text:p>
          </table:table-cell>
          <table:table-cell office:value-type="string">
            <text:p>8618.0</text:p>
          </table:table-cell>
          <table:table-cell office:value-type="string">
            <text:p>22748.0</text:p>
          </table:table-cell>
          <table:table-cell office:value-type="string">
            <text:p>10662.0</text:p>
          </table:table-cell>
          <table:table-cell office:value-type="string">
            <text:p>15409.0</text:p>
          </table:table-cell>
          <table:table-cell office:value-type="string">
            <text:p>9665.0</text:p>
          </table:table-cell>
          <table:table-cell office:value-type="string">
            <text:p>1007.0</text:p>
          </table:table-cell>
          <table:table-cell office:value-type="string">
            <text:p>5570.0</text:p>
          </table:table-cell>
          <table:table-cell office:value-type="string">
            <text:p>134812</text:p>
          </table:table-cell>
          <table:table-cell office:value-type="string">
            <text:p>86573.2</text:p>
          </table:table-cell>
          <table:table-cell office:value-type="string">
            <text:p>2.50319</text:p>
          </table:table-cell>
          <table:table-cell office:value-type="string">
            <text:p>1137792.0</text:p>
          </table:table-cell>
          <table:table-cell office:value-type="string">
            <text:p>1120751.0</text:p>
          </table:table-cell>
          <table:table-cell office:value-type="string">
            <text:p>1120237.252043</text:p>
          </table:table-cell>
          <table:table-cell office:value-type="string">
            <text:p>459929.155437</text:p>
          </table:table-cell>
          <table:table-cell office:value-type="string">
            <text:p>996570.252043</text:p>
          </table:table-cell>
          <table:table-cell office:value-type="string">
            <text:p>982873.252043</text:p>
          </table:table-cell>
          <table:table-cell office:value-type="string">
            <text:p>1554825.109284</text:p>
          </table:table-cell>
        </table:table-row>
        <table:table-row>
          <table:table-cell office:value-type="string">
            <text:p>d52</text:p>
          </table:table-cell>
          <table:table-cell office:value-type="string">
            <text:p>2025.0</text:p>
          </table:table-cell>
          <table:table-cell office:value-type="string">
            <text:p>5807.0</text:p>
          </table:table-cell>
          <table:table-cell office:value-type="string">
            <text:p>4005.0</text:p>
          </table:table-cell>
          <table:table-cell office:value-type="string">
            <text:p>1079.0</text:p>
          </table:table-cell>
          <table:table-cell office:value-type="string">
            <text:p>7800.0</text:p>
          </table:table-cell>
          <table:table-cell office:value-type="string">
            <text:p>11239.0</text:p>
          </table:table-cell>
          <table:table-cell office:value-type="string">
            <text:p>11105.0</text:p>
          </table:table-cell>
          <table:table-cell office:value-type="string">
            <text:p>2673.0</text:p>
          </table:table-cell>
          <table:table-cell office:value-type="string">
            <text:p>11249.0</text:p>
          </table:table-cell>
          <table:table-cell office:value-type="string">
            <text:p>7830.0</text:p>
          </table:table-cell>
          <table:table-cell office:value-type="string">
            <text:p>5755.0</text:p>
          </table:table-cell>
          <table:table-cell office:value-type="string">
            <text:p>3260.0</text:p>
          </table:table-cell>
          <table:table-cell office:value-type="string">
            <text:p>12478.0</text:p>
          </table:table-cell>
          <table:table-cell office:value-type="string">
            <text:p>1465.0</text:p>
          </table:table-cell>
          <table:table-cell office:value-type="string">
            <text:p>3360.0</text:p>
          </table:table-cell>
          <table:table-cell office:value-type="string">
            <text:p>2760.0</text:p>
          </table:table-cell>
          <table:table-cell office:value-type="string">
            <text:p>1720.0</text:p>
          </table:table-cell>
          <table:table-cell office:value-type="string">
            <text:p>3326.0</text:p>
          </table:table-cell>
          <table:table-cell office:value-type="string">
            <text:p>2124.0</text:p>
          </table:table-cell>
          <table:table-cell office:value-type="string">
            <text:p>8202.0</text:p>
          </table:table-cell>
          <table:table-cell office:value-type="string">
            <text:p>2293.0</text:p>
          </table:table-cell>
          <table:table-cell office:value-type="string">
            <text:p>10101.0</text:p>
          </table:table-cell>
          <table:table-cell office:value-type="string">
            <text:p>8763.0</text:p>
          </table:table-cell>
          <table:table-cell office:value-type="string">
            <text:p>2921.0</text:p>
          </table:table-cell>
          <table:table-cell office:value-type="string">
            <text:p>9527.0</text:p>
          </table:table-cell>
          <table:table-cell office:value-type="string">
            <text:p>17892.0</text:p>
          </table:table-cell>
          <table:table-cell office:value-type="string">
            <text:p>9792.0</text:p>
          </table:table-cell>
          <table:table-cell office:value-type="string">
            <text:p>13937.0</text:p>
          </table:table-cell>
          <table:table-cell office:value-type="string">
            <text:p>9083.0</text:p>
          </table:table-cell>
          <table:table-cell office:value-type="string">
            <text:p>1083.0</text:p>
          </table:table-cell>
          <table:table-cell office:value-type="string">
            <text:p>4695.0</text:p>
          </table:table-cell>
          <table:table-cell office:value-type="string">
            <text:p>131610</text:p>
          </table:table-cell>
          <table:table-cell office:value-type="string">
            <text:p>77985.4</text:p>
          </table:table-cell>
          <table:table-cell office:value-type="string">
            <text:p>2.31709</text:p>
          </table:table-cell>
          <table:table-cell office:value-type="string">
            <text:p>949144.0</text:p>
          </table:table-cell>
          <table:table-cell office:value-type="string">
            <text:p>921532.0</text:p>
          </table:table-cell>
          <table:table-cell office:value-type="string">
            <text:p>920779.778462</text:p>
          </table:table-cell>
          <table:table-cell office:value-type="string">
            <text:p>398076.298612</text:p>
          </table:table-cell>
          <table:table-cell office:value-type="string">
            <text:p>825442.778462</text:p>
          </table:table-cell>
          <table:table-cell office:value-type="string">
            <text:p>801999.778462</text:p>
          </table:table-cell>
          <table:table-cell office:value-type="string">
            <text:p>1372379.540352</text:p>
          </table:table-cell>
        </table:table-row>
        <table:table-row>
          <table:table-cell office:value-type="string">
            <text:p>d53</text:p>
          </table:table-cell>
          <table:table-cell office:value-type="string">
            <text:p>2495.0</text:p>
          </table:table-cell>
          <table:table-cell office:value-type="string">
            <text:p>5321.0</text:p>
          </table:table-cell>
          <table:table-cell office:value-type="string">
            <text:p>4720.0</text:p>
          </table:table-cell>
          <table:table-cell office:value-type="string">
            <text:p>2012.0</text:p>
          </table:table-cell>
          <table:table-cell office:value-type="string">
            <text:p>7017.0</text:p>
          </table:table-cell>
          <table:table-cell office:value-type="string">
            <text:p>12068.0</text:p>
          </table:table-cell>
          <table:table-cell office:value-type="string">
            <text:p>12993.0</text:p>
          </table:table-cell>
          <table:table-cell office:value-type="string">
            <text:p>2877.0</text:p>
          </table:table-cell>
          <table:table-cell office:value-type="string">
            <text:p>10817.0</text:p>
          </table:table-cell>
          <table:table-cell office:value-type="string">
            <text:p>8600.0</text:p>
          </table:table-cell>
          <table:table-cell office:value-type="string">
            <text:p>6625.0</text:p>
          </table:table-cell>
          <table:table-cell office:value-type="string">
            <text:p>3718.0</text:p>
          </table:table-cell>
          <table:table-cell office:value-type="string">
            <text:p>13294.0</text:p>
          </table:table-cell>
          <table:table-cell office:value-type="string">
            <text:p>2231.0</text:p>
          </table:table-cell>
          <table:table-cell office:value-type="string">
            <text:p>3726.0</text:p>
          </table:table-cell>
          <table:table-cell office:value-type="string">
            <text:p>3037.0</text:p>
          </table:table-cell>
          <table:table-cell office:value-type="string">
            <text:p>1876.0</text:p>
          </table:table-cell>
          <table:table-cell office:value-type="string">
            <text:p>3977.0</text:p>
          </table:table-cell>
          <table:table-cell office:value-type="string">
            <text:p>2485.0</text:p>
          </table:table-cell>
          <table:table-cell office:value-type="string">
            <text:p>9359.0</text:p>
          </table:table-cell>
          <table:table-cell office:value-type="string">
            <text:p>3099.0</text:p>
          </table:table-cell>
          <table:table-cell office:value-type="string">
            <text:p>11382.0</text:p>
          </table:table-cell>
          <table:table-cell office:value-type="string">
            <text:p>8654.0</text:p>
          </table:table-cell>
          <table:table-cell office:value-type="string">
            <text:p>3151.0</text:p>
          </table:table-cell>
          <table:table-cell office:value-type="string">
            <text:p>10436.0</text:p>
          </table:table-cell>
          <table:table-cell office:value-type="string">
            <text:p>18157.0</text:p>
          </table:table-cell>
          <table:table-cell office:value-type="string">
            <text:p>8884.0</text:p>
          </table:table-cell>
          <table:table-cell office:value-type="string">
            <text:p>13727.0</text:p>
          </table:table-cell>
          <table:table-cell office:value-type="string">
            <text:p>8939.0</text:p>
          </table:table-cell>
          <table:table-cell office:value-type="string">
            <text:p>972.0</text:p>
          </table:table-cell>
          <table:table-cell office:value-type="string">
            <text:p>5692.0</text:p>
          </table:table-cell>
          <table:table-cell office:value-type="string">
            <text:p>128015</text:p>
          </table:table-cell>
          <table:table-cell office:value-type="string">
            <text:p>79922.0</text:p>
          </table:table-cell>
          <table:table-cell office:value-type="string">
            <text:p>2.4487</text:p>
          </table:table-cell>
          <table:table-cell office:value-type="string">
            <text:p>1041339.0</text:p>
          </table:table-cell>
          <table:table-cell office:value-type="string">
            <text:p>1007695.0</text:p>
          </table:table-cell>
          <table:table-cell office:value-type="string">
            <text:p>1006568.058932</text:p>
          </table:table-cell>
          <table:table-cell office:value-type="string">
            <text:p>424237.636035</text:p>
          </table:table-cell>
          <table:table-cell office:value-type="string">
            <text:p>922093.058932</text:p>
          </table:table-cell>
          <table:table-cell office:value-type="string">
            <text:p>894174.058932</text:p>
          </table:table-cell>
          <table:table-cell office:value-type="string">
            <text:p>1561011.26658</text:p>
          </table:table-cell>
        </table:table-row>
        <table:table-row>
          <table:table-cell office:value-type="string">
            <text:p>d54</text:p>
          </table:table-cell>
          <table:table-cell office:value-type="string">
            <text:p>2558.0</text:p>
          </table:table-cell>
          <table:table-cell office:value-type="string">
            <text:p>4491.0</text:p>
          </table:table-cell>
          <table:table-cell office:value-type="string">
            <text:p>3695.0</text:p>
          </table:table-cell>
          <table:table-cell office:value-type="string">
            <text:p>1615.0</text:p>
          </table:table-cell>
          <table:table-cell office:value-type="string">
            <text:p>7328.0</text:p>
          </table:table-cell>
          <table:table-cell office:value-type="string">
            <text:p>10526.0</text:p>
          </table:table-cell>
          <table:table-cell office:value-type="string">
            <text:p>11536.0</text:p>
          </table:table-cell>
          <table:table-cell office:value-type="string">
            <text:p>2818.0</text:p>
          </table:table-cell>
          <table:table-cell office:value-type="string">
            <text:p>11576.0</text:p>
          </table:table-cell>
          <table:table-cell office:value-type="string">
            <text:p>8030.0</text:p>
          </table:table-cell>
          <table:table-cell office:value-type="string">
            <text:p>7386.0</text:p>
          </table:table-cell>
          <table:table-cell office:value-type="string">
            <text:p>4440.0</text:p>
          </table:table-cell>
          <table:table-cell office:value-type="string">
            <text:p>11716.0</text:p>
          </table:table-cell>
          <table:table-cell office:value-type="string">
            <text:p>1872.0</text:p>
          </table:table-cell>
          <table:table-cell office:value-type="string">
            <text:p>3028.0</text:p>
          </table:table-cell>
          <table:table-cell office:value-type="string">
            <text:p>4365.0</text:p>
          </table:table-cell>
          <table:table-cell office:value-type="string">
            <text:p>1552.0</text:p>
          </table:table-cell>
          <table:table-cell office:value-type="string">
            <text:p>3745.0</text:p>
          </table:table-cell>
          <table:table-cell office:value-type="string">
            <text:p>2416.0</text:p>
          </table:table-cell>
          <table:table-cell office:value-type="string">
            <text:p>8057.0</text:p>
          </table:table-cell>
          <table:table-cell office:value-type="string">
            <text:p>2685.0</text:p>
          </table:table-cell>
          <table:table-cell office:value-type="string">
            <text:p>9466.0</text:p>
          </table:table-cell>
          <table:table-cell office:value-type="string">
            <text:p>7328.0</text:p>
          </table:table-cell>
          <table:table-cell office:value-type="string">
            <text:p>3133.0</text:p>
          </table:table-cell>
          <table:table-cell office:value-type="string">
            <text:p>8979.0</text:p>
          </table:table-cell>
          <table:table-cell office:value-type="string">
            <text:p>19163.0</text:p>
          </table:table-cell>
          <table:table-cell office:value-type="string">
            <text:p>7148.0</text:p>
          </table:table-cell>
          <table:table-cell office:value-type="string">
            <text:p>15479.0</text:p>
          </table:table-cell>
          <table:table-cell office:value-type="string">
            <text:p>7763.0</text:p>
          </table:table-cell>
          <table:table-cell office:value-type="string">
            <text:p>1312.0</text:p>
          </table:table-cell>
          <table:table-cell office:value-type="string">
            <text:p>5905.0</text:p>
          </table:table-cell>
          <table:table-cell office:value-type="string">
            <text:p>144786</text:p>
          </table:table-cell>
          <table:table-cell office:value-type="string">
            <text:p>91337.3</text:p>
          </table:table-cell>
          <table:table-cell office:value-type="string">
            <text:p>2.13742</text:p>
          </table:table-cell>
          <table:table-cell office:value-type="string">
            <text:p>1031080.0</text:p>
          </table:table-cell>
          <table:table-cell office:value-type="string">
            <text:p>1000496.0</text:p>
          </table:table-cell>
          <table:table-cell office:value-type="string">
            <text:p>999478.395658</text:p>
          </table:table-cell>
          <table:table-cell office:value-type="string">
            <text:p>398469.413575</text:p>
          </table:table-cell>
          <table:table-cell office:value-type="string">
            <text:p>907175.395658</text:p>
          </table:table-cell>
          <table:table-cell office:value-type="string">
            <text:p>881281.395658</text:p>
          </table:table-cell>
          <table:table-cell office:value-type="string">
            <text:p>1394412.211418</text:p>
          </table:table-cell>
        </table:table-row>
        <table:table-row>
          <table:table-cell office:value-type="string">
            <text:p>d55</text:p>
          </table:table-cell>
          <table:table-cell office:value-type="string">
            <text:p>2925.0</text:p>
          </table:table-cell>
          <table:table-cell office:value-type="string">
            <text:p>7436.0</text:p>
          </table:table-cell>
          <table:table-cell office:value-type="string">
            <text:p>4717.0</text:p>
          </table:table-cell>
          <table:table-cell office:value-type="string">
            <text:p>1719.0</text:p>
          </table:table-cell>
          <table:table-cell office:value-type="string">
            <text:p>10074.0</text:p>
          </table:table-cell>
          <table:table-cell office:value-type="string">
            <text:p>16492.0</text:p>
          </table:table-cell>
          <table:table-cell office:value-type="string">
            <text:p>14057.0</text:p>
          </table:table-cell>
          <table:table-cell office:value-type="string">
            <text:p>2074.0</text:p>
          </table:table-cell>
          <table:table-cell office:value-type="string">
            <text:p>13704.0</text:p>
          </table:table-cell>
          <table:table-cell office:value-type="string">
            <text:p>11551.0</text:p>
          </table:table-cell>
          <table:table-cell office:value-type="string">
            <text:p>4807.0</text:p>
          </table:table-cell>
          <table:table-cell office:value-type="string">
            <text:p>6139.0</text:p>
          </table:table-cell>
          <table:table-cell office:value-type="string">
            <text:p>19299.0</text:p>
          </table:table-cell>
          <table:table-cell office:value-type="string">
            <text:p>1758.0</text:p>
          </table:table-cell>
          <table:table-cell office:value-type="string">
            <text:p>4240.0</text:p>
          </table:table-cell>
          <table:table-cell office:value-type="string">
            <text:p>4351.0</text:p>
          </table:table-cell>
          <table:table-cell office:value-type="string">
            <text:p>2683.0</text:p>
          </table:table-cell>
          <table:table-cell office:value-type="string">
            <text:p>5213.0</text:p>
          </table:table-cell>
          <table:table-cell office:value-type="string">
            <text:p>1711.0</text:p>
          </table:table-cell>
          <table:table-cell office:value-type="string">
            <text:p>11953.0</text:p>
          </table:table-cell>
          <table:table-cell office:value-type="string">
            <text:p>4034.0</text:p>
          </table:table-cell>
          <table:table-cell office:value-type="string">
            <text:p>15027.0</text:p>
          </table:table-cell>
          <table:table-cell office:value-type="string">
            <text:p>10835.0</text:p>
          </table:table-cell>
          <table:table-cell office:value-type="string">
            <text:p>3799.0</text:p>
          </table:table-cell>
          <table:table-cell office:value-type="string">
            <text:p>13968.0</text:p>
          </table:table-cell>
          <table:table-cell office:value-type="string">
            <text:p>28741.0</text:p>
          </table:table-cell>
          <table:table-cell office:value-type="string">
            <text:p>13558.0</text:p>
          </table:table-cell>
          <table:table-cell office:value-type="string">
            <text:p>19059.0</text:p>
          </table:table-cell>
          <table:table-cell office:value-type="string">
            <text:p>10512.0</text:p>
          </table:table-cell>
          <table:table-cell office:value-type="string">
            <text:p>1328.0</text:p>
          </table:table-cell>
          <table:table-cell office:value-type="string">
            <text:p>7041.0</text:p>
          </table:table-cell>
          <table:table-cell office:value-type="string">
            <text:p>159107</text:p>
          </table:table-cell>
          <table:table-cell office:value-type="string">
            <text:p>101532.0</text:p>
          </table:table-cell>
          <table:table-cell office:value-type="string">
            <text:p>2.42801</text:p>
          </table:table-cell>
          <table:table-cell office:value-type="string">
            <text:p>1300180.0</text:p>
          </table:table-cell>
          <table:table-cell office:value-type="string">
            <text:p>1273971.0</text:p>
          </table:table-cell>
          <table:table-cell office:value-type="string">
            <text:p>1268766.222976</text:p>
          </table:table-cell>
          <table:table-cell office:value-type="string">
            <text:p>544765.47134</text:p>
          </table:table-cell>
          <table:table-cell office:value-type="string">
            <text:p>1147623.222976</text:p>
          </table:table-cell>
          <table:table-cell office:value-type="string">
            <text:p>1127234.222976</text:p>
          </table:table-cell>
          <table:table-cell office:value-type="string">
            <text:p>1826657.130155</text:p>
          </table:table-cell>
        </table:table-row>
        <table:table-row>
          <table:table-cell office:value-type="string">
            <text:p>d56</text:p>
          </table:table-cell>
          <table:table-cell office:value-type="string">
            <text:p>3226.0</text:p>
          </table:table-cell>
          <table:table-cell office:value-type="string">
            <text:p>5876.0</text:p>
          </table:table-cell>
          <table:table-cell office:value-type="string">
            <text:p>5052.0</text:p>
          </table:table-cell>
          <table:table-cell office:value-type="string">
            <text:p>1822.0</text:p>
          </table:table-cell>
          <table:table-cell office:value-type="string">
            <text:p>8554.0</text:p>
          </table:table-cell>
          <table:table-cell office:value-type="string">
            <text:p>14094.0</text:p>
          </table:table-cell>
          <table:table-cell office:value-type="string">
            <text:p>12198.0</text:p>
          </table:table-cell>
          <table:table-cell office:value-type="string">
            <text:p>2833.0</text:p>
          </table:table-cell>
          <table:table-cell office:value-type="string">
            <text:p>14436.0</text:p>
          </table:table-cell>
          <table:table-cell office:value-type="string">
            <text:p>9422.0</text:p>
          </table:table-cell>
          <table:table-cell office:value-type="string">
            <text:p>7574.0</text:p>
          </table:table-cell>
          <table:table-cell office:value-type="string">
            <text:p>4149.0</text:p>
          </table:table-cell>
          <table:table-cell office:value-type="string">
            <text:p>14776.0</text:p>
          </table:table-cell>
          <table:table-cell office:value-type="string">
            <text:p>1960.0</text:p>
          </table:table-cell>
          <table:table-cell office:value-type="string">
            <text:p>4067.0</text:p>
          </table:table-cell>
          <table:table-cell office:value-type="string">
            <text:p>4630.0</text:p>
          </table:table-cell>
          <table:table-cell office:value-type="string">
            <text:p>2229.0</text:p>
          </table:table-cell>
          <table:table-cell office:value-type="string">
            <text:p>5839.0</text:p>
          </table:table-cell>
          <table:table-cell office:value-type="string">
            <text:p>2783.0</text:p>
          </table:table-cell>
          <table:table-cell office:value-type="string">
            <text:p>9788.0</text:p>
          </table:table-cell>
          <table:table-cell office:value-type="string">
            <text:p>3698.0</text:p>
          </table:table-cell>
          <table:table-cell office:value-type="string">
            <text:p>13319.0</text:p>
          </table:table-cell>
          <table:table-cell office:value-type="string">
            <text:p>11783.0</text:p>
          </table:table-cell>
          <table:table-cell office:value-type="string">
            <text:p>3831.0</text:p>
          </table:table-cell>
          <table:table-cell office:value-type="string">
            <text:p>11384.0</text:p>
          </table:table-cell>
          <table:table-cell office:value-type="string">
            <text:p>24392.0</text:p>
          </table:table-cell>
          <table:table-cell office:value-type="string">
            <text:p>12664.0</text:p>
          </table:table-cell>
          <table:table-cell office:value-type="string">
            <text:p>19550.0</text:p>
          </table:table-cell>
          <table:table-cell office:value-type="string">
            <text:p>9847.0</text:p>
          </table:table-cell>
          <table:table-cell office:value-type="string">
            <text:p>1563.0</text:p>
          </table:table-cell>
          <table:table-cell office:value-type="string">
            <text:p>6354.0</text:p>
          </table:table-cell>
          <table:table-cell office:value-type="string">
            <text:p>131828</text:p>
          </table:table-cell>
          <table:table-cell office:value-type="string">
            <text:p>86067.5</text:p>
          </table:table-cell>
          <table:table-cell office:value-type="string">
            <text:p>2.67519</text:p>
          </table:table-cell>
          <table:table-cell office:value-type="string">
            <text:p>1165118.0</text:p>
          </table:table-cell>
          <table:table-cell office:value-type="string">
            <text:p>1154813.0</text:p>
          </table:table-cell>
          <table:table-cell office:value-type="string">
            <text:p>1153991.748126</text:p>
          </table:table-cell>
          <table:table-cell office:value-type="string">
            <text:p>507384.19927</text:p>
          </table:table-cell>
          <table:table-cell office:value-type="string">
            <text:p>999410.748126</text:p>
          </table:table-cell>
          <table:table-cell office:value-type="string">
            <text:p>991798.748126</text:p>
          </table:table-cell>
          <table:table-cell office:value-type="string">
            <text:p>1391511.89255</text:p>
          </table:table-cell>
        </table:table-row>
        <table:table-row>
          <table:table-cell office:value-type="string">
            <text:p>d57</text:p>
          </table:table-cell>
          <table:table-cell office:value-type="string">
            <text:p>3593.0</text:p>
          </table:table-cell>
          <table:table-cell office:value-type="string">
            <text:p>6670.0</text:p>
          </table:table-cell>
          <table:table-cell office:value-type="string">
            <text:p>4217.0</text:p>
          </table:table-cell>
          <table:table-cell office:value-type="string">
            <text:p>1955.0</text:p>
          </table:table-cell>
          <table:table-cell office:value-type="string">
            <text:p>9944.0</text:p>
          </table:table-cell>
          <table:table-cell office:value-type="string">
            <text:p>13967.0</text:p>
          </table:table-cell>
          <table:table-cell office:value-type="string">
            <text:p>10624.0</text:p>
          </table:table-cell>
          <table:table-cell office:value-type="string">
            <text:p>2564.0</text:p>
          </table:table-cell>
          <table:table-cell office:value-type="string">
            <text:p>12432.0</text:p>
          </table:table-cell>
          <table:table-cell office:value-type="string">
            <text:p>8531.0</text:p>
          </table:table-cell>
          <table:table-cell office:value-type="string">
            <text:p>6423.0</text:p>
          </table:table-cell>
          <table:table-cell office:value-type="string">
            <text:p>4444.0</text:p>
          </table:table-cell>
          <table:table-cell office:value-type="string">
            <text:p>11532.0</text:p>
          </table:table-cell>
          <table:table-cell office:value-type="string">
            <text:p>2202.0</text:p>
          </table:table-cell>
          <table:table-cell office:value-type="string">
            <text:p>4600.0</text:p>
          </table:table-cell>
          <table:table-cell office:value-type="string">
            <text:p>3037.0</text:p>
          </table:table-cell>
          <table:table-cell office:value-type="string">
            <text:p>2236.0</text:p>
          </table:table-cell>
          <table:table-cell office:value-type="string">
            <text:p>3197.0</text:p>
          </table:table-cell>
          <table:table-cell office:value-type="string">
            <text:p>2494.0</text:p>
          </table:table-cell>
          <table:table-cell office:value-type="string">
            <text:p>13113.0</text:p>
          </table:table-cell>
          <table:table-cell office:value-type="string">
            <text:p>3260.0</text:p>
          </table:table-cell>
          <table:table-cell office:value-type="string">
            <text:p>12425.0</text:p>
          </table:table-cell>
          <table:table-cell office:value-type="string">
            <text:p>9663.0</text:p>
          </table:table-cell>
          <table:table-cell office:value-type="string">
            <text:p>3537.0</text:p>
          </table:table-cell>
          <table:table-cell office:value-type="string">
            <text:p>12437.0</text:p>
          </table:table-cell>
          <table:table-cell office:value-type="string">
            <text:p>21644.0</text:p>
          </table:table-cell>
          <table:table-cell office:value-type="string">
            <text:p>8791.0</text:p>
          </table:table-cell>
          <table:table-cell office:value-type="string">
            <text:p>15188.0</text:p>
          </table:table-cell>
          <table:table-cell office:value-type="string">
            <text:p>8864.0</text:p>
          </table:table-cell>
          <table:table-cell office:value-type="string">
            <text:p>1007.0</text:p>
          </table:table-cell>
          <table:table-cell office:value-type="string">
            <text:p>5642.0</text:p>
          </table:table-cell>
          <table:table-cell office:value-type="string">
            <text:p>145436</text:p>
          </table:table-cell>
          <table:table-cell office:value-type="string">
            <text:p>90713.9</text:p>
          </table:table-cell>
          <table:table-cell office:value-type="string">
            <text:p>2.35238</text:p>
          </table:table-cell>
          <table:table-cell office:value-type="string">
            <text:p>1147398.0</text:p>
          </table:table-cell>
          <table:table-cell office:value-type="string">
            <text:p>1104913.0</text:p>
          </table:table-cell>
          <table:table-cell office:value-type="string">
            <text:p>1104039.33668</text:p>
          </table:table-cell>
          <table:table-cell office:value-type="string">
            <text:p>460532.484168</text:p>
          </table:table-cell>
          <table:table-cell office:value-type="string">
            <text:p>1009539.33668</text:p>
          </table:table-cell>
          <table:table-cell office:value-type="string">
            <text:p>972701.33668</text:p>
          </table:table-cell>
          <table:table-cell office:value-type="string">
            <text:p>1617031.277061</text:p>
          </table:table-cell>
        </table:table-row>
        <table:table-row>
          <table:table-cell office:value-type="string">
            <text:p>d58</text:p>
          </table:table-cell>
          <table:table-cell office:value-type="string">
            <text:p>1615.0</text:p>
          </table:table-cell>
          <table:table-cell office:value-type="string">
            <text:p>5151.0</text:p>
          </table:table-cell>
          <table:table-cell office:value-type="string">
            <text:p>3860.0</text:p>
          </table:table-cell>
          <table:table-cell office:value-type="string">
            <text:p>2035.0</text:p>
          </table:table-cell>
          <table:table-cell office:value-type="string">
            <text:p>6580.0</text:p>
          </table:table-cell>
          <table:table-cell office:value-type="string">
            <text:p>7792.0</text:p>
          </table:table-cell>
          <table:table-cell office:value-type="string">
            <text:p>7574.0</text:p>
          </table:table-cell>
          <table:table-cell office:value-type="string">
            <text:p>1607.0</text:p>
          </table:table-cell>
          <table:table-cell office:value-type="string">
            <text:p>9198.0</text:p>
          </table:table-cell>
          <table:table-cell office:value-type="string">
            <text:p>7192.0</text:p>
          </table:table-cell>
          <table:table-cell office:value-type="string">
            <text:p>5050.0</text:p>
          </table:table-cell>
          <table:table-cell office:value-type="string">
            <text:p>3997.0</text:p>
          </table:table-cell>
          <table:table-cell office:value-type="string">
            <text:p>9390.0</text:p>
          </table:table-cell>
          <table:table-cell office:value-type="string">
            <text:p>1908.0</text:p>
          </table:table-cell>
          <table:table-cell office:value-type="string">
            <text:p>3514.0</text:p>
          </table:table-cell>
          <table:table-cell office:value-type="string">
            <text:p>3096.0</text:p>
          </table:table-cell>
          <table:table-cell office:value-type="string">
            <text:p>1513.0</text:p>
          </table:table-cell>
          <table:table-cell office:value-type="string">
            <text:p>2962.0</text:p>
          </table:table-cell>
          <table:table-cell office:value-type="string">
            <text:p>1610.0</text:p>
          </table:table-cell>
          <table:table-cell office:value-type="string">
            <text:p>7855.0</text:p>
          </table:table-cell>
          <table:table-cell office:value-type="string">
            <text:p>1691.0</text:p>
          </table:table-cell>
          <table:table-cell office:value-type="string">
            <text:p>11496.0</text:p>
          </table:table-cell>
          <table:table-cell office:value-type="string">
            <text:p>6295.0</text:p>
          </table:table-cell>
          <table:table-cell office:value-type="string">
            <text:p>2651.0</text:p>
          </table:table-cell>
          <table:table-cell office:value-type="string">
            <text:p>7959.0</text:p>
          </table:table-cell>
          <table:table-cell office:value-type="string">
            <text:p>19128.0</text:p>
          </table:table-cell>
          <table:table-cell office:value-type="string">
            <text:p>7651.0</text:p>
          </table:table-cell>
          <table:table-cell office:value-type="string">
            <text:p>13195.0</text:p>
          </table:table-cell>
          <table:table-cell office:value-type="string">
            <text:p>9512.0</text:p>
          </table:table-cell>
          <table:table-cell office:value-type="string">
            <text:p>640.0</text:p>
          </table:table-cell>
          <table:table-cell office:value-type="string">
            <text:p>5134.0</text:p>
          </table:table-cell>
          <table:table-cell office:value-type="string">
            <text:p>103017</text:p>
          </table:table-cell>
          <table:table-cell office:value-type="string">
            <text:p>67561.0</text:p>
          </table:table-cell>
          <table:table-cell office:value-type="string">
            <text:p>2.37673</text:p>
          </table:table-cell>
          <table:table-cell office:value-type="string">
            <text:p>927596.0</text:p>
          </table:table-cell>
          <table:table-cell office:value-type="string">
            <text:p>878835.0</text:p>
          </table:table-cell>
          <table:table-cell office:value-type="string">
            <text:p>876350.045154</text:p>
          </table:table-cell>
          <table:table-cell office:value-type="string">
            <text:p>354080.11311</text:p>
          </table:table-cell>
          <table:table-cell office:value-type="string">
            <text:p>798696.045154</text:p>
          </table:table-cell>
          <table:table-cell office:value-type="string">
            <text:p>754660.045154</text:p>
          </table:table-cell>
          <table:table-cell office:value-type="string">
            <text:p>1278341.532448</text:p>
          </table:table-cell>
        </table:table-row>
        <table:table-row>
          <table:table-cell office:value-type="string">
            <text:p>d79</text:p>
          </table:table-cell>
          <table:table-cell office:value-type="string">
            <text:p>2492.0</text:p>
          </table:table-cell>
          <table:table-cell office:value-type="string">
            <text:p>6828.0</text:p>
          </table:table-cell>
          <table:table-cell office:value-type="string">
            <text:p>4385.0</text:p>
          </table:table-cell>
          <table:table-cell office:value-type="string">
            <text:p>2278.0</text:p>
          </table:table-cell>
          <table:table-cell office:value-type="string">
            <text:p>9946.0</text:p>
          </table:table-cell>
          <table:table-cell office:value-type="string">
            <text:p>12760.0</text:p>
          </table:table-cell>
          <table:table-cell office:value-type="string">
            <text:p>12774.0</text:p>
          </table:table-cell>
          <table:table-cell office:value-type="string">
            <text:p>2179.0</text:p>
          </table:table-cell>
          <table:table-cell office:value-type="string">
            <text:p>10476.0</text:p>
          </table:table-cell>
          <table:table-cell office:value-type="string">
            <text:p>9152.0</text:p>
          </table:table-cell>
          <table:table-cell office:value-type="string">
            <text:p>7427.0</text:p>
          </table:table-cell>
          <table:table-cell office:value-type="string">
            <text:p>4640.0</text:p>
          </table:table-cell>
          <table:table-cell office:value-type="string">
            <text:p>12967.0</text:p>
          </table:table-cell>
          <table:table-cell office:value-type="string">
            <text:p>2120.0</text:p>
          </table:table-cell>
          <table:table-cell office:value-type="string">
            <text:p>3727.0</text:p>
          </table:table-cell>
          <table:table-cell office:value-type="string">
            <text:p>4705.0</text:p>
          </table:table-cell>
          <table:table-cell office:value-type="string">
            <text:p>2271.0</text:p>
          </table:table-cell>
          <table:table-cell office:value-type="string">
            <text:p>4923.0</text:p>
          </table:table-cell>
          <table:table-cell office:value-type="string">
            <text:p>2273.0</text:p>
          </table:table-cell>
          <table:table-cell office:value-type="string">
            <text:p>12133.0</text:p>
          </table:table-cell>
          <table:table-cell office:value-type="string">
            <text:p>3119.0</text:p>
          </table:table-cell>
          <table:table-cell office:value-type="string">
            <text:p>12239.0</text:p>
          </table:table-cell>
          <table:table-cell office:value-type="string">
            <text:p>10458.0</text:p>
          </table:table-cell>
          <table:table-cell office:value-type="string">
            <text:p>2892.0</text:p>
          </table:table-cell>
          <table:table-cell office:value-type="string">
            <text:p>12453.0</text:p>
          </table:table-cell>
          <table:table-cell office:value-type="string">
            <text:p>23634.0</text:p>
          </table:table-cell>
          <table:table-cell office:value-type="string">
            <text:p>13230.0</text:p>
          </table:table-cell>
          <table:table-cell office:value-type="string">
            <text:p>16862.0</text:p>
          </table:table-cell>
          <table:table-cell office:value-type="string">
            <text:p>10716.0</text:p>
          </table:table-cell>
          <table:table-cell office:value-type="string">
            <text:p>1092.0</text:p>
          </table:table-cell>
          <table:table-cell office:value-type="string">
            <text:p>5810.0</text:p>
          </table:table-cell>
          <table:table-cell office:value-type="string">
            <text:p>142189</text:p>
          </table:table-cell>
          <table:table-cell office:value-type="string">
            <text:p>89867.1</text:p>
          </table:table-cell>
          <table:table-cell office:value-type="string">
            <text:p>2.50568</text:p>
          </table:table-cell>
          <table:table-cell office:value-type="string">
            <text:p>1191937.0</text:p>
          </table:table-cell>
          <table:table-cell office:value-type="string">
            <text:p>1146072.0</text:p>
          </table:table-cell>
          <table:table-cell office:value-type="string">
            <text:p>1143797.601503</text:p>
          </table:table-cell>
          <table:table-cell office:value-type="string">
            <text:p>487684.940557</text:p>
          </table:table-cell>
          <table:table-cell office:value-type="string">
            <text:p>1045001.601503</text:p>
          </table:table-cell>
          <table:table-cell office:value-type="string">
            <text:p>1003446.601503</text:p>
          </table:table-cell>
          <table:table-cell office:value-type="string">
            <text:p>1609952.882964</text:p>
          </table:table-cell>
        </table:table-row>
        <table:table-row>
          <table:table-cell table:number-columns-repeated="42"/>
        </table:table-row>
      </table:table>
      <table:table table:style-name="ta1" table:name="AparcR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Sbj</text:p>
          </table:table-cell>
          <table:table-cell office:value-type="string">
            <text:p>caudalanteriorcingulate</text:p>
          </table:table-cell>
          <table:table-cell office:value-type="string">
            <text:p>caudalmiddlefrontal</text:p>
          </table:table-cell>
          <table:table-cell office:value-type="string">
            <text:p>cuneus</text:p>
          </table:table-cell>
          <table:table-cell office:value-type="string">
            <text:p>entorhinal</text:p>
          </table:table-cell>
          <table:table-cell office:value-type="string">
            <text:p>fusiform</text:p>
          </table:table-cell>
          <table:table-cell office:value-type="string">
            <text:p>inferiorparietal</text:p>
          </table:table-cell>
          <table:table-cell office:value-type="string">
            <text:p>inferiortemporal</text:p>
          </table:table-cell>
          <table:table-cell office:value-type="string">
            <text:p>isthmuscingulate</text:p>
          </table:table-cell>
          <table:table-cell office:value-type="string">
            <text:p>lateraloccipital</text:p>
          </table:table-cell>
          <table:table-cell office:value-type="string">
            <text:p>lateralorbitofrontal</text:p>
          </table:table-cell>
          <table:table-cell office:value-type="string">
            <text:p>lingual</text:p>
          </table:table-cell>
          <table:table-cell office:value-type="string">
            <text:p>medialorbitofrontal</text:p>
          </table:table-cell>
          <table:table-cell office:value-type="string">
            <text:p>middletemporal</text:p>
          </table:table-cell>
          <table:table-cell office:value-type="string">
            <text:p>parahippocampal</text:p>
          </table:table-cell>
          <table:table-cell office:value-type="string">
            <text:p>paracentral</text:p>
          </table:table-cell>
          <table:table-cell office:value-type="string">
            <text:p>parsopercularis</text:p>
          </table:table-cell>
          <table:table-cell office:value-type="string">
            <text:p>parsorbitalis</text:p>
          </table:table-cell>
          <table:table-cell office:value-type="string">
            <text:p>parstriangularis</text:p>
          </table:table-cell>
          <table:table-cell office:value-type="string">
            <text:p>pericalcarine</text:p>
          </table:table-cell>
          <table:table-cell office:value-type="string">
            <text:p>postcentral</text:p>
          </table:table-cell>
          <table:table-cell office:value-type="string">
            <text:p>posteriorcingulate</text:p>
          </table:table-cell>
          <table:table-cell office:value-type="string">
            <text:p>precentral</text:p>
          </table:table-cell>
          <table:table-cell office:value-type="string">
            <text:p>precuneus</text:p>
          </table:table-cell>
          <table:table-cell office:value-type="string">
            <text:p>rostralanteriorcingulate</text:p>
          </table:table-cell>
          <table:table-cell office:value-type="string">
            <text:p>rostralmiddlefrontal</text:p>
          </table:table-cell>
          <table:table-cell office:value-type="string">
            <text:p>superiorfrontal</text:p>
          </table:table-cell>
          <table:table-cell office:value-type="string">
            <text:p>superiorparietal</text:p>
          </table:table-cell>
          <table:table-cell office:value-type="string">
            <text:p>superiortemporal</text:p>
          </table:table-cell>
          <table:table-cell office:value-type="string">
            <text:p>supramarginal</text:p>
          </table:table-cell>
          <table:table-cell office:value-type="string">
            <text:p>transversetemporal</text:p>
          </table:table-cell>
          <table:table-cell office:value-type="string">
            <text:p>insula</text:p>
          </table:table-cell>
          <table:table-cell office:value-type="string">
            <text:p>NumVert</text:p>
          </table:table-cell>
          <table:table-cell office:value-type="string">
            <text:p>WhiteSurfArea</text:p>
          </table:table-cell>
          <table:table-cell office:value-type="string">
            <text:p>MeanThickness</text:p>
          </table:table-cell>
          <table:table-cell office:value-type="string">
            <text:p>BrainSegVol</text:p>
          </table:table-cell>
          <table:table-cell office:value-type="string">
            <text:p>BrainSegVolNotVent</text:p>
          </table:table-cell>
          <table:table-cell office:value-type="string">
            <text:p>BrainSegVolNotVentSurf</text:p>
          </table:table-cell>
          <table:table-cell office:value-type="string">
            <text:p>CortexVol</text:p>
          </table:table-cell>
          <table:table-cell office:value-type="string">
            <text:p>SupraTentorialVol</text:p>
          </table:table-cell>
          <table:table-cell office:value-type="string">
            <text:p>SupraTentorialVolNotVent</text:p>
          </table:table-cell>
          <table:table-cell office:value-type="string">
            <text:p>eTIV</text:p>
          </table:table-cell>
        </table:table-row>
        <table:table-row>
          <table:table-cell office:value-type="string">
            <text:p>c01</text:p>
          </table:table-cell>
          <table:table-cell office:value-type="string">
            <text:p>2872.0</text:p>
          </table:table-cell>
          <table:table-cell office:value-type="string">
            <text:p>7575.0</text:p>
          </table:table-cell>
          <table:table-cell office:value-type="string">
            <text:p>4735.0</text:p>
          </table:table-cell>
          <table:table-cell office:value-type="string">
            <text:p>2072.0</text:p>
          </table:table-cell>
          <table:table-cell office:value-type="string">
            <text:p>8844.0</text:p>
          </table:table-cell>
          <table:table-cell office:value-type="string">
            <text:p>15916.0</text:p>
          </table:table-cell>
          <table:table-cell office:value-type="string">
            <text:p>14714.0</text:p>
          </table:table-cell>
          <table:table-cell office:value-type="string">
            <text:p>2692.0</text:p>
          </table:table-cell>
          <table:table-cell office:value-type="string">
            <text:p>14309.0</text:p>
          </table:table-cell>
          <table:table-cell office:value-type="string">
            <text:p>10078.0</text:p>
          </table:table-cell>
          <table:table-cell office:value-type="string">
            <text:p>5325.0</text:p>
          </table:table-cell>
          <table:table-cell office:value-type="string">
            <text:p>4410.0</text:p>
          </table:table-cell>
          <table:table-cell office:value-type="string">
            <text:p>15689.0</text:p>
          </table:table-cell>
          <table:table-cell office:value-type="string">
            <text:p>1739.0</text:p>
          </table:table-cell>
          <table:table-cell office:value-type="string">
            <text:p>3623.0</text:p>
          </table:table-cell>
          <table:table-cell office:value-type="string">
            <text:p>4822.0</text:p>
          </table:table-cell>
          <table:table-cell office:value-type="string">
            <text:p>2356.0</text:p>
          </table:table-cell>
          <table:table-cell office:value-type="string">
            <text:p>3744.0</text:p>
          </table:table-cell>
          <table:table-cell office:value-type="string">
            <text:p>2083.0</text:p>
          </table:table-cell>
          <table:table-cell office:value-type="string">
            <text:p>10071.0</text:p>
          </table:table-cell>
          <table:table-cell office:value-type="string">
            <text:p>3508.0</text:p>
          </table:table-cell>
          <table:table-cell office:value-type="string">
            <text:p>14033.0</text:p>
          </table:table-cell>
          <table:table-cell office:value-type="string">
            <text:p>11250.0</text:p>
          </table:table-cell>
          <table:table-cell office:value-type="string">
            <text:p>2762.0</text:p>
          </table:table-cell>
          <table:table-cell office:value-type="string">
            <text:p>15056.0</text:p>
          </table:table-cell>
          <table:table-cell office:value-type="string">
            <text:p>25552.0</text:p>
          </table:table-cell>
          <table:table-cell office:value-type="string">
            <text:p>12337.0</text:p>
          </table:table-cell>
          <table:table-cell office:value-type="string">
            <text:p>17517.0</text:p>
          </table:table-cell>
          <table:table-cell office:value-type="string">
            <text:p>8889.0</text:p>
          </table:table-cell>
          <table:table-cell office:value-type="string">
            <text:p>1057.0</text:p>
          </table:table-cell>
          <table:table-cell office:value-type="string">
            <text:p>6458.0</text:p>
          </table:table-cell>
          <table:table-cell office:value-type="string">
            <text:p>171668</text:p>
          </table:table-cell>
          <table:table-cell office:value-type="string">
            <text:p>97815.8</text:p>
          </table:table-cell>
          <table:table-cell office:value-type="string">
            <text:p>2.46373</text:p>
          </table:table-cell>
          <table:table-cell office:value-type="string">
            <text:p>1203418.0</text:p>
          </table:table-cell>
          <table:table-cell office:value-type="string">
            <text:p>1166676.0</text:p>
          </table:table-cell>
          <table:table-cell office:value-type="string">
            <text:p>1166264.191157</text:p>
          </table:table-cell>
          <table:table-cell office:value-type="string">
            <text:p>503979.171104</text:p>
          </table:table-cell>
          <table:table-cell office:value-type="string">
            <text:p>1061787.191157</text:p>
          </table:table-cell>
          <table:table-cell office:value-type="string">
            <text:p>1030052.191157</text:p>
          </table:table-cell>
          <table:table-cell office:value-type="string">
            <text:p>1802137.233958</text:p>
          </table:table-cell>
        </table:table-row>
        <table:table-row>
          <table:table-cell office:value-type="string">
            <text:p>c02</text:p>
          </table:table-cell>
          <table:table-cell office:value-type="string">
            <text:p>3148.0</text:p>
          </table:table-cell>
          <table:table-cell office:value-type="string">
            <text:p>6571.0</text:p>
          </table:table-cell>
          <table:table-cell office:value-type="string">
            <text:p>4725.0</text:p>
          </table:table-cell>
          <table:table-cell office:value-type="string">
            <text:p>1330.0</text:p>
          </table:table-cell>
          <table:table-cell office:value-type="string">
            <text:p>9887.0</text:p>
          </table:table-cell>
          <table:table-cell office:value-type="string">
            <text:p>17393.0</text:p>
          </table:table-cell>
          <table:table-cell office:value-type="string">
            <text:p>12880.0</text:p>
          </table:table-cell>
          <table:table-cell office:value-type="string">
            <text:p>2724.0</text:p>
          </table:table-cell>
          <table:table-cell office:value-type="string">
            <text:p>14151.0</text:p>
          </table:table-cell>
          <table:table-cell office:value-type="string">
            <text:p>9659.0</text:p>
          </table:table-cell>
          <table:table-cell office:value-type="string">
            <text:p>5772.0</text:p>
          </table:table-cell>
          <table:table-cell office:value-type="string">
            <text:p>4427.0</text:p>
          </table:table-cell>
          <table:table-cell office:value-type="string">
            <text:p>14920.0</text:p>
          </table:table-cell>
          <table:table-cell office:value-type="string">
            <text:p>1692.0</text:p>
          </table:table-cell>
          <table:table-cell office:value-type="string">
            <text:p>4349.0</text:p>
          </table:table-cell>
          <table:table-cell office:value-type="string">
            <text:p>5138.0</text:p>
          </table:table-cell>
          <table:table-cell office:value-type="string">
            <text:p>2122.0</text:p>
          </table:table-cell>
          <table:table-cell office:value-type="string">
            <text:p>3812.0</text:p>
          </table:table-cell>
          <table:table-cell office:value-type="string">
            <text:p>2104.0</text:p>
          </table:table-cell>
          <table:table-cell office:value-type="string">
            <text:p>10953.0</text:p>
          </table:table-cell>
          <table:table-cell office:value-type="string">
            <text:p>3384.0</text:p>
          </table:table-cell>
          <table:table-cell office:value-type="string">
            <text:p>12745.0</text:p>
          </table:table-cell>
          <table:table-cell office:value-type="string">
            <text:p>11637.0</text:p>
          </table:table-cell>
          <table:table-cell office:value-type="string">
            <text:p>2392.0</text:p>
          </table:table-cell>
          <table:table-cell office:value-type="string">
            <text:p>12330.0</text:p>
          </table:table-cell>
          <table:table-cell office:value-type="string">
            <text:p>26963.0</text:p>
          </table:table-cell>
          <table:table-cell office:value-type="string">
            <text:p>12516.0</text:p>
          </table:table-cell>
          <table:table-cell office:value-type="string">
            <text:p>18569.0</text:p>
          </table:table-cell>
          <table:table-cell office:value-type="string">
            <text:p>10895.0</text:p>
          </table:table-cell>
          <table:table-cell office:value-type="string">
            <text:p>1303.0</text:p>
          </table:table-cell>
          <table:table-cell office:value-type="string">
            <text:p>7008.0</text:p>
          </table:table-cell>
          <table:table-cell office:value-type="string">
            <text:p>160182</text:p>
          </table:table-cell>
          <table:table-cell office:value-type="string">
            <text:p>93322.8</text:p>
          </table:table-cell>
          <table:table-cell office:value-type="string">
            <text:p>2.56495</text:p>
          </table:table-cell>
          <table:table-cell office:value-type="string">
            <text:p>1213129.0</text:p>
          </table:table-cell>
          <table:table-cell office:value-type="string">
            <text:p>1183754.0</text:p>
          </table:table-cell>
          <table:table-cell office:value-type="string">
            <text:p>1182680.408287</text:p>
          </table:table-cell>
          <table:table-cell office:value-type="string">
            <text:p>507502.073511</text:p>
          </table:table-cell>
          <table:table-cell office:value-type="string">
            <text:p>1065292.408287</text:p>
          </table:table-cell>
          <table:table-cell office:value-type="string">
            <text:p>1040769.408287</text:p>
          </table:table-cell>
          <table:table-cell office:value-type="string">
            <text:p>1629511.430328</text:p>
          </table:table-cell>
        </table:table-row>
        <table:table-row>
          <table:table-cell office:value-type="string">
            <text:p>c03</text:p>
          </table:table-cell>
          <table:table-cell office:value-type="string">
            <text:p>2146.0</text:p>
          </table:table-cell>
          <table:table-cell office:value-type="string">
            <text:p>6080.0</text:p>
          </table:table-cell>
          <table:table-cell office:value-type="string">
            <text:p>3444.0</text:p>
          </table:table-cell>
          <table:table-cell office:value-type="string">
            <text:p>1756.0</text:p>
          </table:table-cell>
          <table:table-cell office:value-type="string">
            <text:p>7753.0</text:p>
          </table:table-cell>
          <table:table-cell office:value-type="string">
            <text:p>18622.0</text:p>
          </table:table-cell>
          <table:table-cell office:value-type="string">
            <text:p>12300.0</text:p>
          </table:table-cell>
          <table:table-cell office:value-type="string">
            <text:p>2701.0</text:p>
          </table:table-cell>
          <table:table-cell office:value-type="string">
            <text:p>12239.0</text:p>
          </table:table-cell>
          <table:table-cell office:value-type="string">
            <text:p>9921.0</text:p>
          </table:table-cell>
          <table:table-cell office:value-type="string">
            <text:p>6111.0</text:p>
          </table:table-cell>
          <table:table-cell office:value-type="string">
            <text:p>4719.0</text:p>
          </table:table-cell>
          <table:table-cell office:value-type="string">
            <text:p>14625.0</text:p>
          </table:table-cell>
          <table:table-cell office:value-type="string">
            <text:p>1986.0</text:p>
          </table:table-cell>
          <table:table-cell office:value-type="string">
            <text:p>3599.0</text:p>
          </table:table-cell>
          <table:table-cell office:value-type="string">
            <text:p>4264.0</text:p>
          </table:table-cell>
          <table:table-cell office:value-type="string">
            <text:p>2389.0</text:p>
          </table:table-cell>
          <table:table-cell office:value-type="string">
            <text:p>5332.0</text:p>
          </table:table-cell>
          <table:table-cell office:value-type="string">
            <text:p>1794.0</text:p>
          </table:table-cell>
          <table:table-cell office:value-type="string">
            <text:p>9857.0</text:p>
          </table:table-cell>
          <table:table-cell office:value-type="string">
            <text:p>3666.0</text:p>
          </table:table-cell>
          <table:table-cell office:value-type="string">
            <text:p>13247.0</text:p>
          </table:table-cell>
          <table:table-cell office:value-type="string">
            <text:p>10571.0</text:p>
          </table:table-cell>
          <table:table-cell office:value-type="string">
            <text:p>2366.0</text:p>
          </table:table-cell>
          <table:table-cell office:value-type="string">
            <text:p>13107.0</text:p>
          </table:table-cell>
          <table:table-cell office:value-type="string">
            <text:p>29053.0</text:p>
          </table:table-cell>
          <table:table-cell office:value-type="string">
            <text:p>11229.0</text:p>
          </table:table-cell>
          <table:table-cell office:value-type="string">
            <text:p>17562.0</text:p>
          </table:table-cell>
          <table:table-cell office:value-type="string">
            <text:p>10569.0</text:p>
          </table:table-cell>
          <table:table-cell office:value-type="string">
            <text:p>1211.0</text:p>
          </table:table-cell>
          <table:table-cell office:value-type="string">
            <text:p>6613.0</text:p>
          </table:table-cell>
          <table:table-cell office:value-type="string">
            <text:p>152294</text:p>
          </table:table-cell>
          <table:table-cell office:value-type="string">
            <text:p>91163.7</text:p>
          </table:table-cell>
          <table:table-cell office:value-type="string">
            <text:p>2.55036</text:p>
          </table:table-cell>
          <table:table-cell office:value-type="string">
            <text:p>1169599.0</text:p>
          </table:table-cell>
          <table:table-cell office:value-type="string">
            <text:p>1149608.0</text:p>
          </table:table-cell>
          <table:table-cell office:value-type="string">
            <text:p>1148980.907209</text:p>
          </table:table-cell>
          <table:table-cell office:value-type="string">
            <text:p>497877.11262</text:p>
          </table:table-cell>
          <table:table-cell office:value-type="string">
            <text:p>1044349.907209</text:p>
          </table:table-cell>
          <table:table-cell office:value-type="string">
            <text:p>1028079.907209</text:p>
          </table:table-cell>
          <table:table-cell office:value-type="string">
            <text:p>1623748.083221</text:p>
          </table:table-cell>
        </table:table-row>
        <table:table-row>
          <table:table-cell office:value-type="string">
            <text:p>c04</text:p>
          </table:table-cell>
          <table:table-cell office:value-type="string">
            <text:p>1843.0</text:p>
          </table:table-cell>
          <table:table-cell office:value-type="string">
            <text:p>6034.0</text:p>
          </table:table-cell>
          <table:table-cell office:value-type="string">
            <text:p>4116.0</text:p>
          </table:table-cell>
          <table:table-cell office:value-type="string">
            <text:p>1608.0</text:p>
          </table:table-cell>
          <table:table-cell office:value-type="string">
            <text:p>7911.0</text:p>
          </table:table-cell>
          <table:table-cell office:value-type="string">
            <text:p>12957.0</text:p>
          </table:table-cell>
          <table:table-cell office:value-type="string">
            <text:p>9429.0</text:p>
          </table:table-cell>
          <table:table-cell office:value-type="string">
            <text:p>2251.0</text:p>
          </table:table-cell>
          <table:table-cell office:value-type="string">
            <text:p>8261.0</text:p>
          </table:table-cell>
          <table:table-cell office:value-type="string">
            <text:p>8282.0</text:p>
          </table:table-cell>
          <table:table-cell office:value-type="string">
            <text:p>5866.0</text:p>
          </table:table-cell>
          <table:table-cell office:value-type="string">
            <text:p>4169.0</text:p>
          </table:table-cell>
          <table:table-cell office:value-type="string">
            <text:p>10919.0</text:p>
          </table:table-cell>
          <table:table-cell office:value-type="string">
            <text:p>1521.0</text:p>
          </table:table-cell>
          <table:table-cell office:value-type="string">
            <text:p>3240.0</text:p>
          </table:table-cell>
          <table:table-cell office:value-type="string">
            <text:p>3488.0</text:p>
          </table:table-cell>
          <table:table-cell office:value-type="string">
            <text:p>2197.0</text:p>
          </table:table-cell>
          <table:table-cell office:value-type="string">
            <text:p>2902.0</text:p>
          </table:table-cell>
          <table:table-cell office:value-type="string">
            <text:p>1848.0</text:p>
          </table:table-cell>
          <table:table-cell office:value-type="string">
            <text:p>8849.0</text:p>
          </table:table-cell>
          <table:table-cell office:value-type="string">
            <text:p>2664.0</text:p>
          </table:table-cell>
          <table:table-cell office:value-type="string">
            <text:p>11745.0</text:p>
          </table:table-cell>
          <table:table-cell office:value-type="string">
            <text:p>8918.0</text:p>
          </table:table-cell>
          <table:table-cell office:value-type="string">
            <text:p>1634.0</text:p>
          </table:table-cell>
          <table:table-cell office:value-type="string">
            <text:p>10712.0</text:p>
          </table:table-cell>
          <table:table-cell office:value-type="string">
            <text:p>21471.0</text:p>
          </table:table-cell>
          <table:table-cell office:value-type="string">
            <text:p>10202.0</text:p>
          </table:table-cell>
          <table:table-cell office:value-type="string">
            <text:p>14816.0</text:p>
          </table:table-cell>
          <table:table-cell office:value-type="string">
            <text:p>8178.0</text:p>
          </table:table-cell>
          <table:table-cell office:value-type="string">
            <text:p>1085.0</text:p>
          </table:table-cell>
          <table:table-cell office:value-type="string">
            <text:p>5408.0</text:p>
          </table:table-cell>
          <table:table-cell office:value-type="string">
            <text:p>128009</text:p>
          </table:table-cell>
          <table:table-cell office:value-type="string">
            <text:p>78585.0</text:p>
          </table:table-cell>
          <table:table-cell office:value-type="string">
            <text:p>2.43917</text:p>
          </table:table-cell>
          <table:table-cell office:value-type="string">
            <text:p>1003385.0</text:p>
          </table:table-cell>
          <table:table-cell office:value-type="string">
            <text:p>988448.0</text:p>
          </table:table-cell>
          <table:table-cell office:value-type="string">
            <text:p>986933.191587</text:p>
          </table:table-cell>
          <table:table-cell office:value-type="string">
            <text:p>405432.797621</text:p>
          </table:table-cell>
          <table:table-cell office:value-type="string">
            <text:p>879661.191587</text:p>
          </table:table-cell>
          <table:table-cell office:value-type="string">
            <text:p>867563.191587</text:p>
          </table:table-cell>
          <table:table-cell office:value-type="string">
            <text:p>1398735.564607</text:p>
          </table:table-cell>
        </table:table-row>
        <table:table-row>
          <table:table-cell office:value-type="string">
            <text:p>c05</text:p>
          </table:table-cell>
          <table:table-cell office:value-type="string">
            <text:p>2768.0</text:p>
          </table:table-cell>
          <table:table-cell office:value-type="string">
            <text:p>6048.0</text:p>
          </table:table-cell>
          <table:table-cell office:value-type="string">
            <text:p>5567.0</text:p>
          </table:table-cell>
          <table:table-cell office:value-type="string">
            <text:p>1109.0</text:p>
          </table:table-cell>
          <table:table-cell office:value-type="string">
            <text:p>8617.0</text:p>
          </table:table-cell>
          <table:table-cell office:value-type="string">
            <text:p>18653.0</text:p>
          </table:table-cell>
          <table:table-cell office:value-type="string">
            <text:p>11656.0</text:p>
          </table:table-cell>
          <table:table-cell office:value-type="string">
            <text:p>1910.0</text:p>
          </table:table-cell>
          <table:table-cell office:value-type="string">
            <text:p>14079.0</text:p>
          </table:table-cell>
          <table:table-cell office:value-type="string">
            <text:p>9727.0</text:p>
          </table:table-cell>
          <table:table-cell office:value-type="string">
            <text:p>6840.0</text:p>
          </table:table-cell>
          <table:table-cell office:value-type="string">
            <text:p>5552.0</text:p>
          </table:table-cell>
          <table:table-cell office:value-type="string">
            <text:p>14781.0</text:p>
          </table:table-cell>
          <table:table-cell office:value-type="string">
            <text:p>2142.0</text:p>
          </table:table-cell>
          <table:table-cell office:value-type="string">
            <text:p>4325.0</text:p>
          </table:table-cell>
          <table:table-cell office:value-type="string">
            <text:p>4977.0</text:p>
          </table:table-cell>
          <table:table-cell office:value-type="string">
            <text:p>3151.0</text:p>
          </table:table-cell>
          <table:table-cell office:value-type="string">
            <text:p>4238.0</text:p>
          </table:table-cell>
          <table:table-cell office:value-type="string">
            <text:p>2729.0</text:p>
          </table:table-cell>
          <table:table-cell office:value-type="string">
            <text:p>11449.0</text:p>
          </table:table-cell>
          <table:table-cell office:value-type="string">
            <text:p>4100.0</text:p>
          </table:table-cell>
          <table:table-cell office:value-type="string">
            <text:p>13772.0</text:p>
          </table:table-cell>
          <table:table-cell office:value-type="string">
            <text:p>10069.0</text:p>
          </table:table-cell>
          <table:table-cell office:value-type="string">
            <text:p>2747.0</text:p>
          </table:table-cell>
          <table:table-cell office:value-type="string">
            <text:p>11219.0</text:p>
          </table:table-cell>
          <table:table-cell office:value-type="string">
            <text:p>31857.0</text:p>
          </table:table-cell>
          <table:table-cell office:value-type="string">
            <text:p>12281.0</text:p>
          </table:table-cell>
          <table:table-cell office:value-type="string">
            <text:p>19108.0</text:p>
          </table:table-cell>
          <table:table-cell office:value-type="string">
            <text:p>9788.0</text:p>
          </table:table-cell>
          <table:table-cell office:value-type="string">
            <text:p>1057.0</text:p>
          </table:table-cell>
          <table:table-cell office:value-type="string">
            <text:p>7477.0</text:p>
          </table:table-cell>
          <table:table-cell office:value-type="string">
            <text:p>145862</text:p>
          </table:table-cell>
          <table:table-cell office:value-type="string">
            <text:p>93049.7</text:p>
          </table:table-cell>
          <table:table-cell office:value-type="string">
            <text:p>2.58507</text:p>
          </table:table-cell>
          <table:table-cell office:value-type="string">
            <text:p>1199339.0</text:p>
          </table:table-cell>
          <table:table-cell office:value-type="string">
            <text:p>1187267.0</text:p>
          </table:table-cell>
          <table:table-cell office:value-type="string">
            <text:p>1186786.678441</text:p>
          </table:table-cell>
          <table:table-cell office:value-type="string">
            <text:p>523144.887308</text:p>
          </table:table-cell>
          <table:table-cell office:value-type="string">
            <text:p>1045596.678441</text:p>
          </table:table-cell>
          <table:table-cell office:value-type="string">
            <text:p>1036242.678441</text:p>
          </table:table-cell>
          <table:table-cell office:value-type="string">
            <text:p>1607231.660995</text:p>
          </table:table-cell>
        </table:table-row>
        <table:table-row>
          <table:table-cell office:value-type="string">
            <text:p>c06</text:p>
          </table:table-cell>
          <table:table-cell office:value-type="string">
            <text:p>1616.0</text:p>
          </table:table-cell>
          <table:table-cell office:value-type="string">
            <text:p>5542.0</text:p>
          </table:table-cell>
          <table:table-cell office:value-type="string">
            <text:p>3629.0</text:p>
          </table:table-cell>
          <table:table-cell office:value-type="string">
            <text:p>1240.0</text:p>
          </table:table-cell>
          <table:table-cell office:value-type="string">
            <text:p>6897.0</text:p>
          </table:table-cell>
          <table:table-cell office:value-type="string">
            <text:p>13913.0</text:p>
          </table:table-cell>
          <table:table-cell office:value-type="string">
            <text:p>8654.0</text:p>
          </table:table-cell>
          <table:table-cell office:value-type="string">
            <text:p>2144.0</text:p>
          </table:table-cell>
          <table:table-cell office:value-type="string">
            <text:p>10616.0</text:p>
          </table:table-cell>
          <table:table-cell office:value-type="string">
            <text:p>7322.0</text:p>
          </table:table-cell>
          <table:table-cell office:value-type="string">
            <text:p>5873.0</text:p>
          </table:table-cell>
          <table:table-cell office:value-type="string">
            <text:p>3966.0</text:p>
          </table:table-cell>
          <table:table-cell office:value-type="string">
            <text:p>11259.0</text:p>
          </table:table-cell>
          <table:table-cell office:value-type="string">
            <text:p>1504.0</text:p>
          </table:table-cell>
          <table:table-cell office:value-type="string">
            <text:p>3845.0</text:p>
          </table:table-cell>
          <table:table-cell office:value-type="string">
            <text:p>3689.0</text:p>
          </table:table-cell>
          <table:table-cell office:value-type="string">
            <text:p>1928.0</text:p>
          </table:table-cell>
          <table:table-cell office:value-type="string">
            <text:p>2412.0</text:p>
          </table:table-cell>
          <table:table-cell office:value-type="string">
            <text:p>1862.0</text:p>
          </table:table-cell>
          <table:table-cell office:value-type="string">
            <text:p>9149.0</text:p>
          </table:table-cell>
          <table:table-cell office:value-type="string">
            <text:p>3362.0</text:p>
          </table:table-cell>
          <table:table-cell office:value-type="string">
            <text:p>10330.0</text:p>
          </table:table-cell>
          <table:table-cell office:value-type="string">
            <text:p>9092.0</text:p>
          </table:table-cell>
          <table:table-cell office:value-type="string">
            <text:p>1457.0</text:p>
          </table:table-cell>
          <table:table-cell office:value-type="string">
            <text:p>9379.0</text:p>
          </table:table-cell>
          <table:table-cell office:value-type="string">
            <text:p>23299.0</text:p>
          </table:table-cell>
          <table:table-cell office:value-type="string">
            <text:p>9146.0</text:p>
          </table:table-cell>
          <table:table-cell office:value-type="string">
            <text:p>13885.0</text:p>
          </table:table-cell>
          <table:table-cell office:value-type="string">
            <text:p>7498.0</text:p>
          </table:table-cell>
          <table:table-cell office:value-type="string">
            <text:p>855.0</text:p>
          </table:table-cell>
          <table:table-cell office:value-type="string">
            <text:p>5731.0</text:p>
          </table:table-cell>
          <table:table-cell office:value-type="string">
            <text:p>129217</text:p>
          </table:table-cell>
          <table:table-cell office:value-type="string">
            <text:p>81488.5</text:p>
          </table:table-cell>
          <table:table-cell office:value-type="string">
            <text:p>2.31555</text:p>
          </table:table-cell>
          <table:table-cell office:value-type="string">
            <text:p>972180.0</text:p>
          </table:table-cell>
          <table:table-cell office:value-type="string">
            <text:p>964222.0</text:p>
          </table:table-cell>
          <table:table-cell office:value-type="string">
            <text:p>964076.485585</text:p>
          </table:table-cell>
          <table:table-cell office:value-type="string">
            <text:p>402013.31888</text:p>
          </table:table-cell>
          <table:table-cell office:value-type="string">
            <text:p>863905.485585</text:p>
          </table:table-cell>
          <table:table-cell office:value-type="string">
            <text:p>858235.485585</text:p>
          </table:table-cell>
          <table:table-cell office:value-type="string">
            <text:p>1372765.164412</text:p>
          </table:table-cell>
        </table:table-row>
        <table:table-row>
          <table:table-cell office:value-type="string">
            <text:p>c07</text:p>
          </table:table-cell>
          <table:table-cell office:value-type="string">
            <text:p>1262.0</text:p>
          </table:table-cell>
          <table:table-cell office:value-type="string">
            <text:p>5263.0</text:p>
          </table:table-cell>
          <table:table-cell office:value-type="string">
            <text:p>2084.0</text:p>
          </table:table-cell>
          <table:table-cell office:value-type="string">
            <text:p>2163.0</text:p>
          </table:table-cell>
          <table:table-cell office:value-type="string">
            <text:p>3317.0</text:p>
          </table:table-cell>
          <table:table-cell office:value-type="string">
            <text:p>7303.0</text:p>
          </table:table-cell>
          <table:table-cell office:value-type="string">
            <text:p>5021.0</text:p>
          </table:table-cell>
          <table:table-cell office:value-type="string">
            <text:p>380.0</text:p>
          </table:table-cell>
          <table:table-cell office:value-type="string">
            <text:p>5029.0</text:p>
          </table:table-cell>
          <table:table-cell office:value-type="string">
            <text:p>3673.0</text:p>
          </table:table-cell>
          <table:table-cell office:value-type="string">
            <text:p>2701.0</text:p>
          </table:table-cell>
          <table:table-cell office:value-type="string">
            <text:p>2669.0</text:p>
          </table:table-cell>
          <table:table-cell office:value-type="string">
            <text:p>3384.0</text:p>
          </table:table-cell>
          <table:table-cell office:value-type="string">
            <text:p>1426.0</text:p>
          </table:table-cell>
          <table:table-cell office:value-type="string">
            <text:p>1992.0</text:p>
          </table:table-cell>
          <table:table-cell office:value-type="string">
            <text:p>2052.0</text:p>
          </table:table-cell>
          <table:table-cell office:value-type="string">
            <text:p>859.0</text:p>
          </table:table-cell>
          <table:table-cell office:value-type="string">
            <text:p>2233.0</text:p>
          </table:table-cell>
          <table:table-cell office:value-type="string">
            <text:p>1456.0</text:p>
          </table:table-cell>
          <table:table-cell office:value-type="string">
            <text:p>8275.0</text:p>
          </table:table-cell>
          <table:table-cell office:value-type="string">
            <text:p>1466.0</text:p>
          </table:table-cell>
          <table:table-cell office:value-type="string">
            <text:p>9695.0</text:p>
          </table:table-cell>
          <table:table-cell office:value-type="string">
            <text:p>3974.0</text:p>
          </table:table-cell>
          <table:table-cell office:value-type="string">
            <text:p>983.0</text:p>
          </table:table-cell>
          <table:table-cell office:value-type="string">
            <text:p>8481.0</text:p>
          </table:table-cell>
          <table:table-cell office:value-type="string">
            <text:p>15836.0</text:p>
          </table:table-cell>
          <table:table-cell office:value-type="string">
            <text:p>10785.0</text:p>
          </table:table-cell>
          <table:table-cell office:value-type="string">
            <text:p>6664.0</text:p>
          </table:table-cell>
          <table:table-cell office:value-type="string">
            <text:p>7356.0</text:p>
          </table:table-cell>
          <table:table-cell office:value-type="string">
            <text:p>227.0</text:p>
          </table:table-cell>
          <table:table-cell office:value-type="string">
            <text:p>1754.0</text:p>
          </table:table-cell>
          <table:table-cell office:value-type="string">
            <text:p>108631</text:p>
          </table:table-cell>
          <table:table-cell office:value-type="string">
            <text:p>77890.5</text:p>
          </table:table-cell>
          <table:table-cell office:value-type="string">
            <text:p>1.66244</text:p>
          </table:table-cell>
          <table:table-cell office:value-type="string">
            <text:p>1272309.0</text:p>
          </table:table-cell>
          <table:table-cell office:value-type="string">
            <text:p>1260475.0</text:p>
          </table:table-cell>
          <table:table-cell office:value-type="string">
            <text:p>1262540.83844</text:p>
          </table:table-cell>
          <table:table-cell office:value-type="string">
            <text:p>250868.149055</text:p>
          </table:table-cell>
          <table:table-cell office:value-type="string">
            <text:p>1145439.83844</text:p>
          </table:table-cell>
          <table:table-cell office:value-type="string">
            <text:p>1136343.83844</text:p>
          </table:table-cell>
          <table:table-cell office:value-type="string">
            <text:p>1476023.64005</text:p>
          </table:table-cell>
        </table:table-row>
        <table:table-row>
          <table:table-cell office:value-type="string">
            <text:p>c08</text:p>
          </table:table-cell>
          <table:table-cell office:value-type="string">
            <text:p>2227.0</text:p>
          </table:table-cell>
          <table:table-cell office:value-type="string">
            <text:p>7573.0</text:p>
          </table:table-cell>
          <table:table-cell office:value-type="string">
            <text:p>4807.0</text:p>
          </table:table-cell>
          <table:table-cell office:value-type="string">
            <text:p>1488.0</text:p>
          </table:table-cell>
          <table:table-cell office:value-type="string">
            <text:p>9080.0</text:p>
          </table:table-cell>
          <table:table-cell office:value-type="string">
            <text:p>15321.0</text:p>
          </table:table-cell>
          <table:table-cell office:value-type="string">
            <text:p>11612.0</text:p>
          </table:table-cell>
          <table:table-cell office:value-type="string">
            <text:p>2737.0</text:p>
          </table:table-cell>
          <table:table-cell office:value-type="string">
            <text:p>11207.0</text:p>
          </table:table-cell>
          <table:table-cell office:value-type="string">
            <text:p>8123.0</text:p>
          </table:table-cell>
          <table:table-cell office:value-type="string">
            <text:p>8029.0</text:p>
          </table:table-cell>
          <table:table-cell office:value-type="string">
            <text:p>4000.0</text:p>
          </table:table-cell>
          <table:table-cell office:value-type="string">
            <text:p>12477.0</text:p>
          </table:table-cell>
          <table:table-cell office:value-type="string">
            <text:p>1988.0</text:p>
          </table:table-cell>
          <table:table-cell office:value-type="string">
            <text:p>3239.0</text:p>
          </table:table-cell>
          <table:table-cell office:value-type="string">
            <text:p>5029.0</text:p>
          </table:table-cell>
          <table:table-cell office:value-type="string">
            <text:p>2198.0</text:p>
          </table:table-cell>
          <table:table-cell office:value-type="string">
            <text:p>3457.0</text:p>
          </table:table-cell>
          <table:table-cell office:value-type="string">
            <text:p>2629.0</text:p>
          </table:table-cell>
          <table:table-cell office:value-type="string">
            <text:p>10986.0</text:p>
          </table:table-cell>
          <table:table-cell office:value-type="string">
            <text:p>3220.0</text:p>
          </table:table-cell>
          <table:table-cell office:value-type="string">
            <text:p>13120.0</text:p>
          </table:table-cell>
          <table:table-cell office:value-type="string">
            <text:p>9822.0</text:p>
          </table:table-cell>
          <table:table-cell office:value-type="string">
            <text:p>2613.0</text:p>
          </table:table-cell>
          <table:table-cell office:value-type="string">
            <text:p>11061.0</text:p>
          </table:table-cell>
          <table:table-cell office:value-type="string">
            <text:p>25882.0</text:p>
          </table:table-cell>
          <table:table-cell office:value-type="string">
            <text:p>10281.0</text:p>
          </table:table-cell>
          <table:table-cell office:value-type="string">
            <text:p>13781.0</text:p>
          </table:table-cell>
          <table:table-cell office:value-type="string">
            <text:p>9216.0</text:p>
          </table:table-cell>
          <table:table-cell office:value-type="string">
            <text:p>983.0</text:p>
          </table:table-cell>
          <table:table-cell office:value-type="string">
            <text:p>6225.0</text:p>
          </table:table-cell>
          <table:table-cell office:value-type="string">
            <text:p>134168</text:p>
          </table:table-cell>
          <table:table-cell office:value-type="string">
            <text:p>84675.1</text:p>
          </table:table-cell>
          <table:table-cell office:value-type="string">
            <text:p>2.52293</text:p>
          </table:table-cell>
          <table:table-cell office:value-type="string">
            <text:p>1151401.0</text:p>
          </table:table-cell>
          <table:table-cell office:value-type="string">
            <text:p>1137943.0</text:p>
          </table:table-cell>
          <table:table-cell office:value-type="string">
            <text:p>1137169.533942</text:p>
          </table:table-cell>
          <table:table-cell office:value-type="string">
            <text:p>466704.096205</text:p>
          </table:table-cell>
          <table:table-cell office:value-type="string">
            <text:p>1018004.533942</text:p>
          </table:table-cell>
          <table:table-cell office:value-type="string">
            <text:p>1007945.533942</text:p>
          </table:table-cell>
          <table:table-cell office:value-type="string">
            <text:p>1575909.321525</text:p>
          </table:table-cell>
        </table:table-row>
        <table:table-row>
          <table:table-cell office:value-type="string">
            <text:p>c10</text:p>
          </table:table-cell>
          <table:table-cell office:value-type="string">
            <text:p>1988.0</text:p>
          </table:table-cell>
          <table:table-cell office:value-type="string">
            <text:p>5136.0</text:p>
          </table:table-cell>
          <table:table-cell office:value-type="string">
            <text:p>4010.0</text:p>
          </table:table-cell>
          <table:table-cell office:value-type="string">
            <text:p>1855.0</text:p>
          </table:table-cell>
          <table:table-cell office:value-type="string">
            <text:p>7978.0</text:p>
          </table:table-cell>
          <table:table-cell office:value-type="string">
            <text:p>12673.0</text:p>
          </table:table-cell>
          <table:table-cell office:value-type="string">
            <text:p>11340.0</text:p>
          </table:table-cell>
          <table:table-cell office:value-type="string">
            <text:p>2334.0</text:p>
          </table:table-cell>
          <table:table-cell office:value-type="string">
            <text:p>11910.0</text:p>
          </table:table-cell>
          <table:table-cell office:value-type="string">
            <text:p>9323.0</text:p>
          </table:table-cell>
          <table:table-cell office:value-type="string">
            <text:p>6257.0</text:p>
          </table:table-cell>
          <table:table-cell office:value-type="string">
            <text:p>4199.0</text:p>
          </table:table-cell>
          <table:table-cell office:value-type="string">
            <text:p>12880.0</text:p>
          </table:table-cell>
          <table:table-cell office:value-type="string">
            <text:p>1971.0</text:p>
          </table:table-cell>
          <table:table-cell office:value-type="string">
            <text:p>3699.0</text:p>
          </table:table-cell>
          <table:table-cell office:value-type="string">
            <text:p>3782.0</text:p>
          </table:table-cell>
          <table:table-cell office:value-type="string">
            <text:p>2483.0</text:p>
          </table:table-cell>
          <table:table-cell office:value-type="string">
            <text:p>4088.0</text:p>
          </table:table-cell>
          <table:table-cell office:value-type="string">
            <text:p>2059.0</text:p>
          </table:table-cell>
          <table:table-cell office:value-type="string">
            <text:p>9255.0</text:p>
          </table:table-cell>
          <table:table-cell office:value-type="string">
            <text:p>3027.0</text:p>
          </table:table-cell>
          <table:table-cell office:value-type="string">
            <text:p>11147.0</text:p>
          </table:table-cell>
          <table:table-cell office:value-type="string">
            <text:p>9710.0</text:p>
          </table:table-cell>
          <table:table-cell office:value-type="string">
            <text:p>2066.0</text:p>
          </table:table-cell>
          <table:table-cell office:value-type="string">
            <text:p>11867.0</text:p>
          </table:table-cell>
          <table:table-cell office:value-type="string">
            <text:p>25271.0</text:p>
          </table:table-cell>
          <table:table-cell office:value-type="string">
            <text:p>10925.0</text:p>
          </table:table-cell>
          <table:table-cell office:value-type="string">
            <text:p>15605.0</text:p>
          </table:table-cell>
          <table:table-cell office:value-type="string">
            <text:p>9226.0</text:p>
          </table:table-cell>
          <table:table-cell office:value-type="string">
            <text:p>1011.0</text:p>
          </table:table-cell>
          <table:table-cell office:value-type="string">
            <text:p>5708.0</text:p>
          </table:table-cell>
          <table:table-cell office:value-type="string">
            <text:p>135551</text:p>
          </table:table-cell>
          <table:table-cell office:value-type="string">
            <text:p>83648.4</text:p>
          </table:table-cell>
          <table:table-cell office:value-type="string">
            <text:p>2.49432</text:p>
          </table:table-cell>
          <table:table-cell office:value-type="string">
            <text:p>1110805.0</text:p>
          </table:table-cell>
          <table:table-cell office:value-type="string">
            <text:p>1088985.0</text:p>
          </table:table-cell>
          <table:table-cell office:value-type="string">
            <text:p>1088522.334744</text:p>
          </table:table-cell>
          <table:table-cell office:value-type="string">
            <text:p>442607.625719</text:p>
          </table:table-cell>
          <table:table-cell office:value-type="string">
            <text:p>962216.334744</text:p>
          </table:table-cell>
          <table:table-cell office:value-type="string">
            <text:p>944071.334744</text:p>
          </table:table-cell>
          <table:table-cell office:value-type="string">
            <text:p>1580826.585027</text:p>
          </table:table-cell>
        </table:table-row>
        <table:table-row>
          <table:table-cell office:value-type="string">
            <text:p>c11</text:p>
          </table:table-cell>
          <table:table-cell office:value-type="string">
            <text:p>2860.0</text:p>
          </table:table-cell>
          <table:table-cell office:value-type="string">
            <text:p>7307.0</text:p>
          </table:table-cell>
          <table:table-cell office:value-type="string">
            <text:p>4884.0</text:p>
          </table:table-cell>
          <table:table-cell office:value-type="string">
            <text:p>1478.0</text:p>
          </table:table-cell>
          <table:table-cell office:value-type="string">
            <text:p>9595.0</text:p>
          </table:table-cell>
          <table:table-cell office:value-type="string">
            <text:p>16302.0</text:p>
          </table:table-cell>
          <table:table-cell office:value-type="string">
            <text:p>11854.0</text:p>
          </table:table-cell>
          <table:table-cell office:value-type="string">
            <text:p>2401.0</text:p>
          </table:table-cell>
          <table:table-cell office:value-type="string">
            <text:p>13823.0</text:p>
          </table:table-cell>
          <table:table-cell office:value-type="string">
            <text:p>9400.0</text:p>
          </table:table-cell>
          <table:table-cell office:value-type="string">
            <text:p>9387.0</text:p>
          </table:table-cell>
          <table:table-cell office:value-type="string">
            <text:p>4987.0</text:p>
          </table:table-cell>
          <table:table-cell office:value-type="string">
            <text:p>16231.0</text:p>
          </table:table-cell>
          <table:table-cell office:value-type="string">
            <text:p>2122.0</text:p>
          </table:table-cell>
          <table:table-cell office:value-type="string">
            <text:p>4658.0</text:p>
          </table:table-cell>
          <table:table-cell office:value-type="string">
            <text:p>6249.0</text:p>
          </table:table-cell>
          <table:table-cell office:value-type="string">
            <text:p>1977.0</text:p>
          </table:table-cell>
          <table:table-cell office:value-type="string">
            <text:p>5775.0</text:p>
          </table:table-cell>
          <table:table-cell office:value-type="string">
            <text:p>2598.0</text:p>
          </table:table-cell>
          <table:table-cell office:value-type="string">
            <text:p>10988.0</text:p>
          </table:table-cell>
          <table:table-cell office:value-type="string">
            <text:p>4377.0</text:p>
          </table:table-cell>
          <table:table-cell office:value-type="string">
            <text:p>13938.0</text:p>
          </table:table-cell>
          <table:table-cell office:value-type="string">
            <text:p>10424.0</text:p>
          </table:table-cell>
          <table:table-cell office:value-type="string">
            <text:p>3001.0</text:p>
          </table:table-cell>
          <table:table-cell office:value-type="string">
            <text:p>14214.0</text:p>
          </table:table-cell>
          <table:table-cell office:value-type="string">
            <text:p>32320.0</text:p>
          </table:table-cell>
          <table:table-cell office:value-type="string">
            <text:p>10187.0</text:p>
          </table:table-cell>
          <table:table-cell office:value-type="string">
            <text:p>18275.0</text:p>
          </table:table-cell>
          <table:table-cell office:value-type="string">
            <text:p>9770.0</text:p>
          </table:table-cell>
          <table:table-cell office:value-type="string">
            <text:p>1116.0</text:p>
          </table:table-cell>
          <table:table-cell office:value-type="string">
            <text:p>7863.0</text:p>
          </table:table-cell>
          <table:table-cell office:value-type="string">
            <text:p>151611</text:p>
          </table:table-cell>
          <table:table-cell office:value-type="string">
            <text:p>95555.7</text:p>
          </table:table-cell>
          <table:table-cell office:value-type="string">
            <text:p>2.59027</text:p>
          </table:table-cell>
          <table:table-cell office:value-type="string">
            <text:p>1293968.0</text:p>
          </table:table-cell>
          <table:table-cell office:value-type="string">
            <text:p>1278422.0</text:p>
          </table:table-cell>
          <table:table-cell office:value-type="string">
            <text:p>1277893.386586</text:p>
          </table:table-cell>
          <table:table-cell office:value-type="string">
            <text:p>538308.555051</text:p>
          </table:table-cell>
          <table:table-cell office:value-type="string">
            <text:p>1138529.386586</text:p>
          </table:table-cell>
          <table:table-cell office:value-type="string">
            <text:p>1126927.386586</text:p>
          </table:table-cell>
          <table:table-cell office:value-type="string">
            <text:p>1788823.339009</text:p>
          </table:table-cell>
        </table:table-row>
        <table:table-row>
          <table:table-cell office:value-type="string">
            <text:p>c12</text:p>
          </table:table-cell>
          <table:table-cell office:value-type="string">
            <text:p>3168.0</text:p>
          </table:table-cell>
          <table:table-cell office:value-type="string">
            <text:p>6759.0</text:p>
          </table:table-cell>
          <table:table-cell office:value-type="string">
            <text:p>6261.0</text:p>
          </table:table-cell>
          <table:table-cell office:value-type="string">
            <text:p>1246.0</text:p>
          </table:table-cell>
          <table:table-cell office:value-type="string">
            <text:p>9108.0</text:p>
          </table:table-cell>
          <table:table-cell office:value-type="string">
            <text:p>17017.0</text:p>
          </table:table-cell>
          <table:table-cell office:value-type="string">
            <text:p>14402.0</text:p>
          </table:table-cell>
          <table:table-cell office:value-type="string">
            <text:p>3232.0</text:p>
          </table:table-cell>
          <table:table-cell office:value-type="string">
            <text:p>13943.0</text:p>
          </table:table-cell>
          <table:table-cell office:value-type="string">
            <text:p>11277.0</text:p>
          </table:table-cell>
          <table:table-cell office:value-type="string">
            <text:p>7647.0</text:p>
          </table:table-cell>
          <table:table-cell office:value-type="string">
            <text:p>5080.0</text:p>
          </table:table-cell>
          <table:table-cell office:value-type="string">
            <text:p>16753.0</text:p>
          </table:table-cell>
          <table:table-cell office:value-type="string">
            <text:p>1992.0</text:p>
          </table:table-cell>
          <table:table-cell office:value-type="string">
            <text:p>4666.0</text:p>
          </table:table-cell>
          <table:table-cell office:value-type="string">
            <text:p>4770.0</text:p>
          </table:table-cell>
          <table:table-cell office:value-type="string">
            <text:p>2525.0</text:p>
          </table:table-cell>
          <table:table-cell office:value-type="string">
            <text:p>5933.0</text:p>
          </table:table-cell>
          <table:table-cell office:value-type="string">
            <text:p>2894.0</text:p>
          </table:table-cell>
          <table:table-cell office:value-type="string">
            <text:p>12076.0</text:p>
          </table:table-cell>
          <table:table-cell office:value-type="string">
            <text:p>3433.0</text:p>
          </table:table-cell>
          <table:table-cell office:value-type="string">
            <text:p>12660.0</text:p>
          </table:table-cell>
          <table:table-cell office:value-type="string">
            <text:p>12993.0</text:p>
          </table:table-cell>
          <table:table-cell office:value-type="string">
            <text:p>2869.0</text:p>
          </table:table-cell>
          <table:table-cell office:value-type="string">
            <text:p>16686.0</text:p>
          </table:table-cell>
          <table:table-cell office:value-type="string">
            <text:p>34146.0</text:p>
          </table:table-cell>
          <table:table-cell office:value-type="string">
            <text:p>14185.0</text:p>
          </table:table-cell>
          <table:table-cell office:value-type="string">
            <text:p>17140.0</text:p>
          </table:table-cell>
          <table:table-cell office:value-type="string">
            <text:p>10687.0</text:p>
          </table:table-cell>
          <table:table-cell office:value-type="string">
            <text:p>1002.0</text:p>
          </table:table-cell>
          <table:table-cell office:value-type="string">
            <text:p>6832.0</text:p>
          </table:table-cell>
          <table:table-cell office:value-type="string">
            <text:p>155537</text:p>
          </table:table-cell>
          <table:table-cell office:value-type="string">
            <text:p>98918.1</text:p>
          </table:table-cell>
          <table:table-cell office:value-type="string">
            <text:p>2.58216</text:p>
          </table:table-cell>
          <table:table-cell office:value-type="string">
            <text:p>1203799.0</text:p>
          </table:table-cell>
          <table:table-cell office:value-type="string">
            <text:p>1193608.0</text:p>
          </table:table-cell>
          <table:table-cell office:value-type="string">
            <text:p>1190650.773482</text:p>
          </table:table-cell>
          <table:table-cell office:value-type="string">
            <text:p>557030.604998</text:p>
          </table:table-cell>
          <table:table-cell office:value-type="string">
            <text:p>1085087.773482</text:p>
          </table:table-cell>
          <table:table-cell office:value-type="string">
            <text:p>1077206.773482</text:p>
          </table:table-cell>
          <table:table-cell office:value-type="string">
            <text:p>1622754.531016</text:p>
          </table:table-cell>
        </table:table-row>
        <table:table-row>
          <table:table-cell office:value-type="string">
            <text:p>c13</text:p>
          </table:table-cell>
          <table:table-cell office:value-type="string">
            <text:p>1581.0</text:p>
          </table:table-cell>
          <table:table-cell office:value-type="string">
            <text:p>5320.0</text:p>
          </table:table-cell>
          <table:table-cell office:value-type="string">
            <text:p>4775.0</text:p>
          </table:table-cell>
          <table:table-cell office:value-type="string">
            <text:p>2274.0</text:p>
          </table:table-cell>
          <table:table-cell office:value-type="string">
            <text:p>8698.0</text:p>
          </table:table-cell>
          <table:table-cell office:value-type="string">
            <text:p>16478.0</text:p>
          </table:table-cell>
          <table:table-cell office:value-type="string">
            <text:p>11236.0</text:p>
          </table:table-cell>
          <table:table-cell office:value-type="string">
            <text:p>2554.0</text:p>
          </table:table-cell>
          <table:table-cell office:value-type="string">
            <text:p>13853.0</text:p>
          </table:table-cell>
          <table:table-cell office:value-type="string">
            <text:p>9123.0</text:p>
          </table:table-cell>
          <table:table-cell office:value-type="string">
            <text:p>8137.0</text:p>
          </table:table-cell>
          <table:table-cell office:value-type="string">
            <text:p>4725.0</text:p>
          </table:table-cell>
          <table:table-cell office:value-type="string">
            <text:p>13459.0</text:p>
          </table:table-cell>
          <table:table-cell office:value-type="string">
            <text:p>1668.0</text:p>
          </table:table-cell>
          <table:table-cell office:value-type="string">
            <text:p>4074.0</text:p>
          </table:table-cell>
          <table:table-cell office:value-type="string">
            <text:p>5204.0</text:p>
          </table:table-cell>
          <table:table-cell office:value-type="string">
            <text:p>1708.0</text:p>
          </table:table-cell>
          <table:table-cell office:value-type="string">
            <text:p>5536.0</text:p>
          </table:table-cell>
          <table:table-cell office:value-type="string">
            <text:p>2349.0</text:p>
          </table:table-cell>
          <table:table-cell office:value-type="string">
            <text:p>10018.0</text:p>
          </table:table-cell>
          <table:table-cell office:value-type="string">
            <text:p>3587.0</text:p>
          </table:table-cell>
          <table:table-cell office:value-type="string">
            <text:p>11470.0</text:p>
          </table:table-cell>
          <table:table-cell office:value-type="string">
            <text:p>10216.0</text:p>
          </table:table-cell>
          <table:table-cell office:value-type="string">
            <text:p>1803.0</text:p>
          </table:table-cell>
          <table:table-cell office:value-type="string">
            <text:p>13019.0</text:p>
          </table:table-cell>
          <table:table-cell office:value-type="string">
            <text:p>29169.0</text:p>
          </table:table-cell>
          <table:table-cell office:value-type="string">
            <text:p>9384.0</text:p>
          </table:table-cell>
          <table:table-cell office:value-type="string">
            <text:p>21811.0</text:p>
          </table:table-cell>
          <table:table-cell office:value-type="string">
            <text:p>10282.0</text:p>
          </table:table-cell>
          <table:table-cell office:value-type="string">
            <text:p>1159.0</text:p>
          </table:table-cell>
          <table:table-cell office:value-type="string">
            <text:p>6601.0</text:p>
          </table:table-cell>
          <table:table-cell office:value-type="string">
            <text:p>162687</text:p>
          </table:table-cell>
          <table:table-cell office:value-type="string">
            <text:p>94069.6</text:p>
          </table:table-cell>
          <table:table-cell office:value-type="string">
            <text:p>2.46908</text:p>
          </table:table-cell>
          <table:table-cell office:value-type="string">
            <text:p>1139589.0</text:p>
          </table:table-cell>
          <table:table-cell office:value-type="string">
            <text:p>1115089.0</text:p>
          </table:table-cell>
          <table:table-cell office:value-type="string">
            <text:p>1114446.228808</text:p>
          </table:table-cell>
          <table:table-cell office:value-type="string">
            <text:p>494565.741087</text:p>
          </table:table-cell>
          <table:table-cell office:value-type="string">
            <text:p>1011944.228808</text:p>
          </table:table-cell>
          <table:table-cell office:value-type="string">
            <text:p>991870.228808</text:p>
          </table:table-cell>
          <table:table-cell office:value-type="string">
            <text:p>1646500.808843</text:p>
          </table:table-cell>
        </table:table-row>
        <table:table-row>
          <table:table-cell office:value-type="string">
            <text:p>c14</text:p>
          </table:table-cell>
          <table:table-cell office:value-type="string">
            <text:p>2323.0</text:p>
          </table:table-cell>
          <table:table-cell office:value-type="string">
            <text:p>4322.0</text:p>
          </table:table-cell>
          <table:table-cell office:value-type="string">
            <text:p>2219.0</text:p>
          </table:table-cell>
          <table:table-cell office:value-type="string">
            <text:p>2058.0</text:p>
          </table:table-cell>
          <table:table-cell office:value-type="string">
            <text:p>7331.0</text:p>
          </table:table-cell>
          <table:table-cell office:value-type="string">
            <text:p>6965.0</text:p>
          </table:table-cell>
          <table:table-cell office:value-type="string">
            <text:p>9254.0</text:p>
          </table:table-cell>
          <table:table-cell office:value-type="string">
            <text:p>1762.0</text:p>
          </table:table-cell>
          <table:table-cell office:value-type="string">
            <text:p>8582.0</text:p>
          </table:table-cell>
          <table:table-cell office:value-type="string">
            <text:p>7655.0</text:p>
          </table:table-cell>
          <table:table-cell office:value-type="string">
            <text:p>4702.0</text:p>
          </table:table-cell>
          <table:table-cell office:value-type="string">
            <text:p>3423.0</text:p>
          </table:table-cell>
          <table:table-cell office:value-type="string">
            <text:p>9597.0</text:p>
          </table:table-cell>
          <table:table-cell office:value-type="string">
            <text:p>2331.0</text:p>
          </table:table-cell>
          <table:table-cell office:value-type="string">
            <text:p>2737.0</text:p>
          </table:table-cell>
          <table:table-cell office:value-type="string">
            <text:p>3365.0</text:p>
          </table:table-cell>
          <table:table-cell office:value-type="string">
            <text:p>1527.0</text:p>
          </table:table-cell>
          <table:table-cell office:value-type="string">
            <text:p>3887.0</text:p>
          </table:table-cell>
          <table:table-cell office:value-type="string">
            <text:p>979.0</text:p>
          </table:table-cell>
          <table:table-cell office:value-type="string">
            <text:p>7007.0</text:p>
          </table:table-cell>
          <table:table-cell office:value-type="string">
            <text:p>3077.0</text:p>
          </table:table-cell>
          <table:table-cell office:value-type="string">
            <text:p>6849.0</text:p>
          </table:table-cell>
          <table:table-cell office:value-type="string">
            <text:p>6993.0</text:p>
          </table:table-cell>
          <table:table-cell office:value-type="string">
            <text:p>1749.0</text:p>
          </table:table-cell>
          <table:table-cell office:value-type="string">
            <text:p>8443.0</text:p>
          </table:table-cell>
          <table:table-cell office:value-type="string">
            <text:p>20533.0</text:p>
          </table:table-cell>
          <table:table-cell office:value-type="string">
            <text:p>6745.0</text:p>
          </table:table-cell>
          <table:table-cell office:value-type="string">
            <text:p>12857.0</text:p>
          </table:table-cell>
          <table:table-cell office:value-type="string">
            <text:p>8435.0</text:p>
          </table:table-cell>
          <table:table-cell office:value-type="string">
            <text:p>858.0</text:p>
          </table:table-cell>
          <table:table-cell office:value-type="string">
            <text:p>4995.0</text:p>
          </table:table-cell>
          <table:table-cell office:value-type="string">
            <text:p>134982</text:p>
          </table:table-cell>
          <table:table-cell office:value-type="string">
            <text:p>91527.7</text:p>
          </table:table-cell>
          <table:table-cell office:value-type="string">
            <text:p>2.01987</text:p>
          </table:table-cell>
          <table:table-cell office:value-type="string">
            <text:p>1137157.0</text:p>
          </table:table-cell>
          <table:table-cell office:value-type="string">
            <text:p>1122633.0</text:p>
          </table:table-cell>
          <table:table-cell office:value-type="string">
            <text:p>1123825.365972</text:p>
          </table:table-cell>
          <table:table-cell office:value-type="string">
            <text:p>338587.641997</text:p>
          </table:table-cell>
          <table:table-cell office:value-type="string">
            <text:p>1011491.365972</text:p>
          </table:table-cell>
          <table:table-cell office:value-type="string">
            <text:p>999723.365972</text:p>
          </table:table-cell>
          <table:table-cell office:value-type="string">
            <text:p>1501852.244866</text:p>
          </table:table-cell>
        </table:table-row>
        <table:table-row>
          <table:table-cell office:value-type="string">
            <text:p>c15</text:p>
          </table:table-cell>
          <table:table-cell office:value-type="string">
            <text:p>3189.0</text:p>
          </table:table-cell>
          <table:table-cell office:value-type="string">
            <text:p>6247.0</text:p>
          </table:table-cell>
          <table:table-cell office:value-type="string">
            <text:p>4006.0</text:p>
          </table:table-cell>
          <table:table-cell office:value-type="string">
            <text:p>1821.0</text:p>
          </table:table-cell>
          <table:table-cell office:value-type="string">
            <text:p>11489.0</text:p>
          </table:table-cell>
          <table:table-cell office:value-type="string">
            <text:p>13971.0</text:p>
          </table:table-cell>
          <table:table-cell office:value-type="string">
            <text:p>12302.0</text:p>
          </table:table-cell>
          <table:table-cell office:value-type="string">
            <text:p>2640.0</text:p>
          </table:table-cell>
          <table:table-cell office:value-type="string">
            <text:p>13401.0</text:p>
          </table:table-cell>
          <table:table-cell office:value-type="string">
            <text:p>8588.0</text:p>
          </table:table-cell>
          <table:table-cell office:value-type="string">
            <text:p>7248.0</text:p>
          </table:table-cell>
          <table:table-cell office:value-type="string">
            <text:p>4809.0</text:p>
          </table:table-cell>
          <table:table-cell office:value-type="string">
            <text:p>12306.0</text:p>
          </table:table-cell>
          <table:table-cell office:value-type="string">
            <text:p>1957.0</text:p>
          </table:table-cell>
          <table:table-cell office:value-type="string">
            <text:p>4584.0</text:p>
          </table:table-cell>
          <table:table-cell office:value-type="string">
            <text:p>5283.0</text:p>
          </table:table-cell>
          <table:table-cell office:value-type="string">
            <text:p>2269.0</text:p>
          </table:table-cell>
          <table:table-cell office:value-type="string">
            <text:p>4475.0</text:p>
          </table:table-cell>
          <table:table-cell office:value-type="string">
            <text:p>2960.0</text:p>
          </table:table-cell>
          <table:table-cell office:value-type="string">
            <text:p>10211.0</text:p>
          </table:table-cell>
          <table:table-cell office:value-type="string">
            <text:p>4258.0</text:p>
          </table:table-cell>
          <table:table-cell office:value-type="string">
            <text:p>13478.0</text:p>
          </table:table-cell>
          <table:table-cell office:value-type="string">
            <text:p>12032.0</text:p>
          </table:table-cell>
          <table:table-cell office:value-type="string">
            <text:p>2428.0</text:p>
          </table:table-cell>
          <table:table-cell office:value-type="string">
            <text:p>11393.0</text:p>
          </table:table-cell>
          <table:table-cell office:value-type="string">
            <text:p>25836.0</text:p>
          </table:table-cell>
          <table:table-cell office:value-type="string">
            <text:p>10837.0</text:p>
          </table:table-cell>
          <table:table-cell office:value-type="string">
            <text:p>16499.0</text:p>
          </table:table-cell>
          <table:table-cell office:value-type="string">
            <text:p>10852.0</text:p>
          </table:table-cell>
          <table:table-cell office:value-type="string">
            <text:p>1108.0</text:p>
          </table:table-cell>
          <table:table-cell office:value-type="string">
            <text:p>7719.0</text:p>
          </table:table-cell>
          <table:table-cell office:value-type="string">
            <text:p>158001</text:p>
          </table:table-cell>
          <table:table-cell office:value-type="string">
            <text:p>90513.7</text:p>
          </table:table-cell>
          <table:table-cell office:value-type="string">
            <text:p>2.59355</text:p>
          </table:table-cell>
          <table:table-cell office:value-type="string">
            <text:p>1194091.0</text:p>
          </table:table-cell>
          <table:table-cell office:value-type="string">
            <text:p>1169136.0</text:p>
          </table:table-cell>
          <table:table-cell office:value-type="string">
            <text:p>1167845.832076</text:p>
          </table:table-cell>
          <table:table-cell office:value-type="string">
            <text:p>494307.781899</text:p>
          </table:table-cell>
          <table:table-cell office:value-type="string">
            <text:p>1046511.832076</text:p>
          </table:table-cell>
          <table:table-cell office:value-type="string">
            <text:p>1027106.832076</text:p>
          </table:table-cell>
          <table:table-cell office:value-type="string">
            <text:p>1782384.125104</text:p>
          </table:table-cell>
        </table:table-row>
        <table:table-row>
          <table:table-cell office:value-type="string">
            <text:p>c16</text:p>
          </table:table-cell>
          <table:table-cell office:value-type="string">
            <text:p>3648.0</text:p>
          </table:table-cell>
          <table:table-cell office:value-type="string">
            <text:p>6592.0</text:p>
          </table:table-cell>
          <table:table-cell office:value-type="string">
            <text:p>3872.0</text:p>
          </table:table-cell>
          <table:table-cell office:value-type="string">
            <text:p>2582.0</text:p>
          </table:table-cell>
          <table:table-cell office:value-type="string">
            <text:p>9560.0</text:p>
          </table:table-cell>
          <table:table-cell office:value-type="string">
            <text:p>18446.0</text:p>
          </table:table-cell>
          <table:table-cell office:value-type="string">
            <text:p>15927.0</text:p>
          </table:table-cell>
          <table:table-cell office:value-type="string">
            <text:p>2102.0</text:p>
          </table:table-cell>
          <table:table-cell office:value-type="string">
            <text:p>14734.0</text:p>
          </table:table-cell>
          <table:table-cell office:value-type="string">
            <text:p>9307.0</text:p>
          </table:table-cell>
          <table:table-cell office:value-type="string">
            <text:p>6262.0</text:p>
          </table:table-cell>
          <table:table-cell office:value-type="string">
            <text:p>4827.0</text:p>
          </table:table-cell>
          <table:table-cell office:value-type="string">
            <text:p>9821.0</text:p>
          </table:table-cell>
          <table:table-cell office:value-type="string">
            <text:p>1668.0</text:p>
          </table:table-cell>
          <table:table-cell office:value-type="string">
            <text:p>4337.0</text:p>
          </table:table-cell>
          <table:table-cell office:value-type="string">
            <text:p>5467.0</text:p>
          </table:table-cell>
          <table:table-cell office:value-type="string">
            <text:p>2518.0</text:p>
          </table:table-cell>
          <table:table-cell office:value-type="string">
            <text:p>4562.0</text:p>
          </table:table-cell>
          <table:table-cell office:value-type="string">
            <text:p>2054.0</text:p>
          </table:table-cell>
          <table:table-cell office:value-type="string">
            <text:p>10469.0</text:p>
          </table:table-cell>
          <table:table-cell office:value-type="string">
            <text:p>4294.0</text:p>
          </table:table-cell>
          <table:table-cell office:value-type="string">
            <text:p>13383.0</text:p>
          </table:table-cell>
          <table:table-cell office:value-type="string">
            <text:p>11320.0</text:p>
          </table:table-cell>
          <table:table-cell office:value-type="string">
            <text:p>2737.0</text:p>
          </table:table-cell>
          <table:table-cell office:value-type="string">
            <text:p>12013.0</text:p>
          </table:table-cell>
          <table:table-cell office:value-type="string">
            <text:p>27020.0</text:p>
          </table:table-cell>
          <table:table-cell office:value-type="string">
            <text:p>12370.0</text:p>
          </table:table-cell>
          <table:table-cell office:value-type="string">
            <text:p>13233.0</text:p>
          </table:table-cell>
          <table:table-cell office:value-type="string">
            <text:p>10041.0</text:p>
          </table:table-cell>
          <table:table-cell office:value-type="string">
            <text:p>916.0</text:p>
          </table:table-cell>
          <table:table-cell office:value-type="string">
            <text:p>6541.0</text:p>
          </table:table-cell>
          <table:table-cell office:value-type="string">
            <text:p>129524</text:p>
          </table:table-cell>
          <table:table-cell office:value-type="string">
            <text:p>85972.7</text:p>
          </table:table-cell>
          <table:table-cell office:value-type="string">
            <text:p>2.63621</text:p>
          </table:table-cell>
          <table:table-cell office:value-type="string">
            <text:p>1098065.0</text:p>
          </table:table-cell>
          <table:table-cell office:value-type="string">
            <text:p>1082009.0</text:p>
          </table:table-cell>
          <table:table-cell office:value-type="string">
            <text:p>1080960.3085</text:p>
          </table:table-cell>
          <table:table-cell office:value-type="string">
            <text:p>504813.713841</text:p>
          </table:table-cell>
          <table:table-cell office:value-type="string">
            <text:p>960970.3085</text:p>
          </table:table-cell>
          <table:table-cell office:value-type="string">
            <text:p>948661.3085</text:p>
          </table:table-cell>
          <table:table-cell office:value-type="string">
            <text:p>1530752.236751</text:p>
          </table:table-cell>
        </table:table-row>
        <table:table-row>
          <table:table-cell office:value-type="string">
            <text:p>c17</text:p>
          </table:table-cell>
          <table:table-cell office:value-type="string">
            <text:p>2144.0</text:p>
          </table:table-cell>
          <table:table-cell office:value-type="string">
            <text:p>4967.0</text:p>
          </table:table-cell>
          <table:table-cell office:value-type="string">
            <text:p>3864.0</text:p>
          </table:table-cell>
          <table:table-cell office:value-type="string">
            <text:p>1370.0</text:p>
          </table:table-cell>
          <table:table-cell office:value-type="string">
            <text:p>5950.0</text:p>
          </table:table-cell>
          <table:table-cell office:value-type="string">
            <text:p>14667.0</text:p>
          </table:table-cell>
          <table:table-cell office:value-type="string">
            <text:p>8660.0</text:p>
          </table:table-cell>
          <table:table-cell office:value-type="string">
            <text:p>1812.0</text:p>
          </table:table-cell>
          <table:table-cell office:value-type="string">
            <text:p>10725.0</text:p>
          </table:table-cell>
          <table:table-cell office:value-type="string">
            <text:p>7435.0</text:p>
          </table:table-cell>
          <table:table-cell office:value-type="string">
            <text:p>6230.0</text:p>
          </table:table-cell>
          <table:table-cell office:value-type="string">
            <text:p>3429.0</text:p>
          </table:table-cell>
          <table:table-cell office:value-type="string">
            <text:p>12950.0</text:p>
          </table:table-cell>
          <table:table-cell office:value-type="string">
            <text:p>2217.0</text:p>
          </table:table-cell>
          <table:table-cell office:value-type="string">
            <text:p>4106.0</text:p>
          </table:table-cell>
          <table:table-cell office:value-type="string">
            <text:p>3580.0</text:p>
          </table:table-cell>
          <table:table-cell office:value-type="string">
            <text:p>1794.0</text:p>
          </table:table-cell>
          <table:table-cell office:value-type="string">
            <text:p>3457.0</text:p>
          </table:table-cell>
          <table:table-cell office:value-type="string">
            <text:p>1954.0</text:p>
          </table:table-cell>
          <table:table-cell office:value-type="string">
            <text:p>8172.0</text:p>
          </table:table-cell>
          <table:table-cell office:value-type="string">
            <text:p>2834.0</text:p>
          </table:table-cell>
          <table:table-cell office:value-type="string">
            <text:p>10512.0</text:p>
          </table:table-cell>
          <table:table-cell office:value-type="string">
            <text:p>8059.0</text:p>
          </table:table-cell>
          <table:table-cell office:value-type="string">
            <text:p>1729.0</text:p>
          </table:table-cell>
          <table:table-cell office:value-type="string">
            <text:p>10083.0</text:p>
          </table:table-cell>
          <table:table-cell office:value-type="string">
            <text:p>23703.0</text:p>
          </table:table-cell>
          <table:table-cell office:value-type="string">
            <text:p>9234.0</text:p>
          </table:table-cell>
          <table:table-cell office:value-type="string">
            <text:p>14768.0</text:p>
          </table:table-cell>
          <table:table-cell office:value-type="string">
            <text:p>8390.0</text:p>
          </table:table-cell>
          <table:table-cell office:value-type="string">
            <text:p>730.0</text:p>
          </table:table-cell>
          <table:table-cell office:value-type="string">
            <text:p>5392.0</text:p>
          </table:table-cell>
          <table:table-cell office:value-type="string">
            <text:p>118575</text:p>
          </table:table-cell>
          <table:table-cell office:value-type="string">
            <text:p>74150.8</text:p>
          </table:table-cell>
          <table:table-cell office:value-type="string">
            <text:p>2.51873</text:p>
          </table:table-cell>
          <table:table-cell office:value-type="string">
            <text:p>985252.0</text:p>
          </table:table-cell>
          <table:table-cell office:value-type="string">
            <text:p>971340.0</text:p>
          </table:table-cell>
          <table:table-cell office:value-type="string">
            <text:p>971155.692181</text:p>
          </table:table-cell>
          <table:table-cell office:value-type="string">
            <text:p>408364.024348</text:p>
          </table:table-cell>
          <table:table-cell office:value-type="string">
            <text:p>860597.692181</text:p>
          </table:table-cell>
          <table:table-cell office:value-type="string">
            <text:p>849965.692181</text:p>
          </table:table-cell>
          <table:table-cell office:value-type="string">
            <text:p>1307101.992783</text:p>
          </table:table-cell>
        </table:table-row>
        <table:table-row>
          <table:table-cell office:value-type="string">
            <text:p>c18</text:p>
          </table:table-cell>
          <table:table-cell office:value-type="string">
            <text:p>4355.0</text:p>
          </table:table-cell>
          <table:table-cell office:value-type="string">
            <text:p>11322.0</text:p>
          </table:table-cell>
          <table:table-cell office:value-type="string">
            <text:p>5399.0</text:p>
          </table:table-cell>
          <table:table-cell office:value-type="string">
            <text:p>2710.0</text:p>
          </table:table-cell>
          <table:table-cell office:value-type="string">
            <text:p>10183.0</text:p>
          </table:table-cell>
          <table:table-cell office:value-type="string">
            <text:p>22633.0</text:p>
          </table:table-cell>
          <table:table-cell office:value-type="string">
            <text:p>17557.0</text:p>
          </table:table-cell>
          <table:table-cell office:value-type="string">
            <text:p>3975.0</text:p>
          </table:table-cell>
          <table:table-cell office:value-type="string">
            <text:p>15756.0</text:p>
          </table:table-cell>
          <table:table-cell office:value-type="string">
            <text:p>11109.0</text:p>
          </table:table-cell>
          <table:table-cell office:value-type="string">
            <text:p>8595.0</text:p>
          </table:table-cell>
          <table:table-cell office:value-type="string">
            <text:p>6338.0</text:p>
          </table:table-cell>
          <table:table-cell office:value-type="string">
            <text:p>18228.0</text:p>
          </table:table-cell>
          <table:table-cell office:value-type="string">
            <text:p>2657.0</text:p>
          </table:table-cell>
          <table:table-cell office:value-type="string">
            <text:p>3908.0</text:p>
          </table:table-cell>
          <table:table-cell office:value-type="string">
            <text:p>6156.0</text:p>
          </table:table-cell>
          <table:table-cell office:value-type="string">
            <text:p>2496.0</text:p>
          </table:table-cell>
          <table:table-cell office:value-type="string">
            <text:p>5432.0</text:p>
          </table:table-cell>
          <table:table-cell office:value-type="string">
            <text:p>3403.0</text:p>
          </table:table-cell>
          <table:table-cell office:value-type="string">
            <text:p>16267.0</text:p>
          </table:table-cell>
          <table:table-cell office:value-type="string">
            <text:p>5428.0</text:p>
          </table:table-cell>
          <table:table-cell office:value-type="string">
            <text:p>18855.0</text:p>
          </table:table-cell>
          <table:table-cell office:value-type="string">
            <text:p>13493.0</text:p>
          </table:table-cell>
          <table:table-cell office:value-type="string">
            <text:p>3961.0</text:p>
          </table:table-cell>
          <table:table-cell office:value-type="string">
            <text:p>16269.0</text:p>
          </table:table-cell>
          <table:table-cell office:value-type="string">
            <text:p>31607.0</text:p>
          </table:table-cell>
          <table:table-cell office:value-type="string">
            <text:p>14359.0</text:p>
          </table:table-cell>
          <table:table-cell office:value-type="string">
            <text:p>19823.0</text:p>
          </table:table-cell>
          <table:table-cell office:value-type="string">
            <text:p>12809.0</text:p>
          </table:table-cell>
          <table:table-cell office:value-type="string">
            <text:p>1060.0</text:p>
          </table:table-cell>
          <table:table-cell office:value-type="string">
            <text:p>8074.0</text:p>
          </table:table-cell>
          <table:table-cell office:value-type="string">
            <text:p>177691</text:p>
          </table:table-cell>
          <table:table-cell office:value-type="string">
            <text:p>113942.0</text:p>
          </table:table-cell>
          <table:table-cell office:value-type="string">
            <text:p>2.61383</text:p>
          </table:table-cell>
          <table:table-cell office:value-type="string">
            <text:p>1503055.0</text:p>
          </table:table-cell>
          <table:table-cell office:value-type="string">
            <text:p>1479480.0</text:p>
          </table:table-cell>
          <table:table-cell office:value-type="string">
            <text:p>1478163.816207</text:p>
          </table:table-cell>
          <table:table-cell office:value-type="string">
            <text:p>635067.338917</text:p>
          </table:table-cell>
          <table:table-cell office:value-type="string">
            <text:p>1341536.816207</text:p>
          </table:table-cell>
          <table:table-cell office:value-type="string">
            <text:p>1322390.816207</text:p>
          </table:table-cell>
          <table:table-cell office:value-type="string">
            <text:p>2022988.029294</text:p>
          </table:table-cell>
        </table:table-row>
        <table:table-row>
          <table:table-cell office:value-type="string">
            <text:p>c19</text:p>
          </table:table-cell>
          <table:table-cell office:value-type="string">
            <text:p>2025.0</text:p>
          </table:table-cell>
          <table:table-cell office:value-type="string">
            <text:p>5675.0</text:p>
          </table:table-cell>
          <table:table-cell office:value-type="string">
            <text:p>4451.0</text:p>
          </table:table-cell>
          <table:table-cell office:value-type="string">
            <text:p>1710.0</text:p>
          </table:table-cell>
          <table:table-cell office:value-type="string">
            <text:p>8055.0</text:p>
          </table:table-cell>
          <table:table-cell office:value-type="string">
            <text:p>15254.0</text:p>
          </table:table-cell>
          <table:table-cell office:value-type="string">
            <text:p>14065.0</text:p>
          </table:table-cell>
          <table:table-cell office:value-type="string">
            <text:p>2370.0</text:p>
          </table:table-cell>
          <table:table-cell office:value-type="string">
            <text:p>13823.0</text:p>
          </table:table-cell>
          <table:table-cell office:value-type="string">
            <text:p>9393.0</text:p>
          </table:table-cell>
          <table:table-cell office:value-type="string">
            <text:p>7120.0</text:p>
          </table:table-cell>
          <table:table-cell office:value-type="string">
            <text:p>4441.0</text:p>
          </table:table-cell>
          <table:table-cell office:value-type="string">
            <text:p>14946.0</text:p>
          </table:table-cell>
          <table:table-cell office:value-type="string">
            <text:p>2282.0</text:p>
          </table:table-cell>
          <table:table-cell office:value-type="string">
            <text:p>2983.0</text:p>
          </table:table-cell>
          <table:table-cell office:value-type="string">
            <text:p>5599.0</text:p>
          </table:table-cell>
          <table:table-cell office:value-type="string">
            <text:p>1943.0</text:p>
          </table:table-cell>
          <table:table-cell office:value-type="string">
            <text:p>4643.0</text:p>
          </table:table-cell>
          <table:table-cell office:value-type="string">
            <text:p>2629.0</text:p>
          </table:table-cell>
          <table:table-cell office:value-type="string">
            <text:p>10068.0</text:p>
          </table:table-cell>
          <table:table-cell office:value-type="string">
            <text:p>2910.0</text:p>
          </table:table-cell>
          <table:table-cell office:value-type="string">
            <text:p>13588.0</text:p>
          </table:table-cell>
          <table:table-cell office:value-type="string">
            <text:p>9950.0</text:p>
          </table:table-cell>
          <table:table-cell office:value-type="string">
            <text:p>2596.0</text:p>
          </table:table-cell>
          <table:table-cell office:value-type="string">
            <text:p>11615.0</text:p>
          </table:table-cell>
          <table:table-cell office:value-type="string">
            <text:p>24524.0</text:p>
          </table:table-cell>
          <table:table-cell office:value-type="string">
            <text:p>11669.0</text:p>
          </table:table-cell>
          <table:table-cell office:value-type="string">
            <text:p>16558.0</text:p>
          </table:table-cell>
          <table:table-cell office:value-type="string">
            <text:p>8157.0</text:p>
          </table:table-cell>
          <table:table-cell office:value-type="string">
            <text:p>950.0</text:p>
          </table:table-cell>
          <table:table-cell office:value-type="string">
            <text:p>6070.0</text:p>
          </table:table-cell>
          <table:table-cell office:value-type="string">
            <text:p>134255</text:p>
          </table:table-cell>
          <table:table-cell office:value-type="string">
            <text:p>85293.8</text:p>
          </table:table-cell>
          <table:table-cell office:value-type="string">
            <text:p>2.58723</text:p>
          </table:table-cell>
          <table:table-cell office:value-type="string">
            <text:p>1176235.0</text:p>
          </table:table-cell>
          <table:table-cell office:value-type="string">
            <text:p>1158547.0</text:p>
          </table:table-cell>
          <table:table-cell office:value-type="string">
            <text:p>1158185.329333</text:p>
          </table:table-cell>
          <table:table-cell office:value-type="string">
            <text:p>478811.341481</text:p>
          </table:table-cell>
          <table:table-cell office:value-type="string">
            <text:p>1035309.329333</text:p>
          </table:table-cell>
          <table:table-cell office:value-type="string">
            <text:p>1021295.329333</text:p>
          </table:table-cell>
          <table:table-cell office:value-type="string">
            <text:p>1583576.130783</text:p>
          </table:table-cell>
        </table:table-row>
        <table:table-row>
          <table:table-cell office:value-type="string">
            <text:p>c20</text:p>
          </table:table-cell>
          <table:table-cell office:value-type="string">
            <text:p>2164.0</text:p>
          </table:table-cell>
          <table:table-cell office:value-type="string">
            <text:p>6078.0</text:p>
          </table:table-cell>
          <table:table-cell office:value-type="string">
            <text:p>3779.0</text:p>
          </table:table-cell>
          <table:table-cell office:value-type="string">
            <text:p>1679.0</text:p>
          </table:table-cell>
          <table:table-cell office:value-type="string">
            <text:p>7241.0</text:p>
          </table:table-cell>
          <table:table-cell office:value-type="string">
            <text:p>14607.0</text:p>
          </table:table-cell>
          <table:table-cell office:value-type="string">
            <text:p>11292.0</text:p>
          </table:table-cell>
          <table:table-cell office:value-type="string">
            <text:p>3213.0</text:p>
          </table:table-cell>
          <table:table-cell office:value-type="string">
            <text:p>9580.0</text:p>
          </table:table-cell>
          <table:table-cell office:value-type="string">
            <text:p>8495.0</text:p>
          </table:table-cell>
          <table:table-cell office:value-type="string">
            <text:p>7774.0</text:p>
          </table:table-cell>
          <table:table-cell office:value-type="string">
            <text:p>3747.0</text:p>
          </table:table-cell>
          <table:table-cell office:value-type="string">
            <text:p>12631.0</text:p>
          </table:table-cell>
          <table:table-cell office:value-type="string">
            <text:p>1834.0</text:p>
          </table:table-cell>
          <table:table-cell office:value-type="string">
            <text:p>3651.0</text:p>
          </table:table-cell>
          <table:table-cell office:value-type="string">
            <text:p>3920.0</text:p>
          </table:table-cell>
          <table:table-cell office:value-type="string">
            <text:p>2068.0</text:p>
          </table:table-cell>
          <table:table-cell office:value-type="string">
            <text:p>3350.0</text:p>
          </table:table-cell>
          <table:table-cell office:value-type="string">
            <text:p>2618.0</text:p>
          </table:table-cell>
          <table:table-cell office:value-type="string">
            <text:p>8862.0</text:p>
          </table:table-cell>
          <table:table-cell office:value-type="string">
            <text:p>3344.0</text:p>
          </table:table-cell>
          <table:table-cell office:value-type="string">
            <text:p>11285.0</text:p>
          </table:table-cell>
          <table:table-cell office:value-type="string">
            <text:p>10840.0</text:p>
          </table:table-cell>
          <table:table-cell office:value-type="string">
            <text:p>2265.0</text:p>
          </table:table-cell>
          <table:table-cell office:value-type="string">
            <text:p>10803.0</text:p>
          </table:table-cell>
          <table:table-cell office:value-type="string">
            <text:p>26676.0</text:p>
          </table:table-cell>
          <table:table-cell office:value-type="string">
            <text:p>12028.0</text:p>
          </table:table-cell>
          <table:table-cell office:value-type="string">
            <text:p>15493.0</text:p>
          </table:table-cell>
          <table:table-cell office:value-type="string">
            <text:p>9526.0</text:p>
          </table:table-cell>
          <table:table-cell office:value-type="string">
            <text:p>1040.0</text:p>
          </table:table-cell>
          <table:table-cell office:value-type="string">
            <text:p>6200.0</text:p>
          </table:table-cell>
          <table:table-cell office:value-type="string">
            <text:p>136412</text:p>
          </table:table-cell>
          <table:table-cell office:value-type="string">
            <text:p>86205.1</text:p>
          </table:table-cell>
          <table:table-cell office:value-type="string">
            <text:p>2.442</text:p>
          </table:table-cell>
          <table:table-cell office:value-type="string">
            <text:p>1119624.0</text:p>
          </table:table-cell>
          <table:table-cell office:value-type="string">
            <text:p>1105856.0</text:p>
          </table:table-cell>
          <table:table-cell office:value-type="string">
            <text:p>1105169.745333</text:p>
          </table:table-cell>
          <table:table-cell office:value-type="string">
            <text:p>453900.545069</text:p>
          </table:table-cell>
          <table:table-cell office:value-type="string">
            <text:p>989243.745333</text:p>
          </table:table-cell>
          <table:table-cell office:value-type="string">
            <text:p>978726.745333</text:p>
          </table:table-cell>
          <table:table-cell office:value-type="string">
            <text:p>1538989.266697</text:p>
          </table:table-cell>
        </table:table-row>
        <table:table-row>
          <table:table-cell office:value-type="string">
            <text:p>c21</text:p>
          </table:table-cell>
          <table:table-cell office:value-type="string">
            <text:p>2575.0</text:p>
          </table:table-cell>
          <table:table-cell office:value-type="string">
            <text:p>6475.0</text:p>
          </table:table-cell>
          <table:table-cell office:value-type="string">
            <text:p>4844.0</text:p>
          </table:table-cell>
          <table:table-cell office:value-type="string">
            <text:p>2036.0</text:p>
          </table:table-cell>
          <table:table-cell office:value-type="string">
            <text:p>8771.0</text:p>
          </table:table-cell>
          <table:table-cell office:value-type="string">
            <text:p>18458.0</text:p>
          </table:table-cell>
          <table:table-cell office:value-type="string">
            <text:p>14734.0</text:p>
          </table:table-cell>
          <table:table-cell office:value-type="string">
            <text:p>2469.0</text:p>
          </table:table-cell>
          <table:table-cell office:value-type="string">
            <text:p>12884.0</text:p>
          </table:table-cell>
          <table:table-cell office:value-type="string">
            <text:p>9930.0</text:p>
          </table:table-cell>
          <table:table-cell office:value-type="string">
            <text:p>6346.0</text:p>
          </table:table-cell>
          <table:table-cell office:value-type="string">
            <text:p>4941.0</text:p>
          </table:table-cell>
          <table:table-cell office:value-type="string">
            <text:p>14471.0</text:p>
          </table:table-cell>
          <table:table-cell office:value-type="string">
            <text:p>2103.0</text:p>
          </table:table-cell>
          <table:table-cell office:value-type="string">
            <text:p>4006.0</text:p>
          </table:table-cell>
          <table:table-cell office:value-type="string">
            <text:p>4188.0</text:p>
          </table:table-cell>
          <table:table-cell office:value-type="string">
            <text:p>2382.0</text:p>
          </table:table-cell>
          <table:table-cell office:value-type="string">
            <text:p>3816.0</text:p>
          </table:table-cell>
          <table:table-cell office:value-type="string">
            <text:p>2482.0</text:p>
          </table:table-cell>
          <table:table-cell office:value-type="string">
            <text:p>12159.0</text:p>
          </table:table-cell>
          <table:table-cell office:value-type="string">
            <text:p>3866.0</text:p>
          </table:table-cell>
          <table:table-cell office:value-type="string">
            <text:p>13934.0</text:p>
          </table:table-cell>
          <table:table-cell office:value-type="string">
            <text:p>12229.0</text:p>
          </table:table-cell>
          <table:table-cell office:value-type="string">
            <text:p>2988.0</text:p>
          </table:table-cell>
          <table:table-cell office:value-type="string">
            <text:p>10670.0</text:p>
          </table:table-cell>
          <table:table-cell office:value-type="string">
            <text:p>28544.0</text:p>
          </table:table-cell>
          <table:table-cell office:value-type="string">
            <text:p>12244.0</text:p>
          </table:table-cell>
          <table:table-cell office:value-type="string">
            <text:p>18043.0</text:p>
          </table:table-cell>
          <table:table-cell office:value-type="string">
            <text:p>10552.0</text:p>
          </table:table-cell>
          <table:table-cell office:value-type="string">
            <text:p>1281.0</text:p>
          </table:table-cell>
          <table:table-cell office:value-type="string">
            <text:p>6959.0</text:p>
          </table:table-cell>
          <table:table-cell office:value-type="string">
            <text:p>154280</text:p>
          </table:table-cell>
          <table:table-cell office:value-type="string">
            <text:p>96685.4</text:p>
          </table:table-cell>
          <table:table-cell office:value-type="string">
            <text:p>2.49339</text:p>
          </table:table-cell>
          <table:table-cell office:value-type="string">
            <text:p>1291878.0</text:p>
          </table:table-cell>
          <table:table-cell office:value-type="string">
            <text:p>1268226.0</text:p>
          </table:table-cell>
          <table:table-cell office:value-type="string">
            <text:p>1268149.043608</text:p>
          </table:table-cell>
          <table:table-cell office:value-type="string">
            <text:p>524875.219017</text:p>
          </table:table-cell>
          <table:table-cell office:value-type="string">
            <text:p>1138829.043608</text:p>
          </table:table-cell>
          <table:table-cell office:value-type="string">
            <text:p>1119551.043608</text:p>
          </table:table-cell>
          <table:table-cell office:value-type="string">
            <text:p>1615275.367672</text:p>
          </table:table-cell>
        </table:table-row>
        <table:table-row>
          <table:table-cell office:value-type="string">
            <text:p>c22</text:p>
          </table:table-cell>
          <table:table-cell office:value-type="string">
            <text:p>2765.0</text:p>
          </table:table-cell>
          <table:table-cell office:value-type="string">
            <text:p>6224.0</text:p>
          </table:table-cell>
          <table:table-cell office:value-type="string">
            <text:p>3488.0</text:p>
          </table:table-cell>
          <table:table-cell office:value-type="string">
            <text:p>1559.0</text:p>
          </table:table-cell>
          <table:table-cell office:value-type="string">
            <text:p>7143.0</text:p>
          </table:table-cell>
          <table:table-cell office:value-type="string">
            <text:p>15322.0</text:p>
          </table:table-cell>
          <table:table-cell office:value-type="string">
            <text:p>14436.0</text:p>
          </table:table-cell>
          <table:table-cell office:value-type="string">
            <text:p>2970.0</text:p>
          </table:table-cell>
          <table:table-cell office:value-type="string">
            <text:p>14076.0</text:p>
          </table:table-cell>
          <table:table-cell office:value-type="string">
            <text:p>9772.0</text:p>
          </table:table-cell>
          <table:table-cell office:value-type="string">
            <text:p>9237.0</text:p>
          </table:table-cell>
          <table:table-cell office:value-type="string">
            <text:p>4143.0</text:p>
          </table:table-cell>
          <table:table-cell office:value-type="string">
            <text:p>15201.0</text:p>
          </table:table-cell>
          <table:table-cell office:value-type="string">
            <text:p>1694.0</text:p>
          </table:table-cell>
          <table:table-cell office:value-type="string">
            <text:p>3898.0</text:p>
          </table:table-cell>
          <table:table-cell office:value-type="string">
            <text:p>4525.0</text:p>
          </table:table-cell>
          <table:table-cell office:value-type="string">
            <text:p>1959.0</text:p>
          </table:table-cell>
          <table:table-cell office:value-type="string">
            <text:p>5713.0</text:p>
          </table:table-cell>
          <table:table-cell office:value-type="string">
            <text:p>1485.0</text:p>
          </table:table-cell>
          <table:table-cell office:value-type="string">
            <text:p>7741.0</text:p>
          </table:table-cell>
          <table:table-cell office:value-type="string">
            <text:p>3442.0</text:p>
          </table:table-cell>
          <table:table-cell office:value-type="string">
            <text:p>12008.0</text:p>
          </table:table-cell>
          <table:table-cell office:value-type="string">
            <text:p>11640.0</text:p>
          </table:table-cell>
          <table:table-cell office:value-type="string">
            <text:p>2617.0</text:p>
          </table:table-cell>
          <table:table-cell office:value-type="string">
            <text:p>13965.0</text:p>
          </table:table-cell>
          <table:table-cell office:value-type="string">
            <text:p>25114.0</text:p>
          </table:table-cell>
          <table:table-cell office:value-type="string">
            <text:p>11620.0</text:p>
          </table:table-cell>
          <table:table-cell office:value-type="string">
            <text:p>17233.0</text:p>
          </table:table-cell>
          <table:table-cell office:value-type="string">
            <text:p>9850.0</text:p>
          </table:table-cell>
          <table:table-cell office:value-type="string">
            <text:p>983.0</text:p>
          </table:table-cell>
          <table:table-cell office:value-type="string">
            <text:p>5891.0</text:p>
          </table:table-cell>
          <table:table-cell office:value-type="string">
            <text:p>171158</text:p>
          </table:table-cell>
          <table:table-cell office:value-type="string">
            <text:p>96073.4</text:p>
          </table:table-cell>
          <table:table-cell office:value-type="string">
            <text:p>2.46146</text:p>
          </table:table-cell>
          <table:table-cell office:value-type="string">
            <text:p>1216431.0</text:p>
          </table:table-cell>
          <table:table-cell office:value-type="string">
            <text:p>1195421.0</text:p>
          </table:table-cell>
          <table:table-cell office:value-type="string">
            <text:p>1195917.766757</text:p>
          </table:table-cell>
          <table:table-cell office:value-type="string">
            <text:p>492223.994372</text:p>
          </table:table-cell>
          <table:table-cell office:value-type="string">
            <text:p>1068105.766757</text:p>
          </table:table-cell>
          <table:table-cell office:value-type="string">
            <text:p>1051977.766757</text:p>
          </table:table-cell>
          <table:table-cell office:value-type="string">
            <text:p>1718592.770197</text:p>
          </table:table-cell>
        </table:table-row>
        <table:table-row>
          <table:table-cell office:value-type="string">
            <text:p>c23</text:p>
          </table:table-cell>
          <table:table-cell office:value-type="string">
            <text:p>1851.0</text:p>
          </table:table-cell>
          <table:table-cell office:value-type="string">
            <text:p>5181.0</text:p>
          </table:table-cell>
          <table:table-cell office:value-type="string">
            <text:p>2939.0</text:p>
          </table:table-cell>
          <table:table-cell office:value-type="string">
            <text:p>1645.0</text:p>
          </table:table-cell>
          <table:table-cell office:value-type="string">
            <text:p>5373.0</text:p>
          </table:table-cell>
          <table:table-cell office:value-type="string">
            <text:p>6051.0</text:p>
          </table:table-cell>
          <table:table-cell office:value-type="string">
            <text:p>9814.0</text:p>
          </table:table-cell>
          <table:table-cell office:value-type="string">
            <text:p>943.0</text:p>
          </table:table-cell>
          <table:table-cell office:value-type="string">
            <text:p>7157.0</text:p>
          </table:table-cell>
          <table:table-cell office:value-type="string">
            <text:p>7286.0</text:p>
          </table:table-cell>
          <table:table-cell office:value-type="string">
            <text:p>2259.0</text:p>
          </table:table-cell>
          <table:table-cell office:value-type="string">
            <text:p>3329.0</text:p>
          </table:table-cell>
          <table:table-cell office:value-type="string">
            <text:p>11190.0</text:p>
          </table:table-cell>
          <table:table-cell office:value-type="string">
            <text:p>1770.0</text:p>
          </table:table-cell>
          <table:table-cell office:value-type="string">
            <text:p>3053.0</text:p>
          </table:table-cell>
          <table:table-cell office:value-type="string">
            <text:p>4199.0</text:p>
          </table:table-cell>
          <table:table-cell office:value-type="string">
            <text:p>2175.0</text:p>
          </table:table-cell>
          <table:table-cell office:value-type="string">
            <text:p>2552.0</text:p>
          </table:table-cell>
          <table:table-cell office:value-type="string">
            <text:p>1402.0</text:p>
          </table:table-cell>
          <table:table-cell office:value-type="string">
            <text:p>7663.0</text:p>
          </table:table-cell>
          <table:table-cell office:value-type="string">
            <text:p>2451.0</text:p>
          </table:table-cell>
          <table:table-cell office:value-type="string">
            <text:p>7246.0</text:p>
          </table:table-cell>
          <table:table-cell office:value-type="string">
            <text:p>4435.0</text:p>
          </table:table-cell>
          <table:table-cell office:value-type="string">
            <text:p>1878.0</text:p>
          </table:table-cell>
          <table:table-cell office:value-type="string">
            <text:p>9640.0</text:p>
          </table:table-cell>
          <table:table-cell office:value-type="string">
            <text:p>21831.0</text:p>
          </table:table-cell>
          <table:table-cell office:value-type="string">
            <text:p>7810.0</text:p>
          </table:table-cell>
          <table:table-cell office:value-type="string">
            <text:p>13719.0</text:p>
          </table:table-cell>
          <table:table-cell office:value-type="string">
            <text:p>7832.0</text:p>
          </table:table-cell>
          <table:table-cell office:value-type="string">
            <text:p>504.0</text:p>
          </table:table-cell>
          <table:table-cell office:value-type="string">
            <text:p>5950.0</text:p>
          </table:table-cell>
          <table:table-cell office:value-type="string">
            <text:p>140186</text:p>
          </table:table-cell>
          <table:table-cell office:value-type="string">
            <text:p>97310.4</text:p>
          </table:table-cell>
          <table:table-cell office:value-type="string">
            <text:p>1.90009</text:p>
          </table:table-cell>
          <table:table-cell office:value-type="string">
            <text:p>1247563.0</text:p>
          </table:table-cell>
          <table:table-cell office:value-type="string">
            <text:p>1225863.0</text:p>
          </table:table-cell>
          <table:table-cell office:value-type="string">
            <text:p>1226203.770278</text:p>
          </table:table-cell>
          <table:table-cell office:value-type="string">
            <text:p>351983.935809</text:p>
          </table:table-cell>
          <table:table-cell office:value-type="string">
            <text:p>1105324.770278</text:p>
          </table:table-cell>
          <table:table-cell office:value-type="string">
            <text:p>1087392.770278</text:p>
          </table:table-cell>
          <table:table-cell office:value-type="string">
            <text:p>1646086.684549</text:p>
          </table:table-cell>
        </table:table-row>
        <table:table-row>
          <table:table-cell office:value-type="string">
            <text:p>c24</text:p>
          </table:table-cell>
          <table:table-cell office:value-type="string">
            <text:p>2186.0</text:p>
          </table:table-cell>
          <table:table-cell office:value-type="string">
            <text:p>5847.0</text:p>
          </table:table-cell>
          <table:table-cell office:value-type="string">
            <text:p>3748.0</text:p>
          </table:table-cell>
          <table:table-cell office:value-type="string">
            <text:p>1364.0</text:p>
          </table:table-cell>
          <table:table-cell office:value-type="string">
            <text:p>7107.0</text:p>
          </table:table-cell>
          <table:table-cell office:value-type="string">
            <text:p>14716.0</text:p>
          </table:table-cell>
          <table:table-cell office:value-type="string">
            <text:p>11395.0</text:p>
          </table:table-cell>
          <table:table-cell office:value-type="string">
            <text:p>2108.0</text:p>
          </table:table-cell>
          <table:table-cell office:value-type="string">
            <text:p>10041.0</text:p>
          </table:table-cell>
          <table:table-cell office:value-type="string">
            <text:p>9383.0</text:p>
          </table:table-cell>
          <table:table-cell office:value-type="string">
            <text:p>6677.0</text:p>
          </table:table-cell>
          <table:table-cell office:value-type="string">
            <text:p>3711.0</text:p>
          </table:table-cell>
          <table:table-cell office:value-type="string">
            <text:p>12442.0</text:p>
          </table:table-cell>
          <table:table-cell office:value-type="string">
            <text:p>1845.0</text:p>
          </table:table-cell>
          <table:table-cell office:value-type="string">
            <text:p>3799.0</text:p>
          </table:table-cell>
          <table:table-cell office:value-type="string">
            <text:p>4990.0</text:p>
          </table:table-cell>
          <table:table-cell office:value-type="string">
            <text:p>1784.0</text:p>
          </table:table-cell>
          <table:table-cell office:value-type="string">
            <text:p>4508.0</text:p>
          </table:table-cell>
          <table:table-cell office:value-type="string">
            <text:p>2037.0</text:p>
          </table:table-cell>
          <table:table-cell office:value-type="string">
            <text:p>8987.0</text:p>
          </table:table-cell>
          <table:table-cell office:value-type="string">
            <text:p>3554.0</text:p>
          </table:table-cell>
          <table:table-cell office:value-type="string">
            <text:p>12532.0</text:p>
          </table:table-cell>
          <table:table-cell office:value-type="string">
            <text:p>10274.0</text:p>
          </table:table-cell>
          <table:table-cell office:value-type="string">
            <text:p>2773.0</text:p>
          </table:table-cell>
          <table:table-cell office:value-type="string">
            <text:p>10048.0</text:p>
          </table:table-cell>
          <table:table-cell office:value-type="string">
            <text:p>24307.0</text:p>
          </table:table-cell>
          <table:table-cell office:value-type="string">
            <text:p>10662.0</text:p>
          </table:table-cell>
          <table:table-cell office:value-type="string">
            <text:p>14854.0</text:p>
          </table:table-cell>
          <table:table-cell office:value-type="string">
            <text:p>10394.0</text:p>
          </table:table-cell>
          <table:table-cell office:value-type="string">
            <text:p>1326.0</text:p>
          </table:table-cell>
          <table:table-cell office:value-type="string">
            <text:p>6250.0</text:p>
          </table:table-cell>
          <table:table-cell office:value-type="string">
            <text:p>135233</text:p>
          </table:table-cell>
          <table:table-cell office:value-type="string">
            <text:p>84033.4</text:p>
          </table:table-cell>
          <table:table-cell office:value-type="string">
            <text:p>2.45936</text:p>
          </table:table-cell>
          <table:table-cell office:value-type="string">
            <text:p>1102003.0</text:p>
          </table:table-cell>
          <table:table-cell office:value-type="string">
            <text:p>1064525.0</text:p>
          </table:table-cell>
          <table:table-cell office:value-type="string">
            <text:p>1063084.241993</text:p>
          </table:table-cell>
          <table:table-cell office:value-type="string">
            <text:p>447707.502858</text:p>
          </table:table-cell>
          <table:table-cell office:value-type="string">
            <text:p>963547.241993</text:p>
          </table:table-cell>
          <table:table-cell office:value-type="string">
            <text:p>932164.241993</text:p>
          </table:table-cell>
          <table:table-cell office:value-type="string">
            <text:p>1620079.352508</text:p>
          </table:table-cell>
        </table:table-row>
        <table:table-row>
          <table:table-cell office:value-type="string">
            <text:p>c25</text:p>
          </table:table-cell>
          <table:table-cell office:value-type="string">
            <text:p>3019.0</text:p>
          </table:table-cell>
          <table:table-cell office:value-type="string">
            <text:p>8536.0</text:p>
          </table:table-cell>
          <table:table-cell office:value-type="string">
            <text:p>5152.0</text:p>
          </table:table-cell>
          <table:table-cell office:value-type="string">
            <text:p>2082.0</text:p>
          </table:table-cell>
          <table:table-cell office:value-type="string">
            <text:p>9699.0</text:p>
          </table:table-cell>
          <table:table-cell office:value-type="string">
            <text:p>19277.0</text:p>
          </table:table-cell>
          <table:table-cell office:value-type="string">
            <text:p>13948.0</text:p>
          </table:table-cell>
          <table:table-cell office:value-type="string">
            <text:p>1983.0</text:p>
          </table:table-cell>
          <table:table-cell office:value-type="string">
            <text:p>12520.0</text:p>
          </table:table-cell>
          <table:table-cell office:value-type="string">
            <text:p>9740.0</text:p>
          </table:table-cell>
          <table:table-cell office:value-type="string">
            <text:p>6957.0</text:p>
          </table:table-cell>
          <table:table-cell office:value-type="string">
            <text:p>5222.0</text:p>
          </table:table-cell>
          <table:table-cell office:value-type="string">
            <text:p>17170.0</text:p>
          </table:table-cell>
          <table:table-cell office:value-type="string">
            <text:p>2261.0</text:p>
          </table:table-cell>
          <table:table-cell office:value-type="string">
            <text:p>4365.0</text:p>
          </table:table-cell>
          <table:table-cell office:value-type="string">
            <text:p>4089.0</text:p>
          </table:table-cell>
          <table:table-cell office:value-type="string">
            <text:p>3203.0</text:p>
          </table:table-cell>
          <table:table-cell office:value-type="string">
            <text:p>4307.0</text:p>
          </table:table-cell>
          <table:table-cell office:value-type="string">
            <text:p>3020.0</text:p>
          </table:table-cell>
          <table:table-cell office:value-type="string">
            <text:p>12837.0</text:p>
          </table:table-cell>
          <table:table-cell office:value-type="string">
            <text:p>4285.0</text:p>
          </table:table-cell>
          <table:table-cell office:value-type="string">
            <text:p>15672.0</text:p>
          </table:table-cell>
          <table:table-cell office:value-type="string">
            <text:p>11987.0</text:p>
          </table:table-cell>
          <table:table-cell office:value-type="string">
            <text:p>2901.0</text:p>
          </table:table-cell>
          <table:table-cell office:value-type="string">
            <text:p>14433.0</text:p>
          </table:table-cell>
          <table:table-cell office:value-type="string">
            <text:p>30702.0</text:p>
          </table:table-cell>
          <table:table-cell office:value-type="string">
            <text:p>12085.0</text:p>
          </table:table-cell>
          <table:table-cell office:value-type="string">
            <text:p>21153.0</text:p>
          </table:table-cell>
          <table:table-cell office:value-type="string">
            <text:p>12333.0</text:p>
          </table:table-cell>
          <table:table-cell office:value-type="string">
            <text:p>1232.0</text:p>
          </table:table-cell>
          <table:table-cell office:value-type="string">
            <text:p>6851.0</text:p>
          </table:table-cell>
          <table:table-cell office:value-type="string">
            <text:p>160778</text:p>
          </table:table-cell>
          <table:table-cell office:value-type="string">
            <text:p>100170.0</text:p>
          </table:table-cell>
          <table:table-cell office:value-type="string">
            <text:p>2.55623</text:p>
          </table:table-cell>
          <table:table-cell office:value-type="string">
            <text:p>1266558.0</text:p>
          </table:table-cell>
          <table:table-cell office:value-type="string">
            <text:p>1245989.0</text:p>
          </table:table-cell>
          <table:table-cell office:value-type="string">
            <text:p>1246280.667127</text:p>
          </table:table-cell>
          <table:table-cell office:value-type="string">
            <text:p>536989.585674</text:p>
          </table:table-cell>
          <table:table-cell office:value-type="string">
            <text:p>1111986.667127</text:p>
          </table:table-cell>
          <table:table-cell office:value-type="string">
            <text:p>1097231.667127</text:p>
          </table:table-cell>
          <table:table-cell office:value-type="string">
            <text:p>1693803.335415</text:p>
          </table:table-cell>
        </table:table-row>
        <table:table-row>
          <table:table-cell office:value-type="string">
            <text:p>c26</text:p>
          </table:table-cell>
          <table:table-cell office:value-type="string">
            <text:p>2960.0</text:p>
          </table:table-cell>
          <table:table-cell office:value-type="string">
            <text:p>6159.0</text:p>
          </table:table-cell>
          <table:table-cell office:value-type="string">
            <text:p>4251.0</text:p>
          </table:table-cell>
          <table:table-cell office:value-type="string">
            <text:p>1981.0</text:p>
          </table:table-cell>
          <table:table-cell office:value-type="string">
            <text:p>9640.0</text:p>
          </table:table-cell>
          <table:table-cell office:value-type="string">
            <text:p>18514.0</text:p>
          </table:table-cell>
          <table:table-cell office:value-type="string">
            <text:p>13055.0</text:p>
          </table:table-cell>
          <table:table-cell office:value-type="string">
            <text:p>2660.0</text:p>
          </table:table-cell>
          <table:table-cell office:value-type="string">
            <text:p>12630.0</text:p>
          </table:table-cell>
          <table:table-cell office:value-type="string">
            <text:p>9771.0</text:p>
          </table:table-cell>
          <table:table-cell office:value-type="string">
            <text:p>8116.0</text:p>
          </table:table-cell>
          <table:table-cell office:value-type="string">
            <text:p>5153.0</text:p>
          </table:table-cell>
          <table:table-cell office:value-type="string">
            <text:p>16781.0</text:p>
          </table:table-cell>
          <table:table-cell office:value-type="string">
            <text:p>2251.0</text:p>
          </table:table-cell>
          <table:table-cell office:value-type="string">
            <text:p>4465.0</text:p>
          </table:table-cell>
          <table:table-cell office:value-type="string">
            <text:p>4738.0</text:p>
          </table:table-cell>
          <table:table-cell office:value-type="string">
            <text:p>3464.0</text:p>
          </table:table-cell>
          <table:table-cell office:value-type="string">
            <text:p>4453.0</text:p>
          </table:table-cell>
          <table:table-cell office:value-type="string">
            <text:p>1996.0</text:p>
          </table:table-cell>
          <table:table-cell office:value-type="string">
            <text:p>11564.0</text:p>
          </table:table-cell>
          <table:table-cell office:value-type="string">
            <text:p>4571.0</text:p>
          </table:table-cell>
          <table:table-cell office:value-type="string">
            <text:p>13837.0</text:p>
          </table:table-cell>
          <table:table-cell office:value-type="string">
            <text:p>11138.0</text:p>
          </table:table-cell>
          <table:table-cell office:value-type="string">
            <text:p>2729.0</text:p>
          </table:table-cell>
          <table:table-cell office:value-type="string">
            <text:p>12154.0</text:p>
          </table:table-cell>
          <table:table-cell office:value-type="string">
            <text:p>29501.0</text:p>
          </table:table-cell>
          <table:table-cell office:value-type="string">
            <text:p>10932.0</text:p>
          </table:table-cell>
          <table:table-cell office:value-type="string">
            <text:p>18364.0</text:p>
          </table:table-cell>
          <table:table-cell office:value-type="string">
            <text:p>10980.0</text:p>
          </table:table-cell>
          <table:table-cell office:value-type="string">
            <text:p>1106.0</text:p>
          </table:table-cell>
          <table:table-cell office:value-type="string">
            <text:p>7262.0</text:p>
          </table:table-cell>
          <table:table-cell office:value-type="string">
            <text:p>144013</text:p>
          </table:table-cell>
          <table:table-cell office:value-type="string">
            <text:p>92605.4</text:p>
          </table:table-cell>
          <table:table-cell office:value-type="string">
            <text:p>2.59401</text:p>
          </table:table-cell>
          <table:table-cell office:value-type="string">
            <text:p>1249821.0</text:p>
          </table:table-cell>
          <table:table-cell office:value-type="string">
            <text:p>1231812.0</text:p>
          </table:table-cell>
          <table:table-cell office:value-type="string">
            <text:p>1230402.9519</text:p>
          </table:table-cell>
          <table:table-cell office:value-type="string">
            <text:p>528134.266408</text:p>
          </table:table-cell>
          <table:table-cell office:value-type="string">
            <text:p>1093741.9519</text:p>
          </table:table-cell>
          <table:table-cell office:value-type="string">
            <text:p>1079319.9519</text:p>
          </table:table-cell>
          <table:table-cell office:value-type="string">
            <text:p>1656692.613413</text:p>
          </table:table-cell>
        </table:table-row>
        <table:table-row>
          <table:table-cell office:value-type="string">
            <text:p>c27</text:p>
          </table:table-cell>
          <table:table-cell office:value-type="string">
            <text:p>1410.0</text:p>
          </table:table-cell>
          <table:table-cell office:value-type="string">
            <text:p>7537.0</text:p>
          </table:table-cell>
          <table:table-cell office:value-type="string">
            <text:p>4185.0</text:p>
          </table:table-cell>
          <table:table-cell office:value-type="string">
            <text:p>1812.0</text:p>
          </table:table-cell>
          <table:table-cell office:value-type="string">
            <text:p>8585.0</text:p>
          </table:table-cell>
          <table:table-cell office:value-type="string">
            <text:p>17584.0</text:p>
          </table:table-cell>
          <table:table-cell office:value-type="string">
            <text:p>11727.0</text:p>
          </table:table-cell>
          <table:table-cell office:value-type="string">
            <text:p>2976.0</text:p>
          </table:table-cell>
          <table:table-cell office:value-type="string">
            <text:p>14384.0</text:p>
          </table:table-cell>
          <table:table-cell office:value-type="string">
            <text:p>8268.0</text:p>
          </table:table-cell>
          <table:table-cell office:value-type="string">
            <text:p>7599.0</text:p>
          </table:table-cell>
          <table:table-cell office:value-type="string">
            <text:p>4087.0</text:p>
          </table:table-cell>
          <table:table-cell office:value-type="string">
            <text:p>17990.0</text:p>
          </table:table-cell>
          <table:table-cell office:value-type="string">
            <text:p>2145.0</text:p>
          </table:table-cell>
          <table:table-cell office:value-type="string">
            <text:p>4195.0</text:p>
          </table:table-cell>
          <table:table-cell office:value-type="string">
            <text:p>5175.0</text:p>
          </table:table-cell>
          <table:table-cell office:value-type="string">
            <text:p>2096.0</text:p>
          </table:table-cell>
          <table:table-cell office:value-type="string">
            <text:p>5794.0</text:p>
          </table:table-cell>
          <table:table-cell office:value-type="string">
            <text:p>2083.0</text:p>
          </table:table-cell>
          <table:table-cell office:value-type="string">
            <text:p>10762.0</text:p>
          </table:table-cell>
          <table:table-cell office:value-type="string">
            <text:p>3375.0</text:p>
          </table:table-cell>
          <table:table-cell office:value-type="string">
            <text:p>13829.0</text:p>
          </table:table-cell>
          <table:table-cell office:value-type="string">
            <text:p>11304.0</text:p>
          </table:table-cell>
          <table:table-cell office:value-type="string">
            <text:p>2568.0</text:p>
          </table:table-cell>
          <table:table-cell office:value-type="string">
            <text:p>14844.0</text:p>
          </table:table-cell>
          <table:table-cell office:value-type="string">
            <text:p>28314.0</text:p>
          </table:table-cell>
          <table:table-cell office:value-type="string">
            <text:p>9610.0</text:p>
          </table:table-cell>
          <table:table-cell office:value-type="string">
            <text:p>16275.0</text:p>
          </table:table-cell>
          <table:table-cell office:value-type="string">
            <text:p>8762.0</text:p>
          </table:table-cell>
          <table:table-cell office:value-type="string">
            <text:p>917.0</text:p>
          </table:table-cell>
          <table:table-cell office:value-type="string">
            <text:p>7255.0</text:p>
          </table:table-cell>
          <table:table-cell office:value-type="string">
            <text:p>155053</text:p>
          </table:table-cell>
          <table:table-cell office:value-type="string">
            <text:p>96927.5</text:p>
          </table:table-cell>
          <table:table-cell office:value-type="string">
            <text:p>2.42777</text:p>
          </table:table-cell>
          <table:table-cell office:value-type="string">
            <text:p>1224275.0</text:p>
          </table:table-cell>
          <table:table-cell office:value-type="string">
            <text:p>1209934.0</text:p>
          </table:table-cell>
          <table:table-cell office:value-type="string">
            <text:p>1209335.305441</text:p>
          </table:table-cell>
          <table:table-cell office:value-type="string">
            <text:p>509366.132962</text:p>
          </table:table-cell>
          <table:table-cell office:value-type="string">
            <text:p>1072692.305441</text:p>
          </table:table-cell>
          <table:table-cell office:value-type="string">
            <text:p>1061171.305441</text:p>
          </table:table-cell>
          <table:table-cell office:value-type="string">
            <text:p>1697324.985394</text:p>
          </table:table-cell>
        </table:table-row>
        <table:table-row>
          <table:table-cell office:value-type="string">
            <text:p>c28</text:p>
          </table:table-cell>
          <table:table-cell office:value-type="string">
            <text:p>2897.0</text:p>
          </table:table-cell>
          <table:table-cell office:value-type="string">
            <text:p>7606.0</text:p>
          </table:table-cell>
          <table:table-cell office:value-type="string">
            <text:p>4162.0</text:p>
          </table:table-cell>
          <table:table-cell office:value-type="string">
            <text:p>2097.0</text:p>
          </table:table-cell>
          <table:table-cell office:value-type="string">
            <text:p>9478.0</text:p>
          </table:table-cell>
          <table:table-cell office:value-type="string">
            <text:p>15838.0</text:p>
          </table:table-cell>
          <table:table-cell office:value-type="string">
            <text:p>13317.0</text:p>
          </table:table-cell>
          <table:table-cell office:value-type="string">
            <text:p>2485.0</text:p>
          </table:table-cell>
          <table:table-cell office:value-type="string">
            <text:p>12396.0</text:p>
          </table:table-cell>
          <table:table-cell office:value-type="string">
            <text:p>9159.0</text:p>
          </table:table-cell>
          <table:table-cell office:value-type="string">
            <text:p>6571.0</text:p>
          </table:table-cell>
          <table:table-cell office:value-type="string">
            <text:p>4769.0</text:p>
          </table:table-cell>
          <table:table-cell office:value-type="string">
            <text:p>16503.0</text:p>
          </table:table-cell>
          <table:table-cell office:value-type="string">
            <text:p>2387.0</text:p>
          </table:table-cell>
          <table:table-cell office:value-type="string">
            <text:p>4346.0</text:p>
          </table:table-cell>
          <table:table-cell office:value-type="string">
            <text:p>5135.0</text:p>
          </table:table-cell>
          <table:table-cell office:value-type="string">
            <text:p>2491.0</text:p>
          </table:table-cell>
          <table:table-cell office:value-type="string">
            <text:p>4895.0</text:p>
          </table:table-cell>
          <table:table-cell office:value-type="string">
            <text:p>2214.0</text:p>
          </table:table-cell>
          <table:table-cell office:value-type="string">
            <text:p>10133.0</text:p>
          </table:table-cell>
          <table:table-cell office:value-type="string">
            <text:p>3441.0</text:p>
          </table:table-cell>
          <table:table-cell office:value-type="string">
            <text:p>14806.0</text:p>
          </table:table-cell>
          <table:table-cell office:value-type="string">
            <text:p>12243.0</text:p>
          </table:table-cell>
          <table:table-cell office:value-type="string">
            <text:p>2858.0</text:p>
          </table:table-cell>
          <table:table-cell office:value-type="string">
            <text:p>11164.0</text:p>
          </table:table-cell>
          <table:table-cell office:value-type="string">
            <text:p>27146.0</text:p>
          </table:table-cell>
          <table:table-cell office:value-type="string">
            <text:p>9992.0</text:p>
          </table:table-cell>
          <table:table-cell office:value-type="string">
            <text:p>18264.0</text:p>
          </table:table-cell>
          <table:table-cell office:value-type="string">
            <text:p>12478.0</text:p>
          </table:table-cell>
          <table:table-cell office:value-type="string">
            <text:p>1112.0</text:p>
          </table:table-cell>
          <table:table-cell office:value-type="string">
            <text:p>6641.0</text:p>
          </table:table-cell>
          <table:table-cell office:value-type="string">
            <text:p>151521</text:p>
          </table:table-cell>
          <table:table-cell office:value-type="string">
            <text:p>94295.9</text:p>
          </table:table-cell>
          <table:table-cell office:value-type="string">
            <text:p>2.51485</text:p>
          </table:table-cell>
          <table:table-cell office:value-type="string">
            <text:p>1306153.0</text:p>
          </table:table-cell>
          <table:table-cell office:value-type="string">
            <text:p>1283985.0</text:p>
          </table:table-cell>
          <table:table-cell office:value-type="string">
            <text:p>1283148.915061</text:p>
          </table:table-cell>
          <table:table-cell office:value-type="string">
            <text:p>507836.117544</text:p>
          </table:table-cell>
          <table:table-cell office:value-type="string">
            <text:p>1125846.915061</text:p>
          </table:table-cell>
          <table:table-cell office:value-type="string">
            <text:p>1108382.915061</text:p>
          </table:table-cell>
          <table:table-cell office:value-type="string">
            <text:p>1817376.390935</text:p>
          </table:table-cell>
        </table:table-row>
        <table:table-row>
          <table:table-cell office:value-type="string">
            <text:p>c29</text:p>
          </table:table-cell>
          <table:table-cell office:value-type="string">
            <text:p>1616.0</text:p>
          </table:table-cell>
          <table:table-cell office:value-type="string">
            <text:p>6905.0</text:p>
          </table:table-cell>
          <table:table-cell office:value-type="string">
            <text:p>3401.0</text:p>
          </table:table-cell>
          <table:table-cell office:value-type="string">
            <text:p>2412.0</text:p>
          </table:table-cell>
          <table:table-cell office:value-type="string">
            <text:p>9157.0</text:p>
          </table:table-cell>
          <table:table-cell office:value-type="string">
            <text:p>17418.0</text:p>
          </table:table-cell>
          <table:table-cell office:value-type="string">
            <text:p>10962.0</text:p>
          </table:table-cell>
          <table:table-cell office:value-type="string">
            <text:p>1960.0</text:p>
          </table:table-cell>
          <table:table-cell office:value-type="string">
            <text:p>11625.0</text:p>
          </table:table-cell>
          <table:table-cell office:value-type="string">
            <text:p>8043.0</text:p>
          </table:table-cell>
          <table:table-cell office:value-type="string">
            <text:p>7128.0</text:p>
          </table:table-cell>
          <table:table-cell office:value-type="string">
            <text:p>3865.0</text:p>
          </table:table-cell>
          <table:table-cell office:value-type="string">
            <text:p>12928.0</text:p>
          </table:table-cell>
          <table:table-cell office:value-type="string">
            <text:p>1642.0</text:p>
          </table:table-cell>
          <table:table-cell office:value-type="string">
            <text:p>3894.0</text:p>
          </table:table-cell>
          <table:table-cell office:value-type="string">
            <text:p>4013.0</text:p>
          </table:table-cell>
          <table:table-cell office:value-type="string">
            <text:p>2134.0</text:p>
          </table:table-cell>
          <table:table-cell office:value-type="string">
            <text:p>4274.0</text:p>
          </table:table-cell>
          <table:table-cell office:value-type="string">
            <text:p>1752.0</text:p>
          </table:table-cell>
          <table:table-cell office:value-type="string">
            <text:p>9503.0</text:p>
          </table:table-cell>
          <table:table-cell office:value-type="string">
            <text:p>2610.0</text:p>
          </table:table-cell>
          <table:table-cell office:value-type="string">
            <text:p>10779.0</text:p>
          </table:table-cell>
          <table:table-cell office:value-type="string">
            <text:p>9468.0</text:p>
          </table:table-cell>
          <table:table-cell office:value-type="string">
            <text:p>2000.0</text:p>
          </table:table-cell>
          <table:table-cell office:value-type="string">
            <text:p>12005.0</text:p>
          </table:table-cell>
          <table:table-cell office:value-type="string">
            <text:p>21720.0</text:p>
          </table:table-cell>
          <table:table-cell office:value-type="string">
            <text:p>9368.0</text:p>
          </table:table-cell>
          <table:table-cell office:value-type="string">
            <text:p>15837.0</text:p>
          </table:table-cell>
          <table:table-cell office:value-type="string">
            <text:p>8896.0</text:p>
          </table:table-cell>
          <table:table-cell office:value-type="string">
            <text:p>955.0</text:p>
          </table:table-cell>
          <table:table-cell office:value-type="string">
            <text:p>6026.0</text:p>
          </table:table-cell>
          <table:table-cell office:value-type="string">
            <text:p>139969</text:p>
          </table:table-cell>
          <table:table-cell office:value-type="string">
            <text:p>89145.4</text:p>
          </table:table-cell>
          <table:table-cell office:value-type="string">
            <text:p>2.32206</text:p>
          </table:table-cell>
          <table:table-cell office:value-type="string">
            <text:p>1139487.0</text:p>
          </table:table-cell>
          <table:table-cell office:value-type="string">
            <text:p>1111716.0</text:p>
          </table:table-cell>
          <table:table-cell office:value-type="string">
            <text:p>1110837.068609</text:p>
          </table:table-cell>
          <table:table-cell office:value-type="string">
            <text:p>445311.487599</text:p>
          </table:table-cell>
          <table:table-cell office:value-type="string">
            <text:p>994092.068609</text:p>
          </table:table-cell>
          <table:table-cell office:value-type="string">
            <text:p>969870.068609</text:p>
          </table:table-cell>
          <table:table-cell office:value-type="string">
            <text:p>1407778.197861</text:p>
          </table:table-cell>
        </table:table-row>
        <table:table-row>
          <table:table-cell office:value-type="string">
            <text:p>c30</text:p>
          </table:table-cell>
          <table:table-cell office:value-type="string">
            <text:p>2530.0</text:p>
          </table:table-cell>
          <table:table-cell office:value-type="string">
            <text:p>6312.0</text:p>
          </table:table-cell>
          <table:table-cell office:value-type="string">
            <text:p>4634.0</text:p>
          </table:table-cell>
          <table:table-cell office:value-type="string">
            <text:p>1716.0</text:p>
          </table:table-cell>
          <table:table-cell office:value-type="string">
            <text:p>8635.0</text:p>
          </table:table-cell>
          <table:table-cell office:value-type="string">
            <text:p>16526.0</text:p>
          </table:table-cell>
          <table:table-cell office:value-type="string">
            <text:p>12813.0</text:p>
          </table:table-cell>
          <table:table-cell office:value-type="string">
            <text:p>2747.0</text:p>
          </table:table-cell>
          <table:table-cell office:value-type="string">
            <text:p>12537.0</text:p>
          </table:table-cell>
          <table:table-cell office:value-type="string">
            <text:p>8747.0</text:p>
          </table:table-cell>
          <table:table-cell office:value-type="string">
            <text:p>6261.0</text:p>
          </table:table-cell>
          <table:table-cell office:value-type="string">
            <text:p>4327.0</text:p>
          </table:table-cell>
          <table:table-cell office:value-type="string">
            <text:p>14722.0</text:p>
          </table:table-cell>
          <table:table-cell office:value-type="string">
            <text:p>2247.0</text:p>
          </table:table-cell>
          <table:table-cell office:value-type="string">
            <text:p>4252.0</text:p>
          </table:table-cell>
          <table:table-cell office:value-type="string">
            <text:p>4322.0</text:p>
          </table:table-cell>
          <table:table-cell office:value-type="string">
            <text:p>2167.0</text:p>
          </table:table-cell>
          <table:table-cell office:value-type="string">
            <text:p>3857.0</text:p>
          </table:table-cell>
          <table:table-cell office:value-type="string">
            <text:p>1950.0</text:p>
          </table:table-cell>
          <table:table-cell office:value-type="string">
            <text:p>10129.0</text:p>
          </table:table-cell>
          <table:table-cell office:value-type="string">
            <text:p>3876.0</text:p>
          </table:table-cell>
          <table:table-cell office:value-type="string">
            <text:p>12578.0</text:p>
          </table:table-cell>
          <table:table-cell office:value-type="string">
            <text:p>10843.0</text:p>
          </table:table-cell>
          <table:table-cell office:value-type="string">
            <text:p>2893.0</text:p>
          </table:table-cell>
          <table:table-cell office:value-type="string">
            <text:p>9614.0</text:p>
          </table:table-cell>
          <table:table-cell office:value-type="string">
            <text:p>25723.0</text:p>
          </table:table-cell>
          <table:table-cell office:value-type="string">
            <text:p>12577.0</text:p>
          </table:table-cell>
          <table:table-cell office:value-type="string">
            <text:p>18398.0</text:p>
          </table:table-cell>
          <table:table-cell office:value-type="string">
            <text:p>9588.0</text:p>
          </table:table-cell>
          <table:table-cell office:value-type="string">
            <text:p>947.0</text:p>
          </table:table-cell>
          <table:table-cell office:value-type="string">
            <text:p>7558.0</text:p>
          </table:table-cell>
          <table:table-cell office:value-type="string">
            <text:p>146263</text:p>
          </table:table-cell>
          <table:table-cell office:value-type="string">
            <text:p>89194.8</text:p>
          </table:table-cell>
          <table:table-cell office:value-type="string">
            <text:p>2.54119</text:p>
          </table:table-cell>
          <table:table-cell office:value-type="string">
            <text:p>1241259.0</text:p>
          </table:table-cell>
          <table:table-cell office:value-type="string">
            <text:p>1220582.0</text:p>
          </table:table-cell>
          <table:table-cell office:value-type="string">
            <text:p>1220428.484432</text:p>
          </table:table-cell>
          <table:table-cell office:value-type="string">
            <text:p>485637.797407</text:p>
          </table:table-cell>
          <table:table-cell office:value-type="string">
            <text:p>1076456.484432</text:p>
          </table:table-cell>
          <table:table-cell office:value-type="string">
            <text:p>1060419.484432</text:p>
          </table:table-cell>
          <table:table-cell office:value-type="string">
            <text:p>1730368.66618</text:p>
          </table:table-cell>
        </table:table-row>
        <table:table-row>
          <table:table-cell office:value-type="string">
            <text:p>c31</text:p>
          </table:table-cell>
          <table:table-cell office:value-type="string">
            <text:p>1968.0</text:p>
          </table:table-cell>
          <table:table-cell office:value-type="string">
            <text:p>5678.0</text:p>
          </table:table-cell>
          <table:table-cell office:value-type="string">
            <text:p>2893.0</text:p>
          </table:table-cell>
          <table:table-cell office:value-type="string">
            <text:p>1821.0</text:p>
          </table:table-cell>
          <table:table-cell office:value-type="string">
            <text:p>8586.0</text:p>
          </table:table-cell>
          <table:table-cell office:value-type="string">
            <text:p>15008.0</text:p>
          </table:table-cell>
          <table:table-cell office:value-type="string">
            <text:p>13918.0</text:p>
          </table:table-cell>
          <table:table-cell office:value-type="string">
            <text:p>2126.0</text:p>
          </table:table-cell>
          <table:table-cell office:value-type="string">
            <text:p>10804.0</text:p>
          </table:table-cell>
          <table:table-cell office:value-type="string">
            <text:p>8213.0</text:p>
          </table:table-cell>
          <table:table-cell office:value-type="string">
            <text:p>6056.0</text:p>
          </table:table-cell>
          <table:table-cell office:value-type="string">
            <text:p>3695.0</text:p>
          </table:table-cell>
          <table:table-cell office:value-type="string">
            <text:p>13323.0</text:p>
          </table:table-cell>
          <table:table-cell office:value-type="string">
            <text:p>1677.0</text:p>
          </table:table-cell>
          <table:table-cell office:value-type="string">
            <text:p>3005.0</text:p>
          </table:table-cell>
          <table:table-cell office:value-type="string">
            <text:p>5225.0</text:p>
          </table:table-cell>
          <table:table-cell office:value-type="string">
            <text:p>2453.0</text:p>
          </table:table-cell>
          <table:table-cell office:value-type="string">
            <text:p>4403.0</text:p>
          </table:table-cell>
          <table:table-cell office:value-type="string">
            <text:p>1512.0</text:p>
          </table:table-cell>
          <table:table-cell office:value-type="string">
            <text:p>9485.0</text:p>
          </table:table-cell>
          <table:table-cell office:value-type="string">
            <text:p>2698.0</text:p>
          </table:table-cell>
          <table:table-cell office:value-type="string">
            <text:p>10939.0</text:p>
          </table:table-cell>
          <table:table-cell office:value-type="string">
            <text:p>8991.0</text:p>
          </table:table-cell>
          <table:table-cell office:value-type="string">
            <text:p>2126.0</text:p>
          </table:table-cell>
          <table:table-cell office:value-type="string">
            <text:p>11445.0</text:p>
          </table:table-cell>
          <table:table-cell office:value-type="string">
            <text:p>23487.0</text:p>
          </table:table-cell>
          <table:table-cell office:value-type="string">
            <text:p>11536.0</text:p>
          </table:table-cell>
          <table:table-cell office:value-type="string">
            <text:p>16215.0</text:p>
          </table:table-cell>
          <table:table-cell office:value-type="string">
            <text:p>8943.0</text:p>
          </table:table-cell>
          <table:table-cell office:value-type="string">
            <text:p>920.0</text:p>
          </table:table-cell>
          <table:table-cell office:value-type="string">
            <text:p>5856.0</text:p>
          </table:table-cell>
          <table:table-cell office:value-type="string">
            <text:p>154483</text:p>
          </table:table-cell>
          <table:table-cell office:value-type="string">
            <text:p>89512.0</text:p>
          </table:table-cell>
          <table:table-cell office:value-type="string">
            <text:p>2.46214</text:p>
          </table:table-cell>
          <table:table-cell office:value-type="string">
            <text:p>1178527.0</text:p>
          </table:table-cell>
          <table:table-cell office:value-type="string">
            <text:p>1158392.0</text:p>
          </table:table-cell>
          <table:table-cell office:value-type="string">
            <text:p>1159706.720707</text:p>
          </table:table-cell>
          <table:table-cell office:value-type="string">
            <text:p>428960.538418</text:p>
          </table:table-cell>
          <table:table-cell office:value-type="string">
            <text:p>1029399.720707</text:p>
          </table:table-cell>
          <table:table-cell office:value-type="string">
            <text:p>1014395.720707</text:p>
          </table:table-cell>
          <table:table-cell office:value-type="string">
            <text:p>1361940.222471</text:p>
          </table:table-cell>
        </table:table-row>
        <table:table-row>
          <table:table-cell office:value-type="string">
            <text:p>c32</text:p>
          </table:table-cell>
          <table:table-cell office:value-type="string">
            <text:p>3257.0</text:p>
          </table:table-cell>
          <table:table-cell office:value-type="string">
            <text:p>7339.0</text:p>
          </table:table-cell>
          <table:table-cell office:value-type="string">
            <text:p>4542.0</text:p>
          </table:table-cell>
          <table:table-cell office:value-type="string">
            <text:p>1722.0</text:p>
          </table:table-cell>
          <table:table-cell office:value-type="string">
            <text:p>9072.0</text:p>
          </table:table-cell>
          <table:table-cell office:value-type="string">
            <text:p>14092.0</text:p>
          </table:table-cell>
          <table:table-cell office:value-type="string">
            <text:p>16270.0</text:p>
          </table:table-cell>
          <table:table-cell office:value-type="string">
            <text:p>3036.0</text:p>
          </table:table-cell>
          <table:table-cell office:value-type="string">
            <text:p>14192.0</text:p>
          </table:table-cell>
          <table:table-cell office:value-type="string">
            <text:p>8980.0</text:p>
          </table:table-cell>
          <table:table-cell office:value-type="string">
            <text:p>5412.0</text:p>
          </table:table-cell>
          <table:table-cell office:value-type="string">
            <text:p>4906.0</text:p>
          </table:table-cell>
          <table:table-cell office:value-type="string">
            <text:p>15715.0</text:p>
          </table:table-cell>
          <table:table-cell office:value-type="string">
            <text:p>2264.0</text:p>
          </table:table-cell>
          <table:table-cell office:value-type="string">
            <text:p>3617.0</text:p>
          </table:table-cell>
          <table:table-cell office:value-type="string">
            <text:p>6689.0</text:p>
          </table:table-cell>
          <table:table-cell office:value-type="string">
            <text:p>2545.0</text:p>
          </table:table-cell>
          <table:table-cell office:value-type="string">
            <text:p>5865.0</text:p>
          </table:table-cell>
          <table:table-cell office:value-type="string">
            <text:p>1772.0</text:p>
          </table:table-cell>
          <table:table-cell office:value-type="string">
            <text:p>9828.0</text:p>
          </table:table-cell>
          <table:table-cell office:value-type="string">
            <text:p>3549.0</text:p>
          </table:table-cell>
          <table:table-cell office:value-type="string">
            <text:p>14410.0</text:p>
          </table:table-cell>
          <table:table-cell office:value-type="string">
            <text:p>11464.0</text:p>
          </table:table-cell>
          <table:table-cell office:value-type="string">
            <text:p>2402.0</text:p>
          </table:table-cell>
          <table:table-cell office:value-type="string">
            <text:p>11931.0</text:p>
          </table:table-cell>
          <table:table-cell office:value-type="string">
            <text:p>26463.0</text:p>
          </table:table-cell>
          <table:table-cell office:value-type="string">
            <text:p>10816.0</text:p>
          </table:table-cell>
          <table:table-cell office:value-type="string">
            <text:p>18093.0</text:p>
          </table:table-cell>
          <table:table-cell office:value-type="string">
            <text:p>10849.0</text:p>
          </table:table-cell>
          <table:table-cell office:value-type="string">
            <text:p>1088.0</text:p>
          </table:table-cell>
          <table:table-cell office:value-type="string">
            <text:p>6881.0</text:p>
          </table:table-cell>
          <table:table-cell office:value-type="string">
            <text:p>156777</text:p>
          </table:table-cell>
          <table:table-cell office:value-type="string">
            <text:p>97981.8</text:p>
          </table:table-cell>
          <table:table-cell office:value-type="string">
            <text:p>2.48025</text:p>
          </table:table-cell>
          <table:table-cell office:value-type="string">
            <text:p>1311268.0</text:p>
          </table:table-cell>
          <table:table-cell office:value-type="string">
            <text:p>1293977.0</text:p>
          </table:table-cell>
          <table:table-cell office:value-type="string">
            <text:p>1293721.966007</text:p>
          </table:table-cell>
          <table:table-cell office:value-type="string">
            <text:p>518093.64017</text:p>
          </table:table-cell>
          <table:table-cell office:value-type="string">
            <text:p>1144102.966007</text:p>
          </table:table-cell>
          <table:table-cell office:value-type="string">
            <text:p>1130114.966007</text:p>
          </table:table-cell>
          <table:table-cell office:value-type="string">
            <text:p>1751680.579489</text:p>
          </table:table-cell>
        </table:table-row>
        <table:table-row>
          <table:table-cell office:value-type="string">
            <text:p>c33</text:p>
          </table:table-cell>
          <table:table-cell office:value-type="string">
            <text:p>2043.0</text:p>
          </table:table-cell>
          <table:table-cell office:value-type="string">
            <text:p>4968.0</text:p>
          </table:table-cell>
          <table:table-cell office:value-type="string">
            <text:p>4890.0</text:p>
          </table:table-cell>
          <table:table-cell office:value-type="string">
            <text:p>1496.0</text:p>
          </table:table-cell>
          <table:table-cell office:value-type="string">
            <text:p>7442.0</text:p>
          </table:table-cell>
          <table:table-cell office:value-type="string">
            <text:p>15654.0</text:p>
          </table:table-cell>
          <table:table-cell office:value-type="string">
            <text:p>13100.0</text:p>
          </table:table-cell>
          <table:table-cell office:value-type="string">
            <text:p>2742.0</text:p>
          </table:table-cell>
          <table:table-cell office:value-type="string">
            <text:p>12074.0</text:p>
          </table:table-cell>
          <table:table-cell office:value-type="string">
            <text:p>8393.0</text:p>
          </table:table-cell>
          <table:table-cell office:value-type="string">
            <text:p>6210.0</text:p>
          </table:table-cell>
          <table:table-cell office:value-type="string">
            <text:p>4147.0</text:p>
          </table:table-cell>
          <table:table-cell office:value-type="string">
            <text:p>13749.0</text:p>
          </table:table-cell>
          <table:table-cell office:value-type="string">
            <text:p>1831.0</text:p>
          </table:table-cell>
          <table:table-cell office:value-type="string">
            <text:p>3852.0</text:p>
          </table:table-cell>
          <table:table-cell office:value-type="string">
            <text:p>3628.0</text:p>
          </table:table-cell>
          <table:table-cell office:value-type="string">
            <text:p>2241.0</text:p>
          </table:table-cell>
          <table:table-cell office:value-type="string">
            <text:p>3474.0</text:p>
          </table:table-cell>
          <table:table-cell office:value-type="string">
            <text:p>1993.0</text:p>
          </table:table-cell>
          <table:table-cell office:value-type="string">
            <text:p>9872.0</text:p>
          </table:table-cell>
          <table:table-cell office:value-type="string">
            <text:p>3878.0</text:p>
          </table:table-cell>
          <table:table-cell office:value-type="string">
            <text:p>12323.0</text:p>
          </table:table-cell>
          <table:table-cell office:value-type="string">
            <text:p>11197.0</text:p>
          </table:table-cell>
          <table:table-cell office:value-type="string">
            <text:p>2630.0</text:p>
          </table:table-cell>
          <table:table-cell office:value-type="string">
            <text:p>11471.0</text:p>
          </table:table-cell>
          <table:table-cell office:value-type="string">
            <text:p>26930.0</text:p>
          </table:table-cell>
          <table:table-cell office:value-type="string">
            <text:p>11280.0</text:p>
          </table:table-cell>
          <table:table-cell office:value-type="string">
            <text:p>15714.0</text:p>
          </table:table-cell>
          <table:table-cell office:value-type="string">
            <text:p>9167.0</text:p>
          </table:table-cell>
          <table:table-cell office:value-type="string">
            <text:p>818.0</text:p>
          </table:table-cell>
          <table:table-cell office:value-type="string">
            <text:p>6048.0</text:p>
          </table:table-cell>
          <table:table-cell office:value-type="string">
            <text:p>145066</text:p>
          </table:table-cell>
          <table:table-cell office:value-type="string">
            <text:p>88026.3</text:p>
          </table:table-cell>
          <table:table-cell office:value-type="string">
            <text:p>2.47414</text:p>
          </table:table-cell>
          <table:table-cell office:value-type="string">
            <text:p>1085529.0</text:p>
          </table:table-cell>
          <table:table-cell office:value-type="string">
            <text:p>1069868.0</text:p>
          </table:table-cell>
          <table:table-cell office:value-type="string">
            <text:p>1069052.335564</text:p>
          </table:table-cell>
          <table:table-cell office:value-type="string">
            <text:p>462860.596838</text:p>
          </table:table-cell>
          <table:table-cell office:value-type="string">
            <text:p>953459.335564</text:p>
          </table:table-cell>
          <table:table-cell office:value-type="string">
            <text:p>940800.335564</text:p>
          </table:table-cell>
          <table:table-cell office:value-type="string">
            <text:p>1525995.173825</text:p>
          </table:table-cell>
        </table:table-row>
        <table:table-row>
          <table:table-cell office:value-type="string">
            <text:p>c34</text:p>
          </table:table-cell>
          <table:table-cell office:value-type="string">
            <text:p>1253.0</text:p>
          </table:table-cell>
          <table:table-cell office:value-type="string">
            <text:p>6248.0</text:p>
          </table:table-cell>
          <table:table-cell office:value-type="string">
            <text:p>4353.0</text:p>
          </table:table-cell>
          <table:table-cell office:value-type="string">
            <text:p>1815.0</text:p>
          </table:table-cell>
          <table:table-cell office:value-type="string">
            <text:p>8619.0</text:p>
          </table:table-cell>
          <table:table-cell office:value-type="string">
            <text:p>15657.0</text:p>
          </table:table-cell>
          <table:table-cell office:value-type="string">
            <text:p>13940.0</text:p>
          </table:table-cell>
          <table:table-cell office:value-type="string">
            <text:p>3101.0</text:p>
          </table:table-cell>
          <table:table-cell office:value-type="string">
            <text:p>14551.0</text:p>
          </table:table-cell>
          <table:table-cell office:value-type="string">
            <text:p>9417.0</text:p>
          </table:table-cell>
          <table:table-cell office:value-type="string">
            <text:p>7273.0</text:p>
          </table:table-cell>
          <table:table-cell office:value-type="string">
            <text:p>5295.0</text:p>
          </table:table-cell>
          <table:table-cell office:value-type="string">
            <text:p>15018.0</text:p>
          </table:table-cell>
          <table:table-cell office:value-type="string">
            <text:p>2460.0</text:p>
          </table:table-cell>
          <table:table-cell office:value-type="string">
            <text:p>3704.0</text:p>
          </table:table-cell>
          <table:table-cell office:value-type="string">
            <text:p>4892.0</text:p>
          </table:table-cell>
          <table:table-cell office:value-type="string">
            <text:p>2521.0</text:p>
          </table:table-cell>
          <table:table-cell office:value-type="string">
            <text:p>4069.0</text:p>
          </table:table-cell>
          <table:table-cell office:value-type="string">
            <text:p>2014.0</text:p>
          </table:table-cell>
          <table:table-cell office:value-type="string">
            <text:p>12765.0</text:p>
          </table:table-cell>
          <table:table-cell office:value-type="string">
            <text:p>2992.0</text:p>
          </table:table-cell>
          <table:table-cell office:value-type="string">
            <text:p>14100.0</text:p>
          </table:table-cell>
          <table:table-cell office:value-type="string">
            <text:p>11219.0</text:p>
          </table:table-cell>
          <table:table-cell office:value-type="string">
            <text:p>1980.0</text:p>
          </table:table-cell>
          <table:table-cell office:value-type="string">
            <text:p>12445.0</text:p>
          </table:table-cell>
          <table:table-cell office:value-type="string">
            <text:p>28676.0</text:p>
          </table:table-cell>
          <table:table-cell office:value-type="string">
            <text:p>10692.0</text:p>
          </table:table-cell>
          <table:table-cell office:value-type="string">
            <text:p>17142.0</text:p>
          </table:table-cell>
          <table:table-cell office:value-type="string">
            <text:p>10483.0</text:p>
          </table:table-cell>
          <table:table-cell office:value-type="string">
            <text:p>1451.0</text:p>
          </table:table-cell>
          <table:table-cell office:value-type="string">
            <text:p>7681.0</text:p>
          </table:table-cell>
          <table:table-cell office:value-type="string">
            <text:p>147113</text:p>
          </table:table-cell>
          <table:table-cell office:value-type="string">
            <text:p>92468.6</text:p>
          </table:table-cell>
          <table:table-cell office:value-type="string">
            <text:p>2.5448</text:p>
          </table:table-cell>
          <table:table-cell office:value-type="string">
            <text:p>1165189.0</text:p>
          </table:table-cell>
          <table:table-cell office:value-type="string">
            <text:p>1153682.0</text:p>
          </table:table-cell>
          <table:table-cell office:value-type="string">
            <text:p>1151963.348551</text:p>
          </table:table-cell>
          <table:table-cell office:value-type="string">
            <text:p>507724.47659</text:p>
          </table:table-cell>
          <table:table-cell office:value-type="string">
            <text:p>1012804.348551</text:p>
          </table:table-cell>
          <table:table-cell office:value-type="string">
            <text:p>1004753.348551</text:p>
          </table:table-cell>
          <table:table-cell office:value-type="string">
            <text:p>1660485.538733</text:p>
          </table:table-cell>
        </table:table-row>
        <table:table-row>
          <table:table-cell office:value-type="string">
            <text:p>c35</text:p>
          </table:table-cell>
          <table:table-cell office:value-type="string">
            <text:p>3240.0</text:p>
          </table:table-cell>
          <table:table-cell office:value-type="string">
            <text:p>6810.0</text:p>
          </table:table-cell>
          <table:table-cell office:value-type="string">
            <text:p>4906.0</text:p>
          </table:table-cell>
          <table:table-cell office:value-type="string">
            <text:p>1698.0</text:p>
          </table:table-cell>
          <table:table-cell office:value-type="string">
            <text:p>10651.0</text:p>
          </table:table-cell>
          <table:table-cell office:value-type="string">
            <text:p>15792.0</text:p>
          </table:table-cell>
          <table:table-cell office:value-type="string">
            <text:p>14373.0</text:p>
          </table:table-cell>
          <table:table-cell office:value-type="string">
            <text:p>2795.0</text:p>
          </table:table-cell>
          <table:table-cell office:value-type="string">
            <text:p>13498.0</text:p>
          </table:table-cell>
          <table:table-cell office:value-type="string">
            <text:p>11398.0</text:p>
          </table:table-cell>
          <table:table-cell office:value-type="string">
            <text:p>8330.0</text:p>
          </table:table-cell>
          <table:table-cell office:value-type="string">
            <text:p>5624.0</text:p>
          </table:table-cell>
          <table:table-cell office:value-type="string">
            <text:p>14976.0</text:p>
          </table:table-cell>
          <table:table-cell office:value-type="string">
            <text:p>2325.0</text:p>
          </table:table-cell>
          <table:table-cell office:value-type="string">
            <text:p>4005.0</text:p>
          </table:table-cell>
          <table:table-cell office:value-type="string">
            <text:p>4710.0</text:p>
          </table:table-cell>
          <table:table-cell office:value-type="string">
            <text:p>2621.0</text:p>
          </table:table-cell>
          <table:table-cell office:value-type="string">
            <text:p>3979.0</text:p>
          </table:table-cell>
          <table:table-cell office:value-type="string">
            <text:p>2755.0</text:p>
          </table:table-cell>
          <table:table-cell office:value-type="string">
            <text:p>10574.0</text:p>
          </table:table-cell>
          <table:table-cell office:value-type="string">
            <text:p>3631.0</text:p>
          </table:table-cell>
          <table:table-cell office:value-type="string">
            <text:p>14470.0</text:p>
          </table:table-cell>
          <table:table-cell office:value-type="string">
            <text:p>10744.0</text:p>
          </table:table-cell>
          <table:table-cell office:value-type="string">
            <text:p>2811.0</text:p>
          </table:table-cell>
          <table:table-cell office:value-type="string">
            <text:p>14662.0</text:p>
          </table:table-cell>
          <table:table-cell office:value-type="string">
            <text:p>29179.0</text:p>
          </table:table-cell>
          <table:table-cell office:value-type="string">
            <text:p>10956.0</text:p>
          </table:table-cell>
          <table:table-cell office:value-type="string">
            <text:p>17361.0</text:p>
          </table:table-cell>
          <table:table-cell office:value-type="string">
            <text:p>12067.0</text:p>
          </table:table-cell>
          <table:table-cell office:value-type="string">
            <text:p>1035.0</text:p>
          </table:table-cell>
          <table:table-cell office:value-type="string">
            <text:p>7927.0</text:p>
          </table:table-cell>
          <table:table-cell office:value-type="string">
            <text:p>159097</text:p>
          </table:table-cell>
          <table:table-cell office:value-type="string">
            <text:p>97108.6</text:p>
          </table:table-cell>
          <table:table-cell office:value-type="string">
            <text:p>2.5648</text:p>
          </table:table-cell>
          <table:table-cell office:value-type="string">
            <text:p>1325366.0</text:p>
          </table:table-cell>
          <table:table-cell office:value-type="string">
            <text:p>1304368.0</text:p>
          </table:table-cell>
          <table:table-cell office:value-type="string">
            <text:p>1304427.765422</text:p>
          </table:table-cell>
          <table:table-cell office:value-type="string">
            <text:p>533133.725302</text:p>
          </table:table-cell>
          <table:table-cell office:value-type="string">
            <text:p>1159868.765422</text:p>
          </table:table-cell>
          <table:table-cell office:value-type="string">
            <text:p>1143686.765422</text:p>
          </table:table-cell>
          <table:table-cell office:value-type="string">
            <text:p>1906324.878016</text:p>
          </table:table-cell>
        </table:table-row>
        <table:table-row>
          <table:table-cell office:value-type="string">
            <text:p>c36</text:p>
          </table:table-cell>
          <table:table-cell office:value-type="string">
            <text:p>2069.0</text:p>
          </table:table-cell>
          <table:table-cell office:value-type="string">
            <text:p>5659.0</text:p>
          </table:table-cell>
          <table:table-cell office:value-type="string">
            <text:p>3996.0</text:p>
          </table:table-cell>
          <table:table-cell office:value-type="string">
            <text:p>1948.0</text:p>
          </table:table-cell>
          <table:table-cell office:value-type="string">
            <text:p>7319.0</text:p>
          </table:table-cell>
          <table:table-cell office:value-type="string">
            <text:p>14406.0</text:p>
          </table:table-cell>
          <table:table-cell office:value-type="string">
            <text:p>12786.0</text:p>
          </table:table-cell>
          <table:table-cell office:value-type="string">
            <text:p>1870.0</text:p>
          </table:table-cell>
          <table:table-cell office:value-type="string">
            <text:p>11664.0</text:p>
          </table:table-cell>
          <table:table-cell office:value-type="string">
            <text:p>7663.0</text:p>
          </table:table-cell>
          <table:table-cell office:value-type="string">
            <text:p>4651.0</text:p>
          </table:table-cell>
          <table:table-cell office:value-type="string">
            <text:p>3880.0</text:p>
          </table:table-cell>
          <table:table-cell office:value-type="string">
            <text:p>12777.0</text:p>
          </table:table-cell>
          <table:table-cell office:value-type="string">
            <text:p>1813.0</text:p>
          </table:table-cell>
          <table:table-cell office:value-type="string">
            <text:p>3814.0</text:p>
          </table:table-cell>
          <table:table-cell office:value-type="string">
            <text:p>3992.0</text:p>
          </table:table-cell>
          <table:table-cell office:value-type="string">
            <text:p>2095.0</text:p>
          </table:table-cell>
          <table:table-cell office:value-type="string">
            <text:p>3725.0</text:p>
          </table:table-cell>
          <table:table-cell office:value-type="string">
            <text:p>2110.0</text:p>
          </table:table-cell>
          <table:table-cell office:value-type="string">
            <text:p>12210.0</text:p>
          </table:table-cell>
          <table:table-cell office:value-type="string">
            <text:p>3085.0</text:p>
          </table:table-cell>
          <table:table-cell office:value-type="string">
            <text:p>12560.0</text:p>
          </table:table-cell>
          <table:table-cell office:value-type="string">
            <text:p>9692.0</text:p>
          </table:table-cell>
          <table:table-cell office:value-type="string">
            <text:p>2164.0</text:p>
          </table:table-cell>
          <table:table-cell office:value-type="string">
            <text:p>11060.0</text:p>
          </table:table-cell>
          <table:table-cell office:value-type="string">
            <text:p>23233.0</text:p>
          </table:table-cell>
          <table:table-cell office:value-type="string">
            <text:p>10334.0</text:p>
          </table:table-cell>
          <table:table-cell office:value-type="string">
            <text:p>16231.0</text:p>
          </table:table-cell>
          <table:table-cell office:value-type="string">
            <text:p>8416.0</text:p>
          </table:table-cell>
          <table:table-cell office:value-type="string">
            <text:p>1221.0</text:p>
          </table:table-cell>
          <table:table-cell office:value-type="string">
            <text:p>5743.0</text:p>
          </table:table-cell>
          <table:table-cell office:value-type="string">
            <text:p>129298</text:p>
          </table:table-cell>
          <table:table-cell office:value-type="string">
            <text:p>81670.4</text:p>
          </table:table-cell>
          <table:table-cell office:value-type="string">
            <text:p>2.51726</text:p>
          </table:table-cell>
          <table:table-cell office:value-type="string">
            <text:p>1033689.0</text:p>
          </table:table-cell>
          <table:table-cell office:value-type="string">
            <text:p>1018032.0</text:p>
          </table:table-cell>
          <table:table-cell office:value-type="string">
            <text:p>1017893.747265</text:p>
          </table:table-cell>
          <table:table-cell office:value-type="string">
            <text:p>441299.285793</text:p>
          </table:table-cell>
          <table:table-cell office:value-type="string">
            <text:p>903219.747265</text:p>
          </table:table-cell>
          <table:table-cell office:value-type="string">
            <text:p>891287.747265</text:p>
          </table:table-cell>
          <table:table-cell office:value-type="string">
            <text:p>1395490.899702</text:p>
          </table:table-cell>
        </table:table-row>
        <table:table-row>
          <table:table-cell office:value-type="string">
            <text:p>c37</text:p>
          </table:table-cell>
          <table:table-cell office:value-type="string">
            <text:p>1918.0</text:p>
          </table:table-cell>
          <table:table-cell office:value-type="string">
            <text:p>6003.0</text:p>
          </table:table-cell>
          <table:table-cell office:value-type="string">
            <text:p>4456.0</text:p>
          </table:table-cell>
          <table:table-cell office:value-type="string">
            <text:p>2072.0</text:p>
          </table:table-cell>
          <table:table-cell office:value-type="string">
            <text:p>9409.0</text:p>
          </table:table-cell>
          <table:table-cell office:value-type="string">
            <text:p>11828.0</text:p>
          </table:table-cell>
          <table:table-cell office:value-type="string">
            <text:p>12391.0</text:p>
          </table:table-cell>
          <table:table-cell office:value-type="string">
            <text:p>2600.0</text:p>
          </table:table-cell>
          <table:table-cell office:value-type="string">
            <text:p>11623.0</text:p>
          </table:table-cell>
          <table:table-cell office:value-type="string">
            <text:p>7779.0</text:p>
          </table:table-cell>
          <table:table-cell office:value-type="string">
            <text:p>5573.0</text:p>
          </table:table-cell>
          <table:table-cell office:value-type="string">
            <text:p>3359.0</text:p>
          </table:table-cell>
          <table:table-cell office:value-type="string">
            <text:p>11437.0</text:p>
          </table:table-cell>
          <table:table-cell office:value-type="string">
            <text:p>2037.0</text:p>
          </table:table-cell>
          <table:table-cell office:value-type="string">
            <text:p>3759.0</text:p>
          </table:table-cell>
          <table:table-cell office:value-type="string">
            <text:p>4306.0</text:p>
          </table:table-cell>
          <table:table-cell office:value-type="string">
            <text:p>2045.0</text:p>
          </table:table-cell>
          <table:table-cell office:value-type="string">
            <text:p>3818.0</text:p>
          </table:table-cell>
          <table:table-cell office:value-type="string">
            <text:p>2242.0</text:p>
          </table:table-cell>
          <table:table-cell office:value-type="string">
            <text:p>8727.0</text:p>
          </table:table-cell>
          <table:table-cell office:value-type="string">
            <text:p>2518.0</text:p>
          </table:table-cell>
          <table:table-cell office:value-type="string">
            <text:p>11546.0</text:p>
          </table:table-cell>
          <table:table-cell office:value-type="string">
            <text:p>10046.0</text:p>
          </table:table-cell>
          <table:table-cell office:value-type="string">
            <text:p>1619.0</text:p>
          </table:table-cell>
          <table:table-cell office:value-type="string">
            <text:p>9410.0</text:p>
          </table:table-cell>
          <table:table-cell office:value-type="string">
            <text:p>22647.0</text:p>
          </table:table-cell>
          <table:table-cell office:value-type="string">
            <text:p>11650.0</text:p>
          </table:table-cell>
          <table:table-cell office:value-type="string">
            <text:p>13865.0</text:p>
          </table:table-cell>
          <table:table-cell office:value-type="string">
            <text:p>9532.0</text:p>
          </table:table-cell>
          <table:table-cell office:value-type="string">
            <text:p>942.0</text:p>
          </table:table-cell>
          <table:table-cell office:value-type="string">
            <text:p>5799.0</text:p>
          </table:table-cell>
          <table:table-cell office:value-type="string">
            <text:p>125169</text:p>
          </table:table-cell>
          <table:table-cell office:value-type="string">
            <text:p>77860.3</text:p>
          </table:table-cell>
          <table:table-cell office:value-type="string">
            <text:p>2.53462</text:p>
          </table:table-cell>
          <table:table-cell office:value-type="string">
            <text:p>1107852.0</text:p>
          </table:table-cell>
          <table:table-cell office:value-type="string">
            <text:p>1092973.0</text:p>
          </table:table-cell>
          <table:table-cell office:value-type="string">
            <text:p>1092498.313216</text:p>
          </table:table-cell>
          <table:table-cell office:value-type="string">
            <text:p>428632.72803</text:p>
          </table:table-cell>
          <table:table-cell office:value-type="string">
            <text:p>941009.313216</text:p>
          </table:table-cell>
          <table:table-cell office:value-type="string">
            <text:p>929101.313216</text:p>
          </table:table-cell>
          <table:table-cell office:value-type="string">
            <text:p>1573224.477344</text:p>
          </table:table-cell>
        </table:table-row>
        <table:table-row>
          <table:table-cell office:value-type="string">
            <text:p>c38</text:p>
          </table:table-cell>
          <table:table-cell office:value-type="string">
            <text:p>2209.0</text:p>
          </table:table-cell>
          <table:table-cell office:value-type="string">
            <text:p>6496.0</text:p>
          </table:table-cell>
          <table:table-cell office:value-type="string">
            <text:p>4547.0</text:p>
          </table:table-cell>
          <table:table-cell office:value-type="string">
            <text:p>1597.0</text:p>
          </table:table-cell>
          <table:table-cell office:value-type="string">
            <text:p>9018.0</text:p>
          </table:table-cell>
          <table:table-cell office:value-type="string">
            <text:p>16578.0</text:p>
          </table:table-cell>
          <table:table-cell office:value-type="string">
            <text:p>10549.0</text:p>
          </table:table-cell>
          <table:table-cell office:value-type="string">
            <text:p>2847.0</text:p>
          </table:table-cell>
          <table:table-cell office:value-type="string">
            <text:p>12484.0</text:p>
          </table:table-cell>
          <table:table-cell office:value-type="string">
            <text:p>9094.0</text:p>
          </table:table-cell>
          <table:table-cell office:value-type="string">
            <text:p>7359.0</text:p>
          </table:table-cell>
          <table:table-cell office:value-type="string">
            <text:p>4287.0</text:p>
          </table:table-cell>
          <table:table-cell office:value-type="string">
            <text:p>12622.0</text:p>
          </table:table-cell>
          <table:table-cell office:value-type="string">
            <text:p>2157.0</text:p>
          </table:table-cell>
          <table:table-cell office:value-type="string">
            <text:p>3468.0</text:p>
          </table:table-cell>
          <table:table-cell office:value-type="string">
            <text:p>4727.0</text:p>
          </table:table-cell>
          <table:table-cell office:value-type="string">
            <text:p>1986.0</text:p>
          </table:table-cell>
          <table:table-cell office:value-type="string">
            <text:p>3399.0</text:p>
          </table:table-cell>
          <table:table-cell office:value-type="string">
            <text:p>2579.0</text:p>
          </table:table-cell>
          <table:table-cell office:value-type="string">
            <text:p>9910.0</text:p>
          </table:table-cell>
          <table:table-cell office:value-type="string">
            <text:p>3176.0</text:p>
          </table:table-cell>
          <table:table-cell office:value-type="string">
            <text:p>12018.0</text:p>
          </table:table-cell>
          <table:table-cell office:value-type="string">
            <text:p>9069.0</text:p>
          </table:table-cell>
          <table:table-cell office:value-type="string">
            <text:p>2416.0</text:p>
          </table:table-cell>
          <table:table-cell office:value-type="string">
            <text:p>9519.0</text:p>
          </table:table-cell>
          <table:table-cell office:value-type="string">
            <text:p>25522.0</text:p>
          </table:table-cell>
          <table:table-cell office:value-type="string">
            <text:p>9122.0</text:p>
          </table:table-cell>
          <table:table-cell office:value-type="string">
            <text:p>15101.0</text:p>
          </table:table-cell>
          <table:table-cell office:value-type="string">
            <text:p>11059.0</text:p>
          </table:table-cell>
          <table:table-cell office:value-type="string">
            <text:p>1125.0</text:p>
          </table:table-cell>
          <table:table-cell office:value-type="string">
            <text:p>6906.0</text:p>
          </table:table-cell>
          <table:table-cell office:value-type="string">
            <text:p>142220</text:p>
          </table:table-cell>
          <table:table-cell office:value-type="string">
            <text:p>85510.5</text:p>
          </table:table-cell>
          <table:table-cell office:value-type="string">
            <text:p>2.52574</text:p>
          </table:table-cell>
          <table:table-cell office:value-type="string">
            <text:p>1050475.0</text:p>
          </table:table-cell>
          <table:table-cell office:value-type="string">
            <text:p>1040125.0</text:p>
          </table:table-cell>
          <table:table-cell office:value-type="string">
            <text:p>1039209.615896</text:p>
          </table:table-cell>
          <table:table-cell office:value-type="string">
            <text:p>458401.882124</text:p>
          </table:table-cell>
          <table:table-cell office:value-type="string">
            <text:p>914289.615896</text:p>
          </table:table-cell>
          <table:table-cell office:value-type="string">
            <text:p>906699.615896</text:p>
          </table:table-cell>
          <table:table-cell office:value-type="string">
            <text:p>1455649.797471</text:p>
          </table:table-cell>
        </table:table-row>
        <table:table-row>
          <table:table-cell office:value-type="string">
            <text:p>c39</text:p>
          </table:table-cell>
          <table:table-cell office:value-type="string">
            <text:p>2028.0</text:p>
          </table:table-cell>
          <table:table-cell office:value-type="string">
            <text:p>5909.0</text:p>
          </table:table-cell>
          <table:table-cell office:value-type="string">
            <text:p>3776.0</text:p>
          </table:table-cell>
          <table:table-cell office:value-type="string">
            <text:p>1824.0</text:p>
          </table:table-cell>
          <table:table-cell office:value-type="string">
            <text:p>9845.0</text:p>
          </table:table-cell>
          <table:table-cell office:value-type="string">
            <text:p>15802.0</text:p>
          </table:table-cell>
          <table:table-cell office:value-type="string">
            <text:p>12194.0</text:p>
          </table:table-cell>
          <table:table-cell office:value-type="string">
            <text:p>2489.0</text:p>
          </table:table-cell>
          <table:table-cell office:value-type="string">
            <text:p>12468.0</text:p>
          </table:table-cell>
          <table:table-cell office:value-type="string">
            <text:p>10252.0</text:p>
          </table:table-cell>
          <table:table-cell office:value-type="string">
            <text:p>5378.0</text:p>
          </table:table-cell>
          <table:table-cell office:value-type="string">
            <text:p>4598.0</text:p>
          </table:table-cell>
          <table:table-cell office:value-type="string">
            <text:p>12845.0</text:p>
          </table:table-cell>
          <table:table-cell office:value-type="string">
            <text:p>1747.0</text:p>
          </table:table-cell>
          <table:table-cell office:value-type="string">
            <text:p>3490.0</text:p>
          </table:table-cell>
          <table:table-cell office:value-type="string">
            <text:p>6087.0</text:p>
          </table:table-cell>
          <table:table-cell office:value-type="string">
            <text:p>2838.0</text:p>
          </table:table-cell>
          <table:table-cell office:value-type="string">
            <text:p>4943.0</text:p>
          </table:table-cell>
          <table:table-cell office:value-type="string">
            <text:p>1900.0</text:p>
          </table:table-cell>
          <table:table-cell office:value-type="string">
            <text:p>9673.0</text:p>
          </table:table-cell>
          <table:table-cell office:value-type="string">
            <text:p>3268.0</text:p>
          </table:table-cell>
          <table:table-cell office:value-type="string">
            <text:p>12360.0</text:p>
          </table:table-cell>
          <table:table-cell office:value-type="string">
            <text:p>11058.0</text:p>
          </table:table-cell>
          <table:table-cell office:value-type="string">
            <text:p>2483.0</text:p>
          </table:table-cell>
          <table:table-cell office:value-type="string">
            <text:p>14138.0</text:p>
          </table:table-cell>
          <table:table-cell office:value-type="string">
            <text:p>26428.0</text:p>
          </table:table-cell>
          <table:table-cell office:value-type="string">
            <text:p>12424.0</text:p>
          </table:table-cell>
          <table:table-cell office:value-type="string">
            <text:p>19482.0</text:p>
          </table:table-cell>
          <table:table-cell office:value-type="string">
            <text:p>12728.0</text:p>
          </table:table-cell>
          <table:table-cell office:value-type="string">
            <text:p>1202.0</text:p>
          </table:table-cell>
          <table:table-cell office:value-type="string">
            <text:p>6862.0</text:p>
          </table:table-cell>
          <table:table-cell office:value-type="string">
            <text:p>154020</text:p>
          </table:table-cell>
          <table:table-cell office:value-type="string">
            <text:p>90659.0</text:p>
          </table:table-cell>
          <table:table-cell office:value-type="string">
            <text:p>2.57568</text:p>
          </table:table-cell>
          <table:table-cell office:value-type="string">
            <text:p>1194934.0</text:p>
          </table:table-cell>
          <table:table-cell office:value-type="string">
            <text:p>1170692.0</text:p>
          </table:table-cell>
          <table:table-cell office:value-type="string">
            <text:p>1170044.740949</text:p>
          </table:table-cell>
          <table:table-cell office:value-type="string">
            <text:p>499826.089507</text:p>
          </table:table-cell>
          <table:table-cell office:value-type="string">
            <text:p>1043785.740949</text:p>
          </table:table-cell>
          <table:table-cell office:value-type="string">
            <text:p>1023979.740949</text:p>
          </table:table-cell>
          <table:table-cell office:value-type="string">
            <text:p>1682759.930626</text:p>
          </table:table-cell>
        </table:table-row>
        <table:table-row>
          <table:table-cell office:value-type="string">
            <text:p>c40</text:p>
          </table:table-cell>
          <table:table-cell office:value-type="string">
            <text:p>2486.0</text:p>
          </table:table-cell>
          <table:table-cell office:value-type="string">
            <text:p>7253.0</text:p>
          </table:table-cell>
          <table:table-cell office:value-type="string">
            <text:p>4031.0</text:p>
          </table:table-cell>
          <table:table-cell office:value-type="string">
            <text:p>1253.0</text:p>
          </table:table-cell>
          <table:table-cell office:value-type="string">
            <text:p>10227.0</text:p>
          </table:table-cell>
          <table:table-cell office:value-type="string">
            <text:p>15232.0</text:p>
          </table:table-cell>
          <table:table-cell office:value-type="string">
            <text:p>11154.0</text:p>
          </table:table-cell>
          <table:table-cell office:value-type="string">
            <text:p>2860.0</text:p>
          </table:table-cell>
          <table:table-cell office:value-type="string">
            <text:p>11826.0</text:p>
          </table:table-cell>
          <table:table-cell office:value-type="string">
            <text:p>8158.0</text:p>
          </table:table-cell>
          <table:table-cell office:value-type="string">
            <text:p>6200.0</text:p>
          </table:table-cell>
          <table:table-cell office:value-type="string">
            <text:p>4433.0</text:p>
          </table:table-cell>
          <table:table-cell office:value-type="string">
            <text:p>11594.0</text:p>
          </table:table-cell>
          <table:table-cell office:value-type="string">
            <text:p>2109.0</text:p>
          </table:table-cell>
          <table:table-cell office:value-type="string">
            <text:p>3746.0</text:p>
          </table:table-cell>
          <table:table-cell office:value-type="string">
            <text:p>4322.0</text:p>
          </table:table-cell>
          <table:table-cell office:value-type="string">
            <text:p>2608.0</text:p>
          </table:table-cell>
          <table:table-cell office:value-type="string">
            <text:p>4053.0</text:p>
          </table:table-cell>
          <table:table-cell office:value-type="string">
            <text:p>2697.0</text:p>
          </table:table-cell>
          <table:table-cell office:value-type="string">
            <text:p>11015.0</text:p>
          </table:table-cell>
          <table:table-cell office:value-type="string">
            <text:p>4265.0</text:p>
          </table:table-cell>
          <table:table-cell office:value-type="string">
            <text:p>12849.0</text:p>
          </table:table-cell>
          <table:table-cell office:value-type="string">
            <text:p>11316.0</text:p>
          </table:table-cell>
          <table:table-cell office:value-type="string">
            <text:p>3176.0</text:p>
          </table:table-cell>
          <table:table-cell office:value-type="string">
            <text:p>13864.0</text:p>
          </table:table-cell>
          <table:table-cell office:value-type="string">
            <text:p>24647.0</text:p>
          </table:table-cell>
          <table:table-cell office:value-type="string">
            <text:p>11866.0</text:p>
          </table:table-cell>
          <table:table-cell office:value-type="string">
            <text:p>13397.0</text:p>
          </table:table-cell>
          <table:table-cell office:value-type="string">
            <text:p>11025.0</text:p>
          </table:table-cell>
          <table:table-cell office:value-type="string">
            <text:p>860.0</text:p>
          </table:table-cell>
          <table:table-cell office:value-type="string">
            <text:p>6010.0</text:p>
          </table:table-cell>
          <table:table-cell office:value-type="string">
            <text:p>135756</text:p>
          </table:table-cell>
          <table:table-cell office:value-type="string">
            <text:p>86797.8</text:p>
          </table:table-cell>
          <table:table-cell office:value-type="string">
            <text:p>2.55174</text:p>
          </table:table-cell>
          <table:table-cell office:value-type="string">
            <text:p>1118340.0</text:p>
          </table:table-cell>
          <table:table-cell office:value-type="string">
            <text:p>1105823.0</text:p>
          </table:table-cell>
          <table:table-cell office:value-type="string">
            <text:p>1104944.719752</text:p>
          </table:table-cell>
          <table:table-cell office:value-type="string">
            <text:p>482403.048407</text:p>
          </table:table-cell>
          <table:table-cell office:value-type="string">
            <text:p>1002635.719752</text:p>
          </table:table-cell>
          <table:table-cell office:value-type="string">
            <text:p>993808.719752</text:p>
          </table:table-cell>
          <table:table-cell office:value-type="string">
            <text:p>1564369.296514</text:p>
          </table:table-cell>
        </table:table-row>
        <table:table-row>
          <table:table-cell office:value-type="string">
            <text:p>c41</text:p>
          </table:table-cell>
          <table:table-cell office:value-type="string">
            <text:p>3074.0</text:p>
          </table:table-cell>
          <table:table-cell office:value-type="string">
            <text:p>7269.0</text:p>
          </table:table-cell>
          <table:table-cell office:value-type="string">
            <text:p>4119.0</text:p>
          </table:table-cell>
          <table:table-cell office:value-type="string">
            <text:p>1723.0</text:p>
          </table:table-cell>
          <table:table-cell office:value-type="string">
            <text:p>9375.0</text:p>
          </table:table-cell>
          <table:table-cell office:value-type="string">
            <text:p>19711.0</text:p>
          </table:table-cell>
          <table:table-cell office:value-type="string">
            <text:p>13620.0</text:p>
          </table:table-cell>
          <table:table-cell office:value-type="string">
            <text:p>2599.0</text:p>
          </table:table-cell>
          <table:table-cell office:value-type="string">
            <text:p>11613.0</text:p>
          </table:table-cell>
          <table:table-cell office:value-type="string">
            <text:p>9973.0</text:p>
          </table:table-cell>
          <table:table-cell office:value-type="string">
            <text:p>6882.0</text:p>
          </table:table-cell>
          <table:table-cell office:value-type="string">
            <text:p>4822.0</text:p>
          </table:table-cell>
          <table:table-cell office:value-type="string">
            <text:p>17664.0</text:p>
          </table:table-cell>
          <table:table-cell office:value-type="string">
            <text:p>2269.0</text:p>
          </table:table-cell>
          <table:table-cell office:value-type="string">
            <text:p>4411.0</text:p>
          </table:table-cell>
          <table:table-cell office:value-type="string">
            <text:p>4609.0</text:p>
          </table:table-cell>
          <table:table-cell office:value-type="string">
            <text:p>2491.0</text:p>
          </table:table-cell>
          <table:table-cell office:value-type="string">
            <text:p>4842.0</text:p>
          </table:table-cell>
          <table:table-cell office:value-type="string">
            <text:p>2656.0</text:p>
          </table:table-cell>
          <table:table-cell office:value-type="string">
            <text:p>11918.0</text:p>
          </table:table-cell>
          <table:table-cell office:value-type="string">
            <text:p>4104.0</text:p>
          </table:table-cell>
          <table:table-cell office:value-type="string">
            <text:p>12541.0</text:p>
          </table:table-cell>
          <table:table-cell office:value-type="string">
            <text:p>12344.0</text:p>
          </table:table-cell>
          <table:table-cell office:value-type="string">
            <text:p>3097.0</text:p>
          </table:table-cell>
          <table:table-cell office:value-type="string">
            <text:p>18477.0</text:p>
          </table:table-cell>
          <table:table-cell office:value-type="string">
            <text:p>29834.0</text:p>
          </table:table-cell>
          <table:table-cell office:value-type="string">
            <text:p>14109.0</text:p>
          </table:table-cell>
          <table:table-cell office:value-type="string">
            <text:p>20070.0</text:p>
          </table:table-cell>
          <table:table-cell office:value-type="string">
            <text:p>9845.0</text:p>
          </table:table-cell>
          <table:table-cell office:value-type="string">
            <text:p>1276.0</text:p>
          </table:table-cell>
          <table:table-cell office:value-type="string">
            <text:p>6760.0</text:p>
          </table:table-cell>
          <table:table-cell office:value-type="string">
            <text:p>167750</text:p>
          </table:table-cell>
          <table:table-cell office:value-type="string">
            <text:p>104619.0</text:p>
          </table:table-cell>
          <table:table-cell office:value-type="string">
            <text:p>2.43907</text:p>
          </table:table-cell>
          <table:table-cell office:value-type="string">
            <text:p>1301526.0</text:p>
          </table:table-cell>
          <table:table-cell office:value-type="string">
            <text:p>1285287.0</text:p>
          </table:table-cell>
          <table:table-cell office:value-type="string">
            <text:p>1284607.812723</text:p>
          </table:table-cell>
          <table:table-cell office:value-type="string">
            <text:p>547600.387176</text:p>
          </table:table-cell>
          <table:table-cell office:value-type="string">
            <text:p>1145999.812723</text:p>
          </table:table-cell>
          <table:table-cell office:value-type="string">
            <text:p>1133756.812723</text:p>
          </table:table-cell>
          <table:table-cell office:value-type="string">
            <text:p>1845494.8589</text:p>
          </table:table-cell>
        </table:table-row>
        <table:table-row>
          <table:table-cell office:value-type="string">
            <text:p>c42</text:p>
          </table:table-cell>
          <table:table-cell office:value-type="string">
            <text:p>2153.0</text:p>
          </table:table-cell>
          <table:table-cell office:value-type="string">
            <text:p>7249.0</text:p>
          </table:table-cell>
          <table:table-cell office:value-type="string">
            <text:p>5329.0</text:p>
          </table:table-cell>
          <table:table-cell office:value-type="string">
            <text:p>1502.0</text:p>
          </table:table-cell>
          <table:table-cell office:value-type="string">
            <text:p>8967.0</text:p>
          </table:table-cell>
          <table:table-cell office:value-type="string">
            <text:p>16648.0</text:p>
          </table:table-cell>
          <table:table-cell office:value-type="string">
            <text:p>12372.0</text:p>
          </table:table-cell>
          <table:table-cell office:value-type="string">
            <text:p>3118.0</text:p>
          </table:table-cell>
          <table:table-cell office:value-type="string">
            <text:p>15750.0</text:p>
          </table:table-cell>
          <table:table-cell office:value-type="string">
            <text:p>9361.0</text:p>
          </table:table-cell>
          <table:table-cell office:value-type="string">
            <text:p>8622.0</text:p>
          </table:table-cell>
          <table:table-cell office:value-type="string">
            <text:p>4446.0</text:p>
          </table:table-cell>
          <table:table-cell office:value-type="string">
            <text:p>14530.0</text:p>
          </table:table-cell>
          <table:table-cell office:value-type="string">
            <text:p>2743.0</text:p>
          </table:table-cell>
          <table:table-cell office:value-type="string">
            <text:p>3574.0</text:p>
          </table:table-cell>
          <table:table-cell office:value-type="string">
            <text:p>4477.0</text:p>
          </table:table-cell>
          <table:table-cell office:value-type="string">
            <text:p>2202.0</text:p>
          </table:table-cell>
          <table:table-cell office:value-type="string">
            <text:p>5157.0</text:p>
          </table:table-cell>
          <table:table-cell office:value-type="string">
            <text:p>2724.0</text:p>
          </table:table-cell>
          <table:table-cell office:value-type="string">
            <text:p>10340.0</text:p>
          </table:table-cell>
          <table:table-cell office:value-type="string">
            <text:p>3882.0</text:p>
          </table:table-cell>
          <table:table-cell office:value-type="string">
            <text:p>14909.0</text:p>
          </table:table-cell>
          <table:table-cell office:value-type="string">
            <text:p>10056.0</text:p>
          </table:table-cell>
          <table:table-cell office:value-type="string">
            <text:p>2500.0</text:p>
          </table:table-cell>
          <table:table-cell office:value-type="string">
            <text:p>12566.0</text:p>
          </table:table-cell>
          <table:table-cell office:value-type="string">
            <text:p>31903.0</text:p>
          </table:table-cell>
          <table:table-cell office:value-type="string">
            <text:p>11385.0</text:p>
          </table:table-cell>
          <table:table-cell office:value-type="string">
            <text:p>17258.0</text:p>
          </table:table-cell>
          <table:table-cell office:value-type="string">
            <text:p>10003.0</text:p>
          </table:table-cell>
          <table:table-cell office:value-type="string">
            <text:p>1258.0</text:p>
          </table:table-cell>
          <table:table-cell office:value-type="string">
            <text:p>7364.0</text:p>
          </table:table-cell>
          <table:table-cell office:value-type="string">
            <text:p>159726</text:p>
          </table:table-cell>
          <table:table-cell office:value-type="string">
            <text:p>99310.2</text:p>
          </table:table-cell>
          <table:table-cell office:value-type="string">
            <text:p>2.45978</text:p>
          </table:table-cell>
          <table:table-cell office:value-type="string">
            <text:p>1171280.0</text:p>
          </table:table-cell>
          <table:table-cell office:value-type="string">
            <text:p>1148939.0</text:p>
          </table:table-cell>
          <table:table-cell office:value-type="string">
            <text:p>1148351.438105</text:p>
          </table:table-cell>
          <table:table-cell office:value-type="string">
            <text:p>522828.96913</text:p>
          </table:table-cell>
          <table:table-cell office:value-type="string">
            <text:p>1039055.438105</text:p>
          </table:table-cell>
          <table:table-cell office:value-type="string">
            <text:p>1020481.438105</text:p>
          </table:table-cell>
          <table:table-cell office:value-type="string">
            <text:p>1676146.899211</text:p>
          </table:table-cell>
        </table:table-row>
        <table:table-row>
          <table:table-cell office:value-type="string">
            <text:p>c43</text:p>
          </table:table-cell>
          <table:table-cell office:value-type="string">
            <text:p>3227.0</text:p>
          </table:table-cell>
          <table:table-cell office:value-type="string">
            <text:p>7520.0</text:p>
          </table:table-cell>
          <table:table-cell office:value-type="string">
            <text:p>3981.0</text:p>
          </table:table-cell>
          <table:table-cell office:value-type="string">
            <text:p>2196.0</text:p>
          </table:table-cell>
          <table:table-cell office:value-type="string">
            <text:p>8744.0</text:p>
          </table:table-cell>
          <table:table-cell office:value-type="string">
            <text:p>17187.0</text:p>
          </table:table-cell>
          <table:table-cell office:value-type="string">
            <text:p>13903.0</text:p>
          </table:table-cell>
          <table:table-cell office:value-type="string">
            <text:p>2301.0</text:p>
          </table:table-cell>
          <table:table-cell office:value-type="string">
            <text:p>11350.0</text:p>
          </table:table-cell>
          <table:table-cell office:value-type="string">
            <text:p>10313.0</text:p>
          </table:table-cell>
          <table:table-cell office:value-type="string">
            <text:p>8036.0</text:p>
          </table:table-cell>
          <table:table-cell office:value-type="string">
            <text:p>5286.0</text:p>
          </table:table-cell>
          <table:table-cell office:value-type="string">
            <text:p>15605.0</text:p>
          </table:table-cell>
          <table:table-cell office:value-type="string">
            <text:p>1911.0</text:p>
          </table:table-cell>
          <table:table-cell office:value-type="string">
            <text:p>4913.0</text:p>
          </table:table-cell>
          <table:table-cell office:value-type="string">
            <text:p>6159.0</text:p>
          </table:table-cell>
          <table:table-cell office:value-type="string">
            <text:p>2484.0</text:p>
          </table:table-cell>
          <table:table-cell office:value-type="string">
            <text:p>3861.0</text:p>
          </table:table-cell>
          <table:table-cell office:value-type="string">
            <text:p>1649.0</text:p>
          </table:table-cell>
          <table:table-cell office:value-type="string">
            <text:p>12669.0</text:p>
          </table:table-cell>
          <table:table-cell office:value-type="string">
            <text:p>4457.0</text:p>
          </table:table-cell>
          <table:table-cell office:value-type="string">
            <text:p>13848.0</text:p>
          </table:table-cell>
          <table:table-cell office:value-type="string">
            <text:p>10627.0</text:p>
          </table:table-cell>
          <table:table-cell office:value-type="string">
            <text:p>3290.0</text:p>
          </table:table-cell>
          <table:table-cell office:value-type="string">
            <text:p>13325.0</text:p>
          </table:table-cell>
          <table:table-cell office:value-type="string">
            <text:p>30907.0</text:p>
          </table:table-cell>
          <table:table-cell office:value-type="string">
            <text:p>12163.0</text:p>
          </table:table-cell>
          <table:table-cell office:value-type="string">
            <text:p>18494.0</text:p>
          </table:table-cell>
          <table:table-cell office:value-type="string">
            <text:p>11426.0</text:p>
          </table:table-cell>
          <table:table-cell office:value-type="string">
            <text:p>997.0</text:p>
          </table:table-cell>
          <table:table-cell office:value-type="string">
            <text:p>7202.0</text:p>
          </table:table-cell>
          <table:table-cell office:value-type="string">
            <text:p>153431</text:p>
          </table:table-cell>
          <table:table-cell office:value-type="string">
            <text:p>97528.3</text:p>
          </table:table-cell>
          <table:table-cell office:value-type="string">
            <text:p>2.52036</text:p>
          </table:table-cell>
          <table:table-cell office:value-type="string">
            <text:p>1314635.0</text:p>
          </table:table-cell>
          <table:table-cell office:value-type="string">
            <text:p>1273277.0</text:p>
          </table:table-cell>
          <table:table-cell office:value-type="string">
            <text:p>1272636.578141</text:p>
          </table:table-cell>
          <table:table-cell office:value-type="string">
            <text:p>538931.547991</text:p>
          </table:table-cell>
          <table:table-cell office:value-type="string">
            <text:p>1154396.578141</text:p>
          </table:table-cell>
          <table:table-cell office:value-type="string">
            <text:p>1120131.578141</text:p>
          </table:table-cell>
          <table:table-cell office:value-type="string">
            <text:p>1818350.273121</text:p>
          </table:table-cell>
        </table:table-row>
        <table:table-row>
          <table:table-cell office:value-type="string">
            <text:p>c44</text:p>
          </table:table-cell>
          <table:table-cell office:value-type="string">
            <text:p>2323.0</text:p>
          </table:table-cell>
          <table:table-cell office:value-type="string">
            <text:p>7507.0</text:p>
          </table:table-cell>
          <table:table-cell office:value-type="string">
            <text:p>3571.0</text:p>
          </table:table-cell>
          <table:table-cell office:value-type="string">
            <text:p>1933.0</text:p>
          </table:table-cell>
          <table:table-cell office:value-type="string">
            <text:p>11273.0</text:p>
          </table:table-cell>
          <table:table-cell office:value-type="string">
            <text:p>13906.0</text:p>
          </table:table-cell>
          <table:table-cell office:value-type="string">
            <text:p>11575.0</text:p>
          </table:table-cell>
          <table:table-cell office:value-type="string">
            <text:p>2940.0</text:p>
          </table:table-cell>
          <table:table-cell office:value-type="string">
            <text:p>11688.0</text:p>
          </table:table-cell>
          <table:table-cell office:value-type="string">
            <text:p>8479.0</text:p>
          </table:table-cell>
          <table:table-cell office:value-type="string">
            <text:p>7405.0</text:p>
          </table:table-cell>
          <table:table-cell office:value-type="string">
            <text:p>4419.0</text:p>
          </table:table-cell>
          <table:table-cell office:value-type="string">
            <text:p>15458.0</text:p>
          </table:table-cell>
          <table:table-cell office:value-type="string">
            <text:p>2215.0</text:p>
          </table:table-cell>
          <table:table-cell office:value-type="string">
            <text:p>4121.0</text:p>
          </table:table-cell>
          <table:table-cell office:value-type="string">
            <text:p>4749.0</text:p>
          </table:table-cell>
          <table:table-cell office:value-type="string">
            <text:p>1720.0</text:p>
          </table:table-cell>
          <table:table-cell office:value-type="string">
            <text:p>4317.0</text:p>
          </table:table-cell>
          <table:table-cell office:value-type="string">
            <text:p>1803.0</text:p>
          </table:table-cell>
          <table:table-cell office:value-type="string">
            <text:p>11236.0</text:p>
          </table:table-cell>
          <table:table-cell office:value-type="string">
            <text:p>3347.0</text:p>
          </table:table-cell>
          <table:table-cell office:value-type="string">
            <text:p>14156.0</text:p>
          </table:table-cell>
          <table:table-cell office:value-type="string">
            <text:p>11529.0</text:p>
          </table:table-cell>
          <table:table-cell office:value-type="string">
            <text:p>2273.0</text:p>
          </table:table-cell>
          <table:table-cell office:value-type="string">
            <text:p>11103.0</text:p>
          </table:table-cell>
          <table:table-cell office:value-type="string">
            <text:p>27243.0</text:p>
          </table:table-cell>
          <table:table-cell office:value-type="string">
            <text:p>12072.0</text:p>
          </table:table-cell>
          <table:table-cell office:value-type="string">
            <text:p>15386.0</text:p>
          </table:table-cell>
          <table:table-cell office:value-type="string">
            <text:p>12193.0</text:p>
          </table:table-cell>
          <table:table-cell office:value-type="string">
            <text:p>1338.0</text:p>
          </table:table-cell>
          <table:table-cell office:value-type="string">
            <text:p>6626.0</text:p>
          </table:table-cell>
          <table:table-cell office:value-type="string">
            <text:p>155199</text:p>
          </table:table-cell>
          <table:table-cell office:value-type="string">
            <text:p>94397.6</text:p>
          </table:table-cell>
          <table:table-cell office:value-type="string">
            <text:p>2.45205</text:p>
          </table:table-cell>
          <table:table-cell office:value-type="string">
            <text:p>1179506.0</text:p>
          </table:table-cell>
          <table:table-cell office:value-type="string">
            <text:p>1161825.0</text:p>
          </table:table-cell>
          <table:table-cell office:value-type="string">
            <text:p>1160908.197775</text:p>
          </table:table-cell>
          <table:table-cell office:value-type="string">
            <text:p>491402.382531</text:p>
          </table:table-cell>
          <table:table-cell office:value-type="string">
            <text:p>1035502.197775</text:p>
          </table:table-cell>
          <table:table-cell office:value-type="string">
            <text:p>1021871.197775</text:p>
          </table:table-cell>
          <table:table-cell office:value-type="string">
            <text:p>1640678.641673</text:p>
          </table:table-cell>
        </table:table-row>
        <table:table-row>
          <table:table-cell office:value-type="string">
            <text:p>c45</text:p>
          </table:table-cell>
          <table:table-cell office:value-type="string">
            <text:p>2423.0</text:p>
          </table:table-cell>
          <table:table-cell office:value-type="string">
            <text:p>6783.0</text:p>
          </table:table-cell>
          <table:table-cell office:value-type="string">
            <text:p>4396.0</text:p>
          </table:table-cell>
          <table:table-cell office:value-type="string">
            <text:p>2018.0</text:p>
          </table:table-cell>
          <table:table-cell office:value-type="string">
            <text:p>8512.0</text:p>
          </table:table-cell>
          <table:table-cell office:value-type="string">
            <text:p>14881.0</text:p>
          </table:table-cell>
          <table:table-cell office:value-type="string">
            <text:p>14305.0</text:p>
          </table:table-cell>
          <table:table-cell office:value-type="string">
            <text:p>2841.0</text:p>
          </table:table-cell>
          <table:table-cell office:value-type="string">
            <text:p>14729.0</text:p>
          </table:table-cell>
          <table:table-cell office:value-type="string">
            <text:p>9078.0</text:p>
          </table:table-cell>
          <table:table-cell office:value-type="string">
            <text:p>9074.0</text:p>
          </table:table-cell>
          <table:table-cell office:value-type="string">
            <text:p>4039.0</text:p>
          </table:table-cell>
          <table:table-cell office:value-type="string">
            <text:p>16188.0</text:p>
          </table:table-cell>
          <table:table-cell office:value-type="string">
            <text:p>2295.0</text:p>
          </table:table-cell>
          <table:table-cell office:value-type="string">
            <text:p>4004.0</text:p>
          </table:table-cell>
          <table:table-cell office:value-type="string">
            <text:p>5705.0</text:p>
          </table:table-cell>
          <table:table-cell office:value-type="string">
            <text:p>2169.0</text:p>
          </table:table-cell>
          <table:table-cell office:value-type="string">
            <text:p>4257.0</text:p>
          </table:table-cell>
          <table:table-cell office:value-type="string">
            <text:p>2966.0</text:p>
          </table:table-cell>
          <table:table-cell office:value-type="string">
            <text:p>11449.0</text:p>
          </table:table-cell>
          <table:table-cell office:value-type="string">
            <text:p>4234.0</text:p>
          </table:table-cell>
          <table:table-cell office:value-type="string">
            <text:p>13863.0</text:p>
          </table:table-cell>
          <table:table-cell office:value-type="string">
            <text:p>9940.0</text:p>
          </table:table-cell>
          <table:table-cell office:value-type="string">
            <text:p>2048.0</text:p>
          </table:table-cell>
          <table:table-cell office:value-type="string">
            <text:p>12111.0</text:p>
          </table:table-cell>
          <table:table-cell office:value-type="string">
            <text:p>30140.0</text:p>
          </table:table-cell>
          <table:table-cell office:value-type="string">
            <text:p>10857.0</text:p>
          </table:table-cell>
          <table:table-cell office:value-type="string">
            <text:p>19070.0</text:p>
          </table:table-cell>
          <table:table-cell office:value-type="string">
            <text:p>10152.0</text:p>
          </table:table-cell>
          <table:table-cell office:value-type="string">
            <text:p>934.0</text:p>
          </table:table-cell>
          <table:table-cell office:value-type="string">
            <text:p>7582.0</text:p>
          </table:table-cell>
          <table:table-cell office:value-type="string">
            <text:p>153947</text:p>
          </table:table-cell>
          <table:table-cell office:value-type="string">
            <text:p>96909.7</text:p>
          </table:table-cell>
          <table:table-cell office:value-type="string">
            <text:p>2.51524</text:p>
          </table:table-cell>
          <table:table-cell office:value-type="string">
            <text:p>1261570.0</text:p>
          </table:table-cell>
          <table:table-cell office:value-type="string">
            <text:p>1239864.0</text:p>
          </table:table-cell>
          <table:table-cell office:value-type="string">
            <text:p>1238457.574025</text:p>
          </table:table-cell>
          <table:table-cell office:value-type="string">
            <text:p>516427.518344</text:p>
          </table:table-cell>
          <table:table-cell office:value-type="string">
            <text:p>1106686.574025</text:p>
          </table:table-cell>
          <table:table-cell office:value-type="string">
            <text:p>1089355.574025</text:p>
          </table:table-cell>
          <table:table-cell office:value-type="string">
            <text:p>1788102.661113</text:p>
          </table:table-cell>
        </table:table-row>
        <table:table-row>
          <table:table-cell office:value-type="string">
            <text:p>c47</text:p>
          </table:table-cell>
          <table:table-cell office:value-type="string">
            <text:p>3279.0</text:p>
          </table:table-cell>
          <table:table-cell office:value-type="string">
            <text:p>8030.0</text:p>
          </table:table-cell>
          <table:table-cell office:value-type="string">
            <text:p>4279.0</text:p>
          </table:table-cell>
          <table:table-cell office:value-type="string">
            <text:p>2726.0</text:p>
          </table:table-cell>
          <table:table-cell office:value-type="string">
            <text:p>10011.0</text:p>
          </table:table-cell>
          <table:table-cell office:value-type="string">
            <text:p>16552.0</text:p>
          </table:table-cell>
          <table:table-cell office:value-type="string">
            <text:p>16312.0</text:p>
          </table:table-cell>
          <table:table-cell office:value-type="string">
            <text:p>2906.0</text:p>
          </table:table-cell>
          <table:table-cell office:value-type="string">
            <text:p>13421.0</text:p>
          </table:table-cell>
          <table:table-cell office:value-type="string">
            <text:p>11022.0</text:p>
          </table:table-cell>
          <table:table-cell office:value-type="string">
            <text:p>7324.0</text:p>
          </table:table-cell>
          <table:table-cell office:value-type="string">
            <text:p>5117.0</text:p>
          </table:table-cell>
          <table:table-cell office:value-type="string">
            <text:p>15361.0</text:p>
          </table:table-cell>
          <table:table-cell office:value-type="string">
            <text:p>2384.0</text:p>
          </table:table-cell>
          <table:table-cell office:value-type="string">
            <text:p>4651.0</text:p>
          </table:table-cell>
          <table:table-cell office:value-type="string">
            <text:p>5902.0</text:p>
          </table:table-cell>
          <table:table-cell office:value-type="string">
            <text:p>2285.0</text:p>
          </table:table-cell>
          <table:table-cell office:value-type="string">
            <text:p>5300.0</text:p>
          </table:table-cell>
          <table:table-cell office:value-type="string">
            <text:p>1964.0</text:p>
          </table:table-cell>
          <table:table-cell office:value-type="string">
            <text:p>13269.0</text:p>
          </table:table-cell>
          <table:table-cell office:value-type="string">
            <text:p>4156.0</text:p>
          </table:table-cell>
          <table:table-cell office:value-type="string">
            <text:p>15269.0</text:p>
          </table:table-cell>
          <table:table-cell office:value-type="string">
            <text:p>11915.0</text:p>
          </table:table-cell>
          <table:table-cell office:value-type="string">
            <text:p>3035.0</text:p>
          </table:table-cell>
          <table:table-cell office:value-type="string">
            <text:p>14135.0</text:p>
          </table:table-cell>
          <table:table-cell office:value-type="string">
            <text:p>31858.0</text:p>
          </table:table-cell>
          <table:table-cell office:value-type="string">
            <text:p>11751.0</text:p>
          </table:table-cell>
          <table:table-cell office:value-type="string">
            <text:p>21988.0</text:p>
          </table:table-cell>
          <table:table-cell office:value-type="string">
            <text:p>11735.0</text:p>
          </table:table-cell>
          <table:table-cell office:value-type="string">
            <text:p>1151.0</text:p>
          </table:table-cell>
          <table:table-cell office:value-type="string">
            <text:p>7525.0</text:p>
          </table:table-cell>
          <table:table-cell office:value-type="string">
            <text:p>170813</text:p>
          </table:table-cell>
          <table:table-cell office:value-type="string">
            <text:p>102995.0</text:p>
          </table:table-cell>
          <table:table-cell office:value-type="string">
            <text:p>2.60937</text:p>
          </table:table-cell>
          <table:table-cell office:value-type="string">
            <text:p>1302220.0</text:p>
          </table:table-cell>
          <table:table-cell office:value-type="string">
            <text:p>1278103.0</text:p>
          </table:table-cell>
          <table:table-cell office:value-type="string">
            <text:p>1277845.825697</text:p>
          </table:table-cell>
          <table:table-cell office:value-type="string">
            <text:p>567833.092228</text:p>
          </table:table-cell>
          <table:table-cell office:value-type="string">
            <text:p>1142630.825697</text:p>
          </table:table-cell>
          <table:table-cell office:value-type="string">
            <text:p>1124622.825697</text:p>
          </table:table-cell>
          <table:table-cell office:value-type="string">
            <text:p>1872179.74968</text:p>
          </table:table-cell>
        </table:table-row>
        <table:table-row>
          <table:table-cell office:value-type="string">
            <text:p>c48</text:p>
          </table:table-cell>
          <table:table-cell office:value-type="string">
            <text:p>2553.0</text:p>
          </table:table-cell>
          <table:table-cell office:value-type="string">
            <text:p>7811.0</text:p>
          </table:table-cell>
          <table:table-cell office:value-type="string">
            <text:p>4382.0</text:p>
          </table:table-cell>
          <table:table-cell office:value-type="string">
            <text:p>2382.0</text:p>
          </table:table-cell>
          <table:table-cell office:value-type="string">
            <text:p>9277.0</text:p>
          </table:table-cell>
          <table:table-cell office:value-type="string">
            <text:p>18555.0</text:p>
          </table:table-cell>
          <table:table-cell office:value-type="string">
            <text:p>15560.0</text:p>
          </table:table-cell>
          <table:table-cell office:value-type="string">
            <text:p>2804.0</text:p>
          </table:table-cell>
          <table:table-cell office:value-type="string">
            <text:p>13480.0</text:p>
          </table:table-cell>
          <table:table-cell office:value-type="string">
            <text:p>9737.0</text:p>
          </table:table-cell>
          <table:table-cell office:value-type="string">
            <text:p>8049.0</text:p>
          </table:table-cell>
          <table:table-cell office:value-type="string">
            <text:p>4489.0</text:p>
          </table:table-cell>
          <table:table-cell office:value-type="string">
            <text:p>15002.0</text:p>
          </table:table-cell>
          <table:table-cell office:value-type="string">
            <text:p>2420.0</text:p>
          </table:table-cell>
          <table:table-cell office:value-type="string">
            <text:p>3935.0</text:p>
          </table:table-cell>
          <table:table-cell office:value-type="string">
            <text:p>5334.0</text:p>
          </table:table-cell>
          <table:table-cell office:value-type="string">
            <text:p>2488.0</text:p>
          </table:table-cell>
          <table:table-cell office:value-type="string">
            <text:p>3940.0</text:p>
          </table:table-cell>
          <table:table-cell office:value-type="string">
            <text:p>2760.0</text:p>
          </table:table-cell>
          <table:table-cell office:value-type="string">
            <text:p>10477.0</text:p>
          </table:table-cell>
          <table:table-cell office:value-type="string">
            <text:p>3823.0</text:p>
          </table:table-cell>
          <table:table-cell office:value-type="string">
            <text:p>16030.0</text:p>
          </table:table-cell>
          <table:table-cell office:value-type="string">
            <text:p>11740.0</text:p>
          </table:table-cell>
          <table:table-cell office:value-type="string">
            <text:p>2171.0</text:p>
          </table:table-cell>
          <table:table-cell office:value-type="string">
            <text:p>13125.0</text:p>
          </table:table-cell>
          <table:table-cell office:value-type="string">
            <text:p>24721.0</text:p>
          </table:table-cell>
          <table:table-cell office:value-type="string">
            <text:p>12296.0</text:p>
          </table:table-cell>
          <table:table-cell office:value-type="string">
            <text:p>16688.0</text:p>
          </table:table-cell>
          <table:table-cell office:value-type="string">
            <text:p>10053.0</text:p>
          </table:table-cell>
          <table:table-cell office:value-type="string">
            <text:p>1024.0</text:p>
          </table:table-cell>
          <table:table-cell office:value-type="string">
            <text:p>6496.0</text:p>
          </table:table-cell>
          <table:table-cell office:value-type="string">
            <text:p>152906</text:p>
          </table:table-cell>
          <table:table-cell office:value-type="string">
            <text:p>92780.4</text:p>
          </table:table-cell>
          <table:table-cell office:value-type="string">
            <text:p>2.61279</text:p>
          </table:table-cell>
          <table:table-cell office:value-type="string">
            <text:p>1224656.0</text:p>
          </table:table-cell>
          <table:table-cell office:value-type="string">
            <text:p>1193067.0</text:p>
          </table:table-cell>
          <table:table-cell office:value-type="string">
            <text:p>1192489.034199</text:p>
          </table:table-cell>
          <table:table-cell office:value-type="string">
            <text:p>523589.460438</text:p>
          </table:table-cell>
          <table:table-cell office:value-type="string">
            <text:p>1062382.034199</text:p>
          </table:table-cell>
          <table:table-cell office:value-type="string">
            <text:p>1034993.034199</text:p>
          </table:table-cell>
          <table:table-cell office:value-type="string">
            <text:p>1652512.986895</text:p>
          </table:table-cell>
        </table:table-row>
        <table:table-row>
          <table:table-cell office:value-type="string">
            <text:p>c49</text:p>
          </table:table-cell>
          <table:table-cell office:value-type="string">
            <text:p>2477.0</text:p>
          </table:table-cell>
          <table:table-cell office:value-type="string">
            <text:p>7798.0</text:p>
          </table:table-cell>
          <table:table-cell office:value-type="string">
            <text:p>4972.0</text:p>
          </table:table-cell>
          <table:table-cell office:value-type="string">
            <text:p>2222.0</text:p>
          </table:table-cell>
          <table:table-cell office:value-type="string">
            <text:p>12205.0</text:p>
          </table:table-cell>
          <table:table-cell office:value-type="string">
            <text:p>18813.0</text:p>
          </table:table-cell>
          <table:table-cell office:value-type="string">
            <text:p>16931.0</text:p>
          </table:table-cell>
          <table:table-cell office:value-type="string">
            <text:p>3192.0</text:p>
          </table:table-cell>
          <table:table-cell office:value-type="string">
            <text:p>14608.0</text:p>
          </table:table-cell>
          <table:table-cell office:value-type="string">
            <text:p>11643.0</text:p>
          </table:table-cell>
          <table:table-cell office:value-type="string">
            <text:p>8152.0</text:p>
          </table:table-cell>
          <table:table-cell office:value-type="string">
            <text:p>5775.0</text:p>
          </table:table-cell>
          <table:table-cell office:value-type="string">
            <text:p>18489.0</text:p>
          </table:table-cell>
          <table:table-cell office:value-type="string">
            <text:p>2189.0</text:p>
          </table:table-cell>
          <table:table-cell office:value-type="string">
            <text:p>4948.0</text:p>
          </table:table-cell>
          <table:table-cell office:value-type="string">
            <text:p>6301.0</text:p>
          </table:table-cell>
          <table:table-cell office:value-type="string">
            <text:p>3083.0</text:p>
          </table:table-cell>
          <table:table-cell office:value-type="string">
            <text:p>4801.0</text:p>
          </table:table-cell>
          <table:table-cell office:value-type="string">
            <text:p>3083.0</text:p>
          </table:table-cell>
          <table:table-cell office:value-type="string">
            <text:p>14361.0</text:p>
          </table:table-cell>
          <table:table-cell office:value-type="string">
            <text:p>3913.0</text:p>
          </table:table-cell>
          <table:table-cell office:value-type="string">
            <text:p>15998.0</text:p>
          </table:table-cell>
          <table:table-cell office:value-type="string">
            <text:p>14963.0</text:p>
          </table:table-cell>
          <table:table-cell office:value-type="string">
            <text:p>2213.0</text:p>
          </table:table-cell>
          <table:table-cell office:value-type="string">
            <text:p>16265.0</text:p>
          </table:table-cell>
          <table:table-cell office:value-type="string">
            <text:p>32980.0</text:p>
          </table:table-cell>
          <table:table-cell office:value-type="string">
            <text:p>15198.0</text:p>
          </table:table-cell>
          <table:table-cell office:value-type="string">
            <text:p>22274.0</text:p>
          </table:table-cell>
          <table:table-cell office:value-type="string">
            <text:p>14153.0</text:p>
          </table:table-cell>
          <table:table-cell office:value-type="string">
            <text:p>1581.0</text:p>
          </table:table-cell>
          <table:table-cell office:value-type="string">
            <text:p>7509.0</text:p>
          </table:table-cell>
          <table:table-cell office:value-type="string">
            <text:p>172976</text:p>
          </table:table-cell>
          <table:table-cell office:value-type="string">
            <text:p>109926.0</text:p>
          </table:table-cell>
          <table:table-cell office:value-type="string">
            <text:p>2.59949</text:p>
          </table:table-cell>
          <table:table-cell office:value-type="string">
            <text:p>1463564.0</text:p>
          </table:table-cell>
          <table:table-cell office:value-type="string">
            <text:p>1443431.0</text:p>
          </table:table-cell>
          <table:table-cell office:value-type="string">
            <text:p>1443172.954814</text:p>
          </table:table-cell>
          <table:table-cell office:value-type="string">
            <text:p>617997.677177</text:p>
          </table:table-cell>
          <table:table-cell office:value-type="string">
            <text:p>1293797.954814</text:p>
          </table:table-cell>
          <table:table-cell office:value-type="string">
            <text:p>1277879.954814</text:p>
          </table:table-cell>
          <table:table-cell office:value-type="string">
            <text:p>1794051.595549</text:p>
          </table:table-cell>
        </table:table-row>
        <table:table-row>
          <table:table-cell office:value-type="string">
            <text:p>c50</text:p>
          </table:table-cell>
          <table:table-cell office:value-type="string">
            <text:p>2616.0</text:p>
          </table:table-cell>
          <table:table-cell office:value-type="string">
            <text:p>6918.0</text:p>
          </table:table-cell>
          <table:table-cell office:value-type="string">
            <text:p>4220.0</text:p>
          </table:table-cell>
          <table:table-cell office:value-type="string">
            <text:p>1781.0</text:p>
          </table:table-cell>
          <table:table-cell office:value-type="string">
            <text:p>9368.0</text:p>
          </table:table-cell>
          <table:table-cell office:value-type="string">
            <text:p>15461.0</text:p>
          </table:table-cell>
          <table:table-cell office:value-type="string">
            <text:p>15228.0</text:p>
          </table:table-cell>
          <table:table-cell office:value-type="string">
            <text:p>2719.0</text:p>
          </table:table-cell>
          <table:table-cell office:value-type="string">
            <text:p>11465.0</text:p>
          </table:table-cell>
          <table:table-cell office:value-type="string">
            <text:p>8408.0</text:p>
          </table:table-cell>
          <table:table-cell office:value-type="string">
            <text:p>7485.0</text:p>
          </table:table-cell>
          <table:table-cell office:value-type="string">
            <text:p>3530.0</text:p>
          </table:table-cell>
          <table:table-cell office:value-type="string">
            <text:p>15873.0</text:p>
          </table:table-cell>
          <table:table-cell office:value-type="string">
            <text:p>1679.0</text:p>
          </table:table-cell>
          <table:table-cell office:value-type="string">
            <text:p>4029.0</text:p>
          </table:table-cell>
          <table:table-cell office:value-type="string">
            <text:p>4405.0</text:p>
          </table:table-cell>
          <table:table-cell office:value-type="string">
            <text:p>1723.0</text:p>
          </table:table-cell>
          <table:table-cell office:value-type="string">
            <text:p>4804.0</text:p>
          </table:table-cell>
          <table:table-cell office:value-type="string">
            <text:p>2811.0</text:p>
          </table:table-cell>
          <table:table-cell office:value-type="string">
            <text:p>9550.0</text:p>
          </table:table-cell>
          <table:table-cell office:value-type="string">
            <text:p>3730.0</text:p>
          </table:table-cell>
          <table:table-cell office:value-type="string">
            <text:p>13229.0</text:p>
          </table:table-cell>
          <table:table-cell office:value-type="string">
            <text:p>10214.0</text:p>
          </table:table-cell>
          <table:table-cell office:value-type="string">
            <text:p>2482.0</text:p>
          </table:table-cell>
          <table:table-cell office:value-type="string">
            <text:p>12586.0</text:p>
          </table:table-cell>
          <table:table-cell office:value-type="string">
            <text:p>27688.0</text:p>
          </table:table-cell>
          <table:table-cell office:value-type="string">
            <text:p>11955.0</text:p>
          </table:table-cell>
          <table:table-cell office:value-type="string">
            <text:p>17971.0</text:p>
          </table:table-cell>
          <table:table-cell office:value-type="string">
            <text:p>12445.0</text:p>
          </table:table-cell>
          <table:table-cell office:value-type="string">
            <text:p>1359.0</text:p>
          </table:table-cell>
          <table:table-cell office:value-type="string">
            <text:p>6746.0</text:p>
          </table:table-cell>
          <table:table-cell office:value-type="string">
            <text:p>163362</text:p>
          </table:table-cell>
          <table:table-cell office:value-type="string">
            <text:p>95124.0</text:p>
          </table:table-cell>
          <table:table-cell office:value-type="string">
            <text:p>2.48282</text:p>
          </table:table-cell>
          <table:table-cell office:value-type="string">
            <text:p>1226068.0</text:p>
          </table:table-cell>
          <table:table-cell office:value-type="string">
            <text:p>1202540.0</text:p>
          </table:table-cell>
          <table:table-cell office:value-type="string">
            <text:p>1201419.026817</text:p>
          </table:table-cell>
          <table:table-cell office:value-type="string">
            <text:p>501087.476546</text:p>
          </table:table-cell>
          <table:table-cell office:value-type="string">
            <text:p>1068747.026817</text:p>
          </table:table-cell>
          <table:table-cell office:value-type="string">
            <text:p>1049716.026817</text:p>
          </table:table-cell>
          <table:table-cell office:value-type="string">
            <text:p>1737183.36376</text:p>
          </table:table-cell>
        </table:table-row>
        <table:table-row>
          <table:table-cell office:value-type="string">
            <text:p>c51</text:p>
          </table:table-cell>
          <table:table-cell office:value-type="string">
            <text:p>2567.0</text:p>
          </table:table-cell>
          <table:table-cell office:value-type="string">
            <text:p>7133.0</text:p>
          </table:table-cell>
          <table:table-cell office:value-type="string">
            <text:p>4447.0</text:p>
          </table:table-cell>
          <table:table-cell office:value-type="string">
            <text:p>1717.0</text:p>
          </table:table-cell>
          <table:table-cell office:value-type="string">
            <text:p>10288.0</text:p>
          </table:table-cell>
          <table:table-cell office:value-type="string">
            <text:p>15020.0</text:p>
          </table:table-cell>
          <table:table-cell office:value-type="string">
            <text:p>13905.0</text:p>
          </table:table-cell>
          <table:table-cell office:value-type="string">
            <text:p>3459.0</text:p>
          </table:table-cell>
          <table:table-cell office:value-type="string">
            <text:p>13038.0</text:p>
          </table:table-cell>
          <table:table-cell office:value-type="string">
            <text:p>8930.0</text:p>
          </table:table-cell>
          <table:table-cell office:value-type="string">
            <text:p>8692.0</text:p>
          </table:table-cell>
          <table:table-cell office:value-type="string">
            <text:p>5294.0</text:p>
          </table:table-cell>
          <table:table-cell office:value-type="string">
            <text:p>17156.0</text:p>
          </table:table-cell>
          <table:table-cell office:value-type="string">
            <text:p>2034.0</text:p>
          </table:table-cell>
          <table:table-cell office:value-type="string">
            <text:p>4321.0</text:p>
          </table:table-cell>
          <table:table-cell office:value-type="string">
            <text:p>4635.0</text:p>
          </table:table-cell>
          <table:table-cell office:value-type="string">
            <text:p>1746.0</text:p>
          </table:table-cell>
          <table:table-cell office:value-type="string">
            <text:p>4500.0</text:p>
          </table:table-cell>
          <table:table-cell office:value-type="string">
            <text:p>2880.0</text:p>
          </table:table-cell>
          <table:table-cell office:value-type="string">
            <text:p>12393.0</text:p>
          </table:table-cell>
          <table:table-cell office:value-type="string">
            <text:p>3304.0</text:p>
          </table:table-cell>
          <table:table-cell office:value-type="string">
            <text:p>14482.0</text:p>
          </table:table-cell>
          <table:table-cell office:value-type="string">
            <text:p>11789.0</text:p>
          </table:table-cell>
          <table:table-cell office:value-type="string">
            <text:p>2659.0</text:p>
          </table:table-cell>
          <table:table-cell office:value-type="string">
            <text:p>13155.0</text:p>
          </table:table-cell>
          <table:table-cell office:value-type="string">
            <text:p>28154.0</text:p>
          </table:table-cell>
          <table:table-cell office:value-type="string">
            <text:p>11362.0</text:p>
          </table:table-cell>
          <table:table-cell office:value-type="string">
            <text:p>18780.0</text:p>
          </table:table-cell>
          <table:table-cell office:value-type="string">
            <text:p>12471.0</text:p>
          </table:table-cell>
          <table:table-cell office:value-type="string">
            <text:p>1018.0</text:p>
          </table:table-cell>
          <table:table-cell office:value-type="string">
            <text:p>6674.0</text:p>
          </table:table-cell>
          <table:table-cell office:value-type="string">
            <text:p>158852</text:p>
          </table:table-cell>
          <table:table-cell office:value-type="string">
            <text:p>95057.7</text:p>
          </table:table-cell>
          <table:table-cell office:value-type="string">
            <text:p>2.60705</text:p>
          </table:table-cell>
          <table:table-cell office:value-type="string">
            <text:p>1222417.0</text:p>
          </table:table-cell>
          <table:table-cell office:value-type="string">
            <text:p>1207617.0</text:p>
          </table:table-cell>
          <table:table-cell office:value-type="string">
            <text:p>1208073.286109</text:p>
          </table:table-cell>
          <table:table-cell office:value-type="string">
            <text:p>532097.121258</text:p>
          </table:table-cell>
          <table:table-cell office:value-type="string">
            <text:p>1074072.286109</text:p>
          </table:table-cell>
          <table:table-cell office:value-type="string">
            <text:p>1063035.286109</text:p>
          </table:table-cell>
          <table:table-cell office:value-type="string">
            <text:p>1534854.150509</text:p>
          </table:table-cell>
        </table:table-row>
        <table:table-row>
          <table:table-cell office:value-type="string">
            <text:p>c52</text:p>
          </table:table-cell>
          <table:table-cell office:value-type="string">
            <text:p>3791.0</text:p>
          </table:table-cell>
          <table:table-cell office:value-type="string">
            <text:p>7877.0</text:p>
          </table:table-cell>
          <table:table-cell office:value-type="string">
            <text:p>5066.0</text:p>
          </table:table-cell>
          <table:table-cell office:value-type="string">
            <text:p>1787.0</text:p>
          </table:table-cell>
          <table:table-cell office:value-type="string">
            <text:p>11075.0</text:p>
          </table:table-cell>
          <table:table-cell office:value-type="string">
            <text:p>15635.0</text:p>
          </table:table-cell>
          <table:table-cell office:value-type="string">
            <text:p>16629.0</text:p>
          </table:table-cell>
          <table:table-cell office:value-type="string">
            <text:p>2917.0</text:p>
          </table:table-cell>
          <table:table-cell office:value-type="string">
            <text:p>15246.0</text:p>
          </table:table-cell>
          <table:table-cell office:value-type="string">
            <text:p>10625.0</text:p>
          </table:table-cell>
          <table:table-cell office:value-type="string">
            <text:p>7878.0</text:p>
          </table:table-cell>
          <table:table-cell office:value-type="string">
            <text:p>5327.0</text:p>
          </table:table-cell>
          <table:table-cell office:value-type="string">
            <text:p>16464.0</text:p>
          </table:table-cell>
          <table:table-cell office:value-type="string">
            <text:p>2244.0</text:p>
          </table:table-cell>
          <table:table-cell office:value-type="string">
            <text:p>4749.0</text:p>
          </table:table-cell>
          <table:table-cell office:value-type="string">
            <text:p>6530.0</text:p>
          </table:table-cell>
          <table:table-cell office:value-type="string">
            <text:p>2371.0</text:p>
          </table:table-cell>
          <table:table-cell office:value-type="string">
            <text:p>5695.0</text:p>
          </table:table-cell>
          <table:table-cell office:value-type="string">
            <text:p>2337.0</text:p>
          </table:table-cell>
          <table:table-cell office:value-type="string">
            <text:p>14033.0</text:p>
          </table:table-cell>
          <table:table-cell office:value-type="string">
            <text:p>3966.0</text:p>
          </table:table-cell>
          <table:table-cell office:value-type="string">
            <text:p>16995.0</text:p>
          </table:table-cell>
          <table:table-cell office:value-type="string">
            <text:p>13885.0</text:p>
          </table:table-cell>
          <table:table-cell office:value-type="string">
            <text:p>3982.0</text:p>
          </table:table-cell>
          <table:table-cell office:value-type="string">
            <text:p>18770.0</text:p>
          </table:table-cell>
          <table:table-cell office:value-type="string">
            <text:p>29934.0</text:p>
          </table:table-cell>
          <table:table-cell office:value-type="string">
            <text:p>14328.0</text:p>
          </table:table-cell>
          <table:table-cell office:value-type="string">
            <text:p>20881.0</text:p>
          </table:table-cell>
          <table:table-cell office:value-type="string">
            <text:p>11585.0</text:p>
          </table:table-cell>
          <table:table-cell office:value-type="string">
            <text:p>1258.0</text:p>
          </table:table-cell>
          <table:table-cell office:value-type="string">
            <text:p>7864.0</text:p>
          </table:table-cell>
          <table:table-cell office:value-type="string">
            <text:p>163259</text:p>
          </table:table-cell>
          <table:table-cell office:value-type="string">
            <text:p>101348.0</text:p>
          </table:table-cell>
          <table:table-cell office:value-type="string">
            <text:p>2.65604</text:p>
          </table:table-cell>
          <table:table-cell office:value-type="string">
            <text:p>1329739.0</text:p>
          </table:table-cell>
          <table:table-cell office:value-type="string">
            <text:p>1297423.0</text:p>
          </table:table-cell>
          <table:table-cell office:value-type="string">
            <text:p>1295541.211972</text:p>
          </table:table-cell>
          <table:table-cell office:value-type="string">
            <text:p>596988.797089</text:p>
          </table:table-cell>
          <table:table-cell office:value-type="string">
            <text:p>1162868.211972</text:p>
          </table:table-cell>
          <table:table-cell office:value-type="string">
            <text:p>1137415.211972</text:p>
          </table:table-cell>
          <table:table-cell office:value-type="string">
            <text:p>1904451.409375</text:p>
          </table:table-cell>
        </table:table-row>
        <table:table-row>
          <table:table-cell office:value-type="string">
            <text:p>c53</text:p>
          </table:table-cell>
          <table:table-cell office:value-type="string">
            <text:p>2812.0</text:p>
          </table:table-cell>
          <table:table-cell office:value-type="string">
            <text:p>7319.0</text:p>
          </table:table-cell>
          <table:table-cell office:value-type="string">
            <text:p>4999.0</text:p>
          </table:table-cell>
          <table:table-cell office:value-type="string">
            <text:p>1465.0</text:p>
          </table:table-cell>
          <table:table-cell office:value-type="string">
            <text:p>10025.0</text:p>
          </table:table-cell>
          <table:table-cell office:value-type="string">
            <text:p>14296.0</text:p>
          </table:table-cell>
          <table:table-cell office:value-type="string">
            <text:p>13473.0</text:p>
          </table:table-cell>
          <table:table-cell office:value-type="string">
            <text:p>2758.0</text:p>
          </table:table-cell>
          <table:table-cell office:value-type="string">
            <text:p>16167.0</text:p>
          </table:table-cell>
          <table:table-cell office:value-type="string">
            <text:p>8786.0</text:p>
          </table:table-cell>
          <table:table-cell office:value-type="string">
            <text:p>6472.0</text:p>
          </table:table-cell>
          <table:table-cell office:value-type="string">
            <text:p>3963.0</text:p>
          </table:table-cell>
          <table:table-cell office:value-type="string">
            <text:p>14247.0</text:p>
          </table:table-cell>
          <table:table-cell office:value-type="string">
            <text:p>2425.0</text:p>
          </table:table-cell>
          <table:table-cell office:value-type="string">
            <text:p>4366.0</text:p>
          </table:table-cell>
          <table:table-cell office:value-type="string">
            <text:p>5398.0</text:p>
          </table:table-cell>
          <table:table-cell office:value-type="string">
            <text:p>2324.0</text:p>
          </table:table-cell>
          <table:table-cell office:value-type="string">
            <text:p>4838.0</text:p>
          </table:table-cell>
          <table:table-cell office:value-type="string">
            <text:p>2830.0</text:p>
          </table:table-cell>
          <table:table-cell office:value-type="string">
            <text:p>10519.0</text:p>
          </table:table-cell>
          <table:table-cell office:value-type="string">
            <text:p>3855.0</text:p>
          </table:table-cell>
          <table:table-cell office:value-type="string">
            <text:p>14423.0</text:p>
          </table:table-cell>
          <table:table-cell office:value-type="string">
            <text:p>11125.0</text:p>
          </table:table-cell>
          <table:table-cell office:value-type="string">
            <text:p>3220.0</text:p>
          </table:table-cell>
          <table:table-cell office:value-type="string">
            <text:p>13870.0</text:p>
          </table:table-cell>
          <table:table-cell office:value-type="string">
            <text:p>30430.0</text:p>
          </table:table-cell>
          <table:table-cell office:value-type="string">
            <text:p>11135.0</text:p>
          </table:table-cell>
          <table:table-cell office:value-type="string">
            <text:p>16138.0</text:p>
          </table:table-cell>
          <table:table-cell office:value-type="string">
            <text:p>10662.0</text:p>
          </table:table-cell>
          <table:table-cell office:value-type="string">
            <text:p>1174.0</text:p>
          </table:table-cell>
          <table:table-cell office:value-type="string">
            <text:p>6938.0</text:p>
          </table:table-cell>
          <table:table-cell office:value-type="string">
            <text:p>151933</text:p>
          </table:table-cell>
          <table:table-cell office:value-type="string">
            <text:p>95387.5</text:p>
          </table:table-cell>
          <table:table-cell office:value-type="string">
            <text:p>2.47947</text:p>
          </table:table-cell>
          <table:table-cell office:value-type="string">
            <text:p>1233099.0</text:p>
          </table:table-cell>
          <table:table-cell office:value-type="string">
            <text:p>1210713.0</text:p>
          </table:table-cell>
          <table:table-cell office:value-type="string">
            <text:p>1210660.060239</text:p>
          </table:table-cell>
          <table:table-cell office:value-type="string">
            <text:p>521421.437075</text:p>
          </table:table-cell>
          <table:table-cell office:value-type="string">
            <text:p>1069523.060239</text:p>
          </table:table-cell>
          <table:table-cell office:value-type="string">
            <text:p>1052420.060239</text:p>
          </table:table-cell>
          <table:table-cell office:value-type="string">
            <text:p>1671905.094334</text:p>
          </table:table-cell>
        </table:table-row>
        <table:table-row>
          <table:table-cell office:value-type="string">
            <text:p>c54</text:p>
          </table:table-cell>
          <table:table-cell office:value-type="string">
            <text:p>4068.0</text:p>
          </table:table-cell>
          <table:table-cell office:value-type="string">
            <text:p>10430.0</text:p>
          </table:table-cell>
          <table:table-cell office:value-type="string">
            <text:p>6097.0</text:p>
          </table:table-cell>
          <table:table-cell office:value-type="string">
            <text:p>1182.0</text:p>
          </table:table-cell>
          <table:table-cell office:value-type="string">
            <text:p>8050.0</text:p>
          </table:table-cell>
          <table:table-cell office:value-type="string">
            <text:p>15152.0</text:p>
          </table:table-cell>
          <table:table-cell office:value-type="string">
            <text:p>13169.0</text:p>
          </table:table-cell>
          <table:table-cell office:value-type="string">
            <text:p>3239.0</text:p>
          </table:table-cell>
          <table:table-cell office:value-type="string">
            <text:p>17224.0</text:p>
          </table:table-cell>
          <table:table-cell office:value-type="string">
            <text:p>10088.0</text:p>
          </table:table-cell>
          <table:table-cell office:value-type="string">
            <text:p>9184.0</text:p>
          </table:table-cell>
          <table:table-cell office:value-type="string">
            <text:p>5102.0</text:p>
          </table:table-cell>
          <table:table-cell office:value-type="string">
            <text:p>17925.0</text:p>
          </table:table-cell>
          <table:table-cell office:value-type="string">
            <text:p>2436.0</text:p>
          </table:table-cell>
          <table:table-cell office:value-type="string">
            <text:p>4655.0</text:p>
          </table:table-cell>
          <table:table-cell office:value-type="string">
            <text:p>4763.0</text:p>
          </table:table-cell>
          <table:table-cell office:value-type="string">
            <text:p>2336.0</text:p>
          </table:table-cell>
          <table:table-cell office:value-type="string">
            <text:p>4999.0</text:p>
          </table:table-cell>
          <table:table-cell office:value-type="string">
            <text:p>3897.0</text:p>
          </table:table-cell>
          <table:table-cell office:value-type="string">
            <text:p>12591.0</text:p>
          </table:table-cell>
          <table:table-cell office:value-type="string">
            <text:p>4612.0</text:p>
          </table:table-cell>
          <table:table-cell office:value-type="string">
            <text:p>16548.0</text:p>
          </table:table-cell>
          <table:table-cell office:value-type="string">
            <text:p>11622.0</text:p>
          </table:table-cell>
          <table:table-cell office:value-type="string">
            <text:p>3462.0</text:p>
          </table:table-cell>
          <table:table-cell office:value-type="string">
            <text:p>14374.0</text:p>
          </table:table-cell>
          <table:table-cell office:value-type="string">
            <text:p>32760.0</text:p>
          </table:table-cell>
          <table:table-cell office:value-type="string">
            <text:p>10051.0</text:p>
          </table:table-cell>
          <table:table-cell office:value-type="string">
            <text:p>17566.0</text:p>
          </table:table-cell>
          <table:table-cell office:value-type="string">
            <text:p>12997.0</text:p>
          </table:table-cell>
          <table:table-cell office:value-type="string">
            <text:p>1044.0</text:p>
          </table:table-cell>
          <table:table-cell office:value-type="string">
            <text:p>6752.0</text:p>
          </table:table-cell>
          <table:table-cell office:value-type="string">
            <text:p>153428</text:p>
          </table:table-cell>
          <table:table-cell office:value-type="string">
            <text:p>98953.2</text:p>
          </table:table-cell>
          <table:table-cell office:value-type="string">
            <text:p>2.59912</text:p>
          </table:table-cell>
          <table:table-cell office:value-type="string">
            <text:p>1255213.0</text:p>
          </table:table-cell>
          <table:table-cell office:value-type="string">
            <text:p>1240899.0</text:p>
          </table:table-cell>
          <table:table-cell office:value-type="string">
            <text:p>1240965.529423</text:p>
          </table:table-cell>
          <table:table-cell office:value-type="string">
            <text:p>574359.945515</text:p>
          </table:table-cell>
          <table:table-cell office:value-type="string">
            <text:p>1117410.529423</text:p>
          </table:table-cell>
          <table:table-cell office:value-type="string">
            <text:p>1106685.529423</text:p>
          </table:table-cell>
          <table:table-cell office:value-type="string">
            <text:p>1635013.641019</text:p>
          </table:table-cell>
        </table:table-row>
        <table:table-row>
          <table:table-cell office:value-type="string">
            <text:p>c55</text:p>
          </table:table-cell>
          <table:table-cell office:value-type="string">
            <text:p>2861.0</text:p>
          </table:table-cell>
          <table:table-cell office:value-type="string">
            <text:p>5714.0</text:p>
          </table:table-cell>
          <table:table-cell office:value-type="string">
            <text:p>5690.0</text:p>
          </table:table-cell>
          <table:table-cell office:value-type="string">
            <text:p>1465.0</text:p>
          </table:table-cell>
          <table:table-cell office:value-type="string">
            <text:p>9532.0</text:p>
          </table:table-cell>
          <table:table-cell office:value-type="string">
            <text:p>16524.0</text:p>
          </table:table-cell>
          <table:table-cell office:value-type="string">
            <text:p>13556.0</text:p>
          </table:table-cell>
          <table:table-cell office:value-type="string">
            <text:p>2857.0</text:p>
          </table:table-cell>
          <table:table-cell office:value-type="string">
            <text:p>14764.0</text:p>
          </table:table-cell>
          <table:table-cell office:value-type="string">
            <text:p>9596.0</text:p>
          </table:table-cell>
          <table:table-cell office:value-type="string">
            <text:p>8387.0</text:p>
          </table:table-cell>
          <table:table-cell office:value-type="string">
            <text:p>3972.0</text:p>
          </table:table-cell>
          <table:table-cell office:value-type="string">
            <text:p>14224.0</text:p>
          </table:table-cell>
          <table:table-cell office:value-type="string">
            <text:p>2095.0</text:p>
          </table:table-cell>
          <table:table-cell office:value-type="string">
            <text:p>4438.0</text:p>
          </table:table-cell>
          <table:table-cell office:value-type="string">
            <text:p>4670.0</text:p>
          </table:table-cell>
          <table:table-cell office:value-type="string">
            <text:p>2543.0</text:p>
          </table:table-cell>
          <table:table-cell office:value-type="string">
            <text:p>5166.0</text:p>
          </table:table-cell>
          <table:table-cell office:value-type="string">
            <text:p>2857.0</text:p>
          </table:table-cell>
          <table:table-cell office:value-type="string">
            <text:p>11071.0</text:p>
          </table:table-cell>
          <table:table-cell office:value-type="string">
            <text:p>3103.0</text:p>
          </table:table-cell>
          <table:table-cell office:value-type="string">
            <text:p>14022.0</text:p>
          </table:table-cell>
          <table:table-cell office:value-type="string">
            <text:p>11248.0</text:p>
          </table:table-cell>
          <table:table-cell office:value-type="string">
            <text:p>3044.0</text:p>
          </table:table-cell>
          <table:table-cell office:value-type="string">
            <text:p>12533.0</text:p>
          </table:table-cell>
          <table:table-cell office:value-type="string">
            <text:p>30410.0</text:p>
          </table:table-cell>
          <table:table-cell office:value-type="string">
            <text:p>12461.0</text:p>
          </table:table-cell>
          <table:table-cell office:value-type="string">
            <text:p>19809.0</text:p>
          </table:table-cell>
          <table:table-cell office:value-type="string">
            <text:p>10415.0</text:p>
          </table:table-cell>
          <table:table-cell office:value-type="string">
            <text:p>1232.0</text:p>
          </table:table-cell>
          <table:table-cell office:value-type="string">
            <text:p>6645.0</text:p>
          </table:table-cell>
          <table:table-cell office:value-type="string">
            <text:p>140850</text:p>
          </table:table-cell>
          <table:table-cell office:value-type="string">
            <text:p>91325.4</text:p>
          </table:table-cell>
          <table:table-cell office:value-type="string">
            <text:p>2.60181</text:p>
          </table:table-cell>
          <table:table-cell office:value-type="string">
            <text:p>1203587.0</text:p>
          </table:table-cell>
          <table:table-cell office:value-type="string">
            <text:p>1192969.0</text:p>
          </table:table-cell>
          <table:table-cell office:value-type="string">
            <text:p>1193276.98897</text:p>
          </table:table-cell>
          <table:table-cell office:value-type="string">
            <text:p>526854.981671</text:p>
          </table:table-cell>
          <table:table-cell office:value-type="string">
            <text:p>1050345.98897</text:p>
          </table:table-cell>
          <table:table-cell office:value-type="string">
            <text:p>1042351.98897</text:p>
          </table:table-cell>
          <table:table-cell office:value-type="string">
            <text:p>1559713.143118</text:p>
          </table:table-cell>
        </table:table-row>
        <table:table-row>
          <table:table-cell office:value-type="string">
            <text:p>c56</text:p>
          </table:table-cell>
          <table:table-cell office:value-type="string">
            <text:p>3147.0</text:p>
          </table:table-cell>
          <table:table-cell office:value-type="string">
            <text:p>7996.0</text:p>
          </table:table-cell>
          <table:table-cell office:value-type="string">
            <text:p>5235.0</text:p>
          </table:table-cell>
          <table:table-cell office:value-type="string">
            <text:p>2316.0</text:p>
          </table:table-cell>
          <table:table-cell office:value-type="string">
            <text:p>8798.0</text:p>
          </table:table-cell>
          <table:table-cell office:value-type="string">
            <text:p>14606.0</text:p>
          </table:table-cell>
          <table:table-cell office:value-type="string">
            <text:p>13451.0</text:p>
          </table:table-cell>
          <table:table-cell office:value-type="string">
            <text:p>3029.0</text:p>
          </table:table-cell>
          <table:table-cell office:value-type="string">
            <text:p>15330.0</text:p>
          </table:table-cell>
          <table:table-cell office:value-type="string">
            <text:p>9659.0</text:p>
          </table:table-cell>
          <table:table-cell office:value-type="string">
            <text:p>7982.0</text:p>
          </table:table-cell>
          <table:table-cell office:value-type="string">
            <text:p>5603.0</text:p>
          </table:table-cell>
          <table:table-cell office:value-type="string">
            <text:p>15760.0</text:p>
          </table:table-cell>
          <table:table-cell office:value-type="string">
            <text:p>2213.0</text:p>
          </table:table-cell>
          <table:table-cell office:value-type="string">
            <text:p>3948.0</text:p>
          </table:table-cell>
          <table:table-cell office:value-type="string">
            <text:p>4778.0</text:p>
          </table:table-cell>
          <table:table-cell office:value-type="string">
            <text:p>2763.0</text:p>
          </table:table-cell>
          <table:table-cell office:value-type="string">
            <text:p>5376.0</text:p>
          </table:table-cell>
          <table:table-cell office:value-type="string">
            <text:p>2506.0</text:p>
          </table:table-cell>
          <table:table-cell office:value-type="string">
            <text:p>12175.0</text:p>
          </table:table-cell>
          <table:table-cell office:value-type="string">
            <text:p>3999.0</text:p>
          </table:table-cell>
          <table:table-cell office:value-type="string">
            <text:p>14784.0</text:p>
          </table:table-cell>
          <table:table-cell office:value-type="string">
            <text:p>12704.0</text:p>
          </table:table-cell>
          <table:table-cell office:value-type="string">
            <text:p>3328.0</text:p>
          </table:table-cell>
          <table:table-cell office:value-type="string">
            <text:p>12473.0</text:p>
          </table:table-cell>
          <table:table-cell office:value-type="string">
            <text:p>29007.0</text:p>
          </table:table-cell>
          <table:table-cell office:value-type="string">
            <text:p>13886.0</text:p>
          </table:table-cell>
          <table:table-cell office:value-type="string">
            <text:p>18762.0</text:p>
          </table:table-cell>
          <table:table-cell office:value-type="string">
            <text:p>12603.0</text:p>
          </table:table-cell>
          <table:table-cell office:value-type="string">
            <text:p>1256.0</text:p>
          </table:table-cell>
          <table:table-cell office:value-type="string">
            <text:p>6896.0</text:p>
          </table:table-cell>
          <table:table-cell office:value-type="string">
            <text:p>152934</text:p>
          </table:table-cell>
          <table:table-cell office:value-type="string">
            <text:p>96999.0</text:p>
          </table:table-cell>
          <table:table-cell office:value-type="string">
            <text:p>2.55505</text:p>
          </table:table-cell>
          <table:table-cell office:value-type="string">
            <text:p>1264086.0</text:p>
          </table:table-cell>
          <table:table-cell office:value-type="string">
            <text:p>1250462.0</text:p>
          </table:table-cell>
          <table:table-cell office:value-type="string">
            <text:p>1250799.734739</text:p>
          </table:table-cell>
          <table:table-cell office:value-type="string">
            <text:p>554608.273316</text:p>
          </table:table-cell>
          <table:table-cell office:value-type="string">
            <text:p>1136487.734739</text:p>
          </table:table-cell>
          <table:table-cell office:value-type="string">
            <text:p>1126292.734739</text:p>
          </table:table-cell>
          <table:table-cell office:value-type="string">
            <text:p>1659163.317991</text:p>
          </table:table-cell>
        </table:table-row>
        <table:table-row>
          <table:table-cell office:value-type="string">
            <text:p>c58</text:p>
          </table:table-cell>
          <table:table-cell office:value-type="string">
            <text:p>3806.0</text:p>
          </table:table-cell>
          <table:table-cell office:value-type="string">
            <text:p>8502.0</text:p>
          </table:table-cell>
          <table:table-cell office:value-type="string">
            <text:p>4487.0</text:p>
          </table:table-cell>
          <table:table-cell office:value-type="string">
            <text:p>963.0</text:p>
          </table:table-cell>
          <table:table-cell office:value-type="string">
            <text:p>10648.0</text:p>
          </table:table-cell>
          <table:table-cell office:value-type="string">
            <text:p>19904.0</text:p>
          </table:table-cell>
          <table:table-cell office:value-type="string">
            <text:p>13648.0</text:p>
          </table:table-cell>
          <table:table-cell office:value-type="string">
            <text:p>3232.0</text:p>
          </table:table-cell>
          <table:table-cell office:value-type="string">
            <text:p>15270.0</text:p>
          </table:table-cell>
          <table:table-cell office:value-type="string">
            <text:p>9884.0</text:p>
          </table:table-cell>
          <table:table-cell office:value-type="string">
            <text:p>8991.0</text:p>
          </table:table-cell>
          <table:table-cell office:value-type="string">
            <text:p>4543.0</text:p>
          </table:table-cell>
          <table:table-cell office:value-type="string">
            <text:p>16549.0</text:p>
          </table:table-cell>
          <table:table-cell office:value-type="string">
            <text:p>2511.0</text:p>
          </table:table-cell>
          <table:table-cell office:value-type="string">
            <text:p>5494.0</text:p>
          </table:table-cell>
          <table:table-cell office:value-type="string">
            <text:p>5745.0</text:p>
          </table:table-cell>
          <table:table-cell office:value-type="string">
            <text:p>2808.0</text:p>
          </table:table-cell>
          <table:table-cell office:value-type="string">
            <text:p>4211.0</text:p>
          </table:table-cell>
          <table:table-cell office:value-type="string">
            <text:p>3370.0</text:p>
          </table:table-cell>
          <table:table-cell office:value-type="string">
            <text:p>13776.0</text:p>
          </table:table-cell>
          <table:table-cell office:value-type="string">
            <text:p>4417.0</text:p>
          </table:table-cell>
          <table:table-cell office:value-type="string">
            <text:p>17034.0</text:p>
          </table:table-cell>
          <table:table-cell office:value-type="string">
            <text:p>11989.0</text:p>
          </table:table-cell>
          <table:table-cell office:value-type="string">
            <text:p>3094.0</text:p>
          </table:table-cell>
          <table:table-cell office:value-type="string">
            <text:p>13900.0</text:p>
          </table:table-cell>
          <table:table-cell office:value-type="string">
            <text:p>32994.0</text:p>
          </table:table-cell>
          <table:table-cell office:value-type="string">
            <text:p>13694.0</text:p>
          </table:table-cell>
          <table:table-cell office:value-type="string">
            <text:p>18028.0</text:p>
          </table:table-cell>
          <table:table-cell office:value-type="string">
            <text:p>11253.0</text:p>
          </table:table-cell>
          <table:table-cell office:value-type="string">
            <text:p>1108.0</text:p>
          </table:table-cell>
          <table:table-cell office:value-type="string">
            <text:p>6854.0</text:p>
          </table:table-cell>
          <table:table-cell office:value-type="string">
            <text:p>149146</text:p>
          </table:table-cell>
          <table:table-cell office:value-type="string">
            <text:p>96381.3</text:p>
          </table:table-cell>
          <table:table-cell office:value-type="string">
            <text:p>2.69032</text:p>
          </table:table-cell>
          <table:table-cell office:value-type="string">
            <text:p>1317859.0</text:p>
          </table:table-cell>
          <table:table-cell office:value-type="string">
            <text:p>1305322.0</text:p>
          </table:table-cell>
          <table:table-cell office:value-type="string">
            <text:p>1305047.567801</text:p>
          </table:table-cell>
          <table:table-cell office:value-type="string">
            <text:p>589532.980649</text:p>
          </table:table-cell>
          <table:table-cell office:value-type="string">
            <text:p>1173646.567801</text:p>
          </table:table-cell>
          <table:table-cell office:value-type="string">
            <text:p>1164742.567801</text:p>
          </table:table-cell>
          <table:table-cell office:value-type="string">
            <text:p>1636771.92904</text:p>
          </table:table-cell>
        </table:table-row>
        <table:table-row>
          <table:table-cell office:value-type="string">
            <text:p>c59</text:p>
          </table:table-cell>
          <table:table-cell office:value-type="string">
            <text:p>1809.0</text:p>
          </table:table-cell>
          <table:table-cell office:value-type="string">
            <text:p>6428.0</text:p>
          </table:table-cell>
          <table:table-cell office:value-type="string">
            <text:p>4681.0</text:p>
          </table:table-cell>
          <table:table-cell office:value-type="string">
            <text:p>1619.0</text:p>
          </table:table-cell>
          <table:table-cell office:value-type="string">
            <text:p>10328.0</text:p>
          </table:table-cell>
          <table:table-cell office:value-type="string">
            <text:p>15756.0</text:p>
          </table:table-cell>
          <table:table-cell office:value-type="string">
            <text:p>12942.0</text:p>
          </table:table-cell>
          <table:table-cell office:value-type="string">
            <text:p>2516.0</text:p>
          </table:table-cell>
          <table:table-cell office:value-type="string">
            <text:p>13367.0</text:p>
          </table:table-cell>
          <table:table-cell office:value-type="string">
            <text:p>8949.0</text:p>
          </table:table-cell>
          <table:table-cell office:value-type="string">
            <text:p>6926.0</text:p>
          </table:table-cell>
          <table:table-cell office:value-type="string">
            <text:p>4490.0</text:p>
          </table:table-cell>
          <table:table-cell office:value-type="string">
            <text:p>15451.0</text:p>
          </table:table-cell>
          <table:table-cell office:value-type="string">
            <text:p>2146.0</text:p>
          </table:table-cell>
          <table:table-cell office:value-type="string">
            <text:p>4083.0</text:p>
          </table:table-cell>
          <table:table-cell office:value-type="string">
            <text:p>4332.0</text:p>
          </table:table-cell>
          <table:table-cell office:value-type="string">
            <text:p>2302.0</text:p>
          </table:table-cell>
          <table:table-cell office:value-type="string">
            <text:p>4315.0</text:p>
          </table:table-cell>
          <table:table-cell office:value-type="string">
            <text:p>2647.0</text:p>
          </table:table-cell>
          <table:table-cell office:value-type="string">
            <text:p>10512.0</text:p>
          </table:table-cell>
          <table:table-cell office:value-type="string">
            <text:p>3712.0</text:p>
          </table:table-cell>
          <table:table-cell office:value-type="string">
            <text:p>13913.0</text:p>
          </table:table-cell>
          <table:table-cell office:value-type="string">
            <text:p>11165.0</text:p>
          </table:table-cell>
          <table:table-cell office:value-type="string">
            <text:p>1952.0</text:p>
          </table:table-cell>
          <table:table-cell office:value-type="string">
            <text:p>12432.0</text:p>
          </table:table-cell>
          <table:table-cell office:value-type="string">
            <text:p>28614.0</text:p>
          </table:table-cell>
          <table:table-cell office:value-type="string">
            <text:p>10703.0</text:p>
          </table:table-cell>
          <table:table-cell office:value-type="string">
            <text:p>16143.0</text:p>
          </table:table-cell>
          <table:table-cell office:value-type="string">
            <text:p>10766.0</text:p>
          </table:table-cell>
          <table:table-cell office:value-type="string">
            <text:p>1216.0</text:p>
          </table:table-cell>
          <table:table-cell office:value-type="string">
            <text:p>6817.0</text:p>
          </table:table-cell>
          <table:table-cell office:value-type="string">
            <text:p>141340</text:p>
          </table:table-cell>
          <table:table-cell office:value-type="string">
            <text:p>90162.1</text:p>
          </table:table-cell>
          <table:table-cell office:value-type="string">
            <text:p>2.51632</text:p>
          </table:table-cell>
          <table:table-cell office:value-type="string">
            <text:p>1167275.0</text:p>
          </table:table-cell>
          <table:table-cell office:value-type="string">
            <text:p>1150028.0</text:p>
          </table:table-cell>
          <table:table-cell office:value-type="string">
            <text:p>1150302.91623</text:p>
          </table:table-cell>
          <table:table-cell office:value-type="string">
            <text:p>505546.65459</text:p>
          </table:table-cell>
          <table:table-cell office:value-type="string">
            <text:p>1025650.91623</text:p>
          </table:table-cell>
          <table:table-cell office:value-type="string">
            <text:p>1012485.91623</text:p>
          </table:table-cell>
          <table:table-cell office:value-type="string">
            <text:p>1612042.23183</text:p>
          </table:table-cell>
        </table:table-row>
        <table:table-row>
          <table:table-cell office:value-type="string">
            <text:p>c60</text:p>
          </table:table-cell>
          <table:table-cell office:value-type="string">
            <text:p>2372.0</text:p>
          </table:table-cell>
          <table:table-cell office:value-type="string">
            <text:p>7068.0</text:p>
          </table:table-cell>
          <table:table-cell office:value-type="string">
            <text:p>4103.0</text:p>
          </table:table-cell>
          <table:table-cell office:value-type="string">
            <text:p>1729.0</text:p>
          </table:table-cell>
          <table:table-cell office:value-type="string">
            <text:p>10500.0</text:p>
          </table:table-cell>
          <table:table-cell office:value-type="string">
            <text:p>16259.0</text:p>
          </table:table-cell>
          <table:table-cell office:value-type="string">
            <text:p>12777.0</text:p>
          </table:table-cell>
          <table:table-cell office:value-type="string">
            <text:p>2908.0</text:p>
          </table:table-cell>
          <table:table-cell office:value-type="string">
            <text:p>12943.0</text:p>
          </table:table-cell>
          <table:table-cell office:value-type="string">
            <text:p>10799.0</text:p>
          </table:table-cell>
          <table:table-cell office:value-type="string">
            <text:p>7014.0</text:p>
          </table:table-cell>
          <table:table-cell office:value-type="string">
            <text:p>5089.0</text:p>
          </table:table-cell>
          <table:table-cell office:value-type="string">
            <text:p>14616.0</text:p>
          </table:table-cell>
          <table:table-cell office:value-type="string">
            <text:p>2032.0</text:p>
          </table:table-cell>
          <table:table-cell office:value-type="string">
            <text:p>4753.0</text:p>
          </table:table-cell>
          <table:table-cell office:value-type="string">
            <text:p>5771.0</text:p>
          </table:table-cell>
          <table:table-cell office:value-type="string">
            <text:p>2629.0</text:p>
          </table:table-cell>
          <table:table-cell office:value-type="string">
            <text:p>5511.0</text:p>
          </table:table-cell>
          <table:table-cell office:value-type="string">
            <text:p>2512.0</text:p>
          </table:table-cell>
          <table:table-cell office:value-type="string">
            <text:p>12338.0</text:p>
          </table:table-cell>
          <table:table-cell office:value-type="string">
            <text:p>2730.0</text:p>
          </table:table-cell>
          <table:table-cell office:value-type="string">
            <text:p>16626.0</text:p>
          </table:table-cell>
          <table:table-cell office:value-type="string">
            <text:p>14041.0</text:p>
          </table:table-cell>
          <table:table-cell office:value-type="string">
            <text:p>2776.0</text:p>
          </table:table-cell>
          <table:table-cell office:value-type="string">
            <text:p>13008.0</text:p>
          </table:table-cell>
          <table:table-cell office:value-type="string">
            <text:p>32973.0</text:p>
          </table:table-cell>
          <table:table-cell office:value-type="string">
            <text:p>14840.0</text:p>
          </table:table-cell>
          <table:table-cell office:value-type="string">
            <text:p>19908.0</text:p>
          </table:table-cell>
          <table:table-cell office:value-type="string">
            <text:p>11507.0</text:p>
          </table:table-cell>
          <table:table-cell office:value-type="string">
            <text:p>1038.0</text:p>
          </table:table-cell>
          <table:table-cell office:value-type="string">
            <text:p>6632.0</text:p>
          </table:table-cell>
          <table:table-cell office:value-type="string">
            <text:p>154713</text:p>
          </table:table-cell>
          <table:table-cell office:value-type="string">
            <text:p>99795.0</text:p>
          </table:table-cell>
          <table:table-cell office:value-type="string">
            <text:p>2.52591</text:p>
          </table:table-cell>
          <table:table-cell office:value-type="string">
            <text:p>1238359.0</text:p>
          </table:table-cell>
          <table:table-cell office:value-type="string">
            <text:p>1211410.0</text:p>
          </table:table-cell>
          <table:table-cell office:value-type="string">
            <text:p>1212311.84199</text:p>
          </table:table-cell>
          <table:table-cell office:value-type="string">
            <text:p>561081.781444</text:p>
          </table:table-cell>
          <table:table-cell office:value-type="string">
            <text:p>1088941.84199</text:p>
          </table:table-cell>
          <table:table-cell office:value-type="string">
            <text:p>1066596.84199</text:p>
          </table:table-cell>
          <table:table-cell office:value-type="string">
            <text:p>1668530.790972</text:p>
          </table:table-cell>
        </table:table-row>
        <table:table-row>
          <table:table-cell office:value-type="string">
            <text:p>c61</text:p>
          </table:table-cell>
          <table:table-cell office:value-type="string">
            <text:p>3678.0</text:p>
          </table:table-cell>
          <table:table-cell office:value-type="string">
            <text:p>8096.0</text:p>
          </table:table-cell>
          <table:table-cell office:value-type="string">
            <text:p>4179.0</text:p>
          </table:table-cell>
          <table:table-cell office:value-type="string">
            <text:p>1945.0</text:p>
          </table:table-cell>
          <table:table-cell office:value-type="string">
            <text:p>9405.0</text:p>
          </table:table-cell>
          <table:table-cell office:value-type="string">
            <text:p>16361.0</text:p>
          </table:table-cell>
          <table:table-cell office:value-type="string">
            <text:p>12711.0</text:p>
          </table:table-cell>
          <table:table-cell office:value-type="string">
            <text:p>3629.0</text:p>
          </table:table-cell>
          <table:table-cell office:value-type="string">
            <text:p>13414.0</text:p>
          </table:table-cell>
          <table:table-cell office:value-type="string">
            <text:p>9953.0</text:p>
          </table:table-cell>
          <table:table-cell office:value-type="string">
            <text:p>7951.0</text:p>
          </table:table-cell>
          <table:table-cell office:value-type="string">
            <text:p>5466.0</text:p>
          </table:table-cell>
          <table:table-cell office:value-type="string">
            <text:p>12967.0</text:p>
          </table:table-cell>
          <table:table-cell office:value-type="string">
            <text:p>1989.0</text:p>
          </table:table-cell>
          <table:table-cell office:value-type="string">
            <text:p>4397.0</text:p>
          </table:table-cell>
          <table:table-cell office:value-type="string">
            <text:p>5340.0</text:p>
          </table:table-cell>
          <table:table-cell office:value-type="string">
            <text:p>2492.0</text:p>
          </table:table-cell>
          <table:table-cell office:value-type="string">
            <text:p>4993.0</text:p>
          </table:table-cell>
          <table:table-cell office:value-type="string">
            <text:p>2200.0</text:p>
          </table:table-cell>
          <table:table-cell office:value-type="string">
            <text:p>11495.0</text:p>
          </table:table-cell>
          <table:table-cell office:value-type="string">
            <text:p>3893.0</text:p>
          </table:table-cell>
          <table:table-cell office:value-type="string">
            <text:p>13884.0</text:p>
          </table:table-cell>
          <table:table-cell office:value-type="string">
            <text:p>13909.0</text:p>
          </table:table-cell>
          <table:table-cell office:value-type="string">
            <text:p>3421.0</text:p>
          </table:table-cell>
          <table:table-cell office:value-type="string">
            <text:p>13185.0</text:p>
          </table:table-cell>
          <table:table-cell office:value-type="string">
            <text:p>28502.0</text:p>
          </table:table-cell>
          <table:table-cell office:value-type="string">
            <text:p>12382.0</text:p>
          </table:table-cell>
          <table:table-cell office:value-type="string">
            <text:p>17328.0</text:p>
          </table:table-cell>
          <table:table-cell office:value-type="string">
            <text:p>12599.0</text:p>
          </table:table-cell>
          <table:table-cell office:value-type="string">
            <text:p>1153.0</text:p>
          </table:table-cell>
          <table:table-cell office:value-type="string">
            <text:p>7145.0</text:p>
          </table:table-cell>
          <table:table-cell office:value-type="string">
            <text:p>155859</text:p>
          </table:table-cell>
          <table:table-cell office:value-type="string">
            <text:p>97657.1</text:p>
          </table:table-cell>
          <table:table-cell office:value-type="string">
            <text:p>2.50368</text:p>
          </table:table-cell>
          <table:table-cell office:value-type="string">
            <text:p>1293520.0</text:p>
          </table:table-cell>
          <table:table-cell office:value-type="string">
            <text:p>1274165.0</text:p>
          </table:table-cell>
          <table:table-cell office:value-type="string">
            <text:p>1273533.101675</text:p>
          </table:table-cell>
          <table:table-cell office:value-type="string">
            <text:p>531145.850785</text:p>
          </table:table-cell>
          <table:table-cell office:value-type="string">
            <text:p>1140929.101675</text:p>
          </table:table-cell>
          <table:table-cell office:value-type="string">
            <text:p>1125130.101675</text:p>
          </table:table-cell>
          <table:table-cell office:value-type="string">
            <text:p>1770869.34999</text:p>
          </table:table-cell>
        </table:table-row>
        <table:table-row>
          <table:table-cell office:value-type="string">
            <text:p>c62</text:p>
          </table:table-cell>
          <table:table-cell office:value-type="string">
            <text:p>2067.0</text:p>
          </table:table-cell>
          <table:table-cell office:value-type="string">
            <text:p>7975.0</text:p>
          </table:table-cell>
          <table:table-cell office:value-type="string">
            <text:p>4785.0</text:p>
          </table:table-cell>
          <table:table-cell office:value-type="string">
            <text:p>1474.0</text:p>
          </table:table-cell>
          <table:table-cell office:value-type="string">
            <text:p>8813.0</text:p>
          </table:table-cell>
          <table:table-cell office:value-type="string">
            <text:p>15627.0</text:p>
          </table:table-cell>
          <table:table-cell office:value-type="string">
            <text:p>16379.0</text:p>
          </table:table-cell>
          <table:table-cell office:value-type="string">
            <text:p>3278.0</text:p>
          </table:table-cell>
          <table:table-cell office:value-type="string">
            <text:p>14613.0</text:p>
          </table:table-cell>
          <table:table-cell office:value-type="string">
            <text:p>8729.0</text:p>
          </table:table-cell>
          <table:table-cell office:value-type="string">
            <text:p>6915.0</text:p>
          </table:table-cell>
          <table:table-cell office:value-type="string">
            <text:p>4631.0</text:p>
          </table:table-cell>
          <table:table-cell office:value-type="string">
            <text:p>14589.0</text:p>
          </table:table-cell>
          <table:table-cell office:value-type="string">
            <text:p>1684.0</text:p>
          </table:table-cell>
          <table:table-cell office:value-type="string">
            <text:p>3927.0</text:p>
          </table:table-cell>
          <table:table-cell office:value-type="string">
            <text:p>5023.0</text:p>
          </table:table-cell>
          <table:table-cell office:value-type="string">
            <text:p>1912.0</text:p>
          </table:table-cell>
          <table:table-cell office:value-type="string">
            <text:p>4735.0</text:p>
          </table:table-cell>
          <table:table-cell office:value-type="string">
            <text:p>2477.0</text:p>
          </table:table-cell>
          <table:table-cell office:value-type="string">
            <text:p>10410.0</text:p>
          </table:table-cell>
          <table:table-cell office:value-type="string">
            <text:p>3169.0</text:p>
          </table:table-cell>
          <table:table-cell office:value-type="string">
            <text:p>13732.0</text:p>
          </table:table-cell>
          <table:table-cell office:value-type="string">
            <text:p>11327.0</text:p>
          </table:table-cell>
          <table:table-cell office:value-type="string">
            <text:p>2581.0</text:p>
          </table:table-cell>
          <table:table-cell office:value-type="string">
            <text:p>10524.0</text:p>
          </table:table-cell>
          <table:table-cell office:value-type="string">
            <text:p>24985.0</text:p>
          </table:table-cell>
          <table:table-cell office:value-type="string">
            <text:p>12055.0</text:p>
          </table:table-cell>
          <table:table-cell office:value-type="string">
            <text:p>14562.0</text:p>
          </table:table-cell>
          <table:table-cell office:value-type="string">
            <text:p>9150.0</text:p>
          </table:table-cell>
          <table:table-cell office:value-type="string">
            <text:p>1172.0</text:p>
          </table:table-cell>
          <table:table-cell office:value-type="string">
            <text:p>6462.0</text:p>
          </table:table-cell>
          <table:table-cell office:value-type="string">
            <text:p>136636</text:p>
          </table:table-cell>
          <table:table-cell office:value-type="string">
            <text:p>87814.1</text:p>
          </table:table-cell>
          <table:table-cell office:value-type="string">
            <text:p>2.55801</text:p>
          </table:table-cell>
          <table:table-cell office:value-type="string">
            <text:p>1104365.0</text:p>
          </table:table-cell>
          <table:table-cell office:value-type="string">
            <text:p>1084818.0</text:p>
          </table:table-cell>
          <table:table-cell office:value-type="string">
            <text:p>1084973.70462</text:p>
          </table:table-cell>
          <table:table-cell office:value-type="string">
            <text:p>494118.446317</text:p>
          </table:table-cell>
          <table:table-cell office:value-type="string">
            <text:p>988086.70462</text:p>
          </table:table-cell>
          <table:table-cell office:value-type="string">
            <text:p>971504.70462</text:p>
          </table:table-cell>
          <table:table-cell office:value-type="string">
            <text:p>1512861.446634</text:p>
          </table:table-cell>
        </table:table-row>
        <table:table-row>
          <table:table-cell office:value-type="string">
            <text:p>c63</text:p>
          </table:table-cell>
          <table:table-cell office:value-type="string">
            <text:p>3007.0</text:p>
          </table:table-cell>
          <table:table-cell office:value-type="string">
            <text:p>7210.0</text:p>
          </table:table-cell>
          <table:table-cell office:value-type="string">
            <text:p>3782.0</text:p>
          </table:table-cell>
          <table:table-cell office:value-type="string">
            <text:p>1814.0</text:p>
          </table:table-cell>
          <table:table-cell office:value-type="string">
            <text:p>7890.0</text:p>
          </table:table-cell>
          <table:table-cell office:value-type="string">
            <text:p>14293.0</text:p>
          </table:table-cell>
          <table:table-cell office:value-type="string">
            <text:p>13694.0</text:p>
          </table:table-cell>
          <table:table-cell office:value-type="string">
            <text:p>2303.0</text:p>
          </table:table-cell>
          <table:table-cell office:value-type="string">
            <text:p>10476.0</text:p>
          </table:table-cell>
          <table:table-cell office:value-type="string">
            <text:p>9112.0</text:p>
          </table:table-cell>
          <table:table-cell office:value-type="string">
            <text:p>5769.0</text:p>
          </table:table-cell>
          <table:table-cell office:value-type="string">
            <text:p>4880.0</text:p>
          </table:table-cell>
          <table:table-cell office:value-type="string">
            <text:p>13003.0</text:p>
          </table:table-cell>
          <table:table-cell office:value-type="string">
            <text:p>1981.0</text:p>
          </table:table-cell>
          <table:table-cell office:value-type="string">
            <text:p>4469.0</text:p>
          </table:table-cell>
          <table:table-cell office:value-type="string">
            <text:p>4811.0</text:p>
          </table:table-cell>
          <table:table-cell office:value-type="string">
            <text:p>2559.0</text:p>
          </table:table-cell>
          <table:table-cell office:value-type="string">
            <text:p>4511.0</text:p>
          </table:table-cell>
          <table:table-cell office:value-type="string">
            <text:p>1771.0</text:p>
          </table:table-cell>
          <table:table-cell office:value-type="string">
            <text:p>10475.0</text:p>
          </table:table-cell>
          <table:table-cell office:value-type="string">
            <text:p>4452.0</text:p>
          </table:table-cell>
          <table:table-cell office:value-type="string">
            <text:p>12816.0</text:p>
          </table:table-cell>
          <table:table-cell office:value-type="string">
            <text:p>11230.0</text:p>
          </table:table-cell>
          <table:table-cell office:value-type="string">
            <text:p>2593.0</text:p>
          </table:table-cell>
          <table:table-cell office:value-type="string">
            <text:p>12848.0</text:p>
          </table:table-cell>
          <table:table-cell office:value-type="string">
            <text:p>28557.0</text:p>
          </table:table-cell>
          <table:table-cell office:value-type="string">
            <text:p>12266.0</text:p>
          </table:table-cell>
          <table:table-cell office:value-type="string">
            <text:p>17796.0</text:p>
          </table:table-cell>
          <table:table-cell office:value-type="string">
            <text:p>12337.0</text:p>
          </table:table-cell>
          <table:table-cell office:value-type="string">
            <text:p>1242.0</text:p>
          </table:table-cell>
          <table:table-cell office:value-type="string">
            <text:p>6878.0</text:p>
          </table:table-cell>
          <table:table-cell office:value-type="string">
            <text:p>137347</text:p>
          </table:table-cell>
          <table:table-cell office:value-type="string">
            <text:p>88135.6</text:p>
          </table:table-cell>
          <table:table-cell office:value-type="string">
            <text:p>2.5603</text:p>
          </table:table-cell>
          <table:table-cell office:value-type="string">
            <text:p>1171898.0</text:p>
          </table:table-cell>
          <table:table-cell office:value-type="string">
            <text:p>1141767.0</text:p>
          </table:table-cell>
          <table:table-cell office:value-type="string">
            <text:p>1141383.318616</text:p>
          </table:table-cell>
          <table:table-cell office:value-type="string">
            <text:p>497401.020783</text:p>
          </table:table-cell>
          <table:table-cell office:value-type="string">
            <text:p>1020294.318616</text:p>
          </table:table-cell>
          <table:table-cell office:value-type="string">
            <text:p>995167.318616</text:p>
          </table:table-cell>
          <table:table-cell office:value-type="string">
            <text:p>1576470.597312</text:p>
          </table:table-cell>
        </table:table-row>
        <table:table-row>
          <table:table-cell office:value-type="string">
            <text:p>c64</text:p>
          </table:table-cell>
          <table:table-cell office:value-type="string">
            <text:p>2598.0</text:p>
          </table:table-cell>
          <table:table-cell office:value-type="string">
            <text:p>7003.0</text:p>
          </table:table-cell>
          <table:table-cell office:value-type="string">
            <text:p>4016.0</text:p>
          </table:table-cell>
          <table:table-cell office:value-type="string">
            <text:p>1613.0</text:p>
          </table:table-cell>
          <table:table-cell office:value-type="string">
            <text:p>7274.0</text:p>
          </table:table-cell>
          <table:table-cell office:value-type="string">
            <text:p>14418.0</text:p>
          </table:table-cell>
          <table:table-cell office:value-type="string">
            <text:p>13485.0</text:p>
          </table:table-cell>
          <table:table-cell office:value-type="string">
            <text:p>2338.0</text:p>
          </table:table-cell>
          <table:table-cell office:value-type="string">
            <text:p>11371.0</text:p>
          </table:table-cell>
          <table:table-cell office:value-type="string">
            <text:p>8307.0</text:p>
          </table:table-cell>
          <table:table-cell office:value-type="string">
            <text:p>6823.0</text:p>
          </table:table-cell>
          <table:table-cell office:value-type="string">
            <text:p>4207.0</text:p>
          </table:table-cell>
          <table:table-cell office:value-type="string">
            <text:p>13708.0</text:p>
          </table:table-cell>
          <table:table-cell office:value-type="string">
            <text:p>1828.0</text:p>
          </table:table-cell>
          <table:table-cell office:value-type="string">
            <text:p>3763.0</text:p>
          </table:table-cell>
          <table:table-cell office:value-type="string">
            <text:p>3835.0</text:p>
          </table:table-cell>
          <table:table-cell office:value-type="string">
            <text:p>2288.0</text:p>
          </table:table-cell>
          <table:table-cell office:value-type="string">
            <text:p>3901.0</text:p>
          </table:table-cell>
          <table:table-cell office:value-type="string">
            <text:p>2614.0</text:p>
          </table:table-cell>
          <table:table-cell office:value-type="string">
            <text:p>10786.0</text:p>
          </table:table-cell>
          <table:table-cell office:value-type="string">
            <text:p>3095.0</text:p>
          </table:table-cell>
          <table:table-cell office:value-type="string">
            <text:p>13462.0</text:p>
          </table:table-cell>
          <table:table-cell office:value-type="string">
            <text:p>10460.0</text:p>
          </table:table-cell>
          <table:table-cell office:value-type="string">
            <text:p>2494.0</text:p>
          </table:table-cell>
          <table:table-cell office:value-type="string">
            <text:p>10595.0</text:p>
          </table:table-cell>
          <table:table-cell office:value-type="string">
            <text:p>26037.0</text:p>
          </table:table-cell>
          <table:table-cell office:value-type="string">
            <text:p>10993.0</text:p>
          </table:table-cell>
          <table:table-cell office:value-type="string">
            <text:p>15621.0</text:p>
          </table:table-cell>
          <table:table-cell office:value-type="string">
            <text:p>9339.0</text:p>
          </table:table-cell>
          <table:table-cell office:value-type="string">
            <text:p>890.0</text:p>
          </table:table-cell>
          <table:table-cell office:value-type="string">
            <text:p>5931.0</text:p>
          </table:table-cell>
          <table:table-cell office:value-type="string">
            <text:p>125187</text:p>
          </table:table-cell>
          <table:table-cell office:value-type="string">
            <text:p>81223.0</text:p>
          </table:table-cell>
          <table:table-cell office:value-type="string">
            <text:p>2.61497</text:p>
          </table:table-cell>
          <table:table-cell office:value-type="string">
            <text:p>1082388.0</text:p>
          </table:table-cell>
          <table:table-cell office:value-type="string">
            <text:p>1062914.0</text:p>
          </table:table-cell>
          <table:table-cell office:value-type="string">
            <text:p>1061647.812699</text:p>
          </table:table-cell>
          <table:table-cell office:value-type="string">
            <text:p>467374.976805</text:p>
          </table:table-cell>
          <table:table-cell office:value-type="string">
            <text:p>965534.812699</text:p>
          </table:table-cell>
          <table:table-cell office:value-type="string">
            <text:p>949381.812699</text:p>
          </table:table-cell>
          <table:table-cell office:value-type="string">
            <text:p>1420134.947248</text:p>
          </table:table-cell>
        </table:table-row>
        <table:table-row>
          <table:table-cell office:value-type="string">
            <text:p>c66</text:p>
          </table:table-cell>
          <table:table-cell office:value-type="string">
            <text:p>2085.0</text:p>
          </table:table-cell>
          <table:table-cell office:value-type="string">
            <text:p>7530.0</text:p>
          </table:table-cell>
          <table:table-cell office:value-type="string">
            <text:p>4551.0</text:p>
          </table:table-cell>
          <table:table-cell office:value-type="string">
            <text:p>1738.0</text:p>
          </table:table-cell>
          <table:table-cell office:value-type="string">
            <text:p>7751.0</text:p>
          </table:table-cell>
          <table:table-cell office:value-type="string">
            <text:p>15307.0</text:p>
          </table:table-cell>
          <table:table-cell office:value-type="string">
            <text:p>12876.0</text:p>
          </table:table-cell>
          <table:table-cell office:value-type="string">
            <text:p>3469.0</text:p>
          </table:table-cell>
          <table:table-cell office:value-type="string">
            <text:p>11096.0</text:p>
          </table:table-cell>
          <table:table-cell office:value-type="string">
            <text:p>8695.0</text:p>
          </table:table-cell>
          <table:table-cell office:value-type="string">
            <text:p>7644.0</text:p>
          </table:table-cell>
          <table:table-cell office:value-type="string">
            <text:p>4308.0</text:p>
          </table:table-cell>
          <table:table-cell office:value-type="string">
            <text:p>14548.0</text:p>
          </table:table-cell>
          <table:table-cell office:value-type="string">
            <text:p>2035.0</text:p>
          </table:table-cell>
          <table:table-cell office:value-type="string">
            <text:p>3789.0</text:p>
          </table:table-cell>
          <table:table-cell office:value-type="string">
            <text:p>5215.0</text:p>
          </table:table-cell>
          <table:table-cell office:value-type="string">
            <text:p>2352.0</text:p>
          </table:table-cell>
          <table:table-cell office:value-type="string">
            <text:p>5076.0</text:p>
          </table:table-cell>
          <table:table-cell office:value-type="string">
            <text:p>3242.0</text:p>
          </table:table-cell>
          <table:table-cell office:value-type="string">
            <text:p>10667.0</text:p>
          </table:table-cell>
          <table:table-cell office:value-type="string">
            <text:p>3166.0</text:p>
          </table:table-cell>
          <table:table-cell office:value-type="string">
            <text:p>14104.0</text:p>
          </table:table-cell>
          <table:table-cell office:value-type="string">
            <text:p>11992.0</text:p>
          </table:table-cell>
          <table:table-cell office:value-type="string">
            <text:p>2762.0</text:p>
          </table:table-cell>
          <table:table-cell office:value-type="string">
            <text:p>11297.0</text:p>
          </table:table-cell>
          <table:table-cell office:value-type="string">
            <text:p>30960.0</text:p>
          </table:table-cell>
          <table:table-cell office:value-type="string">
            <text:p>12220.0</text:p>
          </table:table-cell>
          <table:table-cell office:value-type="string">
            <text:p>15858.0</text:p>
          </table:table-cell>
          <table:table-cell office:value-type="string">
            <text:p>12348.0</text:p>
          </table:table-cell>
          <table:table-cell office:value-type="string">
            <text:p>1276.0</text:p>
          </table:table-cell>
          <table:table-cell office:value-type="string">
            <text:p>6977.0</text:p>
          </table:table-cell>
          <table:table-cell office:value-type="string">
            <text:p>141706</text:p>
          </table:table-cell>
          <table:table-cell office:value-type="string">
            <text:p>90466.6</text:p>
          </table:table-cell>
          <table:table-cell office:value-type="string">
            <text:p>2.53104</text:p>
          </table:table-cell>
          <table:table-cell office:value-type="string">
            <text:p>1114297.0</text:p>
          </table:table-cell>
          <table:table-cell office:value-type="string">
            <text:p>1096763.0</text:p>
          </table:table-cell>
          <table:table-cell office:value-type="string">
            <text:p>1096850.397444</text:p>
          </table:table-cell>
          <table:table-cell office:value-type="string">
            <text:p>515758.805022</text:p>
          </table:table-cell>
          <table:table-cell office:value-type="string">
            <text:p>979346.397444</text:p>
          </table:table-cell>
          <table:table-cell office:value-type="string">
            <text:p>964857.397444</text:p>
          </table:table-cell>
          <table:table-cell office:value-type="string">
            <text:p>1513679.103988</text:p>
          </table:table-cell>
        </table:table-row>
        <table:table-row>
          <table:table-cell office:value-type="string">
            <text:p>c67</text:p>
          </table:table-cell>
          <table:table-cell office:value-type="string">
            <text:p>2794.0</text:p>
          </table:table-cell>
          <table:table-cell office:value-type="string">
            <text:p>7403.0</text:p>
          </table:table-cell>
          <table:table-cell office:value-type="string">
            <text:p>5183.0</text:p>
          </table:table-cell>
          <table:table-cell office:value-type="string">
            <text:p>1642.0</text:p>
          </table:table-cell>
          <table:table-cell office:value-type="string">
            <text:p>10389.0</text:p>
          </table:table-cell>
          <table:table-cell office:value-type="string">
            <text:p>16283.0</text:p>
          </table:table-cell>
          <table:table-cell office:value-type="string">
            <text:p>15119.0</text:p>
          </table:table-cell>
          <table:table-cell office:value-type="string">
            <text:p>3207.0</text:p>
          </table:table-cell>
          <table:table-cell office:value-type="string">
            <text:p>12861.0</text:p>
          </table:table-cell>
          <table:table-cell office:value-type="string">
            <text:p>11604.0</text:p>
          </table:table-cell>
          <table:table-cell office:value-type="string">
            <text:p>8922.0</text:p>
          </table:table-cell>
          <table:table-cell office:value-type="string">
            <text:p>5008.0</text:p>
          </table:table-cell>
          <table:table-cell office:value-type="string">
            <text:p>14362.0</text:p>
          </table:table-cell>
          <table:table-cell office:value-type="string">
            <text:p>1965.0</text:p>
          </table:table-cell>
          <table:table-cell office:value-type="string">
            <text:p>4551.0</text:p>
          </table:table-cell>
          <table:table-cell office:value-type="string">
            <text:p>7137.0</text:p>
          </table:table-cell>
          <table:table-cell office:value-type="string">
            <text:p>2374.0</text:p>
          </table:table-cell>
          <table:table-cell office:value-type="string">
            <text:p>5724.0</text:p>
          </table:table-cell>
          <table:table-cell office:value-type="string">
            <text:p>2894.0</text:p>
          </table:table-cell>
          <table:table-cell office:value-type="string">
            <text:p>11295.0</text:p>
          </table:table-cell>
          <table:table-cell office:value-type="string">
            <text:p>3179.0</text:p>
          </table:table-cell>
          <table:table-cell office:value-type="string">
            <text:p>12365.0</text:p>
          </table:table-cell>
          <table:table-cell office:value-type="string">
            <text:p>11381.0</text:p>
          </table:table-cell>
          <table:table-cell office:value-type="string">
            <text:p>3143.0</text:p>
          </table:table-cell>
          <table:table-cell office:value-type="string">
            <text:p>16494.0</text:p>
          </table:table-cell>
          <table:table-cell office:value-type="string">
            <text:p>31274.0</text:p>
          </table:table-cell>
          <table:table-cell office:value-type="string">
            <text:p>12522.0</text:p>
          </table:table-cell>
          <table:table-cell office:value-type="string">
            <text:p>19545.0</text:p>
          </table:table-cell>
          <table:table-cell office:value-type="string">
            <text:p>10392.0</text:p>
          </table:table-cell>
          <table:table-cell office:value-type="string">
            <text:p>1378.0</text:p>
          </table:table-cell>
          <table:table-cell office:value-type="string">
            <text:p>7014.0</text:p>
          </table:table-cell>
          <table:table-cell office:value-type="string">
            <text:p>156794</text:p>
          </table:table-cell>
          <table:table-cell office:value-type="string">
            <text:p>97676.8</text:p>
          </table:table-cell>
          <table:table-cell office:value-type="string">
            <text:p>2.66594</text:p>
          </table:table-cell>
          <table:table-cell office:value-type="string">
            <text:p>1301520.0</text:p>
          </table:table-cell>
          <table:table-cell office:value-type="string">
            <text:p>1278374.0</text:p>
          </table:table-cell>
          <table:table-cell office:value-type="string">
            <text:p>1277469.037181</text:p>
          </table:table-cell>
          <table:table-cell office:value-type="string">
            <text:p>553645.570875</text:p>
          </table:table-cell>
          <table:table-cell office:value-type="string">
            <text:p>1150083.037181</text:p>
          </table:table-cell>
          <table:table-cell office:value-type="string">
            <text:p>1131900.037181</text:p>
          </table:table-cell>
          <table:table-cell office:value-type="string">
            <text:p>1604018.64808</text:p>
          </table:table-cell>
        </table:table-row>
        <table:table-row>
          <table:table-cell office:value-type="string">
            <text:p>c68</text:p>
          </table:table-cell>
          <table:table-cell office:value-type="string">
            <text:p>3034.0</text:p>
          </table:table-cell>
          <table:table-cell office:value-type="string">
            <text:p>6907.0</text:p>
          </table:table-cell>
          <table:table-cell office:value-type="string">
            <text:p>5161.0</text:p>
          </table:table-cell>
          <table:table-cell office:value-type="string">
            <text:p>1437.0</text:p>
          </table:table-cell>
          <table:table-cell office:value-type="string">
            <text:p>7608.0</text:p>
          </table:table-cell>
          <table:table-cell office:value-type="string">
            <text:p>18143.0</text:p>
          </table:table-cell>
          <table:table-cell office:value-type="string">
            <text:p>14915.0</text:p>
          </table:table-cell>
          <table:table-cell office:value-type="string">
            <text:p>2483.0</text:p>
          </table:table-cell>
          <table:table-cell office:value-type="string">
            <text:p>13332.0</text:p>
          </table:table-cell>
          <table:table-cell office:value-type="string">
            <text:p>10180.0</text:p>
          </table:table-cell>
          <table:table-cell office:value-type="string">
            <text:p>7799.0</text:p>
          </table:table-cell>
          <table:table-cell office:value-type="string">
            <text:p>4862.0</text:p>
          </table:table-cell>
          <table:table-cell office:value-type="string">
            <text:p>16683.0</text:p>
          </table:table-cell>
          <table:table-cell office:value-type="string">
            <text:p>1859.0</text:p>
          </table:table-cell>
          <table:table-cell office:value-type="string">
            <text:p>4230.0</text:p>
          </table:table-cell>
          <table:table-cell office:value-type="string">
            <text:p>5060.0</text:p>
          </table:table-cell>
          <table:table-cell office:value-type="string">
            <text:p>3006.0</text:p>
          </table:table-cell>
          <table:table-cell office:value-type="string">
            <text:p>3686.0</text:p>
          </table:table-cell>
          <table:table-cell office:value-type="string">
            <text:p>3840.0</text:p>
          </table:table-cell>
          <table:table-cell office:value-type="string">
            <text:p>11491.0</text:p>
          </table:table-cell>
          <table:table-cell office:value-type="string">
            <text:p>3337.0</text:p>
          </table:table-cell>
          <table:table-cell office:value-type="string">
            <text:p>14222.0</text:p>
          </table:table-cell>
          <table:table-cell office:value-type="string">
            <text:p>12211.0</text:p>
          </table:table-cell>
          <table:table-cell office:value-type="string">
            <text:p>2799.0</text:p>
          </table:table-cell>
          <table:table-cell office:value-type="string">
            <text:p>14289.0</text:p>
          </table:table-cell>
          <table:table-cell office:value-type="string">
            <text:p>28640.0</text:p>
          </table:table-cell>
          <table:table-cell office:value-type="string">
            <text:p>13289.0</text:p>
          </table:table-cell>
          <table:table-cell office:value-type="string">
            <text:p>17166.0</text:p>
          </table:table-cell>
          <table:table-cell office:value-type="string">
            <text:p>10460.0</text:p>
          </table:table-cell>
          <table:table-cell office:value-type="string">
            <text:p>1007.0</text:p>
          </table:table-cell>
          <table:table-cell office:value-type="string">
            <text:p>6531.0</text:p>
          </table:table-cell>
          <table:table-cell office:value-type="string">
            <text:p>156857</text:p>
          </table:table-cell>
          <table:table-cell office:value-type="string">
            <text:p>99873.4</text:p>
          </table:table-cell>
          <table:table-cell office:value-type="string">
            <text:p>2.46509</text:p>
          </table:table-cell>
          <table:table-cell office:value-type="string">
            <text:p>1258452.0</text:p>
          </table:table-cell>
          <table:table-cell office:value-type="string">
            <text:p>1244655.0</text:p>
          </table:table-cell>
          <table:table-cell office:value-type="string">
            <text:p>1244012.686017</text:p>
          </table:table-cell>
          <table:table-cell office:value-type="string">
            <text:p>533035.851196</text:p>
          </table:table-cell>
          <table:table-cell office:value-type="string">
            <text:p>1104746.686017</text:p>
          </table:table-cell>
          <table:table-cell office:value-type="string">
            <text:p>1094654.686017</text:p>
          </table:table-cell>
          <table:table-cell office:value-type="string">
            <text:p>1674214.534843</text:p>
          </table:table-cell>
        </table:table-row>
        <table:table-row>
          <table:table-cell office:value-type="string">
            <text:p>c69</text:p>
          </table:table-cell>
          <table:table-cell office:value-type="string">
            <text:p>3850.0</text:p>
          </table:table-cell>
          <table:table-cell office:value-type="string">
            <text:p>7293.0</text:p>
          </table:table-cell>
          <table:table-cell office:value-type="string">
            <text:p>4925.0</text:p>
          </table:table-cell>
          <table:table-cell office:value-type="string">
            <text:p>1533.0</text:p>
          </table:table-cell>
          <table:table-cell office:value-type="string">
            <text:p>8972.0</text:p>
          </table:table-cell>
          <table:table-cell office:value-type="string">
            <text:p>18771.0</text:p>
          </table:table-cell>
          <table:table-cell office:value-type="string">
            <text:p>12671.0</text:p>
          </table:table-cell>
          <table:table-cell office:value-type="string">
            <text:p>2835.0</text:p>
          </table:table-cell>
          <table:table-cell office:value-type="string">
            <text:p>12725.0</text:p>
          </table:table-cell>
          <table:table-cell office:value-type="string">
            <text:p>9448.0</text:p>
          </table:table-cell>
          <table:table-cell office:value-type="string">
            <text:p>7654.0</text:p>
          </table:table-cell>
          <table:table-cell office:value-type="string">
            <text:p>4741.0</text:p>
          </table:table-cell>
          <table:table-cell office:value-type="string">
            <text:p>15602.0</text:p>
          </table:table-cell>
          <table:table-cell office:value-type="string">
            <text:p>1992.0</text:p>
          </table:table-cell>
          <table:table-cell office:value-type="string">
            <text:p>4185.0</text:p>
          </table:table-cell>
          <table:table-cell office:value-type="string">
            <text:p>4823.0</text:p>
          </table:table-cell>
          <table:table-cell office:value-type="string">
            <text:p>2160.0</text:p>
          </table:table-cell>
          <table:table-cell office:value-type="string">
            <text:p>4845.0</text:p>
          </table:table-cell>
          <table:table-cell office:value-type="string">
            <text:p>3124.0</text:p>
          </table:table-cell>
          <table:table-cell office:value-type="string">
            <text:p>11706.0</text:p>
          </table:table-cell>
          <table:table-cell office:value-type="string">
            <text:p>4543.0</text:p>
          </table:table-cell>
          <table:table-cell office:value-type="string">
            <text:p>12904.0</text:p>
          </table:table-cell>
          <table:table-cell office:value-type="string">
            <text:p>12332.0</text:p>
          </table:table-cell>
          <table:table-cell office:value-type="string">
            <text:p>3188.0</text:p>
          </table:table-cell>
          <table:table-cell office:value-type="string">
            <text:p>13852.0</text:p>
          </table:table-cell>
          <table:table-cell office:value-type="string">
            <text:p>29782.0</text:p>
          </table:table-cell>
          <table:table-cell office:value-type="string">
            <text:p>11765.0</text:p>
          </table:table-cell>
          <table:table-cell office:value-type="string">
            <text:p>17740.0</text:p>
          </table:table-cell>
          <table:table-cell office:value-type="string">
            <text:p>11281.0</text:p>
          </table:table-cell>
          <table:table-cell office:value-type="string">
            <text:p>993.0</text:p>
          </table:table-cell>
          <table:table-cell office:value-type="string">
            <text:p>7757.0</text:p>
          </table:table-cell>
          <table:table-cell office:value-type="string">
            <text:p>143835</text:p>
          </table:table-cell>
          <table:table-cell office:value-type="string">
            <text:p>91154.8</text:p>
          </table:table-cell>
          <table:table-cell office:value-type="string">
            <text:p>2.64841</text:p>
          </table:table-cell>
          <table:table-cell office:value-type="string">
            <text:p>1169450.0</text:p>
          </table:table-cell>
          <table:table-cell office:value-type="string">
            <text:p>1158129.0</text:p>
          </table:table-cell>
          <table:table-cell office:value-type="string">
            <text:p>1158741.012043</text:p>
          </table:table-cell>
          <table:table-cell office:value-type="string">
            <text:p>538453.430007</text:p>
          </table:table-cell>
          <table:table-cell office:value-type="string">
            <text:p>1038142.012043</text:p>
          </table:table-cell>
          <table:table-cell office:value-type="string">
            <text:p>1029720.012043</text:p>
          </table:table-cell>
          <table:table-cell office:value-type="string">
            <text:p>1561799.417561</text:p>
          </table:table-cell>
        </table:table-row>
        <table:table-row>
          <table:table-cell office:value-type="string">
            <text:p>c70</text:p>
          </table:table-cell>
          <table:table-cell office:value-type="string">
            <text:p>2453.0</text:p>
          </table:table-cell>
          <table:table-cell office:value-type="string">
            <text:p>8207.0</text:p>
          </table:table-cell>
          <table:table-cell office:value-type="string">
            <text:p>4327.0</text:p>
          </table:table-cell>
          <table:table-cell office:value-type="string">
            <text:p>1909.0</text:p>
          </table:table-cell>
          <table:table-cell office:value-type="string">
            <text:p>8384.0</text:p>
          </table:table-cell>
          <table:table-cell office:value-type="string">
            <text:p>14951.0</text:p>
          </table:table-cell>
          <table:table-cell office:value-type="string">
            <text:p>12107.0</text:p>
          </table:table-cell>
          <table:table-cell office:value-type="string">
            <text:p>1890.0</text:p>
          </table:table-cell>
          <table:table-cell office:value-type="string">
            <text:p>13420.0</text:p>
          </table:table-cell>
          <table:table-cell office:value-type="string">
            <text:p>9242.0</text:p>
          </table:table-cell>
          <table:table-cell office:value-type="string">
            <text:p>6016.0</text:p>
          </table:table-cell>
          <table:table-cell office:value-type="string">
            <text:p>4126.0</text:p>
          </table:table-cell>
          <table:table-cell office:value-type="string">
            <text:p>12701.0</text:p>
          </table:table-cell>
          <table:table-cell office:value-type="string">
            <text:p>2314.0</text:p>
          </table:table-cell>
          <table:table-cell office:value-type="string">
            <text:p>4749.0</text:p>
          </table:table-cell>
          <table:table-cell office:value-type="string">
            <text:p>5206.0</text:p>
          </table:table-cell>
          <table:table-cell office:value-type="string">
            <text:p>2260.0</text:p>
          </table:table-cell>
          <table:table-cell office:value-type="string">
            <text:p>4633.0</text:p>
          </table:table-cell>
          <table:table-cell office:value-type="string">
            <text:p>2288.0</text:p>
          </table:table-cell>
          <table:table-cell office:value-type="string">
            <text:p>10871.0</text:p>
          </table:table-cell>
          <table:table-cell office:value-type="string">
            <text:p>3558.0</text:p>
          </table:table-cell>
          <table:table-cell office:value-type="string">
            <text:p>12680.0</text:p>
          </table:table-cell>
          <table:table-cell office:value-type="string">
            <text:p>9659.0</text:p>
          </table:table-cell>
          <table:table-cell office:value-type="string">
            <text:p>3069.0</text:p>
          </table:table-cell>
          <table:table-cell office:value-type="string">
            <text:p>12089.0</text:p>
          </table:table-cell>
          <table:table-cell office:value-type="string">
            <text:p>26459.0</text:p>
          </table:table-cell>
          <table:table-cell office:value-type="string">
            <text:p>11627.0</text:p>
          </table:table-cell>
          <table:table-cell office:value-type="string">
            <text:p>16166.0</text:p>
          </table:table-cell>
          <table:table-cell office:value-type="string">
            <text:p>11194.0</text:p>
          </table:table-cell>
          <table:table-cell office:value-type="string">
            <text:p>940.0</text:p>
          </table:table-cell>
          <table:table-cell office:value-type="string">
            <text:p>6247.0</text:p>
          </table:table-cell>
          <table:table-cell office:value-type="string">
            <text:p>131787</text:p>
          </table:table-cell>
          <table:table-cell office:value-type="string">
            <text:p>84332.9</text:p>
          </table:table-cell>
          <table:table-cell office:value-type="string">
            <text:p>2.57875</text:p>
          </table:table-cell>
          <table:table-cell office:value-type="string">
            <text:p>1060326.0</text:p>
          </table:table-cell>
          <table:table-cell office:value-type="string">
            <text:p>1042915.0</text:p>
          </table:table-cell>
          <table:table-cell office:value-type="string">
            <text:p>1042978.690081</text:p>
          </table:table-cell>
          <table:table-cell office:value-type="string">
            <text:p>484872.634038</text:p>
          </table:table-cell>
          <table:table-cell office:value-type="string">
            <text:p>928946.690081</text:p>
          </table:table-cell>
          <table:table-cell office:value-type="string">
            <text:p>915551.690081</text:p>
          </table:table-cell>
          <table:table-cell office:value-type="string">
            <text:p>1428467.072364</text:p>
          </table:table-cell>
        </table:table-row>
        <table:table-row>
          <table:table-cell office:value-type="string">
            <text:p>c71</text:p>
          </table:table-cell>
          <table:table-cell office:value-type="string">
            <text:p>2565.0</text:p>
          </table:table-cell>
          <table:table-cell office:value-type="string">
            <text:p>6185.0</text:p>
          </table:table-cell>
          <table:table-cell office:value-type="string">
            <text:p>3948.0</text:p>
          </table:table-cell>
          <table:table-cell office:value-type="string">
            <text:p>1205.0</text:p>
          </table:table-cell>
          <table:table-cell office:value-type="string">
            <text:p>10044.0</text:p>
          </table:table-cell>
          <table:table-cell office:value-type="string">
            <text:p>15617.0</text:p>
          </table:table-cell>
          <table:table-cell office:value-type="string">
            <text:p>11531.0</text:p>
          </table:table-cell>
          <table:table-cell office:value-type="string">
            <text:p>2236.0</text:p>
          </table:table-cell>
          <table:table-cell office:value-type="string">
            <text:p>11774.0</text:p>
          </table:table-cell>
          <table:table-cell office:value-type="string">
            <text:p>8360.0</text:p>
          </table:table-cell>
          <table:table-cell office:value-type="string">
            <text:p>6227.0</text:p>
          </table:table-cell>
          <table:table-cell office:value-type="string">
            <text:p>4931.0</text:p>
          </table:table-cell>
          <table:table-cell office:value-type="string">
            <text:p>10879.0</text:p>
          </table:table-cell>
          <table:table-cell office:value-type="string">
            <text:p>2058.0</text:p>
          </table:table-cell>
          <table:table-cell office:value-type="string">
            <text:p>4126.0</text:p>
          </table:table-cell>
          <table:table-cell office:value-type="string">
            <text:p>4679.0</text:p>
          </table:table-cell>
          <table:table-cell office:value-type="string">
            <text:p>2048.0</text:p>
          </table:table-cell>
          <table:table-cell office:value-type="string">
            <text:p>5009.0</text:p>
          </table:table-cell>
          <table:table-cell office:value-type="string">
            <text:p>2214.0</text:p>
          </table:table-cell>
          <table:table-cell office:value-type="string">
            <text:p>9083.0</text:p>
          </table:table-cell>
          <table:table-cell office:value-type="string">
            <text:p>3805.0</text:p>
          </table:table-cell>
          <table:table-cell office:value-type="string">
            <text:p>12289.0</text:p>
          </table:table-cell>
          <table:table-cell office:value-type="string">
            <text:p>9772.0</text:p>
          </table:table-cell>
          <table:table-cell office:value-type="string">
            <text:p>2397.0</text:p>
          </table:table-cell>
          <table:table-cell office:value-type="string">
            <text:p>11446.0</text:p>
          </table:table-cell>
          <table:table-cell office:value-type="string">
            <text:p>26527.0</text:p>
          </table:table-cell>
          <table:table-cell office:value-type="string">
            <text:p>11372.0</text:p>
          </table:table-cell>
          <table:table-cell office:value-type="string">
            <text:p>15869.0</text:p>
          </table:table-cell>
          <table:table-cell office:value-type="string">
            <text:p>10628.0</text:p>
          </table:table-cell>
          <table:table-cell office:value-type="string">
            <text:p>1014.0</text:p>
          </table:table-cell>
          <table:table-cell office:value-type="string">
            <text:p>6076.0</text:p>
          </table:table-cell>
          <table:table-cell office:value-type="string">
            <text:p>128832</text:p>
          </table:table-cell>
          <table:table-cell office:value-type="string">
            <text:p>83412.6</text:p>
          </table:table-cell>
          <table:table-cell office:value-type="string">
            <text:p>2.52549</text:p>
          </table:table-cell>
          <table:table-cell office:value-type="string">
            <text:p>1080683.0</text:p>
          </table:table-cell>
          <table:table-cell office:value-type="string">
            <text:p>1068351.0</text:p>
          </table:table-cell>
          <table:table-cell office:value-type="string">
            <text:p>1068641.388263</text:p>
          </table:table-cell>
          <table:table-cell office:value-type="string">
            <text:p>467370.457284</text:p>
          </table:table-cell>
          <table:table-cell office:value-type="string">
            <text:p>937444.388263</text:p>
          </table:table-cell>
          <table:table-cell office:value-type="string">
            <text:p>929253.388263</text:p>
          </table:table-cell>
          <table:table-cell office:value-type="string">
            <text:p>1452609.502523</text:p>
          </table:table-cell>
        </table:table-row>
        <table:table-row>
          <table:table-cell office:value-type="string">
            <text:p>c72</text:p>
          </table:table-cell>
          <table:table-cell office:value-type="string">
            <text:p>2615.0</text:p>
          </table:table-cell>
          <table:table-cell office:value-type="string">
            <text:p>6711.0</text:p>
          </table:table-cell>
          <table:table-cell office:value-type="string">
            <text:p>4713.0</text:p>
          </table:table-cell>
          <table:table-cell office:value-type="string">
            <text:p>1841.0</text:p>
          </table:table-cell>
          <table:table-cell office:value-type="string">
            <text:p>9118.0</text:p>
          </table:table-cell>
          <table:table-cell office:value-type="string">
            <text:p>16082.0</text:p>
          </table:table-cell>
          <table:table-cell office:value-type="string">
            <text:p>12392.0</text:p>
          </table:table-cell>
          <table:table-cell office:value-type="string">
            <text:p>2171.0</text:p>
          </table:table-cell>
          <table:table-cell office:value-type="string">
            <text:p>12832.0</text:p>
          </table:table-cell>
          <table:table-cell office:value-type="string">
            <text:p>8200.0</text:p>
          </table:table-cell>
          <table:table-cell office:value-type="string">
            <text:p>6170.0</text:p>
          </table:table-cell>
          <table:table-cell office:value-type="string">
            <text:p>4528.0</text:p>
          </table:table-cell>
          <table:table-cell office:value-type="string">
            <text:p>14940.0</text:p>
          </table:table-cell>
          <table:table-cell office:value-type="string">
            <text:p>1907.0</text:p>
          </table:table-cell>
          <table:table-cell office:value-type="string">
            <text:p>4117.0</text:p>
          </table:table-cell>
          <table:table-cell office:value-type="string">
            <text:p>5101.0</text:p>
          </table:table-cell>
          <table:table-cell office:value-type="string">
            <text:p>2159.0</text:p>
          </table:table-cell>
          <table:table-cell office:value-type="string">
            <text:p>5860.0</text:p>
          </table:table-cell>
          <table:table-cell office:value-type="string">
            <text:p>2743.0</text:p>
          </table:table-cell>
          <table:table-cell office:value-type="string">
            <text:p>11561.0</text:p>
          </table:table-cell>
          <table:table-cell office:value-type="string">
            <text:p>3842.0</text:p>
          </table:table-cell>
          <table:table-cell office:value-type="string">
            <text:p>13178.0</text:p>
          </table:table-cell>
          <table:table-cell office:value-type="string">
            <text:p>10331.0</text:p>
          </table:table-cell>
          <table:table-cell office:value-type="string">
            <text:p>2088.0</text:p>
          </table:table-cell>
          <table:table-cell office:value-type="string">
            <text:p>11311.0</text:p>
          </table:table-cell>
          <table:table-cell office:value-type="string">
            <text:p>26498.0</text:p>
          </table:table-cell>
          <table:table-cell office:value-type="string">
            <text:p>8984.0</text:p>
          </table:table-cell>
          <table:table-cell office:value-type="string">
            <text:p>15217.0</text:p>
          </table:table-cell>
          <table:table-cell office:value-type="string">
            <text:p>8092.0</text:p>
          </table:table-cell>
          <table:table-cell office:value-type="string">
            <text:p>1068.0</text:p>
          </table:table-cell>
          <table:table-cell office:value-type="string">
            <text:p>6612.0</text:p>
          </table:table-cell>
          <table:table-cell office:value-type="string">
            <text:p>138612</text:p>
          </table:table-cell>
          <table:table-cell office:value-type="string">
            <text:p>88088.1</text:p>
          </table:table-cell>
          <table:table-cell office:value-type="string">
            <text:p>2.47217</text:p>
          </table:table-cell>
          <table:table-cell office:value-type="string">
            <text:p>1133754.0</text:p>
          </table:table-cell>
          <table:table-cell office:value-type="string">
            <text:p>1117902.0</text:p>
          </table:table-cell>
          <table:table-cell office:value-type="string">
            <text:p>1117763.966373</text:p>
          </table:table-cell>
          <table:table-cell office:value-type="string">
            <text:p>481818.150541</text:p>
          </table:table-cell>
          <table:table-cell office:value-type="string">
            <text:p>977105.966373</text:p>
          </table:table-cell>
          <table:table-cell office:value-type="string">
            <text:p>964924.966373</text:p>
          </table:table-cell>
          <table:table-cell office:value-type="string">
            <text:p>1511363.931395</text:p>
          </table:table-cell>
        </table:table-row>
        <table:table-row>
          <table:table-cell office:value-type="string">
            <text:p>c73</text:p>
          </table:table-cell>
          <table:table-cell office:value-type="string">
            <text:p>2628.0</text:p>
          </table:table-cell>
          <table:table-cell office:value-type="string">
            <text:p>6525.0</text:p>
          </table:table-cell>
          <table:table-cell office:value-type="string">
            <text:p>5260.0</text:p>
          </table:table-cell>
          <table:table-cell office:value-type="string">
            <text:p>1401.0</text:p>
          </table:table-cell>
          <table:table-cell office:value-type="string">
            <text:p>8243.0</text:p>
          </table:table-cell>
          <table:table-cell office:value-type="string">
            <text:p>15036.0</text:p>
          </table:table-cell>
          <table:table-cell office:value-type="string">
            <text:p>11722.0</text:p>
          </table:table-cell>
          <table:table-cell office:value-type="string">
            <text:p>2851.0</text:p>
          </table:table-cell>
          <table:table-cell office:value-type="string">
            <text:p>12713.0</text:p>
          </table:table-cell>
          <table:table-cell office:value-type="string">
            <text:p>8362.0</text:p>
          </table:table-cell>
          <table:table-cell office:value-type="string">
            <text:p>7496.0</text:p>
          </table:table-cell>
          <table:table-cell office:value-type="string">
            <text:p>4064.0</text:p>
          </table:table-cell>
          <table:table-cell office:value-type="string">
            <text:p>12632.0</text:p>
          </table:table-cell>
          <table:table-cell office:value-type="string">
            <text:p>2124.0</text:p>
          </table:table-cell>
          <table:table-cell office:value-type="string">
            <text:p>4639.0</text:p>
          </table:table-cell>
          <table:table-cell office:value-type="string">
            <text:p>5630.0</text:p>
          </table:table-cell>
          <table:table-cell office:value-type="string">
            <text:p>2446.0</text:p>
          </table:table-cell>
          <table:table-cell office:value-type="string">
            <text:p>4241.0</text:p>
          </table:table-cell>
          <table:table-cell office:value-type="string">
            <text:p>3020.0</text:p>
          </table:table-cell>
          <table:table-cell office:value-type="string">
            <text:p>11059.0</text:p>
          </table:table-cell>
          <table:table-cell office:value-type="string">
            <text:p>3392.0</text:p>
          </table:table-cell>
          <table:table-cell office:value-type="string">
            <text:p>12831.0</text:p>
          </table:table-cell>
          <table:table-cell office:value-type="string">
            <text:p>10086.0</text:p>
          </table:table-cell>
          <table:table-cell office:value-type="string">
            <text:p>2281.0</text:p>
          </table:table-cell>
          <table:table-cell office:value-type="string">
            <text:p>11654.0</text:p>
          </table:table-cell>
          <table:table-cell office:value-type="string">
            <text:p>29995.0</text:p>
          </table:table-cell>
          <table:table-cell office:value-type="string">
            <text:p>9807.0</text:p>
          </table:table-cell>
          <table:table-cell office:value-type="string">
            <text:p>16370.0</text:p>
          </table:table-cell>
          <table:table-cell office:value-type="string">
            <text:p>9278.0</text:p>
          </table:table-cell>
          <table:table-cell office:value-type="string">
            <text:p>968.0</text:p>
          </table:table-cell>
          <table:table-cell office:value-type="string">
            <text:p>6295.0</text:p>
          </table:table-cell>
          <table:table-cell office:value-type="string">
            <text:p>137844</text:p>
          </table:table-cell>
          <table:table-cell office:value-type="string">
            <text:p>88233.5</text:p>
          </table:table-cell>
          <table:table-cell office:value-type="string">
            <text:p>2.51554</text:p>
          </table:table-cell>
          <table:table-cell office:value-type="string">
            <text:p>1074603.0</text:p>
          </table:table-cell>
          <table:table-cell office:value-type="string">
            <text:p>1057951.0</text:p>
          </table:table-cell>
          <table:table-cell office:value-type="string">
            <text:p>1057880.585998</text:p>
          </table:table-cell>
          <table:table-cell office:value-type="string">
            <text:p>484030.461206</text:p>
          </table:table-cell>
          <table:table-cell office:value-type="string">
            <text:p>945943.585998</text:p>
          </table:table-cell>
          <table:table-cell office:value-type="string">
            <text:p>932160.585998</text:p>
          </table:table-cell>
          <table:table-cell office:value-type="string">
            <text:p>1352234.861089</text:p>
          </table:table-cell>
        </table:table-row>
        <table:table-row>
          <table:table-cell office:value-type="string">
            <text:p>c74</text:p>
          </table:table-cell>
          <table:table-cell office:value-type="string">
            <text:p>2525.0</text:p>
          </table:table-cell>
          <table:table-cell office:value-type="string">
            <text:p>7661.0</text:p>
          </table:table-cell>
          <table:table-cell office:value-type="string">
            <text:p>4165.0</text:p>
          </table:table-cell>
          <table:table-cell office:value-type="string">
            <text:p>2157.0</text:p>
          </table:table-cell>
          <table:table-cell office:value-type="string">
            <text:p>10200.0</text:p>
          </table:table-cell>
          <table:table-cell office:value-type="string">
            <text:p>17932.0</text:p>
          </table:table-cell>
          <table:table-cell office:value-type="string">
            <text:p>13836.0</text:p>
          </table:table-cell>
          <table:table-cell office:value-type="string">
            <text:p>2947.0</text:p>
          </table:table-cell>
          <table:table-cell office:value-type="string">
            <text:p>11537.0</text:p>
          </table:table-cell>
          <table:table-cell office:value-type="string">
            <text:p>11492.0</text:p>
          </table:table-cell>
          <table:table-cell office:value-type="string">
            <text:p>7838.0</text:p>
          </table:table-cell>
          <table:table-cell office:value-type="string">
            <text:p>5149.0</text:p>
          </table:table-cell>
          <table:table-cell office:value-type="string">
            <text:p>16981.0</text:p>
          </table:table-cell>
          <table:table-cell office:value-type="string">
            <text:p>2389.0</text:p>
          </table:table-cell>
          <table:table-cell office:value-type="string">
            <text:p>4440.0</text:p>
          </table:table-cell>
          <table:table-cell office:value-type="string">
            <text:p>5536.0</text:p>
          </table:table-cell>
          <table:table-cell office:value-type="string">
            <text:p>2861.0</text:p>
          </table:table-cell>
          <table:table-cell office:value-type="string">
            <text:p>6946.0</text:p>
          </table:table-cell>
          <table:table-cell office:value-type="string">
            <text:p>2098.0</text:p>
          </table:table-cell>
          <table:table-cell office:value-type="string">
            <text:p>12752.0</text:p>
          </table:table-cell>
          <table:table-cell office:value-type="string">
            <text:p>4065.0</text:p>
          </table:table-cell>
          <table:table-cell office:value-type="string">
            <text:p>14885.0</text:p>
          </table:table-cell>
          <table:table-cell office:value-type="string">
            <text:p>14333.0</text:p>
          </table:table-cell>
          <table:table-cell office:value-type="string">
            <text:p>3069.0</text:p>
          </table:table-cell>
          <table:table-cell office:value-type="string">
            <text:p>20439.0</text:p>
          </table:table-cell>
          <table:table-cell office:value-type="string">
            <text:p>36277.0</text:p>
          </table:table-cell>
          <table:table-cell office:value-type="string">
            <text:p>18561.0</text:p>
          </table:table-cell>
          <table:table-cell office:value-type="string">
            <text:p>20332.0</text:p>
          </table:table-cell>
          <table:table-cell office:value-type="string">
            <text:p>12915.0</text:p>
          </table:table-cell>
          <table:table-cell office:value-type="string">
            <text:p>894.0</text:p>
          </table:table-cell>
          <table:table-cell office:value-type="string">
            <text:p>8094.0</text:p>
          </table:table-cell>
          <table:table-cell office:value-type="string">
            <text:p>167275</text:p>
          </table:table-cell>
          <table:table-cell office:value-type="string">
            <text:p>105131.0</text:p>
          </table:table-cell>
          <table:table-cell office:value-type="string">
            <text:p>2.63797</text:p>
          </table:table-cell>
          <table:table-cell office:value-type="string">
            <text:p>1460256.0</text:p>
          </table:table-cell>
          <table:table-cell office:value-type="string">
            <text:p>1440128.0</text:p>
          </table:table-cell>
          <table:table-cell office:value-type="string">
            <text:p>1439136.55929</text:p>
          </table:table-cell>
          <table:table-cell office:value-type="string">
            <text:p>606936.922443</text:p>
          </table:table-cell>
          <table:table-cell office:value-type="string">
            <text:p>1285523.55929</text:p>
          </table:table-cell>
          <table:table-cell office:value-type="string">
            <text:p>1270696.55929</text:p>
          </table:table-cell>
          <table:table-cell office:value-type="string">
            <text:p>1841099.102771</text:p>
          </table:table-cell>
        </table:table-row>
        <table:table-row>
          <table:table-cell office:value-type="string">
            <text:p>c75</text:p>
          </table:table-cell>
          <table:table-cell office:value-type="string">
            <text:p>1921.0</text:p>
          </table:table-cell>
          <table:table-cell office:value-type="string">
            <text:p>6728.0</text:p>
          </table:table-cell>
          <table:table-cell office:value-type="string">
            <text:p>3798.0</text:p>
          </table:table-cell>
          <table:table-cell office:value-type="string">
            <text:p>1839.0</text:p>
          </table:table-cell>
          <table:table-cell office:value-type="string">
            <text:p>7615.0</text:p>
          </table:table-cell>
          <table:table-cell office:value-type="string">
            <text:p>15039.0</text:p>
          </table:table-cell>
          <table:table-cell office:value-type="string">
            <text:p>12059.0</text:p>
          </table:table-cell>
          <table:table-cell office:value-type="string">
            <text:p>2299.0</text:p>
          </table:table-cell>
          <table:table-cell office:value-type="string">
            <text:p>12142.0</text:p>
          </table:table-cell>
          <table:table-cell office:value-type="string">
            <text:p>9427.0</text:p>
          </table:table-cell>
          <table:table-cell office:value-type="string">
            <text:p>5978.0</text:p>
          </table:table-cell>
          <table:table-cell office:value-type="string">
            <text:p>4759.0</text:p>
          </table:table-cell>
          <table:table-cell office:value-type="string">
            <text:p>11211.0</text:p>
          </table:table-cell>
          <table:table-cell office:value-type="string">
            <text:p>1936.0</text:p>
          </table:table-cell>
          <table:table-cell office:value-type="string">
            <text:p>3563.0</text:p>
          </table:table-cell>
          <table:table-cell office:value-type="string">
            <text:p>4726.0</text:p>
          </table:table-cell>
          <table:table-cell office:value-type="string">
            <text:p>1985.0</text:p>
          </table:table-cell>
          <table:table-cell office:value-type="string">
            <text:p>4305.0</text:p>
          </table:table-cell>
          <table:table-cell office:value-type="string">
            <text:p>2264.0</text:p>
          </table:table-cell>
          <table:table-cell office:value-type="string">
            <text:p>9963.0</text:p>
          </table:table-cell>
          <table:table-cell office:value-type="string">
            <text:p>2919.0</text:p>
          </table:table-cell>
          <table:table-cell office:value-type="string">
            <text:p>12274.0</text:p>
          </table:table-cell>
          <table:table-cell office:value-type="string">
            <text:p>11275.0</text:p>
          </table:table-cell>
          <table:table-cell office:value-type="string">
            <text:p>2094.0</text:p>
          </table:table-cell>
          <table:table-cell office:value-type="string">
            <text:p>11139.0</text:p>
          </table:table-cell>
          <table:table-cell office:value-type="string">
            <text:p>26310.0</text:p>
          </table:table-cell>
          <table:table-cell office:value-type="string">
            <text:p>11891.0</text:p>
          </table:table-cell>
          <table:table-cell office:value-type="string">
            <text:p>14460.0</text:p>
          </table:table-cell>
          <table:table-cell office:value-type="string">
            <text:p>9477.0</text:p>
          </table:table-cell>
          <table:table-cell office:value-type="string">
            <text:p>835.0</text:p>
          </table:table-cell>
          <table:table-cell office:value-type="string">
            <text:p>5938.0</text:p>
          </table:table-cell>
          <table:table-cell office:value-type="string">
            <text:p>128567</text:p>
          </table:table-cell>
          <table:table-cell office:value-type="string">
            <text:p>83254.2</text:p>
          </table:table-cell>
          <table:table-cell office:value-type="string">
            <text:p>2.53268</text:p>
          </table:table-cell>
          <table:table-cell office:value-type="string">
            <text:p>1104469.0</text:p>
          </table:table-cell>
          <table:table-cell office:value-type="string">
            <text:p>1095577.0</text:p>
          </table:table-cell>
          <table:table-cell office:value-type="string">
            <text:p>1095442.937908</text:p>
          </table:table-cell>
          <table:table-cell office:value-type="string">
            <text:p>459198.508116</text:p>
          </table:table-cell>
          <table:table-cell office:value-type="string">
            <text:p>975854.937908</text:p>
          </table:table-cell>
          <table:table-cell office:value-type="string">
            <text:p>970038.937908</text:p>
          </table:table-cell>
          <table:table-cell office:value-type="string">
            <text:p>1449041.006419</text:p>
          </table:table-cell>
        </table:table-row>
        <table:table-row>
          <table:table-cell office:value-type="string">
            <text:p>c76</text:p>
          </table:table-cell>
          <table:table-cell office:value-type="string">
            <text:p>2504.0</text:p>
          </table:table-cell>
          <table:table-cell office:value-type="string">
            <text:p>5094.0</text:p>
          </table:table-cell>
          <table:table-cell office:value-type="string">
            <text:p>4774.0</text:p>
          </table:table-cell>
          <table:table-cell office:value-type="string">
            <text:p>1817.0</text:p>
          </table:table-cell>
          <table:table-cell office:value-type="string">
            <text:p>9559.0</text:p>
          </table:table-cell>
          <table:table-cell office:value-type="string">
            <text:p>17249.0</text:p>
          </table:table-cell>
          <table:table-cell office:value-type="string">
            <text:p>15204.0</text:p>
          </table:table-cell>
          <table:table-cell office:value-type="string">
            <text:p>2644.0</text:p>
          </table:table-cell>
          <table:table-cell office:value-type="string">
            <text:p>14774.0</text:p>
          </table:table-cell>
          <table:table-cell office:value-type="string">
            <text:p>10144.0</text:p>
          </table:table-cell>
          <table:table-cell office:value-type="string">
            <text:p>6374.0</text:p>
          </table:table-cell>
          <table:table-cell office:value-type="string">
            <text:p>4613.0</text:p>
          </table:table-cell>
          <table:table-cell office:value-type="string">
            <text:p>14341.0</text:p>
          </table:table-cell>
          <table:table-cell office:value-type="string">
            <text:p>1849.0</text:p>
          </table:table-cell>
          <table:table-cell office:value-type="string">
            <text:p>4353.0</text:p>
          </table:table-cell>
          <table:table-cell office:value-type="string">
            <text:p>5697.0</text:p>
          </table:table-cell>
          <table:table-cell office:value-type="string">
            <text:p>2414.0</text:p>
          </table:table-cell>
          <table:table-cell office:value-type="string">
            <text:p>4710.0</text:p>
          </table:table-cell>
          <table:table-cell office:value-type="string">
            <text:p>2243.0</text:p>
          </table:table-cell>
          <table:table-cell office:value-type="string">
            <text:p>11039.0</text:p>
          </table:table-cell>
          <table:table-cell office:value-type="string">
            <text:p>4037.0</text:p>
          </table:table-cell>
          <table:table-cell office:value-type="string">
            <text:p>14041.0</text:p>
          </table:table-cell>
          <table:table-cell office:value-type="string">
            <text:p>12110.0</text:p>
          </table:table-cell>
          <table:table-cell office:value-type="string">
            <text:p>3021.0</text:p>
          </table:table-cell>
          <table:table-cell office:value-type="string">
            <text:p>11949.0</text:p>
          </table:table-cell>
          <table:table-cell office:value-type="string">
            <text:p>31343.0</text:p>
          </table:table-cell>
          <table:table-cell office:value-type="string">
            <text:p>13299.0</text:p>
          </table:table-cell>
          <table:table-cell office:value-type="string">
            <text:p>18927.0</text:p>
          </table:table-cell>
          <table:table-cell office:value-type="string">
            <text:p>11254.0</text:p>
          </table:table-cell>
          <table:table-cell office:value-type="string">
            <text:p>1140.0</text:p>
          </table:table-cell>
          <table:table-cell office:value-type="string">
            <text:p>7662.0</text:p>
          </table:table-cell>
          <table:table-cell office:value-type="string">
            <text:p>146542</text:p>
          </table:table-cell>
          <table:table-cell office:value-type="string">
            <text:p>94091.6</text:p>
          </table:table-cell>
          <table:table-cell office:value-type="string">
            <text:p>2.5839</text:p>
          </table:table-cell>
          <table:table-cell office:value-type="string">
            <text:p>1258524.0</text:p>
          </table:table-cell>
          <table:table-cell office:value-type="string">
            <text:p>1247645.0</text:p>
          </table:table-cell>
          <table:table-cell office:value-type="string">
            <text:p>1248076.941076</text:p>
          </table:table-cell>
          <table:table-cell office:value-type="string">
            <text:p>535808.111409</text:p>
          </table:table-cell>
          <table:table-cell office:value-type="string">
            <text:p>1109087.941076</text:p>
          </table:table-cell>
          <table:table-cell office:value-type="string">
            <text:p>1101197.941076</text:p>
          </table:table-cell>
          <table:table-cell office:value-type="string">
            <text:p>1593178.009994</text:p>
          </table:table-cell>
        </table:table-row>
        <table:table-row>
          <table:table-cell office:value-type="string">
            <text:p>c77</text:p>
          </table:table-cell>
          <table:table-cell office:value-type="string">
            <text:p>2684.0</text:p>
          </table:table-cell>
          <table:table-cell office:value-type="string">
            <text:p>6265.0</text:p>
          </table:table-cell>
          <table:table-cell office:value-type="string">
            <text:p>3663.0</text:p>
          </table:table-cell>
          <table:table-cell office:value-type="string">
            <text:p>1782.0</text:p>
          </table:table-cell>
          <table:table-cell office:value-type="string">
            <text:p>8392.0</text:p>
          </table:table-cell>
          <table:table-cell office:value-type="string">
            <text:p>14209.0</text:p>
          </table:table-cell>
          <table:table-cell office:value-type="string">
            <text:p>12822.0</text:p>
          </table:table-cell>
          <table:table-cell office:value-type="string">
            <text:p>2418.0</text:p>
          </table:table-cell>
          <table:table-cell office:value-type="string">
            <text:p>13738.0</text:p>
          </table:table-cell>
          <table:table-cell office:value-type="string">
            <text:p>8506.0</text:p>
          </table:table-cell>
          <table:table-cell office:value-type="string">
            <text:p>7316.0</text:p>
          </table:table-cell>
          <table:table-cell office:value-type="string">
            <text:p>4357.0</text:p>
          </table:table-cell>
          <table:table-cell office:value-type="string">
            <text:p>14972.0</text:p>
          </table:table-cell>
          <table:table-cell office:value-type="string">
            <text:p>1981.0</text:p>
          </table:table-cell>
          <table:table-cell office:value-type="string">
            <text:p>4372.0</text:p>
          </table:table-cell>
          <table:table-cell office:value-type="string">
            <text:p>4025.0</text:p>
          </table:table-cell>
          <table:table-cell office:value-type="string">
            <text:p>2344.0</text:p>
          </table:table-cell>
          <table:table-cell office:value-type="string">
            <text:p>4170.0</text:p>
          </table:table-cell>
          <table:table-cell office:value-type="string">
            <text:p>2140.0</text:p>
          </table:table-cell>
          <table:table-cell office:value-type="string">
            <text:p>11640.0</text:p>
          </table:table-cell>
          <table:table-cell office:value-type="string">
            <text:p>3717.0</text:p>
          </table:table-cell>
          <table:table-cell office:value-type="string">
            <text:p>14434.0</text:p>
          </table:table-cell>
          <table:table-cell office:value-type="string">
            <text:p>11005.0</text:p>
          </table:table-cell>
          <table:table-cell office:value-type="string">
            <text:p>2865.0</text:p>
          </table:table-cell>
          <table:table-cell office:value-type="string">
            <text:p>11744.0</text:p>
          </table:table-cell>
          <table:table-cell office:value-type="string">
            <text:p>30190.0</text:p>
          </table:table-cell>
          <table:table-cell office:value-type="string">
            <text:p>11699.0</text:p>
          </table:table-cell>
          <table:table-cell office:value-type="string">
            <text:p>17786.0</text:p>
          </table:table-cell>
          <table:table-cell office:value-type="string">
            <text:p>9637.0</text:p>
          </table:table-cell>
          <table:table-cell office:value-type="string">
            <text:p>855.0</text:p>
          </table:table-cell>
          <table:table-cell office:value-type="string">
            <text:p>6778.0</text:p>
          </table:table-cell>
          <table:table-cell office:value-type="string">
            <text:p>146170</text:p>
          </table:table-cell>
          <table:table-cell office:value-type="string">
            <text:p>92419.6</text:p>
          </table:table-cell>
          <table:table-cell office:value-type="string">
            <text:p>2.50087</text:p>
          </table:table-cell>
          <table:table-cell office:value-type="string">
            <text:p>1175501.0</text:p>
          </table:table-cell>
          <table:table-cell office:value-type="string">
            <text:p>1161546.0</text:p>
          </table:table-cell>
          <table:table-cell office:value-type="string">
            <text:p>1161701.538472</text:p>
          </table:table-cell>
          <table:table-cell office:value-type="string">
            <text:p>501373.411948</text:p>
          </table:table-cell>
          <table:table-cell office:value-type="string">
            <text:p>1038597.538472</text:p>
          </table:table-cell>
          <table:table-cell office:value-type="string">
            <text:p>1028253.538472</text:p>
          </table:table-cell>
          <table:table-cell office:value-type="string">
            <text:p>1657120.661941</text:p>
          </table:table-cell>
        </table:table-row>
        <table:table-row>
          <table:table-cell office:value-type="string">
            <text:p>c78</text:p>
          </table:table-cell>
          <table:table-cell office:value-type="string">
            <text:p>2160.0</text:p>
          </table:table-cell>
          <table:table-cell office:value-type="string">
            <text:p>7013.0</text:p>
          </table:table-cell>
          <table:table-cell office:value-type="string">
            <text:p>4454.0</text:p>
          </table:table-cell>
          <table:table-cell office:value-type="string">
            <text:p>1679.0</text:p>
          </table:table-cell>
          <table:table-cell office:value-type="string">
            <text:p>9193.0</text:p>
          </table:table-cell>
          <table:table-cell office:value-type="string">
            <text:p>17696.0</text:p>
          </table:table-cell>
          <table:table-cell office:value-type="string">
            <text:p>11433.0</text:p>
          </table:table-cell>
          <table:table-cell office:value-type="string">
            <text:p>2912.0</text:p>
          </table:table-cell>
          <table:table-cell office:value-type="string">
            <text:p>12576.0</text:p>
          </table:table-cell>
          <table:table-cell office:value-type="string">
            <text:p>10296.0</text:p>
          </table:table-cell>
          <table:table-cell office:value-type="string">
            <text:p>8047.0</text:p>
          </table:table-cell>
          <table:table-cell office:value-type="string">
            <text:p>5411.0</text:p>
          </table:table-cell>
          <table:table-cell office:value-type="string">
            <text:p>19216.0</text:p>
          </table:table-cell>
          <table:table-cell office:value-type="string">
            <text:p>2033.0</text:p>
          </table:table-cell>
          <table:table-cell office:value-type="string">
            <text:p>4916.0</text:p>
          </table:table-cell>
          <table:table-cell office:value-type="string">
            <text:p>5559.0</text:p>
          </table:table-cell>
          <table:table-cell office:value-type="string">
            <text:p>2614.0</text:p>
          </table:table-cell>
          <table:table-cell office:value-type="string">
            <text:p>4206.0</text:p>
          </table:table-cell>
          <table:table-cell office:value-type="string">
            <text:p>2670.0</text:p>
          </table:table-cell>
          <table:table-cell office:value-type="string">
            <text:p>12547.0</text:p>
          </table:table-cell>
          <table:table-cell office:value-type="string">
            <text:p>3928.0</text:p>
          </table:table-cell>
          <table:table-cell office:value-type="string">
            <text:p>14301.0</text:p>
          </table:table-cell>
          <table:table-cell office:value-type="string">
            <text:p>11990.0</text:p>
          </table:table-cell>
          <table:table-cell office:value-type="string">
            <text:p>2993.0</text:p>
          </table:table-cell>
          <table:table-cell office:value-type="string">
            <text:p>13899.0</text:p>
          </table:table-cell>
          <table:table-cell office:value-type="string">
            <text:p>34757.0</text:p>
          </table:table-cell>
          <table:table-cell office:value-type="string">
            <text:p>12202.0</text:p>
          </table:table-cell>
          <table:table-cell office:value-type="string">
            <text:p>18602.0</text:p>
          </table:table-cell>
          <table:table-cell office:value-type="string">
            <text:p>10191.0</text:p>
          </table:table-cell>
          <table:table-cell office:value-type="string">
            <text:p>922.0</text:p>
          </table:table-cell>
          <table:table-cell office:value-type="string">
            <text:p>7268.0</text:p>
          </table:table-cell>
          <table:table-cell office:value-type="string">
            <text:p>156048</text:p>
          </table:table-cell>
          <table:table-cell office:value-type="string">
            <text:p>99358.7</text:p>
          </table:table-cell>
          <table:table-cell office:value-type="string">
            <text:p>2.5654</text:p>
          </table:table-cell>
          <table:table-cell office:value-type="string">
            <text:p>1296648.0</text:p>
          </table:table-cell>
          <table:table-cell office:value-type="string">
            <text:p>1282580.0</text:p>
          </table:table-cell>
          <table:table-cell office:value-type="string">
            <text:p>1282528.665763</text:p>
          </table:table-cell>
          <table:table-cell office:value-type="string">
            <text:p>554968.021664</text:p>
          </table:table-cell>
          <table:table-cell office:value-type="string">
            <text:p>1140336.665763</text:p>
          </table:table-cell>
          <table:table-cell office:value-type="string">
            <text:p>1130224.665763</text:p>
          </table:table-cell>
          <table:table-cell office:value-type="string">
            <text:p>1725407.751972</text:p>
          </table:table-cell>
        </table:table-row>
        <table:table-row>
          <table:table-cell office:value-type="string">
            <text:p>c79</text:p>
          </table:table-cell>
          <table:table-cell office:value-type="string">
            <text:p>2308.0</text:p>
          </table:table-cell>
          <table:table-cell office:value-type="string">
            <text:p>10027.0</text:p>
          </table:table-cell>
          <table:table-cell office:value-type="string">
            <text:p>3754.0</text:p>
          </table:table-cell>
          <table:table-cell office:value-type="string">
            <text:p>1548.0</text:p>
          </table:table-cell>
          <table:table-cell office:value-type="string">
            <text:p>10158.0</text:p>
          </table:table-cell>
          <table:table-cell office:value-type="string">
            <text:p>17997.0</text:p>
          </table:table-cell>
          <table:table-cell office:value-type="string">
            <text:p>13688.0</text:p>
          </table:table-cell>
          <table:table-cell office:value-type="string">
            <text:p>2466.0</text:p>
          </table:table-cell>
          <table:table-cell office:value-type="string">
            <text:p>12564.0</text:p>
          </table:table-cell>
          <table:table-cell office:value-type="string">
            <text:p>10472.0</text:p>
          </table:table-cell>
          <table:table-cell office:value-type="string">
            <text:p>6791.0</text:p>
          </table:table-cell>
          <table:table-cell office:value-type="string">
            <text:p>4953.0</text:p>
          </table:table-cell>
          <table:table-cell office:value-type="string">
            <text:p>14548.0</text:p>
          </table:table-cell>
          <table:table-cell office:value-type="string">
            <text:p>1682.0</text:p>
          </table:table-cell>
          <table:table-cell office:value-type="string">
            <text:p>4493.0</text:p>
          </table:table-cell>
          <table:table-cell office:value-type="string">
            <text:p>5807.0</text:p>
          </table:table-cell>
          <table:table-cell office:value-type="string">
            <text:p>1910.0</text:p>
          </table:table-cell>
          <table:table-cell office:value-type="string">
            <text:p>5136.0</text:p>
          </table:table-cell>
          <table:table-cell office:value-type="string">
            <text:p>2016.0</text:p>
          </table:table-cell>
          <table:table-cell office:value-type="string">
            <text:p>10093.0</text:p>
          </table:table-cell>
          <table:table-cell office:value-type="string">
            <text:p>3196.0</text:p>
          </table:table-cell>
          <table:table-cell office:value-type="string">
            <text:p>14194.0</text:p>
          </table:table-cell>
          <table:table-cell office:value-type="string">
            <text:p>10251.0</text:p>
          </table:table-cell>
          <table:table-cell office:value-type="string">
            <text:p>2719.0</text:p>
          </table:table-cell>
          <table:table-cell office:value-type="string">
            <text:p>12779.0</text:p>
          </table:table-cell>
          <table:table-cell office:value-type="string">
            <text:p>28899.0</text:p>
          </table:table-cell>
          <table:table-cell office:value-type="string">
            <text:p>11009.0</text:p>
          </table:table-cell>
          <table:table-cell office:value-type="string">
            <text:p>17446.0</text:p>
          </table:table-cell>
          <table:table-cell office:value-type="string">
            <text:p>9284.0</text:p>
          </table:table-cell>
          <table:table-cell office:value-type="string">
            <text:p>1057.0</text:p>
          </table:table-cell>
          <table:table-cell office:value-type="string">
            <text:p>7280.0</text:p>
          </table:table-cell>
          <table:table-cell office:value-type="string">
            <text:p>177464</text:p>
          </table:table-cell>
          <table:table-cell office:value-type="string">
            <text:p>102685.0</text:p>
          </table:table-cell>
          <table:table-cell office:value-type="string">
            <text:p>2.352</text:p>
          </table:table-cell>
          <table:table-cell office:value-type="string">
            <text:p>1259572.0</text:p>
          </table:table-cell>
          <table:table-cell office:value-type="string">
            <text:p>1243908.0</text:p>
          </table:table-cell>
          <table:table-cell office:value-type="string">
            <text:p>1242825.439981</text:p>
          </table:table-cell>
          <table:table-cell office:value-type="string">
            <text:p>507759.5864</text:p>
          </table:table-cell>
          <table:table-cell office:value-type="string">
            <text:p>1092248.439981</text:p>
          </table:table-cell>
          <table:table-cell office:value-type="string">
            <text:p>1080280.439981</text:p>
          </table:table-cell>
          <table:table-cell office:value-type="string">
            <text:p>1700776.164969</text:p>
          </table:table-cell>
        </table:table-row>
        <table:table-row>
          <table:table-cell office:value-type="string">
            <text:p>c80</text:p>
          </table:table-cell>
          <table:table-cell office:value-type="string">
            <text:p>2136.0</text:p>
          </table:table-cell>
          <table:table-cell office:value-type="string">
            <text:p>7582.0</text:p>
          </table:table-cell>
          <table:table-cell office:value-type="string">
            <text:p>4208.0</text:p>
          </table:table-cell>
          <table:table-cell office:value-type="string">
            <text:p>2092.0</text:p>
          </table:table-cell>
          <table:table-cell office:value-type="string">
            <text:p>9785.0</text:p>
          </table:table-cell>
          <table:table-cell office:value-type="string">
            <text:p>17551.0</text:p>
          </table:table-cell>
          <table:table-cell office:value-type="string">
            <text:p>18637.0</text:p>
          </table:table-cell>
          <table:table-cell office:value-type="string">
            <text:p>2930.0</text:p>
          </table:table-cell>
          <table:table-cell office:value-type="string">
            <text:p>17284.0</text:p>
          </table:table-cell>
          <table:table-cell office:value-type="string">
            <text:p>10319.0</text:p>
          </table:table-cell>
          <table:table-cell office:value-type="string">
            <text:p>7948.0</text:p>
          </table:table-cell>
          <table:table-cell office:value-type="string">
            <text:p>6052.0</text:p>
          </table:table-cell>
          <table:table-cell office:value-type="string">
            <text:p>14991.0</text:p>
          </table:table-cell>
          <table:table-cell office:value-type="string">
            <text:p>2188.0</text:p>
          </table:table-cell>
          <table:table-cell office:value-type="string">
            <text:p>3784.0</text:p>
          </table:table-cell>
          <table:table-cell office:value-type="string">
            <text:p>5510.0</text:p>
          </table:table-cell>
          <table:table-cell office:value-type="string">
            <text:p>2327.0</text:p>
          </table:table-cell>
          <table:table-cell office:value-type="string">
            <text:p>5338.0</text:p>
          </table:table-cell>
          <table:table-cell office:value-type="string">
            <text:p>2126.0</text:p>
          </table:table-cell>
          <table:table-cell office:value-type="string">
            <text:p>13459.0</text:p>
          </table:table-cell>
          <table:table-cell office:value-type="string">
            <text:p>4083.0</text:p>
          </table:table-cell>
          <table:table-cell office:value-type="string">
            <text:p>15296.0</text:p>
          </table:table-cell>
          <table:table-cell office:value-type="string">
            <text:p>13785.0</text:p>
          </table:table-cell>
          <table:table-cell office:value-type="string">
            <text:p>3054.0</text:p>
          </table:table-cell>
          <table:table-cell office:value-type="string">
            <text:p>15720.0</text:p>
          </table:table-cell>
          <table:table-cell office:value-type="string">
            <text:p>31070.0</text:p>
          </table:table-cell>
          <table:table-cell office:value-type="string">
            <text:p>16575.0</text:p>
          </table:table-cell>
          <table:table-cell office:value-type="string">
            <text:p>19495.0</text:p>
          </table:table-cell>
          <table:table-cell office:value-type="string">
            <text:p>13017.0</text:p>
          </table:table-cell>
          <table:table-cell office:value-type="string">
            <text:p>1005.0</text:p>
          </table:table-cell>
          <table:table-cell office:value-type="string">
            <text:p>7802.0</text:p>
          </table:table-cell>
          <table:table-cell office:value-type="string">
            <text:p>160519</text:p>
          </table:table-cell>
          <table:table-cell office:value-type="string">
            <text:p>102233.0</text:p>
          </table:table-cell>
          <table:table-cell office:value-type="string">
            <text:p>2.63878</text:p>
          </table:table-cell>
          <table:table-cell office:value-type="string">
            <text:p>1353660.0</text:p>
          </table:table-cell>
          <table:table-cell office:value-type="string">
            <text:p>1329251.0</text:p>
          </table:table-cell>
          <table:table-cell office:value-type="string">
            <text:p>1328775.003035</text:p>
          </table:table-cell>
          <table:table-cell office:value-type="string">
            <text:p>591967.201612</text:p>
          </table:table-cell>
          <table:table-cell office:value-type="string">
            <text:p>1204774.003035</text:p>
          </table:table-cell>
          <table:table-cell office:value-type="string">
            <text:p>1184533.003035</text:p>
          </table:table-cell>
          <table:table-cell office:value-type="string">
            <text:p>1676684.143585</text:p>
          </table:table-cell>
        </table:table-row>
        <table:table-row>
          <table:table-cell office:value-type="string">
            <text:p>c81</text:p>
          </table:table-cell>
          <table:table-cell office:value-type="string">
            <text:p>2746.0</text:p>
          </table:table-cell>
          <table:table-cell office:value-type="string">
            <text:p>8699.0</text:p>
          </table:table-cell>
          <table:table-cell office:value-type="string">
            <text:p>6326.0</text:p>
          </table:table-cell>
          <table:table-cell office:value-type="string">
            <text:p>2107.0</text:p>
          </table:table-cell>
          <table:table-cell office:value-type="string">
            <text:p>12106.0</text:p>
          </table:table-cell>
          <table:table-cell office:value-type="string">
            <text:p>18153.0</text:p>
          </table:table-cell>
          <table:table-cell office:value-type="string">
            <text:p>13328.0</text:p>
          </table:table-cell>
          <table:table-cell office:value-type="string">
            <text:p>3346.0</text:p>
          </table:table-cell>
          <table:table-cell office:value-type="string">
            <text:p>17520.0</text:p>
          </table:table-cell>
          <table:table-cell office:value-type="string">
            <text:p>10829.0</text:p>
          </table:table-cell>
          <table:table-cell office:value-type="string">
            <text:p>9390.0</text:p>
          </table:table-cell>
          <table:table-cell office:value-type="string">
            <text:p>5897.0</text:p>
          </table:table-cell>
          <table:table-cell office:value-type="string">
            <text:p>17385.0</text:p>
          </table:table-cell>
          <table:table-cell office:value-type="string">
            <text:p>2573.0</text:p>
          </table:table-cell>
          <table:table-cell office:value-type="string">
            <text:p>5303.0</text:p>
          </table:table-cell>
          <table:table-cell office:value-type="string">
            <text:p>7542.0</text:p>
          </table:table-cell>
          <table:table-cell office:value-type="string">
            <text:p>2540.0</text:p>
          </table:table-cell>
          <table:table-cell office:value-type="string">
            <text:p>6285.0</text:p>
          </table:table-cell>
          <table:table-cell office:value-type="string">
            <text:p>3503.0</text:p>
          </table:table-cell>
          <table:table-cell office:value-type="string">
            <text:p>13440.0</text:p>
          </table:table-cell>
          <table:table-cell office:value-type="string">
            <text:p>4174.0</text:p>
          </table:table-cell>
          <table:table-cell office:value-type="string">
            <text:p>15299.0</text:p>
          </table:table-cell>
          <table:table-cell office:value-type="string">
            <text:p>12666.0</text:p>
          </table:table-cell>
          <table:table-cell office:value-type="string">
            <text:p>2683.0</text:p>
          </table:table-cell>
          <table:table-cell office:value-type="string">
            <text:p>14020.0</text:p>
          </table:table-cell>
          <table:table-cell office:value-type="string">
            <text:p>32522.0</text:p>
          </table:table-cell>
          <table:table-cell office:value-type="string">
            <text:p>14112.0</text:p>
          </table:table-cell>
          <table:table-cell office:value-type="string">
            <text:p>19164.0</text:p>
          </table:table-cell>
          <table:table-cell office:value-type="string">
            <text:p>13058.0</text:p>
          </table:table-cell>
          <table:table-cell office:value-type="string">
            <text:p>1441.0</text:p>
          </table:table-cell>
          <table:table-cell office:value-type="string">
            <text:p>7330.0</text:p>
          </table:table-cell>
          <table:table-cell office:value-type="string">
            <text:p>168283</text:p>
          </table:table-cell>
          <table:table-cell office:value-type="string">
            <text:p>106928.0</text:p>
          </table:table-cell>
          <table:table-cell office:value-type="string">
            <text:p>2.56653</text:p>
          </table:table-cell>
          <table:table-cell office:value-type="string">
            <text:p>1339532.0</text:p>
          </table:table-cell>
          <table:table-cell office:value-type="string">
            <text:p>1313442.0</text:p>
          </table:table-cell>
          <table:table-cell office:value-type="string">
            <text:p>1313472.886544</text:p>
          </table:table-cell>
          <table:table-cell office:value-type="string">
            <text:p>602291.851095</text:p>
          </table:table-cell>
          <table:table-cell office:value-type="string">
            <text:p>1175908.886544</text:p>
          </table:table-cell>
          <table:table-cell office:value-type="string">
            <text:p>1155136.886544</text:p>
          </table:table-cell>
          <table:table-cell office:value-type="string">
            <text:p>1801669.335758</text:p>
          </table:table-cell>
        </table:table-row>
        <table:table-row>
          <table:table-cell office:value-type="string">
            <text:p>c82</text:p>
          </table:table-cell>
          <table:table-cell office:value-type="string">
            <text:p>2622.0</text:p>
          </table:table-cell>
          <table:table-cell office:value-type="string">
            <text:p>7223.0</text:p>
          </table:table-cell>
          <table:table-cell office:value-type="string">
            <text:p>4010.0</text:p>
          </table:table-cell>
          <table:table-cell office:value-type="string">
            <text:p>1869.0</text:p>
          </table:table-cell>
          <table:table-cell office:value-type="string">
            <text:p>6738.0</text:p>
          </table:table-cell>
          <table:table-cell office:value-type="string">
            <text:p>14141.0</text:p>
          </table:table-cell>
          <table:table-cell office:value-type="string">
            <text:p>13054.0</text:p>
          </table:table-cell>
          <table:table-cell office:value-type="string">
            <text:p>2662.0</text:p>
          </table:table-cell>
          <table:table-cell office:value-type="string">
            <text:p>13638.0</text:p>
          </table:table-cell>
          <table:table-cell office:value-type="string">
            <text:p>8640.0</text:p>
          </table:table-cell>
          <table:table-cell office:value-type="string">
            <text:p>6373.0</text:p>
          </table:table-cell>
          <table:table-cell office:value-type="string">
            <text:p>4628.0</text:p>
          </table:table-cell>
          <table:table-cell office:value-type="string">
            <text:p>14026.0</text:p>
          </table:table-cell>
          <table:table-cell office:value-type="string">
            <text:p>2119.0</text:p>
          </table:table-cell>
          <table:table-cell office:value-type="string">
            <text:p>3891.0</text:p>
          </table:table-cell>
          <table:table-cell office:value-type="string">
            <text:p>4977.0</text:p>
          </table:table-cell>
          <table:table-cell office:value-type="string">
            <text:p>2069.0</text:p>
          </table:table-cell>
          <table:table-cell office:value-type="string">
            <text:p>3715.0</text:p>
          </table:table-cell>
          <table:table-cell office:value-type="string">
            <text:p>2456.0</text:p>
          </table:table-cell>
          <table:table-cell office:value-type="string">
            <text:p>10967.0</text:p>
          </table:table-cell>
          <table:table-cell office:value-type="string">
            <text:p>3220.0</text:p>
          </table:table-cell>
          <table:table-cell office:value-type="string">
            <text:p>14357.0</text:p>
          </table:table-cell>
          <table:table-cell office:value-type="string">
            <text:p>9745.0</text:p>
          </table:table-cell>
          <table:table-cell office:value-type="string">
            <text:p>2850.0</text:p>
          </table:table-cell>
          <table:table-cell office:value-type="string">
            <text:p>10861.0</text:p>
          </table:table-cell>
          <table:table-cell office:value-type="string">
            <text:p>27173.0</text:p>
          </table:table-cell>
          <table:table-cell office:value-type="string">
            <text:p>10840.0</text:p>
          </table:table-cell>
          <table:table-cell office:value-type="string">
            <text:p>18355.0</text:p>
          </table:table-cell>
          <table:table-cell office:value-type="string">
            <text:p>9365.0</text:p>
          </table:table-cell>
          <table:table-cell office:value-type="string">
            <text:p>893.0</text:p>
          </table:table-cell>
          <table:table-cell office:value-type="string">
            <text:p>7381.0</text:p>
          </table:table-cell>
          <table:table-cell office:value-type="string">
            <text:p>140455</text:p>
          </table:table-cell>
          <table:table-cell office:value-type="string">
            <text:p>87835.1</text:p>
          </table:table-cell>
          <table:table-cell office:value-type="string">
            <text:p>2.53243</text:p>
          </table:table-cell>
          <table:table-cell office:value-type="string">
            <text:p>1135458.0</text:p>
          </table:table-cell>
          <table:table-cell office:value-type="string">
            <text:p>1124864.0</text:p>
          </table:table-cell>
          <table:table-cell office:value-type="string">
            <text:p>1125176.206934</text:p>
          </table:table-cell>
          <table:table-cell office:value-type="string">
            <text:p>484710.152258</text:p>
          </table:table-cell>
          <table:table-cell office:value-type="string">
            <text:p>993929.206934</text:p>
          </table:table-cell>
          <table:table-cell office:value-type="string">
            <text:p>986431.206934</text:p>
          </table:table-cell>
          <table:table-cell office:value-type="string">
            <text:p>1515027.117732</text:p>
          </table:table-cell>
        </table:table-row>
        <table:table-row>
          <table:table-cell office:value-type="string">
            <text:p>d01</text:p>
          </table:table-cell>
          <table:table-cell office:value-type="string">
            <text:p>3031.0</text:p>
          </table:table-cell>
          <table:table-cell office:value-type="string">
            <text:p>7273.0</text:p>
          </table:table-cell>
          <table:table-cell office:value-type="string">
            <text:p>4809.0</text:p>
          </table:table-cell>
          <table:table-cell office:value-type="string">
            <text:p>2035.0</text:p>
          </table:table-cell>
          <table:table-cell office:value-type="string">
            <text:p>9407.0</text:p>
          </table:table-cell>
          <table:table-cell office:value-type="string">
            <text:p>18888.0</text:p>
          </table:table-cell>
          <table:table-cell office:value-type="string">
            <text:p>11794.0</text:p>
          </table:table-cell>
          <table:table-cell office:value-type="string">
            <text:p>2608.0</text:p>
          </table:table-cell>
          <table:table-cell office:value-type="string">
            <text:p>15621.0</text:p>
          </table:table-cell>
          <table:table-cell office:value-type="string">
            <text:p>9022.0</text:p>
          </table:table-cell>
          <table:table-cell office:value-type="string">
            <text:p>9081.0</text:p>
          </table:table-cell>
          <table:table-cell office:value-type="string">
            <text:p>4950.0</text:p>
          </table:table-cell>
          <table:table-cell office:value-type="string">
            <text:p>16900.0</text:p>
          </table:table-cell>
          <table:table-cell office:value-type="string">
            <text:p>2244.0</text:p>
          </table:table-cell>
          <table:table-cell office:value-type="string">
            <text:p>4564.0</text:p>
          </table:table-cell>
          <table:table-cell office:value-type="string">
            <text:p>5290.0</text:p>
          </table:table-cell>
          <table:table-cell office:value-type="string">
            <text:p>2660.0</text:p>
          </table:table-cell>
          <table:table-cell office:value-type="string">
            <text:p>5141.0</text:p>
          </table:table-cell>
          <table:table-cell office:value-type="string">
            <text:p>3506.0</text:p>
          </table:table-cell>
          <table:table-cell office:value-type="string">
            <text:p>12581.0</text:p>
          </table:table-cell>
          <table:table-cell office:value-type="string">
            <text:p>4319.0</text:p>
          </table:table-cell>
          <table:table-cell office:value-type="string">
            <text:p>13775.0</text:p>
          </table:table-cell>
          <table:table-cell office:value-type="string">
            <text:p>10289.0</text:p>
          </table:table-cell>
          <table:table-cell office:value-type="string">
            <text:p>2499.0</text:p>
          </table:table-cell>
          <table:table-cell office:value-type="string">
            <text:p>11574.0</text:p>
          </table:table-cell>
          <table:table-cell office:value-type="string">
            <text:p>29120.0</text:p>
          </table:table-cell>
          <table:table-cell office:value-type="string">
            <text:p>12910.0</text:p>
          </table:table-cell>
          <table:table-cell office:value-type="string">
            <text:p>19892.0</text:p>
          </table:table-cell>
          <table:table-cell office:value-type="string">
            <text:p>9966.0</text:p>
          </table:table-cell>
          <table:table-cell office:value-type="string">
            <text:p>1087.0</text:p>
          </table:table-cell>
          <table:table-cell office:value-type="string">
            <text:p>7423.0</text:p>
          </table:table-cell>
          <table:table-cell office:value-type="string">
            <text:p>151487</text:p>
          </table:table-cell>
          <table:table-cell office:value-type="string">
            <text:p>96704.5</text:p>
          </table:table-cell>
          <table:table-cell office:value-type="string">
            <text:p>2.55311</text:p>
          </table:table-cell>
          <table:table-cell office:value-type="string">
            <text:p>1245564.0</text:p>
          </table:table-cell>
          <table:table-cell office:value-type="string">
            <text:p>1227971.0</text:p>
          </table:table-cell>
          <table:table-cell office:value-type="string">
            <text:p>1227031.46687</text:p>
          </table:table-cell>
          <table:table-cell office:value-type="string">
            <text:p>537374.01883</text:p>
          </table:table-cell>
          <table:table-cell office:value-type="string">
            <text:p>1086871.46687</text:p>
          </table:table-cell>
          <table:table-cell office:value-type="string">
            <text:p>1073006.46687</text:p>
          </table:table-cell>
          <table:table-cell office:value-type="string">
            <text:p>1614078.022667</text:p>
          </table:table-cell>
        </table:table-row>
        <table:table-row>
          <table:table-cell office:value-type="string">
            <text:p>d02</text:p>
          </table:table-cell>
          <table:table-cell office:value-type="string">
            <text:p>865.0</text:p>
          </table:table-cell>
          <table:table-cell office:value-type="string">
            <text:p>4479.0</text:p>
          </table:table-cell>
          <table:table-cell office:value-type="string">
            <text:p>1656.0</text:p>
          </table:table-cell>
          <table:table-cell office:value-type="string">
            <text:p>1981.0</text:p>
          </table:table-cell>
          <table:table-cell office:value-type="string">
            <text:p>3420.0</text:p>
          </table:table-cell>
          <table:table-cell office:value-type="string">
            <text:p>6008.0</text:p>
          </table:table-cell>
          <table:table-cell office:value-type="string">
            <text:p>6448.0</text:p>
          </table:table-cell>
          <table:table-cell office:value-type="string">
            <text:p>561.0</text:p>
          </table:table-cell>
          <table:table-cell office:value-type="string">
            <text:p>5954.0</text:p>
          </table:table-cell>
          <table:table-cell office:value-type="string">
            <text:p>5873.0</text:p>
          </table:table-cell>
          <table:table-cell office:value-type="string">
            <text:p>3160.0</text:p>
          </table:table-cell>
          <table:table-cell office:value-type="string">
            <text:p>2246.0</text:p>
          </table:table-cell>
          <table:table-cell office:value-type="string">
            <text:p>6543.0</text:p>
          </table:table-cell>
          <table:table-cell office:value-type="string">
            <text:p>1710.0</text:p>
          </table:table-cell>
          <table:table-cell office:value-type="string">
            <text:p>1849.0</text:p>
          </table:table-cell>
          <table:table-cell office:value-type="string">
            <text:p>2489.0</text:p>
          </table:table-cell>
          <table:table-cell office:value-type="string">
            <text:p>1226.0</text:p>
          </table:table-cell>
          <table:table-cell office:value-type="string">
            <text:p>3034.0</text:p>
          </table:table-cell>
          <table:table-cell office:value-type="string">
            <text:p>863.0</text:p>
          </table:table-cell>
          <table:table-cell office:value-type="string">
            <text:p>6988.0</text:p>
          </table:table-cell>
          <table:table-cell office:value-type="string">
            <text:p>1245.0</text:p>
          </table:table-cell>
          <table:table-cell office:value-type="string">
            <text:p>5644.0</text:p>
          </table:table-cell>
          <table:table-cell office:value-type="string">
            <text:p>2861.0</text:p>
          </table:table-cell>
          <table:table-cell office:value-type="string">
            <text:p>1240.0</text:p>
          </table:table-cell>
          <table:table-cell office:value-type="string">
            <text:p>6034.0</text:p>
          </table:table-cell>
          <table:table-cell office:value-type="string">
            <text:p>16014.0</text:p>
          </table:table-cell>
          <table:table-cell office:value-type="string">
            <text:p>8179.0</text:p>
          </table:table-cell>
          <table:table-cell office:value-type="string">
            <text:p>8632.0</text:p>
          </table:table-cell>
          <table:table-cell office:value-type="string">
            <text:p>4154.0</text:p>
          </table:table-cell>
          <table:table-cell office:value-type="string">
            <text:p>207.0</text:p>
          </table:table-cell>
          <table:table-cell office:value-type="string">
            <text:p>2066.0</text:p>
          </table:table-cell>
          <table:table-cell office:value-type="string">
            <text:p>105063</text:p>
          </table:table-cell>
          <table:table-cell office:value-type="string">
            <text:p>75986.2</text:p>
          </table:table-cell>
          <table:table-cell office:value-type="string">
            <text:p>1.69259</text:p>
          </table:table-cell>
          <table:table-cell office:value-type="string">
            <text:p>1170718.0</text:p>
          </table:table-cell>
          <table:table-cell office:value-type="string">
            <text:p>1155806.0</text:p>
          </table:table-cell>
          <table:table-cell office:value-type="string">
            <text:p>1158916.740936</text:p>
          </table:table-cell>
          <table:table-cell office:value-type="string">
            <text:p>240748.495945</text:p>
          </table:table-cell>
          <table:table-cell office:value-type="string">
            <text:p>1047641.740936</text:p>
          </table:table-cell>
          <table:table-cell office:value-type="string">
            <text:p>1035824.740936</text:p>
          </table:table-cell>
          <table:table-cell office:value-type="string">
            <text:p>1408886.053704</text:p>
          </table:table-cell>
        </table:table-row>
        <table:table-row>
          <table:table-cell office:value-type="string">
            <text:p>d03</text:p>
          </table:table-cell>
          <table:table-cell office:value-type="string">
            <text:p>2018.0</text:p>
          </table:table-cell>
          <table:table-cell office:value-type="string">
            <text:p>5719.0</text:p>
          </table:table-cell>
          <table:table-cell office:value-type="string">
            <text:p>4244.0</text:p>
          </table:table-cell>
          <table:table-cell office:value-type="string">
            <text:p>1821.0</text:p>
          </table:table-cell>
          <table:table-cell office:value-type="string">
            <text:p>9169.0</text:p>
          </table:table-cell>
          <table:table-cell office:value-type="string">
            <text:p>16883.0</text:p>
          </table:table-cell>
          <table:table-cell office:value-type="string">
            <text:p>13138.0</text:p>
          </table:table-cell>
          <table:table-cell office:value-type="string">
            <text:p>2752.0</text:p>
          </table:table-cell>
          <table:table-cell office:value-type="string">
            <text:p>12935.0</text:p>
          </table:table-cell>
          <table:table-cell office:value-type="string">
            <text:p>8367.0</text:p>
          </table:table-cell>
          <table:table-cell office:value-type="string">
            <text:p>7837.0</text:p>
          </table:table-cell>
          <table:table-cell office:value-type="string">
            <text:p>4274.0</text:p>
          </table:table-cell>
          <table:table-cell office:value-type="string">
            <text:p>17416.0</text:p>
          </table:table-cell>
          <table:table-cell office:value-type="string">
            <text:p>1792.0</text:p>
          </table:table-cell>
          <table:table-cell office:value-type="string">
            <text:p>3055.0</text:p>
          </table:table-cell>
          <table:table-cell office:value-type="string">
            <text:p>4300.0</text:p>
          </table:table-cell>
          <table:table-cell office:value-type="string">
            <text:p>2479.0</text:p>
          </table:table-cell>
          <table:table-cell office:value-type="string">
            <text:p>3988.0</text:p>
          </table:table-cell>
          <table:table-cell office:value-type="string">
            <text:p>2201.0</text:p>
          </table:table-cell>
          <table:table-cell office:value-type="string">
            <text:p>11282.0</text:p>
          </table:table-cell>
          <table:table-cell office:value-type="string">
            <text:p>3952.0</text:p>
          </table:table-cell>
          <table:table-cell office:value-type="string">
            <text:p>12934.0</text:p>
          </table:table-cell>
          <table:table-cell office:value-type="string">
            <text:p>11412.0</text:p>
          </table:table-cell>
          <table:table-cell office:value-type="string">
            <text:p>2315.0</text:p>
          </table:table-cell>
          <table:table-cell office:value-type="string">
            <text:p>11772.0</text:p>
          </table:table-cell>
          <table:table-cell office:value-type="string">
            <text:p>23584.0</text:p>
          </table:table-cell>
          <table:table-cell office:value-type="string">
            <text:p>13292.0</text:p>
          </table:table-cell>
          <table:table-cell office:value-type="string">
            <text:p>17846.0</text:p>
          </table:table-cell>
          <table:table-cell office:value-type="string">
            <text:p>10684.0</text:p>
          </table:table-cell>
          <table:table-cell office:value-type="string">
            <text:p>957.0</text:p>
          </table:table-cell>
          <table:table-cell office:value-type="string">
            <text:p>6615.0</text:p>
          </table:table-cell>
          <table:table-cell office:value-type="string">
            <text:p>164988</text:p>
          </table:table-cell>
          <table:table-cell office:value-type="string">
            <text:p>98307.1</text:p>
          </table:table-cell>
          <table:table-cell office:value-type="string">
            <text:p>2.4092</text:p>
          </table:table-cell>
          <table:table-cell office:value-type="string">
            <text:p>1219288.0</text:p>
          </table:table-cell>
          <table:table-cell office:value-type="string">
            <text:p>1199803.0</text:p>
          </table:table-cell>
          <table:table-cell office:value-type="string">
            <text:p>1199078.746228</text:p>
          </table:table-cell>
          <table:table-cell office:value-type="string">
            <text:p>498061.21957</text:p>
          </table:table-cell>
          <table:table-cell office:value-type="string">
            <text:p>1075642.746228</text:p>
          </table:table-cell>
          <table:table-cell office:value-type="string">
            <text:p>1060235.746228</text:p>
          </table:table-cell>
          <table:table-cell office:value-type="string">
            <text:p>1743416.54778</text:p>
          </table:table-cell>
        </table:table-row>
        <table:table-row>
          <table:table-cell office:value-type="string">
            <text:p>d04</text:p>
          </table:table-cell>
          <table:table-cell office:value-type="string">
            <text:p>980.0</text:p>
          </table:table-cell>
          <table:table-cell office:value-type="string">
            <text:p>3377.0</text:p>
          </table:table-cell>
          <table:table-cell office:value-type="string">
            <text:p>2205.0</text:p>
          </table:table-cell>
          <table:table-cell office:value-type="string">
            <text:p>1869.0</text:p>
          </table:table-cell>
          <table:table-cell office:value-type="string">
            <text:p>3389.0</text:p>
          </table:table-cell>
          <table:table-cell office:value-type="string">
            <text:p>7818.0</text:p>
          </table:table-cell>
          <table:table-cell office:value-type="string">
            <text:p>6192.0</text:p>
          </table:table-cell>
          <table:table-cell office:value-type="string">
            <text:p>1150.0</text:p>
          </table:table-cell>
          <table:table-cell office:value-type="string">
            <text:p>5991.0</text:p>
          </table:table-cell>
          <table:table-cell office:value-type="string">
            <text:p>5486.0</text:p>
          </table:table-cell>
          <table:table-cell office:value-type="string">
            <text:p>3385.0</text:p>
          </table:table-cell>
          <table:table-cell office:value-type="string">
            <text:p>2343.0</text:p>
          </table:table-cell>
          <table:table-cell office:value-type="string">
            <text:p>4687.0</text:p>
          </table:table-cell>
          <table:table-cell office:value-type="string">
            <text:p>1043.0</text:p>
          </table:table-cell>
          <table:table-cell office:value-type="string">
            <text:p>1950.0</text:p>
          </table:table-cell>
          <table:table-cell office:value-type="string">
            <text:p>3248.0</text:p>
          </table:table-cell>
          <table:table-cell office:value-type="string">
            <text:p>1089.0</text:p>
          </table:table-cell>
          <table:table-cell office:value-type="string">
            <text:p>4146.0</text:p>
          </table:table-cell>
          <table:table-cell office:value-type="string">
            <text:p>1247.0</text:p>
          </table:table-cell>
          <table:table-cell office:value-type="string">
            <text:p>8641.0</text:p>
          </table:table-cell>
          <table:table-cell office:value-type="string">
            <text:p>1034.0</text:p>
          </table:table-cell>
          <table:table-cell office:value-type="string">
            <text:p>7563.0</text:p>
          </table:table-cell>
          <table:table-cell office:value-type="string">
            <text:p>3221.0</text:p>
          </table:table-cell>
          <table:table-cell office:value-type="string">
            <text:p>1170.0</text:p>
          </table:table-cell>
          <table:table-cell office:value-type="string">
            <text:p>9865.0</text:p>
          </table:table-cell>
          <table:table-cell office:value-type="string">
            <text:p>17282.0</text:p>
          </table:table-cell>
          <table:table-cell office:value-type="string">
            <text:p>9247.0</text:p>
          </table:table-cell>
          <table:table-cell office:value-type="string">
            <text:p>10298.0</text:p>
          </table:table-cell>
          <table:table-cell office:value-type="string">
            <text:p>6867.0</text:p>
          </table:table-cell>
          <table:table-cell office:value-type="string">
            <text:p>473.0</text:p>
          </table:table-cell>
          <table:table-cell office:value-type="string">
            <text:p>2483.0</text:p>
          </table:table-cell>
          <table:table-cell office:value-type="string">
            <text:p>117234</text:p>
          </table:table-cell>
          <table:table-cell office:value-type="string">
            <text:p>84381.2</text:p>
          </table:table-cell>
          <table:table-cell office:value-type="string">
            <text:p>1.65178</text:p>
          </table:table-cell>
          <table:table-cell office:value-type="string">
            <text:p>1323275.0</text:p>
          </table:table-cell>
          <table:table-cell office:value-type="string">
            <text:p>1304404.0</text:p>
          </table:table-cell>
          <table:table-cell office:value-type="string">
            <text:p>1305358.645047</text:p>
          </table:table-cell>
          <table:table-cell office:value-type="string">
            <text:p>272812.303326</text:p>
          </table:table-cell>
          <table:table-cell office:value-type="string">
            <text:p>1190549.645047</text:p>
          </table:table-cell>
          <table:table-cell office:value-type="string">
            <text:p>1175900.645047</text:p>
          </table:table-cell>
          <table:table-cell office:value-type="string">
            <text:p>1545499.711217</text:p>
          </table:table-cell>
        </table:table-row>
        <table:table-row>
          <table:table-cell office:value-type="string">
            <text:p>d05</text:p>
          </table:table-cell>
          <table:table-cell office:value-type="string">
            <text:p>1946.0</text:p>
          </table:table-cell>
          <table:table-cell office:value-type="string">
            <text:p>4566.0</text:p>
          </table:table-cell>
          <table:table-cell office:value-type="string">
            <text:p>4391.0</text:p>
          </table:table-cell>
          <table:table-cell office:value-type="string">
            <text:p>1322.0</text:p>
          </table:table-cell>
          <table:table-cell office:value-type="string">
            <text:p>6561.0</text:p>
          </table:table-cell>
          <table:table-cell office:value-type="string">
            <text:p>10866.0</text:p>
          </table:table-cell>
          <table:table-cell office:value-type="string">
            <text:p>9561.0</text:p>
          </table:table-cell>
          <table:table-cell office:value-type="string">
            <text:p>2420.0</text:p>
          </table:table-cell>
          <table:table-cell office:value-type="string">
            <text:p>9765.0</text:p>
          </table:table-cell>
          <table:table-cell office:value-type="string">
            <text:p>6662.0</text:p>
          </table:table-cell>
          <table:table-cell office:value-type="string">
            <text:p>5377.0</text:p>
          </table:table-cell>
          <table:table-cell office:value-type="string">
            <text:p>2870.0</text:p>
          </table:table-cell>
          <table:table-cell office:value-type="string">
            <text:p>9813.0</text:p>
          </table:table-cell>
          <table:table-cell office:value-type="string">
            <text:p>1471.0</text:p>
          </table:table-cell>
          <table:table-cell office:value-type="string">
            <text:p>2737.0</text:p>
          </table:table-cell>
          <table:table-cell office:value-type="string">
            <text:p>3643.0</text:p>
          </table:table-cell>
          <table:table-cell office:value-type="string">
            <text:p>1352.0</text:p>
          </table:table-cell>
          <table:table-cell office:value-type="string">
            <text:p>3200.0</text:p>
          </table:table-cell>
          <table:table-cell office:value-type="string">
            <text:p>1957.0</text:p>
          </table:table-cell>
          <table:table-cell office:value-type="string">
            <text:p>7733.0</text:p>
          </table:table-cell>
          <table:table-cell office:value-type="string">
            <text:p>2113.0</text:p>
          </table:table-cell>
          <table:table-cell office:value-type="string">
            <text:p>9316.0</text:p>
          </table:table-cell>
          <table:table-cell office:value-type="string">
            <text:p>8526.0</text:p>
          </table:table-cell>
          <table:table-cell office:value-type="string">
            <text:p>1566.0</text:p>
          </table:table-cell>
          <table:table-cell office:value-type="string">
            <text:p>8126.0</text:p>
          </table:table-cell>
          <table:table-cell office:value-type="string">
            <text:p>19720.0</text:p>
          </table:table-cell>
          <table:table-cell office:value-type="string">
            <text:p>7317.0</text:p>
          </table:table-cell>
          <table:table-cell office:value-type="string">
            <text:p>13132.0</text:p>
          </table:table-cell>
          <table:table-cell office:value-type="string">
            <text:p>7779.0</text:p>
          </table:table-cell>
          <table:table-cell office:value-type="string">
            <text:p>1036.0</text:p>
          </table:table-cell>
          <table:table-cell office:value-type="string">
            <text:p>5676.0</text:p>
          </table:table-cell>
          <table:table-cell office:value-type="string">
            <text:p>128177</text:p>
          </table:table-cell>
          <table:table-cell office:value-type="string">
            <text:p>73776.2</text:p>
          </table:table-cell>
          <table:table-cell office:value-type="string">
            <text:p>2.38516</text:p>
          </table:table-cell>
          <table:table-cell office:value-type="string">
            <text:p>908108.0</text:p>
          </table:table-cell>
          <table:table-cell office:value-type="string">
            <text:p>877747.0</text:p>
          </table:table-cell>
          <table:table-cell office:value-type="string">
            <text:p>877370.144272</text:p>
          </table:table-cell>
          <table:table-cell office:value-type="string">
            <text:p>359794.434963</text:p>
          </table:table-cell>
          <table:table-cell office:value-type="string">
            <text:p>778650.144272</text:p>
          </table:table-cell>
          <table:table-cell office:value-type="string">
            <text:p>752706.144272</text:p>
          </table:table-cell>
          <table:table-cell office:value-type="string">
            <text:p>1316051.008567</text:p>
          </table:table-cell>
        </table:table-row>
        <table:table-row>
          <table:table-cell office:value-type="string">
            <text:p>d06</text:p>
          </table:table-cell>
          <table:table-cell office:value-type="string">
            <text:p>2497.0</text:p>
          </table:table-cell>
          <table:table-cell office:value-type="string">
            <text:p>5964.0</text:p>
          </table:table-cell>
          <table:table-cell office:value-type="string">
            <text:p>4429.0</text:p>
          </table:table-cell>
          <table:table-cell office:value-type="string">
            <text:p>1987.0</text:p>
          </table:table-cell>
          <table:table-cell office:value-type="string">
            <text:p>7641.0</text:p>
          </table:table-cell>
          <table:table-cell office:value-type="string">
            <text:p>14885.0</text:p>
          </table:table-cell>
          <table:table-cell office:value-type="string">
            <text:p>10470.0</text:p>
          </table:table-cell>
          <table:table-cell office:value-type="string">
            <text:p>2489.0</text:p>
          </table:table-cell>
          <table:table-cell office:value-type="string">
            <text:p>11058.0</text:p>
          </table:table-cell>
          <table:table-cell office:value-type="string">
            <text:p>9320.0</text:p>
          </table:table-cell>
          <table:table-cell office:value-type="string">
            <text:p>6396.0</text:p>
          </table:table-cell>
          <table:table-cell office:value-type="string">
            <text:p>4068.0</text:p>
          </table:table-cell>
          <table:table-cell office:value-type="string">
            <text:p>13664.0</text:p>
          </table:table-cell>
          <table:table-cell office:value-type="string">
            <text:p>1827.0</text:p>
          </table:table-cell>
          <table:table-cell office:value-type="string">
            <text:p>3553.0</text:p>
          </table:table-cell>
          <table:table-cell office:value-type="string">
            <text:p>4030.0</text:p>
          </table:table-cell>
          <table:table-cell office:value-type="string">
            <text:p>2241.0</text:p>
          </table:table-cell>
          <table:table-cell office:value-type="string">
            <text:p>5470.0</text:p>
          </table:table-cell>
          <table:table-cell office:value-type="string">
            <text:p>2266.0</text:p>
          </table:table-cell>
          <table:table-cell office:value-type="string">
            <text:p>8922.0</text:p>
          </table:table-cell>
          <table:table-cell office:value-type="string">
            <text:p>3431.0</text:p>
          </table:table-cell>
          <table:table-cell office:value-type="string">
            <text:p>12741.0</text:p>
          </table:table-cell>
          <table:table-cell office:value-type="string">
            <text:p>9908.0</text:p>
          </table:table-cell>
          <table:table-cell office:value-type="string">
            <text:p>2128.0</text:p>
          </table:table-cell>
          <table:table-cell office:value-type="string">
            <text:p>11084.0</text:p>
          </table:table-cell>
          <table:table-cell office:value-type="string">
            <text:p>27068.0</text:p>
          </table:table-cell>
          <table:table-cell office:value-type="string">
            <text:p>9321.0</text:p>
          </table:table-cell>
          <table:table-cell office:value-type="string">
            <text:p>16706.0</text:p>
          </table:table-cell>
          <table:table-cell office:value-type="string">
            <text:p>9828.0</text:p>
          </table:table-cell>
          <table:table-cell office:value-type="string">
            <text:p>982.0</text:p>
          </table:table-cell>
          <table:table-cell office:value-type="string">
            <text:p>6338.0</text:p>
          </table:table-cell>
          <table:table-cell office:value-type="string">
            <text:p>152389</text:p>
          </table:table-cell>
          <table:table-cell office:value-type="string">
            <text:p>87983.5</text:p>
          </table:table-cell>
          <table:table-cell office:value-type="string">
            <text:p>2.49865</text:p>
          </table:table-cell>
          <table:table-cell office:value-type="string">
            <text:p>1119151.0</text:p>
          </table:table-cell>
          <table:table-cell office:value-type="string">
            <text:p>1098888.0</text:p>
          </table:table-cell>
          <table:table-cell office:value-type="string">
            <text:p>1098669.363173</text:p>
          </table:table-cell>
          <table:table-cell office:value-type="string">
            <text:p>461773.622324</text:p>
          </table:table-cell>
          <table:table-cell office:value-type="string">
            <text:p>985980.363173</text:p>
          </table:table-cell>
          <table:table-cell office:value-type="string">
            <text:p>969566.363173</text:p>
          </table:table-cell>
          <table:table-cell office:value-type="string">
            <text:p>1601784.849252</text:p>
          </table:table-cell>
        </table:table-row>
        <table:table-row>
          <table:table-cell office:value-type="string">
            <text:p>d07</text:p>
          </table:table-cell>
          <table:table-cell office:value-type="string">
            <text:p>2866.0</text:p>
          </table:table-cell>
          <table:table-cell office:value-type="string">
            <text:p>6356.0</text:p>
          </table:table-cell>
          <table:table-cell office:value-type="string">
            <text:p>3738.0</text:p>
          </table:table-cell>
          <table:table-cell office:value-type="string">
            <text:p>1281.0</text:p>
          </table:table-cell>
          <table:table-cell office:value-type="string">
            <text:p>8639.0</text:p>
          </table:table-cell>
          <table:table-cell office:value-type="string">
            <text:p>14669.0</text:p>
          </table:table-cell>
          <table:table-cell office:value-type="string">
            <text:p>11039.0</text:p>
          </table:table-cell>
          <table:table-cell office:value-type="string">
            <text:p>2337.0</text:p>
          </table:table-cell>
          <table:table-cell office:value-type="string">
            <text:p>11648.0</text:p>
          </table:table-cell>
          <table:table-cell office:value-type="string">
            <text:p>10009.0</text:p>
          </table:table-cell>
          <table:table-cell office:value-type="string">
            <text:p>5914.0</text:p>
          </table:table-cell>
          <table:table-cell office:value-type="string">
            <text:p>4624.0</text:p>
          </table:table-cell>
          <table:table-cell office:value-type="string">
            <text:p>13693.0</text:p>
          </table:table-cell>
          <table:table-cell office:value-type="string">
            <text:p>1698.0</text:p>
          </table:table-cell>
          <table:table-cell office:value-type="string">
            <text:p>4172.0</text:p>
          </table:table-cell>
          <table:table-cell office:value-type="string">
            <text:p>3351.0</text:p>
          </table:table-cell>
          <table:table-cell office:value-type="string">
            <text:p>2379.0</text:p>
          </table:table-cell>
          <table:table-cell office:value-type="string">
            <text:p>3621.0</text:p>
          </table:table-cell>
          <table:table-cell office:value-type="string">
            <text:p>1506.0</text:p>
          </table:table-cell>
          <table:table-cell office:value-type="string">
            <text:p>12105.0</text:p>
          </table:table-cell>
          <table:table-cell office:value-type="string">
            <text:p>4616.0</text:p>
          </table:table-cell>
          <table:table-cell office:value-type="string">
            <text:p>13860.0</text:p>
          </table:table-cell>
          <table:table-cell office:value-type="string">
            <text:p>9846.0</text:p>
          </table:table-cell>
          <table:table-cell office:value-type="string">
            <text:p>2217.0</text:p>
          </table:table-cell>
          <table:table-cell office:value-type="string">
            <text:p>11025.0</text:p>
          </table:table-cell>
          <table:table-cell office:value-type="string">
            <text:p>25722.0</text:p>
          </table:table-cell>
          <table:table-cell office:value-type="string">
            <text:p>11038.0</text:p>
          </table:table-cell>
          <table:table-cell office:value-type="string">
            <text:p>15923.0</text:p>
          </table:table-cell>
          <table:table-cell office:value-type="string">
            <text:p>10425.0</text:p>
          </table:table-cell>
          <table:table-cell office:value-type="string">
            <text:p>1124.0</text:p>
          </table:table-cell>
          <table:table-cell office:value-type="string">
            <text:p>6569.0</text:p>
          </table:table-cell>
          <table:table-cell office:value-type="string">
            <text:p>149087</text:p>
          </table:table-cell>
          <table:table-cell office:value-type="string">
            <text:p>91390.6</text:p>
          </table:table-cell>
          <table:table-cell office:value-type="string">
            <text:p>2.42405</text:p>
          </table:table-cell>
          <table:table-cell office:value-type="string">
            <text:p>1210952.0</text:p>
          </table:table-cell>
          <table:table-cell office:value-type="string">
            <text:p>1199016.0</text:p>
          </table:table-cell>
          <table:table-cell office:value-type="string">
            <text:p>1199480.085657</text:p>
          </table:table-cell>
          <table:table-cell office:value-type="string">
            <text:p>468799.600707</text:p>
          </table:table-cell>
          <table:table-cell office:value-type="string">
            <text:p>1057126.085657</text:p>
          </table:table-cell>
          <table:table-cell office:value-type="string">
            <text:p>1049012.085657</text:p>
          </table:table-cell>
          <table:table-cell office:value-type="string">
            <text:p>1696829.755205</text:p>
          </table:table-cell>
        </table:table-row>
        <table:table-row>
          <table:table-cell office:value-type="string">
            <text:p>d08</text:p>
          </table:table-cell>
          <table:table-cell office:value-type="string">
            <text:p>2670.0</text:p>
          </table:table-cell>
          <table:table-cell office:value-type="string">
            <text:p>6295.0</text:p>
          </table:table-cell>
          <table:table-cell office:value-type="string">
            <text:p>3931.0</text:p>
          </table:table-cell>
          <table:table-cell office:value-type="string">
            <text:p>1311.0</text:p>
          </table:table-cell>
          <table:table-cell office:value-type="string">
            <text:p>8078.0</text:p>
          </table:table-cell>
          <table:table-cell office:value-type="string">
            <text:p>13920.0</text:p>
          </table:table-cell>
          <table:table-cell office:value-type="string">
            <text:p>11138.0</text:p>
          </table:table-cell>
          <table:table-cell office:value-type="string">
            <text:p>2589.0</text:p>
          </table:table-cell>
          <table:table-cell office:value-type="string">
            <text:p>10440.0</text:p>
          </table:table-cell>
          <table:table-cell office:value-type="string">
            <text:p>7643.0</text:p>
          </table:table-cell>
          <table:table-cell office:value-type="string">
            <text:p>6798.0</text:p>
          </table:table-cell>
          <table:table-cell office:value-type="string">
            <text:p>3950.0</text:p>
          </table:table-cell>
          <table:table-cell office:value-type="string">
            <text:p>14284.0</text:p>
          </table:table-cell>
          <table:table-cell office:value-type="string">
            <text:p>2056.0</text:p>
          </table:table-cell>
          <table:table-cell office:value-type="string">
            <text:p>3993.0</text:p>
          </table:table-cell>
          <table:table-cell office:value-type="string">
            <text:p>5424.0</text:p>
          </table:table-cell>
          <table:table-cell office:value-type="string">
            <text:p>2383.0</text:p>
          </table:table-cell>
          <table:table-cell office:value-type="string">
            <text:p>4508.0</text:p>
          </table:table-cell>
          <table:table-cell office:value-type="string">
            <text:p>2768.0</text:p>
          </table:table-cell>
          <table:table-cell office:value-type="string">
            <text:p>9509.0</text:p>
          </table:table-cell>
          <table:table-cell office:value-type="string">
            <text:p>3436.0</text:p>
          </table:table-cell>
          <table:table-cell office:value-type="string">
            <text:p>11523.0</text:p>
          </table:table-cell>
          <table:table-cell office:value-type="string">
            <text:p>10000.0</text:p>
          </table:table-cell>
          <table:table-cell office:value-type="string">
            <text:p>1950.0</text:p>
          </table:table-cell>
          <table:table-cell office:value-type="string">
            <text:p>11455.0</text:p>
          </table:table-cell>
          <table:table-cell office:value-type="string">
            <text:p>22286.0</text:p>
          </table:table-cell>
          <table:table-cell office:value-type="string">
            <text:p>9835.0</text:p>
          </table:table-cell>
          <table:table-cell office:value-type="string">
            <text:p>14810.0</text:p>
          </table:table-cell>
          <table:table-cell office:value-type="string">
            <text:p>9022.0</text:p>
          </table:table-cell>
          <table:table-cell office:value-type="string">
            <text:p>1054.0</text:p>
          </table:table-cell>
          <table:table-cell office:value-type="string">
            <text:p>6337.0</text:p>
          </table:table-cell>
          <table:table-cell office:value-type="string">
            <text:p>142526</text:p>
          </table:table-cell>
          <table:table-cell office:value-type="string">
            <text:p>84758.8</text:p>
          </table:table-cell>
          <table:table-cell office:value-type="string">
            <text:p>2.47971</text:p>
          </table:table-cell>
          <table:table-cell office:value-type="string">
            <text:p>1062839.0</text:p>
          </table:table-cell>
          <table:table-cell office:value-type="string">
            <text:p>1042201.0</text:p>
          </table:table-cell>
          <table:table-cell office:value-type="string">
            <text:p>1041071.826308</text:p>
          </table:table-cell>
          <table:table-cell office:value-type="string">
            <text:p>445286.466419</text:p>
          </table:table-cell>
          <table:table-cell office:value-type="string">
            <text:p>938448.826308</text:p>
          </table:table-cell>
          <table:table-cell office:value-type="string">
            <text:p>921734.826308</text:p>
          </table:table-cell>
          <table:table-cell office:value-type="string">
            <text:p>1534923.925027</text:p>
          </table:table-cell>
        </table:table-row>
        <table:table-row>
          <table:table-cell office:value-type="string">
            <text:p>d09</text:p>
          </table:table-cell>
          <table:table-cell office:value-type="string">
            <text:p>2035.0</text:p>
          </table:table-cell>
          <table:table-cell office:value-type="string">
            <text:p>4688.0</text:p>
          </table:table-cell>
          <table:table-cell office:value-type="string">
            <text:p>4531.0</text:p>
          </table:table-cell>
          <table:table-cell office:value-type="string">
            <text:p>1547.0</text:p>
          </table:table-cell>
          <table:table-cell office:value-type="string">
            <text:p>7402.0</text:p>
          </table:table-cell>
          <table:table-cell office:value-type="string">
            <text:p>11028.0</text:p>
          </table:table-cell>
          <table:table-cell office:value-type="string">
            <text:p>11247.0</text:p>
          </table:table-cell>
          <table:table-cell office:value-type="string">
            <text:p>1874.0</text:p>
          </table:table-cell>
          <table:table-cell office:value-type="string">
            <text:p>12148.0</text:p>
          </table:table-cell>
          <table:table-cell office:value-type="string">
            <text:p>7611.0</text:p>
          </table:table-cell>
          <table:table-cell office:value-type="string">
            <text:p>6549.0</text:p>
          </table:table-cell>
          <table:table-cell office:value-type="string">
            <text:p>3946.0</text:p>
          </table:table-cell>
          <table:table-cell office:value-type="string">
            <text:p>10505.0</text:p>
          </table:table-cell>
          <table:table-cell office:value-type="string">
            <text:p>1890.0</text:p>
          </table:table-cell>
          <table:table-cell office:value-type="string">
            <text:p>3753.0</text:p>
          </table:table-cell>
          <table:table-cell office:value-type="string">
            <text:p>3675.0</text:p>
          </table:table-cell>
          <table:table-cell office:value-type="string">
            <text:p>1735.0</text:p>
          </table:table-cell>
          <table:table-cell office:value-type="string">
            <text:p>2843.0</text:p>
          </table:table-cell>
          <table:table-cell office:value-type="string">
            <text:p>2093.0</text:p>
          </table:table-cell>
          <table:table-cell office:value-type="string">
            <text:p>8703.0</text:p>
          </table:table-cell>
          <table:table-cell office:value-type="string">
            <text:p>2804.0</text:p>
          </table:table-cell>
          <table:table-cell office:value-type="string">
            <text:p>10975.0</text:p>
          </table:table-cell>
          <table:table-cell office:value-type="string">
            <text:p>9712.0</text:p>
          </table:table-cell>
          <table:table-cell office:value-type="string">
            <text:p>2142.0</text:p>
          </table:table-cell>
          <table:table-cell office:value-type="string">
            <text:p>12509.0</text:p>
          </table:table-cell>
          <table:table-cell office:value-type="string">
            <text:p>21405.0</text:p>
          </table:table-cell>
          <table:table-cell office:value-type="string">
            <text:p>10590.0</text:p>
          </table:table-cell>
          <table:table-cell office:value-type="string">
            <text:p>13734.0</text:p>
          </table:table-cell>
          <table:table-cell office:value-type="string">
            <text:p>7933.0</text:p>
          </table:table-cell>
          <table:table-cell office:value-type="string">
            <text:p>993.0</text:p>
          </table:table-cell>
          <table:table-cell office:value-type="string">
            <text:p>4857.0</text:p>
          </table:table-cell>
          <table:table-cell office:value-type="string">
            <text:p>130112</text:p>
          </table:table-cell>
          <table:table-cell office:value-type="string">
            <text:p>79764.1</text:p>
          </table:table-cell>
          <table:table-cell office:value-type="string">
            <text:p>2.42723</text:p>
          </table:table-cell>
          <table:table-cell office:value-type="string">
            <text:p>1013981.0</text:p>
          </table:table-cell>
          <table:table-cell office:value-type="string">
            <text:p>998423.0</text:p>
          </table:table-cell>
          <table:table-cell office:value-type="string">
            <text:p>997967.910493</text:p>
          </table:table-cell>
          <table:table-cell office:value-type="string">
            <text:p>409352.382031</text:p>
          </table:table-cell>
          <table:table-cell office:value-type="string">
            <text:p>889975.910493</text:p>
          </table:table-cell>
          <table:table-cell office:value-type="string">
            <text:p>877306.910493</text:p>
          </table:table-cell>
          <table:table-cell office:value-type="string">
            <text:p>1400478.590673</text:p>
          </table:table-cell>
        </table:table-row>
        <table:table-row>
          <table:table-cell office:value-type="string">
            <text:p>d10</text:p>
          </table:table-cell>
          <table:table-cell office:value-type="string">
            <text:p>2548.0</text:p>
          </table:table-cell>
          <table:table-cell office:value-type="string">
            <text:p>6089.0</text:p>
          </table:table-cell>
          <table:table-cell office:value-type="string">
            <text:p>4630.0</text:p>
          </table:table-cell>
          <table:table-cell office:value-type="string">
            <text:p>1868.0</text:p>
          </table:table-cell>
          <table:table-cell office:value-type="string">
            <text:p>9159.0</text:p>
          </table:table-cell>
          <table:table-cell office:value-type="string">
            <text:p>16857.0</text:p>
          </table:table-cell>
          <table:table-cell office:value-type="string">
            <text:p>12546.0</text:p>
          </table:table-cell>
          <table:table-cell office:value-type="string">
            <text:p>2541.0</text:p>
          </table:table-cell>
          <table:table-cell office:value-type="string">
            <text:p>9607.0</text:p>
          </table:table-cell>
          <table:table-cell office:value-type="string">
            <text:p>9153.0</text:p>
          </table:table-cell>
          <table:table-cell office:value-type="string">
            <text:p>7938.0</text:p>
          </table:table-cell>
          <table:table-cell office:value-type="string">
            <text:p>4514.0</text:p>
          </table:table-cell>
          <table:table-cell office:value-type="string">
            <text:p>15801.0</text:p>
          </table:table-cell>
          <table:table-cell office:value-type="string">
            <text:p>2968.0</text:p>
          </table:table-cell>
          <table:table-cell office:value-type="string">
            <text:p>4480.0</text:p>
          </table:table-cell>
          <table:table-cell office:value-type="string">
            <text:p>4349.0</text:p>
          </table:table-cell>
          <table:table-cell office:value-type="string">
            <text:p>2444.0</text:p>
          </table:table-cell>
          <table:table-cell office:value-type="string">
            <text:p>4693.0</text:p>
          </table:table-cell>
          <table:table-cell office:value-type="string">
            <text:p>2313.0</text:p>
          </table:table-cell>
          <table:table-cell office:value-type="string">
            <text:p>10555.0</text:p>
          </table:table-cell>
          <table:table-cell office:value-type="string">
            <text:p>4086.0</text:p>
          </table:table-cell>
          <table:table-cell office:value-type="string">
            <text:p>13436.0</text:p>
          </table:table-cell>
          <table:table-cell office:value-type="string">
            <text:p>10714.0</text:p>
          </table:table-cell>
          <table:table-cell office:value-type="string">
            <text:p>2188.0</text:p>
          </table:table-cell>
          <table:table-cell office:value-type="string">
            <text:p>14382.0</text:p>
          </table:table-cell>
          <table:table-cell office:value-type="string">
            <text:p>30363.0</text:p>
          </table:table-cell>
          <table:table-cell office:value-type="string">
            <text:p>10893.0</text:p>
          </table:table-cell>
          <table:table-cell office:value-type="string">
            <text:p>16465.0</text:p>
          </table:table-cell>
          <table:table-cell office:value-type="string">
            <text:p>9887.0</text:p>
          </table:table-cell>
          <table:table-cell office:value-type="string">
            <text:p>928.0</text:p>
          </table:table-cell>
          <table:table-cell office:value-type="string">
            <text:p>6714.0</text:p>
          </table:table-cell>
          <table:table-cell office:value-type="string">
            <text:p>143395</text:p>
          </table:table-cell>
          <table:table-cell office:value-type="string">
            <text:p>88593.5</text:p>
          </table:table-cell>
          <table:table-cell office:value-type="string">
            <text:p>2.63231</text:p>
          </table:table-cell>
          <table:table-cell office:value-type="string">
            <text:p>1177277.0</text:p>
          </table:table-cell>
          <table:table-cell office:value-type="string">
            <text:p>1162851.0</text:p>
          </table:table-cell>
          <table:table-cell office:value-type="string">
            <text:p>1163317.319085</text:p>
          </table:table-cell>
          <table:table-cell office:value-type="string">
            <text:p>510298.247966</text:p>
          </table:table-cell>
          <table:table-cell office:value-type="string">
            <text:p>1033505.319085</text:p>
          </table:table-cell>
          <table:table-cell office:value-type="string">
            <text:p>1024085.319085</text:p>
          </table:table-cell>
          <table:table-cell office:value-type="string">
            <text:p>1664816.725008</text:p>
          </table:table-cell>
        </table:table-row>
        <table:table-row>
          <table:table-cell office:value-type="string">
            <text:p>d11</text:p>
          </table:table-cell>
          <table:table-cell office:value-type="string">
            <text:p>1629.0</text:p>
          </table:table-cell>
          <table:table-cell office:value-type="string">
            <text:p>6231.0</text:p>
          </table:table-cell>
          <table:table-cell office:value-type="string">
            <text:p>3728.0</text:p>
          </table:table-cell>
          <table:table-cell office:value-type="string">
            <text:p>1742.0</text:p>
          </table:table-cell>
          <table:table-cell office:value-type="string">
            <text:p>7401.0</text:p>
          </table:table-cell>
          <table:table-cell office:value-type="string">
            <text:p>13657.0</text:p>
          </table:table-cell>
          <table:table-cell office:value-type="string">
            <text:p>11971.0</text:p>
          </table:table-cell>
          <table:table-cell office:value-type="string">
            <text:p>2093.0</text:p>
          </table:table-cell>
          <table:table-cell office:value-type="string">
            <text:p>11795.0</text:p>
          </table:table-cell>
          <table:table-cell office:value-type="string">
            <text:p>7993.0</text:p>
          </table:table-cell>
          <table:table-cell office:value-type="string">
            <text:p>6227.0</text:p>
          </table:table-cell>
          <table:table-cell office:value-type="string">
            <text:p>4129.0</text:p>
          </table:table-cell>
          <table:table-cell office:value-type="string">
            <text:p>12795.0</text:p>
          </table:table-cell>
          <table:table-cell office:value-type="string">
            <text:p>1849.0</text:p>
          </table:table-cell>
          <table:table-cell office:value-type="string">
            <text:p>4005.0</text:p>
          </table:table-cell>
          <table:table-cell office:value-type="string">
            <text:p>4775.0</text:p>
          </table:table-cell>
          <table:table-cell office:value-type="string">
            <text:p>2273.0</text:p>
          </table:table-cell>
          <table:table-cell office:value-type="string">
            <text:p>4133.0</text:p>
          </table:table-cell>
          <table:table-cell office:value-type="string">
            <text:p>1657.0</text:p>
          </table:table-cell>
          <table:table-cell office:value-type="string">
            <text:p>10425.0</text:p>
          </table:table-cell>
          <table:table-cell office:value-type="string">
            <text:p>2494.0</text:p>
          </table:table-cell>
          <table:table-cell office:value-type="string">
            <text:p>11047.0</text:p>
          </table:table-cell>
          <table:table-cell office:value-type="string">
            <text:p>9602.0</text:p>
          </table:table-cell>
          <table:table-cell office:value-type="string">
            <text:p>2281.0</text:p>
          </table:table-cell>
          <table:table-cell office:value-type="string">
            <text:p>11397.0</text:p>
          </table:table-cell>
          <table:table-cell office:value-type="string">
            <text:p>24293.0</text:p>
          </table:table-cell>
          <table:table-cell office:value-type="string">
            <text:p>11532.0</text:p>
          </table:table-cell>
          <table:table-cell office:value-type="string">
            <text:p>16616.0</text:p>
          </table:table-cell>
          <table:table-cell office:value-type="string">
            <text:p>9221.0</text:p>
          </table:table-cell>
          <table:table-cell office:value-type="string">
            <text:p>980.0</text:p>
          </table:table-cell>
          <table:table-cell office:value-type="string">
            <text:p>6455.0</text:p>
          </table:table-cell>
          <table:table-cell office:value-type="string">
            <text:p>143192</text:p>
          </table:table-cell>
          <table:table-cell office:value-type="string">
            <text:p>87539.0</text:p>
          </table:table-cell>
          <table:table-cell office:value-type="string">
            <text:p>2.43065</text:p>
          </table:table-cell>
          <table:table-cell office:value-type="string">
            <text:p>1126369.0</text:p>
          </table:table-cell>
          <table:table-cell office:value-type="string">
            <text:p>1108176.0</text:p>
          </table:table-cell>
          <table:table-cell office:value-type="string">
            <text:p>1105900.637816</text:p>
          </table:table-cell>
          <table:table-cell office:value-type="string">
            <text:p>452603.934501</text:p>
          </table:table-cell>
          <table:table-cell office:value-type="string">
            <text:p>987220.637816</text:p>
          </table:table-cell>
          <table:table-cell office:value-type="string">
            <text:p>971874.637816</text:p>
          </table:table-cell>
          <table:table-cell office:value-type="string">
            <text:p>1523851.481498</text:p>
          </table:table-cell>
        </table:table-row>
        <table:table-row>
          <table:table-cell office:value-type="string">
            <text:p>d12</text:p>
          </table:table-cell>
          <table:table-cell office:value-type="string">
            <text:p>748.0</text:p>
          </table:table-cell>
          <table:table-cell office:value-type="string">
            <text:p>5507.0</text:p>
          </table:table-cell>
          <table:table-cell office:value-type="string">
            <text:p>2299.0</text:p>
          </table:table-cell>
          <table:table-cell office:value-type="string">
            <text:p>1939.0</text:p>
          </table:table-cell>
          <table:table-cell office:value-type="string">
            <text:p>4128.0</text:p>
          </table:table-cell>
          <table:table-cell office:value-type="string">
            <text:p>8302.0</text:p>
          </table:table-cell>
          <table:table-cell office:value-type="string">
            <text:p>8725.0</text:p>
          </table:table-cell>
          <table:table-cell office:value-type="string">
            <text:p>1601.0</text:p>
          </table:table-cell>
          <table:table-cell office:value-type="string">
            <text:p>6300.0</text:p>
          </table:table-cell>
          <table:table-cell office:value-type="string">
            <text:p>4993.0</text:p>
          </table:table-cell>
          <table:table-cell office:value-type="string">
            <text:p>2912.0</text:p>
          </table:table-cell>
          <table:table-cell office:value-type="string">
            <text:p>2949.0</text:p>
          </table:table-cell>
          <table:table-cell office:value-type="string">
            <text:p>7277.0</text:p>
          </table:table-cell>
          <table:table-cell office:value-type="string">
            <text:p>1379.0</text:p>
          </table:table-cell>
          <table:table-cell office:value-type="string">
            <text:p>2658.0</text:p>
          </table:table-cell>
          <table:table-cell office:value-type="string">
            <text:p>2174.0</text:p>
          </table:table-cell>
          <table:table-cell office:value-type="string">
            <text:p>1327.0</text:p>
          </table:table-cell>
          <table:table-cell office:value-type="string">
            <text:p>3584.0</text:p>
          </table:table-cell>
          <table:table-cell office:value-type="string">
            <text:p>675.0</text:p>
          </table:table-cell>
          <table:table-cell office:value-type="string">
            <text:p>10815.0</text:p>
          </table:table-cell>
          <table:table-cell office:value-type="string">
            <text:p>1065.0</text:p>
          </table:table-cell>
          <table:table-cell office:value-type="string">
            <text:p>9604.0</text:p>
          </table:table-cell>
          <table:table-cell office:value-type="string">
            <text:p>5209.0</text:p>
          </table:table-cell>
          <table:table-cell office:value-type="string">
            <text:p>774.0</text:p>
          </table:table-cell>
          <table:table-cell office:value-type="string">
            <text:p>9641.0</text:p>
          </table:table-cell>
          <table:table-cell office:value-type="string">
            <text:p>20231.0</text:p>
          </table:table-cell>
          <table:table-cell office:value-type="string">
            <text:p>9844.0</text:p>
          </table:table-cell>
          <table:table-cell office:value-type="string">
            <text:p>9725.0</text:p>
          </table:table-cell>
          <table:table-cell office:value-type="string">
            <text:p>5688.0</text:p>
          </table:table-cell>
          <table:table-cell office:value-type="string">
            <text:p>300.0</text:p>
          </table:table-cell>
          <table:table-cell office:value-type="string">
            <text:p>2342.0</text:p>
          </table:table-cell>
          <table:table-cell office:value-type="string">
            <text:p>127631</text:p>
          </table:table-cell>
          <table:table-cell office:value-type="string">
            <text:p>92423.7</text:p>
          </table:table-cell>
          <table:table-cell office:value-type="string">
            <text:p>1.63477</text:p>
          </table:table-cell>
          <table:table-cell office:value-type="string">
            <text:p>1302070.0</text:p>
          </table:table-cell>
          <table:table-cell office:value-type="string">
            <text:p>1264752.0</text:p>
          </table:table-cell>
          <table:table-cell office:value-type="string">
            <text:p>1267295.340842</text:p>
          </table:table-cell>
          <table:table-cell office:value-type="string">
            <text:p>296967.766325</text:p>
          </table:table-cell>
          <table:table-cell office:value-type="string">
            <text:p>1170388.340842</text:p>
          </table:table-cell>
          <table:table-cell office:value-type="string">
            <text:p>1139223.340842</text:p>
          </table:table-cell>
          <table:table-cell office:value-type="string">
            <text:p>1545253.759211</text:p>
          </table:table-cell>
        </table:table-row>
        <table:table-row>
          <table:table-cell office:value-type="string">
            <text:p>d13</text:p>
          </table:table-cell>
          <table:table-cell office:value-type="string">
            <text:p>1543.0</text:p>
          </table:table-cell>
          <table:table-cell office:value-type="string">
            <text:p>5938.0</text:p>
          </table:table-cell>
          <table:table-cell office:value-type="string">
            <text:p>4041.0</text:p>
          </table:table-cell>
          <table:table-cell office:value-type="string">
            <text:p>1778.0</text:p>
          </table:table-cell>
          <table:table-cell office:value-type="string">
            <text:p>6406.0</text:p>
          </table:table-cell>
          <table:table-cell office:value-type="string">
            <text:p>12337.0</text:p>
          </table:table-cell>
          <table:table-cell office:value-type="string">
            <text:p>11259.0</text:p>
          </table:table-cell>
          <table:table-cell office:value-type="string">
            <text:p>2445.0</text:p>
          </table:table-cell>
          <table:table-cell office:value-type="string">
            <text:p>11921.0</text:p>
          </table:table-cell>
          <table:table-cell office:value-type="string">
            <text:p>8485.0</text:p>
          </table:table-cell>
          <table:table-cell office:value-type="string">
            <text:p>5529.0</text:p>
          </table:table-cell>
          <table:table-cell office:value-type="string">
            <text:p>3650.0</text:p>
          </table:table-cell>
          <table:table-cell office:value-type="string">
            <text:p>10926.0</text:p>
          </table:table-cell>
          <table:table-cell office:value-type="string">
            <text:p>1605.0</text:p>
          </table:table-cell>
          <table:table-cell office:value-type="string">
            <text:p>3034.0</text:p>
          </table:table-cell>
          <table:table-cell office:value-type="string">
            <text:p>3529.0</text:p>
          </table:table-cell>
          <table:table-cell office:value-type="string">
            <text:p>1870.0</text:p>
          </table:table-cell>
          <table:table-cell office:value-type="string">
            <text:p>3072.0</text:p>
          </table:table-cell>
          <table:table-cell office:value-type="string">
            <text:p>2149.0</text:p>
          </table:table-cell>
          <table:table-cell office:value-type="string">
            <text:p>9545.0</text:p>
          </table:table-cell>
          <table:table-cell office:value-type="string">
            <text:p>2329.0</text:p>
          </table:table-cell>
          <table:table-cell office:value-type="string">
            <text:p>9342.0</text:p>
          </table:table-cell>
          <table:table-cell office:value-type="string">
            <text:p>8766.0</text:p>
          </table:table-cell>
          <table:table-cell office:value-type="string">
            <text:p>2148.0</text:p>
          </table:table-cell>
          <table:table-cell office:value-type="string">
            <text:p>8541.0</text:p>
          </table:table-cell>
          <table:table-cell office:value-type="string">
            <text:p>20372.0</text:p>
          </table:table-cell>
          <table:table-cell office:value-type="string">
            <text:p>8027.0</text:p>
          </table:table-cell>
          <table:table-cell office:value-type="string">
            <text:p>14626.0</text:p>
          </table:table-cell>
          <table:table-cell office:value-type="string">
            <text:p>7973.0</text:p>
          </table:table-cell>
          <table:table-cell office:value-type="string">
            <text:p>658.0</text:p>
          </table:table-cell>
          <table:table-cell office:value-type="string">
            <text:p>5127.0</text:p>
          </table:table-cell>
          <table:table-cell office:value-type="string">
            <text:p>152944</text:p>
          </table:table-cell>
          <table:table-cell office:value-type="string">
            <text:p>105349.0</text:p>
          </table:table-cell>
          <table:table-cell office:value-type="string">
            <text:p>1.96838</text:p>
          </table:table-cell>
          <table:table-cell office:value-type="string">
            <text:p>1238839.0</text:p>
          </table:table-cell>
          <table:table-cell office:value-type="string">
            <text:p>1208847.0</text:p>
          </table:table-cell>
          <table:table-cell office:value-type="string">
            <text:p>1209877.496241</text:p>
          </table:table-cell>
          <table:table-cell office:value-type="string">
            <text:p>391915.540767</text:p>
          </table:table-cell>
          <table:table-cell office:value-type="string">
            <text:p>1103529.496241</text:p>
          </table:table-cell>
          <table:table-cell office:value-type="string">
            <text:p>1077807.496241</text:p>
          </table:table-cell>
          <table:table-cell office:value-type="string">
            <text:p>1715774.491564</text:p>
          </table:table-cell>
        </table:table-row>
        <table:table-row>
          <table:table-cell office:value-type="string">
            <text:p>d14</text:p>
          </table:table-cell>
          <table:table-cell office:value-type="string">
            <text:p>1784.0</text:p>
          </table:table-cell>
          <table:table-cell office:value-type="string">
            <text:p>3861.0</text:p>
          </table:table-cell>
          <table:table-cell office:value-type="string">
            <text:p>2970.0</text:p>
          </table:table-cell>
          <table:table-cell office:value-type="string">
            <text:p>1408.0</text:p>
          </table:table-cell>
          <table:table-cell office:value-type="string">
            <text:p>5777.0</text:p>
          </table:table-cell>
          <table:table-cell office:value-type="string">
            <text:p>12691.0</text:p>
          </table:table-cell>
          <table:table-cell office:value-type="string">
            <text:p>9302.0</text:p>
          </table:table-cell>
          <table:table-cell office:value-type="string">
            <text:p>2220.0</text:p>
          </table:table-cell>
          <table:table-cell office:value-type="string">
            <text:p>9085.0</text:p>
          </table:table-cell>
          <table:table-cell office:value-type="string">
            <text:p>7097.0</text:p>
          </table:table-cell>
          <table:table-cell office:value-type="string">
            <text:p>4818.0</text:p>
          </table:table-cell>
          <table:table-cell office:value-type="string">
            <text:p>3780.0</text:p>
          </table:table-cell>
          <table:table-cell office:value-type="string">
            <text:p>10824.0</text:p>
          </table:table-cell>
          <table:table-cell office:value-type="string">
            <text:p>1374.0</text:p>
          </table:table-cell>
          <table:table-cell office:value-type="string">
            <text:p>3438.0</text:p>
          </table:table-cell>
          <table:table-cell office:value-type="string">
            <text:p>3255.0</text:p>
          </table:table-cell>
          <table:table-cell office:value-type="string">
            <text:p>2274.0</text:p>
          </table:table-cell>
          <table:table-cell office:value-type="string">
            <text:p>3347.0</text:p>
          </table:table-cell>
          <table:table-cell office:value-type="string">
            <text:p>1358.0</text:p>
          </table:table-cell>
          <table:table-cell office:value-type="string">
            <text:p>9085.0</text:p>
          </table:table-cell>
          <table:table-cell office:value-type="string">
            <text:p>2948.0</text:p>
          </table:table-cell>
          <table:table-cell office:value-type="string">
            <text:p>10852.0</text:p>
          </table:table-cell>
          <table:table-cell office:value-type="string">
            <text:p>9026.0</text:p>
          </table:table-cell>
          <table:table-cell office:value-type="string">
            <text:p>1707.0</text:p>
          </table:table-cell>
          <table:table-cell office:value-type="string">
            <text:p>8544.0</text:p>
          </table:table-cell>
          <table:table-cell office:value-type="string">
            <text:p>24139.0</text:p>
          </table:table-cell>
          <table:table-cell office:value-type="string">
            <text:p>10774.0</text:p>
          </table:table-cell>
          <table:table-cell office:value-type="string">
            <text:p>12700.0</text:p>
          </table:table-cell>
          <table:table-cell office:value-type="string">
            <text:p>10731.0</text:p>
          </table:table-cell>
          <table:table-cell office:value-type="string">
            <text:p>918.0</text:p>
          </table:table-cell>
          <table:table-cell office:value-type="string">
            <text:p>5449.0</text:p>
          </table:table-cell>
          <table:table-cell office:value-type="string">
            <text:p>120475</text:p>
          </table:table-cell>
          <table:table-cell office:value-type="string">
            <text:p>77955.3</text:p>
          </table:table-cell>
          <table:table-cell office:value-type="string">
            <text:p>2.35906</text:p>
          </table:table-cell>
          <table:table-cell office:value-type="string">
            <text:p>943389.0</text:p>
          </table:table-cell>
          <table:table-cell office:value-type="string">
            <text:p>936240.0</text:p>
          </table:table-cell>
          <table:table-cell office:value-type="string">
            <text:p>936515.236436</text:p>
          </table:table-cell>
          <table:table-cell office:value-type="string">
            <text:p>393771.863275</text:p>
          </table:table-cell>
          <table:table-cell office:value-type="string">
            <text:p>833474.236436</text:p>
          </table:table-cell>
          <table:table-cell office:value-type="string">
            <text:p>828264.236436</text:p>
          </table:table-cell>
          <table:table-cell office:value-type="string">
            <text:p>1068686.147136</text:p>
          </table:table-cell>
        </table:table-row>
        <table:table-row>
          <table:table-cell office:value-type="string">
            <text:p>d15</text:p>
          </table:table-cell>
          <table:table-cell office:value-type="string">
            <text:p>1369.0</text:p>
          </table:table-cell>
          <table:table-cell office:value-type="string">
            <text:p>5247.0</text:p>
          </table:table-cell>
          <table:table-cell office:value-type="string">
            <text:p>2052.0</text:p>
          </table:table-cell>
          <table:table-cell office:value-type="string">
            <text:p>1998.0</text:p>
          </table:table-cell>
          <table:table-cell office:value-type="string">
            <text:p>5692.0</text:p>
          </table:table-cell>
          <table:table-cell office:value-type="string">
            <text:p>7628.0</text:p>
          </table:table-cell>
          <table:table-cell office:value-type="string">
            <text:p>5091.0</text:p>
          </table:table-cell>
          <table:table-cell office:value-type="string">
            <text:p>216.0</text:p>
          </table:table-cell>
          <table:table-cell office:value-type="string">
            <text:p>7963.0</text:p>
          </table:table-cell>
          <table:table-cell office:value-type="string">
            <text:p>6027.0</text:p>
          </table:table-cell>
          <table:table-cell office:value-type="string">
            <text:p>4400.0</text:p>
          </table:table-cell>
          <table:table-cell office:value-type="string">
            <text:p>2351.0</text:p>
          </table:table-cell>
          <table:table-cell office:value-type="string">
            <text:p>5173.0</text:p>
          </table:table-cell>
          <table:table-cell office:value-type="string">
            <text:p>2702.0</text:p>
          </table:table-cell>
          <table:table-cell office:value-type="string">
            <text:p>3100.0</text:p>
          </table:table-cell>
          <table:table-cell office:value-type="string">
            <text:p>2126.0</text:p>
          </table:table-cell>
          <table:table-cell office:value-type="string">
            <text:p>1217.0</text:p>
          </table:table-cell>
          <table:table-cell office:value-type="string">
            <text:p>2596.0</text:p>
          </table:table-cell>
          <table:table-cell office:value-type="string">
            <text:p>1233.0</text:p>
          </table:table-cell>
          <table:table-cell office:value-type="string">
            <text:p>7835.0</text:p>
          </table:table-cell>
          <table:table-cell office:value-type="string">
            <text:p>1907.0</text:p>
          </table:table-cell>
          <table:table-cell office:value-type="string">
            <text:p>10426.0</text:p>
          </table:table-cell>
          <table:table-cell office:value-type="string">
            <text:p>5592.0</text:p>
          </table:table-cell>
          <table:table-cell office:value-type="string">
            <text:p>1595.0</text:p>
          </table:table-cell>
          <table:table-cell office:value-type="string">
            <text:p>8315.0</text:p>
          </table:table-cell>
          <table:table-cell office:value-type="string">
            <text:p>24457.0</text:p>
          </table:table-cell>
          <table:table-cell office:value-type="string">
            <text:p>9813.0</text:p>
          </table:table-cell>
          <table:table-cell office:value-type="string">
            <text:p>8039.0</text:p>
          </table:table-cell>
          <table:table-cell office:value-type="string">
            <text:p>5243.0</text:p>
          </table:table-cell>
          <table:table-cell office:value-type="string">
            <text:p>325.0</text:p>
          </table:table-cell>
          <table:table-cell office:value-type="string">
            <text:p>2018.0</text:p>
          </table:table-cell>
          <table:table-cell office:value-type="string">
            <text:p>122834</text:p>
          </table:table-cell>
          <table:table-cell office:value-type="string">
            <text:p>88210.4</text:p>
          </table:table-cell>
          <table:table-cell office:value-type="string">
            <text:p>1.74219</text:p>
          </table:table-cell>
          <table:table-cell office:value-type="string">
            <text:p>1440024.0</text:p>
          </table:table-cell>
          <table:table-cell office:value-type="string">
            <text:p>1418239.0</text:p>
          </table:table-cell>
          <table:table-cell office:value-type="string">
            <text:p>1421443.915092</text:p>
          </table:table-cell>
          <table:table-cell office:value-type="string">
            <text:p>306202.952513</text:p>
          </table:table-cell>
          <table:table-cell office:value-type="string">
            <text:p>1298672.915092</text:p>
          </table:table-cell>
          <table:table-cell office:value-type="string">
            <text:p>1281509.915092</text:p>
          </table:table-cell>
          <table:table-cell office:value-type="string">
            <text:p>1790837.3446</text:p>
          </table:table-cell>
        </table:table-row>
        <table:table-row>
          <table:table-cell office:value-type="string">
            <text:p>d16</text:p>
          </table:table-cell>
          <table:table-cell office:value-type="string">
            <text:p>2920.0</text:p>
          </table:table-cell>
          <table:table-cell office:value-type="string">
            <text:p>7684.0</text:p>
          </table:table-cell>
          <table:table-cell office:value-type="string">
            <text:p>4450.0</text:p>
          </table:table-cell>
          <table:table-cell office:value-type="string">
            <text:p>1645.0</text:p>
          </table:table-cell>
          <table:table-cell office:value-type="string">
            <text:p>7478.0</text:p>
          </table:table-cell>
          <table:table-cell office:value-type="string">
            <text:p>15108.0</text:p>
          </table:table-cell>
          <table:table-cell office:value-type="string">
            <text:p>10621.0</text:p>
          </table:table-cell>
          <table:table-cell office:value-type="string">
            <text:p>2703.0</text:p>
          </table:table-cell>
          <table:table-cell office:value-type="string">
            <text:p>12587.0</text:p>
          </table:table-cell>
          <table:table-cell office:value-type="string">
            <text:p>8217.0</text:p>
          </table:table-cell>
          <table:table-cell office:value-type="string">
            <text:p>7602.0</text:p>
          </table:table-cell>
          <table:table-cell office:value-type="string">
            <text:p>4917.0</text:p>
          </table:table-cell>
          <table:table-cell office:value-type="string">
            <text:p>14031.0</text:p>
          </table:table-cell>
          <table:table-cell office:value-type="string">
            <text:p>1696.0</text:p>
          </table:table-cell>
          <table:table-cell office:value-type="string">
            <text:p>4051.0</text:p>
          </table:table-cell>
          <table:table-cell office:value-type="string">
            <text:p>4882.0</text:p>
          </table:table-cell>
          <table:table-cell office:value-type="string">
            <text:p>1989.0</text:p>
          </table:table-cell>
          <table:table-cell office:value-type="string">
            <text:p>5103.0</text:p>
          </table:table-cell>
          <table:table-cell office:value-type="string">
            <text:p>2617.0</text:p>
          </table:table-cell>
          <table:table-cell office:value-type="string">
            <text:p>10405.0</text:p>
          </table:table-cell>
          <table:table-cell office:value-type="string">
            <text:p>3662.0</text:p>
          </table:table-cell>
          <table:table-cell office:value-type="string">
            <text:p>12769.0</text:p>
          </table:table-cell>
          <table:table-cell office:value-type="string">
            <text:p>11456.0</text:p>
          </table:table-cell>
          <table:table-cell office:value-type="string">
            <text:p>3426.0</text:p>
          </table:table-cell>
          <table:table-cell office:value-type="string">
            <text:p>14807.0</text:p>
          </table:table-cell>
          <table:table-cell office:value-type="string">
            <text:p>28069.0</text:p>
          </table:table-cell>
          <table:table-cell office:value-type="string">
            <text:p>9673.0</text:p>
          </table:table-cell>
          <table:table-cell office:value-type="string">
            <text:p>16028.0</text:p>
          </table:table-cell>
          <table:table-cell office:value-type="string">
            <text:p>8372.0</text:p>
          </table:table-cell>
          <table:table-cell office:value-type="string">
            <text:p>1039.0</text:p>
          </table:table-cell>
          <table:table-cell office:value-type="string">
            <text:p>5991.0</text:p>
          </table:table-cell>
          <table:table-cell office:value-type="string">
            <text:p>136490</text:p>
          </table:table-cell>
          <table:table-cell office:value-type="string">
            <text:p>89066.1</text:p>
          </table:table-cell>
          <table:table-cell office:value-type="string">
            <text:p>2.51407</text:p>
          </table:table-cell>
          <table:table-cell office:value-type="string">
            <text:p>1069174.0</text:p>
          </table:table-cell>
          <table:table-cell office:value-type="string">
            <text:p>1054171.0</text:p>
          </table:table-cell>
          <table:table-cell office:value-type="string">
            <text:p>1053914.410175</text:p>
          </table:table-cell>
          <table:table-cell office:value-type="string">
            <text:p>484723.860853</text:p>
          </table:table-cell>
          <table:table-cell office:value-type="string">
            <text:p>933525.410175</text:p>
          </table:table-cell>
          <table:table-cell office:value-type="string">
            <text:p>921668.410175</text:p>
          </table:table-cell>
          <table:table-cell office:value-type="string">
            <text:p>1499096.983931</text:p>
          </table:table-cell>
        </table:table-row>
        <table:table-row>
          <table:table-cell office:value-type="string">
            <text:p>d17</text:p>
          </table:table-cell>
          <table:table-cell office:value-type="string">
            <text:p>2435.0</text:p>
          </table:table-cell>
          <table:table-cell office:value-type="string">
            <text:p>7432.0</text:p>
          </table:table-cell>
          <table:table-cell office:value-type="string">
            <text:p>3176.0</text:p>
          </table:table-cell>
          <table:table-cell office:value-type="string">
            <text:p>1548.0</text:p>
          </table:table-cell>
          <table:table-cell office:value-type="string">
            <text:p>7874.0</text:p>
          </table:table-cell>
          <table:table-cell office:value-type="string">
            <text:p>12479.0</text:p>
          </table:table-cell>
          <table:table-cell office:value-type="string">
            <text:p>9897.0</text:p>
          </table:table-cell>
          <table:table-cell office:value-type="string">
            <text:p>2536.0</text:p>
          </table:table-cell>
          <table:table-cell office:value-type="string">
            <text:p>10942.0</text:p>
          </table:table-cell>
          <table:table-cell office:value-type="string">
            <text:p>8467.0</text:p>
          </table:table-cell>
          <table:table-cell office:value-type="string">
            <text:p>5139.0</text:p>
          </table:table-cell>
          <table:table-cell office:value-type="string">
            <text:p>4319.0</text:p>
          </table:table-cell>
          <table:table-cell office:value-type="string">
            <text:p>11417.0</text:p>
          </table:table-cell>
          <table:table-cell office:value-type="string">
            <text:p>2161.0</text:p>
          </table:table-cell>
          <table:table-cell office:value-type="string">
            <text:p>3351.0</text:p>
          </table:table-cell>
          <table:table-cell office:value-type="string">
            <text:p>4042.0</text:p>
          </table:table-cell>
          <table:table-cell office:value-type="string">
            <text:p>2465.0</text:p>
          </table:table-cell>
          <table:table-cell office:value-type="string">
            <text:p>4371.0</text:p>
          </table:table-cell>
          <table:table-cell office:value-type="string">
            <text:p>1297.0</text:p>
          </table:table-cell>
          <table:table-cell office:value-type="string">
            <text:p>8563.0</text:p>
          </table:table-cell>
          <table:table-cell office:value-type="string">
            <text:p>3001.0</text:p>
          </table:table-cell>
          <table:table-cell office:value-type="string">
            <text:p>13696.0</text:p>
          </table:table-cell>
          <table:table-cell office:value-type="string">
            <text:p>8798.0</text:p>
          </table:table-cell>
          <table:table-cell office:value-type="string">
            <text:p>1974.0</text:p>
          </table:table-cell>
          <table:table-cell office:value-type="string">
            <text:p>12850.0</text:p>
          </table:table-cell>
          <table:table-cell office:value-type="string">
            <text:p>26348.0</text:p>
          </table:table-cell>
          <table:table-cell office:value-type="string">
            <text:p>10916.0</text:p>
          </table:table-cell>
          <table:table-cell office:value-type="string">
            <text:p>17304.0</text:p>
          </table:table-cell>
          <table:table-cell office:value-type="string">
            <text:p>10444.0</text:p>
          </table:table-cell>
          <table:table-cell office:value-type="string">
            <text:p>940.0</text:p>
          </table:table-cell>
          <table:table-cell office:value-type="string">
            <text:p>6255.0</text:p>
          </table:table-cell>
          <table:table-cell office:value-type="string">
            <text:p>131490</text:p>
          </table:table-cell>
          <table:table-cell office:value-type="string">
            <text:p>79587.5</text:p>
          </table:table-cell>
          <table:table-cell office:value-type="string">
            <text:p>2.61906</text:p>
          </table:table-cell>
          <table:table-cell office:value-type="string">
            <text:p>982754.0</text:p>
          </table:table-cell>
          <table:table-cell office:value-type="string">
            <text:p>965401.0</text:p>
          </table:table-cell>
          <table:table-cell office:value-type="string">
            <text:p>964816.708847</text:p>
          </table:table-cell>
          <table:table-cell office:value-type="string">
            <text:p>444755.227216</text:p>
          </table:table-cell>
          <table:table-cell office:value-type="string">
            <text:p>868858.708847</text:p>
          </table:table-cell>
          <table:table-cell office:value-type="string">
            <text:p>854558.708847</text:p>
          </table:table-cell>
          <table:table-cell office:value-type="string">
            <text:p>1376616.194897</text:p>
          </table:table-cell>
        </table:table-row>
        <table:table-row>
          <table:table-cell office:value-type="string">
            <text:p>d18</text:p>
          </table:table-cell>
          <table:table-cell office:value-type="string">
            <text:p>1964.0</text:p>
          </table:table-cell>
          <table:table-cell office:value-type="string">
            <text:p>6695.0</text:p>
          </table:table-cell>
          <table:table-cell office:value-type="string">
            <text:p>4311.0</text:p>
          </table:table-cell>
          <table:table-cell office:value-type="string">
            <text:p>2331.0</text:p>
          </table:table-cell>
          <table:table-cell office:value-type="string">
            <text:p>8430.0</text:p>
          </table:table-cell>
          <table:table-cell office:value-type="string">
            <text:p>16202.0</text:p>
          </table:table-cell>
          <table:table-cell office:value-type="string">
            <text:p>12708.0</text:p>
          </table:table-cell>
          <table:table-cell office:value-type="string">
            <text:p>2337.0</text:p>
          </table:table-cell>
          <table:table-cell office:value-type="string">
            <text:p>12768.0</text:p>
          </table:table-cell>
          <table:table-cell office:value-type="string">
            <text:p>8497.0</text:p>
          </table:table-cell>
          <table:table-cell office:value-type="string">
            <text:p>6620.0</text:p>
          </table:table-cell>
          <table:table-cell office:value-type="string">
            <text:p>3953.0</text:p>
          </table:table-cell>
          <table:table-cell office:value-type="string">
            <text:p>12559.0</text:p>
          </table:table-cell>
          <table:table-cell office:value-type="string">
            <text:p>1859.0</text:p>
          </table:table-cell>
          <table:table-cell office:value-type="string">
            <text:p>3675.0</text:p>
          </table:table-cell>
          <table:table-cell office:value-type="string">
            <text:p>5034.0</text:p>
          </table:table-cell>
          <table:table-cell office:value-type="string">
            <text:p>1953.0</text:p>
          </table:table-cell>
          <table:table-cell office:value-type="string">
            <text:p>4704.0</text:p>
          </table:table-cell>
          <table:table-cell office:value-type="string">
            <text:p>2292.0</text:p>
          </table:table-cell>
          <table:table-cell office:value-type="string">
            <text:p>10683.0</text:p>
          </table:table-cell>
          <table:table-cell office:value-type="string">
            <text:p>3124.0</text:p>
          </table:table-cell>
          <table:table-cell office:value-type="string">
            <text:p>12156.0</text:p>
          </table:table-cell>
          <table:table-cell office:value-type="string">
            <text:p>10517.0</text:p>
          </table:table-cell>
          <table:table-cell office:value-type="string">
            <text:p>2690.0</text:p>
          </table:table-cell>
          <table:table-cell office:value-type="string">
            <text:p>11024.0</text:p>
          </table:table-cell>
          <table:table-cell office:value-type="string">
            <text:p>24356.0</text:p>
          </table:table-cell>
          <table:table-cell office:value-type="string">
            <text:p>10659.0</text:p>
          </table:table-cell>
          <table:table-cell office:value-type="string">
            <text:p>16062.0</text:p>
          </table:table-cell>
          <table:table-cell office:value-type="string">
            <text:p>8410.0</text:p>
          </table:table-cell>
          <table:table-cell office:value-type="string">
            <text:p>1015.0</text:p>
          </table:table-cell>
          <table:table-cell office:value-type="string">
            <text:p>6285.0</text:p>
          </table:table-cell>
          <table:table-cell office:value-type="string">
            <text:p>139728</text:p>
          </table:table-cell>
          <table:table-cell office:value-type="string">
            <text:p>86044.0</text:p>
          </table:table-cell>
          <table:table-cell office:value-type="string">
            <text:p>2.531</text:p>
          </table:table-cell>
          <table:table-cell office:value-type="string">
            <text:p>1083645.0</text:p>
          </table:table-cell>
          <table:table-cell office:value-type="string">
            <text:p>1072551.0</text:p>
          </table:table-cell>
          <table:table-cell office:value-type="string">
            <text:p>1071979.028204</text:p>
          </table:table-cell>
          <table:table-cell office:value-type="string">
            <text:p>463214.476451</text:p>
          </table:table-cell>
          <table:table-cell office:value-type="string">
            <text:p>938598.028204</text:p>
          </table:table-cell>
          <table:table-cell office:value-type="string">
            <text:p>931061.028204</text:p>
          </table:table-cell>
          <table:table-cell office:value-type="string">
            <text:p>1459995.764936</text:p>
          </table:table-cell>
        </table:table-row>
        <table:table-row>
          <table:table-cell office:value-type="string">
            <text:p>d19</text:p>
          </table:table-cell>
          <table:table-cell office:value-type="string">
            <text:p>3048.0</text:p>
          </table:table-cell>
          <table:table-cell office:value-type="string">
            <text:p>6389.0</text:p>
          </table:table-cell>
          <table:table-cell office:value-type="string">
            <text:p>3467.0</text:p>
          </table:table-cell>
          <table:table-cell office:value-type="string">
            <text:p>1896.0</text:p>
          </table:table-cell>
          <table:table-cell office:value-type="string">
            <text:p>8707.0</text:p>
          </table:table-cell>
          <table:table-cell office:value-type="string">
            <text:p>17214.0</text:p>
          </table:table-cell>
          <table:table-cell office:value-type="string">
            <text:p>14054.0</text:p>
          </table:table-cell>
          <table:table-cell office:value-type="string">
            <text:p>2806.0</text:p>
          </table:table-cell>
          <table:table-cell office:value-type="string">
            <text:p>14428.0</text:p>
          </table:table-cell>
          <table:table-cell office:value-type="string">
            <text:p>9669.0</text:p>
          </table:table-cell>
          <table:table-cell office:value-type="string">
            <text:p>5296.0</text:p>
          </table:table-cell>
          <table:table-cell office:value-type="string">
            <text:p>4971.0</text:p>
          </table:table-cell>
          <table:table-cell office:value-type="string">
            <text:p>14378.0</text:p>
          </table:table-cell>
          <table:table-cell office:value-type="string">
            <text:p>2045.0</text:p>
          </table:table-cell>
          <table:table-cell office:value-type="string">
            <text:p>3767.0</text:p>
          </table:table-cell>
          <table:table-cell office:value-type="string">
            <text:p>5200.0</text:p>
          </table:table-cell>
          <table:table-cell office:value-type="string">
            <text:p>2320.0</text:p>
          </table:table-cell>
          <table:table-cell office:value-type="string">
            <text:p>6540.0</text:p>
          </table:table-cell>
          <table:table-cell office:value-type="string">
            <text:p>2015.0</text:p>
          </table:table-cell>
          <table:table-cell office:value-type="string">
            <text:p>10645.0</text:p>
          </table:table-cell>
          <table:table-cell office:value-type="string">
            <text:p>3710.0</text:p>
          </table:table-cell>
          <table:table-cell office:value-type="string">
            <text:p>12328.0</text:p>
          </table:table-cell>
          <table:table-cell office:value-type="string">
            <text:p>13726.0</text:p>
          </table:table-cell>
          <table:table-cell office:value-type="string">
            <text:p>3133.0</text:p>
          </table:table-cell>
          <table:table-cell office:value-type="string">
            <text:p>13874.0</text:p>
          </table:table-cell>
          <table:table-cell office:value-type="string">
            <text:p>26249.0</text:p>
          </table:table-cell>
          <table:table-cell office:value-type="string">
            <text:p>13262.0</text:p>
          </table:table-cell>
          <table:table-cell office:value-type="string">
            <text:p>17208.0</text:p>
          </table:table-cell>
          <table:table-cell office:value-type="string">
            <text:p>11957.0</text:p>
          </table:table-cell>
          <table:table-cell office:value-type="string">
            <text:p>913.0</text:p>
          </table:table-cell>
          <table:table-cell office:value-type="string">
            <text:p>6241.0</text:p>
          </table:table-cell>
          <table:table-cell office:value-type="string">
            <text:p>173551</text:p>
          </table:table-cell>
          <table:table-cell office:value-type="string">
            <text:p>108858.0</text:p>
          </table:table-cell>
          <table:table-cell office:value-type="string">
            <text:p>2.29087</text:p>
          </table:table-cell>
          <table:table-cell office:value-type="string">
            <text:p>1309247.0</text:p>
          </table:table-cell>
          <table:table-cell office:value-type="string">
            <text:p>1280317.0</text:p>
          </table:table-cell>
          <table:table-cell office:value-type="string">
            <text:p>1280419.094335</text:p>
          </table:table-cell>
          <table:table-cell office:value-type="string">
            <text:p>518423.072759</text:p>
          </table:table-cell>
          <table:table-cell office:value-type="string">
            <text:p>1158965.094335</text:p>
          </table:table-cell>
          <table:table-cell office:value-type="string">
            <text:p>1134861.094335</text:p>
          </table:table-cell>
          <table:table-cell office:value-type="string">
            <text:p>1868801.103911</text:p>
          </table:table-cell>
        </table:table-row>
        <table:table-row>
          <table:table-cell office:value-type="string">
            <text:p>d20</text:p>
          </table:table-cell>
          <table:table-cell office:value-type="string">
            <text:p>1826.0</text:p>
          </table:table-cell>
          <table:table-cell office:value-type="string">
            <text:p>6486.0</text:p>
          </table:table-cell>
          <table:table-cell office:value-type="string">
            <text:p>4739.0</text:p>
          </table:table-cell>
          <table:table-cell office:value-type="string">
            <text:p>1933.0</text:p>
          </table:table-cell>
          <table:table-cell office:value-type="string">
            <text:p>8296.0</text:p>
          </table:table-cell>
          <table:table-cell office:value-type="string">
            <text:p>15835.0</text:p>
          </table:table-cell>
          <table:table-cell office:value-type="string">
            <text:p>13954.0</text:p>
          </table:table-cell>
          <table:table-cell office:value-type="string">
            <text:p>3152.0</text:p>
          </table:table-cell>
          <table:table-cell office:value-type="string">
            <text:p>12945.0</text:p>
          </table:table-cell>
          <table:table-cell office:value-type="string">
            <text:p>9092.0</text:p>
          </table:table-cell>
          <table:table-cell office:value-type="string">
            <text:p>6771.0</text:p>
          </table:table-cell>
          <table:table-cell office:value-type="string">
            <text:p>4195.0</text:p>
          </table:table-cell>
          <table:table-cell office:value-type="string">
            <text:p>16716.0</text:p>
          </table:table-cell>
          <table:table-cell office:value-type="string">
            <text:p>2240.0</text:p>
          </table:table-cell>
          <table:table-cell office:value-type="string">
            <text:p>3009.0</text:p>
          </table:table-cell>
          <table:table-cell office:value-type="string">
            <text:p>5884.0</text:p>
          </table:table-cell>
          <table:table-cell office:value-type="string">
            <text:p>2316.0</text:p>
          </table:table-cell>
          <table:table-cell office:value-type="string">
            <text:p>4965.0</text:p>
          </table:table-cell>
          <table:table-cell office:value-type="string">
            <text:p>2561.0</text:p>
          </table:table-cell>
          <table:table-cell office:value-type="string">
            <text:p>11803.0</text:p>
          </table:table-cell>
          <table:table-cell office:value-type="string">
            <text:p>3243.0</text:p>
          </table:table-cell>
          <table:table-cell office:value-type="string">
            <text:p>11768.0</text:p>
          </table:table-cell>
          <table:table-cell office:value-type="string">
            <text:p>11931.0</text:p>
          </table:table-cell>
          <table:table-cell office:value-type="string">
            <text:p>2485.0</text:p>
          </table:table-cell>
          <table:table-cell office:value-type="string">
            <text:p>11371.0</text:p>
          </table:table-cell>
          <table:table-cell office:value-type="string">
            <text:p>26296.0</text:p>
          </table:table-cell>
          <table:table-cell office:value-type="string">
            <text:p>12095.0</text:p>
          </table:table-cell>
          <table:table-cell office:value-type="string">
            <text:p>15832.0</text:p>
          </table:table-cell>
          <table:table-cell office:value-type="string">
            <text:p>12545.0</text:p>
          </table:table-cell>
          <table:table-cell office:value-type="string">
            <text:p>1214.0</text:p>
          </table:table-cell>
          <table:table-cell office:value-type="string">
            <text:p>7145.0</text:p>
          </table:table-cell>
          <table:table-cell office:value-type="string">
            <text:p>153504</text:p>
          </table:table-cell>
          <table:table-cell office:value-type="string">
            <text:p>97691.0</text:p>
          </table:table-cell>
          <table:table-cell office:value-type="string">
            <text:p>2.40013</text:p>
          </table:table-cell>
          <table:table-cell office:value-type="string">
            <text:p>1254260.0</text:p>
          </table:table-cell>
          <table:table-cell office:value-type="string">
            <text:p>1236464.0</text:p>
          </table:table-cell>
          <table:table-cell office:value-type="string">
            <text:p>1236196.625299</text:p>
          </table:table-cell>
          <table:table-cell office:value-type="string">
            <text:p>496163.021243</text:p>
          </table:table-cell>
          <table:table-cell office:value-type="string">
            <text:p>1085256.625299</text:p>
          </table:table-cell>
          <table:table-cell office:value-type="string">
            <text:p>1072317.625299</text:p>
          </table:table-cell>
          <table:table-cell office:value-type="string">
            <text:p>1656336.299032</text:p>
          </table:table-cell>
        </table:table-row>
        <table:table-row>
          <table:table-cell office:value-type="string">
            <text:p>d21</text:p>
          </table:table-cell>
          <table:table-cell office:value-type="string">
            <text:p>1925.0</text:p>
          </table:table-cell>
          <table:table-cell office:value-type="string">
            <text:p>6125.0</text:p>
          </table:table-cell>
          <table:table-cell office:value-type="string">
            <text:p>4847.0</text:p>
          </table:table-cell>
          <table:table-cell office:value-type="string">
            <text:p>1911.0</text:p>
          </table:table-cell>
          <table:table-cell office:value-type="string">
            <text:p>10060.0</text:p>
          </table:table-cell>
          <table:table-cell office:value-type="string">
            <text:p>16288.0</text:p>
          </table:table-cell>
          <table:table-cell office:value-type="string">
            <text:p>11941.0</text:p>
          </table:table-cell>
          <table:table-cell office:value-type="string">
            <text:p>2659.0</text:p>
          </table:table-cell>
          <table:table-cell office:value-type="string">
            <text:p>14028.0</text:p>
          </table:table-cell>
          <table:table-cell office:value-type="string">
            <text:p>10095.0</text:p>
          </table:table-cell>
          <table:table-cell office:value-type="string">
            <text:p>6573.0</text:p>
          </table:table-cell>
          <table:table-cell office:value-type="string">
            <text:p>4727.0</text:p>
          </table:table-cell>
          <table:table-cell office:value-type="string">
            <text:p>15817.0</text:p>
          </table:table-cell>
          <table:table-cell office:value-type="string">
            <text:p>1990.0</text:p>
          </table:table-cell>
          <table:table-cell office:value-type="string">
            <text:p>4245.0</text:p>
          </table:table-cell>
          <table:table-cell office:value-type="string">
            <text:p>3832.0</text:p>
          </table:table-cell>
          <table:table-cell office:value-type="string">
            <text:p>2682.0</text:p>
          </table:table-cell>
          <table:table-cell office:value-type="string">
            <text:p>5166.0</text:p>
          </table:table-cell>
          <table:table-cell office:value-type="string">
            <text:p>2136.0</text:p>
          </table:table-cell>
          <table:table-cell office:value-type="string">
            <text:p>10284.0</text:p>
          </table:table-cell>
          <table:table-cell office:value-type="string">
            <text:p>4039.0</text:p>
          </table:table-cell>
          <table:table-cell office:value-type="string">
            <text:p>14717.0</text:p>
          </table:table-cell>
          <table:table-cell office:value-type="string">
            <text:p>12261.0</text:p>
          </table:table-cell>
          <table:table-cell office:value-type="string">
            <text:p>3128.0</text:p>
          </table:table-cell>
          <table:table-cell office:value-type="string">
            <text:p>14445.0</text:p>
          </table:table-cell>
          <table:table-cell office:value-type="string">
            <text:p>29791.0</text:p>
          </table:table-cell>
          <table:table-cell office:value-type="string">
            <text:p>16033.0</text:p>
          </table:table-cell>
          <table:table-cell office:value-type="string">
            <text:p>17948.0</text:p>
          </table:table-cell>
          <table:table-cell office:value-type="string">
            <text:p>11770.0</text:p>
          </table:table-cell>
          <table:table-cell office:value-type="string">
            <text:p>1166.0</text:p>
          </table:table-cell>
          <table:table-cell office:value-type="string">
            <text:p>7259.0</text:p>
          </table:table-cell>
          <table:table-cell office:value-type="string">
            <text:p>154773</text:p>
          </table:table-cell>
          <table:table-cell office:value-type="string">
            <text:p>97014.2</text:p>
          </table:table-cell>
          <table:table-cell office:value-type="string">
            <text:p>2.55857</text:p>
          </table:table-cell>
          <table:table-cell office:value-type="string">
            <text:p>1268272.0</text:p>
          </table:table-cell>
          <table:table-cell office:value-type="string">
            <text:p>1241439.0</text:p>
          </table:table-cell>
          <table:table-cell office:value-type="string">
            <text:p>1241086.738396</text:p>
          </table:table-cell>
          <table:table-cell office:value-type="string">
            <text:p>533843.122293</text:p>
          </table:table-cell>
          <table:table-cell office:value-type="string">
            <text:p>1115196.738396</text:p>
          </table:table-cell>
          <table:table-cell office:value-type="string">
            <text:p>1093178.738396</text:p>
          </table:table-cell>
          <table:table-cell office:value-type="string">
            <text:p>1656778.776517</text:p>
          </table:table-cell>
        </table:table-row>
        <table:table-row>
          <table:table-cell office:value-type="string">
            <text:p>d22</text:p>
          </table:table-cell>
          <table:table-cell office:value-type="string">
            <text:p>3082.0</text:p>
          </table:table-cell>
          <table:table-cell office:value-type="string">
            <text:p>7032.0</text:p>
          </table:table-cell>
          <table:table-cell office:value-type="string">
            <text:p>3689.0</text:p>
          </table:table-cell>
          <table:table-cell office:value-type="string">
            <text:p>1582.0</text:p>
          </table:table-cell>
          <table:table-cell office:value-type="string">
            <text:p>10852.0</text:p>
          </table:table-cell>
          <table:table-cell office:value-type="string">
            <text:p>17635.0</text:p>
          </table:table-cell>
          <table:table-cell office:value-type="string">
            <text:p>11212.0</text:p>
          </table:table-cell>
          <table:table-cell office:value-type="string">
            <text:p>2562.0</text:p>
          </table:table-cell>
          <table:table-cell office:value-type="string">
            <text:p>13501.0</text:p>
          </table:table-cell>
          <table:table-cell office:value-type="string">
            <text:p>7797.0</text:p>
          </table:table-cell>
          <table:table-cell office:value-type="string">
            <text:p>7415.0</text:p>
          </table:table-cell>
          <table:table-cell office:value-type="string">
            <text:p>4599.0</text:p>
          </table:table-cell>
          <table:table-cell office:value-type="string">
            <text:p>13291.0</text:p>
          </table:table-cell>
          <table:table-cell office:value-type="string">
            <text:p>1963.0</text:p>
          </table:table-cell>
          <table:table-cell office:value-type="string">
            <text:p>3740.0</text:p>
          </table:table-cell>
          <table:table-cell office:value-type="string">
            <text:p>4859.0</text:p>
          </table:table-cell>
          <table:table-cell office:value-type="string">
            <text:p>1878.0</text:p>
          </table:table-cell>
          <table:table-cell office:value-type="string">
            <text:p>4358.0</text:p>
          </table:table-cell>
          <table:table-cell office:value-type="string">
            <text:p>2711.0</text:p>
          </table:table-cell>
          <table:table-cell office:value-type="string">
            <text:p>10282.0</text:p>
          </table:table-cell>
          <table:table-cell office:value-type="string">
            <text:p>3941.0</text:p>
          </table:table-cell>
          <table:table-cell office:value-type="string">
            <text:p>12637.0</text:p>
          </table:table-cell>
          <table:table-cell office:value-type="string">
            <text:p>10082.0</text:p>
          </table:table-cell>
          <table:table-cell office:value-type="string">
            <text:p>3407.0</text:p>
          </table:table-cell>
          <table:table-cell office:value-type="string">
            <text:p>11539.0</text:p>
          </table:table-cell>
          <table:table-cell office:value-type="string">
            <text:p>23218.0</text:p>
          </table:table-cell>
          <table:table-cell office:value-type="string">
            <text:p>11672.0</text:p>
          </table:table-cell>
          <table:table-cell office:value-type="string">
            <text:p>16067.0</text:p>
          </table:table-cell>
          <table:table-cell office:value-type="string">
            <text:p>8985.0</text:p>
          </table:table-cell>
          <table:table-cell office:value-type="string">
            <text:p>937.0</text:p>
          </table:table-cell>
          <table:table-cell office:value-type="string">
            <text:p>6445.0</text:p>
          </table:table-cell>
          <table:table-cell office:value-type="string">
            <text:p>152012</text:p>
          </table:table-cell>
          <table:table-cell office:value-type="string">
            <text:p>92437.6</text:p>
          </table:table-cell>
          <table:table-cell office:value-type="string">
            <text:p>2.42573</text:p>
          </table:table-cell>
          <table:table-cell office:value-type="string">
            <text:p>1128092.0</text:p>
          </table:table-cell>
          <table:table-cell office:value-type="string">
            <text:p>1098603.0</text:p>
          </table:table-cell>
          <table:table-cell office:value-type="string">
            <text:p>1097989.240599</text:p>
          </table:table-cell>
          <table:table-cell office:value-type="string">
            <text:p>477278.480081</text:p>
          </table:table-cell>
          <table:table-cell office:value-type="string">
            <text:p>979724.240599</text:p>
          </table:table-cell>
          <table:table-cell office:value-type="string">
            <text:p>955504.240599</text:p>
          </table:table-cell>
          <table:table-cell office:value-type="string">
            <text:p>1519616.87565</text:p>
          </table:table-cell>
        </table:table-row>
        <table:table-row>
          <table:table-cell office:value-type="string">
            <text:p>d23</text:p>
          </table:table-cell>
          <table:table-cell office:value-type="string">
            <text:p>1544.0</text:p>
          </table:table-cell>
          <table:table-cell office:value-type="string">
            <text:p>4770.0</text:p>
          </table:table-cell>
          <table:table-cell office:value-type="string">
            <text:p>2110.0</text:p>
          </table:table-cell>
          <table:table-cell office:value-type="string">
            <text:p>2071.0</text:p>
          </table:table-cell>
          <table:table-cell office:value-type="string">
            <text:p>5043.0</text:p>
          </table:table-cell>
          <table:table-cell office:value-type="string">
            <text:p>8403.0</text:p>
          </table:table-cell>
          <table:table-cell office:value-type="string">
            <text:p>10126.0</text:p>
          </table:table-cell>
          <table:table-cell office:value-type="string">
            <text:p>936.0</text:p>
          </table:table-cell>
          <table:table-cell office:value-type="string">
            <text:p>7685.0</text:p>
          </table:table-cell>
          <table:table-cell office:value-type="string">
            <text:p>6492.0</text:p>
          </table:table-cell>
          <table:table-cell office:value-type="string">
            <text:p>3367.0</text:p>
          </table:table-cell>
          <table:table-cell office:value-type="string">
            <text:p>2692.0</text:p>
          </table:table-cell>
          <table:table-cell office:value-type="string">
            <text:p>7414.0</text:p>
          </table:table-cell>
          <table:table-cell office:value-type="string">
            <text:p>1922.0</text:p>
          </table:table-cell>
          <table:table-cell office:value-type="string">
            <text:p>2612.0</text:p>
          </table:table-cell>
          <table:table-cell office:value-type="string">
            <text:p>3048.0</text:p>
          </table:table-cell>
          <table:table-cell office:value-type="string">
            <text:p>1325.0</text:p>
          </table:table-cell>
          <table:table-cell office:value-type="string">
            <text:p>3546.0</text:p>
          </table:table-cell>
          <table:table-cell office:value-type="string">
            <text:p>1118.0</text:p>
          </table:table-cell>
          <table:table-cell office:value-type="string">
            <text:p>9650.0</text:p>
          </table:table-cell>
          <table:table-cell office:value-type="string">
            <text:p>1182.0</text:p>
          </table:table-cell>
          <table:table-cell office:value-type="string">
            <text:p>10275.0</text:p>
          </table:table-cell>
          <table:table-cell office:value-type="string">
            <text:p>4978.0</text:p>
          </table:table-cell>
          <table:table-cell office:value-type="string">
            <text:p>1361.0</text:p>
          </table:table-cell>
          <table:table-cell office:value-type="string">
            <text:p>8686.0</text:p>
          </table:table-cell>
          <table:table-cell office:value-type="string">
            <text:p>19552.0</text:p>
          </table:table-cell>
          <table:table-cell office:value-type="string">
            <text:p>10906.0</text:p>
          </table:table-cell>
          <table:table-cell office:value-type="string">
            <text:p>12557.0</text:p>
          </table:table-cell>
          <table:table-cell office:value-type="string">
            <text:p>6341.0</text:p>
          </table:table-cell>
          <table:table-cell office:value-type="string">
            <text:p>418.0</text:p>
          </table:table-cell>
          <table:table-cell office:value-type="string">
            <text:p>3382.0</text:p>
          </table:table-cell>
          <table:table-cell office:value-type="string">
            <text:p>141811</text:p>
          </table:table-cell>
          <table:table-cell office:value-type="string">
            <text:p>103312.0</text:p>
          </table:table-cell>
          <table:table-cell office:value-type="string">
            <text:p>1.61945</text:p>
          </table:table-cell>
          <table:table-cell office:value-type="string">
            <text:p>1474072.0</text:p>
          </table:table-cell>
          <table:table-cell office:value-type="string">
            <text:p>1446790.0</text:p>
          </table:table-cell>
          <table:table-cell office:value-type="string">
            <text:p>1449277.234891</text:p>
          </table:table-cell>
          <table:table-cell office:value-type="string">
            <text:p>332008.080757</text:p>
          </table:table-cell>
          <table:table-cell office:value-type="string">
            <text:p>1293832.234891</text:p>
          </table:table-cell>
          <table:table-cell office:value-type="string">
            <text:p>1273162.234891</text:p>
          </table:table-cell>
          <table:table-cell office:value-type="string">
            <text:p>1725164.040613</text:p>
          </table:table-cell>
        </table:table-row>
        <table:table-row>
          <table:table-cell office:value-type="string">
            <text:p>d24</text:p>
          </table:table-cell>
          <table:table-cell office:value-type="string">
            <text:p>2352.0</text:p>
          </table:table-cell>
          <table:table-cell office:value-type="string">
            <text:p>7851.0</text:p>
          </table:table-cell>
          <table:table-cell office:value-type="string">
            <text:p>6499.0</text:p>
          </table:table-cell>
          <table:table-cell office:value-type="string">
            <text:p>1818.0</text:p>
          </table:table-cell>
          <table:table-cell office:value-type="string">
            <text:p>9024.0</text:p>
          </table:table-cell>
          <table:table-cell office:value-type="string">
            <text:p>14252.0</text:p>
          </table:table-cell>
          <table:table-cell office:value-type="string">
            <text:p>11398.0</text:p>
          </table:table-cell>
          <table:table-cell office:value-type="string">
            <text:p>2756.0</text:p>
          </table:table-cell>
          <table:table-cell office:value-type="string">
            <text:p>14596.0</text:p>
          </table:table-cell>
          <table:table-cell office:value-type="string">
            <text:p>8656.0</text:p>
          </table:table-cell>
          <table:table-cell office:value-type="string">
            <text:p>9123.0</text:p>
          </table:table-cell>
          <table:table-cell office:value-type="string">
            <text:p>4938.0</text:p>
          </table:table-cell>
          <table:table-cell office:value-type="string">
            <text:p>12887.0</text:p>
          </table:table-cell>
          <table:table-cell office:value-type="string">
            <text:p>2074.0</text:p>
          </table:table-cell>
          <table:table-cell office:value-type="string">
            <text:p>4603.0</text:p>
          </table:table-cell>
          <table:table-cell office:value-type="string">
            <text:p>5730.0</text:p>
          </table:table-cell>
          <table:table-cell office:value-type="string">
            <text:p>2252.0</text:p>
          </table:table-cell>
          <table:table-cell office:value-type="string">
            <text:p>4754.0</text:p>
          </table:table-cell>
          <table:table-cell office:value-type="string">
            <text:p>3159.0</text:p>
          </table:table-cell>
          <table:table-cell office:value-type="string">
            <text:p>11304.0</text:p>
          </table:table-cell>
          <table:table-cell office:value-type="string">
            <text:p>2806.0</text:p>
          </table:table-cell>
          <table:table-cell office:value-type="string">
            <text:p>12712.0</text:p>
          </table:table-cell>
          <table:table-cell office:value-type="string">
            <text:p>11731.0</text:p>
          </table:table-cell>
          <table:table-cell office:value-type="string">
            <text:p>2660.0</text:p>
          </table:table-cell>
          <table:table-cell office:value-type="string">
            <text:p>11515.0</text:p>
          </table:table-cell>
          <table:table-cell office:value-type="string">
            <text:p>26413.0</text:p>
          </table:table-cell>
          <table:table-cell office:value-type="string">
            <text:p>12326.0</text:p>
          </table:table-cell>
          <table:table-cell office:value-type="string">
            <text:p>15923.0</text:p>
          </table:table-cell>
          <table:table-cell office:value-type="string">
            <text:p>11177.0</text:p>
          </table:table-cell>
          <table:table-cell office:value-type="string">
            <text:p>1082.0</text:p>
          </table:table-cell>
          <table:table-cell office:value-type="string">
            <text:p>6287.0</text:p>
          </table:table-cell>
          <table:table-cell office:value-type="string">
            <text:p>160298</text:p>
          </table:table-cell>
          <table:table-cell office:value-type="string">
            <text:p>98739.5</text:p>
          </table:table-cell>
          <table:table-cell office:value-type="string">
            <text:p>2.40536</text:p>
          </table:table-cell>
          <table:table-cell office:value-type="string">
            <text:p>1266385.0</text:p>
          </table:table-cell>
          <table:table-cell office:value-type="string">
            <text:p>1244713.0</text:p>
          </table:table-cell>
          <table:table-cell office:value-type="string">
            <text:p>1244961.62795</text:p>
          </table:table-cell>
          <table:table-cell office:value-type="string">
            <text:p>505476.213222</text:p>
          </table:table-cell>
          <table:table-cell office:value-type="string">
            <text:p>1115998.62795</text:p>
          </table:table-cell>
          <table:table-cell office:value-type="string">
            <text:p>1099016.62795</text:p>
          </table:table-cell>
          <table:table-cell office:value-type="string">
            <text:p>1810914.35419</text:p>
          </table:table-cell>
        </table:table-row>
        <table:table-row>
          <table:table-cell office:value-type="string">
            <text:p>d25</text:p>
          </table:table-cell>
          <table:table-cell office:value-type="string">
            <text:p>1921.0</text:p>
          </table:table-cell>
          <table:table-cell office:value-type="string">
            <text:p>5619.0</text:p>
          </table:table-cell>
          <table:table-cell office:value-type="string">
            <text:p>3950.0</text:p>
          </table:table-cell>
          <table:table-cell office:value-type="string">
            <text:p>1459.0</text:p>
          </table:table-cell>
          <table:table-cell office:value-type="string">
            <text:p>7616.0</text:p>
          </table:table-cell>
          <table:table-cell office:value-type="string">
            <text:p>13151.0</text:p>
          </table:table-cell>
          <table:table-cell office:value-type="string">
            <text:p>11220.0</text:p>
          </table:table-cell>
          <table:table-cell office:value-type="string">
            <text:p>2341.0</text:p>
          </table:table-cell>
          <table:table-cell office:value-type="string">
            <text:p>11106.0</text:p>
          </table:table-cell>
          <table:table-cell office:value-type="string">
            <text:p>8649.0</text:p>
          </table:table-cell>
          <table:table-cell office:value-type="string">
            <text:p>6365.0</text:p>
          </table:table-cell>
          <table:table-cell office:value-type="string">
            <text:p>3667.0</text:p>
          </table:table-cell>
          <table:table-cell office:value-type="string">
            <text:p>11978.0</text:p>
          </table:table-cell>
          <table:table-cell office:value-type="string">
            <text:p>1741.0</text:p>
          </table:table-cell>
          <table:table-cell office:value-type="string">
            <text:p>3779.0</text:p>
          </table:table-cell>
          <table:table-cell office:value-type="string">
            <text:p>4142.0</text:p>
          </table:table-cell>
          <table:table-cell office:value-type="string">
            <text:p>2210.0</text:p>
          </table:table-cell>
          <table:table-cell office:value-type="string">
            <text:p>4058.0</text:p>
          </table:table-cell>
          <table:table-cell office:value-type="string">
            <text:p>2049.0</text:p>
          </table:table-cell>
          <table:table-cell office:value-type="string">
            <text:p>8307.0</text:p>
          </table:table-cell>
          <table:table-cell office:value-type="string">
            <text:p>2888.0</text:p>
          </table:table-cell>
          <table:table-cell office:value-type="string">
            <text:p>11534.0</text:p>
          </table:table-cell>
          <table:table-cell office:value-type="string">
            <text:p>9721.0</text:p>
          </table:table-cell>
          <table:table-cell office:value-type="string">
            <text:p>2172.0</text:p>
          </table:table-cell>
          <table:table-cell office:value-type="string">
            <text:p>10461.0</text:p>
          </table:table-cell>
          <table:table-cell office:value-type="string">
            <text:p>22389.0</text:p>
          </table:table-cell>
          <table:table-cell office:value-type="string">
            <text:p>9932.0</text:p>
          </table:table-cell>
          <table:table-cell office:value-type="string">
            <text:p>15199.0</text:p>
          </table:table-cell>
          <table:table-cell office:value-type="string">
            <text:p>8734.0</text:p>
          </table:table-cell>
          <table:table-cell office:value-type="string">
            <text:p>905.0</text:p>
          </table:table-cell>
          <table:table-cell office:value-type="string">
            <text:p>5759.0</text:p>
          </table:table-cell>
          <table:table-cell office:value-type="string">
            <text:p>137280</text:p>
          </table:table-cell>
          <table:table-cell office:value-type="string">
            <text:p>84711.6</text:p>
          </table:table-cell>
          <table:table-cell office:value-type="string">
            <text:p>2.37422</text:p>
          </table:table-cell>
          <table:table-cell office:value-type="string">
            <text:p>1073760.0</text:p>
          </table:table-cell>
          <table:table-cell office:value-type="string">
            <text:p>1051529.0</text:p>
          </table:table-cell>
          <table:table-cell office:value-type="string">
            <text:p>1051212.726772</text:p>
          </table:table-cell>
          <table:table-cell office:value-type="string">
            <text:p>426751.328468</text:p>
          </table:table-cell>
          <table:table-cell office:value-type="string">
            <text:p>943928.726772</text:p>
          </table:table-cell>
          <table:table-cell office:value-type="string">
            <text:p>925047.726772</text:p>
          </table:table-cell>
          <table:table-cell office:value-type="string">
            <text:p>1394614.866562</text:p>
          </table:table-cell>
        </table:table-row>
        <table:table-row>
          <table:table-cell office:value-type="string">
            <text:p>d26</text:p>
          </table:table-cell>
          <table:table-cell office:value-type="string">
            <text:p>1889.0</text:p>
          </table:table-cell>
          <table:table-cell office:value-type="string">
            <text:p>4059.0</text:p>
          </table:table-cell>
          <table:table-cell office:value-type="string">
            <text:p>3300.0</text:p>
          </table:table-cell>
          <table:table-cell office:value-type="string">
            <text:p>2807.0</text:p>
          </table:table-cell>
          <table:table-cell office:value-type="string">
            <text:p>4107.0</text:p>
          </table:table-cell>
          <table:table-cell office:value-type="string">
            <text:p>6687.0</text:p>
          </table:table-cell>
          <table:table-cell office:value-type="string">
            <text:p>7596.0</text:p>
          </table:table-cell>
          <table:table-cell office:value-type="string">
            <text:p>181.0</text:p>
          </table:table-cell>
          <table:table-cell office:value-type="string">
            <text:p>7524.0</text:p>
          </table:table-cell>
          <table:table-cell office:value-type="string">
            <text:p>6396.0</text:p>
          </table:table-cell>
          <table:table-cell office:value-type="string">
            <text:p>1695.0</text:p>
          </table:table-cell>
          <table:table-cell office:value-type="string">
            <text:p>2260.0</text:p>
          </table:table-cell>
          <table:table-cell office:value-type="string">
            <text:p>6997.0</text:p>
          </table:table-cell>
          <table:table-cell office:value-type="string">
            <text:p>2165.0</text:p>
          </table:table-cell>
          <table:table-cell office:value-type="string">
            <text:p>2869.0</text:p>
          </table:table-cell>
          <table:table-cell office:value-type="string">
            <text:p>2067.0</text:p>
          </table:table-cell>
          <table:table-cell office:value-type="string">
            <text:p>2051.0</text:p>
          </table:table-cell>
          <table:table-cell office:value-type="string">
            <text:p>2278.0</text:p>
          </table:table-cell>
          <table:table-cell office:value-type="string">
            <text:p>1363.0</text:p>
          </table:table-cell>
          <table:table-cell office:value-type="string">
            <text:p>7479.0</text:p>
          </table:table-cell>
          <table:table-cell office:value-type="string">
            <text:p>1694.0</text:p>
          </table:table-cell>
          <table:table-cell office:value-type="string">
            <text:p>7816.0</text:p>
          </table:table-cell>
          <table:table-cell office:value-type="string">
            <text:p>5211.0</text:p>
          </table:table-cell>
          <table:table-cell office:value-type="string">
            <text:p>1416.0</text:p>
          </table:table-cell>
          <table:table-cell office:value-type="string">
            <text:p>8715.0</text:p>
          </table:table-cell>
          <table:table-cell office:value-type="string">
            <text:p>19207.0</text:p>
          </table:table-cell>
          <table:table-cell office:value-type="string">
            <text:p>9160.0</text:p>
          </table:table-cell>
          <table:table-cell office:value-type="string">
            <text:p>11777.0</text:p>
          </table:table-cell>
          <table:table-cell office:value-type="string">
            <text:p>5494.0</text:p>
          </table:table-cell>
          <table:table-cell office:value-type="string">
            <text:p>419.0</text:p>
          </table:table-cell>
          <table:table-cell office:value-type="string">
            <text:p>2091.0</text:p>
          </table:table-cell>
          <table:table-cell office:value-type="string">
            <text:p>129923</text:p>
          </table:table-cell>
          <table:table-cell office:value-type="string">
            <text:p>95243.7</text:p>
          </table:table-cell>
          <table:table-cell office:value-type="string">
            <text:p>1.66043</text:p>
          </table:table-cell>
          <table:table-cell office:value-type="string">
            <text:p>1466898.0</text:p>
          </table:table-cell>
          <table:table-cell office:value-type="string">
            <text:p>1439825.0</text:p>
          </table:table-cell>
          <table:table-cell office:value-type="string">
            <text:p>1442388.825665</text:p>
          </table:table-cell>
          <table:table-cell office:value-type="string">
            <text:p>291285.01322</text:p>
          </table:table-cell>
          <table:table-cell office:value-type="string">
            <text:p>1317647.825665</text:p>
          </table:table-cell>
          <table:table-cell office:value-type="string">
            <text:p>1295080.825665</text:p>
          </table:table-cell>
          <table:table-cell office:value-type="string">
            <text:p>1758180.70476</text:p>
          </table:table-cell>
        </table:table-row>
        <table:table-row>
          <table:table-cell office:value-type="string">
            <text:p>d27</text:p>
          </table:table-cell>
          <table:table-cell office:value-type="string">
            <text:p>2588.0</text:p>
          </table:table-cell>
          <table:table-cell office:value-type="string">
            <text:p>6000.0</text:p>
          </table:table-cell>
          <table:table-cell office:value-type="string">
            <text:p>3565.0</text:p>
          </table:table-cell>
          <table:table-cell office:value-type="string">
            <text:p>2036.0</text:p>
          </table:table-cell>
          <table:table-cell office:value-type="string">
            <text:p>7186.0</text:p>
          </table:table-cell>
          <table:table-cell office:value-type="string">
            <text:p>16148.0</text:p>
          </table:table-cell>
          <table:table-cell office:value-type="string">
            <text:p>11956.0</text:p>
          </table:table-cell>
          <table:table-cell office:value-type="string">
            <text:p>2203.0</text:p>
          </table:table-cell>
          <table:table-cell office:value-type="string">
            <text:p>11488.0</text:p>
          </table:table-cell>
          <table:table-cell office:value-type="string">
            <text:p>8285.0</text:p>
          </table:table-cell>
          <table:table-cell office:value-type="string">
            <text:p>8017.0</text:p>
          </table:table-cell>
          <table:table-cell office:value-type="string">
            <text:p>4412.0</text:p>
          </table:table-cell>
          <table:table-cell office:value-type="string">
            <text:p>13428.0</text:p>
          </table:table-cell>
          <table:table-cell office:value-type="string">
            <text:p>2398.0</text:p>
          </table:table-cell>
          <table:table-cell office:value-type="string">
            <text:p>3890.0</text:p>
          </table:table-cell>
          <table:table-cell office:value-type="string">
            <text:p>4651.0</text:p>
          </table:table-cell>
          <table:table-cell office:value-type="string">
            <text:p>1995.0</text:p>
          </table:table-cell>
          <table:table-cell office:value-type="string">
            <text:p>4379.0</text:p>
          </table:table-cell>
          <table:table-cell office:value-type="string">
            <text:p>1771.0</text:p>
          </table:table-cell>
          <table:table-cell office:value-type="string">
            <text:p>11682.0</text:p>
          </table:table-cell>
          <table:table-cell office:value-type="string">
            <text:p>3766.0</text:p>
          </table:table-cell>
          <table:table-cell office:value-type="string">
            <text:p>14312.0</text:p>
          </table:table-cell>
          <table:table-cell office:value-type="string">
            <text:p>9903.0</text:p>
          </table:table-cell>
          <table:table-cell office:value-type="string">
            <text:p>2398.0</text:p>
          </table:table-cell>
          <table:table-cell office:value-type="string">
            <text:p>10341.0</text:p>
          </table:table-cell>
          <table:table-cell office:value-type="string">
            <text:p>27071.0</text:p>
          </table:table-cell>
          <table:table-cell office:value-type="string">
            <text:p>8970.0</text:p>
          </table:table-cell>
          <table:table-cell office:value-type="string">
            <text:p>16191.0</text:p>
          </table:table-cell>
          <table:table-cell office:value-type="string">
            <text:p>9187.0</text:p>
          </table:table-cell>
          <table:table-cell office:value-type="string">
            <text:p>911.0</text:p>
          </table:table-cell>
          <table:table-cell office:value-type="string">
            <text:p>6802.0</text:p>
          </table:table-cell>
          <table:table-cell office:value-type="string">
            <text:p>148904</text:p>
          </table:table-cell>
          <table:table-cell office:value-type="string">
            <text:p>90839.1</text:p>
          </table:table-cell>
          <table:table-cell office:value-type="string">
            <text:p>2.45232</text:p>
          </table:table-cell>
          <table:table-cell office:value-type="string">
            <text:p>1194167.0</text:p>
          </table:table-cell>
          <table:table-cell office:value-type="string">
            <text:p>1181995.0</text:p>
          </table:table-cell>
          <table:table-cell office:value-type="string">
            <text:p>1182298.732157</text:p>
          </table:table-cell>
          <table:table-cell office:value-type="string">
            <text:p>469803.37138</text:p>
          </table:table-cell>
          <table:table-cell office:value-type="string">
            <text:p>1050250.732157</text:p>
          </table:table-cell>
          <table:table-cell office:value-type="string">
            <text:p>1041869.732157</text:p>
          </table:table-cell>
          <table:table-cell office:value-type="string">
            <text:p>1619767.188621</text:p>
          </table:table-cell>
        </table:table-row>
        <table:table-row>
          <table:table-cell office:value-type="string">
            <text:p>d28</text:p>
          </table:table-cell>
          <table:table-cell office:value-type="string">
            <text:p>2294.0</text:p>
          </table:table-cell>
          <table:table-cell office:value-type="string">
            <text:p>5924.0</text:p>
          </table:table-cell>
          <table:table-cell office:value-type="string">
            <text:p>4339.0</text:p>
          </table:table-cell>
          <table:table-cell office:value-type="string">
            <text:p>1961.0</text:p>
          </table:table-cell>
          <table:table-cell office:value-type="string">
            <text:p>9022.0</text:p>
          </table:table-cell>
          <table:table-cell office:value-type="string">
            <text:p>17293.0</text:p>
          </table:table-cell>
          <table:table-cell office:value-type="string">
            <text:p>11568.0</text:p>
          </table:table-cell>
          <table:table-cell office:value-type="string">
            <text:p>3241.0</text:p>
          </table:table-cell>
          <table:table-cell office:value-type="string">
            <text:p>11741.0</text:p>
          </table:table-cell>
          <table:table-cell office:value-type="string">
            <text:p>7948.0</text:p>
          </table:table-cell>
          <table:table-cell office:value-type="string">
            <text:p>5838.0</text:p>
          </table:table-cell>
          <table:table-cell office:value-type="string">
            <text:p>4151.0</text:p>
          </table:table-cell>
          <table:table-cell office:value-type="string">
            <text:p>12925.0</text:p>
          </table:table-cell>
          <table:table-cell office:value-type="string">
            <text:p>1905.0</text:p>
          </table:table-cell>
          <table:table-cell office:value-type="string">
            <text:p>3619.0</text:p>
          </table:table-cell>
          <table:table-cell office:value-type="string">
            <text:p>4238.0</text:p>
          </table:table-cell>
          <table:table-cell office:value-type="string">
            <text:p>2220.0</text:p>
          </table:table-cell>
          <table:table-cell office:value-type="string">
            <text:p>4349.0</text:p>
          </table:table-cell>
          <table:table-cell office:value-type="string">
            <text:p>2251.0</text:p>
          </table:table-cell>
          <table:table-cell office:value-type="string">
            <text:p>10620.0</text:p>
          </table:table-cell>
          <table:table-cell office:value-type="string">
            <text:p>3226.0</text:p>
          </table:table-cell>
          <table:table-cell office:value-type="string">
            <text:p>13087.0</text:p>
          </table:table-cell>
          <table:table-cell office:value-type="string">
            <text:p>11731.0</text:p>
          </table:table-cell>
          <table:table-cell office:value-type="string">
            <text:p>2625.0</text:p>
          </table:table-cell>
          <table:table-cell office:value-type="string">
            <text:p>10940.0</text:p>
          </table:table-cell>
          <table:table-cell office:value-type="string">
            <text:p>23370.0</text:p>
          </table:table-cell>
          <table:table-cell office:value-type="string">
            <text:p>11391.0</text:p>
          </table:table-cell>
          <table:table-cell office:value-type="string">
            <text:p>15808.0</text:p>
          </table:table-cell>
          <table:table-cell office:value-type="string">
            <text:p>10468.0</text:p>
          </table:table-cell>
          <table:table-cell office:value-type="string">
            <text:p>1231.0</text:p>
          </table:table-cell>
          <table:table-cell office:value-type="string">
            <text:p>6449.0</text:p>
          </table:table-cell>
          <table:table-cell office:value-type="string">
            <text:p>153011</text:p>
          </table:table-cell>
          <table:table-cell office:value-type="string">
            <text:p>91494.6</text:p>
          </table:table-cell>
          <table:table-cell office:value-type="string">
            <text:p>2.41354</text:p>
          </table:table-cell>
          <table:table-cell office:value-type="string">
            <text:p>1182422.0</text:p>
          </table:table-cell>
          <table:table-cell office:value-type="string">
            <text:p>1153100.0</text:p>
          </table:table-cell>
          <table:table-cell office:value-type="string">
            <text:p>1153103.777601</text:p>
          </table:table-cell>
          <table:table-cell office:value-type="string">
            <text:p>477796.310555</text:p>
          </table:table-cell>
          <table:table-cell office:value-type="string">
            <text:p>1019732.777601</text:p>
          </table:table-cell>
          <table:table-cell office:value-type="string">
            <text:p>996488.777601</text:p>
          </table:table-cell>
          <table:table-cell office:value-type="string">
            <text:p>1641543.379522</text:p>
          </table:table-cell>
        </table:table-row>
        <table:table-row>
          <table:table-cell office:value-type="string">
            <text:p>d29</text:p>
          </table:table-cell>
          <table:table-cell office:value-type="string">
            <text:p>2727.0</text:p>
          </table:table-cell>
          <table:table-cell office:value-type="string">
            <text:p>5190.0</text:p>
          </table:table-cell>
          <table:table-cell office:value-type="string">
            <text:p>3767.0</text:p>
          </table:table-cell>
          <table:table-cell office:value-type="string">
            <text:p>1794.0</text:p>
          </table:table-cell>
          <table:table-cell office:value-type="string">
            <text:p>7763.0</text:p>
          </table:table-cell>
          <table:table-cell office:value-type="string">
            <text:p>13927.0</text:p>
          </table:table-cell>
          <table:table-cell office:value-type="string">
            <text:p>13135.0</text:p>
          </table:table-cell>
          <table:table-cell office:value-type="string">
            <text:p>2788.0</text:p>
          </table:table-cell>
          <table:table-cell office:value-type="string">
            <text:p>12202.0</text:p>
          </table:table-cell>
          <table:table-cell office:value-type="string">
            <text:p>9142.0</text:p>
          </table:table-cell>
          <table:table-cell office:value-type="string">
            <text:p>7053.0</text:p>
          </table:table-cell>
          <table:table-cell office:value-type="string">
            <text:p>4736.0</text:p>
          </table:table-cell>
          <table:table-cell office:value-type="string">
            <text:p>13845.0</text:p>
          </table:table-cell>
          <table:table-cell office:value-type="string">
            <text:p>2369.0</text:p>
          </table:table-cell>
          <table:table-cell office:value-type="string">
            <text:p>4530.0</text:p>
          </table:table-cell>
          <table:table-cell office:value-type="string">
            <text:p>4281.0</text:p>
          </table:table-cell>
          <table:table-cell office:value-type="string">
            <text:p>1892.0</text:p>
          </table:table-cell>
          <table:table-cell office:value-type="string">
            <text:p>4463.0</text:p>
          </table:table-cell>
          <table:table-cell office:value-type="string">
            <text:p>1820.0</text:p>
          </table:table-cell>
          <table:table-cell office:value-type="string">
            <text:p>9529.0</text:p>
          </table:table-cell>
          <table:table-cell office:value-type="string">
            <text:p>4592.0</text:p>
          </table:table-cell>
          <table:table-cell office:value-type="string">
            <text:p>12773.0</text:p>
          </table:table-cell>
          <table:table-cell office:value-type="string">
            <text:p>11227.0</text:p>
          </table:table-cell>
          <table:table-cell office:value-type="string">
            <text:p>2854.0</text:p>
          </table:table-cell>
          <table:table-cell office:value-type="string">
            <text:p>11520.0</text:p>
          </table:table-cell>
          <table:table-cell office:value-type="string">
            <text:p>25795.0</text:p>
          </table:table-cell>
          <table:table-cell office:value-type="string">
            <text:p>10995.0</text:p>
          </table:table-cell>
          <table:table-cell office:value-type="string">
            <text:p>16784.0</text:p>
          </table:table-cell>
          <table:table-cell office:value-type="string">
            <text:p>9506.0</text:p>
          </table:table-cell>
          <table:table-cell office:value-type="string">
            <text:p>990.0</text:p>
          </table:table-cell>
          <table:table-cell office:value-type="string">
            <text:p>6378.0</text:p>
          </table:table-cell>
          <table:table-cell office:value-type="string">
            <text:p>146163</text:p>
          </table:table-cell>
          <table:table-cell office:value-type="string">
            <text:p>90308.1</text:p>
          </table:table-cell>
          <table:table-cell office:value-type="string">
            <text:p>2.43761</text:p>
          </table:table-cell>
          <table:table-cell office:value-type="string">
            <text:p>1119049.0</text:p>
          </table:table-cell>
          <table:table-cell office:value-type="string">
            <text:p>1095151.0</text:p>
          </table:table-cell>
          <table:table-cell office:value-type="string">
            <text:p>1094898.608974</text:p>
          </table:table-cell>
          <table:table-cell office:value-type="string">
            <text:p>478636.87355</text:p>
          </table:table-cell>
          <table:table-cell office:value-type="string">
            <text:p>975472.608974</text:p>
          </table:table-cell>
          <table:table-cell office:value-type="string">
            <text:p>956579.608974</text:p>
          </table:table-cell>
          <table:table-cell office:value-type="string">
            <text:p>1639969.008431</text:p>
          </table:table-cell>
        </table:table-row>
        <table:table-row>
          <table:table-cell office:value-type="string">
            <text:p>d30</text:p>
          </table:table-cell>
          <table:table-cell office:value-type="string">
            <text:p>2267.0</text:p>
          </table:table-cell>
          <table:table-cell office:value-type="string">
            <text:p>5490.0</text:p>
          </table:table-cell>
          <table:table-cell office:value-type="string">
            <text:p>3573.0</text:p>
          </table:table-cell>
          <table:table-cell office:value-type="string">
            <text:p>1569.0</text:p>
          </table:table-cell>
          <table:table-cell office:value-type="string">
            <text:p>6973.0</text:p>
          </table:table-cell>
          <table:table-cell office:value-type="string">
            <text:p>12976.0</text:p>
          </table:table-cell>
          <table:table-cell office:value-type="string">
            <text:p>11605.0</text:p>
          </table:table-cell>
          <table:table-cell office:value-type="string">
            <text:p>2077.0</text:p>
          </table:table-cell>
          <table:table-cell office:value-type="string">
            <text:p>10870.0</text:p>
          </table:table-cell>
          <table:table-cell office:value-type="string">
            <text:p>7191.0</text:p>
          </table:table-cell>
          <table:table-cell office:value-type="string">
            <text:p>6601.0</text:p>
          </table:table-cell>
          <table:table-cell office:value-type="string">
            <text:p>3419.0</text:p>
          </table:table-cell>
          <table:table-cell office:value-type="string">
            <text:p>10253.0</text:p>
          </table:table-cell>
          <table:table-cell office:value-type="string">
            <text:p>1998.0</text:p>
          </table:table-cell>
          <table:table-cell office:value-type="string">
            <text:p>3932.0</text:p>
          </table:table-cell>
          <table:table-cell office:value-type="string">
            <text:p>2933.0</text:p>
          </table:table-cell>
          <table:table-cell office:value-type="string">
            <text:p>1508.0</text:p>
          </table:table-cell>
          <table:table-cell office:value-type="string">
            <text:p>2624.0</text:p>
          </table:table-cell>
          <table:table-cell office:value-type="string">
            <text:p>1735.0</text:p>
          </table:table-cell>
          <table:table-cell office:value-type="string">
            <text:p>9823.0</text:p>
          </table:table-cell>
          <table:table-cell office:value-type="string">
            <text:p>3612.0</text:p>
          </table:table-cell>
          <table:table-cell office:value-type="string">
            <text:p>11485.0</text:p>
          </table:table-cell>
          <table:table-cell office:value-type="string">
            <text:p>8281.0</text:p>
          </table:table-cell>
          <table:table-cell office:value-type="string">
            <text:p>2702.0</text:p>
          </table:table-cell>
          <table:table-cell office:value-type="string">
            <text:p>9155.0</text:p>
          </table:table-cell>
          <table:table-cell office:value-type="string">
            <text:p>21973.0</text:p>
          </table:table-cell>
          <table:table-cell office:value-type="string">
            <text:p>8471.0</text:p>
          </table:table-cell>
          <table:table-cell office:value-type="string">
            <text:p>13750.0</text:p>
          </table:table-cell>
          <table:table-cell office:value-type="string">
            <text:p>7678.0</text:p>
          </table:table-cell>
          <table:table-cell office:value-type="string">
            <text:p>829.0</text:p>
          </table:table-cell>
          <table:table-cell office:value-type="string">
            <text:p>5969.0</text:p>
          </table:table-cell>
          <table:table-cell office:value-type="string">
            <text:p>129193</text:p>
          </table:table-cell>
          <table:table-cell office:value-type="string">
            <text:p>77565.5</text:p>
          </table:table-cell>
          <table:table-cell office:value-type="string">
            <text:p>2.43134</text:p>
          </table:table-cell>
          <table:table-cell office:value-type="string">
            <text:p>998617.0</text:p>
          </table:table-cell>
          <table:table-cell office:value-type="string">
            <text:p>975218.0</text:p>
          </table:table-cell>
          <table:table-cell office:value-type="string">
            <text:p>975274.203001</text:p>
          </table:table-cell>
          <table:table-cell office:value-type="string">
            <text:p>400646.609539</text:p>
          </table:table-cell>
          <table:table-cell office:value-type="string">
            <text:p>863073.203001</text:p>
          </table:table-cell>
          <table:table-cell office:value-type="string">
            <text:p>843442.203001</text:p>
          </table:table-cell>
          <table:table-cell office:value-type="string">
            <text:p>1414622.39607</text:p>
          </table:table-cell>
        </table:table-row>
        <table:table-row>
          <table:table-cell office:value-type="string">
            <text:p>d31</text:p>
          </table:table-cell>
          <table:table-cell office:value-type="string">
            <text:p>2242.0</text:p>
          </table:table-cell>
          <table:table-cell office:value-type="string">
            <text:p>5591.0</text:p>
          </table:table-cell>
          <table:table-cell office:value-type="string">
            <text:p>3383.0</text:p>
          </table:table-cell>
          <table:table-cell office:value-type="string">
            <text:p>1750.0</text:p>
          </table:table-cell>
          <table:table-cell office:value-type="string">
            <text:p>8050.0</text:p>
          </table:table-cell>
          <table:table-cell office:value-type="string">
            <text:p>14357.0</text:p>
          </table:table-cell>
          <table:table-cell office:value-type="string">
            <text:p>12356.0</text:p>
          </table:table-cell>
          <table:table-cell office:value-type="string">
            <text:p>2611.0</text:p>
          </table:table-cell>
          <table:table-cell office:value-type="string">
            <text:p>11869.0</text:p>
          </table:table-cell>
          <table:table-cell office:value-type="string">
            <text:p>8281.0</text:p>
          </table:table-cell>
          <table:table-cell office:value-type="string">
            <text:p>6638.0</text:p>
          </table:table-cell>
          <table:table-cell office:value-type="string">
            <text:p>4176.0</text:p>
          </table:table-cell>
          <table:table-cell office:value-type="string">
            <text:p>12389.0</text:p>
          </table:table-cell>
          <table:table-cell office:value-type="string">
            <text:p>1930.0</text:p>
          </table:table-cell>
          <table:table-cell office:value-type="string">
            <text:p>3715.0</text:p>
          </table:table-cell>
          <table:table-cell office:value-type="string">
            <text:p>3895.0</text:p>
          </table:table-cell>
          <table:table-cell office:value-type="string">
            <text:p>1959.0</text:p>
          </table:table-cell>
          <table:table-cell office:value-type="string">
            <text:p>3599.0</text:p>
          </table:table-cell>
          <table:table-cell office:value-type="string">
            <text:p>2356.0</text:p>
          </table:table-cell>
          <table:table-cell office:value-type="string">
            <text:p>8726.0</text:p>
          </table:table-cell>
          <table:table-cell office:value-type="string">
            <text:p>3178.0</text:p>
          </table:table-cell>
          <table:table-cell office:value-type="string">
            <text:p>12090.0</text:p>
          </table:table-cell>
          <table:table-cell office:value-type="string">
            <text:p>10525.0</text:p>
          </table:table-cell>
          <table:table-cell office:value-type="string">
            <text:p>2561.0</text:p>
          </table:table-cell>
          <table:table-cell office:value-type="string">
            <text:p>11984.0</text:p>
          </table:table-cell>
          <table:table-cell office:value-type="string">
            <text:p>24560.0</text:p>
          </table:table-cell>
          <table:table-cell office:value-type="string">
            <text:p>11562.0</text:p>
          </table:table-cell>
          <table:table-cell office:value-type="string">
            <text:p>14887.0</text:p>
          </table:table-cell>
          <table:table-cell office:value-type="string">
            <text:p>10407.0</text:p>
          </table:table-cell>
          <table:table-cell office:value-type="string">
            <text:p>893.0</text:p>
          </table:table-cell>
          <table:table-cell office:value-type="string">
            <text:p>5814.0</text:p>
          </table:table-cell>
          <table:table-cell office:value-type="string">
            <text:p>122252</text:p>
          </table:table-cell>
          <table:table-cell office:value-type="string">
            <text:p>78527.2</text:p>
          </table:table-cell>
          <table:table-cell office:value-type="string">
            <text:p>2.58544</text:p>
          </table:table-cell>
          <table:table-cell office:value-type="string">
            <text:p>1027785.0</text:p>
          </table:table-cell>
          <table:table-cell office:value-type="string">
            <text:p>1010725.0</text:p>
          </table:table-cell>
          <table:table-cell office:value-type="string">
            <text:p>1010428.06372</text:p>
          </table:table-cell>
          <table:table-cell office:value-type="string">
            <text:p>454232.017904</text:p>
          </table:table-cell>
          <table:table-cell office:value-type="string">
            <text:p>899143.06372</text:p>
          </table:table-cell>
          <table:table-cell office:value-type="string">
            <text:p>885476.06372</text:p>
          </table:table-cell>
          <table:table-cell office:value-type="string">
            <text:p>1368672.265381</text:p>
          </table:table-cell>
        </table:table-row>
        <table:table-row>
          <table:table-cell office:value-type="string">
            <text:p>d32</text:p>
          </table:table-cell>
          <table:table-cell office:value-type="string">
            <text:p>2517.0</text:p>
          </table:table-cell>
          <table:table-cell office:value-type="string">
            <text:p>6546.0</text:p>
          </table:table-cell>
          <table:table-cell office:value-type="string">
            <text:p>4377.0</text:p>
          </table:table-cell>
          <table:table-cell office:value-type="string">
            <text:p>2044.0</text:p>
          </table:table-cell>
          <table:table-cell office:value-type="string">
            <text:p>7080.0</text:p>
          </table:table-cell>
          <table:table-cell office:value-type="string">
            <text:p>11718.0</text:p>
          </table:table-cell>
          <table:table-cell office:value-type="string">
            <text:p>12238.0</text:p>
          </table:table-cell>
          <table:table-cell office:value-type="string">
            <text:p>1750.0</text:p>
          </table:table-cell>
          <table:table-cell office:value-type="string">
            <text:p>10051.0</text:p>
          </table:table-cell>
          <table:table-cell office:value-type="string">
            <text:p>7583.0</text:p>
          </table:table-cell>
          <table:table-cell office:value-type="string">
            <text:p>5132.0</text:p>
          </table:table-cell>
          <table:table-cell office:value-type="string">
            <text:p>3706.0</text:p>
          </table:table-cell>
          <table:table-cell office:value-type="string">
            <text:p>12554.0</text:p>
          </table:table-cell>
          <table:table-cell office:value-type="string">
            <text:p>1936.0</text:p>
          </table:table-cell>
          <table:table-cell office:value-type="string">
            <text:p>3536.0</text:p>
          </table:table-cell>
          <table:table-cell office:value-type="string">
            <text:p>4506.0</text:p>
          </table:table-cell>
          <table:table-cell office:value-type="string">
            <text:p>2042.0</text:p>
          </table:table-cell>
          <table:table-cell office:value-type="string">
            <text:p>5102.0</text:p>
          </table:table-cell>
          <table:table-cell office:value-type="string">
            <text:p>2387.0</text:p>
          </table:table-cell>
          <table:table-cell office:value-type="string">
            <text:p>9946.0</text:p>
          </table:table-cell>
          <table:table-cell office:value-type="string">
            <text:p>3140.0</text:p>
          </table:table-cell>
          <table:table-cell office:value-type="string">
            <text:p>10067.0</text:p>
          </table:table-cell>
          <table:table-cell office:value-type="string">
            <text:p>9637.0</text:p>
          </table:table-cell>
          <table:table-cell office:value-type="string">
            <text:p>2039.0</text:p>
          </table:table-cell>
          <table:table-cell office:value-type="string">
            <text:p>12058.0</text:p>
          </table:table-cell>
          <table:table-cell office:value-type="string">
            <text:p>23846.0</text:p>
          </table:table-cell>
          <table:table-cell office:value-type="string">
            <text:p>8611.0</text:p>
          </table:table-cell>
          <table:table-cell office:value-type="string">
            <text:p>14452.0</text:p>
          </table:table-cell>
          <table:table-cell office:value-type="string">
            <text:p>9502.0</text:p>
          </table:table-cell>
          <table:table-cell office:value-type="string">
            <text:p>887.0</text:p>
          </table:table-cell>
          <table:table-cell office:value-type="string">
            <text:p>5874.0</text:p>
          </table:table-cell>
          <table:table-cell office:value-type="string">
            <text:p>151731</text:p>
          </table:table-cell>
          <table:table-cell office:value-type="string">
            <text:p>88541.9</text:p>
          </table:table-cell>
          <table:table-cell office:value-type="string">
            <text:p>2.31854</text:p>
          </table:table-cell>
          <table:table-cell office:value-type="string">
            <text:p>1117304.0</text:p>
          </table:table-cell>
          <table:table-cell office:value-type="string">
            <text:p>1100993.0</text:p>
          </table:table-cell>
          <table:table-cell office:value-type="string">
            <text:p>1101993.286662</text:p>
          </table:table-cell>
          <table:table-cell office:value-type="string">
            <text:p>431728.176041</text:p>
          </table:table-cell>
          <table:table-cell office:value-type="string">
            <text:p>987194.286662</text:p>
          </table:table-cell>
          <table:table-cell office:value-type="string">
            <text:p>974345.286662</text:p>
          </table:table-cell>
          <table:table-cell office:value-type="string">
            <text:p>1462383.529751</text:p>
          </table:table-cell>
        </table:table-row>
        <table:table-row>
          <table:table-cell office:value-type="string">
            <text:p>d33</text:p>
          </table:table-cell>
          <table:table-cell office:value-type="string">
            <text:p>2932.0</text:p>
          </table:table-cell>
          <table:table-cell office:value-type="string">
            <text:p>5732.0</text:p>
          </table:table-cell>
          <table:table-cell office:value-type="string">
            <text:p>3725.0</text:p>
          </table:table-cell>
          <table:table-cell office:value-type="string">
            <text:p>1698.0</text:p>
          </table:table-cell>
          <table:table-cell office:value-type="string">
            <text:p>7610.0</text:p>
          </table:table-cell>
          <table:table-cell office:value-type="string">
            <text:p>11334.0</text:p>
          </table:table-cell>
          <table:table-cell office:value-type="string">
            <text:p>11332.0</text:p>
          </table:table-cell>
          <table:table-cell office:value-type="string">
            <text:p>2224.0</text:p>
          </table:table-cell>
          <table:table-cell office:value-type="string">
            <text:p>11454.0</text:p>
          </table:table-cell>
          <table:table-cell office:value-type="string">
            <text:p>7280.0</text:p>
          </table:table-cell>
          <table:table-cell office:value-type="string">
            <text:p>6405.0</text:p>
          </table:table-cell>
          <table:table-cell office:value-type="string">
            <text:p>4426.0</text:p>
          </table:table-cell>
          <table:table-cell office:value-type="string">
            <text:p>10553.0</text:p>
          </table:table-cell>
          <table:table-cell office:value-type="string">
            <text:p>1911.0</text:p>
          </table:table-cell>
          <table:table-cell office:value-type="string">
            <text:p>3752.0</text:p>
          </table:table-cell>
          <table:table-cell office:value-type="string">
            <text:p>3717.0</text:p>
          </table:table-cell>
          <table:table-cell office:value-type="string">
            <text:p>1661.0</text:p>
          </table:table-cell>
          <table:table-cell office:value-type="string">
            <text:p>3607.0</text:p>
          </table:table-cell>
          <table:table-cell office:value-type="string">
            <text:p>2104.0</text:p>
          </table:table-cell>
          <table:table-cell office:value-type="string">
            <text:p>8589.0</text:p>
          </table:table-cell>
          <table:table-cell office:value-type="string">
            <text:p>3401.0</text:p>
          </table:table-cell>
          <table:table-cell office:value-type="string">
            <text:p>12271.0</text:p>
          </table:table-cell>
          <table:table-cell office:value-type="string">
            <text:p>9714.0</text:p>
          </table:table-cell>
          <table:table-cell office:value-type="string">
            <text:p>2345.0</text:p>
          </table:table-cell>
          <table:table-cell office:value-type="string">
            <text:p>10641.0</text:p>
          </table:table-cell>
          <table:table-cell office:value-type="string">
            <text:p>22922.0</text:p>
          </table:table-cell>
          <table:table-cell office:value-type="string">
            <text:p>10274.0</text:p>
          </table:table-cell>
          <table:table-cell office:value-type="string">
            <text:p>13412.0</text:p>
          </table:table-cell>
          <table:table-cell office:value-type="string">
            <text:p>9591.0</text:p>
          </table:table-cell>
          <table:table-cell office:value-type="string">
            <text:p>772.0</text:p>
          </table:table-cell>
          <table:table-cell office:value-type="string">
            <text:p>5903.0</text:p>
          </table:table-cell>
          <table:table-cell office:value-type="string">
            <text:p>132418</text:p>
          </table:table-cell>
          <table:table-cell office:value-type="string">
            <text:p>82696.7</text:p>
          </table:table-cell>
          <table:table-cell office:value-type="string">
            <text:p>2.40309</text:p>
          </table:table-cell>
          <table:table-cell office:value-type="string">
            <text:p>1065930.0</text:p>
          </table:table-cell>
          <table:table-cell office:value-type="string">
            <text:p>1026885.0</text:p>
          </table:table-cell>
          <table:table-cell office:value-type="string">
            <text:p>1026292.401434</text:p>
          </table:table-cell>
          <table:table-cell office:value-type="string">
            <text:p>421082.268623</text:p>
          </table:table-cell>
          <table:table-cell office:value-type="string">
            <text:p>945082.401434</text:p>
          </table:table-cell>
          <table:table-cell office:value-type="string">
            <text:p>911259.401434</text:p>
          </table:table-cell>
          <table:table-cell office:value-type="string">
            <text:p>1440111.160892</text:p>
          </table:table-cell>
        </table:table-row>
        <table:table-row>
          <table:table-cell office:value-type="string">
            <text:p>d35</text:p>
          </table:table-cell>
          <table:table-cell office:value-type="string">
            <text:p>2178.0</text:p>
          </table:table-cell>
          <table:table-cell office:value-type="string">
            <text:p>5184.0</text:p>
          </table:table-cell>
          <table:table-cell office:value-type="string">
            <text:p>4754.0</text:p>
          </table:table-cell>
          <table:table-cell office:value-type="string">
            <text:p>1452.0</text:p>
          </table:table-cell>
          <table:table-cell office:value-type="string">
            <text:p>6735.0</text:p>
          </table:table-cell>
          <table:table-cell office:value-type="string">
            <text:p>12843.0</text:p>
          </table:table-cell>
          <table:table-cell office:value-type="string">
            <text:p>10647.0</text:p>
          </table:table-cell>
          <table:table-cell office:value-type="string">
            <text:p>2308.0</text:p>
          </table:table-cell>
          <table:table-cell office:value-type="string">
            <text:p>13627.0</text:p>
          </table:table-cell>
          <table:table-cell office:value-type="string">
            <text:p>7921.0</text:p>
          </table:table-cell>
          <table:table-cell office:value-type="string">
            <text:p>7096.0</text:p>
          </table:table-cell>
          <table:table-cell office:value-type="string">
            <text:p>3975.0</text:p>
          </table:table-cell>
          <table:table-cell office:value-type="string">
            <text:p>11629.0</text:p>
          </table:table-cell>
          <table:table-cell office:value-type="string">
            <text:p>1696.0</text:p>
          </table:table-cell>
          <table:table-cell office:value-type="string">
            <text:p>3968.0</text:p>
          </table:table-cell>
          <table:table-cell office:value-type="string">
            <text:p>3879.0</text:p>
          </table:table-cell>
          <table:table-cell office:value-type="string">
            <text:p>1655.0</text:p>
          </table:table-cell>
          <table:table-cell office:value-type="string">
            <text:p>3843.0</text:p>
          </table:table-cell>
          <table:table-cell office:value-type="string">
            <text:p>3587.0</text:p>
          </table:table-cell>
          <table:table-cell office:value-type="string">
            <text:p>9629.0</text:p>
          </table:table-cell>
          <table:table-cell office:value-type="string">
            <text:p>3021.0</text:p>
          </table:table-cell>
          <table:table-cell office:value-type="string">
            <text:p>11861.0</text:p>
          </table:table-cell>
          <table:table-cell office:value-type="string">
            <text:p>8754.0</text:p>
          </table:table-cell>
          <table:table-cell office:value-type="string">
            <text:p>1915.0</text:p>
          </table:table-cell>
          <table:table-cell office:value-type="string">
            <text:p>9273.0</text:p>
          </table:table-cell>
          <table:table-cell office:value-type="string">
            <text:p>22160.0</text:p>
          </table:table-cell>
          <table:table-cell office:value-type="string">
            <text:p>9223.0</text:p>
          </table:table-cell>
          <table:table-cell office:value-type="string">
            <text:p>14866.0</text:p>
          </table:table-cell>
          <table:table-cell office:value-type="string">
            <text:p>7677.0</text:p>
          </table:table-cell>
          <table:table-cell office:value-type="string">
            <text:p>772.0</text:p>
          </table:table-cell>
          <table:table-cell office:value-type="string">
            <text:p>5554.0</text:p>
          </table:table-cell>
          <table:table-cell office:value-type="string">
            <text:p>122652</text:p>
          </table:table-cell>
          <table:table-cell office:value-type="string">
            <text:p>77211.3</text:p>
          </table:table-cell>
          <table:table-cell office:value-type="string">
            <text:p>2.47171</text:p>
          </table:table-cell>
          <table:table-cell office:value-type="string">
            <text:p>1040731.0</text:p>
          </table:table-cell>
          <table:table-cell office:value-type="string">
            <text:p>1023569.0</text:p>
          </table:table-cell>
          <table:table-cell office:value-type="string">
            <text:p>1023294.116977</text:p>
          </table:table-cell>
          <table:table-cell office:value-type="string">
            <text:p>427442.841542</text:p>
          </table:table-cell>
          <table:table-cell office:value-type="string">
            <text:p>909514.116977</text:p>
          </table:table-cell>
          <table:table-cell office:value-type="string">
            <text:p>896300.116977</text:p>
          </table:table-cell>
          <table:table-cell office:value-type="string">
            <text:p>1396826.953446</text:p>
          </table:table-cell>
        </table:table-row>
        <table:table-row>
          <table:table-cell office:value-type="string">
            <text:p>d36</text:p>
          </table:table-cell>
          <table:table-cell office:value-type="string">
            <text:p>2405.0</text:p>
          </table:table-cell>
          <table:table-cell office:value-type="string">
            <text:p>5464.0</text:p>
          </table:table-cell>
          <table:table-cell office:value-type="string">
            <text:p>4017.0</text:p>
          </table:table-cell>
          <table:table-cell office:value-type="string">
            <text:p>1324.0</text:p>
          </table:table-cell>
          <table:table-cell office:value-type="string">
            <text:p>7081.0</text:p>
          </table:table-cell>
          <table:table-cell office:value-type="string">
            <text:p>12879.0</text:p>
          </table:table-cell>
          <table:table-cell office:value-type="string">
            <text:p>11542.0</text:p>
          </table:table-cell>
          <table:table-cell office:value-type="string">
            <text:p>2295.0</text:p>
          </table:table-cell>
          <table:table-cell office:value-type="string">
            <text:p>12651.0</text:p>
          </table:table-cell>
          <table:table-cell office:value-type="string">
            <text:p>7817.0</text:p>
          </table:table-cell>
          <table:table-cell office:value-type="string">
            <text:p>6877.0</text:p>
          </table:table-cell>
          <table:table-cell office:value-type="string">
            <text:p>5143.0</text:p>
          </table:table-cell>
          <table:table-cell office:value-type="string">
            <text:p>11398.0</text:p>
          </table:table-cell>
          <table:table-cell office:value-type="string">
            <text:p>1708.0</text:p>
          </table:table-cell>
          <table:table-cell office:value-type="string">
            <text:p>3550.0</text:p>
          </table:table-cell>
          <table:table-cell office:value-type="string">
            <text:p>3077.0</text:p>
          </table:table-cell>
          <table:table-cell office:value-type="string">
            <text:p>2076.0</text:p>
          </table:table-cell>
          <table:table-cell office:value-type="string">
            <text:p>3271.0</text:p>
          </table:table-cell>
          <table:table-cell office:value-type="string">
            <text:p>2115.0</text:p>
          </table:table-cell>
          <table:table-cell office:value-type="string">
            <text:p>8031.0</text:p>
          </table:table-cell>
          <table:table-cell office:value-type="string">
            <text:p>3687.0</text:p>
          </table:table-cell>
          <table:table-cell office:value-type="string">
            <text:p>10396.0</text:p>
          </table:table-cell>
          <table:table-cell office:value-type="string">
            <text:p>9348.0</text:p>
          </table:table-cell>
          <table:table-cell office:value-type="string">
            <text:p>2856.0</text:p>
          </table:table-cell>
          <table:table-cell office:value-type="string">
            <text:p>9578.0</text:p>
          </table:table-cell>
          <table:table-cell office:value-type="string">
            <text:p>23096.0</text:p>
          </table:table-cell>
          <table:table-cell office:value-type="string">
            <text:p>11036.0</text:p>
          </table:table-cell>
          <table:table-cell office:value-type="string">
            <text:p>12974.0</text:p>
          </table:table-cell>
          <table:table-cell office:value-type="string">
            <text:p>8786.0</text:p>
          </table:table-cell>
          <table:table-cell office:value-type="string">
            <text:p>904.0</text:p>
          </table:table-cell>
          <table:table-cell office:value-type="string">
            <text:p>5558.0</text:p>
          </table:table-cell>
          <table:table-cell office:value-type="string">
            <text:p>127431</text:p>
          </table:table-cell>
          <table:table-cell office:value-type="string">
            <text:p>79612.4</text:p>
          </table:table-cell>
          <table:table-cell office:value-type="string">
            <text:p>2.4435</text:p>
          </table:table-cell>
          <table:table-cell office:value-type="string">
            <text:p>1001411.0</text:p>
          </table:table-cell>
          <table:table-cell office:value-type="string">
            <text:p>968496.0</text:p>
          </table:table-cell>
          <table:table-cell office:value-type="string">
            <text:p>967788.41878</text:p>
          </table:table-cell>
          <table:table-cell office:value-type="string">
            <text:p>414289.09343</text:p>
          </table:table-cell>
          <table:table-cell office:value-type="string">
            <text:p>872418.41878</text:p>
          </table:table-cell>
          <table:table-cell office:value-type="string">
            <text:p>843603.41878</text:p>
          </table:table-cell>
          <table:table-cell office:value-type="string">
            <text:p>1357872.258206</text:p>
          </table:table-cell>
        </table:table-row>
        <table:table-row>
          <table:table-cell office:value-type="string">
            <text:p>d37</text:p>
          </table:table-cell>
          <table:table-cell office:value-type="string">
            <text:p>2520.0</text:p>
          </table:table-cell>
          <table:table-cell office:value-type="string">
            <text:p>4391.0</text:p>
          </table:table-cell>
          <table:table-cell office:value-type="string">
            <text:p>3875.0</text:p>
          </table:table-cell>
          <table:table-cell office:value-type="string">
            <text:p>1362.0</text:p>
          </table:table-cell>
          <table:table-cell office:value-type="string">
            <text:p>8515.0</text:p>
          </table:table-cell>
          <table:table-cell office:value-type="string">
            <text:p>15087.0</text:p>
          </table:table-cell>
          <table:table-cell office:value-type="string">
            <text:p>12125.0</text:p>
          </table:table-cell>
          <table:table-cell office:value-type="string">
            <text:p>2175.0</text:p>
          </table:table-cell>
          <table:table-cell office:value-type="string">
            <text:p>14946.0</text:p>
          </table:table-cell>
          <table:table-cell office:value-type="string">
            <text:p>7699.0</text:p>
          </table:table-cell>
          <table:table-cell office:value-type="string">
            <text:p>5860.0</text:p>
          </table:table-cell>
          <table:table-cell office:value-type="string">
            <text:p>4694.0</text:p>
          </table:table-cell>
          <table:table-cell office:value-type="string">
            <text:p>13033.0</text:p>
          </table:table-cell>
          <table:table-cell office:value-type="string">
            <text:p>2239.0</text:p>
          </table:table-cell>
          <table:table-cell office:value-type="string">
            <text:p>3795.0</text:p>
          </table:table-cell>
          <table:table-cell office:value-type="string">
            <text:p>4281.0</text:p>
          </table:table-cell>
          <table:table-cell office:value-type="string">
            <text:p>2077.0</text:p>
          </table:table-cell>
          <table:table-cell office:value-type="string">
            <text:p>3374.0</text:p>
          </table:table-cell>
          <table:table-cell office:value-type="string">
            <text:p>1693.0</text:p>
          </table:table-cell>
          <table:table-cell office:value-type="string">
            <text:p>10785.0</text:p>
          </table:table-cell>
          <table:table-cell office:value-type="string">
            <text:p>3401.0</text:p>
          </table:table-cell>
          <table:table-cell office:value-type="string">
            <text:p>10800.0</text:p>
          </table:table-cell>
          <table:table-cell office:value-type="string">
            <text:p>9950.0</text:p>
          </table:table-cell>
          <table:table-cell office:value-type="string">
            <text:p>2402.0</text:p>
          </table:table-cell>
          <table:table-cell office:value-type="string">
            <text:p>11523.0</text:p>
          </table:table-cell>
          <table:table-cell office:value-type="string">
            <text:p>23699.0</text:p>
          </table:table-cell>
          <table:table-cell office:value-type="string">
            <text:p>9680.0</text:p>
          </table:table-cell>
          <table:table-cell office:value-type="string">
            <text:p>15338.0</text:p>
          </table:table-cell>
          <table:table-cell office:value-type="string">
            <text:p>8412.0</text:p>
          </table:table-cell>
          <table:table-cell office:value-type="string">
            <text:p>721.0</text:p>
          </table:table-cell>
          <table:table-cell office:value-type="string">
            <text:p>5979.0</text:p>
          </table:table-cell>
          <table:table-cell office:value-type="string">
            <text:p>144115</text:p>
          </table:table-cell>
          <table:table-cell office:value-type="string">
            <text:p>91652.9</text:p>
          </table:table-cell>
          <table:table-cell office:value-type="string">
            <text:p>2.29482</text:p>
          </table:table-cell>
          <table:table-cell office:value-type="string">
            <text:p>1071552.0</text:p>
          </table:table-cell>
          <table:table-cell office:value-type="string">
            <text:p>1042536.0</text:p>
          </table:table-cell>
          <table:table-cell office:value-type="string">
            <text:p>1042289.993408</text:p>
          </table:table-cell>
          <table:table-cell office:value-type="string">
            <text:p>440622.229783</text:p>
          </table:table-cell>
          <table:table-cell office:value-type="string">
            <text:p>947207.993408</text:p>
          </table:table-cell>
          <table:table-cell office:value-type="string">
            <text:p>923394.993408</text:p>
          </table:table-cell>
          <table:table-cell office:value-type="string">
            <text:p>1523771.485476</text:p>
          </table:table-cell>
        </table:table-row>
        <table:table-row>
          <table:table-cell office:value-type="string">
            <text:p>d40</text:p>
          </table:table-cell>
          <table:table-cell office:value-type="string">
            <text:p>2133.0</text:p>
          </table:table-cell>
          <table:table-cell office:value-type="string">
            <text:p>5897.0</text:p>
          </table:table-cell>
          <table:table-cell office:value-type="string">
            <text:p>3060.0</text:p>
          </table:table-cell>
          <table:table-cell office:value-type="string">
            <text:p>1981.0</text:p>
          </table:table-cell>
          <table:table-cell office:value-type="string">
            <text:p>9017.0</text:p>
          </table:table-cell>
          <table:table-cell office:value-type="string">
            <text:p>12769.0</text:p>
          </table:table-cell>
          <table:table-cell office:value-type="string">
            <text:p>12182.0</text:p>
          </table:table-cell>
          <table:table-cell office:value-type="string">
            <text:p>2183.0</text:p>
          </table:table-cell>
          <table:table-cell office:value-type="string">
            <text:p>11999.0</text:p>
          </table:table-cell>
          <table:table-cell office:value-type="string">
            <text:p>8401.0</text:p>
          </table:table-cell>
          <table:table-cell office:value-type="string">
            <text:p>7694.0</text:p>
          </table:table-cell>
          <table:table-cell office:value-type="string">
            <text:p>3614.0</text:p>
          </table:table-cell>
          <table:table-cell office:value-type="string">
            <text:p>12199.0</text:p>
          </table:table-cell>
          <table:table-cell office:value-type="string">
            <text:p>2259.0</text:p>
          </table:table-cell>
          <table:table-cell office:value-type="string">
            <text:p>3805.0</text:p>
          </table:table-cell>
          <table:table-cell office:value-type="string">
            <text:p>3692.0</text:p>
          </table:table-cell>
          <table:table-cell office:value-type="string">
            <text:p>2062.0</text:p>
          </table:table-cell>
          <table:table-cell office:value-type="string">
            <text:p>2764.0</text:p>
          </table:table-cell>
          <table:table-cell office:value-type="string">
            <text:p>1947.0</text:p>
          </table:table-cell>
          <table:table-cell office:value-type="string">
            <text:p>9371.0</text:p>
          </table:table-cell>
          <table:table-cell office:value-type="string">
            <text:p>2201.0</text:p>
          </table:table-cell>
          <table:table-cell office:value-type="string">
            <text:p>11463.0</text:p>
          </table:table-cell>
          <table:table-cell office:value-type="string">
            <text:p>9553.0</text:p>
          </table:table-cell>
          <table:table-cell office:value-type="string">
            <text:p>2077.0</text:p>
          </table:table-cell>
          <table:table-cell office:value-type="string">
            <text:p>8840.0</text:p>
          </table:table-cell>
          <table:table-cell office:value-type="string">
            <text:p>21421.0</text:p>
          </table:table-cell>
          <table:table-cell office:value-type="string">
            <text:p>8322.0</text:p>
          </table:table-cell>
          <table:table-cell office:value-type="string">
            <text:p>15141.0</text:p>
          </table:table-cell>
          <table:table-cell office:value-type="string">
            <text:p>7992.0</text:p>
          </table:table-cell>
          <table:table-cell office:value-type="string">
            <text:p>838.0</text:p>
          </table:table-cell>
          <table:table-cell office:value-type="string">
            <text:p>5770.0</text:p>
          </table:table-cell>
          <table:table-cell office:value-type="string">
            <text:p>129287</text:p>
          </table:table-cell>
          <table:table-cell office:value-type="string">
            <text:p>78315.1</text:p>
          </table:table-cell>
          <table:table-cell office:value-type="string">
            <text:p>2.46765</text:p>
          </table:table-cell>
          <table:table-cell office:value-type="string">
            <text:p>989637.0</text:p>
          </table:table-cell>
          <table:table-cell office:value-type="string">
            <text:p>938197.0</text:p>
          </table:table-cell>
          <table:table-cell office:value-type="string">
            <text:p>935348.571112</text:p>
          </table:table-cell>
          <table:table-cell office:value-type="string">
            <text:p>419801.581826</text:p>
          </table:table-cell>
          <table:table-cell office:value-type="string">
            <text:p>867312.571112</text:p>
          </table:table-cell>
          <table:table-cell office:value-type="string">
            <text:p>821639.571112</text:p>
          </table:table-cell>
          <table:table-cell office:value-type="string">
            <text:p>1366667.584623</text:p>
          </table:table-cell>
        </table:table-row>
        <table:table-row>
          <table:table-cell office:value-type="string">
            <text:p>d41</text:p>
          </table:table-cell>
          <table:table-cell office:value-type="string">
            <text:p>2592.0</text:p>
          </table:table-cell>
          <table:table-cell office:value-type="string">
            <text:p>5209.0</text:p>
          </table:table-cell>
          <table:table-cell office:value-type="string">
            <text:p>3313.0</text:p>
          </table:table-cell>
          <table:table-cell office:value-type="string">
            <text:p>2342.0</text:p>
          </table:table-cell>
          <table:table-cell office:value-type="string">
            <text:p>8417.0</text:p>
          </table:table-cell>
          <table:table-cell office:value-type="string">
            <text:p>14603.0</text:p>
          </table:table-cell>
          <table:table-cell office:value-type="string">
            <text:p>11386.0</text:p>
          </table:table-cell>
          <table:table-cell office:value-type="string">
            <text:p>2334.0</text:p>
          </table:table-cell>
          <table:table-cell office:value-type="string">
            <text:p>11412.0</text:p>
          </table:table-cell>
          <table:table-cell office:value-type="string">
            <text:p>8096.0</text:p>
          </table:table-cell>
          <table:table-cell office:value-type="string">
            <text:p>7739.0</text:p>
          </table:table-cell>
          <table:table-cell office:value-type="string">
            <text:p>3948.0</text:p>
          </table:table-cell>
          <table:table-cell office:value-type="string">
            <text:p>11054.0</text:p>
          </table:table-cell>
          <table:table-cell office:value-type="string">
            <text:p>1867.0</text:p>
          </table:table-cell>
          <table:table-cell office:value-type="string">
            <text:p>3715.0</text:p>
          </table:table-cell>
          <table:table-cell office:value-type="string">
            <text:p>3014.0</text:p>
          </table:table-cell>
          <table:table-cell office:value-type="string">
            <text:p>2208.0</text:p>
          </table:table-cell>
          <table:table-cell office:value-type="string">
            <text:p>3040.0</text:p>
          </table:table-cell>
          <table:table-cell office:value-type="string">
            <text:p>2248.0</text:p>
          </table:table-cell>
          <table:table-cell office:value-type="string">
            <text:p>8827.0</text:p>
          </table:table-cell>
          <table:table-cell office:value-type="string">
            <text:p>3771.0</text:p>
          </table:table-cell>
          <table:table-cell office:value-type="string">
            <text:p>13170.0</text:p>
          </table:table-cell>
          <table:table-cell office:value-type="string">
            <text:p>10403.0</text:p>
          </table:table-cell>
          <table:table-cell office:value-type="string">
            <text:p>2716.0</text:p>
          </table:table-cell>
          <table:table-cell office:value-type="string">
            <text:p>10986.0</text:p>
          </table:table-cell>
          <table:table-cell office:value-type="string">
            <text:p>23794.0</text:p>
          </table:table-cell>
          <table:table-cell office:value-type="string">
            <text:p>11304.0</text:p>
          </table:table-cell>
          <table:table-cell office:value-type="string">
            <text:p>14685.0</text:p>
          </table:table-cell>
          <table:table-cell office:value-type="string">
            <text:p>9890.0</text:p>
          </table:table-cell>
          <table:table-cell office:value-type="string">
            <text:p>832.0</text:p>
          </table:table-cell>
          <table:table-cell office:value-type="string">
            <text:p>5670.0</text:p>
          </table:table-cell>
          <table:table-cell office:value-type="string">
            <text:p>145113</text:p>
          </table:table-cell>
          <table:table-cell office:value-type="string">
            <text:p>87834.7</text:p>
          </table:table-cell>
          <table:table-cell office:value-type="string">
            <text:p>2.38202</text:p>
          </table:table-cell>
          <table:table-cell office:value-type="string">
            <text:p>1064438.0</text:p>
          </table:table-cell>
          <table:table-cell office:value-type="string">
            <text:p>1032073.0</text:p>
          </table:table-cell>
          <table:table-cell office:value-type="string">
            <text:p>1030992.621853</text:p>
          </table:table-cell>
          <table:table-cell office:value-type="string">
            <text:p>445516.03934</text:p>
          </table:table-cell>
          <table:table-cell office:value-type="string">
            <text:p>920003.621853</text:p>
          </table:table-cell>
          <table:table-cell office:value-type="string">
            <text:p>891691.621853</text:p>
          </table:table-cell>
          <table:table-cell office:value-type="string">
            <text:p>1514827.135695</text:p>
          </table:table-cell>
        </table:table-row>
        <table:table-row>
          <table:table-cell office:value-type="string">
            <text:p>d42</text:p>
          </table:table-cell>
          <table:table-cell office:value-type="string">
            <text:p>2593.0</text:p>
          </table:table-cell>
          <table:table-cell office:value-type="string">
            <text:p>5536.0</text:p>
          </table:table-cell>
          <table:table-cell office:value-type="string">
            <text:p>3581.0</text:p>
          </table:table-cell>
          <table:table-cell office:value-type="string">
            <text:p>1576.0</text:p>
          </table:table-cell>
          <table:table-cell office:value-type="string">
            <text:p>7574.0</text:p>
          </table:table-cell>
          <table:table-cell office:value-type="string">
            <text:p>10974.0</text:p>
          </table:table-cell>
          <table:table-cell office:value-type="string">
            <text:p>10986.0</text:p>
          </table:table-cell>
          <table:table-cell office:value-type="string">
            <text:p>2106.0</text:p>
          </table:table-cell>
          <table:table-cell office:value-type="string">
            <text:p>9041.0</text:p>
          </table:table-cell>
          <table:table-cell office:value-type="string">
            <text:p>6897.0</text:p>
          </table:table-cell>
          <table:table-cell office:value-type="string">
            <text:p>5967.0</text:p>
          </table:table-cell>
          <table:table-cell office:value-type="string">
            <text:p>3140.0</text:p>
          </table:table-cell>
          <table:table-cell office:value-type="string">
            <text:p>9988.0</text:p>
          </table:table-cell>
          <table:table-cell office:value-type="string">
            <text:p>2373.0</text:p>
          </table:table-cell>
          <table:table-cell office:value-type="string">
            <text:p>3205.0</text:p>
          </table:table-cell>
          <table:table-cell office:value-type="string">
            <text:p>4279.0</text:p>
          </table:table-cell>
          <table:table-cell office:value-type="string">
            <text:p>1705.0</text:p>
          </table:table-cell>
          <table:table-cell office:value-type="string">
            <text:p>4192.0</text:p>
          </table:table-cell>
          <table:table-cell office:value-type="string">
            <text:p>2234.0</text:p>
          </table:table-cell>
          <table:table-cell office:value-type="string">
            <text:p>8367.0</text:p>
          </table:table-cell>
          <table:table-cell office:value-type="string">
            <text:p>3478.0</text:p>
          </table:table-cell>
          <table:table-cell office:value-type="string">
            <text:p>9369.0</text:p>
          </table:table-cell>
          <table:table-cell office:value-type="string">
            <text:p>10297.0</text:p>
          </table:table-cell>
          <table:table-cell office:value-type="string">
            <text:p>2043.0</text:p>
          </table:table-cell>
          <table:table-cell office:value-type="string">
            <text:p>13203.0</text:p>
          </table:table-cell>
          <table:table-cell office:value-type="string">
            <text:p>20408.0</text:p>
          </table:table-cell>
          <table:table-cell office:value-type="string">
            <text:p>10497.0</text:p>
          </table:table-cell>
          <table:table-cell office:value-type="string">
            <text:p>14024.0</text:p>
          </table:table-cell>
          <table:table-cell office:value-type="string">
            <text:p>8398.0</text:p>
          </table:table-cell>
          <table:table-cell office:value-type="string">
            <text:p>643.0</text:p>
          </table:table-cell>
          <table:table-cell office:value-type="string">
            <text:p>5866.0</text:p>
          </table:table-cell>
          <table:table-cell office:value-type="string">
            <text:p>147812</text:p>
          </table:table-cell>
          <table:table-cell office:value-type="string">
            <text:p>89031.5</text:p>
          </table:table-cell>
          <table:table-cell office:value-type="string">
            <text:p>2.29063</text:p>
          </table:table-cell>
          <table:table-cell office:value-type="string">
            <text:p>1022364.0</text:p>
          </table:table-cell>
          <table:table-cell office:value-type="string">
            <text:p>1007432.0</text:p>
          </table:table-cell>
          <table:table-cell office:value-type="string">
            <text:p>1007824.593192</text:p>
          </table:table-cell>
          <table:table-cell office:value-type="string">
            <text:p>411081.591894</text:p>
          </table:table-cell>
          <table:table-cell office:value-type="string">
            <text:p>889848.593192</text:p>
          </table:table-cell>
          <table:table-cell office:value-type="string">
            <text:p>878338.593192</text:p>
          </table:table-cell>
          <table:table-cell office:value-type="string">
            <text:p>1444556.85642</text:p>
          </table:table-cell>
        </table:table-row>
        <table:table-row>
          <table:table-cell office:value-type="string">
            <text:p>d43</text:p>
          </table:table-cell>
          <table:table-cell office:value-type="string">
            <text:p>2780.0</text:p>
          </table:table-cell>
          <table:table-cell office:value-type="string">
            <text:p>6171.0</text:p>
          </table:table-cell>
          <table:table-cell office:value-type="string">
            <text:p>4467.0</text:p>
          </table:table-cell>
          <table:table-cell office:value-type="string">
            <text:p>1773.0</text:p>
          </table:table-cell>
          <table:table-cell office:value-type="string">
            <text:p>5964.0</text:p>
          </table:table-cell>
          <table:table-cell office:value-type="string">
            <text:p>12345.0</text:p>
          </table:table-cell>
          <table:table-cell office:value-type="string">
            <text:p>11028.0</text:p>
          </table:table-cell>
          <table:table-cell office:value-type="string">
            <text:p>2429.0</text:p>
          </table:table-cell>
          <table:table-cell office:value-type="string">
            <text:p>11518.0</text:p>
          </table:table-cell>
          <table:table-cell office:value-type="string">
            <text:p>9456.0</text:p>
          </table:table-cell>
          <table:table-cell office:value-type="string">
            <text:p>6743.0</text:p>
          </table:table-cell>
          <table:table-cell office:value-type="string">
            <text:p>4764.0</text:p>
          </table:table-cell>
          <table:table-cell office:value-type="string">
            <text:p>10856.0</text:p>
          </table:table-cell>
          <table:table-cell office:value-type="string">
            <text:p>1599.0</text:p>
          </table:table-cell>
          <table:table-cell office:value-type="string">
            <text:p>3727.0</text:p>
          </table:table-cell>
          <table:table-cell office:value-type="string">
            <text:p>3203.0</text:p>
          </table:table-cell>
          <table:table-cell office:value-type="string">
            <text:p>2428.0</text:p>
          </table:table-cell>
          <table:table-cell office:value-type="string">
            <text:p>3123.0</text:p>
          </table:table-cell>
          <table:table-cell office:value-type="string">
            <text:p>2052.0</text:p>
          </table:table-cell>
          <table:table-cell office:value-type="string">
            <text:p>10235.0</text:p>
          </table:table-cell>
          <table:table-cell office:value-type="string">
            <text:p>3596.0</text:p>
          </table:table-cell>
          <table:table-cell office:value-type="string">
            <text:p>12360.0</text:p>
          </table:table-cell>
          <table:table-cell office:value-type="string">
            <text:p>9183.0</text:p>
          </table:table-cell>
          <table:table-cell office:value-type="string">
            <text:p>2079.0</text:p>
          </table:table-cell>
          <table:table-cell office:value-type="string">
            <text:p>9970.0</text:p>
          </table:table-cell>
          <table:table-cell office:value-type="string">
            <text:p>23988.0</text:p>
          </table:table-cell>
          <table:table-cell office:value-type="string">
            <text:p>10033.0</text:p>
          </table:table-cell>
          <table:table-cell office:value-type="string">
            <text:p>15362.0</text:p>
          </table:table-cell>
          <table:table-cell office:value-type="string">
            <text:p>9231.0</text:p>
          </table:table-cell>
          <table:table-cell office:value-type="string">
            <text:p>1108.0</text:p>
          </table:table-cell>
          <table:table-cell office:value-type="string">
            <text:p>5943.0</text:p>
          </table:table-cell>
          <table:table-cell office:value-type="string">
            <text:p>123958</text:p>
          </table:table-cell>
          <table:table-cell office:value-type="string">
            <text:p>79939.3</text:p>
          </table:table-cell>
          <table:table-cell office:value-type="string">
            <text:p>2.53782</text:p>
          </table:table-cell>
          <table:table-cell office:value-type="string">
            <text:p>1032179.0</text:p>
          </table:table-cell>
          <table:table-cell office:value-type="string">
            <text:p>1006120.0</text:p>
          </table:table-cell>
          <table:table-cell office:value-type="string">
            <text:p>1004340.284767</text:p>
          </table:table-cell>
          <table:table-cell office:value-type="string">
            <text:p>437231.805603</text:p>
          </table:table-cell>
          <table:table-cell office:value-type="string">
            <text:p>915128.284767</text:p>
          </table:table-cell>
          <table:table-cell office:value-type="string">
            <text:p>892646.284767</text:p>
          </table:table-cell>
          <table:table-cell office:value-type="string">
            <text:p>1485811.833367</text:p>
          </table:table-cell>
        </table:table-row>
        <table:table-row>
          <table:table-cell office:value-type="string">
            <text:p>d44</text:p>
          </table:table-cell>
          <table:table-cell office:value-type="string">
            <text:p>1197.0</text:p>
          </table:table-cell>
          <table:table-cell office:value-type="string">
            <text:p>6737.0</text:p>
          </table:table-cell>
          <table:table-cell office:value-type="string">
            <text:p>5975.0</text:p>
          </table:table-cell>
          <table:table-cell office:value-type="string">
            <text:p>1938.0</text:p>
          </table:table-cell>
          <table:table-cell office:value-type="string">
            <text:p>3712.0</text:p>
          </table:table-cell>
          <table:table-cell office:value-type="string">
            <text:p>8772.0</text:p>
          </table:table-cell>
          <table:table-cell office:value-type="string">
            <text:p>8128.0</text:p>
          </table:table-cell>
          <table:table-cell office:value-type="string">
            <text:p>28.0</text:p>
          </table:table-cell>
          <table:table-cell office:value-type="string">
            <text:p>10320.0</text:p>
          </table:table-cell>
          <table:table-cell office:value-type="string">
            <text:p>5897.0</text:p>
          </table:table-cell>
          <table:table-cell office:value-type="string">
            <text:p>2653.0</text:p>
          </table:table-cell>
          <table:table-cell office:value-type="string">
            <text:p>2480.0</text:p>
          </table:table-cell>
          <table:table-cell office:value-type="string">
            <text:p>8597.0</text:p>
          </table:table-cell>
          <table:table-cell office:value-type="string">
            <text:p>677.0</text:p>
          </table:table-cell>
          <table:table-cell office:value-type="string">
            <text:p>2819.0</text:p>
          </table:table-cell>
          <table:table-cell office:value-type="string">
            <text:p>2354.0</text:p>
          </table:table-cell>
          <table:table-cell office:value-type="string">
            <text:p>909.0</text:p>
          </table:table-cell>
          <table:table-cell office:value-type="string">
            <text:p>5637.0</text:p>
          </table:table-cell>
          <table:table-cell office:value-type="string">
            <text:p>1578.0</text:p>
          </table:table-cell>
          <table:table-cell office:value-type="string">
            <text:p>11109.0</text:p>
          </table:table-cell>
          <table:table-cell office:value-type="string">
            <text:p>848.0</text:p>
          </table:table-cell>
          <table:table-cell office:value-type="string">
            <text:p>10864.0</text:p>
          </table:table-cell>
          <table:table-cell office:value-type="string">
            <text:p>6143.0</text:p>
          </table:table-cell>
          <table:table-cell office:value-type="string">
            <text:p>964.0</text:p>
          </table:table-cell>
          <table:table-cell office:value-type="string">
            <text:p>9503.0</text:p>
          </table:table-cell>
          <table:table-cell office:value-type="string">
            <text:p>17765.0</text:p>
          </table:table-cell>
          <table:table-cell office:value-type="string">
            <text:p>14896.0</text:p>
          </table:table-cell>
          <table:table-cell office:value-type="string">
            <text:p>11176.0</text:p>
          </table:table-cell>
          <table:table-cell office:value-type="string">
            <text:p>8655.0</text:p>
          </table:table-cell>
          <table:table-cell office:value-type="string">
            <text:p>565.0</text:p>
          </table:table-cell>
          <table:table-cell office:value-type="string">
            <text:p>3417.0</text:p>
          </table:table-cell>
          <table:table-cell office:value-type="string">
            <text:p>157960</text:p>
          </table:table-cell>
          <table:table-cell office:value-type="string">
            <text:p>101880.0</text:p>
          </table:table-cell>
          <table:table-cell office:value-type="string">
            <text:p>1.62203</text:p>
          </table:table-cell>
          <table:table-cell office:value-type="string">
            <text:p>1428483.0</text:p>
          </table:table-cell>
          <table:table-cell office:value-type="string">
            <text:p>1400435.0</text:p>
          </table:table-cell>
          <table:table-cell office:value-type="string">
            <text:p>1403924.59489</text:p>
          </table:table-cell>
          <table:table-cell office:value-type="string">
            <text:p>325969.870277</text:p>
          </table:table-cell>
          <table:table-cell office:value-type="string">
            <text:p>1269038.59489</text:p>
          </table:table-cell>
          <table:table-cell office:value-type="string">
            <text:p>1246607.59489</text:p>
          </table:table-cell>
          <table:table-cell office:value-type="string">
            <text:p>1765081.493925</text:p>
          </table:table-cell>
        </table:table-row>
        <table:table-row>
          <table:table-cell office:value-type="string">
            <text:p>d45</text:p>
          </table:table-cell>
          <table:table-cell office:value-type="string">
            <text:p>1905.0</text:p>
          </table:table-cell>
          <table:table-cell office:value-type="string">
            <text:p>5897.0</text:p>
          </table:table-cell>
          <table:table-cell office:value-type="string">
            <text:p>1684.0</text:p>
          </table:table-cell>
          <table:table-cell office:value-type="string">
            <text:p>2278.0</text:p>
          </table:table-cell>
          <table:table-cell office:value-type="string">
            <text:p>4529.0</text:p>
          </table:table-cell>
          <table:table-cell office:value-type="string">
            <text:p>8381.0</text:p>
          </table:table-cell>
          <table:table-cell office:value-type="string">
            <text:p>8330.0</text:p>
          </table:table-cell>
          <table:table-cell office:value-type="string">
            <text:p>320.0</text:p>
          </table:table-cell>
          <table:table-cell office:value-type="string">
            <text:p>10846.0</text:p>
          </table:table-cell>
          <table:table-cell office:value-type="string">
            <text:p>5347.0</text:p>
          </table:table-cell>
          <table:table-cell office:value-type="string">
            <text:p>3402.0</text:p>
          </table:table-cell>
          <table:table-cell office:value-type="string">
            <text:p>2271.0</text:p>
          </table:table-cell>
          <table:table-cell office:value-type="string">
            <text:p>5870.0</text:p>
          </table:table-cell>
          <table:table-cell office:value-type="string">
            <text:p>328.0</text:p>
          </table:table-cell>
          <table:table-cell office:value-type="string">
            <text:p>4483.0</text:p>
          </table:table-cell>
          <table:table-cell office:value-type="string">
            <text:p>3621.0</text:p>
          </table:table-cell>
          <table:table-cell office:value-type="string">
            <text:p>1506.0</text:p>
          </table:table-cell>
          <table:table-cell office:value-type="string">
            <text:p>3376.0</text:p>
          </table:table-cell>
          <table:table-cell office:value-type="string">
            <text:p>2402.0</text:p>
          </table:table-cell>
          <table:table-cell office:value-type="string">
            <text:p>11782.0</text:p>
          </table:table-cell>
          <table:table-cell office:value-type="string">
            <text:p>1749.0</text:p>
          </table:table-cell>
          <table:table-cell office:value-type="string">
            <text:p>12714.0</text:p>
          </table:table-cell>
          <table:table-cell office:value-type="string">
            <text:p>3201.0</text:p>
          </table:table-cell>
          <table:table-cell office:value-type="string">
            <text:p>1238.0</text:p>
          </table:table-cell>
          <table:table-cell office:value-type="string">
            <text:p>11622.0</text:p>
          </table:table-cell>
          <table:table-cell office:value-type="string">
            <text:p>26503.0</text:p>
          </table:table-cell>
          <table:table-cell office:value-type="string">
            <text:p>9197.0</text:p>
          </table:table-cell>
          <table:table-cell office:value-type="string">
            <text:p>11670.0</text:p>
          </table:table-cell>
          <table:table-cell office:value-type="string">
            <text:p>5835.0</text:p>
          </table:table-cell>
          <table:table-cell office:value-type="string">
            <text:p>572.0</text:p>
          </table:table-cell>
          <table:table-cell office:value-type="string">
            <text:p>2500.0</text:p>
          </table:table-cell>
          <table:table-cell office:value-type="string">
            <text:p>149426</text:p>
          </table:table-cell>
          <table:table-cell office:value-type="string">
            <text:p>100399.0</text:p>
          </table:table-cell>
          <table:table-cell office:value-type="string">
            <text:p>1.67251</text:p>
          </table:table-cell>
          <table:table-cell office:value-type="string">
            <text:p>1315042.0</text:p>
          </table:table-cell>
          <table:table-cell office:value-type="string">
            <text:p>1279664.0</text:p>
          </table:table-cell>
          <table:table-cell office:value-type="string">
            <text:p>1283999.858723</text:p>
          </table:table-cell>
          <table:table-cell office:value-type="string">
            <text:p>322293.218095</text:p>
          </table:table-cell>
          <table:table-cell office:value-type="string">
            <text:p>1213079.858723</text:p>
          </table:table-cell>
          <table:table-cell office:value-type="string">
            <text:p>1182822.858723</text:p>
          </table:table-cell>
          <table:table-cell office:value-type="string">
            <text:p>1530537.617721</text:p>
          </table:table-cell>
        </table:table-row>
        <table:table-row>
          <table:table-cell office:value-type="string">
            <text:p>d46</text:p>
          </table:table-cell>
          <table:table-cell office:value-type="string">
            <text:p>1839.0</text:p>
          </table:table-cell>
          <table:table-cell office:value-type="string">
            <text:p>5081.0</text:p>
          </table:table-cell>
          <table:table-cell office:value-type="string">
            <text:p>3044.0</text:p>
          </table:table-cell>
          <table:table-cell office:value-type="string">
            <text:p>1806.0</text:p>
          </table:table-cell>
          <table:table-cell office:value-type="string">
            <text:p>5849.0</text:p>
          </table:table-cell>
          <table:table-cell office:value-type="string">
            <text:p>12371.0</text:p>
          </table:table-cell>
          <table:table-cell office:value-type="string">
            <text:p>9718.0</text:p>
          </table:table-cell>
          <table:table-cell office:value-type="string">
            <text:p>1785.0</text:p>
          </table:table-cell>
          <table:table-cell office:value-type="string">
            <text:p>9663.0</text:p>
          </table:table-cell>
          <table:table-cell office:value-type="string">
            <text:p>6317.0</text:p>
          </table:table-cell>
          <table:table-cell office:value-type="string">
            <text:p>3243.0</text:p>
          </table:table-cell>
          <table:table-cell office:value-type="string">
            <text:p>3811.0</text:p>
          </table:table-cell>
          <table:table-cell office:value-type="string">
            <text:p>10635.0</text:p>
          </table:table-cell>
          <table:table-cell office:value-type="string">
            <text:p>1617.0</text:p>
          </table:table-cell>
          <table:table-cell office:value-type="string">
            <text:p>3341.0</text:p>
          </table:table-cell>
          <table:table-cell office:value-type="string">
            <text:p>3457.0</text:p>
          </table:table-cell>
          <table:table-cell office:value-type="string">
            <text:p>1770.0</text:p>
          </table:table-cell>
          <table:table-cell office:value-type="string">
            <text:p>2800.0</text:p>
          </table:table-cell>
          <table:table-cell office:value-type="string">
            <text:p>1236.0</text:p>
          </table:table-cell>
          <table:table-cell office:value-type="string">
            <text:p>7297.0</text:p>
          </table:table-cell>
          <table:table-cell office:value-type="string">
            <text:p>2719.0</text:p>
          </table:table-cell>
          <table:table-cell office:value-type="string">
            <text:p>9917.0</text:p>
          </table:table-cell>
          <table:table-cell office:value-type="string">
            <text:p>7725.0</text:p>
          </table:table-cell>
          <table:table-cell office:value-type="string">
            <text:p>1661.0</text:p>
          </table:table-cell>
          <table:table-cell office:value-type="string">
            <text:p>7613.0</text:p>
          </table:table-cell>
          <table:table-cell office:value-type="string">
            <text:p>18203.0</text:p>
          </table:table-cell>
          <table:table-cell office:value-type="string">
            <text:p>7539.0</text:p>
          </table:table-cell>
          <table:table-cell office:value-type="string">
            <text:p>12830.0</text:p>
          </table:table-cell>
          <table:table-cell office:value-type="string">
            <text:p>8049.0</text:p>
          </table:table-cell>
          <table:table-cell office:value-type="string">
            <text:p>720.0</text:p>
          </table:table-cell>
          <table:table-cell office:value-type="string">
            <text:p>4719.0</text:p>
          </table:table-cell>
          <table:table-cell office:value-type="string">
            <text:p>122485</text:p>
          </table:table-cell>
          <table:table-cell office:value-type="string">
            <text:p>75001.9</text:p>
          </table:table-cell>
          <table:table-cell office:value-type="string">
            <text:p>2.19429</text:p>
          </table:table-cell>
          <table:table-cell office:value-type="string">
            <text:p>932711.0</text:p>
          </table:table-cell>
          <table:table-cell office:value-type="string">
            <text:p>871517.0</text:p>
          </table:table-cell>
          <table:table-cell office:value-type="string">
            <text:p>872385.444362</text:p>
          </table:table-cell>
          <table:table-cell office:value-type="string">
            <text:p>357599.100766</text:p>
          </table:table-cell>
          <table:table-cell office:value-type="string">
            <text:p>822431.444362</text:p>
          </table:table-cell>
          <table:table-cell office:value-type="string">
            <text:p>766963.444362</text:p>
          </table:table-cell>
          <table:table-cell office:value-type="string">
            <text:p>1433136.851786</text:p>
          </table:table-cell>
        </table:table-row>
        <table:table-row>
          <table:table-cell office:value-type="string">
            <text:p>d47</text:p>
          </table:table-cell>
          <table:table-cell office:value-type="string">
            <text:p>3895.0</text:p>
          </table:table-cell>
          <table:table-cell office:value-type="string">
            <text:p>8574.0</text:p>
          </table:table-cell>
          <table:table-cell office:value-type="string">
            <text:p>5000.0</text:p>
          </table:table-cell>
          <table:table-cell office:value-type="string">
            <text:p>1938.0</text:p>
          </table:table-cell>
          <table:table-cell office:value-type="string">
            <text:p>9129.0</text:p>
          </table:table-cell>
          <table:table-cell office:value-type="string">
            <text:p>18654.0</text:p>
          </table:table-cell>
          <table:table-cell office:value-type="string">
            <text:p>14283.0</text:p>
          </table:table-cell>
          <table:table-cell office:value-type="string">
            <text:p>2903.0</text:p>
          </table:table-cell>
          <table:table-cell office:value-type="string">
            <text:p>14621.0</text:p>
          </table:table-cell>
          <table:table-cell office:value-type="string">
            <text:p>10499.0</text:p>
          </table:table-cell>
          <table:table-cell office:value-type="string">
            <text:p>8273.0</text:p>
          </table:table-cell>
          <table:table-cell office:value-type="string">
            <text:p>5410.0</text:p>
          </table:table-cell>
          <table:table-cell office:value-type="string">
            <text:p>17927.0</text:p>
          </table:table-cell>
          <table:table-cell office:value-type="string">
            <text:p>2297.0</text:p>
          </table:table-cell>
          <table:table-cell office:value-type="string">
            <text:p>3824.0</text:p>
          </table:table-cell>
          <table:table-cell office:value-type="string">
            <text:p>5880.0</text:p>
          </table:table-cell>
          <table:table-cell office:value-type="string">
            <text:p>2595.0</text:p>
          </table:table-cell>
          <table:table-cell office:value-type="string">
            <text:p>5932.0</text:p>
          </table:table-cell>
          <table:table-cell office:value-type="string">
            <text:p>2499.0</text:p>
          </table:table-cell>
          <table:table-cell office:value-type="string">
            <text:p>11193.0</text:p>
          </table:table-cell>
          <table:table-cell office:value-type="string">
            <text:p>4762.0</text:p>
          </table:table-cell>
          <table:table-cell office:value-type="string">
            <text:p>11162.0</text:p>
          </table:table-cell>
          <table:table-cell office:value-type="string">
            <text:p>14982.0</text:p>
          </table:table-cell>
          <table:table-cell office:value-type="string">
            <text:p>3395.0</text:p>
          </table:table-cell>
          <table:table-cell office:value-type="string">
            <text:p>17146.0</text:p>
          </table:table-cell>
          <table:table-cell office:value-type="string">
            <text:p>33722.0</text:p>
          </table:table-cell>
          <table:table-cell office:value-type="string">
            <text:p>14709.0</text:p>
          </table:table-cell>
          <table:table-cell office:value-type="string">
            <text:p>18535.0</text:p>
          </table:table-cell>
          <table:table-cell office:value-type="string">
            <text:p>12674.0</text:p>
          </table:table-cell>
          <table:table-cell office:value-type="string">
            <text:p>1098.0</text:p>
          </table:table-cell>
          <table:table-cell office:value-type="string">
            <text:p>7366.0</text:p>
          </table:table-cell>
          <table:table-cell office:value-type="string">
            <text:p>154708</text:p>
          </table:table-cell>
          <table:table-cell office:value-type="string">
            <text:p>102642.0</text:p>
          </table:table-cell>
          <table:table-cell office:value-type="string">
            <text:p>2.60771</text:p>
          </table:table-cell>
          <table:table-cell office:value-type="string">
            <text:p>1305591.0</text:p>
          </table:table-cell>
          <table:table-cell office:value-type="string">
            <text:p>1286005.0</text:p>
          </table:table-cell>
          <table:table-cell office:value-type="string">
            <text:p>1285625.618942</text:p>
          </table:table-cell>
          <table:table-cell office:value-type="string">
            <text:p>582227.310927</text:p>
          </table:table-cell>
          <table:table-cell office:value-type="string">
            <text:p>1162994.618942</text:p>
          </table:table-cell>
          <table:table-cell office:value-type="string">
            <text:p>1147343.618942</text:p>
          </table:table-cell>
          <table:table-cell office:value-type="string">
            <text:p>1751969.216999</text:p>
          </table:table-cell>
        </table:table-row>
        <table:table-row>
          <table:table-cell office:value-type="string">
            <text:p>d48</text:p>
          </table:table-cell>
          <table:table-cell office:value-type="string">
            <text:p>2463.0</text:p>
          </table:table-cell>
          <table:table-cell office:value-type="string">
            <text:p>6156.0</text:p>
          </table:table-cell>
          <table:table-cell office:value-type="string">
            <text:p>3219.0</text:p>
          </table:table-cell>
          <table:table-cell office:value-type="string">
            <text:p>978.0</text:p>
          </table:table-cell>
          <table:table-cell office:value-type="string">
            <text:p>8835.0</text:p>
          </table:table-cell>
          <table:table-cell office:value-type="string">
            <text:p>10731.0</text:p>
          </table:table-cell>
          <table:table-cell office:value-type="string">
            <text:p>16860.0</text:p>
          </table:table-cell>
          <table:table-cell office:value-type="string">
            <text:p>2198.0</text:p>
          </table:table-cell>
          <table:table-cell office:value-type="string">
            <text:p>14345.0</text:p>
          </table:table-cell>
          <table:table-cell office:value-type="string">
            <text:p>8904.0</text:p>
          </table:table-cell>
          <table:table-cell office:value-type="string">
            <text:p>5298.0</text:p>
          </table:table-cell>
          <table:table-cell office:value-type="string">
            <text:p>3925.0</text:p>
          </table:table-cell>
          <table:table-cell office:value-type="string">
            <text:p>13917.0</text:p>
          </table:table-cell>
          <table:table-cell office:value-type="string">
            <text:p>1628.0</text:p>
          </table:table-cell>
          <table:table-cell office:value-type="string">
            <text:p>3680.0</text:p>
          </table:table-cell>
          <table:table-cell office:value-type="string">
            <text:p>4204.0</text:p>
          </table:table-cell>
          <table:table-cell office:value-type="string">
            <text:p>1782.0</text:p>
          </table:table-cell>
          <table:table-cell office:value-type="string">
            <text:p>4007.0</text:p>
          </table:table-cell>
          <table:table-cell office:value-type="string">
            <text:p>2164.0</text:p>
          </table:table-cell>
          <table:table-cell office:value-type="string">
            <text:p>9554.0</text:p>
          </table:table-cell>
          <table:table-cell office:value-type="string">
            <text:p>4355.0</text:p>
          </table:table-cell>
          <table:table-cell office:value-type="string">
            <text:p>13483.0</text:p>
          </table:table-cell>
          <table:table-cell office:value-type="string">
            <text:p>8848.0</text:p>
          </table:table-cell>
          <table:table-cell office:value-type="string">
            <text:p>2821.0</text:p>
          </table:table-cell>
          <table:table-cell office:value-type="string">
            <text:p>8034.0</text:p>
          </table:table-cell>
          <table:table-cell office:value-type="string">
            <text:p>25170.0</text:p>
          </table:table-cell>
          <table:table-cell office:value-type="string">
            <text:p>13986.0</text:p>
          </table:table-cell>
          <table:table-cell office:value-type="string">
            <text:p>13788.0</text:p>
          </table:table-cell>
          <table:table-cell office:value-type="string">
            <text:p>8774.0</text:p>
          </table:table-cell>
          <table:table-cell office:value-type="string">
            <text:p>721.0</text:p>
          </table:table-cell>
          <table:table-cell office:value-type="string">
            <text:p>6242.0</text:p>
          </table:table-cell>
          <table:table-cell office:value-type="string">
            <text:p>170574</text:p>
          </table:table-cell>
          <table:table-cell office:value-type="string">
            <text:p>96911.8</text:p>
          </table:table-cell>
          <table:table-cell office:value-type="string">
            <text:p>2.16806</text:p>
          </table:table-cell>
          <table:table-cell office:value-type="string">
            <text:p>1136879.0</text:p>
          </table:table-cell>
          <table:table-cell office:value-type="string">
            <text:p>1066753.0</text:p>
          </table:table-cell>
          <table:table-cell office:value-type="string">
            <text:p>1065514.792188</text:p>
          </table:table-cell>
          <table:table-cell office:value-type="string">
            <text:p>443319.871799</text:p>
          </table:table-cell>
          <table:table-cell office:value-type="string">
            <text:p>1002119.792188</text:p>
          </table:table-cell>
          <table:table-cell office:value-type="string">
            <text:p>939581.792188</text:p>
          </table:table-cell>
          <table:table-cell office:value-type="string">
            <text:p>1739173.579428</text:p>
          </table:table-cell>
        </table:table-row>
        <table:table-row>
          <table:table-cell office:value-type="string">
            <text:p>d49</text:p>
          </table:table-cell>
          <table:table-cell office:value-type="string">
            <text:p>2679.0</text:p>
          </table:table-cell>
          <table:table-cell office:value-type="string">
            <text:p>7333.0</text:p>
          </table:table-cell>
          <table:table-cell office:value-type="string">
            <text:p>4349.0</text:p>
          </table:table-cell>
          <table:table-cell office:value-type="string">
            <text:p>2106.0</text:p>
          </table:table-cell>
          <table:table-cell office:value-type="string">
            <text:p>10102.0</text:p>
          </table:table-cell>
          <table:table-cell office:value-type="string">
            <text:p>13415.0</text:p>
          </table:table-cell>
          <table:table-cell office:value-type="string">
            <text:p>12025.0</text:p>
          </table:table-cell>
          <table:table-cell office:value-type="string">
            <text:p>2403.0</text:p>
          </table:table-cell>
          <table:table-cell office:value-type="string">
            <text:p>13593.0</text:p>
          </table:table-cell>
          <table:table-cell office:value-type="string">
            <text:p>8310.0</text:p>
          </table:table-cell>
          <table:table-cell office:value-type="string">
            <text:p>7539.0</text:p>
          </table:table-cell>
          <table:table-cell office:value-type="string">
            <text:p>4036.0</text:p>
          </table:table-cell>
          <table:table-cell office:value-type="string">
            <text:p>13114.0</text:p>
          </table:table-cell>
          <table:table-cell office:value-type="string">
            <text:p>2009.0</text:p>
          </table:table-cell>
          <table:table-cell office:value-type="string">
            <text:p>4924.0</text:p>
          </table:table-cell>
          <table:table-cell office:value-type="string">
            <text:p>4453.0</text:p>
          </table:table-cell>
          <table:table-cell office:value-type="string">
            <text:p>1990.0</text:p>
          </table:table-cell>
          <table:table-cell office:value-type="string">
            <text:p>4196.0</text:p>
          </table:table-cell>
          <table:table-cell office:value-type="string">
            <text:p>2853.0</text:p>
          </table:table-cell>
          <table:table-cell office:value-type="string">
            <text:p>10223.0</text:p>
          </table:table-cell>
          <table:table-cell office:value-type="string">
            <text:p>3570.0</text:p>
          </table:table-cell>
          <table:table-cell office:value-type="string">
            <text:p>13597.0</text:p>
          </table:table-cell>
          <table:table-cell office:value-type="string">
            <text:p>11805.0</text:p>
          </table:table-cell>
          <table:table-cell office:value-type="string">
            <text:p>2199.0</text:p>
          </table:table-cell>
          <table:table-cell office:value-type="string">
            <text:p>8599.0</text:p>
          </table:table-cell>
          <table:table-cell office:value-type="string">
            <text:p>24901.0</text:p>
          </table:table-cell>
          <table:table-cell office:value-type="string">
            <text:p>11909.0</text:p>
          </table:table-cell>
          <table:table-cell office:value-type="string">
            <text:p>16600.0</text:p>
          </table:table-cell>
          <table:table-cell office:value-type="string">
            <text:p>8767.0</text:p>
          </table:table-cell>
          <table:table-cell office:value-type="string">
            <text:p>925.0</text:p>
          </table:table-cell>
          <table:table-cell office:value-type="string">
            <text:p>6112.0</text:p>
          </table:table-cell>
          <table:table-cell office:value-type="string">
            <text:p>140534</text:p>
          </table:table-cell>
          <table:table-cell office:value-type="string">
            <text:p>91641.1</text:p>
          </table:table-cell>
          <table:table-cell office:value-type="string">
            <text:p>2.44059</text:p>
          </table:table-cell>
          <table:table-cell office:value-type="string">
            <text:p>1127439.0</text:p>
          </table:table-cell>
          <table:table-cell office:value-type="string">
            <text:p>1109336.0</text:p>
          </table:table-cell>
          <table:table-cell office:value-type="string">
            <text:p>1106019.027803</text:p>
          </table:table-cell>
          <table:table-cell office:value-type="string">
            <text:p>472029.540823</text:p>
          </table:table-cell>
          <table:table-cell office:value-type="string">
            <text:p>988931.027803</text:p>
          </table:table-cell>
          <table:table-cell office:value-type="string">
            <text:p>974617.027803</text:p>
          </table:table-cell>
          <table:table-cell office:value-type="string">
            <text:p>1619920.043969</text:p>
          </table:table-cell>
        </table:table-row>
        <table:table-row>
          <table:table-cell office:value-type="string">
            <text:p>d50</text:p>
          </table:table-cell>
          <table:table-cell office:value-type="string">
            <text:p>453.0</text:p>
          </table:table-cell>
          <table:table-cell office:value-type="string">
            <text:p>3514.0</text:p>
          </table:table-cell>
          <table:table-cell office:value-type="string">
            <text:p>1850.0</text:p>
          </table:table-cell>
          <table:table-cell office:value-type="string">
            <text:p>2360.0</text:p>
          </table:table-cell>
          <table:table-cell office:value-type="string">
            <text:p>2583.0</text:p>
          </table:table-cell>
          <table:table-cell office:value-type="string">
            <text:p>6307.0</text:p>
          </table:table-cell>
          <table:table-cell office:value-type="string">
            <text:p>6465.0</text:p>
          </table:table-cell>
          <table:table-cell office:value-type="string">
            <text:p>913.0</text:p>
          </table:table-cell>
          <table:table-cell office:value-type="string">
            <text:p>6258.0</text:p>
          </table:table-cell>
          <table:table-cell office:value-type="string">
            <text:p>4904.0</text:p>
          </table:table-cell>
          <table:table-cell office:value-type="string">
            <text:p>3049.0</text:p>
          </table:table-cell>
          <table:table-cell office:value-type="string">
            <text:p>2053.0</text:p>
          </table:table-cell>
          <table:table-cell office:value-type="string">
            <text:p>4904.0</text:p>
          </table:table-cell>
          <table:table-cell office:value-type="string">
            <text:p>1181.0</text:p>
          </table:table-cell>
          <table:table-cell office:value-type="string">
            <text:p>1925.0</text:p>
          </table:table-cell>
          <table:table-cell office:value-type="string">
            <text:p>2275.0</text:p>
          </table:table-cell>
          <table:table-cell office:value-type="string">
            <text:p>1204.0</text:p>
          </table:table-cell>
          <table:table-cell office:value-type="string">
            <text:p>3129.0</text:p>
          </table:table-cell>
          <table:table-cell office:value-type="string">
            <text:p>1118.0</text:p>
          </table:table-cell>
          <table:table-cell office:value-type="string">
            <text:p>7728.0</text:p>
          </table:table-cell>
          <table:table-cell office:value-type="string">
            <text:p>685.0</text:p>
          </table:table-cell>
          <table:table-cell office:value-type="string">
            <text:p>6865.0</text:p>
          </table:table-cell>
          <table:table-cell office:value-type="string">
            <text:p>3268.0</text:p>
          </table:table-cell>
          <table:table-cell office:value-type="string">
            <text:p>882.0</text:p>
          </table:table-cell>
          <table:table-cell office:value-type="string">
            <text:p>8033.0</text:p>
          </table:table-cell>
          <table:table-cell office:value-type="string">
            <text:p>18525.0</text:p>
          </table:table-cell>
          <table:table-cell office:value-type="string">
            <text:p>7274.0</text:p>
          </table:table-cell>
          <table:table-cell office:value-type="string">
            <text:p>10560.0</text:p>
          </table:table-cell>
          <table:table-cell office:value-type="string">
            <text:p>4846.0</text:p>
          </table:table-cell>
          <table:table-cell office:value-type="string">
            <text:p>442.0</text:p>
          </table:table-cell>
          <table:table-cell office:value-type="string">
            <text:p>3730.0</text:p>
          </table:table-cell>
          <table:table-cell office:value-type="string">
            <text:p>101333</text:p>
          </table:table-cell>
          <table:table-cell office:value-type="string">
            <text:p>70969.6</text:p>
          </table:table-cell>
          <table:table-cell office:value-type="string">
            <text:p>1.77502</text:p>
          </table:table-cell>
          <table:table-cell office:value-type="string">
            <text:p>1160104.0</text:p>
          </table:table-cell>
          <table:table-cell office:value-type="string">
            <text:p>1113159.0</text:p>
          </table:table-cell>
          <table:table-cell office:value-type="string">
            <text:p>1116155.204574</text:p>
          </table:table-cell>
          <table:table-cell office:value-type="string">
            <text:p>257848.067994</text:p>
          </table:table-cell>
          <table:table-cell office:value-type="string">
            <text:p>1034988.204574</text:p>
          </table:table-cell>
          <table:table-cell office:value-type="string">
            <text:p>992938.204574</text:p>
          </table:table-cell>
          <table:table-cell office:value-type="string">
            <text:p>1392173.4839</text:p>
          </table:table-cell>
        </table:table-row>
        <table:table-row>
          <table:table-cell office:value-type="string">
            <text:p>d51</text:p>
          </table:table-cell>
          <table:table-cell office:value-type="string">
            <text:p>2414.0</text:p>
          </table:table-cell>
          <table:table-cell office:value-type="string">
            <text:p>5636.0</text:p>
          </table:table-cell>
          <table:table-cell office:value-type="string">
            <text:p>4355.0</text:p>
          </table:table-cell>
          <table:table-cell office:value-type="string">
            <text:p>1738.0</text:p>
          </table:table-cell>
          <table:table-cell office:value-type="string">
            <text:p>9125.0</text:p>
          </table:table-cell>
          <table:table-cell office:value-type="string">
            <text:p>14187.0</text:p>
          </table:table-cell>
          <table:table-cell office:value-type="string">
            <text:p>13611.0</text:p>
          </table:table-cell>
          <table:table-cell office:value-type="string">
            <text:p>2360.0</text:p>
          </table:table-cell>
          <table:table-cell office:value-type="string">
            <text:p>13395.0</text:p>
          </table:table-cell>
          <table:table-cell office:value-type="string">
            <text:p>8709.0</text:p>
          </table:table-cell>
          <table:table-cell office:value-type="string">
            <text:p>6789.0</text:p>
          </table:table-cell>
          <table:table-cell office:value-type="string">
            <text:p>4412.0</text:p>
          </table:table-cell>
          <table:table-cell office:value-type="string">
            <text:p>11657.0</text:p>
          </table:table-cell>
          <table:table-cell office:value-type="string">
            <text:p>1869.0</text:p>
          </table:table-cell>
          <table:table-cell office:value-type="string">
            <text:p>4162.0</text:p>
          </table:table-cell>
          <table:table-cell office:value-type="string">
            <text:p>4151.0</text:p>
          </table:table-cell>
          <table:table-cell office:value-type="string">
            <text:p>1996.0</text:p>
          </table:table-cell>
          <table:table-cell office:value-type="string">
            <text:p>4223.0</text:p>
          </table:table-cell>
          <table:table-cell office:value-type="string">
            <text:p>2298.0</text:p>
          </table:table-cell>
          <table:table-cell office:value-type="string">
            <text:p>10753.0</text:p>
          </table:table-cell>
          <table:table-cell office:value-type="string">
            <text:p>3146.0</text:p>
          </table:table-cell>
          <table:table-cell office:value-type="string">
            <text:p>11049.0</text:p>
          </table:table-cell>
          <table:table-cell office:value-type="string">
            <text:p>11197.0</text:p>
          </table:table-cell>
          <table:table-cell office:value-type="string">
            <text:p>1826.0</text:p>
          </table:table-cell>
          <table:table-cell office:value-type="string">
            <text:p>10150.0</text:p>
          </table:table-cell>
          <table:table-cell office:value-type="string">
            <text:p>24252.0</text:p>
          </table:table-cell>
          <table:table-cell office:value-type="string">
            <text:p>10770.0</text:p>
          </table:table-cell>
          <table:table-cell office:value-type="string">
            <text:p>15518.0</text:p>
          </table:table-cell>
          <table:table-cell office:value-type="string">
            <text:p>9055.0</text:p>
          </table:table-cell>
          <table:table-cell office:value-type="string">
            <text:p>872.0</text:p>
          </table:table-cell>
          <table:table-cell office:value-type="string">
            <text:p>5872.0</text:p>
          </table:table-cell>
          <table:table-cell office:value-type="string">
            <text:p>132476</text:p>
          </table:table-cell>
          <table:table-cell office:value-type="string">
            <text:p>86598.9</text:p>
          </table:table-cell>
          <table:table-cell office:value-type="string">
            <text:p>2.48195</text:p>
          </table:table-cell>
          <table:table-cell office:value-type="string">
            <text:p>1137792.0</text:p>
          </table:table-cell>
          <table:table-cell office:value-type="string">
            <text:p>1120751.0</text:p>
          </table:table-cell>
          <table:table-cell office:value-type="string">
            <text:p>1120237.252043</text:p>
          </table:table-cell>
          <table:table-cell office:value-type="string">
            <text:p>459929.155437</text:p>
          </table:table-cell>
          <table:table-cell office:value-type="string">
            <text:p>996570.252043</text:p>
          </table:table-cell>
          <table:table-cell office:value-type="string">
            <text:p>982873.252043</text:p>
          </table:table-cell>
          <table:table-cell office:value-type="string">
            <text:p>1554825.109284</text:p>
          </table:table-cell>
        </table:table-row>
        <table:table-row>
          <table:table-cell office:value-type="string">
            <text:p>d52</text:p>
          </table:table-cell>
          <table:table-cell office:value-type="string">
            <text:p>1649.0</text:p>
          </table:table-cell>
          <table:table-cell office:value-type="string">
            <text:p>5525.0</text:p>
          </table:table-cell>
          <table:table-cell office:value-type="string">
            <text:p>4225.0</text:p>
          </table:table-cell>
          <table:table-cell office:value-type="string">
            <text:p>1030.0</text:p>
          </table:table-cell>
          <table:table-cell office:value-type="string">
            <text:p>6743.0</text:p>
          </table:table-cell>
          <table:table-cell office:value-type="string">
            <text:p>14112.0</text:p>
          </table:table-cell>
          <table:table-cell office:value-type="string">
            <text:p>9558.0</text:p>
          </table:table-cell>
          <table:table-cell office:value-type="string">
            <text:p>2378.0</text:p>
          </table:table-cell>
          <table:table-cell office:value-type="string">
            <text:p>12769.0</text:p>
          </table:table-cell>
          <table:table-cell office:value-type="string">
            <text:p>7998.0</text:p>
          </table:table-cell>
          <table:table-cell office:value-type="string">
            <text:p>6554.0</text:p>
          </table:table-cell>
          <table:table-cell office:value-type="string">
            <text:p>3274.0</text:p>
          </table:table-cell>
          <table:table-cell office:value-type="string">
            <text:p>10884.0</text:p>
          </table:table-cell>
          <table:table-cell office:value-type="string">
            <text:p>1634.0</text:p>
          </table:table-cell>
          <table:table-cell office:value-type="string">
            <text:p>3348.0</text:p>
          </table:table-cell>
          <table:table-cell office:value-type="string">
            <text:p>3568.0</text:p>
          </table:table-cell>
          <table:table-cell office:value-type="string">
            <text:p>1694.0</text:p>
          </table:table-cell>
          <table:table-cell office:value-type="string">
            <text:p>2915.0</text:p>
          </table:table-cell>
          <table:table-cell office:value-type="string">
            <text:p>1974.0</text:p>
          </table:table-cell>
          <table:table-cell office:value-type="string">
            <text:p>8074.0</text:p>
          </table:table-cell>
          <table:table-cell office:value-type="string">
            <text:p>3120.0</text:p>
          </table:table-cell>
          <table:table-cell office:value-type="string">
            <text:p>10037.0</text:p>
          </table:table-cell>
          <table:table-cell office:value-type="string">
            <text:p>9334.0</text:p>
          </table:table-cell>
          <table:table-cell office:value-type="string">
            <text:p>1551.0</text:p>
          </table:table-cell>
          <table:table-cell office:value-type="string">
            <text:p>8642.0</text:p>
          </table:table-cell>
          <table:table-cell office:value-type="string">
            <text:p>19361.0</text:p>
          </table:table-cell>
          <table:table-cell office:value-type="string">
            <text:p>10178.0</text:p>
          </table:table-cell>
          <table:table-cell office:value-type="string">
            <text:p>15101.0</text:p>
          </table:table-cell>
          <table:table-cell office:value-type="string">
            <text:p>7901.0</text:p>
          </table:table-cell>
          <table:table-cell office:value-type="string">
            <text:p>833.0</text:p>
          </table:table-cell>
          <table:table-cell office:value-type="string">
            <text:p>5031.0</text:p>
          </table:table-cell>
          <table:table-cell office:value-type="string">
            <text:p>133748</text:p>
          </table:table-cell>
          <table:table-cell office:value-type="string">
            <text:p>78731.4</text:p>
          </table:table-cell>
          <table:table-cell office:value-type="string">
            <text:p>2.3019</text:p>
          </table:table-cell>
          <table:table-cell office:value-type="string">
            <text:p>949144.0</text:p>
          </table:table-cell>
          <table:table-cell office:value-type="string">
            <text:p>921532.0</text:p>
          </table:table-cell>
          <table:table-cell office:value-type="string">
            <text:p>920779.778462</text:p>
          </table:table-cell>
          <table:table-cell office:value-type="string">
            <text:p>398076.298612</text:p>
          </table:table-cell>
          <table:table-cell office:value-type="string">
            <text:p>825442.778462</text:p>
          </table:table-cell>
          <table:table-cell office:value-type="string">
            <text:p>801999.778462</text:p>
          </table:table-cell>
          <table:table-cell office:value-type="string">
            <text:p>1372379.540352</text:p>
          </table:table-cell>
        </table:table-row>
        <table:table-row>
          <table:table-cell office:value-type="string">
            <text:p>d53</text:p>
          </table:table-cell>
          <table:table-cell office:value-type="string">
            <text:p>1748.0</text:p>
          </table:table-cell>
          <table:table-cell office:value-type="string">
            <text:p>5401.0</text:p>
          </table:table-cell>
          <table:table-cell office:value-type="string">
            <text:p>4616.0</text:p>
          </table:table-cell>
          <table:table-cell office:value-type="string">
            <text:p>1818.0</text:p>
          </table:table-cell>
          <table:table-cell office:value-type="string">
            <text:p>5960.0</text:p>
          </table:table-cell>
          <table:table-cell office:value-type="string">
            <text:p>12480.0</text:p>
          </table:table-cell>
          <table:table-cell office:value-type="string">
            <text:p>11683.0</text:p>
          </table:table-cell>
          <table:table-cell office:value-type="string">
            <text:p>2536.0</text:p>
          </table:table-cell>
          <table:table-cell office:value-type="string">
            <text:p>12089.0</text:p>
          </table:table-cell>
          <table:table-cell office:value-type="string">
            <text:p>8277.0</text:p>
          </table:table-cell>
          <table:table-cell office:value-type="string">
            <text:p>6909.0</text:p>
          </table:table-cell>
          <table:table-cell office:value-type="string">
            <text:p>3665.0</text:p>
          </table:table-cell>
          <table:table-cell office:value-type="string">
            <text:p>11502.0</text:p>
          </table:table-cell>
          <table:table-cell office:value-type="string">
            <text:p>1871.0</text:p>
          </table:table-cell>
          <table:table-cell office:value-type="string">
            <text:p>3735.0</text:p>
          </table:table-cell>
          <table:table-cell office:value-type="string">
            <text:p>3585.0</text:p>
          </table:table-cell>
          <table:table-cell office:value-type="string">
            <text:p>2223.0</text:p>
          </table:table-cell>
          <table:table-cell office:value-type="string">
            <text:p>3522.0</text:p>
          </table:table-cell>
          <table:table-cell office:value-type="string">
            <text:p>2767.0</text:p>
          </table:table-cell>
          <table:table-cell office:value-type="string">
            <text:p>9531.0</text:p>
          </table:table-cell>
          <table:table-cell office:value-type="string">
            <text:p>1880.0</text:p>
          </table:table-cell>
          <table:table-cell office:value-type="string">
            <text:p>10772.0</text:p>
          </table:table-cell>
          <table:table-cell office:value-type="string">
            <text:p>9860.0</text:p>
          </table:table-cell>
          <table:table-cell office:value-type="string">
            <text:p>1981.0</text:p>
          </table:table-cell>
          <table:table-cell office:value-type="string">
            <text:p>9994.0</text:p>
          </table:table-cell>
          <table:table-cell office:value-type="string">
            <text:p>21076.0</text:p>
          </table:table-cell>
          <table:table-cell office:value-type="string">
            <text:p>9882.0</text:p>
          </table:table-cell>
          <table:table-cell office:value-type="string">
            <text:p>15005.0</text:p>
          </table:table-cell>
          <table:table-cell office:value-type="string">
            <text:p>9639.0</text:p>
          </table:table-cell>
          <table:table-cell office:value-type="string">
            <text:p>863.0</text:p>
          </table:table-cell>
          <table:table-cell office:value-type="string">
            <text:p>5936.0</text:p>
          </table:table-cell>
          <table:table-cell office:value-type="string">
            <text:p>125959</text:p>
          </table:table-cell>
          <table:table-cell office:value-type="string">
            <text:p>78816.1</text:p>
          </table:table-cell>
          <table:table-cell office:value-type="string">
            <text:p>2.49014</text:p>
          </table:table-cell>
          <table:table-cell office:value-type="string">
            <text:p>1041339.0</text:p>
          </table:table-cell>
          <table:table-cell office:value-type="string">
            <text:p>1007695.0</text:p>
          </table:table-cell>
          <table:table-cell office:value-type="string">
            <text:p>1006568.058932</text:p>
          </table:table-cell>
          <table:table-cell office:value-type="string">
            <text:p>424237.636035</text:p>
          </table:table-cell>
          <table:table-cell office:value-type="string">
            <text:p>922093.058932</text:p>
          </table:table-cell>
          <table:table-cell office:value-type="string">
            <text:p>894174.058932</text:p>
          </table:table-cell>
          <table:table-cell office:value-type="string">
            <text:p>1561011.26658</text:p>
          </table:table-cell>
        </table:table-row>
        <table:table-row>
          <table:table-cell office:value-type="string">
            <text:p>d54</text:p>
          </table:table-cell>
          <table:table-cell office:value-type="string">
            <text:p>1826.0</text:p>
          </table:table-cell>
          <table:table-cell office:value-type="string">
            <text:p>4714.0</text:p>
          </table:table-cell>
          <table:table-cell office:value-type="string">
            <text:p>3703.0</text:p>
          </table:table-cell>
          <table:table-cell office:value-type="string">
            <text:p>1443.0</text:p>
          </table:table-cell>
          <table:table-cell office:value-type="string">
            <text:p>8932.0</text:p>
          </table:table-cell>
          <table:table-cell office:value-type="string">
            <text:p>12143.0</text:p>
          </table:table-cell>
          <table:table-cell office:value-type="string">
            <text:p>11068.0</text:p>
          </table:table-cell>
          <table:table-cell office:value-type="string">
            <text:p>2564.0</text:p>
          </table:table-cell>
          <table:table-cell office:value-type="string">
            <text:p>12161.0</text:p>
          </table:table-cell>
          <table:table-cell office:value-type="string">
            <text:p>7925.0</text:p>
          </table:table-cell>
          <table:table-cell office:value-type="string">
            <text:p>6050.0</text:p>
          </table:table-cell>
          <table:table-cell office:value-type="string">
            <text:p>3967.0</text:p>
          </table:table-cell>
          <table:table-cell office:value-type="string">
            <text:p>11896.0</text:p>
          </table:table-cell>
          <table:table-cell office:value-type="string">
            <text:p>1654.0</text:p>
          </table:table-cell>
          <table:table-cell office:value-type="string">
            <text:p>3108.0</text:p>
          </table:table-cell>
          <table:table-cell office:value-type="string">
            <text:p>4629.0</text:p>
          </table:table-cell>
          <table:table-cell office:value-type="string">
            <text:p>2363.0</text:p>
          </table:table-cell>
          <table:table-cell office:value-type="string">
            <text:p>3911.0</text:p>
          </table:table-cell>
          <table:table-cell office:value-type="string">
            <text:p>2119.0</text:p>
          </table:table-cell>
          <table:table-cell office:value-type="string">
            <text:p>7779.0</text:p>
          </table:table-cell>
          <table:table-cell office:value-type="string">
            <text:p>2426.0</text:p>
          </table:table-cell>
          <table:table-cell office:value-type="string">
            <text:p>9260.0</text:p>
          </table:table-cell>
          <table:table-cell office:value-type="string">
            <text:p>8713.0</text:p>
          </table:table-cell>
          <table:table-cell office:value-type="string">
            <text:p>2177.0</text:p>
          </table:table-cell>
          <table:table-cell office:value-type="string">
            <text:p>9089.0</text:p>
          </table:table-cell>
          <table:table-cell office:value-type="string">
            <text:p>19747.0</text:p>
          </table:table-cell>
          <table:table-cell office:value-type="string">
            <text:p>7524.0</text:p>
          </table:table-cell>
          <table:table-cell office:value-type="string">
            <text:p>14200.0</text:p>
          </table:table-cell>
          <table:table-cell office:value-type="string">
            <text:p>8445.0</text:p>
          </table:table-cell>
          <table:table-cell office:value-type="string">
            <text:p>929.0</text:p>
          </table:table-cell>
          <table:table-cell office:value-type="string">
            <text:p>5786.0</text:p>
          </table:table-cell>
          <table:table-cell office:value-type="string">
            <text:p>147172</text:p>
          </table:table-cell>
          <table:table-cell office:value-type="string">
            <text:p>91986.9</text:p>
          </table:table-cell>
          <table:table-cell office:value-type="string">
            <text:p>2.1567</text:p>
          </table:table-cell>
          <table:table-cell office:value-type="string">
            <text:p>1031080.0</text:p>
          </table:table-cell>
          <table:table-cell office:value-type="string">
            <text:p>1000496.0</text:p>
          </table:table-cell>
          <table:table-cell office:value-type="string">
            <text:p>999478.395658</text:p>
          </table:table-cell>
          <table:table-cell office:value-type="string">
            <text:p>398469.413575</text:p>
          </table:table-cell>
          <table:table-cell office:value-type="string">
            <text:p>907175.395658</text:p>
          </table:table-cell>
          <table:table-cell office:value-type="string">
            <text:p>881281.395658</text:p>
          </table:table-cell>
          <table:table-cell office:value-type="string">
            <text:p>1394412.211418</text:p>
          </table:table-cell>
        </table:table-row>
        <table:table-row>
          <table:table-cell office:value-type="string">
            <text:p>d55</text:p>
          </table:table-cell>
          <table:table-cell office:value-type="string">
            <text:p>3936.0</text:p>
          </table:table-cell>
          <table:table-cell office:value-type="string">
            <text:p>7140.0</text:p>
          </table:table-cell>
          <table:table-cell office:value-type="string">
            <text:p>4177.0</text:p>
          </table:table-cell>
          <table:table-cell office:value-type="string">
            <text:p>1534.0</text:p>
          </table:table-cell>
          <table:table-cell office:value-type="string">
            <text:p>10750.0</text:p>
          </table:table-cell>
          <table:table-cell office:value-type="string">
            <text:p>19198.0</text:p>
          </table:table-cell>
          <table:table-cell office:value-type="string">
            <text:p>15300.0</text:p>
          </table:table-cell>
          <table:table-cell office:value-type="string">
            <text:p>2975.0</text:p>
          </table:table-cell>
          <table:table-cell office:value-type="string">
            <text:p>13857.0</text:p>
          </table:table-cell>
          <table:table-cell office:value-type="string">
            <text:p>11066.0</text:p>
          </table:table-cell>
          <table:table-cell office:value-type="string">
            <text:p>5170.0</text:p>
          </table:table-cell>
          <table:table-cell office:value-type="string">
            <text:p>5710.0</text:p>
          </table:table-cell>
          <table:table-cell office:value-type="string">
            <text:p>17108.0</text:p>
          </table:table-cell>
          <table:table-cell office:value-type="string">
            <text:p>1713.0</text:p>
          </table:table-cell>
          <table:table-cell office:value-type="string">
            <text:p>3660.0</text:p>
          </table:table-cell>
          <table:table-cell office:value-type="string">
            <text:p>5091.0</text:p>
          </table:table-cell>
          <table:table-cell office:value-type="string">
            <text:p>2337.0</text:p>
          </table:table-cell>
          <table:table-cell office:value-type="string">
            <text:p>4921.0</text:p>
          </table:table-cell>
          <table:table-cell office:value-type="string">
            <text:p>2217.0</text:p>
          </table:table-cell>
          <table:table-cell office:value-type="string">
            <text:p>14055.0</text:p>
          </table:table-cell>
          <table:table-cell office:value-type="string">
            <text:p>4474.0</text:p>
          </table:table-cell>
          <table:table-cell office:value-type="string">
            <text:p>13945.0</text:p>
          </table:table-cell>
          <table:table-cell office:value-type="string">
            <text:p>12239.0</text:p>
          </table:table-cell>
          <table:table-cell office:value-type="string">
            <text:p>1498.0</text:p>
          </table:table-cell>
          <table:table-cell office:value-type="string">
            <text:p>12682.0</text:p>
          </table:table-cell>
          <table:table-cell office:value-type="string">
            <text:p>28260.0</text:p>
          </table:table-cell>
          <table:table-cell office:value-type="string">
            <text:p>12688.0</text:p>
          </table:table-cell>
          <table:table-cell office:value-type="string">
            <text:p>18238.0</text:p>
          </table:table-cell>
          <table:table-cell office:value-type="string">
            <text:p>10043.0</text:p>
          </table:table-cell>
          <table:table-cell office:value-type="string">
            <text:p>1203.0</text:p>
          </table:table-cell>
          <table:table-cell office:value-type="string">
            <text:p>7026.0</text:p>
          </table:table-cell>
          <table:table-cell office:value-type="string">
            <text:p>169836</text:p>
          </table:table-cell>
          <table:table-cell office:value-type="string">
            <text:p>106398.0</text:p>
          </table:table-cell>
          <table:table-cell office:value-type="string">
            <text:p>2.35526</text:p>
          </table:table-cell>
          <table:table-cell office:value-type="string">
            <text:p>1300180.0</text:p>
          </table:table-cell>
          <table:table-cell office:value-type="string">
            <text:p>1273971.0</text:p>
          </table:table-cell>
          <table:table-cell office:value-type="string">
            <text:p>1268766.222976</text:p>
          </table:table-cell>
          <table:table-cell office:value-type="string">
            <text:p>544765.47134</text:p>
          </table:table-cell>
          <table:table-cell office:value-type="string">
            <text:p>1147623.222976</text:p>
          </table:table-cell>
          <table:table-cell office:value-type="string">
            <text:p>1127234.222976</text:p>
          </table:table-cell>
          <table:table-cell office:value-type="string">
            <text:p>1826657.130155</text:p>
          </table:table-cell>
        </table:table-row>
        <table:table-row>
          <table:table-cell office:value-type="string">
            <text:p>d56</text:p>
          </table:table-cell>
          <table:table-cell office:value-type="string">
            <text:p>1608.0</text:p>
          </table:table-cell>
          <table:table-cell office:value-type="string">
            <text:p>4217.0</text:p>
          </table:table-cell>
          <table:table-cell office:value-type="string">
            <text:p>4582.0</text:p>
          </table:table-cell>
          <table:table-cell office:value-type="string">
            <text:p>2009.0</text:p>
          </table:table-cell>
          <table:table-cell office:value-type="string">
            <text:p>8491.0</text:p>
          </table:table-cell>
          <table:table-cell office:value-type="string">
            <text:p>16509.0</text:p>
          </table:table-cell>
          <table:table-cell office:value-type="string">
            <text:p>13203.0</text:p>
          </table:table-cell>
          <table:table-cell office:value-type="string">
            <text:p>2620.0</text:p>
          </table:table-cell>
          <table:table-cell office:value-type="string">
            <text:p>13718.0</text:p>
          </table:table-cell>
          <table:table-cell office:value-type="string">
            <text:p>9965.0</text:p>
          </table:table-cell>
          <table:table-cell office:value-type="string">
            <text:p>8148.0</text:p>
          </table:table-cell>
          <table:table-cell office:value-type="string">
            <text:p>4349.0</text:p>
          </table:table-cell>
          <table:table-cell office:value-type="string">
            <text:p>14771.0</text:p>
          </table:table-cell>
          <table:table-cell office:value-type="string">
            <text:p>2149.0</text:p>
          </table:table-cell>
          <table:table-cell office:value-type="string">
            <text:p>4090.0</text:p>
          </table:table-cell>
          <table:table-cell office:value-type="string">
            <text:p>5128.0</text:p>
          </table:table-cell>
          <table:table-cell office:value-type="string">
            <text:p>2760.0</text:p>
          </table:table-cell>
          <table:table-cell office:value-type="string">
            <text:p>5275.0</text:p>
          </table:table-cell>
          <table:table-cell office:value-type="string">
            <text:p>2692.0</text:p>
          </table:table-cell>
          <table:table-cell office:value-type="string">
            <text:p>8900.0</text:p>
          </table:table-cell>
          <table:table-cell office:value-type="string">
            <text:p>3378.0</text:p>
          </table:table-cell>
          <table:table-cell office:value-type="string">
            <text:p>13111.0</text:p>
          </table:table-cell>
          <table:table-cell office:value-type="string">
            <text:p>12318.0</text:p>
          </table:table-cell>
          <table:table-cell office:value-type="string">
            <text:p>2166.0</text:p>
          </table:table-cell>
          <table:table-cell office:value-type="string">
            <text:p>11269.0</text:p>
          </table:table-cell>
          <table:table-cell office:value-type="string">
            <text:p>29786.0</text:p>
          </table:table-cell>
          <table:table-cell office:value-type="string">
            <text:p>12215.0</text:p>
          </table:table-cell>
          <table:table-cell office:value-type="string">
            <text:p>18696.0</text:p>
          </table:table-cell>
          <table:table-cell office:value-type="string">
            <text:p>10753.0</text:p>
          </table:table-cell>
          <table:table-cell office:value-type="string">
            <text:p>1253.0</text:p>
          </table:table-cell>
          <table:table-cell office:value-type="string">
            <text:p>6540.0</text:p>
          </table:table-cell>
          <table:table-cell office:value-type="string">
            <text:p>131247</text:p>
          </table:table-cell>
          <table:table-cell office:value-type="string">
            <text:p>86402.5</text:p>
          </table:table-cell>
          <table:table-cell office:value-type="string">
            <text:p>2.67662</text:p>
          </table:table-cell>
          <table:table-cell office:value-type="string">
            <text:p>1165118.0</text:p>
          </table:table-cell>
          <table:table-cell office:value-type="string">
            <text:p>1154813.0</text:p>
          </table:table-cell>
          <table:table-cell office:value-type="string">
            <text:p>1153991.748126</text:p>
          </table:table-cell>
          <table:table-cell office:value-type="string">
            <text:p>507384.19927</text:p>
          </table:table-cell>
          <table:table-cell office:value-type="string">
            <text:p>999410.748126</text:p>
          </table:table-cell>
          <table:table-cell office:value-type="string">
            <text:p>991798.748126</text:p>
          </table:table-cell>
          <table:table-cell office:value-type="string">
            <text:p>1391511.89255</text:p>
          </table:table-cell>
        </table:table-row>
        <table:table-row>
          <table:table-cell office:value-type="string">
            <text:p>d57</text:p>
          </table:table-cell>
          <table:table-cell office:value-type="string">
            <text:p>2230.0</text:p>
          </table:table-cell>
          <table:table-cell office:value-type="string">
            <text:p>5630.0</text:p>
          </table:table-cell>
          <table:table-cell office:value-type="string">
            <text:p>4226.0</text:p>
          </table:table-cell>
          <table:table-cell office:value-type="string">
            <text:p>1833.0</text:p>
          </table:table-cell>
          <table:table-cell office:value-type="string">
            <text:p>8851.0</text:p>
          </table:table-cell>
          <table:table-cell office:value-type="string">
            <text:p>16614.0</text:p>
          </table:table-cell>
          <table:table-cell office:value-type="string">
            <text:p>12375.0</text:p>
          </table:table-cell>
          <table:table-cell office:value-type="string">
            <text:p>2128.0</text:p>
          </table:table-cell>
          <table:table-cell office:value-type="string">
            <text:p>11691.0</text:p>
          </table:table-cell>
          <table:table-cell office:value-type="string">
            <text:p>8172.0</text:p>
          </table:table-cell>
          <table:table-cell office:value-type="string">
            <text:p>7265.0</text:p>
          </table:table-cell>
          <table:table-cell office:value-type="string">
            <text:p>3915.0</text:p>
          </table:table-cell>
          <table:table-cell office:value-type="string">
            <text:p>11839.0</text:p>
          </table:table-cell>
          <table:table-cell office:value-type="string">
            <text:p>1880.0</text:p>
          </table:table-cell>
          <table:table-cell office:value-type="string">
            <text:p>4601.0</text:p>
          </table:table-cell>
          <table:table-cell office:value-type="string">
            <text:p>4631.0</text:p>
          </table:table-cell>
          <table:table-cell office:value-type="string">
            <text:p>1717.0</text:p>
          </table:table-cell>
          <table:table-cell office:value-type="string">
            <text:p>3632.0</text:p>
          </table:table-cell>
          <table:table-cell office:value-type="string">
            <text:p>2730.0</text:p>
          </table:table-cell>
          <table:table-cell office:value-type="string">
            <text:p>11085.0</text:p>
          </table:table-cell>
          <table:table-cell office:value-type="string">
            <text:p>3597.0</text:p>
          </table:table-cell>
          <table:table-cell office:value-type="string">
            <text:p>12750.0</text:p>
          </table:table-cell>
          <table:table-cell office:value-type="string">
            <text:p>10608.0</text:p>
          </table:table-cell>
          <table:table-cell office:value-type="string">
            <text:p>2186.0</text:p>
          </table:table-cell>
          <table:table-cell office:value-type="string">
            <text:p>11032.0</text:p>
          </table:table-cell>
          <table:table-cell office:value-type="string">
            <text:p>25800.0</text:p>
          </table:table-cell>
          <table:table-cell office:value-type="string">
            <text:p>10053.0</text:p>
          </table:table-cell>
          <table:table-cell office:value-type="string">
            <text:p>14912.0</text:p>
          </table:table-cell>
          <table:table-cell office:value-type="string">
            <text:p>9132.0</text:p>
          </table:table-cell>
          <table:table-cell office:value-type="string">
            <text:p>831.0</text:p>
          </table:table-cell>
          <table:table-cell office:value-type="string">
            <text:p>6313.0</text:p>
          </table:table-cell>
          <table:table-cell office:value-type="string">
            <text:p>144677</text:p>
          </table:table-cell>
          <table:table-cell office:value-type="string">
            <text:p>91441.0</text:p>
          </table:table-cell>
          <table:table-cell office:value-type="string">
            <text:p>2.38087</text:p>
          </table:table-cell>
          <table:table-cell office:value-type="string">
            <text:p>1147398.0</text:p>
          </table:table-cell>
          <table:table-cell office:value-type="string">
            <text:p>1104913.0</text:p>
          </table:table-cell>
          <table:table-cell office:value-type="string">
            <text:p>1104039.33668</text:p>
          </table:table-cell>
          <table:table-cell office:value-type="string">
            <text:p>460532.484168</text:p>
          </table:table-cell>
          <table:table-cell office:value-type="string">
            <text:p>1009539.33668</text:p>
          </table:table-cell>
          <table:table-cell office:value-type="string">
            <text:p>972701.33668</text:p>
          </table:table-cell>
          <table:table-cell office:value-type="string">
            <text:p>1617031.277061</text:p>
          </table:table-cell>
        </table:table-row>
        <table:table-row>
          <table:table-cell office:value-type="string">
            <text:p>d58</text:p>
          </table:table-cell>
          <table:table-cell office:value-type="string">
            <text:p>1289.0</text:p>
          </table:table-cell>
          <table:table-cell office:value-type="string">
            <text:p>5162.0</text:p>
          </table:table-cell>
          <table:table-cell office:value-type="string">
            <text:p>3604.0</text:p>
          </table:table-cell>
          <table:table-cell office:value-type="string">
            <text:p>1949.0</text:p>
          </table:table-cell>
          <table:table-cell office:value-type="string">
            <text:p>5541.0</text:p>
          </table:table-cell>
          <table:table-cell office:value-type="string">
            <text:p>11027.0</text:p>
          </table:table-cell>
          <table:table-cell office:value-type="string">
            <text:p>9275.0</text:p>
          </table:table-cell>
          <table:table-cell office:value-type="string">
            <text:p>1214.0</text:p>
          </table:table-cell>
          <table:table-cell office:value-type="string">
            <text:p>9564.0</text:p>
          </table:table-cell>
          <table:table-cell office:value-type="string">
            <text:p>6860.0</text:p>
          </table:table-cell>
          <table:table-cell office:value-type="string">
            <text:p>5855.0</text:p>
          </table:table-cell>
          <table:table-cell office:value-type="string">
            <text:p>3462.0</text:p>
          </table:table-cell>
          <table:table-cell office:value-type="string">
            <text:p>8952.0</text:p>
          </table:table-cell>
          <table:table-cell office:value-type="string">
            <text:p>1721.0</text:p>
          </table:table-cell>
          <table:table-cell office:value-type="string">
            <text:p>3115.0</text:p>
          </table:table-cell>
          <table:table-cell office:value-type="string">
            <text:p>3776.0</text:p>
          </table:table-cell>
          <table:table-cell office:value-type="string">
            <text:p>1493.0</text:p>
          </table:table-cell>
          <table:table-cell office:value-type="string">
            <text:p>3261.0</text:p>
          </table:table-cell>
          <table:table-cell office:value-type="string">
            <text:p>2012.0</text:p>
          </table:table-cell>
          <table:table-cell office:value-type="string">
            <text:p>6689.0</text:p>
          </table:table-cell>
          <table:table-cell office:value-type="string">
            <text:p>1359.0</text:p>
          </table:table-cell>
          <table:table-cell office:value-type="string">
            <text:p>11817.0</text:p>
          </table:table-cell>
          <table:table-cell office:value-type="string">
            <text:p>7048.0</text:p>
          </table:table-cell>
          <table:table-cell office:value-type="string">
            <text:p>1454.0</text:p>
          </table:table-cell>
          <table:table-cell office:value-type="string">
            <text:p>6476.0</text:p>
          </table:table-cell>
          <table:table-cell office:value-type="string">
            <text:p>19502.0</text:p>
          </table:table-cell>
          <table:table-cell office:value-type="string">
            <text:p>7898.0</text:p>
          </table:table-cell>
          <table:table-cell office:value-type="string">
            <text:p>13241.0</text:p>
          </table:table-cell>
          <table:table-cell office:value-type="string">
            <text:p>7091.0</text:p>
          </table:table-cell>
          <table:table-cell office:value-type="string">
            <text:p>556.0</text:p>
          </table:table-cell>
          <table:table-cell office:value-type="string">
            <text:p>5079.0</text:p>
          </table:table-cell>
          <table:table-cell office:value-type="string">
            <text:p>103281</text:p>
          </table:table-cell>
          <table:table-cell office:value-type="string">
            <text:p>68021.3</text:p>
          </table:table-cell>
          <table:table-cell office:value-type="string">
            <text:p>2.33944</text:p>
          </table:table-cell>
          <table:table-cell office:value-type="string">
            <text:p>927596.0</text:p>
          </table:table-cell>
          <table:table-cell office:value-type="string">
            <text:p>878835.0</text:p>
          </table:table-cell>
          <table:table-cell office:value-type="string">
            <text:p>876350.045154</text:p>
          </table:table-cell>
          <table:table-cell office:value-type="string">
            <text:p>354080.11311</text:p>
          </table:table-cell>
          <table:table-cell office:value-type="string">
            <text:p>798696.045154</text:p>
          </table:table-cell>
          <table:table-cell office:value-type="string">
            <text:p>754660.045154</text:p>
          </table:table-cell>
          <table:table-cell office:value-type="string">
            <text:p>1278341.532448</text:p>
          </table:table-cell>
        </table:table-row>
        <table:table-row>
          <table:table-cell office:value-type="string">
            <text:p>d79</text:p>
          </table:table-cell>
          <table:table-cell office:value-type="string">
            <text:p>2483.0</text:p>
          </table:table-cell>
          <table:table-cell office:value-type="string">
            <text:p>6219.0</text:p>
          </table:table-cell>
          <table:table-cell office:value-type="string">
            <text:p>5067.0</text:p>
          </table:table-cell>
          <table:table-cell office:value-type="string">
            <text:p>2194.0</text:p>
          </table:table-cell>
          <table:table-cell office:value-type="string">
            <text:p>9246.0</text:p>
          </table:table-cell>
          <table:table-cell office:value-type="string">
            <text:p>16161.0</text:p>
          </table:table-cell>
          <table:table-cell office:value-type="string">
            <text:p>13336.0</text:p>
          </table:table-cell>
          <table:table-cell office:value-type="string">
            <text:p>2844.0</text:p>
          </table:table-cell>
          <table:table-cell office:value-type="string">
            <text:p>11650.0</text:p>
          </table:table-cell>
          <table:table-cell office:value-type="string">
            <text:p>8877.0</text:p>
          </table:table-cell>
          <table:table-cell office:value-type="string">
            <text:p>8292.0</text:p>
          </table:table-cell>
          <table:table-cell office:value-type="string">
            <text:p>4581.0</text:p>
          </table:table-cell>
          <table:table-cell office:value-type="string">
            <text:p>12564.0</text:p>
          </table:table-cell>
          <table:table-cell office:value-type="string">
            <text:p>1967.0</text:p>
          </table:table-cell>
          <table:table-cell office:value-type="string">
            <text:p>3536.0</text:p>
          </table:table-cell>
          <table:table-cell office:value-type="string">
            <text:p>5024.0</text:p>
          </table:table-cell>
          <table:table-cell office:value-type="string">
            <text:p>2412.0</text:p>
          </table:table-cell>
          <table:table-cell office:value-type="string">
            <text:p>4392.0</text:p>
          </table:table-cell>
          <table:table-cell office:value-type="string">
            <text:p>2642.0</text:p>
          </table:table-cell>
          <table:table-cell office:value-type="string">
            <text:p>12229.0</text:p>
          </table:table-cell>
          <table:table-cell office:value-type="string">
            <text:p>2913.0</text:p>
          </table:table-cell>
          <table:table-cell office:value-type="string">
            <text:p>12947.0</text:p>
          </table:table-cell>
          <table:table-cell office:value-type="string">
            <text:p>11484.0</text:p>
          </table:table-cell>
          <table:table-cell office:value-type="string">
            <text:p>2903.0</text:p>
          </table:table-cell>
          <table:table-cell office:value-type="string">
            <text:p>12377.0</text:p>
          </table:table-cell>
          <table:table-cell office:value-type="string">
            <text:p>24540.0</text:p>
          </table:table-cell>
          <table:table-cell office:value-type="string">
            <text:p>13504.0</text:p>
          </table:table-cell>
          <table:table-cell office:value-type="string">
            <text:p>15992.0</text:p>
          </table:table-cell>
          <table:table-cell office:value-type="string">
            <text:p>10212.0</text:p>
          </table:table-cell>
          <table:table-cell office:value-type="string">
            <text:p>893.0</text:p>
          </table:table-cell>
          <table:table-cell office:value-type="string">
            <text:p>5808.0</text:p>
          </table:table-cell>
          <table:table-cell office:value-type="string">
            <text:p>142428</text:p>
          </table:table-cell>
          <table:table-cell office:value-type="string">
            <text:p>88928.6</text:p>
          </table:table-cell>
          <table:table-cell office:value-type="string">
            <text:p>2.5529</text:p>
          </table:table-cell>
          <table:table-cell office:value-type="string">
            <text:p>1191937.0</text:p>
          </table:table-cell>
          <table:table-cell office:value-type="string">
            <text:p>1146072.0</text:p>
          </table:table-cell>
          <table:table-cell office:value-type="string">
            <text:p>1143797.601503</text:p>
          </table:table-cell>
          <table:table-cell office:value-type="string">
            <text:p>487684.940557</text:p>
          </table:table-cell>
          <table:table-cell office:value-type="string">
            <text:p>1045001.601503</text:p>
          </table:table-cell>
          <table:table-cell office:value-type="string">
            <text:p>1003446.601503</text:p>
          </table:table-cell>
          <table:table-cell office:value-type="string">
            <text:p>1609952.882964</text:p>
          </table:table-cell>
        </table:table-row>
      </table:table>
      <table:table table:style-name="ta2" table:name="Aseg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Sbj</text:p>
          </table:table-cell>
          <table:table-cell office:value-type="string">
            <text:p>Left-Lateral-Ventricle</text:p>
          </table:table-cell>
          <table:table-cell office:value-type="string">
            <text:p>Left-Inf-Lat-Vent</text:p>
          </table:table-cell>
          <table:table-cell office:value-type="string">
            <text:p>Left-Cerebellum-White-Matter</text:p>
          </table:table-cell>
          <table:table-cell office:value-type="string">
            <text:p>Left-Cerebellum-Cortex</text:p>
          </table:table-cell>
          <table:table-cell office:value-type="string">
            <text:p>Left-Thalamus-Proper</text:p>
          </table:table-cell>
          <table:table-cell office:value-type="string">
            <text:p>Left-Caudate</text:p>
          </table:table-cell>
          <table:table-cell office:value-type="string">
            <text:p>Left-Putamen</text:p>
          </table:table-cell>
          <table:table-cell office:value-type="string">
            <text:p>Left-Pallidum</text:p>
          </table:table-cell>
          <table:table-cell office:value-type="string">
            <text:p>3rd-Ventricle</text:p>
          </table:table-cell>
          <table:table-cell office:value-type="string">
            <text:p>4th-Ventricle</text:p>
          </table:table-cell>
          <table:table-cell office:value-type="string">
            <text:p>Brain-Stem</text:p>
          </table:table-cell>
          <table:table-cell office:value-type="string">
            <text:p>Left-Hippocampus</text:p>
          </table:table-cell>
          <table:table-cell office:value-type="string">
            <text:p>Left-Amygdala</text:p>
          </table:table-cell>
          <table:table-cell office:value-type="string">
            <text:p>CSF</text:p>
          </table:table-cell>
          <table:table-cell office:value-type="string">
            <text:p>Left-Accumbens-area</text:p>
          </table:table-cell>
          <table:table-cell office:value-type="string">
            <text:p>Left-VentralDC</text:p>
          </table:table-cell>
          <table:table-cell office:value-type="string">
            <text:p>Left-vessel</text:p>
          </table:table-cell>
          <table:table-cell office:value-type="string">
            <text:p>Left-choroid-plexus</text:p>
          </table:table-cell>
          <table:table-cell office:value-type="string">
            <text:p>Right-Lateral-Ventricle</text:p>
          </table:table-cell>
          <table:table-cell office:value-type="string">
            <text:p>Right-Inf-Lat-Vent</text:p>
          </table:table-cell>
          <table:table-cell office:value-type="string">
            <text:p>Right-Cerebellum-White-Matter</text:p>
          </table:table-cell>
          <table:table-cell office:value-type="string">
            <text:p>Right-Cerebellum-Cortex</text:p>
          </table:table-cell>
          <table:table-cell office:value-type="string">
            <text:p>Right-Thalamus-Proper</text:p>
          </table:table-cell>
          <table:table-cell office:value-type="string">
            <text:p>Right-Caudate</text:p>
          </table:table-cell>
          <table:table-cell office:value-type="string">
            <text:p>Right-Putamen</text:p>
          </table:table-cell>
          <table:table-cell office:value-type="string">
            <text:p>Right-Pallidum</text:p>
          </table:table-cell>
          <table:table-cell office:value-type="string">
            <text:p>Right-Hippocampus</text:p>
          </table:table-cell>
          <table:table-cell office:value-type="string">
            <text:p>Right-Amygdala</text:p>
          </table:table-cell>
          <table:table-cell office:value-type="string">
            <text:p>Right-Accumbens-area</text:p>
          </table:table-cell>
          <table:table-cell office:value-type="string">
            <text:p>Right-VentralDC</text:p>
          </table:table-cell>
          <table:table-cell office:value-type="string">
            <text:p>Right-vessel</text:p>
          </table:table-cell>
          <table:table-cell office:value-type="string">
            <text:p>Right-choroid-plexus</text:p>
          </table:table-cell>
          <table:table-cell office:value-type="string">
            <text:p>5th-Ventricle</text:p>
          </table:table-cell>
          <table:table-cell office:value-type="string">
            <text:p>WM-hypointensities</text:p>
          </table:table-cell>
          <table:table-cell office:value-type="string">
            <text:p>Left-WM-hypointensities</text:p>
          </table:table-cell>
          <table:table-cell office:value-type="string">
            <text:p>Right-WM-hypointensities</text:p>
          </table:table-cell>
          <table:table-cell office:value-type="string">
            <text:p>non-WM-hypointensities</text:p>
          </table:table-cell>
          <table:table-cell office:value-type="string">
            <text:p>Left-non-WM-hypointensities</text:p>
          </table:table-cell>
          <table:table-cell office:value-type="string">
            <text:p>Right-non-WM-hypointensities</text:p>
          </table:table-cell>
          <table:table-cell office:value-type="string">
            <text:p>Optic-Chiasm</text:p>
          </table:table-cell>
          <table:table-cell office:value-type="string">
            <text:p>CC_Posterior</text:p>
          </table:table-cell>
          <table:table-cell office:value-type="string">
            <text:p>CC_Mid_Posterior</text:p>
          </table:table-cell>
          <table:table-cell office:value-type="string">
            <text:p>CC_Central</text:p>
          </table:table-cell>
          <table:table-cell office:value-type="string">
            <text:p>CC_Mid_Anterior</text:p>
          </table:table-cell>
          <table:table-cell office:value-type="string">
            <text:p>CC_Anterior</text:p>
          </table:table-cell>
          <table:table-cell office:value-type="string">
            <text:p>BrainSegVol</text:p>
          </table:table-cell>
          <table:table-cell office:value-type="string">
            <text:p>BrainSegVolNotVent</text:p>
          </table:table-cell>
          <table:table-cell office:value-type="string">
            <text:p>BrainSegVolNotVentSurf</text:p>
          </table:table-cell>
          <table:table-cell office:value-type="string">
            <text:p>VentricleChoroidVol</text:p>
          </table:table-cell>
          <table:table-cell office:value-type="string">
            <text:p>lhCortexVol</text:p>
          </table:table-cell>
          <table:table-cell office:value-type="string">
            <text:p>rhCortexVol</text:p>
          </table:table-cell>
          <table:table-cell office:value-type="string">
            <text:p>CortexVol</text:p>
          </table:table-cell>
          <table:table-cell office:value-type="string">
            <text:p>lhCerebralWhiteMatterVol</text:p>
          </table:table-cell>
          <table:table-cell office:value-type="string">
            <text:p>rhCerebralWhiteMatterVol</text:p>
          </table:table-cell>
          <table:table-cell office:value-type="string">
            <text:p>CerebralWhiteMatterVol</text:p>
          </table:table-cell>
          <table:table-cell office:value-type="string">
            <text:p>SubCortGrayVol</text:p>
          </table:table-cell>
          <table:table-cell office:value-type="string">
            <text:p>TotalGrayVol</text:p>
          </table:table-cell>
          <table:table-cell office:value-type="string">
            <text:p>SupraTentorialVol</text:p>
          </table:table-cell>
          <table:table-cell office:value-type="string">
            <text:p>SupraTentorialVolNotVent</text:p>
          </table:table-cell>
          <table:table-cell office:value-type="string">
            <text:p>SupraTentorialVolNotVentVox</text:p>
          </table:table-cell>
          <table:table-cell office:value-type="string">
            <text:p>MaskVol</text:p>
          </table:table-cell>
          <table:table-cell office:value-type="string">
            <text:p>BrainSegVol-to-eTIV</text:p>
          </table:table-cell>
          <table:table-cell office:value-type="string">
            <text:p>MaskVol-to-eTIV</text:p>
          </table:table-cell>
          <table:table-cell office:value-type="string">
            <text:p>lhSurfaceHoles</text:p>
          </table:table-cell>
          <table:table-cell office:value-type="string">
            <text:p>rhSurfaceHoles</text:p>
          </table:table-cell>
          <table:table-cell office:value-type="string">
            <text:p>SurfaceHoles</text:p>
          </table:table-cell>
          <table:table-cell office:value-type="string">
            <text:p>eTIV</text:p>
          </table:table-cell>
        </table:table-row>
        <table:table-row>
          <table:table-cell office:value-type="string">
            <text:p>c01</text:p>
          </table:table-cell>
          <table:table-cell office:value-type="string">
            <text:p>13791.1</text:p>
          </table:table-cell>
          <table:table-cell office:value-type="string">
            <text:p>568.5</text:p>
          </table:table-cell>
          <table:table-cell office:value-type="string">
            <text:p>18929.6</text:p>
          </table:table-cell>
          <table:table-cell office:value-type="string">
            <text:p>51995.8</text:p>
          </table:table-cell>
          <table:table-cell office:value-type="string">
            <text:p>8003.8</text:p>
          </table:table-cell>
          <table:table-cell office:value-type="string">
            <text:p>3767.7</text:p>
          </table:table-cell>
          <table:table-cell office:value-type="string">
            <text:p>5244.3</text:p>
          </table:table-cell>
          <table:table-cell office:value-type="string">
            <text:p>2188.2</text:p>
          </table:table-cell>
          <table:table-cell office:value-type="string">
            <text:p>1649.6</text:p>
          </table:table-cell>
          <table:table-cell office:value-type="string">
            <text:p>2036.3</text:p>
          </table:table-cell>
          <table:table-cell office:value-type="string">
            <text:p>19360.6</text:p>
          </table:table-cell>
          <table:table-cell office:value-type="string">
            <text:p>3837.5</text:p>
          </table:table-cell>
          <table:table-cell office:value-type="string">
            <text:p>1531.2</text:p>
          </table:table-cell>
          <table:table-cell office:value-type="string">
            <text:p>1510.1</text:p>
          </table:table-cell>
          <table:table-cell office:value-type="string">
            <text:p>233.5</text:p>
          </table:table-cell>
          <table:table-cell office:value-type="string">
            <text:p>3807.2</text:p>
          </table:table-cell>
          <table:table-cell office:value-type="string">
            <text:p>20.7</text:p>
          </table:table-cell>
          <table:table-cell office:value-type="string">
            <text:p>399.1</text:p>
          </table:table-cell>
          <table:table-cell office:value-type="string">
            <text:p>16540.6</text:p>
          </table:table-cell>
          <table:table-cell office:value-type="string">
            <text:p>527.2</text:p>
          </table:table-cell>
          <table:table-cell office:value-type="string">
            <text:p>14942.2</text:p>
          </table:table-cell>
          <table:table-cell office:value-type="string">
            <text:p>53539.9</text:p>
          </table:table-cell>
          <table:table-cell office:value-type="string">
            <text:p>7030.9</text:p>
          </table:table-cell>
          <table:table-cell office:value-type="string">
            <text:p>3585.8</text:p>
          </table:table-cell>
          <table:table-cell office:value-type="string">
            <text:p>5283.5</text:p>
          </table:table-cell>
          <table:table-cell office:value-type="string">
            <text:p>2180.9</text:p>
          </table:table-cell>
          <table:table-cell office:value-type="string">
            <text:p>4028.5</text:p>
          </table:table-cell>
          <table:table-cell office:value-type="string">
            <text:p>1789.9</text:p>
          </table:table-cell>
          <table:table-cell office:value-type="string">
            <text:p>412.5</text:p>
          </table:table-cell>
          <table:table-cell office:value-type="string">
            <text:p>3758.3</text:p>
          </table:table-cell>
          <table:table-cell office:value-type="string">
            <text:p>17.4</text:p>
          </table:table-cell>
          <table:table-cell office:value-type="string">
            <text:p>655.1</text:p>
          </table:table-cell>
          <table:table-cell office:value-type="string">
            <text:p>0.0</text:p>
          </table:table-cell>
          <table:table-cell office:value-type="string">
            <text:p>1261.3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02.2</text:p>
          </table:table-cell>
          <table:table-cell office:value-type="string">
            <text:p>421.6</text:p>
          </table:table-cell>
          <table:table-cell office:value-type="string">
            <text:p>421.6</text:p>
          </table:table-cell>
          <table:table-cell office:value-type="string">
            <text:p>592.2</text:p>
          </table:table-cell>
          <table:table-cell office:value-type="string">
            <text:p>509.8</text:p>
          </table:table-cell>
          <table:table-cell office:value-type="string">
            <text:p>1199.7</text:p>
          </table:table-cell>
          <table:table-cell office:value-type="string">
            <text:p>1203418.0</text:p>
          </table:table-cell>
          <table:table-cell office:value-type="string">
            <text:p>1166676.0</text:p>
          </table:table-cell>
          <table:table-cell office:value-type="string">
            <text:p>1166264.191157</text:p>
          </table:table-cell>
          <table:table-cell office:value-type="string">
            <text:p>31735.0</text:p>
          </table:table-cell>
          <table:table-cell office:value-type="string">
            <text:p>249579.996713</text:p>
          </table:table-cell>
          <table:table-cell office:value-type="string">
            <text:p>254399.174391</text:p>
          </table:table-cell>
          <table:table-cell office:value-type="string">
            <text:p>503979.171104</text:p>
          </table:table-cell>
          <table:table-cell office:value-type="string">
            <text:p>231958.422282</text:p>
          </table:table-cell>
          <table:table-cell office:value-type="string">
            <text:p>231328.597771</text:p>
          </table:table-cell>
          <table:table-cell office:value-type="string">
            <text:p>463287.020053</text:p>
          </table:table-cell>
          <table:table-cell office:value-type="string">
            <text:p>58136.0</text:p>
          </table:table-cell>
          <table:table-cell office:value-type="string">
            <text:p>669234.171104</text:p>
          </table:table-cell>
          <table:table-cell office:value-type="string">
            <text:p>1061787.191157</text:p>
          </table:table-cell>
          <table:table-cell office:value-type="string">
            <text:p>1030052.191157</text:p>
          </table:table-cell>
          <table:table-cell office:value-type="string">
            <text:p>1025714.0</text:p>
          </table:table-cell>
          <table:table-cell office:value-type="string">
            <text:p>1749841.0</text:p>
          </table:table-cell>
          <table:table-cell office:value-type="string">
            <text:p>0.667773</text:p>
          </table:table-cell>
          <table:table-cell office:value-type="string">
            <text:p>0.970981</text:p>
          </table:table-cell>
          <table:table-cell office:value-type="string">
            <text:p>254</text:p>
          </table:table-cell>
          <table:table-cell office:value-type="string">
            <text:p>164</text:p>
          </table:table-cell>
          <table:table-cell office:value-type="string">
            <text:p>418</text:p>
          </table:table-cell>
          <table:table-cell office:value-type="string">
            <text:p>1802137.233958</text:p>
          </table:table-cell>
        </table:table-row>
        <table:table-row>
          <table:table-cell office:value-type="string">
            <text:p>c02</text:p>
          </table:table-cell>
          <table:table-cell office:value-type="string">
            <text:p>12317.0</text:p>
          </table:table-cell>
          <table:table-cell office:value-type="string">
            <text:p>389.4</text:p>
          </table:table-cell>
          <table:table-cell office:value-type="string">
            <text:p>16527.7</text:p>
          </table:table-cell>
          <table:table-cell office:value-type="string">
            <text:p>56679.5</text:p>
          </table:table-cell>
          <table:table-cell office:value-type="string">
            <text:p>7775.0</text:p>
          </table:table-cell>
          <table:table-cell office:value-type="string">
            <text:p>3326.6</text:p>
          </table:table-cell>
          <table:table-cell office:value-type="string">
            <text:p>4993.2</text:p>
          </table:table-cell>
          <table:table-cell office:value-type="string">
            <text:p>2223.8</text:p>
          </table:table-cell>
          <table:table-cell office:value-type="string">
            <text:p>2125.7</text:p>
          </table:table-cell>
          <table:table-cell office:value-type="string">
            <text:p>2080.8</text:p>
          </table:table-cell>
          <table:table-cell office:value-type="string">
            <text:p>17622.7</text:p>
          </table:table-cell>
          <table:table-cell office:value-type="string">
            <text:p>3751.0</text:p>
          </table:table-cell>
          <table:table-cell office:value-type="string">
            <text:p>1443.9</text:p>
          </table:table-cell>
          <table:table-cell office:value-type="string">
            <text:p>858.6</text:p>
          </table:table-cell>
          <table:table-cell office:value-type="string">
            <text:p>302.3</text:p>
          </table:table-cell>
          <table:table-cell office:value-type="string">
            <text:p>4117.6</text:p>
          </table:table-cell>
          <table:table-cell office:value-type="string">
            <text:p>22.5</text:p>
          </table:table-cell>
          <table:table-cell office:value-type="string">
            <text:p>509.2</text:p>
          </table:table-cell>
          <table:table-cell office:value-type="string">
            <text:p>11082.2</text:p>
          </table:table-cell>
          <table:table-cell office:value-type="string">
            <text:p>384.6</text:p>
          </table:table-cell>
          <table:table-cell office:value-type="string">
            <text:p>16308.4</text:p>
          </table:table-cell>
          <table:table-cell office:value-type="string">
            <text:p>55077.9</text:p>
          </table:table-cell>
          <table:table-cell office:value-type="string">
            <text:p>7998.0</text:p>
          </table:table-cell>
          <table:table-cell office:value-type="string">
            <text:p>3580.3</text:p>
          </table:table-cell>
          <table:table-cell office:value-type="string">
            <text:p>4414.6</text:p>
          </table:table-cell>
          <table:table-cell office:value-type="string">
            <text:p>2022.7</text:p>
          </table:table-cell>
          <table:table-cell office:value-type="string">
            <text:p>3728.4</text:p>
          </table:table-cell>
          <table:table-cell office:value-type="string">
            <text:p>1613.2</text:p>
          </table:table-cell>
          <table:table-cell office:value-type="string">
            <text:p>380.3</text:p>
          </table:table-cell>
          <table:table-cell office:value-type="string">
            <text:p>3745.9</text:p>
          </table:table-cell>
          <table:table-cell office:value-type="string">
            <text:p>11.7</text:p>
          </table:table-cell>
          <table:table-cell office:value-type="string">
            <text:p>428.4</text:p>
          </table:table-cell>
          <table:table-cell office:value-type="string">
            <text:p>0.0</text:p>
          </table:table-cell>
          <table:table-cell office:value-type="string">
            <text:p>1714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2.7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29.1</text:p>
          </table:table-cell>
          <table:table-cell office:value-type="string">
            <text:p>675.7</text:p>
          </table:table-cell>
          <table:table-cell office:value-type="string">
            <text:p>675.7</text:p>
          </table:table-cell>
          <table:table-cell office:value-type="string">
            <text:p>623.5</text:p>
          </table:table-cell>
          <table:table-cell office:value-type="string">
            <text:p>646.7</text:p>
          </table:table-cell>
          <table:table-cell office:value-type="string">
            <text:p>1174.1</text:p>
          </table:table-cell>
          <table:table-cell office:value-type="string">
            <text:p>1213129.0</text:p>
          </table:table-cell>
          <table:table-cell office:value-type="string">
            <text:p>1183754.0</text:p>
          </table:table-cell>
          <table:table-cell office:value-type="string">
            <text:p>1182680.408287</text:p>
          </table:table-cell>
          <table:table-cell office:value-type="string">
            <text:p>24523.0</text:p>
          </table:table-cell>
          <table:table-cell office:value-type="string">
            <text:p>252416.550595</text:p>
          </table:table-cell>
          <table:table-cell office:value-type="string">
            <text:p>255085.522916</text:p>
          </table:table-cell>
          <table:table-cell office:value-type="string">
            <text:p>507502.073511</text:p>
          </table:table-cell>
          <table:table-cell office:value-type="string">
            <text:p>235802.390123</text:p>
          </table:table-cell>
          <table:table-cell office:value-type="string">
            <text:p>236162.944654</text:p>
          </table:table-cell>
          <table:table-cell office:value-type="string">
            <text:p>471965.334777</text:p>
          </table:table-cell>
          <table:table-cell office:value-type="string">
            <text:p>56411.0</text:p>
          </table:table-cell>
          <table:table-cell office:value-type="string">
            <text:p>677899.073511</text:p>
          </table:table-cell>
          <table:table-cell office:value-type="string">
            <text:p>1065292.408287</text:p>
          </table:table-cell>
          <table:table-cell office:value-type="string">
            <text:p>1040769.408287</text:p>
          </table:table-cell>
          <table:table-cell office:value-type="string">
            <text:p>1036818.0</text:p>
          </table:table-cell>
          <table:table-cell office:value-type="string">
            <text:p>1788079.0</text:p>
          </table:table-cell>
          <table:table-cell office:value-type="string">
            <text:p>0.744474</text:p>
          </table:table-cell>
          <table:table-cell office:value-type="string">
            <text:p>1.09731</text:p>
          </table:table-cell>
          <table:table-cell office:value-type="string">
            <text:p>163</text:p>
          </table:table-cell>
          <table:table-cell office:value-type="string">
            <text:p>181</text:p>
          </table:table-cell>
          <table:table-cell office:value-type="string">
            <text:p>344</text:p>
          </table:table-cell>
          <table:table-cell office:value-type="string">
            <text:p>1629511.430328</text:p>
          </table:table-cell>
        </table:table-row>
        <table:table-row>
          <table:table-cell office:value-type="string">
            <text:p>c03</text:p>
          </table:table-cell>
          <table:table-cell office:value-type="string">
            <text:p>8403.4</text:p>
          </table:table-cell>
          <table:table-cell office:value-type="string">
            <text:p>347.8</text:p>
          </table:table-cell>
          <table:table-cell office:value-type="string">
            <text:p>13350.7</text:p>
          </table:table-cell>
          <table:table-cell office:value-type="string">
            <text:p>48283.7</text:p>
          </table:table-cell>
          <table:table-cell office:value-type="string">
            <text:p>7969.8</text:p>
          </table:table-cell>
          <table:table-cell office:value-type="string">
            <text:p>3216.5</text:p>
          </table:table-cell>
          <table:table-cell office:value-type="string">
            <text:p>5394.2</text:p>
          </table:table-cell>
          <table:table-cell office:value-type="string">
            <text:p>2073.3</text:p>
          </table:table-cell>
          <table:table-cell office:value-type="string">
            <text:p>1008.2</text:p>
          </table:table-cell>
          <table:table-cell office:value-type="string">
            <text:p>1697.5</text:p>
          </table:table-cell>
          <table:table-cell office:value-type="string">
            <text:p>20999.8</text:p>
          </table:table-cell>
          <table:table-cell office:value-type="string">
            <text:p>4259.7</text:p>
          </table:table-cell>
          <table:table-cell office:value-type="string">
            <text:p>1591.8</text:p>
          </table:table-cell>
          <table:table-cell office:value-type="string">
            <text:p>1139.8</text:p>
          </table:table-cell>
          <table:table-cell office:value-type="string">
            <text:p>418.5</text:p>
          </table:table-cell>
          <table:table-cell office:value-type="string">
            <text:p>4085.0</text:p>
          </table:table-cell>
          <table:table-cell office:value-type="string">
            <text:p>17.8</text:p>
          </table:table-cell>
          <table:table-cell office:value-type="string">
            <text:p>211.9</text:p>
          </table:table-cell>
          <table:table-cell office:value-type="string">
            <text:p>7370.4</text:p>
          </table:table-cell>
          <table:table-cell office:value-type="string">
            <text:p>350.5</text:p>
          </table:table-cell>
          <table:table-cell office:value-type="string">
            <text:p>12331.2</text:p>
          </table:table-cell>
          <table:table-cell office:value-type="string">
            <text:p>49907.0</text:p>
          </table:table-cell>
          <table:table-cell office:value-type="string">
            <text:p>7684.6</text:p>
          </table:table-cell>
          <table:table-cell office:value-type="string">
            <text:p>3017.1</text:p>
          </table:table-cell>
          <table:table-cell office:value-type="string">
            <text:p>4929.6</text:p>
          </table:table-cell>
          <table:table-cell office:value-type="string">
            <text:p>1957.3</text:p>
          </table:table-cell>
          <table:table-cell office:value-type="string">
            <text:p>4533.4</text:p>
          </table:table-cell>
          <table:table-cell office:value-type="string">
            <text:p>1776.7</text:p>
          </table:table-cell>
          <table:table-cell office:value-type="string">
            <text:p>476.6</text:p>
          </table:table-cell>
          <table:table-cell office:value-type="string">
            <text:p>3931.8</text:p>
          </table:table-cell>
          <table:table-cell office:value-type="string">
            <text:p>16.1</text:p>
          </table:table-cell>
          <table:table-cell office:value-type="string">
            <text:p>254.6</text:p>
          </table:table-cell>
          <table:table-cell office:value-type="string">
            <text:p>0.0</text:p>
          </table:table-cell>
          <table:table-cell office:value-type="string">
            <text:p>964.6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49.3</text:p>
          </table:table-cell>
          <table:table-cell office:value-type="string">
            <text:p>702.6</text:p>
          </table:table-cell>
          <table:table-cell office:value-type="string">
            <text:p>702.6</text:p>
          </table:table-cell>
          <table:table-cell office:value-type="string">
            <text:p>1152.9</text:p>
          </table:table-cell>
          <table:table-cell office:value-type="string">
            <text:p>1280.6</text:p>
          </table:table-cell>
          <table:table-cell office:value-type="string">
            <text:p>1171.9</text:p>
          </table:table-cell>
          <table:table-cell office:value-type="string">
            <text:p>1169599.0</text:p>
          </table:table-cell>
          <table:table-cell office:value-type="string">
            <text:p>1149608.0</text:p>
          </table:table-cell>
          <table:table-cell office:value-type="string">
            <text:p>1148980.907209</text:p>
          </table:table-cell>
          <table:table-cell office:value-type="string">
            <text:p>16270.0</text:p>
          </table:table-cell>
          <table:table-cell office:value-type="string">
            <text:p>248680.443184</text:p>
          </table:table-cell>
          <table:table-cell office:value-type="string">
            <text:p>249196.669437</text:p>
          </table:table-cell>
          <table:table-cell office:value-type="string">
            <text:p>497877.11262</text:p>
          </table:table-cell>
          <table:table-cell office:value-type="string">
            <text:p>231272.72085</text:p>
          </table:table-cell>
          <table:table-cell office:value-type="string">
            <text:p>235795.073739</text:p>
          </table:table-cell>
          <table:table-cell office:value-type="string">
            <text:p>467067.794589</text:p>
          </table:table-cell>
          <table:table-cell office:value-type="string">
            <text:p>58668.0</text:p>
          </table:table-cell>
          <table:table-cell office:value-type="string">
            <text:p>657107.11262</text:p>
          </table:table-cell>
          <table:table-cell office:value-type="string">
            <text:p>1044349.907209</text:p>
          </table:table-cell>
          <table:table-cell office:value-type="string">
            <text:p>1028079.907209</text:p>
          </table:table-cell>
          <table:table-cell office:value-type="string">
            <text:p>1024088.0</text:p>
          </table:table-cell>
          <table:table-cell office:value-type="string">
            <text:p>3020947.0</text:p>
          </table:table-cell>
          <table:table-cell office:value-type="string">
            <text:p>0.720308</text:p>
          </table:table-cell>
          <table:table-cell office:value-type="string">
            <text:p>1.860478</text:p>
          </table:table-cell>
          <table:table-cell office:value-type="string">
            <text:p>146</text:p>
          </table:table-cell>
          <table:table-cell office:value-type="string">
            <text:p>126</text:p>
          </table:table-cell>
          <table:table-cell office:value-type="string">
            <text:p>272</text:p>
          </table:table-cell>
          <table:table-cell office:value-type="string">
            <text:p>1623748.083221</text:p>
          </table:table-cell>
        </table:table-row>
        <table:table-row>
          <table:table-cell office:value-type="string">
            <text:p>c04</text:p>
          </table:table-cell>
          <table:table-cell office:value-type="string">
            <text:p>5573.6</text:p>
          </table:table-cell>
          <table:table-cell office:value-type="string">
            <text:p>298.0</text:p>
          </table:table-cell>
          <table:table-cell office:value-type="string">
            <text:p>12568.9</text:p>
          </table:table-cell>
          <table:table-cell office:value-type="string">
            <text:p>47300.3</text:p>
          </table:table-cell>
          <table:table-cell office:value-type="string">
            <text:p>6509.1</text:p>
          </table:table-cell>
          <table:table-cell office:value-type="string">
            <text:p>2728.1</text:p>
          </table:table-cell>
          <table:table-cell office:value-type="string">
            <text:p>4287.1</text:p>
          </table:table-cell>
          <table:table-cell office:value-type="string">
            <text:p>1886.1</text:p>
          </table:table-cell>
          <table:table-cell office:value-type="string">
            <text:p>744.3</text:p>
          </table:table-cell>
          <table:table-cell office:value-type="string">
            <text:p>1285.1</text:p>
          </table:table-cell>
          <table:table-cell office:value-type="string">
            <text:p>18994.7</text:p>
          </table:table-cell>
          <table:table-cell office:value-type="string">
            <text:p>3799.4</text:p>
          </table:table-cell>
          <table:table-cell office:value-type="string">
            <text:p>1458.0</text:p>
          </table:table-cell>
          <table:table-cell office:value-type="string">
            <text:p>875.9</text:p>
          </table:table-cell>
          <table:table-cell office:value-type="string">
            <text:p>248.1</text:p>
          </table:table-cell>
          <table:table-cell office:value-type="string">
            <text:p>3534.0</text:p>
          </table:table-cell>
          <table:table-cell office:value-type="string">
            <text:p>33.3</text:p>
          </table:table-cell>
          <table:table-cell office:value-type="string">
            <text:p>365.9</text:p>
          </table:table-cell>
          <table:table-cell office:value-type="string">
            <text:p>5748.9</text:p>
          </table:table-cell>
          <table:table-cell office:value-type="string">
            <text:p>150.9</text:p>
          </table:table-cell>
          <table:table-cell office:value-type="string">
            <text:p>12177.2</text:p>
          </table:table-cell>
          <table:table-cell office:value-type="string">
            <text:p>51001.4</text:p>
          </table:table-cell>
          <table:table-cell office:value-type="string">
            <text:p>6302.4</text:p>
          </table:table-cell>
          <table:table-cell office:value-type="string">
            <text:p>2458.9</text:p>
          </table:table-cell>
          <table:table-cell office:value-type="string">
            <text:p>4182.6</text:p>
          </table:table-cell>
          <table:table-cell office:value-type="string">
            <text:p>1776.3</text:p>
          </table:table-cell>
          <table:table-cell office:value-type="string">
            <text:p>3855.7</text:p>
          </table:table-cell>
          <table:table-cell office:value-type="string">
            <text:p>1335.4</text:p>
          </table:table-cell>
          <table:table-cell office:value-type="string">
            <text:p>356.6</text:p>
          </table:table-cell>
          <table:table-cell office:value-type="string">
            <text:p>3157.2</text:p>
          </table:table-cell>
          <table:table-cell office:value-type="string">
            <text:p>18.4</text:p>
          </table:table-cell>
          <table:table-cell office:value-type="string">
            <text:p>420.5</text:p>
          </table:table-cell>
          <table:table-cell office:value-type="string">
            <text:p>0.0</text:p>
          </table:table-cell>
          <table:table-cell office:value-type="string">
            <text:p>2768.3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21.3</text:p>
          </table:table-cell>
          <table:table-cell office:value-type="string">
            <text:p>613.3</text:p>
          </table:table-cell>
          <table:table-cell office:value-type="string">
            <text:p>613.3</text:p>
          </table:table-cell>
          <table:table-cell office:value-type="string">
            <text:p>751.7</text:p>
          </table:table-cell>
          <table:table-cell office:value-type="string">
            <text:p>720.4</text:p>
          </table:table-cell>
          <table:table-cell office:value-type="string">
            <text:p>961.9</text:p>
          </table:table-cell>
          <table:table-cell office:value-type="string">
            <text:p>1003385.0</text:p>
          </table:table-cell>
          <table:table-cell office:value-type="string">
            <text:p>988448.0</text:p>
          </table:table-cell>
          <table:table-cell office:value-type="string">
            <text:p>986933.191587</text:p>
          </table:table-cell>
          <table:table-cell office:value-type="string">
            <text:p>12098.0</text:p>
          </table:table-cell>
          <table:table-cell office:value-type="string">
            <text:p>202050.420158</text:p>
          </table:table-cell>
          <table:table-cell office:value-type="string">
            <text:p>203382.377464</text:p>
          </table:table-cell>
          <table:table-cell office:value-type="string">
            <text:p>405432.797621</text:p>
          </table:table-cell>
          <table:table-cell office:value-type="string">
            <text:p>204804.482998</text:p>
          </table:table-cell>
          <table:table-cell office:value-type="string">
            <text:p>204622.910967</text:p>
          </table:table-cell>
          <table:table-cell office:value-type="string">
            <text:p>409427.393965</text:p>
          </table:table-cell>
          <table:table-cell office:value-type="string">
            <text:p>49055.0</text:p>
          </table:table-cell>
          <table:table-cell office:value-type="string">
            <text:p>553454.797621</text:p>
          </table:table-cell>
          <table:table-cell office:value-type="string">
            <text:p>879661.191587</text:p>
          </table:table-cell>
          <table:table-cell office:value-type="string">
            <text:p>867563.191587</text:p>
          </table:table-cell>
          <table:table-cell office:value-type="string">
            <text:p>865327.0</text:p>
          </table:table-cell>
          <table:table-cell office:value-type="string">
            <text:p>1414087.0</text:p>
          </table:table-cell>
          <table:table-cell office:value-type="string">
            <text:p>0.717351</text:p>
          </table:table-cell>
          <table:table-cell office:value-type="string">
            <text:p>1.010975</text:p>
          </table:table-cell>
          <table:table-cell office:value-type="string">
            <text:p>81</text:p>
          </table:table-cell>
          <table:table-cell office:value-type="string">
            <text:p>113</text:p>
          </table:table-cell>
          <table:table-cell office:value-type="string">
            <text:p>194</text:p>
          </table:table-cell>
          <table:table-cell office:value-type="string">
            <text:p>1398735.564607</text:p>
          </table:table-cell>
        </table:table-row>
        <table:table-row>
          <table:table-cell office:value-type="string">
            <text:p>c05</text:p>
          </table:table-cell>
          <table:table-cell office:value-type="string">
            <text:p>5125.7</text:p>
          </table:table-cell>
          <table:table-cell office:value-type="string">
            <text:p>105.0</text:p>
          </table:table-cell>
          <table:table-cell office:value-type="string">
            <text:p>19135.1</text:p>
          </table:table-cell>
          <table:table-cell office:value-type="string">
            <text:p>56760.8</text:p>
          </table:table-cell>
          <table:table-cell office:value-type="string">
            <text:p>8860.2</text:p>
          </table:table-cell>
          <table:table-cell office:value-type="string">
            <text:p>4029.1</text:p>
          </table:table-cell>
          <table:table-cell office:value-type="string">
            <text:p>4223.1</text:p>
          </table:table-cell>
          <table:table-cell office:value-type="string">
            <text:p>2284.0</text:p>
          </table:table-cell>
          <table:table-cell office:value-type="string">
            <text:p>656.9</text:p>
          </table:table-cell>
          <table:table-cell office:value-type="string">
            <text:p>1130.0</text:p>
          </table:table-cell>
          <table:table-cell office:value-type="string">
            <text:p>21299.1</text:p>
          </table:table-cell>
          <table:table-cell office:value-type="string">
            <text:p>3454.3</text:p>
          </table:table-cell>
          <table:table-cell office:value-type="string">
            <text:p>1418.4</text:p>
          </table:table-cell>
          <table:table-cell office:value-type="string">
            <text:p>995.2</text:p>
          </table:table-cell>
          <table:table-cell office:value-type="string">
            <text:p>386.7</text:p>
          </table:table-cell>
          <table:table-cell office:value-type="string">
            <text:p>4151.0</text:p>
          </table:table-cell>
          <table:table-cell office:value-type="string">
            <text:p>9.4</text:p>
          </table:table-cell>
          <table:table-cell office:value-type="string">
            <text:p>205.0</text:p>
          </table:table-cell>
          <table:table-cell office:value-type="string">
            <text:p>4076.9</text:p>
          </table:table-cell>
          <table:table-cell office:value-type="string">
            <text:p>190.0</text:p>
          </table:table-cell>
          <table:table-cell office:value-type="string">
            <text:p>19718.1</text:p>
          </table:table-cell>
          <table:table-cell office:value-type="string">
            <text:p>57009.6</text:p>
          </table:table-cell>
          <table:table-cell office:value-type="string">
            <text:p>8230.1</text:p>
          </table:table-cell>
          <table:table-cell office:value-type="string">
            <text:p>3951.4</text:p>
          </table:table-cell>
          <table:table-cell office:value-type="string">
            <text:p>4921.5</text:p>
          </table:table-cell>
          <table:table-cell office:value-type="string">
            <text:p>2283.6</text:p>
          </table:table-cell>
          <table:table-cell office:value-type="string">
            <text:p>4165.1</text:p>
          </table:table-cell>
          <table:table-cell office:value-type="string">
            <text:p>1619.8</text:p>
          </table:table-cell>
          <table:table-cell office:value-type="string">
            <text:p>487.4</text:p>
          </table:table-cell>
          <table:table-cell office:value-type="string">
            <text:p>4476.2</text:p>
          </table:table-cell>
          <table:table-cell office:value-type="string">
            <text:p>6.8</text:p>
          </table:table-cell>
          <table:table-cell office:value-type="string">
            <text:p>250.4</text:p>
          </table:table-cell>
          <table:table-cell office:value-type="string">
            <text:p>0.0</text:p>
          </table:table-cell>
          <table:table-cell office:value-type="string">
            <text:p>798.2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26.3</text:p>
          </table:table-cell>
          <table:table-cell office:value-type="string">
            <text:p>697.9</text:p>
          </table:table-cell>
          <table:table-cell office:value-type="string">
            <text:p>697.9</text:p>
          </table:table-cell>
          <table:table-cell office:value-type="string">
            <text:p>832.3</text:p>
          </table:table-cell>
          <table:table-cell office:value-type="string">
            <text:p>860.0</text:p>
          </table:table-cell>
          <table:table-cell office:value-type="string">
            <text:p>1023.9</text:p>
          </table:table-cell>
          <table:table-cell office:value-type="string">
            <text:p>1199339.0</text:p>
          </table:table-cell>
          <table:table-cell office:value-type="string">
            <text:p>1187267.0</text:p>
          </table:table-cell>
          <table:table-cell office:value-type="string">
            <text:p>1186786.678441</text:p>
          </table:table-cell>
          <table:table-cell office:value-type="string">
            <text:p>9354.0</text:p>
          </table:table-cell>
          <table:table-cell office:value-type="string">
            <text:p>260763.222436</text:p>
          </table:table-cell>
          <table:table-cell office:value-type="string">
            <text:p>262381.664872</text:p>
          </table:table-cell>
          <table:table-cell office:value-type="string">
            <text:p>523144.887308</text:p>
          </table:table-cell>
          <table:table-cell office:value-type="string">
            <text:p>222640.060171</text:p>
          </table:table-cell>
          <table:table-cell office:value-type="string">
            <text:p>226761.730963</text:p>
          </table:table-cell>
          <table:table-cell office:value-type="string">
            <text:p>449401.791133</text:p>
          </table:table-cell>
          <table:table-cell office:value-type="string">
            <text:p>59548.0</text:p>
          </table:table-cell>
          <table:table-cell office:value-type="string">
            <text:p>698815.887308</text:p>
          </table:table-cell>
          <table:table-cell office:value-type="string">
            <text:p>1045596.678441</text:p>
          </table:table-cell>
          <table:table-cell office:value-type="string">
            <text:p>1036242.678441</text:p>
          </table:table-cell>
          <table:table-cell office:value-type="string">
            <text:p>1032552.0</text:p>
          </table:table-cell>
          <table:table-cell office:value-type="string">
            <text:p>1682038.0</text:p>
          </table:table-cell>
          <table:table-cell office:value-type="string">
            <text:p>0.746214</text:p>
          </table:table-cell>
          <table:table-cell office:value-type="string">
            <text:p>1.046544</text:p>
          </table:table-cell>
          <table:table-cell office:value-type="string">
            <text:p>139</text:p>
          </table:table-cell>
          <table:table-cell office:value-type="string">
            <text:p>113</text:p>
          </table:table-cell>
          <table:table-cell office:value-type="string">
            <text:p>252</text:p>
          </table:table-cell>
          <table:table-cell office:value-type="string">
            <text:p>1607231.660995</text:p>
          </table:table-cell>
        </table:table-row>
        <table:table-row>
          <table:table-cell office:value-type="string">
            <text:p>c06</text:p>
          </table:table-cell>
          <table:table-cell office:value-type="string">
            <text:p>2732.9</text:p>
          </table:table-cell>
          <table:table-cell office:value-type="string">
            <text:p>184.7</text:p>
          </table:table-cell>
          <table:table-cell office:value-type="string">
            <text:p>12741.0</text:p>
          </table:table-cell>
          <table:table-cell office:value-type="string">
            <text:p>41720.9</text:p>
          </table:table-cell>
          <table:table-cell office:value-type="string">
            <text:p>6577.6</text:p>
          </table:table-cell>
          <table:table-cell office:value-type="string">
            <text:p>2528.5</text:p>
          </table:table-cell>
          <table:table-cell office:value-type="string">
            <text:p>3419.8</text:p>
          </table:table-cell>
          <table:table-cell office:value-type="string">
            <text:p>1719.7</text:p>
          </table:table-cell>
          <table:table-cell office:value-type="string">
            <text:p>554.6</text:p>
          </table:table-cell>
          <table:table-cell office:value-type="string">
            <text:p>1237.4</text:p>
          </table:table-cell>
          <table:table-cell office:value-type="string">
            <text:p>19258.4</text:p>
          </table:table-cell>
          <table:table-cell office:value-type="string">
            <text:p>3046.1</text:p>
          </table:table-cell>
          <table:table-cell office:value-type="string">
            <text:p>1477.9</text:p>
          </table:table-cell>
          <table:table-cell office:value-type="string">
            <text:p>536.6</text:p>
          </table:table-cell>
          <table:table-cell office:value-type="string">
            <text:p>186.1</text:p>
          </table:table-cell>
          <table:table-cell office:value-type="string">
            <text:p>3369.9</text:p>
          </table:table-cell>
          <table:table-cell office:value-type="string">
            <text:p>17.9</text:p>
          </table:table-cell>
          <table:table-cell office:value-type="string">
            <text:p>169.4</text:p>
          </table:table-cell>
          <table:table-cell office:value-type="string">
            <text:p>2582.1</text:p>
          </table:table-cell>
          <table:table-cell office:value-type="string">
            <text:p>167.8</text:p>
          </table:table-cell>
          <table:table-cell office:value-type="string">
            <text:p>11889.7</text:p>
          </table:table-cell>
          <table:table-cell office:value-type="string">
            <text:p>41509.4</text:p>
          </table:table-cell>
          <table:table-cell office:value-type="string">
            <text:p>6522.5</text:p>
          </table:table-cell>
          <table:table-cell office:value-type="string">
            <text:p>2414.0</text:p>
          </table:table-cell>
          <table:table-cell office:value-type="string">
            <text:p>3352.6</text:p>
          </table:table-cell>
          <table:table-cell office:value-type="string">
            <text:p>1584.7</text:p>
          </table:table-cell>
          <table:table-cell office:value-type="string">
            <text:p>3363.5</text:p>
          </table:table-cell>
          <table:table-cell office:value-type="string">
            <text:p>1494.5</text:p>
          </table:table-cell>
          <table:table-cell office:value-type="string">
            <text:p>378.3</text:p>
          </table:table-cell>
          <table:table-cell office:value-type="string">
            <text:p>3190.7</text:p>
          </table:table-cell>
          <table:table-cell office:value-type="string">
            <text:p>14.7</text:p>
          </table:table-cell>
          <table:table-cell office:value-type="string">
            <text:p>188.7</text:p>
          </table:table-cell>
          <table:table-cell office:value-type="string">
            <text:p>0.0</text:p>
          </table:table-cell>
          <table:table-cell office:value-type="string">
            <text:p>1333.3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26.2</text:p>
          </table:table-cell>
          <table:table-cell office:value-type="string">
            <text:p>476.6</text:p>
          </table:table-cell>
          <table:table-cell office:value-type="string">
            <text:p>476.6</text:p>
          </table:table-cell>
          <table:table-cell office:value-type="string">
            <text:p>821.9</text:p>
          </table:table-cell>
          <table:table-cell office:value-type="string">
            <text:p>708.5</text:p>
          </table:table-cell>
          <table:table-cell office:value-type="string">
            <text:p>763.6</text:p>
          </table:table-cell>
          <table:table-cell office:value-type="string">
            <text:p>972180.0</text:p>
          </table:table-cell>
          <table:table-cell office:value-type="string">
            <text:p>964222.0</text:p>
          </table:table-cell>
          <table:table-cell office:value-type="string">
            <text:p>964076.485585</text:p>
          </table:table-cell>
          <table:table-cell office:value-type="string">
            <text:p>5670.0</text:p>
          </table:table-cell>
          <table:table-cell office:value-type="string">
            <text:p>201487.741806</text:p>
          </table:table-cell>
          <table:table-cell office:value-type="string">
            <text:p>200525.577074</text:p>
          </table:table-cell>
          <table:table-cell office:value-type="string">
            <text:p>402013.31888</text:p>
          </table:table-cell>
          <table:table-cell office:value-type="string">
            <text:p>203169.210205</text:p>
          </table:table-cell>
          <table:table-cell office:value-type="string">
            <text:p>204463.9565</text:p>
          </table:table-cell>
          <table:table-cell office:value-type="string">
            <text:p>407633.166704</text:p>
          </table:table-cell>
          <table:table-cell office:value-type="string">
            <text:p>45634.0</text:p>
          </table:table-cell>
          <table:table-cell office:value-type="string">
            <text:p>532764.31888</text:p>
          </table:table-cell>
          <table:table-cell office:value-type="string">
            <text:p>863905.485585</text:p>
          </table:table-cell>
          <table:table-cell office:value-type="string">
            <text:p>858235.485585</text:p>
          </table:table-cell>
          <table:table-cell office:value-type="string">
            <text:p>855300.0</text:p>
          </table:table-cell>
          <table:table-cell office:value-type="string">
            <text:p>1327266.0</text:p>
          </table:table-cell>
          <table:table-cell office:value-type="string">
            <text:p>0.708191</text:p>
          </table:table-cell>
          <table:table-cell office:value-type="string">
            <text:p>0.966856</text:p>
          </table:table-cell>
          <table:table-cell office:value-type="string">
            <text:p>69</text:p>
          </table:table-cell>
          <table:table-cell office:value-type="string">
            <text:p>71</text:p>
          </table:table-cell>
          <table:table-cell office:value-type="string">
            <text:p>140</text:p>
          </table:table-cell>
          <table:table-cell office:value-type="string">
            <text:p>1372765.164412</text:p>
          </table:table-cell>
        </table:table-row>
        <table:table-row>
          <table:table-cell office:value-type="string">
            <text:p>c07</text:p>
          </table:table-cell>
          <table:table-cell office:value-type="string">
            <text:p>4492.3</text:p>
          </table:table-cell>
          <table:table-cell office:value-type="string">
            <text:p>97.9</text:p>
          </table:table-cell>
          <table:table-cell office:value-type="string">
            <text:p>14620.1</text:p>
          </table:table-cell>
          <table:table-cell office:value-type="string">
            <text:p>48278.7</text:p>
          </table:table-cell>
          <table:table-cell office:value-type="string">
            <text:p>7263.9</text:p>
          </table:table-cell>
          <table:table-cell office:value-type="string">
            <text:p>2754.5</text:p>
          </table:table-cell>
          <table:table-cell office:value-type="string">
            <text:p>4148.8</text:p>
          </table:table-cell>
          <table:table-cell office:value-type="string">
            <text:p>2081.2</text:p>
          </table:table-cell>
          <table:table-cell office:value-type="string">
            <text:p>867.2</text:p>
          </table:table-cell>
          <table:table-cell office:value-type="string">
            <text:p>1237.3</text:p>
          </table:table-cell>
          <table:table-cell office:value-type="string">
            <text:p>21162.0</text:p>
          </table:table-cell>
          <table:table-cell office:value-type="string">
            <text:p>3915.7</text:p>
          </table:table-cell>
          <table:table-cell office:value-type="string">
            <text:p>1228.0</text:p>
          </table:table-cell>
          <table:table-cell office:value-type="string">
            <text:p>745.1</text:p>
          </table:table-cell>
          <table:table-cell office:value-type="string">
            <text:p>300.7</text:p>
          </table:table-cell>
          <table:table-cell office:value-type="string">
            <text:p>3912.9</text:p>
          </table:table-cell>
          <table:table-cell office:value-type="string">
            <text:p>42.8</text:p>
          </table:table-cell>
          <table:table-cell office:value-type="string">
            <text:p>212.0</text:p>
          </table:table-cell>
          <table:table-cell office:value-type="string">
            <text:p>4389.6</text:p>
          </table:table-cell>
          <table:table-cell office:value-type="string">
            <text:p>111.3</text:p>
          </table:table-cell>
          <table:table-cell office:value-type="string">
            <text:p>14857.4</text:p>
          </table:table-cell>
          <table:table-cell office:value-type="string">
            <text:p>50795.1</text:p>
          </table:table-cell>
          <table:table-cell office:value-type="string">
            <text:p>6870.3</text:p>
          </table:table-cell>
          <table:table-cell office:value-type="string">
            <text:p>2686.8</text:p>
          </table:table-cell>
          <table:table-cell office:value-type="string">
            <text:p>4463.4</text:p>
          </table:table-cell>
          <table:table-cell office:value-type="string">
            <text:p>1937.8</text:p>
          </table:table-cell>
          <table:table-cell office:value-type="string">
            <text:p>4005.8</text:p>
          </table:table-cell>
          <table:table-cell office:value-type="string">
            <text:p>1443.3</text:p>
          </table:table-cell>
          <table:table-cell office:value-type="string">
            <text:p>412.7</text:p>
          </table:table-cell>
          <table:table-cell office:value-type="string">
            <text:p>3580.1</text:p>
          </table:table-cell>
          <table:table-cell office:value-type="string">
            <text:p>19.4</text:p>
          </table:table-cell>
          <table:table-cell office:value-type="string">
            <text:p>305.6</text:p>
          </table:table-cell>
          <table:table-cell office:value-type="string">
            <text:p>0.0</text:p>
          </table:table-cell>
          <table:table-cell office:value-type="string">
            <text:p>74713.3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40.9</text:p>
          </table:table-cell>
          <table:table-cell office:value-type="string">
            <text:p>690.5</text:p>
          </table:table-cell>
          <table:table-cell office:value-type="string">
            <text:p>690.5</text:p>
          </table:table-cell>
          <table:table-cell office:value-type="string">
            <text:p>877.6</text:p>
          </table:table-cell>
          <table:table-cell office:value-type="string">
            <text:p>1013.9</text:p>
          </table:table-cell>
          <table:table-cell office:value-type="string">
            <text:p>1131.5</text:p>
          </table:table-cell>
          <table:table-cell office:value-type="string">
            <text:p>1272309.0</text:p>
          </table:table-cell>
          <table:table-cell office:value-type="string">
            <text:p>1260475.0</text:p>
          </table:table-cell>
          <table:table-cell office:value-type="string">
            <text:p>1262540.83844</text:p>
          </table:table-cell>
          <table:table-cell office:value-type="string">
            <text:p>9096.0</text:p>
          </table:table-cell>
          <table:table-cell office:value-type="string">
            <text:p>124947.082252</text:p>
          </table:table-cell>
          <table:table-cell office:value-type="string">
            <text:p>125921.066803</text:p>
          </table:table-cell>
          <table:table-cell office:value-type="string">
            <text:p>250868.149055</text:p>
          </table:table-cell>
          <table:table-cell office:value-type="string">
            <text:p>415003.084236</text:p>
          </table:table-cell>
          <table:table-cell office:value-type="string">
            <text:p>415623.605149</text:p>
          </table:table-cell>
          <table:table-cell office:value-type="string">
            <text:p>830626.689385</text:p>
          </table:table-cell>
          <table:table-cell office:value-type="string">
            <text:p>51963.0</text:p>
          </table:table-cell>
          <table:table-cell office:value-type="string">
            <text:p>403257.149055</text:p>
          </table:table-cell>
          <table:table-cell office:value-type="string">
            <text:p>1145439.83844</text:p>
          </table:table-cell>
          <table:table-cell office:value-type="string">
            <text:p>1136343.83844</text:p>
          </table:table-cell>
          <table:table-cell office:value-type="string">
            <text:p>1131284.0</text:p>
          </table:table-cell>
          <table:table-cell office:value-type="string">
            <text:p>1575826.0</text:p>
          </table:table-cell>
          <table:table-cell office:value-type="string">
            <text:p>0.861984</text:p>
          </table:table-cell>
          <table:table-cell office:value-type="string">
            <text:p>1.067616</text:p>
          </table:table-cell>
          <table:table-cell office:value-type="string">
            <text:p>348</text:p>
          </table:table-cell>
          <table:table-cell office:value-type="string">
            <text:p>306</text:p>
          </table:table-cell>
          <table:table-cell office:value-type="string">
            <text:p>654</text:p>
          </table:table-cell>
          <table:table-cell office:value-type="string">
            <text:p>1476023.64005</text:p>
          </table:table-cell>
        </table:table-row>
        <table:table-row>
          <table:table-cell office:value-type="string">
            <text:p>c08</text:p>
          </table:table-cell>
          <table:table-cell office:value-type="string">
            <text:p>5423.2</text:p>
          </table:table-cell>
          <table:table-cell office:value-type="string">
            <text:p>344.9</text:p>
          </table:table-cell>
          <table:table-cell office:value-type="string">
            <text:p>13070.8</text:p>
          </table:table-cell>
          <table:table-cell office:value-type="string">
            <text:p>53873.8</text:p>
          </table:table-cell>
          <table:table-cell office:value-type="string">
            <text:p>8145.6</text:p>
          </table:table-cell>
          <table:table-cell office:value-type="string">
            <text:p>3225.5</text:p>
          </table:table-cell>
          <table:table-cell office:value-type="string">
            <text:p>5085.4</text:p>
          </table:table-cell>
          <table:table-cell office:value-type="string">
            <text:p>2357.6</text:p>
          </table:table-cell>
          <table:table-cell office:value-type="string">
            <text:p>864.9</text:p>
          </table:table-cell>
          <table:table-cell office:value-type="string">
            <text:p>1621.3</text:p>
          </table:table-cell>
          <table:table-cell office:value-type="string">
            <text:p>18893.0</text:p>
          </table:table-cell>
          <table:table-cell office:value-type="string">
            <text:p>3969.9</text:p>
          </table:table-cell>
          <table:table-cell office:value-type="string">
            <text:p>1262.2</text:p>
          </table:table-cell>
          <table:table-cell office:value-type="string">
            <text:p>980.8</text:p>
          </table:table-cell>
          <table:table-cell office:value-type="string">
            <text:p>299.0</text:p>
          </table:table-cell>
          <table:table-cell office:value-type="string">
            <text:p>3859.5</text:p>
          </table:table-cell>
          <table:table-cell office:value-type="string">
            <text:p>11.8</text:p>
          </table:table-cell>
          <table:table-cell office:value-type="string">
            <text:p>283.0</text:p>
          </table:table-cell>
          <table:table-cell office:value-type="string">
            <text:p>4088.1</text:p>
          </table:table-cell>
          <table:table-cell office:value-type="string">
            <text:p>237.4</text:p>
          </table:table-cell>
          <table:table-cell office:value-type="string">
            <text:p>12660.6</text:p>
          </table:table-cell>
          <table:table-cell office:value-type="string">
            <text:p>53319.1</text:p>
          </table:table-cell>
          <table:table-cell office:value-type="string">
            <text:p>7704.8</text:p>
          </table:table-cell>
          <table:table-cell office:value-type="string">
            <text:p>3205.1</text:p>
          </table:table-cell>
          <table:table-cell office:value-type="string">
            <text:p>5139.2</text:p>
          </table:table-cell>
          <table:table-cell office:value-type="string">
            <text:p>1982.4</text:p>
          </table:table-cell>
          <table:table-cell office:value-type="string">
            <text:p>4244.1</text:p>
          </table:table-cell>
          <table:table-cell office:value-type="string">
            <text:p>1427.5</text:p>
          </table:table-cell>
          <table:table-cell office:value-type="string">
            <text:p>454.3</text:p>
          </table:table-cell>
          <table:table-cell office:value-type="string">
            <text:p>3994.6</text:p>
          </table:table-cell>
          <table:table-cell office:value-type="string">
            <text:p>19.3</text:p>
          </table:table-cell>
          <table:table-cell office:value-type="string">
            <text:p>234.4</text:p>
          </table:table-cell>
          <table:table-cell office:value-type="string">
            <text:p>1.0</text:p>
          </table:table-cell>
          <table:table-cell office:value-type="string">
            <text:p>831.6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48.3</text:p>
          </table:table-cell>
          <table:table-cell office:value-type="string">
            <text:p>715.0</text:p>
          </table:table-cell>
          <table:table-cell office:value-type="string">
            <text:p>715.0</text:p>
          </table:table-cell>
          <table:table-cell office:value-type="string">
            <text:p>974.4</text:p>
          </table:table-cell>
          <table:table-cell office:value-type="string">
            <text:p>888.0</text:p>
          </table:table-cell>
          <table:table-cell office:value-type="string">
            <text:p>1006.0</text:p>
          </table:table-cell>
          <table:table-cell office:value-type="string">
            <text:p>1151401.0</text:p>
          </table:table-cell>
          <table:table-cell office:value-type="string">
            <text:p>1137943.0</text:p>
          </table:table-cell>
          <table:table-cell office:value-type="string">
            <text:p>1137169.533942</text:p>
          </table:table-cell>
          <table:table-cell office:value-type="string">
            <text:p>10059.0</text:p>
          </table:table-cell>
          <table:table-cell office:value-type="string">
            <text:p>234104.123852</text:p>
          </table:table-cell>
          <table:table-cell office:value-type="string">
            <text:p>232599.972354</text:p>
          </table:table-cell>
          <table:table-cell office:value-type="string">
            <text:p>466704.096205</text:p>
          </table:table-cell>
          <table:table-cell office:value-type="string">
            <text:p>238901.7673</text:p>
          </table:table-cell>
          <table:table-cell office:value-type="string">
            <text:p>240064.670436</text:p>
          </table:table-cell>
          <table:table-cell office:value-type="string">
            <text:p>478966.437737</text:p>
          </table:table-cell>
          <table:table-cell office:value-type="string">
            <text:p>57447.0</text:p>
          </table:table-cell>
          <table:table-cell office:value-type="string">
            <text:p>633349.096205</text:p>
          </table:table-cell>
          <table:table-cell office:value-type="string">
            <text:p>1018004.533942</text:p>
          </table:table-cell>
          <table:table-cell office:value-type="string">
            <text:p>1007945.533942</text:p>
          </table:table-cell>
          <table:table-cell office:value-type="string">
            <text:p>1003846.0</text:p>
          </table:table-cell>
          <table:table-cell office:value-type="string">
            <text:p>1592627.0</text:p>
          </table:table-cell>
          <table:table-cell office:value-type="string">
            <text:p>0.730626</text:p>
          </table:table-cell>
          <table:table-cell office:value-type="string">
            <text:p>1.010608</text:p>
          </table:table-cell>
          <table:table-cell office:value-type="string">
            <text:p>70</text:p>
          </table:table-cell>
          <table:table-cell office:value-type="string">
            <text:p>43</text:p>
          </table:table-cell>
          <table:table-cell office:value-type="string">
            <text:p>113</text:p>
          </table:table-cell>
          <table:table-cell office:value-type="string">
            <text:p>1575909.321525</text:p>
          </table:table-cell>
        </table:table-row>
        <table:table-row>
          <table:table-cell office:value-type="string">
            <text:p>c10</text:p>
          </table:table-cell>
          <table:table-cell office:value-type="string">
            <text:p>7416.6</text:p>
          </table:table-cell>
          <table:table-cell office:value-type="string">
            <text:p>503.1</text:p>
          </table:table-cell>
          <table:table-cell office:value-type="string">
            <text:p>16362.6</text:p>
          </table:table-cell>
          <table:table-cell office:value-type="string">
            <text:p>55800.2</text:p>
          </table:table-cell>
          <table:table-cell office:value-type="string">
            <text:p>7016.4</text:p>
          </table:table-cell>
          <table:table-cell office:value-type="string">
            <text:p>3196.4</text:p>
          </table:table-cell>
          <table:table-cell office:value-type="string">
            <text:p>4463.5</text:p>
          </table:table-cell>
          <table:table-cell office:value-type="string">
            <text:p>2114.8</text:p>
          </table:table-cell>
          <table:table-cell office:value-type="string">
            <text:p>963.5</text:p>
          </table:table-cell>
          <table:table-cell office:value-type="string">
            <text:p>1635.3</text:p>
          </table:table-cell>
          <table:table-cell office:value-type="string">
            <text:p>23610.0</text:p>
          </table:table-cell>
          <table:table-cell office:value-type="string">
            <text:p>3712.9</text:p>
          </table:table-cell>
          <table:table-cell office:value-type="string">
            <text:p>1492.0</text:p>
          </table:table-cell>
          <table:table-cell office:value-type="string">
            <text:p>1145.3</text:p>
          </table:table-cell>
          <table:table-cell office:value-type="string">
            <text:p>272.4</text:p>
          </table:table-cell>
          <table:table-cell office:value-type="string">
            <text:p>3796.9</text:p>
          </table:table-cell>
          <table:table-cell office:value-type="string">
            <text:p>29.6</text:p>
          </table:table-cell>
          <table:table-cell office:value-type="string">
            <text:p>468.8</text:p>
          </table:table-cell>
          <table:table-cell office:value-type="string">
            <text:p>9406.7</text:p>
          </table:table-cell>
          <table:table-cell office:value-type="string">
            <text:p>340.2</text:p>
          </table:table-cell>
          <table:table-cell office:value-type="string">
            <text:p>16852.8</text:p>
          </table:table-cell>
          <table:table-cell office:value-type="string">
            <text:p>58635.3</text:p>
          </table:table-cell>
          <table:table-cell office:value-type="string">
            <text:p>6606.6</text:p>
          </table:table-cell>
          <table:table-cell office:value-type="string">
            <text:p>3022.5</text:p>
          </table:table-cell>
          <table:table-cell office:value-type="string">
            <text:p>3935.3</text:p>
          </table:table-cell>
          <table:table-cell office:value-type="string">
            <text:p>2025.5</text:p>
          </table:table-cell>
          <table:table-cell office:value-type="string">
            <text:p>3993.6</text:p>
          </table:table-cell>
          <table:table-cell office:value-type="string">
            <text:p>1696.5</text:p>
          </table:table-cell>
          <table:table-cell office:value-type="string">
            <text:p>380.3</text:p>
          </table:table-cell>
          <table:table-cell office:value-type="string">
            <text:p>3798.9</text:p>
          </table:table-cell>
          <table:table-cell office:value-type="string">
            <text:p>4.7</text:p>
          </table:table-cell>
          <table:table-cell office:value-type="string">
            <text:p>482.2</text:p>
          </table:table-cell>
          <table:table-cell office:value-type="string">
            <text:p>0.0</text:p>
          </table:table-cell>
          <table:table-cell office:value-type="string">
            <text:p>1339.7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05.2</text:p>
          </table:table-cell>
          <table:table-cell office:value-type="string">
            <text:p>607.0</text:p>
          </table:table-cell>
          <table:table-cell office:value-type="string">
            <text:p>607.0</text:p>
          </table:table-cell>
          <table:table-cell office:value-type="string">
            <text:p>497.4</text:p>
          </table:table-cell>
          <table:table-cell office:value-type="string">
            <text:p>674.6</text:p>
          </table:table-cell>
          <table:table-cell office:value-type="string">
            <text:p>1071.9</text:p>
          </table:table-cell>
          <table:table-cell office:value-type="string">
            <text:p>1110805.0</text:p>
          </table:table-cell>
          <table:table-cell office:value-type="string">
            <text:p>1088985.0</text:p>
          </table:table-cell>
          <table:table-cell office:value-type="string">
            <text:p>1088522.334744</text:p>
          </table:table-cell>
          <table:table-cell office:value-type="string">
            <text:p>18145.0</text:p>
          </table:table-cell>
          <table:table-cell office:value-type="string">
            <text:p>218901.336388</text:p>
          </table:table-cell>
          <table:table-cell office:value-type="string">
            <text:p>223706.289331</text:p>
          </table:table-cell>
          <table:table-cell office:value-type="string">
            <text:p>442607.625719</text:p>
          </table:table-cell>
          <table:table-cell office:value-type="string">
            <text:p>223215.171309</text:p>
          </table:table-cell>
          <table:table-cell office:value-type="string">
            <text:p>222781.537715</text:p>
          </table:table-cell>
          <table:table-cell office:value-type="string">
            <text:p>445996.709024</text:p>
          </table:table-cell>
          <table:table-cell office:value-type="string">
            <text:p>52694.0</text:p>
          </table:table-cell>
          <table:table-cell office:value-type="string">
            <text:p>610161.625719</text:p>
          </table:table-cell>
          <table:table-cell office:value-type="string">
            <text:p>962216.334744</text:p>
          </table:table-cell>
          <table:table-cell office:value-type="string">
            <text:p>944071.334744</text:p>
          </table:table-cell>
          <table:table-cell office:value-type="string">
            <text:p>941655.0</text:p>
          </table:table-cell>
          <table:table-cell office:value-type="string">
            <text:p>1607109.0</text:p>
          </table:table-cell>
          <table:table-cell office:value-type="string">
            <text:p>0.702674</text:p>
          </table:table-cell>
          <table:table-cell office:value-type="string">
            <text:p>1.016626</text:p>
          </table:table-cell>
          <table:table-cell office:value-type="string">
            <text:p>59</text:p>
          </table:table-cell>
          <table:table-cell office:value-type="string">
            <text:p>68</text:p>
          </table:table-cell>
          <table:table-cell office:value-type="string">
            <text:p>127</text:p>
          </table:table-cell>
          <table:table-cell office:value-type="string">
            <text:p>1580826.585027</text:p>
          </table:table-cell>
        </table:table-row>
        <table:table-row>
          <table:table-cell office:value-type="string">
            <text:p>c11</text:p>
          </table:table-cell>
          <table:table-cell office:value-type="string">
            <text:p>6766.2</text:p>
          </table:table-cell>
          <table:table-cell office:value-type="string">
            <text:p>113.4</text:p>
          </table:table-cell>
          <table:table-cell office:value-type="string">
            <text:p>18641.0</text:p>
          </table:table-cell>
          <table:table-cell office:value-type="string">
            <text:p>56773.9</text:p>
          </table:table-cell>
          <table:table-cell office:value-type="string">
            <text:p>9263.5</text:p>
          </table:table-cell>
          <table:table-cell office:value-type="string">
            <text:p>3232.1</text:p>
          </table:table-cell>
          <table:table-cell office:value-type="string">
            <text:p>4954.5</text:p>
          </table:table-cell>
          <table:table-cell office:value-type="string">
            <text:p>2639.4</text:p>
          </table:table-cell>
          <table:table-cell office:value-type="string">
            <text:p>1011.8</text:p>
          </table:table-cell>
          <table:table-cell office:value-type="string">
            <text:p>1797.4</text:p>
          </table:table-cell>
          <table:table-cell office:value-type="string">
            <text:p>23481.0</text:p>
          </table:table-cell>
          <table:table-cell office:value-type="string">
            <text:p>3788.4</text:p>
          </table:table-cell>
          <table:table-cell office:value-type="string">
            <text:p>1270.3</text:p>
          </table:table-cell>
          <table:table-cell office:value-type="string">
            <text:p>1309.9</text:p>
          </table:table-cell>
          <table:table-cell office:value-type="string">
            <text:p>358.8</text:p>
          </table:table-cell>
          <table:table-cell office:value-type="string">
            <text:p>3969.4</text:p>
          </table:table-cell>
          <table:table-cell office:value-type="string">
            <text:p>7.9</text:p>
          </table:table-cell>
          <table:table-cell office:value-type="string">
            <text:p>139.3</text:p>
          </table:table-cell>
          <table:table-cell office:value-type="string">
            <text:p>4444.5</text:p>
          </table:table-cell>
          <table:table-cell office:value-type="string">
            <text:p>241.5</text:p>
          </table:table-cell>
          <table:table-cell office:value-type="string">
            <text:p>19541.5</text:p>
          </table:table-cell>
          <table:table-cell office:value-type="string">
            <text:p>58852.8</text:p>
          </table:table-cell>
          <table:table-cell office:value-type="string">
            <text:p>8532.8</text:p>
          </table:table-cell>
          <table:table-cell office:value-type="string">
            <text:p>3523.8</text:p>
          </table:table-cell>
          <table:table-cell office:value-type="string">
            <text:p>4363.5</text:p>
          </table:table-cell>
          <table:table-cell office:value-type="string">
            <text:p>2790.2</text:p>
          </table:table-cell>
          <table:table-cell office:value-type="string">
            <text:p>3974.2</text:p>
          </table:table-cell>
          <table:table-cell office:value-type="string">
            <text:p>1638.4</text:p>
          </table:table-cell>
          <table:table-cell office:value-type="string">
            <text:p>478.9</text:p>
          </table:table-cell>
          <table:table-cell office:value-type="string">
            <text:p>4012.6</text:p>
          </table:table-cell>
          <table:table-cell office:value-type="string">
            <text:p>0.0</text:p>
          </table:table-cell>
          <table:table-cell office:value-type="string">
            <text:p>401.6</text:p>
          </table:table-cell>
          <table:table-cell office:value-type="string">
            <text:p>0.0</text:p>
          </table:table-cell>
          <table:table-cell office:value-type="string">
            <text:p>752.1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33.4</text:p>
          </table:table-cell>
          <table:table-cell office:value-type="string">
            <text:p>628.4</text:p>
          </table:table-cell>
          <table:table-cell office:value-type="string">
            <text:p>628.4</text:p>
          </table:table-cell>
          <table:table-cell office:value-type="string">
            <text:p>837.8</text:p>
          </table:table-cell>
          <table:table-cell office:value-type="string">
            <text:p>854.1</text:p>
          </table:table-cell>
          <table:table-cell office:value-type="string">
            <text:p>977.8</text:p>
          </table:table-cell>
          <table:table-cell office:value-type="string">
            <text:p>1293968.0</text:p>
          </table:table-cell>
          <table:table-cell office:value-type="string">
            <text:p>1278422.0</text:p>
          </table:table-cell>
          <table:table-cell office:value-type="string">
            <text:p>1277893.386586</text:p>
          </table:table-cell>
          <table:table-cell office:value-type="string">
            <text:p>11602.0</text:p>
          </table:table-cell>
          <table:table-cell office:value-type="string">
            <text:p>269670.597559</text:p>
          </table:table-cell>
          <table:table-cell office:value-type="string">
            <text:p>268637.957492</text:p>
          </table:table-cell>
          <table:table-cell office:value-type="string">
            <text:p>538308.555051</text:p>
          </table:table-cell>
          <table:table-cell office:value-type="string">
            <text:p>261173.05466</text:p>
          </table:table-cell>
          <table:table-cell office:value-type="string">
            <text:p>263686.776875</text:p>
          </table:table-cell>
          <table:table-cell office:value-type="string">
            <text:p>524859.831535</text:p>
          </table:table-cell>
          <table:table-cell office:value-type="string">
            <text:p>59456.0</text:p>
          </table:table-cell>
          <table:table-cell office:value-type="string">
            <text:p>715025.555051</text:p>
          </table:table-cell>
          <table:table-cell office:value-type="string">
            <text:p>1138529.386586</text:p>
          </table:table-cell>
          <table:table-cell office:value-type="string">
            <text:p>1126927.386586</text:p>
          </table:table-cell>
          <table:table-cell office:value-type="string">
            <text:p>1122991.0</text:p>
          </table:table-cell>
          <table:table-cell office:value-type="string">
            <text:p>1846409.0</text:p>
          </table:table-cell>
          <table:table-cell office:value-type="string">
            <text:p>0.723363</text:p>
          </table:table-cell>
          <table:table-cell office:value-type="string">
            <text:p>1.032192</text:p>
          </table:table-cell>
          <table:table-cell office:value-type="string">
            <text:p>76</text:p>
          </table:table-cell>
          <table:table-cell office:value-type="string">
            <text:p>70</text:p>
          </table:table-cell>
          <table:table-cell office:value-type="string">
            <text:p>146</text:p>
          </table:table-cell>
          <table:table-cell office:value-type="string">
            <text:p>1788823.339009</text:p>
          </table:table-cell>
        </table:table-row>
        <table:table-row>
          <table:table-cell office:value-type="string">
            <text:p>c12</text:p>
          </table:table-cell>
          <table:table-cell office:value-type="string">
            <text:p>3534.2</text:p>
          </table:table-cell>
          <table:table-cell office:value-type="string">
            <text:p>38.7</text:p>
          </table:table-cell>
          <table:table-cell office:value-type="string">
            <text:p>11751.4</text:p>
          </table:table-cell>
          <table:table-cell office:value-type="string">
            <text:p>44192.0</text:p>
          </table:table-cell>
          <table:table-cell office:value-type="string">
            <text:p>8784.8</text:p>
          </table:table-cell>
          <table:table-cell office:value-type="string">
            <text:p>3421.9</text:p>
          </table:table-cell>
          <table:table-cell office:value-type="string">
            <text:p>4418.1</text:p>
          </table:table-cell>
          <table:table-cell office:value-type="string">
            <text:p>2448.4</text:p>
          </table:table-cell>
          <table:table-cell office:value-type="string">
            <text:p>661.5</text:p>
          </table:table-cell>
          <table:table-cell office:value-type="string">
            <text:p>1030.9</text:p>
          </table:table-cell>
          <table:table-cell office:value-type="string">
            <text:p>17297.2</text:p>
          </table:table-cell>
          <table:table-cell office:value-type="string">
            <text:p>4003.8</text:p>
          </table:table-cell>
          <table:table-cell office:value-type="string">
            <text:p>1505.7</text:p>
          </table:table-cell>
          <table:table-cell office:value-type="string">
            <text:p>721.2</text:p>
          </table:table-cell>
          <table:table-cell office:value-type="string">
            <text:p>173.3</text:p>
          </table:table-cell>
          <table:table-cell office:value-type="string">
            <text:p>4092.9</text:p>
          </table:table-cell>
          <table:table-cell office:value-type="string">
            <text:p>10.1</text:p>
          </table:table-cell>
          <table:table-cell office:value-type="string">
            <text:p>90.7</text:p>
          </table:table-cell>
          <table:table-cell office:value-type="string">
            <text:p>4251.4</text:p>
          </table:table-cell>
          <table:table-cell office:value-type="string">
            <text:p>335.3</text:p>
          </table:table-cell>
          <table:table-cell office:value-type="string">
            <text:p>11102.2</text:p>
          </table:table-cell>
          <table:table-cell office:value-type="string">
            <text:p>51975.8</text:p>
          </table:table-cell>
          <table:table-cell office:value-type="string">
            <text:p>7619.3</text:p>
          </table:table-cell>
          <table:table-cell office:value-type="string">
            <text:p>3703.4</text:p>
          </table:table-cell>
          <table:table-cell office:value-type="string">
            <text:p>4724.1</text:p>
          </table:table-cell>
          <table:table-cell office:value-type="string">
            <text:p>2187.2</text:p>
          </table:table-cell>
          <table:table-cell office:value-type="string">
            <text:p>4139.2</text:p>
          </table:table-cell>
          <table:table-cell office:value-type="string">
            <text:p>1863.7</text:p>
          </table:table-cell>
          <table:table-cell office:value-type="string">
            <text:p>411.5</text:p>
          </table:table-cell>
          <table:table-cell office:value-type="string">
            <text:p>3913.8</text:p>
          </table:table-cell>
          <table:table-cell office:value-type="string">
            <text:p>10.9</text:p>
          </table:table-cell>
          <table:table-cell office:value-type="string">
            <text:p>250.2</text:p>
          </table:table-cell>
          <table:table-cell office:value-type="string">
            <text:p>0.0</text:p>
          </table:table-cell>
          <table:table-cell office:value-type="string">
            <text:p>3000.5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43.7</text:p>
          </table:table-cell>
          <table:table-cell office:value-type="string">
            <text:p>849.8</text:p>
          </table:table-cell>
          <table:table-cell office:value-type="string">
            <text:p>849.8</text:p>
          </table:table-cell>
          <table:table-cell office:value-type="string">
            <text:p>861.4</text:p>
          </table:table-cell>
          <table:table-cell office:value-type="string">
            <text:p>692.4</text:p>
          </table:table-cell>
          <table:table-cell office:value-type="string">
            <text:p>891.8</text:p>
          </table:table-cell>
          <table:table-cell office:value-type="string">
            <text:p>1203799.0</text:p>
          </table:table-cell>
          <table:table-cell office:value-type="string">
            <text:p>1193608.0</text:p>
          </table:table-cell>
          <table:table-cell office:value-type="string">
            <text:p>1190650.773482</text:p>
          </table:table-cell>
          <table:table-cell office:value-type="string">
            <text:p>7881.0</text:p>
          </table:table-cell>
          <table:table-cell office:value-type="string">
            <text:p>277291.343134</text:p>
          </table:table-cell>
          <table:table-cell office:value-type="string">
            <text:p>279739.261864</text:p>
          </table:table-cell>
          <table:table-cell office:value-type="string">
            <text:p>557030.604998</text:p>
          </table:table-cell>
          <table:table-cell office:value-type="string">
            <text:p>227339.592677</text:p>
          </table:table-cell>
          <table:table-cell office:value-type="string">
            <text:p>229016.575808</text:p>
          </table:table-cell>
          <table:table-cell office:value-type="string">
            <text:p>456356.168484</text:p>
          </table:table-cell>
          <table:table-cell office:value-type="string">
            <text:p>58049.0</text:p>
          </table:table-cell>
          <table:table-cell office:value-type="string">
            <text:p>711742.604998</text:p>
          </table:table-cell>
          <table:table-cell office:value-type="string">
            <text:p>1085087.773482</text:p>
          </table:table-cell>
          <table:table-cell office:value-type="string">
            <text:p>1077206.773482</text:p>
          </table:table-cell>
          <table:table-cell office:value-type="string">
            <text:p>1074355.0</text:p>
          </table:table-cell>
          <table:table-cell office:value-type="string">
            <text:p>1698653.0</text:p>
          </table:table-cell>
          <table:table-cell office:value-type="string">
            <text:p>0.741824</text:p>
          </table:table-cell>
          <table:table-cell office:value-type="string">
            <text:p>1.046771</text:p>
          </table:table-cell>
          <table:table-cell office:value-type="string">
            <text:p>294</text:p>
          </table:table-cell>
          <table:table-cell office:value-type="string">
            <text:p>175</text:p>
          </table:table-cell>
          <table:table-cell office:value-type="string">
            <text:p>469</text:p>
          </table:table-cell>
          <table:table-cell office:value-type="string">
            <text:p>1622754.531016</text:p>
          </table:table-cell>
        </table:table-row>
        <table:table-row>
          <table:table-cell office:value-type="string">
            <text:p>c13</text:p>
          </table:table-cell>
          <table:table-cell office:value-type="string">
            <text:p>10131.2</text:p>
          </table:table-cell>
          <table:table-cell office:value-type="string">
            <text:p>203.5</text:p>
          </table:table-cell>
          <table:table-cell office:value-type="string">
            <text:p>11475.5</text:p>
          </table:table-cell>
          <table:table-cell office:value-type="string">
            <text:p>49268.6</text:p>
          </table:table-cell>
          <table:table-cell office:value-type="string">
            <text:p>6997.5</text:p>
          </table:table-cell>
          <table:table-cell office:value-type="string">
            <text:p>2763.9</text:p>
          </table:table-cell>
          <table:table-cell office:value-type="string">
            <text:p>4589.0</text:p>
          </table:table-cell>
          <table:table-cell office:value-type="string">
            <text:p>1935.0</text:p>
          </table:table-cell>
          <table:table-cell office:value-type="string">
            <text:p>1498.4</text:p>
          </table:table-cell>
          <table:table-cell office:value-type="string">
            <text:p>1446.7</text:p>
          </table:table-cell>
          <table:table-cell office:value-type="string">
            <text:p>19653.1</text:p>
          </table:table-cell>
          <table:table-cell office:value-type="string">
            <text:p>4403.9</text:p>
          </table:table-cell>
          <table:table-cell office:value-type="string">
            <text:p>1479.1</text:p>
          </table:table-cell>
          <table:table-cell office:value-type="string">
            <text:p>1603.7</text:p>
          </table:table-cell>
          <table:table-cell office:value-type="string">
            <text:p>187.6</text:p>
          </table:table-cell>
          <table:table-cell office:value-type="string">
            <text:p>4001.3</text:p>
          </table:table-cell>
          <table:table-cell office:value-type="string">
            <text:p>22.0</text:p>
          </table:table-cell>
          <table:table-cell office:value-type="string">
            <text:p>374.4</text:p>
          </table:table-cell>
          <table:table-cell office:value-type="string">
            <text:p>8938.7</text:p>
          </table:table-cell>
          <table:table-cell office:value-type="string">
            <text:p>318.0</text:p>
          </table:table-cell>
          <table:table-cell office:value-type="string">
            <text:p>12195.2</text:p>
          </table:table-cell>
          <table:table-cell office:value-type="string">
            <text:p>52526.3</text:p>
          </table:table-cell>
          <table:table-cell office:value-type="string">
            <text:p>6833.1</text:p>
          </table:table-cell>
          <table:table-cell office:value-type="string">
            <text:p>3045.6</text:p>
          </table:table-cell>
          <table:table-cell office:value-type="string">
            <text:p>4316.5</text:p>
          </table:table-cell>
          <table:table-cell office:value-type="string">
            <text:p>1830.5</text:p>
          </table:table-cell>
          <table:table-cell office:value-type="string">
            <text:p>4381.9</text:p>
          </table:table-cell>
          <table:table-cell office:value-type="string">
            <text:p>1601.4</text:p>
          </table:table-cell>
          <table:table-cell office:value-type="string">
            <text:p>297.2</text:p>
          </table:table-cell>
          <table:table-cell office:value-type="string">
            <text:p>3854.7</text:p>
          </table:table-cell>
          <table:table-cell office:value-type="string">
            <text:p>8.6</text:p>
          </table:table-cell>
          <table:table-cell office:value-type="string">
            <text:p>529.2</text:p>
          </table:table-cell>
          <table:table-cell office:value-type="string">
            <text:p>0.0</text:p>
          </table:table-cell>
          <table:table-cell office:value-type="string">
            <text:p>768.5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91.9</text:p>
          </table:table-cell>
          <table:table-cell office:value-type="string">
            <text:p>561.3</text:p>
          </table:table-cell>
          <table:table-cell office:value-type="string">
            <text:p>561.3</text:p>
          </table:table-cell>
          <table:table-cell office:value-type="string">
            <text:p>1021.5</text:p>
          </table:table-cell>
          <table:table-cell office:value-type="string">
            <text:p>1030.7</text:p>
          </table:table-cell>
          <table:table-cell office:value-type="string">
            <text:p>1195.4</text:p>
          </table:table-cell>
          <table:table-cell office:value-type="string">
            <text:p>1139589.0</text:p>
          </table:table-cell>
          <table:table-cell office:value-type="string">
            <text:p>1115089.0</text:p>
          </table:table-cell>
          <table:table-cell office:value-type="string">
            <text:p>1114446.228808</text:p>
          </table:table-cell>
          <table:table-cell office:value-type="string">
            <text:p>20074.0</text:p>
          </table:table-cell>
          <table:table-cell office:value-type="string">
            <text:p>244671.060461</text:p>
          </table:table-cell>
          <table:table-cell office:value-type="string">
            <text:p>249894.680626</text:p>
          </table:table-cell>
          <table:table-cell office:value-type="string">
            <text:p>494565.741087</text:p>
          </table:table-cell>
          <table:table-cell office:value-type="string">
            <text:p>216723.741665</text:p>
          </table:table-cell>
          <table:table-cell office:value-type="string">
            <text:p>223209.746056</text:p>
          </table:table-cell>
          <table:table-cell office:value-type="string">
            <text:p>439933.487722</text:p>
          </table:table-cell>
          <table:table-cell office:value-type="string">
            <text:p>53981.0</text:p>
          </table:table-cell>
          <table:table-cell office:value-type="string">
            <text:p>651866.741087</text:p>
          </table:table-cell>
          <table:table-cell office:value-type="string">
            <text:p>1011944.228808</text:p>
          </table:table-cell>
          <table:table-cell office:value-type="string">
            <text:p>991870.228808</text:p>
          </table:table-cell>
          <table:table-cell office:value-type="string">
            <text:p>989026.0</text:p>
          </table:table-cell>
          <table:table-cell office:value-type="string">
            <text:p>1701575.0</text:p>
          </table:table-cell>
          <table:table-cell office:value-type="string">
            <text:p>0.692128</text:p>
          </table:table-cell>
          <table:table-cell office:value-type="string">
            <text:p>1.033449</text:p>
          </table:table-cell>
          <table:table-cell office:value-type="string">
            <text:p>127</text:p>
          </table:table-cell>
          <table:table-cell office:value-type="string">
            <text:p>168</text:p>
          </table:table-cell>
          <table:table-cell office:value-type="string">
            <text:p>295</text:p>
          </table:table-cell>
          <table:table-cell office:value-type="string">
            <text:p>1646500.808843</text:p>
          </table:table-cell>
        </table:table-row>
        <table:table-row>
          <table:table-cell office:value-type="string">
            <text:p>c14</text:p>
          </table:table-cell>
          <table:table-cell office:value-type="string">
            <text:p>5653.0</text:p>
          </table:table-cell>
          <table:table-cell office:value-type="string">
            <text:p>194.3</text:p>
          </table:table-cell>
          <table:table-cell office:value-type="string">
            <text:p>13815.0</text:p>
          </table:table-cell>
          <table:table-cell office:value-type="string">
            <text:p>48620.2</text:p>
          </table:table-cell>
          <table:table-cell office:value-type="string">
            <text:p>6373.6</text:p>
          </table:table-cell>
          <table:table-cell office:value-type="string">
            <text:p>2854.0</text:p>
          </table:table-cell>
          <table:table-cell office:value-type="string">
            <text:p>4176.5</text:p>
          </table:table-cell>
          <table:table-cell office:value-type="string">
            <text:p>2228.1</text:p>
          </table:table-cell>
          <table:table-cell office:value-type="string">
            <text:p>818.9</text:p>
          </table:table-cell>
          <table:table-cell office:value-type="string">
            <text:p>1160.5</text:p>
          </table:table-cell>
          <table:table-cell office:value-type="string">
            <text:p>18236.0</text:p>
          </table:table-cell>
          <table:table-cell office:value-type="string">
            <text:p>3424.2</text:p>
          </table:table-cell>
          <table:table-cell office:value-type="string">
            <text:p>1130.8</text:p>
          </table:table-cell>
          <table:table-cell office:value-type="string">
            <text:p>854.8</text:p>
          </table:table-cell>
          <table:table-cell office:value-type="string">
            <text:p>191.9</text:p>
          </table:table-cell>
          <table:table-cell office:value-type="string">
            <text:p>3786.0</text:p>
          </table:table-cell>
          <table:table-cell office:value-type="string">
            <text:p>20.0</text:p>
          </table:table-cell>
          <table:table-cell office:value-type="string">
            <text:p>355.5</text:p>
          </table:table-cell>
          <table:table-cell office:value-type="string">
            <text:p>5304.9</text:p>
          </table:table-cell>
          <table:table-cell office:value-type="string">
            <text:p>141.0</text:p>
          </table:table-cell>
          <table:table-cell office:value-type="string">
            <text:p>12884.4</text:p>
          </table:table-cell>
          <table:table-cell office:value-type="string">
            <text:p>51073.9</text:p>
          </table:table-cell>
          <table:table-cell office:value-type="string">
            <text:p>6072.5</text:p>
          </table:table-cell>
          <table:table-cell office:value-type="string">
            <text:p>3222.7</text:p>
          </table:table-cell>
          <table:table-cell office:value-type="string">
            <text:p>4683.5</text:p>
          </table:table-cell>
          <table:table-cell office:value-type="string">
            <text:p>2113.2</text:p>
          </table:table-cell>
          <table:table-cell office:value-type="string">
            <text:p>3041.4</text:p>
          </table:table-cell>
          <table:table-cell office:value-type="string">
            <text:p>1339.6</text:p>
          </table:table-cell>
          <table:table-cell office:value-type="string">
            <text:p>406.9</text:p>
          </table:table-cell>
          <table:table-cell office:value-type="string">
            <text:p>3784.0</text:p>
          </table:table-cell>
          <table:table-cell office:value-type="string">
            <text:p>18.0</text:p>
          </table:table-cell>
          <table:table-cell office:value-type="string">
            <text:p>344.1</text:p>
          </table:table-cell>
          <table:table-cell office:value-type="string">
            <text:p>0.0</text:p>
          </table:table-cell>
          <table:table-cell office:value-type="string">
            <text:p>2225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06.9</text:p>
          </table:table-cell>
          <table:table-cell office:value-type="string">
            <text:p>592.5</text:p>
          </table:table-cell>
          <table:table-cell office:value-type="string">
            <text:p>592.5</text:p>
          </table:table-cell>
          <table:table-cell office:value-type="string">
            <text:p>957.7</text:p>
          </table:table-cell>
          <table:table-cell office:value-type="string">
            <text:p>944.9</text:p>
          </table:table-cell>
          <table:table-cell office:value-type="string">
            <text:p>936.5</text:p>
          </table:table-cell>
          <table:table-cell office:value-type="string">
            <text:p>1137157.0</text:p>
          </table:table-cell>
          <table:table-cell office:value-type="string">
            <text:p>1122633.0</text:p>
          </table:table-cell>
          <table:table-cell office:value-type="string">
            <text:p>1123825.365972</text:p>
          </table:table-cell>
          <table:table-cell office:value-type="string">
            <text:p>11768.0</text:p>
          </table:table-cell>
          <table:table-cell office:value-type="string">
            <text:p>167417.112872</text:p>
          </table:table-cell>
          <table:table-cell office:value-type="string">
            <text:p>171170.529124</text:p>
          </table:table-cell>
          <table:table-cell office:value-type="string">
            <text:p>338587.641997</text:p>
          </table:table-cell>
          <table:table-cell office:value-type="string">
            <text:p>304871.499614</text:p>
          </table:table-cell>
          <table:table-cell office:value-type="string">
            <text:p>302871.224362</text:p>
          </table:table-cell>
          <table:table-cell office:value-type="string">
            <text:p>607742.723975</text:p>
          </table:table-cell>
          <table:table-cell office:value-type="string">
            <text:p>49708.0</text:p>
          </table:table-cell>
          <table:table-cell office:value-type="string">
            <text:p>490413.641997</text:p>
          </table:table-cell>
          <table:table-cell office:value-type="string">
            <text:p>1011491.365972</text:p>
          </table:table-cell>
          <table:table-cell office:value-type="string">
            <text:p>999723.365972</text:p>
          </table:table-cell>
          <table:table-cell office:value-type="string">
            <text:p>994748.0</text:p>
          </table:table-cell>
          <table:table-cell office:value-type="string">
            <text:p>1554584.0</text:p>
          </table:table-cell>
          <table:table-cell office:value-type="string">
            <text:p>0.75717</text:p>
          </table:table-cell>
          <table:table-cell office:value-type="string">
            <text:p>1.035111</text:p>
          </table:table-cell>
          <table:table-cell office:value-type="string">
            <text:p>294</text:p>
          </table:table-cell>
          <table:table-cell office:value-type="string">
            <text:p>288</text:p>
          </table:table-cell>
          <table:table-cell office:value-type="string">
            <text:p>582</text:p>
          </table:table-cell>
          <table:table-cell office:value-type="string">
            <text:p>1501852.244866</text:p>
          </table:table-cell>
        </table:table-row>
        <table:table-row>
          <table:table-cell office:value-type="string">
            <text:p>c15</text:p>
          </table:table-cell>
          <table:table-cell office:value-type="string">
            <text:p>8780.3</text:p>
          </table:table-cell>
          <table:table-cell office:value-type="string">
            <text:p>401.8</text:p>
          </table:table-cell>
          <table:table-cell office:value-type="string">
            <text:p>13067.6</text:p>
          </table:table-cell>
          <table:table-cell office:value-type="string">
            <text:p>55801.6</text:p>
          </table:table-cell>
          <table:table-cell office:value-type="string">
            <text:p>8036.4</text:p>
          </table:table-cell>
          <table:table-cell office:value-type="string">
            <text:p>4392.8</text:p>
          </table:table-cell>
          <table:table-cell office:value-type="string">
            <text:p>5904.3</text:p>
          </table:table-cell>
          <table:table-cell office:value-type="string">
            <text:p>2384.5</text:p>
          </table:table-cell>
          <table:table-cell office:value-type="string">
            <text:p>1589.8</text:p>
          </table:table-cell>
          <table:table-cell office:value-type="string">
            <text:p>2369.3</text:p>
          </table:table-cell>
          <table:table-cell office:value-type="string">
            <text:p>23509.2</text:p>
          </table:table-cell>
          <table:table-cell office:value-type="string">
            <text:p>4678.7</text:p>
          </table:table-cell>
          <table:table-cell office:value-type="string">
            <text:p>1611.6</text:p>
          </table:table-cell>
          <table:table-cell office:value-type="string">
            <text:p>1715.1</text:p>
          </table:table-cell>
          <table:table-cell office:value-type="string">
            <text:p>412.3</text:p>
          </table:table-cell>
          <table:table-cell office:value-type="string">
            <text:p>4206.6</text:p>
          </table:table-cell>
          <table:table-cell office:value-type="string">
            <text:p>18.3</text:p>
          </table:table-cell>
          <table:table-cell office:value-type="string">
            <text:p>613.9</text:p>
          </table:table-cell>
          <table:table-cell office:value-type="string">
            <text:p>9148.4</text:p>
          </table:table-cell>
          <table:table-cell office:value-type="string">
            <text:p>306.9</text:p>
          </table:table-cell>
          <table:table-cell office:value-type="string">
            <text:p>13012.1</text:p>
          </table:table-cell>
          <table:table-cell office:value-type="string">
            <text:p>61763.2</text:p>
          </table:table-cell>
          <table:table-cell office:value-type="string">
            <text:p>7414.6</text:p>
          </table:table-cell>
          <table:table-cell office:value-type="string">
            <text:p>4136.8</text:p>
          </table:table-cell>
          <table:table-cell office:value-type="string">
            <text:p>5668.7</text:p>
          </table:table-cell>
          <table:table-cell office:value-type="string">
            <text:p>2344.7</text:p>
          </table:table-cell>
          <table:table-cell office:value-type="string">
            <text:p>3928.3</text:p>
          </table:table-cell>
          <table:table-cell office:value-type="string">
            <text:p>1704.4</text:p>
          </table:table-cell>
          <table:table-cell office:value-type="string">
            <text:p>585.9</text:p>
          </table:table-cell>
          <table:table-cell office:value-type="string">
            <text:p>3674.1</text:p>
          </table:table-cell>
          <table:table-cell office:value-type="string">
            <text:p>50.8</text:p>
          </table:table-cell>
          <table:table-cell office:value-type="string">
            <text:p>843.7</text:p>
          </table:table-cell>
          <table:table-cell office:value-type="string">
            <text:p>0.0</text:p>
          </table:table-cell>
          <table:table-cell office:value-type="string">
            <text:p>1758.8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97.6</text:p>
          </table:table-cell>
          <table:table-cell office:value-type="string">
            <text:p>777.8</text:p>
          </table:table-cell>
          <table:table-cell office:value-type="string">
            <text:p>777.8</text:p>
          </table:table-cell>
          <table:table-cell office:value-type="string">
            <text:p>985.4</text:p>
          </table:table-cell>
          <table:table-cell office:value-type="string">
            <text:p>1076.6</text:p>
          </table:table-cell>
          <table:table-cell office:value-type="string">
            <text:p>898.3</text:p>
          </table:table-cell>
          <table:table-cell office:value-type="string">
            <text:p>1194091.0</text:p>
          </table:table-cell>
          <table:table-cell office:value-type="string">
            <text:p>1169136.0</text:p>
          </table:table-cell>
          <table:table-cell office:value-type="string">
            <text:p>1167845.832076</text:p>
          </table:table-cell>
          <table:table-cell office:value-type="string">
            <text:p>19405.0</text:p>
          </table:table-cell>
          <table:table-cell office:value-type="string">
            <text:p>246044.813968</text:p>
          </table:table-cell>
          <table:table-cell office:value-type="string">
            <text:p>248262.967931</text:p>
          </table:table-cell>
          <table:table-cell office:value-type="string">
            <text:p>494307.781899</text:p>
          </table:table-cell>
          <table:table-cell office:value-type="string">
            <text:p>231553.001903</text:p>
          </table:table-cell>
          <table:table-cell office:value-type="string">
            <text:p>235291.048274</text:p>
          </table:table-cell>
          <table:table-cell office:value-type="string">
            <text:p>466844.050177</text:p>
          </table:table-cell>
          <table:table-cell office:value-type="string">
            <text:p>62583.0</text:p>
          </table:table-cell>
          <table:table-cell office:value-type="string">
            <text:p>675624.781899</text:p>
          </table:table-cell>
          <table:table-cell office:value-type="string">
            <text:p>1046511.832076</text:p>
          </table:table-cell>
          <table:table-cell office:value-type="string">
            <text:p>1027106.832076</text:p>
          </table:table-cell>
          <table:table-cell office:value-type="string">
            <text:p>1024862.0</text:p>
          </table:table-cell>
          <table:table-cell office:value-type="string">
            <text:p>1764815.0</text:p>
          </table:table-cell>
          <table:table-cell office:value-type="string">
            <text:p>0.66994</text:p>
          </table:table-cell>
          <table:table-cell office:value-type="string">
            <text:p>0.990143</text:p>
          </table:table-cell>
          <table:table-cell office:value-type="string">
            <text:p>160</text:p>
          </table:table-cell>
          <table:table-cell office:value-type="string">
            <text:p>171</text:p>
          </table:table-cell>
          <table:table-cell office:value-type="string">
            <text:p>331</text:p>
          </table:table-cell>
          <table:table-cell office:value-type="string">
            <text:p>1782384.125104</text:p>
          </table:table-cell>
        </table:table-row>
        <table:table-row>
          <table:table-cell office:value-type="string">
            <text:p>c16</text:p>
          </table:table-cell>
          <table:table-cell office:value-type="string">
            <text:p>6694.7</text:p>
          </table:table-cell>
          <table:table-cell office:value-type="string">
            <text:p>301.7</text:p>
          </table:table-cell>
          <table:table-cell office:value-type="string">
            <text:p>13708.1</text:p>
          </table:table-cell>
          <table:table-cell office:value-type="string">
            <text:p>51572.6</text:p>
          </table:table-cell>
          <table:table-cell office:value-type="string">
            <text:p>7151.4</text:p>
          </table:table-cell>
          <table:table-cell office:value-type="string">
            <text:p>3326.4</text:p>
          </table:table-cell>
          <table:table-cell office:value-type="string">
            <text:p>4964.7</text:p>
          </table:table-cell>
          <table:table-cell office:value-type="string">
            <text:p>1957.5</text:p>
          </table:table-cell>
          <table:table-cell office:value-type="string">
            <text:p>827.1</text:p>
          </table:table-cell>
          <table:table-cell office:value-type="string">
            <text:p>2180.8</text:p>
          </table:table-cell>
          <table:table-cell office:value-type="string">
            <text:p>17761.1</text:p>
          </table:table-cell>
          <table:table-cell office:value-type="string">
            <text:p>3445.5</text:p>
          </table:table-cell>
          <table:table-cell office:value-type="string">
            <text:p>1695.8</text:p>
          </table:table-cell>
          <table:table-cell office:value-type="string">
            <text:p>876.6</text:p>
          </table:table-cell>
          <table:table-cell office:value-type="string">
            <text:p>316.6</text:p>
          </table:table-cell>
          <table:table-cell office:value-type="string">
            <text:p>3573.7</text:p>
          </table:table-cell>
          <table:table-cell office:value-type="string">
            <text:p>42.0</text:p>
          </table:table-cell>
          <table:table-cell office:value-type="string">
            <text:p>266.1</text:p>
          </table:table-cell>
          <table:table-cell office:value-type="string">
            <text:p>4526.2</text:p>
          </table:table-cell>
          <table:table-cell office:value-type="string">
            <text:p>491.3</text:p>
          </table:table-cell>
          <table:table-cell office:value-type="string">
            <text:p>17761.2</text:p>
          </table:table-cell>
          <table:table-cell office:value-type="string">
            <text:p>51984.5</text:p>
          </table:table-cell>
          <table:table-cell office:value-type="string">
            <text:p>6589.8</text:p>
          </table:table-cell>
          <table:table-cell office:value-type="string">
            <text:p>3233.6</text:p>
          </table:table-cell>
          <table:table-cell office:value-type="string">
            <text:p>5054.4</text:p>
          </table:table-cell>
          <table:table-cell office:value-type="string">
            <text:p>1860.4</text:p>
          </table:table-cell>
          <table:table-cell office:value-type="string">
            <text:p>4454.0</text:p>
          </table:table-cell>
          <table:table-cell office:value-type="string">
            <text:p>1518.4</text:p>
          </table:table-cell>
          <table:table-cell office:value-type="string">
            <text:p>447.9</text:p>
          </table:table-cell>
          <table:table-cell office:value-type="string">
            <text:p>3301.3</text:p>
          </table:table-cell>
          <table:table-cell office:value-type="string">
            <text:p>8.2</text:p>
          </table:table-cell>
          <table:table-cell office:value-type="string">
            <text:p>566.3</text:p>
          </table:table-cell>
          <table:table-cell office:value-type="string">
            <text:p>0.0</text:p>
          </table:table-cell>
          <table:table-cell office:value-type="string">
            <text:p>2829.4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3.1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49.8</text:p>
          </table:table-cell>
          <table:table-cell office:value-type="string">
            <text:p>504.2</text:p>
          </table:table-cell>
          <table:table-cell office:value-type="string">
            <text:p>504.2</text:p>
          </table:table-cell>
          <table:table-cell office:value-type="string">
            <text:p>966.9</text:p>
          </table:table-cell>
          <table:table-cell office:value-type="string">
            <text:p>682.2</text:p>
          </table:table-cell>
          <table:table-cell office:value-type="string">
            <text:p>616.7</text:p>
          </table:table-cell>
          <table:table-cell office:value-type="string">
            <text:p>1098065.0</text:p>
          </table:table-cell>
          <table:table-cell office:value-type="string">
            <text:p>1082009.0</text:p>
          </table:table-cell>
          <table:table-cell office:value-type="string">
            <text:p>1080960.3085</text:p>
          </table:table-cell>
          <table:table-cell office:value-type="string">
            <text:p>12309.0</text:p>
          </table:table-cell>
          <table:table-cell office:value-type="string">
            <text:p>254051.297785</text:p>
          </table:table-cell>
          <table:table-cell office:value-type="string">
            <text:p>250762.416056</text:p>
          </table:table-cell>
          <table:table-cell office:value-type="string">
            <text:p>504813.713841</text:p>
          </table:table-cell>
          <table:table-cell office:value-type="string">
            <text:p>189738.220368</text:p>
          </table:table-cell>
          <table:table-cell office:value-type="string">
            <text:p>196220.374291</text:p>
          </table:table-cell>
          <table:table-cell office:value-type="string">
            <text:p>385958.594659</text:p>
          </table:table-cell>
          <table:table-cell office:value-type="string">
            <text:p>53998.0</text:p>
          </table:table-cell>
          <table:table-cell office:value-type="string">
            <text:p>663812.713841</text:p>
          </table:table-cell>
          <table:table-cell office:value-type="string">
            <text:p>960970.3085</text:p>
          </table:table-cell>
          <table:table-cell office:value-type="string">
            <text:p>948661.3085</text:p>
          </table:table-cell>
          <table:table-cell office:value-type="string">
            <text:p>945792.0</text:p>
          </table:table-cell>
          <table:table-cell office:value-type="string">
            <text:p>1551723.0</text:p>
          </table:table-cell>
          <table:table-cell office:value-type="string">
            <text:p>0.717337</text:p>
          </table:table-cell>
          <table:table-cell office:value-type="string">
            <text:p>1.0137</text:p>
          </table:table-cell>
          <table:table-cell office:value-type="string">
            <text:p>120</text:p>
          </table:table-cell>
          <table:table-cell office:value-type="string">
            <text:p>169</text:p>
          </table:table-cell>
          <table:table-cell office:value-type="string">
            <text:p>289</text:p>
          </table:table-cell>
          <table:table-cell office:value-type="string">
            <text:p>1530752.236751</text:p>
          </table:table-cell>
        </table:table-row>
        <table:table-row>
          <table:table-cell office:value-type="string">
            <text:p>c17</text:p>
          </table:table-cell>
          <table:table-cell office:value-type="string">
            <text:p>4845.1</text:p>
          </table:table-cell>
          <table:table-cell office:value-type="string">
            <text:p>378.1</text:p>
          </table:table-cell>
          <table:table-cell office:value-type="string">
            <text:p>16128.7</text:p>
          </table:table-cell>
          <table:table-cell office:value-type="string">
            <text:p>46432.0</text:p>
          </table:table-cell>
          <table:table-cell office:value-type="string">
            <text:p>7183.6</text:p>
          </table:table-cell>
          <table:table-cell office:value-type="string">
            <text:p>3394.5</text:p>
          </table:table-cell>
          <table:table-cell office:value-type="string">
            <text:p>3790.1</text:p>
          </table:table-cell>
          <table:table-cell office:value-type="string">
            <text:p>2092.3</text:p>
          </table:table-cell>
          <table:table-cell office:value-type="string">
            <text:p>1072.7</text:p>
          </table:table-cell>
          <table:table-cell office:value-type="string">
            <text:p>1490.9</text:p>
          </table:table-cell>
          <table:table-cell office:value-type="string">
            <text:p>18564.0</text:p>
          </table:table-cell>
          <table:table-cell office:value-type="string">
            <text:p>3903.5</text:p>
          </table:table-cell>
          <table:table-cell office:value-type="string">
            <text:p>1446.1</text:p>
          </table:table-cell>
          <table:table-cell office:value-type="string">
            <text:p>847.2</text:p>
          </table:table-cell>
          <table:table-cell office:value-type="string">
            <text:p>285.6</text:p>
          </table:table-cell>
          <table:table-cell office:value-type="string">
            <text:p>3782.2</text:p>
          </table:table-cell>
          <table:table-cell office:value-type="string">
            <text:p>13.4</text:p>
          </table:table-cell>
          <table:table-cell office:value-type="string">
            <text:p>186.5</text:p>
          </table:table-cell>
          <table:table-cell office:value-type="string">
            <text:p>5100.8</text:p>
          </table:table-cell>
          <table:table-cell office:value-type="string">
            <text:p>414.0</text:p>
          </table:table-cell>
          <table:table-cell office:value-type="string">
            <text:p>11040.2</text:p>
          </table:table-cell>
          <table:table-cell office:value-type="string">
            <text:p>49931.9</text:p>
          </table:table-cell>
          <table:table-cell office:value-type="string">
            <text:p>6749.9</text:p>
          </table:table-cell>
          <table:table-cell office:value-type="string">
            <text:p>3304.3</text:p>
          </table:table-cell>
          <table:table-cell office:value-type="string">
            <text:p>4069.8</text:p>
          </table:table-cell>
          <table:table-cell office:value-type="string">
            <text:p>1923.6</text:p>
          </table:table-cell>
          <table:table-cell office:value-type="string">
            <text:p>3591.5</text:p>
          </table:table-cell>
          <table:table-cell office:value-type="string">
            <text:p>1447.6</text:p>
          </table:table-cell>
          <table:table-cell office:value-type="string">
            <text:p>386.0</text:p>
          </table:table-cell>
          <table:table-cell office:value-type="string">
            <text:p>3568.4</text:p>
          </table:table-cell>
          <table:table-cell office:value-type="string">
            <text:p>18.6</text:p>
          </table:table-cell>
          <table:table-cell office:value-type="string">
            <text:p>308.5</text:p>
          </table:table-cell>
          <table:table-cell office:value-type="string">
            <text:p>0.0</text:p>
          </table:table-cell>
          <table:table-cell office:value-type="string">
            <text:p>707.1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78.2</text:p>
          </table:table-cell>
          <table:table-cell office:value-type="string">
            <text:p>643.1</text:p>
          </table:table-cell>
          <table:table-cell office:value-type="string">
            <text:p>643.1</text:p>
          </table:table-cell>
          <table:table-cell office:value-type="string">
            <text:p>875.6</text:p>
          </table:table-cell>
          <table:table-cell office:value-type="string">
            <text:p>688.6</text:p>
          </table:table-cell>
          <table:table-cell office:value-type="string">
            <text:p>787.1</text:p>
          </table:table-cell>
          <table:table-cell office:value-type="string">
            <text:p>985252.0</text:p>
          </table:table-cell>
          <table:table-cell office:value-type="string">
            <text:p>971340.0</text:p>
          </table:table-cell>
          <table:table-cell office:value-type="string">
            <text:p>971155.692181</text:p>
          </table:table-cell>
          <table:table-cell office:value-type="string">
            <text:p>10632.0</text:p>
          </table:table-cell>
          <table:table-cell office:value-type="string">
            <text:p>204233.205803</text:p>
          </table:table-cell>
          <table:table-cell office:value-type="string">
            <text:p>204130.818545</text:p>
          </table:table-cell>
          <table:table-cell office:value-type="string">
            <text:p>408364.024348</text:p>
          </table:table-cell>
          <table:table-cell office:value-type="string">
            <text:p>196714.517493</text:p>
          </table:table-cell>
          <table:table-cell office:value-type="string">
            <text:p>190495.15034</text:p>
          </table:table-cell>
          <table:table-cell office:value-type="string">
            <text:p>387209.667833</text:p>
          </table:table-cell>
          <table:table-cell office:value-type="string">
            <text:p>51682.0</text:p>
          </table:table-cell>
          <table:table-cell office:value-type="string">
            <text:p>557464.024348</text:p>
          </table:table-cell>
          <table:table-cell office:value-type="string">
            <text:p>860597.692181</text:p>
          </table:table-cell>
          <table:table-cell office:value-type="string">
            <text:p>849965.692181</text:p>
          </table:table-cell>
          <table:table-cell office:value-type="string">
            <text:p>847359.0</text:p>
          </table:table-cell>
          <table:table-cell office:value-type="string">
            <text:p>1421592.0</text:p>
          </table:table-cell>
          <table:table-cell office:value-type="string">
            <text:p>0.753768</text:p>
          </table:table-cell>
          <table:table-cell office:value-type="string">
            <text:p>1.087591</text:p>
          </table:table-cell>
          <table:table-cell office:value-type="string">
            <text:p>76</text:p>
          </table:table-cell>
          <table:table-cell office:value-type="string">
            <text:p>58</text:p>
          </table:table-cell>
          <table:table-cell office:value-type="string">
            <text:p>134</text:p>
          </table:table-cell>
          <table:table-cell office:value-type="string">
            <text:p>1307101.992783</text:p>
          </table:table-cell>
        </table:table-row>
        <table:table-row>
          <table:table-cell office:value-type="string">
            <text:p>c18</text:p>
          </table:table-cell>
          <table:table-cell office:value-type="string">
            <text:p>9327.6</text:p>
          </table:table-cell>
          <table:table-cell office:value-type="string">
            <text:p>289.9</text:p>
          </table:table-cell>
          <table:table-cell office:value-type="string">
            <text:p>17330.0</text:p>
          </table:table-cell>
          <table:table-cell office:value-type="string">
            <text:p>59039.7</text:p>
          </table:table-cell>
          <table:table-cell office:value-type="string">
            <text:p>9341.6</text:p>
          </table:table-cell>
          <table:table-cell office:value-type="string">
            <text:p>3700.6</text:p>
          </table:table-cell>
          <table:table-cell office:value-type="string">
            <text:p>5216.7</text:p>
          </table:table-cell>
          <table:table-cell office:value-type="string">
            <text:p>2407.7</text:p>
          </table:table-cell>
          <table:table-cell office:value-type="string">
            <text:p>1368.9</text:p>
          </table:table-cell>
          <table:table-cell office:value-type="string">
            <text:p>1973.9</text:p>
          </table:table-cell>
          <table:table-cell office:value-type="string">
            <text:p>24008.8</text:p>
          </table:table-cell>
          <table:table-cell office:value-type="string">
            <text:p>4675.6</text:p>
          </table:table-cell>
          <table:table-cell office:value-type="string">
            <text:p>1844.6</text:p>
          </table:table-cell>
          <table:table-cell office:value-type="string">
            <text:p>1259.5</text:p>
          </table:table-cell>
          <table:table-cell office:value-type="string">
            <text:p>299.7</text:p>
          </table:table-cell>
          <table:table-cell office:value-type="string">
            <text:p>4778.6</text:p>
          </table:table-cell>
          <table:table-cell office:value-type="string">
            <text:p>32.3</text:p>
          </table:table-cell>
          <table:table-cell office:value-type="string">
            <text:p>352.0</text:p>
          </table:table-cell>
          <table:table-cell office:value-type="string">
            <text:p>9057.1</text:p>
          </table:table-cell>
          <table:table-cell office:value-type="string">
            <text:p>453.8</text:p>
          </table:table-cell>
          <table:table-cell office:value-type="string">
            <text:p>16149.3</text:p>
          </table:table-cell>
          <table:table-cell office:value-type="string">
            <text:p>66387.2</text:p>
          </table:table-cell>
          <table:table-cell office:value-type="string">
            <text:p>8590.8</text:p>
          </table:table-cell>
          <table:table-cell office:value-type="string">
            <text:p>3649.5</text:p>
          </table:table-cell>
          <table:table-cell office:value-type="string">
            <text:p>5690.4</text:p>
          </table:table-cell>
          <table:table-cell office:value-type="string">
            <text:p>2469.0</text:p>
          </table:table-cell>
          <table:table-cell office:value-type="string">
            <text:p>5306.6</text:p>
          </table:table-cell>
          <table:table-cell office:value-type="string">
            <text:p>2226.3</text:p>
          </table:table-cell>
          <table:table-cell office:value-type="string">
            <text:p>471.9</text:p>
          </table:table-cell>
          <table:table-cell office:value-type="string">
            <text:p>4910.5</text:p>
          </table:table-cell>
          <table:table-cell office:value-type="string">
            <text:p>18.5</text:p>
          </table:table-cell>
          <table:table-cell office:value-type="string">
            <text:p>396.9</text:p>
          </table:table-cell>
          <table:table-cell office:value-type="string">
            <text:p>0.0</text:p>
          </table:table-cell>
          <table:table-cell office:value-type="string">
            <text:p>3419.9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61.3</text:p>
          </table:table-cell>
          <table:table-cell office:value-type="string">
            <text:p>723.9</text:p>
          </table:table-cell>
          <table:table-cell office:value-type="string">
            <text:p>723.9</text:p>
          </table:table-cell>
          <table:table-cell office:value-type="string">
            <text:p>779.6</text:p>
          </table:table-cell>
          <table:table-cell office:value-type="string">
            <text:p>912.9</text:p>
          </table:table-cell>
          <table:table-cell office:value-type="string">
            <text:p>982.5</text:p>
          </table:table-cell>
          <table:table-cell office:value-type="string">
            <text:p>1503055.0</text:p>
          </table:table-cell>
          <table:table-cell office:value-type="string">
            <text:p>1479480.0</text:p>
          </table:table-cell>
          <table:table-cell office:value-type="string">
            <text:p>1478163.816207</text:p>
          </table:table-cell>
          <table:table-cell office:value-type="string">
            <text:p>19146.0</text:p>
          </table:table-cell>
          <table:table-cell office:value-type="string">
            <text:p>313798.394575</text:p>
          </table:table-cell>
          <table:table-cell office:value-type="string">
            <text:p>321268.944342</text:p>
          </table:table-cell>
          <table:table-cell office:value-type="string">
            <text:p>635067.338917</text:p>
          </table:table-cell>
          <table:table-cell office:value-type="string">
            <text:p>301180.867152</text:p>
          </table:table-cell>
          <table:table-cell office:value-type="string">
            <text:p>312411.610137</text:p>
          </table:table-cell>
          <table:table-cell office:value-type="string">
            <text:p>613592.477289</text:p>
          </table:table-cell>
          <table:table-cell office:value-type="string">
            <text:p>67106.0</text:p>
          </table:table-cell>
          <table:table-cell office:value-type="string">
            <text:p>831470.338917</text:p>
          </table:table-cell>
          <table:table-cell office:value-type="string">
            <text:p>1341536.816207</text:p>
          </table:table-cell>
          <table:table-cell office:value-type="string">
            <text:p>1322390.816207</text:p>
          </table:table-cell>
          <table:table-cell office:value-type="string">
            <text:p>1316937.0</text:p>
          </table:table-cell>
          <table:table-cell office:value-type="string">
            <text:p>2159181.0</text:p>
          </table:table-cell>
          <table:table-cell office:value-type="string">
            <text:p>0.742988</text:p>
          </table:table-cell>
          <table:table-cell office:value-type="string">
            <text:p>1.067323</text:p>
          </table:table-cell>
          <table:table-cell office:value-type="string">
            <text:p>106</text:p>
          </table:table-cell>
          <table:table-cell office:value-type="string">
            <text:p>104</text:p>
          </table:table-cell>
          <table:table-cell office:value-type="string">
            <text:p>210</text:p>
          </table:table-cell>
          <table:table-cell office:value-type="string">
            <text:p>2022988.029294</text:p>
          </table:table-cell>
        </table:table-row>
        <table:table-row>
          <table:table-cell office:value-type="string">
            <text:p>c19</text:p>
          </table:table-cell>
          <table:table-cell office:value-type="string">
            <text:p>7100.0</text:p>
          </table:table-cell>
          <table:table-cell office:value-type="string">
            <text:p>296.9</text:p>
          </table:table-cell>
          <table:table-cell office:value-type="string">
            <text:p>15224.9</text:p>
          </table:table-cell>
          <table:table-cell office:value-type="string">
            <text:p>56132.5</text:p>
          </table:table-cell>
          <table:table-cell office:value-type="string">
            <text:p>8132.6</text:p>
          </table:table-cell>
          <table:table-cell office:value-type="string">
            <text:p>3965.2</text:p>
          </table:table-cell>
          <table:table-cell office:value-type="string">
            <text:p>5900.6</text:p>
          </table:table-cell>
          <table:table-cell office:value-type="string">
            <text:p>2154.2</text:p>
          </table:table-cell>
          <table:table-cell office:value-type="string">
            <text:p>935.3</text:p>
          </table:table-cell>
          <table:table-cell office:value-type="string">
            <text:p>1929.1</text:p>
          </table:table-cell>
          <table:table-cell office:value-type="string">
            <text:p>22743.4</text:p>
          </table:table-cell>
          <table:table-cell office:value-type="string">
            <text:p>3811.8</text:p>
          </table:table-cell>
          <table:table-cell office:value-type="string">
            <text:p>1496.3</text:p>
          </table:table-cell>
          <table:table-cell office:value-type="string">
            <text:p>863.9</text:p>
          </table:table-cell>
          <table:table-cell office:value-type="string">
            <text:p>432.3</text:p>
          </table:table-cell>
          <table:table-cell office:value-type="string">
            <text:p>4096.6</text:p>
          </table:table-cell>
          <table:table-cell office:value-type="string">
            <text:p>16.9</text:p>
          </table:table-cell>
          <table:table-cell office:value-type="string">
            <text:p>609.6</text:p>
          </table:table-cell>
          <table:table-cell office:value-type="string">
            <text:p>5655.8</text:p>
          </table:table-cell>
          <table:table-cell office:value-type="string">
            <text:p>293.1</text:p>
          </table:table-cell>
          <table:table-cell office:value-type="string">
            <text:p>12935.3</text:p>
          </table:table-cell>
          <table:table-cell office:value-type="string">
            <text:p>54406.3</text:p>
          </table:table-cell>
          <table:table-cell office:value-type="string">
            <text:p>7360.7</text:p>
          </table:table-cell>
          <table:table-cell office:value-type="string">
            <text:p>3781.0</text:p>
          </table:table-cell>
          <table:table-cell office:value-type="string">
            <text:p>5816.0</text:p>
          </table:table-cell>
          <table:table-cell office:value-type="string">
            <text:p>2119.7</text:p>
          </table:table-cell>
          <table:table-cell office:value-type="string">
            <text:p>4299.6</text:p>
          </table:table-cell>
          <table:table-cell office:value-type="string">
            <text:p>2072.4</text:p>
          </table:table-cell>
          <table:table-cell office:value-type="string">
            <text:p>448.4</text:p>
          </table:table-cell>
          <table:table-cell office:value-type="string">
            <text:p>4032.5</text:p>
          </table:table-cell>
          <table:table-cell office:value-type="string">
            <text:p>33.2</text:p>
          </table:table-cell>
          <table:table-cell office:value-type="string">
            <text:p>510.6</text:p>
          </table:table-cell>
          <table:table-cell office:value-type="string">
            <text:p>0.0</text:p>
          </table:table-cell>
          <table:table-cell office:value-type="string">
            <text:p>681.2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71.1</text:p>
          </table:table-cell>
          <table:table-cell office:value-type="string">
            <text:p>731.8</text:p>
          </table:table-cell>
          <table:table-cell office:value-type="string">
            <text:p>731.8</text:p>
          </table:table-cell>
          <table:table-cell office:value-type="string">
            <text:p>899.3</text:p>
          </table:table-cell>
          <table:table-cell office:value-type="string">
            <text:p>907.1</text:p>
          </table:table-cell>
          <table:table-cell office:value-type="string">
            <text:p>910.3</text:p>
          </table:table-cell>
          <table:table-cell office:value-type="string">
            <text:p>1176235.0</text:p>
          </table:table-cell>
          <table:table-cell office:value-type="string">
            <text:p>1158547.0</text:p>
          </table:table-cell>
          <table:table-cell office:value-type="string">
            <text:p>1158185.329333</text:p>
          </table:table-cell>
          <table:table-cell office:value-type="string">
            <text:p>14014.0</text:p>
          </table:table-cell>
          <table:table-cell office:value-type="string">
            <text:p>238813.646049</text:p>
          </table:table-cell>
          <table:table-cell office:value-type="string">
            <text:p>239997.695432</text:p>
          </table:table-cell>
          <table:table-cell office:value-type="string">
            <text:p>478811.341481</text:p>
          </table:table-cell>
          <table:table-cell office:value-type="string">
            <text:p>238308.949326</text:p>
          </table:table-cell>
          <table:table-cell office:value-type="string">
            <text:p>238885.038526</text:p>
          </table:table-cell>
          <table:table-cell office:value-type="string">
            <text:p>477193.987852</text:p>
          </table:table-cell>
          <table:table-cell office:value-type="string">
            <text:p>61098.0</text:p>
          </table:table-cell>
          <table:table-cell office:value-type="string">
            <text:p>653460.341481</text:p>
          </table:table-cell>
          <table:table-cell office:value-type="string">
            <text:p>1035309.329333</text:p>
          </table:table-cell>
          <table:table-cell office:value-type="string">
            <text:p>1021295.329333</text:p>
          </table:table-cell>
          <table:table-cell office:value-type="string">
            <text:p>1017315.0</text:p>
          </table:table-cell>
          <table:table-cell office:value-type="string">
            <text:p>1608408.0</text:p>
          </table:table-cell>
          <table:table-cell office:value-type="string">
            <text:p>0.742771</text:p>
          </table:table-cell>
          <table:table-cell office:value-type="string">
            <text:p>1.015681</text:p>
          </table:table-cell>
          <table:table-cell office:value-type="string">
            <text:p>86</text:p>
          </table:table-cell>
          <table:table-cell office:value-type="string">
            <text:p>80</text:p>
          </table:table-cell>
          <table:table-cell office:value-type="string">
            <text:p>166</text:p>
          </table:table-cell>
          <table:table-cell office:value-type="string">
            <text:p>1583576.130783</text:p>
          </table:table-cell>
        </table:table-row>
        <table:table-row>
          <table:table-cell office:value-type="string">
            <text:p>c20</text:p>
          </table:table-cell>
          <table:table-cell office:value-type="string">
            <text:p>5378.9</text:p>
          </table:table-cell>
          <table:table-cell office:value-type="string">
            <text:p>118.0</text:p>
          </table:table-cell>
          <table:table-cell office:value-type="string">
            <text:p>13616.6</text:p>
          </table:table-cell>
          <table:table-cell office:value-type="string">
            <text:p>52593.7</text:p>
          </table:table-cell>
          <table:table-cell office:value-type="string">
            <text:p>7902.2</text:p>
          </table:table-cell>
          <table:table-cell office:value-type="string">
            <text:p>3860.9</text:p>
          </table:table-cell>
          <table:table-cell office:value-type="string">
            <text:p>4391.7</text:p>
          </table:table-cell>
          <table:table-cell office:value-type="string">
            <text:p>2115.3</text:p>
          </table:table-cell>
          <table:table-cell office:value-type="string">
            <text:p>698.3</text:p>
          </table:table-cell>
          <table:table-cell office:value-type="string">
            <text:p>1837.9</text:p>
          </table:table-cell>
          <table:table-cell office:value-type="string">
            <text:p>19664.4</text:p>
          </table:table-cell>
          <table:table-cell office:value-type="string">
            <text:p>3902.3</text:p>
          </table:table-cell>
          <table:table-cell office:value-type="string">
            <text:p>1365.2</text:p>
          </table:table-cell>
          <table:table-cell office:value-type="string">
            <text:p>829.1</text:p>
          </table:table-cell>
          <table:table-cell office:value-type="string">
            <text:p>221.3</text:p>
          </table:table-cell>
          <table:table-cell office:value-type="string">
            <text:p>3792.3</text:p>
          </table:table-cell>
          <table:table-cell office:value-type="string">
            <text:p>18.0</text:p>
          </table:table-cell>
          <table:table-cell office:value-type="string">
            <text:p>301.8</text:p>
          </table:table-cell>
          <table:table-cell office:value-type="string">
            <text:p>4946.9</text:p>
          </table:table-cell>
          <table:table-cell office:value-type="string">
            <text:p>163.1</text:p>
          </table:table-cell>
          <table:table-cell office:value-type="string">
            <text:p>11395.3</text:p>
          </table:table-cell>
          <table:table-cell office:value-type="string">
            <text:p>51703.5</text:p>
          </table:table-cell>
          <table:table-cell office:value-type="string">
            <text:p>7387.9</text:p>
          </table:table-cell>
          <table:table-cell office:value-type="string">
            <text:p>3781.9</text:p>
          </table:table-cell>
          <table:table-cell office:value-type="string">
            <text:p>4703.0</text:p>
          </table:table-cell>
          <table:table-cell office:value-type="string">
            <text:p>2004.3</text:p>
          </table:table-cell>
          <table:table-cell office:value-type="string">
            <text:p>4100.5</text:p>
          </table:table-cell>
          <table:table-cell office:value-type="string">
            <text:p>1604.7</text:p>
          </table:table-cell>
          <table:table-cell office:value-type="string">
            <text:p>387.3</text:p>
          </table:table-cell>
          <table:table-cell office:value-type="string">
            <text:p>3674.4</text:p>
          </table:table-cell>
          <table:table-cell office:value-type="string">
            <text:p>18.5</text:p>
          </table:table-cell>
          <table:table-cell office:value-type="string">
            <text:p>257.5</text:p>
          </table:table-cell>
          <table:table-cell office:value-type="string">
            <text:p>0.0</text:p>
          </table:table-cell>
          <table:table-cell office:value-type="string">
            <text:p>1139.4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02.3</text:p>
          </table:table-cell>
          <table:table-cell office:value-type="string">
            <text:p>739.5</text:p>
          </table:table-cell>
          <table:table-cell office:value-type="string">
            <text:p>739.5</text:p>
          </table:table-cell>
          <table:table-cell office:value-type="string">
            <text:p>860.9</text:p>
          </table:table-cell>
          <table:table-cell office:value-type="string">
            <text:p>730.0</text:p>
          </table:table-cell>
          <table:table-cell office:value-type="string">
            <text:p>1099.3</text:p>
          </table:table-cell>
          <table:table-cell office:value-type="string">
            <text:p>1119624.0</text:p>
          </table:table-cell>
          <table:table-cell office:value-type="string">
            <text:p>1105856.0</text:p>
          </table:table-cell>
          <table:table-cell office:value-type="string">
            <text:p>1105169.745333</text:p>
          </table:table-cell>
          <table:table-cell office:value-type="string">
            <text:p>10517.0</text:p>
          </table:table-cell>
          <table:table-cell office:value-type="string">
            <text:p>227972.091238</text:p>
          </table:table-cell>
          <table:table-cell office:value-type="string">
            <text:p>225928.453831</text:p>
          </table:table-cell>
          <table:table-cell office:value-type="string">
            <text:p>453900.545069</text:p>
          </table:table-cell>
          <table:table-cell office:value-type="string">
            <text:p>232082.906702</text:p>
          </table:table-cell>
          <table:table-cell office:value-type="string">
            <text:p>232641.293562</text:p>
          </table:table-cell>
          <table:table-cell office:value-type="string">
            <text:p>464724.200264</text:p>
          </table:table-cell>
          <table:table-cell office:value-type="string">
            <text:p>56310.0</text:p>
          </table:table-cell>
          <table:table-cell office:value-type="string">
            <text:p>616263.545069</text:p>
          </table:table-cell>
          <table:table-cell office:value-type="string">
            <text:p>989243.745333</text:p>
          </table:table-cell>
          <table:table-cell office:value-type="string">
            <text:p>978726.745333</text:p>
          </table:table-cell>
          <table:table-cell office:value-type="string">
            <text:p>975519.0</text:p>
          </table:table-cell>
          <table:table-cell office:value-type="string">
            <text:p>1567632.0</text:p>
          </table:table-cell>
          <table:table-cell office:value-type="string">
            <text:p>0.727506</text:p>
          </table:table-cell>
          <table:table-cell office:value-type="string">
            <text:p>1.018611</text:p>
          </table:table-cell>
          <table:table-cell office:value-type="string">
            <text:p>55</text:p>
          </table:table-cell>
          <table:table-cell office:value-type="string">
            <text:p>66</text:p>
          </table:table-cell>
          <table:table-cell office:value-type="string">
            <text:p>121</text:p>
          </table:table-cell>
          <table:table-cell office:value-type="string">
            <text:p>1538989.266697</text:p>
          </table:table-cell>
        </table:table-row>
        <table:table-row>
          <table:table-cell office:value-type="string">
            <text:p>c21</text:p>
          </table:table-cell>
          <table:table-cell office:value-type="string">
            <text:p>9605.8</text:p>
          </table:table-cell>
          <table:table-cell office:value-type="string">
            <text:p>469.8</text:p>
          </table:table-cell>
          <table:table-cell office:value-type="string">
            <text:p>15882.3</text:p>
          </table:table-cell>
          <table:table-cell office:value-type="string">
            <text:p>56267.6</text:p>
          </table:table-cell>
          <table:table-cell office:value-type="string">
            <text:p>9093.0</text:p>
          </table:table-cell>
          <table:table-cell office:value-type="string">
            <text:p>4167.8</text:p>
          </table:table-cell>
          <table:table-cell office:value-type="string">
            <text:p>5773.1</text:p>
          </table:table-cell>
          <table:table-cell office:value-type="string">
            <text:p>2510.9</text:p>
          </table:table-cell>
          <table:table-cell office:value-type="string">
            <text:p>1633.2</text:p>
          </table:table-cell>
          <table:table-cell office:value-type="string">
            <text:p>1992.0</text:p>
          </table:table-cell>
          <table:table-cell office:value-type="string">
            <text:p>21801.5</text:p>
          </table:table-cell>
          <table:table-cell office:value-type="string">
            <text:p>4520.2</text:p>
          </table:table-cell>
          <table:table-cell office:value-type="string">
            <text:p>1493.0</text:p>
          </table:table-cell>
          <table:table-cell office:value-type="string">
            <text:p>976.3</text:p>
          </table:table-cell>
          <table:table-cell office:value-type="string">
            <text:p>292.9</text:p>
          </table:table-cell>
          <table:table-cell office:value-type="string">
            <text:p>4557.3</text:p>
          </table:table-cell>
          <table:table-cell office:value-type="string">
            <text:p>28.1</text:p>
          </table:table-cell>
          <table:table-cell office:value-type="string">
            <text:p>307.6</text:p>
          </table:table-cell>
          <table:table-cell office:value-type="string">
            <text:p>8841.1</text:p>
          </table:table-cell>
          <table:table-cell office:value-type="string">
            <text:p>480.2</text:p>
          </table:table-cell>
          <table:table-cell office:value-type="string">
            <text:p>17722.2</text:p>
          </table:table-cell>
          <table:table-cell office:value-type="string">
            <text:p>60327.8</text:p>
          </table:table-cell>
          <table:table-cell office:value-type="string">
            <text:p>8952.1</text:p>
          </table:table-cell>
          <table:table-cell office:value-type="string">
            <text:p>4241.4</text:p>
          </table:table-cell>
          <table:table-cell office:value-type="string">
            <text:p>5933.8</text:p>
          </table:table-cell>
          <table:table-cell office:value-type="string">
            <text:p>2177.3</text:p>
          </table:table-cell>
          <table:table-cell office:value-type="string">
            <text:p>4426.1</text:p>
          </table:table-cell>
          <table:table-cell office:value-type="string">
            <text:p>1898.3</text:p>
          </table:table-cell>
          <table:table-cell office:value-type="string">
            <text:p>445.0</text:p>
          </table:table-cell>
          <table:table-cell office:value-type="string">
            <text:p>4398.7</text:p>
          </table:table-cell>
          <table:table-cell office:value-type="string">
            <text:p>11.8</text:p>
          </table:table-cell>
          <table:table-cell office:value-type="string">
            <text:p>294.4</text:p>
          </table:table-cell>
          <table:table-cell office:value-type="string">
            <text:p>0.0</text:p>
          </table:table-cell>
          <table:table-cell office:value-type="string">
            <text:p>1339.4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218.7</text:p>
          </table:table-cell>
          <table:table-cell office:value-type="string">
            <text:p>654.8</text:p>
          </table:table-cell>
          <table:table-cell office:value-type="string">
            <text:p>654.8</text:p>
          </table:table-cell>
          <table:table-cell office:value-type="string">
            <text:p>723.7</text:p>
          </table:table-cell>
          <table:table-cell office:value-type="string">
            <text:p>840.5</text:p>
          </table:table-cell>
          <table:table-cell office:value-type="string">
            <text:p>1036.2</text:p>
          </table:table-cell>
          <table:table-cell office:value-type="string">
            <text:p>1291878.0</text:p>
          </table:table-cell>
          <table:table-cell office:value-type="string">
            <text:p>1268226.0</text:p>
          </table:table-cell>
          <table:table-cell office:value-type="string">
            <text:p>1268149.043608</text:p>
          </table:table-cell>
          <table:table-cell office:value-type="string">
            <text:p>19278.0</text:p>
          </table:table-cell>
          <table:table-cell office:value-type="string">
            <text:p>264806.06953</text:p>
          </table:table-cell>
          <table:table-cell office:value-type="string">
            <text:p>260069.149487</text:p>
          </table:table-cell>
          <table:table-cell office:value-type="string">
            <text:p>524875.219017</text:p>
          </table:table-cell>
          <table:table-cell office:value-type="string">
            <text:p>262782.277498</text:p>
          </table:table-cell>
          <table:table-cell office:value-type="string">
            <text:p>262256.547093</text:p>
          </table:table-cell>
          <table:table-cell office:value-type="string">
            <text:p>525038.824591</text:p>
          </table:table-cell>
          <table:table-cell office:value-type="string">
            <text:p>65872.0</text:p>
          </table:table-cell>
          <table:table-cell office:value-type="string">
            <text:p>709615.219017</text:p>
          </table:table-cell>
          <table:table-cell office:value-type="string">
            <text:p>1138829.043608</text:p>
          </table:table-cell>
          <table:table-cell office:value-type="string">
            <text:p>1119551.043608</text:p>
          </table:table-cell>
          <table:table-cell office:value-type="string">
            <text:p>1115653.0</text:p>
          </table:table-cell>
          <table:table-cell office:value-type="string">
            <text:p>1873550.0</text:p>
          </table:table-cell>
          <table:table-cell office:value-type="string">
            <text:p>0.799788</text:p>
          </table:table-cell>
          <table:table-cell office:value-type="string">
            <text:p>1.159895</text:p>
          </table:table-cell>
          <table:table-cell office:value-type="string">
            <text:p>74</text:p>
          </table:table-cell>
          <table:table-cell office:value-type="string">
            <text:p>78</text:p>
          </table:table-cell>
          <table:table-cell office:value-type="string">
            <text:p>152</text:p>
          </table:table-cell>
          <table:table-cell office:value-type="string">
            <text:p>1615275.367672</text:p>
          </table:table-cell>
        </table:table-row>
        <table:table-row>
          <table:table-cell office:value-type="string">
            <text:p>c22</text:p>
          </table:table-cell>
          <table:table-cell office:value-type="string">
            <text:p>9103.7</text:p>
          </table:table-cell>
          <table:table-cell office:value-type="string">
            <text:p>265.4</text:p>
          </table:table-cell>
          <table:table-cell office:value-type="string">
            <text:p>15199.5</text:p>
          </table:table-cell>
          <table:table-cell office:value-type="string">
            <text:p>62536.5</text:p>
          </table:table-cell>
          <table:table-cell office:value-type="string">
            <text:p>7178.4</text:p>
          </table:table-cell>
          <table:table-cell office:value-type="string">
            <text:p>3341.3</text:p>
          </table:table-cell>
          <table:table-cell office:value-type="string">
            <text:p>4893.6</text:p>
          </table:table-cell>
          <table:table-cell office:value-type="string">
            <text:p>1924.2</text:p>
          </table:table-cell>
          <table:table-cell office:value-type="string">
            <text:p>1723.8</text:p>
          </table:table-cell>
          <table:table-cell office:value-type="string">
            <text:p>1655.7</text:p>
          </table:table-cell>
          <table:table-cell office:value-type="string">
            <text:p>21895.6</text:p>
          </table:table-cell>
          <table:table-cell office:value-type="string">
            <text:p>4039.9</text:p>
          </table:table-cell>
          <table:table-cell office:value-type="string">
            <text:p>1651.1</text:p>
          </table:table-cell>
          <table:table-cell office:value-type="string">
            <text:p>1597.5</text:p>
          </table:table-cell>
          <table:table-cell office:value-type="string">
            <text:p>214.7</text:p>
          </table:table-cell>
          <table:table-cell office:value-type="string">
            <text:p>4020.5</text:p>
          </table:table-cell>
          <table:table-cell office:value-type="string">
            <text:p>20.5</text:p>
          </table:table-cell>
          <table:table-cell office:value-type="string">
            <text:p>364.4</text:p>
          </table:table-cell>
          <table:table-cell office:value-type="string">
            <text:p>6350.2</text:p>
          </table:table-cell>
          <table:table-cell office:value-type="string">
            <text:p>199.4</text:p>
          </table:table-cell>
          <table:table-cell office:value-type="string">
            <text:p>12506.8</text:p>
          </table:table-cell>
          <table:table-cell office:value-type="string">
            <text:p>56398.8</text:p>
          </table:table-cell>
          <table:table-cell office:value-type="string">
            <text:p>6853.9</text:p>
          </table:table-cell>
          <table:table-cell office:value-type="string">
            <text:p>3123.8</text:p>
          </table:table-cell>
          <table:table-cell office:value-type="string">
            <text:p>4393.6</text:p>
          </table:table-cell>
          <table:table-cell office:value-type="string">
            <text:p>1945.9</text:p>
          </table:table-cell>
          <table:table-cell office:value-type="string">
            <text:p>3912.8</text:p>
          </table:table-cell>
          <table:table-cell office:value-type="string">
            <text:p>1746.5</text:p>
          </table:table-cell>
          <table:table-cell office:value-type="string">
            <text:p>348.8</text:p>
          </table:table-cell>
          <table:table-cell office:value-type="string">
            <text:p>4058.9</text:p>
          </table:table-cell>
          <table:table-cell office:value-type="string">
            <text:p>15.9</text:p>
          </table:table-cell>
          <table:table-cell office:value-type="string">
            <text:p>459.8</text:p>
          </table:table-cell>
          <table:table-cell office:value-type="string">
            <text:p>0.0</text:p>
          </table:table-cell>
          <table:table-cell office:value-type="string">
            <text:p>1557.2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203.3</text:p>
          </table:table-cell>
          <table:table-cell office:value-type="string">
            <text:p>628.0</text:p>
          </table:table-cell>
          <table:table-cell office:value-type="string">
            <text:p>628.0</text:p>
          </table:table-cell>
          <table:table-cell office:value-type="string">
            <text:p>838.7</text:p>
          </table:table-cell>
          <table:table-cell office:value-type="string">
            <text:p>971.5</text:p>
          </table:table-cell>
          <table:table-cell office:value-type="string">
            <text:p>932.4</text:p>
          </table:table-cell>
          <table:table-cell office:value-type="string">
            <text:p>1216431.0</text:p>
          </table:table-cell>
          <table:table-cell office:value-type="string">
            <text:p>1195421.0</text:p>
          </table:table-cell>
          <table:table-cell office:value-type="string">
            <text:p>1195917.766757</text:p>
          </table:table-cell>
          <table:table-cell office:value-type="string">
            <text:p>16128.0</text:p>
          </table:table-cell>
          <table:table-cell office:value-type="string">
            <text:p>246305.260793</text:p>
          </table:table-cell>
          <table:table-cell office:value-type="string">
            <text:p>245918.73358</text:p>
          </table:table-cell>
          <table:table-cell office:value-type="string">
            <text:p>492223.994372</text:p>
          </table:table-cell>
          <table:table-cell office:value-type="string">
            <text:p>252477.234881</text:p>
          </table:table-cell>
          <table:table-cell office:value-type="string">
            <text:p>249276.537504</text:p>
          </table:table-cell>
          <table:table-cell office:value-type="string">
            <text:p>501753.772385</text:p>
          </table:table-cell>
          <table:table-cell office:value-type="string">
            <text:p>54382.0</text:p>
          </table:table-cell>
          <table:table-cell office:value-type="string">
            <text:p>667503.994372</text:p>
          </table:table-cell>
          <table:table-cell office:value-type="string">
            <text:p>1068105.766757</text:p>
          </table:table-cell>
          <table:table-cell office:value-type="string">
            <text:p>1051977.766757</text:p>
          </table:table-cell>
          <table:table-cell office:value-type="string">
            <text:p>1047651.0</text:p>
          </table:table-cell>
          <table:table-cell office:value-type="string">
            <text:p>3061714.0</text:p>
          </table:table-cell>
          <table:table-cell office:value-type="string">
            <text:p>0.707806</text:p>
          </table:table-cell>
          <table:table-cell office:value-type="string">
            <text:p>1.781524</text:p>
          </table:table-cell>
          <table:table-cell office:value-type="string">
            <text:p>141</text:p>
          </table:table-cell>
          <table:table-cell office:value-type="string">
            <text:p>122</text:p>
          </table:table-cell>
          <table:table-cell office:value-type="string">
            <text:p>263</text:p>
          </table:table-cell>
          <table:table-cell office:value-type="string">
            <text:p>1718592.770197</text:p>
          </table:table-cell>
        </table:table-row>
        <table:table-row>
          <table:table-cell office:value-type="string">
            <text:p>c23</text:p>
          </table:table-cell>
          <table:table-cell office:value-type="string">
            <text:p>9502.0</text:p>
          </table:table-cell>
          <table:table-cell office:value-type="string">
            <text:p>257.8</text:p>
          </table:table-cell>
          <table:table-cell office:value-type="string">
            <text:p>15028.3</text:p>
          </table:table-cell>
          <table:table-cell office:value-type="string">
            <text:p>53130.8</text:p>
          </table:table-cell>
          <table:table-cell office:value-type="string">
            <text:p>8017.0</text:p>
          </table:table-cell>
          <table:table-cell office:value-type="string">
            <text:p>3430.9</text:p>
          </table:table-cell>
          <table:table-cell office:value-type="string">
            <text:p>5102.4</text:p>
          </table:table-cell>
          <table:table-cell office:value-type="string">
            <text:p>2177.1</text:p>
          </table:table-cell>
          <table:table-cell office:value-type="string">
            <text:p>1320.0</text:p>
          </table:table-cell>
          <table:table-cell office:value-type="string">
            <text:p>1562.0</text:p>
          </table:table-cell>
          <table:table-cell office:value-type="string">
            <text:p>20966.9</text:p>
          </table:table-cell>
          <table:table-cell office:value-type="string">
            <text:p>4193.6</text:p>
          </table:table-cell>
          <table:table-cell office:value-type="string">
            <text:p>1812.4</text:p>
          </table:table-cell>
          <table:table-cell office:value-type="string">
            <text:p>1000.6</text:p>
          </table:table-cell>
          <table:table-cell office:value-type="string">
            <text:p>333.1</text:p>
          </table:table-cell>
          <table:table-cell office:value-type="string">
            <text:p>4008.0</text:p>
          </table:table-cell>
          <table:table-cell office:value-type="string">
            <text:p>16.3</text:p>
          </table:table-cell>
          <table:table-cell office:value-type="string">
            <text:p>453.2</text:p>
          </table:table-cell>
          <table:table-cell office:value-type="string">
            <text:p>7457.5</text:p>
          </table:table-cell>
          <table:table-cell office:value-type="string">
            <text:p>463.9</text:p>
          </table:table-cell>
          <table:table-cell office:value-type="string">
            <text:p>16828.5</text:p>
          </table:table-cell>
          <table:table-cell office:value-type="string">
            <text:p>56824.5</text:p>
          </table:table-cell>
          <table:table-cell office:value-type="string">
            <text:p>7145.7</text:p>
          </table:table-cell>
          <table:table-cell office:value-type="string">
            <text:p>3463.4</text:p>
          </table:table-cell>
          <table:table-cell office:value-type="string">
            <text:p>5215.8</text:p>
          </table:table-cell>
          <table:table-cell office:value-type="string">
            <text:p>2159.3</text:p>
          </table:table-cell>
          <table:table-cell office:value-type="string">
            <text:p>4705.7</text:p>
          </table:table-cell>
          <table:table-cell office:value-type="string">
            <text:p>2087.8</text:p>
          </table:table-cell>
          <table:table-cell office:value-type="string">
            <text:p>424.2</text:p>
          </table:table-cell>
          <table:table-cell office:value-type="string">
            <text:p>4194.0</text:p>
          </table:table-cell>
          <table:table-cell office:value-type="string">
            <text:p>9.8</text:p>
          </table:table-cell>
          <table:table-cell office:value-type="string">
            <text:p>433.3</text:p>
          </table:table-cell>
          <table:table-cell office:value-type="string">
            <text:p>0.0</text:p>
          </table:table-cell>
          <table:table-cell office:value-type="string">
            <text:p>30428.6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27.7</text:p>
          </table:table-cell>
          <table:table-cell office:value-type="string">
            <text:p>604.4</text:p>
          </table:table-cell>
          <table:table-cell office:value-type="string">
            <text:p>604.4</text:p>
          </table:table-cell>
          <table:table-cell office:value-type="string">
            <text:p>786.3</text:p>
          </table:table-cell>
          <table:table-cell office:value-type="string">
            <text:p>689.4</text:p>
          </table:table-cell>
          <table:table-cell office:value-type="string">
            <text:p>994.3</text:p>
          </table:table-cell>
          <table:table-cell office:value-type="string">
            <text:p>1247563.0</text:p>
          </table:table-cell>
          <table:table-cell office:value-type="string">
            <text:p>1225863.0</text:p>
          </table:table-cell>
          <table:table-cell office:value-type="string">
            <text:p>1226203.770278</text:p>
          </table:table-cell>
          <table:table-cell office:value-type="string">
            <text:p>17932.0</text:p>
          </table:table-cell>
          <table:table-cell office:value-type="string">
            <text:p>183070.759536</text:p>
          </table:table-cell>
          <table:table-cell office:value-type="string">
            <text:p>168913.176273</text:p>
          </table:table-cell>
          <table:table-cell office:value-type="string">
            <text:p>351983.935809</text:p>
          </table:table-cell>
          <table:table-cell office:value-type="string">
            <text:p>325434.648837</text:p>
          </table:table-cell>
          <table:table-cell office:value-type="string">
            <text:p>345710.185632</text:p>
          </table:table-cell>
          <table:table-cell office:value-type="string">
            <text:p>671144.834469</text:p>
          </table:table-cell>
          <table:table-cell office:value-type="string">
            <text:p>59354.0</text:p>
          </table:table-cell>
          <table:table-cell office:value-type="string">
            <text:p>523452.935809</text:p>
          </table:table-cell>
          <table:table-cell office:value-type="string">
            <text:p>1105324.770278</text:p>
          </table:table-cell>
          <table:table-cell office:value-type="string">
            <text:p>1087392.770278</text:p>
          </table:table-cell>
          <table:table-cell office:value-type="string">
            <text:p>1082015.0</text:p>
          </table:table-cell>
          <table:table-cell office:value-type="string">
            <text:p>1758782.0</text:p>
          </table:table-cell>
          <table:table-cell office:value-type="string">
            <text:p>0.757896</text:p>
          </table:table-cell>
          <table:table-cell office:value-type="string">
            <text:p>1.068463</text:p>
          </table:table-cell>
          <table:table-cell office:value-type="string">
            <text:p>338</text:p>
          </table:table-cell>
          <table:table-cell office:value-type="string">
            <text:p>360</text:p>
          </table:table-cell>
          <table:table-cell office:value-type="string">
            <text:p>698</text:p>
          </table:table-cell>
          <table:table-cell office:value-type="string">
            <text:p>1646086.684549</text:p>
          </table:table-cell>
        </table:table-row>
        <table:table-row>
          <table:table-cell office:value-type="string">
            <text:p>c24</text:p>
          </table:table-cell>
          <table:table-cell office:value-type="string">
            <text:p>15377.0</text:p>
          </table:table-cell>
          <table:table-cell office:value-type="string">
            <text:p>196.2</text:p>
          </table:table-cell>
          <table:table-cell office:value-type="string">
            <text:p>13028.0</text:p>
          </table:table-cell>
          <table:table-cell office:value-type="string">
            <text:p>54403.7</text:p>
          </table:table-cell>
          <table:table-cell office:value-type="string">
            <text:p>7382.9</text:p>
          </table:table-cell>
          <table:table-cell office:value-type="string">
            <text:p>3599.6</text:p>
          </table:table-cell>
          <table:table-cell office:value-type="string">
            <text:p>4003.6</text:p>
          </table:table-cell>
          <table:table-cell office:value-type="string">
            <text:p>1897.4</text:p>
          </table:table-cell>
          <table:table-cell office:value-type="string">
            <text:p>1684.7</text:p>
          </table:table-cell>
          <table:table-cell office:value-type="string">
            <text:p>1499.3</text:p>
          </table:table-cell>
          <table:table-cell office:value-type="string">
            <text:p>19954.9</text:p>
          </table:table-cell>
          <table:table-cell office:value-type="string">
            <text:p>3538.1</text:p>
          </table:table-cell>
          <table:table-cell office:value-type="string">
            <text:p>1240.0</text:p>
          </table:table-cell>
          <table:table-cell office:value-type="string">
            <text:p>2836.2</text:p>
          </table:table-cell>
          <table:table-cell office:value-type="string">
            <text:p>190.5</text:p>
          </table:table-cell>
          <table:table-cell office:value-type="string">
            <text:p>3773.0</text:p>
          </table:table-cell>
          <table:table-cell office:value-type="string">
            <text:p>17.4</text:p>
          </table:table-cell>
          <table:table-cell office:value-type="string">
            <text:p>606.6</text:p>
          </table:table-cell>
          <table:table-cell office:value-type="string">
            <text:p>14670.5</text:p>
          </table:table-cell>
          <table:table-cell office:value-type="string">
            <text:p>299.2</text:p>
          </table:table-cell>
          <table:table-cell office:value-type="string">
            <text:p>13747.5</text:p>
          </table:table-cell>
          <table:table-cell office:value-type="string">
            <text:p>53118.4</text:p>
          </table:table-cell>
          <table:table-cell office:value-type="string">
            <text:p>7201.5</text:p>
          </table:table-cell>
          <table:table-cell office:value-type="string">
            <text:p>3941.0</text:p>
          </table:table-cell>
          <table:table-cell office:value-type="string">
            <text:p>4565.0</text:p>
          </table:table-cell>
          <table:table-cell office:value-type="string">
            <text:p>1860.5</text:p>
          </table:table-cell>
          <table:table-cell office:value-type="string">
            <text:p>3765.0</text:p>
          </table:table-cell>
          <table:table-cell office:value-type="string">
            <text:p>1623.8</text:p>
          </table:table-cell>
          <table:table-cell office:value-type="string">
            <text:p>339.2</text:p>
          </table:table-cell>
          <table:table-cell office:value-type="string">
            <text:p>3873.2</text:p>
          </table:table-cell>
          <table:table-cell office:value-type="string">
            <text:p>30.5</text:p>
          </table:table-cell>
          <table:table-cell office:value-type="string">
            <text:p>747.6</text:p>
          </table:table-cell>
          <table:table-cell office:value-type="string">
            <text:p>0.0</text:p>
          </table:table-cell>
          <table:table-cell office:value-type="string">
            <text:p>524.1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27.2</text:p>
          </table:table-cell>
          <table:table-cell office:value-type="string">
            <text:p>437.9</text:p>
          </table:table-cell>
          <table:table-cell office:value-type="string">
            <text:p>437.9</text:p>
          </table:table-cell>
          <table:table-cell office:value-type="string">
            <text:p>596.3</text:p>
          </table:table-cell>
          <table:table-cell office:value-type="string">
            <text:p>505.9</text:p>
          </table:table-cell>
          <table:table-cell office:value-type="string">
            <text:p>1077.3</text:p>
          </table:table-cell>
          <table:table-cell office:value-type="string">
            <text:p>1102003.0</text:p>
          </table:table-cell>
          <table:table-cell office:value-type="string">
            <text:p>1064525.0</text:p>
          </table:table-cell>
          <table:table-cell office:value-type="string">
            <text:p>1063084.241993</text:p>
          </table:table-cell>
          <table:table-cell office:value-type="string">
            <text:p>31383.0</text:p>
          </table:table-cell>
          <table:table-cell office:value-type="string">
            <text:p>222710.722673</text:p>
          </table:table-cell>
          <table:table-cell office:value-type="string">
            <text:p>224996.780185</text:p>
          </table:table-cell>
          <table:table-cell office:value-type="string">
            <text:p>447707.502858</text:p>
          </table:table-cell>
          <table:table-cell office:value-type="string">
            <text:p>212636.261004</text:p>
          </table:table-cell>
          <table:table-cell office:value-type="string">
            <text:p>214183.47813</text:p>
          </table:table-cell>
          <table:table-cell office:value-type="string">
            <text:p>426819.739134</text:p>
          </table:table-cell>
          <table:table-cell office:value-type="string">
            <text:p>54084.0</text:p>
          </table:table-cell>
          <table:table-cell office:value-type="string">
            <text:p>610241.502858</text:p>
          </table:table-cell>
          <table:table-cell office:value-type="string">
            <text:p>963547.241993</text:p>
          </table:table-cell>
          <table:table-cell office:value-type="string">
            <text:p>932164.241993</text:p>
          </table:table-cell>
          <table:table-cell office:value-type="string">
            <text:p>930058.0</text:p>
          </table:table-cell>
          <table:table-cell office:value-type="string">
            <text:p>1676235.0</text:p>
          </table:table-cell>
          <table:table-cell office:value-type="string">
            <text:p>0.680215</text:p>
          </table:table-cell>
          <table:table-cell office:value-type="string">
            <text:p>1.034662</text:p>
          </table:table-cell>
          <table:table-cell office:value-type="string">
            <text:p>90</text:p>
          </table:table-cell>
          <table:table-cell office:value-type="string">
            <text:p>70</text:p>
          </table:table-cell>
          <table:table-cell office:value-type="string">
            <text:p>160</text:p>
          </table:table-cell>
          <table:table-cell office:value-type="string">
            <text:p>1620079.352508</text:p>
          </table:table-cell>
        </table:table-row>
        <table:table-row>
          <table:table-cell office:value-type="string">
            <text:p>c25</text:p>
          </table:table-cell>
          <table:table-cell office:value-type="string">
            <text:p>7546.7</text:p>
          </table:table-cell>
          <table:table-cell office:value-type="string">
            <text:p>574.9</text:p>
          </table:table-cell>
          <table:table-cell office:value-type="string">
            <text:p>12837.4</text:p>
          </table:table-cell>
          <table:table-cell office:value-type="string">
            <text:p>60986.6</text:p>
          </table:table-cell>
          <table:table-cell office:value-type="string">
            <text:p>8743.4</text:p>
          </table:table-cell>
          <table:table-cell office:value-type="string">
            <text:p>3490.0</text:p>
          </table:table-cell>
          <table:table-cell office:value-type="string">
            <text:p>5562.4</text:p>
          </table:table-cell>
          <table:table-cell office:value-type="string">
            <text:p>2180.6</text:p>
          </table:table-cell>
          <table:table-cell office:value-type="string">
            <text:p>1977.1</text:p>
          </table:table-cell>
          <table:table-cell office:value-type="string">
            <text:p>2771.3</text:p>
          </table:table-cell>
          <table:table-cell office:value-type="string">
            <text:p>21709.6</text:p>
          </table:table-cell>
          <table:table-cell office:value-type="string">
            <text:p>4178.1</text:p>
          </table:table-cell>
          <table:table-cell office:value-type="string">
            <text:p>1856.7</text:p>
          </table:table-cell>
          <table:table-cell office:value-type="string">
            <text:p>1183.5</text:p>
          </table:table-cell>
          <table:table-cell office:value-type="string">
            <text:p>293.7</text:p>
          </table:table-cell>
          <table:table-cell office:value-type="string">
            <text:p>4733.2</text:p>
          </table:table-cell>
          <table:table-cell office:value-type="string">
            <text:p>18.2</text:p>
          </table:table-cell>
          <table:table-cell office:value-type="string">
            <text:p>281.1</text:p>
          </table:table-cell>
          <table:table-cell office:value-type="string">
            <text:p>5914.7</text:p>
          </table:table-cell>
          <table:table-cell office:value-type="string">
            <text:p>703.6</text:p>
          </table:table-cell>
          <table:table-cell office:value-type="string">
            <text:p>14287.4</text:p>
          </table:table-cell>
          <table:table-cell office:value-type="string">
            <text:p>62420.3</text:p>
          </table:table-cell>
          <table:table-cell office:value-type="string">
            <text:p>9550.9</text:p>
          </table:table-cell>
          <table:table-cell office:value-type="string">
            <text:p>4035.4</text:p>
          </table:table-cell>
          <table:table-cell office:value-type="string">
            <text:p>5725.6</text:p>
          </table:table-cell>
          <table:table-cell office:value-type="string">
            <text:p>2041.6</text:p>
          </table:table-cell>
          <table:table-cell office:value-type="string">
            <text:p>4623.8</text:p>
          </table:table-cell>
          <table:table-cell office:value-type="string">
            <text:p>1890.5</text:p>
          </table:table-cell>
          <table:table-cell office:value-type="string">
            <text:p>363.6</text:p>
          </table:table-cell>
          <table:table-cell office:value-type="string">
            <text:p>4529.6</text:p>
          </table:table-cell>
          <table:table-cell office:value-type="string">
            <text:p>15.2</text:p>
          </table:table-cell>
          <table:table-cell office:value-type="string">
            <text:p>370.0</text:p>
          </table:table-cell>
          <table:table-cell office:value-type="string">
            <text:p>0.0</text:p>
          </table:table-cell>
          <table:table-cell office:value-type="string">
            <text:p>2481.2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68.2</text:p>
          </table:table-cell>
          <table:table-cell office:value-type="string">
            <text:p>476.8</text:p>
          </table:table-cell>
          <table:table-cell office:value-type="string">
            <text:p>476.8</text:p>
          </table:table-cell>
          <table:table-cell office:value-type="string">
            <text:p>598.5</text:p>
          </table:table-cell>
          <table:table-cell office:value-type="string">
            <text:p>530.0</text:p>
          </table:table-cell>
          <table:table-cell office:value-type="string">
            <text:p>778.6</text:p>
          </table:table-cell>
          <table:table-cell office:value-type="string">
            <text:p>1266558.0</text:p>
          </table:table-cell>
          <table:table-cell office:value-type="string">
            <text:p>1245989.0</text:p>
          </table:table-cell>
          <table:table-cell office:value-type="string">
            <text:p>1246280.667127</text:p>
          </table:table-cell>
          <table:table-cell office:value-type="string">
            <text:p>14755.0</text:p>
          </table:table-cell>
          <table:table-cell office:value-type="string">
            <text:p>255114.497267</text:p>
          </table:table-cell>
          <table:table-cell office:value-type="string">
            <text:p>281875.088407</text:p>
          </table:table-cell>
          <table:table-cell office:value-type="string">
            <text:p>536989.585674</text:p>
          </table:table-cell>
          <table:table-cell office:value-type="string">
            <text:p>239919.386109</text:p>
          </table:table-cell>
          <table:table-cell office:value-type="string">
            <text:p>252321.695344</text:p>
          </table:table-cell>
          <table:table-cell office:value-type="string">
            <text:p>492241.081453</text:p>
          </table:table-cell>
          <table:table-cell office:value-type="string">
            <text:p>64703.0</text:p>
          </table:table-cell>
          <table:table-cell office:value-type="string">
            <text:p>727296.585674</text:p>
          </table:table-cell>
          <table:table-cell office:value-type="string">
            <text:p>1111986.667127</text:p>
          </table:table-cell>
          <table:table-cell office:value-type="string">
            <text:p>1097231.667127</text:p>
          </table:table-cell>
          <table:table-cell office:value-type="string">
            <text:p>1093472.0</text:p>
          </table:table-cell>
          <table:table-cell office:value-type="string">
            <text:p>1846465.0</text:p>
          </table:table-cell>
          <table:table-cell office:value-type="string">
            <text:p>0.74776</text:p>
          </table:table-cell>
          <table:table-cell office:value-type="string">
            <text:p>1.09013</text:p>
          </table:table-cell>
          <table:table-cell office:value-type="string">
            <text:p>230</text:p>
          </table:table-cell>
          <table:table-cell office:value-type="string">
            <text:p>135</text:p>
          </table:table-cell>
          <table:table-cell office:value-type="string">
            <text:p>365</text:p>
          </table:table-cell>
          <table:table-cell office:value-type="string">
            <text:p>1693803.335415</text:p>
          </table:table-cell>
        </table:table-row>
        <table:table-row>
          <table:table-cell office:value-type="string">
            <text:p>c26</text:p>
          </table:table-cell>
          <table:table-cell office:value-type="string">
            <text:p>7010.6</text:p>
          </table:table-cell>
          <table:table-cell office:value-type="string">
            <text:p>172.6</text:p>
          </table:table-cell>
          <table:table-cell office:value-type="string">
            <text:p>18872.0</text:p>
          </table:table-cell>
          <table:table-cell office:value-type="string">
            <text:p>57686.8</text:p>
          </table:table-cell>
          <table:table-cell office:value-type="string">
            <text:p>8611.7</text:p>
          </table:table-cell>
          <table:table-cell office:value-type="string">
            <text:p>3591.3</text:p>
          </table:table-cell>
          <table:table-cell office:value-type="string">
            <text:p>4861.1</text:p>
          </table:table-cell>
          <table:table-cell office:value-type="string">
            <text:p>2166.9</text:p>
          </table:table-cell>
          <table:table-cell office:value-type="string">
            <text:p>1018.3</text:p>
          </table:table-cell>
          <table:table-cell office:value-type="string">
            <text:p>1572.7</text:p>
          </table:table-cell>
          <table:table-cell office:value-type="string">
            <text:p>20310.9</text:p>
          </table:table-cell>
          <table:table-cell office:value-type="string">
            <text:p>4203.0</text:p>
          </table:table-cell>
          <table:table-cell office:value-type="string">
            <text:p>1651.8</text:p>
          </table:table-cell>
          <table:table-cell office:value-type="string">
            <text:p>1087.3</text:p>
          </table:table-cell>
          <table:table-cell office:value-type="string">
            <text:p>277.9</text:p>
          </table:table-cell>
          <table:table-cell office:value-type="string">
            <text:p>3846.2</text:p>
          </table:table-cell>
          <table:table-cell office:value-type="string">
            <text:p>9.2</text:p>
          </table:table-cell>
          <table:table-cell office:value-type="string">
            <text:p>248.5</text:p>
          </table:table-cell>
          <table:table-cell office:value-type="string">
            <text:p>6966.6</text:p>
          </table:table-cell>
          <table:table-cell office:value-type="string">
            <text:p>359.5</text:p>
          </table:table-cell>
          <table:table-cell office:value-type="string">
            <text:p>16544.5</text:p>
          </table:table-cell>
          <table:table-cell office:value-type="string">
            <text:p>61849.7</text:p>
          </table:table-cell>
          <table:table-cell office:value-type="string">
            <text:p>7657.5</text:p>
          </table:table-cell>
          <table:table-cell office:value-type="string">
            <text:p>3597.2</text:p>
          </table:table-cell>
          <table:table-cell office:value-type="string">
            <text:p>5214.0</text:p>
          </table:table-cell>
          <table:table-cell office:value-type="string">
            <text:p>2147.6</text:p>
          </table:table-cell>
          <table:table-cell office:value-type="string">
            <text:p>4682.7</text:p>
          </table:table-cell>
          <table:table-cell office:value-type="string">
            <text:p>1800.1</text:p>
          </table:table-cell>
          <table:table-cell office:value-type="string">
            <text:p>450.1</text:p>
          </table:table-cell>
          <table:table-cell office:value-type="string">
            <text:p>4057.1</text:p>
          </table:table-cell>
          <table:table-cell office:value-type="string">
            <text:p>3.3</text:p>
          </table:table-cell>
          <table:table-cell office:value-type="string">
            <text:p>272.2</text:p>
          </table:table-cell>
          <table:table-cell office:value-type="string">
            <text:p>0.0</text:p>
          </table:table-cell>
          <table:table-cell office:value-type="string">
            <text:p>1294.5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49.1</text:p>
          </table:table-cell>
          <table:table-cell office:value-type="string">
            <text:p>660.9</text:p>
          </table:table-cell>
          <table:table-cell office:value-type="string">
            <text:p>660.9</text:p>
          </table:table-cell>
          <table:table-cell office:value-type="string">
            <text:p>960.3</text:p>
          </table:table-cell>
          <table:table-cell office:value-type="string">
            <text:p>912.6</text:p>
          </table:table-cell>
          <table:table-cell office:value-type="string">
            <text:p>1085.1</text:p>
          </table:table-cell>
          <table:table-cell office:value-type="string">
            <text:p>1249821.0</text:p>
          </table:table-cell>
          <table:table-cell office:value-type="string">
            <text:p>1231812.0</text:p>
          </table:table-cell>
          <table:table-cell office:value-type="string">
            <text:p>1230402.9519</text:p>
          </table:table-cell>
          <table:table-cell office:value-type="string">
            <text:p>14422.0</text:p>
          </table:table-cell>
          <table:table-cell office:value-type="string">
            <text:p>263042.275861</text:p>
          </table:table-cell>
          <table:table-cell office:value-type="string">
            <text:p>265091.990548</text:p>
          </table:table-cell>
          <table:table-cell office:value-type="string">
            <text:p>528134.266408</text:p>
          </table:table-cell>
          <table:table-cell office:value-type="string">
            <text:p>243088.552913</text:p>
          </table:table-cell>
          <table:table-cell office:value-type="string">
            <text:p>243364.132578</text:p>
          </table:table-cell>
          <table:table-cell office:value-type="string">
            <text:p>486452.685491</text:p>
          </table:table-cell>
          <table:table-cell office:value-type="string">
            <text:p>59820.0</text:p>
          </table:table-cell>
          <table:table-cell office:value-type="string">
            <text:p>708824.266408</text:p>
          </table:table-cell>
          <table:table-cell office:value-type="string">
            <text:p>1093741.9519</text:p>
          </table:table-cell>
          <table:table-cell office:value-type="string">
            <text:p>1079319.9519</text:p>
          </table:table-cell>
          <table:table-cell office:value-type="string">
            <text:p>1075758.0</text:p>
          </table:table-cell>
          <table:table-cell office:value-type="string">
            <text:p>1781728.0</text:p>
          </table:table-cell>
          <table:table-cell office:value-type="string">
            <text:p>0.754407</text:p>
          </table:table-cell>
          <table:table-cell office:value-type="string">
            <text:p>1.075473</text:p>
          </table:table-cell>
          <table:table-cell office:value-type="string">
            <text:p>85</text:p>
          </table:table-cell>
          <table:table-cell office:value-type="string">
            <text:p>64</text:p>
          </table:table-cell>
          <table:table-cell office:value-type="string">
            <text:p>149</text:p>
          </table:table-cell>
          <table:table-cell office:value-type="string">
            <text:p>1656692.613413</text:p>
          </table:table-cell>
        </table:table-row>
        <table:table-row>
          <table:table-cell office:value-type="string">
            <text:p>c27</text:p>
          </table:table-cell>
          <table:table-cell office:value-type="string">
            <text:p>5922.7</text:p>
          </table:table-cell>
          <table:table-cell office:value-type="string">
            <text:p>324.3</text:p>
          </table:table-cell>
          <table:table-cell office:value-type="string">
            <text:p>22273.5</text:p>
          </table:table-cell>
          <table:table-cell office:value-type="string">
            <text:p>56478.7</text:p>
          </table:table-cell>
          <table:table-cell office:value-type="string">
            <text:p>8367.8</text:p>
          </table:table-cell>
          <table:table-cell office:value-type="string">
            <text:p>3689.7</text:p>
          </table:table-cell>
          <table:table-cell office:value-type="string">
            <text:p>5426.6</text:p>
          </table:table-cell>
          <table:table-cell office:value-type="string">
            <text:p>2170.2</text:p>
          </table:table-cell>
          <table:table-cell office:value-type="string">
            <text:p>822.0</text:p>
          </table:table-cell>
          <table:table-cell office:value-type="string">
            <text:p>1261.5</text:p>
          </table:table-cell>
          <table:table-cell office:value-type="string">
            <text:p>20225.4</text:p>
          </table:table-cell>
          <table:table-cell office:value-type="string">
            <text:p>3283.7</text:p>
          </table:table-cell>
          <table:table-cell office:value-type="string">
            <text:p>1551.8</text:p>
          </table:table-cell>
          <table:table-cell office:value-type="string">
            <text:p>891.0</text:p>
          </table:table-cell>
          <table:table-cell office:value-type="string">
            <text:p>254.4</text:p>
          </table:table-cell>
          <table:table-cell office:value-type="string">
            <text:p>4041.0</text:p>
          </table:table-cell>
          <table:table-cell office:value-type="string">
            <text:p>30.8</text:p>
          </table:table-cell>
          <table:table-cell office:value-type="string">
            <text:p>289.8</text:p>
          </table:table-cell>
          <table:table-cell office:value-type="string">
            <text:p>4984.9</text:p>
          </table:table-cell>
          <table:table-cell office:value-type="string">
            <text:p>409.3</text:p>
          </table:table-cell>
          <table:table-cell office:value-type="string">
            <text:p>22689.3</text:p>
          </table:table-cell>
          <table:table-cell office:value-type="string">
            <text:p>49811.7</text:p>
          </table:table-cell>
          <table:table-cell office:value-type="string">
            <text:p>8094.9</text:p>
          </table:table-cell>
          <table:table-cell office:value-type="string">
            <text:p>3554.9</text:p>
          </table:table-cell>
          <table:table-cell office:value-type="string">
            <text:p>5206.4</text:p>
          </table:table-cell>
          <table:table-cell office:value-type="string">
            <text:p>2202.5</text:p>
          </table:table-cell>
          <table:table-cell office:value-type="string">
            <text:p>3586.5</text:p>
          </table:table-cell>
          <table:table-cell office:value-type="string">
            <text:p>1702.5</text:p>
          </table:table-cell>
          <table:table-cell office:value-type="string">
            <text:p>410.1</text:p>
          </table:table-cell>
          <table:table-cell office:value-type="string">
            <text:p>4015.4</text:p>
          </table:table-cell>
          <table:table-cell office:value-type="string">
            <text:p>24.2</text:p>
          </table:table-cell>
          <table:table-cell office:value-type="string">
            <text:p>380.7</text:p>
          </table:table-cell>
          <table:table-cell office:value-type="string">
            <text:p>0.0</text:p>
          </table:table-cell>
          <table:table-cell office:value-type="string">
            <text:p>1338.7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95.6</text:p>
          </table:table-cell>
          <table:table-cell office:value-type="string">
            <text:p>714.8</text:p>
          </table:table-cell>
          <table:table-cell office:value-type="string">
            <text:p>714.8</text:p>
          </table:table-cell>
          <table:table-cell office:value-type="string">
            <text:p>905.6</text:p>
          </table:table-cell>
          <table:table-cell office:value-type="string">
            <text:p>979.7</text:p>
          </table:table-cell>
          <table:table-cell office:value-type="string">
            <text:p>1273.9</text:p>
          </table:table-cell>
          <table:table-cell office:value-type="string">
            <text:p>1224275.0</text:p>
          </table:table-cell>
          <table:table-cell office:value-type="string">
            <text:p>1209934.0</text:p>
          </table:table-cell>
          <table:table-cell office:value-type="string">
            <text:p>1209335.305441</text:p>
          </table:table-cell>
          <table:table-cell office:value-type="string">
            <text:p>11521.0</text:p>
          </table:table-cell>
          <table:table-cell office:value-type="string">
            <text:p>254210.815829</text:p>
          </table:table-cell>
          <table:table-cell office:value-type="string">
            <text:p>255155.317133</text:p>
          </table:table-cell>
          <table:table-cell office:value-type="string">
            <text:p>509366.132962</text:p>
          </table:table-cell>
          <table:table-cell office:value-type="string">
            <text:p>244495.583811</text:p>
          </table:table-cell>
          <table:table-cell office:value-type="string">
            <text:p>243453.588667</text:p>
          </table:table-cell>
          <table:table-cell office:value-type="string">
            <text:p>487949.172479</text:p>
          </table:table-cell>
          <table:table-cell office:value-type="string">
            <text:p>58618.0</text:p>
          </table:table-cell>
          <table:table-cell office:value-type="string">
            <text:p>676636.132962</text:p>
          </table:table-cell>
          <table:table-cell office:value-type="string">
            <text:p>1072692.305441</text:p>
          </table:table-cell>
          <table:table-cell office:value-type="string">
            <text:p>1061171.305441</text:p>
          </table:table-cell>
          <table:table-cell office:value-type="string">
            <text:p>1056442.0</text:p>
          </table:table-cell>
          <table:table-cell office:value-type="string">
            <text:p>1760511.0</text:p>
          </table:table-cell>
          <table:table-cell office:value-type="string">
            <text:p>0.721297</text:p>
          </table:table-cell>
          <table:table-cell office:value-type="string">
            <text:p>1.037227</text:p>
          </table:table-cell>
          <table:table-cell office:value-type="string">
            <text:p>80</text:p>
          </table:table-cell>
          <table:table-cell office:value-type="string">
            <text:p>117</text:p>
          </table:table-cell>
          <table:table-cell office:value-type="string">
            <text:p>197</text:p>
          </table:table-cell>
          <table:table-cell office:value-type="string">
            <text:p>1697324.985394</text:p>
          </table:table-cell>
        </table:table-row>
        <table:table-row>
          <table:table-cell office:value-type="string">
            <text:p>c28</text:p>
          </table:table-cell>
          <table:table-cell office:value-type="string">
            <text:p>9388.7</text:p>
          </table:table-cell>
          <table:table-cell office:value-type="string">
            <text:p>425.2</text:p>
          </table:table-cell>
          <table:table-cell office:value-type="string">
            <text:p>21195.2</text:p>
          </table:table-cell>
          <table:table-cell office:value-type="string">
            <text:p>68807.2</text:p>
          </table:table-cell>
          <table:table-cell office:value-type="string">
            <text:p>8994.1</text:p>
          </table:table-cell>
          <table:table-cell office:value-type="string">
            <text:p>4699.2</text:p>
          </table:table-cell>
          <table:table-cell office:value-type="string">
            <text:p>5971.3</text:p>
          </table:table-cell>
          <table:table-cell office:value-type="string">
            <text:p>2594.9</text:p>
          </table:table-cell>
          <table:table-cell office:value-type="string">
            <text:p>1188.1</text:p>
          </table:table-cell>
          <table:table-cell office:value-type="string">
            <text:p>2536.4</text:p>
          </table:table-cell>
          <table:table-cell office:value-type="string">
            <text:p>26565.7</text:p>
          </table:table-cell>
          <table:table-cell office:value-type="string">
            <text:p>4355.7</text:p>
          </table:table-cell>
          <table:table-cell office:value-type="string">
            <text:p>1883.5</text:p>
          </table:table-cell>
          <table:table-cell office:value-type="string">
            <text:p>1210.7</text:p>
          </table:table-cell>
          <table:table-cell office:value-type="string">
            <text:p>388.4</text:p>
          </table:table-cell>
          <table:table-cell office:value-type="string">
            <text:p>4933.5</text:p>
          </table:table-cell>
          <table:table-cell office:value-type="string">
            <text:p>13.8</text:p>
          </table:table-cell>
          <table:table-cell office:value-type="string">
            <text:p>463.6</text:p>
          </table:table-cell>
          <table:table-cell office:value-type="string">
            <text:p>7199.6</text:p>
          </table:table-cell>
          <table:table-cell office:value-type="string">
            <text:p>362.8</text:p>
          </table:table-cell>
          <table:table-cell office:value-type="string">
            <text:p>22100.7</text:p>
          </table:table-cell>
          <table:table-cell office:value-type="string">
            <text:p>64905.8</text:p>
          </table:table-cell>
          <table:table-cell office:value-type="string">
            <text:p>8764.2</text:p>
          </table:table-cell>
          <table:table-cell office:value-type="string">
            <text:p>4349.1</text:p>
          </table:table-cell>
          <table:table-cell office:value-type="string">
            <text:p>5362.6</text:p>
          </table:table-cell>
          <table:table-cell office:value-type="string">
            <text:p>2434.2</text:p>
          </table:table-cell>
          <table:table-cell office:value-type="string">
            <text:p>4294.5</text:p>
          </table:table-cell>
          <table:table-cell office:value-type="string">
            <text:p>1809.8</text:p>
          </table:table-cell>
          <table:table-cell office:value-type="string">
            <text:p>530.0</text:p>
          </table:table-cell>
          <table:table-cell office:value-type="string">
            <text:p>4442.7</text:p>
          </table:table-cell>
          <table:table-cell office:value-type="string">
            <text:p>19.0</text:p>
          </table:table-cell>
          <table:table-cell office:value-type="string">
            <text:p>427.0</text:p>
          </table:table-cell>
          <table:table-cell office:value-type="string">
            <text:p>0.0</text:p>
          </table:table-cell>
          <table:table-cell office:value-type="string">
            <text:p>952.6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83.0</text:p>
          </table:table-cell>
          <table:table-cell office:value-type="string">
            <text:p>944.5</text:p>
          </table:table-cell>
          <table:table-cell office:value-type="string">
            <text:p>944.5</text:p>
          </table:table-cell>
          <table:table-cell office:value-type="string">
            <text:p>776.5</text:p>
          </table:table-cell>
          <table:table-cell office:value-type="string">
            <text:p>949.7</text:p>
          </table:table-cell>
          <table:table-cell office:value-type="string">
            <text:p>1191.1</text:p>
          </table:table-cell>
          <table:table-cell office:value-type="string">
            <text:p>1306153.0</text:p>
          </table:table-cell>
          <table:table-cell office:value-type="string">
            <text:p>1283985.0</text:p>
          </table:table-cell>
          <table:table-cell office:value-type="string">
            <text:p>1283148.915061</text:p>
          </table:table-cell>
          <table:table-cell office:value-type="string">
            <text:p>17464.0</text:p>
          </table:table-cell>
          <table:table-cell office:value-type="string">
            <text:p>250446.955346</text:p>
          </table:table-cell>
          <table:table-cell office:value-type="string">
            <text:p>257389.162198</text:p>
          </table:table-cell>
          <table:table-cell office:value-type="string">
            <text:p>507836.117544</text:p>
          </table:table-cell>
          <table:table-cell office:value-type="string">
            <text:p>261076.724544</text:p>
          </table:table-cell>
          <table:table-cell office:value-type="string">
            <text:p>268264.072973</text:p>
          </table:table-cell>
          <table:table-cell office:value-type="string">
            <text:p>529340.797517</text:p>
          </table:table-cell>
          <table:table-cell office:value-type="string">
            <text:p>67016.0</text:p>
          </table:table-cell>
          <table:table-cell office:value-type="string">
            <text:p>710712.117544</text:p>
          </table:table-cell>
          <table:table-cell office:value-type="string">
            <text:p>1125846.915061</text:p>
          </table:table-cell>
          <table:table-cell office:value-type="string">
            <text:p>1108382.915061</text:p>
          </table:table-cell>
          <table:table-cell office:value-type="string">
            <text:p>1104939.0</text:p>
          </table:table-cell>
          <table:table-cell office:value-type="string">
            <text:p>1911773.0</text:p>
          </table:table-cell>
          <table:table-cell office:value-type="string">
            <text:p>0.718703</text:p>
          </table:table-cell>
          <table:table-cell office:value-type="string">
            <text:p>1.051941</text:p>
          </table:table-cell>
          <table:table-cell office:value-type="string">
            <text:p>96</text:p>
          </table:table-cell>
          <table:table-cell office:value-type="string">
            <text:p>93</text:p>
          </table:table-cell>
          <table:table-cell office:value-type="string">
            <text:p>189</text:p>
          </table:table-cell>
          <table:table-cell office:value-type="string">
            <text:p>1817376.390935</text:p>
          </table:table-cell>
        </table:table-row>
        <table:table-row>
          <table:table-cell office:value-type="string">
            <text:p>c29</text:p>
          </table:table-cell>
          <table:table-cell office:value-type="string">
            <text:p>11666.7</text:p>
          </table:table-cell>
          <table:table-cell office:value-type="string">
            <text:p>407.5</text:p>
          </table:table-cell>
          <table:table-cell office:value-type="string">
            <text:p>13485.4</text:p>
          </table:table-cell>
          <table:table-cell office:value-type="string">
            <text:p>56079.6</text:p>
          </table:table-cell>
          <table:table-cell office:value-type="string">
            <text:p>8526.6</text:p>
          </table:table-cell>
          <table:table-cell office:value-type="string">
            <text:p>3577.0</text:p>
          </table:table-cell>
          <table:table-cell office:value-type="string">
            <text:p>4820.3</text:p>
          </table:table-cell>
          <table:table-cell office:value-type="string">
            <text:p>2305.2</text:p>
          </table:table-cell>
          <table:table-cell office:value-type="string">
            <text:p>1147.3</text:p>
          </table:table-cell>
          <table:table-cell office:value-type="string">
            <text:p>1439.6</text:p>
          </table:table-cell>
          <table:table-cell office:value-type="string">
            <text:p>22523.7</text:p>
          </table:table-cell>
          <table:table-cell office:value-type="string">
            <text:p>4174.0</text:p>
          </table:table-cell>
          <table:table-cell office:value-type="string">
            <text:p>1678.3</text:p>
          </table:table-cell>
          <table:table-cell office:value-type="string">
            <text:p>1055.4</text:p>
          </table:table-cell>
          <table:table-cell office:value-type="string">
            <text:p>256.5</text:p>
          </table:table-cell>
          <table:table-cell office:value-type="string">
            <text:p>3965.1</text:p>
          </table:table-cell>
          <table:table-cell office:value-type="string">
            <text:p>25.1</text:p>
          </table:table-cell>
          <table:table-cell office:value-type="string">
            <text:p>443.1</text:p>
          </table:table-cell>
          <table:table-cell office:value-type="string">
            <text:p>11360.4</text:p>
          </table:table-cell>
          <table:table-cell office:value-type="string">
            <text:p>406.1</text:p>
          </table:table-cell>
          <table:table-cell office:value-type="string">
            <text:p>13976.2</text:p>
          </table:table-cell>
          <table:table-cell office:value-type="string">
            <text:p>59614.8</text:p>
          </table:table-cell>
          <table:table-cell office:value-type="string">
            <text:p>8479.5</text:p>
          </table:table-cell>
          <table:table-cell office:value-type="string">
            <text:p>4027.9</text:p>
          </table:table-cell>
          <table:table-cell office:value-type="string">
            <text:p>4774.2</text:p>
          </table:table-cell>
          <table:table-cell office:value-type="string">
            <text:p>2429.8</text:p>
          </table:table-cell>
          <table:table-cell office:value-type="string">
            <text:p>4631.6</text:p>
          </table:table-cell>
          <table:table-cell office:value-type="string">
            <text:p>1995.3</text:p>
          </table:table-cell>
          <table:table-cell office:value-type="string">
            <text:p>349.4</text:p>
          </table:table-cell>
          <table:table-cell office:value-type="string">
            <text:p>3939.3</text:p>
          </table:table-cell>
          <table:table-cell office:value-type="string">
            <text:p>14.2</text:p>
          </table:table-cell>
          <table:table-cell office:value-type="string">
            <text:p>544.3</text:p>
          </table:table-cell>
          <table:table-cell office:value-type="string">
            <text:p>0.0</text:p>
          </table:table-cell>
          <table:table-cell office:value-type="string">
            <text:p>840.7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77.5</text:p>
          </table:table-cell>
          <table:table-cell office:value-type="string">
            <text:p>515.3</text:p>
          </table:table-cell>
          <table:table-cell office:value-type="string">
            <text:p>515.3</text:p>
          </table:table-cell>
          <table:table-cell office:value-type="string">
            <text:p>595.2</text:p>
          </table:table-cell>
          <table:table-cell office:value-type="string">
            <text:p>488.5</text:p>
          </table:table-cell>
          <table:table-cell office:value-type="string">
            <text:p>975.8</text:p>
          </table:table-cell>
          <table:table-cell office:value-type="string">
            <text:p>1139487.0</text:p>
          </table:table-cell>
          <table:table-cell office:value-type="string">
            <text:p>1111716.0</text:p>
          </table:table-cell>
          <table:table-cell office:value-type="string">
            <text:p>1110837.068609</text:p>
          </table:table-cell>
          <table:table-cell office:value-type="string">
            <text:p>24222.0</text:p>
          </table:table-cell>
          <table:table-cell office:value-type="string">
            <text:p>222124.323915</text:p>
          </table:table-cell>
          <table:table-cell office:value-type="string">
            <text:p>223187.163683</text:p>
          </table:table-cell>
          <table:table-cell office:value-type="string">
            <text:p>445311.487599</text:p>
          </table:table-cell>
          <table:table-cell office:value-type="string">
            <text:p>230384.517126</text:p>
          </table:table-cell>
          <table:table-cell office:value-type="string">
            <text:p>230381.063884</text:p>
          </table:table-cell>
          <table:table-cell office:value-type="string">
            <text:p>460765.58101</text:p>
          </table:table-cell>
          <table:table-cell office:value-type="string">
            <text:p>61064.0</text:p>
          </table:table-cell>
          <table:table-cell office:value-type="string">
            <text:p>623088.487599</text:p>
          </table:table-cell>
          <table:table-cell office:value-type="string">
            <text:p>994092.068609</text:p>
          </table:table-cell>
          <table:table-cell office:value-type="string">
            <text:p>969870.068609</text:p>
          </table:table-cell>
          <table:table-cell office:value-type="string">
            <text:p>967864.0</text:p>
          </table:table-cell>
          <table:table-cell office:value-type="string">
            <text:p>1760425.0</text:p>
          </table:table-cell>
          <table:table-cell office:value-type="string">
            <text:p>0.809422</text:p>
          </table:table-cell>
          <table:table-cell office:value-type="string">
            <text:p>1.250499</text:p>
          </table:table-cell>
          <table:table-cell office:value-type="string">
            <text:p>72</text:p>
          </table:table-cell>
          <table:table-cell office:value-type="string">
            <text:p>67</text:p>
          </table:table-cell>
          <table:table-cell office:value-type="string">
            <text:p>139</text:p>
          </table:table-cell>
          <table:table-cell office:value-type="string">
            <text:p>1407778.197861</text:p>
          </table:table-cell>
        </table:table-row>
        <table:table-row>
          <table:table-cell office:value-type="string">
            <text:p>c30</text:p>
          </table:table-cell>
          <table:table-cell office:value-type="string">
            <text:p>8056.0</text:p>
          </table:table-cell>
          <table:table-cell office:value-type="string">
            <text:p>624.9</text:p>
          </table:table-cell>
          <table:table-cell office:value-type="string">
            <text:p>21394.6</text:p>
          </table:table-cell>
          <table:table-cell office:value-type="string">
            <text:p>58257.3</text:p>
          </table:table-cell>
          <table:table-cell office:value-type="string">
            <text:p>8406.7</text:p>
          </table:table-cell>
          <table:table-cell office:value-type="string">
            <text:p>4338.8</text:p>
          </table:table-cell>
          <table:table-cell office:value-type="string">
            <text:p>6237.2</text:p>
          </table:table-cell>
          <table:table-cell office:value-type="string">
            <text:p>2519.8</text:p>
          </table:table-cell>
          <table:table-cell office:value-type="string">
            <text:p>1470.1</text:p>
          </table:table-cell>
          <table:table-cell office:value-type="string">
            <text:p>2051.9</text:p>
          </table:table-cell>
          <table:table-cell office:value-type="string">
            <text:p>23341.7</text:p>
          </table:table-cell>
          <table:table-cell office:value-type="string">
            <text:p>4899.3</text:p>
          </table:table-cell>
          <table:table-cell office:value-type="string">
            <text:p>1889.3</text:p>
          </table:table-cell>
          <table:table-cell office:value-type="string">
            <text:p>1268.4</text:p>
          </table:table-cell>
          <table:table-cell office:value-type="string">
            <text:p>383.3</text:p>
          </table:table-cell>
          <table:table-cell office:value-type="string">
            <text:p>4923.5</text:p>
          </table:table-cell>
          <table:table-cell office:value-type="string">
            <text:p>3.0</text:p>
          </table:table-cell>
          <table:table-cell office:value-type="string">
            <text:p>387.8</text:p>
          </table:table-cell>
          <table:table-cell office:value-type="string">
            <text:p>7082.7</text:p>
          </table:table-cell>
          <table:table-cell office:value-type="string">
            <text:p>257.5</text:p>
          </table:table-cell>
          <table:table-cell office:value-type="string">
            <text:p>22030.1</text:p>
          </table:table-cell>
          <table:table-cell office:value-type="string">
            <text:p>60145.0</text:p>
          </table:table-cell>
          <table:table-cell office:value-type="string">
            <text:p>8800.1</text:p>
          </table:table-cell>
          <table:table-cell office:value-type="string">
            <text:p>4148.7</text:p>
          </table:table-cell>
          <table:table-cell office:value-type="string">
            <text:p>6047.6</text:p>
          </table:table-cell>
          <table:table-cell office:value-type="string">
            <text:p>2592.4</text:p>
          </table:table-cell>
          <table:table-cell office:value-type="string">
            <text:p>4411.3</text:p>
          </table:table-cell>
          <table:table-cell office:value-type="string">
            <text:p>1865.3</text:p>
          </table:table-cell>
          <table:table-cell office:value-type="string">
            <text:p>428.2</text:p>
          </table:table-cell>
          <table:table-cell office:value-type="string">
            <text:p>4344.8</text:p>
          </table:table-cell>
          <table:table-cell office:value-type="string">
            <text:p>4.8</text:p>
          </table:table-cell>
          <table:table-cell office:value-type="string">
            <text:p>419.2</text:p>
          </table:table-cell>
          <table:table-cell office:value-type="string">
            <text:p>0.0</text:p>
          </table:table-cell>
          <table:table-cell office:value-type="string">
            <text:p>795.2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70.2</text:p>
          </table:table-cell>
          <table:table-cell office:value-type="string">
            <text:p>555.1</text:p>
          </table:table-cell>
          <table:table-cell office:value-type="string">
            <text:p>555.1</text:p>
          </table:table-cell>
          <table:table-cell office:value-type="string">
            <text:p>568.9</text:p>
          </table:table-cell>
          <table:table-cell office:value-type="string">
            <text:p>576.2</text:p>
          </table:table-cell>
          <table:table-cell office:value-type="string">
            <text:p>1006.1</text:p>
          </table:table-cell>
          <table:table-cell office:value-type="string">
            <text:p>1241259.0</text:p>
          </table:table-cell>
          <table:table-cell office:value-type="string">
            <text:p>1220582.0</text:p>
          </table:table-cell>
          <table:table-cell office:value-type="string">
            <text:p>1220428.484432</text:p>
          </table:table-cell>
          <table:table-cell office:value-type="string">
            <text:p>16037.0</text:p>
          </table:table-cell>
          <table:table-cell office:value-type="string">
            <text:p>241085.891082</text:p>
          </table:table-cell>
          <table:table-cell office:value-type="string">
            <text:p>244551.906325</text:p>
          </table:table-cell>
          <table:table-cell office:value-type="string">
            <text:p>485637.797407</text:p>
          </table:table-cell>
          <table:table-cell office:value-type="string">
            <text:p>250372.964336</text:p>
          </table:table-cell>
          <table:table-cell office:value-type="string">
            <text:p>253993.722689</text:p>
          </table:table-cell>
          <table:table-cell office:value-type="string">
            <text:p>504366.687025</text:p>
          </table:table-cell>
          <table:table-cell office:value-type="string">
            <text:p>66958.0</text:p>
          </table:table-cell>
          <table:table-cell office:value-type="string">
            <text:p>672876.797407</text:p>
          </table:table-cell>
          <table:table-cell office:value-type="string">
            <text:p>1076456.484432</text:p>
          </table:table-cell>
          <table:table-cell office:value-type="string">
            <text:p>1060419.484432</text:p>
          </table:table-cell>
          <table:table-cell office:value-type="string">
            <text:p>1056925.0</text:p>
          </table:table-cell>
          <table:table-cell office:value-type="string">
            <text:p>1823625.0</text:p>
          </table:table-cell>
          <table:table-cell office:value-type="string">
            <text:p>0.717338</text:p>
          </table:table-cell>
          <table:table-cell office:value-type="string">
            <text:p>1.053894</text:p>
          </table:table-cell>
          <table:table-cell office:value-type="string">
            <text:p>97</text:p>
          </table:table-cell>
          <table:table-cell office:value-type="string">
            <text:p>116</text:p>
          </table:table-cell>
          <table:table-cell office:value-type="string">
            <text:p>213</text:p>
          </table:table-cell>
          <table:table-cell office:value-type="string">
            <text:p>1730368.66618</text:p>
          </table:table-cell>
        </table:table-row>
        <table:table-row>
          <table:table-cell office:value-type="string">
            <text:p>c31</text:p>
          </table:table-cell>
          <table:table-cell office:value-type="string">
            <text:p>7407.8</text:p>
          </table:table-cell>
          <table:table-cell office:value-type="string">
            <text:p>286.7</text:p>
          </table:table-cell>
          <table:table-cell office:value-type="string">
            <text:p>15497.5</text:p>
          </table:table-cell>
          <table:table-cell office:value-type="string">
            <text:p>59282.8</text:p>
          </table:table-cell>
          <table:table-cell office:value-type="string">
            <text:p>7357.2</text:p>
          </table:table-cell>
          <table:table-cell office:value-type="string">
            <text:p>3081.2</text:p>
          </table:table-cell>
          <table:table-cell office:value-type="string">
            <text:p>4926.2</text:p>
          </table:table-cell>
          <table:table-cell office:value-type="string">
            <text:p>2231.9</text:p>
          </table:table-cell>
          <table:table-cell office:value-type="string">
            <text:p>1378.3</text:p>
          </table:table-cell>
          <table:table-cell office:value-type="string">
            <text:p>2660.7</text:p>
          </table:table-cell>
          <table:table-cell office:value-type="string">
            <text:p>22795.8</text:p>
          </table:table-cell>
          <table:table-cell office:value-type="string">
            <text:p>3654.5</text:p>
          </table:table-cell>
          <table:table-cell office:value-type="string">
            <text:p>1704.6</text:p>
          </table:table-cell>
          <table:table-cell office:value-type="string">
            <text:p>1292.4</text:p>
          </table:table-cell>
          <table:table-cell office:value-type="string">
            <text:p>247.3</text:p>
          </table:table-cell>
          <table:table-cell office:value-type="string">
            <text:p>4051.9</text:p>
          </table:table-cell>
          <table:table-cell office:value-type="string">
            <text:p>30.5</text:p>
          </table:table-cell>
          <table:table-cell office:value-type="string">
            <text:p>547.6</text:p>
          </table:table-cell>
          <table:table-cell office:value-type="string">
            <text:p>6783.6</text:p>
          </table:table-cell>
          <table:table-cell office:value-type="string">
            <text:p>203.4</text:p>
          </table:table-cell>
          <table:table-cell office:value-type="string">
            <text:p>14655.2</text:p>
          </table:table-cell>
          <table:table-cell office:value-type="string">
            <text:p>58281.2</text:p>
          </table:table-cell>
          <table:table-cell office:value-type="string">
            <text:p>7018.8</text:p>
          </table:table-cell>
          <table:table-cell office:value-type="string">
            <text:p>2861.2</text:p>
          </table:table-cell>
          <table:table-cell office:value-type="string">
            <text:p>4936.4</text:p>
          </table:table-cell>
          <table:table-cell office:value-type="string">
            <text:p>2158.1</text:p>
          </table:table-cell>
          <table:table-cell office:value-type="string">
            <text:p>3783.2</text:p>
          </table:table-cell>
          <table:table-cell office:value-type="string">
            <text:p>1706.3</text:p>
          </table:table-cell>
          <table:table-cell office:value-type="string">
            <text:p>385.7</text:p>
          </table:table-cell>
          <table:table-cell office:value-type="string">
            <text:p>4017.4</text:p>
          </table:table-cell>
          <table:table-cell office:value-type="string">
            <text:p>7.0</text:p>
          </table:table-cell>
          <table:table-cell office:value-type="string">
            <text:p>533.7</text:p>
          </table:table-cell>
          <table:table-cell office:value-type="string">
            <text:p>0.0</text:p>
          </table:table-cell>
          <table:table-cell office:value-type="string">
            <text:p>2503.1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84.2</text:p>
          </table:table-cell>
          <table:table-cell office:value-type="string">
            <text:p>803.9</text:p>
          </table:table-cell>
          <table:table-cell office:value-type="string">
            <text:p>803.9</text:p>
          </table:table-cell>
          <table:table-cell office:value-type="string">
            <text:p>909.0</text:p>
          </table:table-cell>
          <table:table-cell office:value-type="string">
            <text:p>917.9</text:p>
          </table:table-cell>
          <table:table-cell office:value-type="string">
            <text:p>1063.1</text:p>
          </table:table-cell>
          <table:table-cell office:value-type="string">
            <text:p>1178527.0</text:p>
          </table:table-cell>
          <table:table-cell office:value-type="string">
            <text:p>1158392.0</text:p>
          </table:table-cell>
          <table:table-cell office:value-type="string">
            <text:p>1159706.720707</text:p>
          </table:table-cell>
          <table:table-cell office:value-type="string">
            <text:p>15004.0</text:p>
          </table:table-cell>
          <table:table-cell office:value-type="string">
            <text:p>205270.944688</text:p>
          </table:table-cell>
          <table:table-cell office:value-type="string">
            <text:p>223689.593731</text:p>
          </table:table-cell>
          <table:table-cell office:value-type="string">
            <text:p>428960.538418</text:p>
          </table:table-cell>
          <table:table-cell office:value-type="string">
            <text:p>272083.482316</text:p>
          </table:table-cell>
          <table:table-cell office:value-type="string">
            <text:p>255519.699973</text:p>
          </table:table-cell>
          <table:table-cell office:value-type="string">
            <text:p>527603.182288</text:p>
          </table:table-cell>
          <table:table-cell office:value-type="string">
            <text:p>55034.0</text:p>
          </table:table-cell>
          <table:table-cell office:value-type="string">
            <text:p>602548.538418</text:p>
          </table:table-cell>
          <table:table-cell office:value-type="string">
            <text:p>1029399.720707</text:p>
          </table:table-cell>
          <table:table-cell office:value-type="string">
            <text:p>1014395.720707</text:p>
          </table:table-cell>
          <table:table-cell office:value-type="string">
            <text:p>1010193.0</text:p>
          </table:table-cell>
          <table:table-cell office:value-type="string">
            <text:p>3934889.0</text:p>
          </table:table-cell>
          <table:table-cell office:value-type="string">
            <text:p>0.865329</text:p>
          </table:table-cell>
          <table:table-cell office:value-type="string">
            <text:p>2.889179</text:p>
          </table:table-cell>
          <table:table-cell office:value-type="string">
            <text:p>192</text:p>
          </table:table-cell>
          <table:table-cell office:value-type="string">
            <text:p>189</text:p>
          </table:table-cell>
          <table:table-cell office:value-type="string">
            <text:p>381</text:p>
          </table:table-cell>
          <table:table-cell office:value-type="string">
            <text:p>1361940.222471</text:p>
          </table:table-cell>
        </table:table-row>
        <table:table-row>
          <table:table-cell office:value-type="string">
            <text:p>c32</text:p>
          </table:table-cell>
          <table:table-cell office:value-type="string">
            <text:p>7268.8</text:p>
          </table:table-cell>
          <table:table-cell office:value-type="string">
            <text:p>233.7</text:p>
          </table:table-cell>
          <table:table-cell office:value-type="string">
            <text:p>21237.8</text:p>
          </table:table-cell>
          <table:table-cell office:value-type="string">
            <text:p>58978.1</text:p>
          </table:table-cell>
          <table:table-cell office:value-type="string">
            <text:p>9049.6</text:p>
          </table:table-cell>
          <table:table-cell office:value-type="string">
            <text:p>4040.0</text:p>
          </table:table-cell>
          <table:table-cell office:value-type="string">
            <text:p>4872.4</text:p>
          </table:table-cell>
          <table:table-cell office:value-type="string">
            <text:p>2817.2</text:p>
          </table:table-cell>
          <table:table-cell office:value-type="string">
            <text:p>906.4</text:p>
          </table:table-cell>
          <table:table-cell office:value-type="string">
            <text:p>1650.4</text:p>
          </table:table-cell>
          <table:table-cell office:value-type="string">
            <text:p>25046.3</text:p>
          </table:table-cell>
          <table:table-cell office:value-type="string">
            <text:p>4161.4</text:p>
          </table:table-cell>
          <table:table-cell office:value-type="string">
            <text:p>1494.1</text:p>
          </table:table-cell>
          <table:table-cell office:value-type="string">
            <text:p>884.4</text:p>
          </table:table-cell>
          <table:table-cell office:value-type="string">
            <text:p>366.1</text:p>
          </table:table-cell>
          <table:table-cell office:value-type="string">
            <text:p>4449.6</text:p>
          </table:table-cell>
          <table:table-cell office:value-type="string">
            <text:p>0.0</text:p>
          </table:table-cell>
          <table:table-cell office:value-type="string">
            <text:p>350.0</text:p>
          </table:table-cell>
          <table:table-cell office:value-type="string">
            <text:p>6263.8</text:p>
          </table:table-cell>
          <table:table-cell office:value-type="string">
            <text:p>232.0</text:p>
          </table:table-cell>
          <table:table-cell office:value-type="string">
            <text:p>21815.3</text:p>
          </table:table-cell>
          <table:table-cell office:value-type="string">
            <text:p>64073.0</text:p>
          </table:table-cell>
          <table:table-cell office:value-type="string">
            <text:p>8940.6</text:p>
          </table:table-cell>
          <table:table-cell office:value-type="string">
            <text:p>3632.4</text:p>
          </table:table-cell>
          <table:table-cell office:value-type="string">
            <text:p>4058.7</text:p>
          </table:table-cell>
          <table:table-cell office:value-type="string">
            <text:p>2726.9</text:p>
          </table:table-cell>
          <table:table-cell office:value-type="string">
            <text:p>4171.3</text:p>
          </table:table-cell>
          <table:table-cell office:value-type="string">
            <text:p>1653.8</text:p>
          </table:table-cell>
          <table:table-cell office:value-type="string">
            <text:p>459.7</text:p>
          </table:table-cell>
          <table:table-cell office:value-type="string">
            <text:p>4416.5</text:p>
          </table:table-cell>
          <table:table-cell office:value-type="string">
            <text:p>6.6</text:p>
          </table:table-cell>
          <table:table-cell office:value-type="string">
            <text:p>341.3</text:p>
          </table:table-cell>
          <table:table-cell office:value-type="string">
            <text:p>0.0</text:p>
          </table:table-cell>
          <table:table-cell office:value-type="string">
            <text:p>1005.8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94.5</text:p>
          </table:table-cell>
          <table:table-cell office:value-type="string">
            <text:p>912.8</text:p>
          </table:table-cell>
          <table:table-cell office:value-type="string">
            <text:p>912.8</text:p>
          </table:table-cell>
          <table:table-cell office:value-type="string">
            <text:p>1104.9</text:p>
          </table:table-cell>
          <table:table-cell office:value-type="string">
            <text:p>1214.8</text:p>
          </table:table-cell>
          <table:table-cell office:value-type="string">
            <text:p>1139.5</text:p>
          </table:table-cell>
          <table:table-cell office:value-type="string">
            <text:p>1311268.0</text:p>
          </table:table-cell>
          <table:table-cell office:value-type="string">
            <text:p>1293977.0</text:p>
          </table:table-cell>
          <table:table-cell office:value-type="string">
            <text:p>1293721.966007</text:p>
          </table:table-cell>
          <table:table-cell office:value-type="string">
            <text:p>13988.0</text:p>
          </table:table-cell>
          <table:table-cell office:value-type="string">
            <text:p>260673.362962</text:p>
          </table:table-cell>
          <table:table-cell office:value-type="string">
            <text:p>257420.277208</text:p>
          </table:table-cell>
          <table:table-cell office:value-type="string">
            <text:p>518093.64017</text:p>
          </table:table-cell>
          <table:table-cell office:value-type="string">
            <text:p>272190.158637</text:p>
          </table:table-cell>
          <table:table-cell office:value-type="string">
            <text:p>273263.167199</text:p>
          </table:table-cell>
          <table:table-cell office:value-type="string">
            <text:p>545453.325837</text:p>
          </table:table-cell>
          <table:table-cell office:value-type="string">
            <text:p>62005.0</text:p>
          </table:table-cell>
          <table:table-cell office:value-type="string">
            <text:p>705378.64017</text:p>
          </table:table-cell>
          <table:table-cell office:value-type="string">
            <text:p>1144102.966007</text:p>
          </table:table-cell>
          <table:table-cell office:value-type="string">
            <text:p>1130114.966007</text:p>
          </table:table-cell>
          <table:table-cell office:value-type="string">
            <text:p>1125691.0</text:p>
          </table:table-cell>
          <table:table-cell office:value-type="string">
            <text:p>1836699.0</text:p>
          </table:table-cell>
          <table:table-cell office:value-type="string">
            <text:p>0.748577</text:p>
          </table:table-cell>
          <table:table-cell office:value-type="string">
            <text:p>1.048535</text:p>
          </table:table-cell>
          <table:table-cell office:value-type="string">
            <text:p>73</text:p>
          </table:table-cell>
          <table:table-cell office:value-type="string">
            <text:p>107</text:p>
          </table:table-cell>
          <table:table-cell office:value-type="string">
            <text:p>180</text:p>
          </table:table-cell>
          <table:table-cell office:value-type="string">
            <text:p>1751680.579489</text:p>
          </table:table-cell>
        </table:table-row>
        <table:table-row>
          <table:table-cell office:value-type="string">
            <text:p>c33</text:p>
          </table:table-cell>
          <table:table-cell office:value-type="string">
            <text:p>5640.2</text:p>
          </table:table-cell>
          <table:table-cell office:value-type="string">
            <text:p>264.0</text:p>
          </table:table-cell>
          <table:table-cell office:value-type="string">
            <text:p>12841.0</text:p>
          </table:table-cell>
          <table:table-cell office:value-type="string">
            <text:p>51242.7</text:p>
          </table:table-cell>
          <table:table-cell office:value-type="string">
            <text:p>7061.3</text:p>
          </table:table-cell>
          <table:table-cell office:value-type="string">
            <text:p>3147.8</text:p>
          </table:table-cell>
          <table:table-cell office:value-type="string">
            <text:p>4562.3</text:p>
          </table:table-cell>
          <table:table-cell office:value-type="string">
            <text:p>1966.2</text:p>
          </table:table-cell>
          <table:table-cell office:value-type="string">
            <text:p>806.4</text:p>
          </table:table-cell>
          <table:table-cell office:value-type="string">
            <text:p>1292.5</text:p>
          </table:table-cell>
          <table:table-cell office:value-type="string">
            <text:p>18302.2</text:p>
          </table:table-cell>
          <table:table-cell office:value-type="string">
            <text:p>3662.4</text:p>
          </table:table-cell>
          <table:table-cell office:value-type="string">
            <text:p>1643.9</text:p>
          </table:table-cell>
          <table:table-cell office:value-type="string">
            <text:p>1036.6</text:p>
          </table:table-cell>
          <table:table-cell office:value-type="string">
            <text:p>240.6</text:p>
          </table:table-cell>
          <table:table-cell office:value-type="string">
            <text:p>3494.4</text:p>
          </table:table-cell>
          <table:table-cell office:value-type="string">
            <text:p>31.3</text:p>
          </table:table-cell>
          <table:table-cell office:value-type="string">
            <text:p>366.7</text:p>
          </table:table-cell>
          <table:table-cell office:value-type="string">
            <text:p>6338.0</text:p>
          </table:table-cell>
          <table:table-cell office:value-type="string">
            <text:p>189.9</text:p>
          </table:table-cell>
          <table:table-cell office:value-type="string">
            <text:p>14569.1</text:p>
          </table:table-cell>
          <table:table-cell office:value-type="string">
            <text:p>51769.0</text:p>
          </table:table-cell>
          <table:table-cell office:value-type="string">
            <text:p>6704.9</text:p>
          </table:table-cell>
          <table:table-cell office:value-type="string">
            <text:p>3541.3</text:p>
          </table:table-cell>
          <table:table-cell office:value-type="string">
            <text:p>4699.1</text:p>
          </table:table-cell>
          <table:table-cell office:value-type="string">
            <text:p>1857.2</text:p>
          </table:table-cell>
          <table:table-cell office:value-type="string">
            <text:p>3428.5</text:p>
          </table:table-cell>
          <table:table-cell office:value-type="string">
            <text:p>1797.6</text:p>
          </table:table-cell>
          <table:table-cell office:value-type="string">
            <text:p>413.4</text:p>
          </table:table-cell>
          <table:table-cell office:value-type="string">
            <text:p>3277.6</text:p>
          </table:table-cell>
          <table:table-cell office:value-type="string">
            <text:p>22.9</text:p>
          </table:table-cell>
          <table:table-cell office:value-type="string">
            <text:p>450.8</text:p>
          </table:table-cell>
          <table:table-cell office:value-type="string">
            <text:p>0.0</text:p>
          </table:table-cell>
          <table:table-cell office:value-type="string">
            <text:p>542.4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63.2</text:p>
          </table:table-cell>
          <table:table-cell office:value-type="string">
            <text:p>514.1</text:p>
          </table:table-cell>
          <table:table-cell office:value-type="string">
            <text:p>514.1</text:p>
          </table:table-cell>
          <table:table-cell office:value-type="string">
            <text:p>1028.3</text:p>
          </table:table-cell>
          <table:table-cell office:value-type="string">
            <text:p>1118.9</text:p>
          </table:table-cell>
          <table:table-cell office:value-type="string">
            <text:p>891.3</text:p>
          </table:table-cell>
          <table:table-cell office:value-type="string">
            <text:p>1085529.0</text:p>
          </table:table-cell>
          <table:table-cell office:value-type="string">
            <text:p>1069868.0</text:p>
          </table:table-cell>
          <table:table-cell office:value-type="string">
            <text:p>1069052.335564</text:p>
          </table:table-cell>
          <table:table-cell office:value-type="string">
            <text:p>12659.0</text:p>
          </table:table-cell>
          <table:table-cell office:value-type="string">
            <text:p>228803.375482</text:p>
          </table:table-cell>
          <table:table-cell office:value-type="string">
            <text:p>234057.221356</text:p>
          </table:table-cell>
          <table:table-cell office:value-type="string">
            <text:p>462860.596838</text:p>
          </table:table-cell>
          <table:table-cell office:value-type="string">
            <text:p>209238.386704</text:p>
          </table:table-cell>
          <table:table-cell office:value-type="string">
            <text:p>212658.352022</text:p>
          </table:table-cell>
          <table:table-cell office:value-type="string">
            <text:p>421896.738726</text:p>
          </table:table-cell>
          <table:table-cell office:value-type="string">
            <text:p>52400.0</text:p>
          </table:table-cell>
          <table:table-cell office:value-type="string">
            <text:p>620098.596838</text:p>
          </table:table-cell>
          <table:table-cell office:value-type="string">
            <text:p>953459.335564</text:p>
          </table:table-cell>
          <table:table-cell office:value-type="string">
            <text:p>940800.335564</text:p>
          </table:table-cell>
          <table:table-cell office:value-type="string">
            <text:p>937825.0</text:p>
          </table:table-cell>
          <table:table-cell office:value-type="string">
            <text:p>1641966.0</text:p>
          </table:table-cell>
          <table:table-cell office:value-type="string">
            <text:p>0.711358</text:p>
          </table:table-cell>
          <table:table-cell office:value-type="string">
            <text:p>1.075997</text:p>
          </table:table-cell>
          <table:table-cell office:value-type="string">
            <text:p>134</text:p>
          </table:table-cell>
          <table:table-cell office:value-type="string">
            <text:p>150</text:p>
          </table:table-cell>
          <table:table-cell office:value-type="string">
            <text:p>284</text:p>
          </table:table-cell>
          <table:table-cell office:value-type="string">
            <text:p>1525995.173825</text:p>
          </table:table-cell>
        </table:table-row>
        <table:table-row>
          <table:table-cell office:value-type="string">
            <text:p>c34</text:p>
          </table:table-cell>
          <table:table-cell office:value-type="string">
            <text:p>4243.7</text:p>
          </table:table-cell>
          <table:table-cell office:value-type="string">
            <text:p>229.2</text:p>
          </table:table-cell>
          <table:table-cell office:value-type="string">
            <text:p>13856.9</text:p>
          </table:table-cell>
          <table:table-cell office:value-type="string">
            <text:p>60287.4</text:p>
          </table:table-cell>
          <table:table-cell office:value-type="string">
            <text:p>8367.6</text:p>
          </table:table-cell>
          <table:table-cell office:value-type="string">
            <text:p>3221.5</text:p>
          </table:table-cell>
          <table:table-cell office:value-type="string">
            <text:p>5402.1</text:p>
          </table:table-cell>
          <table:table-cell office:value-type="string">
            <text:p>2156.1</text:p>
          </table:table-cell>
          <table:table-cell office:value-type="string">
            <text:p>1057.6</text:p>
          </table:table-cell>
          <table:table-cell office:value-type="string">
            <text:p>1375.3</text:p>
          </table:table-cell>
          <table:table-cell office:value-type="string">
            <text:p>20133.4</text:p>
          </table:table-cell>
          <table:table-cell office:value-type="string">
            <text:p>4177.1</text:p>
          </table:table-cell>
          <table:table-cell office:value-type="string">
            <text:p>1784.3</text:p>
          </table:table-cell>
          <table:table-cell office:value-type="string">
            <text:p>1160.8</text:p>
          </table:table-cell>
          <table:table-cell office:value-type="string">
            <text:p>226.8</text:p>
          </table:table-cell>
          <table:table-cell office:value-type="string">
            <text:p>3945.3</text:p>
          </table:table-cell>
          <table:table-cell office:value-type="string">
            <text:p>10.6</text:p>
          </table:table-cell>
          <table:table-cell office:value-type="string">
            <text:p>195.1</text:p>
          </table:table-cell>
          <table:table-cell office:value-type="string">
            <text:p>3496.9</text:p>
          </table:table-cell>
          <table:table-cell office:value-type="string">
            <text:p>136.4</text:p>
          </table:table-cell>
          <table:table-cell office:value-type="string">
            <text:p>13575.3</text:p>
          </table:table-cell>
          <table:table-cell office:value-type="string">
            <text:p>63326.2</text:p>
          </table:table-cell>
          <table:table-cell office:value-type="string">
            <text:p>7713.9</text:p>
          </table:table-cell>
          <table:table-cell office:value-type="string">
            <text:p>3185.1</text:p>
          </table:table-cell>
          <table:table-cell office:value-type="string">
            <text:p>5359.0</text:p>
          </table:table-cell>
          <table:table-cell office:value-type="string">
            <text:p>2135.8</text:p>
          </table:table-cell>
          <table:table-cell office:value-type="string">
            <text:p>4408.3</text:p>
          </table:table-cell>
          <table:table-cell office:value-type="string">
            <text:p>1952.2</text:p>
          </table:table-cell>
          <table:table-cell office:value-type="string">
            <text:p>388.7</text:p>
          </table:table-cell>
          <table:table-cell office:value-type="string">
            <text:p>4056.2</text:p>
          </table:table-cell>
          <table:table-cell office:value-type="string">
            <text:p>21.9</text:p>
          </table:table-cell>
          <table:table-cell office:value-type="string">
            <text:p>324.3</text:p>
          </table:table-cell>
          <table:table-cell office:value-type="string">
            <text:p>0.0</text:p>
          </table:table-cell>
          <table:table-cell office:value-type="string">
            <text:p>871.2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09.1</text:p>
          </table:table-cell>
          <table:table-cell office:value-type="string">
            <text:p>721.5</text:p>
          </table:table-cell>
          <table:table-cell office:value-type="string">
            <text:p>721.5</text:p>
          </table:table-cell>
          <table:table-cell office:value-type="string">
            <text:p>989.8</text:p>
          </table:table-cell>
          <table:table-cell office:value-type="string">
            <text:p>910.6</text:p>
          </table:table-cell>
          <table:table-cell office:value-type="string">
            <text:p>806.3</text:p>
          </table:table-cell>
          <table:table-cell office:value-type="string">
            <text:p>1165189.0</text:p>
          </table:table-cell>
          <table:table-cell office:value-type="string">
            <text:p>1153682.0</text:p>
          </table:table-cell>
          <table:table-cell office:value-type="string">
            <text:p>1151963.348551</text:p>
          </table:table-cell>
          <table:table-cell office:value-type="string">
            <text:p>8051.0</text:p>
          </table:table-cell>
          <table:table-cell office:value-type="string">
            <text:p>252305.779081</text:p>
          </table:table-cell>
          <table:table-cell office:value-type="string">
            <text:p>255418.697509</text:p>
          </table:table-cell>
          <table:table-cell office:value-type="string">
            <text:p>507724.47659</text:p>
          </table:table-cell>
          <table:table-cell office:value-type="string">
            <text:p>212307.213471</text:p>
          </table:table-cell>
          <table:table-cell office:value-type="string">
            <text:p>220173.65849</text:p>
          </table:table-cell>
          <table:table-cell office:value-type="string">
            <text:p>432480.871961</text:p>
          </table:table-cell>
          <table:table-cell office:value-type="string">
            <text:p>59396.0</text:p>
          </table:table-cell>
          <table:table-cell office:value-type="string">
            <text:p>692333.47659</text:p>
          </table:table-cell>
          <table:table-cell office:value-type="string">
            <text:p>1012804.348551</text:p>
          </table:table-cell>
          <table:table-cell office:value-type="string">
            <text:p>1004753.348551</text:p>
          </table:table-cell>
          <table:table-cell office:value-type="string">
            <text:p>1001213.0</text:p>
          </table:table-cell>
          <table:table-cell office:value-type="string">
            <text:p>1717386.0</text:p>
          </table:table-cell>
          <table:table-cell office:value-type="string">
            <text:p>0.701716</text:p>
          </table:table-cell>
          <table:table-cell office:value-type="string">
            <text:p>1.034267</text:p>
          </table:table-cell>
          <table:table-cell office:value-type="string">
            <text:p>105</text:p>
          </table:table-cell>
          <table:table-cell office:value-type="string">
            <text:p>138</text:p>
          </table:table-cell>
          <table:table-cell office:value-type="string">
            <text:p>243</text:p>
          </table:table-cell>
          <table:table-cell office:value-type="string">
            <text:p>1660485.538733</text:p>
          </table:table-cell>
        </table:table-row>
        <table:table-row>
          <table:table-cell office:value-type="string">
            <text:p>c35</text:p>
          </table:table-cell>
          <table:table-cell office:value-type="string">
            <text:p>7858.8</text:p>
          </table:table-cell>
          <table:table-cell office:value-type="string">
            <text:p>359.1</text:p>
          </table:table-cell>
          <table:table-cell office:value-type="string">
            <text:p>20171.5</text:p>
          </table:table-cell>
          <table:table-cell office:value-type="string">
            <text:p>60107.5</text:p>
          </table:table-cell>
          <table:table-cell office:value-type="string">
            <text:p>8719.7</text:p>
          </table:table-cell>
          <table:table-cell office:value-type="string">
            <text:p>2974.4</text:p>
          </table:table-cell>
          <table:table-cell office:value-type="string">
            <text:p>5174.5</text:p>
          </table:table-cell>
          <table:table-cell office:value-type="string">
            <text:p>2385.4</text:p>
          </table:table-cell>
          <table:table-cell office:value-type="string">
            <text:p>1359.4</text:p>
          </table:table-cell>
          <table:table-cell office:value-type="string">
            <text:p>2323.9</text:p>
          </table:table-cell>
          <table:table-cell office:value-type="string">
            <text:p>25774.5</text:p>
          </table:table-cell>
          <table:table-cell office:value-type="string">
            <text:p>4487.1</text:p>
          </table:table-cell>
          <table:table-cell office:value-type="string">
            <text:p>1772.4</text:p>
          </table:table-cell>
          <table:table-cell office:value-type="string">
            <text:p>1276.6</text:p>
          </table:table-cell>
          <table:table-cell office:value-type="string">
            <text:p>382.1</text:p>
          </table:table-cell>
          <table:table-cell office:value-type="string">
            <text:p>4436.5</text:p>
          </table:table-cell>
          <table:table-cell office:value-type="string">
            <text:p>14.7</text:p>
          </table:table-cell>
          <table:table-cell office:value-type="string">
            <text:p>359.1</text:p>
          </table:table-cell>
          <table:table-cell office:value-type="string">
            <text:p>7483.9</text:p>
          </table:table-cell>
          <table:table-cell office:value-type="string">
            <text:p>511.2</text:p>
          </table:table-cell>
          <table:table-cell office:value-type="string">
            <text:p>18731.4</text:p>
          </table:table-cell>
          <table:table-cell office:value-type="string">
            <text:p>64332.9</text:p>
          </table:table-cell>
          <table:table-cell office:value-type="string">
            <text:p>7833.2</text:p>
          </table:table-cell>
          <table:table-cell office:value-type="string">
            <text:p>3163.4</text:p>
          </table:table-cell>
          <table:table-cell office:value-type="string">
            <text:p>5316.6</text:p>
          </table:table-cell>
          <table:table-cell office:value-type="string">
            <text:p>2448.1</text:p>
          </table:table-cell>
          <table:table-cell office:value-type="string">
            <text:p>4796.2</text:p>
          </table:table-cell>
          <table:table-cell office:value-type="string">
            <text:p>2085.4</text:p>
          </table:table-cell>
          <table:table-cell office:value-type="string">
            <text:p>444.3</text:p>
          </table:table-cell>
          <table:table-cell office:value-type="string">
            <text:p>4643.9</text:p>
          </table:table-cell>
          <table:table-cell office:value-type="string">
            <text:p>13.9</text:p>
          </table:table-cell>
          <table:table-cell office:value-type="string">
            <text:p>416.0</text:p>
          </table:table-cell>
          <table:table-cell office:value-type="string">
            <text:p>0.0</text:p>
          </table:table-cell>
          <table:table-cell office:value-type="string">
            <text:p>1417.6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41.8</text:p>
          </table:table-cell>
          <table:table-cell office:value-type="string">
            <text:p>862.5</text:p>
          </table:table-cell>
          <table:table-cell office:value-type="string">
            <text:p>862.5</text:p>
          </table:table-cell>
          <table:table-cell office:value-type="string">
            <text:p>1111.2</text:p>
          </table:table-cell>
          <table:table-cell office:value-type="string">
            <text:p>1096.4</text:p>
          </table:table-cell>
          <table:table-cell office:value-type="string">
            <text:p>920.6</text:p>
          </table:table-cell>
          <table:table-cell office:value-type="string">
            <text:p>1325366.0</text:p>
          </table:table-cell>
          <table:table-cell office:value-type="string">
            <text:p>1304368.0</text:p>
          </table:table-cell>
          <table:table-cell office:value-type="string">
            <text:p>1304427.765422</text:p>
          </table:table-cell>
          <table:table-cell office:value-type="string">
            <text:p>16182.0</text:p>
          </table:table-cell>
          <table:table-cell office:value-type="string">
            <text:p>264147.58709</text:p>
          </table:table-cell>
          <table:table-cell office:value-type="string">
            <text:p>268986.138212</text:p>
          </table:table-cell>
          <table:table-cell office:value-type="string">
            <text:p>533133.725302</text:p>
          </table:table-cell>
          <table:table-cell office:value-type="string">
            <text:p>271810.330283</text:p>
          </table:table-cell>
          <table:table-cell office:value-type="string">
            <text:p>273220.709836</text:p>
          </table:table-cell>
          <table:table-cell office:value-type="string">
            <text:p>545031.040119</text:p>
          </table:table-cell>
          <table:table-cell office:value-type="string">
            <text:p>62528.0</text:p>
          </table:table-cell>
          <table:table-cell office:value-type="string">
            <text:p>721275.725302</text:p>
          </table:table-cell>
          <table:table-cell office:value-type="string">
            <text:p>1159868.765422</text:p>
          </table:table-cell>
          <table:table-cell office:value-type="string">
            <text:p>1143686.765422</text:p>
          </table:table-cell>
          <table:table-cell office:value-type="string">
            <text:p>1140598.0</text:p>
          </table:table-cell>
          <table:table-cell office:value-type="string">
            <text:p>1986376.0</text:p>
          </table:table-cell>
          <table:table-cell office:value-type="string">
            <text:p>0.695247</text:p>
          </table:table-cell>
          <table:table-cell office:value-type="string">
            <text:p>1.041992</text:p>
          </table:table-cell>
          <table:table-cell office:value-type="string">
            <text:p>74</text:p>
          </table:table-cell>
          <table:table-cell office:value-type="string">
            <text:p>113</text:p>
          </table:table-cell>
          <table:table-cell office:value-type="string">
            <text:p>187</text:p>
          </table:table-cell>
          <table:table-cell office:value-type="string">
            <text:p>1906324.878016</text:p>
          </table:table-cell>
        </table:table-row>
        <table:table-row>
          <table:table-cell office:value-type="string">
            <text:p>c36</text:p>
          </table:table-cell>
          <table:table-cell office:value-type="string">
            <text:p>7034.6</text:p>
          </table:table-cell>
          <table:table-cell office:value-type="string">
            <text:p>365.4</text:p>
          </table:table-cell>
          <table:table-cell office:value-type="string">
            <text:p>15717.6</text:p>
          </table:table-cell>
          <table:table-cell office:value-type="string">
            <text:p>47317.2</text:p>
          </table:table-cell>
          <table:table-cell office:value-type="string">
            <text:p>7484.8</text:p>
          </table:table-cell>
          <table:table-cell office:value-type="string">
            <text:p>3535.6</text:p>
          </table:table-cell>
          <table:table-cell office:value-type="string">
            <text:p>3523.1</text:p>
          </table:table-cell>
          <table:table-cell office:value-type="string">
            <text:p>1617.3</text:p>
          </table:table-cell>
          <table:table-cell office:value-type="string">
            <text:p>912.6</text:p>
          </table:table-cell>
          <table:table-cell office:value-type="string">
            <text:p>2044.5</text:p>
          </table:table-cell>
          <table:table-cell office:value-type="string">
            <text:p>18783.2</text:p>
          </table:table-cell>
          <table:table-cell office:value-type="string">
            <text:p>3061.0</text:p>
          </table:table-cell>
          <table:table-cell office:value-type="string">
            <text:p>1106.5</text:p>
          </table:table-cell>
          <table:table-cell office:value-type="string">
            <text:p>903.2</text:p>
          </table:table-cell>
          <table:table-cell office:value-type="string">
            <text:p>300.1</text:p>
          </table:table-cell>
          <table:table-cell office:value-type="string">
            <text:p>3606.4</text:p>
          </table:table-cell>
          <table:table-cell office:value-type="string">
            <text:p>0.0</text:p>
          </table:table-cell>
          <table:table-cell office:value-type="string">
            <text:p>336.0</text:p>
          </table:table-cell>
          <table:table-cell office:value-type="string">
            <text:p>4408.6</text:p>
          </table:table-cell>
          <table:table-cell office:value-type="string">
            <text:p>114.1</text:p>
          </table:table-cell>
          <table:table-cell office:value-type="string">
            <text:p>13800.7</text:p>
          </table:table-cell>
          <table:table-cell office:value-type="string">
            <text:p>52156.1</text:p>
          </table:table-cell>
          <table:table-cell office:value-type="string">
            <text:p>7099.0</text:p>
          </table:table-cell>
          <table:table-cell office:value-type="string">
            <text:p>2909.9</text:p>
          </table:table-cell>
          <table:table-cell office:value-type="string">
            <text:p>3560.6</text:p>
          </table:table-cell>
          <table:table-cell office:value-type="string">
            <text:p>1669.1</text:p>
          </table:table-cell>
          <table:table-cell office:value-type="string">
            <text:p>3555.4</text:p>
          </table:table-cell>
          <table:table-cell office:value-type="string">
            <text:p>1377.2</text:p>
          </table:table-cell>
          <table:table-cell office:value-type="string">
            <text:p>440.0</text:p>
          </table:table-cell>
          <table:table-cell office:value-type="string">
            <text:p>3595.1</text:p>
          </table:table-cell>
          <table:table-cell office:value-type="string">
            <text:p>2.1</text:p>
          </table:table-cell>
          <table:table-cell office:value-type="string">
            <text:p>278.1</text:p>
          </table:table-cell>
          <table:table-cell office:value-type="string">
            <text:p>0.0</text:p>
          </table:table-cell>
          <table:table-cell office:value-type="string">
            <text:p>799.8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89.8</text:p>
          </table:table-cell>
          <table:table-cell office:value-type="string">
            <text:p>549.4</text:p>
          </table:table-cell>
          <table:table-cell office:value-type="string">
            <text:p>549.4</text:p>
          </table:table-cell>
          <table:table-cell office:value-type="string">
            <text:p>914.2</text:p>
          </table:table-cell>
          <table:table-cell office:value-type="string">
            <text:p>655.1</text:p>
          </table:table-cell>
          <table:table-cell office:value-type="string">
            <text:p>799.9</text:p>
          </table:table-cell>
          <table:table-cell office:value-type="string">
            <text:p>1033689.0</text:p>
          </table:table-cell>
          <table:table-cell office:value-type="string">
            <text:p>1018032.0</text:p>
          </table:table-cell>
          <table:table-cell office:value-type="string">
            <text:p>1017893.747265</text:p>
          </table:table-cell>
          <table:table-cell office:value-type="string">
            <text:p>11932.0</text:p>
          </table:table-cell>
          <table:table-cell office:value-type="string">
            <text:p>218500.400596</text:p>
          </table:table-cell>
          <table:table-cell office:value-type="string">
            <text:p>222798.885197</text:p>
          </table:table-cell>
          <table:table-cell office:value-type="string">
            <text:p>441299.285793</text:p>
          </table:table-cell>
          <table:table-cell office:value-type="string">
            <text:p>196893.764959</text:p>
          </table:table-cell>
          <table:table-cell office:value-type="string">
            <text:p>200391.696513</text:p>
          </table:table-cell>
          <table:table-cell office:value-type="string">
            <text:p>397285.461472</text:p>
          </table:table-cell>
          <table:table-cell office:value-type="string">
            <text:p>49284.0</text:p>
          </table:table-cell>
          <table:table-cell office:value-type="string">
            <text:p>591658.285793</text:p>
          </table:table-cell>
          <table:table-cell office:value-type="string">
            <text:p>903219.747265</text:p>
          </table:table-cell>
          <table:table-cell office:value-type="string">
            <text:p>891287.747265</text:p>
          </table:table-cell>
          <table:table-cell office:value-type="string">
            <text:p>887897.0</text:p>
          </table:table-cell>
          <table:table-cell office:value-type="string">
            <text:p>1488050.0</text:p>
          </table:table-cell>
          <table:table-cell office:value-type="string">
            <text:p>0.740735</text:p>
          </table:table-cell>
          <table:table-cell office:value-type="string">
            <text:p>1.066327</text:p>
          </table:table-cell>
          <table:table-cell office:value-type="string">
            <text:p>83</text:p>
          </table:table-cell>
          <table:table-cell office:value-type="string">
            <text:p>83</text:p>
          </table:table-cell>
          <table:table-cell office:value-type="string">
            <text:p>166</text:p>
          </table:table-cell>
          <table:table-cell office:value-type="string">
            <text:p>1395490.899702</text:p>
          </table:table-cell>
        </table:table-row>
        <table:table-row>
          <table:table-cell office:value-type="string">
            <text:p>c37</text:p>
          </table:table-cell>
          <table:table-cell office:value-type="string">
            <text:p>6281.5</text:p>
          </table:table-cell>
          <table:table-cell office:value-type="string">
            <text:p>424.1</text:p>
          </table:table-cell>
          <table:table-cell office:value-type="string">
            <text:p>22725.0</text:p>
          </table:table-cell>
          <table:table-cell office:value-type="string">
            <text:p>58425.5</text:p>
          </table:table-cell>
          <table:table-cell office:value-type="string">
            <text:p>7045.4</text:p>
          </table:table-cell>
          <table:table-cell office:value-type="string">
            <text:p>3330.0</text:p>
          </table:table-cell>
          <table:table-cell office:value-type="string">
            <text:p>4430.7</text:p>
          </table:table-cell>
          <table:table-cell office:value-type="string">
            <text:p>2004.3</text:p>
          </table:table-cell>
          <table:table-cell office:value-type="string">
            <text:p>846.9</text:p>
          </table:table-cell>
          <table:table-cell office:value-type="string">
            <text:p>1521.3</text:p>
          </table:table-cell>
          <table:table-cell office:value-type="string">
            <text:p>21959.7</text:p>
          </table:table-cell>
          <table:table-cell office:value-type="string">
            <text:p>4043.3</text:p>
          </table:table-cell>
          <table:table-cell office:value-type="string">
            <text:p>1347.8</text:p>
          </table:table-cell>
          <table:table-cell office:value-type="string">
            <text:p>687.4</text:p>
          </table:table-cell>
          <table:table-cell office:value-type="string">
            <text:p>296.7</text:p>
          </table:table-cell>
          <table:table-cell office:value-type="string">
            <text:p>3916.7</text:p>
          </table:table-cell>
          <table:table-cell office:value-type="string">
            <text:p>14.1</text:p>
          </table:table-cell>
          <table:table-cell office:value-type="string">
            <text:p>321.9</text:p>
          </table:table-cell>
          <table:table-cell office:value-type="string">
            <text:p>4987.5</text:p>
          </table:table-cell>
          <table:table-cell office:value-type="string">
            <text:p>231.5</text:p>
          </table:table-cell>
          <table:table-cell office:value-type="string">
            <text:p>21763.4</text:p>
          </table:table-cell>
          <table:table-cell office:value-type="string">
            <text:p>62349.8</text:p>
          </table:table-cell>
          <table:table-cell office:value-type="string">
            <text:p>6845.4</text:p>
          </table:table-cell>
          <table:table-cell office:value-type="string">
            <text:p>3129.3</text:p>
          </table:table-cell>
          <table:table-cell office:value-type="string">
            <text:p>4142.0</text:p>
          </table:table-cell>
          <table:table-cell office:value-type="string">
            <text:p>2105.6</text:p>
          </table:table-cell>
          <table:table-cell office:value-type="string">
            <text:p>4219.2</text:p>
          </table:table-cell>
          <table:table-cell office:value-type="string">
            <text:p>1522.6</text:p>
          </table:table-cell>
          <table:table-cell office:value-type="string">
            <text:p>348.0</text:p>
          </table:table-cell>
          <table:table-cell office:value-type="string">
            <text:p>3656.7</text:p>
          </table:table-cell>
          <table:table-cell office:value-type="string">
            <text:p>25.2</text:p>
          </table:table-cell>
          <table:table-cell office:value-type="string">
            <text:p>268.5</text:p>
          </table:table-cell>
          <table:table-cell office:value-type="string">
            <text:p>0.0</text:p>
          </table:table-cell>
          <table:table-cell office:value-type="string">
            <text:p>650.4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28.4</text:p>
          </table:table-cell>
          <table:table-cell office:value-type="string">
            <text:p>684.0</text:p>
          </table:table-cell>
          <table:table-cell office:value-type="string">
            <text:p>684.0</text:p>
          </table:table-cell>
          <table:table-cell office:value-type="string">
            <text:p>1007.4</text:p>
          </table:table-cell>
          <table:table-cell office:value-type="string">
            <text:p>902.1</text:p>
          </table:table-cell>
          <table:table-cell office:value-type="string">
            <text:p>1220.3</text:p>
          </table:table-cell>
          <table:table-cell office:value-type="string">
            <text:p>1107852.0</text:p>
          </table:table-cell>
          <table:table-cell office:value-type="string">
            <text:p>1092973.0</text:p>
          </table:table-cell>
          <table:table-cell office:value-type="string">
            <text:p>1092498.313216</text:p>
          </table:table-cell>
          <table:table-cell office:value-type="string">
            <text:p>11908.0</text:p>
          </table:table-cell>
          <table:table-cell office:value-type="string">
            <text:p>212929.167815</text:p>
          </table:table-cell>
          <table:table-cell office:value-type="string">
            <text:p>215703.560215</text:p>
          </table:table-cell>
          <table:table-cell office:value-type="string">
            <text:p>428632.72803</text:p>
          </table:table-cell>
          <table:table-cell office:value-type="string">
            <text:p>219998.571237</text:p>
          </table:table-cell>
          <table:table-cell office:value-type="string">
            <text:p>223595.013949</text:p>
          </table:table-cell>
          <table:table-cell office:value-type="string">
            <text:p>443593.585186</text:p>
          </table:table-cell>
          <table:table-cell office:value-type="string">
            <text:p>53245.0</text:p>
          </table:table-cell>
          <table:table-cell office:value-type="string">
            <text:p>604533.72803</text:p>
          </table:table-cell>
          <table:table-cell office:value-type="string">
            <text:p>941009.313216</text:p>
          </table:table-cell>
          <table:table-cell office:value-type="string">
            <text:p>929101.313216</text:p>
          </table:table-cell>
          <table:table-cell office:value-type="string">
            <text:p>925820.0</text:p>
          </table:table-cell>
          <table:table-cell office:value-type="string">
            <text:p>1647380.0</text:p>
          </table:table-cell>
          <table:table-cell office:value-type="string">
            <text:p>0.704192</text:p>
          </table:table-cell>
          <table:table-cell office:value-type="string">
            <text:p>1.047136</text:p>
          </table:table-cell>
          <table:table-cell office:value-type="string">
            <text:p>95</text:p>
          </table:table-cell>
          <table:table-cell office:value-type="string">
            <text:p>91</text:p>
          </table:table-cell>
          <table:table-cell office:value-type="string">
            <text:p>186</text:p>
          </table:table-cell>
          <table:table-cell office:value-type="string">
            <text:p>1573224.477344</text:p>
          </table:table-cell>
        </table:table-row>
        <table:table-row>
          <table:table-cell office:value-type="string">
            <text:p>c38</text:p>
          </table:table-cell>
          <table:table-cell office:value-type="string">
            <text:p>3823.9</text:p>
          </table:table-cell>
          <table:table-cell office:value-type="string">
            <text:p>222.6</text:p>
          </table:table-cell>
          <table:table-cell office:value-type="string">
            <text:p>15719.1</text:p>
          </table:table-cell>
          <table:table-cell office:value-type="string">
            <text:p>52580.5</text:p>
          </table:table-cell>
          <table:table-cell office:value-type="string">
            <text:p>7230.3</text:p>
          </table:table-cell>
          <table:table-cell office:value-type="string">
            <text:p>3719.8</text:p>
          </table:table-cell>
          <table:table-cell office:value-type="string">
            <text:p>4939.1</text:p>
          </table:table-cell>
          <table:table-cell office:value-type="string">
            <text:p>2138.6</text:p>
          </table:table-cell>
          <table:table-cell office:value-type="string">
            <text:p>767.1</text:p>
          </table:table-cell>
          <table:table-cell office:value-type="string">
            <text:p>1310.7</text:p>
          </table:table-cell>
          <table:table-cell office:value-type="string">
            <text:p>20262.1</text:p>
          </table:table-cell>
          <table:table-cell office:value-type="string">
            <text:p>3561.7</text:p>
          </table:table-cell>
          <table:table-cell office:value-type="string">
            <text:p>1506.9</text:p>
          </table:table-cell>
          <table:table-cell office:value-type="string">
            <text:p>871.1</text:p>
          </table:table-cell>
          <table:table-cell office:value-type="string">
            <text:p>300.7</text:p>
          </table:table-cell>
          <table:table-cell office:value-type="string">
            <text:p>4079.9</text:p>
          </table:table-cell>
          <table:table-cell office:value-type="string">
            <text:p>6.2</text:p>
          </table:table-cell>
          <table:table-cell office:value-type="string">
            <text:p>260.1</text:p>
          </table:table-cell>
          <table:table-cell office:value-type="string">
            <text:p>3563.9</text:p>
          </table:table-cell>
          <table:table-cell office:value-type="string">
            <text:p>173.2</text:p>
          </table:table-cell>
          <table:table-cell office:value-type="string">
            <text:p>13940.6</text:p>
          </table:table-cell>
          <table:table-cell office:value-type="string">
            <text:p>53564.7</text:p>
          </table:table-cell>
          <table:table-cell office:value-type="string">
            <text:p>6899.9</text:p>
          </table:table-cell>
          <table:table-cell office:value-type="string">
            <text:p>3401.8</text:p>
          </table:table-cell>
          <table:table-cell office:value-type="string">
            <text:p>4794.5</text:p>
          </table:table-cell>
          <table:table-cell office:value-type="string">
            <text:p>1993.7</text:p>
          </table:table-cell>
          <table:table-cell office:value-type="string">
            <text:p>4022.5</text:p>
          </table:table-cell>
          <table:table-cell office:value-type="string">
            <text:p>1626.4</text:p>
          </table:table-cell>
          <table:table-cell office:value-type="string">
            <text:p>324.6</text:p>
          </table:table-cell>
          <table:table-cell office:value-type="string">
            <text:p>3881.0</text:p>
          </table:table-cell>
          <table:table-cell office:value-type="string">
            <text:p>11.8</text:p>
          </table:table-cell>
          <table:table-cell office:value-type="string">
            <text:p>229.8</text:p>
          </table:table-cell>
          <table:table-cell office:value-type="string">
            <text:p>0.0</text:p>
          </table:table-cell>
          <table:table-cell office:value-type="string">
            <text:p>1583.3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86.5</text:p>
          </table:table-cell>
          <table:table-cell office:value-type="string">
            <text:p>480.9</text:p>
          </table:table-cell>
          <table:table-cell office:value-type="string">
            <text:p>480.9</text:p>
          </table:table-cell>
          <table:table-cell office:value-type="string">
            <text:p>996.0</text:p>
          </table:table-cell>
          <table:table-cell office:value-type="string">
            <text:p>998.0</text:p>
          </table:table-cell>
          <table:table-cell office:value-type="string">
            <text:p>1014.2</text:p>
          </table:table-cell>
          <table:table-cell office:value-type="string">
            <text:p>1050475.0</text:p>
          </table:table-cell>
          <table:table-cell office:value-type="string">
            <text:p>1040125.0</text:p>
          </table:table-cell>
          <table:table-cell office:value-type="string">
            <text:p>1039209.615896</text:p>
          </table:table-cell>
          <table:table-cell office:value-type="string">
            <text:p>7590.0</text:p>
          </table:table-cell>
          <table:table-cell office:value-type="string">
            <text:p>227851.450395</text:p>
          </table:table-cell>
          <table:table-cell office:value-type="string">
            <text:p>230550.43173</text:p>
          </table:table-cell>
          <table:table-cell office:value-type="string">
            <text:p>458401.882124</text:p>
          </table:table-cell>
          <table:table-cell office:value-type="string">
            <text:p>192935.887835</text:p>
          </table:table-cell>
          <table:table-cell office:value-type="string">
            <text:p>195812.845936</text:p>
          </table:table-cell>
          <table:table-cell office:value-type="string">
            <text:p>388748.733771</text:p>
          </table:table-cell>
          <table:table-cell office:value-type="string">
            <text:p>55364.0</text:p>
          </table:table-cell>
          <table:table-cell office:value-type="string">
            <text:p>621146.882124</text:p>
          </table:table-cell>
          <table:table-cell office:value-type="string">
            <text:p>914289.615896</text:p>
          </table:table-cell>
          <table:table-cell office:value-type="string">
            <text:p>906699.615896</text:p>
          </table:table-cell>
          <table:table-cell office:value-type="string">
            <text:p>903333.0</text:p>
          </table:table-cell>
          <table:table-cell office:value-type="string">
            <text:p>1507722.0</text:p>
          </table:table-cell>
          <table:table-cell office:value-type="string">
            <text:p>0.721654</text:p>
          </table:table-cell>
          <table:table-cell office:value-type="string">
            <text:p>1.035772</text:p>
          </table:table-cell>
          <table:table-cell office:value-type="string">
            <text:p>188</text:p>
          </table:table-cell>
          <table:table-cell office:value-type="string">
            <text:p>161</text:p>
          </table:table-cell>
          <table:table-cell office:value-type="string">
            <text:p>349</text:p>
          </table:table-cell>
          <table:table-cell office:value-type="string">
            <text:p>1455649.797471</text:p>
          </table:table-cell>
        </table:table-row>
        <table:table-row>
          <table:table-cell office:value-type="string">
            <text:p>c39</text:p>
          </table:table-cell>
          <table:table-cell office:value-type="string">
            <text:p>9759.1</text:p>
          </table:table-cell>
          <table:table-cell office:value-type="string">
            <text:p>469.4</text:p>
          </table:table-cell>
          <table:table-cell office:value-type="string">
            <text:p>16034.7</text:p>
          </table:table-cell>
          <table:table-cell office:value-type="string">
            <text:p>58103.1</text:p>
          </table:table-cell>
          <table:table-cell office:value-type="string">
            <text:p>8076.3</text:p>
          </table:table-cell>
          <table:table-cell office:value-type="string">
            <text:p>3834.2</text:p>
          </table:table-cell>
          <table:table-cell office:value-type="string">
            <text:p>4810.4</text:p>
          </table:table-cell>
          <table:table-cell office:value-type="string">
            <text:p>2197.6</text:p>
          </table:table-cell>
          <table:table-cell office:value-type="string">
            <text:p>1266.8</text:p>
          </table:table-cell>
          <table:table-cell office:value-type="string">
            <text:p>2182.1</text:p>
          </table:table-cell>
          <table:table-cell office:value-type="string">
            <text:p>22211.8</text:p>
          </table:table-cell>
          <table:table-cell office:value-type="string">
            <text:p>4459.4</text:p>
          </table:table-cell>
          <table:table-cell office:value-type="string">
            <text:p>1500.0</text:p>
          </table:table-cell>
          <table:table-cell office:value-type="string">
            <text:p>1100.8</text:p>
          </table:table-cell>
          <table:table-cell office:value-type="string">
            <text:p>244.7</text:p>
          </table:table-cell>
          <table:table-cell office:value-type="string">
            <text:p>4068.1</text:p>
          </table:table-cell>
          <table:table-cell office:value-type="string">
            <text:p>21.1</text:p>
          </table:table-cell>
          <table:table-cell office:value-type="string">
            <text:p>361.5</text:p>
          </table:table-cell>
          <table:table-cell office:value-type="string">
            <text:p>8854.9</text:p>
          </table:table-cell>
          <table:table-cell office:value-type="string">
            <text:p>408.2</text:p>
          </table:table-cell>
          <table:table-cell office:value-type="string">
            <text:p>14505.1</text:p>
          </table:table-cell>
          <table:table-cell office:value-type="string">
            <text:p>59842.9</text:p>
          </table:table-cell>
          <table:table-cell office:value-type="string">
            <text:p>7489.1</text:p>
          </table:table-cell>
          <table:table-cell office:value-type="string">
            <text:p>3765.5</text:p>
          </table:table-cell>
          <table:table-cell office:value-type="string">
            <text:p>5137.9</text:p>
          </table:table-cell>
          <table:table-cell office:value-type="string">
            <text:p>2188.5</text:p>
          </table:table-cell>
          <table:table-cell office:value-type="string">
            <text:p>4602.1</text:p>
          </table:table-cell>
          <table:table-cell office:value-type="string">
            <text:p>1935.8</text:p>
          </table:table-cell>
          <table:table-cell office:value-type="string">
            <text:p>427.0</text:p>
          </table:table-cell>
          <table:table-cell office:value-type="string">
            <text:p>3979.6</text:p>
          </table:table-cell>
          <table:table-cell office:value-type="string">
            <text:p>20.2</text:p>
          </table:table-cell>
          <table:table-cell office:value-type="string">
            <text:p>527.4</text:p>
          </table:table-cell>
          <table:table-cell office:value-type="string">
            <text:p>0.0</text:p>
          </table:table-cell>
          <table:table-cell office:value-type="string">
            <text:p>1400.8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39.1</text:p>
          </table:table-cell>
          <table:table-cell office:value-type="string">
            <text:p>529.6</text:p>
          </table:table-cell>
          <table:table-cell office:value-type="string">
            <text:p>529.6</text:p>
          </table:table-cell>
          <table:table-cell office:value-type="string">
            <text:p>1004.5</text:p>
          </table:table-cell>
          <table:table-cell office:value-type="string">
            <text:p>754.5</text:p>
          </table:table-cell>
          <table:table-cell office:value-type="string">
            <text:p>918.7</text:p>
          </table:table-cell>
          <table:table-cell office:value-type="string">
            <text:p>1194934.0</text:p>
          </table:table-cell>
          <table:table-cell office:value-type="string">
            <text:p>1170692.0</text:p>
          </table:table-cell>
          <table:table-cell office:value-type="string">
            <text:p>1170044.740949</text:p>
          </table:table-cell>
          <table:table-cell office:value-type="string">
            <text:p>19806.0</text:p>
          </table:table-cell>
          <table:table-cell office:value-type="string">
            <text:p>248627.921475</text:p>
          </table:table-cell>
          <table:table-cell office:value-type="string">
            <text:p>251198.168032</text:p>
          </table:table-cell>
          <table:table-cell office:value-type="string">
            <text:p>499826.089507</text:p>
          </table:table-cell>
          <table:table-cell office:value-type="string">
            <text:p>232508.552355</text:p>
          </table:table-cell>
          <table:table-cell office:value-type="string">
            <text:p>229294.099087</text:p>
          </table:table-cell>
          <table:table-cell office:value-type="string">
            <text:p>461802.651442</text:p>
          </table:table-cell>
          <table:table-cell office:value-type="string">
            <text:p>59798.0</text:p>
          </table:table-cell>
          <table:table-cell office:value-type="string">
            <text:p>678434.089507</text:p>
          </table:table-cell>
          <table:table-cell office:value-type="string">
            <text:p>1043785.740949</text:p>
          </table:table-cell>
          <table:table-cell office:value-type="string">
            <text:p>1023979.740949</text:p>
          </table:table-cell>
          <table:table-cell office:value-type="string">
            <text:p>1021932.0</text:p>
          </table:table-cell>
          <table:table-cell office:value-type="string">
            <text:p>1725234.0</text:p>
          </table:table-cell>
          <table:table-cell office:value-type="string">
            <text:p>0.710104</text:p>
          </table:table-cell>
          <table:table-cell office:value-type="string">
            <text:p>1.025241</text:p>
          </table:table-cell>
          <table:table-cell office:value-type="string">
            <text:p>164</text:p>
          </table:table-cell>
          <table:table-cell office:value-type="string">
            <text:p>138</text:p>
          </table:table-cell>
          <table:table-cell office:value-type="string">
            <text:p>302</text:p>
          </table:table-cell>
          <table:table-cell office:value-type="string">
            <text:p>1682759.930626</text:p>
          </table:table-cell>
        </table:table-row>
        <table:table-row>
          <table:table-cell office:value-type="string">
            <text:p>c40</text:p>
          </table:table-cell>
          <table:table-cell office:value-type="string">
            <text:p>4517.9</text:p>
          </table:table-cell>
          <table:table-cell office:value-type="string">
            <text:p>231.5</text:p>
          </table:table-cell>
          <table:table-cell office:value-type="string">
            <text:p>12447.9</text:p>
          </table:table-cell>
          <table:table-cell office:value-type="string">
            <text:p>37712.8</text:p>
          </table:table-cell>
          <table:table-cell office:value-type="string">
            <text:p>9485.2</text:p>
          </table:table-cell>
          <table:table-cell office:value-type="string">
            <text:p>3844.1</text:p>
          </table:table-cell>
          <table:table-cell office:value-type="string">
            <text:p>4879.5</text:p>
          </table:table-cell>
          <table:table-cell office:value-type="string">
            <text:p>2441.0</text:p>
          </table:table-cell>
          <table:table-cell office:value-type="string">
            <text:p>1102.9</text:p>
          </table:table-cell>
          <table:table-cell office:value-type="string">
            <text:p>1516.3</text:p>
          </table:table-cell>
          <table:table-cell office:value-type="string">
            <text:p>18219.9</text:p>
          </table:table-cell>
          <table:table-cell office:value-type="string">
            <text:p>3368.3</text:p>
          </table:table-cell>
          <table:table-cell office:value-type="string">
            <text:p>1297.4</text:p>
          </table:table-cell>
          <table:table-cell office:value-type="string">
            <text:p>1190.3</text:p>
          </table:table-cell>
          <table:table-cell office:value-type="string">
            <text:p>241.2</text:p>
          </table:table-cell>
          <table:table-cell office:value-type="string">
            <text:p>3757.5</text:p>
          </table:table-cell>
          <table:table-cell office:value-type="string">
            <text:p>14.2</text:p>
          </table:table-cell>
          <table:table-cell office:value-type="string">
            <text:p>244.6</text:p>
          </table:table-cell>
          <table:table-cell office:value-type="string">
            <text:p>4000.6</text:p>
          </table:table-cell>
          <table:table-cell office:value-type="string">
            <text:p>184.6</text:p>
          </table:table-cell>
          <table:table-cell office:value-type="string">
            <text:p>16199.4</text:p>
          </table:table-cell>
          <table:table-cell office:value-type="string">
            <text:p>47742.8</text:p>
          </table:table-cell>
          <table:table-cell office:value-type="string">
            <text:p>9122.8</text:p>
          </table:table-cell>
          <table:table-cell office:value-type="string">
            <text:p>3466.8</text:p>
          </table:table-cell>
          <table:table-cell office:value-type="string">
            <text:p>4436.4</text:p>
          </table:table-cell>
          <table:table-cell office:value-type="string">
            <text:p>2430.3</text:p>
          </table:table-cell>
          <table:table-cell office:value-type="string">
            <text:p>3483.6</text:p>
          </table:table-cell>
          <table:table-cell office:value-type="string">
            <text:p>1297.0</text:p>
          </table:table-cell>
          <table:table-cell office:value-type="string">
            <text:p>417.0</text:p>
          </table:table-cell>
          <table:table-cell office:value-type="string">
            <text:p>3583.3</text:p>
          </table:table-cell>
          <table:table-cell office:value-type="string">
            <text:p>0.0</text:p>
          </table:table-cell>
          <table:table-cell office:value-type="string">
            <text:p>331.4</text:p>
          </table:table-cell>
          <table:table-cell office:value-type="string">
            <text:p>0.0</text:p>
          </table:table-cell>
          <table:table-cell office:value-type="string">
            <text:p>2412.1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78.7</text:p>
          </table:table-cell>
          <table:table-cell office:value-type="string">
            <text:p>793.1</text:p>
          </table:table-cell>
          <table:table-cell office:value-type="string">
            <text:p>793.1</text:p>
          </table:table-cell>
          <table:table-cell office:value-type="string">
            <text:p>1038.1</text:p>
          </table:table-cell>
          <table:table-cell office:value-type="string">
            <text:p>783.1</text:p>
          </table:table-cell>
          <table:table-cell office:value-type="string">
            <text:p>927.4</text:p>
          </table:table-cell>
          <table:table-cell office:value-type="string">
            <text:p>1118340.0</text:p>
          </table:table-cell>
          <table:table-cell office:value-type="string">
            <text:p>1105823.0</text:p>
          </table:table-cell>
          <table:table-cell office:value-type="string">
            <text:p>1104944.719752</text:p>
          </table:table-cell>
          <table:table-cell office:value-type="string">
            <text:p>8827.0</text:p>
          </table:table-cell>
          <table:table-cell office:value-type="string">
            <text:p>242954.801113</text:p>
          </table:table-cell>
          <table:table-cell office:value-type="string">
            <text:p>239448.247294</text:p>
          </table:table-cell>
          <table:table-cell office:value-type="string">
            <text:p>482403.048407</text:p>
          </table:table-cell>
          <table:table-cell office:value-type="string">
            <text:p>226590.253078</text:p>
          </table:table-cell>
          <table:table-cell office:value-type="string">
            <text:p>222527.418267</text:p>
          </table:table-cell>
          <table:table-cell office:value-type="string">
            <text:p>449117.671345</text:p>
          </table:table-cell>
          <table:table-cell office:value-type="string">
            <text:p>58406.0</text:p>
          </table:table-cell>
          <table:table-cell office:value-type="string">
            <text:p>627637.048407</text:p>
          </table:table-cell>
          <table:table-cell office:value-type="string">
            <text:p>1002635.719752</text:p>
          </table:table-cell>
          <table:table-cell office:value-type="string">
            <text:p>993808.719752</text:p>
          </table:table-cell>
          <table:table-cell office:value-type="string">
            <text:p>990714.0</text:p>
          </table:table-cell>
          <table:table-cell office:value-type="string">
            <text:p>1699406.0</text:p>
          </table:table-cell>
          <table:table-cell office:value-type="string">
            <text:p>0.714882</text:p>
          </table:table-cell>
          <table:table-cell office:value-type="string">
            <text:p>1.08632</text:p>
          </table:table-cell>
          <table:table-cell office:value-type="string">
            <text:p>272</text:p>
          </table:table-cell>
          <table:table-cell office:value-type="string">
            <text:p>98</text:p>
          </table:table-cell>
          <table:table-cell office:value-type="string">
            <text:p>370</text:p>
          </table:table-cell>
          <table:table-cell office:value-type="string">
            <text:p>1564369.296514</text:p>
          </table:table-cell>
        </table:table-row>
        <table:table-row>
          <table:table-cell office:value-type="string">
            <text:p>c41</text:p>
          </table:table-cell>
          <table:table-cell office:value-type="string">
            <text:p>6138.0</text:p>
          </table:table-cell>
          <table:table-cell office:value-type="string">
            <text:p>282.6</text:p>
          </table:table-cell>
          <table:table-cell office:value-type="string">
            <text:p>18966.2</text:p>
          </table:table-cell>
          <table:table-cell office:value-type="string">
            <text:p>59067.0</text:p>
          </table:table-cell>
          <table:table-cell office:value-type="string">
            <text:p>8142.6</text:p>
          </table:table-cell>
          <table:table-cell office:value-type="string">
            <text:p>3204.2</text:p>
          </table:table-cell>
          <table:table-cell office:value-type="string">
            <text:p>4442.5</text:p>
          </table:table-cell>
          <table:table-cell office:value-type="string">
            <text:p>2411.9</text:p>
          </table:table-cell>
          <table:table-cell office:value-type="string">
            <text:p>1285.7</text:p>
          </table:table-cell>
          <table:table-cell office:value-type="string">
            <text:p>1614.7</text:p>
          </table:table-cell>
          <table:table-cell office:value-type="string">
            <text:p>22818.1</text:p>
          </table:table-cell>
          <table:table-cell office:value-type="string">
            <text:p>4283.9</text:p>
          </table:table-cell>
          <table:table-cell office:value-type="string">
            <text:p>1906.2</text:p>
          </table:table-cell>
          <table:table-cell office:value-type="string">
            <text:p>1218.3</text:p>
          </table:table-cell>
          <table:table-cell office:value-type="string">
            <text:p>267.0</text:p>
          </table:table-cell>
          <table:table-cell office:value-type="string">
            <text:p>4261.4</text:p>
          </table:table-cell>
          <table:table-cell office:value-type="string">
            <text:p>8.6</text:p>
          </table:table-cell>
          <table:table-cell office:value-type="string">
            <text:p>324.6</text:p>
          </table:table-cell>
          <table:table-cell office:value-type="string">
            <text:p>5460.0</text:p>
          </table:table-cell>
          <table:table-cell office:value-type="string">
            <text:p>233.7</text:p>
          </table:table-cell>
          <table:table-cell office:value-type="string">
            <text:p>15388.5</text:p>
          </table:table-cell>
          <table:table-cell office:value-type="string">
            <text:p>60795.3</text:p>
          </table:table-cell>
          <table:table-cell office:value-type="string">
            <text:p>7117.3</text:p>
          </table:table-cell>
          <table:table-cell office:value-type="string">
            <text:p>3411.8</text:p>
          </table:table-cell>
          <table:table-cell office:value-type="string">
            <text:p>4946.3</text:p>
          </table:table-cell>
          <table:table-cell office:value-type="string">
            <text:p>2316.1</text:p>
          </table:table-cell>
          <table:table-cell office:value-type="string">
            <text:p>4685.4</text:p>
          </table:table-cell>
          <table:table-cell office:value-type="string">
            <text:p>2057.2</text:p>
          </table:table-cell>
          <table:table-cell office:value-type="string">
            <text:p>436.4</text:p>
          </table:table-cell>
          <table:table-cell office:value-type="string">
            <text:p>4146.0</text:p>
          </table:table-cell>
          <table:table-cell office:value-type="string">
            <text:p>3.1</text:p>
          </table:table-cell>
          <table:table-cell office:value-type="string">
            <text:p>296.1</text:p>
          </table:table-cell>
          <table:table-cell office:value-type="string">
            <text:p>0.0</text:p>
          </table:table-cell>
          <table:table-cell office:value-type="string">
            <text:p>1798.8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85.3</text:p>
          </table:table-cell>
          <table:table-cell office:value-type="string">
            <text:p>702.3</text:p>
          </table:table-cell>
          <table:table-cell office:value-type="string">
            <text:p>702.3</text:p>
          </table:table-cell>
          <table:table-cell office:value-type="string">
            <text:p>1017.6</text:p>
          </table:table-cell>
          <table:table-cell office:value-type="string">
            <text:p>900.9</text:p>
          </table:table-cell>
          <table:table-cell office:value-type="string">
            <text:p>783.0</text:p>
          </table:table-cell>
          <table:table-cell office:value-type="string">
            <text:p>1301526.0</text:p>
          </table:table-cell>
          <table:table-cell office:value-type="string">
            <text:p>1285287.0</text:p>
          </table:table-cell>
          <table:table-cell office:value-type="string">
            <text:p>1284607.812723</text:p>
          </table:table-cell>
          <table:table-cell office:value-type="string">
            <text:p>12243.0</text:p>
          </table:table-cell>
          <table:table-cell office:value-type="string">
            <text:p>271391.45956</text:p>
          </table:table-cell>
          <table:table-cell office:value-type="string">
            <text:p>276208.927616</text:p>
          </table:table-cell>
          <table:table-cell office:value-type="string">
            <text:p>547600.387176</text:p>
          </table:table-cell>
          <table:table-cell office:value-type="string">
            <text:p>256995.415096</text:p>
          </table:table-cell>
          <table:table-cell office:value-type="string">
            <text:p>266226.010451</text:p>
          </table:table-cell>
          <table:table-cell office:value-type="string">
            <text:p>523221.425546</text:p>
          </table:table-cell>
          <table:table-cell office:value-type="string">
            <text:p>58856.0</text:p>
          </table:table-cell>
          <table:table-cell office:value-type="string">
            <text:p>727431.387176</text:p>
          </table:table-cell>
          <table:table-cell office:value-type="string">
            <text:p>1145999.812723</text:p>
          </table:table-cell>
          <table:table-cell office:value-type="string">
            <text:p>1133756.812723</text:p>
          </table:table-cell>
          <table:table-cell office:value-type="string">
            <text:p>1130251.0</text:p>
          </table:table-cell>
          <table:table-cell office:value-type="string">
            <text:p>1859120.0</text:p>
          </table:table-cell>
          <table:table-cell office:value-type="string">
            <text:p>0.705245</text:p>
          </table:table-cell>
          <table:table-cell office:value-type="string">
            <text:p>1.007383</text:p>
          </table:table-cell>
          <table:table-cell office:value-type="string">
            <text:p>125</text:p>
          </table:table-cell>
          <table:table-cell office:value-type="string">
            <text:p>131</text:p>
          </table:table-cell>
          <table:table-cell office:value-type="string">
            <text:p>256</text:p>
          </table:table-cell>
          <table:table-cell office:value-type="string">
            <text:p>1845494.8589</text:p>
          </table:table-cell>
        </table:table-row>
        <table:table-row>
          <table:table-cell office:value-type="string">
            <text:p>c42</text:p>
          </table:table-cell>
          <table:table-cell office:value-type="string">
            <text:p>9149.3</text:p>
          </table:table-cell>
          <table:table-cell office:value-type="string">
            <text:p>225.2</text:p>
          </table:table-cell>
          <table:table-cell office:value-type="string">
            <text:p>12567.2</text:p>
          </table:table-cell>
          <table:table-cell office:value-type="string">
            <text:p>52176.5</text:p>
          </table:table-cell>
          <table:table-cell office:value-type="string">
            <text:p>8131.1</text:p>
          </table:table-cell>
          <table:table-cell office:value-type="string">
            <text:p>3421.2</text:p>
          </table:table-cell>
          <table:table-cell office:value-type="string">
            <text:p>4520.7</text:p>
          </table:table-cell>
          <table:table-cell office:value-type="string">
            <text:p>2004.4</text:p>
          </table:table-cell>
          <table:table-cell office:value-type="string">
            <text:p>930.7</text:p>
          </table:table-cell>
          <table:table-cell office:value-type="string">
            <text:p>1851.7</text:p>
          </table:table-cell>
          <table:table-cell office:value-type="string">
            <text:p>18171.9</text:p>
          </table:table-cell>
          <table:table-cell office:value-type="string">
            <text:p>3909.0</text:p>
          </table:table-cell>
          <table:table-cell office:value-type="string">
            <text:p>1582.4</text:p>
          </table:table-cell>
          <table:table-cell office:value-type="string">
            <text:p>1049.1</text:p>
          </table:table-cell>
          <table:table-cell office:value-type="string">
            <text:p>324.1</text:p>
          </table:table-cell>
          <table:table-cell office:value-type="string">
            <text:p>3708.3</text:p>
          </table:table-cell>
          <table:table-cell office:value-type="string">
            <text:p>12.1</text:p>
          </table:table-cell>
          <table:table-cell office:value-type="string">
            <text:p>348.5</text:p>
          </table:table-cell>
          <table:table-cell office:value-type="string">
            <text:p>8560.7</text:p>
          </table:table-cell>
          <table:table-cell office:value-type="string">
            <text:p>534.2</text:p>
          </table:table-cell>
          <table:table-cell office:value-type="string">
            <text:p>14572.5</text:p>
          </table:table-cell>
          <table:table-cell office:value-type="string">
            <text:p>50518.1</text:p>
          </table:table-cell>
          <table:table-cell office:value-type="string">
            <text:p>7574.3</text:p>
          </table:table-cell>
          <table:table-cell office:value-type="string">
            <text:p>3524.1</text:p>
          </table:table-cell>
          <table:table-cell office:value-type="string">
            <text:p>4417.6</text:p>
          </table:table-cell>
          <table:table-cell office:value-type="string">
            <text:p>2056.7</text:p>
          </table:table-cell>
          <table:table-cell office:value-type="string">
            <text:p>3848.6</text:p>
          </table:table-cell>
          <table:table-cell office:value-type="string">
            <text:p>1729.8</text:p>
          </table:table-cell>
          <table:table-cell office:value-type="string">
            <text:p>430.1</text:p>
          </table:table-cell>
          <table:table-cell office:value-type="string">
            <text:p>3736.9</text:p>
          </table:table-cell>
          <table:table-cell office:value-type="string">
            <text:p>3.2</text:p>
          </table:table-cell>
          <table:table-cell office:value-type="string">
            <text:p>420.7</text:p>
          </table:table-cell>
          <table:table-cell office:value-type="string">
            <text:p>0.0</text:p>
          </table:table-cell>
          <table:table-cell office:value-type="string">
            <text:p>760.8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04.6</text:p>
          </table:table-cell>
          <table:table-cell office:value-type="string">
            <text:p>962.3</text:p>
          </table:table-cell>
          <table:table-cell office:value-type="string">
            <text:p>962.3</text:p>
          </table:table-cell>
          <table:table-cell office:value-type="string">
            <text:p>822.1</text:p>
          </table:table-cell>
          <table:table-cell office:value-type="string">
            <text:p>638.4</text:p>
          </table:table-cell>
          <table:table-cell office:value-type="string">
            <text:p>912.6</text:p>
          </table:table-cell>
          <table:table-cell office:value-type="string">
            <text:p>1171280.0</text:p>
          </table:table-cell>
          <table:table-cell office:value-type="string">
            <text:p>1148939.0</text:p>
          </table:table-cell>
          <table:table-cell office:value-type="string">
            <text:p>1148351.438105</text:p>
          </table:table-cell>
          <table:table-cell office:value-type="string">
            <text:p>18574.0</text:p>
          </table:table-cell>
          <table:table-cell office:value-type="string">
            <text:p>260094.390733</text:p>
          </table:table-cell>
          <table:table-cell office:value-type="string">
            <text:p>262734.578397</text:p>
          </table:table-cell>
          <table:table-cell office:value-type="string">
            <text:p>522828.96913</text:p>
          </table:table-cell>
          <table:table-cell office:value-type="string">
            <text:p>216459.910296</text:p>
          </table:table-cell>
          <table:table-cell office:value-type="string">
            <text:p>221591.558679</text:p>
          </table:table-cell>
          <table:table-cell office:value-type="string">
            <text:p>438051.468975</text:p>
          </table:table-cell>
          <table:table-cell office:value-type="string">
            <text:p>55834.0</text:p>
          </table:table-cell>
          <table:table-cell office:value-type="string">
            <text:p>683288.96913</text:p>
          </table:table-cell>
          <table:table-cell office:value-type="string">
            <text:p>1039055.438105</text:p>
          </table:table-cell>
          <table:table-cell office:value-type="string">
            <text:p>1020481.438105</text:p>
          </table:table-cell>
          <table:table-cell office:value-type="string">
            <text:p>1017178.0</text:p>
          </table:table-cell>
          <table:table-cell office:value-type="string">
            <text:p>1756340.0</text:p>
          </table:table-cell>
          <table:table-cell office:value-type="string">
            <text:p>0.698793</text:p>
          </table:table-cell>
          <table:table-cell office:value-type="string">
            <text:p>1.047844</text:p>
          </table:table-cell>
          <table:table-cell office:value-type="string">
            <text:p>171</text:p>
          </table:table-cell>
          <table:table-cell office:value-type="string">
            <text:p>139</text:p>
          </table:table-cell>
          <table:table-cell office:value-type="string">
            <text:p>310</text:p>
          </table:table-cell>
          <table:table-cell office:value-type="string">
            <text:p>1676146.899211</text:p>
          </table:table-cell>
        </table:table-row>
        <table:table-row>
          <table:table-cell office:value-type="string">
            <text:p>c43</text:p>
          </table:table-cell>
          <table:table-cell office:value-type="string">
            <text:p>18210.4</text:p>
          </table:table-cell>
          <table:table-cell office:value-type="string">
            <text:p>454.5</text:p>
          </table:table-cell>
          <table:table-cell office:value-type="string">
            <text:p>15437.6</text:p>
          </table:table-cell>
          <table:table-cell office:value-type="string">
            <text:p>59384.8</text:p>
          </table:table-cell>
          <table:table-cell office:value-type="string">
            <text:p>9055.0</text:p>
          </table:table-cell>
          <table:table-cell office:value-type="string">
            <text:p>3981.5</text:p>
          </table:table-cell>
          <table:table-cell office:value-type="string">
            <text:p>5477.7</text:p>
          </table:table-cell>
          <table:table-cell office:value-type="string">
            <text:p>2527.8</text:p>
          </table:table-cell>
          <table:table-cell office:value-type="string">
            <text:p>2028.5</text:p>
          </table:table-cell>
          <table:table-cell office:value-type="string">
            <text:p>3057.6</text:p>
          </table:table-cell>
          <table:table-cell office:value-type="string">
            <text:p>23575.5</text:p>
          </table:table-cell>
          <table:table-cell office:value-type="string">
            <text:p>3890.2</text:p>
          </table:table-cell>
          <table:table-cell office:value-type="string">
            <text:p>1800.4</text:p>
          </table:table-cell>
          <table:table-cell office:value-type="string">
            <text:p>2085.7</text:p>
          </table:table-cell>
          <table:table-cell office:value-type="string">
            <text:p>330.7</text:p>
          </table:table-cell>
          <table:table-cell office:value-type="string">
            <text:p>4138.0</text:p>
          </table:table-cell>
          <table:table-cell office:value-type="string">
            <text:p>17.2</text:p>
          </table:table-cell>
          <table:table-cell office:value-type="string">
            <text:p>482.4</text:p>
          </table:table-cell>
          <table:table-cell office:value-type="string">
            <text:p>14514.0</text:p>
          </table:table-cell>
          <table:table-cell office:value-type="string">
            <text:p>578.1</text:p>
          </table:table-cell>
          <table:table-cell office:value-type="string">
            <text:p>14577.0</text:p>
          </table:table-cell>
          <table:table-cell office:value-type="string">
            <text:p>65024.5</text:p>
          </table:table-cell>
          <table:table-cell office:value-type="string">
            <text:p>8324.7</text:p>
          </table:table-cell>
          <table:table-cell office:value-type="string">
            <text:p>3918.9</text:p>
          </table:table-cell>
          <table:table-cell office:value-type="string">
            <text:p>5329.1</text:p>
          </table:table-cell>
          <table:table-cell office:value-type="string">
            <text:p>2489.4</text:p>
          </table:table-cell>
          <table:table-cell office:value-type="string">
            <text:p>4365.1</text:p>
          </table:table-cell>
          <table:table-cell office:value-type="string">
            <text:p>2062.1</text:p>
          </table:table-cell>
          <table:table-cell office:value-type="string">
            <text:p>459.3</text:p>
          </table:table-cell>
          <table:table-cell office:value-type="string">
            <text:p>4247.0</text:p>
          </table:table-cell>
          <table:table-cell office:value-type="string">
            <text:p>9.9</text:p>
          </table:table-cell>
          <table:table-cell office:value-type="string">
            <text:p>617.0</text:p>
          </table:table-cell>
          <table:table-cell office:value-type="string">
            <text:p>0.0</text:p>
          </table:table-cell>
          <table:table-cell office:value-type="string">
            <text:p>830.2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47.0</text:p>
          </table:table-cell>
          <table:table-cell office:value-type="string">
            <text:p>453.2</text:p>
          </table:table-cell>
          <table:table-cell office:value-type="string">
            <text:p>453.2</text:p>
          </table:table-cell>
          <table:table-cell office:value-type="string">
            <text:p>696.7</text:p>
          </table:table-cell>
          <table:table-cell office:value-type="string">
            <text:p>572.7</text:p>
          </table:table-cell>
          <table:table-cell office:value-type="string">
            <text:p>1285.2</text:p>
          </table:table-cell>
          <table:table-cell office:value-type="string">
            <text:p>1314635.0</text:p>
          </table:table-cell>
          <table:table-cell office:value-type="string">
            <text:p>1273277.0</text:p>
          </table:table-cell>
          <table:table-cell office:value-type="string">
            <text:p>1272636.578141</text:p>
          </table:table-cell>
          <table:table-cell office:value-type="string">
            <text:p>34265.0</text:p>
          </table:table-cell>
          <table:table-cell office:value-type="string">
            <text:p>269743.130538</text:p>
          </table:table-cell>
          <table:table-cell office:value-type="string">
            <text:p>269188.417453</text:p>
          </table:table-cell>
          <table:table-cell office:value-type="string">
            <text:p>538931.547991</text:p>
          </table:table-cell>
          <table:table-cell office:value-type="string">
            <text:p>257823.321389</text:p>
          </table:table-cell>
          <table:table-cell office:value-type="string">
            <text:p>256634.708761</text:p>
          </table:table-cell>
          <table:table-cell office:value-type="string">
            <text:p>514458.03015</text:p>
          </table:table-cell>
          <table:table-cell office:value-type="string">
            <text:p>63533.0</text:p>
          </table:table-cell>
          <table:table-cell office:value-type="string">
            <text:p>728803.547991</text:p>
          </table:table-cell>
          <table:table-cell office:value-type="string">
            <text:p>1154396.578141</text:p>
          </table:table-cell>
          <table:table-cell office:value-type="string">
            <text:p>1120131.578141</text:p>
          </table:table-cell>
          <table:table-cell office:value-type="string">
            <text:p>1117402.0</text:p>
          </table:table-cell>
          <table:table-cell office:value-type="string">
            <text:p>1941372.0</text:p>
          </table:table-cell>
          <table:table-cell office:value-type="string">
            <text:p>0.722982</text:p>
          </table:table-cell>
          <table:table-cell office:value-type="string">
            <text:p>1.067656</text:p>
          </table:table-cell>
          <table:table-cell office:value-type="string">
            <text:p>90</text:p>
          </table:table-cell>
          <table:table-cell office:value-type="string">
            <text:p>98</text:p>
          </table:table-cell>
          <table:table-cell office:value-type="string">
            <text:p>188</text:p>
          </table:table-cell>
          <table:table-cell office:value-type="string">
            <text:p>1818350.273121</text:p>
          </table:table-cell>
        </table:table-row>
        <table:table-row>
          <table:table-cell office:value-type="string">
            <text:p>c44</text:p>
          </table:table-cell>
          <table:table-cell office:value-type="string">
            <text:p>6952.8</text:p>
          </table:table-cell>
          <table:table-cell office:value-type="string">
            <text:p>306.4</text:p>
          </table:table-cell>
          <table:table-cell office:value-type="string">
            <text:p>15167.8</text:p>
          </table:table-cell>
          <table:table-cell office:value-type="string">
            <text:p>57726.5</text:p>
          </table:table-cell>
          <table:table-cell office:value-type="string">
            <text:p>8042.5</text:p>
          </table:table-cell>
          <table:table-cell office:value-type="string">
            <text:p>3268.3</text:p>
          </table:table-cell>
          <table:table-cell office:value-type="string">
            <text:p>5248.2</text:p>
          </table:table-cell>
          <table:table-cell office:value-type="string">
            <text:p>2256.0</text:p>
          </table:table-cell>
          <table:table-cell office:value-type="string">
            <text:p>1032.3</text:p>
          </table:table-cell>
          <table:table-cell office:value-type="string">
            <text:p>1970.1</text:p>
          </table:table-cell>
          <table:table-cell office:value-type="string">
            <text:p>20684.8</text:p>
          </table:table-cell>
          <table:table-cell office:value-type="string">
            <text:p>4029.3</text:p>
          </table:table-cell>
          <table:table-cell office:value-type="string">
            <text:p>1652.4</text:p>
          </table:table-cell>
          <table:table-cell office:value-type="string">
            <text:p>1150.6</text:p>
          </table:table-cell>
          <table:table-cell office:value-type="string">
            <text:p>298.2</text:p>
          </table:table-cell>
          <table:table-cell office:value-type="string">
            <text:p>4245.2</text:p>
          </table:table-cell>
          <table:table-cell office:value-type="string">
            <text:p>28.6</text:p>
          </table:table-cell>
          <table:table-cell office:value-type="string">
            <text:p>248.3</text:p>
          </table:table-cell>
          <table:table-cell office:value-type="string">
            <text:p>6119.5</text:p>
          </table:table-cell>
          <table:table-cell office:value-type="string">
            <text:p>228.6</text:p>
          </table:table-cell>
          <table:table-cell office:value-type="string">
            <text:p>12668.0</text:p>
          </table:table-cell>
          <table:table-cell office:value-type="string">
            <text:p>56807.4</text:p>
          </table:table-cell>
          <table:table-cell office:value-type="string">
            <text:p>8180.3</text:p>
          </table:table-cell>
          <table:table-cell office:value-type="string">
            <text:p>3170.3</text:p>
          </table:table-cell>
          <table:table-cell office:value-type="string">
            <text:p>4833.5</text:p>
          </table:table-cell>
          <table:table-cell office:value-type="string">
            <text:p>2237.7</text:p>
          </table:table-cell>
          <table:table-cell office:value-type="string">
            <text:p>3987.9</text:p>
          </table:table-cell>
          <table:table-cell office:value-type="string">
            <text:p>1570.2</text:p>
          </table:table-cell>
          <table:table-cell office:value-type="string">
            <text:p>407.6</text:p>
          </table:table-cell>
          <table:table-cell office:value-type="string">
            <text:p>3577.3</text:p>
          </table:table-cell>
          <table:table-cell office:value-type="string">
            <text:p>21.3</text:p>
          </table:table-cell>
          <table:table-cell office:value-type="string">
            <text:p>317.6</text:p>
          </table:table-cell>
          <table:table-cell office:value-type="string">
            <text:p>0.0</text:p>
          </table:table-cell>
          <table:table-cell office:value-type="string">
            <text:p>663.6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6.6</text:p>
          </table:table-cell>
          <table:table-cell office:value-type="string">
            <text:p>769.0</text:p>
          </table:table-cell>
          <table:table-cell office:value-type="string">
            <text:p>769.0</text:p>
          </table:table-cell>
          <table:table-cell office:value-type="string">
            <text:p>1055.3</text:p>
          </table:table-cell>
          <table:table-cell office:value-type="string">
            <text:p>647.4</text:p>
          </table:table-cell>
          <table:table-cell office:value-type="string">
            <text:p>749.9</text:p>
          </table:table-cell>
          <table:table-cell office:value-type="string">
            <text:p>1179506.0</text:p>
          </table:table-cell>
          <table:table-cell office:value-type="string">
            <text:p>1161825.0</text:p>
          </table:table-cell>
          <table:table-cell office:value-type="string">
            <text:p>1160908.197775</text:p>
          </table:table-cell>
          <table:table-cell office:value-type="string">
            <text:p>13631.0</text:p>
          </table:table-cell>
          <table:table-cell office:value-type="string">
            <text:p>243358.730995</text:p>
          </table:table-cell>
          <table:table-cell office:value-type="string">
            <text:p>248043.651536</text:p>
          </table:table-cell>
          <table:table-cell office:value-type="string">
            <text:p>491402.382531</text:p>
          </table:table-cell>
          <table:table-cell office:value-type="string">
            <text:p>233384.915834</text:p>
          </table:table-cell>
          <table:table-cell office:value-type="string">
            <text:p>234349.89941</text:p>
          </table:table-cell>
          <table:table-cell office:value-type="string">
            <text:p>467734.815244</text:p>
          </table:table-cell>
          <table:table-cell office:value-type="string">
            <text:p>58065.0</text:p>
          </table:table-cell>
          <table:table-cell office:value-type="string">
            <text:p>665843.382531</text:p>
          </table:table-cell>
          <table:table-cell office:value-type="string">
            <text:p>1035502.197775</text:p>
          </table:table-cell>
          <table:table-cell office:value-type="string">
            <text:p>1021871.197775</text:p>
          </table:table-cell>
          <table:table-cell office:value-type="string">
            <text:p>1018120.0</text:p>
          </table:table-cell>
          <table:table-cell office:value-type="string">
            <text:p>1698223.0</text:p>
          </table:table-cell>
          <table:table-cell office:value-type="string">
            <text:p>0.718913</text:p>
          </table:table-cell>
          <table:table-cell office:value-type="string">
            <text:p>1.035074</text:p>
          </table:table-cell>
          <table:table-cell office:value-type="string">
            <text:p>139</text:p>
          </table:table-cell>
          <table:table-cell office:value-type="string">
            <text:p>138</text:p>
          </table:table-cell>
          <table:table-cell office:value-type="string">
            <text:p>277</text:p>
          </table:table-cell>
          <table:table-cell office:value-type="string">
            <text:p>1640678.641673</text:p>
          </table:table-cell>
        </table:table-row>
        <table:table-row>
          <table:table-cell office:value-type="string">
            <text:p>c45</text:p>
          </table:table-cell>
          <table:table-cell office:value-type="string">
            <text:p>9009.7</text:p>
          </table:table-cell>
          <table:table-cell office:value-type="string">
            <text:p>177.9</text:p>
          </table:table-cell>
          <table:table-cell office:value-type="string">
            <text:p>17946.2</text:p>
          </table:table-cell>
          <table:table-cell office:value-type="string">
            <text:p>57662.8</text:p>
          </table:table-cell>
          <table:table-cell office:value-type="string">
            <text:p>9437.2</text:p>
          </table:table-cell>
          <table:table-cell office:value-type="string">
            <text:p>3000.7</text:p>
          </table:table-cell>
          <table:table-cell office:value-type="string">
            <text:p>4432.3</text:p>
          </table:table-cell>
          <table:table-cell office:value-type="string">
            <text:p>2148.9</text:p>
          </table:table-cell>
          <table:table-cell office:value-type="string">
            <text:p>1119.2</text:p>
          </table:table-cell>
          <table:table-cell office:value-type="string">
            <text:p>2138.4</text:p>
          </table:table-cell>
          <table:table-cell office:value-type="string">
            <text:p>23084.5</text:p>
          </table:table-cell>
          <table:table-cell office:value-type="string">
            <text:p>4112.6</text:p>
          </table:table-cell>
          <table:table-cell office:value-type="string">
            <text:p>1389.2</text:p>
          </table:table-cell>
          <table:table-cell office:value-type="string">
            <text:p>1178.0</text:p>
          </table:table-cell>
          <table:table-cell office:value-type="string">
            <text:p>270.7</text:p>
          </table:table-cell>
          <table:table-cell office:value-type="string">
            <text:p>4401.2</text:p>
          </table:table-cell>
          <table:table-cell office:value-type="string">
            <text:p>11.9</text:p>
          </table:table-cell>
          <table:table-cell office:value-type="string">
            <text:p>362.9</text:p>
          </table:table-cell>
          <table:table-cell office:value-type="string">
            <text:p>7815.3</text:p>
          </table:table-cell>
          <table:table-cell office:value-type="string">
            <text:p>163.0</text:p>
          </table:table-cell>
          <table:table-cell office:value-type="string">
            <text:p>14892.3</text:p>
          </table:table-cell>
          <table:table-cell office:value-type="string">
            <text:p>61811.6</text:p>
          </table:table-cell>
          <table:table-cell office:value-type="string">
            <text:p>7326.4</text:p>
          </table:table-cell>
          <table:table-cell office:value-type="string">
            <text:p>3267.0</text:p>
          </table:table-cell>
          <table:table-cell office:value-type="string">
            <text:p>5505.7</text:p>
          </table:table-cell>
          <table:table-cell office:value-type="string">
            <text:p>2137.7</text:p>
          </table:table-cell>
          <table:table-cell office:value-type="string">
            <text:p>4905.3</text:p>
          </table:table-cell>
          <table:table-cell office:value-type="string">
            <text:p>1964.9</text:p>
          </table:table-cell>
          <table:table-cell office:value-type="string">
            <text:p>415.5</text:p>
          </table:table-cell>
          <table:table-cell office:value-type="string">
            <text:p>4123.5</text:p>
          </table:table-cell>
          <table:table-cell office:value-type="string">
            <text:p>13.0</text:p>
          </table:table-cell>
          <table:table-cell office:value-type="string">
            <text:p>501.4</text:p>
          </table:table-cell>
          <table:table-cell office:value-type="string">
            <text:p>0.0</text:p>
          </table:table-cell>
          <table:table-cell office:value-type="string">
            <text:p>1110.4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09.6</text:p>
          </table:table-cell>
          <table:table-cell office:value-type="string">
            <text:p>711.4</text:p>
          </table:table-cell>
          <table:table-cell office:value-type="string">
            <text:p>711.4</text:p>
          </table:table-cell>
          <table:table-cell office:value-type="string">
            <text:p>1082.7</text:p>
          </table:table-cell>
          <table:table-cell office:value-type="string">
            <text:p>1104.1</text:p>
          </table:table-cell>
          <table:table-cell office:value-type="string">
            <text:p>1171.8</text:p>
          </table:table-cell>
          <table:table-cell office:value-type="string">
            <text:p>1261570.0</text:p>
          </table:table-cell>
          <table:table-cell office:value-type="string">
            <text:p>1239864.0</text:p>
          </table:table-cell>
          <table:table-cell office:value-type="string">
            <text:p>1238457.574025</text:p>
          </table:table-cell>
          <table:table-cell office:value-type="string">
            <text:p>17331.0</text:p>
          </table:table-cell>
          <table:table-cell office:value-type="string">
            <text:p>256398.138172</text:p>
          </table:table-cell>
          <table:table-cell office:value-type="string">
            <text:p>260029.380172</text:p>
          </table:table-cell>
          <table:table-cell office:value-type="string">
            <text:p>516427.518344</text:p>
          </table:table-cell>
          <table:table-cell office:value-type="string">
            <text:p>253353.243979</text:p>
          </table:table-cell>
          <table:table-cell office:value-type="string">
            <text:p>255213.811701</text:p>
          </table:table-cell>
          <table:table-cell office:value-type="string">
            <text:p>508567.05568</text:p>
          </table:table-cell>
          <table:table-cell office:value-type="string">
            <text:p>59754.0</text:p>
          </table:table-cell>
          <table:table-cell office:value-type="string">
            <text:p>697320.518344</text:p>
          </table:table-cell>
          <table:table-cell office:value-type="string">
            <text:p>1106686.574025</text:p>
          </table:table-cell>
          <table:table-cell office:value-type="string">
            <text:p>1089355.574025</text:p>
          </table:table-cell>
          <table:table-cell office:value-type="string">
            <text:p>1086038.0</text:p>
          </table:table-cell>
          <table:table-cell office:value-type="string">
            <text:p>1883198.0</text:p>
          </table:table-cell>
          <table:table-cell office:value-type="string">
            <text:p>0.705536</text:p>
          </table:table-cell>
          <table:table-cell office:value-type="string">
            <text:p>1.053182</text:p>
          </table:table-cell>
          <table:table-cell office:value-type="string">
            <text:p>107</text:p>
          </table:table-cell>
          <table:table-cell office:value-type="string">
            <text:p>111</text:p>
          </table:table-cell>
          <table:table-cell office:value-type="string">
            <text:p>218</text:p>
          </table:table-cell>
          <table:table-cell office:value-type="string">
            <text:p>1788102.661113</text:p>
          </table:table-cell>
        </table:table-row>
        <table:table-row>
          <table:table-cell office:value-type="string">
            <text:p>c47</text:p>
          </table:table-cell>
          <table:table-cell office:value-type="string">
            <text:p>9592.4</text:p>
          </table:table-cell>
          <table:table-cell office:value-type="string">
            <text:p>577.1</text:p>
          </table:table-cell>
          <table:table-cell office:value-type="string">
            <text:p>15180.9</text:p>
          </table:table-cell>
          <table:table-cell office:value-type="string">
            <text:p>63117.7</text:p>
          </table:table-cell>
          <table:table-cell office:value-type="string">
            <text:p>8059.8</text:p>
          </table:table-cell>
          <table:table-cell office:value-type="string">
            <text:p>3381.9</text:p>
          </table:table-cell>
          <table:table-cell office:value-type="string">
            <text:p>5356.5</text:p>
          </table:table-cell>
          <table:table-cell office:value-type="string">
            <text:p>2270.4</text:p>
          </table:table-cell>
          <table:table-cell office:value-type="string">
            <text:p>1522.6</text:p>
          </table:table-cell>
          <table:table-cell office:value-type="string">
            <text:p>3552.1</text:p>
          </table:table-cell>
          <table:table-cell office:value-type="string">
            <text:p>22688.9</text:p>
          </table:table-cell>
          <table:table-cell office:value-type="string">
            <text:p>4737.9</text:p>
          </table:table-cell>
          <table:table-cell office:value-type="string">
            <text:p>2082.9</text:p>
          </table:table-cell>
          <table:table-cell office:value-type="string">
            <text:p>1285.4</text:p>
          </table:table-cell>
          <table:table-cell office:value-type="string">
            <text:p>308.9</text:p>
          </table:table-cell>
          <table:table-cell office:value-type="string">
            <text:p>4516.2</text:p>
          </table:table-cell>
          <table:table-cell office:value-type="string">
            <text:p>22.5</text:p>
          </table:table-cell>
          <table:table-cell office:value-type="string">
            <text:p>389.1</text:p>
          </table:table-cell>
          <table:table-cell office:value-type="string">
            <text:p>7507.4</text:p>
          </table:table-cell>
          <table:table-cell office:value-type="string">
            <text:p>233.6</text:p>
          </table:table-cell>
          <table:table-cell office:value-type="string">
            <text:p>14784.4</text:p>
          </table:table-cell>
          <table:table-cell office:value-type="string">
            <text:p>62225.1</text:p>
          </table:table-cell>
          <table:table-cell office:value-type="string">
            <text:p>8027.1</text:p>
          </table:table-cell>
          <table:table-cell office:value-type="string">
            <text:p>3373.5</text:p>
          </table:table-cell>
          <table:table-cell office:value-type="string">
            <text:p>5111.1</text:p>
          </table:table-cell>
          <table:table-cell office:value-type="string">
            <text:p>2119.6</text:p>
          </table:table-cell>
          <table:table-cell office:value-type="string">
            <text:p>5026.2</text:p>
          </table:table-cell>
          <table:table-cell office:value-type="string">
            <text:p>2050.1</text:p>
          </table:table-cell>
          <table:table-cell office:value-type="string">
            <text:p>461.7</text:p>
          </table:table-cell>
          <table:table-cell office:value-type="string">
            <text:p>4243.5</text:p>
          </table:table-cell>
          <table:table-cell office:value-type="string">
            <text:p>18.8</text:p>
          </table:table-cell>
          <table:table-cell office:value-type="string">
            <text:p>434.7</text:p>
          </table:table-cell>
          <table:table-cell office:value-type="string">
            <text:p>0.0</text:p>
          </table:table-cell>
          <table:table-cell office:value-type="string">
            <text:p>687.7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15.0</text:p>
          </table:table-cell>
          <table:table-cell office:value-type="string">
            <text:p>619.7</text:p>
          </table:table-cell>
          <table:table-cell office:value-type="string">
            <text:p>619.7</text:p>
          </table:table-cell>
          <table:table-cell office:value-type="string">
            <text:p>873.4</text:p>
          </table:table-cell>
          <table:table-cell office:value-type="string">
            <text:p>749.8</text:p>
          </table:table-cell>
          <table:table-cell office:value-type="string">
            <text:p>1088.5</text:p>
          </table:table-cell>
          <table:table-cell office:value-type="string">
            <text:p>1302220.0</text:p>
          </table:table-cell>
          <table:table-cell office:value-type="string">
            <text:p>1278103.0</text:p>
          </table:table-cell>
          <table:table-cell office:value-type="string">
            <text:p>1277845.825697</text:p>
          </table:table-cell>
          <table:table-cell office:value-type="string">
            <text:p>18008.0</text:p>
          </table:table-cell>
          <table:table-cell office:value-type="string">
            <text:p>283206.302413</text:p>
          </table:table-cell>
          <table:table-cell office:value-type="string">
            <text:p>284626.789815</text:p>
          </table:table-cell>
          <table:table-cell office:value-type="string">
            <text:p>567833.092228</text:p>
          </table:table-cell>
          <table:table-cell office:value-type="string">
            <text:p>243706.723591</text:p>
          </table:table-cell>
          <table:table-cell office:value-type="string">
            <text:p>246626.009878</text:p>
          </table:table-cell>
          <table:table-cell office:value-type="string">
            <text:p>490332.733469</text:p>
          </table:table-cell>
          <table:table-cell office:value-type="string">
            <text:p>62515.0</text:p>
          </table:table-cell>
          <table:table-cell office:value-type="string">
            <text:p>757857.092228</text:p>
          </table:table-cell>
          <table:table-cell office:value-type="string">
            <text:p>1142630.825697</text:p>
          </table:table-cell>
          <table:table-cell office:value-type="string">
            <text:p>1124622.825697</text:p>
          </table:table-cell>
          <table:table-cell office:value-type="string">
            <text:p>1120821.0</text:p>
          </table:table-cell>
          <table:table-cell office:value-type="string">
            <text:p>2025690.0</text:p>
          </table:table-cell>
          <table:table-cell office:value-type="string">
            <text:p>0.695564</text:p>
          </table:table-cell>
          <table:table-cell office:value-type="string">
            <text:p>1.081995</text:p>
          </table:table-cell>
          <table:table-cell office:value-type="string">
            <text:p>304</text:p>
          </table:table-cell>
          <table:table-cell office:value-type="string">
            <text:p>257</text:p>
          </table:table-cell>
          <table:table-cell office:value-type="string">
            <text:p>561</text:p>
          </table:table-cell>
          <table:table-cell office:value-type="string">
            <text:p>1872179.74968</text:p>
          </table:table-cell>
        </table:table-row>
        <table:table-row>
          <table:table-cell office:value-type="string">
            <text:p>c48</text:p>
          </table:table-cell>
          <table:table-cell office:value-type="string">
            <text:p>12927.4</text:p>
          </table:table-cell>
          <table:table-cell office:value-type="string">
            <text:p>384.0</text:p>
          </table:table-cell>
          <table:table-cell office:value-type="string">
            <text:p>18925.8</text:p>
          </table:table-cell>
          <table:table-cell office:value-type="string">
            <text:p>63652.2</text:p>
          </table:table-cell>
          <table:table-cell office:value-type="string">
            <text:p>7876.2</text:p>
          </table:table-cell>
          <table:table-cell office:value-type="string">
            <text:p>3467.1</text:p>
          </table:table-cell>
          <table:table-cell office:value-type="string">
            <text:p>4588.8</text:p>
          </table:table-cell>
          <table:table-cell office:value-type="string">
            <text:p>2294.0</text:p>
          </table:table-cell>
          <table:table-cell office:value-type="string">
            <text:p>1118.7</text:p>
          </table:table-cell>
          <table:table-cell office:value-type="string">
            <text:p>1538.2</text:p>
          </table:table-cell>
          <table:table-cell office:value-type="string">
            <text:p>21142.2</text:p>
          </table:table-cell>
          <table:table-cell office:value-type="string">
            <text:p>4241.1</text:p>
          </table:table-cell>
          <table:table-cell office:value-type="string">
            <text:p>1296.7</text:p>
          </table:table-cell>
          <table:table-cell office:value-type="string">
            <text:p>1627.1</text:p>
          </table:table-cell>
          <table:table-cell office:value-type="string">
            <text:p>199.3</text:p>
          </table:table-cell>
          <table:table-cell office:value-type="string">
            <text:p>3968.4</text:p>
          </table:table-cell>
          <table:table-cell office:value-type="string">
            <text:p>0.0</text:p>
          </table:table-cell>
          <table:table-cell office:value-type="string">
            <text:p>602.9</text:p>
          </table:table-cell>
          <table:table-cell office:value-type="string">
            <text:p>12795.3</text:p>
          </table:table-cell>
          <table:table-cell office:value-type="string">
            <text:p>471.3</text:p>
          </table:table-cell>
          <table:table-cell office:value-type="string">
            <text:p>15662.5</text:p>
          </table:table-cell>
          <table:table-cell office:value-type="string">
            <text:p>63346.1</text:p>
          </table:table-cell>
          <table:table-cell office:value-type="string">
            <text:p>7068.9</text:p>
          </table:table-cell>
          <table:table-cell office:value-type="string">
            <text:p>3374.1</text:p>
          </table:table-cell>
          <table:table-cell office:value-type="string">
            <text:p>4697.4</text:p>
          </table:table-cell>
          <table:table-cell office:value-type="string">
            <text:p>2275.4</text:p>
          </table:table-cell>
          <table:table-cell office:value-type="string">
            <text:p>4258.9</text:p>
          </table:table-cell>
          <table:table-cell office:value-type="string">
            <text:p>1776.1</text:p>
          </table:table-cell>
          <table:table-cell office:value-type="string">
            <text:p>315.7</text:p>
          </table:table-cell>
          <table:table-cell office:value-type="string">
            <text:p>3656.2</text:p>
          </table:table-cell>
          <table:table-cell office:value-type="string">
            <text:p>8.1</text:p>
          </table:table-cell>
          <table:table-cell office:value-type="string">
            <text:p>716.3</text:p>
          </table:table-cell>
          <table:table-cell office:value-type="string">
            <text:p>0.0</text:p>
          </table:table-cell>
          <table:table-cell office:value-type="string">
            <text:p>1106.4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54.4</text:p>
          </table:table-cell>
          <table:table-cell office:value-type="string">
            <text:p>629.9</text:p>
          </table:table-cell>
          <table:table-cell office:value-type="string">
            <text:p>629.9</text:p>
          </table:table-cell>
          <table:table-cell office:value-type="string">
            <text:p>649.2</text:p>
          </table:table-cell>
          <table:table-cell office:value-type="string">
            <text:p>759.6</text:p>
          </table:table-cell>
          <table:table-cell office:value-type="string">
            <text:p>1165.9</text:p>
          </table:table-cell>
          <table:table-cell office:value-type="string">
            <text:p>1224656.0</text:p>
          </table:table-cell>
          <table:table-cell office:value-type="string">
            <text:p>1193067.0</text:p>
          </table:table-cell>
          <table:table-cell office:value-type="string">
            <text:p>1192489.034199</text:p>
          </table:table-cell>
          <table:table-cell office:value-type="string">
            <text:p>27389.0</text:p>
          </table:table-cell>
          <table:table-cell office:value-type="string">
            <text:p>261702.60955</text:p>
          </table:table-cell>
          <table:table-cell office:value-type="string">
            <text:p>261886.850888</text:p>
          </table:table-cell>
          <table:table-cell office:value-type="string">
            <text:p>523589.460438</text:p>
          </table:table-cell>
          <table:table-cell office:value-type="string">
            <text:p>223944.841125</text:p>
          </table:table-cell>
          <table:table-cell office:value-type="string">
            <text:p>226624.732636</text:p>
          </table:table-cell>
          <table:table-cell office:value-type="string">
            <text:p>450569.573761</text:p>
          </table:table-cell>
          <table:table-cell office:value-type="string">
            <text:p>56540.0</text:p>
          </table:table-cell>
          <table:table-cell office:value-type="string">
            <text:p>707659.460438</text:p>
          </table:table-cell>
          <table:table-cell office:value-type="string">
            <text:p>1062382.034199</text:p>
          </table:table-cell>
          <table:table-cell office:value-type="string">
            <text:p>1034993.034199</text:p>
          </table:table-cell>
          <table:table-cell office:value-type="string">
            <text:p>1031207.0</text:p>
          </table:table-cell>
          <table:table-cell office:value-type="string">
            <text:p>1740074.0</text:p>
          </table:table-cell>
          <table:table-cell office:value-type="string">
            <text:p>0.741087</text:p>
          </table:table-cell>
          <table:table-cell office:value-type="string">
            <text:p>1.052987</text:p>
          </table:table-cell>
          <table:table-cell office:value-type="string">
            <text:p>139</text:p>
          </table:table-cell>
          <table:table-cell office:value-type="string">
            <text:p>171</text:p>
          </table:table-cell>
          <table:table-cell office:value-type="string">
            <text:p>310</text:p>
          </table:table-cell>
          <table:table-cell office:value-type="string">
            <text:p>1652512.986895</text:p>
          </table:table-cell>
        </table:table-row>
        <table:table-row>
          <table:table-cell office:value-type="string">
            <text:p>c49</text:p>
          </table:table-cell>
          <table:table-cell office:value-type="string">
            <text:p>8445.3</text:p>
          </table:table-cell>
          <table:table-cell office:value-type="string">
            <text:p>110.8</text:p>
          </table:table-cell>
          <table:table-cell office:value-type="string">
            <text:p>17891.0</text:p>
          </table:table-cell>
          <table:table-cell office:value-type="string">
            <text:p>64230.0</text:p>
          </table:table-cell>
          <table:table-cell office:value-type="string">
            <text:p>8211.3</text:p>
          </table:table-cell>
          <table:table-cell office:value-type="string">
            <text:p>3976.0</text:p>
          </table:table-cell>
          <table:table-cell office:value-type="string">
            <text:p>5388.7</text:p>
          </table:table-cell>
          <table:table-cell office:value-type="string">
            <text:p>2474.5</text:p>
          </table:table-cell>
          <table:table-cell office:value-type="string">
            <text:p>935.1</text:p>
          </table:table-cell>
          <table:table-cell office:value-type="string">
            <text:p>2241.3</text:p>
          </table:table-cell>
          <table:table-cell office:value-type="string">
            <text:p>24366.1</text:p>
          </table:table-cell>
          <table:table-cell office:value-type="string">
            <text:p>4902.9</text:p>
          </table:table-cell>
          <table:table-cell office:value-type="string">
            <text:p>1836.2</text:p>
          </table:table-cell>
          <table:table-cell office:value-type="string">
            <text:p>1108.4</text:p>
          </table:table-cell>
          <table:table-cell office:value-type="string">
            <text:p>406.4</text:p>
          </table:table-cell>
          <table:table-cell office:value-type="string">
            <text:p>4858.4</text:p>
          </table:table-cell>
          <table:table-cell office:value-type="string">
            <text:p>38.1</text:p>
          </table:table-cell>
          <table:table-cell office:value-type="string">
            <text:p>210.3</text:p>
          </table:table-cell>
          <table:table-cell office:value-type="string">
            <text:p>7358.6</text:p>
          </table:table-cell>
          <table:table-cell office:value-type="string">
            <text:p>88.7</text:p>
          </table:table-cell>
          <table:table-cell office:value-type="string">
            <text:p>19183.9</text:p>
          </table:table-cell>
          <table:table-cell office:value-type="string">
            <text:p>65358.9</text:p>
          </table:table-cell>
          <table:table-cell office:value-type="string">
            <text:p>8381.0</text:p>
          </table:table-cell>
          <table:table-cell office:value-type="string">
            <text:p>3971.0</text:p>
          </table:table-cell>
          <table:table-cell office:value-type="string">
            <text:p>5336.6</text:p>
          </table:table-cell>
          <table:table-cell office:value-type="string">
            <text:p>2117.1</text:p>
          </table:table-cell>
          <table:table-cell office:value-type="string">
            <text:p>4823.2</text:p>
          </table:table-cell>
          <table:table-cell office:value-type="string">
            <text:p>2028.3</text:p>
          </table:table-cell>
          <table:table-cell office:value-type="string">
            <text:p>484.6</text:p>
          </table:table-cell>
          <table:table-cell office:value-type="string">
            <text:p>5014.8</text:p>
          </table:table-cell>
          <table:table-cell office:value-type="string">
            <text:p>21.1</text:p>
          </table:table-cell>
          <table:table-cell office:value-type="string">
            <text:p>252.3</text:p>
          </table:table-cell>
          <table:table-cell office:value-type="string">
            <text:p>0.0</text:p>
          </table:table-cell>
          <table:table-cell office:value-type="string">
            <text:p>2802.2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30.9</text:p>
          </table:table-cell>
          <table:table-cell office:value-type="string">
            <text:p>637.4</text:p>
          </table:table-cell>
          <table:table-cell office:value-type="string">
            <text:p>637.4</text:p>
          </table:table-cell>
          <table:table-cell office:value-type="string">
            <text:p>914.6</text:p>
          </table:table-cell>
          <table:table-cell office:value-type="string">
            <text:p>1023.2</text:p>
          </table:table-cell>
          <table:table-cell office:value-type="string">
            <text:p>1095.5</text:p>
          </table:table-cell>
          <table:table-cell office:value-type="string">
            <text:p>1463564.0</text:p>
          </table:table-cell>
          <table:table-cell office:value-type="string">
            <text:p>1443431.0</text:p>
          </table:table-cell>
          <table:table-cell office:value-type="string">
            <text:p>1443172.954814</text:p>
          </table:table-cell>
          <table:table-cell office:value-type="string">
            <text:p>15918.0</text:p>
          </table:table-cell>
          <table:table-cell office:value-type="string">
            <text:p>306800.316876</text:p>
          </table:table-cell>
          <table:table-cell office:value-type="string">
            <text:p>311197.3603</text:p>
          </table:table-cell>
          <table:table-cell office:value-type="string">
            <text:p>617997.677177</text:p>
          </table:table-cell>
          <table:table-cell office:value-type="string">
            <text:p>295150.243852</text:p>
          </table:table-cell>
          <table:table-cell office:value-type="string">
            <text:p>295851.033786</text:p>
          </table:table-cell>
          <table:table-cell office:value-type="string">
            <text:p>591001.277637</text:p>
          </table:table-cell>
          <table:table-cell office:value-type="string">
            <text:p>65277.0</text:p>
          </table:table-cell>
          <table:table-cell office:value-type="string">
            <text:p>815507.677177</text:p>
          </table:table-cell>
          <table:table-cell office:value-type="string">
            <text:p>1293797.954814</text:p>
          </table:table-cell>
          <table:table-cell office:value-type="string">
            <text:p>1277879.954814</text:p>
          </table:table-cell>
          <table:table-cell office:value-type="string">
            <text:p>1274418.0</text:p>
          </table:table-cell>
          <table:table-cell office:value-type="string">
            <text:p>2309056.0</text:p>
          </table:table-cell>
          <table:table-cell office:value-type="string">
            <text:p>0.815787</text:p>
          </table:table-cell>
          <table:table-cell office:value-type="string">
            <text:p>1.287062</text:p>
          </table:table-cell>
          <table:table-cell office:value-type="string">
            <text:p>110</text:p>
          </table:table-cell>
          <table:table-cell office:value-type="string">
            <text:p>113</text:p>
          </table:table-cell>
          <table:table-cell office:value-type="string">
            <text:p>223</text:p>
          </table:table-cell>
          <table:table-cell office:value-type="string">
            <text:p>1794051.595549</text:p>
          </table:table-cell>
        </table:table-row>
        <table:table-row>
          <table:table-cell office:value-type="string">
            <text:p>c50</text:p>
          </table:table-cell>
          <table:table-cell office:value-type="string">
            <text:p>9381.6</text:p>
          </table:table-cell>
          <table:table-cell office:value-type="string">
            <text:p>453.6</text:p>
          </table:table-cell>
          <table:table-cell office:value-type="string">
            <text:p>19682.3</text:p>
          </table:table-cell>
          <table:table-cell office:value-type="string">
            <text:p>59256.4</text:p>
          </table:table-cell>
          <table:table-cell office:value-type="string">
            <text:p>7876.0</text:p>
          </table:table-cell>
          <table:table-cell office:value-type="string">
            <text:p>3241.7</text:p>
          </table:table-cell>
          <table:table-cell office:value-type="string">
            <text:p>5169.6</text:p>
          </table:table-cell>
          <table:table-cell office:value-type="string">
            <text:p>2261.5</text:p>
          </table:table-cell>
          <table:table-cell office:value-type="string">
            <text:p>1522.9</text:p>
          </table:table-cell>
          <table:table-cell office:value-type="string">
            <text:p>1871.9</text:p>
          </table:table-cell>
          <table:table-cell office:value-type="string">
            <text:p>20772.5</text:p>
          </table:table-cell>
          <table:table-cell office:value-type="string">
            <text:p>3885.6</text:p>
          </table:table-cell>
          <table:table-cell office:value-type="string">
            <text:p>1648.1</text:p>
          </table:table-cell>
          <table:table-cell office:value-type="string">
            <text:p>1221.4</text:p>
          </table:table-cell>
          <table:table-cell office:value-type="string">
            <text:p>304.5</text:p>
          </table:table-cell>
          <table:table-cell office:value-type="string">
            <text:p>3879.3</text:p>
          </table:table-cell>
          <table:table-cell office:value-type="string">
            <text:p>30.6</text:p>
          </table:table-cell>
          <table:table-cell office:value-type="string">
            <text:p>522.7</text:p>
          </table:table-cell>
          <table:table-cell office:value-type="string">
            <text:p>8685.3</text:p>
          </table:table-cell>
          <table:table-cell office:value-type="string">
            <text:p>371.5</text:p>
          </table:table-cell>
          <table:table-cell office:value-type="string">
            <text:p>19076.0</text:p>
          </table:table-cell>
          <table:table-cell office:value-type="string">
            <text:p>56327.5</text:p>
          </table:table-cell>
          <table:table-cell office:value-type="string">
            <text:p>7542.0</text:p>
          </table:table-cell>
          <table:table-cell office:value-type="string">
            <text:p>3148.8</text:p>
          </table:table-cell>
          <table:table-cell office:value-type="string">
            <text:p>5054.6</text:p>
          </table:table-cell>
          <table:table-cell office:value-type="string">
            <text:p>2321.1</text:p>
          </table:table-cell>
          <table:table-cell office:value-type="string">
            <text:p>3942.5</text:p>
          </table:table-cell>
          <table:table-cell office:value-type="string">
            <text:p>1668.3</text:p>
          </table:table-cell>
          <table:table-cell office:value-type="string">
            <text:p>376.2</text:p>
          </table:table-cell>
          <table:table-cell office:value-type="string">
            <text:p>3817.4</text:p>
          </table:table-cell>
          <table:table-cell office:value-type="string">
            <text:p>12.4</text:p>
          </table:table-cell>
          <table:table-cell office:value-type="string">
            <text:p>422.2</text:p>
          </table:table-cell>
          <table:table-cell office:value-type="string">
            <text:p>0.0</text:p>
          </table:table-cell>
          <table:table-cell office:value-type="string">
            <text:p>878.9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06.6</text:p>
          </table:table-cell>
          <table:table-cell office:value-type="string">
            <text:p>821.8</text:p>
          </table:table-cell>
          <table:table-cell office:value-type="string">
            <text:p>821.8</text:p>
          </table:table-cell>
          <table:table-cell office:value-type="string">
            <text:p>1132.4</text:p>
          </table:table-cell>
          <table:table-cell office:value-type="string">
            <text:p>1033.6</text:p>
          </table:table-cell>
          <table:table-cell office:value-type="string">
            <text:p>1151.8</text:p>
          </table:table-cell>
          <table:table-cell office:value-type="string">
            <text:p>1226068.0</text:p>
          </table:table-cell>
          <table:table-cell office:value-type="string">
            <text:p>1202540.0</text:p>
          </table:table-cell>
          <table:table-cell office:value-type="string">
            <text:p>1201419.026817</text:p>
          </table:table-cell>
          <table:table-cell office:value-type="string">
            <text:p>19031.0</text:p>
          </table:table-cell>
          <table:table-cell office:value-type="string">
            <text:p>248344.381744</text:p>
          </table:table-cell>
          <table:table-cell office:value-type="string">
            <text:p>252743.094802</text:p>
          </table:table-cell>
          <table:table-cell office:value-type="string">
            <text:p>501087.476546</text:p>
          </table:table-cell>
          <table:table-cell office:value-type="string">
            <text:p>241730.431132</text:p>
          </table:table-cell>
          <table:table-cell office:value-type="string">
            <text:p>245317.119138</text:p>
          </table:table-cell>
          <table:table-cell office:value-type="string">
            <text:p>487047.550271</text:p>
          </table:table-cell>
          <table:table-cell office:value-type="string">
            <text:p>56917.0</text:p>
          </table:table-cell>
          <table:table-cell office:value-type="string">
            <text:p>675780.476546</text:p>
          </table:table-cell>
          <table:table-cell office:value-type="string">
            <text:p>1068747.026817</text:p>
          </table:table-cell>
          <table:table-cell office:value-type="string">
            <text:p>1049716.026817</text:p>
          </table:table-cell>
          <table:table-cell office:value-type="string">
            <text:p>1046064.0</text:p>
          </table:table-cell>
          <table:table-cell office:value-type="string">
            <text:p>1835734.0</text:p>
          </table:table-cell>
          <table:table-cell office:value-type="string">
            <text:p>0.705779</text:p>
          </table:table-cell>
          <table:table-cell office:value-type="string">
            <text:p>1.05673</text:p>
          </table:table-cell>
          <table:table-cell office:value-type="string">
            <text:p>120</text:p>
          </table:table-cell>
          <table:table-cell office:value-type="string">
            <text:p>159</text:p>
          </table:table-cell>
          <table:table-cell office:value-type="string">
            <text:p>279</text:p>
          </table:table-cell>
          <table:table-cell office:value-type="string">
            <text:p>1737183.36376</text:p>
          </table:table-cell>
        </table:table-row>
        <table:table-row>
          <table:table-cell office:value-type="string">
            <text:p>c51</text:p>
          </table:table-cell>
          <table:table-cell office:value-type="string">
            <text:p>5148.5</text:p>
          </table:table-cell>
          <table:table-cell office:value-type="string">
            <text:p>149.2</text:p>
          </table:table-cell>
          <table:table-cell office:value-type="string">
            <text:p>13803.1</text:p>
          </table:table-cell>
          <table:table-cell office:value-type="string">
            <text:p>60671.8</text:p>
          </table:table-cell>
          <table:table-cell office:value-type="string">
            <text:p>7723.3</text:p>
          </table:table-cell>
          <table:table-cell office:value-type="string">
            <text:p>3597.6</text:p>
          </table:table-cell>
          <table:table-cell office:value-type="string">
            <text:p>5380.4</text:p>
          </table:table-cell>
          <table:table-cell office:value-type="string">
            <text:p>2175.3</text:p>
          </table:table-cell>
          <table:table-cell office:value-type="string">
            <text:p>935.8</text:p>
          </table:table-cell>
          <table:table-cell office:value-type="string">
            <text:p>1988.3</text:p>
          </table:table-cell>
          <table:table-cell office:value-type="string">
            <text:p>21121.3</text:p>
          </table:table-cell>
          <table:table-cell office:value-type="string">
            <text:p>4273.0</text:p>
          </table:table-cell>
          <table:table-cell office:value-type="string">
            <text:p>1833.2</text:p>
          </table:table-cell>
          <table:table-cell office:value-type="string">
            <text:p>920.5</text:p>
          </table:table-cell>
          <table:table-cell office:value-type="string">
            <text:p>432.0</text:p>
          </table:table-cell>
          <table:table-cell office:value-type="string">
            <text:p>3739.0</text:p>
          </table:table-cell>
          <table:table-cell office:value-type="string">
            <text:p>17.4</text:p>
          </table:table-cell>
          <table:table-cell office:value-type="string">
            <text:p>417.7</text:p>
          </table:table-cell>
          <table:table-cell office:value-type="string">
            <text:p>5184.9</text:p>
          </table:table-cell>
          <table:table-cell office:value-type="string">
            <text:p>278.8</text:p>
          </table:table-cell>
          <table:table-cell office:value-type="string">
            <text:p>12027.5</text:p>
          </table:table-cell>
          <table:table-cell office:value-type="string">
            <text:p>60466.3</text:p>
          </table:table-cell>
          <table:table-cell office:value-type="string">
            <text:p>7628.1</text:p>
          </table:table-cell>
          <table:table-cell office:value-type="string">
            <text:p>3443.6</text:p>
          </table:table-cell>
          <table:table-cell office:value-type="string">
            <text:p>4823.0</text:p>
          </table:table-cell>
          <table:table-cell office:value-type="string">
            <text:p>2201.0</text:p>
          </table:table-cell>
          <table:table-cell office:value-type="string">
            <text:p>4072.1</text:p>
          </table:table-cell>
          <table:table-cell office:value-type="string">
            <text:p>1632.1</text:p>
          </table:table-cell>
          <table:table-cell office:value-type="string">
            <text:p>532.9</text:p>
          </table:table-cell>
          <table:table-cell office:value-type="string">
            <text:p>3964.2</text:p>
          </table:table-cell>
          <table:table-cell office:value-type="string">
            <text:p>12.9</text:p>
          </table:table-cell>
          <table:table-cell office:value-type="string">
            <text:p>350.9</text:p>
          </table:table-cell>
          <table:table-cell office:value-type="string">
            <text:p>0.0</text:p>
          </table:table-cell>
          <table:table-cell office:value-type="string">
            <text:p>410.7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12.0</text:p>
          </table:table-cell>
          <table:table-cell office:value-type="string">
            <text:p>656.3</text:p>
          </table:table-cell>
          <table:table-cell office:value-type="string">
            <text:p>656.3</text:p>
          </table:table-cell>
          <table:table-cell office:value-type="string">
            <text:p>921.7</text:p>
          </table:table-cell>
          <table:table-cell office:value-type="string">
            <text:p>912.2</text:p>
          </table:table-cell>
          <table:table-cell office:value-type="string">
            <text:p>1012.3</text:p>
          </table:table-cell>
          <table:table-cell office:value-type="string">
            <text:p>1222417.0</text:p>
          </table:table-cell>
          <table:table-cell office:value-type="string">
            <text:p>1207617.0</text:p>
          </table:table-cell>
          <table:table-cell office:value-type="string">
            <text:p>1208073.286109</text:p>
          </table:table-cell>
          <table:table-cell office:value-type="string">
            <text:p>11037.0</text:p>
          </table:table-cell>
          <table:table-cell office:value-type="string">
            <text:p>265211.584963</text:p>
          </table:table-cell>
          <table:table-cell office:value-type="string">
            <text:p>266885.536295</text:p>
          </table:table-cell>
          <table:table-cell office:value-type="string">
            <text:p>532097.121258</text:p>
          </table:table-cell>
          <table:table-cell office:value-type="string">
            <text:p>233524.604066</text:p>
          </table:table-cell>
          <table:table-cell office:value-type="string">
            <text:p>236488.560785</text:p>
          </table:table-cell>
          <table:table-cell office:value-type="string">
            <text:p>470013.164851</text:p>
          </table:table-cell>
          <table:table-cell office:value-type="string">
            <text:p>58288.0</text:p>
          </table:table-cell>
          <table:table-cell office:value-type="string">
            <text:p>713149.121258</text:p>
          </table:table-cell>
          <table:table-cell office:value-type="string">
            <text:p>1074072.286109</text:p>
          </table:table-cell>
          <table:table-cell office:value-type="string">
            <text:p>1063035.286109</text:p>
          </table:table-cell>
          <table:table-cell office:value-type="string">
            <text:p>1059836.0</text:p>
          </table:table-cell>
          <table:table-cell office:value-type="string">
            <text:p>1752661.0</text:p>
          </table:table-cell>
          <table:table-cell office:value-type="string">
            <text:p>0.796439</text:p>
          </table:table-cell>
          <table:table-cell office:value-type="string">
            <text:p>1.141907</text:p>
          </table:table-cell>
          <table:table-cell office:value-type="string">
            <text:p>165</text:p>
          </table:table-cell>
          <table:table-cell office:value-type="string">
            <text:p>156</text:p>
          </table:table-cell>
          <table:table-cell office:value-type="string">
            <text:p>321</text:p>
          </table:table-cell>
          <table:table-cell office:value-type="string">
            <text:p>1534854.150509</text:p>
          </table:table-cell>
        </table:table-row>
        <table:table-row>
          <table:table-cell office:value-type="string">
            <text:p>c52</text:p>
          </table:table-cell>
          <table:table-cell office:value-type="string">
            <text:p>13340.7</text:p>
          </table:table-cell>
          <table:table-cell office:value-type="string">
            <text:p>373.5</text:p>
          </table:table-cell>
          <table:table-cell office:value-type="string">
            <text:p>19254.4</text:p>
          </table:table-cell>
          <table:table-cell office:value-type="string">
            <text:p>63619.8</text:p>
          </table:table-cell>
          <table:table-cell office:value-type="string">
            <text:p>8610.3</text:p>
          </table:table-cell>
          <table:table-cell office:value-type="string">
            <text:p>3843.5</text:p>
          </table:table-cell>
          <table:table-cell office:value-type="string">
            <text:p>5576.6</text:p>
          </table:table-cell>
          <table:table-cell office:value-type="string">
            <text:p>2358.6</text:p>
          </table:table-cell>
          <table:table-cell office:value-type="string">
            <text:p>1958.3</text:p>
          </table:table-cell>
          <table:table-cell office:value-type="string">
            <text:p>2915.2</text:p>
          </table:table-cell>
          <table:table-cell office:value-type="string">
            <text:p>22148.3</text:p>
          </table:table-cell>
          <table:table-cell office:value-type="string">
            <text:p>4309.5</text:p>
          </table:table-cell>
          <table:table-cell office:value-type="string">
            <text:p>2037.7</text:p>
          </table:table-cell>
          <table:table-cell office:value-type="string">
            <text:p>2011.1</text:p>
          </table:table-cell>
          <table:table-cell office:value-type="string">
            <text:p>339.0</text:p>
          </table:table-cell>
          <table:table-cell office:value-type="string">
            <text:p>4552.1</text:p>
          </table:table-cell>
          <table:table-cell office:value-type="string">
            <text:p>23.1</text:p>
          </table:table-cell>
          <table:table-cell office:value-type="string">
            <text:p>567.9</text:p>
          </table:table-cell>
          <table:table-cell office:value-type="string">
            <text:p>10886.0</text:p>
          </table:table-cell>
          <table:table-cell office:value-type="string">
            <text:p>282.8</text:p>
          </table:table-cell>
          <table:table-cell office:value-type="string">
            <text:p>15921.4</text:p>
          </table:table-cell>
          <table:table-cell office:value-type="string">
            <text:p>63385.0</text:p>
          </table:table-cell>
          <table:table-cell office:value-type="string">
            <text:p>8247.9</text:p>
          </table:table-cell>
          <table:table-cell office:value-type="string">
            <text:p>3768.2</text:p>
          </table:table-cell>
          <table:table-cell office:value-type="string">
            <text:p>5428.3</text:p>
          </table:table-cell>
          <table:table-cell office:value-type="string">
            <text:p>2134.0</text:p>
          </table:table-cell>
          <table:table-cell office:value-type="string">
            <text:p>4685.7</text:p>
          </table:table-cell>
          <table:table-cell office:value-type="string">
            <text:p>2079.9</text:p>
          </table:table-cell>
          <table:table-cell office:value-type="string">
            <text:p>373.9</text:p>
          </table:table-cell>
          <table:table-cell office:value-type="string">
            <text:p>4192.7</text:p>
          </table:table-cell>
          <table:table-cell office:value-type="string">
            <text:p>13.8</text:p>
          </table:table-cell>
          <table:table-cell office:value-type="string">
            <text:p>545.4</text:p>
          </table:table-cell>
          <table:table-cell office:value-type="string">
            <text:p>0.0</text:p>
          </table:table-cell>
          <table:table-cell office:value-type="string">
            <text:p>2619.5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21.2</text:p>
          </table:table-cell>
          <table:table-cell office:value-type="string">
            <text:p>372.7</text:p>
          </table:table-cell>
          <table:table-cell office:value-type="string">
            <text:p>372.7</text:p>
          </table:table-cell>
          <table:table-cell office:value-type="string">
            <text:p>546.6</text:p>
          </table:table-cell>
          <table:table-cell office:value-type="string">
            <text:p>578.2</text:p>
          </table:table-cell>
          <table:table-cell office:value-type="string">
            <text:p>968.2</text:p>
          </table:table-cell>
          <table:table-cell office:value-type="string">
            <text:p>1329739.0</text:p>
          </table:table-cell>
          <table:table-cell office:value-type="string">
            <text:p>1297423.0</text:p>
          </table:table-cell>
          <table:table-cell office:value-type="string">
            <text:p>1295541.211972</text:p>
          </table:table-cell>
          <table:table-cell office:value-type="string">
            <text:p>25453.0</text:p>
          </table:table-cell>
          <table:table-cell office:value-type="string">
            <text:p>297394.889551</text:p>
          </table:table-cell>
          <table:table-cell office:value-type="string">
            <text:p>299593.907538</text:p>
          </table:table-cell>
          <table:table-cell office:value-type="string">
            <text:p>596988.797089</text:p>
          </table:table-cell>
          <table:table-cell office:value-type="string">
            <text:p>237089.846471</text:p>
          </table:table-cell>
          <table:table-cell office:value-type="string">
            <text:p>235530.568411</text:p>
          </table:table-cell>
          <table:table-cell office:value-type="string">
            <text:p>472620.414882</text:p>
          </table:table-cell>
          <table:table-cell office:value-type="string">
            <text:p>63439.0</text:p>
          </table:table-cell>
          <table:table-cell office:value-type="string">
            <text:p>788451.797089</text:p>
          </table:table-cell>
          <table:table-cell office:value-type="string">
            <text:p>1162868.211972</text:p>
          </table:table-cell>
          <table:table-cell office:value-type="string">
            <text:p>1137415.211972</text:p>
          </table:table-cell>
          <table:table-cell office:value-type="string">
            <text:p>1134805.0</text:p>
          </table:table-cell>
          <table:table-cell office:value-type="string">
            <text:p>2135672.0</text:p>
          </table:table-cell>
          <table:table-cell office:value-type="string">
            <text:p>0.698227</text:p>
          </table:table-cell>
          <table:table-cell office:value-type="string">
            <text:p>1.121411</text:p>
          </table:table-cell>
          <table:table-cell office:value-type="string">
            <text:p>170</text:p>
          </table:table-cell>
          <table:table-cell office:value-type="string">
            <text:p>205</text:p>
          </table:table-cell>
          <table:table-cell office:value-type="string">
            <text:p>375</text:p>
          </table:table-cell>
          <table:table-cell office:value-type="string">
            <text:p>1904451.409375</text:p>
          </table:table-cell>
        </table:table-row>
        <table:table-row>
          <table:table-cell office:value-type="string">
            <text:p>c53</text:p>
          </table:table-cell>
          <table:table-cell office:value-type="string">
            <text:p>7994.6</text:p>
          </table:table-cell>
          <table:table-cell office:value-type="string">
            <text:p>667.4</text:p>
          </table:table-cell>
          <table:table-cell office:value-type="string">
            <text:p>13111.8</text:p>
          </table:table-cell>
          <table:table-cell office:value-type="string">
            <text:p>68383.8</text:p>
          </table:table-cell>
          <table:table-cell office:value-type="string">
            <text:p>8511.2</text:p>
          </table:table-cell>
          <table:table-cell office:value-type="string">
            <text:p>3965.1</text:p>
          </table:table-cell>
          <table:table-cell office:value-type="string">
            <text:p>6975.2</text:p>
          </table:table-cell>
          <table:table-cell office:value-type="string">
            <text:p>2458.9</text:p>
          </table:table-cell>
          <table:table-cell office:value-type="string">
            <text:p>1444.9</text:p>
          </table:table-cell>
          <table:table-cell office:value-type="string">
            <text:p>2665.5</text:p>
          </table:table-cell>
          <table:table-cell office:value-type="string">
            <text:p>21970.0</text:p>
          </table:table-cell>
          <table:table-cell office:value-type="string">
            <text:p>3871.8</text:p>
          </table:table-cell>
          <table:table-cell office:value-type="string">
            <text:p>1516.2</text:p>
          </table:table-cell>
          <table:table-cell office:value-type="string">
            <text:p>1246.5</text:p>
          </table:table-cell>
          <table:table-cell office:value-type="string">
            <text:p>485.5</text:p>
          </table:table-cell>
          <table:table-cell office:value-type="string">
            <text:p>4241.4</text:p>
          </table:table-cell>
          <table:table-cell office:value-type="string">
            <text:p>27.8</text:p>
          </table:table-cell>
          <table:table-cell office:value-type="string">
            <text:p>563.7</text:p>
          </table:table-cell>
          <table:table-cell office:value-type="string">
            <text:p>7353.4</text:p>
          </table:table-cell>
          <table:table-cell office:value-type="string">
            <text:p>459.6</text:p>
          </table:table-cell>
          <table:table-cell office:value-type="string">
            <text:p>12279.8</text:p>
          </table:table-cell>
          <table:table-cell office:value-type="string">
            <text:p>66250.7</text:p>
          </table:table-cell>
          <table:table-cell office:value-type="string">
            <text:p>8425.8</text:p>
          </table:table-cell>
          <table:table-cell office:value-type="string">
            <text:p>4155.2</text:p>
          </table:table-cell>
          <table:table-cell office:value-type="string">
            <text:p>6641.5</text:p>
          </table:table-cell>
          <table:table-cell office:value-type="string">
            <text:p>2263.3</text:p>
          </table:table-cell>
          <table:table-cell office:value-type="string">
            <text:p>4269.9</text:p>
          </table:table-cell>
          <table:table-cell office:value-type="string">
            <text:p>1581.6</text:p>
          </table:table-cell>
          <table:table-cell office:value-type="string">
            <text:p>489.9</text:p>
          </table:table-cell>
          <table:table-cell office:value-type="string">
            <text:p>3974.3</text:p>
          </table:table-cell>
          <table:table-cell office:value-type="string">
            <text:p>38.6</text:p>
          </table:table-cell>
          <table:table-cell office:value-type="string">
            <text:p>586.2</text:p>
          </table:table-cell>
          <table:table-cell office:value-type="string">
            <text:p>0.0</text:p>
          </table:table-cell>
          <table:table-cell office:value-type="string">
            <text:p>620.7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202.8</text:p>
          </table:table-cell>
          <table:table-cell office:value-type="string">
            <text:p>712.3</text:p>
          </table:table-cell>
          <table:table-cell office:value-type="string">
            <text:p>712.3</text:p>
          </table:table-cell>
          <table:table-cell office:value-type="string">
            <text:p>984.1</text:p>
          </table:table-cell>
          <table:table-cell office:value-type="string">
            <text:p>889.5</text:p>
          </table:table-cell>
          <table:table-cell office:value-type="string">
            <text:p>1096.7</text:p>
          </table:table-cell>
          <table:table-cell office:value-type="string">
            <text:p>1233099.0</text:p>
          </table:table-cell>
          <table:table-cell office:value-type="string">
            <text:p>1210713.0</text:p>
          </table:table-cell>
          <table:table-cell office:value-type="string">
            <text:p>1210660.060239</text:p>
          </table:table-cell>
          <table:table-cell office:value-type="string">
            <text:p>17103.0</text:p>
          </table:table-cell>
          <table:table-cell office:value-type="string">
            <text:p>259539.580057</text:p>
          </table:table-cell>
          <table:table-cell office:value-type="string">
            <text:p>261881.857017</text:p>
          </table:table-cell>
          <table:table-cell office:value-type="string">
            <text:p>521421.437075</text:p>
          </table:table-cell>
          <table:table-cell office:value-type="string">
            <text:p>230323.424998</text:p>
          </table:table-cell>
          <table:table-cell office:value-type="string">
            <text:p>233406.198167</text:p>
          </table:table-cell>
          <table:table-cell office:value-type="string">
            <text:p>463729.623164</text:p>
          </table:table-cell>
          <table:table-cell office:value-type="string">
            <text:p>65326.0</text:p>
          </table:table-cell>
          <table:table-cell office:value-type="string">
            <text:p>722582.437075</text:p>
          </table:table-cell>
          <table:table-cell office:value-type="string">
            <text:p>1069523.060239</text:p>
          </table:table-cell>
          <table:table-cell office:value-type="string">
            <text:p>1052420.060239</text:p>
          </table:table-cell>
          <table:table-cell office:value-type="string">
            <text:p>1050361.0</text:p>
          </table:table-cell>
          <table:table-cell office:value-type="string">
            <text:p>1741252.0</text:p>
          </table:table-cell>
          <table:table-cell office:value-type="string">
            <text:p>0.737541</text:p>
          </table:table-cell>
          <table:table-cell office:value-type="string">
            <text:p>1.041478</text:p>
          </table:table-cell>
          <table:table-cell office:value-type="string">
            <text:p>126</text:p>
          </table:table-cell>
          <table:table-cell office:value-type="string">
            <text:p>99</text:p>
          </table:table-cell>
          <table:table-cell office:value-type="string">
            <text:p>225</text:p>
          </table:table-cell>
          <table:table-cell office:value-type="string">
            <text:p>1671905.094334</text:p>
          </table:table-cell>
        </table:table-row>
        <table:table-row>
          <table:table-cell office:value-type="string">
            <text:p>c54</text:p>
          </table:table-cell>
          <table:table-cell office:value-type="string">
            <text:p>5014.4</text:p>
          </table:table-cell>
          <table:table-cell office:value-type="string">
            <text:p>283.5</text:p>
          </table:table-cell>
          <table:table-cell office:value-type="string">
            <text:p>11995.9</text:p>
          </table:table-cell>
          <table:table-cell office:value-type="string">
            <text:p>56869.0</text:p>
          </table:table-cell>
          <table:table-cell office:value-type="string">
            <text:p>7726.6</text:p>
          </table:table-cell>
          <table:table-cell office:value-type="string">
            <text:p>3938.7</text:p>
          </table:table-cell>
          <table:table-cell office:value-type="string">
            <text:p>5253.8</text:p>
          </table:table-cell>
          <table:table-cell office:value-type="string">
            <text:p>2134.0</text:p>
          </table:table-cell>
          <table:table-cell office:value-type="string">
            <text:p>788.2</text:p>
          </table:table-cell>
          <table:table-cell office:value-type="string">
            <text:p>1869.9</text:p>
          </table:table-cell>
          <table:table-cell office:value-type="string">
            <text:p>18528.3</text:p>
          </table:table-cell>
          <table:table-cell office:value-type="string">
            <text:p>3761.5</text:p>
          </table:table-cell>
          <table:table-cell office:value-type="string">
            <text:p>1357.7</text:p>
          </table:table-cell>
          <table:table-cell office:value-type="string">
            <text:p>1009.9</text:p>
          </table:table-cell>
          <table:table-cell office:value-type="string">
            <text:p>596.2</text:p>
          </table:table-cell>
          <table:table-cell office:value-type="string">
            <text:p>3730.7</text:p>
          </table:table-cell>
          <table:table-cell office:value-type="string">
            <text:p>28.4</text:p>
          </table:table-cell>
          <table:table-cell office:value-type="string">
            <text:p>305.4</text:p>
          </table:table-cell>
          <table:table-cell office:value-type="string">
            <text:p>4784.7</text:p>
          </table:table-cell>
          <table:table-cell office:value-type="string">
            <text:p>332.3</text:p>
          </table:table-cell>
          <table:table-cell office:value-type="string">
            <text:p>11184.4</text:p>
          </table:table-cell>
          <table:table-cell office:value-type="string">
            <text:p>56913.6</text:p>
          </table:table-cell>
          <table:table-cell office:value-type="string">
            <text:p>6528.4</text:p>
          </table:table-cell>
          <table:table-cell office:value-type="string">
            <text:p>3912.5</text:p>
          </table:table-cell>
          <table:table-cell office:value-type="string">
            <text:p>5686.4</text:p>
          </table:table-cell>
          <table:table-cell office:value-type="string">
            <text:p>2023.1</text:p>
          </table:table-cell>
          <table:table-cell office:value-type="string">
            <text:p>4421.2</text:p>
          </table:table-cell>
          <table:table-cell office:value-type="string">
            <text:p>1821.5</text:p>
          </table:table-cell>
          <table:table-cell office:value-type="string">
            <text:p>522.6</text:p>
          </table:table-cell>
          <table:table-cell office:value-type="string">
            <text:p>3728.5</text:p>
          </table:table-cell>
          <table:table-cell office:value-type="string">
            <text:p>15.0</text:p>
          </table:table-cell>
          <table:table-cell office:value-type="string">
            <text:p>523.6</text:p>
          </table:table-cell>
          <table:table-cell office:value-type="string">
            <text:p>0.0</text:p>
          </table:table-cell>
          <table:table-cell office:value-type="string">
            <text:p>1411.5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44.4</text:p>
          </table:table-cell>
          <table:table-cell office:value-type="string">
            <text:p>510.3</text:p>
          </table:table-cell>
          <table:table-cell office:value-type="string">
            <text:p>510.3</text:p>
          </table:table-cell>
          <table:table-cell office:value-type="string">
            <text:p>729.4</text:p>
          </table:table-cell>
          <table:table-cell office:value-type="string">
            <text:p>831.8</text:p>
          </table:table-cell>
          <table:table-cell office:value-type="string">
            <text:p>984.1</text:p>
          </table:table-cell>
          <table:table-cell office:value-type="string">
            <text:p>1255213.0</text:p>
          </table:table-cell>
          <table:table-cell office:value-type="string">
            <text:p>1240899.0</text:p>
          </table:table-cell>
          <table:table-cell office:value-type="string">
            <text:p>1240965.529423</text:p>
          </table:table-cell>
          <table:table-cell office:value-type="string">
            <text:p>10725.0</text:p>
          </table:table-cell>
          <table:table-cell office:value-type="string">
            <text:p>286454.887069</text:p>
          </table:table-cell>
          <table:table-cell office:value-type="string">
            <text:p>287905.058446</text:p>
          </table:table-cell>
          <table:table-cell office:value-type="string">
            <text:p>574359.945515</text:p>
          </table:table-cell>
          <table:table-cell office:value-type="string">
            <text:p>234986.044483</text:p>
          </table:table-cell>
          <table:table-cell office:value-type="string">
            <text:p>235866.539425</text:p>
          </table:table-cell>
          <table:table-cell office:value-type="string">
            <text:p>470852.583908</text:p>
          </table:table-cell>
          <table:table-cell office:value-type="string">
            <text:p>58560.0</text:p>
          </table:table-cell>
          <table:table-cell office:value-type="string">
            <text:p>748123.945515</text:p>
          </table:table-cell>
          <table:table-cell office:value-type="string">
            <text:p>1117410.529423</text:p>
          </table:table-cell>
          <table:table-cell office:value-type="string">
            <text:p>1106685.529423</text:p>
          </table:table-cell>
          <table:table-cell office:value-type="string">
            <text:p>1103585.0</text:p>
          </table:table-cell>
          <table:table-cell office:value-type="string">
            <text:p>1729749.0</text:p>
          </table:table-cell>
          <table:table-cell office:value-type="string">
            <text:p>0.767708</text:p>
          </table:table-cell>
          <table:table-cell office:value-type="string">
            <text:p>1.057942</text:p>
          </table:table-cell>
          <table:table-cell office:value-type="string">
            <text:p>82</text:p>
          </table:table-cell>
          <table:table-cell office:value-type="string">
            <text:p>103</text:p>
          </table:table-cell>
          <table:table-cell office:value-type="string">
            <text:p>185</text:p>
          </table:table-cell>
          <table:table-cell office:value-type="string">
            <text:p>1635013.641019</text:p>
          </table:table-cell>
        </table:table-row>
        <table:table-row>
          <table:table-cell office:value-type="string">
            <text:p>c55</text:p>
          </table:table-cell>
          <table:table-cell office:value-type="string">
            <text:p>3456.1</text:p>
          </table:table-cell>
          <table:table-cell office:value-type="string">
            <text:p>435.7</text:p>
          </table:table-cell>
          <table:table-cell office:value-type="string">
            <text:p>14518.2</text:p>
          </table:table-cell>
          <table:table-cell office:value-type="string">
            <text:p>62790.3</text:p>
          </table:table-cell>
          <table:table-cell office:value-type="string">
            <text:p>8435.4</text:p>
          </table:table-cell>
          <table:table-cell office:value-type="string">
            <text:p>4029.7</text:p>
          </table:table-cell>
          <table:table-cell office:value-type="string">
            <text:p>5432.5</text:p>
          </table:table-cell>
          <table:table-cell office:value-type="string">
            <text:p>2062.3</text:p>
          </table:table-cell>
          <table:table-cell office:value-type="string">
            <text:p>774.1</text:p>
          </table:table-cell>
          <table:table-cell office:value-type="string">
            <text:p>1211.7</text:p>
          </table:table-cell>
          <table:table-cell office:value-type="string">
            <text:p>20977.8</text:p>
          </table:table-cell>
          <table:table-cell office:value-type="string">
            <text:p>3747.4</text:p>
          </table:table-cell>
          <table:table-cell office:value-type="string">
            <text:p>1385.2</text:p>
          </table:table-cell>
          <table:table-cell office:value-type="string">
            <text:p>721.4</text:p>
          </table:table-cell>
          <table:table-cell office:value-type="string">
            <text:p>483.1</text:p>
          </table:table-cell>
          <table:table-cell office:value-type="string">
            <text:p>3754.1</text:p>
          </table:table-cell>
          <table:table-cell office:value-type="string">
            <text:p>23.5</text:p>
          </table:table-cell>
          <table:table-cell office:value-type="string">
            <text:p>236.9</text:p>
          </table:table-cell>
          <table:table-cell office:value-type="string">
            <text:p>3796.3</text:p>
          </table:table-cell>
          <table:table-cell office:value-type="string">
            <text:p>228.8</text:p>
          </table:table-cell>
          <table:table-cell office:value-type="string">
            <text:p>13500.6</text:p>
          </table:table-cell>
          <table:table-cell office:value-type="string">
            <text:p>62666.6</text:p>
          </table:table-cell>
          <table:table-cell office:value-type="string">
            <text:p>7925.0</text:p>
          </table:table-cell>
          <table:table-cell office:value-type="string">
            <text:p>4326.5</text:p>
          </table:table-cell>
          <table:table-cell office:value-type="string">
            <text:p>5336.7</text:p>
          </table:table-cell>
          <table:table-cell office:value-type="string">
            <text:p>1965.5</text:p>
          </table:table-cell>
          <table:table-cell office:value-type="string">
            <text:p>3868.1</text:p>
          </table:table-cell>
          <table:table-cell office:value-type="string">
            <text:p>1571.3</text:p>
          </table:table-cell>
          <table:table-cell office:value-type="string">
            <text:p>570.1</text:p>
          </table:table-cell>
          <table:table-cell office:value-type="string">
            <text:p>3340.4</text:p>
          </table:table-cell>
          <table:table-cell office:value-type="string">
            <text:p>13.7</text:p>
          </table:table-cell>
          <table:table-cell office:value-type="string">
            <text:p>266.8</text:p>
          </table:table-cell>
          <table:table-cell office:value-type="string">
            <text:p>0.0</text:p>
          </table:table-cell>
          <table:table-cell office:value-type="string">
            <text:p>691.7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91.5</text:p>
          </table:table-cell>
          <table:table-cell office:value-type="string">
            <text:p>628.9</text:p>
          </table:table-cell>
          <table:table-cell office:value-type="string">
            <text:p>628.9</text:p>
          </table:table-cell>
          <table:table-cell office:value-type="string">
            <text:p>744.5</text:p>
          </table:table-cell>
          <table:table-cell office:value-type="string">
            <text:p>560.6</text:p>
          </table:table-cell>
          <table:table-cell office:value-type="string">
            <text:p>892.6</text:p>
          </table:table-cell>
          <table:table-cell office:value-type="string">
            <text:p>1203587.0</text:p>
          </table:table-cell>
          <table:table-cell office:value-type="string">
            <text:p>1192969.0</text:p>
          </table:table-cell>
          <table:table-cell office:value-type="string">
            <text:p>1193276.98897</text:p>
          </table:table-cell>
          <table:table-cell office:value-type="string">
            <text:p>7994.0</text:p>
          </table:table-cell>
          <table:table-cell office:value-type="string">
            <text:p>260979.777944</text:p>
          </table:table-cell>
          <table:table-cell office:value-type="string">
            <text:p>265875.203727</text:p>
          </table:table-cell>
          <table:table-cell office:value-type="string">
            <text:p>526854.981671</text:p>
          </table:table-cell>
          <table:table-cell office:value-type="string">
            <text:p>227302.544511</text:p>
          </table:table-cell>
          <table:table-cell office:value-type="string">
            <text:p>225827.462788</text:p>
          </table:table-cell>
          <table:table-cell office:value-type="string">
            <text:p>453130.007299</text:p>
          </table:table-cell>
          <table:table-cell office:value-type="string">
            <text:p>59304.0</text:p>
          </table:table-cell>
          <table:table-cell office:value-type="string">
            <text:p>713068.981671</text:p>
          </table:table-cell>
          <table:table-cell office:value-type="string">
            <text:p>1050345.98897</text:p>
          </table:table-cell>
          <table:table-cell office:value-type="string">
            <text:p>1042351.98897</text:p>
          </table:table-cell>
          <table:table-cell office:value-type="string">
            <text:p>1038812.0</text:p>
          </table:table-cell>
          <table:table-cell office:value-type="string">
            <text:p>1618574.0</text:p>
          </table:table-cell>
          <table:table-cell office:value-type="string">
            <text:p>0.771672</text:p>
          </table:table-cell>
          <table:table-cell office:value-type="string">
            <text:p>1.037738</text:p>
          </table:table-cell>
          <table:table-cell office:value-type="string">
            <text:p>75</text:p>
          </table:table-cell>
          <table:table-cell office:value-type="string">
            <text:p>53</text:p>
          </table:table-cell>
          <table:table-cell office:value-type="string">
            <text:p>128</text:p>
          </table:table-cell>
          <table:table-cell office:value-type="string">
            <text:p>1559713.143118</text:p>
          </table:table-cell>
        </table:table-row>
        <table:table-row>
          <table:table-cell office:value-type="string">
            <text:p>c56</text:p>
          </table:table-cell>
          <table:table-cell office:value-type="string">
            <text:p>4765.5</text:p>
          </table:table-cell>
          <table:table-cell office:value-type="string">
            <text:p>538.4</text:p>
          </table:table-cell>
          <table:table-cell office:value-type="string">
            <text:p>11633.8</text:p>
          </table:table-cell>
          <table:table-cell office:value-type="string">
            <text:p>50990.1</text:p>
          </table:table-cell>
          <table:table-cell office:value-type="string">
            <text:p>8192.4</text:p>
          </table:table-cell>
          <table:table-cell office:value-type="string">
            <text:p>3965.6</text:p>
          </table:table-cell>
          <table:table-cell office:value-type="string">
            <text:p>5997.2</text:p>
          </table:table-cell>
          <table:table-cell office:value-type="string">
            <text:p>2119.6</text:p>
          </table:table-cell>
          <table:table-cell office:value-type="string">
            <text:p>886.7</text:p>
          </table:table-cell>
          <table:table-cell office:value-type="string">
            <text:p>1639.2</text:p>
          </table:table-cell>
          <table:table-cell office:value-type="string">
            <text:p>20058.9</text:p>
          </table:table-cell>
          <table:table-cell office:value-type="string">
            <text:p>4059.9</text:p>
          </table:table-cell>
          <table:table-cell office:value-type="string">
            <text:p>1668.7</text:p>
          </table:table-cell>
          <table:table-cell office:value-type="string">
            <text:p>932.6</text:p>
          </table:table-cell>
          <table:table-cell office:value-type="string">
            <text:p>403.0</text:p>
          </table:table-cell>
          <table:table-cell office:value-type="string">
            <text:p>3740.6</text:p>
          </table:table-cell>
          <table:table-cell office:value-type="string">
            <text:p>23.8</text:p>
          </table:table-cell>
          <table:table-cell office:value-type="string">
            <text:p>458.6</text:p>
          </table:table-cell>
          <table:table-cell office:value-type="string">
            <text:p>4113.5</text:p>
          </table:table-cell>
          <table:table-cell office:value-type="string">
            <text:p>385.4</text:p>
          </table:table-cell>
          <table:table-cell office:value-type="string">
            <text:p>14996.5</text:p>
          </table:table-cell>
          <table:table-cell office:value-type="string">
            <text:p>49424.7</text:p>
          </table:table-cell>
          <table:table-cell office:value-type="string">
            <text:p>7900.3</text:p>
          </table:table-cell>
          <table:table-cell office:value-type="string">
            <text:p>3744.0</text:p>
          </table:table-cell>
          <table:table-cell office:value-type="string">
            <text:p>5620.8</text:p>
          </table:table-cell>
          <table:table-cell office:value-type="string">
            <text:p>2274.5</text:p>
          </table:table-cell>
          <table:table-cell office:value-type="string">
            <text:p>4036.0</text:p>
          </table:table-cell>
          <table:table-cell office:value-type="string">
            <text:p>1707.2</text:p>
          </table:table-cell>
          <table:table-cell office:value-type="string">
            <text:p>549.7</text:p>
          </table:table-cell>
          <table:table-cell office:value-type="string">
            <text:p>3584.9</text:p>
          </table:table-cell>
          <table:table-cell office:value-type="string">
            <text:p>9.2</text:p>
          </table:table-cell>
          <table:table-cell office:value-type="string">
            <text:p>433.2</text:p>
          </table:table-cell>
          <table:table-cell office:value-type="string">
            <text:p>0.0</text:p>
          </table:table-cell>
          <table:table-cell office:value-type="string">
            <text:p>1374.8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85.5</text:p>
          </table:table-cell>
          <table:table-cell office:value-type="string">
            <text:p>569.2</text:p>
          </table:table-cell>
          <table:table-cell office:value-type="string">
            <text:p>569.2</text:p>
          </table:table-cell>
          <table:table-cell office:value-type="string">
            <text:p>716.6</text:p>
          </table:table-cell>
          <table:table-cell office:value-type="string">
            <text:p>581.3</text:p>
          </table:table-cell>
          <table:table-cell office:value-type="string">
            <text:p>799.2</text:p>
          </table:table-cell>
          <table:table-cell office:value-type="string">
            <text:p>1264086.0</text:p>
          </table:table-cell>
          <table:table-cell office:value-type="string">
            <text:p>1250462.0</text:p>
          </table:table-cell>
          <table:table-cell office:value-type="string">
            <text:p>1250799.734739</text:p>
          </table:table-cell>
          <table:table-cell office:value-type="string">
            <text:p>10195.0</text:p>
          </table:table-cell>
          <table:table-cell office:value-type="string">
            <text:p>278345.329343</text:p>
          </table:table-cell>
          <table:table-cell office:value-type="string">
            <text:p>276262.943973</text:p>
          </table:table-cell>
          <table:table-cell office:value-type="string">
            <text:p>554608.273316</text:p>
          </table:table-cell>
          <table:table-cell office:value-type="string">
            <text:p>254394.590554</text:p>
          </table:table-cell>
          <table:table-cell office:value-type="string">
            <text:p>254516.870869</text:p>
          </table:table-cell>
          <table:table-cell office:value-type="string">
            <text:p>508911.461423</text:p>
          </table:table-cell>
          <table:table-cell office:value-type="string">
            <text:p>60880.0</text:p>
          </table:table-cell>
          <table:table-cell office:value-type="string">
            <text:p>716204.273316</text:p>
          </table:table-cell>
          <table:table-cell office:value-type="string">
            <text:p>1136487.734739</text:p>
          </table:table-cell>
          <table:table-cell office:value-type="string">
            <text:p>1126292.734739</text:p>
          </table:table-cell>
          <table:table-cell office:value-type="string">
            <text:p>1123907.0</text:p>
          </table:table-cell>
          <table:table-cell office:value-type="string">
            <text:p>1716167.0</text:p>
          </table:table-cell>
          <table:table-cell office:value-type="string">
            <text:p>0.761882</text:p>
          </table:table-cell>
          <table:table-cell office:value-type="string">
            <text:p>1.034357</text:p>
          </table:table-cell>
          <table:table-cell office:value-type="string">
            <text:p>73</text:p>
          </table:table-cell>
          <table:table-cell office:value-type="string">
            <text:p>89</text:p>
          </table:table-cell>
          <table:table-cell office:value-type="string">
            <text:p>162</text:p>
          </table:table-cell>
          <table:table-cell office:value-type="string">
            <text:p>1659163.317991</text:p>
          </table:table-cell>
        </table:table-row>
        <table:table-row>
          <table:table-cell office:value-type="string">
            <text:p>c58</text:p>
          </table:table-cell>
          <table:table-cell office:value-type="string">
            <text:p>4603.8</text:p>
          </table:table-cell>
          <table:table-cell office:value-type="string">
            <text:p>319.2</text:p>
          </table:table-cell>
          <table:table-cell office:value-type="string">
            <text:p>13477.2</text:p>
          </table:table-cell>
          <table:table-cell office:value-type="string">
            <text:p>58560.5</text:p>
          </table:table-cell>
          <table:table-cell office:value-type="string">
            <text:p>8870.2</text:p>
          </table:table-cell>
          <table:table-cell office:value-type="string">
            <text:p>4162.3</text:p>
          </table:table-cell>
          <table:table-cell office:value-type="string">
            <text:p>6666.4</text:p>
          </table:table-cell>
          <table:table-cell office:value-type="string">
            <text:p>2220.7</text:p>
          </table:table-cell>
          <table:table-cell office:value-type="string">
            <text:p>994.3</text:p>
          </table:table-cell>
          <table:table-cell office:value-type="string">
            <text:p>2017.0</text:p>
          </table:table-cell>
          <table:table-cell office:value-type="string">
            <text:p>21137.7</text:p>
          </table:table-cell>
          <table:table-cell office:value-type="string">
            <text:p>3760.2</text:p>
          </table:table-cell>
          <table:table-cell office:value-type="string">
            <text:p>1693.6</text:p>
          </table:table-cell>
          <table:table-cell office:value-type="string">
            <text:p>708.8</text:p>
          </table:table-cell>
          <table:table-cell office:value-type="string">
            <text:p>486.6</text:p>
          </table:table-cell>
          <table:table-cell office:value-type="string">
            <text:p>4129.3</text:p>
          </table:table-cell>
          <table:table-cell office:value-type="string">
            <text:p>15.5</text:p>
          </table:table-cell>
          <table:table-cell office:value-type="string">
            <text:p>341.7</text:p>
          </table:table-cell>
          <table:table-cell office:value-type="string">
            <text:p>3384.6</text:p>
          </table:table-cell>
          <table:table-cell office:value-type="string">
            <text:p>405.7</text:p>
          </table:table-cell>
          <table:table-cell office:value-type="string">
            <text:p>12636.3</text:p>
          </table:table-cell>
          <table:table-cell office:value-type="string">
            <text:p>58457.2</text:p>
          </table:table-cell>
          <table:table-cell office:value-type="string">
            <text:p>9052.7</text:p>
          </table:table-cell>
          <table:table-cell office:value-type="string">
            <text:p>4241.6</text:p>
          </table:table-cell>
          <table:table-cell office:value-type="string">
            <text:p>5359.0</text:p>
          </table:table-cell>
          <table:table-cell office:value-type="string">
            <text:p>2436.0</text:p>
          </table:table-cell>
          <table:table-cell office:value-type="string">
            <text:p>4242.8</text:p>
          </table:table-cell>
          <table:table-cell office:value-type="string">
            <text:p>1844.3</text:p>
          </table:table-cell>
          <table:table-cell office:value-type="string">
            <text:p>740.6</text:p>
          </table:table-cell>
          <table:table-cell office:value-type="string">
            <text:p>4052.4</text:p>
          </table:table-cell>
          <table:table-cell office:value-type="string">
            <text:p>10.5</text:p>
          </table:table-cell>
          <table:table-cell office:value-type="string">
            <text:p>356.1</text:p>
          </table:table-cell>
          <table:table-cell office:value-type="string">
            <text:p>0.0</text:p>
          </table:table-cell>
          <table:table-cell office:value-type="string">
            <text:p>882.4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54.6</text:p>
          </table:table-cell>
          <table:table-cell office:value-type="string">
            <text:p>629.6</text:p>
          </table:table-cell>
          <table:table-cell office:value-type="string">
            <text:p>629.6</text:p>
          </table:table-cell>
          <table:table-cell office:value-type="string">
            <text:p>973.0</text:p>
          </table:table-cell>
          <table:table-cell office:value-type="string">
            <text:p>976.7</text:p>
          </table:table-cell>
          <table:table-cell office:value-type="string">
            <text:p>821.6</text:p>
          </table:table-cell>
          <table:table-cell office:value-type="string">
            <text:p>1317859.0</text:p>
          </table:table-cell>
          <table:table-cell office:value-type="string">
            <text:p>1305322.0</text:p>
          </table:table-cell>
          <table:table-cell office:value-type="string">
            <text:p>1305047.567801</text:p>
          </table:table-cell>
          <table:table-cell office:value-type="string">
            <text:p>8904.0</text:p>
          </table:table-cell>
          <table:table-cell office:value-type="string">
            <text:p>297705.301294</text:p>
          </table:table-cell>
          <table:table-cell office:value-type="string">
            <text:p>291827.679355</text:p>
          </table:table-cell>
          <table:table-cell office:value-type="string">
            <text:p>589532.980649</text:p>
          </table:table-cell>
          <table:table-cell office:value-type="string">
            <text:p>254689.925506</text:p>
          </table:table-cell>
          <table:table-cell office:value-type="string">
            <text:p>252953.661647</text:p>
          </table:table-cell>
          <table:table-cell office:value-type="string">
            <text:p>507643.587153</text:p>
          </table:table-cell>
          <table:table-cell office:value-type="string">
            <text:p>65046.0</text:p>
          </table:table-cell>
          <table:table-cell office:value-type="string">
            <text:p>772134.980649</text:p>
          </table:table-cell>
          <table:table-cell office:value-type="string">
            <text:p>1173646.567801</text:p>
          </table:table-cell>
          <table:table-cell office:value-type="string">
            <text:p>1164742.567801</text:p>
          </table:table-cell>
          <table:table-cell office:value-type="string">
            <text:p>1162363.0</text:p>
          </table:table-cell>
          <table:table-cell office:value-type="string">
            <text:p>1731611.0</text:p>
          </table:table-cell>
          <table:table-cell office:value-type="string">
            <text:p>0.805157</text:p>
          </table:table-cell>
          <table:table-cell office:value-type="string">
            <text:p>1.057943</text:p>
          </table:table-cell>
          <table:table-cell office:value-type="string">
            <text:p>56</text:p>
          </table:table-cell>
          <table:table-cell office:value-type="string">
            <text:p>58</text:p>
          </table:table-cell>
          <table:table-cell office:value-type="string">
            <text:p>114</text:p>
          </table:table-cell>
          <table:table-cell office:value-type="string">
            <text:p>1636771.92904</text:p>
          </table:table-cell>
        </table:table-row>
        <table:table-row>
          <table:table-cell office:value-type="string">
            <text:p>c59</text:p>
          </table:table-cell>
          <table:table-cell office:value-type="string">
            <text:p>7123.2</text:p>
          </table:table-cell>
          <table:table-cell office:value-type="string">
            <text:p>377.6</text:p>
          </table:table-cell>
          <table:table-cell office:value-type="string">
            <text:p>14334.3</text:p>
          </table:table-cell>
          <table:table-cell office:value-type="string">
            <text:p>56230.7</text:p>
          </table:table-cell>
          <table:table-cell office:value-type="string">
            <text:p>7801.4</text:p>
          </table:table-cell>
          <table:table-cell office:value-type="string">
            <text:p>4113.1</text:p>
          </table:table-cell>
          <table:table-cell office:value-type="string">
            <text:p>6007.6</text:p>
          </table:table-cell>
          <table:table-cell office:value-type="string">
            <text:p>2118.7</text:p>
          </table:table-cell>
          <table:table-cell office:value-type="string">
            <text:p>968.8</text:p>
          </table:table-cell>
          <table:table-cell office:value-type="string">
            <text:p>2068.6</text:p>
          </table:table-cell>
          <table:table-cell office:value-type="string">
            <text:p>18930.1</text:p>
          </table:table-cell>
          <table:table-cell office:value-type="string">
            <text:p>4043.1</text:p>
          </table:table-cell>
          <table:table-cell office:value-type="string">
            <text:p>1424.4</text:p>
          </table:table-cell>
          <table:table-cell office:value-type="string">
            <text:p>1059.6</text:p>
          </table:table-cell>
          <table:table-cell office:value-type="string">
            <text:p>586.6</text:p>
          </table:table-cell>
          <table:table-cell office:value-type="string">
            <text:p>3578.5</text:p>
          </table:table-cell>
          <table:table-cell office:value-type="string">
            <text:p>23.1</text:p>
          </table:table-cell>
          <table:table-cell office:value-type="string">
            <text:p>389.5</text:p>
          </table:table-cell>
          <table:table-cell office:value-type="string">
            <text:p>4923.1</text:p>
          </table:table-cell>
          <table:table-cell office:value-type="string">
            <text:p>508.6</text:p>
          </table:table-cell>
          <table:table-cell office:value-type="string">
            <text:p>12584.2</text:p>
          </table:table-cell>
          <table:table-cell office:value-type="string">
            <text:p>56195.7</text:p>
          </table:table-cell>
          <table:table-cell office:value-type="string">
            <text:p>7133.9</text:p>
          </table:table-cell>
          <table:table-cell office:value-type="string">
            <text:p>4318.6</text:p>
          </table:table-cell>
          <table:table-cell office:value-type="string">
            <text:p>6268.4</text:p>
          </table:table-cell>
          <table:table-cell office:value-type="string">
            <text:p>1893.8</text:p>
          </table:table-cell>
          <table:table-cell office:value-type="string">
            <text:p>4455.6</text:p>
          </table:table-cell>
          <table:table-cell office:value-type="string">
            <text:p>1698.2</text:p>
          </table:table-cell>
          <table:table-cell office:value-type="string">
            <text:p>530.5</text:p>
          </table:table-cell>
          <table:table-cell office:value-type="string">
            <text:p>3819.3</text:p>
          </table:table-cell>
          <table:table-cell office:value-type="string">
            <text:p>22.9</text:p>
          </table:table-cell>
          <table:table-cell office:value-type="string">
            <text:p>332.2</text:p>
          </table:table-cell>
          <table:table-cell office:value-type="string">
            <text:p>0.0</text:p>
          </table:table-cell>
          <table:table-cell office:value-type="string">
            <text:p>539.2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233.1</text:p>
          </table:table-cell>
          <table:table-cell office:value-type="string">
            <text:p>609.4</text:p>
          </table:table-cell>
          <table:table-cell office:value-type="string">
            <text:p>609.4</text:p>
          </table:table-cell>
          <table:table-cell office:value-type="string">
            <text:p>869.1</text:p>
          </table:table-cell>
          <table:table-cell office:value-type="string">
            <text:p>884.1</text:p>
          </table:table-cell>
          <table:table-cell office:value-type="string">
            <text:p>1132.9</text:p>
          </table:table-cell>
          <table:table-cell office:value-type="string">
            <text:p>1167275.0</text:p>
          </table:table-cell>
          <table:table-cell office:value-type="string">
            <text:p>1150028.0</text:p>
          </table:table-cell>
          <table:table-cell office:value-type="string">
            <text:p>1150302.91623</text:p>
          </table:table-cell>
          <table:table-cell office:value-type="string">
            <text:p>13165.0</text:p>
          </table:table-cell>
          <table:table-cell office:value-type="string">
            <text:p>253375.619063</text:p>
          </table:table-cell>
          <table:table-cell office:value-type="string">
            <text:p>252171.035527</text:p>
          </table:table-cell>
          <table:table-cell office:value-type="string">
            <text:p>505546.65459</text:p>
          </table:table-cell>
          <table:table-cell office:value-type="string">
            <text:p>219978.791308</text:p>
          </table:table-cell>
          <table:table-cell office:value-type="string">
            <text:p>222592.470333</text:p>
          </table:table-cell>
          <table:table-cell office:value-type="string">
            <text:p>442571.261641</text:p>
          </table:table-cell>
          <table:table-cell office:value-type="string">
            <text:p>61230.0</text:p>
          </table:table-cell>
          <table:table-cell office:value-type="string">
            <text:p>682081.65459</text:p>
          </table:table-cell>
          <table:table-cell office:value-type="string">
            <text:p>1025650.91623</text:p>
          </table:table-cell>
          <table:table-cell office:value-type="string">
            <text:p>1012485.91623</text:p>
          </table:table-cell>
          <table:table-cell office:value-type="string">
            <text:p>1008881.0</text:p>
          </table:table-cell>
          <table:table-cell office:value-type="string">
            <text:p>1616148.0</text:p>
          </table:table-cell>
          <table:table-cell office:value-type="string">
            <text:p>0.724097</text:p>
          </table:table-cell>
          <table:table-cell office:value-type="string">
            <text:p>1.002547</text:p>
          </table:table-cell>
          <table:table-cell office:value-type="string">
            <text:p>81</text:p>
          </table:table-cell>
          <table:table-cell office:value-type="string">
            <text:p>62</text:p>
          </table:table-cell>
          <table:table-cell office:value-type="string">
            <text:p>143</text:p>
          </table:table-cell>
          <table:table-cell office:value-type="string">
            <text:p>1612042.23183</text:p>
          </table:table-cell>
        </table:table-row>
        <table:table-row>
          <table:table-cell office:value-type="string">
            <text:p>c60</text:p>
          </table:table-cell>
          <table:table-cell office:value-type="string">
            <text:p>10998.8</text:p>
          </table:table-cell>
          <table:table-cell office:value-type="string">
            <text:p>757.3</text:p>
          </table:table-cell>
          <table:table-cell office:value-type="string">
            <text:p>11631.3</text:p>
          </table:table-cell>
          <table:table-cell office:value-type="string">
            <text:p>60702.4</text:p>
          </table:table-cell>
          <table:table-cell office:value-type="string">
            <text:p>7824.0</text:p>
          </table:table-cell>
          <table:table-cell office:value-type="string">
            <text:p>5053.7</text:p>
          </table:table-cell>
          <table:table-cell office:value-type="string">
            <text:p>7020.2</text:p>
          </table:table-cell>
          <table:table-cell office:value-type="string">
            <text:p>2296.9</text:p>
          </table:table-cell>
          <table:table-cell office:value-type="string">
            <text:p>1145.4</text:p>
          </table:table-cell>
          <table:table-cell office:value-type="string">
            <text:p>2457.1</text:p>
          </table:table-cell>
          <table:table-cell office:value-type="string">
            <text:p>20862.6</text:p>
          </table:table-cell>
          <table:table-cell office:value-type="string">
            <text:p>4019.7</text:p>
          </table:table-cell>
          <table:table-cell office:value-type="string">
            <text:p>1733.3</text:p>
          </table:table-cell>
          <table:table-cell office:value-type="string">
            <text:p>995.2</text:p>
          </table:table-cell>
          <table:table-cell office:value-type="string">
            <text:p>625.8</text:p>
          </table:table-cell>
          <table:table-cell office:value-type="string">
            <text:p>3931.3</text:p>
          </table:table-cell>
          <table:table-cell office:value-type="string">
            <text:p>58.8</text:p>
          </table:table-cell>
          <table:table-cell office:value-type="string">
            <text:p>560.8</text:p>
          </table:table-cell>
          <table:table-cell office:value-type="string">
            <text:p>9406.3</text:p>
          </table:table-cell>
          <table:table-cell office:value-type="string">
            <text:p>502.8</text:p>
          </table:table-cell>
          <table:table-cell office:value-type="string">
            <text:p>12168.9</text:p>
          </table:table-cell>
          <table:table-cell office:value-type="string">
            <text:p>62950.4</text:p>
          </table:table-cell>
          <table:table-cell office:value-type="string">
            <text:p>7733.8</text:p>
          </table:table-cell>
          <table:table-cell office:value-type="string">
            <text:p>5015.7</text:p>
          </table:table-cell>
          <table:table-cell office:value-type="string">
            <text:p>5764.2</text:p>
          </table:table-cell>
          <table:table-cell office:value-type="string">
            <text:p>2163.6</text:p>
          </table:table-cell>
          <table:table-cell office:value-type="string">
            <text:p>4211.1</text:p>
          </table:table-cell>
          <table:table-cell office:value-type="string">
            <text:p>1947.7</text:p>
          </table:table-cell>
          <table:table-cell office:value-type="string">
            <text:p>716.1</text:p>
          </table:table-cell>
          <table:table-cell office:value-type="string">
            <text:p>3916.5</text:p>
          </table:table-cell>
          <table:table-cell office:value-type="string">
            <text:p>16.8</text:p>
          </table:table-cell>
          <table:table-cell office:value-type="string">
            <text:p>461.7</text:p>
          </table:table-cell>
          <table:table-cell office:value-type="string">
            <text:p>0.0</text:p>
          </table:table-cell>
          <table:table-cell office:value-type="string">
            <text:p>621.3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87.7</text:p>
          </table:table-cell>
          <table:table-cell office:value-type="string">
            <text:p>626.2</text:p>
          </table:table-cell>
          <table:table-cell office:value-type="string">
            <text:p>626.2</text:p>
          </table:table-cell>
          <table:table-cell office:value-type="string">
            <text:p>460.3</text:p>
          </table:table-cell>
          <table:table-cell office:value-type="string">
            <text:p>539.9</text:p>
          </table:table-cell>
          <table:table-cell office:value-type="string">
            <text:p>933.4</text:p>
          </table:table-cell>
          <table:table-cell office:value-type="string">
            <text:p>1238359.0</text:p>
          </table:table-cell>
          <table:table-cell office:value-type="string">
            <text:p>1211410.0</text:p>
          </table:table-cell>
          <table:table-cell office:value-type="string">
            <text:p>1212311.84199</text:p>
          </table:table-cell>
          <table:table-cell office:value-type="string">
            <text:p>22345.0</text:p>
          </table:table-cell>
          <table:table-cell office:value-type="string">
            <text:p>282627.673131</text:p>
          </table:table-cell>
          <table:table-cell office:value-type="string">
            <text:p>278454.108313</text:p>
          </table:table-cell>
          <table:table-cell office:value-type="string">
            <text:p>561081.781444</text:p>
          </table:table-cell>
          <table:table-cell office:value-type="string">
            <text:p>214735.022385</text:p>
          </table:table-cell>
          <table:table-cell office:value-type="string">
            <text:p>223099.038161</text:p>
          </table:table-cell>
          <table:table-cell office:value-type="string">
            <text:p>437834.060546</text:p>
          </table:table-cell>
          <table:table-cell office:value-type="string">
            <text:p>65348.0</text:p>
          </table:table-cell>
          <table:table-cell office:value-type="string">
            <text:p>751788.781444</text:p>
          </table:table-cell>
          <table:table-cell office:value-type="string">
            <text:p>1088941.84199</text:p>
          </table:table-cell>
          <table:table-cell office:value-type="string">
            <text:p>1066596.84199</text:p>
          </table:table-cell>
          <table:table-cell office:value-type="string">
            <text:p>1063234.0</text:p>
          </table:table-cell>
          <table:table-cell office:value-type="string">
            <text:p>1669299.0</text:p>
          </table:table-cell>
          <table:table-cell office:value-type="string">
            <text:p>0.742185</text:p>
          </table:table-cell>
          <table:table-cell office:value-type="string">
            <text:p>1.00046</text:p>
          </table:table-cell>
          <table:table-cell office:value-type="string">
            <text:p>136</text:p>
          </table:table-cell>
          <table:table-cell office:value-type="string">
            <text:p>141</text:p>
          </table:table-cell>
          <table:table-cell office:value-type="string">
            <text:p>277</text:p>
          </table:table-cell>
          <table:table-cell office:value-type="string">
            <text:p>1668530.790972</text:p>
          </table:table-cell>
        </table:table-row>
        <table:table-row>
          <table:table-cell office:value-type="string">
            <text:p>c61</text:p>
          </table:table-cell>
          <table:table-cell office:value-type="string">
            <text:p>8602.8</text:p>
          </table:table-cell>
          <table:table-cell office:value-type="string">
            <text:p>295.7</text:p>
          </table:table-cell>
          <table:table-cell office:value-type="string">
            <text:p>16075.2</text:p>
          </table:table-cell>
          <table:table-cell office:value-type="string">
            <text:p>61442.7</text:p>
          </table:table-cell>
          <table:table-cell office:value-type="string">
            <text:p>8371.8</text:p>
          </table:table-cell>
          <table:table-cell office:value-type="string">
            <text:p>4754.9</text:p>
          </table:table-cell>
          <table:table-cell office:value-type="string">
            <text:p>6695.7</text:p>
          </table:table-cell>
          <table:table-cell office:value-type="string">
            <text:p>2573.7</text:p>
          </table:table-cell>
          <table:table-cell office:value-type="string">
            <text:p>903.4</text:p>
          </table:table-cell>
          <table:table-cell office:value-type="string">
            <text:p>1655.0</text:p>
          </table:table-cell>
          <table:table-cell office:value-type="string">
            <text:p>24406.2</text:p>
          </table:table-cell>
          <table:table-cell office:value-type="string">
            <text:p>3994.3</text:p>
          </table:table-cell>
          <table:table-cell office:value-type="string">
            <text:p>1693.4</text:p>
          </table:table-cell>
          <table:table-cell office:value-type="string">
            <text:p>1021.2</text:p>
          </table:table-cell>
          <table:table-cell office:value-type="string">
            <text:p>616.9</text:p>
          </table:table-cell>
          <table:table-cell office:value-type="string">
            <text:p>4347.0</text:p>
          </table:table-cell>
          <table:table-cell office:value-type="string">
            <text:p>41.7</text:p>
          </table:table-cell>
          <table:table-cell office:value-type="string">
            <text:p>416.8</text:p>
          </table:table-cell>
          <table:table-cell office:value-type="string">
            <text:p>6056.5</text:p>
          </table:table-cell>
          <table:table-cell office:value-type="string">
            <text:p>381.8</text:p>
          </table:table-cell>
          <table:table-cell office:value-type="string">
            <text:p>13545.0</text:p>
          </table:table-cell>
          <table:table-cell office:value-type="string">
            <text:p>60314.2</text:p>
          </table:table-cell>
          <table:table-cell office:value-type="string">
            <text:p>8560.1</text:p>
          </table:table-cell>
          <table:table-cell office:value-type="string">
            <text:p>4339.2</text:p>
          </table:table-cell>
          <table:table-cell office:value-type="string">
            <text:p>6323.1</text:p>
          </table:table-cell>
          <table:table-cell office:value-type="string">
            <text:p>2480.5</text:p>
          </table:table-cell>
          <table:table-cell office:value-type="string">
            <text:p>4252.4</text:p>
          </table:table-cell>
          <table:table-cell office:value-type="string">
            <text:p>1904.8</text:p>
          </table:table-cell>
          <table:table-cell office:value-type="string">
            <text:p>656.4</text:p>
          </table:table-cell>
          <table:table-cell office:value-type="string">
            <text:p>4261.2</text:p>
          </table:table-cell>
          <table:table-cell office:value-type="string">
            <text:p>8.0</text:p>
          </table:table-cell>
          <table:table-cell office:value-type="string">
            <text:p>414.4</text:p>
          </table:table-cell>
          <table:table-cell office:value-type="string">
            <text:p>0.0</text:p>
          </table:table-cell>
          <table:table-cell office:value-type="string">
            <text:p>1310.3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280.5</text:p>
          </table:table-cell>
          <table:table-cell office:value-type="string">
            <text:p>707.7</text:p>
          </table:table-cell>
          <table:table-cell office:value-type="string">
            <text:p>707.7</text:p>
          </table:table-cell>
          <table:table-cell office:value-type="string">
            <text:p>756.2</text:p>
          </table:table-cell>
          <table:table-cell office:value-type="string">
            <text:p>922.9</text:p>
          </table:table-cell>
          <table:table-cell office:value-type="string">
            <text:p>1000.9</text:p>
          </table:table-cell>
          <table:table-cell office:value-type="string">
            <text:p>1293520.0</text:p>
          </table:table-cell>
          <table:table-cell office:value-type="string">
            <text:p>1274165.0</text:p>
          </table:table-cell>
          <table:table-cell office:value-type="string">
            <text:p>1273533.101675</text:p>
          </table:table-cell>
          <table:table-cell office:value-type="string">
            <text:p>15799.0</text:p>
          </table:table-cell>
          <table:table-cell office:value-type="string">
            <text:p>261815.338409</text:p>
          </table:table-cell>
          <table:table-cell office:value-type="string">
            <text:p>269330.512376</text:p>
          </table:table-cell>
          <table:table-cell office:value-type="string">
            <text:p>531145.850785</text:p>
          </table:table-cell>
          <table:table-cell office:value-type="string">
            <text:p>261077.788817</text:p>
          </table:table-cell>
          <table:table-cell office:value-type="string">
            <text:p>262752.462073</text:p>
          </table:table-cell>
          <table:table-cell office:value-type="string">
            <text:p>523830.25089</text:p>
          </table:table-cell>
          <table:table-cell office:value-type="string">
            <text:p>67259.0</text:p>
          </table:table-cell>
          <table:table-cell office:value-type="string">
            <text:p>721032.850785</text:p>
          </table:table-cell>
          <table:table-cell office:value-type="string">
            <text:p>1140929.101675</text:p>
          </table:table-cell>
          <table:table-cell office:value-type="string">
            <text:p>1125130.101675</text:p>
          </table:table-cell>
          <table:table-cell office:value-type="string">
            <text:p>1122639.0</text:p>
          </table:table-cell>
          <table:table-cell office:value-type="string">
            <text:p>1795293.0</text:p>
          </table:table-cell>
          <table:table-cell office:value-type="string">
            <text:p>0.730443</text:p>
          </table:table-cell>
          <table:table-cell office:value-type="string">
            <text:p>1.013792</text:p>
          </table:table-cell>
          <table:table-cell office:value-type="string">
            <text:p>101</text:p>
          </table:table-cell>
          <table:table-cell office:value-type="string">
            <text:p>95</text:p>
          </table:table-cell>
          <table:table-cell office:value-type="string">
            <text:p>196</text:p>
          </table:table-cell>
          <table:table-cell office:value-type="string">
            <text:p>1770869.34999</text:p>
          </table:table-cell>
        </table:table-row>
        <table:table-row>
          <table:table-cell office:value-type="string">
            <text:p>c62</text:p>
          </table:table-cell>
          <table:table-cell office:value-type="string">
            <text:p>7385.2</text:p>
          </table:table-cell>
          <table:table-cell office:value-type="string">
            <text:p>432.9</text:p>
          </table:table-cell>
          <table:table-cell office:value-type="string">
            <text:p>11176.1</text:p>
          </table:table-cell>
          <table:table-cell office:value-type="string">
            <text:p>48376.3</text:p>
          </table:table-cell>
          <table:table-cell office:value-type="string">
            <text:p>7329.7</text:p>
          </table:table-cell>
          <table:table-cell office:value-type="string">
            <text:p>4042.0</text:p>
          </table:table-cell>
          <table:table-cell office:value-type="string">
            <text:p>5293.0</text:p>
          </table:table-cell>
          <table:table-cell office:value-type="string">
            <text:p>1954.1</text:p>
          </table:table-cell>
          <table:table-cell office:value-type="string">
            <text:p>813.7</text:p>
          </table:table-cell>
          <table:table-cell office:value-type="string">
            <text:p>1446.8</text:p>
          </table:table-cell>
          <table:table-cell office:value-type="string">
            <text:p>18347.4</text:p>
          </table:table-cell>
          <table:table-cell office:value-type="string">
            <text:p>3625.7</text:p>
          </table:table-cell>
          <table:table-cell office:value-type="string">
            <text:p>1743.2</text:p>
          </table:table-cell>
          <table:table-cell office:value-type="string">
            <text:p>777.7</text:p>
          </table:table-cell>
          <table:table-cell office:value-type="string">
            <text:p>450.7</text:p>
          </table:table-cell>
          <table:table-cell office:value-type="string">
            <text:p>3228.3</text:p>
          </table:table-cell>
          <table:table-cell office:value-type="string">
            <text:p>20.1</text:p>
          </table:table-cell>
          <table:table-cell office:value-type="string">
            <text:p>386.4</text:p>
          </table:table-cell>
          <table:table-cell office:value-type="string">
            <text:p>7877.0</text:p>
          </table:table-cell>
          <table:table-cell office:value-type="string">
            <text:p>322.8</text:p>
          </table:table-cell>
          <table:table-cell office:value-type="string">
            <text:p>10018.3</text:p>
          </table:table-cell>
          <table:table-cell office:value-type="string">
            <text:p>45910.6</text:p>
          </table:table-cell>
          <table:table-cell office:value-type="string">
            <text:p>6717.1</text:p>
          </table:table-cell>
          <table:table-cell office:value-type="string">
            <text:p>3823.0</text:p>
          </table:table-cell>
          <table:table-cell office:value-type="string">
            <text:p>5713.4</text:p>
          </table:table-cell>
          <table:table-cell office:value-type="string">
            <text:p>1827.7</text:p>
          </table:table-cell>
          <table:table-cell office:value-type="string">
            <text:p>3842.8</text:p>
          </table:table-cell>
          <table:table-cell office:value-type="string">
            <text:p>1866.7</text:p>
          </table:table-cell>
          <table:table-cell office:value-type="string">
            <text:p>536.2</text:p>
          </table:table-cell>
          <table:table-cell office:value-type="string">
            <text:p>3125.6</text:p>
          </table:table-cell>
          <table:table-cell office:value-type="string">
            <text:p>8.9</text:p>
          </table:table-cell>
          <table:table-cell office:value-type="string">
            <text:p>484.9</text:p>
          </table:table-cell>
          <table:table-cell office:value-type="string">
            <text:p>0.0</text:p>
          </table:table-cell>
          <table:table-cell office:value-type="string">
            <text:p>236.5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29.6</text:p>
          </table:table-cell>
          <table:table-cell office:value-type="string">
            <text:p>676.8</text:p>
          </table:table-cell>
          <table:table-cell office:value-type="string">
            <text:p>676.8</text:p>
          </table:table-cell>
          <table:table-cell office:value-type="string">
            <text:p>621.6</text:p>
          </table:table-cell>
          <table:table-cell office:value-type="string">
            <text:p>774.1</text:p>
          </table:table-cell>
          <table:table-cell office:value-type="string">
            <text:p>990.5</text:p>
          </table:table-cell>
          <table:table-cell office:value-type="string">
            <text:p>1104365.0</text:p>
          </table:table-cell>
          <table:table-cell office:value-type="string">
            <text:p>1084818.0</text:p>
          </table:table-cell>
          <table:table-cell office:value-type="string">
            <text:p>1084973.70462</text:p>
          </table:table-cell>
          <table:table-cell office:value-type="string">
            <text:p>16582.0</text:p>
          </table:table-cell>
          <table:table-cell office:value-type="string">
            <text:p>245340.467025</text:p>
          </table:table-cell>
          <table:table-cell office:value-type="string">
            <text:p>248777.979292</text:p>
          </table:table-cell>
          <table:table-cell office:value-type="string">
            <text:p>494118.446317</text:p>
          </table:table-cell>
          <table:table-cell office:value-type="string">
            <text:p>207964.557141</text:p>
          </table:table-cell>
          <table:table-cell office:value-type="string">
            <text:p>210520.701161</text:p>
          </table:table-cell>
          <table:table-cell office:value-type="string">
            <text:p>418485.258302</text:p>
          </table:table-cell>
          <table:table-cell office:value-type="string">
            <text:p>56709.0</text:p>
          </table:table-cell>
          <table:table-cell office:value-type="string">
            <text:p>646408.446317</text:p>
          </table:table-cell>
          <table:table-cell office:value-type="string">
            <text:p>988086.70462</text:p>
          </table:table-cell>
          <table:table-cell office:value-type="string">
            <text:p>971504.70462</text:p>
          </table:table-cell>
          <table:table-cell office:value-type="string">
            <text:p>969033.0</text:p>
          </table:table-cell>
          <table:table-cell office:value-type="string">
            <text:p>1566345.0</text:p>
          </table:table-cell>
          <table:table-cell office:value-type="string">
            <text:p>0.729984</text:p>
          </table:table-cell>
          <table:table-cell office:value-type="string">
            <text:p>1.035353</text:p>
          </table:table-cell>
          <table:table-cell office:value-type="string">
            <text:p>65</text:p>
          </table:table-cell>
          <table:table-cell office:value-type="string">
            <text:p>79</text:p>
          </table:table-cell>
          <table:table-cell office:value-type="string">
            <text:p>144</text:p>
          </table:table-cell>
          <table:table-cell office:value-type="string">
            <text:p>1512861.446634</text:p>
          </table:table-cell>
        </table:table-row>
        <table:table-row>
          <table:table-cell office:value-type="string">
            <text:p>c63</text:p>
          </table:table-cell>
          <table:table-cell office:value-type="string">
            <text:p>12529.3</text:p>
          </table:table-cell>
          <table:table-cell office:value-type="string">
            <text:p>439.5</text:p>
          </table:table-cell>
          <table:table-cell office:value-type="string">
            <text:p>13008.4</text:p>
          </table:table-cell>
          <table:table-cell office:value-type="string">
            <text:p>58985.6</text:p>
          </table:table-cell>
          <table:table-cell office:value-type="string">
            <text:p>7781.6</text:p>
          </table:table-cell>
          <table:table-cell office:value-type="string">
            <text:p>4575.7</text:p>
          </table:table-cell>
          <table:table-cell office:value-type="string">
            <text:p>5183.0</text:p>
          </table:table-cell>
          <table:table-cell office:value-type="string">
            <text:p>2247.5</text:p>
          </table:table-cell>
          <table:table-cell office:value-type="string">
            <text:p>1715.6</text:p>
          </table:table-cell>
          <table:table-cell office:value-type="string">
            <text:p>2192.8</text:p>
          </table:table-cell>
          <table:table-cell office:value-type="string">
            <text:p>20188.2</text:p>
          </table:table-cell>
          <table:table-cell office:value-type="string">
            <text:p>3824.4</text:p>
          </table:table-cell>
          <table:table-cell office:value-type="string">
            <text:p>1367.2</text:p>
          </table:table-cell>
          <table:table-cell office:value-type="string">
            <text:p>1179.0</text:p>
          </table:table-cell>
          <table:table-cell office:value-type="string">
            <text:p>505.6</text:p>
          </table:table-cell>
          <table:table-cell office:value-type="string">
            <text:p>3533.9</text:p>
          </table:table-cell>
          <table:table-cell office:value-type="string">
            <text:p>13.6</text:p>
          </table:table-cell>
          <table:table-cell office:value-type="string">
            <text:p>322.9</text:p>
          </table:table-cell>
          <table:table-cell office:value-type="string">
            <text:p>10904.6</text:p>
          </table:table-cell>
          <table:table-cell office:value-type="string">
            <text:p>726.4</text:p>
          </table:table-cell>
          <table:table-cell office:value-type="string">
            <text:p>17476.4</text:p>
          </table:table-cell>
          <table:table-cell office:value-type="string">
            <text:p>58783.7</text:p>
          </table:table-cell>
          <table:table-cell office:value-type="string">
            <text:p>7083.7</text:p>
          </table:table-cell>
          <table:table-cell office:value-type="string">
            <text:p>4834.8</text:p>
          </table:table-cell>
          <table:table-cell office:value-type="string">
            <text:p>5539.8</text:p>
          </table:table-cell>
          <table:table-cell office:value-type="string">
            <text:p>2038.0</text:p>
          </table:table-cell>
          <table:table-cell office:value-type="string">
            <text:p>4209.3</text:p>
          </table:table-cell>
          <table:table-cell office:value-type="string">
            <text:p>1758.9</text:p>
          </table:table-cell>
          <table:table-cell office:value-type="string">
            <text:p>657.4</text:p>
          </table:table-cell>
          <table:table-cell office:value-type="string">
            <text:p>3739.6</text:p>
          </table:table-cell>
          <table:table-cell office:value-type="string">
            <text:p>33.0</text:p>
          </table:table-cell>
          <table:table-cell office:value-type="string">
            <text:p>468.7</text:p>
          </table:table-cell>
          <table:table-cell office:value-type="string">
            <text:p>0.0</text:p>
          </table:table-cell>
          <table:table-cell office:value-type="string">
            <text:p>566.7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200.4</text:p>
          </table:table-cell>
          <table:table-cell office:value-type="string">
            <text:p>598.9</text:p>
          </table:table-cell>
          <table:table-cell office:value-type="string">
            <text:p>598.9</text:p>
          </table:table-cell>
          <table:table-cell office:value-type="string">
            <text:p>957.2</text:p>
          </table:table-cell>
          <table:table-cell office:value-type="string">
            <text:p>512.8</text:p>
          </table:table-cell>
          <table:table-cell office:value-type="string">
            <text:p>992.7</text:p>
          </table:table-cell>
          <table:table-cell office:value-type="string">
            <text:p>1171898.0</text:p>
          </table:table-cell>
          <table:table-cell office:value-type="string">
            <text:p>1141767.0</text:p>
          </table:table-cell>
          <table:table-cell office:value-type="string">
            <text:p>1141383.318616</text:p>
          </table:table-cell>
          <table:table-cell office:value-type="string">
            <text:p>25127.0</text:p>
          </table:table-cell>
          <table:table-cell office:value-type="string">
            <text:p>247657.873467</text:p>
          </table:table-cell>
          <table:table-cell office:value-type="string">
            <text:p>249743.147316</text:p>
          </table:table-cell>
          <table:table-cell office:value-type="string">
            <text:p>497401.020783</text:p>
          </table:table-cell>
          <table:table-cell office:value-type="string">
            <text:p>217235.521305</text:p>
          </table:table-cell>
          <table:table-cell office:value-type="string">
            <text:p>217855.776528</text:p>
          </table:table-cell>
          <table:table-cell office:value-type="string">
            <text:p>435091.297833</text:p>
          </table:table-cell>
          <table:table-cell office:value-type="string">
            <text:p>60222.0</text:p>
          </table:table-cell>
          <table:table-cell office:value-type="string">
            <text:p>676508.020783</text:p>
          </table:table-cell>
          <table:table-cell office:value-type="string">
            <text:p>1020294.318616</text:p>
          </table:table-cell>
          <table:table-cell office:value-type="string">
            <text:p>995167.318616</text:p>
          </table:table-cell>
          <table:table-cell office:value-type="string">
            <text:p>992935.0</text:p>
          </table:table-cell>
          <table:table-cell office:value-type="string">
            <text:p>1686448.0</text:p>
          </table:table-cell>
          <table:table-cell office:value-type="string">
            <text:p>0.743368</text:p>
          </table:table-cell>
          <table:table-cell office:value-type="string">
            <text:p>1.069762</text:p>
          </table:table-cell>
          <table:table-cell office:value-type="string">
            <text:p>43</text:p>
          </table:table-cell>
          <table:table-cell office:value-type="string">
            <text:p>54</text:p>
          </table:table-cell>
          <table:table-cell office:value-type="string">
            <text:p>97</text:p>
          </table:table-cell>
          <table:table-cell office:value-type="string">
            <text:p>1576470.597312</text:p>
          </table:table-cell>
        </table:table-row>
        <table:table-row>
          <table:table-cell office:value-type="string">
            <text:p>c64</text:p>
          </table:table-cell>
          <table:table-cell office:value-type="string">
            <text:p>7980.0</text:p>
          </table:table-cell>
          <table:table-cell office:value-type="string">
            <text:p>268.4</text:p>
          </table:table-cell>
          <table:table-cell office:value-type="string">
            <text:p>12101.6</text:p>
          </table:table-cell>
          <table:table-cell office:value-type="string">
            <text:p>45440.6</text:p>
          </table:table-cell>
          <table:table-cell office:value-type="string">
            <text:p>7771.6</text:p>
          </table:table-cell>
          <table:table-cell office:value-type="string">
            <text:p>4251.5</text:p>
          </table:table-cell>
          <table:table-cell office:value-type="string">
            <text:p>5183.2</text:p>
          </table:table-cell>
          <table:table-cell office:value-type="string">
            <text:p>1975.8</text:p>
          </table:table-cell>
          <table:table-cell office:value-type="string">
            <text:p>726.5</text:p>
          </table:table-cell>
          <table:table-cell office:value-type="string">
            <text:p>1401.0</text:p>
          </table:table-cell>
          <table:table-cell office:value-type="string">
            <text:p>19716.8</text:p>
          </table:table-cell>
          <table:table-cell office:value-type="string">
            <text:p>3659.1</text:p>
          </table:table-cell>
          <table:table-cell office:value-type="string">
            <text:p>1411.7</text:p>
          </table:table-cell>
          <table:table-cell office:value-type="string">
            <text:p>1218.5</text:p>
          </table:table-cell>
          <table:table-cell office:value-type="string">
            <text:p>524.8</text:p>
          </table:table-cell>
          <table:table-cell office:value-type="string">
            <text:p>3209.2</text:p>
          </table:table-cell>
          <table:table-cell office:value-type="string">
            <text:p>25.9</text:p>
          </table:table-cell>
          <table:table-cell office:value-type="string">
            <text:p>536.3</text:p>
          </table:table-cell>
          <table:table-cell office:value-type="string">
            <text:p>6742.7</text:p>
          </table:table-cell>
          <table:table-cell office:value-type="string">
            <text:p>381.9</text:p>
          </table:table-cell>
          <table:table-cell office:value-type="string">
            <text:p>11419.5</text:p>
          </table:table-cell>
          <table:table-cell office:value-type="string">
            <text:p>46391.5</text:p>
          </table:table-cell>
          <table:table-cell office:value-type="string">
            <text:p>7187.8</text:p>
          </table:table-cell>
          <table:table-cell office:value-type="string">
            <text:p>4357.0</text:p>
          </table:table-cell>
          <table:table-cell office:value-type="string">
            <text:p>5295.5</text:p>
          </table:table-cell>
          <table:table-cell office:value-type="string">
            <text:p>2173.7</text:p>
          </table:table-cell>
          <table:table-cell office:value-type="string">
            <text:p>3595.8</text:p>
          </table:table-cell>
          <table:table-cell office:value-type="string">
            <text:p>1515.0</text:p>
          </table:table-cell>
          <table:table-cell office:value-type="string">
            <text:p>578.8</text:p>
          </table:table-cell>
          <table:table-cell office:value-type="string">
            <text:p>3116.4</text:p>
          </table:table-cell>
          <table:table-cell office:value-type="string">
            <text:p>13.5</text:p>
          </table:table-cell>
          <table:table-cell office:value-type="string">
            <text:p>635.6</text:p>
          </table:table-cell>
          <table:table-cell office:value-type="string">
            <text:p>0.0</text:p>
          </table:table-cell>
          <table:table-cell office:value-type="string">
            <text:p>389.5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79.0</text:p>
          </table:table-cell>
          <table:table-cell office:value-type="string">
            <text:p>472.6</text:p>
          </table:table-cell>
          <table:table-cell office:value-type="string">
            <text:p>472.6</text:p>
          </table:table-cell>
          <table:table-cell office:value-type="string">
            <text:p>625.3</text:p>
          </table:table-cell>
          <table:table-cell office:value-type="string">
            <text:p>636.5</text:p>
          </table:table-cell>
          <table:table-cell office:value-type="string">
            <text:p>1004.1</text:p>
          </table:table-cell>
          <table:table-cell office:value-type="string">
            <text:p>1082388.0</text:p>
          </table:table-cell>
          <table:table-cell office:value-type="string">
            <text:p>1062914.0</text:p>
          </table:table-cell>
          <table:table-cell office:value-type="string">
            <text:p>1061647.812699</text:p>
          </table:table-cell>
          <table:table-cell office:value-type="string">
            <text:p>16153.0</text:p>
          </table:table-cell>
          <table:table-cell office:value-type="string">
            <text:p>232846.546788</text:p>
          </table:table-cell>
          <table:table-cell office:value-type="string">
            <text:p>234528.430017</text:p>
          </table:table-cell>
          <table:table-cell office:value-type="string">
            <text:p>467374.976805</text:p>
          </table:table-cell>
          <table:table-cell office:value-type="string">
            <text:p>212285.32732</text:p>
          </table:table-cell>
          <table:table-cell office:value-type="string">
            <text:p>209894.508573</text:p>
          </table:table-cell>
          <table:table-cell office:value-type="string">
            <text:p>422179.835894</text:p>
          </table:table-cell>
          <table:table-cell office:value-type="string">
            <text:p>57251.0</text:p>
          </table:table-cell>
          <table:table-cell office:value-type="string">
            <text:p>617150.976805</text:p>
          </table:table-cell>
          <table:table-cell office:value-type="string">
            <text:p>965534.812699</text:p>
          </table:table-cell>
          <table:table-cell office:value-type="string">
            <text:p>949381.812699</text:p>
          </table:table-cell>
          <table:table-cell office:value-type="string">
            <text:p>947921.0</text:p>
          </table:table-cell>
          <table:table-cell office:value-type="string">
            <text:p>1466158.0</text:p>
          </table:table-cell>
          <table:table-cell office:value-type="string">
            <text:p>0.762173</text:p>
          </table:table-cell>
          <table:table-cell office:value-type="string">
            <text:p>1.032408</text:p>
          </table:table-cell>
          <table:table-cell office:value-type="string">
            <text:p>50</text:p>
          </table:table-cell>
          <table:table-cell office:value-type="string">
            <text:p>46</text:p>
          </table:table-cell>
          <table:table-cell office:value-type="string">
            <text:p>96</text:p>
          </table:table-cell>
          <table:table-cell office:value-type="string">
            <text:p>1420134.947248</text:p>
          </table:table-cell>
        </table:table-row>
        <table:table-row>
          <table:table-cell office:value-type="string">
            <text:p>c66</text:p>
          </table:table-cell>
          <table:table-cell office:value-type="string">
            <text:p>8261.5</text:p>
          </table:table-cell>
          <table:table-cell office:value-type="string">
            <text:p>438.6</text:p>
          </table:table-cell>
          <table:table-cell office:value-type="string">
            <text:p>12281.8</text:p>
          </table:table-cell>
          <table:table-cell office:value-type="string">
            <text:p>56600.6</text:p>
          </table:table-cell>
          <table:table-cell office:value-type="string">
            <text:p>8298.6</text:p>
          </table:table-cell>
          <table:table-cell office:value-type="string">
            <text:p>4423.6</text:p>
          </table:table-cell>
          <table:table-cell office:value-type="string">
            <text:p>5674.8</text:p>
          </table:table-cell>
          <table:table-cell office:value-type="string">
            <text:p>2052.2</text:p>
          </table:table-cell>
          <table:table-cell office:value-type="string">
            <text:p>722.2</text:p>
          </table:table-cell>
          <table:table-cell office:value-type="string">
            <text:p>1619.0</text:p>
          </table:table-cell>
          <table:table-cell office:value-type="string">
            <text:p>19546.5</text:p>
          </table:table-cell>
          <table:table-cell office:value-type="string">
            <text:p>3730.4</text:p>
          </table:table-cell>
          <table:table-cell office:value-type="string">
            <text:p>1454.0</text:p>
          </table:table-cell>
          <table:table-cell office:value-type="string">
            <text:p>747.0</text:p>
          </table:table-cell>
          <table:table-cell office:value-type="string">
            <text:p>475.3</text:p>
          </table:table-cell>
          <table:table-cell office:value-type="string">
            <text:p>3803.0</text:p>
          </table:table-cell>
          <table:table-cell office:value-type="string">
            <text:p>27.8</text:p>
          </table:table-cell>
          <table:table-cell office:value-type="string">
            <text:p>284.7</text:p>
          </table:table-cell>
          <table:table-cell office:value-type="string">
            <text:p>5255.4</text:p>
          </table:table-cell>
          <table:table-cell office:value-type="string">
            <text:p>320.1</text:p>
          </table:table-cell>
          <table:table-cell office:value-type="string">
            <text:p>10891.9</text:p>
          </table:table-cell>
          <table:table-cell office:value-type="string">
            <text:p>54730.7</text:p>
          </table:table-cell>
          <table:table-cell office:value-type="string">
            <text:p>7285.7</text:p>
          </table:table-cell>
          <table:table-cell office:value-type="string">
            <text:p>4087.9</text:p>
          </table:table-cell>
          <table:table-cell office:value-type="string">
            <text:p>5559.4</text:p>
          </table:table-cell>
          <table:table-cell office:value-type="string">
            <text:p>1883.4</text:p>
          </table:table-cell>
          <table:table-cell office:value-type="string">
            <text:p>3995.0</text:p>
          </table:table-cell>
          <table:table-cell office:value-type="string">
            <text:p>1599.6</text:p>
          </table:table-cell>
          <table:table-cell office:value-type="string">
            <text:p>494.6</text:p>
          </table:table-cell>
          <table:table-cell office:value-type="string">
            <text:p>3571.0</text:p>
          </table:table-cell>
          <table:table-cell office:value-type="string">
            <text:p>24.4</text:p>
          </table:table-cell>
          <table:table-cell office:value-type="string">
            <text:p>314.3</text:p>
          </table:table-cell>
          <table:table-cell office:value-type="string">
            <text:p>0.0</text:p>
          </table:table-cell>
          <table:table-cell office:value-type="string">
            <text:p>493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25.2</text:p>
          </table:table-cell>
          <table:table-cell office:value-type="string">
            <text:p>525.9</text:p>
          </table:table-cell>
          <table:table-cell office:value-type="string">
            <text:p>525.9</text:p>
          </table:table-cell>
          <table:table-cell office:value-type="string">
            <text:p>465.7</text:p>
          </table:table-cell>
          <table:table-cell office:value-type="string">
            <text:p>471.1</text:p>
          </table:table-cell>
          <table:table-cell office:value-type="string">
            <text:p>962.5</text:p>
          </table:table-cell>
          <table:table-cell office:value-type="string">
            <text:p>1114297.0</text:p>
          </table:table-cell>
          <table:table-cell office:value-type="string">
            <text:p>1096763.0</text:p>
          </table:table-cell>
          <table:table-cell office:value-type="string">
            <text:p>1096850.397444</text:p>
          </table:table-cell>
          <table:table-cell office:value-type="string">
            <text:p>14489.0</text:p>
          </table:table-cell>
          <table:table-cell office:value-type="string">
            <text:p>259490.723873</text:p>
          </table:table-cell>
          <table:table-cell office:value-type="string">
            <text:p>256268.081149</text:p>
          </table:table-cell>
          <table:table-cell office:value-type="string">
            <text:p>515758.805022</text:p>
          </table:table-cell>
          <table:table-cell office:value-type="string">
            <text:p>193710.520111</text:p>
          </table:table-cell>
          <table:table-cell office:value-type="string">
            <text:p>193515.072311</text:p>
          </table:table-cell>
          <table:table-cell office:value-type="string">
            <text:p>387225.592422</text:p>
          </table:table-cell>
          <table:table-cell office:value-type="string">
            <text:p>60011.0</text:p>
          </table:table-cell>
          <table:table-cell office:value-type="string">
            <text:p>687474.805022</text:p>
          </table:table-cell>
          <table:table-cell office:value-type="string">
            <text:p>979346.397444</text:p>
          </table:table-cell>
          <table:table-cell office:value-type="string">
            <text:p>964857.397444</text:p>
          </table:table-cell>
          <table:table-cell office:value-type="string">
            <text:p>962810.0</text:p>
          </table:table-cell>
          <table:table-cell office:value-type="string">
            <text:p>1540746.0</text:p>
          </table:table-cell>
          <table:table-cell office:value-type="string">
            <text:p>0.736151</text:p>
          </table:table-cell>
          <table:table-cell office:value-type="string">
            <text:p>1.017882</text:p>
          </table:table-cell>
          <table:table-cell office:value-type="string">
            <text:p>117</text:p>
          </table:table-cell>
          <table:table-cell office:value-type="string">
            <text:p>99</text:p>
          </table:table-cell>
          <table:table-cell office:value-type="string">
            <text:p>216</text:p>
          </table:table-cell>
          <table:table-cell office:value-type="string">
            <text:p>1513679.103988</text:p>
          </table:table-cell>
        </table:table-row>
        <table:table-row>
          <table:table-cell office:value-type="string">
            <text:p>c67</text:p>
          </table:table-cell>
          <table:table-cell office:value-type="string">
            <text:p>11312.2</text:p>
          </table:table-cell>
          <table:table-cell office:value-type="string">
            <text:p>194.4</text:p>
          </table:table-cell>
          <table:table-cell office:value-type="string">
            <text:p>18073.9</text:p>
          </table:table-cell>
          <table:table-cell office:value-type="string">
            <text:p>57089.3</text:p>
          </table:table-cell>
          <table:table-cell office:value-type="string">
            <text:p>9189.6</text:p>
          </table:table-cell>
          <table:table-cell office:value-type="string">
            <text:p>3644.6</text:p>
          </table:table-cell>
          <table:table-cell office:value-type="string">
            <text:p>5699.5</text:p>
          </table:table-cell>
          <table:table-cell office:value-type="string">
            <text:p>2464.3</text:p>
          </table:table-cell>
          <table:table-cell office:value-type="string">
            <text:p>1012.5</text:p>
          </table:table-cell>
          <table:table-cell office:value-type="string">
            <text:p>2692.4</text:p>
          </table:table-cell>
          <table:table-cell office:value-type="string">
            <text:p>19915.6</text:p>
          </table:table-cell>
          <table:table-cell office:value-type="string">
            <text:p>3771.4</text:p>
          </table:table-cell>
          <table:table-cell office:value-type="string">
            <text:p>1703.9</text:p>
          </table:table-cell>
          <table:table-cell office:value-type="string">
            <text:p>1420.0</text:p>
          </table:table-cell>
          <table:table-cell office:value-type="string">
            <text:p>352.6</text:p>
          </table:table-cell>
          <table:table-cell office:value-type="string">
            <text:p>4287.0</text:p>
          </table:table-cell>
          <table:table-cell office:value-type="string">
            <text:p>22.4</text:p>
          </table:table-cell>
          <table:table-cell office:value-type="string">
            <text:p>326.0</text:p>
          </table:table-cell>
          <table:table-cell office:value-type="string">
            <text:p>6587.0</text:p>
          </table:table-cell>
          <table:table-cell office:value-type="string">
            <text:p>206.4</text:p>
          </table:table-cell>
          <table:table-cell office:value-type="string">
            <text:p>15465.7</text:p>
          </table:table-cell>
          <table:table-cell office:value-type="string">
            <text:p>57527.4</text:p>
          </table:table-cell>
          <table:table-cell office:value-type="string">
            <text:p>9733.7</text:p>
          </table:table-cell>
          <table:table-cell office:value-type="string">
            <text:p>3767.6</text:p>
          </table:table-cell>
          <table:table-cell office:value-type="string">
            <text:p>4672.1</text:p>
          </table:table-cell>
          <table:table-cell office:value-type="string">
            <text:p>2455.5</text:p>
          </table:table-cell>
          <table:table-cell office:value-type="string">
            <text:p>4044.2</text:p>
          </table:table-cell>
          <table:table-cell office:value-type="string">
            <text:p>1628.2</text:p>
          </table:table-cell>
          <table:table-cell office:value-type="string">
            <text:p>416.9</text:p>
          </table:table-cell>
          <table:table-cell office:value-type="string">
            <text:p>4077.1</text:p>
          </table:table-cell>
          <table:table-cell office:value-type="string">
            <text:p>12.5</text:p>
          </table:table-cell>
          <table:table-cell office:value-type="string">
            <text:p>198.3</text:p>
          </table:table-cell>
          <table:table-cell office:value-type="string">
            <text:p>0.0</text:p>
          </table:table-cell>
          <table:table-cell office:value-type="string">
            <text:p>1633.9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02.0</text:p>
          </table:table-cell>
          <table:table-cell office:value-type="string">
            <text:p>636.4</text:p>
          </table:table-cell>
          <table:table-cell office:value-type="string">
            <text:p>636.4</text:p>
          </table:table-cell>
          <table:table-cell office:value-type="string">
            <text:p>847.2</text:p>
          </table:table-cell>
          <table:table-cell office:value-type="string">
            <text:p>658.1</text:p>
          </table:table-cell>
          <table:table-cell office:value-type="string">
            <text:p>1281.0</text:p>
          </table:table-cell>
          <table:table-cell office:value-type="string">
            <text:p>1301520.0</text:p>
          </table:table-cell>
          <table:table-cell office:value-type="string">
            <text:p>1278374.0</text:p>
          </table:table-cell>
          <table:table-cell office:value-type="string">
            <text:p>1277469.037181</text:p>
          </table:table-cell>
          <table:table-cell office:value-type="string">
            <text:p>18183.0</text:p>
          </table:table-cell>
          <table:table-cell office:value-type="string">
            <text:p>276700.919119</text:p>
          </table:table-cell>
          <table:table-cell office:value-type="string">
            <text:p>276944.651756</text:p>
          </table:table-cell>
          <table:table-cell office:value-type="string">
            <text:p>553645.570875</text:p>
          </table:table-cell>
          <table:table-cell office:value-type="string">
            <text:p>254413.203607</text:p>
          </table:table-cell>
          <table:table-cell office:value-type="string">
            <text:p>255571.262699</text:p>
          </table:table-cell>
          <table:table-cell office:value-type="string">
            <text:p>509984.466306</text:p>
          </table:table-cell>
          <table:table-cell office:value-type="string">
            <text:p>62882.0</text:p>
          </table:table-cell>
          <table:table-cell office:value-type="string">
            <text:p>733894.570875</text:p>
          </table:table-cell>
          <table:table-cell office:value-type="string">
            <text:p>1150083.037181</text:p>
          </table:table-cell>
          <table:table-cell office:value-type="string">
            <text:p>1131900.037181</text:p>
          </table:table-cell>
          <table:table-cell office:value-type="string">
            <text:p>1127309.0</text:p>
          </table:table-cell>
          <table:table-cell office:value-type="string">
            <text:p>1905149.0</text:p>
          </table:table-cell>
          <table:table-cell office:value-type="string">
            <text:p>0.811412</text:p>
          </table:table-cell>
          <table:table-cell office:value-type="string">
            <text:p>1.187735</text:p>
          </table:table-cell>
          <table:table-cell office:value-type="string">
            <text:p>140</text:p>
          </table:table-cell>
          <table:table-cell office:value-type="string">
            <text:p>191</text:p>
          </table:table-cell>
          <table:table-cell office:value-type="string">
            <text:p>331</text:p>
          </table:table-cell>
          <table:table-cell office:value-type="string">
            <text:p>1604018.64808</text:p>
          </table:table-cell>
        </table:table-row>
        <table:table-row>
          <table:table-cell office:value-type="string">
            <text:p>c68</text:p>
          </table:table-cell>
          <table:table-cell office:value-type="string">
            <text:p>4895.2</text:p>
          </table:table-cell>
          <table:table-cell office:value-type="string">
            <text:p>199.6</text:p>
          </table:table-cell>
          <table:table-cell office:value-type="string">
            <text:p>15939.5</text:p>
          </table:table-cell>
          <table:table-cell office:value-type="string">
            <text:p>60693.3</text:p>
          </table:table-cell>
          <table:table-cell office:value-type="string">
            <text:p>8685.2</text:p>
          </table:table-cell>
          <table:table-cell office:value-type="string">
            <text:p>4300.8</text:p>
          </table:table-cell>
          <table:table-cell office:value-type="string">
            <text:p>5903.2</text:p>
          </table:table-cell>
          <table:table-cell office:value-type="string">
            <text:p>2060.3</text:p>
          </table:table-cell>
          <table:table-cell office:value-type="string">
            <text:p>960.0</text:p>
          </table:table-cell>
          <table:table-cell office:value-type="string">
            <text:p>1909.2</text:p>
          </table:table-cell>
          <table:table-cell office:value-type="string">
            <text:p>21711.0</text:p>
          </table:table-cell>
          <table:table-cell office:value-type="string">
            <text:p>4229.9</text:p>
          </table:table-cell>
          <table:table-cell office:value-type="string">
            <text:p>1776.8</text:p>
          </table:table-cell>
          <table:table-cell office:value-type="string">
            <text:p>960.9</text:p>
          </table:table-cell>
          <table:table-cell office:value-type="string">
            <text:p>462.0</text:p>
          </table:table-cell>
          <table:table-cell office:value-type="string">
            <text:p>4486.6</text:p>
          </table:table-cell>
          <table:table-cell office:value-type="string">
            <text:p>34.5</text:p>
          </table:table-cell>
          <table:table-cell office:value-type="string">
            <text:p>344.2</text:p>
          </table:table-cell>
          <table:table-cell office:value-type="string">
            <text:p>4195.9</text:p>
          </table:table-cell>
          <table:table-cell office:value-type="string">
            <text:p>603.1</text:p>
          </table:table-cell>
          <table:table-cell office:value-type="string">
            <text:p>18738.5</text:p>
          </table:table-cell>
          <table:table-cell office:value-type="string">
            <text:p>56471.4</text:p>
          </table:table-cell>
          <table:table-cell office:value-type="string">
            <text:p>7955.2</text:p>
          </table:table-cell>
          <table:table-cell office:value-type="string">
            <text:p>4308.9</text:p>
          </table:table-cell>
          <table:table-cell office:value-type="string">
            <text:p>5881.3</text:p>
          </table:table-cell>
          <table:table-cell office:value-type="string">
            <text:p>2065.9</text:p>
          </table:table-cell>
          <table:table-cell office:value-type="string">
            <text:p>4760.5</text:p>
          </table:table-cell>
          <table:table-cell office:value-type="string">
            <text:p>1835.6</text:p>
          </table:table-cell>
          <table:table-cell office:value-type="string">
            <text:p>520.0</text:p>
          </table:table-cell>
          <table:table-cell office:value-type="string">
            <text:p>4074.0</text:p>
          </table:table-cell>
          <table:table-cell office:value-type="string">
            <text:p>31.0</text:p>
          </table:table-cell>
          <table:table-cell office:value-type="string">
            <text:p>424.3</text:p>
          </table:table-cell>
          <table:table-cell office:value-type="string">
            <text:p>0.0</text:p>
          </table:table-cell>
          <table:table-cell office:value-type="string">
            <text:p>909.5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83.9</text:p>
          </table:table-cell>
          <table:table-cell office:value-type="string">
            <text:p>481.3</text:p>
          </table:table-cell>
          <table:table-cell office:value-type="string">
            <text:p>481.3</text:p>
          </table:table-cell>
          <table:table-cell office:value-type="string">
            <text:p>981.6</text:p>
          </table:table-cell>
          <table:table-cell office:value-type="string">
            <text:p>825.2</text:p>
          </table:table-cell>
          <table:table-cell office:value-type="string">
            <text:p>945.9</text:p>
          </table:table-cell>
          <table:table-cell office:value-type="string">
            <text:p>1258452.0</text:p>
          </table:table-cell>
          <table:table-cell office:value-type="string">
            <text:p>1244655.0</text:p>
          </table:table-cell>
          <table:table-cell office:value-type="string">
            <text:p>1244012.686017</text:p>
          </table:table-cell>
          <table:table-cell office:value-type="string">
            <text:p>10092.0</text:p>
          </table:table-cell>
          <table:table-cell office:value-type="string">
            <text:p>265165.80361</text:p>
          </table:table-cell>
          <table:table-cell office:value-type="string">
            <text:p>267870.047586</text:p>
          </table:table-cell>
          <table:table-cell office:value-type="string">
            <text:p>533035.851196</text:p>
          </table:table-cell>
          <table:table-cell office:value-type="string">
            <text:p>244377.601439</text:p>
          </table:table-cell>
          <table:table-cell office:value-type="string">
            <text:p>248928.233382</text:p>
          </table:table-cell>
          <table:table-cell office:value-type="string">
            <text:p>493305.834821</text:p>
          </table:table-cell>
          <table:table-cell office:value-type="string">
            <text:p>64348.0</text:p>
          </table:table-cell>
          <table:table-cell office:value-type="string">
            <text:p>716460.851196</text:p>
          </table:table-cell>
          <table:table-cell office:value-type="string">
            <text:p>1104746.686017</text:p>
          </table:table-cell>
          <table:table-cell office:value-type="string">
            <text:p>1094654.686017</text:p>
          </table:table-cell>
          <table:table-cell office:value-type="string">
            <text:p>1091191.0</text:p>
          </table:table-cell>
          <table:table-cell office:value-type="string">
            <text:p>1740720.0</text:p>
          </table:table-cell>
          <table:table-cell office:value-type="string">
            <text:p>0.751667</text:p>
          </table:table-cell>
          <table:table-cell office:value-type="string">
            <text:p>1.039723</text:p>
          </table:table-cell>
          <table:table-cell office:value-type="string">
            <text:p>67</text:p>
          </table:table-cell>
          <table:table-cell office:value-type="string">
            <text:p>100</text:p>
          </table:table-cell>
          <table:table-cell office:value-type="string">
            <text:p>167</text:p>
          </table:table-cell>
          <table:table-cell office:value-type="string">
            <text:p>1674214.534843</text:p>
          </table:table-cell>
        </table:table-row>
        <table:table-row>
          <table:table-cell office:value-type="string">
            <text:p>c69</text:p>
          </table:table-cell>
          <table:table-cell office:value-type="string">
            <text:p>4039.6</text:p>
          </table:table-cell>
          <table:table-cell office:value-type="string">
            <text:p>193.4</text:p>
          </table:table-cell>
          <table:table-cell office:value-type="string">
            <text:p>12568.7</text:p>
          </table:table-cell>
          <table:table-cell office:value-type="string">
            <text:p>55075.3</text:p>
          </table:table-cell>
          <table:table-cell office:value-type="string">
            <text:p>7626.3</text:p>
          </table:table-cell>
          <table:table-cell office:value-type="string">
            <text:p>4063.8</text:p>
          </table:table-cell>
          <table:table-cell office:value-type="string">
            <text:p>5719.6</text:p>
          </table:table-cell>
          <table:table-cell office:value-type="string">
            <text:p>1989.5</text:p>
          </table:table-cell>
          <table:table-cell office:value-type="string">
            <text:p>617.3</text:p>
          </table:table-cell>
          <table:table-cell office:value-type="string">
            <text:p>1421.7</text:p>
          </table:table-cell>
          <table:table-cell office:value-type="string">
            <text:p>20265.4</text:p>
          </table:table-cell>
          <table:table-cell office:value-type="string">
            <text:p>4072.7</text:p>
          </table:table-cell>
          <table:table-cell office:value-type="string">
            <text:p>1295.8</text:p>
          </table:table-cell>
          <table:table-cell office:value-type="string">
            <text:p>909.4</text:p>
          </table:table-cell>
          <table:table-cell office:value-type="string">
            <text:p>497.2</text:p>
          </table:table-cell>
          <table:table-cell office:value-type="string">
            <text:p>3510.4</text:p>
          </table:table-cell>
          <table:table-cell office:value-type="string">
            <text:p>25.0</text:p>
          </table:table-cell>
          <table:table-cell office:value-type="string">
            <text:p>603.1</text:p>
          </table:table-cell>
          <table:table-cell office:value-type="string">
            <text:p>3419.7</text:p>
          </table:table-cell>
          <table:table-cell office:value-type="string">
            <text:p>222.7</text:p>
          </table:table-cell>
          <table:table-cell office:value-type="string">
            <text:p>11083.8</text:p>
          </table:table-cell>
          <table:table-cell office:value-type="string">
            <text:p>52392.0</text:p>
          </table:table-cell>
          <table:table-cell office:value-type="string">
            <text:p>7540.1</text:p>
          </table:table-cell>
          <table:table-cell office:value-type="string">
            <text:p>4090.4</text:p>
          </table:table-cell>
          <table:table-cell office:value-type="string">
            <text:p>5726.0</text:p>
          </table:table-cell>
          <table:table-cell office:value-type="string">
            <text:p>2047.3</text:p>
          </table:table-cell>
          <table:table-cell office:value-type="string">
            <text:p>4292.8</text:p>
          </table:table-cell>
          <table:table-cell office:value-type="string">
            <text:p>1584.9</text:p>
          </table:table-cell>
          <table:table-cell office:value-type="string">
            <text:p>458.0</text:p>
          </table:table-cell>
          <table:table-cell office:value-type="string">
            <text:p>3252.3</text:p>
          </table:table-cell>
          <table:table-cell office:value-type="string">
            <text:p>20.5</text:p>
          </table:table-cell>
          <table:table-cell office:value-type="string">
            <text:p>603.9</text:p>
          </table:table-cell>
          <table:table-cell office:value-type="string">
            <text:p>0.0</text:p>
          </table:table-cell>
          <table:table-cell office:value-type="string">
            <text:p>738.6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33.0</text:p>
          </table:table-cell>
          <table:table-cell office:value-type="string">
            <text:p>576.7</text:p>
          </table:table-cell>
          <table:table-cell office:value-type="string">
            <text:p>576.7</text:p>
          </table:table-cell>
          <table:table-cell office:value-type="string">
            <text:p>738.8</text:p>
          </table:table-cell>
          <table:table-cell office:value-type="string">
            <text:p>690.5</text:p>
          </table:table-cell>
          <table:table-cell office:value-type="string">
            <text:p>936.2</text:p>
          </table:table-cell>
          <table:table-cell office:value-type="string">
            <text:p>1169450.0</text:p>
          </table:table-cell>
          <table:table-cell office:value-type="string">
            <text:p>1158129.0</text:p>
          </table:table-cell>
          <table:table-cell office:value-type="string">
            <text:p>1158741.012043</text:p>
          </table:table-cell>
          <table:table-cell office:value-type="string">
            <text:p>8422.0</text:p>
          </table:table-cell>
          <table:table-cell office:value-type="string">
            <text:p>269204.610425</text:p>
          </table:table-cell>
          <table:table-cell office:value-type="string">
            <text:p>269248.819582</text:p>
          </table:table-cell>
          <table:table-cell office:value-type="string">
            <text:p>538453.430007</text:p>
          </table:table-cell>
          <table:table-cell office:value-type="string">
            <text:p>213804.065276</text:p>
          </table:table-cell>
          <table:table-cell office:value-type="string">
            <text:p>216154.51676</text:p>
          </table:table-cell>
          <table:table-cell office:value-type="string">
            <text:p>429958.582036</text:p>
          </table:table-cell>
          <table:table-cell office:value-type="string">
            <text:p>59027.0</text:p>
          </table:table-cell>
          <table:table-cell office:value-type="string">
            <text:p>706295.430007</text:p>
          </table:table-cell>
          <table:table-cell office:value-type="string">
            <text:p>1038142.012043</text:p>
          </table:table-cell>
          <table:table-cell office:value-type="string">
            <text:p>1029720.012043</text:p>
          </table:table-cell>
          <table:table-cell office:value-type="string">
            <text:p>1026731.0</text:p>
          </table:table-cell>
          <table:table-cell office:value-type="string">
            <text:p>1590834.0</text:p>
          </table:table-cell>
          <table:table-cell office:value-type="string">
            <text:p>0.748784</text:p>
          </table:table-cell>
          <table:table-cell office:value-type="string">
            <text:p>1.01859</text:p>
          </table:table-cell>
          <table:table-cell office:value-type="string">
            <text:p>66</text:p>
          </table:table-cell>
          <table:table-cell office:value-type="string">
            <text:p>80</text:p>
          </table:table-cell>
          <table:table-cell office:value-type="string">
            <text:p>146</text:p>
          </table:table-cell>
          <table:table-cell office:value-type="string">
            <text:p>1561799.417561</text:p>
          </table:table-cell>
        </table:table-row>
        <table:table-row>
          <table:table-cell office:value-type="string">
            <text:p>c70</text:p>
          </table:table-cell>
          <table:table-cell office:value-type="string">
            <text:p>6854.7</text:p>
          </table:table-cell>
          <table:table-cell office:value-type="string">
            <text:p>460.5</text:p>
          </table:table-cell>
          <table:table-cell office:value-type="string">
            <text:p>11779.1</text:p>
          </table:table-cell>
          <table:table-cell office:value-type="string">
            <text:p>53549.9</text:p>
          </table:table-cell>
          <table:table-cell office:value-type="string">
            <text:p>7617.1</text:p>
          </table:table-cell>
          <table:table-cell office:value-type="string">
            <text:p>3728.7</text:p>
          </table:table-cell>
          <table:table-cell office:value-type="string">
            <text:p>5082.1</text:p>
          </table:table-cell>
          <table:table-cell office:value-type="string">
            <text:p>2340.5</text:p>
          </table:table-cell>
          <table:table-cell office:value-type="string">
            <text:p>847.3</text:p>
          </table:table-cell>
          <table:table-cell office:value-type="string">
            <text:p>2138.6</text:p>
          </table:table-cell>
          <table:table-cell office:value-type="string">
            <text:p>18158.0</text:p>
          </table:table-cell>
          <table:table-cell office:value-type="string">
            <text:p>3412.3</text:p>
          </table:table-cell>
          <table:table-cell office:value-type="string">
            <text:p>1235.2</text:p>
          </table:table-cell>
          <table:table-cell office:value-type="string">
            <text:p>966.6</text:p>
          </table:table-cell>
          <table:table-cell office:value-type="string">
            <text:p>587.7</text:p>
          </table:table-cell>
          <table:table-cell office:value-type="string">
            <text:p>2873.6</text:p>
          </table:table-cell>
          <table:table-cell office:value-type="string">
            <text:p>7.3</text:p>
          </table:table-cell>
          <table:table-cell office:value-type="string">
            <text:p>410.2</text:p>
          </table:table-cell>
          <table:table-cell office:value-type="string">
            <text:p>5286.9</text:p>
          </table:table-cell>
          <table:table-cell office:value-type="string">
            <text:p>182.3</text:p>
          </table:table-cell>
          <table:table-cell office:value-type="string">
            <text:p>11334.5</text:p>
          </table:table-cell>
          <table:table-cell office:value-type="string">
            <text:p>52948.7</text:p>
          </table:table-cell>
          <table:table-cell office:value-type="string">
            <text:p>7520.3</text:p>
          </table:table-cell>
          <table:table-cell office:value-type="string">
            <text:p>3706.8</text:p>
          </table:table-cell>
          <table:table-cell office:value-type="string">
            <text:p>5610.8</text:p>
          </table:table-cell>
          <table:table-cell office:value-type="string">
            <text:p>2026.4</text:p>
          </table:table-cell>
          <table:table-cell office:value-type="string">
            <text:p>3854.5</text:p>
          </table:table-cell>
          <table:table-cell office:value-type="string">
            <text:p>1458.5</text:p>
          </table:table-cell>
          <table:table-cell office:value-type="string">
            <text:p>667.4</text:p>
          </table:table-cell>
          <table:table-cell office:value-type="string">
            <text:p>3203.8</text:p>
          </table:table-cell>
          <table:table-cell office:value-type="string">
            <text:p>9.8</text:p>
          </table:table-cell>
          <table:table-cell office:value-type="string">
            <text:p>467.8</text:p>
          </table:table-cell>
          <table:table-cell office:value-type="string">
            <text:p>0.0</text:p>
          </table:table-cell>
          <table:table-cell office:value-type="string">
            <text:p>359.6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213.5</text:p>
          </table:table-cell>
          <table:table-cell office:value-type="string">
            <text:p>577.5</text:p>
          </table:table-cell>
          <table:table-cell office:value-type="string">
            <text:p>577.5</text:p>
          </table:table-cell>
          <table:table-cell office:value-type="string">
            <text:p>546.2</text:p>
          </table:table-cell>
          <table:table-cell office:value-type="string">
            <text:p>614.6</text:p>
          </table:table-cell>
          <table:table-cell office:value-type="string">
            <text:p>876.6</text:p>
          </table:table-cell>
          <table:table-cell office:value-type="string">
            <text:p>1060326.0</text:p>
          </table:table-cell>
          <table:table-cell office:value-type="string">
            <text:p>1042915.0</text:p>
          </table:table-cell>
          <table:table-cell office:value-type="string">
            <text:p>1042978.690081</text:p>
          </table:table-cell>
          <table:table-cell office:value-type="string">
            <text:p>13395.0</text:p>
          </table:table-cell>
          <table:table-cell office:value-type="string">
            <text:p>239630.126687</text:p>
          </table:table-cell>
          <table:table-cell office:value-type="string">
            <text:p>245242.507351</text:p>
          </table:table-cell>
          <table:table-cell office:value-type="string">
            <text:p>484872.634038</text:p>
          </table:table-cell>
          <table:table-cell office:value-type="string">
            <text:p>184143.992395</text:p>
          </table:table-cell>
          <table:table-cell office:value-type="string">
            <text:p>188334.063647</text:p>
          </table:table-cell>
          <table:table-cell office:value-type="string">
            <text:p>372478.056043</text:p>
          </table:table-cell>
          <table:table-cell office:value-type="string">
            <text:p>56322.0</text:p>
          </table:table-cell>
          <table:table-cell office:value-type="string">
            <text:p>648398.634038</text:p>
          </table:table-cell>
          <table:table-cell office:value-type="string">
            <text:p>928946.690081</text:p>
          </table:table-cell>
          <table:table-cell office:value-type="string">
            <text:p>915551.690081</text:p>
          </table:table-cell>
          <table:table-cell office:value-type="string">
            <text:p>913418.0</text:p>
          </table:table-cell>
          <table:table-cell office:value-type="string">
            <text:p>1462058.0</text:p>
          </table:table-cell>
          <table:table-cell office:value-type="string">
            <text:p>0.742282</text:p>
          </table:table-cell>
          <table:table-cell office:value-type="string">
            <text:p>1.023515</text:p>
          </table:table-cell>
          <table:table-cell office:value-type="string">
            <text:p>80</text:p>
          </table:table-cell>
          <table:table-cell office:value-type="string">
            <text:p>70</text:p>
          </table:table-cell>
          <table:table-cell office:value-type="string">
            <text:p>150</text:p>
          </table:table-cell>
          <table:table-cell office:value-type="string">
            <text:p>1428467.072364</text:p>
          </table:table-cell>
        </table:table-row>
        <table:table-row>
          <table:table-cell office:value-type="string">
            <text:p>c71</text:p>
          </table:table-cell>
          <table:table-cell office:value-type="string">
            <text:p>4185.8</text:p>
          </table:table-cell>
          <table:table-cell office:value-type="string">
            <text:p>441.0</text:p>
          </table:table-cell>
          <table:table-cell office:value-type="string">
            <text:p>13369.0</text:p>
          </table:table-cell>
          <table:table-cell office:value-type="string">
            <text:p>58003.2</text:p>
          </table:table-cell>
          <table:table-cell office:value-type="string">
            <text:p>7845.1</text:p>
          </table:table-cell>
          <table:table-cell office:value-type="string">
            <text:p>4130.2</text:p>
          </table:table-cell>
          <table:table-cell office:value-type="string">
            <text:p>4754.3</text:p>
          </table:table-cell>
          <table:table-cell office:value-type="string">
            <text:p>2125.2</text:p>
          </table:table-cell>
          <table:table-cell office:value-type="string">
            <text:p>702.1</text:p>
          </table:table-cell>
          <table:table-cell office:value-type="string">
            <text:p>2645.3</text:p>
          </table:table-cell>
          <table:table-cell office:value-type="string">
            <text:p>19500.9</text:p>
          </table:table-cell>
          <table:table-cell office:value-type="string">
            <text:p>3862.4</text:p>
          </table:table-cell>
          <table:table-cell office:value-type="string">
            <text:p>1795.4</text:p>
          </table:table-cell>
          <table:table-cell office:value-type="string">
            <text:p>829.6</text:p>
          </table:table-cell>
          <table:table-cell office:value-type="string">
            <text:p>429.5</text:p>
          </table:table-cell>
          <table:table-cell office:value-type="string">
            <text:p>3467.1</text:p>
          </table:table-cell>
          <table:table-cell office:value-type="string">
            <text:p>15.8</text:p>
          </table:table-cell>
          <table:table-cell office:value-type="string">
            <text:p>321.4</text:p>
          </table:table-cell>
          <table:table-cell office:value-type="string">
            <text:p>2962.2</text:p>
          </table:table-cell>
          <table:table-cell office:value-type="string">
            <text:p>315.4</text:p>
          </table:table-cell>
          <table:table-cell office:value-type="string">
            <text:p>12646.3</text:p>
          </table:table-cell>
          <table:table-cell office:value-type="string">
            <text:p>57803.7</text:p>
          </table:table-cell>
          <table:table-cell office:value-type="string">
            <text:p>7282.8</text:p>
          </table:table-cell>
          <table:table-cell office:value-type="string">
            <text:p>4043.5</text:p>
          </table:table-cell>
          <table:table-cell office:value-type="string">
            <text:p>5367.4</text:p>
          </table:table-cell>
          <table:table-cell office:value-type="string">
            <text:p>1812.4</text:p>
          </table:table-cell>
          <table:table-cell office:value-type="string">
            <text:p>4002.9</text:p>
          </table:table-cell>
          <table:table-cell office:value-type="string">
            <text:p>1821.3</text:p>
          </table:table-cell>
          <table:table-cell office:value-type="string">
            <text:p>500.0</text:p>
          </table:table-cell>
          <table:table-cell office:value-type="string">
            <text:p>3212.0</text:p>
          </table:table-cell>
          <table:table-cell office:value-type="string">
            <text:p>17.6</text:p>
          </table:table-cell>
          <table:table-cell office:value-type="string">
            <text:p>347.6</text:p>
          </table:table-cell>
          <table:table-cell office:value-type="string">
            <text:p>0.0</text:p>
          </table:table-cell>
          <table:table-cell office:value-type="string">
            <text:p>940.6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10.0</text:p>
          </table:table-cell>
          <table:table-cell office:value-type="string">
            <text:p>466.8</text:p>
          </table:table-cell>
          <table:table-cell office:value-type="string">
            <text:p>466.8</text:p>
          </table:table-cell>
          <table:table-cell office:value-type="string">
            <text:p>704.5</text:p>
          </table:table-cell>
          <table:table-cell office:value-type="string">
            <text:p>612.6</text:p>
          </table:table-cell>
          <table:table-cell office:value-type="string">
            <text:p>765.4</text:p>
          </table:table-cell>
          <table:table-cell office:value-type="string">
            <text:p>1080683.0</text:p>
          </table:table-cell>
          <table:table-cell office:value-type="string">
            <text:p>1068351.0</text:p>
          </table:table-cell>
          <table:table-cell office:value-type="string">
            <text:p>1068641.388263</text:p>
          </table:table-cell>
          <table:table-cell office:value-type="string">
            <text:p>8191.0</text:p>
          </table:table-cell>
          <table:table-cell office:value-type="string">
            <text:p>232089.522298</text:p>
          </table:table-cell>
          <table:table-cell office:value-type="string">
            <text:p>235280.934985</text:p>
          </table:table-cell>
          <table:table-cell office:value-type="string">
            <text:p>467370.457284</text:p>
          </table:table-cell>
          <table:table-cell office:value-type="string">
            <text:p>199013.26482</text:p>
          </table:table-cell>
          <table:table-cell office:value-type="string">
            <text:p>202635.66616</text:p>
          </table:table-cell>
          <table:table-cell office:value-type="string">
            <text:p>401648.93098</text:p>
          </table:table-cell>
          <table:table-cell office:value-type="string">
            <text:p>57965.0</text:p>
          </table:table-cell>
          <table:table-cell office:value-type="string">
            <text:p>641738.457284</text:p>
          </table:table-cell>
          <table:table-cell office:value-type="string">
            <text:p>937444.388263</text:p>
          </table:table-cell>
          <table:table-cell office:value-type="string">
            <text:p>929253.388263</text:p>
          </table:table-cell>
          <table:table-cell office:value-type="string">
            <text:p>926592.0</text:p>
          </table:table-cell>
          <table:table-cell office:value-type="string">
            <text:p>1494376.0</text:p>
          </table:table-cell>
          <table:table-cell office:value-type="string">
            <text:p>0.74396</text:p>
          </table:table-cell>
          <table:table-cell office:value-type="string">
            <text:p>1.028753</text:p>
          </table:table-cell>
          <table:table-cell office:value-type="string">
            <text:p>47</text:p>
          </table:table-cell>
          <table:table-cell office:value-type="string">
            <text:p>63</text:p>
          </table:table-cell>
          <table:table-cell office:value-type="string">
            <text:p>110</text:p>
          </table:table-cell>
          <table:table-cell office:value-type="string">
            <text:p>1452609.502523</text:p>
          </table:table-cell>
        </table:table-row>
        <table:table-row>
          <table:table-cell office:value-type="string">
            <text:p>c72</text:p>
          </table:table-cell>
          <table:table-cell office:value-type="string">
            <text:p>6199.5</text:p>
          </table:table-cell>
          <table:table-cell office:value-type="string">
            <text:p>283.3</text:p>
          </table:table-cell>
          <table:table-cell office:value-type="string">
            <text:p>14640.0</text:p>
          </table:table-cell>
          <table:table-cell office:value-type="string">
            <text:p>63731.4</text:p>
          </table:table-cell>
          <table:table-cell office:value-type="string">
            <text:p>7687.7</text:p>
          </table:table-cell>
          <table:table-cell office:value-type="string">
            <text:p>3544.6</text:p>
          </table:table-cell>
          <table:table-cell office:value-type="string">
            <text:p>5752.4</text:p>
          </table:table-cell>
          <table:table-cell office:value-type="string">
            <text:p>2044.3</text:p>
          </table:table-cell>
          <table:table-cell office:value-type="string">
            <text:p>983.9</text:p>
          </table:table-cell>
          <table:table-cell office:value-type="string">
            <text:p>1794.1</text:p>
          </table:table-cell>
          <table:table-cell office:value-type="string">
            <text:p>21809.1</text:p>
          </table:table-cell>
          <table:table-cell office:value-type="string">
            <text:p>3819.4</text:p>
          </table:table-cell>
          <table:table-cell office:value-type="string">
            <text:p>1604.9</text:p>
          </table:table-cell>
          <table:table-cell office:value-type="string">
            <text:p>899.6</text:p>
          </table:table-cell>
          <table:table-cell office:value-type="string">
            <text:p>515.3</text:p>
          </table:table-cell>
          <table:table-cell office:value-type="string">
            <text:p>3712.9</text:p>
          </table:table-cell>
          <table:table-cell office:value-type="string">
            <text:p>23.5</text:p>
          </table:table-cell>
          <table:table-cell office:value-type="string">
            <text:p>363.8</text:p>
          </table:table-cell>
          <table:table-cell office:value-type="string">
            <text:p>4780.4</text:p>
          </table:table-cell>
          <table:table-cell office:value-type="string">
            <text:p>497.7</text:p>
          </table:table-cell>
          <table:table-cell office:value-type="string">
            <text:p>13819.7</text:p>
          </table:table-cell>
          <table:table-cell office:value-type="string">
            <text:p>63060.7</text:p>
          </table:table-cell>
          <table:table-cell office:value-type="string">
            <text:p>6821.9</text:p>
          </table:table-cell>
          <table:table-cell office:value-type="string">
            <text:p>3746.7</text:p>
          </table:table-cell>
          <table:table-cell office:value-type="string">
            <text:p>5659.7</text:p>
          </table:table-cell>
          <table:table-cell office:value-type="string">
            <text:p>2206.8</text:p>
          </table:table-cell>
          <table:table-cell office:value-type="string">
            <text:p>4200.4</text:p>
          </table:table-cell>
          <table:table-cell office:value-type="string">
            <text:p>1674.7</text:p>
          </table:table-cell>
          <table:table-cell office:value-type="string">
            <text:p>481.6</text:p>
          </table:table-cell>
          <table:table-cell office:value-type="string">
            <text:p>3743.2</text:p>
          </table:table-cell>
          <table:table-cell office:value-type="string">
            <text:p>16.8</text:p>
          </table:table-cell>
          <table:table-cell office:value-type="string">
            <text:p>492.8</text:p>
          </table:table-cell>
          <table:table-cell office:value-type="string">
            <text:p>0.0</text:p>
          </table:table-cell>
          <table:table-cell office:value-type="string">
            <text:p>38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74.4</text:p>
          </table:table-cell>
          <table:table-cell office:value-type="string">
            <text:p>522.3</text:p>
          </table:table-cell>
          <table:table-cell office:value-type="string">
            <text:p>522.3</text:p>
          </table:table-cell>
          <table:table-cell office:value-type="string">
            <text:p>594.7</text:p>
          </table:table-cell>
          <table:table-cell office:value-type="string">
            <text:p>567.0</text:p>
          </table:table-cell>
          <table:table-cell office:value-type="string">
            <text:p>855.8</text:p>
          </table:table-cell>
          <table:table-cell office:value-type="string">
            <text:p>1133754.0</text:p>
          </table:table-cell>
          <table:table-cell office:value-type="string">
            <text:p>1117902.0</text:p>
          </table:table-cell>
          <table:table-cell office:value-type="string">
            <text:p>1117763.966373</text:p>
          </table:table-cell>
          <table:table-cell office:value-type="string">
            <text:p>12181.0</text:p>
          </table:table-cell>
          <table:table-cell office:value-type="string">
            <text:p>240266.909647</text:p>
          </table:table-cell>
          <table:table-cell office:value-type="string">
            <text:p>241551.240894</text:p>
          </table:table-cell>
          <table:table-cell office:value-type="string">
            <text:p>481818.150541</text:p>
          </table:table-cell>
          <table:table-cell office:value-type="string">
            <text:p>211138.354557</text:p>
          </table:table-cell>
          <table:table-cell office:value-type="string">
            <text:p>210869.461275</text:p>
          </table:table-cell>
          <table:table-cell office:value-type="string">
            <text:p>422007.815832</text:p>
          </table:table-cell>
          <table:table-cell office:value-type="string">
            <text:p>58518.0</text:p>
          </table:table-cell>
          <table:table-cell office:value-type="string">
            <text:p>668490.150541</text:p>
          </table:table-cell>
          <table:table-cell office:value-type="string">
            <text:p>977105.966373</text:p>
          </table:table-cell>
          <table:table-cell office:value-type="string">
            <text:p>964924.966373</text:p>
          </table:table-cell>
          <table:table-cell office:value-type="string">
            <text:p>962331.0</text:p>
          </table:table-cell>
          <table:table-cell office:value-type="string">
            <text:p>1535582.0</text:p>
          </table:table-cell>
          <table:table-cell office:value-type="string">
            <text:p>0.750153</text:p>
          </table:table-cell>
          <table:table-cell office:value-type="string">
            <text:p>1.016024</text:p>
          </table:table-cell>
          <table:table-cell office:value-type="string">
            <text:p>108</text:p>
          </table:table-cell>
          <table:table-cell office:value-type="string">
            <text:p>99</text:p>
          </table:table-cell>
          <table:table-cell office:value-type="string">
            <text:p>207</text:p>
          </table:table-cell>
          <table:table-cell office:value-type="string">
            <text:p>1511363.931395</text:p>
          </table:table-cell>
        </table:table-row>
        <table:table-row>
          <table:table-cell office:value-type="string">
            <text:p>c73</text:p>
          </table:table-cell>
          <table:table-cell office:value-type="string">
            <text:p>6589.5</text:p>
          </table:table-cell>
          <table:table-cell office:value-type="string">
            <text:p>282.2</text:p>
          </table:table-cell>
          <table:table-cell office:value-type="string">
            <text:p>11309.5</text:p>
          </table:table-cell>
          <table:table-cell office:value-type="string">
            <text:p>52835.9</text:p>
          </table:table-cell>
          <table:table-cell office:value-type="string">
            <text:p>7080.1</text:p>
          </table:table-cell>
          <table:table-cell office:value-type="string">
            <text:p>3583.5</text:p>
          </table:table-cell>
          <table:table-cell office:value-type="string">
            <text:p>4973.2</text:p>
          </table:table-cell>
          <table:table-cell office:value-type="string">
            <text:p>1729.5</text:p>
          </table:table-cell>
          <table:table-cell office:value-type="string">
            <text:p>681.2</text:p>
          </table:table-cell>
          <table:table-cell office:value-type="string">
            <text:p>1396.0</text:p>
          </table:table-cell>
          <table:table-cell office:value-type="string">
            <text:p>17693.2</text:p>
          </table:table-cell>
          <table:table-cell office:value-type="string">
            <text:p>3629.5</text:p>
          </table:table-cell>
          <table:table-cell office:value-type="string">
            <text:p>1402.6</text:p>
          </table:table-cell>
          <table:table-cell office:value-type="string">
            <text:p>883.4</text:p>
          </table:table-cell>
          <table:table-cell office:value-type="string">
            <text:p>529.9</text:p>
          </table:table-cell>
          <table:table-cell office:value-type="string">
            <text:p>3219.1</text:p>
          </table:table-cell>
          <table:table-cell office:value-type="string">
            <text:p>58.5</text:p>
          </table:table-cell>
          <table:table-cell office:value-type="string">
            <text:p>325.4</text:p>
          </table:table-cell>
          <table:table-cell office:value-type="string">
            <text:p>6170.6</text:p>
          </table:table-cell>
          <table:table-cell office:value-type="string">
            <text:p>221.0</text:p>
          </table:table-cell>
          <table:table-cell office:value-type="string">
            <text:p>10916.9</text:p>
          </table:table-cell>
          <table:table-cell office:value-type="string">
            <text:p>52841.5</text:p>
          </table:table-cell>
          <table:table-cell office:value-type="string">
            <text:p>6378.2</text:p>
          </table:table-cell>
          <table:table-cell office:value-type="string">
            <text:p>3605.3</text:p>
          </table:table-cell>
          <table:table-cell office:value-type="string">
            <text:p>5255.3</text:p>
          </table:table-cell>
          <table:table-cell office:value-type="string">
            <text:p>1864.7</text:p>
          </table:table-cell>
          <table:table-cell office:value-type="string">
            <text:p>3955.9</text:p>
          </table:table-cell>
          <table:table-cell office:value-type="string">
            <text:p>1801.4</text:p>
          </table:table-cell>
          <table:table-cell office:value-type="string">
            <text:p>534.9</text:p>
          </table:table-cell>
          <table:table-cell office:value-type="string">
            <text:p>3209.4</text:p>
          </table:table-cell>
          <table:table-cell office:value-type="string">
            <text:p>33.8</text:p>
          </table:table-cell>
          <table:table-cell office:value-type="string">
            <text:p>505.4</text:p>
          </table:table-cell>
          <table:table-cell office:value-type="string">
            <text:p>0.0</text:p>
          </table:table-cell>
          <table:table-cell office:value-type="string">
            <text:p>648.3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82.1</text:p>
          </table:table-cell>
          <table:table-cell office:value-type="string">
            <text:p>505.4</text:p>
          </table:table-cell>
          <table:table-cell office:value-type="string">
            <text:p>505.4</text:p>
          </table:table-cell>
          <table:table-cell office:value-type="string">
            <text:p>692.8</text:p>
          </table:table-cell>
          <table:table-cell office:value-type="string">
            <text:p>535.5</text:p>
          </table:table-cell>
          <table:table-cell office:value-type="string">
            <text:p>1029.8</text:p>
          </table:table-cell>
          <table:table-cell office:value-type="string">
            <text:p>1074603.0</text:p>
          </table:table-cell>
          <table:table-cell office:value-type="string">
            <text:p>1057951.0</text:p>
          </table:table-cell>
          <table:table-cell office:value-type="string">
            <text:p>1057880.585998</text:p>
          </table:table-cell>
          <table:table-cell office:value-type="string">
            <text:p>13783.0</text:p>
          </table:table-cell>
          <table:table-cell office:value-type="string">
            <text:p>240962.368833</text:p>
          </table:table-cell>
          <table:table-cell office:value-type="string">
            <text:p>243068.092373</text:p>
          </table:table-cell>
          <table:table-cell office:value-type="string">
            <text:p>484030.461206</text:p>
          </table:table-cell>
          <table:table-cell office:value-type="string">
            <text:p>193239.532361</text:p>
          </table:table-cell>
          <table:table-cell office:value-type="string">
            <text:p>198029.592431</text:p>
          </table:table-cell>
          <table:table-cell office:value-type="string">
            <text:p>391269.124792</text:p>
          </table:table-cell>
          <table:table-cell office:value-type="string">
            <text:p>54058.0</text:p>
          </table:table-cell>
          <table:table-cell office:value-type="string">
            <text:p>645292.461206</text:p>
          </table:table-cell>
          <table:table-cell office:value-type="string">
            <text:p>945943.585998</text:p>
          </table:table-cell>
          <table:table-cell office:value-type="string">
            <text:p>932160.585998</text:p>
          </table:table-cell>
          <table:table-cell office:value-type="string">
            <text:p>929332.0</text:p>
          </table:table-cell>
          <table:table-cell office:value-type="string">
            <text:p>1422787.0</text:p>
          </table:table-cell>
          <table:table-cell office:value-type="string">
            <text:p>0.794687</text:p>
          </table:table-cell>
          <table:table-cell office:value-type="string">
            <text:p>1.052174</text:p>
          </table:table-cell>
          <table:table-cell office:value-type="string">
            <text:p>78</text:p>
          </table:table-cell>
          <table:table-cell office:value-type="string">
            <text:p>92</text:p>
          </table:table-cell>
          <table:table-cell office:value-type="string">
            <text:p>170</text:p>
          </table:table-cell>
          <table:table-cell office:value-type="string">
            <text:p>1352234.861089</text:p>
          </table:table-cell>
        </table:table-row>
        <table:table-row>
          <table:table-cell office:value-type="string">
            <text:p>c74</text:p>
          </table:table-cell>
          <table:table-cell office:value-type="string">
            <text:p>7651.3</text:p>
          </table:table-cell>
          <table:table-cell office:value-type="string">
            <text:p>197.3</text:p>
          </table:table-cell>
          <table:table-cell office:value-type="string">
            <text:p>16280.4</text:p>
          </table:table-cell>
          <table:table-cell office:value-type="string">
            <text:p>70113.4</text:p>
          </table:table-cell>
          <table:table-cell office:value-type="string">
            <text:p>9649.5</text:p>
          </table:table-cell>
          <table:table-cell office:value-type="string">
            <text:p>3727.0</text:p>
          </table:table-cell>
          <table:table-cell office:value-type="string">
            <text:p>5542.7</text:p>
          </table:table-cell>
          <table:table-cell office:value-type="string">
            <text:p>2670.3</text:p>
          </table:table-cell>
          <table:table-cell office:value-type="string">
            <text:p>1568.7</text:p>
          </table:table-cell>
          <table:table-cell office:value-type="string">
            <text:p>2486.5</text:p>
          </table:table-cell>
          <table:table-cell office:value-type="string">
            <text:p>25087.0</text:p>
          </table:table-cell>
          <table:table-cell office:value-type="string">
            <text:p>4478.1</text:p>
          </table:table-cell>
          <table:table-cell office:value-type="string">
            <text:p>1728.9</text:p>
          </table:table-cell>
          <table:table-cell office:value-type="string">
            <text:p>1332.8</text:p>
          </table:table-cell>
          <table:table-cell office:value-type="string">
            <text:p>257.0</text:p>
          </table:table-cell>
          <table:table-cell office:value-type="string">
            <text:p>4724.1</text:p>
          </table:table-cell>
          <table:table-cell office:value-type="string">
            <text:p>10.3</text:p>
          </table:table-cell>
          <table:table-cell office:value-type="string">
            <text:p>409.9</text:p>
          </table:table-cell>
          <table:table-cell office:value-type="string">
            <text:p>6680.4</text:p>
          </table:table-cell>
          <table:table-cell office:value-type="string">
            <text:p>255.7</text:p>
          </table:table-cell>
          <table:table-cell office:value-type="string">
            <text:p>14618.1</text:p>
          </table:table-cell>
          <table:table-cell office:value-type="string">
            <text:p>71252.9</text:p>
          </table:table-cell>
          <table:table-cell office:value-type="string">
            <text:p>8983.7</text:p>
          </table:table-cell>
          <table:table-cell office:value-type="string">
            <text:p>3915.7</text:p>
          </table:table-cell>
          <table:table-cell office:value-type="string">
            <text:p>5921.4</text:p>
          </table:table-cell>
          <table:table-cell office:value-type="string">
            <text:p>2426.2</text:p>
          </table:table-cell>
          <table:table-cell office:value-type="string">
            <text:p>4859.2</text:p>
          </table:table-cell>
          <table:table-cell office:value-type="string">
            <text:p>2003.9</text:p>
          </table:table-cell>
          <table:table-cell office:value-type="string">
            <text:p>472.8</text:p>
          </table:table-cell>
          <table:table-cell office:value-type="string">
            <text:p>4373.6</text:p>
          </table:table-cell>
          <table:table-cell office:value-type="string">
            <text:p>0.0</text:p>
          </table:table-cell>
          <table:table-cell office:value-type="string">
            <text:p>437.8</text:p>
          </table:table-cell>
          <table:table-cell office:value-type="string">
            <text:p>0.0</text:p>
          </table:table-cell>
          <table:table-cell office:value-type="string">
            <text:p>1061.3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12.9</text:p>
          </table:table-cell>
          <table:table-cell office:value-type="string">
            <text:p>814.0</text:p>
          </table:table-cell>
          <table:table-cell office:value-type="string">
            <text:p>814.0</text:p>
          </table:table-cell>
          <table:table-cell office:value-type="string">
            <text:p>1221.6</text:p>
          </table:table-cell>
          <table:table-cell office:value-type="string">
            <text:p>1178.2</text:p>
          </table:table-cell>
          <table:table-cell office:value-type="string">
            <text:p>980.8</text:p>
          </table:table-cell>
          <table:table-cell office:value-type="string">
            <text:p>1460256.0</text:p>
          </table:table-cell>
          <table:table-cell office:value-type="string">
            <text:p>1440128.0</text:p>
          </table:table-cell>
          <table:table-cell office:value-type="string">
            <text:p>1439136.55929</text:p>
          </table:table-cell>
          <table:table-cell office:value-type="string">
            <text:p>14827.0</text:p>
          </table:table-cell>
          <table:table-cell office:value-type="string">
            <text:p>303398.752085</text:p>
          </table:table-cell>
          <table:table-cell office:value-type="string">
            <text:p>303538.170358</text:p>
          </table:table-cell>
          <table:table-cell office:value-type="string">
            <text:p>606936.922443</text:p>
          </table:table-cell>
          <table:table-cell office:value-type="string">
            <text:p>294283.441963</text:p>
          </table:table-cell>
          <table:table-cell office:value-type="string">
            <text:p>297832.194884</text:p>
          </table:table-cell>
          <table:table-cell office:value-type="string">
            <text:p>592115.636847</text:p>
          </table:table-cell>
          <table:table-cell office:value-type="string">
            <text:p>66495.0</text:p>
          </table:table-cell>
          <table:table-cell office:value-type="string">
            <text:p>816931.922443</text:p>
          </table:table-cell>
          <table:table-cell office:value-type="string">
            <text:p>1285523.55929</text:p>
          </table:table-cell>
          <table:table-cell office:value-type="string">
            <text:p>1270696.55929</text:p>
          </table:table-cell>
          <table:table-cell office:value-type="string">
            <text:p>1266390.0</text:p>
          </table:table-cell>
          <table:table-cell office:value-type="string">
            <text:p>2017075.0</text:p>
          </table:table-cell>
          <table:table-cell office:value-type="string">
            <text:p>0.793144</text:p>
          </table:table-cell>
          <table:table-cell office:value-type="string">
            <text:p>1.095582</text:p>
          </table:table-cell>
          <table:table-cell office:value-type="string">
            <text:p>137</text:p>
          </table:table-cell>
          <table:table-cell office:value-type="string">
            <text:p>107</text:p>
          </table:table-cell>
          <table:table-cell office:value-type="string">
            <text:p>244</text:p>
          </table:table-cell>
          <table:table-cell office:value-type="string">
            <text:p>1841099.102771</text:p>
          </table:table-cell>
        </table:table-row>
        <table:table-row>
          <table:table-cell office:value-type="string">
            <text:p>c75</text:p>
          </table:table-cell>
          <table:table-cell office:value-type="string">
            <text:p>2830.1</text:p>
          </table:table-cell>
          <table:table-cell office:value-type="string">
            <text:p>240.9</text:p>
          </table:table-cell>
          <table:table-cell office:value-type="string">
            <text:p>17913.5</text:p>
          </table:table-cell>
          <table:table-cell office:value-type="string">
            <text:p>46109.5</text:p>
          </table:table-cell>
          <table:table-cell office:value-type="string">
            <text:p>8810.5</text:p>
          </table:table-cell>
          <table:table-cell office:value-type="string">
            <text:p>3916.2</text:p>
          </table:table-cell>
          <table:table-cell office:value-type="string">
            <text:p>4653.5</text:p>
          </table:table-cell>
          <table:table-cell office:value-type="string">
            <text:p>1736.4</text:p>
          </table:table-cell>
          <table:table-cell office:value-type="string">
            <text:p>755.0</text:p>
          </table:table-cell>
          <table:table-cell office:value-type="string">
            <text:p>1563.4</text:p>
          </table:table-cell>
          <table:table-cell office:value-type="string">
            <text:p>19131.0</text:p>
          </table:table-cell>
          <table:table-cell office:value-type="string">
            <text:p>3612.0</text:p>
          </table:table-cell>
          <table:table-cell office:value-type="string">
            <text:p>1391.6</text:p>
          </table:table-cell>
          <table:table-cell office:value-type="string">
            <text:p>773.7</text:p>
          </table:table-cell>
          <table:table-cell office:value-type="string">
            <text:p>380.0</text:p>
          </table:table-cell>
          <table:table-cell office:value-type="string">
            <text:p>3575.0</text:p>
          </table:table-cell>
          <table:table-cell office:value-type="string">
            <text:p>13.8</text:p>
          </table:table-cell>
          <table:table-cell office:value-type="string">
            <text:p>176.3</text:p>
          </table:table-cell>
          <table:table-cell office:value-type="string">
            <text:p>2675.6</text:p>
          </table:table-cell>
          <table:table-cell office:value-type="string">
            <text:p>216.6</text:p>
          </table:table-cell>
          <table:table-cell office:value-type="string">
            <text:p>14362.9</text:p>
          </table:table-cell>
          <table:table-cell office:value-type="string">
            <text:p>48278.8</text:p>
          </table:table-cell>
          <table:table-cell office:value-type="string">
            <text:p>7360.0</text:p>
          </table:table-cell>
          <table:table-cell office:value-type="string">
            <text:p>3920.0</text:p>
          </table:table-cell>
          <table:table-cell office:value-type="string">
            <text:p>5337.9</text:p>
          </table:table-cell>
          <table:table-cell office:value-type="string">
            <text:p>2013.1</text:p>
          </table:table-cell>
          <table:table-cell office:value-type="string">
            <text:p>3790.9</text:p>
          </table:table-cell>
          <table:table-cell office:value-type="string">
            <text:p>1296.6</text:p>
          </table:table-cell>
          <table:table-cell office:value-type="string">
            <text:p>488.4</text:p>
          </table:table-cell>
          <table:table-cell office:value-type="string">
            <text:p>3459.5</text:p>
          </table:table-cell>
          <table:table-cell office:value-type="string">
            <text:p>0.0</text:p>
          </table:table-cell>
          <table:table-cell office:value-type="string">
            <text:p>223.5</text:p>
          </table:table-cell>
          <table:table-cell office:value-type="string">
            <text:p>0.0</text:p>
          </table:table-cell>
          <table:table-cell office:value-type="string">
            <text:p>1234.5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78.2</text:p>
          </table:table-cell>
          <table:table-cell office:value-type="string">
            <text:p>578.4</text:p>
          </table:table-cell>
          <table:table-cell office:value-type="string">
            <text:p>578.4</text:p>
          </table:table-cell>
          <table:table-cell office:value-type="string">
            <text:p>1025.2</text:p>
          </table:table-cell>
          <table:table-cell office:value-type="string">
            <text:p>888.3</text:p>
          </table:table-cell>
          <table:table-cell office:value-type="string">
            <text:p>873.9</text:p>
          </table:table-cell>
          <table:table-cell office:value-type="string">
            <text:p>1104469.0</text:p>
          </table:table-cell>
          <table:table-cell office:value-type="string">
            <text:p>1095577.0</text:p>
          </table:table-cell>
          <table:table-cell office:value-type="string">
            <text:p>1095442.937908</text:p>
          </table:table-cell>
          <table:table-cell office:value-type="string">
            <text:p>5816.0</text:p>
          </table:table-cell>
          <table:table-cell office:value-type="string">
            <text:p>228512.748359</text:p>
          </table:table-cell>
          <table:table-cell office:value-type="string">
            <text:p>230685.759757</text:p>
          </table:table-cell>
          <table:table-cell office:value-type="string">
            <text:p>459198.508116</text:p>
          </table:table-cell>
          <table:table-cell office:value-type="string">
            <text:p>223255.560648</text:p>
          </table:table-cell>
          <table:table-cell office:value-type="string">
            <text:p>228410.869144</text:p>
          </table:table-cell>
          <table:table-cell office:value-type="string">
            <text:p>451666.429792</text:p>
          </table:table-cell>
          <table:table-cell office:value-type="string">
            <text:p>56894.0</text:p>
          </table:table-cell>
          <table:table-cell office:value-type="string">
            <text:p>611670.508116</text:p>
          </table:table-cell>
          <table:table-cell office:value-type="string">
            <text:p>975854.937908</text:p>
          </table:table-cell>
          <table:table-cell office:value-type="string">
            <text:p>970038.937908</text:p>
          </table:table-cell>
          <table:table-cell office:value-type="string">
            <text:p>967709.0</text:p>
          </table:table-cell>
          <table:table-cell office:value-type="string">
            <text:p>1549830.0</text:p>
          </table:table-cell>
          <table:table-cell office:value-type="string">
            <text:p>0.762207</text:p>
          </table:table-cell>
          <table:table-cell office:value-type="string">
            <text:p>1.069556</text:p>
          </table:table-cell>
          <table:table-cell office:value-type="string">
            <text:p>93</text:p>
          </table:table-cell>
          <table:table-cell office:value-type="string">
            <text:p>100</text:p>
          </table:table-cell>
          <table:table-cell office:value-type="string">
            <text:p>193</text:p>
          </table:table-cell>
          <table:table-cell office:value-type="string">
            <text:p>1449041.006419</text:p>
          </table:table-cell>
        </table:table-row>
        <table:table-row>
          <table:table-cell office:value-type="string">
            <text:p>c76</text:p>
          </table:table-cell>
          <table:table-cell office:value-type="string">
            <text:p>3411.4</text:p>
          </table:table-cell>
          <table:table-cell office:value-type="string">
            <text:p>396.8</text:p>
          </table:table-cell>
          <table:table-cell office:value-type="string">
            <text:p>13607.5</text:p>
          </table:table-cell>
          <table:table-cell office:value-type="string">
            <text:p>60760.9</text:p>
          </table:table-cell>
          <table:table-cell office:value-type="string">
            <text:p>8673.8</text:p>
          </table:table-cell>
          <table:table-cell office:value-type="string">
            <text:p>4441.6</text:p>
          </table:table-cell>
          <table:table-cell office:value-type="string">
            <text:p>5830.2</text:p>
          </table:table-cell>
          <table:table-cell office:value-type="string">
            <text:p>2162.3</text:p>
          </table:table-cell>
          <table:table-cell office:value-type="string">
            <text:p>673.9</text:p>
          </table:table-cell>
          <table:table-cell office:value-type="string">
            <text:p>1746.3</text:p>
          </table:table-cell>
          <table:table-cell office:value-type="string">
            <text:p>22350.2</text:p>
          </table:table-cell>
          <table:table-cell office:value-type="string">
            <text:p>3697.0</text:p>
          </table:table-cell>
          <table:table-cell office:value-type="string">
            <text:p>1589.7</text:p>
          </table:table-cell>
          <table:table-cell office:value-type="string">
            <text:p>658.4</text:p>
          </table:table-cell>
          <table:table-cell office:value-type="string">
            <text:p>561.7</text:p>
          </table:table-cell>
          <table:table-cell office:value-type="string">
            <text:p>3837.3</text:p>
          </table:table-cell>
          <table:table-cell office:value-type="string">
            <text:p>52.3</text:p>
          </table:table-cell>
          <table:table-cell office:value-type="string">
            <text:p>332.1</text:p>
          </table:table-cell>
          <table:table-cell office:value-type="string">
            <text:p>3495.8</text:p>
          </table:table-cell>
          <table:table-cell office:value-type="string">
            <text:p>392.3</text:p>
          </table:table-cell>
          <table:table-cell office:value-type="string">
            <text:p>14126.6</text:p>
          </table:table-cell>
          <table:table-cell office:value-type="string">
            <text:p>60774.2</text:p>
          </table:table-cell>
          <table:table-cell office:value-type="string">
            <text:p>7547.4</text:p>
          </table:table-cell>
          <table:table-cell office:value-type="string">
            <text:p>4507.5</text:p>
          </table:table-cell>
          <table:table-cell office:value-type="string">
            <text:p>5825.1</text:p>
          </table:table-cell>
          <table:table-cell office:value-type="string">
            <text:p>2415.5</text:p>
          </table:table-cell>
          <table:table-cell office:value-type="string">
            <text:p>3909.1</text:p>
          </table:table-cell>
          <table:table-cell office:value-type="string">
            <text:p>2142.1</text:p>
          </table:table-cell>
          <table:table-cell office:value-type="string">
            <text:p>606.2</text:p>
          </table:table-cell>
          <table:table-cell office:value-type="string">
            <text:p>4047.0</text:p>
          </table:table-cell>
          <table:table-cell office:value-type="string">
            <text:p>18.4</text:p>
          </table:table-cell>
          <table:table-cell office:value-type="string">
            <text:p>343.3</text:p>
          </table:table-cell>
          <table:table-cell office:value-type="string">
            <text:p>0.0</text:p>
          </table:table-cell>
          <table:table-cell office:value-type="string">
            <text:p>695.6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69.4</text:p>
          </table:table-cell>
          <table:table-cell office:value-type="string">
            <text:p>576.4</text:p>
          </table:table-cell>
          <table:table-cell office:value-type="string">
            <text:p>576.4</text:p>
          </table:table-cell>
          <table:table-cell office:value-type="string">
            <text:p>749.5</text:p>
          </table:table-cell>
          <table:table-cell office:value-type="string">
            <text:p>708.8</text:p>
          </table:table-cell>
          <table:table-cell office:value-type="string">
            <text:p>931.3</text:p>
          </table:table-cell>
          <table:table-cell office:value-type="string">
            <text:p>1258524.0</text:p>
          </table:table-cell>
          <table:table-cell office:value-type="string">
            <text:p>1247645.0</text:p>
          </table:table-cell>
          <table:table-cell office:value-type="string">
            <text:p>1248076.941076</text:p>
          </table:table-cell>
          <table:table-cell office:value-type="string">
            <text:p>7890.0</text:p>
          </table:table-cell>
          <table:table-cell office:value-type="string">
            <text:p>266254.198331</text:p>
          </table:table-cell>
          <table:table-cell office:value-type="string">
            <text:p>269553.913078</text:p>
          </table:table-cell>
          <table:table-cell office:value-type="string">
            <text:p>535808.111409</text:p>
          </table:table-cell>
          <table:table-cell office:value-type="string">
            <text:p>247906.746293</text:p>
          </table:table-cell>
          <table:table-cell office:value-type="string">
            <text:p>252430.083374</text:p>
          </table:table-cell>
          <table:table-cell office:value-type="string">
            <text:p>500336.829667</text:p>
          </table:table-cell>
          <table:table-cell office:value-type="string">
            <text:p>63035.0</text:p>
          </table:table-cell>
          <table:table-cell office:value-type="string">
            <text:p>721344.111409</text:p>
          </table:table-cell>
          <table:table-cell office:value-type="string">
            <text:p>1109087.941076</text:p>
          </table:table-cell>
          <table:table-cell office:value-type="string">
            <text:p>1101197.941076</text:p>
          </table:table-cell>
          <table:table-cell office:value-type="string">
            <text:p>1098643.0</text:p>
          </table:table-cell>
          <table:table-cell office:value-type="string">
            <text:p>1686516.0</text:p>
          </table:table-cell>
          <table:table-cell office:value-type="string">
            <text:p>0.789946</text:p>
          </table:table-cell>
          <table:table-cell office:value-type="string">
            <text:p>1.058586</text:p>
          </table:table-cell>
          <table:table-cell office:value-type="string">
            <text:p>61</text:p>
          </table:table-cell>
          <table:table-cell office:value-type="string">
            <text:p>65</text:p>
          </table:table-cell>
          <table:table-cell office:value-type="string">
            <text:p>126</text:p>
          </table:table-cell>
          <table:table-cell office:value-type="string">
            <text:p>1593178.009994</text:p>
          </table:table-cell>
        </table:table-row>
        <table:table-row>
          <table:table-cell office:value-type="string">
            <text:p>c77</text:p>
          </table:table-cell>
          <table:table-cell office:value-type="string">
            <text:p>5474.2</text:p>
          </table:table-cell>
          <table:table-cell office:value-type="string">
            <text:p>275.2</text:p>
          </table:table-cell>
          <table:table-cell office:value-type="string">
            <text:p>12250.0</text:p>
          </table:table-cell>
          <table:table-cell office:value-type="string">
            <text:p>53962.6</text:p>
          </table:table-cell>
          <table:table-cell office:value-type="string">
            <text:p>7980.4</text:p>
          </table:table-cell>
          <table:table-cell office:value-type="string">
            <text:p>3868.8</text:p>
          </table:table-cell>
          <table:table-cell office:value-type="string">
            <text:p>5275.1</text:p>
          </table:table-cell>
          <table:table-cell office:value-type="string">
            <text:p>2361.7</text:p>
          </table:table-cell>
          <table:table-cell office:value-type="string">
            <text:p>1297.2</text:p>
          </table:table-cell>
          <table:table-cell office:value-type="string">
            <text:p>1538.5</text:p>
          </table:table-cell>
          <table:table-cell office:value-type="string">
            <text:p>18967.1</text:p>
          </table:table-cell>
          <table:table-cell office:value-type="string">
            <text:p>4117.7</text:p>
          </table:table-cell>
          <table:table-cell office:value-type="string">
            <text:p>1683.7</text:p>
          </table:table-cell>
          <table:table-cell office:value-type="string">
            <text:p>860.5</text:p>
          </table:table-cell>
          <table:table-cell office:value-type="string">
            <text:p>346.4</text:p>
          </table:table-cell>
          <table:table-cell office:value-type="string">
            <text:p>4105.9</text:p>
          </table:table-cell>
          <table:table-cell office:value-type="string">
            <text:p>24.2</text:p>
          </table:table-cell>
          <table:table-cell office:value-type="string">
            <text:p>283.9</text:p>
          </table:table-cell>
          <table:table-cell office:value-type="string">
            <text:p>4549.1</text:p>
          </table:table-cell>
          <table:table-cell office:value-type="string">
            <text:p>125.2</text:p>
          </table:table-cell>
          <table:table-cell office:value-type="string">
            <text:p>15141.5</text:p>
          </table:table-cell>
          <table:table-cell office:value-type="string">
            <text:p>54263.2</text:p>
          </table:table-cell>
          <table:table-cell office:value-type="string">
            <text:p>7460.1</text:p>
          </table:table-cell>
          <table:table-cell office:value-type="string">
            <text:p>3724.2</text:p>
          </table:table-cell>
          <table:table-cell office:value-type="string">
            <text:p>5462.3</text:p>
          </table:table-cell>
          <table:table-cell office:value-type="string">
            <text:p>2109.4</text:p>
          </table:table-cell>
          <table:table-cell office:value-type="string">
            <text:p>3843.8</text:p>
          </table:table-cell>
          <table:table-cell office:value-type="string">
            <text:p>1756.8</text:p>
          </table:table-cell>
          <table:table-cell office:value-type="string">
            <text:p>497.1</text:p>
          </table:table-cell>
          <table:table-cell office:value-type="string">
            <text:p>3778.1</text:p>
          </table:table-cell>
          <table:table-cell office:value-type="string">
            <text:p>10.7</text:p>
          </table:table-cell>
          <table:table-cell office:value-type="string">
            <text:p>313.1</text:p>
          </table:table-cell>
          <table:table-cell office:value-type="string">
            <text:p>0.0</text:p>
          </table:table-cell>
          <table:table-cell office:value-type="string">
            <text:p>428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58.3</text:p>
          </table:table-cell>
          <table:table-cell office:value-type="string">
            <text:p>506.1</text:p>
          </table:table-cell>
          <table:table-cell office:value-type="string">
            <text:p>506.1</text:p>
          </table:table-cell>
          <table:table-cell office:value-type="string">
            <text:p>686.1</text:p>
          </table:table-cell>
          <table:table-cell office:value-type="string">
            <text:p>799.4</text:p>
          </table:table-cell>
          <table:table-cell office:value-type="string">
            <text:p>720.2</text:p>
          </table:table-cell>
          <table:table-cell office:value-type="string">
            <text:p>1175501.0</text:p>
          </table:table-cell>
          <table:table-cell office:value-type="string">
            <text:p>1161546.0</text:p>
          </table:table-cell>
          <table:table-cell office:value-type="string">
            <text:p>1161701.538472</text:p>
          </table:table-cell>
          <table:table-cell office:value-type="string">
            <text:p>10344.0</text:p>
          </table:table-cell>
          <table:table-cell office:value-type="string">
            <text:p>250682.078572</text:p>
          </table:table-cell>
          <table:table-cell office:value-type="string">
            <text:p>250691.333377</text:p>
          </table:table-cell>
          <table:table-cell office:value-type="string">
            <text:p>501373.411948</text:p>
          </table:table-cell>
          <table:table-cell office:value-type="string">
            <text:p>231379.048884</text:p>
          </table:table-cell>
          <table:table-cell office:value-type="string">
            <text:p>233143.07764</text:p>
          </table:table-cell>
          <table:table-cell office:value-type="string">
            <text:p>464522.126524</text:p>
          </table:table-cell>
          <table:table-cell office:value-type="string">
            <text:p>59042.0</text:p>
          </table:table-cell>
          <table:table-cell office:value-type="string">
            <text:p>670155.411948</text:p>
          </table:table-cell>
          <table:table-cell office:value-type="string">
            <text:p>1038597.538472</text:p>
          </table:table-cell>
          <table:table-cell office:value-type="string">
            <text:p>1028253.538472</text:p>
          </table:table-cell>
          <table:table-cell office:value-type="string">
            <text:p>1024611.0</text:p>
          </table:table-cell>
          <table:table-cell office:value-type="string">
            <text:p>1716026.0</text:p>
          </table:table-cell>
          <table:table-cell office:value-type="string">
            <text:p>0.709364</text:p>
          </table:table-cell>
          <table:table-cell office:value-type="string">
            <text:p>1.035547</text:p>
          </table:table-cell>
          <table:table-cell office:value-type="string">
            <text:p>78</text:p>
          </table:table-cell>
          <table:table-cell office:value-type="string">
            <text:p>116</text:p>
          </table:table-cell>
          <table:table-cell office:value-type="string">
            <text:p>194</text:p>
          </table:table-cell>
          <table:table-cell office:value-type="string">
            <text:p>1657120.661941</text:p>
          </table:table-cell>
        </table:table-row>
        <table:table-row>
          <table:table-cell office:value-type="string">
            <text:p>c78</text:p>
          </table:table-cell>
          <table:table-cell office:value-type="string">
            <text:p>5156.3</text:p>
          </table:table-cell>
          <table:table-cell office:value-type="string">
            <text:p>202.3</text:p>
          </table:table-cell>
          <table:table-cell office:value-type="string">
            <text:p>19307.6</text:p>
          </table:table-cell>
          <table:table-cell office:value-type="string">
            <text:p>58744.0</text:p>
          </table:table-cell>
          <table:table-cell office:value-type="string">
            <text:p>9392.3</text:p>
          </table:table-cell>
          <table:table-cell office:value-type="string">
            <text:p>3708.3</text:p>
          </table:table-cell>
          <table:table-cell office:value-type="string">
            <text:p>5367.2</text:p>
          </table:table-cell>
          <table:table-cell office:value-type="string">
            <text:p>2377.6</text:p>
          </table:table-cell>
          <table:table-cell office:value-type="string">
            <text:p>1126.2</text:p>
          </table:table-cell>
          <table:table-cell office:value-type="string">
            <text:p>1835.8</text:p>
          </table:table-cell>
          <table:table-cell office:value-type="string">
            <text:p>23007.0</text:p>
          </table:table-cell>
          <table:table-cell office:value-type="string">
            <text:p>4195.7</text:p>
          </table:table-cell>
          <table:table-cell office:value-type="string">
            <text:p>2031.4</text:p>
          </table:table-cell>
          <table:table-cell office:value-type="string">
            <text:p>1180.7</text:p>
          </table:table-cell>
          <table:table-cell office:value-type="string">
            <text:p>254.7</text:p>
          </table:table-cell>
          <table:table-cell office:value-type="string">
            <text:p>4791.8</text:p>
          </table:table-cell>
          <table:table-cell office:value-type="string">
            <text:p>16.7</text:p>
          </table:table-cell>
          <table:table-cell office:value-type="string">
            <text:p>224.6</text:p>
          </table:table-cell>
          <table:table-cell office:value-type="string">
            <text:p>4791.8</text:p>
          </table:table-cell>
          <table:table-cell office:value-type="string">
            <text:p>208.9</text:p>
          </table:table-cell>
          <table:table-cell office:value-type="string">
            <text:p>19465.6</text:p>
          </table:table-cell>
          <table:table-cell office:value-type="string">
            <text:p>55994.7</text:p>
          </table:table-cell>
          <table:table-cell office:value-type="string">
            <text:p>8917.1</text:p>
          </table:table-cell>
          <table:table-cell office:value-type="string">
            <text:p>3597.2</text:p>
          </table:table-cell>
          <table:table-cell office:value-type="string">
            <text:p>5445.1</text:p>
          </table:table-cell>
          <table:table-cell office:value-type="string">
            <text:p>2427.6</text:p>
          </table:table-cell>
          <table:table-cell office:value-type="string">
            <text:p>4296.9</text:p>
          </table:table-cell>
          <table:table-cell office:value-type="string">
            <text:p>1925.2</text:p>
          </table:table-cell>
          <table:table-cell office:value-type="string">
            <text:p>599.1</text:p>
          </table:table-cell>
          <table:table-cell office:value-type="string">
            <text:p>4616.5</text:p>
          </table:table-cell>
          <table:table-cell office:value-type="string">
            <text:p>10.6</text:p>
          </table:table-cell>
          <table:table-cell office:value-type="string">
            <text:p>222.3</text:p>
          </table:table-cell>
          <table:table-cell office:value-type="string">
            <text:p>0.0</text:p>
          </table:table-cell>
          <table:table-cell office:value-type="string">
            <text:p>709.5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26.0</text:p>
          </table:table-cell>
          <table:table-cell office:value-type="string">
            <text:p>551.8</text:p>
          </table:table-cell>
          <table:table-cell office:value-type="string">
            <text:p>551.8</text:p>
          </table:table-cell>
          <table:table-cell office:value-type="string">
            <text:p>881.4</text:p>
          </table:table-cell>
          <table:table-cell office:value-type="string">
            <text:p>735.7</text:p>
          </table:table-cell>
          <table:table-cell office:value-type="string">
            <text:p>914.6</text:p>
          </table:table-cell>
          <table:table-cell office:value-type="string">
            <text:p>1296648.0</text:p>
          </table:table-cell>
          <table:table-cell office:value-type="string">
            <text:p>1282580.0</text:p>
          </table:table-cell>
          <table:table-cell office:value-type="string">
            <text:p>1282528.665763</text:p>
          </table:table-cell>
          <table:table-cell office:value-type="string">
            <text:p>10112.0</text:p>
          </table:table-cell>
          <table:table-cell office:value-type="string">
            <text:p>278887.263345</text:p>
          </table:table-cell>
          <table:table-cell office:value-type="string">
            <text:p>276080.758319</text:p>
          </table:table-cell>
          <table:table-cell office:value-type="string">
            <text:p>554968.021664</text:p>
          </table:table-cell>
          <table:table-cell office:value-type="string">
            <text:p>253013.789436</text:p>
          </table:table-cell>
          <table:table-cell office:value-type="string">
            <text:p>254182.854663</text:p>
          </table:table-cell>
          <table:table-cell office:value-type="string">
            <text:p>507196.644099</text:p>
          </table:table-cell>
          <table:table-cell office:value-type="string">
            <text:p>64683.0</text:p>
          </table:table-cell>
          <table:table-cell office:value-type="string">
            <text:p>736638.021664</text:p>
          </table:table-cell>
          <table:table-cell office:value-type="string">
            <text:p>1140336.665763</text:p>
          </table:table-cell>
          <table:table-cell office:value-type="string">
            <text:p>1130224.665763</text:p>
          </table:table-cell>
          <table:table-cell office:value-type="string">
            <text:p>1126775.0</text:p>
          </table:table-cell>
          <table:table-cell office:value-type="string">
            <text:p>2600037.0</text:p>
          </table:table-cell>
          <table:table-cell office:value-type="string">
            <text:p>0.751502</text:p>
          </table:table-cell>
          <table:table-cell office:value-type="string">
            <text:p>1.506912</text:p>
          </table:table-cell>
          <table:table-cell office:value-type="string">
            <text:p>102</text:p>
          </table:table-cell>
          <table:table-cell office:value-type="string">
            <text:p>108</text:p>
          </table:table-cell>
          <table:table-cell office:value-type="string">
            <text:p>210</text:p>
          </table:table-cell>
          <table:table-cell office:value-type="string">
            <text:p>1725407.751972</text:p>
          </table:table-cell>
        </table:table-row>
        <table:table-row>
          <table:table-cell office:value-type="string">
            <text:p>c79</text:p>
          </table:table-cell>
          <table:table-cell office:value-type="string">
            <text:p>7138.9</text:p>
          </table:table-cell>
          <table:table-cell office:value-type="string">
            <text:p>333.1</text:p>
          </table:table-cell>
          <table:table-cell office:value-type="string">
            <text:p>18718.3</text:p>
          </table:table-cell>
          <table:table-cell office:value-type="string">
            <text:p>65483.1</text:p>
          </table:table-cell>
          <table:table-cell office:value-type="string">
            <text:p>8401.7</text:p>
          </table:table-cell>
          <table:table-cell office:value-type="string">
            <text:p>3516.8</text:p>
          </table:table-cell>
          <table:table-cell office:value-type="string">
            <text:p>5480.2</text:p>
          </table:table-cell>
          <table:table-cell office:value-type="string">
            <text:p>2212.4</text:p>
          </table:table-cell>
          <table:table-cell office:value-type="string">
            <text:p>892.4</text:p>
          </table:table-cell>
          <table:table-cell office:value-type="string">
            <text:p>1942.6</text:p>
          </table:table-cell>
          <table:table-cell office:value-type="string">
            <text:p>22658.6</text:p>
          </table:table-cell>
          <table:table-cell office:value-type="string">
            <text:p>4080.2</text:p>
          </table:table-cell>
          <table:table-cell office:value-type="string">
            <text:p>1530.5</text:p>
          </table:table-cell>
          <table:table-cell office:value-type="string">
            <text:p>952.1</text:p>
          </table:table-cell>
          <table:table-cell office:value-type="string">
            <text:p>392.0</text:p>
          </table:table-cell>
          <table:table-cell office:value-type="string">
            <text:p>4523.4</text:p>
          </table:table-cell>
          <table:table-cell office:value-type="string">
            <text:p>12.4</text:p>
          </table:table-cell>
          <table:table-cell office:value-type="string">
            <text:p>395.4</text:p>
          </table:table-cell>
          <table:table-cell office:value-type="string">
            <text:p>4079.8</text:p>
          </table:table-cell>
          <table:table-cell office:value-type="string">
            <text:p>542.5</text:p>
          </table:table-cell>
          <table:table-cell office:value-type="string">
            <text:p>17957.9</text:p>
          </table:table-cell>
          <table:table-cell office:value-type="string">
            <text:p>63652.5</text:p>
          </table:table-cell>
          <table:table-cell office:value-type="string">
            <text:p>8024.7</text:p>
          </table:table-cell>
          <table:table-cell office:value-type="string">
            <text:p>3680.8</text:p>
          </table:table-cell>
          <table:table-cell office:value-type="string">
            <text:p>5263.1</text:p>
          </table:table-cell>
          <table:table-cell office:value-type="string">
            <text:p>2249.0</text:p>
          </table:table-cell>
          <table:table-cell office:value-type="string">
            <text:p>4277.7</text:p>
          </table:table-cell>
          <table:table-cell office:value-type="string">
            <text:p>1498.6</text:p>
          </table:table-cell>
          <table:table-cell office:value-type="string">
            <text:p>470.7</text:p>
          </table:table-cell>
          <table:table-cell office:value-type="string">
            <text:p>3966.4</text:p>
          </table:table-cell>
          <table:table-cell office:value-type="string">
            <text:p>0.0</text:p>
          </table:table-cell>
          <table:table-cell office:value-type="string">
            <text:p>328.0</text:p>
          </table:table-cell>
          <table:table-cell office:value-type="string">
            <text:p>0.0</text:p>
          </table:table-cell>
          <table:table-cell office:value-type="string">
            <text:p>1296.6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28.3</text:p>
          </table:table-cell>
          <table:table-cell office:value-type="string">
            <text:p>1002.0</text:p>
          </table:table-cell>
          <table:table-cell office:value-type="string">
            <text:p>1002.0</text:p>
          </table:table-cell>
          <table:table-cell office:value-type="string">
            <text:p>1257.9</text:p>
          </table:table-cell>
          <table:table-cell office:value-type="string">
            <text:p>1040.0</text:p>
          </table:table-cell>
          <table:table-cell office:value-type="string">
            <text:p>1099.9</text:p>
          </table:table-cell>
          <table:table-cell office:value-type="string">
            <text:p>1259572.0</text:p>
          </table:table-cell>
          <table:table-cell office:value-type="string">
            <text:p>1243908.0</text:p>
          </table:table-cell>
          <table:table-cell office:value-type="string">
            <text:p>1242825.439981</text:p>
          </table:table-cell>
          <table:table-cell office:value-type="string">
            <text:p>11968.0</text:p>
          </table:table-cell>
          <table:table-cell office:value-type="string">
            <text:p>250909.43332</text:p>
          </table:table-cell>
          <table:table-cell office:value-type="string">
            <text:p>256850.15308</text:p>
          </table:table-cell>
          <table:table-cell office:value-type="string">
            <text:p>507759.5864</text:p>
          </table:table-cell>
          <table:table-cell office:value-type="string">
            <text:p>253835.303542</text:p>
          </table:table-cell>
          <table:table-cell office:value-type="string">
            <text:p>253339.550039</text:p>
          </table:table-cell>
          <table:table-cell office:value-type="string">
            <text:p>507174.853581</text:p>
          </table:table-cell>
          <table:table-cell office:value-type="string">
            <text:p>60441.0</text:p>
          </table:table-cell>
          <table:table-cell office:value-type="string">
            <text:p>699053.5864</text:p>
          </table:table-cell>
          <table:table-cell office:value-type="string">
            <text:p>1092248.439981</text:p>
          </table:table-cell>
          <table:table-cell office:value-type="string">
            <text:p>1080280.439981</text:p>
          </table:table-cell>
          <table:table-cell office:value-type="string">
            <text:p>1076320.0</text:p>
          </table:table-cell>
          <table:table-cell office:value-type="string">
            <text:p>1799018.0</text:p>
          </table:table-cell>
          <table:table-cell office:value-type="string">
            <text:p>0.740587</text:p>
          </table:table-cell>
          <table:table-cell office:value-type="string">
            <text:p>1.057763</text:p>
          </table:table-cell>
          <table:table-cell office:value-type="string">
            <text:p>139</text:p>
          </table:table-cell>
          <table:table-cell office:value-type="string">
            <text:p>168</text:p>
          </table:table-cell>
          <table:table-cell office:value-type="string">
            <text:p>307</text:p>
          </table:table-cell>
          <table:table-cell office:value-type="string">
            <text:p>1700776.164969</text:p>
          </table:table-cell>
        </table:table-row>
        <table:table-row>
          <table:table-cell office:value-type="string">
            <text:p>c80</text:p>
          </table:table-cell>
          <table:table-cell office:value-type="string">
            <text:p>12292.9</text:p>
          </table:table-cell>
          <table:table-cell office:value-type="string">
            <text:p>485.5</text:p>
          </table:table-cell>
          <table:table-cell office:value-type="string">
            <text:p>15237.1</text:p>
          </table:table-cell>
          <table:table-cell office:value-type="string">
            <text:p>56406.6</text:p>
          </table:table-cell>
          <table:table-cell office:value-type="string">
            <text:p>8720.5</text:p>
          </table:table-cell>
          <table:table-cell office:value-type="string">
            <text:p>3992.1</text:p>
          </table:table-cell>
          <table:table-cell office:value-type="string">
            <text:p>5598.1</text:p>
          </table:table-cell>
          <table:table-cell office:value-type="string">
            <text:p>2346.3</text:p>
          </table:table-cell>
          <table:table-cell office:value-type="string">
            <text:p>1616.4</text:p>
          </table:table-cell>
          <table:table-cell office:value-type="string">
            <text:p>1477.1</text:p>
          </table:table-cell>
          <table:table-cell office:value-type="string">
            <text:p>23785.4</text:p>
          </table:table-cell>
          <table:table-cell office:value-type="string">
            <text:p>4223.3</text:p>
          </table:table-cell>
          <table:table-cell office:value-type="string">
            <text:p>1940.5</text:p>
          </table:table-cell>
          <table:table-cell office:value-type="string">
            <text:p>1178.5</text:p>
          </table:table-cell>
          <table:table-cell office:value-type="string">
            <text:p>272.7</text:p>
          </table:table-cell>
          <table:table-cell office:value-type="string">
            <text:p>4269.3</text:p>
          </table:table-cell>
          <table:table-cell office:value-type="string">
            <text:p>20.6</text:p>
          </table:table-cell>
          <table:table-cell office:value-type="string">
            <text:p>609.6</text:p>
          </table:table-cell>
          <table:table-cell office:value-type="string">
            <text:p>6606.1</text:p>
          </table:table-cell>
          <table:table-cell office:value-type="string">
            <text:p>455.7</text:p>
          </table:table-cell>
          <table:table-cell office:value-type="string">
            <text:p>13782.8</text:p>
          </table:table-cell>
          <table:table-cell office:value-type="string">
            <text:p>60265.4</text:p>
          </table:table-cell>
          <table:table-cell office:value-type="string">
            <text:p>9044.3</text:p>
          </table:table-cell>
          <table:table-cell office:value-type="string">
            <text:p>3762.9</text:p>
          </table:table-cell>
          <table:table-cell office:value-type="string">
            <text:p>4995.2</text:p>
          </table:table-cell>
          <table:table-cell office:value-type="string">
            <text:p>2338.4</text:p>
          </table:table-cell>
          <table:table-cell office:value-type="string">
            <text:p>4851.7</text:p>
          </table:table-cell>
          <table:table-cell office:value-type="string">
            <text:p>2069.3</text:p>
          </table:table-cell>
          <table:table-cell office:value-type="string">
            <text:p>482.6</text:p>
          </table:table-cell>
          <table:table-cell office:value-type="string">
            <text:p>4688.5</text:p>
          </table:table-cell>
          <table:table-cell office:value-type="string">
            <text:p>8.4</text:p>
          </table:table-cell>
          <table:table-cell office:value-type="string">
            <text:p>387.8</text:p>
          </table:table-cell>
          <table:table-cell office:value-type="string">
            <text:p>0.0</text:p>
          </table:table-cell>
          <table:table-cell office:value-type="string">
            <text:p>720.3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09.0</text:p>
          </table:table-cell>
          <table:table-cell office:value-type="string">
            <text:p>843.3</text:p>
          </table:table-cell>
          <table:table-cell office:value-type="string">
            <text:p>843.3</text:p>
          </table:table-cell>
          <table:table-cell office:value-type="string">
            <text:p>933.8</text:p>
          </table:table-cell>
          <table:table-cell office:value-type="string">
            <text:p>802.6</text:p>
          </table:table-cell>
          <table:table-cell office:value-type="string">
            <text:p>1085.4</text:p>
          </table:table-cell>
          <table:table-cell office:value-type="string">
            <text:p>1353660.0</text:p>
          </table:table-cell>
          <table:table-cell office:value-type="string">
            <text:p>1329251.0</text:p>
          </table:table-cell>
          <table:table-cell office:value-type="string">
            <text:p>1328775.003035</text:p>
          </table:table-cell>
          <table:table-cell office:value-type="string">
            <text:p>20241.0</text:p>
          </table:table-cell>
          <table:table-cell office:value-type="string">
            <text:p>296216.27821</text:p>
          </table:table-cell>
          <table:table-cell office:value-type="string">
            <text:p>295750.923402</text:p>
          </table:table-cell>
          <table:table-cell office:value-type="string">
            <text:p>591967.201612</text:p>
          </table:table-cell>
          <table:table-cell office:value-type="string">
            <text:p>260068.250213</text:p>
          </table:table-cell>
          <table:table-cell office:value-type="string">
            <text:p>264667.55121</text:p>
          </table:table-cell>
          <table:table-cell office:value-type="string">
            <text:p>524735.801423</text:p>
          </table:table-cell>
          <table:table-cell office:value-type="string">
            <text:p>64693.0</text:p>
          </table:table-cell>
          <table:table-cell office:value-type="string">
            <text:p>775372.201612</text:p>
          </table:table-cell>
          <table:table-cell office:value-type="string">
            <text:p>1204774.003035</text:p>
          </table:table-cell>
          <table:table-cell office:value-type="string">
            <text:p>1184533.003035</text:p>
          </table:table-cell>
          <table:table-cell office:value-type="string">
            <text:p>1181776.0</text:p>
          </table:table-cell>
          <table:table-cell office:value-type="string">
            <text:p>2020538.0</text:p>
          </table:table-cell>
          <table:table-cell office:value-type="string">
            <text:p>0.807343</text:p>
          </table:table-cell>
          <table:table-cell office:value-type="string">
            <text:p>1.20508</text:p>
          </table:table-cell>
          <table:table-cell office:value-type="string">
            <text:p>122</text:p>
          </table:table-cell>
          <table:table-cell office:value-type="string">
            <text:p>144</text:p>
          </table:table-cell>
          <table:table-cell office:value-type="string">
            <text:p>266</text:p>
          </table:table-cell>
          <table:table-cell office:value-type="string">
            <text:p>1676684.143585</text:p>
          </table:table-cell>
        </table:table-row>
        <table:table-row>
          <table:table-cell office:value-type="string">
            <text:p>c81</text:p>
          </table:table-cell>
          <table:table-cell office:value-type="string">
            <text:p>9251.0</text:p>
          </table:table-cell>
          <table:table-cell office:value-type="string">
            <text:p>374.1</text:p>
          </table:table-cell>
          <table:table-cell office:value-type="string">
            <text:p>14653.8</text:p>
          </table:table-cell>
          <table:table-cell office:value-type="string">
            <text:p>64829.6</text:p>
          </table:table-cell>
          <table:table-cell office:value-type="string">
            <text:p>7838.8</text:p>
          </table:table-cell>
          <table:table-cell office:value-type="string">
            <text:p>4428.9</text:p>
          </table:table-cell>
          <table:table-cell office:value-type="string">
            <text:p>5481.1</text:p>
          </table:table-cell>
          <table:table-cell office:value-type="string">
            <text:p>2267.2</text:p>
          </table:table-cell>
          <table:table-cell office:value-type="string">
            <text:p>1611.3</text:p>
          </table:table-cell>
          <table:table-cell office:value-type="string">
            <text:p>2637.2</text:p>
          </table:table-cell>
          <table:table-cell office:value-type="string">
            <text:p>24724.3</text:p>
          </table:table-cell>
          <table:table-cell office:value-type="string">
            <text:p>4760.3</text:p>
          </table:table-cell>
          <table:table-cell office:value-type="string">
            <text:p>1910.2</text:p>
          </table:table-cell>
          <table:table-cell office:value-type="string">
            <text:p>1204.9</text:p>
          </table:table-cell>
          <table:table-cell office:value-type="string">
            <text:p>291.4</text:p>
          </table:table-cell>
          <table:table-cell office:value-type="string">
            <text:p>4437.7</text:p>
          </table:table-cell>
          <table:table-cell office:value-type="string">
            <text:p>6.7</text:p>
          </table:table-cell>
          <table:table-cell office:value-type="string">
            <text:p>301.2</text:p>
          </table:table-cell>
          <table:table-cell office:value-type="string">
            <text:p>10410.6</text:p>
          </table:table-cell>
          <table:table-cell office:value-type="string">
            <text:p>390.8</text:p>
          </table:table-cell>
          <table:table-cell office:value-type="string">
            <text:p>14105.5</text:p>
          </table:table-cell>
          <table:table-cell office:value-type="string">
            <text:p>67670.0</text:p>
          </table:table-cell>
          <table:table-cell office:value-type="string">
            <text:p>7857.4</text:p>
          </table:table-cell>
          <table:table-cell office:value-type="string">
            <text:p>4155.5</text:p>
          </table:table-cell>
          <table:table-cell office:value-type="string">
            <text:p>5177.4</text:p>
          </table:table-cell>
          <table:table-cell office:value-type="string">
            <text:p>2130.0</text:p>
          </table:table-cell>
          <table:table-cell office:value-type="string">
            <text:p>4983.2</text:p>
          </table:table-cell>
          <table:table-cell office:value-type="string">
            <text:p>2057.4</text:p>
          </table:table-cell>
          <table:table-cell office:value-type="string">
            <text:p>463.3</text:p>
          </table:table-cell>
          <table:table-cell office:value-type="string">
            <text:p>4140.1</text:p>
          </table:table-cell>
          <table:table-cell office:value-type="string">
            <text:p>16.1</text:p>
          </table:table-cell>
          <table:table-cell office:value-type="string">
            <text:p>531.7</text:p>
          </table:table-cell>
          <table:table-cell office:value-type="string">
            <text:p>0.0</text:p>
          </table:table-cell>
          <table:table-cell office:value-type="string">
            <text:p>894.1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34.5</text:p>
          </table:table-cell>
          <table:table-cell office:value-type="string">
            <text:p>688.9</text:p>
          </table:table-cell>
          <table:table-cell office:value-type="string">
            <text:p>688.9</text:p>
          </table:table-cell>
          <table:table-cell office:value-type="string">
            <text:p>1026.4</text:p>
          </table:table-cell>
          <table:table-cell office:value-type="string">
            <text:p>781.8</text:p>
          </table:table-cell>
          <table:table-cell office:value-type="string">
            <text:p>953.8</text:p>
          </table:table-cell>
          <table:table-cell office:value-type="string">
            <text:p>1339532.0</text:p>
          </table:table-cell>
          <table:table-cell office:value-type="string">
            <text:p>1313442.0</text:p>
          </table:table-cell>
          <table:table-cell office:value-type="string">
            <text:p>1313472.886544</text:p>
          </table:table-cell>
          <table:table-cell office:value-type="string">
            <text:p>20772.0</text:p>
          </table:table-cell>
          <table:table-cell office:value-type="string">
            <text:p>298810.621356</text:p>
          </table:table-cell>
          <table:table-cell office:value-type="string">
            <text:p>303481.229739</text:p>
          </table:table-cell>
          <table:table-cell office:value-type="string">
            <text:p>602291.851095</text:p>
          </table:table-cell>
          <table:table-cell office:value-type="string">
            <text:p>241781.68605</text:p>
          </table:table-cell>
          <table:table-cell office:value-type="string">
            <text:p>243060.349399</text:p>
          </table:table-cell>
          <table:table-cell office:value-type="string">
            <text:p>484842.035449</text:p>
          </table:table-cell>
          <table:table-cell office:value-type="string">
            <text:p>63434.0</text:p>
          </table:table-cell>
          <table:table-cell office:value-type="string">
            <text:p>800567.851095</text:p>
          </table:table-cell>
          <table:table-cell office:value-type="string">
            <text:p>1175908.886544</text:p>
          </table:table-cell>
          <table:table-cell office:value-type="string">
            <text:p>1155136.886544</text:p>
          </table:table-cell>
          <table:table-cell office:value-type="string">
            <text:p>1150520.0</text:p>
          </table:table-cell>
          <table:table-cell office:value-type="string">
            <text:p>1924297.0</text:p>
          </table:table-cell>
          <table:table-cell office:value-type="string">
            <text:p>0.743495</text:p>
          </table:table-cell>
          <table:table-cell office:value-type="string">
            <text:p>1.068063</text:p>
          </table:table-cell>
          <table:table-cell office:value-type="string">
            <text:p>171</text:p>
          </table:table-cell>
          <table:table-cell office:value-type="string">
            <text:p>146</text:p>
          </table:table-cell>
          <table:table-cell office:value-type="string">
            <text:p>317</text:p>
          </table:table-cell>
          <table:table-cell office:value-type="string">
            <text:p>1801669.335758</text:p>
          </table:table-cell>
        </table:table-row>
        <table:table-row>
          <table:table-cell office:value-type="string">
            <text:p>c82</text:p>
          </table:table-cell>
          <table:table-cell office:value-type="string">
            <text:p>3620.6</text:p>
          </table:table-cell>
          <table:table-cell office:value-type="string">
            <text:p>339.0</text:p>
          </table:table-cell>
          <table:table-cell office:value-type="string">
            <text:p>17280.3</text:p>
          </table:table-cell>
          <table:table-cell office:value-type="string">
            <text:p>53048.4</text:p>
          </table:table-cell>
          <table:table-cell office:value-type="string">
            <text:p>8605.2</text:p>
          </table:table-cell>
          <table:table-cell office:value-type="string">
            <text:p>3745.1</text:p>
          </table:table-cell>
          <table:table-cell office:value-type="string">
            <text:p>4683.6</text:p>
          </table:table-cell>
          <table:table-cell office:value-type="string">
            <text:p>2410.3</text:p>
          </table:table-cell>
          <table:table-cell office:value-type="string">
            <text:p>860.5</text:p>
          </table:table-cell>
          <table:table-cell office:value-type="string">
            <text:p>1553.0</text:p>
          </table:table-cell>
          <table:table-cell office:value-type="string">
            <text:p>19977.8</text:p>
          </table:table-cell>
          <table:table-cell office:value-type="string">
            <text:p>3687.7</text:p>
          </table:table-cell>
          <table:table-cell office:value-type="string">
            <text:p>1486.2</text:p>
          </table:table-cell>
          <table:table-cell office:value-type="string">
            <text:p>797.1</text:p>
          </table:table-cell>
          <table:table-cell office:value-type="string">
            <text:p>277.7</text:p>
          </table:table-cell>
          <table:table-cell office:value-type="string">
            <text:p>3995.0</text:p>
          </table:table-cell>
          <table:table-cell office:value-type="string">
            <text:p>8.4</text:p>
          </table:table-cell>
          <table:table-cell office:value-type="string">
            <text:p>204.7</text:p>
          </table:table-cell>
          <table:table-cell office:value-type="string">
            <text:p>3413.9</text:p>
          </table:table-cell>
          <table:table-cell office:value-type="string">
            <text:p>239.5</text:p>
          </table:table-cell>
          <table:table-cell office:value-type="string">
            <text:p>15741.8</text:p>
          </table:table-cell>
          <table:table-cell office:value-type="string">
            <text:p>54038.3</text:p>
          </table:table-cell>
          <table:table-cell office:value-type="string">
            <text:p>8183.6</text:p>
          </table:table-cell>
          <table:table-cell office:value-type="string">
            <text:p>3672.3</text:p>
          </table:table-cell>
          <table:table-cell office:value-type="string">
            <text:p>4649.1</text:p>
          </table:table-cell>
          <table:table-cell office:value-type="string">
            <text:p>2183.3</text:p>
          </table:table-cell>
          <table:table-cell office:value-type="string">
            <text:p>3813.0</text:p>
          </table:table-cell>
          <table:table-cell office:value-type="string">
            <text:p>1686.5</text:p>
          </table:table-cell>
          <table:table-cell office:value-type="string">
            <text:p>430.8</text:p>
          </table:table-cell>
          <table:table-cell office:value-type="string">
            <text:p>3877.8</text:p>
          </table:table-cell>
          <table:table-cell office:value-type="string">
            <text:p>1.9</text:p>
          </table:table-cell>
          <table:table-cell office:value-type="string">
            <text:p>277.9</text:p>
          </table:table-cell>
          <table:table-cell office:value-type="string">
            <text:p>0.0</text:p>
          </table:table-cell>
          <table:table-cell office:value-type="string">
            <text:p>1139.4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05.2</text:p>
          </table:table-cell>
          <table:table-cell office:value-type="string">
            <text:p>496.8</text:p>
          </table:table-cell>
          <table:table-cell office:value-type="string">
            <text:p>496.8</text:p>
          </table:table-cell>
          <table:table-cell office:value-type="string">
            <text:p>851.1</text:p>
          </table:table-cell>
          <table:table-cell office:value-type="string">
            <text:p>643.6</text:p>
          </table:table-cell>
          <table:table-cell office:value-type="string">
            <text:p>796.2</text:p>
          </table:table-cell>
          <table:table-cell office:value-type="string">
            <text:p>1135458.0</text:p>
          </table:table-cell>
          <table:table-cell office:value-type="string">
            <text:p>1124864.0</text:p>
          </table:table-cell>
          <table:table-cell office:value-type="string">
            <text:p>1125176.206934</text:p>
          </table:table-cell>
          <table:table-cell office:value-type="string">
            <text:p>7498.0</text:p>
          </table:table-cell>
          <table:table-cell office:value-type="string">
            <text:p>241221.187681</text:p>
          </table:table-cell>
          <table:table-cell office:value-type="string">
            <text:p>243488.964577</text:p>
          </table:table-cell>
          <table:table-cell office:value-type="string">
            <text:p>484710.152258</text:p>
          </table:table-cell>
          <table:table-cell office:value-type="string">
            <text:p>219058.843707</text:p>
          </table:table-cell>
          <table:table-cell office:value-type="string">
            <text:p>221314.210969</text:p>
          </table:table-cell>
          <table:table-cell office:value-type="string">
            <text:p>440373.054676</text:p>
          </table:table-cell>
          <table:table-cell office:value-type="string">
            <text:p>58288.0</text:p>
          </table:table-cell>
          <table:table-cell office:value-type="string">
            <text:p>651921.152258</text:p>
          </table:table-cell>
          <table:table-cell office:value-type="string">
            <text:p>993929.206934</text:p>
          </table:table-cell>
          <table:table-cell office:value-type="string">
            <text:p>986431.206934</text:p>
          </table:table-cell>
          <table:table-cell office:value-type="string">
            <text:p>982944.0</text:p>
          </table:table-cell>
          <table:table-cell office:value-type="string">
            <text:p>1634373.0</text:p>
          </table:table-cell>
          <table:table-cell office:value-type="string">
            <text:p>0.749464</text:p>
          </table:table-cell>
          <table:table-cell office:value-type="string">
            <text:p>1.078775</text:p>
          </table:table-cell>
          <table:table-cell office:value-type="string">
            <text:p>106</text:p>
          </table:table-cell>
          <table:table-cell office:value-type="string">
            <text:p>116</text:p>
          </table:table-cell>
          <table:table-cell office:value-type="string">
            <text:p>222</text:p>
          </table:table-cell>
          <table:table-cell office:value-type="string">
            <text:p>1515027.117732</text:p>
          </table:table-cell>
        </table:table-row>
        <table:table-row>
          <table:table-cell office:value-type="string">
            <text:p>d01</text:p>
          </table:table-cell>
          <table:table-cell office:value-type="string">
            <text:p>6646.8</text:p>
          </table:table-cell>
          <table:table-cell office:value-type="string">
            <text:p>180.8</text:p>
          </table:table-cell>
          <table:table-cell office:value-type="string">
            <text:p>16690.4</text:p>
          </table:table-cell>
          <table:table-cell office:value-type="string">
            <text:p>63500.4</text:p>
          </table:table-cell>
          <table:table-cell office:value-type="string">
            <text:p>7707.0</text:p>
          </table:table-cell>
          <table:table-cell office:value-type="string">
            <text:p>3400.6</text:p>
          </table:table-cell>
          <table:table-cell office:value-type="string">
            <text:p>4513.4</text:p>
          </table:table-cell>
          <table:table-cell office:value-type="string">
            <text:p>1865.0</text:p>
          </table:table-cell>
          <table:table-cell office:value-type="string">
            <text:p>995.2</text:p>
          </table:table-cell>
          <table:table-cell office:value-type="string">
            <text:p>1854.5</text:p>
          </table:table-cell>
          <table:table-cell office:value-type="string">
            <text:p>20639.8</text:p>
          </table:table-cell>
          <table:table-cell office:value-type="string">
            <text:p>3826.3</text:p>
          </table:table-cell>
          <table:table-cell office:value-type="string">
            <text:p>1474.5</text:p>
          </table:table-cell>
          <table:table-cell office:value-type="string">
            <text:p>1004.4</text:p>
          </table:table-cell>
          <table:table-cell office:value-type="string">
            <text:p>347.3</text:p>
          </table:table-cell>
          <table:table-cell office:value-type="string">
            <text:p>3876.6</text:p>
          </table:table-cell>
          <table:table-cell office:value-type="string">
            <text:p>29.9</text:p>
          </table:table-cell>
          <table:table-cell office:value-type="string">
            <text:p>281.3</text:p>
          </table:table-cell>
          <table:table-cell office:value-type="string">
            <text:p>6456.3</text:p>
          </table:table-cell>
          <table:table-cell office:value-type="string">
            <text:p>231.5</text:p>
          </table:table-cell>
          <table:table-cell office:value-type="string">
            <text:p>14818.3</text:p>
          </table:table-cell>
          <table:table-cell office:value-type="string">
            <text:p>62866.5</text:p>
          </table:table-cell>
          <table:table-cell office:value-type="string">
            <text:p>6701.8</text:p>
          </table:table-cell>
          <table:table-cell office:value-type="string">
            <text:p>3369.7</text:p>
          </table:table-cell>
          <table:table-cell office:value-type="string">
            <text:p>5290.3</text:p>
          </table:table-cell>
          <table:table-cell office:value-type="string">
            <text:p>1769.9</text:p>
          </table:table-cell>
          <table:table-cell office:value-type="string">
            <text:p>4289.8</text:p>
          </table:table-cell>
          <table:table-cell office:value-type="string">
            <text:p>1953.8</text:p>
          </table:table-cell>
          <table:table-cell office:value-type="string">
            <text:p>389.0</text:p>
          </table:table-cell>
          <table:table-cell office:value-type="string">
            <text:p>3833.5</text:p>
          </table:table-cell>
          <table:table-cell office:value-type="string">
            <text:p>21.3</text:p>
          </table:table-cell>
          <table:table-cell office:value-type="string">
            <text:p>411.3</text:p>
          </table:table-cell>
          <table:table-cell office:value-type="string">
            <text:p>0.0</text:p>
          </table:table-cell>
          <table:table-cell office:value-type="string">
            <text:p>753.6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71.2</text:p>
          </table:table-cell>
          <table:table-cell office:value-type="string">
            <text:p>493.2</text:p>
          </table:table-cell>
          <table:table-cell office:value-type="string">
            <text:p>493.2</text:p>
          </table:table-cell>
          <table:table-cell office:value-type="string">
            <text:p>948.5</text:p>
          </table:table-cell>
          <table:table-cell office:value-type="string">
            <text:p>893.5</text:p>
          </table:table-cell>
          <table:table-cell office:value-type="string">
            <text:p>944.8</text:p>
          </table:table-cell>
          <table:table-cell office:value-type="string">
            <text:p>1245564.0</text:p>
          </table:table-cell>
          <table:table-cell office:value-type="string">
            <text:p>1227971.0</text:p>
          </table:table-cell>
          <table:table-cell office:value-type="string">
            <text:p>1227031.46687</text:p>
          </table:table-cell>
          <table:table-cell office:value-type="string">
            <text:p>13865.0</text:p>
          </table:table-cell>
          <table:table-cell office:value-type="string">
            <text:p>265068.953746</text:p>
          </table:table-cell>
          <table:table-cell office:value-type="string">
            <text:p>272305.065084</text:p>
          </table:table-cell>
          <table:table-cell office:value-type="string">
            <text:p>537374.01883</text:p>
          </table:table-cell>
          <table:table-cell office:value-type="string">
            <text:p>235587.12602</text:p>
          </table:table-cell>
          <table:table-cell office:value-type="string">
            <text:p>239543.32202</text:p>
          </table:table-cell>
          <table:table-cell office:value-type="string">
            <text:p>475130.44804</text:p>
          </table:table-cell>
          <table:table-cell office:value-type="string">
            <text:p>55975.0</text:p>
          </table:table-cell>
          <table:table-cell office:value-type="string">
            <text:p>721459.01883</text:p>
          </table:table-cell>
          <table:table-cell office:value-type="string">
            <text:p>1086871.46687</text:p>
          </table:table-cell>
          <table:table-cell office:value-type="string">
            <text:p>1073006.46687</text:p>
          </table:table-cell>
          <table:table-cell office:value-type="string">
            <text:p>1069273.0</text:p>
          </table:table-cell>
          <table:table-cell office:value-type="string">
            <text:p>1669529.0</text:p>
          </table:table-cell>
          <table:table-cell office:value-type="string">
            <text:p>0.771688</text:p>
          </table:table-cell>
          <table:table-cell office:value-type="string">
            <text:p>1.034355</text:p>
          </table:table-cell>
          <table:table-cell office:value-type="string">
            <text:p>59</text:p>
          </table:table-cell>
          <table:table-cell office:value-type="string">
            <text:p>90</text:p>
          </table:table-cell>
          <table:table-cell office:value-type="string">
            <text:p>149</text:p>
          </table:table-cell>
          <table:table-cell office:value-type="string">
            <text:p>1614078.022667</text:p>
          </table:table-cell>
        </table:table-row>
        <table:table-row>
          <table:table-cell office:value-type="string">
            <text:p>d02</text:p>
          </table:table-cell>
          <table:table-cell office:value-type="string">
            <text:p>6282.4</text:p>
          </table:table-cell>
          <table:table-cell office:value-type="string">
            <text:p>368.7</text:p>
          </table:table-cell>
          <table:table-cell office:value-type="string">
            <text:p>12323.9</text:p>
          </table:table-cell>
          <table:table-cell office:value-type="string">
            <text:p>50575.9</text:p>
          </table:table-cell>
          <table:table-cell office:value-type="string">
            <text:p>6827.2</text:p>
          </table:table-cell>
          <table:table-cell office:value-type="string">
            <text:p>2685.3</text:p>
          </table:table-cell>
          <table:table-cell office:value-type="string">
            <text:p>4439.2</text:p>
          </table:table-cell>
          <table:table-cell office:value-type="string">
            <text:p>1955.4</text:p>
          </table:table-cell>
          <table:table-cell office:value-type="string">
            <text:p>905.7</text:p>
          </table:table-cell>
          <table:table-cell office:value-type="string">
            <text:p>1437.4</text:p>
          </table:table-cell>
          <table:table-cell office:value-type="string">
            <text:p>19093.7</text:p>
          </table:table-cell>
          <table:table-cell office:value-type="string">
            <text:p>3740.2</text:p>
          </table:table-cell>
          <table:table-cell office:value-type="string">
            <text:p>1335.2</text:p>
          </table:table-cell>
          <table:table-cell office:value-type="string">
            <text:p>893.2</text:p>
          </table:table-cell>
          <table:table-cell office:value-type="string">
            <text:p>148.0</text:p>
          </table:table-cell>
          <table:table-cell office:value-type="string">
            <text:p>3814.1</text:p>
          </table:table-cell>
          <table:table-cell office:value-type="string">
            <text:p>14.5</text:p>
          </table:table-cell>
          <table:table-cell office:value-type="string">
            <text:p>357.0</text:p>
          </table:table-cell>
          <table:table-cell office:value-type="string">
            <text:p>4504.0</text:p>
          </table:table-cell>
          <table:table-cell office:value-type="string">
            <text:p>497.5</text:p>
          </table:table-cell>
          <table:table-cell office:value-type="string">
            <text:p>11804.7</text:p>
          </table:table-cell>
          <table:table-cell office:value-type="string">
            <text:p>50705.1</text:p>
          </table:table-cell>
          <table:table-cell office:value-type="string">
            <text:p>7063.4</text:p>
          </table:table-cell>
          <table:table-cell office:value-type="string">
            <text:p>2477.5</text:p>
          </table:table-cell>
          <table:table-cell office:value-type="string">
            <text:p>3911.4</text:p>
          </table:table-cell>
          <table:table-cell office:value-type="string">
            <text:p>1827.9</text:p>
          </table:table-cell>
          <table:table-cell office:value-type="string">
            <text:p>4134.0</text:p>
          </table:table-cell>
          <table:table-cell office:value-type="string">
            <text:p>1393.7</text:p>
          </table:table-cell>
          <table:table-cell office:value-type="string">
            <text:p>285.6</text:p>
          </table:table-cell>
          <table:table-cell office:value-type="string">
            <text:p>3472.6</text:p>
          </table:table-cell>
          <table:table-cell office:value-type="string">
            <text:p>0.0</text:p>
          </table:table-cell>
          <table:table-cell office:value-type="string">
            <text:p>452.6</text:p>
          </table:table-cell>
          <table:table-cell office:value-type="string">
            <text:p>0.0</text:p>
          </table:table-cell>
          <table:table-cell office:value-type="string">
            <text:p>56458.7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60.9</text:p>
          </table:table-cell>
          <table:table-cell office:value-type="string">
            <text:p>602.9</text:p>
          </table:table-cell>
          <table:table-cell office:value-type="string">
            <text:p>602.9</text:p>
          </table:table-cell>
          <table:table-cell office:value-type="string">
            <text:p>875.8</text:p>
          </table:table-cell>
          <table:table-cell office:value-type="string">
            <text:p>809.1</text:p>
          </table:table-cell>
          <table:table-cell office:value-type="string">
            <text:p>910.8</text:p>
          </table:table-cell>
          <table:table-cell office:value-type="string">
            <text:p>1170718.0</text:p>
          </table:table-cell>
          <table:table-cell office:value-type="string">
            <text:p>1155806.0</text:p>
          </table:table-cell>
          <table:table-cell office:value-type="string">
            <text:p>1158916.740936</text:p>
          </table:table-cell>
          <table:table-cell office:value-type="string">
            <text:p>11817.0</text:p>
          </table:table-cell>
          <table:table-cell office:value-type="string">
            <text:p>120006.16066</text:p>
          </table:table-cell>
          <table:table-cell office:value-type="string">
            <text:p>120742.335285</text:p>
          </table:table-cell>
          <table:table-cell office:value-type="string">
            <text:p>240748.495945</text:p>
          </table:table-cell>
          <table:table-cell office:value-type="string">
            <text:p>370499.160642</text:p>
          </table:table-cell>
          <table:table-cell office:value-type="string">
            <text:p>371230.084349</text:p>
          </table:table-cell>
          <table:table-cell office:value-type="string">
            <text:p>741729.244991</text:p>
          </table:table-cell>
          <table:table-cell office:value-type="string">
            <text:p>50460.0</text:p>
          </table:table-cell>
          <table:table-cell office:value-type="string">
            <text:p>393740.495945</text:p>
          </table:table-cell>
          <table:table-cell office:value-type="string">
            <text:p>1047641.740936</text:p>
          </table:table-cell>
          <table:table-cell office:value-type="string">
            <text:p>1035824.740936</text:p>
          </table:table-cell>
          <table:table-cell office:value-type="string">
            <text:p>1029653.0</text:p>
          </table:table-cell>
          <table:table-cell office:value-type="string">
            <text:p>1467825.0</text:p>
          </table:table-cell>
          <table:table-cell office:value-type="string">
            <text:p>0.830953</text:p>
          </table:table-cell>
          <table:table-cell office:value-type="string">
            <text:p>1.041834</text:p>
          </table:table-cell>
          <table:table-cell office:value-type="string">
            <text:p>254</text:p>
          </table:table-cell>
          <table:table-cell office:value-type="string">
            <text:p>252</text:p>
          </table:table-cell>
          <table:table-cell office:value-type="string">
            <text:p>506</text:p>
          </table:table-cell>
          <table:table-cell office:value-type="string">
            <text:p>1408886.053704</text:p>
          </table:table-cell>
        </table:table-row>
        <table:table-row>
          <table:table-cell office:value-type="string">
            <text:p>d03</text:p>
          </table:table-cell>
          <table:table-cell office:value-type="string">
            <text:p>7153.3</text:p>
          </table:table-cell>
          <table:table-cell office:value-type="string">
            <text:p>531.3</text:p>
          </table:table-cell>
          <table:table-cell office:value-type="string">
            <text:p>14464.2</text:p>
          </table:table-cell>
          <table:table-cell office:value-type="string">
            <text:p>54967.9</text:p>
          </table:table-cell>
          <table:table-cell office:value-type="string">
            <text:p>7953.1</text:p>
          </table:table-cell>
          <table:table-cell office:value-type="string">
            <text:p>3702.6</text:p>
          </table:table-cell>
          <table:table-cell office:value-type="string">
            <text:p>4804.0</text:p>
          </table:table-cell>
          <table:table-cell office:value-type="string">
            <text:p>2224.6</text:p>
          </table:table-cell>
          <table:table-cell office:value-type="string">
            <text:p>1230.5</text:p>
          </table:table-cell>
          <table:table-cell office:value-type="string">
            <text:p>1955.6</text:p>
          </table:table-cell>
          <table:table-cell office:value-type="string">
            <text:p>21549.4</text:p>
          </table:table-cell>
          <table:table-cell office:value-type="string">
            <text:p>4155.7</text:p>
          </table:table-cell>
          <table:table-cell office:value-type="string">
            <text:p>1769.9</text:p>
          </table:table-cell>
          <table:table-cell office:value-type="string">
            <text:p>1060.9</text:p>
          </table:table-cell>
          <table:table-cell office:value-type="string">
            <text:p>275.7</text:p>
          </table:table-cell>
          <table:table-cell office:value-type="string">
            <text:p>4415.4</text:p>
          </table:table-cell>
          <table:table-cell office:value-type="string">
            <text:p>7.5</text:p>
          </table:table-cell>
          <table:table-cell office:value-type="string">
            <text:p>429.4</text:p>
          </table:table-cell>
          <table:table-cell office:value-type="string">
            <text:p>7225.8</text:p>
          </table:table-cell>
          <table:table-cell office:value-type="string">
            <text:p>220.5</text:p>
          </table:table-cell>
          <table:table-cell office:value-type="string">
            <text:p>17109.9</text:p>
          </table:table-cell>
          <table:table-cell office:value-type="string">
            <text:p>55019.2</text:p>
          </table:table-cell>
          <table:table-cell office:value-type="string">
            <text:p>8361.0</text:p>
          </table:table-cell>
          <table:table-cell office:value-type="string">
            <text:p>3726.1</text:p>
          </table:table-cell>
          <table:table-cell office:value-type="string">
            <text:p>4802.8</text:p>
          </table:table-cell>
          <table:table-cell office:value-type="string">
            <text:p>2222.4</text:p>
          </table:table-cell>
          <table:table-cell office:value-type="string">
            <text:p>4701.3</text:p>
          </table:table-cell>
          <table:table-cell office:value-type="string">
            <text:p>1972.6</text:p>
          </table:table-cell>
          <table:table-cell office:value-type="string">
            <text:p>354.4</text:p>
          </table:table-cell>
          <table:table-cell office:value-type="string">
            <text:p>3804.2</text:p>
          </table:table-cell>
          <table:table-cell office:value-type="string">
            <text:p>10.6</text:p>
          </table:table-cell>
          <table:table-cell office:value-type="string">
            <text:p>567.8</text:p>
          </table:table-cell>
          <table:table-cell office:value-type="string">
            <text:p>0.0</text:p>
          </table:table-cell>
          <table:table-cell office:value-type="string">
            <text:p>919.6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58.5</text:p>
          </table:table-cell>
          <table:table-cell office:value-type="string">
            <text:p>554.9</text:p>
          </table:table-cell>
          <table:table-cell office:value-type="string">
            <text:p>554.9</text:p>
          </table:table-cell>
          <table:table-cell office:value-type="string">
            <text:p>1149.4</text:p>
          </table:table-cell>
          <table:table-cell office:value-type="string">
            <text:p>1028.1</text:p>
          </table:table-cell>
          <table:table-cell office:value-type="string">
            <text:p>999.1</text:p>
          </table:table-cell>
          <table:table-cell office:value-type="string">
            <text:p>1219288.0</text:p>
          </table:table-cell>
          <table:table-cell office:value-type="string">
            <text:p>1199803.0</text:p>
          </table:table-cell>
          <table:table-cell office:value-type="string">
            <text:p>1199078.746228</text:p>
          </table:table-cell>
          <table:table-cell office:value-type="string">
            <text:p>15407.0</text:p>
          </table:table-cell>
          <table:table-cell office:value-type="string">
            <text:p>248996.16265</text:p>
          </table:table-cell>
          <table:table-cell office:value-type="string">
            <text:p>249065.05692</text:p>
          </table:table-cell>
          <table:table-cell office:value-type="string">
            <text:p>498061.21957</text:p>
          </table:table-cell>
          <table:table-cell office:value-type="string">
            <text:p>247546.193169</text:p>
          </table:table-cell>
          <table:table-cell office:value-type="string">
            <text:p>250510.333489</text:p>
          </table:table-cell>
          <table:table-cell office:value-type="string">
            <text:p>498056.526658</text:p>
          </table:table-cell>
          <table:table-cell office:value-type="string">
            <text:p>59930.0</text:p>
          </table:table-cell>
          <table:table-cell office:value-type="string">
            <text:p>669952.21957</text:p>
          </table:table-cell>
          <table:table-cell office:value-type="string">
            <text:p>1075642.746228</text:p>
          </table:table-cell>
          <table:table-cell office:value-type="string">
            <text:p>1060235.746228</text:p>
          </table:table-cell>
          <table:table-cell office:value-type="string">
            <text:p>1056613.0</text:p>
          </table:table-cell>
          <table:table-cell office:value-type="string">
            <text:p>1756838.0</text:p>
          </table:table-cell>
          <table:table-cell office:value-type="string">
            <text:p>0.699367</text:p>
          </table:table-cell>
          <table:table-cell office:value-type="string">
            <text:p>1.007698</text:p>
          </table:table-cell>
          <table:table-cell office:value-type="string">
            <text:p>145</text:p>
          </table:table-cell>
          <table:table-cell office:value-type="string">
            <text:p>167</text:p>
          </table:table-cell>
          <table:table-cell office:value-type="string">
            <text:p>312</text:p>
          </table:table-cell>
          <table:table-cell office:value-type="string">
            <text:p>1743416.54778</text:p>
          </table:table-cell>
        </table:table-row>
        <table:table-row>
          <table:table-cell office:value-type="string">
            <text:p>d04</text:p>
          </table:table-cell>
          <table:table-cell office:value-type="string">
            <text:p>7670.3</text:p>
          </table:table-cell>
          <table:table-cell office:value-type="string">
            <text:p>425.6</text:p>
          </table:table-cell>
          <table:table-cell office:value-type="string">
            <text:p>13496.5</text:p>
          </table:table-cell>
          <table:table-cell office:value-type="string">
            <text:p>51391.9</text:p>
          </table:table-cell>
          <table:table-cell office:value-type="string">
            <text:p>7978.2</text:p>
          </table:table-cell>
          <table:table-cell office:value-type="string">
            <text:p>3317.3</text:p>
          </table:table-cell>
          <table:table-cell office:value-type="string">
            <text:p>4809.4</text:p>
          </table:table-cell>
          <table:table-cell office:value-type="string">
            <text:p>2364.1</text:p>
          </table:table-cell>
          <table:table-cell office:value-type="string">
            <text:p>1198.1</text:p>
          </table:table-cell>
          <table:table-cell office:value-type="string">
            <text:p>1896.6</text:p>
          </table:table-cell>
          <table:table-cell office:value-type="string">
            <text:p>19399.5</text:p>
          </table:table-cell>
          <table:table-cell office:value-type="string">
            <text:p>3845.0</text:p>
          </table:table-cell>
          <table:table-cell office:value-type="string">
            <text:p>1620.3</text:p>
          </table:table-cell>
          <table:table-cell office:value-type="string">
            <text:p>1276.6</text:p>
          </table:table-cell>
          <table:table-cell office:value-type="string">
            <text:p>270.2</text:p>
          </table:table-cell>
          <table:table-cell office:value-type="string">
            <text:p>3770.2</text:p>
          </table:table-cell>
          <table:table-cell office:value-type="string">
            <text:p>10.6</text:p>
          </table:table-cell>
          <table:table-cell office:value-type="string">
            <text:p>325.0</text:p>
          </table:table-cell>
          <table:table-cell office:value-type="string">
            <text:p>5940.5</text:p>
          </table:table-cell>
          <table:table-cell office:value-type="string">
            <text:p>335.6</text:p>
          </table:table-cell>
          <table:table-cell office:value-type="string">
            <text:p>13114.9</text:p>
          </table:table-cell>
          <table:table-cell office:value-type="string">
            <text:p>54991.7</text:p>
          </table:table-cell>
          <table:table-cell office:value-type="string">
            <text:p>7368.2</text:p>
          </table:table-cell>
          <table:table-cell office:value-type="string">
            <text:p>3266.2</text:p>
          </table:table-cell>
          <table:table-cell office:value-type="string">
            <text:p>4596.2</text:p>
          </table:table-cell>
          <table:table-cell office:value-type="string">
            <text:p>2336.3</text:p>
          </table:table-cell>
          <table:table-cell office:value-type="string">
            <text:p>4356.2</text:p>
          </table:table-cell>
          <table:table-cell office:value-type="string">
            <text:p>1907.4</text:p>
          </table:table-cell>
          <table:table-cell office:value-type="string">
            <text:p>444.1</text:p>
          </table:table-cell>
          <table:table-cell office:value-type="string">
            <text:p>3850.5</text:p>
          </table:table-cell>
          <table:table-cell office:value-type="string">
            <text:p>16.2</text:p>
          </table:table-cell>
          <table:table-cell office:value-type="string">
            <text:p>456.0</text:p>
          </table:table-cell>
          <table:table-cell office:value-type="string">
            <text:p>0.0</text:p>
          </table:table-cell>
          <table:table-cell office:value-type="string">
            <text:p>67459.7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73.7</text:p>
          </table:table-cell>
          <table:table-cell office:value-type="string">
            <text:p>592.2</text:p>
          </table:table-cell>
          <table:table-cell office:value-type="string">
            <text:p>592.2</text:p>
          </table:table-cell>
          <table:table-cell office:value-type="string">
            <text:p>760.6</text:p>
          </table:table-cell>
          <table:table-cell office:value-type="string">
            <text:p>605.0</text:p>
          </table:table-cell>
          <table:table-cell office:value-type="string">
            <text:p>844.6</text:p>
          </table:table-cell>
          <table:table-cell office:value-type="string">
            <text:p>1323275.0</text:p>
          </table:table-cell>
          <table:table-cell office:value-type="string">
            <text:p>1304404.0</text:p>
          </table:table-cell>
          <table:table-cell office:value-type="string">
            <text:p>1305358.645047</text:p>
          </table:table-cell>
          <table:table-cell office:value-type="string">
            <text:p>14649.0</text:p>
          </table:table-cell>
          <table:table-cell office:value-type="string">
            <text:p>136184.021832</text:p>
          </table:table-cell>
          <table:table-cell office:value-type="string">
            <text:p>136628.281495</text:p>
          </table:table-cell>
          <table:table-cell office:value-type="string">
            <text:p>272812.303326</text:p>
          </table:table-cell>
          <table:table-cell office:value-type="string">
            <text:p>421846.314249</text:p>
          </table:table-cell>
          <table:table-cell office:value-type="string">
            <text:p>419035.027472</text:p>
          </table:table-cell>
          <table:table-cell office:value-type="string">
            <text:p>840881.341721</text:p>
          </table:table-cell>
          <table:table-cell office:value-type="string">
            <text:p>57452.0</text:p>
          </table:table-cell>
          <table:table-cell office:value-type="string">
            <text:p>438498.303326</text:p>
          </table:table-cell>
          <table:table-cell office:value-type="string">
            <text:p>1190549.645047</text:p>
          </table:table-cell>
          <table:table-cell office:value-type="string">
            <text:p>1175900.645047</text:p>
          </table:table-cell>
          <table:table-cell office:value-type="string">
            <text:p>1170008.0</text:p>
          </table:table-cell>
          <table:table-cell office:value-type="string">
            <text:p>1625780.0</text:p>
          </table:table-cell>
          <table:table-cell office:value-type="string">
            <text:p>0.856212</text:p>
          </table:table-cell>
          <table:table-cell office:value-type="string">
            <text:p>1.051945</text:p>
          </table:table-cell>
          <table:table-cell office:value-type="string">
            <text:p>288</text:p>
          </table:table-cell>
          <table:table-cell office:value-type="string">
            <text:p>343</text:p>
          </table:table-cell>
          <table:table-cell office:value-type="string">
            <text:p>631</text:p>
          </table:table-cell>
          <table:table-cell office:value-type="string">
            <text:p>1545499.711217</text:p>
          </table:table-cell>
        </table:table-row>
        <table:table-row>
          <table:table-cell office:value-type="string">
            <text:p>d05</text:p>
          </table:table-cell>
          <table:table-cell office:value-type="string">
            <text:p>12092.5</text:p>
          </table:table-cell>
          <table:table-cell office:value-type="string">
            <text:p>697.4</text:p>
          </table:table-cell>
          <table:table-cell office:value-type="string">
            <text:p>12977.2</text:p>
          </table:table-cell>
          <table:table-cell office:value-type="string">
            <text:p>52236.2</text:p>
          </table:table-cell>
          <table:table-cell office:value-type="string">
            <text:p>5327.9</text:p>
          </table:table-cell>
          <table:table-cell office:value-type="string">
            <text:p>3232.0</text:p>
          </table:table-cell>
          <table:table-cell office:value-type="string">
            <text:p>4193.6</text:p>
          </table:table-cell>
          <table:table-cell office:value-type="string">
            <text:p>1646.7</text:p>
          </table:table-cell>
          <table:table-cell office:value-type="string">
            <text:p>1606.9</text:p>
          </table:table-cell>
          <table:table-cell office:value-type="string">
            <text:p>1763.3</text:p>
          </table:table-cell>
          <table:table-cell office:value-type="string">
            <text:p>17147.7</text:p>
          </table:table-cell>
          <table:table-cell office:value-type="string">
            <text:p>3348.4</text:p>
          </table:table-cell>
          <table:table-cell office:value-type="string">
            <text:p>1247.1</text:p>
          </table:table-cell>
          <table:table-cell office:value-type="string">
            <text:p>1154.5</text:p>
          </table:table-cell>
          <table:table-cell office:value-type="string">
            <text:p>190.2</text:p>
          </table:table-cell>
          <table:table-cell office:value-type="string">
            <text:p>3508.7</text:p>
          </table:table-cell>
          <table:table-cell office:value-type="string">
            <text:p>14.1</text:p>
          </table:table-cell>
          <table:table-cell office:value-type="string">
            <text:p>587.9</text:p>
          </table:table-cell>
          <table:table-cell office:value-type="string">
            <text:p>11912.0</text:p>
          </table:table-cell>
          <table:table-cell office:value-type="string">
            <text:p>436.2</text:p>
          </table:table-cell>
          <table:table-cell office:value-type="string">
            <text:p>12200.9</text:p>
          </table:table-cell>
          <table:table-cell office:value-type="string">
            <text:p>50342.4</text:p>
          </table:table-cell>
          <table:table-cell office:value-type="string">
            <text:p>5475.9</text:p>
          </table:table-cell>
          <table:table-cell office:value-type="string">
            <text:p>3499.4</text:p>
          </table:table-cell>
          <table:table-cell office:value-type="string">
            <text:p>4627.3</text:p>
          </table:table-cell>
          <table:table-cell office:value-type="string">
            <text:p>1686.2</text:p>
          </table:table-cell>
          <table:table-cell office:value-type="string">
            <text:p>3477.5</text:p>
          </table:table-cell>
          <table:table-cell office:value-type="string">
            <text:p>1419.4</text:p>
          </table:table-cell>
          <table:table-cell office:value-type="string">
            <text:p>292.1</text:p>
          </table:table-cell>
          <table:table-cell office:value-type="string">
            <text:p>3196.8</text:p>
          </table:table-cell>
          <table:table-cell office:value-type="string">
            <text:p>10.0</text:p>
          </table:table-cell>
          <table:table-cell office:value-type="string">
            <text:p>526.2</text:p>
          </table:table-cell>
          <table:table-cell office:value-type="string">
            <text:p>0.0</text:p>
          </table:table-cell>
          <table:table-cell office:value-type="string">
            <text:p>1291.5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45.7</text:p>
          </table:table-cell>
          <table:table-cell office:value-type="string">
            <text:p>704.2</text:p>
          </table:table-cell>
          <table:table-cell office:value-type="string">
            <text:p>704.2</text:p>
          </table:table-cell>
          <table:table-cell office:value-type="string">
            <text:p>672.0</text:p>
          </table:table-cell>
          <table:table-cell office:value-type="string">
            <text:p>582.1</text:p>
          </table:table-cell>
          <table:table-cell office:value-type="string">
            <text:p>717.1</text:p>
          </table:table-cell>
          <table:table-cell office:value-type="string">
            <text:p>908108.0</text:p>
          </table:table-cell>
          <table:table-cell office:value-type="string">
            <text:p>877747.0</text:p>
          </table:table-cell>
          <table:table-cell office:value-type="string">
            <text:p>877370.144272</text:p>
          </table:table-cell>
          <table:table-cell office:value-type="string">
            <text:p>25944.0</text:p>
          </table:table-cell>
          <table:table-cell office:value-type="string">
            <text:p>178429.00112</text:p>
          </table:table-cell>
          <table:table-cell office:value-type="string">
            <text:p>181365.433843</text:p>
          </table:table-cell>
          <table:table-cell office:value-type="string">
            <text:p>359794.434963</text:p>
          </table:table-cell>
          <table:table-cell office:value-type="string">
            <text:p>172959.251857</text:p>
          </table:table-cell>
          <table:table-cell office:value-type="string">
            <text:p>169022.457452</text:p>
          </table:table-cell>
          <table:table-cell office:value-type="string">
            <text:p>341981.709309</text:p>
          </table:table-cell>
          <table:table-cell office:value-type="string">
            <text:p>47927.0</text:p>
          </table:table-cell>
          <table:table-cell office:value-type="string">
            <text:p>511110.434963</text:p>
          </table:table-cell>
          <table:table-cell office:value-type="string">
            <text:p>778650.144272</text:p>
          </table:table-cell>
          <table:table-cell office:value-type="string">
            <text:p>752706.144272</text:p>
          </table:table-cell>
          <table:table-cell office:value-type="string">
            <text:p>749925.0</text:p>
          </table:table-cell>
          <table:table-cell office:value-type="string">
            <text:p>1368476.0</text:p>
          </table:table-cell>
          <table:table-cell office:value-type="string">
            <text:p>0.690025</text:p>
          </table:table-cell>
          <table:table-cell office:value-type="string">
            <text:p>1.039835</text:p>
          </table:table-cell>
          <table:table-cell office:value-type="string">
            <text:p>124</text:p>
          </table:table-cell>
          <table:table-cell office:value-type="string">
            <text:p>110</text:p>
          </table:table-cell>
          <table:table-cell office:value-type="string">
            <text:p>234</text:p>
          </table:table-cell>
          <table:table-cell office:value-type="string">
            <text:p>1316051.008567</text:p>
          </table:table-cell>
        </table:table-row>
        <table:table-row>
          <table:table-cell office:value-type="string">
            <text:p>d06</text:p>
          </table:table-cell>
          <table:table-cell office:value-type="string">
            <text:p>7534.8</text:p>
          </table:table-cell>
          <table:table-cell office:value-type="string">
            <text:p>275.3</text:p>
          </table:table-cell>
          <table:table-cell office:value-type="string">
            <text:p>13671.6</text:p>
          </table:table-cell>
          <table:table-cell office:value-type="string">
            <text:p>51459.8</text:p>
          </table:table-cell>
          <table:table-cell office:value-type="string">
            <text:p>8069.4</text:p>
          </table:table-cell>
          <table:table-cell office:value-type="string">
            <text:p>2941.6</text:p>
          </table:table-cell>
          <table:table-cell office:value-type="string">
            <text:p>4278.6</text:p>
          </table:table-cell>
          <table:table-cell office:value-type="string">
            <text:p>1983.2</text:p>
          </table:table-cell>
          <table:table-cell office:value-type="string">
            <text:p>1333.6</text:p>
          </table:table-cell>
          <table:table-cell office:value-type="string">
            <text:p>1522.6</text:p>
          </table:table-cell>
          <table:table-cell office:value-type="string">
            <text:p>21748.4</text:p>
          </table:table-cell>
          <table:table-cell office:value-type="string">
            <text:p>4440.9</text:p>
          </table:table-cell>
          <table:table-cell office:value-type="string">
            <text:p>1675.6</text:p>
          </table:table-cell>
          <table:table-cell office:value-type="string">
            <text:p>1150.2</text:p>
          </table:table-cell>
          <table:table-cell office:value-type="string">
            <text:p>191.9</text:p>
          </table:table-cell>
          <table:table-cell office:value-type="string">
            <text:p>4309.0</text:p>
          </table:table-cell>
          <table:table-cell office:value-type="string">
            <text:p>10.4</text:p>
          </table:table-cell>
          <table:table-cell office:value-type="string">
            <text:p>538.6</text:p>
          </table:table-cell>
          <table:table-cell office:value-type="string">
            <text:p>7839.5</text:p>
          </table:table-cell>
          <table:table-cell office:value-type="string">
            <text:p>425.2</text:p>
          </table:table-cell>
          <table:table-cell office:value-type="string">
            <text:p>12863.1</text:p>
          </table:table-cell>
          <table:table-cell office:value-type="string">
            <text:p>53234.6</text:p>
          </table:table-cell>
          <table:table-cell office:value-type="string">
            <text:p>7466.2</text:p>
          </table:table-cell>
          <table:table-cell office:value-type="string">
            <text:p>3198.5</text:p>
          </table:table-cell>
          <table:table-cell office:value-type="string">
            <text:p>4258.7</text:p>
          </table:table-cell>
          <table:table-cell office:value-type="string">
            <text:p>1751.1</text:p>
          </table:table-cell>
          <table:table-cell office:value-type="string">
            <text:p>4551.1</text:p>
          </table:table-cell>
          <table:table-cell office:value-type="string">
            <text:p>1944.1</text:p>
          </table:table-cell>
          <table:table-cell office:value-type="string">
            <text:p>393.1</text:p>
          </table:table-cell>
          <table:table-cell office:value-type="string">
            <text:p>3910.9</text:p>
          </table:table-cell>
          <table:table-cell office:value-type="string">
            <text:p>15.7</text:p>
          </table:table-cell>
          <table:table-cell office:value-type="string">
            <text:p>442.9</text:p>
          </table:table-cell>
          <table:table-cell office:value-type="string">
            <text:p>0.0</text:p>
          </table:table-cell>
          <table:table-cell office:value-type="string">
            <text:p>723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12.3</text:p>
          </table:table-cell>
          <table:table-cell office:value-type="string">
            <text:p>568.2</text:p>
          </table:table-cell>
          <table:table-cell office:value-type="string">
            <text:p>568.2</text:p>
          </table:table-cell>
          <table:table-cell office:value-type="string">
            <text:p>893.8</text:p>
          </table:table-cell>
          <table:table-cell office:value-type="string">
            <text:p>1057.8</text:p>
          </table:table-cell>
          <table:table-cell office:value-type="string">
            <text:p>823.0</text:p>
          </table:table-cell>
          <table:table-cell office:value-type="string">
            <text:p>1119151.0</text:p>
          </table:table-cell>
          <table:table-cell office:value-type="string">
            <text:p>1098888.0</text:p>
          </table:table-cell>
          <table:table-cell office:value-type="string">
            <text:p>1098669.363173</text:p>
          </table:table-cell>
          <table:table-cell office:value-type="string">
            <text:p>16414.0</text:p>
          </table:table-cell>
          <table:table-cell office:value-type="string">
            <text:p>230162.059616</text:p>
          </table:table-cell>
          <table:table-cell office:value-type="string">
            <text:p>231611.562708</text:p>
          </table:table-cell>
          <table:table-cell office:value-type="string">
            <text:p>461773.622324</text:p>
          </table:table-cell>
          <table:table-cell office:value-type="string">
            <text:p>222997.429962</text:p>
          </table:table-cell>
          <table:table-cell office:value-type="string">
            <text:p>225238.310887</text:p>
          </table:table-cell>
          <table:table-cell office:value-type="string">
            <text:p>448235.740849</text:p>
          </table:table-cell>
          <table:table-cell office:value-type="string">
            <text:p>56395.0</text:p>
          </table:table-cell>
          <table:table-cell office:value-type="string">
            <text:p>624177.622324</text:p>
          </table:table-cell>
          <table:table-cell office:value-type="string">
            <text:p>985980.363173</text:p>
          </table:table-cell>
          <table:table-cell office:value-type="string">
            <text:p>969566.363173</text:p>
          </table:table-cell>
          <table:table-cell office:value-type="string">
            <text:p>966511.0</text:p>
          </table:table-cell>
          <table:table-cell office:value-type="string">
            <text:p>1656939.0</text:p>
          </table:table-cell>
          <table:table-cell office:value-type="string">
            <text:p>0.69869</text:p>
          </table:table-cell>
          <table:table-cell office:value-type="string">
            <text:p>1.034433</text:p>
          </table:table-cell>
          <table:table-cell office:value-type="string">
            <text:p>146</text:p>
          </table:table-cell>
          <table:table-cell office:value-type="string">
            <text:p>174</text:p>
          </table:table-cell>
          <table:table-cell office:value-type="string">
            <text:p>320</text:p>
          </table:table-cell>
          <table:table-cell office:value-type="string">
            <text:p>1601784.849252</text:p>
          </table:table-cell>
        </table:table-row>
        <table:table-row>
          <table:table-cell office:value-type="string">
            <text:p>d07</text:p>
          </table:table-cell>
          <table:table-cell office:value-type="string">
            <text:p>4049.7</text:p>
          </table:table-cell>
          <table:table-cell office:value-type="string">
            <text:p>194.4</text:p>
          </table:table-cell>
          <table:table-cell office:value-type="string">
            <text:p>14455.3</text:p>
          </table:table-cell>
          <table:table-cell office:value-type="string">
            <text:p>59701.5</text:p>
          </table:table-cell>
          <table:table-cell office:value-type="string">
            <text:p>9192.3</text:p>
          </table:table-cell>
          <table:table-cell office:value-type="string">
            <text:p>3379.0</text:p>
          </table:table-cell>
          <table:table-cell office:value-type="string">
            <text:p>4615.7</text:p>
          </table:table-cell>
          <table:table-cell office:value-type="string">
            <text:p>2342.7</text:p>
          </table:table-cell>
          <table:table-cell office:value-type="string">
            <text:p>976.3</text:p>
          </table:table-cell>
          <table:table-cell office:value-type="string">
            <text:p>1990.7</text:p>
          </table:table-cell>
          <table:table-cell office:value-type="string">
            <text:p>23826.4</text:p>
          </table:table-cell>
          <table:table-cell office:value-type="string">
            <text:p>4137.6</text:p>
          </table:table-cell>
          <table:table-cell office:value-type="string">
            <text:p>1177.6</text:p>
          </table:table-cell>
          <table:table-cell office:value-type="string">
            <text:p>940.4</text:p>
          </table:table-cell>
          <table:table-cell office:value-type="string">
            <text:p>238.3</text:p>
          </table:table-cell>
          <table:table-cell office:value-type="string">
            <text:p>4270.8</text:p>
          </table:table-cell>
          <table:table-cell office:value-type="string">
            <text:p>14.4</text:p>
          </table:table-cell>
          <table:table-cell office:value-type="string">
            <text:p>164.8</text:p>
          </table:table-cell>
          <table:table-cell office:value-type="string">
            <text:p>4064.9</text:p>
          </table:table-cell>
          <table:table-cell office:value-type="string">
            <text:p>133.8</text:p>
          </table:table-cell>
          <table:table-cell office:value-type="string">
            <text:p>18390.7</text:p>
          </table:table-cell>
          <table:table-cell office:value-type="string">
            <text:p>59280.3</text:p>
          </table:table-cell>
          <table:table-cell office:value-type="string">
            <text:p>8266.6</text:p>
          </table:table-cell>
          <table:table-cell office:value-type="string">
            <text:p>3738.5</text:p>
          </table:table-cell>
          <table:table-cell office:value-type="string">
            <text:p>5223.8</text:p>
          </table:table-cell>
          <table:table-cell office:value-type="string">
            <text:p>2327.8</text:p>
          </table:table-cell>
          <table:table-cell office:value-type="string">
            <text:p>4006.2</text:p>
          </table:table-cell>
          <table:table-cell office:value-type="string">
            <text:p>1582.9</text:p>
          </table:table-cell>
          <table:table-cell office:value-type="string">
            <text:p>484.3</text:p>
          </table:table-cell>
          <table:table-cell office:value-type="string">
            <text:p>4275.2</text:p>
          </table:table-cell>
          <table:table-cell office:value-type="string">
            <text:p>13.8</text:p>
          </table:table-cell>
          <table:table-cell office:value-type="string">
            <text:p>160.8</text:p>
          </table:table-cell>
          <table:table-cell office:value-type="string">
            <text:p>0.0</text:p>
          </table:table-cell>
          <table:table-cell office:value-type="string">
            <text:p>1269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69.3</text:p>
          </table:table-cell>
          <table:table-cell office:value-type="string">
            <text:p>647.1</text:p>
          </table:table-cell>
          <table:table-cell office:value-type="string">
            <text:p>647.1</text:p>
          </table:table-cell>
          <table:table-cell office:value-type="string">
            <text:p>938.0</text:p>
          </table:table-cell>
          <table:table-cell office:value-type="string">
            <text:p>898.8</text:p>
          </table:table-cell>
          <table:table-cell office:value-type="string">
            <text:p>996.8</text:p>
          </table:table-cell>
          <table:table-cell office:value-type="string">
            <text:p>1210952.0</text:p>
          </table:table-cell>
          <table:table-cell office:value-type="string">
            <text:p>1199016.0</text:p>
          </table:table-cell>
          <table:table-cell office:value-type="string">
            <text:p>1199480.085657</text:p>
          </table:table-cell>
          <table:table-cell office:value-type="string">
            <text:p>8114.0</text:p>
          </table:table-cell>
          <table:table-cell office:value-type="string">
            <text:p>231612.816086</text:p>
          </table:table-cell>
          <table:table-cell office:value-type="string">
            <text:p>237186.784621</text:p>
          </table:table-cell>
          <table:table-cell office:value-type="string">
            <text:p>468799.600707</text:p>
          </table:table-cell>
          <table:table-cell office:value-type="string">
            <text:p>255186.149024</text:p>
          </table:table-cell>
          <table:table-cell office:value-type="string">
            <text:p>261846.335926</text:p>
          </table:table-cell>
          <table:table-cell office:value-type="string">
            <text:p>517032.48495</text:p>
          </table:table-cell>
          <table:table-cell office:value-type="string">
            <text:p>60115.0</text:p>
          </table:table-cell>
          <table:table-cell office:value-type="string">
            <text:p>650047.600707</text:p>
          </table:table-cell>
          <table:table-cell office:value-type="string">
            <text:p>1057126.085657</text:p>
          </table:table-cell>
          <table:table-cell office:value-type="string">
            <text:p>1049012.085657</text:p>
          </table:table-cell>
          <table:table-cell office:value-type="string">
            <text:p>1045412.0</text:p>
          </table:table-cell>
          <table:table-cell office:value-type="string">
            <text:p>1741355.0</text:p>
          </table:table-cell>
          <table:table-cell office:value-type="string">
            <text:p>0.713656</text:p>
          </table:table-cell>
          <table:table-cell office:value-type="string">
            <text:p>1.02624</text:p>
          </table:table-cell>
          <table:table-cell office:value-type="string">
            <text:p>57</text:p>
          </table:table-cell>
          <table:table-cell office:value-type="string">
            <text:p>86</text:p>
          </table:table-cell>
          <table:table-cell office:value-type="string">
            <text:p>143</text:p>
          </table:table-cell>
          <table:table-cell office:value-type="string">
            <text:p>1696829.755205</text:p>
          </table:table-cell>
        </table:table-row>
        <table:table-row>
          <table:table-cell office:value-type="string">
            <text:p>d08</text:p>
          </table:table-cell>
          <table:table-cell office:value-type="string">
            <text:p>8444.0</text:p>
          </table:table-cell>
          <table:table-cell office:value-type="string">
            <text:p>225.8</text:p>
          </table:table-cell>
          <table:table-cell office:value-type="string">
            <text:p>15232.7</text:p>
          </table:table-cell>
          <table:table-cell office:value-type="string">
            <text:p>43203.2</text:p>
          </table:table-cell>
          <table:table-cell office:value-type="string">
            <text:p>7298.7</text:p>
          </table:table-cell>
          <table:table-cell office:value-type="string">
            <text:p>2719.3</text:p>
          </table:table-cell>
          <table:table-cell office:value-type="string">
            <text:p>4019.9</text:p>
          </table:table-cell>
          <table:table-cell office:value-type="string">
            <text:p>1774.3</text:p>
          </table:table-cell>
          <table:table-cell office:value-type="string">
            <text:p>1590.2</text:p>
          </table:table-cell>
          <table:table-cell office:value-type="string">
            <text:p>1490.9</text:p>
          </table:table-cell>
          <table:table-cell office:value-type="string">
            <text:p>15959.3</text:p>
          </table:table-cell>
          <table:table-cell office:value-type="string">
            <text:p>3626.8</text:p>
          </table:table-cell>
          <table:table-cell office:value-type="string">
            <text:p>1300.7</text:p>
          </table:table-cell>
          <table:table-cell office:value-type="string">
            <text:p>984.2</text:p>
          </table:table-cell>
          <table:table-cell office:value-type="string">
            <text:p>170.8</text:p>
          </table:table-cell>
          <table:table-cell office:value-type="string">
            <text:p>3553.0</text:p>
          </table:table-cell>
          <table:table-cell office:value-type="string">
            <text:p>15.8</text:p>
          </table:table-cell>
          <table:table-cell office:value-type="string">
            <text:p>263.6</text:p>
          </table:table-cell>
          <table:table-cell office:value-type="string">
            <text:p>7410.3</text:p>
          </table:table-cell>
          <table:table-cell office:value-type="string">
            <text:p>303.6</text:p>
          </table:table-cell>
          <table:table-cell office:value-type="string">
            <text:p>16842.2</text:p>
          </table:table-cell>
          <table:table-cell office:value-type="string">
            <text:p>46777.6</text:p>
          </table:table-cell>
          <table:table-cell office:value-type="string">
            <text:p>7416.7</text:p>
          </table:table-cell>
          <table:table-cell office:value-type="string">
            <text:p>2573.4</text:p>
          </table:table-cell>
          <table:table-cell office:value-type="string">
            <text:p>3905.5</text:p>
          </table:table-cell>
          <table:table-cell office:value-type="string">
            <text:p>1879.0</text:p>
          </table:table-cell>
          <table:table-cell office:value-type="string">
            <text:p>4016.7</text:p>
          </table:table-cell>
          <table:table-cell office:value-type="string">
            <text:p>1423.9</text:p>
          </table:table-cell>
          <table:table-cell office:value-type="string">
            <text:p>303.2</text:p>
          </table:table-cell>
          <table:table-cell office:value-type="string">
            <text:p>3301.4</text:p>
          </table:table-cell>
          <table:table-cell office:value-type="string">
            <text:p>10.6</text:p>
          </table:table-cell>
          <table:table-cell office:value-type="string">
            <text:p>516.3</text:p>
          </table:table-cell>
          <table:table-cell office:value-type="string">
            <text:p>0.0</text:p>
          </table:table-cell>
          <table:table-cell office:value-type="string">
            <text:p>1198.1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24.6</text:p>
          </table:table-cell>
          <table:table-cell office:value-type="string">
            <text:p>555.3</text:p>
          </table:table-cell>
          <table:table-cell office:value-type="string">
            <text:p>555.3</text:p>
          </table:table-cell>
          <table:table-cell office:value-type="string">
            <text:p>639.5</text:p>
          </table:table-cell>
          <table:table-cell office:value-type="string">
            <text:p>736.6</text:p>
          </table:table-cell>
          <table:table-cell office:value-type="string">
            <text:p>781.6</text:p>
          </table:table-cell>
          <table:table-cell office:value-type="string">
            <text:p>1062839.0</text:p>
          </table:table-cell>
          <table:table-cell office:value-type="string">
            <text:p>1042201.0</text:p>
          </table:table-cell>
          <table:table-cell office:value-type="string">
            <text:p>1041071.826308</text:p>
          </table:table-cell>
          <table:table-cell office:value-type="string">
            <text:p>16714.0</text:p>
          </table:table-cell>
          <table:table-cell office:value-type="string">
            <text:p>221641.604415</text:p>
          </table:table-cell>
          <table:table-cell office:value-type="string">
            <text:p>223644.862004</text:p>
          </table:table-cell>
          <table:table-cell office:value-type="string">
            <text:p>445286.466419</text:p>
          </table:table-cell>
          <table:table-cell office:value-type="string">
            <text:p>209398.988764</text:p>
          </table:table-cell>
          <table:table-cell office:value-type="string">
            <text:p>212482.371126</text:p>
          </table:table-cell>
          <table:table-cell office:value-type="string">
            <text:p>421881.35989</text:p>
          </table:table-cell>
          <table:table-cell office:value-type="string">
            <text:p>50418.0</text:p>
          </table:table-cell>
          <table:table-cell office:value-type="string">
            <text:p>587328.466419</text:p>
          </table:table-cell>
          <table:table-cell office:value-type="string">
            <text:p>938448.826308</text:p>
          </table:table-cell>
          <table:table-cell office:value-type="string">
            <text:p>921734.826308</text:p>
          </table:table-cell>
          <table:table-cell office:value-type="string">
            <text:p>918581.0</text:p>
          </table:table-cell>
          <table:table-cell office:value-type="string">
            <text:p>1603524.0</text:p>
          </table:table-cell>
          <table:table-cell office:value-type="string">
            <text:p>0.692438</text:p>
          </table:table-cell>
          <table:table-cell office:value-type="string">
            <text:p>1.044693</text:p>
          </table:table-cell>
          <table:table-cell office:value-type="string">
            <text:p>125</text:p>
          </table:table-cell>
          <table:table-cell office:value-type="string">
            <text:p>124</text:p>
          </table:table-cell>
          <table:table-cell office:value-type="string">
            <text:p>249</text:p>
          </table:table-cell>
          <table:table-cell office:value-type="string">
            <text:p>1534923.925027</text:p>
          </table:table-cell>
        </table:table-row>
        <table:table-row>
          <table:table-cell office:value-type="string">
            <text:p>d09</text:p>
          </table:table-cell>
          <table:table-cell office:value-type="string">
            <text:p>6938.4</text:p>
          </table:table-cell>
          <table:table-cell office:value-type="string">
            <text:p>223.6</text:p>
          </table:table-cell>
          <table:table-cell office:value-type="string">
            <text:p>14044.0</text:p>
          </table:table-cell>
          <table:table-cell office:value-type="string">
            <text:p>47637.9</text:p>
          </table:table-cell>
          <table:table-cell office:value-type="string">
            <text:p>6535.0</text:p>
          </table:table-cell>
          <table:table-cell office:value-type="string">
            <text:p>2897.2</text:p>
          </table:table-cell>
          <table:table-cell office:value-type="string">
            <text:p>3467.0</text:p>
          </table:table-cell>
          <table:table-cell office:value-type="string">
            <text:p>1599.5</text:p>
          </table:table-cell>
          <table:table-cell office:value-type="string">
            <text:p>776.1</text:p>
          </table:table-cell>
          <table:table-cell office:value-type="string">
            <text:p>1478.3</text:p>
          </table:table-cell>
          <table:table-cell office:value-type="string">
            <text:p>17675.4</text:p>
          </table:table-cell>
          <table:table-cell office:value-type="string">
            <text:p>3435.5</text:p>
          </table:table-cell>
          <table:table-cell office:value-type="string">
            <text:p>1365.7</text:p>
          </table:table-cell>
          <table:table-cell office:value-type="string">
            <text:p>774.8</text:p>
          </table:table-cell>
          <table:table-cell office:value-type="string">
            <text:p>237.0</text:p>
          </table:table-cell>
          <table:table-cell office:value-type="string">
            <text:p>3126.0</text:p>
          </table:table-cell>
          <table:table-cell office:value-type="string">
            <text:p>9.3</text:p>
          </table:table-cell>
          <table:table-cell office:value-type="string">
            <text:p>253.6</text:p>
          </table:table-cell>
          <table:table-cell office:value-type="string">
            <text:p>5357.2</text:p>
          </table:table-cell>
          <table:table-cell office:value-type="string">
            <text:p>258.8</text:p>
          </table:table-cell>
          <table:table-cell office:value-type="string">
            <text:p>11944.3</text:p>
          </table:table-cell>
          <table:table-cell office:value-type="string">
            <text:p>48797.1</text:p>
          </table:table-cell>
          <table:table-cell office:value-type="string">
            <text:p>6196.1</text:p>
          </table:table-cell>
          <table:table-cell office:value-type="string">
            <text:p>2718.7</text:p>
          </table:table-cell>
          <table:table-cell office:value-type="string">
            <text:p>3325.7</text:p>
          </table:table-cell>
          <table:table-cell office:value-type="string">
            <text:p>1735.4</text:p>
          </table:table-cell>
          <table:table-cell office:value-type="string">
            <text:p>3729.4</text:p>
          </table:table-cell>
          <table:table-cell office:value-type="string">
            <text:p>1601.2</text:p>
          </table:table-cell>
          <table:table-cell office:value-type="string">
            <text:p>389.3</text:p>
          </table:table-cell>
          <table:table-cell office:value-type="string">
            <text:p>3070.0</text:p>
          </table:table-cell>
          <table:table-cell office:value-type="string">
            <text:p>0.0</text:p>
          </table:table-cell>
          <table:table-cell office:value-type="string">
            <text:p>230.0</text:p>
          </table:table-cell>
          <table:table-cell office:value-type="string">
            <text:p>0.0</text:p>
          </table:table-cell>
          <table:table-cell office:value-type="string">
            <text:p>762.8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55.5</text:p>
          </table:table-cell>
          <table:table-cell office:value-type="string">
            <text:p>595.1</text:p>
          </table:table-cell>
          <table:table-cell office:value-type="string">
            <text:p>595.1</text:p>
          </table:table-cell>
          <table:table-cell office:value-type="string">
            <text:p>877.6</text:p>
          </table:table-cell>
          <table:table-cell office:value-type="string">
            <text:p>840.4</text:p>
          </table:table-cell>
          <table:table-cell office:value-type="string">
            <text:p>878.3</text:p>
          </table:table-cell>
          <table:table-cell office:value-type="string">
            <text:p>1013981.0</text:p>
          </table:table-cell>
          <table:table-cell office:value-type="string">
            <text:p>998423.0</text:p>
          </table:table-cell>
          <table:table-cell office:value-type="string">
            <text:p>997967.910493</text:p>
          </table:table-cell>
          <table:table-cell office:value-type="string">
            <text:p>12669.0</text:p>
          </table:table-cell>
          <table:table-cell office:value-type="string">
            <text:p>202886.670647</text:p>
          </table:table-cell>
          <table:table-cell office:value-type="string">
            <text:p>206465.711383</text:p>
          </table:table-cell>
          <table:table-cell office:value-type="string">
            <text:p>409352.382031</text:p>
          </table:table-cell>
          <table:table-cell office:value-type="string">
            <text:p>207225.060109</text:p>
          </table:table-cell>
          <table:table-cell office:value-type="string">
            <text:p>211286.468353</text:p>
          </table:table-cell>
          <table:table-cell office:value-type="string">
            <text:p>418511.528462</text:p>
          </table:table-cell>
          <table:table-cell office:value-type="string">
            <text:p>46276.0</text:p>
          </table:table-cell>
          <table:table-cell office:value-type="string">
            <text:p>553975.382031</text:p>
          </table:table-cell>
          <table:table-cell office:value-type="string">
            <text:p>889975.910493</text:p>
          </table:table-cell>
          <table:table-cell office:value-type="string">
            <text:p>877306.910493</text:p>
          </table:table-cell>
          <table:table-cell office:value-type="string">
            <text:p>874429.0</text:p>
          </table:table-cell>
          <table:table-cell office:value-type="string">
            <text:p>1500737.0</text:p>
          </table:table-cell>
          <table:table-cell office:value-type="string">
            <text:p>0.724025</text:p>
          </table:table-cell>
          <table:table-cell office:value-type="string">
            <text:p>1.071589</text:p>
          </table:table-cell>
          <table:table-cell office:value-type="string">
            <text:p>89</text:p>
          </table:table-cell>
          <table:table-cell office:value-type="string">
            <text:p>66</text:p>
          </table:table-cell>
          <table:table-cell office:value-type="string">
            <text:p>155</text:p>
          </table:table-cell>
          <table:table-cell office:value-type="string">
            <text:p>1400478.590673</text:p>
          </table:table-cell>
        </table:table-row>
        <table:table-row>
          <table:table-cell office:value-type="string">
            <text:p>d10</text:p>
          </table:table-cell>
          <table:table-cell office:value-type="string">
            <text:p>4447.8</text:p>
          </table:table-cell>
          <table:table-cell office:value-type="string">
            <text:p>375.8</text:p>
          </table:table-cell>
          <table:table-cell office:value-type="string">
            <text:p>12993.2</text:p>
          </table:table-cell>
          <table:table-cell office:value-type="string">
            <text:p>58507.3</text:p>
          </table:table-cell>
          <table:table-cell office:value-type="string">
            <text:p>8406.0</text:p>
          </table:table-cell>
          <table:table-cell office:value-type="string">
            <text:p>3605.0</text:p>
          </table:table-cell>
          <table:table-cell office:value-type="string">
            <text:p>4916.0</text:p>
          </table:table-cell>
          <table:table-cell office:value-type="string">
            <text:p>2065.8</text:p>
          </table:table-cell>
          <table:table-cell office:value-type="string">
            <text:p>988.4</text:p>
          </table:table-cell>
          <table:table-cell office:value-type="string">
            <text:p>2977.5</text:p>
          </table:table-cell>
          <table:table-cell office:value-type="string">
            <text:p>20160.8</text:p>
          </table:table-cell>
          <table:table-cell office:value-type="string">
            <text:p>4500.4</text:p>
          </table:table-cell>
          <table:table-cell office:value-type="string">
            <text:p>1699.3</text:p>
          </table:table-cell>
          <table:table-cell office:value-type="string">
            <text:p>1114.8</text:p>
          </table:table-cell>
          <table:table-cell office:value-type="string">
            <text:p>298.1</text:p>
          </table:table-cell>
          <table:table-cell office:value-type="string">
            <text:p>4234.8</text:p>
          </table:table-cell>
          <table:table-cell office:value-type="string">
            <text:p>14.3</text:p>
          </table:table-cell>
          <table:table-cell office:value-type="string">
            <text:p>196.7</text:p>
          </table:table-cell>
          <table:table-cell office:value-type="string">
            <text:p>4509.6</text:p>
          </table:table-cell>
          <table:table-cell office:value-type="string">
            <text:p>413.1</text:p>
          </table:table-cell>
          <table:table-cell office:value-type="string">
            <text:p>12262.4</text:p>
          </table:table-cell>
          <table:table-cell office:value-type="string">
            <text:p>57237.8</text:p>
          </table:table-cell>
          <table:table-cell office:value-type="string">
            <text:p>8672.8</text:p>
          </table:table-cell>
          <table:table-cell office:value-type="string">
            <text:p>3616.7</text:p>
          </table:table-cell>
          <table:table-cell office:value-type="string">
            <text:p>4217.2</text:p>
          </table:table-cell>
          <table:table-cell office:value-type="string">
            <text:p>2163.5</text:p>
          </table:table-cell>
          <table:table-cell office:value-type="string">
            <text:p>4298.9</text:p>
          </table:table-cell>
          <table:table-cell office:value-type="string">
            <text:p>1594.8</text:p>
          </table:table-cell>
          <table:table-cell office:value-type="string">
            <text:p>441.6</text:p>
          </table:table-cell>
          <table:table-cell office:value-type="string">
            <text:p>3901.6</text:p>
          </table:table-cell>
          <table:table-cell office:value-type="string">
            <text:p>5.2</text:p>
          </table:table-cell>
          <table:table-cell office:value-type="string">
            <text:p>260.6</text:p>
          </table:table-cell>
          <table:table-cell office:value-type="string">
            <text:p>0.0</text:p>
          </table:table-cell>
          <table:table-cell office:value-type="string">
            <text:p>449.5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89.2</text:p>
          </table:table-cell>
          <table:table-cell office:value-type="string">
            <text:p>590.6</text:p>
          </table:table-cell>
          <table:table-cell office:value-type="string">
            <text:p>590.6</text:p>
          </table:table-cell>
          <table:table-cell office:value-type="string">
            <text:p>852.9</text:p>
          </table:table-cell>
          <table:table-cell office:value-type="string">
            <text:p>747.2</text:p>
          </table:table-cell>
          <table:table-cell office:value-type="string">
            <text:p>825.5</text:p>
          </table:table-cell>
          <table:table-cell office:value-type="string">
            <text:p>1177277.0</text:p>
          </table:table-cell>
          <table:table-cell office:value-type="string">
            <text:p>1162851.0</text:p>
          </table:table-cell>
          <table:table-cell office:value-type="string">
            <text:p>1163317.319085</text:p>
          </table:table-cell>
          <table:table-cell office:value-type="string">
            <text:p>9420.0</text:p>
          </table:table-cell>
          <table:table-cell office:value-type="string">
            <text:p>256262.171806</text:p>
          </table:table-cell>
          <table:table-cell office:value-type="string">
            <text:p>254036.076161</text:p>
          </table:table-cell>
          <table:table-cell office:value-type="string">
            <text:p>510298.247966</text:p>
          </table:table-cell>
          <table:table-cell office:value-type="string">
            <text:p>223760.490849</text:p>
          </table:table-cell>
          <table:table-cell office:value-type="string">
            <text:p>228088.580269</text:p>
          </table:table-cell>
          <table:table-cell office:value-type="string">
            <text:p>451849.071118</text:p>
          </table:table-cell>
          <table:table-cell office:value-type="string">
            <text:p>59348.0</text:p>
          </table:table-cell>
          <table:table-cell office:value-type="string">
            <text:p>686749.247966</text:p>
          </table:table-cell>
          <table:table-cell office:value-type="string">
            <text:p>1033505.319085</text:p>
          </table:table-cell>
          <table:table-cell office:value-type="string">
            <text:p>1024085.319085</text:p>
          </table:table-cell>
          <table:table-cell office:value-type="string">
            <text:p>1020925.0</text:p>
          </table:table-cell>
          <table:table-cell office:value-type="string">
            <text:p>1662043.0</text:p>
          </table:table-cell>
          <table:table-cell office:value-type="string">
            <text:p>0.707151</text:p>
          </table:table-cell>
          <table:table-cell office:value-type="string">
            <text:p>0.998334</text:p>
          </table:table-cell>
          <table:table-cell office:value-type="string">
            <text:p>83</text:p>
          </table:table-cell>
          <table:table-cell office:value-type="string">
            <text:p>149</text:p>
          </table:table-cell>
          <table:table-cell office:value-type="string">
            <text:p>232</text:p>
          </table:table-cell>
          <table:table-cell office:value-type="string">
            <text:p>1664816.725008</text:p>
          </table:table-cell>
        </table:table-row>
        <table:table-row>
          <table:table-cell office:value-type="string">
            <text:p>d11</text:p>
          </table:table-cell>
          <table:table-cell office:value-type="string">
            <text:p>8312.1</text:p>
          </table:table-cell>
          <table:table-cell office:value-type="string">
            <text:p>149.2</text:p>
          </table:table-cell>
          <table:table-cell office:value-type="string">
            <text:p>16413.3</text:p>
          </table:table-cell>
          <table:table-cell office:value-type="string">
            <text:p>50255.9</text:p>
          </table:table-cell>
          <table:table-cell office:value-type="string">
            <text:p>7545.8</text:p>
          </table:table-cell>
          <table:table-cell office:value-type="string">
            <text:p>3154.0</text:p>
          </table:table-cell>
          <table:table-cell office:value-type="string">
            <text:p>5496.2</text:p>
          </table:table-cell>
          <table:table-cell office:value-type="string">
            <text:p>2091.4</text:p>
          </table:table-cell>
          <table:table-cell office:value-type="string">
            <text:p>977.0</text:p>
          </table:table-cell>
          <table:table-cell office:value-type="string">
            <text:p>1164.4</text:p>
          </table:table-cell>
          <table:table-cell office:value-type="string">
            <text:p>20322.2</text:p>
          </table:table-cell>
          <table:table-cell office:value-type="string">
            <text:p>4504.6</text:p>
          </table:table-cell>
          <table:table-cell office:value-type="string">
            <text:p>1474.1</text:p>
          </table:table-cell>
          <table:table-cell office:value-type="string">
            <text:p>838.0</text:p>
          </table:table-cell>
          <table:table-cell office:value-type="string">
            <text:p>268.1</text:p>
          </table:table-cell>
          <table:table-cell office:value-type="string">
            <text:p>3898.6</text:p>
          </table:table-cell>
          <table:table-cell office:value-type="string">
            <text:p>3.6</text:p>
          </table:table-cell>
          <table:table-cell office:value-type="string">
            <text:p>304.4</text:p>
          </table:table-cell>
          <table:table-cell office:value-type="string">
            <text:p>6793.9</text:p>
          </table:table-cell>
          <table:table-cell office:value-type="string">
            <text:p>167.8</text:p>
          </table:table-cell>
          <table:table-cell office:value-type="string">
            <text:p>18352.1</text:p>
          </table:table-cell>
          <table:table-cell office:value-type="string">
            <text:p>53214.2</text:p>
          </table:table-cell>
          <table:table-cell office:value-type="string">
            <text:p>7472.1</text:p>
          </table:table-cell>
          <table:table-cell office:value-type="string">
            <text:p>3258.4</text:p>
          </table:table-cell>
          <table:table-cell office:value-type="string">
            <text:p>5163.7</text:p>
          </table:table-cell>
          <table:table-cell office:value-type="string">
            <text:p>2011.3</text:p>
          </table:table-cell>
          <table:table-cell office:value-type="string">
            <text:p>4418.4</text:p>
          </table:table-cell>
          <table:table-cell office:value-type="string">
            <text:p>1726.1</text:p>
          </table:table-cell>
          <table:table-cell office:value-type="string">
            <text:p>501.3</text:p>
          </table:table-cell>
          <table:table-cell office:value-type="string">
            <text:p>3849.4</text:p>
          </table:table-cell>
          <table:table-cell office:value-type="string">
            <text:p>0.0</text:p>
          </table:table-cell>
          <table:table-cell office:value-type="string">
            <text:p>334.5</text:p>
          </table:table-cell>
          <table:table-cell office:value-type="string">
            <text:p>0.0</text:p>
          </table:table-cell>
          <table:table-cell office:value-type="string">
            <text:p>1657.8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83.2</text:p>
          </table:table-cell>
          <table:table-cell office:value-type="string">
            <text:p>891.8</text:p>
          </table:table-cell>
          <table:table-cell office:value-type="string">
            <text:p>891.8</text:p>
          </table:table-cell>
          <table:table-cell office:value-type="string">
            <text:p>932.8</text:p>
          </table:table-cell>
          <table:table-cell office:value-type="string">
            <text:p>810.9</text:p>
          </table:table-cell>
          <table:table-cell office:value-type="string">
            <text:p>1024.5</text:p>
          </table:table-cell>
          <table:table-cell office:value-type="string">
            <text:p>1126369.0</text:p>
          </table:table-cell>
          <table:table-cell office:value-type="string">
            <text:p>1108176.0</text:p>
          </table:table-cell>
          <table:table-cell office:value-type="string">
            <text:p>1105900.637816</text:p>
          </table:table-cell>
          <table:table-cell office:value-type="string">
            <text:p>15346.0</text:p>
          </table:table-cell>
          <table:table-cell office:value-type="string">
            <text:p>228461.895506</text:p>
          </table:table-cell>
          <table:table-cell office:value-type="string">
            <text:p>224142.038995</text:p>
          </table:table-cell>
          <table:table-cell office:value-type="string">
            <text:p>452603.934501</text:p>
          </table:table-cell>
          <table:table-cell office:value-type="string">
            <text:p>225771.410471</text:p>
          </table:table-cell>
          <table:table-cell office:value-type="string">
            <text:p>229278.292844</text:p>
          </table:table-cell>
          <table:table-cell office:value-type="string">
            <text:p>455049.703315</text:p>
          </table:table-cell>
          <table:table-cell office:value-type="string">
            <text:p>57927.0</text:p>
          </table:table-cell>
          <table:table-cell office:value-type="string">
            <text:p>616354.934501</text:p>
          </table:table-cell>
          <table:table-cell office:value-type="string">
            <text:p>987220.637816</text:p>
          </table:table-cell>
          <table:table-cell office:value-type="string">
            <text:p>971874.637816</text:p>
          </table:table-cell>
          <table:table-cell office:value-type="string">
            <text:p>967656.0</text:p>
          </table:table-cell>
          <table:table-cell office:value-type="string">
            <text:p>1593682.0</text:p>
          </table:table-cell>
          <table:table-cell office:value-type="string">
            <text:p>0.739159</text:p>
          </table:table-cell>
          <table:table-cell office:value-type="string">
            <text:p>1.045825</text:p>
          </table:table-cell>
          <table:table-cell office:value-type="string">
            <text:p>79</text:p>
          </table:table-cell>
          <table:table-cell office:value-type="string">
            <text:p>93</text:p>
          </table:table-cell>
          <table:table-cell office:value-type="string">
            <text:p>172</text:p>
          </table:table-cell>
          <table:table-cell office:value-type="string">
            <text:p>1523851.481498</text:p>
          </table:table-cell>
        </table:table-row>
        <table:table-row>
          <table:table-cell office:value-type="string">
            <text:p>d12</text:p>
          </table:table-cell>
          <table:table-cell office:value-type="string">
            <text:p>15882.8</text:p>
          </table:table-cell>
          <table:table-cell office:value-type="string">
            <text:p>710.9</text:p>
          </table:table-cell>
          <table:table-cell office:value-type="string">
            <text:p>12617.0</text:p>
          </table:table-cell>
          <table:table-cell office:value-type="string">
            <text:p>50074.9</text:p>
          </table:table-cell>
          <table:table-cell office:value-type="string">
            <text:p>6615.5</text:p>
          </table:table-cell>
          <table:table-cell office:value-type="string">
            <text:p>3125.1</text:p>
          </table:table-cell>
          <table:table-cell office:value-type="string">
            <text:p>4484.6</text:p>
          </table:table-cell>
          <table:table-cell office:value-type="string">
            <text:p>1878.8</text:p>
          </table:table-cell>
          <table:table-cell office:value-type="string">
            <text:p>1840.2</text:p>
          </table:table-cell>
          <table:table-cell office:value-type="string">
            <text:p>3095.3</text:p>
          </table:table-cell>
          <table:table-cell office:value-type="string">
            <text:p>19875.6</text:p>
          </table:table-cell>
          <table:table-cell office:value-type="string">
            <text:p>4019.4</text:p>
          </table:table-cell>
          <table:table-cell office:value-type="string">
            <text:p>1394.6</text:p>
          </table:table-cell>
          <table:table-cell office:value-type="string">
            <text:p>1482.3</text:p>
          </table:table-cell>
          <table:table-cell office:value-type="string">
            <text:p>199.2</text:p>
          </table:table-cell>
          <table:table-cell office:value-type="string">
            <text:p>3898.8</text:p>
          </table:table-cell>
          <table:table-cell office:value-type="string">
            <text:p>26.4</text:p>
          </table:table-cell>
          <table:table-cell office:value-type="string">
            <text:p>835.4</text:p>
          </table:table-cell>
          <table:table-cell office:value-type="string">
            <text:p>12821.8</text:p>
          </table:table-cell>
          <table:table-cell office:value-type="string">
            <text:p>635.7</text:p>
          </table:table-cell>
          <table:table-cell office:value-type="string">
            <text:p>12001.8</text:p>
          </table:table-cell>
          <table:table-cell office:value-type="string">
            <text:p>55947.3</text:p>
          </table:table-cell>
          <table:table-cell office:value-type="string">
            <text:p>6580.9</text:p>
          </table:table-cell>
          <table:table-cell office:value-type="string">
            <text:p>2635.7</text:p>
          </table:table-cell>
          <table:table-cell office:value-type="string">
            <text:p>4351.7</text:p>
          </table:table-cell>
          <table:table-cell office:value-type="string">
            <text:p>1649.9</text:p>
          </table:table-cell>
          <table:table-cell office:value-type="string">
            <text:p>3988.6</text:p>
          </table:table-cell>
          <table:table-cell office:value-type="string">
            <text:p>1364.6</text:p>
          </table:table-cell>
          <table:table-cell office:value-type="string">
            <text:p>310.4</text:p>
          </table:table-cell>
          <table:table-cell office:value-type="string">
            <text:p>3767.7</text:p>
          </table:table-cell>
          <table:table-cell office:value-type="string">
            <text:p>5.2</text:p>
          </table:table-cell>
          <table:table-cell office:value-type="string">
            <text:p>837.0</text:p>
          </table:table-cell>
          <table:table-cell office:value-type="string">
            <text:p>0.0</text:p>
          </table:table-cell>
          <table:table-cell office:value-type="string">
            <text:p>40701.4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57.2</text:p>
          </table:table-cell>
          <table:table-cell office:value-type="string">
            <text:p>712.0</text:p>
          </table:table-cell>
          <table:table-cell office:value-type="string">
            <text:p>712.0</text:p>
          </table:table-cell>
          <table:table-cell office:value-type="string">
            <text:p>940.0</text:p>
          </table:table-cell>
          <table:table-cell office:value-type="string">
            <text:p>1111.2</text:p>
          </table:table-cell>
          <table:table-cell office:value-type="string">
            <text:p>1107.8</text:p>
          </table:table-cell>
          <table:table-cell office:value-type="string">
            <text:p>1302070.0</text:p>
          </table:table-cell>
          <table:table-cell office:value-type="string">
            <text:p>1264752.0</text:p>
          </table:table-cell>
          <table:table-cell office:value-type="string">
            <text:p>1267295.340842</text:p>
          </table:table-cell>
          <table:table-cell office:value-type="string">
            <text:p>31165.0</text:p>
          </table:table-cell>
          <table:table-cell office:value-type="string">
            <text:p>145460.389836</text:p>
          </table:table-cell>
          <table:table-cell office:value-type="string">
            <text:p>151507.37649</text:p>
          </table:table-cell>
          <table:table-cell office:value-type="string">
            <text:p>296967.766325</text:p>
          </table:table-cell>
          <table:table-cell office:value-type="string">
            <text:p>390414.536474</text:p>
          </table:table-cell>
          <table:table-cell office:value-type="string">
            <text:p>396411.038042</text:p>
          </table:table-cell>
          <table:table-cell office:value-type="string">
            <text:p>786825.574516</text:p>
          </table:table-cell>
          <table:table-cell office:value-type="string">
            <text:p>51782.0</text:p>
          </table:table-cell>
          <table:table-cell office:value-type="string">
            <text:p>456739.766325</text:p>
          </table:table-cell>
          <table:table-cell office:value-type="string">
            <text:p>1170388.340842</text:p>
          </table:table-cell>
          <table:table-cell office:value-type="string">
            <text:p>1139223.340842</text:p>
          </table:table-cell>
          <table:table-cell office:value-type="string">
            <text:p>1132869.0</text:p>
          </table:table-cell>
          <table:table-cell office:value-type="string">
            <text:p>1634345.0</text:p>
          </table:table-cell>
          <table:table-cell office:value-type="string">
            <text:p>0.842625</text:p>
          </table:table-cell>
          <table:table-cell office:value-type="string">
            <text:p>1.057655</text:p>
          </table:table-cell>
          <table:table-cell office:value-type="string">
            <text:p>237</text:p>
          </table:table-cell>
          <table:table-cell office:value-type="string">
            <text:p>257</text:p>
          </table:table-cell>
          <table:table-cell office:value-type="string">
            <text:p>494</text:p>
          </table:table-cell>
          <table:table-cell office:value-type="string">
            <text:p>1545253.759211</text:p>
          </table:table-cell>
        </table:table-row>
        <table:table-row>
          <table:table-cell office:value-type="string">
            <text:p>d13</text:p>
          </table:table-cell>
          <table:table-cell office:value-type="string">
            <text:p>13230.1</text:p>
          </table:table-cell>
          <table:table-cell office:value-type="string">
            <text:p>473.0</text:p>
          </table:table-cell>
          <table:table-cell office:value-type="string">
            <text:p>17015.6</text:p>
          </table:table-cell>
          <table:table-cell office:value-type="string">
            <text:p>52873.7</text:p>
          </table:table-cell>
          <table:table-cell office:value-type="string">
            <text:p>6814.9</text:p>
          </table:table-cell>
          <table:table-cell office:value-type="string">
            <text:p>3442.7</text:p>
          </table:table-cell>
          <table:table-cell office:value-type="string">
            <text:p>5179.7</text:p>
          </table:table-cell>
          <table:table-cell office:value-type="string">
            <text:p>2374.1</text:p>
          </table:table-cell>
          <table:table-cell office:value-type="string">
            <text:p>1576.0</text:p>
          </table:table-cell>
          <table:table-cell office:value-type="string">
            <text:p>1467.8</text:p>
          </table:table-cell>
          <table:table-cell office:value-type="string">
            <text:p>20129.9</text:p>
          </table:table-cell>
          <table:table-cell office:value-type="string">
            <text:p>3116.8</text:p>
          </table:table-cell>
          <table:table-cell office:value-type="string">
            <text:p>1021.9</text:p>
          </table:table-cell>
          <table:table-cell office:value-type="string">
            <text:p>1328.6</text:p>
          </table:table-cell>
          <table:table-cell office:value-type="string">
            <text:p>272.1</text:p>
          </table:table-cell>
          <table:table-cell office:value-type="string">
            <text:p>3857.9</text:p>
          </table:table-cell>
          <table:table-cell office:value-type="string">
            <text:p>36.3</text:p>
          </table:table-cell>
          <table:table-cell office:value-type="string">
            <text:p>685.8</text:p>
          </table:table-cell>
          <table:table-cell office:value-type="string">
            <text:p>10744.4</text:p>
          </table:table-cell>
          <table:table-cell office:value-type="string">
            <text:p>419.7</text:p>
          </table:table-cell>
          <table:table-cell office:value-type="string">
            <text:p>13359.3</text:p>
          </table:table-cell>
          <table:table-cell office:value-type="string">
            <text:p>50939.1</text:p>
          </table:table-cell>
          <table:table-cell office:value-type="string">
            <text:p>6441.5</text:p>
          </table:table-cell>
          <table:table-cell office:value-type="string">
            <text:p>3862.6</text:p>
          </table:table-cell>
          <table:table-cell office:value-type="string">
            <text:p>5291.6</text:p>
          </table:table-cell>
          <table:table-cell office:value-type="string">
            <text:p>2415.2</text:p>
          </table:table-cell>
          <table:table-cell office:value-type="string">
            <text:p>2944.9</text:p>
          </table:table-cell>
          <table:table-cell office:value-type="string">
            <text:p>1521.6</text:p>
          </table:table-cell>
          <table:table-cell office:value-type="string">
            <text:p>427.1</text:p>
          </table:table-cell>
          <table:table-cell office:value-type="string">
            <text:p>3960.7</text:p>
          </table:table-cell>
          <table:table-cell office:value-type="string">
            <text:p>9.2</text:p>
          </table:table-cell>
          <table:table-cell office:value-type="string">
            <text:p>649.0</text:p>
          </table:table-cell>
          <table:table-cell office:value-type="string">
            <text:p>0.0</text:p>
          </table:table-cell>
          <table:table-cell office:value-type="string">
            <text:p>9300.5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253.0</text:p>
          </table:table-cell>
          <table:table-cell office:value-type="string">
            <text:p>694.4</text:p>
          </table:table-cell>
          <table:table-cell office:value-type="string">
            <text:p>694.4</text:p>
          </table:table-cell>
          <table:table-cell office:value-type="string">
            <text:p>778.9</text:p>
          </table:table-cell>
          <table:table-cell office:value-type="string">
            <text:p>729.3</text:p>
          </table:table-cell>
          <table:table-cell office:value-type="string">
            <text:p>1128.0</text:p>
          </table:table-cell>
          <table:table-cell office:value-type="string">
            <text:p>1238839.0</text:p>
          </table:table-cell>
          <table:table-cell office:value-type="string">
            <text:p>1208847.0</text:p>
          </table:table-cell>
          <table:table-cell office:value-type="string">
            <text:p>1209877.496241</text:p>
          </table:table-cell>
          <table:table-cell office:value-type="string">
            <text:p>25722.0</text:p>
          </table:table-cell>
          <table:table-cell office:value-type="string">
            <text:p>195209.482468</text:p>
          </table:table-cell>
          <table:table-cell office:value-type="string">
            <text:p>196706.058299</text:p>
          </table:table-cell>
          <table:table-cell office:value-type="string">
            <text:p>391915.540767</text:p>
          </table:table-cell>
          <table:table-cell office:value-type="string">
            <text:p>308565.758876</text:p>
          </table:table-cell>
          <table:table-cell office:value-type="string">
            <text:p>318761.196597</text:p>
          </table:table-cell>
          <table:table-cell office:value-type="string">
            <text:p>627326.955473</text:p>
          </table:table-cell>
          <table:table-cell office:value-type="string">
            <text:p>54410.0</text:p>
          </table:table-cell>
          <table:table-cell office:value-type="string">
            <text:p>552589.540767</text:p>
          </table:table-cell>
          <table:table-cell office:value-type="string">
            <text:p>1103529.496241</text:p>
          </table:table-cell>
          <table:table-cell office:value-type="string">
            <text:p>1077807.496241</text:p>
          </table:table-cell>
          <table:table-cell office:value-type="string">
            <text:p>1072380.0</text:p>
          </table:table-cell>
          <table:table-cell office:value-type="string">
            <text:p>1764064.0</text:p>
          </table:table-cell>
          <table:table-cell office:value-type="string">
            <text:p>0.722029</text:p>
          </table:table-cell>
          <table:table-cell office:value-type="string">
            <text:p>1.028144</text:p>
          </table:table-cell>
          <table:table-cell office:value-type="string">
            <text:p>254</text:p>
          </table:table-cell>
          <table:table-cell office:value-type="string">
            <text:p>293</text:p>
          </table:table-cell>
          <table:table-cell office:value-type="string">
            <text:p>547</text:p>
          </table:table-cell>
          <table:table-cell office:value-type="string">
            <text:p>1715774.491564</text:p>
          </table:table-cell>
        </table:table-row>
        <table:table-row>
          <table:table-cell office:value-type="string">
            <text:p>d14</text:p>
          </table:table-cell>
          <table:table-cell office:value-type="string">
            <text:p>2775.4</text:p>
          </table:table-cell>
          <table:table-cell office:value-type="string">
            <text:p>248.8</text:p>
          </table:table-cell>
          <table:table-cell office:value-type="string">
            <text:p>14024.5</text:p>
          </table:table-cell>
          <table:table-cell office:value-type="string">
            <text:p>38821.9</text:p>
          </table:table-cell>
          <table:table-cell office:value-type="string">
            <text:p>6432.2</text:p>
          </table:table-cell>
          <table:table-cell office:value-type="string">
            <text:p>2510.9</text:p>
          </table:table-cell>
          <table:table-cell office:value-type="string">
            <text:p>3250.6</text:p>
          </table:table-cell>
          <table:table-cell office:value-type="string">
            <text:p>1872.4</text:p>
          </table:table-cell>
          <table:table-cell office:value-type="string">
            <text:p>431.5</text:p>
          </table:table-cell>
          <table:table-cell office:value-type="string">
            <text:p>1077.0</text:p>
          </table:table-cell>
          <table:table-cell office:value-type="string">
            <text:p>15262.0</text:p>
          </table:table-cell>
          <table:table-cell office:value-type="string">
            <text:p>3069.8</text:p>
          </table:table-cell>
          <table:table-cell office:value-type="string">
            <text:p>1175.0</text:p>
          </table:table-cell>
          <table:table-cell office:value-type="string">
            <text:p>550.3</text:p>
          </table:table-cell>
          <table:table-cell office:value-type="string">
            <text:p>137.1</text:p>
          </table:table-cell>
          <table:table-cell office:value-type="string">
            <text:p>3352.3</text:p>
          </table:table-cell>
          <table:table-cell office:value-type="string">
            <text:p>3.3</text:p>
          </table:table-cell>
          <table:table-cell office:value-type="string">
            <text:p>140.5</text:p>
          </table:table-cell>
          <table:table-cell office:value-type="string">
            <text:p>2291.7</text:p>
          </table:table-cell>
          <table:table-cell office:value-type="string">
            <text:p>135.3</text:p>
          </table:table-cell>
          <table:table-cell office:value-type="string">
            <text:p>14484.2</text:p>
          </table:table-cell>
          <table:table-cell office:value-type="string">
            <text:p>42773.6</text:p>
          </table:table-cell>
          <table:table-cell office:value-type="string">
            <text:p>7064.5</text:p>
          </table:table-cell>
          <table:table-cell office:value-type="string">
            <text:p>2401.5</text:p>
          </table:table-cell>
          <table:table-cell office:value-type="string">
            <text:p>3206.1</text:p>
          </table:table-cell>
          <table:table-cell office:value-type="string">
            <text:p>1785.3</text:p>
          </table:table-cell>
          <table:table-cell office:value-type="string">
            <text:p>3128.3</text:p>
          </table:table-cell>
          <table:table-cell office:value-type="string">
            <text:p>1278.6</text:p>
          </table:table-cell>
          <table:table-cell office:value-type="string">
            <text:p>276.6</text:p>
          </table:table-cell>
          <table:table-cell office:value-type="string">
            <text:p>3155.4</text:p>
          </table:table-cell>
          <table:table-cell office:value-type="string">
            <text:p>0.0</text:p>
          </table:table-cell>
          <table:table-cell office:value-type="string">
            <text:p>122.9</text:p>
          </table:table-cell>
          <table:table-cell office:value-type="string">
            <text:p>0.0</text:p>
          </table:table-cell>
          <table:table-cell office:value-type="string">
            <text:p>722.1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82.1</text:p>
          </table:table-cell>
          <table:table-cell office:value-type="string">
            <text:p>493.0</text:p>
          </table:table-cell>
          <table:table-cell office:value-type="string">
            <text:p>493.0</text:p>
          </table:table-cell>
          <table:table-cell office:value-type="string">
            <text:p>714.9</text:p>
          </table:table-cell>
          <table:table-cell office:value-type="string">
            <text:p>702.1</text:p>
          </table:table-cell>
          <table:table-cell office:value-type="string">
            <text:p>789.6</text:p>
          </table:table-cell>
          <table:table-cell office:value-type="string">
            <text:p>943389.0</text:p>
          </table:table-cell>
          <table:table-cell office:value-type="string">
            <text:p>936240.0</text:p>
          </table:table-cell>
          <table:table-cell office:value-type="string">
            <text:p>936515.236436</text:p>
          </table:table-cell>
          <table:table-cell office:value-type="string">
            <text:p>5210.0</text:p>
          </table:table-cell>
          <table:table-cell office:value-type="string">
            <text:p>197893.729228</text:p>
          </table:table-cell>
          <table:table-cell office:value-type="string">
            <text:p>195878.134047</text:p>
          </table:table-cell>
          <table:table-cell office:value-type="string">
            <text:p>393771.863275</text:p>
          </table:table-cell>
          <table:table-cell office:value-type="string">
            <text:p>191935.537897</text:p>
          </table:table-cell>
          <table:table-cell office:value-type="string">
            <text:p>194146.835265</text:p>
          </table:table-cell>
          <table:table-cell office:value-type="string">
            <text:p>386082.373161</text:p>
          </table:table-cell>
          <table:table-cell office:value-type="string">
            <text:p>44932.0</text:p>
          </table:table-cell>
          <table:table-cell office:value-type="string">
            <text:p>522261.863275</text:p>
          </table:table-cell>
          <table:table-cell office:value-type="string">
            <text:p>833474.236436</text:p>
          </table:table-cell>
          <table:table-cell office:value-type="string">
            <text:p>828264.236436</text:p>
          </table:table-cell>
          <table:table-cell office:value-type="string">
            <text:p>824413.0</text:p>
          </table:table-cell>
          <table:table-cell office:value-type="string">
            <text:p>1299178.0</text:p>
          </table:table-cell>
          <table:table-cell office:value-type="string">
            <text:p>0.882756</text:p>
          </table:table-cell>
          <table:table-cell office:value-type="string">
            <text:p>1.215678</text:p>
          </table:table-cell>
          <table:table-cell office:value-type="string">
            <text:p>83</text:p>
          </table:table-cell>
          <table:table-cell office:value-type="string">
            <text:p>86</text:p>
          </table:table-cell>
          <table:table-cell office:value-type="string">
            <text:p>169</text:p>
          </table:table-cell>
          <table:table-cell office:value-type="string">
            <text:p>1068686.147136</text:p>
          </table:table-cell>
        </table:table-row>
        <table:table-row>
          <table:table-cell office:value-type="string">
            <text:p>d15</text:p>
          </table:table-cell>
          <table:table-cell office:value-type="string">
            <text:p>9231.1</text:p>
          </table:table-cell>
          <table:table-cell office:value-type="string">
            <text:p>374.3</text:p>
          </table:table-cell>
          <table:table-cell office:value-type="string">
            <text:p>13780.3</text:p>
          </table:table-cell>
          <table:table-cell office:value-type="string">
            <text:p>57264.3</text:p>
          </table:table-cell>
          <table:table-cell office:value-type="string">
            <text:p>8288.4</text:p>
          </table:table-cell>
          <table:table-cell office:value-type="string">
            <text:p>3347.2</text:p>
          </table:table-cell>
          <table:table-cell office:value-type="string">
            <text:p>4776.2</text:p>
          </table:table-cell>
          <table:table-cell office:value-type="string">
            <text:p>2096.3</text:p>
          </table:table-cell>
          <table:table-cell office:value-type="string">
            <text:p>1048.9</text:p>
          </table:table-cell>
          <table:table-cell office:value-type="string">
            <text:p>2560.7</text:p>
          </table:table-cell>
          <table:table-cell office:value-type="string">
            <text:p>25464.7</text:p>
          </table:table-cell>
          <table:table-cell office:value-type="string">
            <text:p>4257.4</text:p>
          </table:table-cell>
          <table:table-cell office:value-type="string">
            <text:p>1625.7</text:p>
          </table:table-cell>
          <table:table-cell office:value-type="string">
            <text:p>1002.5</text:p>
          </table:table-cell>
          <table:table-cell office:value-type="string">
            <text:p>439.1</text:p>
          </table:table-cell>
          <table:table-cell office:value-type="string">
            <text:p>4221.5</text:p>
          </table:table-cell>
          <table:table-cell office:value-type="string">
            <text:p>23.8</text:p>
          </table:table-cell>
          <table:table-cell office:value-type="string">
            <text:p>451.4</text:p>
          </table:table-cell>
          <table:table-cell office:value-type="string">
            <text:p>7236.6</text:p>
          </table:table-cell>
          <table:table-cell office:value-type="string">
            <text:p>213.5</text:p>
          </table:table-cell>
          <table:table-cell office:value-type="string">
            <text:p>14546.6</text:p>
          </table:table-cell>
          <table:table-cell office:value-type="string">
            <text:p>56368.1</text:p>
          </table:table-cell>
          <table:table-cell office:value-type="string">
            <text:p>8311.4</text:p>
          </table:table-cell>
          <table:table-cell office:value-type="string">
            <text:p>3351.5</text:p>
          </table:table-cell>
          <table:table-cell office:value-type="string">
            <text:p>4952.6</text:p>
          </table:table-cell>
          <table:table-cell office:value-type="string">
            <text:p>2283.9</text:p>
          </table:table-cell>
          <table:table-cell office:value-type="string">
            <text:p>4130.6</text:p>
          </table:table-cell>
          <table:table-cell office:value-type="string">
            <text:p>1430.2</text:p>
          </table:table-cell>
          <table:table-cell office:value-type="string">
            <text:p>504.1</text:p>
          </table:table-cell>
          <table:table-cell office:value-type="string">
            <text:p>4288.5</text:p>
          </table:table-cell>
          <table:table-cell office:value-type="string">
            <text:p>19.2</text:p>
          </table:table-cell>
          <table:table-cell office:value-type="string">
            <text:p>341.2</text:p>
          </table:table-cell>
          <table:table-cell office:value-type="string">
            <text:p>0.0</text:p>
          </table:table-cell>
          <table:table-cell office:value-type="string">
            <text:p>66069.4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49.5</text:p>
          </table:table-cell>
          <table:table-cell office:value-type="string">
            <text:p>712.0</text:p>
          </table:table-cell>
          <table:table-cell office:value-type="string">
            <text:p>712.0</text:p>
          </table:table-cell>
          <table:table-cell office:value-type="string">
            <text:p>784.6</text:p>
          </table:table-cell>
          <table:table-cell office:value-type="string">
            <text:p>864.7</text:p>
          </table:table-cell>
          <table:table-cell office:value-type="string">
            <text:p>1168.3</text:p>
          </table:table-cell>
          <table:table-cell office:value-type="string">
            <text:p>1440024.0</text:p>
          </table:table-cell>
          <table:table-cell office:value-type="string">
            <text:p>1418239.0</text:p>
          </table:table-cell>
          <table:table-cell office:value-type="string">
            <text:p>1421443.915092</text:p>
          </table:table-cell>
          <table:table-cell office:value-type="string">
            <text:p>17163.0</text:p>
          </table:table-cell>
          <table:table-cell office:value-type="string">
            <text:p>155238.603601</text:p>
          </table:table-cell>
          <table:table-cell office:value-type="string">
            <text:p>150964.348912</text:p>
          </table:table-cell>
          <table:table-cell office:value-type="string">
            <text:p>306202.952513</text:p>
          </table:table-cell>
          <table:table-cell office:value-type="string">
            <text:p>451954.876897</text:p>
          </table:table-cell>
          <table:table-cell office:value-type="string">
            <text:p>460674.085682</text:p>
          </table:table-cell>
          <table:table-cell office:value-type="string">
            <text:p>912628.962579</text:p>
          </table:table-cell>
          <table:table-cell office:value-type="string">
            <text:p>59322.0</text:p>
          </table:table-cell>
          <table:table-cell office:value-type="string">
            <text:p>481223.952513</text:p>
          </table:table-cell>
          <table:table-cell office:value-type="string">
            <text:p>1298672.915092</text:p>
          </table:table-cell>
          <table:table-cell office:value-type="string">
            <text:p>1281509.915092</text:p>
          </table:table-cell>
          <table:table-cell office:value-type="string">
            <text:p>1274802.0</text:p>
          </table:table-cell>
          <table:table-cell office:value-type="string">
            <text:p>1809354.0</text:p>
          </table:table-cell>
          <table:table-cell office:value-type="string">
            <text:p>0.804107</text:p>
          </table:table-cell>
          <table:table-cell office:value-type="string">
            <text:p>1.01034</text:p>
          </table:table-cell>
          <table:table-cell office:value-type="string">
            <text:p>361</text:p>
          </table:table-cell>
          <table:table-cell office:value-type="string">
            <text:p>364</text:p>
          </table:table-cell>
          <table:table-cell office:value-type="string">
            <text:p>725</text:p>
          </table:table-cell>
          <table:table-cell office:value-type="string">
            <text:p>1790837.3446</text:p>
          </table:table-cell>
        </table:table-row>
        <table:table-row>
          <table:table-cell office:value-type="string">
            <text:p>d16</text:p>
          </table:table-cell>
          <table:table-cell office:value-type="string">
            <text:p>5289.5</text:p>
          </table:table-cell>
          <table:table-cell office:value-type="string">
            <text:p>220.4</text:p>
          </table:table-cell>
          <table:table-cell office:value-type="string">
            <text:p>11980.7</text:p>
          </table:table-cell>
          <table:table-cell office:value-type="string">
            <text:p>54087.7</text:p>
          </table:table-cell>
          <table:table-cell office:value-type="string">
            <text:p>7641.9</text:p>
          </table:table-cell>
          <table:table-cell office:value-type="string">
            <text:p>3479.8</text:p>
          </table:table-cell>
          <table:table-cell office:value-type="string">
            <text:p>4267.4</text:p>
          </table:table-cell>
          <table:table-cell office:value-type="string">
            <text:p>1818.3</text:p>
          </table:table-cell>
          <table:table-cell office:value-type="string">
            <text:p>694.8</text:p>
          </table:table-cell>
          <table:table-cell office:value-type="string">
            <text:p>1448.4</text:p>
          </table:table-cell>
          <table:table-cell office:value-type="string">
            <text:p>17252.5</text:p>
          </table:table-cell>
          <table:table-cell office:value-type="string">
            <text:p>3577.6</text:p>
          </table:table-cell>
          <table:table-cell office:value-type="string">
            <text:p>1501.8</text:p>
          </table:table-cell>
          <table:table-cell office:value-type="string">
            <text:p>1069.5</text:p>
          </table:table-cell>
          <table:table-cell office:value-type="string">
            <text:p>349.2</text:p>
          </table:table-cell>
          <table:table-cell office:value-type="string">
            <text:p>3332.4</text:p>
          </table:table-cell>
          <table:table-cell office:value-type="string">
            <text:p>9.2</text:p>
          </table:table-cell>
          <table:table-cell office:value-type="string">
            <text:p>341.0</text:p>
          </table:table-cell>
          <table:table-cell office:value-type="string">
            <text:p>5678.8</text:p>
          </table:table-cell>
          <table:table-cell office:value-type="string">
            <text:p>434.1</text:p>
          </table:table-cell>
          <table:table-cell office:value-type="string">
            <text:p>13304.7</text:p>
          </table:table-cell>
          <table:table-cell office:value-type="string">
            <text:p>54849.5</text:p>
          </table:table-cell>
          <table:table-cell office:value-type="string">
            <text:p>7086.8</text:p>
          </table:table-cell>
          <table:table-cell office:value-type="string">
            <text:p>3533.0</text:p>
          </table:table-cell>
          <table:table-cell office:value-type="string">
            <text:p>4386.3</text:p>
          </table:table-cell>
          <table:table-cell office:value-type="string">
            <text:p>1805.3</text:p>
          </table:table-cell>
          <table:table-cell office:value-type="string">
            <text:p>3663.2</text:p>
          </table:table-cell>
          <table:table-cell office:value-type="string">
            <text:p>1652.1</text:p>
          </table:table-cell>
          <table:table-cell office:value-type="string">
            <text:p>493.7</text:p>
          </table:table-cell>
          <table:table-cell office:value-type="string">
            <text:p>3250.9</text:p>
          </table:table-cell>
          <table:table-cell office:value-type="string">
            <text:p>13.2</text:p>
          </table:table-cell>
          <table:table-cell office:value-type="string">
            <text:p>315.7</text:p>
          </table:table-cell>
          <table:table-cell office:value-type="string">
            <text:p>0.0</text:p>
          </table:table-cell>
          <table:table-cell office:value-type="string">
            <text:p>458.2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88.6</text:p>
          </table:table-cell>
          <table:table-cell office:value-type="string">
            <text:p>443.7</text:p>
          </table:table-cell>
          <table:table-cell office:value-type="string">
            <text:p>443.7</text:p>
          </table:table-cell>
          <table:table-cell office:value-type="string">
            <text:p>690.2</text:p>
          </table:table-cell>
          <table:table-cell office:value-type="string">
            <text:p>631.2</text:p>
          </table:table-cell>
          <table:table-cell office:value-type="string">
            <text:p>779.9</text:p>
          </table:table-cell>
          <table:table-cell office:value-type="string">
            <text:p>1069174.0</text:p>
          </table:table-cell>
          <table:table-cell office:value-type="string">
            <text:p>1054171.0</text:p>
          </table:table-cell>
          <table:table-cell office:value-type="string">
            <text:p>1053914.410175</text:p>
          </table:table-cell>
          <table:table-cell office:value-type="string">
            <text:p>11857.0</text:p>
          </table:table-cell>
          <table:table-cell office:value-type="string">
            <text:p>240392.346639</text:p>
          </table:table-cell>
          <table:table-cell office:value-type="string">
            <text:p>244331.514215</text:p>
          </table:table-cell>
          <table:table-cell office:value-type="string">
            <text:p>484723.860853</text:p>
          </table:table-cell>
          <table:table-cell office:value-type="string">
            <text:p>190357.982572</text:p>
          </table:table-cell>
          <table:table-cell office:value-type="string">
            <text:p>190423.566749</text:p>
          </table:table-cell>
          <table:table-cell office:value-type="string">
            <text:p>380781.549321</text:p>
          </table:table-cell>
          <table:table-cell office:value-type="string">
            <text:p>52803.0</text:p>
          </table:table-cell>
          <table:table-cell office:value-type="string">
            <text:p>648384.860853</text:p>
          </table:table-cell>
          <table:table-cell office:value-type="string">
            <text:p>933525.410175</text:p>
          </table:table-cell>
          <table:table-cell office:value-type="string">
            <text:p>921668.410175</text:p>
          </table:table-cell>
          <table:table-cell office:value-type="string">
            <text:p>918471.0</text:p>
          </table:table-cell>
          <table:table-cell office:value-type="string">
            <text:p>1501332.0</text:p>
          </table:table-cell>
          <table:table-cell office:value-type="string">
            <text:p>0.713212</text:p>
          </table:table-cell>
          <table:table-cell office:value-type="string">
            <text:p>1.001491</text:p>
          </table:table-cell>
          <table:table-cell office:value-type="string">
            <text:p>131</text:p>
          </table:table-cell>
          <table:table-cell office:value-type="string">
            <text:p>148</text:p>
          </table:table-cell>
          <table:table-cell office:value-type="string">
            <text:p>279</text:p>
          </table:table-cell>
          <table:table-cell office:value-type="string">
            <text:p>1499096.983931</text:p>
          </table:table-cell>
        </table:table-row>
        <table:table-row>
          <table:table-cell office:value-type="string">
            <text:p>d17</text:p>
          </table:table-cell>
          <table:table-cell office:value-type="string">
            <text:p>6568.0</text:p>
          </table:table-cell>
          <table:table-cell office:value-type="string">
            <text:p>286.7</text:p>
          </table:table-cell>
          <table:table-cell office:value-type="string">
            <text:p>11087.1</text:p>
          </table:table-cell>
          <table:table-cell office:value-type="string">
            <text:p>44808.7</text:p>
          </table:table-cell>
          <table:table-cell office:value-type="string">
            <text:p>6596.8</text:p>
          </table:table-cell>
          <table:table-cell office:value-type="string">
            <text:p>2662.9</text:p>
          </table:table-cell>
          <table:table-cell office:value-type="string">
            <text:p>4305.3</text:p>
          </table:table-cell>
          <table:table-cell office:value-type="string">
            <text:p>1728.8</text:p>
          </table:table-cell>
          <table:table-cell office:value-type="string">
            <text:p>797.6</text:p>
          </table:table-cell>
          <table:table-cell office:value-type="string">
            <text:p>1466.3</text:p>
          </table:table-cell>
          <table:table-cell office:value-type="string">
            <text:p>15107.7</text:p>
          </table:table-cell>
          <table:table-cell office:value-type="string">
            <text:p>3732.1</text:p>
          </table:table-cell>
          <table:table-cell office:value-type="string">
            <text:p>1413.2</text:p>
          </table:table-cell>
          <table:table-cell office:value-type="string">
            <text:p>847.6</text:p>
          </table:table-cell>
          <table:table-cell office:value-type="string">
            <text:p>166.0</text:p>
          </table:table-cell>
          <table:table-cell office:value-type="string">
            <text:p>3298.8</text:p>
          </table:table-cell>
          <table:table-cell office:value-type="string">
            <text:p>0.0</text:p>
          </table:table-cell>
          <table:table-cell office:value-type="string">
            <text:p>263.0</text:p>
          </table:table-cell>
          <table:table-cell office:value-type="string">
            <text:p>7082.7</text:p>
          </table:table-cell>
          <table:table-cell office:value-type="string">
            <text:p>145.6</text:p>
          </table:table-cell>
          <table:table-cell office:value-type="string">
            <text:p>10233.5</text:p>
          </table:table-cell>
          <table:table-cell office:value-type="string">
            <text:p>46837.7</text:p>
          </table:table-cell>
          <table:table-cell office:value-type="string">
            <text:p>6298.2</text:p>
          </table:table-cell>
          <table:table-cell office:value-type="string">
            <text:p>2670.4</text:p>
          </table:table-cell>
          <table:table-cell office:value-type="string">
            <text:p>4655.6</text:p>
          </table:table-cell>
          <table:table-cell office:value-type="string">
            <text:p>1760.2</text:p>
          </table:table-cell>
          <table:table-cell office:value-type="string">
            <text:p>3785.4</text:p>
          </table:table-cell>
          <table:table-cell office:value-type="string">
            <text:p>1635.5</text:p>
          </table:table-cell>
          <table:table-cell office:value-type="string">
            <text:p>381.6</text:p>
          </table:table-cell>
          <table:table-cell office:value-type="string">
            <text:p>3353.5</text:p>
          </table:table-cell>
          <table:table-cell office:value-type="string">
            <text:p>0.0</text:p>
          </table:table-cell>
          <table:table-cell office:value-type="string">
            <text:p>415.0</text:p>
          </table:table-cell>
          <table:table-cell office:value-type="string">
            <text:p>0.0</text:p>
          </table:table-cell>
          <table:table-cell office:value-type="string">
            <text:p>849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71.4</text:p>
          </table:table-cell>
          <table:table-cell office:value-type="string">
            <text:p>561.8</text:p>
          </table:table-cell>
          <table:table-cell office:value-type="string">
            <text:p>561.8</text:p>
          </table:table-cell>
          <table:table-cell office:value-type="string">
            <text:p>775.5</text:p>
          </table:table-cell>
          <table:table-cell office:value-type="string">
            <text:p>654.9</text:p>
          </table:table-cell>
          <table:table-cell office:value-type="string">
            <text:p>801.9</text:p>
          </table:table-cell>
          <table:table-cell office:value-type="string">
            <text:p>982754.0</text:p>
          </table:table-cell>
          <table:table-cell office:value-type="string">
            <text:p>965401.0</text:p>
          </table:table-cell>
          <table:table-cell office:value-type="string">
            <text:p>964816.708847</text:p>
          </table:table-cell>
          <table:table-cell office:value-type="string">
            <text:p>14300.0</text:p>
          </table:table-cell>
          <table:table-cell office:value-type="string">
            <text:p>220625.695877</text:p>
          </table:table-cell>
          <table:table-cell office:value-type="string">
            <text:p>224129.531339</text:p>
          </table:table-cell>
          <table:table-cell office:value-type="string">
            <text:p>444755.227216</text:p>
          </table:table-cell>
          <table:table-cell office:value-type="string">
            <text:p>177094.094645</text:p>
          </table:table-cell>
          <table:table-cell office:value-type="string">
            <text:p>179242.386987</text:p>
          </table:table-cell>
          <table:table-cell office:value-type="string">
            <text:p>356336.481632</text:p>
          </table:table-cell>
          <table:table-cell office:value-type="string">
            <text:p>49630.0</text:p>
          </table:table-cell>
          <table:table-cell office:value-type="string">
            <text:p>587922.227216</text:p>
          </table:table-cell>
          <table:table-cell office:value-type="string">
            <text:p>868858.708847</text:p>
          </table:table-cell>
          <table:table-cell office:value-type="string">
            <text:p>854558.708847</text:p>
          </table:table-cell>
          <table:table-cell office:value-type="string">
            <text:p>851225.0</text:p>
          </table:table-cell>
          <table:table-cell office:value-type="string">
            <text:p>1366121.0</text:p>
          </table:table-cell>
          <table:table-cell office:value-type="string">
            <text:p>0.713891</text:p>
          </table:table-cell>
          <table:table-cell office:value-type="string">
            <text:p>0.992376</text:p>
          </table:table-cell>
          <table:table-cell office:value-type="string">
            <text:p>149</text:p>
          </table:table-cell>
          <table:table-cell office:value-type="string">
            <text:p>158</text:p>
          </table:table-cell>
          <table:table-cell office:value-type="string">
            <text:p>307</text:p>
          </table:table-cell>
          <table:table-cell office:value-type="string">
            <text:p>1376616.194897</text:p>
          </table:table-cell>
        </table:table-row>
        <table:table-row>
          <table:table-cell office:value-type="string">
            <text:p>d18</text:p>
          </table:table-cell>
          <table:table-cell office:value-type="string">
            <text:p>3592.9</text:p>
          </table:table-cell>
          <table:table-cell office:value-type="string">
            <text:p>188.6</text:p>
          </table:table-cell>
          <table:table-cell office:value-type="string">
            <text:p>15293.9</text:p>
          </table:table-cell>
          <table:table-cell office:value-type="string">
            <text:p>56562.4</text:p>
          </table:table-cell>
          <table:table-cell office:value-type="string">
            <text:p>6781.5</text:p>
          </table:table-cell>
          <table:table-cell office:value-type="string">
            <text:p>3163.6</text:p>
          </table:table-cell>
          <table:table-cell office:value-type="string">
            <text:p>4442.1</text:p>
          </table:table-cell>
          <table:table-cell office:value-type="string">
            <text:p>1834.1</text:p>
          </table:table-cell>
          <table:table-cell office:value-type="string">
            <text:p>820.5</text:p>
          </table:table-cell>
          <table:table-cell office:value-type="string">
            <text:p>2161.5</text:p>
          </table:table-cell>
          <table:table-cell office:value-type="string">
            <text:p>19896.1</text:p>
          </table:table-cell>
          <table:table-cell office:value-type="string">
            <text:p>3212.0</text:p>
          </table:table-cell>
          <table:table-cell office:value-type="string">
            <text:p>1481.3</text:p>
          </table:table-cell>
          <table:table-cell office:value-type="string">
            <text:p>653.9</text:p>
          </table:table-cell>
          <table:table-cell office:value-type="string">
            <text:p>377.4</text:p>
          </table:table-cell>
          <table:table-cell office:value-type="string">
            <text:p>3536.5</text:p>
          </table:table-cell>
          <table:table-cell office:value-type="string">
            <text:p>11.8</text:p>
          </table:table-cell>
          <table:table-cell office:value-type="string">
            <text:p>151.1</text:p>
          </table:table-cell>
          <table:table-cell office:value-type="string">
            <text:p>3809.2</text:p>
          </table:table-cell>
          <table:table-cell office:value-type="string">
            <text:p>142.9</text:p>
          </table:table-cell>
          <table:table-cell office:value-type="string">
            <text:p>14746.1</text:p>
          </table:table-cell>
          <table:table-cell office:value-type="string">
            <text:p>56696.1</text:p>
          </table:table-cell>
          <table:table-cell office:value-type="string">
            <text:p>5854.6</text:p>
          </table:table-cell>
          <table:table-cell office:value-type="string">
            <text:p>3144.2</text:p>
          </table:table-cell>
          <table:table-cell office:value-type="string">
            <text:p>4552.7</text:p>
          </table:table-cell>
          <table:table-cell office:value-type="string">
            <text:p>1817.7</text:p>
          </table:table-cell>
          <table:table-cell office:value-type="string">
            <text:p>3611.1</text:p>
          </table:table-cell>
          <table:table-cell office:value-type="string">
            <text:p>1602.8</text:p>
          </table:table-cell>
          <table:table-cell office:value-type="string">
            <text:p>402.5</text:p>
          </table:table-cell>
          <table:table-cell office:value-type="string">
            <text:p>3205.2</text:p>
          </table:table-cell>
          <table:table-cell office:value-type="string">
            <text:p>31.9</text:p>
          </table:table-cell>
          <table:table-cell office:value-type="string">
            <text:p>211.7</text:p>
          </table:table-cell>
          <table:table-cell office:value-type="string">
            <text:p>0.0</text:p>
          </table:table-cell>
          <table:table-cell office:value-type="string">
            <text:p>992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25.9</text:p>
          </table:table-cell>
          <table:table-cell office:value-type="string">
            <text:p>626.9</text:p>
          </table:table-cell>
          <table:table-cell office:value-type="string">
            <text:p>626.9</text:p>
          </table:table-cell>
          <table:table-cell office:value-type="string">
            <text:p>892.9</text:p>
          </table:table-cell>
          <table:table-cell office:value-type="string">
            <text:p>680.0</text:p>
          </table:table-cell>
          <table:table-cell office:value-type="string">
            <text:p>802.2</text:p>
          </table:table-cell>
          <table:table-cell office:value-type="string">
            <text:p>1083645.0</text:p>
          </table:table-cell>
          <table:table-cell office:value-type="string">
            <text:p>1072551.0</text:p>
          </table:table-cell>
          <table:table-cell office:value-type="string">
            <text:p>1071979.028204</text:p>
          </table:table-cell>
          <table:table-cell office:value-type="string">
            <text:p>7537.0</text:p>
          </table:table-cell>
          <table:table-cell office:value-type="string">
            <text:p>229093.783454</text:p>
          </table:table-cell>
          <table:table-cell office:value-type="string">
            <text:p>234120.692998</text:p>
          </table:table-cell>
          <table:table-cell office:value-type="string">
            <text:p>463214.476451</text:p>
          </table:table-cell>
          <table:table-cell office:value-type="string">
            <text:p>204681.112871</text:p>
          </table:table-cell>
          <table:table-cell office:value-type="string">
            <text:p>209653.438881</text:p>
          </table:table-cell>
          <table:table-cell office:value-type="string">
            <text:p>414334.551752</text:p>
          </table:table-cell>
          <table:table-cell office:value-type="string">
            <text:p>50068.0</text:p>
          </table:table-cell>
          <table:table-cell office:value-type="string">
            <text:p>628227.476451</text:p>
          </table:table-cell>
          <table:table-cell office:value-type="string">
            <text:p>938598.028204</text:p>
          </table:table-cell>
          <table:table-cell office:value-type="string">
            <text:p>931061.028204</text:p>
          </table:table-cell>
          <table:table-cell office:value-type="string">
            <text:p>928069.0</text:p>
          </table:table-cell>
          <table:table-cell office:value-type="string">
            <text:p>1625190.0</text:p>
          </table:table-cell>
          <table:table-cell office:value-type="string">
            <text:p>0.742225</text:p>
          </table:table-cell>
          <table:table-cell office:value-type="string">
            <text:p>1.113147</text:p>
          </table:table-cell>
          <table:table-cell office:value-type="string">
            <text:p>122</text:p>
          </table:table-cell>
          <table:table-cell office:value-type="string">
            <text:p>149</text:p>
          </table:table-cell>
          <table:table-cell office:value-type="string">
            <text:p>271</text:p>
          </table:table-cell>
          <table:table-cell office:value-type="string">
            <text:p>1459995.764936</text:p>
          </table:table-cell>
        </table:table-row>
        <table:table-row>
          <table:table-cell office:value-type="string">
            <text:p>d19</text:p>
          </table:table-cell>
          <table:table-cell office:value-type="string">
            <text:p>11599.3</text:p>
          </table:table-cell>
          <table:table-cell office:value-type="string">
            <text:p>614.6</text:p>
          </table:table-cell>
          <table:table-cell office:value-type="string">
            <text:p>15124.6</text:p>
          </table:table-cell>
          <table:table-cell office:value-type="string">
            <text:p>57697.8</text:p>
          </table:table-cell>
          <table:table-cell office:value-type="string">
            <text:p>7546.5</text:p>
          </table:table-cell>
          <table:table-cell office:value-type="string">
            <text:p>3207.4</text:p>
          </table:table-cell>
          <table:table-cell office:value-type="string">
            <text:p>4708.1</text:p>
          </table:table-cell>
          <table:table-cell office:value-type="string">
            <text:p>2018.9</text:p>
          </table:table-cell>
          <table:table-cell office:value-type="string">
            <text:p>1744.7</text:p>
          </table:table-cell>
          <table:table-cell office:value-type="string">
            <text:p>2042.0</text:p>
          </table:table-cell>
          <table:table-cell office:value-type="string">
            <text:p>19393.0</text:p>
          </table:table-cell>
          <table:table-cell office:value-type="string">
            <text:p>3965.1</text:p>
          </table:table-cell>
          <table:table-cell office:value-type="string">
            <text:p>1975.2</text:p>
          </table:table-cell>
          <table:table-cell office:value-type="string">
            <text:p>1223.9</text:p>
          </table:table-cell>
          <table:table-cell office:value-type="string">
            <text:p>228.8</text:p>
          </table:table-cell>
          <table:table-cell office:value-type="string">
            <text:p>3861.7</text:p>
          </table:table-cell>
          <table:table-cell office:value-type="string">
            <text:p>23.3</text:p>
          </table:table-cell>
          <table:table-cell office:value-type="string">
            <text:p>667.2</text:p>
          </table:table-cell>
          <table:table-cell office:value-type="string">
            <text:p>10236.9</text:p>
          </table:table-cell>
          <table:table-cell office:value-type="string">
            <text:p>813.2</text:p>
          </table:table-cell>
          <table:table-cell office:value-type="string">
            <text:p>15016.2</text:p>
          </table:table-cell>
          <table:table-cell office:value-type="string">
            <text:p>59968.6</text:p>
          </table:table-cell>
          <table:table-cell office:value-type="string">
            <text:p>7294.5</text:p>
          </table:table-cell>
          <table:table-cell office:value-type="string">
            <text:p>3803.8</text:p>
          </table:table-cell>
          <table:table-cell office:value-type="string">
            <text:p>4761.3</text:p>
          </table:table-cell>
          <table:table-cell office:value-type="string">
            <text:p>1896.6</text:p>
          </table:table-cell>
          <table:table-cell office:value-type="string">
            <text:p>4302.7</text:p>
          </table:table-cell>
          <table:table-cell office:value-type="string">
            <text:p>1932.4</text:p>
          </table:table-cell>
          <table:table-cell office:value-type="string">
            <text:p>360.7</text:p>
          </table:table-cell>
          <table:table-cell office:value-type="string">
            <text:p>3442.2</text:p>
          </table:table-cell>
          <table:table-cell office:value-type="string">
            <text:p>13.0</text:p>
          </table:table-cell>
          <table:table-cell office:value-type="string">
            <text:p>660.2</text:p>
          </table:table-cell>
          <table:table-cell office:value-type="string">
            <text:p>0.0</text:p>
          </table:table-cell>
          <table:table-cell office:value-type="string">
            <text:p>2083.5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84.1</text:p>
          </table:table-cell>
          <table:table-cell office:value-type="string">
            <text:p>577.3</text:p>
          </table:table-cell>
          <table:table-cell office:value-type="string">
            <text:p>577.3</text:p>
          </table:table-cell>
          <table:table-cell office:value-type="string">
            <text:p>720.5</text:p>
          </table:table-cell>
          <table:table-cell office:value-type="string">
            <text:p>789.4</text:p>
          </table:table-cell>
          <table:table-cell office:value-type="string">
            <text:p>971.0</text:p>
          </table:table-cell>
          <table:table-cell office:value-type="string">
            <text:p>1309247.0</text:p>
          </table:table-cell>
          <table:table-cell office:value-type="string">
            <text:p>1280317.0</text:p>
          </table:table-cell>
          <table:table-cell office:value-type="string">
            <text:p>1280419.094335</text:p>
          </table:table-cell>
          <table:table-cell office:value-type="string">
            <text:p>24104.0</text:p>
          </table:table-cell>
          <table:table-cell office:value-type="string">
            <text:p>259362.302284</text:p>
          </table:table-cell>
          <table:table-cell office:value-type="string">
            <text:p>259060.770475</text:p>
          </table:table-cell>
          <table:table-cell office:value-type="string">
            <text:p>518423.072759</text:p>
          </table:table-cell>
          <table:table-cell office:value-type="string">
            <text:p>276278.716301</text:p>
          </table:table-cell>
          <table:table-cell office:value-type="string">
            <text:p>278798.305275</text:p>
          </table:table-cell>
          <table:table-cell office:value-type="string">
            <text:p>555077.021576</text:p>
          </table:table-cell>
          <table:table-cell office:value-type="string">
            <text:p>57090.0</text:p>
          </table:table-cell>
          <table:table-cell office:value-type="string">
            <text:p>695650.072759</text:p>
          </table:table-cell>
          <table:table-cell office:value-type="string">
            <text:p>1158965.094335</text:p>
          </table:table-cell>
          <table:table-cell office:value-type="string">
            <text:p>1134861.094335</text:p>
          </table:table-cell>
          <table:table-cell office:value-type="string">
            <text:p>1130306.0</text:p>
          </table:table-cell>
          <table:table-cell office:value-type="string">
            <text:p>1923787.0</text:p>
          </table:table-cell>
          <table:table-cell office:value-type="string">
            <text:p>0.700581</text:p>
          </table:table-cell>
          <table:table-cell office:value-type="string">
            <text:p>1.029423</text:p>
          </table:table-cell>
          <table:table-cell office:value-type="string">
            <text:p>93</text:p>
          </table:table-cell>
          <table:table-cell office:value-type="string">
            <text:p>96</text:p>
          </table:table-cell>
          <table:table-cell office:value-type="string">
            <text:p>189</text:p>
          </table:table-cell>
          <table:table-cell office:value-type="string">
            <text:p>1868801.103911</text:p>
          </table:table-cell>
        </table:table-row>
        <table:table-row>
          <table:table-cell office:value-type="string">
            <text:p>d20</text:p>
          </table:table-cell>
          <table:table-cell office:value-type="string">
            <text:p>6072.3</text:p>
          </table:table-cell>
          <table:table-cell office:value-type="string">
            <text:p>583.8</text:p>
          </table:table-cell>
          <table:table-cell office:value-type="string">
            <text:p>18450.2</text:p>
          </table:table-cell>
          <table:table-cell office:value-type="string">
            <text:p>64986.5</text:p>
          </table:table-cell>
          <table:table-cell office:value-type="string">
            <text:p>8836.2</text:p>
          </table:table-cell>
          <table:table-cell office:value-type="string">
            <text:p>3995.3</text:p>
          </table:table-cell>
          <table:table-cell office:value-type="string">
            <text:p>4840.2</text:p>
          </table:table-cell>
          <table:table-cell office:value-type="string">
            <text:p>2169.1</text:p>
          </table:table-cell>
          <table:table-cell office:value-type="string">
            <text:p>1712.3</text:p>
          </table:table-cell>
          <table:table-cell office:value-type="string">
            <text:p>2235.6</text:p>
          </table:table-cell>
          <table:table-cell office:value-type="string">
            <text:p>21817.9</text:p>
          </table:table-cell>
          <table:table-cell office:value-type="string">
            <text:p>4095.5</text:p>
          </table:table-cell>
          <table:table-cell office:value-type="string">
            <text:p>1624.0</text:p>
          </table:table-cell>
          <table:table-cell office:value-type="string">
            <text:p>1097.6</text:p>
          </table:table-cell>
          <table:table-cell office:value-type="string">
            <text:p>341.7</text:p>
          </table:table-cell>
          <table:table-cell office:value-type="string">
            <text:p>4486.7</text:p>
          </table:table-cell>
          <table:table-cell office:value-type="string">
            <text:p>23.5</text:p>
          </table:table-cell>
          <table:table-cell office:value-type="string">
            <text:p>359.9</text:p>
          </table:table-cell>
          <table:table-cell office:value-type="string">
            <text:p>5799.6</text:p>
          </table:table-cell>
          <table:table-cell office:value-type="string">
            <text:p>419.7</text:p>
          </table:table-cell>
          <table:table-cell office:value-type="string">
            <text:p>19034.0</text:p>
          </table:table-cell>
          <table:table-cell office:value-type="string">
            <text:p>63412.3</text:p>
          </table:table-cell>
          <table:table-cell office:value-type="string">
            <text:p>8396.0</text:p>
          </table:table-cell>
          <table:table-cell office:value-type="string">
            <text:p>3771.6</text:p>
          </table:table-cell>
          <table:table-cell office:value-type="string">
            <text:p>5332.5</text:p>
          </table:table-cell>
          <table:table-cell office:value-type="string">
            <text:p>2107.8</text:p>
          </table:table-cell>
          <table:table-cell office:value-type="string">
            <text:p>4810.6</text:p>
          </table:table-cell>
          <table:table-cell office:value-type="string">
            <text:p>1420.6</text:p>
          </table:table-cell>
          <table:table-cell office:value-type="string">
            <text:p>325.6</text:p>
          </table:table-cell>
          <table:table-cell office:value-type="string">
            <text:p>4234.8</text:p>
          </table:table-cell>
          <table:table-cell office:value-type="string">
            <text:p>9.8</text:p>
          </table:table-cell>
          <table:table-cell office:value-type="string">
            <text:p>414.5</text:p>
          </table:table-cell>
          <table:table-cell office:value-type="string">
            <text:p>0.0</text:p>
          </table:table-cell>
          <table:table-cell office:value-type="string">
            <text:p>1096.1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92.1</text:p>
          </table:table-cell>
          <table:table-cell office:value-type="string">
            <text:p>678.1</text:p>
          </table:table-cell>
          <table:table-cell office:value-type="string">
            <text:p>678.1</text:p>
          </table:table-cell>
          <table:table-cell office:value-type="string">
            <text:p>870.1</text:p>
          </table:table-cell>
          <table:table-cell office:value-type="string">
            <text:p>646.7</text:p>
          </table:table-cell>
          <table:table-cell office:value-type="string">
            <text:p>658.3</text:p>
          </table:table-cell>
          <table:table-cell office:value-type="string">
            <text:p>1254260.0</text:p>
          </table:table-cell>
          <table:table-cell office:value-type="string">
            <text:p>1236464.0</text:p>
          </table:table-cell>
          <table:table-cell office:value-type="string">
            <text:p>1236196.625299</text:p>
          </table:table-cell>
          <table:table-cell office:value-type="string">
            <text:p>12939.0</text:p>
          </table:table-cell>
          <table:table-cell office:value-type="string">
            <text:p>243731.090328</text:p>
          </table:table-cell>
          <table:table-cell office:value-type="string">
            <text:p>252431.930915</text:p>
          </table:table-cell>
          <table:table-cell office:value-type="string">
            <text:p>496163.021243</text:p>
          </table:table-cell>
          <table:table-cell office:value-type="string">
            <text:p>258964.588661</text:p>
          </table:table-cell>
          <table:table-cell office:value-type="string">
            <text:p>250527.015395</text:p>
          </table:table-cell>
          <table:table-cell office:value-type="string">
            <text:p>509491.604056</text:p>
          </table:table-cell>
          <table:table-cell office:value-type="string">
            <text:p>61861.0</text:p>
          </table:table-cell>
          <table:table-cell office:value-type="string">
            <text:p>689802.021243</text:p>
          </table:table-cell>
          <table:table-cell office:value-type="string">
            <text:p>1085256.625299</text:p>
          </table:table-cell>
          <table:table-cell office:value-type="string">
            <text:p>1072317.625299</text:p>
          </table:table-cell>
          <table:table-cell office:value-type="string">
            <text:p>1067680.0</text:p>
          </table:table-cell>
          <table:table-cell office:value-type="string">
            <text:p>1841501.0</text:p>
          </table:table-cell>
          <table:table-cell office:value-type="string">
            <text:p>0.75725</text:p>
          </table:table-cell>
          <table:table-cell office:value-type="string">
            <text:p>1.111792</text:p>
          </table:table-cell>
          <table:table-cell office:value-type="string">
            <text:p>101</text:p>
          </table:table-cell>
          <table:table-cell office:value-type="string">
            <text:p>71</text:p>
          </table:table-cell>
          <table:table-cell office:value-type="string">
            <text:p>172</text:p>
          </table:table-cell>
          <table:table-cell office:value-type="string">
            <text:p>1656336.299032</text:p>
          </table:table-cell>
        </table:table-row>
        <table:table-row>
          <table:table-cell office:value-type="string">
            <text:p>d21</text:p>
          </table:table-cell>
          <table:table-cell office:value-type="string">
            <text:p>11573.2</text:p>
          </table:table-cell>
          <table:table-cell office:value-type="string">
            <text:p>290.0</text:p>
          </table:table-cell>
          <table:table-cell office:value-type="string">
            <text:p>16768.9</text:p>
          </table:table-cell>
          <table:table-cell office:value-type="string">
            <text:p>56977.9</text:p>
          </table:table-cell>
          <table:table-cell office:value-type="string">
            <text:p>8807.1</text:p>
          </table:table-cell>
          <table:table-cell office:value-type="string">
            <text:p>3170.8</text:p>
          </table:table-cell>
          <table:table-cell office:value-type="string">
            <text:p>5646.2</text:p>
          </table:table-cell>
          <table:table-cell office:value-type="string">
            <text:p>2435.7</text:p>
          </table:table-cell>
          <table:table-cell office:value-type="string">
            <text:p>1757.7</text:p>
          </table:table-cell>
          <table:table-cell office:value-type="string">
            <text:p>2086.0</text:p>
          </table:table-cell>
          <table:table-cell office:value-type="string">
            <text:p>23909.5</text:p>
          </table:table-cell>
          <table:table-cell office:value-type="string">
            <text:p>4118.3</text:p>
          </table:table-cell>
          <table:table-cell office:value-type="string">
            <text:p>1525.9</text:p>
          </table:table-cell>
          <table:table-cell office:value-type="string">
            <text:p>1104.8</text:p>
          </table:table-cell>
          <table:table-cell office:value-type="string">
            <text:p>257.9</text:p>
          </table:table-cell>
          <table:table-cell office:value-type="string">
            <text:p>4564.5</text:p>
          </table:table-cell>
          <table:table-cell office:value-type="string">
            <text:p>0.0</text:p>
          </table:table-cell>
          <table:table-cell office:value-type="string">
            <text:p>569.1</text:p>
          </table:table-cell>
          <table:table-cell office:value-type="string">
            <text:p>9480.9</text:p>
          </table:table-cell>
          <table:table-cell office:value-type="string">
            <text:p>413.0</text:p>
          </table:table-cell>
          <table:table-cell office:value-type="string">
            <text:p>15478.9</text:p>
          </table:table-cell>
          <table:table-cell office:value-type="string">
            <text:p>60744.2</text:p>
          </table:table-cell>
          <table:table-cell office:value-type="string">
            <text:p>8098.4</text:p>
          </table:table-cell>
          <table:table-cell office:value-type="string">
            <text:p>3536.1</text:p>
          </table:table-cell>
          <table:table-cell office:value-type="string">
            <text:p>5556.4</text:p>
          </table:table-cell>
          <table:table-cell office:value-type="string">
            <text:p>2272.6</text:p>
          </table:table-cell>
          <table:table-cell office:value-type="string">
            <text:p>4725.0</text:p>
          </table:table-cell>
          <table:table-cell office:value-type="string">
            <text:p>1796.7</text:p>
          </table:table-cell>
          <table:table-cell office:value-type="string">
            <text:p>376.7</text:p>
          </table:table-cell>
          <table:table-cell office:value-type="string">
            <text:p>4690.7</text:p>
          </table:table-cell>
          <table:table-cell office:value-type="string">
            <text:p>15.4</text:p>
          </table:table-cell>
          <table:table-cell office:value-type="string">
            <text:p>289.2</text:p>
          </table:table-cell>
          <table:table-cell office:value-type="string">
            <text:p>0.0</text:p>
          </table:table-cell>
          <table:table-cell office:value-type="string">
            <text:p>846.8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63.3</text:p>
          </table:table-cell>
          <table:table-cell office:value-type="string">
            <text:p>689.3</text:p>
          </table:table-cell>
          <table:table-cell office:value-type="string">
            <text:p>689.3</text:p>
          </table:table-cell>
          <table:table-cell office:value-type="string">
            <text:p>581.6</text:p>
          </table:table-cell>
          <table:table-cell office:value-type="string">
            <text:p>777.9</text:p>
          </table:table-cell>
          <table:table-cell office:value-type="string">
            <text:p>1079.1</text:p>
          </table:table-cell>
          <table:table-cell office:value-type="string">
            <text:p>1268272.0</text:p>
          </table:table-cell>
          <table:table-cell office:value-type="string">
            <text:p>1241439.0</text:p>
          </table:table-cell>
          <table:table-cell office:value-type="string">
            <text:p>1241086.738396</text:p>
          </table:table-cell>
          <table:table-cell office:value-type="string">
            <text:p>22018.0</text:p>
          </table:table-cell>
          <table:table-cell office:value-type="string">
            <text:p>264906.285881</text:p>
          </table:table-cell>
          <table:table-cell office:value-type="string">
            <text:p>268936.836412</text:p>
          </table:table-cell>
          <table:table-cell office:value-type="string">
            <text:p>533843.122293</text:p>
          </table:table-cell>
          <table:table-cell office:value-type="string">
            <text:p>246779.669674</text:p>
          </table:table-cell>
          <table:table-cell office:value-type="string">
            <text:p>246916.946429</text:p>
          </table:table-cell>
          <table:table-cell office:value-type="string">
            <text:p>493696.616103</text:p>
          </table:table-cell>
          <table:table-cell office:value-type="string">
            <text:p>62651.0</text:p>
          </table:table-cell>
          <table:table-cell office:value-type="string">
            <text:p>715468.122293</text:p>
          </table:table-cell>
          <table:table-cell office:value-type="string">
            <text:p>1115196.738396</text:p>
          </table:table-cell>
          <table:table-cell office:value-type="string">
            <text:p>1093178.738396</text:p>
          </table:table-cell>
          <table:table-cell office:value-type="string">
            <text:p>1090475.0</text:p>
          </table:table-cell>
          <table:table-cell office:value-type="string">
            <text:p>1894955.0</text:p>
          </table:table-cell>
          <table:table-cell office:value-type="string">
            <text:p>0.765505</text:p>
          </table:table-cell>
          <table:table-cell office:value-type="string">
            <text:p>1.143759</text:p>
          </table:table-cell>
          <table:table-cell office:value-type="string">
            <text:p>101</text:p>
          </table:table-cell>
          <table:table-cell office:value-type="string">
            <text:p>88</text:p>
          </table:table-cell>
          <table:table-cell office:value-type="string">
            <text:p>189</text:p>
          </table:table-cell>
          <table:table-cell office:value-type="string">
            <text:p>1656778.776517</text:p>
          </table:table-cell>
        </table:table-row>
        <table:table-row>
          <table:table-cell office:value-type="string">
            <text:p>d22</text:p>
          </table:table-cell>
          <table:table-cell office:value-type="string">
            <text:p>13365.3</text:p>
          </table:table-cell>
          <table:table-cell office:value-type="string">
            <text:p>335.3</text:p>
          </table:table-cell>
          <table:table-cell office:value-type="string">
            <text:p>12551.8</text:p>
          </table:table-cell>
          <table:table-cell office:value-type="string">
            <text:p>59300.9</text:p>
          </table:table-cell>
          <table:table-cell office:value-type="string">
            <text:p>6701.5</text:p>
          </table:table-cell>
          <table:table-cell office:value-type="string">
            <text:p>3297.4</text:p>
          </table:table-cell>
          <table:table-cell office:value-type="string">
            <text:p>4157.1</text:p>
          </table:table-cell>
          <table:table-cell office:value-type="string">
            <text:p>2306.9</text:p>
          </table:table-cell>
          <table:table-cell office:value-type="string">
            <text:p>1836.9</text:p>
          </table:table-cell>
          <table:table-cell office:value-type="string">
            <text:p>1618.2</text:p>
          </table:table-cell>
          <table:table-cell office:value-type="string">
            <text:p>19254.4</text:p>
          </table:table-cell>
          <table:table-cell office:value-type="string">
            <text:p>3360.1</text:p>
          </table:table-cell>
          <table:table-cell office:value-type="string">
            <text:p>1346.4</text:p>
          </table:table-cell>
          <table:table-cell office:value-type="string">
            <text:p>1926.3</text:p>
          </table:table-cell>
          <table:table-cell office:value-type="string">
            <text:p>260.2</text:p>
          </table:table-cell>
          <table:table-cell office:value-type="string">
            <text:p>3856.1</text:p>
          </table:table-cell>
          <table:table-cell office:value-type="string">
            <text:p>3.8</text:p>
          </table:table-cell>
          <table:table-cell office:value-type="string">
            <text:p>601.8</text:p>
          </table:table-cell>
          <table:table-cell office:value-type="string">
            <text:p>9810.0</text:p>
          </table:table-cell>
          <table:table-cell office:value-type="string">
            <text:p>225.6</text:p>
          </table:table-cell>
          <table:table-cell office:value-type="string">
            <text:p>13552.7</text:p>
          </table:table-cell>
          <table:table-cell office:value-type="string">
            <text:p>59226.7</text:p>
          </table:table-cell>
          <table:table-cell office:value-type="string">
            <text:p>6604.7</text:p>
          </table:table-cell>
          <table:table-cell office:value-type="string">
            <text:p>3255.7</text:p>
          </table:table-cell>
          <table:table-cell office:value-type="string">
            <text:p>4770.9</text:p>
          </table:table-cell>
          <table:table-cell office:value-type="string">
            <text:p>1884.6</text:p>
          </table:table-cell>
          <table:table-cell office:value-type="string">
            <text:p>3764.7</text:p>
          </table:table-cell>
          <table:table-cell office:value-type="string">
            <text:p>1675.7</text:p>
          </table:table-cell>
          <table:table-cell office:value-type="string">
            <text:p>357.0</text:p>
          </table:table-cell>
          <table:table-cell office:value-type="string">
            <text:p>3905.8</text:p>
          </table:table-cell>
          <table:table-cell office:value-type="string">
            <text:p>13.6</text:p>
          </table:table-cell>
          <table:table-cell office:value-type="string">
            <text:p>455.3</text:p>
          </table:table-cell>
          <table:table-cell office:value-type="string">
            <text:p>0.0</text:p>
          </table:table-cell>
          <table:table-cell office:value-type="string">
            <text:p>1139.9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83.2</text:p>
          </table:table-cell>
          <table:table-cell office:value-type="string">
            <text:p>633.2</text:p>
          </table:table-cell>
          <table:table-cell office:value-type="string">
            <text:p>633.2</text:p>
          </table:table-cell>
          <table:table-cell office:value-type="string">
            <text:p>690.3</text:p>
          </table:table-cell>
          <table:table-cell office:value-type="string">
            <text:p>671.2</text:p>
          </table:table-cell>
          <table:table-cell office:value-type="string">
            <text:p>998.8</text:p>
          </table:table-cell>
          <table:table-cell office:value-type="string">
            <text:p>1128092.0</text:p>
          </table:table-cell>
          <table:table-cell office:value-type="string">
            <text:p>1098603.0</text:p>
          </table:table-cell>
          <table:table-cell office:value-type="string">
            <text:p>1097989.240599</text:p>
          </table:table-cell>
          <table:table-cell office:value-type="string">
            <text:p>24220.0</text:p>
          </table:table-cell>
          <table:table-cell office:value-type="string">
            <text:p>235719.385606</text:p>
          </table:table-cell>
          <table:table-cell office:value-type="string">
            <text:p>241559.094475</text:p>
          </table:table-cell>
          <table:table-cell office:value-type="string">
            <text:p>477278.480081</text:p>
          </table:table-cell>
          <table:table-cell office:value-type="string">
            <text:p>209521.712394</text:p>
          </table:table-cell>
          <table:table-cell office:value-type="string">
            <text:p>212804.048124</text:p>
          </table:table-cell>
          <table:table-cell office:value-type="string">
            <text:p>422325.760518</text:p>
          </table:table-cell>
          <table:table-cell office:value-type="string">
            <text:p>52499.0</text:p>
          </table:table-cell>
          <table:table-cell office:value-type="string">
            <text:p>650484.480081</text:p>
          </table:table-cell>
          <table:table-cell office:value-type="string">
            <text:p>979724.240599</text:p>
          </table:table-cell>
          <table:table-cell office:value-type="string">
            <text:p>955504.240599</text:p>
          </table:table-cell>
          <table:table-cell office:value-type="string">
            <text:p>952613.0</text:p>
          </table:table-cell>
          <table:table-cell office:value-type="string">
            <text:p>1840551.0</text:p>
          </table:table-cell>
          <table:table-cell office:value-type="string">
            <text:p>0.742353</text:p>
          </table:table-cell>
          <table:table-cell office:value-type="string">
            <text:p>1.211194</text:p>
          </table:table-cell>
          <table:table-cell office:value-type="string">
            <text:p>72</text:p>
          </table:table-cell>
          <table:table-cell office:value-type="string">
            <text:p>71</text:p>
          </table:table-cell>
          <table:table-cell office:value-type="string">
            <text:p>143</text:p>
          </table:table-cell>
          <table:table-cell office:value-type="string">
            <text:p>1519616.87565</text:p>
          </table:table-cell>
        </table:table-row>
        <table:table-row>
          <table:table-cell office:value-type="string">
            <text:p>d23</text:p>
          </table:table-cell>
          <table:table-cell office:value-type="string">
            <text:p>10814.7</text:p>
          </table:table-cell>
          <table:table-cell office:value-type="string">
            <text:p>620.5</text:p>
          </table:table-cell>
          <table:table-cell office:value-type="string">
            <text:p>16206.2</text:p>
          </table:table-cell>
          <table:table-cell office:value-type="string">
            <text:p>73008.2</text:p>
          </table:table-cell>
          <table:table-cell office:value-type="string">
            <text:p>7805.6</text:p>
          </table:table-cell>
          <table:table-cell office:value-type="string">
            <text:p>3254.2</text:p>
          </table:table-cell>
          <table:table-cell office:value-type="string">
            <text:p>4638.5</text:p>
          </table:table-cell>
          <table:table-cell office:value-type="string">
            <text:p>2141.4</text:p>
          </table:table-cell>
          <table:table-cell office:value-type="string">
            <text:p>1579.2</text:p>
          </table:table-cell>
          <table:table-cell office:value-type="string">
            <text:p>3617.2</text:p>
          </table:table-cell>
          <table:table-cell office:value-type="string">
            <text:p>26915.1</text:p>
          </table:table-cell>
          <table:table-cell office:value-type="string">
            <text:p>4133.9</text:p>
          </table:table-cell>
          <table:table-cell office:value-type="string">
            <text:p>1609.1</text:p>
          </table:table-cell>
          <table:table-cell office:value-type="string">
            <text:p>1507.0</text:p>
          </table:table-cell>
          <table:table-cell office:value-type="string">
            <text:p>259.1</text:p>
          </table:table-cell>
          <table:table-cell office:value-type="string">
            <text:p>4127.5</text:p>
          </table:table-cell>
          <table:table-cell office:value-type="string">
            <text:p>11.6</text:p>
          </table:table-cell>
          <table:table-cell office:value-type="string">
            <text:p>500.9</text:p>
          </table:table-cell>
          <table:table-cell office:value-type="string">
            <text:p>8123.0</text:p>
          </table:table-cell>
          <table:table-cell office:value-type="string">
            <text:p>713.0</text:p>
          </table:table-cell>
          <table:table-cell office:value-type="string">
            <text:p>15476.4</text:p>
          </table:table-cell>
          <table:table-cell office:value-type="string">
            <text:p>74043.6</text:p>
          </table:table-cell>
          <table:table-cell office:value-type="string">
            <text:p>7289.7</text:p>
          </table:table-cell>
          <table:table-cell office:value-type="string">
            <text:p>3605.8</text:p>
          </table:table-cell>
          <table:table-cell office:value-type="string">
            <text:p>4871.9</text:p>
          </table:table-cell>
          <table:table-cell office:value-type="string">
            <text:p>2227.8</text:p>
          </table:table-cell>
          <table:table-cell office:value-type="string">
            <text:p>4619.7</text:p>
          </table:table-cell>
          <table:table-cell office:value-type="string">
            <text:p>1766.6</text:p>
          </table:table-cell>
          <table:table-cell office:value-type="string">
            <text:p>536.2</text:p>
          </table:table-cell>
          <table:table-cell office:value-type="string">
            <text:p>4301.6</text:p>
          </table:table-cell>
          <table:table-cell office:value-type="string">
            <text:p>22.9</text:p>
          </table:table-cell>
          <table:table-cell office:value-type="string">
            <text:p>486.9</text:p>
          </table:table-cell>
          <table:table-cell office:value-type="string">
            <text:p>0.0</text:p>
          </table:table-cell>
          <table:table-cell office:value-type="string">
            <text:p>41609.9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202.7</text:p>
          </table:table-cell>
          <table:table-cell office:value-type="string">
            <text:p>900.9</text:p>
          </table:table-cell>
          <table:table-cell office:value-type="string">
            <text:p>900.9</text:p>
          </table:table-cell>
          <table:table-cell office:value-type="string">
            <text:p>1116.5</text:p>
          </table:table-cell>
          <table:table-cell office:value-type="string">
            <text:p>869.9</text:p>
          </table:table-cell>
          <table:table-cell office:value-type="string">
            <text:p>880.3</text:p>
          </table:table-cell>
          <table:table-cell office:value-type="string">
            <text:p>1474072.0</text:p>
          </table:table-cell>
          <table:table-cell office:value-type="string">
            <text:p>1446790.0</text:p>
          </table:table-cell>
          <table:table-cell office:value-type="string">
            <text:p>1449277.234891</text:p>
          </table:table-cell>
          <table:table-cell office:value-type="string">
            <text:p>20670.0</text:p>
          </table:table-cell>
          <table:table-cell office:value-type="string">
            <text:p>169614.335269</text:p>
          </table:table-cell>
          <table:table-cell office:value-type="string">
            <text:p>162393.745488</text:p>
          </table:table-cell>
          <table:table-cell office:value-type="string">
            <text:p>332008.080757</text:p>
          </table:table-cell>
          <table:table-cell office:value-type="string">
            <text:p>435265.504699</text:p>
          </table:table-cell>
          <table:table-cell office:value-type="string">
            <text:p>444330.649435</text:p>
          </table:table-cell>
          <table:table-cell office:value-type="string">
            <text:p>879596.154134</text:p>
          </table:table-cell>
          <table:table-cell office:value-type="string">
            <text:p>58447.0</text:p>
          </table:table-cell>
          <table:table-cell office:value-type="string">
            <text:p>538601.080757</text:p>
          </table:table-cell>
          <table:table-cell office:value-type="string">
            <text:p>1293832.234891</text:p>
          </table:table-cell>
          <table:table-cell office:value-type="string">
            <text:p>1273162.234891</text:p>
          </table:table-cell>
          <table:table-cell office:value-type="string">
            <text:p>1267354.0</text:p>
          </table:table-cell>
          <table:table-cell office:value-type="string">
            <text:p>1930400.0</text:p>
          </table:table-cell>
          <table:table-cell office:value-type="string">
            <text:p>0.854453</text:p>
          </table:table-cell>
          <table:table-cell office:value-type="string">
            <text:p>1.118966</text:p>
          </table:table-cell>
          <table:table-cell office:value-type="string">
            <text:p>317</text:p>
          </table:table-cell>
          <table:table-cell office:value-type="string">
            <text:p>304</text:p>
          </table:table-cell>
          <table:table-cell office:value-type="string">
            <text:p>621</text:p>
          </table:table-cell>
          <table:table-cell office:value-type="string">
            <text:p>1725164.040613</text:p>
          </table:table-cell>
        </table:table-row>
        <table:table-row>
          <table:table-cell office:value-type="string">
            <text:p>d24</text:p>
          </table:table-cell>
          <table:table-cell office:value-type="string">
            <text:p>8691.1</text:p>
          </table:table-cell>
          <table:table-cell office:value-type="string">
            <text:p>233.2</text:p>
          </table:table-cell>
          <table:table-cell office:value-type="string">
            <text:p>15867.8</text:p>
          </table:table-cell>
          <table:table-cell office:value-type="string">
            <text:p>58327.9</text:p>
          </table:table-cell>
          <table:table-cell office:value-type="string">
            <text:p>8251.4</text:p>
          </table:table-cell>
          <table:table-cell office:value-type="string">
            <text:p>3465.2</text:p>
          </table:table-cell>
          <table:table-cell office:value-type="string">
            <text:p>5045.2</text:p>
          </table:table-cell>
          <table:table-cell office:value-type="string">
            <text:p>2292.3</text:p>
          </table:table-cell>
          <table:table-cell office:value-type="string">
            <text:p>1098.4</text:p>
          </table:table-cell>
          <table:table-cell office:value-type="string">
            <text:p>2499.7</text:p>
          </table:table-cell>
          <table:table-cell office:value-type="string">
            <text:p>22579.8</text:p>
          </table:table-cell>
          <table:table-cell office:value-type="string">
            <text:p>3944.6</text:p>
          </table:table-cell>
          <table:table-cell office:value-type="string">
            <text:p>1528.6</text:p>
          </table:table-cell>
          <table:table-cell office:value-type="string">
            <text:p>1224.4</text:p>
          </table:table-cell>
          <table:table-cell office:value-type="string">
            <text:p>359.1</text:p>
          </table:table-cell>
          <table:table-cell office:value-type="string">
            <text:p>4447.7</text:p>
          </table:table-cell>
          <table:table-cell office:value-type="string">
            <text:p>7.5</text:p>
          </table:table-cell>
          <table:table-cell office:value-type="string">
            <text:p>461.5</text:p>
          </table:table-cell>
          <table:table-cell office:value-type="string">
            <text:p>7517.6</text:p>
          </table:table-cell>
          <table:table-cell office:value-type="string">
            <text:p>281.1</text:p>
          </table:table-cell>
          <table:table-cell office:value-type="string">
            <text:p>15884.3</text:p>
          </table:table-cell>
          <table:table-cell office:value-type="string">
            <text:p>58915.9</text:p>
          </table:table-cell>
          <table:table-cell office:value-type="string">
            <text:p>7464.9</text:p>
          </table:table-cell>
          <table:table-cell office:value-type="string">
            <text:p>3370.6</text:p>
          </table:table-cell>
          <table:table-cell office:value-type="string">
            <text:p>5247.9</text:p>
          </table:table-cell>
          <table:table-cell office:value-type="string">
            <text:p>2113.3</text:p>
          </table:table-cell>
          <table:table-cell office:value-type="string">
            <text:p>4492.7</text:p>
          </table:table-cell>
          <table:table-cell office:value-type="string">
            <text:p>1770.1</text:p>
          </table:table-cell>
          <table:table-cell office:value-type="string">
            <text:p>492.0</text:p>
          </table:table-cell>
          <table:table-cell office:value-type="string">
            <text:p>4288.7</text:p>
          </table:table-cell>
          <table:table-cell office:value-type="string">
            <text:p>7.5</text:p>
          </table:table-cell>
          <table:table-cell office:value-type="string">
            <text:p>516.0</text:p>
          </table:table-cell>
          <table:table-cell office:value-type="string">
            <text:p>0.0</text:p>
          </table:table-cell>
          <table:table-cell office:value-type="string">
            <text:p>1785.4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12.7</text:p>
          </table:table-cell>
          <table:table-cell office:value-type="string">
            <text:p>828.5</text:p>
          </table:table-cell>
          <table:table-cell office:value-type="string">
            <text:p>828.5</text:p>
          </table:table-cell>
          <table:table-cell office:value-type="string">
            <text:p>980.3</text:p>
          </table:table-cell>
          <table:table-cell office:value-type="string">
            <text:p>813.7</text:p>
          </table:table-cell>
          <table:table-cell office:value-type="string">
            <text:p>1169.8</text:p>
          </table:table-cell>
          <table:table-cell office:value-type="string">
            <text:p>1266385.0</text:p>
          </table:table-cell>
          <table:table-cell office:value-type="string">
            <text:p>1244713.0</text:p>
          </table:table-cell>
          <table:table-cell office:value-type="string">
            <text:p>1244961.62795</text:p>
          </table:table-cell>
          <table:table-cell office:value-type="string">
            <text:p>16982.0</text:p>
          </table:table-cell>
          <table:table-cell office:value-type="string">
            <text:p>252503.363096</text:p>
          </table:table-cell>
          <table:table-cell office:value-type="string">
            <text:p>252972.850125</text:p>
          </table:table-cell>
          <table:table-cell office:value-type="string">
            <text:p>505476.213222</text:p>
          </table:table-cell>
          <table:table-cell office:value-type="string">
            <text:p>263992.730929</text:p>
          </table:table-cell>
          <table:table-cell office:value-type="string">
            <text:p>265935.683799</text:p>
          </table:table-cell>
          <table:table-cell office:value-type="string">
            <text:p>529928.414729</text:p>
          </table:table-cell>
          <table:table-cell office:value-type="string">
            <text:p>59549.0</text:p>
          </table:table-cell>
          <table:table-cell office:value-type="string">
            <text:p>683940.213222</text:p>
          </table:table-cell>
          <table:table-cell office:value-type="string">
            <text:p>1115998.62795</text:p>
          </table:table-cell>
          <table:table-cell office:value-type="string">
            <text:p>1099016.62795</text:p>
          </table:table-cell>
          <table:table-cell office:value-type="string">
            <text:p>1094583.0</text:p>
          </table:table-cell>
          <table:table-cell office:value-type="string">
            <text:p>1800677.0</text:p>
          </table:table-cell>
          <table:table-cell office:value-type="string">
            <text:p>0.699307</text:p>
          </table:table-cell>
          <table:table-cell office:value-type="string">
            <text:p>0.994347</text:p>
          </table:table-cell>
          <table:table-cell office:value-type="string">
            <text:p>198</text:p>
          </table:table-cell>
          <table:table-cell office:value-type="string">
            <text:p>136</text:p>
          </table:table-cell>
          <table:table-cell office:value-type="string">
            <text:p>334</text:p>
          </table:table-cell>
          <table:table-cell office:value-type="string">
            <text:p>1810914.35419</text:p>
          </table:table-cell>
        </table:table-row>
        <table:table-row>
          <table:table-cell office:value-type="string">
            <text:p>d25</text:p>
          </table:table-cell>
          <table:table-cell office:value-type="string">
            <text:p>9531.9</text:p>
          </table:table-cell>
          <table:table-cell office:value-type="string">
            <text:p>341.4</text:p>
          </table:table-cell>
          <table:table-cell office:value-type="string">
            <text:p>14993.8</text:p>
          </table:table-cell>
          <table:table-cell office:value-type="string">
            <text:p>47127.4</text:p>
          </table:table-cell>
          <table:table-cell office:value-type="string">
            <text:p>7258.3</text:p>
          </table:table-cell>
          <table:table-cell office:value-type="string">
            <text:p>3361.1</text:p>
          </table:table-cell>
          <table:table-cell office:value-type="string">
            <text:p>4368.2</text:p>
          </table:table-cell>
          <table:table-cell office:value-type="string">
            <text:p>1899.9</text:p>
          </table:table-cell>
          <table:table-cell office:value-type="string">
            <text:p>1179.3</text:p>
          </table:table-cell>
          <table:table-cell office:value-type="string">
            <text:p>1384.0</text:p>
          </table:table-cell>
          <table:table-cell office:value-type="string">
            <text:p>17020.4</text:p>
          </table:table-cell>
          <table:table-cell office:value-type="string">
            <text:p>3283.0</text:p>
          </table:table-cell>
          <table:table-cell office:value-type="string">
            <text:p>1346.8</text:p>
          </table:table-cell>
          <table:table-cell office:value-type="string">
            <text:p>940.1</text:p>
          </table:table-cell>
          <table:table-cell office:value-type="string">
            <text:p>346.5</text:p>
          </table:table-cell>
          <table:table-cell office:value-type="string">
            <text:p>3320.6</text:p>
          </table:table-cell>
          <table:table-cell office:value-type="string">
            <text:p>17.5</text:p>
          </table:table-cell>
          <table:table-cell office:value-type="string">
            <text:p>339.0</text:p>
          </table:table-cell>
          <table:table-cell office:value-type="string">
            <text:p>8575.7</text:p>
          </table:table-cell>
          <table:table-cell office:value-type="string">
            <text:p>186.0</text:p>
          </table:table-cell>
          <table:table-cell office:value-type="string">
            <text:p>17128.0</text:p>
          </table:table-cell>
          <table:table-cell office:value-type="string">
            <text:p>48801.0</text:p>
          </table:table-cell>
          <table:table-cell office:value-type="string">
            <text:p>6893.6</text:p>
          </table:table-cell>
          <table:table-cell office:value-type="string">
            <text:p>3357.2</text:p>
          </table:table-cell>
          <table:table-cell office:value-type="string">
            <text:p>4844.0</text:p>
          </table:table-cell>
          <table:table-cell office:value-type="string">
            <text:p>1930.3</text:p>
          </table:table-cell>
          <table:table-cell office:value-type="string">
            <text:p>3738.0</text:p>
          </table:table-cell>
          <table:table-cell office:value-type="string">
            <text:p>1238.1</text:p>
          </table:table-cell>
          <table:table-cell office:value-type="string">
            <text:p>425.6</text:p>
          </table:table-cell>
          <table:table-cell office:value-type="string">
            <text:p>3327.9</text:p>
          </table:table-cell>
          <table:table-cell office:value-type="string">
            <text:p>14.4</text:p>
          </table:table-cell>
          <table:table-cell office:value-type="string">
            <text:p>431.4</text:p>
          </table:table-cell>
          <table:table-cell office:value-type="string">
            <text:p>0.0</text:p>
          </table:table-cell>
          <table:table-cell office:value-type="string">
            <text:p>767.1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68.6</text:p>
          </table:table-cell>
          <table:table-cell office:value-type="string">
            <text:p>601.3</text:p>
          </table:table-cell>
          <table:table-cell office:value-type="string">
            <text:p>601.3</text:p>
          </table:table-cell>
          <table:table-cell office:value-type="string">
            <text:p>582.5</text:p>
          </table:table-cell>
          <table:table-cell office:value-type="string">
            <text:p>550.4</text:p>
          </table:table-cell>
          <table:table-cell office:value-type="string">
            <text:p>1208.6</text:p>
          </table:table-cell>
          <table:table-cell office:value-type="string">
            <text:p>1073760.0</text:p>
          </table:table-cell>
          <table:table-cell office:value-type="string">
            <text:p>1051529.0</text:p>
          </table:table-cell>
          <table:table-cell office:value-type="string">
            <text:p>1051212.726772</text:p>
          </table:table-cell>
          <table:table-cell office:value-type="string">
            <text:p>18881.0</text:p>
          </table:table-cell>
          <table:table-cell office:value-type="string">
            <text:p>212447.464336</text:p>
          </table:table-cell>
          <table:table-cell office:value-type="string">
            <text:p>214303.864132</text:p>
          </table:table-cell>
          <table:table-cell office:value-type="string">
            <text:p>426751.328468</text:p>
          </table:table-cell>
          <table:table-cell office:value-type="string">
            <text:p>221080.643446</text:p>
          </table:table-cell>
          <table:table-cell office:value-type="string">
            <text:p>222760.754858</text:p>
          </table:table-cell>
          <table:table-cell office:value-type="string">
            <text:p>443841.398304</text:p>
          </table:table-cell>
          <table:table-cell office:value-type="string">
            <text:p>51814.0</text:p>
          </table:table-cell>
          <table:table-cell office:value-type="string">
            <text:p>575370.328468</text:p>
          </table:table-cell>
          <table:table-cell office:value-type="string">
            <text:p>943928.726772</text:p>
          </table:table-cell>
          <table:table-cell office:value-type="string">
            <text:p>925047.726772</text:p>
          </table:table-cell>
          <table:table-cell office:value-type="string">
            <text:p>922658.0</text:p>
          </table:table-cell>
          <table:table-cell office:value-type="string">
            <text:p>1595652.0</text:p>
          </table:table-cell>
          <table:table-cell office:value-type="string">
            <text:p>0.769933</text:p>
          </table:table-cell>
          <table:table-cell office:value-type="string">
            <text:p>1.144152</text:p>
          </table:table-cell>
          <table:table-cell office:value-type="string">
            <text:p>64</text:p>
          </table:table-cell>
          <table:table-cell office:value-type="string">
            <text:p>74</text:p>
          </table:table-cell>
          <table:table-cell office:value-type="string">
            <text:p>138</text:p>
          </table:table-cell>
          <table:table-cell office:value-type="string">
            <text:p>1394614.866562</text:p>
          </table:table-cell>
        </table:table-row>
        <table:table-row>
          <table:table-cell office:value-type="string">
            <text:p>d26</text:p>
          </table:table-cell>
          <table:table-cell office:value-type="string">
            <text:p>12152.2</text:p>
          </table:table-cell>
          <table:table-cell office:value-type="string">
            <text:p>341.4</text:p>
          </table:table-cell>
          <table:table-cell office:value-type="string">
            <text:p>13220.2</text:p>
          </table:table-cell>
          <table:table-cell office:value-type="string">
            <text:p>59834.7</text:p>
          </table:table-cell>
          <table:table-cell office:value-type="string">
            <text:p>7624.6</text:p>
          </table:table-cell>
          <table:table-cell office:value-type="string">
            <text:p>3996.4</text:p>
          </table:table-cell>
          <table:table-cell office:value-type="string">
            <text:p>5560.5</text:p>
          </table:table-cell>
          <table:table-cell office:value-type="string">
            <text:p>2472.1</text:p>
          </table:table-cell>
          <table:table-cell office:value-type="string">
            <text:p>1200.8</text:p>
          </table:table-cell>
          <table:table-cell office:value-type="string">
            <text:p>2401.5</text:p>
          </table:table-cell>
          <table:table-cell office:value-type="string">
            <text:p>23158.8</text:p>
          </table:table-cell>
          <table:table-cell office:value-type="string">
            <text:p>3874.1</text:p>
          </table:table-cell>
          <table:table-cell office:value-type="string">
            <text:p>1824.8</text:p>
          </table:table-cell>
          <table:table-cell office:value-type="string">
            <text:p>1077.7</text:p>
          </table:table-cell>
          <table:table-cell office:value-type="string">
            <text:p>311.9</text:p>
          </table:table-cell>
          <table:table-cell office:value-type="string">
            <text:p>4335.3</text:p>
          </table:table-cell>
          <table:table-cell office:value-type="string">
            <text:p>24.8</text:p>
          </table:table-cell>
          <table:table-cell office:value-type="string">
            <text:p>599.8</text:p>
          </table:table-cell>
          <table:table-cell office:value-type="string">
            <text:p>9077.3</text:p>
          </table:table-cell>
          <table:table-cell office:value-type="string">
            <text:p>372.1</text:p>
          </table:table-cell>
          <table:table-cell office:value-type="string">
            <text:p>13871.4</text:p>
          </table:table-cell>
          <table:table-cell office:value-type="string">
            <text:p>63460.4</text:p>
          </table:table-cell>
          <table:table-cell office:value-type="string">
            <text:p>8509.1</text:p>
          </table:table-cell>
          <table:table-cell office:value-type="string">
            <text:p>3635.3</text:p>
          </table:table-cell>
          <table:table-cell office:value-type="string">
            <text:p>4251.7</text:p>
          </table:table-cell>
          <table:table-cell office:value-type="string">
            <text:p>2670.1</text:p>
          </table:table-cell>
          <table:table-cell office:value-type="string">
            <text:p>4234.8</text:p>
          </table:table-cell>
          <table:table-cell office:value-type="string">
            <text:p>1846.7</text:p>
          </table:table-cell>
          <table:table-cell office:value-type="string">
            <text:p>472.3</text:p>
          </table:table-cell>
          <table:table-cell office:value-type="string">
            <text:p>4327.8</text:p>
          </table:table-cell>
          <table:table-cell office:value-type="string">
            <text:p>6.6</text:p>
          </table:table-cell>
          <table:table-cell office:value-type="string">
            <text:p>618.2</text:p>
          </table:table-cell>
          <table:table-cell office:value-type="string">
            <text:p>0.0</text:p>
          </table:table-cell>
          <table:table-cell office:value-type="string">
            <text:p>60042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18.5</text:p>
          </table:table-cell>
          <table:table-cell office:value-type="string">
            <text:p>909.5</text:p>
          </table:table-cell>
          <table:table-cell office:value-type="string">
            <text:p>909.5</text:p>
          </table:table-cell>
          <table:table-cell office:value-type="string">
            <text:p>885.9</text:p>
          </table:table-cell>
          <table:table-cell office:value-type="string">
            <text:p>516.2</text:p>
          </table:table-cell>
          <table:table-cell office:value-type="string">
            <text:p>1367.1</text:p>
          </table:table-cell>
          <table:table-cell office:value-type="string">
            <text:p>1466898.0</text:p>
          </table:table-cell>
          <table:table-cell office:value-type="string">
            <text:p>1439825.0</text:p>
          </table:table-cell>
          <table:table-cell office:value-type="string">
            <text:p>1442388.825665</text:p>
          </table:table-cell>
          <table:table-cell office:value-type="string">
            <text:p>22567.0</text:p>
          </table:table-cell>
          <table:table-cell office:value-type="string">
            <text:p>145654.872479</text:p>
          </table:table-cell>
          <table:table-cell office:value-type="string">
            <text:p>145630.14074</text:p>
          </table:table-cell>
          <table:table-cell office:value-type="string">
            <text:p>291285.01322</text:p>
          </table:table-cell>
          <table:table-cell office:value-type="string">
            <text:p>472976.275999</text:p>
          </table:table-cell>
          <table:table-cell office:value-type="string">
            <text:p>465753.536446</text:p>
          </table:table-cell>
          <table:table-cell office:value-type="string">
            <text:p>938729.812446</text:p>
          </table:table-cell>
          <table:table-cell office:value-type="string">
            <text:p>61195.0</text:p>
          </table:table-cell>
          <table:table-cell office:value-type="string">
            <text:p>477767.01322</text:p>
          </table:table-cell>
          <table:table-cell office:value-type="string">
            <text:p>1317647.825665</text:p>
          </table:table-cell>
          <table:table-cell office:value-type="string">
            <text:p>1295080.825665</text:p>
          </table:table-cell>
          <table:table-cell office:value-type="string">
            <text:p>1288535.0</text:p>
          </table:table-cell>
          <table:table-cell office:value-type="string">
            <text:p>1830696.0</text:p>
          </table:table-cell>
          <table:table-cell office:value-type="string">
            <text:p>0.834327</text:p>
          </table:table-cell>
          <table:table-cell office:value-type="string">
            <text:p>1.041245</text:p>
          </table:table-cell>
          <table:table-cell office:value-type="string">
            <text:p>514</text:p>
          </table:table-cell>
          <table:table-cell office:value-type="string">
            <text:p>560</text:p>
          </table:table-cell>
          <table:table-cell office:value-type="string">
            <text:p>1074</text:p>
          </table:table-cell>
          <table:table-cell office:value-type="string">
            <text:p>1758180.70476</text:p>
          </table:table-cell>
        </table:table-row>
        <table:table-row>
          <table:table-cell office:value-type="string">
            <text:p>d27</text:p>
          </table:table-cell>
          <table:table-cell office:value-type="string">
            <text:p>4232.3</text:p>
          </table:table-cell>
          <table:table-cell office:value-type="string">
            <text:p>233.6</text:p>
          </table:table-cell>
          <table:table-cell office:value-type="string">
            <text:p>14214.0</text:p>
          </table:table-cell>
          <table:table-cell office:value-type="string">
            <text:p>54710.5</text:p>
          </table:table-cell>
          <table:table-cell office:value-type="string">
            <text:p>7883.5</text:p>
          </table:table-cell>
          <table:table-cell office:value-type="string">
            <text:p>3023.6</text:p>
          </table:table-cell>
          <table:table-cell office:value-type="string">
            <text:p>5154.7</text:p>
          </table:table-cell>
          <table:table-cell office:value-type="string">
            <text:p>2358.5</text:p>
          </table:table-cell>
          <table:table-cell office:value-type="string">
            <text:p>1153.7</text:p>
          </table:table-cell>
          <table:table-cell office:value-type="string">
            <text:p>1615.2</text:p>
          </table:table-cell>
          <table:table-cell office:value-type="string">
            <text:p>22229.0</text:p>
          </table:table-cell>
          <table:table-cell office:value-type="string">
            <text:p>3832.7</text:p>
          </table:table-cell>
          <table:table-cell office:value-type="string">
            <text:p>1277.0</text:p>
          </table:table-cell>
          <table:table-cell office:value-type="string">
            <text:p>1128.0</text:p>
          </table:table-cell>
          <table:table-cell office:value-type="string">
            <text:p>222.6</text:p>
          </table:table-cell>
          <table:table-cell office:value-type="string">
            <text:p>3919.1</text:p>
          </table:table-cell>
          <table:table-cell office:value-type="string">
            <text:p>35.2</text:p>
          </table:table-cell>
          <table:table-cell office:value-type="string">
            <text:p>355.8</text:p>
          </table:table-cell>
          <table:table-cell office:value-type="string">
            <text:p>3447.8</text:p>
          </table:table-cell>
          <table:table-cell office:value-type="string">
            <text:p>401.9</text:p>
          </table:table-cell>
          <table:table-cell office:value-type="string">
            <text:p>15117.7</text:p>
          </table:table-cell>
          <table:table-cell office:value-type="string">
            <text:p>58063.2</text:p>
          </table:table-cell>
          <table:table-cell office:value-type="string">
            <text:p>7740.6</text:p>
          </table:table-cell>
          <table:table-cell office:value-type="string">
            <text:p>2972.2</text:p>
          </table:table-cell>
          <table:table-cell office:value-type="string">
            <text:p>4796.8</text:p>
          </table:table-cell>
          <table:table-cell office:value-type="string">
            <text:p>2144.0</text:p>
          </table:table-cell>
          <table:table-cell office:value-type="string">
            <text:p>4412.7</text:p>
          </table:table-cell>
          <table:table-cell office:value-type="string">
            <text:p>1864.9</text:p>
          </table:table-cell>
          <table:table-cell office:value-type="string">
            <text:p>315.4</text:p>
          </table:table-cell>
          <table:table-cell office:value-type="string">
            <text:p>4057.9</text:p>
          </table:table-cell>
          <table:table-cell office:value-type="string">
            <text:p>19.8</text:p>
          </table:table-cell>
          <table:table-cell office:value-type="string">
            <text:p>260.9</text:p>
          </table:table-cell>
          <table:table-cell office:value-type="string">
            <text:p>0.0</text:p>
          </table:table-cell>
          <table:table-cell office:value-type="string">
            <text:p>1235.2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24.5</text:p>
          </table:table-cell>
          <table:table-cell office:value-type="string">
            <text:p>576.1</text:p>
          </table:table-cell>
          <table:table-cell office:value-type="string">
            <text:p>576.1</text:p>
          </table:table-cell>
          <table:table-cell office:value-type="string">
            <text:p>1120.7</text:p>
          </table:table-cell>
          <table:table-cell office:value-type="string">
            <text:p>1027.3</text:p>
          </table:table-cell>
          <table:table-cell office:value-type="string">
            <text:p>910.4</text:p>
          </table:table-cell>
          <table:table-cell office:value-type="string">
            <text:p>1194167.0</text:p>
          </table:table-cell>
          <table:table-cell office:value-type="string">
            <text:p>1181995.0</text:p>
          </table:table-cell>
          <table:table-cell office:value-type="string">
            <text:p>1182298.732157</text:p>
          </table:table-cell>
          <table:table-cell office:value-type="string">
            <text:p>8381.0</text:p>
          </table:table-cell>
          <table:table-cell office:value-type="string">
            <text:p>233162.856452</text:p>
          </table:table-cell>
          <table:table-cell office:value-type="string">
            <text:p>236640.514928</text:p>
          </table:table-cell>
          <table:table-cell office:value-type="string">
            <text:p>469803.37138</text:p>
          </table:table-cell>
          <table:table-cell office:value-type="string">
            <text:p>252510.513742</text:p>
          </table:table-cell>
          <table:table-cell office:value-type="string">
            <text:p>259741.847035</text:p>
          </table:table-cell>
          <table:table-cell office:value-type="string">
            <text:p>512252.360777</text:p>
          </table:table-cell>
          <table:table-cell office:value-type="string">
            <text:p>56881.0</text:p>
          </table:table-cell>
          <table:table-cell office:value-type="string">
            <text:p>641585.37138</text:p>
          </table:table-cell>
          <table:table-cell office:value-type="string">
            <text:p>1050250.732157</text:p>
          </table:table-cell>
          <table:table-cell office:value-type="string">
            <text:p>1041869.732157</text:p>
          </table:table-cell>
          <table:table-cell office:value-type="string">
            <text:p>1038526.0</text:p>
          </table:table-cell>
          <table:table-cell office:value-type="string">
            <text:p>1757223.0</text:p>
          </table:table-cell>
          <table:table-cell office:value-type="string">
            <text:p>0.737246</text:p>
          </table:table-cell>
          <table:table-cell office:value-type="string">
            <text:p>1.084861</text:p>
          </table:table-cell>
          <table:table-cell office:value-type="string">
            <text:p>67</text:p>
          </table:table-cell>
          <table:table-cell office:value-type="string">
            <text:p>85</text:p>
          </table:table-cell>
          <table:table-cell office:value-type="string">
            <text:p>152</text:p>
          </table:table-cell>
          <table:table-cell office:value-type="string">
            <text:p>1619767.188621</text:p>
          </table:table-cell>
        </table:table-row>
        <table:table-row>
          <table:table-cell office:value-type="string">
            <text:p>d28</text:p>
          </table:table-cell>
          <table:table-cell office:value-type="string">
            <text:p>12164.0</text:p>
          </table:table-cell>
          <table:table-cell office:value-type="string">
            <text:p>495.8</text:p>
          </table:table-cell>
          <table:table-cell office:value-type="string">
            <text:p>14866.2</text:p>
          </table:table-cell>
          <table:table-cell office:value-type="string">
            <text:p>61063.9</text:p>
          </table:table-cell>
          <table:table-cell office:value-type="string">
            <text:p>7461.6</text:p>
          </table:table-cell>
          <table:table-cell office:value-type="string">
            <text:p>3593.4</text:p>
          </table:table-cell>
          <table:table-cell office:value-type="string">
            <text:p>4852.4</text:p>
          </table:table-cell>
          <table:table-cell office:value-type="string">
            <text:p>2048.6</text:p>
          </table:table-cell>
          <table:table-cell office:value-type="string">
            <text:p>2830.4</text:p>
          </table:table-cell>
          <table:table-cell office:value-type="string">
            <text:p>2195.0</text:p>
          </table:table-cell>
          <table:table-cell office:value-type="string">
            <text:p>20752.5</text:p>
          </table:table-cell>
          <table:table-cell office:value-type="string">
            <text:p>4195.7</text:p>
          </table:table-cell>
          <table:table-cell office:value-type="string">
            <text:p>1465.0</text:p>
          </table:table-cell>
          <table:table-cell office:value-type="string">
            <text:p>1122.3</text:p>
          </table:table-cell>
          <table:table-cell office:value-type="string">
            <text:p>214.4</text:p>
          </table:table-cell>
          <table:table-cell office:value-type="string">
            <text:p>4467.7</text:p>
          </table:table-cell>
          <table:table-cell office:value-type="string">
            <text:p>17.9</text:p>
          </table:table-cell>
          <table:table-cell office:value-type="string">
            <text:p>266.6</text:p>
          </table:table-cell>
          <table:table-cell office:value-type="string">
            <text:p>10004.8</text:p>
          </table:table-cell>
          <table:table-cell office:value-type="string">
            <text:p>531.8</text:p>
          </table:table-cell>
          <table:table-cell office:value-type="string">
            <text:p>17756.5</text:p>
          </table:table-cell>
          <table:table-cell office:value-type="string">
            <text:p>64709.6</text:p>
          </table:table-cell>
          <table:table-cell office:value-type="string">
            <text:p>7270.5</text:p>
          </table:table-cell>
          <table:table-cell office:value-type="string">
            <text:p>3427.5</text:p>
          </table:table-cell>
          <table:table-cell office:value-type="string">
            <text:p>4694.7</text:p>
          </table:table-cell>
          <table:table-cell office:value-type="string">
            <text:p>2059.8</text:p>
          </table:table-cell>
          <table:table-cell office:value-type="string">
            <text:p>3947.5</text:p>
          </table:table-cell>
          <table:table-cell office:value-type="string">
            <text:p>1290.0</text:p>
          </table:table-cell>
          <table:table-cell office:value-type="string">
            <text:p>307.0</text:p>
          </table:table-cell>
          <table:table-cell office:value-type="string">
            <text:p>3917.4</text:p>
          </table:table-cell>
          <table:table-cell office:value-type="string">
            <text:p>20.1</text:p>
          </table:table-cell>
          <table:table-cell office:value-type="string">
            <text:p>389.3</text:p>
          </table:table-cell>
          <table:table-cell office:value-type="string">
            <text:p>0.0</text:p>
          </table:table-cell>
          <table:table-cell office:value-type="string">
            <text:p>890.2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30.9</text:p>
          </table:table-cell>
          <table:table-cell office:value-type="string">
            <text:p>511.1</text:p>
          </table:table-cell>
          <table:table-cell office:value-type="string">
            <text:p>511.1</text:p>
          </table:table-cell>
          <table:table-cell office:value-type="string">
            <text:p>496.6</text:p>
          </table:table-cell>
          <table:table-cell office:value-type="string">
            <text:p>396.6</text:p>
          </table:table-cell>
          <table:table-cell office:value-type="string">
            <text:p>818.2</text:p>
          </table:table-cell>
          <table:table-cell office:value-type="string">
            <text:p>1182422.0</text:p>
          </table:table-cell>
          <table:table-cell office:value-type="string">
            <text:p>1153100.0</text:p>
          </table:table-cell>
          <table:table-cell office:value-type="string">
            <text:p>1153103.777601</text:p>
          </table:table-cell>
          <table:table-cell office:value-type="string">
            <text:p>23244.0</text:p>
          </table:table-cell>
          <table:table-cell office:value-type="string">
            <text:p>241463.836746</text:p>
          </table:table-cell>
          <table:table-cell office:value-type="string">
            <text:p>236332.473809</text:p>
          </table:table-cell>
          <table:table-cell office:value-type="string">
            <text:p>477796.310555</text:p>
          </table:table-cell>
          <table:table-cell office:value-type="string">
            <text:p>228832.624225</text:p>
          </table:table-cell>
          <table:table-cell office:value-type="string">
            <text:p>230057.842822</text:p>
          </table:table-cell>
          <table:table-cell office:value-type="string">
            <text:p>458890.467046</text:p>
          </table:table-cell>
          <table:table-cell office:value-type="string">
            <text:p>56433.0</text:p>
          </table:table-cell>
          <table:table-cell office:value-type="string">
            <text:p>661983.310555</text:p>
          </table:table-cell>
          <table:table-cell office:value-type="string">
            <text:p>1019732.777601</text:p>
          </table:table-cell>
          <table:table-cell office:value-type="string">
            <text:p>996488.777601</text:p>
          </table:table-cell>
          <table:table-cell office:value-type="string">
            <text:p>992968.0</text:p>
          </table:table-cell>
          <table:table-cell office:value-type="string">
            <text:p>1737493.0</text:p>
          </table:table-cell>
          <table:table-cell office:value-type="string">
            <text:p>0.720311</text:p>
          </table:table-cell>
          <table:table-cell office:value-type="string">
            <text:p>1.058451</text:p>
          </table:table-cell>
          <table:table-cell office:value-type="string">
            <text:p>94</text:p>
          </table:table-cell>
          <table:table-cell office:value-type="string">
            <text:p>145</text:p>
          </table:table-cell>
          <table:table-cell office:value-type="string">
            <text:p>239</text:p>
          </table:table-cell>
          <table:table-cell office:value-type="string">
            <text:p>1641543.379522</text:p>
          </table:table-cell>
        </table:table-row>
        <table:table-row>
          <table:table-cell office:value-type="string">
            <text:p>d29</text:p>
          </table:table-cell>
          <table:table-cell office:value-type="string">
            <text:p>11109.4</text:p>
          </table:table-cell>
          <table:table-cell office:value-type="string">
            <text:p>267.6</text:p>
          </table:table-cell>
          <table:table-cell office:value-type="string">
            <text:p>12830.3</text:p>
          </table:table-cell>
          <table:table-cell office:value-type="string">
            <text:p>57025.0</text:p>
          </table:table-cell>
          <table:table-cell office:value-type="string">
            <text:p>7249.0</text:p>
          </table:table-cell>
          <table:table-cell office:value-type="string">
            <text:p>3499.2</text:p>
          </table:table-cell>
          <table:table-cell office:value-type="string">
            <text:p>4285.9</text:p>
          </table:table-cell>
          <table:table-cell office:value-type="string">
            <text:p>1985.8</text:p>
          </table:table-cell>
          <table:table-cell office:value-type="string">
            <text:p>1854.1</text:p>
          </table:table-cell>
          <table:table-cell office:value-type="string">
            <text:p>2293.7</text:p>
          </table:table-cell>
          <table:table-cell office:value-type="string">
            <text:p>20358.1</text:p>
          </table:table-cell>
          <table:table-cell office:value-type="string">
            <text:p>4128.3</text:p>
          </table:table-cell>
          <table:table-cell office:value-type="string">
            <text:p>1426.3</text:p>
          </table:table-cell>
          <table:table-cell office:value-type="string">
            <text:p>908.5</text:p>
          </table:table-cell>
          <table:table-cell office:value-type="string">
            <text:p>291.7</text:p>
          </table:table-cell>
          <table:table-cell office:value-type="string">
            <text:p>3848.2</text:p>
          </table:table-cell>
          <table:table-cell office:value-type="string">
            <text:p>12.0</text:p>
          </table:table-cell>
          <table:table-cell office:value-type="string">
            <text:p>325.8</text:p>
          </table:table-cell>
          <table:table-cell office:value-type="string">
            <text:p>7078.6</text:p>
          </table:table-cell>
          <table:table-cell office:value-type="string">
            <text:p>205.5</text:p>
          </table:table-cell>
          <table:table-cell office:value-type="string">
            <text:p>15500.2</text:p>
          </table:table-cell>
          <table:table-cell office:value-type="string">
            <text:p>54794.4</text:p>
          </table:table-cell>
          <table:table-cell office:value-type="string">
            <text:p>7421.5</text:p>
          </table:table-cell>
          <table:table-cell office:value-type="string">
            <text:p>3188.0</text:p>
          </table:table-cell>
          <table:table-cell office:value-type="string">
            <text:p>4033.2</text:p>
          </table:table-cell>
          <table:table-cell office:value-type="string">
            <text:p>1947.9</text:p>
          </table:table-cell>
          <table:table-cell office:value-type="string">
            <text:p>4355.9</text:p>
          </table:table-cell>
          <table:table-cell office:value-type="string">
            <text:p>1616.2</text:p>
          </table:table-cell>
          <table:table-cell office:value-type="string">
            <text:p>421.3</text:p>
          </table:table-cell>
          <table:table-cell office:value-type="string">
            <text:p>3466.0</text:p>
          </table:table-cell>
          <table:table-cell office:value-type="string">
            <text:p>15.7</text:p>
          </table:table-cell>
          <table:table-cell office:value-type="string">
            <text:p>342.9</text:p>
          </table:table-cell>
          <table:table-cell office:value-type="string">
            <text:p>0.0</text:p>
          </table:table-cell>
          <table:table-cell office:value-type="string">
            <text:p>546.2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67.5</text:p>
          </table:table-cell>
          <table:table-cell office:value-type="string">
            <text:p>536.2</text:p>
          </table:table-cell>
          <table:table-cell office:value-type="string">
            <text:p>536.2</text:p>
          </table:table-cell>
          <table:table-cell office:value-type="string">
            <text:p>434.9</text:p>
          </table:table-cell>
          <table:table-cell office:value-type="string">
            <text:p>760.0</text:p>
          </table:table-cell>
          <table:table-cell office:value-type="string">
            <text:p>569.7</text:p>
          </table:table-cell>
          <table:table-cell office:value-type="string">
            <text:p>1119049.0</text:p>
          </table:table-cell>
          <table:table-cell office:value-type="string">
            <text:p>1095151.0</text:p>
          </table:table-cell>
          <table:table-cell office:value-type="string">
            <text:p>1094898.608974</text:p>
          </table:table-cell>
          <table:table-cell office:value-type="string">
            <text:p>18893.0</text:p>
          </table:table-cell>
          <table:table-cell office:value-type="string">
            <text:p>239222.221469</text:p>
          </table:table-cell>
          <table:table-cell office:value-type="string">
            <text:p>239414.652081</text:p>
          </table:table-cell>
          <table:table-cell office:value-type="string">
            <text:p>478636.87355</text:p>
          </table:table-cell>
          <table:table-cell office:value-type="string">
            <text:p>209701.103683</text:p>
          </table:table-cell>
          <table:table-cell office:value-type="string">
            <text:p>211399.631741</text:p>
          </table:table-cell>
          <table:table-cell office:value-type="string">
            <text:p>421100.735424</text:p>
          </table:table-cell>
          <table:table-cell office:value-type="string">
            <text:p>54160.0</text:p>
          </table:table-cell>
          <table:table-cell office:value-type="string">
            <text:p>645987.87355</text:p>
          </table:table-cell>
          <table:table-cell office:value-type="string">
            <text:p>975472.608974</text:p>
          </table:table-cell>
          <table:table-cell office:value-type="string">
            <text:p>956579.608974</text:p>
          </table:table-cell>
          <table:table-cell office:value-type="string">
            <text:p>953976.0</text:p>
          </table:table-cell>
          <table:table-cell office:value-type="string">
            <text:p>1774590.0</text:p>
          </table:table-cell>
          <table:table-cell office:value-type="string">
            <text:p>0.68236</text:p>
          </table:table-cell>
          <table:table-cell office:value-type="string">
            <text:p>1.082088</text:p>
          </table:table-cell>
          <table:table-cell office:value-type="string">
            <text:p>78</text:p>
          </table:table-cell>
          <table:table-cell office:value-type="string">
            <text:p>111</text:p>
          </table:table-cell>
          <table:table-cell office:value-type="string">
            <text:p>189</text:p>
          </table:table-cell>
          <table:table-cell office:value-type="string">
            <text:p>1639969.008431</text:p>
          </table:table-cell>
        </table:table-row>
        <table:table-row>
          <table:table-cell office:value-type="string">
            <text:p>d30</text:p>
          </table:table-cell>
          <table:table-cell office:value-type="string">
            <text:p>10192.2</text:p>
          </table:table-cell>
          <table:table-cell office:value-type="string">
            <text:p>325.3</text:p>
          </table:table-cell>
          <table:table-cell office:value-type="string">
            <text:p>12758.2</text:p>
          </table:table-cell>
          <table:table-cell office:value-type="string">
            <text:p>54302.4</text:p>
          </table:table-cell>
          <table:table-cell office:value-type="string">
            <text:p>6259.7</text:p>
          </table:table-cell>
          <table:table-cell office:value-type="string">
            <text:p>3185.2</text:p>
          </table:table-cell>
          <table:table-cell office:value-type="string">
            <text:p>4281.6</text:p>
          </table:table-cell>
          <table:table-cell office:value-type="string">
            <text:p>2050.3</text:p>
          </table:table-cell>
          <table:table-cell office:value-type="string">
            <text:p>970.4</text:p>
          </table:table-cell>
          <table:table-cell office:value-type="string">
            <text:p>1797.4</text:p>
          </table:table-cell>
          <table:table-cell office:value-type="string">
            <text:p>17817.2</text:p>
          </table:table-cell>
          <table:table-cell office:value-type="string">
            <text:p>3224.4</text:p>
          </table:table-cell>
          <table:table-cell office:value-type="string">
            <text:p>1203.6</text:p>
          </table:table-cell>
          <table:table-cell office:value-type="string">
            <text:p>1024.0</text:p>
          </table:table-cell>
          <table:table-cell office:value-type="string">
            <text:p>179.9</text:p>
          </table:table-cell>
          <table:table-cell office:value-type="string">
            <text:p>3667.5</text:p>
          </table:table-cell>
          <table:table-cell office:value-type="string">
            <text:p>8.2</text:p>
          </table:table-cell>
          <table:table-cell office:value-type="string">
            <text:p>457.5</text:p>
          </table:table-cell>
          <table:table-cell office:value-type="string">
            <text:p>8350.7</text:p>
          </table:table-cell>
          <table:table-cell office:value-type="string">
            <text:p>367.2</text:p>
          </table:table-cell>
          <table:table-cell office:value-type="string">
            <text:p>12953.3</text:p>
          </table:table-cell>
          <table:table-cell office:value-type="string">
            <text:p>53771.7</text:p>
          </table:table-cell>
          <table:table-cell office:value-type="string">
            <text:p>6240.6</text:p>
          </table:table-cell>
          <table:table-cell office:value-type="string">
            <text:p>3044.8</text:p>
          </table:table-cell>
          <table:table-cell office:value-type="string">
            <text:p>4387.3</text:p>
          </table:table-cell>
          <table:table-cell office:value-type="string">
            <text:p>1996.1</text:p>
          </table:table-cell>
          <table:table-cell office:value-type="string">
            <text:p>3341.3</text:p>
          </table:table-cell>
          <table:table-cell office:value-type="string">
            <text:p>1471.4</text:p>
          </table:table-cell>
          <table:table-cell office:value-type="string">
            <text:p>283.1</text:p>
          </table:table-cell>
          <table:table-cell office:value-type="string">
            <text:p>3336.8</text:p>
          </table:table-cell>
          <table:table-cell office:value-type="string">
            <text:p>12.8</text:p>
          </table:table-cell>
          <table:table-cell office:value-type="string">
            <text:p>542.1</text:p>
          </table:table-cell>
          <table:table-cell office:value-type="string">
            <text:p>0.0</text:p>
          </table:table-cell>
          <table:table-cell office:value-type="string">
            <text:p>705.5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87.0</text:p>
          </table:table-cell>
          <table:table-cell office:value-type="string">
            <text:p>609.6</text:p>
          </table:table-cell>
          <table:table-cell office:value-type="string">
            <text:p>609.6</text:p>
          </table:table-cell>
          <table:table-cell office:value-type="string">
            <text:p>674.2</text:p>
          </table:table-cell>
          <table:table-cell office:value-type="string">
            <text:p>733.5</text:p>
          </table:table-cell>
          <table:table-cell office:value-type="string">
            <text:p>826.1</text:p>
          </table:table-cell>
          <table:table-cell office:value-type="string">
            <text:p>998617.0</text:p>
          </table:table-cell>
          <table:table-cell office:value-type="string">
            <text:p>975218.0</text:p>
          </table:table-cell>
          <table:table-cell office:value-type="string">
            <text:p>975274.203001</text:p>
          </table:table-cell>
          <table:table-cell office:value-type="string">
            <text:p>19631.0</text:p>
          </table:table-cell>
          <table:table-cell office:value-type="string">
            <text:p>198229.658103</text:p>
          </table:table-cell>
          <table:table-cell office:value-type="string">
            <text:p>202416.951436</text:p>
          </table:table-cell>
          <table:table-cell office:value-type="string">
            <text:p>400646.609539</text:p>
          </table:table-cell>
          <table:table-cell office:value-type="string">
            <text:p>194004.530938</text:p>
          </table:table-cell>
          <table:table-cell office:value-type="string">
            <text:p>196650.062525</text:p>
          </table:table-cell>
          <table:table-cell office:value-type="string">
            <text:p>390654.593463</text:p>
          </table:table-cell>
          <table:table-cell office:value-type="string">
            <text:p>49168.0</text:p>
          </table:table-cell>
          <table:table-cell office:value-type="string">
            <text:p>560037.609539</text:p>
          </table:table-cell>
          <table:table-cell office:value-type="string">
            <text:p>863073.203001</text:p>
          </table:table-cell>
          <table:table-cell office:value-type="string">
            <text:p>843442.203001</text:p>
          </table:table-cell>
          <table:table-cell office:value-type="string">
            <text:p>840316.0</text:p>
          </table:table-cell>
          <table:table-cell office:value-type="string">
            <text:p>1497683.0</text:p>
          </table:table-cell>
          <table:table-cell office:value-type="string">
            <text:p>0.705925</text:p>
          </table:table-cell>
          <table:table-cell office:value-type="string">
            <text:p>1.058716</text:p>
          </table:table-cell>
          <table:table-cell office:value-type="string">
            <text:p>55</text:p>
          </table:table-cell>
          <table:table-cell office:value-type="string">
            <text:p>61</text:p>
          </table:table-cell>
          <table:table-cell office:value-type="string">
            <text:p>116</text:p>
          </table:table-cell>
          <table:table-cell office:value-type="string">
            <text:p>1414622.39607</text:p>
          </table:table-cell>
        </table:table-row>
        <table:table-row>
          <table:table-cell office:value-type="string">
            <text:p>d31</text:p>
          </table:table-cell>
          <table:table-cell office:value-type="string">
            <text:p>6853.6</text:p>
          </table:table-cell>
          <table:table-cell office:value-type="string">
            <text:p>264.6</text:p>
          </table:table-cell>
          <table:table-cell office:value-type="string">
            <text:p>10909.1</text:p>
          </table:table-cell>
          <table:table-cell office:value-type="string">
            <text:p>48084.3</text:p>
          </table:table-cell>
          <table:table-cell office:value-type="string">
            <text:p>7196.1</text:p>
          </table:table-cell>
          <table:table-cell office:value-type="string">
            <text:p>3468.1</text:p>
          </table:table-cell>
          <table:table-cell office:value-type="string">
            <text:p>4776.5</text:p>
          </table:table-cell>
          <table:table-cell office:value-type="string">
            <text:p>1594.4</text:p>
          </table:table-cell>
          <table:table-cell office:value-type="string">
            <text:p>1260.4</text:p>
          </table:table-cell>
          <table:table-cell office:value-type="string">
            <text:p>1371.0</text:p>
          </table:table-cell>
          <table:table-cell office:value-type="string">
            <text:p>15956.3</text:p>
          </table:table-cell>
          <table:table-cell office:value-type="string">
            <text:p>3571.5</text:p>
          </table:table-cell>
          <table:table-cell office:value-type="string">
            <text:p>1436.4</text:p>
          </table:table-cell>
          <table:table-cell office:value-type="string">
            <text:p>816.8</text:p>
          </table:table-cell>
          <table:table-cell office:value-type="string">
            <text:p>404.7</text:p>
          </table:table-cell>
          <table:table-cell office:value-type="string">
            <text:p>3419.6</text:p>
          </table:table-cell>
          <table:table-cell office:value-type="string">
            <text:p>14.0</text:p>
          </table:table-cell>
          <table:table-cell office:value-type="string">
            <text:p>336.6</text:p>
          </table:table-cell>
          <table:table-cell office:value-type="string">
            <text:p>6094.6</text:p>
          </table:table-cell>
          <table:table-cell office:value-type="string">
            <text:p>226.5</text:p>
          </table:table-cell>
          <table:table-cell office:value-type="string">
            <text:p>17920.6</text:p>
          </table:table-cell>
          <table:table-cell office:value-type="string">
            <text:p>49553.1</text:p>
          </table:table-cell>
          <table:table-cell office:value-type="string">
            <text:p>7106.3</text:p>
          </table:table-cell>
          <table:table-cell office:value-type="string">
            <text:p>3501.0</text:p>
          </table:table-cell>
          <table:table-cell office:value-type="string">
            <text:p>4241.9</text:p>
          </table:table-cell>
          <table:table-cell office:value-type="string">
            <text:p>1595.1</text:p>
          </table:table-cell>
          <table:table-cell office:value-type="string">
            <text:p>3913.5</text:p>
          </table:table-cell>
          <table:table-cell office:value-type="string">
            <text:p>1391.5</text:p>
          </table:table-cell>
          <table:table-cell office:value-type="string">
            <text:p>331.7</text:p>
          </table:table-cell>
          <table:table-cell office:value-type="string">
            <text:p>2971.4</text:p>
          </table:table-cell>
          <table:table-cell office:value-type="string">
            <text:p>8.9</text:p>
          </table:table-cell>
          <table:table-cell office:value-type="string">
            <text:p>287.7</text:p>
          </table:table-cell>
          <table:table-cell office:value-type="string">
            <text:p>0.0</text:p>
          </table:table-cell>
          <table:table-cell office:value-type="string">
            <text:p>544.9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200.1</text:p>
          </table:table-cell>
          <table:table-cell office:value-type="string">
            <text:p>566.9</text:p>
          </table:table-cell>
          <table:table-cell office:value-type="string">
            <text:p>566.9</text:p>
          </table:table-cell>
          <table:table-cell office:value-type="string">
            <text:p>798.5</text:p>
          </table:table-cell>
          <table:table-cell office:value-type="string">
            <text:p>683.6</text:p>
          </table:table-cell>
          <table:table-cell office:value-type="string">
            <text:p>789.7</text:p>
          </table:table-cell>
          <table:table-cell office:value-type="string">
            <text:p>1027785.0</text:p>
          </table:table-cell>
          <table:table-cell office:value-type="string">
            <text:p>1010725.0</text:p>
          </table:table-cell>
          <table:table-cell office:value-type="string">
            <text:p>1010428.06372</text:p>
          </table:table-cell>
          <table:table-cell office:value-type="string">
            <text:p>13667.0</text:p>
          </table:table-cell>
          <table:table-cell office:value-type="string">
            <text:p>226652.29151</text:p>
          </table:table-cell>
          <table:table-cell office:value-type="string">
            <text:p>227579.726394</text:p>
          </table:table-cell>
          <table:table-cell office:value-type="string">
            <text:p>454232.017904</text:p>
          </table:table-cell>
          <table:table-cell office:value-type="string">
            <text:p>186442.606118</text:p>
          </table:table-cell>
          <table:table-cell office:value-type="string">
            <text:p>190708.439698</text:p>
          </table:table-cell>
          <table:table-cell office:value-type="string">
            <text:p>377151.045816</text:p>
          </table:table-cell>
          <table:table-cell office:value-type="string">
            <text:p>52368.0</text:p>
          </table:table-cell>
          <table:table-cell office:value-type="string">
            <text:p>605097.017904</text:p>
          </table:table-cell>
          <table:table-cell office:value-type="string">
            <text:p>899143.06372</text:p>
          </table:table-cell>
          <table:table-cell office:value-type="string">
            <text:p>885476.06372</text:p>
          </table:table-cell>
          <table:table-cell office:value-type="string">
            <text:p>883855.0</text:p>
          </table:table-cell>
          <table:table-cell office:value-type="string">
            <text:p>1490766.0</text:p>
          </table:table-cell>
          <table:table-cell office:value-type="string">
            <text:p>0.750936</text:p>
          </table:table-cell>
          <table:table-cell office:value-type="string">
            <text:p>1.089206</text:p>
          </table:table-cell>
          <table:table-cell office:value-type="string">
            <text:p>54</text:p>
          </table:table-cell>
          <table:table-cell office:value-type="string">
            <text:p>33</text:p>
          </table:table-cell>
          <table:table-cell office:value-type="string">
            <text:p>87</text:p>
          </table:table-cell>
          <table:table-cell office:value-type="string">
            <text:p>1368672.265381</text:p>
          </table:table-cell>
        </table:table-row>
        <table:table-row>
          <table:table-cell office:value-type="string">
            <text:p>d32</text:p>
          </table:table-cell>
          <table:table-cell office:value-type="string">
            <text:p>5773.3</text:p>
          </table:table-cell>
          <table:table-cell office:value-type="string">
            <text:p>300.0</text:p>
          </table:table-cell>
          <table:table-cell office:value-type="string">
            <text:p>16595.4</text:p>
          </table:table-cell>
          <table:table-cell office:value-type="string">
            <text:p>48668.0</text:p>
          </table:table-cell>
          <table:table-cell office:value-type="string">
            <text:p>7557.5</text:p>
          </table:table-cell>
          <table:table-cell office:value-type="string">
            <text:p>3265.7</text:p>
          </table:table-cell>
          <table:table-cell office:value-type="string">
            <text:p>4298.6</text:p>
          </table:table-cell>
          <table:table-cell office:value-type="string">
            <text:p>2354.9</text:p>
          </table:table-cell>
          <table:table-cell office:value-type="string">
            <text:p>1007.4</text:p>
          </table:table-cell>
          <table:table-cell office:value-type="string">
            <text:p>1473.4</text:p>
          </table:table-cell>
          <table:table-cell office:value-type="string">
            <text:p>20722.2</text:p>
          </table:table-cell>
          <table:table-cell office:value-type="string">
            <text:p>3743.3</text:p>
          </table:table-cell>
          <table:table-cell office:value-type="string">
            <text:p>1452.6</text:p>
          </table:table-cell>
          <table:table-cell office:value-type="string">
            <text:p>1128.5</text:p>
          </table:table-cell>
          <table:table-cell office:value-type="string">
            <text:p>315.7</text:p>
          </table:table-cell>
          <table:table-cell office:value-type="string">
            <text:p>4093.7</text:p>
          </table:table-cell>
          <table:table-cell office:value-type="string">
            <text:p>15.7</text:p>
          </table:table-cell>
          <table:table-cell office:value-type="string">
            <text:p>395.5</text:p>
          </table:table-cell>
          <table:table-cell office:value-type="string">
            <text:p>6205.4</text:p>
          </table:table-cell>
          <table:table-cell office:value-type="string">
            <text:p>193.8</text:p>
          </table:table-cell>
          <table:table-cell office:value-type="string">
            <text:p>15719.6</text:p>
          </table:table-cell>
          <table:table-cell office:value-type="string">
            <text:p>48042.5</text:p>
          </table:table-cell>
          <table:table-cell office:value-type="string">
            <text:p>7483.3</text:p>
          </table:table-cell>
          <table:table-cell office:value-type="string">
            <text:p>3573.7</text:p>
          </table:table-cell>
          <table:table-cell office:value-type="string">
            <text:p>4289.6</text:p>
          </table:table-cell>
          <table:table-cell office:value-type="string">
            <text:p>2125.7</text:p>
          </table:table-cell>
          <table:table-cell office:value-type="string">
            <text:p>3925.8</text:p>
          </table:table-cell>
          <table:table-cell office:value-type="string">
            <text:p>1625.2</text:p>
          </table:table-cell>
          <table:table-cell office:value-type="string">
            <text:p>440.7</text:p>
          </table:table-cell>
          <table:table-cell office:value-type="string">
            <text:p>4298.5</text:p>
          </table:table-cell>
          <table:table-cell office:value-type="string">
            <text:p>7.5</text:p>
          </table:table-cell>
          <table:table-cell office:value-type="string">
            <text:p>502.4</text:p>
          </table:table-cell>
          <table:table-cell office:value-type="string">
            <text:p>0.0</text:p>
          </table:table-cell>
          <table:table-cell office:value-type="string">
            <text:p>1446.4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76.3</text:p>
          </table:table-cell>
          <table:table-cell office:value-type="string">
            <text:p>730.1</text:p>
          </table:table-cell>
          <table:table-cell office:value-type="string">
            <text:p>730.1</text:p>
          </table:table-cell>
          <table:table-cell office:value-type="string">
            <text:p>910.6</text:p>
          </table:table-cell>
          <table:table-cell office:value-type="string">
            <text:p>899.7</text:p>
          </table:table-cell>
          <table:table-cell office:value-type="string">
            <text:p>971.3</text:p>
          </table:table-cell>
          <table:table-cell office:value-type="string">
            <text:p>1117304.0</text:p>
          </table:table-cell>
          <table:table-cell office:value-type="string">
            <text:p>1100993.0</text:p>
          </table:table-cell>
          <table:table-cell office:value-type="string">
            <text:p>1101993.286662</text:p>
          </table:table-cell>
          <table:table-cell office:value-type="string">
            <text:p>12849.0</text:p>
          </table:table-cell>
          <table:table-cell office:value-type="string">
            <text:p>215628.995058</text:p>
          </table:table-cell>
          <table:table-cell office:value-type="string">
            <text:p>216099.180983</text:p>
          </table:table-cell>
          <table:table-cell office:value-type="string">
            <text:p>431728.176041</text:p>
          </table:table-cell>
          <table:table-cell office:value-type="string">
            <text:p>241898.722657</text:p>
          </table:table-cell>
          <table:table-cell office:value-type="string">
            <text:p>241855.387964</text:p>
          </table:table-cell>
          <table:table-cell office:value-type="string">
            <text:p>483754.110621</text:p>
          </table:table-cell>
          <table:table-cell office:value-type="string">
            <text:p>55599.0</text:p>
          </table:table-cell>
          <table:table-cell office:value-type="string">
            <text:p>586075.176041</text:p>
          </table:table-cell>
          <table:table-cell office:value-type="string">
            <text:p>987194.286662</text:p>
          </table:table-cell>
          <table:table-cell office:value-type="string">
            <text:p>974345.286662</text:p>
          </table:table-cell>
          <table:table-cell office:value-type="string">
            <text:p>969903.0</text:p>
          </table:table-cell>
          <table:table-cell office:value-type="string">
            <text:p>3234194.0</text:p>
          </table:table-cell>
          <table:table-cell office:value-type="string">
            <text:p>0.764029</text:p>
          </table:table-cell>
          <table:table-cell office:value-type="string">
            <text:p>2.211591</text:p>
          </table:table-cell>
          <table:table-cell office:value-type="string">
            <text:p>65</text:p>
          </table:table-cell>
          <table:table-cell office:value-type="string">
            <text:p>102</text:p>
          </table:table-cell>
          <table:table-cell office:value-type="string">
            <text:p>167</text:p>
          </table:table-cell>
          <table:table-cell office:value-type="string">
            <text:p>1462383.529751</text:p>
          </table:table-cell>
        </table:table-row>
        <table:table-row>
          <table:table-cell office:value-type="string">
            <text:p>d33</text:p>
          </table:table-cell>
          <table:table-cell office:value-type="string">
            <text:p>17482.9</text:p>
          </table:table-cell>
          <table:table-cell office:value-type="string">
            <text:p>488.5</text:p>
          </table:table-cell>
          <table:table-cell office:value-type="string">
            <text:p>11908.5</text:p>
          </table:table-cell>
          <table:table-cell office:value-type="string">
            <text:p>47224.2</text:p>
          </table:table-cell>
          <table:table-cell office:value-type="string">
            <text:p>6349.2</text:p>
          </table:table-cell>
          <table:table-cell office:value-type="string">
            <text:p>3409.7</text:p>
          </table:table-cell>
          <table:table-cell office:value-type="string">
            <text:p>4292.6</text:p>
          </table:table-cell>
          <table:table-cell office:value-type="string">
            <text:p>1953.8</text:p>
          </table:table-cell>
          <table:table-cell office:value-type="string">
            <text:p>1874.8</text:p>
          </table:table-cell>
          <table:table-cell office:value-type="string">
            <text:p>2006.0</text:p>
          </table:table-cell>
          <table:table-cell office:value-type="string">
            <text:p>19182.3</text:p>
          </table:table-cell>
          <table:table-cell office:value-type="string">
            <text:p>3564.6</text:p>
          </table:table-cell>
          <table:table-cell office:value-type="string">
            <text:p>1033.8</text:p>
          </table:table-cell>
          <table:table-cell office:value-type="string">
            <text:p>1419.3</text:p>
          </table:table-cell>
          <table:table-cell office:value-type="string">
            <text:p>483.5</text:p>
          </table:table-cell>
          <table:table-cell office:value-type="string">
            <text:p>3470.4</text:p>
          </table:table-cell>
          <table:table-cell office:value-type="string">
            <text:p>73.9</text:p>
          </table:table-cell>
          <table:table-cell office:value-type="string">
            <text:p>630.7</text:p>
          </table:table-cell>
          <table:table-cell office:value-type="string">
            <text:p>14135.3</text:p>
          </table:table-cell>
          <table:table-cell office:value-type="string">
            <text:p>479.2</text:p>
          </table:table-cell>
          <table:table-cell office:value-type="string">
            <text:p>11340.4</text:p>
          </table:table-cell>
          <table:table-cell office:value-type="string">
            <text:p>46747.8</text:p>
          </table:table-cell>
          <table:table-cell office:value-type="string">
            <text:p>6667.1</text:p>
          </table:table-cell>
          <table:table-cell office:value-type="string">
            <text:p>3926.9</text:p>
          </table:table-cell>
          <table:table-cell office:value-type="string">
            <text:p>4412.9</text:p>
          </table:table-cell>
          <table:table-cell office:value-type="string">
            <text:p>1897.3</text:p>
          </table:table-cell>
          <table:table-cell office:value-type="string">
            <text:p>3587.7</text:p>
          </table:table-cell>
          <table:table-cell office:value-type="string">
            <text:p>1518.0</text:p>
          </table:table-cell>
          <table:table-cell office:value-type="string">
            <text:p>485.5</text:p>
          </table:table-cell>
          <table:table-cell office:value-type="string">
            <text:p>3450.4</text:p>
          </table:table-cell>
          <table:table-cell office:value-type="string">
            <text:p>22.6</text:p>
          </table:table-cell>
          <table:table-cell office:value-type="string">
            <text:p>671.8</text:p>
          </table:table-cell>
          <table:table-cell office:value-type="string">
            <text:p>0.0</text:p>
          </table:table-cell>
          <table:table-cell office:value-type="string">
            <text:p>3806.9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270.1</text:p>
          </table:table-cell>
          <table:table-cell office:value-type="string">
            <text:p>356.4</text:p>
          </table:table-cell>
          <table:table-cell office:value-type="string">
            <text:p>356.4</text:p>
          </table:table-cell>
          <table:table-cell office:value-type="string">
            <text:p>461.4</text:p>
          </table:table-cell>
          <table:table-cell office:value-type="string">
            <text:p>508.4</text:p>
          </table:table-cell>
          <table:table-cell office:value-type="string">
            <text:p>868.5</text:p>
          </table:table-cell>
          <table:table-cell office:value-type="string">
            <text:p>1065930.0</text:p>
          </table:table-cell>
          <table:table-cell office:value-type="string">
            <text:p>1026885.0</text:p>
          </table:table-cell>
          <table:table-cell office:value-type="string">
            <text:p>1026292.401434</text:p>
          </table:table-cell>
          <table:table-cell office:value-type="string">
            <text:p>33823.0</text:p>
          </table:table-cell>
          <table:table-cell office:value-type="string">
            <text:p>210017.075696</text:p>
          </table:table-cell>
          <table:table-cell office:value-type="string">
            <text:p>211065.192927</text:p>
          </table:table-cell>
          <table:table-cell office:value-type="string">
            <text:p>421082.268623</text:p>
          </table:table-cell>
          <table:table-cell office:value-type="string">
            <text:p>215530.432541</text:p>
          </table:table-cell>
          <table:table-cell office:value-type="string">
            <text:p>218450.70027</text:p>
          </table:table-cell>
          <table:table-cell office:value-type="string">
            <text:p>433981.132811</text:p>
          </table:table-cell>
          <table:table-cell office:value-type="string">
            <text:p>52214.0</text:p>
          </table:table-cell>
          <table:table-cell office:value-type="string">
            <text:p>570129.268623</text:p>
          </table:table-cell>
          <table:table-cell office:value-type="string">
            <text:p>945082.401434</text:p>
          </table:table-cell>
          <table:table-cell office:value-type="string">
            <text:p>911259.401434</text:p>
          </table:table-cell>
          <table:table-cell office:value-type="string">
            <text:p>907697.0</text:p>
          </table:table-cell>
          <table:table-cell office:value-type="string">
            <text:p>1517940.0</text:p>
          </table:table-cell>
          <table:table-cell office:value-type="string">
            <text:p>0.740172</text:p>
          </table:table-cell>
          <table:table-cell office:value-type="string">
            <text:p>1.054044</text:p>
          </table:table-cell>
          <table:table-cell office:value-type="string">
            <text:p>180</text:p>
          </table:table-cell>
          <table:table-cell office:value-type="string">
            <text:p>113</text:p>
          </table:table-cell>
          <table:table-cell office:value-type="string">
            <text:p>293</text:p>
          </table:table-cell>
          <table:table-cell office:value-type="string">
            <text:p>1440111.160892</text:p>
          </table:table-cell>
        </table:table-row>
        <table:table-row>
          <table:table-cell office:value-type="string">
            <text:p>d35</text:p>
          </table:table-cell>
          <table:table-cell office:value-type="string">
            <text:p>6241.1</text:p>
          </table:table-cell>
          <table:table-cell office:value-type="string">
            <text:p>296.2</text:p>
          </table:table-cell>
          <table:table-cell office:value-type="string">
            <text:p>12839.9</text:p>
          </table:table-cell>
          <table:table-cell office:value-type="string">
            <text:p>51444.2</text:p>
          </table:table-cell>
          <table:table-cell office:value-type="string">
            <text:p>7410.6</text:p>
          </table:table-cell>
          <table:table-cell office:value-type="string">
            <text:p>3859.0</text:p>
          </table:table-cell>
          <table:table-cell office:value-type="string">
            <text:p>5286.2</text:p>
          </table:table-cell>
          <table:table-cell office:value-type="string">
            <text:p>2149.7</text:p>
          </table:table-cell>
          <table:table-cell office:value-type="string">
            <text:p>1395.3</text:p>
          </table:table-cell>
          <table:table-cell office:value-type="string">
            <text:p>1714.8</text:p>
          </table:table-cell>
          <table:table-cell office:value-type="string">
            <text:p>21322.9</text:p>
          </table:table-cell>
          <table:table-cell office:value-type="string">
            <text:p>3518.2</text:p>
          </table:table-cell>
          <table:table-cell office:value-type="string">
            <text:p>1250.2</text:p>
          </table:table-cell>
          <table:table-cell office:value-type="string">
            <text:p>877.5</text:p>
          </table:table-cell>
          <table:table-cell office:value-type="string">
            <text:p>494.1</text:p>
          </table:table-cell>
          <table:table-cell office:value-type="string">
            <text:p>3547.3</text:p>
          </table:table-cell>
          <table:table-cell office:value-type="string">
            <text:p>49.2</text:p>
          </table:table-cell>
          <table:table-cell office:value-type="string">
            <text:p>383.6</text:p>
          </table:table-cell>
          <table:table-cell office:value-type="string">
            <text:p>5787.4</text:p>
          </table:table-cell>
          <table:table-cell office:value-type="string">
            <text:p>366.5</text:p>
          </table:table-cell>
          <table:table-cell office:value-type="string">
            <text:p>12899.8</text:p>
          </table:table-cell>
          <table:table-cell office:value-type="string">
            <text:p>52124.8</text:p>
          </table:table-cell>
          <table:table-cell office:value-type="string">
            <text:p>6644.3</text:p>
          </table:table-cell>
          <table:table-cell office:value-type="string">
            <text:p>4073.8</text:p>
          </table:table-cell>
          <table:table-cell office:value-type="string">
            <text:p>5295.1</text:p>
          </table:table-cell>
          <table:table-cell office:value-type="string">
            <text:p>2084.3</text:p>
          </table:table-cell>
          <table:table-cell office:value-type="string">
            <text:p>3558.2</text:p>
          </table:table-cell>
          <table:table-cell office:value-type="string">
            <text:p>1465.6</text:p>
          </table:table-cell>
          <table:table-cell office:value-type="string">
            <text:p>440.3</text:p>
          </table:table-cell>
          <table:table-cell office:value-type="string">
            <text:p>3692.1</text:p>
          </table:table-cell>
          <table:table-cell office:value-type="string">
            <text:p>20.6</text:p>
          </table:table-cell>
          <table:table-cell office:value-type="string">
            <text:p>522.9</text:p>
          </table:table-cell>
          <table:table-cell office:value-type="string">
            <text:p>0.0</text:p>
          </table:table-cell>
          <table:table-cell office:value-type="string">
            <text:p>63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82.1</text:p>
          </table:table-cell>
          <table:table-cell office:value-type="string">
            <text:p>546.4</text:p>
          </table:table-cell>
          <table:table-cell office:value-type="string">
            <text:p>546.4</text:p>
          </table:table-cell>
          <table:table-cell office:value-type="string">
            <text:p>723.3</text:p>
          </table:table-cell>
          <table:table-cell office:value-type="string">
            <text:p>928.4</text:p>
          </table:table-cell>
          <table:table-cell office:value-type="string">
            <text:p>890.4</text:p>
          </table:table-cell>
          <table:table-cell office:value-type="string">
            <text:p>1040731.0</text:p>
          </table:table-cell>
          <table:table-cell office:value-type="string">
            <text:p>1023569.0</text:p>
          </table:table-cell>
          <table:table-cell office:value-type="string">
            <text:p>1023294.116977</text:p>
          </table:table-cell>
          <table:table-cell office:value-type="string">
            <text:p>13214.0</text:p>
          </table:table-cell>
          <table:table-cell office:value-type="string">
            <text:p>214128.217589</text:p>
          </table:table-cell>
          <table:table-cell office:value-type="string">
            <text:p>213314.623953</text:p>
          </table:table-cell>
          <table:table-cell office:value-type="string">
            <text:p>427442.841542</text:p>
          </table:table-cell>
          <table:table-cell office:value-type="string">
            <text:p>203601.029175</text:p>
          </table:table-cell>
          <table:table-cell office:value-type="string">
            <text:p>207383.24626</text:p>
          </table:table-cell>
          <table:table-cell office:value-type="string">
            <text:p>410984.275435</text:p>
          </table:table-cell>
          <table:table-cell office:value-type="string">
            <text:p>55903.0</text:p>
          </table:table-cell>
          <table:table-cell office:value-type="string">
            <text:p>587744.841542</text:p>
          </table:table-cell>
          <table:table-cell office:value-type="string">
            <text:p>909514.116977</text:p>
          </table:table-cell>
          <table:table-cell office:value-type="string">
            <text:p>896300.116977</text:p>
          </table:table-cell>
          <table:table-cell office:value-type="string">
            <text:p>894469.0</text:p>
          </table:table-cell>
          <table:table-cell office:value-type="string">
            <text:p>1502950.0</text:p>
          </table:table-cell>
          <table:table-cell office:value-type="string">
            <text:p>0.745068</text:p>
          </table:table-cell>
          <table:table-cell office:value-type="string">
            <text:p>1.075974</text:p>
          </table:table-cell>
          <table:table-cell office:value-type="string">
            <text:p>31</text:p>
          </table:table-cell>
          <table:table-cell office:value-type="string">
            <text:p>43</text:p>
          </table:table-cell>
          <table:table-cell office:value-type="string">
            <text:p>74</text:p>
          </table:table-cell>
          <table:table-cell office:value-type="string">
            <text:p>1396826.953446</text:p>
          </table:table-cell>
        </table:table-row>
        <table:table-row>
          <table:table-cell office:value-type="string">
            <text:p>d36</text:p>
          </table:table-cell>
          <table:table-cell office:value-type="string">
            <text:p>15694.4</text:p>
          </table:table-cell>
          <table:table-cell office:value-type="string">
            <text:p>238.2</text:p>
          </table:table-cell>
          <table:table-cell office:value-type="string">
            <text:p>11900.6</text:p>
          </table:table-cell>
          <table:table-cell office:value-type="string">
            <text:p>51135.9</text:p>
          </table:table-cell>
          <table:table-cell office:value-type="string">
            <text:p>5329.2</text:p>
          </table:table-cell>
          <table:table-cell office:value-type="string">
            <text:p>2786.6</text:p>
          </table:table-cell>
          <table:table-cell office:value-type="string">
            <text:p>3613.9</text:p>
          </table:table-cell>
          <table:table-cell office:value-type="string">
            <text:p>1386.6</text:p>
          </table:table-cell>
          <table:table-cell office:value-type="string">
            <text:p>1365.2</text:p>
          </table:table-cell>
          <table:table-cell office:value-type="string">
            <text:p>1435.2</text:p>
          </table:table-cell>
          <table:table-cell office:value-type="string">
            <text:p>15822.6</text:p>
          </table:table-cell>
          <table:table-cell office:value-type="string">
            <text:p>2936.4</text:p>
          </table:table-cell>
          <table:table-cell office:value-type="string">
            <text:p>1279.3</text:p>
          </table:table-cell>
          <table:table-cell office:value-type="string">
            <text:p>1283.8</text:p>
          </table:table-cell>
          <table:table-cell office:value-type="string">
            <text:p>372.6</text:p>
          </table:table-cell>
          <table:table-cell office:value-type="string">
            <text:p>2907.8</text:p>
          </table:table-cell>
          <table:table-cell office:value-type="string">
            <text:p>27.4</text:p>
          </table:table-cell>
          <table:table-cell office:value-type="string">
            <text:p>805.4</text:p>
          </table:table-cell>
          <table:table-cell office:value-type="string">
            <text:p>11131.1</text:p>
          </table:table-cell>
          <table:table-cell office:value-type="string">
            <text:p>407.4</text:p>
          </table:table-cell>
          <table:table-cell office:value-type="string">
            <text:p>10942.7</text:p>
          </table:table-cell>
          <table:table-cell office:value-type="string">
            <text:p>52857.9</text:p>
          </table:table-cell>
          <table:table-cell office:value-type="string">
            <text:p>5741.2</text:p>
          </table:table-cell>
          <table:table-cell office:value-type="string">
            <text:p>2885.7</text:p>
          </table:table-cell>
          <table:table-cell office:value-type="string">
            <text:p>3733.4</text:p>
          </table:table-cell>
          <table:table-cell office:value-type="string">
            <text:p>1239.0</text:p>
          </table:table-cell>
          <table:table-cell office:value-type="string">
            <text:p>3058.2</text:p>
          </table:table-cell>
          <table:table-cell office:value-type="string">
            <text:p>1451.6</text:p>
          </table:table-cell>
          <table:table-cell office:value-type="string">
            <text:p>402.8</text:p>
          </table:table-cell>
          <table:table-cell office:value-type="string">
            <text:p>2933.1</text:p>
          </table:table-cell>
          <table:table-cell office:value-type="string">
            <text:p>26.0</text:p>
          </table:table-cell>
          <table:table-cell office:value-type="string">
            <text:p>786.6</text:p>
          </table:table-cell>
          <table:table-cell office:value-type="string">
            <text:p>0.0</text:p>
          </table:table-cell>
          <table:table-cell office:value-type="string">
            <text:p>1822.3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73.7</text:p>
          </table:table-cell>
          <table:table-cell office:value-type="string">
            <text:p>432.8</text:p>
          </table:table-cell>
          <table:table-cell office:value-type="string">
            <text:p>432.8</text:p>
          </table:table-cell>
          <table:table-cell office:value-type="string">
            <text:p>386.0</text:p>
          </table:table-cell>
          <table:table-cell office:value-type="string">
            <text:p>470.1</text:p>
          </table:table-cell>
          <table:table-cell office:value-type="string">
            <text:p>849.9</text:p>
          </table:table-cell>
          <table:table-cell office:value-type="string">
            <text:p>1001411.0</text:p>
          </table:table-cell>
          <table:table-cell office:value-type="string">
            <text:p>968496.0</text:p>
          </table:table-cell>
          <table:table-cell office:value-type="string">
            <text:p>967788.41878</text:p>
          </table:table-cell>
          <table:table-cell office:value-type="string">
            <text:p>28815.0</text:p>
          </table:table-cell>
          <table:table-cell office:value-type="string">
            <text:p>203651.656213</text:p>
          </table:table-cell>
          <table:table-cell office:value-type="string">
            <text:p>210637.437216</text:p>
          </table:table-cell>
          <table:table-cell office:value-type="string">
            <text:p>414289.09343</text:p>
          </table:table-cell>
          <table:table-cell office:value-type="string">
            <text:p>191696.502905</text:p>
          </table:table-cell>
          <table:table-cell office:value-type="string">
            <text:p>190276.822446</text:p>
          </table:table-cell>
          <table:table-cell office:value-type="string">
            <text:p>381973.32535</text:p>
          </table:table-cell>
          <table:table-cell office:value-type="string">
            <text:p>43786.0</text:p>
          </table:table-cell>
          <table:table-cell office:value-type="string">
            <text:p>563927.09343</text:p>
          </table:table-cell>
          <table:table-cell office:value-type="string">
            <text:p>872418.41878</text:p>
          </table:table-cell>
          <table:table-cell office:value-type="string">
            <text:p>843603.41878</text:p>
          </table:table-cell>
          <table:table-cell office:value-type="string">
            <text:p>840598.0</text:p>
          </table:table-cell>
          <table:table-cell office:value-type="string">
            <text:p>1355256.0</text:p>
          </table:table-cell>
          <table:table-cell office:value-type="string">
            <text:p>0.737485</text:p>
          </table:table-cell>
          <table:table-cell office:value-type="string">
            <text:p>0.998073</text:p>
          </table:table-cell>
          <table:table-cell office:value-type="string">
            <text:p>155</text:p>
          </table:table-cell>
          <table:table-cell office:value-type="string">
            <text:p>138</text:p>
          </table:table-cell>
          <table:table-cell office:value-type="string">
            <text:p>293</text:p>
          </table:table-cell>
          <table:table-cell office:value-type="string">
            <text:p>1357872.258206</text:p>
          </table:table-cell>
        </table:table-row>
        <table:table-row>
          <table:table-cell office:value-type="string">
            <text:p>d37</text:p>
          </table:table-cell>
          <table:table-cell office:value-type="string">
            <text:p>11186.6</text:p>
          </table:table-cell>
          <table:table-cell office:value-type="string">
            <text:p>548.4</text:p>
          </table:table-cell>
          <table:table-cell office:value-type="string">
            <text:p>13035.9</text:p>
          </table:table-cell>
          <table:table-cell office:value-type="string">
            <text:p>47933.3</text:p>
          </table:table-cell>
          <table:table-cell office:value-type="string">
            <text:p>6313.5</text:p>
          </table:table-cell>
          <table:table-cell office:value-type="string">
            <text:p>3066.0</text:p>
          </table:table-cell>
          <table:table-cell office:value-type="string">
            <text:p>4509.0</text:p>
          </table:table-cell>
          <table:table-cell office:value-type="string">
            <text:p>1723.3</text:p>
          </table:table-cell>
          <table:table-cell office:value-type="string">
            <text:p>2059.1</text:p>
          </table:table-cell>
          <table:table-cell office:value-type="string">
            <text:p>1616.4</text:p>
          </table:table-cell>
          <table:table-cell office:value-type="string">
            <text:p>18850.8</text:p>
          </table:table-cell>
          <table:table-cell office:value-type="string">
            <text:p>3585.4</text:p>
          </table:table-cell>
          <table:table-cell office:value-type="string">
            <text:p>1333.8</text:p>
          </table:table-cell>
          <table:table-cell office:value-type="string">
            <text:p>1543.0</text:p>
          </table:table-cell>
          <table:table-cell office:value-type="string">
            <text:p>357.5</text:p>
          </table:table-cell>
          <table:table-cell office:value-type="string">
            <text:p>3287.5</text:p>
          </table:table-cell>
          <table:table-cell office:value-type="string">
            <text:p>104.7</text:p>
          </table:table-cell>
          <table:table-cell office:value-type="string">
            <text:p>634.3</text:p>
          </table:table-cell>
          <table:table-cell office:value-type="string">
            <text:p>10356.1</text:p>
          </table:table-cell>
          <table:table-cell office:value-type="string">
            <text:p>746.4</text:p>
          </table:table-cell>
          <table:table-cell office:value-type="string">
            <text:p>11630.2</text:p>
          </table:table-cell>
          <table:table-cell office:value-type="string">
            <text:p>48487.8</text:p>
          </table:table-cell>
          <table:table-cell office:value-type="string">
            <text:p>6455.5</text:p>
          </table:table-cell>
          <table:table-cell office:value-type="string">
            <text:p>3056.4</text:p>
          </table:table-cell>
          <table:table-cell office:value-type="string">
            <text:p>4548.5</text:p>
          </table:table-cell>
          <table:table-cell office:value-type="string">
            <text:p>1675.5</text:p>
          </table:table-cell>
          <table:table-cell office:value-type="string">
            <text:p>3923.6</text:p>
          </table:table-cell>
          <table:table-cell office:value-type="string">
            <text:p>1528.7</text:p>
          </table:table-cell>
          <table:table-cell office:value-type="string">
            <text:p>422.9</text:p>
          </table:table-cell>
          <table:table-cell office:value-type="string">
            <text:p>3286.9</text:p>
          </table:table-cell>
          <table:table-cell office:value-type="string">
            <text:p>88.1</text:p>
          </table:table-cell>
          <table:table-cell office:value-type="string">
            <text:p>662.7</text:p>
          </table:table-cell>
          <table:table-cell office:value-type="string">
            <text:p>0.0</text:p>
          </table:table-cell>
          <table:table-cell office:value-type="string">
            <text:p>2632.2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263.6</text:p>
          </table:table-cell>
          <table:table-cell office:value-type="string">
            <text:p>505.4</text:p>
          </table:table-cell>
          <table:table-cell office:value-type="string">
            <text:p>505.4</text:p>
          </table:table-cell>
          <table:table-cell office:value-type="string">
            <text:p>473.8</text:p>
          </table:table-cell>
          <table:table-cell office:value-type="string">
            <text:p>512.5</text:p>
          </table:table-cell>
          <table:table-cell office:value-type="string">
            <text:p>759.6</text:p>
          </table:table-cell>
          <table:table-cell office:value-type="string">
            <text:p>1071552.0</text:p>
          </table:table-cell>
          <table:table-cell office:value-type="string">
            <text:p>1042536.0</text:p>
          </table:table-cell>
          <table:table-cell office:value-type="string">
            <text:p>1042289.993408</text:p>
          </table:table-cell>
          <table:table-cell office:value-type="string">
            <text:p>23813.0</text:p>
          </table:table-cell>
          <table:table-cell office:value-type="string">
            <text:p>216846.957761</text:p>
          </table:table-cell>
          <table:table-cell office:value-type="string">
            <text:p>223775.272022</text:p>
          </table:table-cell>
          <table:table-cell office:value-type="string">
            <text:p>440622.229783</text:p>
          </table:table-cell>
          <table:table-cell office:value-type="string">
            <text:p>213763.051718</text:p>
          </table:table-cell>
          <table:table-cell office:value-type="string">
            <text:p>215235.711907</text:p>
          </table:table-cell>
          <table:table-cell office:value-type="string">
            <text:p>428998.763625</text:p>
          </table:table-cell>
          <table:table-cell office:value-type="string">
            <text:p>50816.0</text:p>
          </table:table-cell>
          <table:table-cell office:value-type="string">
            <text:p>589631.229783</text:p>
          </table:table-cell>
          <table:table-cell office:value-type="string">
            <text:p>947207.993408</text:p>
          </table:table-cell>
          <table:table-cell office:value-type="string">
            <text:p>923394.993408</text:p>
          </table:table-cell>
          <table:table-cell office:value-type="string">
            <text:p>920591.0</text:p>
          </table:table-cell>
          <table:table-cell office:value-type="string">
            <text:p>1527401.0</text:p>
          </table:table-cell>
          <table:table-cell office:value-type="string">
            <text:p>0.703224</text:p>
          </table:table-cell>
          <table:table-cell office:value-type="string">
            <text:p>1.002382</text:p>
          </table:table-cell>
          <table:table-cell office:value-type="string">
            <text:p>240</text:p>
          </table:table-cell>
          <table:table-cell office:value-type="string">
            <text:p>169</text:p>
          </table:table-cell>
          <table:table-cell office:value-type="string">
            <text:p>409</text:p>
          </table:table-cell>
          <table:table-cell office:value-type="string">
            <text:p>1523771.485476</text:p>
          </table:table-cell>
        </table:table-row>
        <table:table-row>
          <table:table-cell office:value-type="string">
            <text:p>d40</text:p>
          </table:table-cell>
          <table:table-cell office:value-type="string">
            <text:p>22718.7</text:p>
          </table:table-cell>
          <table:table-cell office:value-type="string">
            <text:p>817.9</text:p>
          </table:table-cell>
          <table:table-cell office:value-type="string">
            <text:p>13215.3</text:p>
          </table:table-cell>
          <table:table-cell office:value-type="string">
            <text:p>44067.8</text:p>
          </table:table-cell>
          <table:table-cell office:value-type="string">
            <text:p>6334.6</text:p>
          </table:table-cell>
          <table:table-cell office:value-type="string">
            <text:p>4353.1</text:p>
          </table:table-cell>
          <table:table-cell office:value-type="string">
            <text:p>4552.7</text:p>
          </table:table-cell>
          <table:table-cell office:value-type="string">
            <text:p>1716.4</text:p>
          </table:table-cell>
          <table:table-cell office:value-type="string">
            <text:p>2442.1</text:p>
          </table:table-cell>
          <table:table-cell office:value-type="string">
            <text:p>1812.4</text:p>
          </table:table-cell>
          <table:table-cell office:value-type="string">
            <text:p>17403.6</text:p>
          </table:table-cell>
          <table:table-cell office:value-type="string">
            <text:p>3091.3</text:p>
          </table:table-cell>
          <table:table-cell office:value-type="string">
            <text:p>1299.1</text:p>
          </table:table-cell>
          <table:table-cell office:value-type="string">
            <text:p>1594.2</text:p>
          </table:table-cell>
          <table:table-cell office:value-type="string">
            <text:p>247.2</text:p>
          </table:table-cell>
          <table:table-cell office:value-type="string">
            <text:p>3595.2</text:p>
          </table:table-cell>
          <table:table-cell office:value-type="string">
            <text:p>38.3</text:p>
          </table:table-cell>
          <table:table-cell office:value-type="string">
            <text:p>951.6</text:p>
          </table:table-cell>
          <table:table-cell office:value-type="string">
            <text:p>20239.5</text:p>
          </table:table-cell>
          <table:table-cell office:value-type="string">
            <text:p>576.4</text:p>
          </table:table-cell>
          <table:table-cell office:value-type="string">
            <text:p>13245.2</text:p>
          </table:table-cell>
          <table:table-cell office:value-type="string">
            <text:p>47007.9</text:p>
          </table:table-cell>
          <table:table-cell office:value-type="string">
            <text:p>6919.1</text:p>
          </table:table-cell>
          <table:table-cell office:value-type="string">
            <text:p>3782.9</text:p>
          </table:table-cell>
          <table:table-cell office:value-type="string">
            <text:p>4220.2</text:p>
          </table:table-cell>
          <table:table-cell office:value-type="string">
            <text:p>1544.4</text:p>
          </table:table-cell>
          <table:table-cell office:value-type="string">
            <text:p>3289.1</text:p>
          </table:table-cell>
          <table:table-cell office:value-type="string">
            <text:p>1356.5</text:p>
          </table:table-cell>
          <table:table-cell office:value-type="string">
            <text:p>336.1</text:p>
          </table:table-cell>
          <table:table-cell office:value-type="string">
            <text:p>3169.1</text:p>
          </table:table-cell>
          <table:table-cell office:value-type="string">
            <text:p>26.3</text:p>
          </table:table-cell>
          <table:table-cell office:value-type="string">
            <text:p>892.9</text:p>
          </table:table-cell>
          <table:table-cell office:value-type="string">
            <text:p>0.0</text:p>
          </table:table-cell>
          <table:table-cell office:value-type="string">
            <text:p>2480.2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66.7</text:p>
          </table:table-cell>
          <table:table-cell office:value-type="string">
            <text:p>891.2</text:p>
          </table:table-cell>
          <table:table-cell office:value-type="string">
            <text:p>891.2</text:p>
          </table:table-cell>
          <table:table-cell office:value-type="string">
            <text:p>853.4</text:p>
          </table:table-cell>
          <table:table-cell office:value-type="string">
            <text:p>854.4</text:p>
          </table:table-cell>
          <table:table-cell office:value-type="string">
            <text:p>1218.5</text:p>
          </table:table-cell>
          <table:table-cell office:value-type="string">
            <text:p>989637.0</text:p>
          </table:table-cell>
          <table:table-cell office:value-type="string">
            <text:p>938197.0</text:p>
          </table:table-cell>
          <table:table-cell office:value-type="string">
            <text:p>935348.571112</text:p>
          </table:table-cell>
          <table:table-cell office:value-type="string">
            <text:p>45673.0</text:p>
          </table:table-cell>
          <table:table-cell office:value-type="string">
            <text:p>208302.559267</text:p>
          </table:table-cell>
          <table:table-cell office:value-type="string">
            <text:p>211499.02256</text:p>
          </table:table-cell>
          <table:table-cell office:value-type="string">
            <text:p>419801.581826</text:p>
          </table:table-cell>
          <table:table-cell office:value-type="string">
            <text:p>173150.602038</text:p>
          </table:table-cell>
          <table:table-cell office:value-type="string">
            <text:p>171564.387248</text:p>
          </table:table-cell>
          <table:table-cell office:value-type="string">
            <text:p>344714.989285</text:p>
          </table:table-cell>
          <table:table-cell office:value-type="string">
            <text:p>51705.0</text:p>
          </table:table-cell>
          <table:table-cell office:value-type="string">
            <text:p>564569.581826</text:p>
          </table:table-cell>
          <table:table-cell office:value-type="string">
            <text:p>867312.571112</text:p>
          </table:table-cell>
          <table:table-cell office:value-type="string">
            <text:p>821639.571112</text:p>
          </table:table-cell>
          <table:table-cell office:value-type="string">
            <text:p>818923.0</text:p>
          </table:table-cell>
          <table:table-cell office:value-type="string">
            <text:p>1473681.0</text:p>
          </table:table-cell>
          <table:table-cell office:value-type="string">
            <text:p>0.724124</text:p>
          </table:table-cell>
          <table:table-cell office:value-type="string">
            <text:p>1.078302</text:p>
          </table:table-cell>
          <table:table-cell office:value-type="string">
            <text:p>139</text:p>
          </table:table-cell>
          <table:table-cell office:value-type="string">
            <text:p>136</text:p>
          </table:table-cell>
          <table:table-cell office:value-type="string">
            <text:p>275</text:p>
          </table:table-cell>
          <table:table-cell office:value-type="string">
            <text:p>1366667.584623</text:p>
          </table:table-cell>
        </table:table-row>
        <table:table-row>
          <table:table-cell office:value-type="string">
            <text:p>d41</text:p>
          </table:table-cell>
          <table:table-cell office:value-type="string">
            <text:p>13708.3</text:p>
          </table:table-cell>
          <table:table-cell office:value-type="string">
            <text:p>409.1</text:p>
          </table:table-cell>
          <table:table-cell office:value-type="string">
            <text:p>14423.8</text:p>
          </table:table-cell>
          <table:table-cell office:value-type="string">
            <text:p>55769.6</text:p>
          </table:table-cell>
          <table:table-cell office:value-type="string">
            <text:p>5641.5</text:p>
          </table:table-cell>
          <table:table-cell office:value-type="string">
            <text:p>2860.2</text:p>
          </table:table-cell>
          <table:table-cell office:value-type="string">
            <text:p>4804.4</text:p>
          </table:table-cell>
          <table:table-cell office:value-type="string">
            <text:p>1822.7</text:p>
          </table:table-cell>
          <table:table-cell office:value-type="string">
            <text:p>1197.2</text:p>
          </table:table-cell>
          <table:table-cell office:value-type="string">
            <text:p>1886.9</text:p>
          </table:table-cell>
          <table:table-cell office:value-type="string">
            <text:p>19505.1</text:p>
          </table:table-cell>
          <table:table-cell office:value-type="string">
            <text:p>3790.6</text:p>
          </table:table-cell>
          <table:table-cell office:value-type="string">
            <text:p>1503.8</text:p>
          </table:table-cell>
          <table:table-cell office:value-type="string">
            <text:p>1069.5</text:p>
          </table:table-cell>
          <table:table-cell office:value-type="string">
            <text:p>179.6</text:p>
          </table:table-cell>
          <table:table-cell office:value-type="string">
            <text:p>3766.4</text:p>
          </table:table-cell>
          <table:table-cell office:value-type="string">
            <text:p>10.3</text:p>
          </table:table-cell>
          <table:table-cell office:value-type="string">
            <text:p>626.1</text:p>
          </table:table-cell>
          <table:table-cell office:value-type="string">
            <text:p>13051.6</text:p>
          </table:table-cell>
          <table:table-cell office:value-type="string">
            <text:p>356.5</text:p>
          </table:table-cell>
          <table:table-cell office:value-type="string">
            <text:p>14007.9</text:p>
          </table:table-cell>
          <table:table-cell office:value-type="string">
            <text:p>58740.6</text:p>
          </table:table-cell>
          <table:table-cell office:value-type="string">
            <text:p>5703.8</text:p>
          </table:table-cell>
          <table:table-cell office:value-type="string">
            <text:p>2710.4</text:p>
          </table:table-cell>
          <table:table-cell office:value-type="string">
            <text:p>4308.0</text:p>
          </table:table-cell>
          <table:table-cell office:value-type="string">
            <text:p>1789.9</text:p>
          </table:table-cell>
          <table:table-cell office:value-type="string">
            <text:p>4002.1</text:p>
          </table:table-cell>
          <table:table-cell office:value-type="string">
            <text:p>1652.3</text:p>
          </table:table-cell>
          <table:table-cell office:value-type="string">
            <text:p>269.9</text:p>
          </table:table-cell>
          <table:table-cell office:value-type="string">
            <text:p>3543.2</text:p>
          </table:table-cell>
          <table:table-cell office:value-type="string">
            <text:p>11.3</text:p>
          </table:table-cell>
          <table:table-cell office:value-type="string">
            <text:p>626.5</text:p>
          </table:table-cell>
          <table:table-cell office:value-type="string">
            <text:p>0.0</text:p>
          </table:table-cell>
          <table:table-cell office:value-type="string">
            <text:p>2063.1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51.3</text:p>
          </table:table-cell>
          <table:table-cell office:value-type="string">
            <text:p>654.1</text:p>
          </table:table-cell>
          <table:table-cell office:value-type="string">
            <text:p>654.1</text:p>
          </table:table-cell>
          <table:table-cell office:value-type="string">
            <text:p>468.8</text:p>
          </table:table-cell>
          <table:table-cell office:value-type="string">
            <text:p>458.4</text:p>
          </table:table-cell>
          <table:table-cell office:value-type="string">
            <text:p>978.4</text:p>
          </table:table-cell>
          <table:table-cell office:value-type="string">
            <text:p>1064438.0</text:p>
          </table:table-cell>
          <table:table-cell office:value-type="string">
            <text:p>1032073.0</text:p>
          </table:table-cell>
          <table:table-cell office:value-type="string">
            <text:p>1030992.621853</text:p>
          </table:table-cell>
          <table:table-cell office:value-type="string">
            <text:p>28312.0</text:p>
          </table:table-cell>
          <table:table-cell office:value-type="string">
            <text:p>223068.492734</text:p>
          </table:table-cell>
          <table:table-cell office:value-type="string">
            <text:p>222447.546605</text:p>
          </table:table-cell>
          <table:table-cell office:value-type="string">
            <text:p>445516.03934</text:p>
          </table:table-cell>
          <table:table-cell office:value-type="string">
            <text:p>194001.553782</text:p>
          </table:table-cell>
          <table:table-cell office:value-type="string">
            <text:p>197738.028731</text:p>
          </table:table-cell>
          <table:table-cell office:value-type="string">
            <text:p>391739.582513</text:p>
          </table:table-cell>
          <table:table-cell office:value-type="string">
            <text:p>49664.0</text:p>
          </table:table-cell>
          <table:table-cell office:value-type="string">
            <text:p>611314.03934</text:p>
          </table:table-cell>
          <table:table-cell office:value-type="string">
            <text:p>920003.621853</text:p>
          </table:table-cell>
          <table:table-cell office:value-type="string">
            <text:p>891691.621853</text:p>
          </table:table-cell>
          <table:table-cell office:value-type="string">
            <text:p>887844.0</text:p>
          </table:table-cell>
          <table:table-cell office:value-type="string">
            <text:p>1568725.0</text:p>
          </table:table-cell>
          <table:table-cell office:value-type="string">
            <text:p>0.70268</text:p>
          </table:table-cell>
          <table:table-cell office:value-type="string">
            <text:p>1.03558</text:p>
          </table:table-cell>
          <table:table-cell office:value-type="string">
            <text:p>119</text:p>
          </table:table-cell>
          <table:table-cell office:value-type="string">
            <text:p>126</text:p>
          </table:table-cell>
          <table:table-cell office:value-type="string">
            <text:p>245</text:p>
          </table:table-cell>
          <table:table-cell office:value-type="string">
            <text:p>1514827.135695</text:p>
          </table:table-cell>
        </table:table-row>
        <table:table-row>
          <table:table-cell office:value-type="string">
            <text:p>d42</text:p>
          </table:table-cell>
          <table:table-cell office:value-type="string">
            <text:p>6089.0</text:p>
          </table:table-cell>
          <table:table-cell office:value-type="string">
            <text:p>319.2</text:p>
          </table:table-cell>
          <table:table-cell office:value-type="string">
            <text:p>13716.4</text:p>
          </table:table-cell>
          <table:table-cell office:value-type="string">
            <text:p>52213.5</text:p>
          </table:table-cell>
          <table:table-cell office:value-type="string">
            <text:p>6442.6</text:p>
          </table:table-cell>
          <table:table-cell office:value-type="string">
            <text:p>2808.2</text:p>
          </table:table-cell>
          <table:table-cell office:value-type="string">
            <text:p>4499.1</text:p>
          </table:table-cell>
          <table:table-cell office:value-type="string">
            <text:p>1824.9</text:p>
          </table:table-cell>
          <table:table-cell office:value-type="string">
            <text:p>1018.0</text:p>
          </table:table-cell>
          <table:table-cell office:value-type="string">
            <text:p>1847.3</text:p>
          </table:table-cell>
          <table:table-cell office:value-type="string">
            <text:p>17953.5</text:p>
          </table:table-cell>
          <table:table-cell office:value-type="string">
            <text:p>3812.5</text:p>
          </table:table-cell>
          <table:table-cell office:value-type="string">
            <text:p>1384.4</text:p>
          </table:table-cell>
          <table:table-cell office:value-type="string">
            <text:p>722.2</text:p>
          </table:table-cell>
          <table:table-cell office:value-type="string">
            <text:p>334.3</text:p>
          </table:table-cell>
          <table:table-cell office:value-type="string">
            <text:p>3754.3</text:p>
          </table:table-cell>
          <table:table-cell office:value-type="string">
            <text:p>3.1</text:p>
          </table:table-cell>
          <table:table-cell office:value-type="string">
            <text:p>294.2</text:p>
          </table:table-cell>
          <table:table-cell office:value-type="string">
            <text:p>4811.6</text:p>
          </table:table-cell>
          <table:table-cell office:value-type="string">
            <text:p>314.6</text:p>
          </table:table-cell>
          <table:table-cell office:value-type="string">
            <text:p>15387.1</text:p>
          </table:table-cell>
          <table:table-cell office:value-type="string">
            <text:p>50908.4</text:p>
          </table:table-cell>
          <table:table-cell office:value-type="string">
            <text:p>6182.6</text:p>
          </table:table-cell>
          <table:table-cell office:value-type="string">
            <text:p>2451.1</text:p>
          </table:table-cell>
          <table:table-cell office:value-type="string">
            <text:p>4271.6</text:p>
          </table:table-cell>
          <table:table-cell office:value-type="string">
            <text:p>1956.7</text:p>
          </table:table-cell>
          <table:table-cell office:value-type="string">
            <text:p>3894.5</text:p>
          </table:table-cell>
          <table:table-cell office:value-type="string">
            <text:p>1569.3</text:p>
          </table:table-cell>
          <table:table-cell office:value-type="string">
            <text:p>328.7</text:p>
          </table:table-cell>
          <table:table-cell office:value-type="string">
            <text:p>3602.6</text:p>
          </table:table-cell>
          <table:table-cell office:value-type="string">
            <text:p>3.3</text:p>
          </table:table-cell>
          <table:table-cell office:value-type="string">
            <text:p>361.0</text:p>
          </table:table-cell>
          <table:table-cell office:value-type="string">
            <text:p>0.0</text:p>
          </table:table-cell>
          <table:table-cell office:value-type="string">
            <text:p>2015.7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16.4</text:p>
          </table:table-cell>
          <table:table-cell office:value-type="string">
            <text:p>667.8</text:p>
          </table:table-cell>
          <table:table-cell office:value-type="string">
            <text:p>667.8</text:p>
          </table:table-cell>
          <table:table-cell office:value-type="string">
            <text:p>946.0</text:p>
          </table:table-cell>
          <table:table-cell office:value-type="string">
            <text:p>691.9</text:p>
          </table:table-cell>
          <table:table-cell office:value-type="string">
            <text:p>711.6</text:p>
          </table:table-cell>
          <table:table-cell office:value-type="string">
            <text:p>1022364.0</text:p>
          </table:table-cell>
          <table:table-cell office:value-type="string">
            <text:p>1007432.0</text:p>
          </table:table-cell>
          <table:table-cell office:value-type="string">
            <text:p>1007824.593192</text:p>
          </table:table-cell>
          <table:table-cell office:value-type="string">
            <text:p>11510.0</text:p>
          </table:table-cell>
          <table:table-cell office:value-type="string">
            <text:p>208898.481311</text:p>
          </table:table-cell>
          <table:table-cell office:value-type="string">
            <text:p>202183.110583</text:p>
          </table:table-cell>
          <table:table-cell office:value-type="string">
            <text:p>411081.591894</text:p>
          </table:table-cell>
          <table:table-cell office:value-type="string">
            <text:p>201568.138082</text:p>
          </table:table-cell>
          <table:table-cell office:value-type="string">
            <text:p>211326.863215</text:p>
          </table:table-cell>
          <table:table-cell office:value-type="string">
            <text:p>412895.001298</text:p>
          </table:table-cell>
          <table:table-cell office:value-type="string">
            <text:p>49858.0</text:p>
          </table:table-cell>
          <table:table-cell office:value-type="string">
            <text:p>566238.591894</text:p>
          </table:table-cell>
          <table:table-cell office:value-type="string">
            <text:p>889848.593192</text:p>
          </table:table-cell>
          <table:table-cell office:value-type="string">
            <text:p>878338.593192</text:p>
          </table:table-cell>
          <table:table-cell office:value-type="string">
            <text:p>873309.0</text:p>
          </table:table-cell>
          <table:table-cell office:value-type="string">
            <text:p>2763445.0</text:p>
          </table:table-cell>
          <table:table-cell office:value-type="string">
            <text:p>0.707735</text:p>
          </table:table-cell>
          <table:table-cell office:value-type="string">
            <text:p>1.913005</text:p>
          </table:table-cell>
          <table:table-cell office:value-type="string">
            <text:p>208</text:p>
          </table:table-cell>
          <table:table-cell office:value-type="string">
            <text:p>181</text:p>
          </table:table-cell>
          <table:table-cell office:value-type="string">
            <text:p>389</text:p>
          </table:table-cell>
          <table:table-cell office:value-type="string">
            <text:p>1444556.85642</text:p>
          </table:table-cell>
        </table:table-row>
        <table:table-row>
          <table:table-cell office:value-type="string">
            <text:p>d43</text:p>
          </table:table-cell>
          <table:table-cell office:value-type="string">
            <text:p>11377.0</text:p>
          </table:table-cell>
          <table:table-cell office:value-type="string">
            <text:p>238.9</text:p>
          </table:table-cell>
          <table:table-cell office:value-type="string">
            <text:p>11773.9</text:p>
          </table:table-cell>
          <table:table-cell office:value-type="string">
            <text:p>44515.8</text:p>
          </table:table-cell>
          <table:table-cell office:value-type="string">
            <text:p>6826.0</text:p>
          </table:table-cell>
          <table:table-cell office:value-type="string">
            <text:p>3307.3</text:p>
          </table:table-cell>
          <table:table-cell office:value-type="string">
            <text:p>3651.1</text:p>
          </table:table-cell>
          <table:table-cell office:value-type="string">
            <text:p>1638.8</text:p>
          </table:table-cell>
          <table:table-cell office:value-type="string">
            <text:p>1109.3</text:p>
          </table:table-cell>
          <table:table-cell office:value-type="string">
            <text:p>1200.7</text:p>
          </table:table-cell>
          <table:table-cell office:value-type="string">
            <text:p>16060.5</text:p>
          </table:table-cell>
          <table:table-cell office:value-type="string">
            <text:p>3693.8</text:p>
          </table:table-cell>
          <table:table-cell office:value-type="string">
            <text:p>1430.6</text:p>
          </table:table-cell>
          <table:table-cell office:value-type="string">
            <text:p>1319.1</text:p>
          </table:table-cell>
          <table:table-cell office:value-type="string">
            <text:p>179.7</text:p>
          </table:table-cell>
          <table:table-cell office:value-type="string">
            <text:p>3439.7</text:p>
          </table:table-cell>
          <table:table-cell office:value-type="string">
            <text:p>24.0</text:p>
          </table:table-cell>
          <table:table-cell office:value-type="string">
            <text:p>582.2</text:p>
          </table:table-cell>
          <table:table-cell office:value-type="string">
            <text:p>9852.1</text:p>
          </table:table-cell>
          <table:table-cell office:value-type="string">
            <text:p>292.7</text:p>
          </table:table-cell>
          <table:table-cell office:value-type="string">
            <text:p>14424.3</text:p>
          </table:table-cell>
          <table:table-cell office:value-type="string">
            <text:p>43689.8</text:p>
          </table:table-cell>
          <table:table-cell office:value-type="string">
            <text:p>6379.8</text:p>
          </table:table-cell>
          <table:table-cell office:value-type="string">
            <text:p>3432.1</text:p>
          </table:table-cell>
          <table:table-cell office:value-type="string">
            <text:p>3718.3</text:p>
          </table:table-cell>
          <table:table-cell office:value-type="string">
            <text:p>1702.8</text:p>
          </table:table-cell>
          <table:table-cell office:value-type="string">
            <text:p>3951.0</text:p>
          </table:table-cell>
          <table:table-cell office:value-type="string">
            <text:p>1627.9</text:p>
          </table:table-cell>
          <table:table-cell office:value-type="string">
            <text:p>323.9</text:p>
          </table:table-cell>
          <table:table-cell office:value-type="string">
            <text:p>3294.3</text:p>
          </table:table-cell>
          <table:table-cell office:value-type="string">
            <text:p>12.3</text:p>
          </table:table-cell>
          <table:table-cell office:value-type="string">
            <text:p>496.1</text:p>
          </table:table-cell>
          <table:table-cell office:value-type="string">
            <text:p>0.0</text:p>
          </table:table-cell>
          <table:table-cell office:value-type="string">
            <text:p>3448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70.8</text:p>
          </table:table-cell>
          <table:table-cell office:value-type="string">
            <text:p>696.7</text:p>
          </table:table-cell>
          <table:table-cell office:value-type="string">
            <text:p>696.7</text:p>
          </table:table-cell>
          <table:table-cell office:value-type="string">
            <text:p>952.1</text:p>
          </table:table-cell>
          <table:table-cell office:value-type="string">
            <text:p>901.3</text:p>
          </table:table-cell>
          <table:table-cell office:value-type="string">
            <text:p>1169.3</text:p>
          </table:table-cell>
          <table:table-cell office:value-type="string">
            <text:p>1032179.0</text:p>
          </table:table-cell>
          <table:table-cell office:value-type="string">
            <text:p>1006120.0</text:p>
          </table:table-cell>
          <table:table-cell office:value-type="string">
            <text:p>1004340.284767</text:p>
          </table:table-cell>
          <table:table-cell office:value-type="string">
            <text:p>22482.0</text:p>
          </table:table-cell>
          <table:table-cell office:value-type="string">
            <text:p>218277.163787</text:p>
          </table:table-cell>
          <table:table-cell office:value-type="string">
            <text:p>218954.641816</text:p>
          </table:table-cell>
          <table:table-cell office:value-type="string">
            <text:p>437231.805603</text:p>
          </table:table-cell>
          <table:table-cell office:value-type="string">
            <text:p>200388.419484</text:p>
          </table:table-cell>
          <table:table-cell office:value-type="string">
            <text:p>201572.05968</text:p>
          </table:table-cell>
          <table:table-cell office:value-type="string">
            <text:p>401960.479164</text:p>
          </table:table-cell>
          <table:table-cell office:value-type="string">
            <text:p>50272.0</text:p>
          </table:table-cell>
          <table:table-cell office:value-type="string">
            <text:p>576742.805603</text:p>
          </table:table-cell>
          <table:table-cell office:value-type="string">
            <text:p>915128.284767</text:p>
          </table:table-cell>
          <table:table-cell office:value-type="string">
            <text:p>892646.284767</text:p>
          </table:table-cell>
          <table:table-cell office:value-type="string">
            <text:p>891091.0</text:p>
          </table:table-cell>
          <table:table-cell office:value-type="string">
            <text:p>1401314.0</text:p>
          </table:table-cell>
          <table:table-cell office:value-type="string">
            <text:p>0.69469</text:p>
          </table:table-cell>
          <table:table-cell office:value-type="string">
            <text:p>0.94313</text:p>
          </table:table-cell>
          <table:table-cell office:value-type="string">
            <text:p>90</text:p>
          </table:table-cell>
          <table:table-cell office:value-type="string">
            <text:p>73</text:p>
          </table:table-cell>
          <table:table-cell office:value-type="string">
            <text:p>163</text:p>
          </table:table-cell>
          <table:table-cell office:value-type="string">
            <text:p>1485811.833367</text:p>
          </table:table-cell>
        </table:table-row>
        <table:table-row>
          <table:table-cell office:value-type="string">
            <text:p>d44</text:p>
          </table:table-cell>
          <table:table-cell office:value-type="string">
            <text:p>10636.1</text:p>
          </table:table-cell>
          <table:table-cell office:value-type="string">
            <text:p>580.3</text:p>
          </table:table-cell>
          <table:table-cell office:value-type="string">
            <text:p>15185.1</text:p>
          </table:table-cell>
          <table:table-cell office:value-type="string">
            <text:p>63902.8</text:p>
          </table:table-cell>
          <table:table-cell office:value-type="string">
            <text:p>8024.4</text:p>
          </table:table-cell>
          <table:table-cell office:value-type="string">
            <text:p>2932.5</text:p>
          </table:table-cell>
          <table:table-cell office:value-type="string">
            <text:p>3744.7</text:p>
          </table:table-cell>
          <table:table-cell office:value-type="string">
            <text:p>1745.2</text:p>
          </table:table-cell>
          <table:table-cell office:value-type="string">
            <text:p>1860.2</text:p>
          </table:table-cell>
          <table:table-cell office:value-type="string">
            <text:p>2420.9</text:p>
          </table:table-cell>
          <table:table-cell office:value-type="string">
            <text:p>23226.2</text:p>
          </table:table-cell>
          <table:table-cell office:value-type="string">
            <text:p>3818.5</text:p>
          </table:table-cell>
          <table:table-cell office:value-type="string">
            <text:p>1649.8</text:p>
          </table:table-cell>
          <table:table-cell office:value-type="string">
            <text:p>1469.1</text:p>
          </table:table-cell>
          <table:table-cell office:value-type="string">
            <text:p>197.7</text:p>
          </table:table-cell>
          <table:table-cell office:value-type="string">
            <text:p>4309.7</text:p>
          </table:table-cell>
          <table:table-cell office:value-type="string">
            <text:p>15.5</text:p>
          </table:table-cell>
          <table:table-cell office:value-type="string">
            <text:p>554.8</text:p>
          </table:table-cell>
          <table:table-cell office:value-type="string">
            <text:p>9805.9</text:p>
          </table:table-cell>
          <table:table-cell office:value-type="string">
            <text:p>808.4</text:p>
          </table:table-cell>
          <table:table-cell office:value-type="string">
            <text:p>14379.5</text:p>
          </table:table-cell>
          <table:table-cell office:value-type="string">
            <text:p>66127.6</text:p>
          </table:table-cell>
          <table:table-cell office:value-type="string">
            <text:p>6400.0</text:p>
          </table:table-cell>
          <table:table-cell office:value-type="string">
            <text:p>3212.1</text:p>
          </table:table-cell>
          <table:table-cell office:value-type="string">
            <text:p>4411.6</text:p>
          </table:table-cell>
          <table:table-cell office:value-type="string">
            <text:p>1938.4</text:p>
          </table:table-cell>
          <table:table-cell office:value-type="string">
            <text:p>4051.4</text:p>
          </table:table-cell>
          <table:table-cell office:value-type="string">
            <text:p>1606.1</text:p>
          </table:table-cell>
          <table:table-cell office:value-type="string">
            <text:p>350.8</text:p>
          </table:table-cell>
          <table:table-cell office:value-type="string">
            <text:p>4253.0</text:p>
          </table:table-cell>
          <table:table-cell office:value-type="string">
            <text:p>8.5</text:p>
          </table:table-cell>
          <table:table-cell office:value-type="string">
            <text:p>658.5</text:p>
          </table:table-cell>
          <table:table-cell office:value-type="string">
            <text:p>0.0</text:p>
          </table:table-cell>
          <table:table-cell office:value-type="string">
            <text:p>63892.1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43.0</text:p>
          </table:table-cell>
          <table:table-cell office:value-type="string">
            <text:p>564.6</text:p>
          </table:table-cell>
          <table:table-cell office:value-type="string">
            <text:p>564.6</text:p>
          </table:table-cell>
          <table:table-cell office:value-type="string">
            <text:p>998.9</text:p>
          </table:table-cell>
          <table:table-cell office:value-type="string">
            <text:p>1077.2</text:p>
          </table:table-cell>
          <table:table-cell office:value-type="string">
            <text:p>1006.6</text:p>
          </table:table-cell>
          <table:table-cell office:value-type="string">
            <text:p>1428483.0</text:p>
          </table:table-cell>
          <table:table-cell office:value-type="string">
            <text:p>1400435.0</text:p>
          </table:table-cell>
          <table:table-cell office:value-type="string">
            <text:p>1403924.59489</text:p>
          </table:table-cell>
          <table:table-cell office:value-type="string">
            <text:p>22431.0</text:p>
          </table:table-cell>
          <table:table-cell office:value-type="string">
            <text:p>155419.014015</text:p>
          </table:table-cell>
          <table:table-cell office:value-type="string">
            <text:p>170550.856262</text:p>
          </table:table-cell>
          <table:table-cell office:value-type="string">
            <text:p>325969.870277</text:p>
          </table:table-cell>
          <table:table-cell office:value-type="string">
            <text:p>436918.756178</text:p>
          </table:table-cell>
          <table:table-cell office:value-type="string">
            <text:p>426457.968435</text:p>
          </table:table-cell>
          <table:table-cell office:value-type="string">
            <text:p>863376.724613</text:p>
          </table:table-cell>
          <table:table-cell office:value-type="string">
            <text:p>53924.0</text:p>
          </table:table-cell>
          <table:table-cell office:value-type="string">
            <text:p>511658.870277</text:p>
          </table:table-cell>
          <table:table-cell office:value-type="string">
            <text:p>1269038.59489</text:p>
          </table:table-cell>
          <table:table-cell office:value-type="string">
            <text:p>1246607.59489</text:p>
          </table:table-cell>
          <table:table-cell office:value-type="string">
            <text:p>1239621.0</text:p>
          </table:table-cell>
          <table:table-cell office:value-type="string">
            <text:p>1724225.0</text:p>
          </table:table-cell>
          <table:table-cell office:value-type="string">
            <text:p>0.809301</text:p>
          </table:table-cell>
          <table:table-cell office:value-type="string">
            <text:p>0.976853</text:p>
          </table:table-cell>
          <table:table-cell office:value-type="string">
            <text:p>334</text:p>
          </table:table-cell>
          <table:table-cell office:value-type="string">
            <text:p>244</text:p>
          </table:table-cell>
          <table:table-cell office:value-type="string">
            <text:p>578</text:p>
          </table:table-cell>
          <table:table-cell office:value-type="string">
            <text:p>1765081.493925</text:p>
          </table:table-cell>
        </table:table-row>
        <table:table-row>
          <table:table-cell office:value-type="string">
            <text:p>d45</text:p>
          </table:table-cell>
          <table:table-cell office:value-type="string">
            <text:p>15957.9</text:p>
          </table:table-cell>
          <table:table-cell office:value-type="string">
            <text:p>400.1</text:p>
          </table:table-cell>
          <table:table-cell office:value-type="string">
            <text:p>10218.7</text:p>
          </table:table-cell>
          <table:table-cell office:value-type="string">
            <text:p>41814.8</text:p>
          </table:table-cell>
          <table:table-cell office:value-type="string">
            <text:p>6222.5</text:p>
          </table:table-cell>
          <table:table-cell office:value-type="string">
            <text:p>3625.5</text:p>
          </table:table-cell>
          <table:table-cell office:value-type="string">
            <text:p>4521.0</text:p>
          </table:table-cell>
          <table:table-cell office:value-type="string">
            <text:p>1820.4</text:p>
          </table:table-cell>
          <table:table-cell office:value-type="string">
            <text:p>1750.9</text:p>
          </table:table-cell>
          <table:table-cell office:value-type="string">
            <text:p>1991.2</text:p>
          </table:table-cell>
          <table:table-cell office:value-type="string">
            <text:p>14824.2</text:p>
          </table:table-cell>
          <table:table-cell office:value-type="string">
            <text:p>3645.5</text:p>
          </table:table-cell>
          <table:table-cell office:value-type="string">
            <text:p>1327.0</text:p>
          </table:table-cell>
          <table:table-cell office:value-type="string">
            <text:p>1518.7</text:p>
          </table:table-cell>
          <table:table-cell office:value-type="string">
            <text:p>241.8</text:p>
          </table:table-cell>
          <table:table-cell office:value-type="string">
            <text:p>3281.4</text:p>
          </table:table-cell>
          <table:table-cell office:value-type="string">
            <text:p>26.0</text:p>
          </table:table-cell>
          <table:table-cell office:value-type="string">
            <text:p>380.8</text:p>
          </table:table-cell>
          <table:table-cell office:value-type="string">
            <text:p>13051.8</text:p>
          </table:table-cell>
          <table:table-cell office:value-type="string">
            <text:p>417.2</text:p>
          </table:table-cell>
          <table:table-cell office:value-type="string">
            <text:p>8889.3</text:p>
          </table:table-cell>
          <table:table-cell office:value-type="string">
            <text:p>42270.4</text:p>
          </table:table-cell>
          <table:table-cell office:value-type="string">
            <text:p>6328.4</text:p>
          </table:table-cell>
          <table:table-cell office:value-type="string">
            <text:p>3860.4</text:p>
          </table:table-cell>
          <table:table-cell office:value-type="string">
            <text:p>4310.6</text:p>
          </table:table-cell>
          <table:table-cell office:value-type="string">
            <text:p>1909.7</text:p>
          </table:table-cell>
          <table:table-cell office:value-type="string">
            <text:p>3964.3</text:p>
          </table:table-cell>
          <table:table-cell office:value-type="string">
            <text:p>1804.1</text:p>
          </table:table-cell>
          <table:table-cell office:value-type="string">
            <text:p>419.0</text:p>
          </table:table-cell>
          <table:table-cell office:value-type="string">
            <text:p>3323.5</text:p>
          </table:table-cell>
          <table:table-cell office:value-type="string">
            <text:p>16.0</text:p>
          </table:table-cell>
          <table:table-cell office:value-type="string">
            <text:p>626.0</text:p>
          </table:table-cell>
          <table:table-cell office:value-type="string">
            <text:p>0.0</text:p>
          </table:table-cell>
          <table:table-cell office:value-type="string">
            <text:p>49187.3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29.8</text:p>
          </table:table-cell>
          <table:table-cell office:value-type="string">
            <text:p>517.0</text:p>
          </table:table-cell>
          <table:table-cell office:value-type="string">
            <text:p>517.0</text:p>
          </table:table-cell>
          <table:table-cell office:value-type="string">
            <text:p>489.2</text:p>
          </table:table-cell>
          <table:table-cell office:value-type="string">
            <text:p>511.9</text:p>
          </table:table-cell>
          <table:table-cell office:value-type="string">
            <text:p>1032.8</text:p>
          </table:table-cell>
          <table:table-cell office:value-type="string">
            <text:p>1315042.0</text:p>
          </table:table-cell>
          <table:table-cell office:value-type="string">
            <text:p>1279664.0</text:p>
          </table:table-cell>
          <table:table-cell office:value-type="string">
            <text:p>1283999.858723</text:p>
          </table:table-cell>
          <table:table-cell office:value-type="string">
            <text:p>30257.0</text:p>
          </table:table-cell>
          <table:table-cell office:value-type="string">
            <text:p>151667.619506</text:p>
          </table:table-cell>
          <table:table-cell office:value-type="string">
            <text:p>170625.59859</text:p>
          </table:table-cell>
          <table:table-cell office:value-type="string">
            <text:p>322293.218095</text:p>
          </table:table-cell>
          <table:table-cell office:value-type="string">
            <text:p>400150.907128</text:p>
          </table:table-cell>
          <table:table-cell office:value-type="string">
            <text:p>405370.7335</text:p>
          </table:table-cell>
          <table:table-cell office:value-type="string">
            <text:p>805521.640628</text:p>
          </table:table-cell>
          <table:table-cell office:value-type="string">
            <text:p>51971.0</text:p>
          </table:table-cell>
          <table:table-cell office:value-type="string">
            <text:p>459984.218095</text:p>
          </table:table-cell>
          <table:table-cell office:value-type="string">
            <text:p>1213079.858723</text:p>
          </table:table-cell>
          <table:table-cell office:value-type="string">
            <text:p>1182822.858723</text:p>
          </table:table-cell>
          <table:table-cell office:value-type="string">
            <text:p>1175323.0</text:p>
          </table:table-cell>
          <table:table-cell office:value-type="string">
            <text:p>1620428.0</text:p>
          </table:table-cell>
          <table:table-cell office:value-type="string">
            <text:p>0.859203</text:p>
          </table:table-cell>
          <table:table-cell office:value-type="string">
            <text:p>1.058731</text:p>
          </table:table-cell>
          <table:table-cell office:value-type="string">
            <text:p>227</text:p>
          </table:table-cell>
          <table:table-cell office:value-type="string">
            <text:p>181</text:p>
          </table:table-cell>
          <table:table-cell office:value-type="string">
            <text:p>408</text:p>
          </table:table-cell>
          <table:table-cell office:value-type="string">
            <text:p>1530537.617721</text:p>
          </table:table-cell>
        </table:table-row>
        <table:table-row>
          <table:table-cell office:value-type="string">
            <text:p>d46</text:p>
          </table:table-cell>
          <table:table-cell office:value-type="string">
            <text:p>25627.1</text:p>
          </table:table-cell>
          <table:table-cell office:value-type="string">
            <text:p>1738.9</text:p>
          </table:table-cell>
          <table:table-cell office:value-type="string">
            <text:p>8911.4</text:p>
          </table:table-cell>
          <table:table-cell office:value-type="string">
            <text:p>44331.2</text:p>
          </table:table-cell>
          <table:table-cell office:value-type="string">
            <text:p>4910.0</text:p>
          </table:table-cell>
          <table:table-cell office:value-type="string">
            <text:p>3242.6</text:p>
          </table:table-cell>
          <table:table-cell office:value-type="string">
            <text:p>3557.6</text:p>
          </table:table-cell>
          <table:table-cell office:value-type="string">
            <text:p>1488.8</text:p>
          </table:table-cell>
          <table:table-cell office:value-type="string">
            <text:p>1941.6</text:p>
          </table:table-cell>
          <table:table-cell office:value-type="string">
            <text:p>2104.8</text:p>
          </table:table-cell>
          <table:table-cell office:value-type="string">
            <text:p>14725.4</text:p>
          </table:table-cell>
          <table:table-cell office:value-type="string">
            <text:p>2672.6</text:p>
          </table:table-cell>
          <table:table-cell office:value-type="string">
            <text:p>1190.7</text:p>
          </table:table-cell>
          <table:table-cell office:value-type="string">
            <text:p>1637.9</text:p>
          </table:table-cell>
          <table:table-cell office:value-type="string">
            <text:p>222.0</text:p>
          </table:table-cell>
          <table:table-cell office:value-type="string">
            <text:p>2778.2</text:p>
          </table:table-cell>
          <table:table-cell office:value-type="string">
            <text:p>14.7</text:p>
          </table:table-cell>
          <table:table-cell office:value-type="string">
            <text:p>1121.8</text:p>
          </table:table-cell>
          <table:table-cell office:value-type="string">
            <text:p>24425.5</text:p>
          </table:table-cell>
          <table:table-cell office:value-type="string">
            <text:p>1794.2</text:p>
          </table:table-cell>
          <table:table-cell office:value-type="string">
            <text:p>8918.9</text:p>
          </table:table-cell>
          <table:table-cell office:value-type="string">
            <text:p>45297.4</text:p>
          </table:table-cell>
          <table:table-cell office:value-type="string">
            <text:p>4785.6</text:p>
          </table:table-cell>
          <table:table-cell office:value-type="string">
            <text:p>3815.8</text:p>
          </table:table-cell>
          <table:table-cell office:value-type="string">
            <text:p>3840.6</text:p>
          </table:table-cell>
          <table:table-cell office:value-type="string">
            <text:p>1348.9</text:p>
          </table:table-cell>
          <table:table-cell office:value-type="string">
            <text:p>2866.4</text:p>
          </table:table-cell>
          <table:table-cell office:value-type="string">
            <text:p>1350.6</text:p>
          </table:table-cell>
          <table:table-cell office:value-type="string">
            <text:p>270.8</text:p>
          </table:table-cell>
          <table:table-cell office:value-type="string">
            <text:p>2224.8</text:p>
          </table:table-cell>
          <table:table-cell office:value-type="string">
            <text:p>25.2</text:p>
          </table:table-cell>
          <table:table-cell office:value-type="string">
            <text:p>955.0</text:p>
          </table:table-cell>
          <table:table-cell office:value-type="string">
            <text:p>0.0</text:p>
          </table:table-cell>
          <table:table-cell office:value-type="string">
            <text:p>3377.8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94.6</text:p>
          </table:table-cell>
          <table:table-cell office:value-type="string">
            <text:p>434.9</text:p>
          </table:table-cell>
          <table:table-cell office:value-type="string">
            <text:p>434.9</text:p>
          </table:table-cell>
          <table:table-cell office:value-type="string">
            <text:p>359.9</text:p>
          </table:table-cell>
          <table:table-cell office:value-type="string">
            <text:p>295.3</text:p>
          </table:table-cell>
          <table:table-cell office:value-type="string">
            <text:p>832.9</text:p>
          </table:table-cell>
          <table:table-cell office:value-type="string">
            <text:p>932711.0</text:p>
          </table:table-cell>
          <table:table-cell office:value-type="string">
            <text:p>871517.0</text:p>
          </table:table-cell>
          <table:table-cell office:value-type="string">
            <text:p>872385.444362</text:p>
          </table:table-cell>
          <table:table-cell office:value-type="string">
            <text:p>55468.0</text:p>
          </table:table-cell>
          <table:table-cell office:value-type="string">
            <text:p>179970.602526</text:p>
          </table:table-cell>
          <table:table-cell office:value-type="string">
            <text:p>177628.49824</text:p>
          </table:table-cell>
          <table:table-cell office:value-type="string">
            <text:p>357599.100766</text:p>
          </table:table-cell>
          <table:table-cell office:value-type="string">
            <text:p>187109.22015</text:p>
          </table:table-cell>
          <table:table-cell office:value-type="string">
            <text:p>176866.123446</text:p>
          </table:table-cell>
          <table:table-cell office:value-type="string">
            <text:p>363975.343596</text:p>
          </table:table-cell>
          <table:table-cell office:value-type="string">
            <text:p>42457.0</text:p>
          </table:table-cell>
          <table:table-cell office:value-type="string">
            <text:p>491856.100766</text:p>
          </table:table-cell>
          <table:table-cell office:value-type="string">
            <text:p>822431.444362</text:p>
          </table:table-cell>
          <table:table-cell office:value-type="string">
            <text:p>766963.444362</text:p>
          </table:table-cell>
          <table:table-cell office:value-type="string">
            <text:p>762965.0</text:p>
          </table:table-cell>
          <table:table-cell office:value-type="string">
            <text:p>1446594.0</text:p>
          </table:table-cell>
          <table:table-cell office:value-type="string">
            <text:p>0.650818</text:p>
          </table:table-cell>
          <table:table-cell office:value-type="string">
            <text:p>1.00939</text:p>
          </table:table-cell>
          <table:table-cell office:value-type="string">
            <text:p>51</text:p>
          </table:table-cell>
          <table:table-cell office:value-type="string">
            <text:p>53</text:p>
          </table:table-cell>
          <table:table-cell office:value-type="string">
            <text:p>104</text:p>
          </table:table-cell>
          <table:table-cell office:value-type="string">
            <text:p>1433136.851786</text:p>
          </table:table-cell>
        </table:table-row>
        <table:table-row>
          <table:table-cell office:value-type="string">
            <text:p>d47</text:p>
          </table:table-cell>
          <table:table-cell office:value-type="string">
            <text:p>6996.9</text:p>
          </table:table-cell>
          <table:table-cell office:value-type="string">
            <text:p>341.9</text:p>
          </table:table-cell>
          <table:table-cell office:value-type="string">
            <text:p>14141.4</text:p>
          </table:table-cell>
          <table:table-cell office:value-type="string">
            <text:p>55238.4</text:p>
          </table:table-cell>
          <table:table-cell office:value-type="string">
            <text:p>8465.2</text:p>
          </table:table-cell>
          <table:table-cell office:value-type="string">
            <text:p>4009.9</text:p>
          </table:table-cell>
          <table:table-cell office:value-type="string">
            <text:p>5149.0</text:p>
          </table:table-cell>
          <table:table-cell office:value-type="string">
            <text:p>2394.6</text:p>
          </table:table-cell>
          <table:table-cell office:value-type="string">
            <text:p>1503.5</text:p>
          </table:table-cell>
          <table:table-cell office:value-type="string">
            <text:p>1506.1</text:p>
          </table:table-cell>
          <table:table-cell office:value-type="string">
            <text:p>20710.3</text:p>
          </table:table-cell>
          <table:table-cell office:value-type="string">
            <text:p>4262.9</text:p>
          </table:table-cell>
          <table:table-cell office:value-type="string">
            <text:p>1811.8</text:p>
          </table:table-cell>
          <table:table-cell office:value-type="string">
            <text:p>1044.7</text:p>
          </table:table-cell>
          <table:table-cell office:value-type="string">
            <text:p>339.7</text:p>
          </table:table-cell>
          <table:table-cell office:value-type="string">
            <text:p>4356.0</text:p>
          </table:table-cell>
          <table:table-cell office:value-type="string">
            <text:p>18.9</text:p>
          </table:table-cell>
          <table:table-cell office:value-type="string">
            <text:p>328.6</text:p>
          </table:table-cell>
          <table:table-cell office:value-type="string">
            <text:p>7804.3</text:p>
          </table:table-cell>
          <table:table-cell office:value-type="string">
            <text:p>312.4</text:p>
          </table:table-cell>
          <table:table-cell office:value-type="string">
            <text:p>15036.1</text:p>
          </table:table-cell>
          <table:table-cell office:value-type="string">
            <text:p>57070.5</text:p>
          </table:table-cell>
          <table:table-cell office:value-type="string">
            <text:p>7834.8</text:p>
          </table:table-cell>
          <table:table-cell office:value-type="string">
            <text:p>3807.8</text:p>
          </table:table-cell>
          <table:table-cell office:value-type="string">
            <text:p>5958.7</text:p>
          </table:table-cell>
          <table:table-cell office:value-type="string">
            <text:p>2126.0</text:p>
          </table:table-cell>
          <table:table-cell office:value-type="string">
            <text:p>4518.8</text:p>
          </table:table-cell>
          <table:table-cell office:value-type="string">
            <text:p>1865.2</text:p>
          </table:table-cell>
          <table:table-cell office:value-type="string">
            <text:p>450.0</text:p>
          </table:table-cell>
          <table:table-cell office:value-type="string">
            <text:p>3804.3</text:p>
          </table:table-cell>
          <table:table-cell office:value-type="string">
            <text:p>28.2</text:p>
          </table:table-cell>
          <table:table-cell office:value-type="string">
            <text:p>366.4</text:p>
          </table:table-cell>
          <table:table-cell office:value-type="string">
            <text:p>0.0</text:p>
          </table:table-cell>
          <table:table-cell office:value-type="string">
            <text:p>1189.8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13.5</text:p>
          </table:table-cell>
          <table:table-cell office:value-type="string">
            <text:p>660.3</text:p>
          </table:table-cell>
          <table:table-cell office:value-type="string">
            <text:p>660.3</text:p>
          </table:table-cell>
          <table:table-cell office:value-type="string">
            <text:p>691.5</text:p>
          </table:table-cell>
          <table:table-cell office:value-type="string">
            <text:p>823.7</text:p>
          </table:table-cell>
          <table:table-cell office:value-type="string">
            <text:p>856.7</text:p>
          </table:table-cell>
          <table:table-cell office:value-type="string">
            <text:p>1305591.0</text:p>
          </table:table-cell>
          <table:table-cell office:value-type="string">
            <text:p>1286005.0</text:p>
          </table:table-cell>
          <table:table-cell office:value-type="string">
            <text:p>1285625.618942</text:p>
          </table:table-cell>
          <table:table-cell office:value-type="string">
            <text:p>15651.0</text:p>
          </table:table-cell>
          <table:table-cell office:value-type="string">
            <text:p>290789.178257</text:p>
          </table:table-cell>
          <table:table-cell office:value-type="string">
            <text:p>291438.13267</text:p>
          </table:table-cell>
          <table:table-cell office:value-type="string">
            <text:p>582227.310927</text:p>
          </table:table-cell>
          <table:table-cell office:value-type="string">
            <text:p>248832.304209</text:p>
          </table:table-cell>
          <table:table-cell office:value-type="string">
            <text:p>248283.003805</text:p>
          </table:table-cell>
          <table:table-cell office:value-type="string">
            <text:p>497115.308015</text:p>
          </table:table-cell>
          <table:table-cell office:value-type="string">
            <text:p>62363.0</text:p>
          </table:table-cell>
          <table:table-cell office:value-type="string">
            <text:p>759670.310927</text:p>
          </table:table-cell>
          <table:table-cell office:value-type="string">
            <text:p>1162994.618942</text:p>
          </table:table-cell>
          <table:table-cell office:value-type="string">
            <text:p>1147343.618942</text:p>
          </table:table-cell>
          <table:table-cell office:value-type="string">
            <text:p>1141968.0</text:p>
          </table:table-cell>
          <table:table-cell office:value-type="string">
            <text:p>1779702.0</text:p>
          </table:table-cell>
          <table:table-cell office:value-type="string">
            <text:p>0.745213</text:p>
          </table:table-cell>
          <table:table-cell office:value-type="string">
            <text:p>1.015829</text:p>
          </table:table-cell>
          <table:table-cell office:value-type="string">
            <text:p>106</text:p>
          </table:table-cell>
          <table:table-cell office:value-type="string">
            <text:p>93</text:p>
          </table:table-cell>
          <table:table-cell office:value-type="string">
            <text:p>199</text:p>
          </table:table-cell>
          <table:table-cell office:value-type="string">
            <text:p>1751969.216999</text:p>
          </table:table-cell>
        </table:table-row>
        <table:table-row>
          <table:table-cell office:value-type="string">
            <text:p>d48</text:p>
          </table:table-cell>
          <table:table-cell office:value-type="string">
            <text:p>31961.2</text:p>
          </table:table-cell>
          <table:table-cell office:value-type="string">
            <text:p>1735.6</text:p>
          </table:table-cell>
          <table:table-cell office:value-type="string">
            <text:p>11156.0</text:p>
          </table:table-cell>
          <table:table-cell office:value-type="string">
            <text:p>53317.8</text:p>
          </table:table-cell>
          <table:table-cell office:value-type="string">
            <text:p>6501.8</text:p>
          </table:table-cell>
          <table:table-cell office:value-type="string">
            <text:p>5160.2</text:p>
          </table:table-cell>
          <table:table-cell office:value-type="string">
            <text:p>5241.2</text:p>
          </table:table-cell>
          <table:table-cell office:value-type="string">
            <text:p>1966.3</text:p>
          </table:table-cell>
          <table:table-cell office:value-type="string">
            <text:p>3332.8</text:p>
          </table:table-cell>
          <table:table-cell office:value-type="string">
            <text:p>2557.5</text:p>
          </table:table-cell>
          <table:table-cell office:value-type="string">
            <text:p>19680.2</text:p>
          </table:table-cell>
          <table:table-cell office:value-type="string">
            <text:p>3207.1</text:p>
          </table:table-cell>
          <table:table-cell office:value-type="string">
            <text:p>1039.3</text:p>
          </table:table-cell>
          <table:table-cell office:value-type="string">
            <text:p>1769.4</text:p>
          </table:table-cell>
          <table:table-cell office:value-type="string">
            <text:p>157.2</text:p>
          </table:table-cell>
          <table:table-cell office:value-type="string">
            <text:p>3319.7</text:p>
          </table:table-cell>
          <table:table-cell office:value-type="string">
            <text:p>29.1</text:p>
          </table:table-cell>
          <table:table-cell office:value-type="string">
            <text:p>1540.6</text:p>
          </table:table-cell>
          <table:table-cell office:value-type="string">
            <text:p>24710.4</text:p>
          </table:table-cell>
          <table:table-cell office:value-type="string">
            <text:p>1664.0</text:p>
          </table:table-cell>
          <table:table-cell office:value-type="string">
            <text:p>9615.8</text:p>
          </table:table-cell>
          <table:table-cell office:value-type="string">
            <text:p>55533.9</text:p>
          </table:table-cell>
          <table:table-cell office:value-type="string">
            <text:p>6089.3</text:p>
          </table:table-cell>
          <table:table-cell office:value-type="string">
            <text:p>5848.5</text:p>
          </table:table-cell>
          <table:table-cell office:value-type="string">
            <text:p>5477.0</text:p>
          </table:table-cell>
          <table:table-cell office:value-type="string">
            <text:p>2041.2</text:p>
          </table:table-cell>
          <table:table-cell office:value-type="string">
            <text:p>3481.2</text:p>
          </table:table-cell>
          <table:table-cell office:value-type="string">
            <text:p>1339.7</text:p>
          </table:table-cell>
          <table:table-cell office:value-type="string">
            <text:p>266.6</text:p>
          </table:table-cell>
          <table:table-cell office:value-type="string">
            <text:p>3223.5</text:p>
          </table:table-cell>
          <table:table-cell office:value-type="string">
            <text:p>18.0</text:p>
          </table:table-cell>
          <table:table-cell office:value-type="string">
            <text:p>1285.8</text:p>
          </table:table-cell>
          <table:table-cell office:value-type="string">
            <text:p>0.0</text:p>
          </table:table-cell>
          <table:table-cell office:value-type="string">
            <text:p>15066.4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69.4</text:p>
          </table:table-cell>
          <table:table-cell office:value-type="string">
            <text:p>951.1</text:p>
          </table:table-cell>
          <table:table-cell office:value-type="string">
            <text:p>951.1</text:p>
          </table:table-cell>
          <table:table-cell office:value-type="string">
            <text:p>673.7</text:p>
          </table:table-cell>
          <table:table-cell office:value-type="string">
            <text:p>582.3</text:p>
          </table:table-cell>
          <table:table-cell office:value-type="string">
            <text:p>897.4</text:p>
          </table:table-cell>
          <table:table-cell office:value-type="string">
            <text:p>1136879.0</text:p>
          </table:table-cell>
          <table:table-cell office:value-type="string">
            <text:p>1066753.0</text:p>
          </table:table-cell>
          <table:table-cell office:value-type="string">
            <text:p>1065514.792188</text:p>
          </table:table-cell>
          <table:table-cell office:value-type="string">
            <text:p>62538.0</text:p>
          </table:table-cell>
          <table:table-cell office:value-type="string">
            <text:p>214594.490728</text:p>
          </table:table-cell>
          <table:table-cell office:value-type="string">
            <text:p>228725.381071</text:p>
          </table:table-cell>
          <table:table-cell office:value-type="string">
            <text:p>443319.871799</text:p>
          </table:table-cell>
          <table:table-cell office:value-type="string">
            <text:p>219248.034461</text:p>
          </table:table-cell>
          <table:table-cell office:value-type="string">
            <text:p>214806.885927</text:p>
          </table:table-cell>
          <table:table-cell office:value-type="string">
            <text:p>434054.920389</text:p>
          </table:table-cell>
          <table:table-cell office:value-type="string">
            <text:p>56821.0</text:p>
          </table:table-cell>
          <table:table-cell office:value-type="string">
            <text:p>612100.871799</text:p>
          </table:table-cell>
          <table:table-cell office:value-type="string">
            <text:p>1002119.792188</text:p>
          </table:table-cell>
          <table:table-cell office:value-type="string">
            <text:p>939581.792188</text:p>
          </table:table-cell>
          <table:table-cell office:value-type="string">
            <text:p>935255.0</text:p>
          </table:table-cell>
          <table:table-cell office:value-type="string">
            <text:p>1806898.0</text:p>
          </table:table-cell>
          <table:table-cell office:value-type="string">
            <text:p>0.653689</text:p>
          </table:table-cell>
          <table:table-cell office:value-type="string">
            <text:p>1.038941</text:p>
          </table:table-cell>
          <table:table-cell office:value-type="string">
            <text:p>104</text:p>
          </table:table-cell>
          <table:table-cell office:value-type="string">
            <text:p>136</text:p>
          </table:table-cell>
          <table:table-cell office:value-type="string">
            <text:p>240</text:p>
          </table:table-cell>
          <table:table-cell office:value-type="string">
            <text:p>1739173.579428</text:p>
          </table:table-cell>
        </table:table-row>
        <table:table-row>
          <table:table-cell office:value-type="string">
            <text:p>d49</text:p>
          </table:table-cell>
          <table:table-cell office:value-type="string">
            <text:p>6359.0</text:p>
          </table:table-cell>
          <table:table-cell office:value-type="string">
            <text:p>203.4</text:p>
          </table:table-cell>
          <table:table-cell office:value-type="string">
            <text:p>16365.5</text:p>
          </table:table-cell>
          <table:table-cell office:value-type="string">
            <text:p>46668.4</text:p>
          </table:table-cell>
          <table:table-cell office:value-type="string">
            <text:p>7212.5</text:p>
          </table:table-cell>
          <table:table-cell office:value-type="string">
            <text:p>4195.0</text:p>
          </table:table-cell>
          <table:table-cell office:value-type="string">
            <text:p>4815.7</text:p>
          </table:table-cell>
          <table:table-cell office:value-type="string">
            <text:p>2189.0</text:p>
          </table:table-cell>
          <table:table-cell office:value-type="string">
            <text:p>1123.7</text:p>
          </table:table-cell>
          <table:table-cell office:value-type="string">
            <text:p>1773.5</text:p>
          </table:table-cell>
          <table:table-cell office:value-type="string">
            <text:p>17536.6</text:p>
          </table:table-cell>
          <table:table-cell office:value-type="string">
            <text:p>3970.8</text:p>
          </table:table-cell>
          <table:table-cell office:value-type="string">
            <text:p>1637.7</text:p>
          </table:table-cell>
          <table:table-cell office:value-type="string">
            <text:p>1027.9</text:p>
          </table:table-cell>
          <table:table-cell office:value-type="string">
            <text:p>408.6</text:p>
          </table:table-cell>
          <table:table-cell office:value-type="string">
            <text:p>3724.4</text:p>
          </table:table-cell>
          <table:table-cell office:value-type="string">
            <text:p>14.5</text:p>
          </table:table-cell>
          <table:table-cell office:value-type="string">
            <text:p>337.1</text:p>
          </table:table-cell>
          <table:table-cell office:value-type="string">
            <text:p>7390.3</text:p>
          </table:table-cell>
          <table:table-cell office:value-type="string">
            <text:p>243.8</text:p>
          </table:table-cell>
          <table:table-cell office:value-type="string">
            <text:p>14075.2</text:p>
          </table:table-cell>
          <table:table-cell office:value-type="string">
            <text:p>59042.7</text:p>
          </table:table-cell>
          <table:table-cell office:value-type="string">
            <text:p>7180.7</text:p>
          </table:table-cell>
          <table:table-cell office:value-type="string">
            <text:p>4165.1</text:p>
          </table:table-cell>
          <table:table-cell office:value-type="string">
            <text:p>4487.1</text:p>
          </table:table-cell>
          <table:table-cell office:value-type="string">
            <text:p>2256.3</text:p>
          </table:table-cell>
          <table:table-cell office:value-type="string">
            <text:p>4344.7</text:p>
          </table:table-cell>
          <table:table-cell office:value-type="string">
            <text:p>1935.9</text:p>
          </table:table-cell>
          <table:table-cell office:value-type="string">
            <text:p>563.2</text:p>
          </table:table-cell>
          <table:table-cell office:value-type="string">
            <text:p>3649.8</text:p>
          </table:table-cell>
          <table:table-cell office:value-type="string">
            <text:p>16.1</text:p>
          </table:table-cell>
          <table:table-cell office:value-type="string">
            <text:p>422.0</text:p>
          </table:table-cell>
          <table:table-cell office:value-type="string">
            <text:p>0.0</text:p>
          </table:table-cell>
          <table:table-cell office:value-type="string">
            <text:p>2199.3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63.0</text:p>
          </table:table-cell>
          <table:table-cell office:value-type="string">
            <text:p>939.4</text:p>
          </table:table-cell>
          <table:table-cell office:value-type="string">
            <text:p>939.4</text:p>
          </table:table-cell>
          <table:table-cell office:value-type="string">
            <text:p>930.0</text:p>
          </table:table-cell>
          <table:table-cell office:value-type="string">
            <text:p>1090.3</text:p>
          </table:table-cell>
          <table:table-cell office:value-type="string">
            <text:p>1045.2</text:p>
          </table:table-cell>
          <table:table-cell office:value-type="string">
            <text:p>1127439.0</text:p>
          </table:table-cell>
          <table:table-cell office:value-type="string">
            <text:p>1109336.0</text:p>
          </table:table-cell>
          <table:table-cell office:value-type="string">
            <text:p>1106019.027803</text:p>
          </table:table-cell>
          <table:table-cell office:value-type="string">
            <text:p>14314.0</text:p>
          </table:table-cell>
          <table:table-cell office:value-type="string">
            <text:p>233239.322951</text:p>
          </table:table-cell>
          <table:table-cell office:value-type="string">
            <text:p>238790.217871</text:p>
          </table:table-cell>
          <table:table-cell office:value-type="string">
            <text:p>472029.540823</text:p>
          </table:table-cell>
          <table:table-cell office:value-type="string">
            <text:p>218179.323542</text:p>
          </table:table-cell>
          <table:table-cell office:value-type="string">
            <text:p>220057.163438</text:p>
          </table:table-cell>
          <table:table-cell office:value-type="string">
            <text:p>438236.48698</text:p>
          </table:table-cell>
          <table:table-cell office:value-type="string">
            <text:p>57931.0</text:p>
          </table:table-cell>
          <table:table-cell office:value-type="string">
            <text:p>637608.540823</text:p>
          </table:table-cell>
          <table:table-cell office:value-type="string">
            <text:p>988931.027803</text:p>
          </table:table-cell>
          <table:table-cell office:value-type="string">
            <text:p>974617.027803</text:p>
          </table:table-cell>
          <table:table-cell office:value-type="string">
            <text:p>971334.0</text:p>
          </table:table-cell>
          <table:table-cell office:value-type="string">
            <text:p>1656560.0</text:p>
          </table:table-cell>
          <table:table-cell office:value-type="string">
            <text:p>0.695984</text:p>
          </table:table-cell>
          <table:table-cell office:value-type="string">
            <text:p>1.022618</text:p>
          </table:table-cell>
          <table:table-cell office:value-type="string">
            <text:p>66</text:p>
          </table:table-cell>
          <table:table-cell office:value-type="string">
            <text:p>58</text:p>
          </table:table-cell>
          <table:table-cell office:value-type="string">
            <text:p>124</text:p>
          </table:table-cell>
          <table:table-cell office:value-type="string">
            <text:p>1619920.043969</text:p>
          </table:table-cell>
        </table:table-row>
        <table:table-row>
          <table:table-cell office:value-type="string">
            <text:p>d50</text:p>
          </table:table-cell>
          <table:table-cell office:value-type="string">
            <text:p>19718.7</text:p>
          </table:table-cell>
          <table:table-cell office:value-type="string">
            <text:p>959.7</text:p>
          </table:table-cell>
          <table:table-cell office:value-type="string">
            <text:p>18461.6</text:p>
          </table:table-cell>
          <table:table-cell office:value-type="string">
            <text:p>45010.4</text:p>
          </table:table-cell>
          <table:table-cell office:value-type="string">
            <text:p>6234.6</text:p>
          </table:table-cell>
          <table:table-cell office:value-type="string">
            <text:p>3174.2</text:p>
          </table:table-cell>
          <table:table-cell office:value-type="string">
            <text:p>4149.2</text:p>
          </table:table-cell>
          <table:table-cell office:value-type="string">
            <text:p>1597.3</text:p>
          </table:table-cell>
          <table:table-cell office:value-type="string">
            <text:p>2013.1</text:p>
          </table:table-cell>
          <table:table-cell office:value-type="string">
            <text:p>1762.2</text:p>
          </table:table-cell>
          <table:table-cell office:value-type="string">
            <text:p>16523.6</text:p>
          </table:table-cell>
          <table:table-cell office:value-type="string">
            <text:p>3345.6</text:p>
          </table:table-cell>
          <table:table-cell office:value-type="string">
            <text:p>1272.5</text:p>
          </table:table-cell>
          <table:table-cell office:value-type="string">
            <text:p>1249.1</text:p>
          </table:table-cell>
          <table:table-cell office:value-type="string">
            <text:p>239.5</text:p>
          </table:table-cell>
          <table:table-cell office:value-type="string">
            <text:p>3378.1</text:p>
          </table:table-cell>
          <table:table-cell office:value-type="string">
            <text:p>16.9</text:p>
          </table:table-cell>
          <table:table-cell office:value-type="string">
            <text:p>930.0</text:p>
          </table:table-cell>
          <table:table-cell office:value-type="string">
            <text:p>19025.9</text:p>
          </table:table-cell>
          <table:table-cell office:value-type="string">
            <text:p>790.3</text:p>
          </table:table-cell>
          <table:table-cell office:value-type="string">
            <text:p>20546.0</text:p>
          </table:table-cell>
          <table:table-cell office:value-type="string">
            <text:p>42313.4</text:p>
          </table:table-cell>
          <table:table-cell office:value-type="string">
            <text:p>6001.0</text:p>
          </table:table-cell>
          <table:table-cell office:value-type="string">
            <text:p>3240.2</text:p>
          </table:table-cell>
          <table:table-cell office:value-type="string">
            <text:p>3867.1</text:p>
          </table:table-cell>
          <table:table-cell office:value-type="string">
            <text:p>1767.7</text:p>
          </table:table-cell>
          <table:table-cell office:value-type="string">
            <text:p>3749.2</text:p>
          </table:table-cell>
          <table:table-cell office:value-type="string">
            <text:p>1369.4</text:p>
          </table:table-cell>
          <table:table-cell office:value-type="string">
            <text:p>249.0</text:p>
          </table:table-cell>
          <table:table-cell office:value-type="string">
            <text:p>2989.7</text:p>
          </table:table-cell>
          <table:table-cell office:value-type="string">
            <text:p>28.4</text:p>
          </table:table-cell>
          <table:table-cell office:value-type="string">
            <text:p>1216.1</text:p>
          </table:table-cell>
          <table:table-cell office:value-type="string">
            <text:p>0.0</text:p>
          </table:table-cell>
          <table:table-cell office:value-type="string">
            <text:p>32188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95.3</text:p>
          </table:table-cell>
          <table:table-cell office:value-type="string">
            <text:p>1004.1</text:p>
          </table:table-cell>
          <table:table-cell office:value-type="string">
            <text:p>1004.1</text:p>
          </table:table-cell>
          <table:table-cell office:value-type="string">
            <text:p>831.6</text:p>
          </table:table-cell>
          <table:table-cell office:value-type="string">
            <text:p>830.9</text:p>
          </table:table-cell>
          <table:table-cell office:value-type="string">
            <text:p>1051.0</text:p>
          </table:table-cell>
          <table:table-cell office:value-type="string">
            <text:p>1160104.0</text:p>
          </table:table-cell>
          <table:table-cell office:value-type="string">
            <text:p>1113159.0</text:p>
          </table:table-cell>
          <table:table-cell office:value-type="string">
            <text:p>1116155.204574</text:p>
          </table:table-cell>
          <table:table-cell office:value-type="string">
            <text:p>42050.0</text:p>
          </table:table-cell>
          <table:table-cell office:value-type="string">
            <text:p>132074.067376</text:p>
          </table:table-cell>
          <table:table-cell office:value-type="string">
            <text:p>125774.000618</text:p>
          </table:table-cell>
          <table:table-cell office:value-type="string">
            <text:p>257848.067994</text:p>
          </table:table-cell>
          <table:table-cell office:value-type="string">
            <text:p>341999.712062</text:p>
          </table:table-cell>
          <table:table-cell office:value-type="string">
            <text:p>340781.424518</text:p>
          </table:table-cell>
          <table:table-cell office:value-type="string">
            <text:p>682781.13658</text:p>
          </table:table-cell>
          <table:table-cell office:value-type="string">
            <text:p>48423.0</text:p>
          </table:table-cell>
          <table:table-cell office:value-type="string">
            <text:p>395174.067994</text:p>
          </table:table-cell>
          <table:table-cell office:value-type="string">
            <text:p>1034988.204574</text:p>
          </table:table-cell>
          <table:table-cell office:value-type="string">
            <text:p>992938.204574</text:p>
          </table:table-cell>
          <table:table-cell office:value-type="string">
            <text:p>985973.0</text:p>
          </table:table-cell>
          <table:table-cell office:value-type="string">
            <text:p>1396305.0</text:p>
          </table:table-cell>
          <table:table-cell office:value-type="string">
            <text:p>0.833304</text:p>
          </table:table-cell>
          <table:table-cell office:value-type="string">
            <text:p>1.002968</text:p>
          </table:table-cell>
          <table:table-cell office:value-type="string">
            <text:p>261</text:p>
          </table:table-cell>
          <table:table-cell office:value-type="string">
            <text:p>246</text:p>
          </table:table-cell>
          <table:table-cell office:value-type="string">
            <text:p>507</text:p>
          </table:table-cell>
          <table:table-cell office:value-type="string">
            <text:p>1392173.4839</text:p>
          </table:table-cell>
        </table:table-row>
        <table:table-row>
          <table:table-cell office:value-type="string">
            <text:p>d51</text:p>
          </table:table-cell>
          <table:table-cell office:value-type="string">
            <text:p>7616.3</text:p>
          </table:table-cell>
          <table:table-cell office:value-type="string">
            <text:p>281.9</text:p>
          </table:table-cell>
          <table:table-cell office:value-type="string">
            <text:p>13098.8</text:p>
          </table:table-cell>
          <table:table-cell office:value-type="string">
            <text:p>55806.3</text:p>
          </table:table-cell>
          <table:table-cell office:value-type="string">
            <text:p>7505.8</text:p>
          </table:table-cell>
          <table:table-cell office:value-type="string">
            <text:p>3677.6</text:p>
          </table:table-cell>
          <table:table-cell office:value-type="string">
            <text:p>4846.6</text:p>
          </table:table-cell>
          <table:table-cell office:value-type="string">
            <text:p>2083.4</text:p>
          </table:table-cell>
          <table:table-cell office:value-type="string">
            <text:p>987.5</text:p>
          </table:table-cell>
          <table:table-cell office:value-type="string">
            <text:p>1717.7</text:p>
          </table:table-cell>
          <table:table-cell office:value-type="string">
            <text:p>19879.0</text:p>
          </table:table-cell>
          <table:table-cell office:value-type="string">
            <text:p>4075.7</text:p>
          </table:table-cell>
          <table:table-cell office:value-type="string">
            <text:p>1569.0</text:p>
          </table:table-cell>
          <table:table-cell office:value-type="string">
            <text:p>776.5</text:p>
          </table:table-cell>
          <table:table-cell office:value-type="string">
            <text:p>418.1</text:p>
          </table:table-cell>
          <table:table-cell office:value-type="string">
            <text:p>4333.9</text:p>
          </table:table-cell>
          <table:table-cell office:value-type="string">
            <text:p>6.4</text:p>
          </table:table-cell>
          <table:table-cell office:value-type="string">
            <text:p>321.7</text:p>
          </table:table-cell>
          <table:table-cell office:value-type="string">
            <text:p>5735.7</text:p>
          </table:table-cell>
          <table:table-cell office:value-type="string">
            <text:p>168.4</text:p>
          </table:table-cell>
          <table:table-cell office:value-type="string">
            <text:p>17346.6</text:p>
          </table:table-cell>
          <table:table-cell office:value-type="string">
            <text:p>54627.7</text:p>
          </table:table-cell>
          <table:table-cell office:value-type="string">
            <text:p>7119.0</text:p>
          </table:table-cell>
          <table:table-cell office:value-type="string">
            <text:p>3893.6</text:p>
          </table:table-cell>
          <table:table-cell office:value-type="string">
            <text:p>5146.7</text:p>
          </table:table-cell>
          <table:table-cell office:value-type="string">
            <text:p>1967.5</text:p>
          </table:table-cell>
          <table:table-cell office:value-type="string">
            <text:p>4341.6</text:p>
          </table:table-cell>
          <table:table-cell office:value-type="string">
            <text:p>1617.6</text:p>
          </table:table-cell>
          <table:table-cell office:value-type="string">
            <text:p>541.7</text:p>
          </table:table-cell>
          <table:table-cell office:value-type="string">
            <text:p>3683.1</text:p>
          </table:table-cell>
          <table:table-cell office:value-type="string">
            <text:p>5.5</text:p>
          </table:table-cell>
          <table:table-cell office:value-type="string">
            <text:p>231.9</text:p>
          </table:table-cell>
          <table:table-cell office:value-type="string">
            <text:p>0.0</text:p>
          </table:table-cell>
          <table:table-cell office:value-type="string">
            <text:p>1658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37.0</text:p>
          </table:table-cell>
          <table:table-cell office:value-type="string">
            <text:p>606.2</text:p>
          </table:table-cell>
          <table:table-cell office:value-type="string">
            <text:p>606.2</text:p>
          </table:table-cell>
          <table:table-cell office:value-type="string">
            <text:p>616.8</text:p>
          </table:table-cell>
          <table:table-cell office:value-type="string">
            <text:p>599.1</text:p>
          </table:table-cell>
          <table:table-cell office:value-type="string">
            <text:p>953.2</text:p>
          </table:table-cell>
          <table:table-cell office:value-type="string">
            <text:p>1137792.0</text:p>
          </table:table-cell>
          <table:table-cell office:value-type="string">
            <text:p>1120751.0</text:p>
          </table:table-cell>
          <table:table-cell office:value-type="string">
            <text:p>1120237.252043</text:p>
          </table:table-cell>
          <table:table-cell office:value-type="string">
            <text:p>13697.0</text:p>
          </table:table-cell>
          <table:table-cell office:value-type="string">
            <text:p>230783.551514</text:p>
          </table:table-cell>
          <table:table-cell office:value-type="string">
            <text:p>229145.603923</text:p>
          </table:table-cell>
          <table:table-cell office:value-type="string">
            <text:p>459929.155437</text:p>
          </table:table-cell>
          <table:table-cell office:value-type="string">
            <text:p>229654.12026</text:p>
          </table:table-cell>
          <table:table-cell office:value-type="string">
            <text:p>230481.976347</text:p>
          </table:table-cell>
          <table:table-cell office:value-type="string">
            <text:p>460136.096607</text:p>
          </table:table-cell>
          <table:table-cell office:value-type="string">
            <text:p>57742.0</text:p>
          </table:table-cell>
          <table:table-cell office:value-type="string">
            <text:p>630442.155437</text:p>
          </table:table-cell>
          <table:table-cell office:value-type="string">
            <text:p>996570.252043</text:p>
          </table:table-cell>
          <table:table-cell office:value-type="string">
            <text:p>982873.252043</text:p>
          </table:table-cell>
          <table:table-cell office:value-type="string">
            <text:p>978170.0</text:p>
          </table:table-cell>
          <table:table-cell office:value-type="string">
            <text:p>1635929.0</text:p>
          </table:table-cell>
          <table:table-cell office:value-type="string">
            <text:p>0.731781</text:p>
          </table:table-cell>
          <table:table-cell office:value-type="string">
            <text:p>1.052163</text:p>
          </table:table-cell>
          <table:table-cell office:value-type="string">
            <text:p>77</text:p>
          </table:table-cell>
          <table:table-cell office:value-type="string">
            <text:p>74</text:p>
          </table:table-cell>
          <table:table-cell office:value-type="string">
            <text:p>151</text:p>
          </table:table-cell>
          <table:table-cell office:value-type="string">
            <text:p>1554825.109284</text:p>
          </table:table-cell>
        </table:table-row>
        <table:table-row>
          <table:table-cell office:value-type="string">
            <text:p>d52</text:p>
          </table:table-cell>
          <table:table-cell office:value-type="string">
            <text:p>12138.7</text:p>
          </table:table-cell>
          <table:table-cell office:value-type="string">
            <text:p>482.5</text:p>
          </table:table-cell>
          <table:table-cell office:value-type="string">
            <text:p>10906.5</text:p>
          </table:table-cell>
          <table:table-cell office:value-type="string">
            <text:p>49152.7</text:p>
          </table:table-cell>
          <table:table-cell office:value-type="string">
            <text:p>5608.8</text:p>
          </table:table-cell>
          <table:table-cell office:value-type="string">
            <text:p>3040.9</text:p>
          </table:table-cell>
          <table:table-cell office:value-type="string">
            <text:p>4353.5</text:p>
          </table:table-cell>
          <table:table-cell office:value-type="string">
            <text:p>1672.1</text:p>
          </table:table-cell>
          <table:table-cell office:value-type="string">
            <text:p>1553.8</text:p>
          </table:table-cell>
          <table:table-cell office:value-type="string">
            <text:p>1749.9</text:p>
          </table:table-cell>
          <table:table-cell office:value-type="string">
            <text:p>17882.7</text:p>
          </table:table-cell>
          <table:table-cell office:value-type="string">
            <text:p>2742.9</text:p>
          </table:table-cell>
          <table:table-cell office:value-type="string">
            <text:p>1204.8</text:p>
          </table:table-cell>
          <table:table-cell office:value-type="string">
            <text:p>904.4</text:p>
          </table:table-cell>
          <table:table-cell office:value-type="string">
            <text:p>141.2</text:p>
          </table:table-cell>
          <table:table-cell office:value-type="string">
            <text:p>3065.9</text:p>
          </table:table-cell>
          <table:table-cell office:value-type="string">
            <text:p>35.3</text:p>
          </table:table-cell>
          <table:table-cell office:value-type="string">
            <text:p>473.5</text:p>
          </table:table-cell>
          <table:table-cell office:value-type="string">
            <text:p>9768.3</text:p>
          </table:table-cell>
          <table:table-cell office:value-type="string">
            <text:p>435.7</text:p>
          </table:table-cell>
          <table:table-cell office:value-type="string">
            <text:p>11384.6</text:p>
          </table:table-cell>
          <table:table-cell office:value-type="string">
            <text:p>49583.0</text:p>
          </table:table-cell>
          <table:table-cell office:value-type="string">
            <text:p>5679.3</text:p>
          </table:table-cell>
          <table:table-cell office:value-type="string">
            <text:p>2914.1</text:p>
          </table:table-cell>
          <table:table-cell office:value-type="string">
            <text:p>3905.0</text:p>
          </table:table-cell>
          <table:table-cell office:value-type="string">
            <text:p>1521.0</text:p>
          </table:table-cell>
          <table:table-cell office:value-type="string">
            <text:p>2916.6</text:p>
          </table:table-cell>
          <table:table-cell office:value-type="string">
            <text:p>1341.2</text:p>
          </table:table-cell>
          <table:table-cell office:value-type="string">
            <text:p>342.4</text:p>
          </table:table-cell>
          <table:table-cell office:value-type="string">
            <text:p>3092.3</text:p>
          </table:table-cell>
          <table:table-cell office:value-type="string">
            <text:p>14.0</text:p>
          </table:table-cell>
          <table:table-cell office:value-type="string">
            <text:p>545.6</text:p>
          </table:table-cell>
          <table:table-cell office:value-type="string">
            <text:p>0.0</text:p>
          </table:table-cell>
          <table:table-cell office:value-type="string">
            <text:p>1117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39.4</text:p>
          </table:table-cell>
          <table:table-cell office:value-type="string">
            <text:p>705.9</text:p>
          </table:table-cell>
          <table:table-cell office:value-type="string">
            <text:p>705.9</text:p>
          </table:table-cell>
          <table:table-cell office:value-type="string">
            <text:p>861.3</text:p>
          </table:table-cell>
          <table:table-cell office:value-type="string">
            <text:p>705.4</text:p>
          </table:table-cell>
          <table:table-cell office:value-type="string">
            <text:p>784.9</text:p>
          </table:table-cell>
          <table:table-cell office:value-type="string">
            <text:p>949144.0</text:p>
          </table:table-cell>
          <table:table-cell office:value-type="string">
            <text:p>921532.0</text:p>
          </table:table-cell>
          <table:table-cell office:value-type="string">
            <text:p>920779.778462</text:p>
          </table:table-cell>
          <table:table-cell office:value-type="string">
            <text:p>23443.0</text:p>
          </table:table-cell>
          <table:table-cell office:value-type="string">
            <text:p>198227.913293</text:p>
          </table:table-cell>
          <table:table-cell office:value-type="string">
            <text:p>199848.385319</text:p>
          </table:table-cell>
          <table:table-cell office:value-type="string">
            <text:p>398076.298612</text:p>
          </table:table-cell>
          <table:table-cell office:value-type="string">
            <text:p>177564.564617</text:p>
          </table:table-cell>
          <table:table-cell office:value-type="string">
            <text:p>178083.915233</text:p>
          </table:table-cell>
          <table:table-cell office:value-type="string">
            <text:p>355648.47985</text:p>
          </table:table-cell>
          <table:table-cell office:value-type="string">
            <text:p>44826.0</text:p>
          </table:table-cell>
          <table:table-cell office:value-type="string">
            <text:p>544145.298612</text:p>
          </table:table-cell>
          <table:table-cell office:value-type="string">
            <text:p>825442.778462</text:p>
          </table:table-cell>
          <table:table-cell office:value-type="string">
            <text:p>801999.778462</text:p>
          </table:table-cell>
          <table:table-cell office:value-type="string">
            <text:p>799169.0</text:p>
          </table:table-cell>
          <table:table-cell office:value-type="string">
            <text:p>1390469.0</text:p>
          </table:table-cell>
          <table:table-cell office:value-type="string">
            <text:p>0.691605</text:p>
          </table:table-cell>
          <table:table-cell office:value-type="string">
            <text:p>1.013181</text:p>
          </table:table-cell>
          <table:table-cell office:value-type="string">
            <text:p>96</text:p>
          </table:table-cell>
          <table:table-cell office:value-type="string">
            <text:p>119</text:p>
          </table:table-cell>
          <table:table-cell office:value-type="string">
            <text:p>215</text:p>
          </table:table-cell>
          <table:table-cell office:value-type="string">
            <text:p>1372379.540352</text:p>
          </table:table-cell>
        </table:table-row>
        <table:table-row>
          <table:table-cell office:value-type="string">
            <text:p>d53</text:p>
          </table:table-cell>
          <table:table-cell office:value-type="string">
            <text:p>13512.0</text:p>
          </table:table-cell>
          <table:table-cell office:value-type="string">
            <text:p>1098.5</text:p>
          </table:table-cell>
          <table:table-cell office:value-type="string">
            <text:p>10568.4</text:p>
          </table:table-cell>
          <table:table-cell office:value-type="string">
            <text:p>46157.2</text:p>
          </table:table-cell>
          <table:table-cell office:value-type="string">
            <text:p>6805.3</text:p>
          </table:table-cell>
          <table:table-cell office:value-type="string">
            <text:p>2857.5</text:p>
          </table:table-cell>
          <table:table-cell office:value-type="string">
            <text:p>5335.6</text:p>
          </table:table-cell>
          <table:table-cell office:value-type="string">
            <text:p>2238.4</text:p>
          </table:table-cell>
          <table:table-cell office:value-type="string">
            <text:p>2018.8</text:p>
          </table:table-cell>
          <table:table-cell office:value-type="string">
            <text:p>1890.8</text:p>
          </table:table-cell>
          <table:table-cell office:value-type="string">
            <text:p>17627.7</text:p>
          </table:table-cell>
          <table:table-cell office:value-type="string">
            <text:p>3416.8</text:p>
          </table:table-cell>
          <table:table-cell office:value-type="string">
            <text:p>1526.5</text:p>
          </table:table-cell>
          <table:table-cell office:value-type="string">
            <text:p>1966.2</text:p>
          </table:table-cell>
          <table:table-cell office:value-type="string">
            <text:p>200.2</text:p>
          </table:table-cell>
          <table:table-cell office:value-type="string">
            <text:p>3602.7</text:p>
          </table:table-cell>
          <table:table-cell office:value-type="string">
            <text:p>26.8</text:p>
          </table:table-cell>
          <table:table-cell office:value-type="string">
            <text:p>700.2</text:p>
          </table:table-cell>
          <table:table-cell office:value-type="string">
            <text:p>11081.1</text:p>
          </table:table-cell>
          <table:table-cell office:value-type="string">
            <text:p>1247.5</text:p>
          </table:table-cell>
          <table:table-cell office:value-type="string">
            <text:p>10616.0</text:p>
          </table:table-cell>
          <table:table-cell office:value-type="string">
            <text:p>46667.1</text:p>
          </table:table-cell>
          <table:table-cell office:value-type="string">
            <text:p>6826.4</text:p>
          </table:table-cell>
          <table:table-cell office:value-type="string">
            <text:p>3061.9</text:p>
          </table:table-cell>
          <table:table-cell office:value-type="string">
            <text:p>5054.4</text:p>
          </table:table-cell>
          <table:table-cell office:value-type="string">
            <text:p>1960.9</text:p>
          </table:table-cell>
          <table:table-cell office:value-type="string">
            <text:p>3784.9</text:p>
          </table:table-cell>
          <table:table-cell office:value-type="string">
            <text:p>1737.9</text:p>
          </table:table-cell>
          <table:table-cell office:value-type="string">
            <text:p>273.3</text:p>
          </table:table-cell>
          <table:table-cell office:value-type="string">
            <text:p>3598.6</text:p>
          </table:table-cell>
          <table:table-cell office:value-type="string">
            <text:p>14.3</text:p>
          </table:table-cell>
          <table:table-cell office:value-type="string">
            <text:p>674.3</text:p>
          </table:table-cell>
          <table:table-cell office:value-type="string">
            <text:p>0.0</text:p>
          </table:table-cell>
          <table:table-cell office:value-type="string">
            <text:p>1118.6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05.7</text:p>
          </table:table-cell>
          <table:table-cell office:value-type="string">
            <text:p>576.1</text:p>
          </table:table-cell>
          <table:table-cell office:value-type="string">
            <text:p>576.1</text:p>
          </table:table-cell>
          <table:table-cell office:value-type="string">
            <text:p>960.2</text:p>
          </table:table-cell>
          <table:table-cell office:value-type="string">
            <text:p>878.3</text:p>
          </table:table-cell>
          <table:table-cell office:value-type="string">
            <text:p>982.0</text:p>
          </table:table-cell>
          <table:table-cell office:value-type="string">
            <text:p>1041339.0</text:p>
          </table:table-cell>
          <table:table-cell office:value-type="string">
            <text:p>1007695.0</text:p>
          </table:table-cell>
          <table:table-cell office:value-type="string">
            <text:p>1006568.058932</text:p>
          </table:table-cell>
          <table:table-cell office:value-type="string">
            <text:p>27919.0</text:p>
          </table:table-cell>
          <table:table-cell office:value-type="string">
            <text:p>211766.763436</text:p>
          </table:table-cell>
          <table:table-cell office:value-type="string">
            <text:p>212470.872598</text:p>
          </table:table-cell>
          <table:table-cell office:value-type="string">
            <text:p>424237.636035</text:p>
          </table:table-cell>
          <table:table-cell office:value-type="string">
            <text:p>207444.288243</text:p>
          </table:table-cell>
          <table:table-cell office:value-type="string">
            <text:p>205629.134655</text:p>
          </table:table-cell>
          <table:table-cell office:value-type="string">
            <text:p>413073.422898</text:p>
          </table:table-cell>
          <table:table-cell office:value-type="string">
            <text:p>53827.0</text:p>
          </table:table-cell>
          <table:table-cell office:value-type="string">
            <text:p>573052.636035</text:p>
          </table:table-cell>
          <table:table-cell office:value-type="string">
            <text:p>922093.058932</text:p>
          </table:table-cell>
          <table:table-cell office:value-type="string">
            <text:p>894174.058932</text:p>
          </table:table-cell>
          <table:table-cell office:value-type="string">
            <text:p>892159.0</text:p>
          </table:table-cell>
          <table:table-cell office:value-type="string">
            <text:p>1530447.0</text:p>
          </table:table-cell>
          <table:table-cell office:value-type="string">
            <text:p>0.667093</text:p>
          </table:table-cell>
          <table:table-cell office:value-type="string">
            <text:p>0.98042</text:p>
          </table:table-cell>
          <table:table-cell office:value-type="string">
            <text:p>72</text:p>
          </table:table-cell>
          <table:table-cell office:value-type="string">
            <text:p>93</text:p>
          </table:table-cell>
          <table:table-cell office:value-type="string">
            <text:p>165</text:p>
          </table:table-cell>
          <table:table-cell office:value-type="string">
            <text:p>1561011.26658</text:p>
          </table:table-cell>
        </table:table-row>
        <table:table-row>
          <table:table-cell office:value-type="string">
            <text:p>d54</text:p>
          </table:table-cell>
          <table:table-cell office:value-type="string">
            <text:p>12767.9</text:p>
          </table:table-cell>
          <table:table-cell office:value-type="string">
            <text:p>639.1</text:p>
          </table:table-cell>
          <table:table-cell office:value-type="string">
            <text:p>12186.6</text:p>
          </table:table-cell>
          <table:table-cell office:value-type="string">
            <text:p>49803.9</text:p>
          </table:table-cell>
          <table:table-cell office:value-type="string">
            <text:p>6219.2</text:p>
          </table:table-cell>
          <table:table-cell office:value-type="string">
            <text:p>3570.6</text:p>
          </table:table-cell>
          <table:table-cell office:value-type="string">
            <text:p>4189.2</text:p>
          </table:table-cell>
          <table:table-cell office:value-type="string">
            <text:p>2174.1</text:p>
          </table:table-cell>
          <table:table-cell office:value-type="string">
            <text:p>1474.7</text:p>
          </table:table-cell>
          <table:table-cell office:value-type="string">
            <text:p>2274.4</text:p>
          </table:table-cell>
          <table:table-cell office:value-type="string">
            <text:p>17242.7</text:p>
          </table:table-cell>
          <table:table-cell office:value-type="string">
            <text:p>3533.4</text:p>
          </table:table-cell>
          <table:table-cell office:value-type="string">
            <text:p>1181.1</text:p>
          </table:table-cell>
          <table:table-cell office:value-type="string">
            <text:p>1019.0</text:p>
          </table:table-cell>
          <table:table-cell office:value-type="string">
            <text:p>140.4</text:p>
          </table:table-cell>
          <table:table-cell office:value-type="string">
            <text:p>3180.0</text:p>
          </table:table-cell>
          <table:table-cell office:value-type="string">
            <text:p>10.2</text:p>
          </table:table-cell>
          <table:table-cell office:value-type="string">
            <text:p>848.3</text:p>
          </table:table-cell>
          <table:table-cell office:value-type="string">
            <text:p>10670.3</text:p>
          </table:table-cell>
          <table:table-cell office:value-type="string">
            <text:p>772.1</text:p>
          </table:table-cell>
          <table:table-cell office:value-type="string">
            <text:p>12023.0</text:p>
          </table:table-cell>
          <table:table-cell office:value-type="string">
            <text:p>47271.7</text:p>
          </table:table-cell>
          <table:table-cell office:value-type="string">
            <text:p>6752.6</text:p>
          </table:table-cell>
          <table:table-cell office:value-type="string">
            <text:p>3256.8</text:p>
          </table:table-cell>
          <table:table-cell office:value-type="string">
            <text:p>3890.8</text:p>
          </table:table-cell>
          <table:table-cell office:value-type="string">
            <text:p>1849.9</text:p>
          </table:table-cell>
          <table:table-cell office:value-type="string">
            <text:p>3463.3</text:p>
          </table:table-cell>
          <table:table-cell office:value-type="string">
            <text:p>1255.0</text:p>
          </table:table-cell>
          <table:table-cell office:value-type="string">
            <text:p>342.0</text:p>
          </table:table-cell>
          <table:table-cell office:value-type="string">
            <text:p>3486.9</text:p>
          </table:table-cell>
          <table:table-cell office:value-type="string">
            <text:p>11.9</text:p>
          </table:table-cell>
          <table:table-cell office:value-type="string">
            <text:p>663.1</text:p>
          </table:table-cell>
          <table:table-cell office:value-type="string">
            <text:p>0.0</text:p>
          </table:table-cell>
          <table:table-cell office:value-type="string">
            <text:p>1522.6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86.3</text:p>
          </table:table-cell>
          <table:table-cell office:value-type="string">
            <text:p>781.9</text:p>
          </table:table-cell>
          <table:table-cell office:value-type="string">
            <text:p>781.9</text:p>
          </table:table-cell>
          <table:table-cell office:value-type="string">
            <text:p>570.6</text:p>
          </table:table-cell>
          <table:table-cell office:value-type="string">
            <text:p>540.9</text:p>
          </table:table-cell>
          <table:table-cell office:value-type="string">
            <text:p>945.7</text:p>
          </table:table-cell>
          <table:table-cell office:value-type="string">
            <text:p>1031080.0</text:p>
          </table:table-cell>
          <table:table-cell office:value-type="string">
            <text:p>1000496.0</text:p>
          </table:table-cell>
          <table:table-cell office:value-type="string">
            <text:p>999478.395658</text:p>
          </table:table-cell>
          <table:table-cell office:value-type="string">
            <text:p>25894.0</text:p>
          </table:table-cell>
          <table:table-cell office:value-type="string">
            <text:p>197936.423147</text:p>
          </table:table-cell>
          <table:table-cell office:value-type="string">
            <text:p>200532.990428</text:p>
          </table:table-cell>
          <table:table-cell office:value-type="string">
            <text:p>398469.413575</text:p>
          </table:table-cell>
          <table:table-cell office:value-type="string">
            <text:p>212602.148557</text:p>
          </table:table-cell>
          <table:table-cell office:value-type="string">
            <text:p>215537.833526</text:p>
          </table:table-cell>
          <table:table-cell office:value-type="string">
            <text:p>428139.982083</text:p>
          </table:table-cell>
          <table:table-cell office:value-type="string">
            <text:p>50439.0</text:p>
          </table:table-cell>
          <table:table-cell office:value-type="string">
            <text:p>547781.413575</text:p>
          </table:table-cell>
          <table:table-cell office:value-type="string">
            <text:p>907175.395658</text:p>
          </table:table-cell>
          <table:table-cell office:value-type="string">
            <text:p>881281.395658</text:p>
          </table:table-cell>
          <table:table-cell office:value-type="string">
            <text:p>877866.0</text:p>
          </table:table-cell>
          <table:table-cell office:value-type="string">
            <text:p>1356535.0</text:p>
          </table:table-cell>
          <table:table-cell office:value-type="string">
            <text:p>0.739437</text:p>
          </table:table-cell>
          <table:table-cell office:value-type="string">
            <text:p>0.972836</text:p>
          </table:table-cell>
          <table:table-cell office:value-type="string">
            <text:p>105</text:p>
          </table:table-cell>
          <table:table-cell office:value-type="string">
            <text:p>150</text:p>
          </table:table-cell>
          <table:table-cell office:value-type="string">
            <text:p>255</text:p>
          </table:table-cell>
          <table:table-cell office:value-type="string">
            <text:p>1394412.211418</text:p>
          </table:table-cell>
        </table:table-row>
        <table:table-row>
          <table:table-cell office:value-type="string">
            <text:p>d55</text:p>
          </table:table-cell>
          <table:table-cell office:value-type="string">
            <text:p>8495.4</text:p>
          </table:table-cell>
          <table:table-cell office:value-type="string">
            <text:p>268.4</text:p>
          </table:table-cell>
          <table:table-cell office:value-type="string">
            <text:p>19147.4</text:p>
          </table:table-cell>
          <table:table-cell office:value-type="string">
            <text:p>51789.3</text:p>
          </table:table-cell>
          <table:table-cell office:value-type="string">
            <text:p>10491.6</text:p>
          </table:table-cell>
          <table:table-cell office:value-type="string">
            <text:p>3535.9</text:p>
          </table:table-cell>
          <table:table-cell office:value-type="string">
            <text:p>5620.9</text:p>
          </table:table-cell>
          <table:table-cell office:value-type="string">
            <text:p>2219.8</text:p>
          </table:table-cell>
          <table:table-cell office:value-type="string">
            <text:p>2714.3</text:p>
          </table:table-cell>
          <table:table-cell office:value-type="string">
            <text:p>1691.1</text:p>
          </table:table-cell>
          <table:table-cell office:value-type="string">
            <text:p>22732.8</text:p>
          </table:table-cell>
          <table:table-cell office:value-type="string">
            <text:p>4067.5</text:p>
          </table:table-cell>
          <table:table-cell office:value-type="string">
            <text:p>1622.5</text:p>
          </table:table-cell>
          <table:table-cell office:value-type="string">
            <text:p>1564.6</text:p>
          </table:table-cell>
          <table:table-cell office:value-type="string">
            <text:p>285.2</text:p>
          </table:table-cell>
          <table:table-cell office:value-type="string">
            <text:p>4445.0</text:p>
          </table:table-cell>
          <table:table-cell office:value-type="string">
            <text:p>28.5</text:p>
          </table:table-cell>
          <table:table-cell office:value-type="string">
            <text:p>429.2</text:p>
          </table:table-cell>
          <table:table-cell office:value-type="string">
            <text:p>10717.6</text:p>
          </table:table-cell>
          <table:table-cell office:value-type="string">
            <text:p>451.5</text:p>
          </table:table-cell>
          <table:table-cell office:value-type="string">
            <text:p>20125.4</text:p>
          </table:table-cell>
          <table:table-cell office:value-type="string">
            <text:p>56974.1</text:p>
          </table:table-cell>
          <table:table-cell office:value-type="string">
            <text:p>9452.3</text:p>
          </table:table-cell>
          <table:table-cell office:value-type="string">
            <text:p>4577.8</text:p>
          </table:table-cell>
          <table:table-cell office:value-type="string">
            <text:p>5701.3</text:p>
          </table:table-cell>
          <table:table-cell office:value-type="string">
            <text:p>2242.3</text:p>
          </table:table-cell>
          <table:table-cell office:value-type="string">
            <text:p>3920.2</text:p>
          </table:table-cell>
          <table:table-cell office:value-type="string">
            <text:p>1678.0</text:p>
          </table:table-cell>
          <table:table-cell office:value-type="string">
            <text:p>458.6</text:p>
          </table:table-cell>
          <table:table-cell office:value-type="string">
            <text:p>4347.0</text:p>
          </table:table-cell>
          <table:table-cell office:value-type="string">
            <text:p>18.2</text:p>
          </table:table-cell>
          <table:table-cell office:value-type="string">
            <text:p>540.1</text:p>
          </table:table-cell>
          <table:table-cell office:value-type="string">
            <text:p>0.0</text:p>
          </table:table-cell>
          <table:table-cell office:value-type="string">
            <text:p>2003.8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42.2</text:p>
          </table:table-cell>
          <table:table-cell office:value-type="string">
            <text:p>868.4</text:p>
          </table:table-cell>
          <table:table-cell office:value-type="string">
            <text:p>868.4</text:p>
          </table:table-cell>
          <table:table-cell office:value-type="string">
            <text:p>984.9</text:p>
          </table:table-cell>
          <table:table-cell office:value-type="string">
            <text:p>2049.2</text:p>
          </table:table-cell>
          <table:table-cell office:value-type="string">
            <text:p>1629.3</text:p>
          </table:table-cell>
          <table:table-cell office:value-type="string">
            <text:p>1300180.0</text:p>
          </table:table-cell>
          <table:table-cell office:value-type="string">
            <text:p>1273971.0</text:p>
          </table:table-cell>
          <table:table-cell office:value-type="string">
            <text:p>1268766.222976</text:p>
          </table:table-cell>
          <table:table-cell office:value-type="string">
            <text:p>20389.0</text:p>
          </table:table-cell>
          <table:table-cell office:value-type="string">
            <text:p>273068.630269</text:p>
          </table:table-cell>
          <table:table-cell office:value-type="string">
            <text:p>271696.841071</text:p>
          </table:table-cell>
          <table:table-cell office:value-type="string">
            <text:p>544765.47134</text:p>
          </table:table-cell>
          <table:table-cell office:value-type="string">
            <text:p>246621.342616</text:p>
          </table:table-cell>
          <table:table-cell office:value-type="string">
            <text:p>259920.40902</text:p>
          </table:table-cell>
          <table:table-cell office:value-type="string">
            <text:p>506541.751636</text:p>
          </table:table-cell>
          <table:table-cell office:value-type="string">
            <text:p>66441.0</text:p>
          </table:table-cell>
          <table:table-cell office:value-type="string">
            <text:p>723172.47134</text:p>
          </table:table-cell>
          <table:table-cell office:value-type="string">
            <text:p>1147623.222976</text:p>
          </table:table-cell>
          <table:table-cell office:value-type="string">
            <text:p>1127234.222976</text:p>
          </table:table-cell>
          <table:table-cell office:value-type="string">
            <text:p>1122806.0</text:p>
          </table:table-cell>
          <table:table-cell office:value-type="string">
            <text:p>1948769.0</text:p>
          </table:table-cell>
          <table:table-cell office:value-type="string">
            <text:p>0.711781</text:p>
          </table:table-cell>
          <table:table-cell office:value-type="string">
            <text:p>1.06685</text:p>
          </table:table-cell>
          <table:table-cell office:value-type="string">
            <text:p>86</text:p>
          </table:table-cell>
          <table:table-cell office:value-type="string">
            <text:p>143</text:p>
          </table:table-cell>
          <table:table-cell office:value-type="string">
            <text:p>229</text:p>
          </table:table-cell>
          <table:table-cell office:value-type="string">
            <text:p>1826657.130155</text:p>
          </table:table-cell>
        </table:table-row>
        <table:table-row>
          <table:table-cell office:value-type="string">
            <text:p>d56</text:p>
          </table:table-cell>
          <table:table-cell office:value-type="string">
            <text:p>3701.3</text:p>
          </table:table-cell>
          <table:table-cell office:value-type="string">
            <text:p>141.9</text:p>
          </table:table-cell>
          <table:table-cell office:value-type="string">
            <text:p>19724.7</text:p>
          </table:table-cell>
          <table:table-cell office:value-type="string">
            <text:p>69896.4</text:p>
          </table:table-cell>
          <table:table-cell office:value-type="string">
            <text:p>7077.1</text:p>
          </table:table-cell>
          <table:table-cell office:value-type="string">
            <text:p>4256.7</text:p>
          </table:table-cell>
          <table:table-cell office:value-type="string">
            <text:p>5148.5</text:p>
          </table:table-cell>
          <table:table-cell office:value-type="string">
            <text:p>2071.0</text:p>
          </table:table-cell>
          <table:table-cell office:value-type="string">
            <text:p>732.0</text:p>
          </table:table-cell>
          <table:table-cell office:value-type="string">
            <text:p>1232.6</text:p>
          </table:table-cell>
          <table:table-cell office:value-type="string">
            <text:p>18221.4</text:p>
          </table:table-cell>
          <table:table-cell office:value-type="string">
            <text:p>3832.2</text:p>
          </table:table-cell>
          <table:table-cell office:value-type="string">
            <text:p>1719.9</text:p>
          </table:table-cell>
          <table:table-cell office:value-type="string">
            <text:p>873.6</text:p>
          </table:table-cell>
          <table:table-cell office:value-type="string">
            <text:p>379.8</text:p>
          </table:table-cell>
          <table:table-cell office:value-type="string">
            <text:p>3453.4</text:p>
          </table:table-cell>
          <table:table-cell office:value-type="string">
            <text:p>32.0</text:p>
          </table:table-cell>
          <table:table-cell office:value-type="string">
            <text:p>150.9</text:p>
          </table:table-cell>
          <table:table-cell office:value-type="string">
            <text:p>3718.8</text:p>
          </table:table-cell>
          <table:table-cell office:value-type="string">
            <text:p>368.0</text:p>
          </table:table-cell>
          <table:table-cell office:value-type="string">
            <text:p>15960.7</text:p>
          </table:table-cell>
          <table:table-cell office:value-type="string">
            <text:p>58889.8</text:p>
          </table:table-cell>
          <table:table-cell office:value-type="string">
            <text:p>7762.2</text:p>
          </table:table-cell>
          <table:table-cell office:value-type="string">
            <text:p>4172.1</text:p>
          </table:table-cell>
          <table:table-cell office:value-type="string">
            <text:p>5019.7</text:p>
          </table:table-cell>
          <table:table-cell office:value-type="string">
            <text:p>2093.0</text:p>
          </table:table-cell>
          <table:table-cell office:value-type="string">
            <text:p>4315.4</text:p>
          </table:table-cell>
          <table:table-cell office:value-type="string">
            <text:p>1899.9</text:p>
          </table:table-cell>
          <table:table-cell office:value-type="string">
            <text:p>571.7</text:p>
          </table:table-cell>
          <table:table-cell office:value-type="string">
            <text:p>3735.1</text:p>
          </table:table-cell>
          <table:table-cell office:value-type="string">
            <text:p>18.6</text:p>
          </table:table-cell>
          <table:table-cell office:value-type="string">
            <text:p>128.9</text:p>
          </table:table-cell>
          <table:table-cell office:value-type="string">
            <text:p>0.0</text:p>
          </table:table-cell>
          <table:table-cell office:value-type="string">
            <text:p>825.7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05.0</text:p>
          </table:table-cell>
          <table:table-cell office:value-type="string">
            <text:p>467.4</text:p>
          </table:table-cell>
          <table:table-cell office:value-type="string">
            <text:p>467.4</text:p>
          </table:table-cell>
          <table:table-cell office:value-type="string">
            <text:p>790.5</text:p>
          </table:table-cell>
          <table:table-cell office:value-type="string">
            <text:p>632.4</text:p>
          </table:table-cell>
          <table:table-cell office:value-type="string">
            <text:p>836.9</text:p>
          </table:table-cell>
          <table:table-cell office:value-type="string">
            <text:p>1165118.0</text:p>
          </table:table-cell>
          <table:table-cell office:value-type="string">
            <text:p>1154813.0</text:p>
          </table:table-cell>
          <table:table-cell office:value-type="string">
            <text:p>1153991.748126</text:p>
          </table:table-cell>
          <table:table-cell office:value-type="string">
            <text:p>7612.0</text:p>
          </table:table-cell>
          <table:table-cell office:value-type="string">
            <text:p>252407.240223</text:p>
          </table:table-cell>
          <table:table-cell office:value-type="string">
            <text:p>254976.959046</text:p>
          </table:table-cell>
          <table:table-cell office:value-type="string">
            <text:p>507384.19927</text:p>
          </table:table-cell>
          <table:table-cell office:value-type="string">
            <text:p>209464.779453</text:p>
          </table:table-cell>
          <table:table-cell office:value-type="string">
            <text:p>212007.769403</text:p>
          </table:table-cell>
          <table:table-cell office:value-type="string">
            <text:p>421472.548856</text:p>
          </table:table-cell>
          <table:table-cell office:value-type="string">
            <text:p>58611.0</text:p>
          </table:table-cell>
          <table:table-cell office:value-type="string">
            <text:p>697024.19927</text:p>
          </table:table-cell>
          <table:table-cell office:value-type="string">
            <text:p>999410.748126</text:p>
          </table:table-cell>
          <table:table-cell office:value-type="string">
            <text:p>991798.748126</text:p>
          </table:table-cell>
          <table:table-cell office:value-type="string">
            <text:p>988191.0</text:p>
          </table:table-cell>
          <table:table-cell office:value-type="string">
            <text:p>1611190.0</text:p>
          </table:table-cell>
          <table:table-cell office:value-type="string">
            <text:p>0.837304</text:p>
          </table:table-cell>
          <table:table-cell office:value-type="string">
            <text:p>1.15787</text:p>
          </table:table-cell>
          <table:table-cell office:value-type="string">
            <text:p>103</text:p>
          </table:table-cell>
          <table:table-cell office:value-type="string">
            <text:p>94</text:p>
          </table:table-cell>
          <table:table-cell office:value-type="string">
            <text:p>197</text:p>
          </table:table-cell>
          <table:table-cell office:value-type="string">
            <text:p>1391511.89255</text:p>
          </table:table-cell>
        </table:table-row>
        <table:table-row>
          <table:table-cell office:value-type="string">
            <text:p>d57</text:p>
          </table:table-cell>
          <table:table-cell office:value-type="string">
            <text:p>18314.2</text:p>
          </table:table-cell>
          <table:table-cell office:value-type="string">
            <text:p>496.9</text:p>
          </table:table-cell>
          <table:table-cell office:value-type="string">
            <text:p>20020.7</text:p>
          </table:table-cell>
          <table:table-cell office:value-type="string">
            <text:p>53326.7</text:p>
          </table:table-cell>
          <table:table-cell office:value-type="string">
            <text:p>6945.9</text:p>
          </table:table-cell>
          <table:table-cell office:value-type="string">
            <text:p>4291.5</text:p>
          </table:table-cell>
          <table:table-cell office:value-type="string">
            <text:p>5568.6</text:p>
          </table:table-cell>
          <table:table-cell office:value-type="string">
            <text:p>1976.9</text:p>
          </table:table-cell>
          <table:table-cell office:value-type="string">
            <text:p>2415.4</text:p>
          </table:table-cell>
          <table:table-cell office:value-type="string">
            <text:p>1431.7</text:p>
          </table:table-cell>
          <table:table-cell office:value-type="string">
            <text:p>19387.7</text:p>
          </table:table-cell>
          <table:table-cell office:value-type="string">
            <text:p>3545.3</text:p>
          </table:table-cell>
          <table:table-cell office:value-type="string">
            <text:p>1369.9</text:p>
          </table:table-cell>
          <table:table-cell office:value-type="string">
            <text:p>1800.9</text:p>
          </table:table-cell>
          <table:table-cell office:value-type="string">
            <text:p>273.0</text:p>
          </table:table-cell>
          <table:table-cell office:value-type="string">
            <text:p>3689.0</text:p>
          </table:table-cell>
          <table:table-cell office:value-type="string">
            <text:p>15.8</text:p>
          </table:table-cell>
          <table:table-cell office:value-type="string">
            <text:p>588.6</text:p>
          </table:table-cell>
          <table:table-cell office:value-type="string">
            <text:p>16602.4</text:p>
          </table:table-cell>
          <table:table-cell office:value-type="string">
            <text:p>504.7</text:p>
          </table:table-cell>
          <table:table-cell office:value-type="string">
            <text:p>11853.8</text:p>
          </table:table-cell>
          <table:table-cell office:value-type="string">
            <text:p>49234.0</text:p>
          </table:table-cell>
          <table:table-cell office:value-type="string">
            <text:p>6524.5</text:p>
          </table:table-cell>
          <table:table-cell office:value-type="string">
            <text:p>4294.3</text:p>
          </table:table-cell>
          <table:table-cell office:value-type="string">
            <text:p>5406.1</text:p>
          </table:table-cell>
          <table:table-cell office:value-type="string">
            <text:p>2073.3</text:p>
          </table:table-cell>
          <table:table-cell office:value-type="string">
            <text:p>3601.5</text:p>
          </table:table-cell>
          <table:table-cell office:value-type="string">
            <text:p>1736.9</text:p>
          </table:table-cell>
          <table:table-cell office:value-type="string">
            <text:p>390.3</text:p>
          </table:table-cell>
          <table:table-cell office:value-type="string">
            <text:p>3577.1</text:p>
          </table:table-cell>
          <table:table-cell office:value-type="string">
            <text:p>25.7</text:p>
          </table:table-cell>
          <table:table-cell office:value-type="string">
            <text:p>539.1</text:p>
          </table:table-cell>
          <table:table-cell office:value-type="string">
            <text:p>0.0</text:p>
          </table:table-cell>
          <table:table-cell office:value-type="string">
            <text:p>2395.2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28.6</text:p>
          </table:table-cell>
          <table:table-cell office:value-type="string">
            <text:p>679.4</text:p>
          </table:table-cell>
          <table:table-cell office:value-type="string">
            <text:p>679.4</text:p>
          </table:table-cell>
          <table:table-cell office:value-type="string">
            <text:p>681.2</text:p>
          </table:table-cell>
          <table:table-cell office:value-type="string">
            <text:p>628.7</text:p>
          </table:table-cell>
          <table:table-cell office:value-type="string">
            <text:p>755.3</text:p>
          </table:table-cell>
          <table:table-cell office:value-type="string">
            <text:p>1147398.0</text:p>
          </table:table-cell>
          <table:table-cell office:value-type="string">
            <text:p>1104913.0</text:p>
          </table:table-cell>
          <table:table-cell office:value-type="string">
            <text:p>1104039.33668</text:p>
          </table:table-cell>
          <table:table-cell office:value-type="string">
            <text:p>36838.0</text:p>
          </table:table-cell>
          <table:table-cell office:value-type="string">
            <text:p>227954.723948</text:p>
          </table:table-cell>
          <table:table-cell office:value-type="string">
            <text:p>232577.76022</text:p>
          </table:table-cell>
          <table:table-cell office:value-type="string">
            <text:p>460532.484168</text:p>
          </table:table-cell>
          <table:table-cell office:value-type="string">
            <text:p>224579.031267</text:p>
          </table:table-cell>
          <table:table-cell office:value-type="string">
            <text:p>225219.821245</text:p>
          </table:table-cell>
          <table:table-cell office:value-type="string">
            <text:p>449798.852512</text:p>
          </table:table-cell>
          <table:table-cell office:value-type="string">
            <text:p>57051.0</text:p>
          </table:table-cell>
          <table:table-cell office:value-type="string">
            <text:p>623044.484168</text:p>
          </table:table-cell>
          <table:table-cell office:value-type="string">
            <text:p>1009539.33668</text:p>
          </table:table-cell>
          <table:table-cell office:value-type="string">
            <text:p>972701.33668</text:p>
          </table:table-cell>
          <table:table-cell office:value-type="string">
            <text:p>968132.0</text:p>
          </table:table-cell>
          <table:table-cell office:value-type="string">
            <text:p>1661747.0</text:p>
          </table:table-cell>
          <table:table-cell office:value-type="string">
            <text:p>0.709571</text:p>
          </table:table-cell>
          <table:table-cell office:value-type="string">
            <text:p>1.027653</text:p>
          </table:table-cell>
          <table:table-cell office:value-type="string">
            <text:p>85</text:p>
          </table:table-cell>
          <table:table-cell office:value-type="string">
            <text:p>87</text:p>
          </table:table-cell>
          <table:table-cell office:value-type="string">
            <text:p>172</text:p>
          </table:table-cell>
          <table:table-cell office:value-type="string">
            <text:p>1617031.277061</text:p>
          </table:table-cell>
        </table:table-row>
        <table:table-row>
          <table:table-cell office:value-type="string">
            <text:p>d58</text:p>
          </table:table-cell>
          <table:table-cell office:value-type="string">
            <text:p>21591.9</text:p>
          </table:table-cell>
          <table:table-cell office:value-type="string">
            <text:p>954.3</text:p>
          </table:table-cell>
          <table:table-cell office:value-type="string">
            <text:p>16429.1</text:p>
          </table:table-cell>
          <table:table-cell office:value-type="string">
            <text:p>49657.9</text:p>
          </table:table-cell>
          <table:table-cell office:value-type="string">
            <text:p>6480.2</text:p>
          </table:table-cell>
          <table:table-cell office:value-type="string">
            <text:p>3885.6</text:p>
          </table:table-cell>
          <table:table-cell office:value-type="string">
            <text:p>4983.8</text:p>
          </table:table-cell>
          <table:table-cell office:value-type="string">
            <text:p>1997.9</text:p>
          </table:table-cell>
          <table:table-cell office:value-type="string">
            <text:p>1774.2</text:p>
          </table:table-cell>
          <table:table-cell office:value-type="string">
            <text:p>1617.5</text:p>
          </table:table-cell>
          <table:table-cell office:value-type="string">
            <text:p>18150.5</text:p>
          </table:table-cell>
          <table:table-cell office:value-type="string">
            <text:p>2779.8</text:p>
          </table:table-cell>
          <table:table-cell office:value-type="string">
            <text:p>1057.5</text:p>
          </table:table-cell>
          <table:table-cell office:value-type="string">
            <text:p>1399.4</text:p>
          </table:table-cell>
          <table:table-cell office:value-type="string">
            <text:p>353.6</text:p>
          </table:table-cell>
          <table:table-cell office:value-type="string">
            <text:p>3312.2</text:p>
          </table:table-cell>
          <table:table-cell office:value-type="string">
            <text:p>27.5</text:p>
          </table:table-cell>
          <table:table-cell office:value-type="string">
            <text:p>788.8</text:p>
          </table:table-cell>
          <table:table-cell office:value-type="string">
            <text:p>19541.9</text:p>
          </table:table-cell>
          <table:table-cell office:value-type="string">
            <text:p>693.5</text:p>
          </table:table-cell>
          <table:table-cell office:value-type="string">
            <text:p>12977.5</text:p>
          </table:table-cell>
          <table:table-cell office:value-type="string">
            <text:p>47079.1</text:p>
          </table:table-cell>
          <table:table-cell office:value-type="string">
            <text:p>5461.2</text:p>
          </table:table-cell>
          <table:table-cell office:value-type="string">
            <text:p>4592.2</text:p>
          </table:table-cell>
          <table:table-cell office:value-type="string">
            <text:p>5765.0</text:p>
          </table:table-cell>
          <table:table-cell office:value-type="string">
            <text:p>2461.9</text:p>
          </table:table-cell>
          <table:table-cell office:value-type="string">
            <text:p>3153.6</text:p>
          </table:table-cell>
          <table:table-cell office:value-type="string">
            <text:p>1160.3</text:p>
          </table:table-cell>
          <table:table-cell office:value-type="string">
            <text:p>323.5</text:p>
          </table:table-cell>
          <table:table-cell office:value-type="string">
            <text:p>2914.0</text:p>
          </table:table-cell>
          <table:table-cell office:value-type="string">
            <text:p>77.3</text:p>
          </table:table-cell>
          <table:table-cell office:value-type="string">
            <text:p>672.8</text:p>
          </table:table-cell>
          <table:table-cell office:value-type="string">
            <text:p>1.9</text:p>
          </table:table-cell>
          <table:table-cell office:value-type="string">
            <text:p>1844.9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63.9</text:p>
          </table:table-cell>
          <table:table-cell office:value-type="string">
            <text:p>664.5</text:p>
          </table:table-cell>
          <table:table-cell office:value-type="string">
            <text:p>664.5</text:p>
          </table:table-cell>
          <table:table-cell office:value-type="string">
            <text:p>505.9</text:p>
          </table:table-cell>
          <table:table-cell office:value-type="string">
            <text:p>560.4</text:p>
          </table:table-cell>
          <table:table-cell office:value-type="string">
            <text:p>1163.2</text:p>
          </table:table-cell>
          <table:table-cell office:value-type="string">
            <text:p>927596.0</text:p>
          </table:table-cell>
          <table:table-cell office:value-type="string">
            <text:p>878835.0</text:p>
          </table:table-cell>
          <table:table-cell office:value-type="string">
            <text:p>876350.045154</text:p>
          </table:table-cell>
          <table:table-cell office:value-type="string">
            <text:p>44036.0</text:p>
          </table:table-cell>
          <table:table-cell office:value-type="string">
            <text:p>177703.383458</text:p>
          </table:table-cell>
          <table:table-cell office:value-type="string">
            <text:p>176376.729653</text:p>
          </table:table-cell>
          <table:table-cell office:value-type="string">
            <text:p>354080.11311</text:p>
          </table:table-cell>
          <table:table-cell office:value-type="string">
            <text:p>171063.701772</text:p>
          </table:table-cell>
          <table:table-cell office:value-type="string">
            <text:p>171441.230272</text:p>
          </table:table-cell>
          <table:table-cell office:value-type="string">
            <text:p>342504.932043</text:p>
          </table:table-cell>
          <table:table-cell office:value-type="string">
            <text:p>53116.0</text:p>
          </table:table-cell>
          <table:table-cell office:value-type="string">
            <text:p>505522.11311</text:p>
          </table:table-cell>
          <table:table-cell office:value-type="string">
            <text:p>798696.045154</text:p>
          </table:table-cell>
          <table:table-cell office:value-type="string">
            <text:p>754660.045154</text:p>
          </table:table-cell>
          <table:table-cell office:value-type="string">
            <text:p>752094.0</text:p>
          </table:table-cell>
          <table:table-cell office:value-type="string">
            <text:p>1272620.0</text:p>
          </table:table-cell>
          <table:table-cell office:value-type="string">
            <text:p>0.725625</text:p>
          </table:table-cell>
          <table:table-cell office:value-type="string">
            <text:p>0.995524</text:p>
          </table:table-cell>
          <table:table-cell office:value-type="string">
            <text:p>21</text:p>
          </table:table-cell>
          <table:table-cell office:value-type="string">
            <text:p>25</text:p>
          </table:table-cell>
          <table:table-cell office:value-type="string">
            <text:p>46</text:p>
          </table:table-cell>
          <table:table-cell office:value-type="string">
            <text:p>1278341.532448</text:p>
          </table:table-cell>
        </table:table-row>
        <table:table-row>
          <table:table-cell office:value-type="string">
            <text:p>d79</text:p>
          </table:table-cell>
          <table:table-cell office:value-type="string">
            <text:p>18355.5</text:p>
          </table:table-cell>
          <table:table-cell office:value-type="string">
            <text:p>468.6</text:p>
          </table:table-cell>
          <table:table-cell office:value-type="string">
            <text:p>16459.3</text:p>
          </table:table-cell>
          <table:table-cell office:value-type="string">
            <text:p>58433.6</text:p>
          </table:table-cell>
          <table:table-cell office:value-type="string">
            <text:p>8254.9</text:p>
          </table:table-cell>
          <table:table-cell office:value-type="string">
            <text:p>3787.9</text:p>
          </table:table-cell>
          <table:table-cell office:value-type="string">
            <text:p>4797.9</text:p>
          </table:table-cell>
          <table:table-cell office:value-type="string">
            <text:p>2004.6</text:p>
          </table:table-cell>
          <table:table-cell office:value-type="string">
            <text:p>1217.5</text:p>
          </table:table-cell>
          <table:table-cell office:value-type="string">
            <text:p>1792.7</text:p>
          </table:table-cell>
          <table:table-cell office:value-type="string">
            <text:p>17926.3</text:p>
          </table:table-cell>
          <table:table-cell office:value-type="string">
            <text:p>3868.1</text:p>
          </table:table-cell>
          <table:table-cell office:value-type="string">
            <text:p>1612.7</text:p>
          </table:table-cell>
          <table:table-cell office:value-type="string">
            <text:p>1331.9</text:p>
          </table:table-cell>
          <table:table-cell office:value-type="string">
            <text:p>259.8</text:p>
          </table:table-cell>
          <table:table-cell office:value-type="string">
            <text:p>4022.2</text:p>
          </table:table-cell>
          <table:table-cell office:value-type="string">
            <text:p>28.0</text:p>
          </table:table-cell>
          <table:table-cell office:value-type="string">
            <text:p>1198.1</text:p>
          </table:table-cell>
          <table:table-cell office:value-type="string">
            <text:p>21093.3</text:p>
          </table:table-cell>
          <table:table-cell office:value-type="string">
            <text:p>397.5</text:p>
          </table:table-cell>
          <table:table-cell office:value-type="string">
            <text:p>14282.3</text:p>
          </table:table-cell>
          <table:table-cell office:value-type="string">
            <text:p>54958.6</text:p>
          </table:table-cell>
          <table:table-cell office:value-type="string">
            <text:p>7433.8</text:p>
          </table:table-cell>
          <table:table-cell office:value-type="string">
            <text:p>3418.7</text:p>
          </table:table-cell>
          <table:table-cell office:value-type="string">
            <text:p>4194.7</text:p>
          </table:table-cell>
          <table:table-cell office:value-type="string">
            <text:p>1651.8</text:p>
          </table:table-cell>
          <table:table-cell office:value-type="string">
            <text:p>3654.3</text:p>
          </table:table-cell>
          <table:table-cell office:value-type="string">
            <text:p>1456.9</text:p>
          </table:table-cell>
          <table:table-cell office:value-type="string">
            <text:p>468.3</text:p>
          </table:table-cell>
          <table:table-cell office:value-type="string">
            <text:p>3470.7</text:p>
          </table:table-cell>
          <table:table-cell office:value-type="string">
            <text:p>17.6</text:p>
          </table:table-cell>
          <table:table-cell office:value-type="string">
            <text:p>868.1</text:p>
          </table:table-cell>
          <table:table-cell office:value-type="string">
            <text:p>0.0</text:p>
          </table:table-cell>
          <table:table-cell office:value-type="string">
            <text:p>4018.4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25.8</text:p>
          </table:table-cell>
          <table:table-cell office:value-type="string">
            <text:p>747.5</text:p>
          </table:table-cell>
          <table:table-cell office:value-type="string">
            <text:p>747.5</text:p>
          </table:table-cell>
          <table:table-cell office:value-type="string">
            <text:p>737.2</text:p>
          </table:table-cell>
          <table:table-cell office:value-type="string">
            <text:p>626.7</text:p>
          </table:table-cell>
          <table:table-cell office:value-type="string">
            <text:p>1235.2</text:p>
          </table:table-cell>
          <table:table-cell office:value-type="string">
            <text:p>1191937.0</text:p>
          </table:table-cell>
          <table:table-cell office:value-type="string">
            <text:p>1146072.0</text:p>
          </table:table-cell>
          <table:table-cell office:value-type="string">
            <text:p>1143797.601503</text:p>
          </table:table-cell>
          <table:table-cell office:value-type="string">
            <text:p>41555.0</text:p>
          </table:table-cell>
          <table:table-cell office:value-type="string">
            <text:p>240867.184282</text:p>
          </table:table-cell>
          <table:table-cell office:value-type="string">
            <text:p>246817.756275</text:p>
          </table:table-cell>
          <table:table-cell office:value-type="string">
            <text:p>487684.940557</text:p>
          </table:table-cell>
          <table:table-cell office:value-type="string">
            <text:p>227928.253259</text:p>
          </table:table-cell>
          <table:table-cell office:value-type="string">
            <text:p>226726.407688</text:p>
          </table:table-cell>
          <table:table-cell office:value-type="string">
            <text:p>454654.660946</text:p>
          </table:table-cell>
          <table:table-cell office:value-type="string">
            <text:p>55343.0</text:p>
          </table:table-cell>
          <table:table-cell office:value-type="string">
            <text:p>658380.940557</text:p>
          </table:table-cell>
          <table:table-cell office:value-type="string">
            <text:p>1045001.601503</text:p>
          </table:table-cell>
          <table:table-cell office:value-type="string">
            <text:p>1003446.601503</text:p>
          </table:table-cell>
          <table:table-cell office:value-type="string">
            <text:p>999847.0</text:p>
          </table:table-cell>
          <table:table-cell office:value-type="string">
            <text:p>1730117.0</text:p>
          </table:table-cell>
          <table:table-cell office:value-type="string">
            <text:p>0.740355</text:p>
          </table:table-cell>
          <table:table-cell office:value-type="string">
            <text:p>1.074638</text:p>
          </table:table-cell>
          <table:table-cell office:value-type="string">
            <text:p>97</text:p>
          </table:table-cell>
          <table:table-cell office:value-type="string">
            <text:p>122</text:p>
          </table:table-cell>
          <table:table-cell office:value-type="string">
            <text:p>219</text:p>
          </table:table-cell>
          <table:table-cell office:value-type="string">
            <text:p>1609952.882964</text:p>
          </table:table-cell>
        </table:table-row>
      </table:table>
      <table:table table:style-name="ta3" table:name="HippoSfL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Sbj</text:p>
          </table:table-cell>
          <table:table-cell office:value-type="string">
            <text:p>Hippocampal_tail</text:p>
          </table:table-cell>
          <table:table-cell office:value-type="string">
            <text:p>subiculum</text:p>
          </table:table-cell>
          <table:table-cell office:value-type="string">
            <text:p>CA1</text:p>
          </table:table-cell>
          <table:table-cell office:value-type="string">
            <text:p>hippocampal-fissure</text:p>
          </table:table-cell>
          <table:table-cell office:value-type="string">
            <text:p>presubiculum</text:p>
          </table:table-cell>
          <table:table-cell office:value-type="string">
            <text:p>parasubiculum</text:p>
          </table:table-cell>
          <table:table-cell office:value-type="string">
            <text:p>molecular_layer_HP</text:p>
          </table:table-cell>
          <table:table-cell office:value-type="string">
            <text:p>GC-ML-DG</text:p>
          </table:table-cell>
          <table:table-cell office:value-type="string">
            <text:p>CA3</text:p>
          </table:table-cell>
          <table:table-cell office:value-type="string">
            <text:p>CA4</text:p>
          </table:table-cell>
          <table:table-cell office:value-type="string">
            <text:p>fimbria</text:p>
          </table:table-cell>
          <table:table-cell office:value-type="string">
            <text:p>HATA</text:p>
          </table:table-cell>
          <table:table-cell office:value-type="string">
            <text:p>Whole_hippocampus</text:p>
          </table:table-cell>
        </table:table-row>
        <table:table-row>
          <table:table-cell office:value-type="string">
            <text:p>c01</text:p>
          </table:table-cell>
          <table:table-cell office:value-type="string">
            <text:p>412.772286</text:p>
          </table:table-cell>
          <table:table-cell office:value-type="string">
            <text:p>430.729256</text:p>
          </table:table-cell>
          <table:table-cell office:value-type="string">
            <text:p>662.57736</text:p>
          </table:table-cell>
          <table:table-cell office:value-type="string">
            <text:p>209.147211</text:p>
          </table:table-cell>
          <table:table-cell office:value-type="string">
            <text:p>243.17872</text:p>
          </table:table-cell>
          <table:table-cell office:value-type="string">
            <text:p>43.683415</text:p>
          </table:table-cell>
          <table:table-cell office:value-type="string">
            <text:p>548.983016</text:p>
          </table:table-cell>
          <table:table-cell office:value-type="string">
            <text:p>269.280936</text:p>
          </table:table-cell>
          <table:table-cell office:value-type="string">
            <text:p>193.706555</text:p>
          </table:table-cell>
          <table:table-cell office:value-type="string">
            <text:p>228.345818</text:p>
          </table:table-cell>
          <table:table-cell office:value-type="string">
            <text:p>84.442941</text:p>
          </table:table-cell>
          <table:table-cell office:value-type="string">
            <text:p>58.880593</text:p>
          </table:table-cell>
          <table:table-cell office:value-type="string">
            <text:p>3176.580895</text:p>
          </table:table-cell>
        </table:table-row>
        <table:table-row>
          <table:table-cell office:value-type="string">
            <text:p>c02</text:p>
          </table:table-cell>
          <table:table-cell office:value-type="string">
            <text:p>421.642335</text:p>
          </table:table-cell>
          <table:table-cell office:value-type="string">
            <text:p>366.022555</text:p>
          </table:table-cell>
          <table:table-cell office:value-type="string">
            <text:p>656.76328</text:p>
          </table:table-cell>
          <table:table-cell office:value-type="string">
            <text:p>124.234988</text:p>
          </table:table-cell>
          <table:table-cell office:value-type="string">
            <text:p>237.790946</text:p>
          </table:table-cell>
          <table:table-cell office:value-type="string">
            <text:p>39.759102</text:p>
          </table:table-cell>
          <table:table-cell office:value-type="string">
            <text:p>560.915226</text:p>
          </table:table-cell>
          <table:table-cell office:value-type="string">
            <text:p>320.192039</text:p>
          </table:table-cell>
          <table:table-cell office:value-type="string">
            <text:p>243.170965</text:p>
          </table:table-cell>
          <table:table-cell office:value-type="string">
            <text:p>264.507503</text:p>
          </table:table-cell>
          <table:table-cell office:value-type="string">
            <text:p>93.980793</text:p>
          </table:table-cell>
          <table:table-cell office:value-type="string">
            <text:p>61.396349</text:p>
          </table:table-cell>
          <table:table-cell office:value-type="string">
            <text:p>3266.141092</text:p>
          </table:table-cell>
        </table:table-row>
        <table:table-row>
          <table:table-cell office:value-type="string">
            <text:p>c03</text:p>
          </table:table-cell>
          <table:table-cell office:value-type="string">
            <text:p>651.423498</text:p>
          </table:table-cell>
          <table:table-cell office:value-type="string">
            <text:p>490.389758</text:p>
          </table:table-cell>
          <table:table-cell office:value-type="string">
            <text:p>611.504138</text:p>
          </table:table-cell>
          <table:table-cell office:value-type="string">
            <text:p>205.005892</text:p>
          </table:table-cell>
          <table:table-cell office:value-type="string">
            <text:p>326.34434</text:p>
          </table:table-cell>
          <table:table-cell office:value-type="string">
            <text:p>60.835226</text:p>
          </table:table-cell>
          <table:table-cell office:value-type="string">
            <text:p>576.300043</text:p>
          </table:table-cell>
          <table:table-cell office:value-type="string">
            <text:p>275.508945</text:p>
          </table:table-cell>
          <table:table-cell office:value-type="string">
            <text:p>193.38507</text:p>
          </table:table-cell>
          <table:table-cell office:value-type="string">
            <text:p>239.382083</text:p>
          </table:table-cell>
          <table:table-cell office:value-type="string">
            <text:p>74.417293</text:p>
          </table:table-cell>
          <table:table-cell office:value-type="string">
            <text:p>65.097675</text:p>
          </table:table-cell>
          <table:table-cell office:value-type="string">
            <text:p>3564.588069</text:p>
          </table:table-cell>
        </table:table-row>
        <table:table-row>
          <table:table-cell office:value-type="string">
            <text:p>c04</text:p>
          </table:table-cell>
          <table:table-cell office:value-type="string">
            <text:p>530.63363</text:p>
          </table:table-cell>
          <table:table-cell office:value-type="string">
            <text:p>386.310861</text:p>
          </table:table-cell>
          <table:table-cell office:value-type="string">
            <text:p>629.106571</text:p>
          </table:table-cell>
          <table:table-cell office:value-type="string">
            <text:p>166.7715</text:p>
          </table:table-cell>
          <table:table-cell office:value-type="string">
            <text:p>250.443459</text:p>
          </table:table-cell>
          <table:table-cell office:value-type="string">
            <text:p>42.605724</text:p>
          </table:table-cell>
          <table:table-cell office:value-type="string">
            <text:p>544.197715</text:p>
          </table:table-cell>
          <table:table-cell office:value-type="string">
            <text:p>296.302604</text:p>
          </table:table-cell>
          <table:table-cell office:value-type="string">
            <text:p>221.079013</text:p>
          </table:table-cell>
          <table:table-cell office:value-type="string">
            <text:p>255.250633</text:p>
          </table:table-cell>
          <table:table-cell office:value-type="string">
            <text:p>65.870687</text:p>
          </table:table-cell>
          <table:table-cell office:value-type="string">
            <text:p>56.625716</text:p>
          </table:table-cell>
          <table:table-cell office:value-type="string">
            <text:p>3278.426615</text:p>
          </table:table-cell>
        </table:table-row>
        <table:table-row>
          <table:table-cell office:value-type="string">
            <text:p>c05</text:p>
          </table:table-cell>
          <table:table-cell office:value-type="string">
            <text:p>530.753885</text:p>
          </table:table-cell>
          <table:table-cell office:value-type="string">
            <text:p>330.946149</text:p>
          </table:table-cell>
          <table:table-cell office:value-type="string">
            <text:p>514.111902</text:p>
          </table:table-cell>
          <table:table-cell office:value-type="string">
            <text:p>119.044645</text:p>
          </table:table-cell>
          <table:table-cell office:value-type="string">
            <text:p>204.02514</text:p>
          </table:table-cell>
          <table:table-cell office:value-type="string">
            <text:p>36.376543</text:p>
          </table:table-cell>
          <table:table-cell office:value-type="string">
            <text:p>478.636049</text:p>
          </table:table-cell>
          <table:table-cell office:value-type="string">
            <text:p>263.285882</text:p>
          </table:table-cell>
          <table:table-cell office:value-type="string">
            <text:p>211.262509</text:p>
          </table:table-cell>
          <table:table-cell office:value-type="string">
            <text:p>228.009795</text:p>
          </table:table-cell>
          <table:table-cell office:value-type="string">
            <text:p>101.833676</text:p>
          </table:table-cell>
          <table:table-cell office:value-type="string">
            <text:p>57.215967</text:p>
          </table:table-cell>
          <table:table-cell office:value-type="string">
            <text:p>2956.457495</text:p>
          </table:table-cell>
        </table:table-row>
        <table:table-row>
          <table:table-cell office:value-type="string">
            <text:p>c06</text:p>
          </table:table-cell>
          <table:table-cell office:value-type="string">
            <text:p>446.070984</text:p>
          </table:table-cell>
          <table:table-cell office:value-type="string">
            <text:p>305.393266</text:p>
          </table:table-cell>
          <table:table-cell office:value-type="string">
            <text:p>502.668779</text:p>
          </table:table-cell>
          <table:table-cell office:value-type="string">
            <text:p>112.835176</text:p>
          </table:table-cell>
          <table:table-cell office:value-type="string">
            <text:p>237.857354</text:p>
          </table:table-cell>
          <table:table-cell office:value-type="string">
            <text:p>43.767676</text:p>
          </table:table-cell>
          <table:table-cell office:value-type="string">
            <text:p>447.822358</text:p>
          </table:table-cell>
          <table:table-cell office:value-type="string">
            <text:p>260.5157</text:p>
          </table:table-cell>
          <table:table-cell office:value-type="string">
            <text:p>167.299608</text:p>
          </table:table-cell>
          <table:table-cell office:value-type="string">
            <text:p>227.122441</text:p>
          </table:table-cell>
          <table:table-cell office:value-type="string">
            <text:p>63.919041</text:p>
          </table:table-cell>
          <table:table-cell office:value-type="string">
            <text:p>52.241525</text:p>
          </table:table-cell>
          <table:table-cell office:value-type="string">
            <text:p>2754.678733</text:p>
          </table:table-cell>
        </table:table-row>
        <table:table-row>
          <table:table-cell office:value-type="string">
            <text:p>c07</text:p>
          </table:table-cell>
          <table:table-cell office:value-type="string">
            <text:p>529.345895</text:p>
          </table:table-cell>
          <table:table-cell office:value-type="string">
            <text:p>375.987797</text:p>
          </table:table-cell>
          <table:table-cell office:value-type="string">
            <text:p>556.496909</text:p>
          </table:table-cell>
          <table:table-cell office:value-type="string">
            <text:p>115.070297</text:p>
          </table:table-cell>
          <table:table-cell office:value-type="string">
            <text:p>258.044596</text:p>
          </table:table-cell>
          <table:table-cell office:value-type="string">
            <text:p>49.53734</text:p>
          </table:table-cell>
          <table:table-cell office:value-type="string">
            <text:p>519.882403</text:p>
          </table:table-cell>
          <table:table-cell office:value-type="string">
            <text:p>268.873216</text:p>
          </table:table-cell>
          <table:table-cell office:value-type="string">
            <text:p>173.588257</text:p>
          </table:table-cell>
          <table:table-cell office:value-type="string">
            <text:p>227.202458</text:p>
          </table:table-cell>
          <table:table-cell office:value-type="string">
            <text:p>101.638207</text:p>
          </table:table-cell>
          <table:table-cell office:value-type="string">
            <text:p>46.964683</text:p>
          </table:table-cell>
          <table:table-cell office:value-type="string">
            <text:p>3107.561761</text:p>
          </table:table-cell>
        </table:table-row>
        <table:table-row>
          <table:table-cell office:value-type="string">
            <text:p>c08</text:p>
          </table:table-cell>
          <table:table-cell office:value-type="string">
            <text:p>554.055864</text:p>
          </table:table-cell>
          <table:table-cell office:value-type="string">
            <text:p>454.688525</text:p>
          </table:table-cell>
          <table:table-cell office:value-type="string">
            <text:p>598.712348</text:p>
          </table:table-cell>
          <table:table-cell office:value-type="string">
            <text:p>169.416354</text:p>
          </table:table-cell>
          <table:table-cell office:value-type="string">
            <text:p>269.961689</text:p>
          </table:table-cell>
          <table:table-cell office:value-type="string">
            <text:p>53.468299</text:p>
          </table:table-cell>
          <table:table-cell office:value-type="string">
            <text:p>542.522052</text:p>
          </table:table-cell>
          <table:table-cell office:value-type="string">
            <text:p>261.971941</text:p>
          </table:table-cell>
          <table:table-cell office:value-type="string">
            <text:p>171.070953</text:p>
          </table:table-cell>
          <table:table-cell office:value-type="string">
            <text:p>229.218404</text:p>
          </table:table-cell>
          <table:table-cell office:value-type="string">
            <text:p>80.125573</text:p>
          </table:table-cell>
          <table:table-cell office:value-type="string">
            <text:p>51.73908</text:p>
          </table:table-cell>
          <table:table-cell office:value-type="string">
            <text:p>3267.534728</text:p>
          </table:table-cell>
        </table:table-row>
        <table:table-row>
          <table:table-cell office:value-type="string">
            <text:p>c10</text:p>
          </table:table-cell>
          <table:table-cell office:value-type="string">
            <text:p>474.542254</text:p>
          </table:table-cell>
          <table:table-cell office:value-type="string">
            <text:p>485.245183</text:p>
          </table:table-cell>
          <table:table-cell office:value-type="string">
            <text:p>614.794777</text:p>
          </table:table-cell>
          <table:table-cell office:value-type="string">
            <text:p>161.311166</text:p>
          </table:table-cell>
          <table:table-cell office:value-type="string">
            <text:p>301.067999</text:p>
          </table:table-cell>
          <table:table-cell office:value-type="string">
            <text:p>56.18874</text:p>
          </table:table-cell>
          <table:table-cell office:value-type="string">
            <text:p>547.147176</text:p>
          </table:table-cell>
          <table:table-cell office:value-type="string">
            <text:p>281.79775</text:p>
          </table:table-cell>
          <table:table-cell office:value-type="string">
            <text:p>166.885613</text:p>
          </table:table-cell>
          <table:table-cell office:value-type="string">
            <text:p>234.861672</text:p>
          </table:table-cell>
          <table:table-cell office:value-type="string">
            <text:p>83.106241</text:p>
          </table:table-cell>
          <table:table-cell office:value-type="string">
            <text:p>56.652994</text:p>
          </table:table-cell>
          <table:table-cell office:value-type="string">
            <text:p>3302.290398</text:p>
          </table:table-cell>
        </table:table-row>
        <table:table-row>
          <table:table-cell office:value-type="string">
            <text:p>c11</text:p>
          </table:table-cell>
          <table:table-cell office:value-type="string">
            <text:p>478.409049</text:p>
          </table:table-cell>
          <table:table-cell office:value-type="string">
            <text:p>452.246318</text:p>
          </table:table-cell>
          <table:table-cell office:value-type="string">
            <text:p>608.031059</text:p>
          </table:table-cell>
          <table:table-cell office:value-type="string">
            <text:p>123.281889</text:p>
          </table:table-cell>
          <table:table-cell office:value-type="string">
            <text:p>415.946303</text:p>
          </table:table-cell>
          <table:table-cell office:value-type="string">
            <text:p>61.453038</text:p>
          </table:table-cell>
          <table:table-cell office:value-type="string">
            <text:p>564.829679</text:p>
          </table:table-cell>
          <table:table-cell office:value-type="string">
            <text:p>275.70752</text:p>
          </table:table-cell>
          <table:table-cell office:value-type="string">
            <text:p>170.452763</text:p>
          </table:table-cell>
          <table:table-cell office:value-type="string">
            <text:p>225.054433</text:p>
          </table:table-cell>
          <table:table-cell office:value-type="string">
            <text:p>135.224331</text:p>
          </table:table-cell>
          <table:table-cell office:value-type="string">
            <text:p>65.683128</text:p>
          </table:table-cell>
          <table:table-cell office:value-type="string">
            <text:p>3453.03762</text:p>
          </table:table-cell>
        </table:table-row>
        <table:table-row>
          <table:table-cell office:value-type="string">
            <text:p>c12</text:p>
          </table:table-cell>
          <table:table-cell office:value-type="string">
            <text:p>628.936043</text:p>
          </table:table-cell>
          <table:table-cell office:value-type="string">
            <text:p>399.62088</text:p>
          </table:table-cell>
          <table:table-cell office:value-type="string">
            <text:p>629.714889</text:p>
          </table:table-cell>
          <table:table-cell office:value-type="string">
            <text:p>160.610959</text:p>
          </table:table-cell>
          <table:table-cell office:value-type="string">
            <text:p>305.095945</text:p>
          </table:table-cell>
          <table:table-cell office:value-type="string">
            <text:p>55.1199</text:p>
          </table:table-cell>
          <table:table-cell office:value-type="string">
            <text:p>586.369175</text:p>
          </table:table-cell>
          <table:table-cell office:value-type="string">
            <text:p>315.779675</text:p>
          </table:table-cell>
          <table:table-cell office:value-type="string">
            <text:p>264.696166</text:p>
          </table:table-cell>
          <table:table-cell office:value-type="string">
            <text:p>270.307035</text:p>
          </table:table-cell>
          <table:table-cell office:value-type="string">
            <text:p>96.557996</text:p>
          </table:table-cell>
          <table:table-cell office:value-type="string">
            <text:p>58.253726</text:p>
          </table:table-cell>
          <table:table-cell office:value-type="string">
            <text:p>3610.451431</text:p>
          </table:table-cell>
        </table:table-row>
        <table:table-row>
          <table:table-cell office:value-type="string">
            <text:p>c13</text:p>
          </table:table-cell>
          <table:table-cell office:value-type="string">
            <text:p>520.929231</text:p>
          </table:table-cell>
          <table:table-cell office:value-type="string">
            <text:p>432.757428</text:p>
          </table:table-cell>
          <table:table-cell office:value-type="string">
            <text:p>703.275614</text:p>
          </table:table-cell>
          <table:table-cell office:value-type="string">
            <text:p>210.881317</text:p>
          </table:table-cell>
          <table:table-cell office:value-type="string">
            <text:p>279.665508</text:p>
          </table:table-cell>
          <table:table-cell office:value-type="string">
            <text:p>48.679731</text:p>
          </table:table-cell>
          <table:table-cell office:value-type="string">
            <text:p>593.482502</text:p>
          </table:table-cell>
          <table:table-cell office:value-type="string">
            <text:p>300.434167</text:p>
          </table:table-cell>
          <table:table-cell office:value-type="string">
            <text:p>232.716483</text:p>
          </table:table-cell>
          <table:table-cell office:value-type="string">
            <text:p>255.726042</text:p>
          </table:table-cell>
          <table:table-cell office:value-type="string">
            <text:p>58.469378</text:p>
          </table:table-cell>
          <table:table-cell office:value-type="string">
            <text:p>67.904489</text:p>
          </table:table-cell>
          <table:table-cell office:value-type="string">
            <text:p>3494.040573</text:p>
          </table:table-cell>
        </table:table-row>
        <table:table-row>
          <table:table-cell office:value-type="string">
            <text:p>c14</text:p>
          </table:table-cell>
          <table:table-cell office:value-type="string">
            <text:p>410.717465</text:p>
          </table:table-cell>
          <table:table-cell office:value-type="string">
            <text:p>379.417065</text:p>
          </table:table-cell>
          <table:table-cell office:value-type="string">
            <text:p>511.631634</text:p>
          </table:table-cell>
          <table:table-cell office:value-type="string">
            <text:p>122.236574</text:p>
          </table:table-cell>
          <table:table-cell office:value-type="string">
            <text:p>239.177502</text:p>
          </table:table-cell>
          <table:table-cell office:value-type="string">
            <text:p>31.408173</text:p>
          </table:table-cell>
          <table:table-cell office:value-type="string">
            <text:p>461.94781</text:p>
          </table:table-cell>
          <table:table-cell office:value-type="string">
            <text:p>252.458022</text:p>
          </table:table-cell>
          <table:table-cell office:value-type="string">
            <text:p>167.358833</text:p>
          </table:table-cell>
          <table:table-cell office:value-type="string">
            <text:p>213.729264</text:p>
          </table:table-cell>
          <table:table-cell office:value-type="string">
            <text:p>95.001266</text:p>
          </table:table-cell>
          <table:table-cell office:value-type="string">
            <text:p>49.531919</text:p>
          </table:table-cell>
          <table:table-cell office:value-type="string">
            <text:p>2812.378952</text:p>
          </table:table-cell>
        </table:table-row>
        <table:table-row>
          <table:table-cell office:value-type="string">
            <text:p>c15</text:p>
          </table:table-cell>
          <table:table-cell office:value-type="string">
            <text:p>461.945702</text:p>
          </table:table-cell>
          <table:table-cell office:value-type="string">
            <text:p>460.649746</text:p>
          </table:table-cell>
          <table:table-cell office:value-type="string">
            <text:p>710.490065</text:p>
          </table:table-cell>
          <table:table-cell office:value-type="string">
            <text:p>180.990947</text:p>
          </table:table-cell>
          <table:table-cell office:value-type="string">
            <text:p>262.532081</text:p>
          </table:table-cell>
          <table:table-cell office:value-type="string">
            <text:p>44.870831</text:p>
          </table:table-cell>
          <table:table-cell office:value-type="string">
            <text:p>614.010379</text:p>
          </table:table-cell>
          <table:table-cell office:value-type="string">
            <text:p>351.906282</text:p>
          </table:table-cell>
          <table:table-cell office:value-type="string">
            <text:p>211.021248</text:p>
          </table:table-cell>
          <table:table-cell office:value-type="string">
            <text:p>303.31832</text:p>
          </table:table-cell>
          <table:table-cell office:value-type="string">
            <text:p>87.615186</text:p>
          </table:table-cell>
          <table:table-cell office:value-type="string">
            <text:p>61.011244</text:p>
          </table:table-cell>
          <table:table-cell office:value-type="string">
            <text:p>3569.371084</text:p>
          </table:table-cell>
        </table:table-row>
        <table:table-row>
          <table:table-cell office:value-type="string">
            <text:p>c16</text:p>
          </table:table-cell>
          <table:table-cell office:value-type="string">
            <text:p>505.224147</text:p>
          </table:table-cell>
          <table:table-cell office:value-type="string">
            <text:p>436.893768</text:p>
          </table:table-cell>
          <table:table-cell office:value-type="string">
            <text:p>581.484897</text:p>
          </table:table-cell>
          <table:table-cell office:value-type="string">
            <text:p>206.099059</text:p>
          </table:table-cell>
          <table:table-cell office:value-type="string">
            <text:p>294.369892</text:p>
          </table:table-cell>
          <table:table-cell office:value-type="string">
            <text:p>50.176853</text:p>
          </table:table-cell>
          <table:table-cell office:value-type="string">
            <text:p>541.09935</text:p>
          </table:table-cell>
          <table:table-cell office:value-type="string">
            <text:p>277.670843</text:p>
          </table:table-cell>
          <table:table-cell office:value-type="string">
            <text:p>195.291921</text:p>
          </table:table-cell>
          <table:table-cell office:value-type="string">
            <text:p>237.114412</text:p>
          </table:table-cell>
          <table:table-cell office:value-type="string">
            <text:p>80.014584</text:p>
          </table:table-cell>
          <table:table-cell office:value-type="string">
            <text:p>54.12328</text:p>
          </table:table-cell>
          <table:table-cell office:value-type="string">
            <text:p>3253.463947</text:p>
          </table:table-cell>
        </table:table-row>
        <table:table-row>
          <table:table-cell office:value-type="string">
            <text:p>c17</text:p>
          </table:table-cell>
          <table:table-cell office:value-type="string">
            <text:p>493.46558</text:p>
          </table:table-cell>
          <table:table-cell office:value-type="string">
            <text:p>411.18608</text:p>
          </table:table-cell>
          <table:table-cell office:value-type="string">
            <text:p>542.466932</text:p>
          </table:table-cell>
          <table:table-cell office:value-type="string">
            <text:p>113.939815</text:p>
          </table:table-cell>
          <table:table-cell office:value-type="string">
            <text:p>293.521029</text:p>
          </table:table-cell>
          <table:table-cell office:value-type="string">
            <text:p>42.941108</text:p>
          </table:table-cell>
          <table:table-cell office:value-type="string">
            <text:p>510.36499</text:p>
          </table:table-cell>
          <table:table-cell office:value-type="string">
            <text:p>272.3744</text:p>
          </table:table-cell>
          <table:table-cell office:value-type="string">
            <text:p>171.238027</text:p>
          </table:table-cell>
          <table:table-cell office:value-type="string">
            <text:p>229.75078</text:p>
          </table:table-cell>
          <table:table-cell office:value-type="string">
            <text:p>90.991181</text:p>
          </table:table-cell>
          <table:table-cell office:value-type="string">
            <text:p>56.356692</text:p>
          </table:table-cell>
          <table:table-cell office:value-type="string">
            <text:p>3114.656797</text:p>
          </table:table-cell>
        </table:table-row>
        <table:table-row>
          <table:table-cell office:value-type="string">
            <text:p>c18</text:p>
          </table:table-cell>
          <table:table-cell office:value-type="string">
            <text:p>571.723027</text:p>
          </table:table-cell>
          <table:table-cell office:value-type="string">
            <text:p>478.70659</text:p>
          </table:table-cell>
          <table:table-cell office:value-type="string">
            <text:p>1033.295981</text:p>
          </table:table-cell>
          <table:table-cell office:value-type="string">
            <text:p>204.535566</text:p>
          </table:table-cell>
          <table:table-cell office:value-type="string">
            <text:p>295.120591</text:p>
          </table:table-cell>
          <table:table-cell office:value-type="string">
            <text:p>39.74118</text:p>
          </table:table-cell>
          <table:table-cell office:value-type="string">
            <text:p>732.47853</text:p>
          </table:table-cell>
          <table:table-cell office:value-type="string">
            <text:p>337.117307</text:p>
          </table:table-cell>
          <table:table-cell office:value-type="string">
            <text:p>253.137168</text:p>
          </table:table-cell>
          <table:table-cell office:value-type="string">
            <text:p>276.484289</text:p>
          </table:table-cell>
          <table:table-cell office:value-type="string">
            <text:p>102.694514</text:p>
          </table:table-cell>
          <table:table-cell office:value-type="string">
            <text:p>65.356168</text:p>
          </table:table-cell>
          <table:table-cell office:value-type="string">
            <text:p>4185.855345</text:p>
          </table:table-cell>
        </table:table-row>
        <table:table-row>
          <table:table-cell office:value-type="string">
            <text:p>c19</text:p>
          </table:table-cell>
          <table:table-cell office:value-type="string">
            <text:p>614.698844</text:p>
          </table:table-cell>
          <table:table-cell office:value-type="string">
            <text:p>450.260037</text:p>
          </table:table-cell>
          <table:table-cell office:value-type="string">
            <text:p>561.529777</text:p>
          </table:table-cell>
          <table:table-cell office:value-type="string">
            <text:p>128.586462</text:p>
          </table:table-cell>
          <table:table-cell office:value-type="string">
            <text:p>361.00736</text:p>
          </table:table-cell>
          <table:table-cell office:value-type="string">
            <text:p>57.340073</text:p>
          </table:table-cell>
          <table:table-cell office:value-type="string">
            <text:p>553.779017</text:p>
          </table:table-cell>
          <table:table-cell office:value-type="string">
            <text:p>290.352733</text:p>
          </table:table-cell>
          <table:table-cell office:value-type="string">
            <text:p>178.073036</text:p>
          </table:table-cell>
          <table:table-cell office:value-type="string">
            <text:p>251.563025</text:p>
          </table:table-cell>
          <table:table-cell office:value-type="string">
            <text:p>89.908478</text:p>
          </table:table-cell>
          <table:table-cell office:value-type="string">
            <text:p>48.359218</text:p>
          </table:table-cell>
          <table:table-cell office:value-type="string">
            <text:p>3456.871597</text:p>
          </table:table-cell>
        </table:table-row>
        <table:table-row>
          <table:table-cell office:value-type="string">
            <text:p>c20</text:p>
          </table:table-cell>
          <table:table-cell office:value-type="string">
            <text:p>573.11756</text:p>
          </table:table-cell>
          <table:table-cell office:value-type="string">
            <text:p>423.668957</text:p>
          </table:table-cell>
          <table:table-cell office:value-type="string">
            <text:p>567.24012</text:p>
          </table:table-cell>
          <table:table-cell office:value-type="string">
            <text:p>109.021756</text:p>
          </table:table-cell>
          <table:table-cell office:value-type="string">
            <text:p>307.66155</text:p>
          </table:table-cell>
          <table:table-cell office:value-type="string">
            <text:p>55.843717</text:p>
          </table:table-cell>
          <table:table-cell office:value-type="string">
            <text:p>541.149323</text:p>
          </table:table-cell>
          <table:table-cell office:value-type="string">
            <text:p>294.765086</text:p>
          </table:table-cell>
          <table:table-cell office:value-type="string">
            <text:p>211.873719</text:p>
          </table:table-cell>
          <table:table-cell office:value-type="string">
            <text:p>252.969715</text:p>
          </table:table-cell>
          <table:table-cell office:value-type="string">
            <text:p>105.169043</text:p>
          </table:table-cell>
          <table:table-cell office:value-type="string">
            <text:p>55.614294</text:p>
          </table:table-cell>
          <table:table-cell office:value-type="string">
            <text:p>3389.073082</text:p>
          </table:table-cell>
        </table:table-row>
        <table:table-row>
          <table:table-cell office:value-type="string">
            <text:p>c21</text:p>
          </table:table-cell>
          <table:table-cell office:value-type="string">
            <text:p>570.353456</text:p>
          </table:table-cell>
          <table:table-cell office:value-type="string">
            <text:p>530.390368</text:p>
          </table:table-cell>
          <table:table-cell office:value-type="string">
            <text:p>738.197289</text:p>
          </table:table-cell>
          <table:table-cell office:value-type="string">
            <text:p>206.276625</text:p>
          </table:table-cell>
          <table:table-cell office:value-type="string">
            <text:p>321.508944</text:p>
          </table:table-cell>
          <table:table-cell office:value-type="string">
            <text:p>44.820901</text:p>
          </table:table-cell>
          <table:table-cell office:value-type="string">
            <text:p>652.911974</text:p>
          </table:table-cell>
          <table:table-cell office:value-type="string">
            <text:p>315.150175</text:p>
          </table:table-cell>
          <table:table-cell office:value-type="string">
            <text:p>192.869551</text:p>
          </table:table-cell>
          <table:table-cell office:value-type="string">
            <text:p>259.702749</text:p>
          </table:table-cell>
          <table:table-cell office:value-type="string">
            <text:p>97.151963</text:p>
          </table:table-cell>
          <table:table-cell office:value-type="string">
            <text:p>61.449752</text:p>
          </table:table-cell>
          <table:table-cell office:value-type="string">
            <text:p>3784.507122</text:p>
          </table:table-cell>
        </table:table-row>
        <table:table-row>
          <table:table-cell office:value-type="string">
            <text:p>c22</text:p>
          </table:table-cell>
          <table:table-cell office:value-type="string">
            <text:p>531.357229</text:p>
          </table:table-cell>
          <table:table-cell office:value-type="string">
            <text:p>424.382408</text:p>
          </table:table-cell>
          <table:table-cell office:value-type="string">
            <text:p>519.136308</text:p>
          </table:table-cell>
          <table:table-cell office:value-type="string">
            <text:p>139.003681</text:p>
          </table:table-cell>
          <table:table-cell office:value-type="string">
            <text:p>285.871648</text:p>
          </table:table-cell>
          <table:table-cell office:value-type="string">
            <text:p>49.289381</text:p>
          </table:table-cell>
          <table:table-cell office:value-type="string">
            <text:p>498.886496</text:p>
          </table:table-cell>
          <table:table-cell office:value-type="string">
            <text:p>273.653725</text:p>
          </table:table-cell>
          <table:table-cell office:value-type="string">
            <text:p>187.823765</text:p>
          </table:table-cell>
          <table:table-cell office:value-type="string">
            <text:p>245.285057</text:p>
          </table:table-cell>
          <table:table-cell office:value-type="string">
            <text:p>76.091377</text:p>
          </table:table-cell>
          <table:table-cell office:value-type="string">
            <text:p>56.689864</text:p>
          </table:table-cell>
          <table:table-cell office:value-type="string">
            <text:p>3148.467259</text:p>
          </table:table-cell>
        </table:table-row>
        <table:table-row>
          <table:table-cell office:value-type="string">
            <text:p>c23</text:p>
          </table:table-cell>
          <table:table-cell office:value-type="string">
            <text:p>538.925185</text:p>
          </table:table-cell>
          <table:table-cell office:value-type="string">
            <text:p>469.494807</text:p>
          </table:table-cell>
          <table:table-cell office:value-type="string">
            <text:p>762.291225</text:p>
          </table:table-cell>
          <table:table-cell office:value-type="string">
            <text:p>168.661426</text:p>
          </table:table-cell>
          <table:table-cell office:value-type="string">
            <text:p>284.352188</text:p>
          </table:table-cell>
          <table:table-cell office:value-type="string">
            <text:p>54.430802</text:p>
          </table:table-cell>
          <table:table-cell office:value-type="string">
            <text:p>623.137039</text:p>
          </table:table-cell>
          <table:table-cell office:value-type="string">
            <text:p>293.81513</text:p>
          </table:table-cell>
          <table:table-cell office:value-type="string">
            <text:p>220.264078</text:p>
          </table:table-cell>
          <table:table-cell office:value-type="string">
            <text:p>251.91562</text:p>
          </table:table-cell>
          <table:table-cell office:value-type="string">
            <text:p>95.904632</text:p>
          </table:table-cell>
          <table:table-cell office:value-type="string">
            <text:p>60.866321</text:p>
          </table:table-cell>
          <table:table-cell office:value-type="string">
            <text:p>3655.397028</text:p>
          </table:table-cell>
        </table:table-row>
        <table:table-row>
          <table:table-cell office:value-type="string">
            <text:p>c24</text:p>
          </table:table-cell>
          <table:table-cell office:value-type="string">
            <text:p>433.80005</text:p>
          </table:table-cell>
          <table:table-cell office:value-type="string">
            <text:p>391.067184</text:p>
          </table:table-cell>
          <table:table-cell office:value-type="string">
            <text:p>568.340102</text:p>
          </table:table-cell>
          <table:table-cell office:value-type="string">
            <text:p>114.194472</text:p>
          </table:table-cell>
          <table:table-cell office:value-type="string">
            <text:p>249.50399</text:p>
          </table:table-cell>
          <table:table-cell office:value-type="string">
            <text:p>54.044288</text:p>
          </table:table-cell>
          <table:table-cell office:value-type="string">
            <text:p>518.846593</text:p>
          </table:table-cell>
          <table:table-cell office:value-type="string">
            <text:p>272.84747</text:p>
          </table:table-cell>
          <table:table-cell office:value-type="string">
            <text:p>171.327581</text:p>
          </table:table-cell>
          <table:table-cell office:value-type="string">
            <text:p>234.905322</text:p>
          </table:table-cell>
          <table:table-cell office:value-type="string">
            <text:p>83.595903</text:p>
          </table:table-cell>
          <table:table-cell office:value-type="string">
            <text:p>46.580468</text:p>
          </table:table-cell>
          <table:table-cell office:value-type="string">
            <text:p>3024.858951</text:p>
          </table:table-cell>
        </table:table-row>
        <table:table-row>
          <table:table-cell office:value-type="string">
            <text:p>c25</text:p>
          </table:table-cell>
          <table:table-cell office:value-type="string">
            <text:p>640.238639</text:p>
          </table:table-cell>
          <table:table-cell office:value-type="string">
            <text:p>481.774768</text:p>
          </table:table-cell>
          <table:table-cell office:value-type="string">
            <text:p>659.393136</text:p>
          </table:table-cell>
          <table:table-cell office:value-type="string">
            <text:p>229.487523</text:p>
          </table:table-cell>
          <table:table-cell office:value-type="string">
            <text:p>327.33244</text:p>
          </table:table-cell>
          <table:table-cell office:value-type="string">
            <text:p>57.599136</text:p>
          </table:table-cell>
          <table:table-cell office:value-type="string">
            <text:p>590.475088</text:p>
          </table:table-cell>
          <table:table-cell office:value-type="string">
            <text:p>288.716271</text:p>
          </table:table-cell>
          <table:table-cell office:value-type="string">
            <text:p>210.689322</text:p>
          </table:table-cell>
          <table:table-cell office:value-type="string">
            <text:p>249.415548</text:p>
          </table:table-cell>
          <table:table-cell office:value-type="string">
            <text:p>97.487917</text:p>
          </table:table-cell>
          <table:table-cell office:value-type="string">
            <text:p>60.92114</text:p>
          </table:table-cell>
          <table:table-cell office:value-type="string">
            <text:p>3664.043407</text:p>
          </table:table-cell>
        </table:table-row>
        <table:table-row>
          <table:table-cell office:value-type="string">
            <text:p>c26</text:p>
          </table:table-cell>
          <table:table-cell office:value-type="string">
            <text:p>660.600956</text:p>
          </table:table-cell>
          <table:table-cell office:value-type="string">
            <text:p>430.04681</text:p>
          </table:table-cell>
          <table:table-cell office:value-type="string">
            <text:p>649.70401</text:p>
          </table:table-cell>
          <table:table-cell office:value-type="string">
            <text:p>139.123504</text:p>
          </table:table-cell>
          <table:table-cell office:value-type="string">
            <text:p>274.143921</text:p>
          </table:table-cell>
          <table:table-cell office:value-type="string">
            <text:p>50.455944</text:p>
          </table:table-cell>
          <table:table-cell office:value-type="string">
            <text:p>594.136714</text:p>
          </table:table-cell>
          <table:table-cell office:value-type="string">
            <text:p>345.515182</text:p>
          </table:table-cell>
          <table:table-cell office:value-type="string">
            <text:p>256.597703</text:p>
          </table:table-cell>
          <table:table-cell office:value-type="string">
            <text:p>304.37217</text:p>
          </table:table-cell>
          <table:table-cell office:value-type="string">
            <text:p>105.302356</text:p>
          </table:table-cell>
          <table:table-cell office:value-type="string">
            <text:p>68.57066</text:p>
          </table:table-cell>
          <table:table-cell office:value-type="string">
            <text:p>3739.446427</text:p>
          </table:table-cell>
        </table:table-row>
        <table:table-row>
          <table:table-cell office:value-type="string">
            <text:p>c27</text:p>
          </table:table-cell>
          <table:table-cell office:value-type="string">
            <text:p>501.535399</text:p>
          </table:table-cell>
          <table:table-cell office:value-type="string">
            <text:p>420.760313</text:p>
          </table:table-cell>
          <table:table-cell office:value-type="string">
            <text:p>484.643027</text:p>
          </table:table-cell>
          <table:table-cell office:value-type="string">
            <text:p>115.974073</text:p>
          </table:table-cell>
          <table:table-cell office:value-type="string">
            <text:p>289.156664</text:p>
          </table:table-cell>
          <table:table-cell office:value-type="string">
            <text:p>45.922104</text:p>
          </table:table-cell>
          <table:table-cell office:value-type="string">
            <text:p>492.709686</text:p>
          </table:table-cell>
          <table:table-cell office:value-type="string">
            <text:p>271.074202</text:p>
          </table:table-cell>
          <table:table-cell office:value-type="string">
            <text:p>173.592156</text:p>
          </table:table-cell>
          <table:table-cell office:value-type="string">
            <text:p>233.281272</text:p>
          </table:table-cell>
          <table:table-cell office:value-type="string">
            <text:p>79.487687</text:p>
          </table:table-cell>
          <table:table-cell office:value-type="string">
            <text:p>49.616962</text:p>
          </table:table-cell>
          <table:table-cell office:value-type="string">
            <text:p>3041.779472</text:p>
          </table:table-cell>
        </table:table-row>
        <table:table-row>
          <table:table-cell office:value-type="string">
            <text:p>c28</text:p>
          </table:table-cell>
          <table:table-cell office:value-type="string">
            <text:p>578.627515</text:p>
          </table:table-cell>
          <table:table-cell office:value-type="string">
            <text:p>484.635537</text:p>
          </table:table-cell>
          <table:table-cell office:value-type="string">
            <text:p>589.950709</text:p>
          </table:table-cell>
          <table:table-cell office:value-type="string">
            <text:p>178.821502</text:p>
          </table:table-cell>
          <table:table-cell office:value-type="string">
            <text:p>334.378895</text:p>
          </table:table-cell>
          <table:table-cell office:value-type="string">
            <text:p>62.56329</text:p>
          </table:table-cell>
          <table:table-cell office:value-type="string">
            <text:p>572.814187</text:p>
          </table:table-cell>
          <table:table-cell office:value-type="string">
            <text:p>316.015323</text:p>
          </table:table-cell>
          <table:table-cell office:value-type="string">
            <text:p>210.336849</text:p>
          </table:table-cell>
          <table:table-cell office:value-type="string">
            <text:p>271.098318</text:p>
          </table:table-cell>
          <table:table-cell office:value-type="string">
            <text:p>132.857881</text:p>
          </table:table-cell>
          <table:table-cell office:value-type="string">
            <text:p>55.42647</text:p>
          </table:table-cell>
          <table:table-cell office:value-type="string">
            <text:p>3608.704976</text:p>
          </table:table-cell>
        </table:table-row>
        <table:table-row>
          <table:table-cell office:value-type="string">
            <text:p>c29</text:p>
          </table:table-cell>
          <table:table-cell office:value-type="string">
            <text:p>566.396941</text:p>
          </table:table-cell>
          <table:table-cell office:value-type="string">
            <text:p>465.883323</text:p>
          </table:table-cell>
          <table:table-cell office:value-type="string">
            <text:p>813.380167</text:p>
          </table:table-cell>
          <table:table-cell office:value-type="string">
            <text:p>166.439213</text:p>
          </table:table-cell>
          <table:table-cell office:value-type="string">
            <text:p>294.661419</text:p>
          </table:table-cell>
          <table:table-cell office:value-type="string">
            <text:p>57.72211</text:p>
          </table:table-cell>
          <table:table-cell office:value-type="string">
            <text:p>657.433582</text:p>
          </table:table-cell>
          <table:table-cell office:value-type="string">
            <text:p>327.374706</text:p>
          </table:table-cell>
          <table:table-cell office:value-type="string">
            <text:p>232.855479</text:p>
          </table:table-cell>
          <table:table-cell office:value-type="string">
            <text:p>272.900184</text:p>
          </table:table-cell>
          <table:table-cell office:value-type="string">
            <text:p>79.104555</text:p>
          </table:table-cell>
          <table:table-cell office:value-type="string">
            <text:p>62.713255</text:p>
          </table:table-cell>
          <table:table-cell office:value-type="string">
            <text:p>3830.425719</text:p>
          </table:table-cell>
        </table:table-row>
        <table:table-row>
          <table:table-cell office:value-type="string">
            <text:p>c30</text:p>
          </table:table-cell>
          <table:table-cell office:value-type="string">
            <text:p>450.235419</text:p>
          </table:table-cell>
          <table:table-cell office:value-type="string">
            <text:p>477.419161</text:p>
          </table:table-cell>
          <table:table-cell office:value-type="string">
            <text:p>706.873783</text:p>
          </table:table-cell>
          <table:table-cell office:value-type="string">
            <text:p>190.880942</text:p>
          </table:table-cell>
          <table:table-cell office:value-type="string">
            <text:p>336.950095</text:p>
          </table:table-cell>
          <table:table-cell office:value-type="string">
            <text:p>56.831803</text:p>
          </table:table-cell>
          <table:table-cell office:value-type="string">
            <text:p>609.353335</text:p>
          </table:table-cell>
          <table:table-cell office:value-type="string">
            <text:p>340.470579</text:p>
          </table:table-cell>
          <table:table-cell office:value-type="string">
            <text:p>242.249471</text:p>
          </table:table-cell>
          <table:table-cell office:value-type="string">
            <text:p>287.589996</text:p>
          </table:table-cell>
          <table:table-cell office:value-type="string">
            <text:p>135.322147</text:p>
          </table:table-cell>
          <table:table-cell office:value-type="string">
            <text:p>78.066586</text:p>
          </table:table-cell>
          <table:table-cell office:value-type="string">
            <text:p>3721.362374</text:p>
          </table:table-cell>
        </table:table-row>
        <table:table-row>
          <table:table-cell office:value-type="string">
            <text:p>c31</text:p>
          </table:table-cell>
          <table:table-cell office:value-type="string">
            <text:p>439.474427</text:p>
          </table:table-cell>
          <table:table-cell office:value-type="string">
            <text:p>437.701592</text:p>
          </table:table-cell>
          <table:table-cell office:value-type="string">
            <text:p>710.344273</text:p>
          </table:table-cell>
          <table:table-cell office:value-type="string">
            <text:p>171.094969</text:p>
          </table:table-cell>
          <table:table-cell office:value-type="string">
            <text:p>262.886536</text:p>
          </table:table-cell>
          <table:table-cell office:value-type="string">
            <text:p>52.855503</text:p>
          </table:table-cell>
          <table:table-cell office:value-type="string">
            <text:p>542.754741</text:p>
          </table:table-cell>
          <table:table-cell office:value-type="string">
            <text:p>249.163369</text:p>
          </table:table-cell>
          <table:table-cell office:value-type="string">
            <text:p>166.771318</text:p>
          </table:table-cell>
          <table:table-cell office:value-type="string">
            <text:p>215.155766</text:p>
          </table:table-cell>
          <table:table-cell office:value-type="string">
            <text:p>42.961763</text:p>
          </table:table-cell>
          <table:table-cell office:value-type="string">
            <text:p>53.701352</text:p>
          </table:table-cell>
          <table:table-cell office:value-type="string">
            <text:p>3173.77064</text:p>
          </table:table-cell>
        </table:table-row>
        <table:table-row>
          <table:table-cell office:value-type="string">
            <text:p>c32</text:p>
          </table:table-cell>
          <table:table-cell office:value-type="string">
            <text:p>528.953492</text:p>
          </table:table-cell>
          <table:table-cell office:value-type="string">
            <text:p>465.949984</text:p>
          </table:table-cell>
          <table:table-cell office:value-type="string">
            <text:p>753.878291</text:p>
          </table:table-cell>
          <table:table-cell office:value-type="string">
            <text:p>187.598573</text:p>
          </table:table-cell>
          <table:table-cell office:value-type="string">
            <text:p>295.301501</text:p>
          </table:table-cell>
          <table:table-cell office:value-type="string">
            <text:p>41.996812</text:p>
          </table:table-cell>
          <table:table-cell office:value-type="string">
            <text:p>644.704957</text:p>
          </table:table-cell>
          <table:table-cell office:value-type="string">
            <text:p>332.538894</text:p>
          </table:table-cell>
          <table:table-cell office:value-type="string">
            <text:p>257.670616</text:p>
          </table:table-cell>
          <table:table-cell office:value-type="string">
            <text:p>283.925008</text:p>
          </table:table-cell>
          <table:table-cell office:value-type="string">
            <text:p>91.28156</text:p>
          </table:table-cell>
          <table:table-cell office:value-type="string">
            <text:p>77.826994</text:p>
          </table:table-cell>
          <table:table-cell office:value-type="string">
            <text:p>3774.028108</text:p>
          </table:table-cell>
        </table:table-row>
        <table:table-row>
          <table:table-cell office:value-type="string">
            <text:p>c33</text:p>
          </table:table-cell>
          <table:table-cell office:value-type="string">
            <text:p>477.583163</text:p>
          </table:table-cell>
          <table:table-cell office:value-type="string">
            <text:p>420.636126</text:p>
          </table:table-cell>
          <table:table-cell office:value-type="string">
            <text:p>595.742622</text:p>
          </table:table-cell>
          <table:table-cell office:value-type="string">
            <text:p>166.348925</text:p>
          </table:table-cell>
          <table:table-cell office:value-type="string">
            <text:p>293.800103</text:p>
          </table:table-cell>
          <table:table-cell office:value-type="string">
            <text:p>57.698657</text:p>
          </table:table-cell>
          <table:table-cell office:value-type="string">
            <text:p>526.794501</text:p>
          </table:table-cell>
          <table:table-cell office:value-type="string">
            <text:p>275.374637</text:p>
          </table:table-cell>
          <table:table-cell office:value-type="string">
            <text:p>175.005953</text:p>
          </table:table-cell>
          <table:table-cell office:value-type="string">
            <text:p>233.3735</text:p>
          </table:table-cell>
          <table:table-cell office:value-type="string">
            <text:p>77.728578</text:p>
          </table:table-cell>
          <table:table-cell office:value-type="string">
            <text:p>53.225585</text:p>
          </table:table-cell>
          <table:table-cell office:value-type="string">
            <text:p>3186.963424</text:p>
          </table:table-cell>
        </table:table-row>
        <table:table-row>
          <table:table-cell office:value-type="string">
            <text:p>c34</text:p>
          </table:table-cell>
          <table:table-cell office:value-type="string">
            <text:p>504.214033</text:p>
          </table:table-cell>
          <table:table-cell office:value-type="string">
            <text:p>454.52998</text:p>
          </table:table-cell>
          <table:table-cell office:value-type="string">
            <text:p>645.973146</text:p>
          </table:table-cell>
          <table:table-cell office:value-type="string">
            <text:p>176.159761</text:p>
          </table:table-cell>
          <table:table-cell office:value-type="string">
            <text:p>268.714562</text:p>
          </table:table-cell>
          <table:table-cell office:value-type="string">
            <text:p>52.075345</text:p>
          </table:table-cell>
          <table:table-cell office:value-type="string">
            <text:p>596.370561</text:p>
          </table:table-cell>
          <table:table-cell office:value-type="string">
            <text:p>317.756399</text:p>
          </table:table-cell>
          <table:table-cell office:value-type="string">
            <text:p>249.73085</text:p>
          </table:table-cell>
          <table:table-cell office:value-type="string">
            <text:p>271.814094</text:p>
          </table:table-cell>
          <table:table-cell office:value-type="string">
            <text:p>100.949404</text:p>
          </table:table-cell>
          <table:table-cell office:value-type="string">
            <text:p>56.681177</text:p>
          </table:table-cell>
          <table:table-cell office:value-type="string">
            <text:p>3518.80955</text:p>
          </table:table-cell>
        </table:table-row>
        <table:table-row>
          <table:table-cell office:value-type="string">
            <text:p>c35</text:p>
          </table:table-cell>
          <table:table-cell office:value-type="string">
            <text:p>610.620322</text:p>
          </table:table-cell>
          <table:table-cell office:value-type="string">
            <text:p>486.366901</text:p>
          </table:table-cell>
          <table:table-cell office:value-type="string">
            <text:p>635.734948</text:p>
          </table:table-cell>
          <table:table-cell office:value-type="string">
            <text:p>174.908424</text:p>
          </table:table-cell>
          <table:table-cell office:value-type="string">
            <text:p>297.273955</text:p>
          </table:table-cell>
          <table:table-cell office:value-type="string">
            <text:p>54.731865</text:p>
          </table:table-cell>
          <table:table-cell office:value-type="string">
            <text:p>602.774083</text:p>
          </table:table-cell>
          <table:table-cell office:value-type="string">
            <text:p>327.791621</text:p>
          </table:table-cell>
          <table:table-cell office:value-type="string">
            <text:p>236.378978</text:p>
          </table:table-cell>
          <table:table-cell office:value-type="string">
            <text:p>286.286459</text:p>
          </table:table-cell>
          <table:table-cell office:value-type="string">
            <text:p>99.749251</text:p>
          </table:table-cell>
          <table:table-cell office:value-type="string">
            <text:p>63.84636</text:p>
          </table:table-cell>
          <table:table-cell office:value-type="string">
            <text:p>3701.554743</text:p>
          </table:table-cell>
        </table:table-row>
        <table:table-row>
          <table:table-cell office:value-type="string">
            <text:p>c36</text:p>
          </table:table-cell>
          <table:table-cell office:value-type="string">
            <text:p>455.349643</text:p>
          </table:table-cell>
          <table:table-cell office:value-type="string">
            <text:p>356.188739</text:p>
          </table:table-cell>
          <table:table-cell office:value-type="string">
            <text:p>488.091768</text:p>
          </table:table-cell>
          <table:table-cell office:value-type="string">
            <text:p>88.74628</text:p>
          </table:table-cell>
          <table:table-cell office:value-type="string">
            <text:p>265.586374</text:p>
          </table:table-cell>
          <table:table-cell office:value-type="string">
            <text:p>44.05733</text:p>
          </table:table-cell>
          <table:table-cell office:value-type="string">
            <text:p>449.634135</text:p>
          </table:table-cell>
          <table:table-cell office:value-type="string">
            <text:p>235.772477</text:p>
          </table:table-cell>
          <table:table-cell office:value-type="string">
            <text:p>151.566744</text:p>
          </table:table-cell>
          <table:table-cell office:value-type="string">
            <text:p>196.824877</text:p>
          </table:table-cell>
          <table:table-cell office:value-type="string">
            <text:p>93.378363</text:p>
          </table:table-cell>
          <table:table-cell office:value-type="string">
            <text:p>46.694226</text:p>
          </table:table-cell>
          <table:table-cell office:value-type="string">
            <text:p>2783.144676</text:p>
          </table:table-cell>
        </table:table-row>
        <table:table-row>
          <table:table-cell office:value-type="string">
            <text:p>c37</text:p>
          </table:table-cell>
          <table:table-cell office:value-type="string">
            <text:p>519.261467</text:p>
          </table:table-cell>
          <table:table-cell office:value-type="string">
            <text:p>504.899445</text:p>
          </table:table-cell>
          <table:table-cell office:value-type="string">
            <text:p>661.416723</text:p>
          </table:table-cell>
          <table:table-cell office:value-type="string">
            <text:p>165.067709</text:p>
          </table:table-cell>
          <table:table-cell office:value-type="string">
            <text:p>336.630694</text:p>
          </table:table-cell>
          <table:table-cell office:value-type="string">
            <text:p>42.549767</text:p>
          </table:table-cell>
          <table:table-cell office:value-type="string">
            <text:p>578.69748</text:p>
          </table:table-cell>
          <table:table-cell office:value-type="string">
            <text:p>296.406351</text:p>
          </table:table-cell>
          <table:table-cell office:value-type="string">
            <text:p>185.574671</text:p>
          </table:table-cell>
          <table:table-cell office:value-type="string">
            <text:p>246.606339</text:p>
          </table:table-cell>
          <table:table-cell office:value-type="string">
            <text:p>85.854824</text:p>
          </table:table-cell>
          <table:table-cell office:value-type="string">
            <text:p>57.265773</text:p>
          </table:table-cell>
          <table:table-cell office:value-type="string">
            <text:p>3515.163533</text:p>
          </table:table-cell>
        </table:table-row>
        <table:table-row>
          <table:table-cell office:value-type="string">
            <text:p>c38</text:p>
          </table:table-cell>
          <table:table-cell office:value-type="string">
            <text:p>524.284768</text:p>
          </table:table-cell>
          <table:table-cell office:value-type="string">
            <text:p>410.875873</text:p>
          </table:table-cell>
          <table:table-cell office:value-type="string">
            <text:p>671.190582</text:p>
          </table:table-cell>
          <table:table-cell office:value-type="string">
            <text:p>169.754075</text:p>
          </table:table-cell>
          <table:table-cell office:value-type="string">
            <text:p>268.127453</text:p>
          </table:table-cell>
          <table:table-cell office:value-type="string">
            <text:p>36.792381</text:p>
          </table:table-cell>
          <table:table-cell office:value-type="string">
            <text:p>547.208182</text:p>
          </table:table-cell>
          <table:table-cell office:value-type="string">
            <text:p>269.060668</text:p>
          </table:table-cell>
          <table:table-cell office:value-type="string">
            <text:p>191.649393</text:p>
          </table:table-cell>
          <table:table-cell office:value-type="string">
            <text:p>233.880589</text:p>
          </table:table-cell>
          <table:table-cell office:value-type="string">
            <text:p>64.184465</text:p>
          </table:table-cell>
          <table:table-cell office:value-type="string">
            <text:p>57.683293</text:p>
          </table:table-cell>
          <table:table-cell office:value-type="string">
            <text:p>3274.937647</text:p>
          </table:table-cell>
        </table:table-row>
        <table:table-row>
          <table:table-cell office:value-type="string">
            <text:p>c39</text:p>
          </table:table-cell>
          <table:table-cell office:value-type="string">
            <text:p>499.117065</text:p>
          </table:table-cell>
          <table:table-cell office:value-type="string">
            <text:p>396.205343</text:p>
          </table:table-cell>
          <table:table-cell office:value-type="string">
            <text:p>730.020168</text:p>
          </table:table-cell>
          <table:table-cell office:value-type="string">
            <text:p>186.513297</text:p>
          </table:table-cell>
          <table:table-cell office:value-type="string">
            <text:p>274.485526</text:p>
          </table:table-cell>
          <table:table-cell office:value-type="string">
            <text:p>48.216258</text:p>
          </table:table-cell>
          <table:table-cell office:value-type="string">
            <text:p>626.771582</text:p>
          </table:table-cell>
          <table:table-cell office:value-type="string">
            <text:p>343.929371</text:p>
          </table:table-cell>
          <table:table-cell office:value-type="string">
            <text:p>285.050515</text:p>
          </table:table-cell>
          <table:table-cell office:value-type="string">
            <text:p>286.5304</text:p>
          </table:table-cell>
          <table:table-cell office:value-type="string">
            <text:p>87.820163</text:p>
          </table:table-cell>
          <table:table-cell office:value-type="string">
            <text:p>60.446413</text:p>
          </table:table-cell>
          <table:table-cell office:value-type="string">
            <text:p>3638.592804</text:p>
          </table:table-cell>
        </table:table-row>
        <table:table-row>
          <table:table-cell office:value-type="string">
            <text:p>c40</text:p>
          </table:table-cell>
          <table:table-cell office:value-type="string">
            <text:p>426.837317</text:p>
          </table:table-cell>
          <table:table-cell office:value-type="string">
            <text:p>396.086989</text:p>
          </table:table-cell>
          <table:table-cell office:value-type="string">
            <text:p>589.693051</text:p>
          </table:table-cell>
          <table:table-cell office:value-type="string">
            <text:p>129.880867</text:p>
          </table:table-cell>
          <table:table-cell office:value-type="string">
            <text:p>248.338127</text:p>
          </table:table-cell>
          <table:table-cell office:value-type="string">
            <text:p>35.97245</text:p>
          </table:table-cell>
          <table:table-cell office:value-type="string">
            <text:p>491.430018</text:p>
          </table:table-cell>
          <table:table-cell office:value-type="string">
            <text:p>255.505558</text:p>
          </table:table-cell>
          <table:table-cell office:value-type="string">
            <text:p>157.720047</text:p>
          </table:table-cell>
          <table:table-cell office:value-type="string">
            <text:p>214.80926</text:p>
          </table:table-cell>
          <table:table-cell office:value-type="string">
            <text:p>106.271075</text:p>
          </table:table-cell>
          <table:table-cell office:value-type="string">
            <text:p>64.03213</text:p>
          </table:table-cell>
          <table:table-cell office:value-type="string">
            <text:p>2986.696022</text:p>
          </table:table-cell>
        </table:table-row>
        <table:table-row>
          <table:table-cell office:value-type="string">
            <text:p>c41</text:p>
          </table:table-cell>
          <table:table-cell office:value-type="string">
            <text:p>488.253285</text:p>
          </table:table-cell>
          <table:table-cell office:value-type="string">
            <text:p>500.052156</text:p>
          </table:table-cell>
          <table:table-cell office:value-type="string">
            <text:p>617.798067</text:p>
          </table:table-cell>
          <table:table-cell office:value-type="string">
            <text:p>150.743154</text:p>
          </table:table-cell>
          <table:table-cell office:value-type="string">
            <text:p>310.948149</text:p>
          </table:table-cell>
          <table:table-cell office:value-type="string">
            <text:p>58.639987</text:p>
          </table:table-cell>
          <table:table-cell office:value-type="string">
            <text:p>569.284516</text:p>
          </table:table-cell>
          <table:table-cell office:value-type="string">
            <text:p>288.057733</text:p>
          </table:table-cell>
          <table:table-cell office:value-type="string">
            <text:p>187.068979</text:p>
          </table:table-cell>
          <table:table-cell office:value-type="string">
            <text:p>244.618826</text:p>
          </table:table-cell>
          <table:table-cell office:value-type="string">
            <text:p>110.503705</text:p>
          </table:table-cell>
          <table:table-cell office:value-type="string">
            <text:p>66.97458</text:p>
          </table:table-cell>
          <table:table-cell office:value-type="string">
            <text:p>3442.199985</text:p>
          </table:table-cell>
        </table:table-row>
        <table:table-row>
          <table:table-cell office:value-type="string">
            <text:p>c42</text:p>
          </table:table-cell>
          <table:table-cell office:value-type="string">
            <text:p>457.735552</text:p>
          </table:table-cell>
          <table:table-cell office:value-type="string">
            <text:p>379.012698</text:p>
          </table:table-cell>
          <table:table-cell office:value-type="string">
            <text:p>608.632497</text:p>
          </table:table-cell>
          <table:table-cell office:value-type="string">
            <text:p>146.623922</text:p>
          </table:table-cell>
          <table:table-cell office:value-type="string">
            <text:p>250.24229</text:p>
          </table:table-cell>
          <table:table-cell office:value-type="string">
            <text:p>52.010632</text:p>
          </table:table-cell>
          <table:table-cell office:value-type="string">
            <text:p>542.580696</text:p>
          </table:table-cell>
          <table:table-cell office:value-type="string">
            <text:p>302.86615</text:p>
          </table:table-cell>
          <table:table-cell office:value-type="string">
            <text:p>217.564997</text:p>
          </table:table-cell>
          <table:table-cell office:value-type="string">
            <text:p>263.847194</text:p>
          </table:table-cell>
          <table:table-cell office:value-type="string">
            <text:p>84.253234</text:p>
          </table:table-cell>
          <table:table-cell office:value-type="string">
            <text:p>60.184068</text:p>
          </table:table-cell>
          <table:table-cell office:value-type="string">
            <text:p>3218.930009</text:p>
          </table:table-cell>
        </table:table-row>
        <table:table-row>
          <table:table-cell office:value-type="string">
            <text:p>c43</text:p>
          </table:table-cell>
          <table:table-cell office:value-type="string">
            <text:p>542.291373</text:p>
          </table:table-cell>
          <table:table-cell office:value-type="string">
            <text:p>485.257621</text:p>
          </table:table-cell>
          <table:table-cell office:value-type="string">
            <text:p>595.728317</text:p>
          </table:table-cell>
          <table:table-cell office:value-type="string">
            <text:p>136.615032</text:p>
          </table:table-cell>
          <table:table-cell office:value-type="string">
            <text:p>379.213891</text:p>
          </table:table-cell>
          <table:table-cell office:value-type="string">
            <text:p>67.242485</text:p>
          </table:table-cell>
          <table:table-cell office:value-type="string">
            <text:p>593.752147</text:p>
          </table:table-cell>
          <table:table-cell office:value-type="string">
            <text:p>317.170339</text:p>
          </table:table-cell>
          <table:table-cell office:value-type="string">
            <text:p>194.57314</text:p>
          </table:table-cell>
          <table:table-cell office:value-type="string">
            <text:p>267.869666</text:p>
          </table:table-cell>
          <table:table-cell office:value-type="string">
            <text:p>91.509997</text:p>
          </table:table-cell>
          <table:table-cell office:value-type="string">
            <text:p>60.696505</text:p>
          </table:table-cell>
          <table:table-cell office:value-type="string">
            <text:p>3595.30548</text:p>
          </table:table-cell>
        </table:table-row>
        <table:table-row>
          <table:table-cell office:value-type="string">
            <text:p>c44</text:p>
          </table:table-cell>
          <table:table-cell office:value-type="string">
            <text:p>561.105332</text:p>
          </table:table-cell>
          <table:table-cell office:value-type="string">
            <text:p>395.703937</text:p>
          </table:table-cell>
          <table:table-cell office:value-type="string">
            <text:p>622.558906</text:p>
          </table:table-cell>
          <table:table-cell office:value-type="string">
            <text:p>182.313556</text:p>
          </table:table-cell>
          <table:table-cell office:value-type="string">
            <text:p>329.144859</text:p>
          </table:table-cell>
          <table:table-cell office:value-type="string">
            <text:p>61.42129</text:p>
          </table:table-cell>
          <table:table-cell office:value-type="string">
            <text:p>566.99501</text:p>
          </table:table-cell>
          <table:table-cell office:value-type="string">
            <text:p>294.773068</text:p>
          </table:table-cell>
          <table:table-cell office:value-type="string">
            <text:p>183.76101</text:p>
          </table:table-cell>
          <table:table-cell office:value-type="string">
            <text:p>254.289126</text:p>
          </table:table-cell>
          <table:table-cell office:value-type="string">
            <text:p>93.474609</text:p>
          </table:table-cell>
          <table:table-cell office:value-type="string">
            <text:p>61.009926</text:p>
          </table:table-cell>
          <table:table-cell office:value-type="string">
            <text:p>3424.237073</text:p>
          </table:table-cell>
        </table:table-row>
        <table:table-row>
          <table:table-cell office:value-type="string">
            <text:p>c45</text:p>
          </table:table-cell>
          <table:table-cell office:value-type="string">
            <text:p>534.325995</text:p>
          </table:table-cell>
          <table:table-cell office:value-type="string">
            <text:p>413.171182</text:p>
          </table:table-cell>
          <table:table-cell office:value-type="string">
            <text:p>705.951936</text:p>
          </table:table-cell>
          <table:table-cell office:value-type="string">
            <text:p>130.623624</text:p>
          </table:table-cell>
          <table:table-cell office:value-type="string">
            <text:p>265.111523</text:p>
          </table:table-cell>
          <table:table-cell office:value-type="string">
            <text:p>57.654819</text:p>
          </table:table-cell>
          <table:table-cell office:value-type="string">
            <text:p>597.639882</text:p>
          </table:table-cell>
          <table:table-cell office:value-type="string">
            <text:p>332.344973</text:p>
          </table:table-cell>
          <table:table-cell office:value-type="string">
            <text:p>241.289054</text:p>
          </table:table-cell>
          <table:table-cell office:value-type="string">
            <text:p>278.547768</text:p>
          </table:table-cell>
          <table:table-cell office:value-type="string">
            <text:p>105.197364</text:p>
          </table:table-cell>
          <table:table-cell office:value-type="string">
            <text:p>63.948094</text:p>
          </table:table-cell>
          <table:table-cell office:value-type="string">
            <text:p>3595.182591</text:p>
          </table:table-cell>
        </table:table-row>
        <table:table-row>
          <table:table-cell office:value-type="string">
            <text:p>c47</text:p>
          </table:table-cell>
          <table:table-cell office:value-type="string">
            <text:p>591.782226</text:p>
          </table:table-cell>
          <table:table-cell office:value-type="string">
            <text:p>540.073903</text:p>
          </table:table-cell>
          <table:table-cell office:value-type="string">
            <text:p>778.214335</text:p>
          </table:table-cell>
          <table:table-cell office:value-type="string">
            <text:p>201.797769</text:p>
          </table:table-cell>
          <table:table-cell office:value-type="string">
            <text:p>333.532915</text:p>
          </table:table-cell>
          <table:table-cell office:value-type="string">
            <text:p>56.247438</text:p>
          </table:table-cell>
          <table:table-cell office:value-type="string">
            <text:p>672.664452</text:p>
          </table:table-cell>
          <table:table-cell office:value-type="string">
            <text:p>336.26864</text:p>
          </table:table-cell>
          <table:table-cell office:value-type="string">
            <text:p>226.455143</text:p>
          </table:table-cell>
          <table:table-cell office:value-type="string">
            <text:p>289.084783</text:p>
          </table:table-cell>
          <table:table-cell office:value-type="string">
            <text:p>98.178314</text:p>
          </table:table-cell>
          <table:table-cell office:value-type="string">
            <text:p>64.323776</text:p>
          </table:table-cell>
          <table:table-cell office:value-type="string">
            <text:p>3986.825924</text:p>
          </table:table-cell>
        </table:table-row>
        <table:table-row>
          <table:table-cell office:value-type="string">
            <text:p>c48</text:p>
          </table:table-cell>
          <table:table-cell office:value-type="string">
            <text:p>549.289625</text:p>
          </table:table-cell>
          <table:table-cell office:value-type="string">
            <text:p>508.42139</text:p>
          </table:table-cell>
          <table:table-cell office:value-type="string">
            <text:p>746.827374</text:p>
          </table:table-cell>
          <table:table-cell office:value-type="string">
            <text:p>181.800062</text:p>
          </table:table-cell>
          <table:table-cell office:value-type="string">
            <text:p>362.532111</text:p>
          </table:table-cell>
          <table:table-cell office:value-type="string">
            <text:p>67.677015</text:p>
          </table:table-cell>
          <table:table-cell office:value-type="string">
            <text:p>654.513464</text:p>
          </table:table-cell>
          <table:table-cell office:value-type="string">
            <text:p>328.483203</text:p>
          </table:table-cell>
          <table:table-cell office:value-type="string">
            <text:p>210.766078</text:p>
          </table:table-cell>
          <table:table-cell office:value-type="string">
            <text:p>278.729196</text:p>
          </table:table-cell>
          <table:table-cell office:value-type="string">
            <text:p>86.666124</text:p>
          </table:table-cell>
          <table:table-cell office:value-type="string">
            <text:p>53.951611</text:p>
          </table:table-cell>
          <table:table-cell office:value-type="string">
            <text:p>3847.857191</text:p>
          </table:table-cell>
        </table:table-row>
        <table:table-row>
          <table:table-cell office:value-type="string">
            <text:p>c49</text:p>
          </table:table-cell>
          <table:table-cell office:value-type="string">
            <text:p>539.331734</text:p>
          </table:table-cell>
          <table:table-cell office:value-type="string">
            <text:p>501.755101</text:p>
          </table:table-cell>
          <table:table-cell office:value-type="string">
            <text:p>797.33127</text:p>
          </table:table-cell>
          <table:table-cell office:value-type="string">
            <text:p>162.865088</text:p>
          </table:table-cell>
          <table:table-cell office:value-type="string">
            <text:p>295.897513</text:p>
          </table:table-cell>
          <table:table-cell office:value-type="string">
            <text:p>70.763893</text:p>
          </table:table-cell>
          <table:table-cell office:value-type="string">
            <text:p>699.144575</text:p>
          </table:table-cell>
          <table:table-cell office:value-type="string">
            <text:p>407.168675</text:p>
          </table:table-cell>
          <table:table-cell office:value-type="string">
            <text:p>290.9685</text:p>
          </table:table-cell>
          <table:table-cell office:value-type="string">
            <text:p>352.17307</text:p>
          </table:table-cell>
          <table:table-cell office:value-type="string">
            <text:p>104.406244</text:p>
          </table:table-cell>
          <table:table-cell office:value-type="string">
            <text:p>87.941301</text:p>
          </table:table-cell>
          <table:table-cell office:value-type="string">
            <text:p>4146.881875</text:p>
          </table:table-cell>
        </table:table-row>
        <table:table-row>
          <table:table-cell office:value-type="string">
            <text:p>c50</text:p>
          </table:table-cell>
          <table:table-cell office:value-type="string">
            <text:p>481.725942</text:p>
          </table:table-cell>
          <table:table-cell office:value-type="string">
            <text:p>455.272977</text:p>
          </table:table-cell>
          <table:table-cell office:value-type="string">
            <text:p>658.316933</text:p>
          </table:table-cell>
          <table:table-cell office:value-type="string">
            <text:p>157.621416</text:p>
          </table:table-cell>
          <table:table-cell office:value-type="string">
            <text:p>281.793849</text:p>
          </table:table-cell>
          <table:table-cell office:value-type="string">
            <text:p>57.516774</text:p>
          </table:table-cell>
          <table:table-cell office:value-type="string">
            <text:p>579.748456</text:p>
          </table:table-cell>
          <table:table-cell office:value-type="string">
            <text:p>303.393713</text:p>
          </table:table-cell>
          <table:table-cell office:value-type="string">
            <text:p>197.259215</text:p>
          </table:table-cell>
          <table:table-cell office:value-type="string">
            <text:p>254.593319</text:p>
          </table:table-cell>
          <table:table-cell office:value-type="string">
            <text:p>96.641377</text:p>
          </table:table-cell>
          <table:table-cell office:value-type="string">
            <text:p>49.767146</text:p>
          </table:table-cell>
          <table:table-cell office:value-type="string">
            <text:p>3416.029703</text:p>
          </table:table-cell>
        </table:table-row>
        <table:table-row>
          <table:table-cell office:value-type="string">
            <text:p>c51</text:p>
          </table:table-cell>
          <table:table-cell office:value-type="string">
            <text:p>486.003734</text:p>
          </table:table-cell>
          <table:table-cell office:value-type="string">
            <text:p>481.91375</text:p>
          </table:table-cell>
          <table:table-cell office:value-type="string">
            <text:p>682.272374</text:p>
          </table:table-cell>
          <table:table-cell office:value-type="string">
            <text:p>174.014392</text:p>
          </table:table-cell>
          <table:table-cell office:value-type="string">
            <text:p>309.839972</text:p>
          </table:table-cell>
          <table:table-cell office:value-type="string">
            <text:p>56.256394</text:p>
          </table:table-cell>
          <table:table-cell office:value-type="string">
            <text:p>589.945849</text:p>
          </table:table-cell>
          <table:table-cell office:value-type="string">
            <text:p>324.506249</text:p>
          </table:table-cell>
          <table:table-cell office:value-type="string">
            <text:p>211.795287</text:p>
          </table:table-cell>
          <table:table-cell office:value-type="string">
            <text:p>278.722673</text:p>
          </table:table-cell>
          <table:table-cell office:value-type="string">
            <text:p>95.041403</text:p>
          </table:table-cell>
          <table:table-cell office:value-type="string">
            <text:p>63.756819</text:p>
          </table:table-cell>
          <table:table-cell office:value-type="string">
            <text:p>3580.054504</text:p>
          </table:table-cell>
        </table:table-row>
        <table:table-row>
          <table:table-cell office:value-type="string">
            <text:p>c52</text:p>
          </table:table-cell>
          <table:table-cell office:value-type="string">
            <text:p>594.801631</text:p>
          </table:table-cell>
          <table:table-cell office:value-type="string">
            <text:p>507.151523</text:p>
          </table:table-cell>
          <table:table-cell office:value-type="string">
            <text:p>687.406925</text:p>
          </table:table-cell>
          <table:table-cell office:value-type="string">
            <text:p>215.464047</text:p>
          </table:table-cell>
          <table:table-cell office:value-type="string">
            <text:p>278.027282</text:p>
          </table:table-cell>
          <table:table-cell office:value-type="string">
            <text:p>54.738428</text:p>
          </table:table-cell>
          <table:table-cell office:value-type="string">
            <text:p>649.899496</text:p>
          </table:table-cell>
          <table:table-cell office:value-type="string">
            <text:p>350.884467</text:p>
          </table:table-cell>
          <table:table-cell office:value-type="string">
            <text:p>267.77259</text:p>
          </table:table-cell>
          <table:table-cell office:value-type="string">
            <text:p>310.79353</text:p>
          </table:table-cell>
          <table:table-cell office:value-type="string">
            <text:p>112.308446</text:p>
          </table:table-cell>
          <table:table-cell office:value-type="string">
            <text:p>50.817212</text:p>
          </table:table-cell>
          <table:table-cell office:value-type="string">
            <text:p>3864.60153</text:p>
          </table:table-cell>
        </table:table-row>
        <table:table-row>
          <table:table-cell office:value-type="string">
            <text:p>c53</text:p>
          </table:table-cell>
          <table:table-cell office:value-type="string">
            <text:p>619.743074</text:p>
          </table:table-cell>
          <table:table-cell office:value-type="string">
            <text:p>447.878236</text:p>
          </table:table-cell>
          <table:table-cell office:value-type="string">
            <text:p>653.603345</text:p>
          </table:table-cell>
          <table:table-cell office:value-type="string">
            <text:p>224.212775</text:p>
          </table:table-cell>
          <table:table-cell office:value-type="string">
            <text:p>288.399298</text:p>
          </table:table-cell>
          <table:table-cell office:value-type="string">
            <text:p>41.463362</text:p>
          </table:table-cell>
          <table:table-cell office:value-type="string">
            <text:p>553.408646</text:p>
          </table:table-cell>
          <table:table-cell office:value-type="string">
            <text:p>255.472878</text:p>
          </table:table-cell>
          <table:table-cell office:value-type="string">
            <text:p>183.96789</text:p>
          </table:table-cell>
          <table:table-cell office:value-type="string">
            <text:p>228.977254</text:p>
          </table:table-cell>
          <table:table-cell office:value-type="string">
            <text:p>75.627194</text:p>
          </table:table-cell>
          <table:table-cell office:value-type="string">
            <text:p>44.93679</text:p>
          </table:table-cell>
          <table:table-cell office:value-type="string">
            <text:p>3393.477966</text:p>
          </table:table-cell>
        </table:table-row>
        <table:table-row>
          <table:table-cell office:value-type="string">
            <text:p>c54</text:p>
          </table:table-cell>
          <table:table-cell office:value-type="string">
            <text:p>543.784059</text:p>
          </table:table-cell>
          <table:table-cell office:value-type="string">
            <text:p>411.819874</text:p>
          </table:table-cell>
          <table:table-cell office:value-type="string">
            <text:p>609.811783</text:p>
          </table:table-cell>
          <table:table-cell office:value-type="string">
            <text:p>149.609526</text:p>
          </table:table-cell>
          <table:table-cell office:value-type="string">
            <text:p>311.112839</text:p>
          </table:table-cell>
          <table:table-cell office:value-type="string">
            <text:p>53.108533</text:p>
          </table:table-cell>
          <table:table-cell office:value-type="string">
            <text:p>575.889295</text:p>
          </table:table-cell>
          <table:table-cell office:value-type="string">
            <text:p>306.680409</text:p>
          </table:table-cell>
          <table:table-cell office:value-type="string">
            <text:p>227.980094</text:p>
          </table:table-cell>
          <table:table-cell office:value-type="string">
            <text:p>266.950493</text:p>
          </table:table-cell>
          <table:table-cell office:value-type="string">
            <text:p>64.433858</text:p>
          </table:table-cell>
          <table:table-cell office:value-type="string">
            <text:p>44.697563</text:p>
          </table:table-cell>
          <table:table-cell office:value-type="string">
            <text:p>3416.268801</text:p>
          </table:table-cell>
        </table:table-row>
        <table:table-row>
          <table:table-cell office:value-type="string">
            <text:p>c55</text:p>
          </table:table-cell>
          <table:table-cell office:value-type="string">
            <text:p>583.80772</text:p>
          </table:table-cell>
          <table:table-cell office:value-type="string">
            <text:p>416.88862</text:p>
          </table:table-cell>
          <table:table-cell office:value-type="string">
            <text:p>570.815785</text:p>
          </table:table-cell>
          <table:table-cell office:value-type="string">
            <text:p>132.501567</text:p>
          </table:table-cell>
          <table:table-cell office:value-type="string">
            <text:p>326.225285</text:p>
          </table:table-cell>
          <table:table-cell office:value-type="string">
            <text:p>72.44771</text:p>
          </table:table-cell>
          <table:table-cell office:value-type="string">
            <text:p>547.620005</text:p>
          </table:table-cell>
          <table:table-cell office:value-type="string">
            <text:p>275.706367</text:p>
          </table:table-cell>
          <table:table-cell office:value-type="string">
            <text:p>181.301374</text:p>
          </table:table-cell>
          <table:table-cell office:value-type="string">
            <text:p>229.564079</text:p>
          </table:table-cell>
          <table:table-cell office:value-type="string">
            <text:p>82.304763</text:p>
          </table:table-cell>
          <table:table-cell office:value-type="string">
            <text:p>50.725396</text:p>
          </table:table-cell>
          <table:table-cell office:value-type="string">
            <text:p>3337.407104</text:p>
          </table:table-cell>
        </table:table-row>
        <table:table-row>
          <table:table-cell office:value-type="string">
            <text:p>c56</text:p>
          </table:table-cell>
          <table:table-cell office:value-type="string">
            <text:p>572.252299</text:p>
          </table:table-cell>
          <table:table-cell office:value-type="string">
            <text:p>443.579067</text:p>
          </table:table-cell>
          <table:table-cell office:value-type="string">
            <text:p>662.437674</text:p>
          </table:table-cell>
          <table:table-cell office:value-type="string">
            <text:p>154.211092</text:p>
          </table:table-cell>
          <table:table-cell office:value-type="string">
            <text:p>316.778696</text:p>
          </table:table-cell>
          <table:table-cell office:value-type="string">
            <text:p>56.790647</text:p>
          </table:table-cell>
          <table:table-cell office:value-type="string">
            <text:p>606.917775</text:p>
          </table:table-cell>
          <table:table-cell office:value-type="string">
            <text:p>306.923722</text:p>
          </table:table-cell>
          <table:table-cell office:value-type="string">
            <text:p>219.67163</text:p>
          </table:table-cell>
          <table:table-cell office:value-type="string">
            <text:p>260.175631</text:p>
          </table:table-cell>
          <table:table-cell office:value-type="string">
            <text:p>58.692089</text:p>
          </table:table-cell>
          <table:table-cell office:value-type="string">
            <text:p>52.776208</text:p>
          </table:table-cell>
          <table:table-cell office:value-type="string">
            <text:p>3556.995438</text:p>
          </table:table-cell>
        </table:table-row>
        <table:table-row>
          <table:table-cell office:value-type="string">
            <text:p>c58</text:p>
          </table:table-cell>
          <table:table-cell office:value-type="string">
            <text:p>535.559288</text:p>
          </table:table-cell>
          <table:table-cell office:value-type="string">
            <text:p>399.041622</text:p>
          </table:table-cell>
          <table:table-cell office:value-type="string">
            <text:p>617.546524</text:p>
          </table:table-cell>
          <table:table-cell office:value-type="string">
            <text:p>115.113345</text:p>
          </table:table-cell>
          <table:table-cell office:value-type="string">
            <text:p>298.807819</text:p>
          </table:table-cell>
          <table:table-cell office:value-type="string">
            <text:p>55.304872</text:p>
          </table:table-cell>
          <table:table-cell office:value-type="string">
            <text:p>554.85179</text:p>
          </table:table-cell>
          <table:table-cell office:value-type="string">
            <text:p>290.209268</text:p>
          </table:table-cell>
          <table:table-cell office:value-type="string">
            <text:p>178.383895</text:p>
          </table:table-cell>
          <table:table-cell office:value-type="string">
            <text:p>240.378636</text:p>
          </table:table-cell>
          <table:table-cell office:value-type="string">
            <text:p>87.023407</text:p>
          </table:table-cell>
          <table:table-cell office:value-type="string">
            <text:p>45.682774</text:p>
          </table:table-cell>
          <table:table-cell office:value-type="string">
            <text:p>3302.789895</text:p>
          </table:table-cell>
        </table:table-row>
        <table:table-row>
          <table:table-cell office:value-type="string">
            <text:p>c59</text:p>
          </table:table-cell>
          <table:table-cell office:value-type="string">
            <text:p>573.873835</text:p>
          </table:table-cell>
          <table:table-cell office:value-type="string">
            <text:p>480.01577</text:p>
          </table:table-cell>
          <table:table-cell office:value-type="string">
            <text:p>679.48856</text:p>
          </table:table-cell>
          <table:table-cell office:value-type="string">
            <text:p>145.077998</text:p>
          </table:table-cell>
          <table:table-cell office:value-type="string">
            <text:p>322.071425</text:p>
          </table:table-cell>
          <table:table-cell office:value-type="string">
            <text:p>65.709032</text:p>
          </table:table-cell>
          <table:table-cell office:value-type="string">
            <text:p>597.912483</text:p>
          </table:table-cell>
          <table:table-cell office:value-type="string">
            <text:p>297.370251</text:p>
          </table:table-cell>
          <table:table-cell office:value-type="string">
            <text:p>204.923454</text:p>
          </table:table-cell>
          <table:table-cell office:value-type="string">
            <text:p>251.645502</text:p>
          </table:table-cell>
          <table:table-cell office:value-type="string">
            <text:p>82.893994</text:p>
          </table:table-cell>
          <table:table-cell office:value-type="string">
            <text:p>57.808289</text:p>
          </table:table-cell>
          <table:table-cell office:value-type="string">
            <text:p>3613.712595</text:p>
          </table:table-cell>
        </table:table-row>
        <table:table-row>
          <table:table-cell office:value-type="string">
            <text:p>c60</text:p>
          </table:table-cell>
          <table:table-cell office:value-type="string">
            <text:p>540.108576</text:p>
          </table:table-cell>
          <table:table-cell office:value-type="string">
            <text:p>421.313839</text:p>
          </table:table-cell>
          <table:table-cell office:value-type="string">
            <text:p>660.483761</text:p>
          </table:table-cell>
          <table:table-cell office:value-type="string">
            <text:p>199.369501</text:p>
          </table:table-cell>
          <table:table-cell office:value-type="string">
            <text:p>324.73977</text:p>
          </table:table-cell>
          <table:table-cell office:value-type="string">
            <text:p>60.537355</text:p>
          </table:table-cell>
          <table:table-cell office:value-type="string">
            <text:p>549.524903</text:p>
          </table:table-cell>
          <table:table-cell office:value-type="string">
            <text:p>275.204066</text:p>
          </table:table-cell>
          <table:table-cell office:value-type="string">
            <text:p>192.485951</text:p>
          </table:table-cell>
          <table:table-cell office:value-type="string">
            <text:p>249.086004</text:p>
          </table:table-cell>
          <table:table-cell office:value-type="string">
            <text:p>78.689581</text:p>
          </table:table-cell>
          <table:table-cell office:value-type="string">
            <text:p>47.541986</text:p>
          </table:table-cell>
          <table:table-cell office:value-type="string">
            <text:p>3399.715791</text:p>
          </table:table-cell>
        </table:table-row>
        <table:table-row>
          <table:table-cell office:value-type="string">
            <text:p>c61</text:p>
          </table:table-cell>
          <table:table-cell office:value-type="string">
            <text:p>431.016142</text:p>
          </table:table-cell>
          <table:table-cell office:value-type="string">
            <text:p>434.344151</text:p>
          </table:table-cell>
          <table:table-cell office:value-type="string">
            <text:p>663.635698</text:p>
          </table:table-cell>
          <table:table-cell office:value-type="string">
            <text:p>154.600009</text:p>
          </table:table-cell>
          <table:table-cell office:value-type="string">
            <text:p>344.352354</text:p>
          </table:table-cell>
          <table:table-cell office:value-type="string">
            <text:p>58.848311</text:p>
          </table:table-cell>
          <table:table-cell office:value-type="string">
            <text:p>604.717909</text:p>
          </table:table-cell>
          <table:table-cell office:value-type="string">
            <text:p>368.522865</text:p>
          </table:table-cell>
          <table:table-cell office:value-type="string">
            <text:p>232.86411</text:p>
          </table:table-cell>
          <table:table-cell office:value-type="string">
            <text:p>302.656394</text:p>
          </table:table-cell>
          <table:table-cell office:value-type="string">
            <text:p>114.695915</text:p>
          </table:table-cell>
          <table:table-cell office:value-type="string">
            <text:p>60.739863</text:p>
          </table:table-cell>
          <table:table-cell office:value-type="string">
            <text:p>3616.393713</text:p>
          </table:table-cell>
        </table:table-row>
        <table:table-row>
          <table:table-cell office:value-type="string">
            <text:p>c62</text:p>
          </table:table-cell>
          <table:table-cell office:value-type="string">
            <text:p>490.17471</text:p>
          </table:table-cell>
          <table:table-cell office:value-type="string">
            <text:p>450.443994</text:p>
          </table:table-cell>
          <table:table-cell office:value-type="string">
            <text:p>617.334408</text:p>
          </table:table-cell>
          <table:table-cell office:value-type="string">
            <text:p>157.942141</text:p>
          </table:table-cell>
          <table:table-cell office:value-type="string">
            <text:p>333.165643</text:p>
          </table:table-cell>
          <table:table-cell office:value-type="string">
            <text:p>63.854214</text:p>
          </table:table-cell>
          <table:table-cell office:value-type="string">
            <text:p>571.107388</text:p>
          </table:table-cell>
          <table:table-cell office:value-type="string">
            <text:p>305.814672</text:p>
          </table:table-cell>
          <table:table-cell office:value-type="string">
            <text:p>194.730573</text:p>
          </table:table-cell>
          <table:table-cell office:value-type="string">
            <text:p>256.430554</text:p>
          </table:table-cell>
          <table:table-cell office:value-type="string">
            <text:p>66.973011</text:p>
          </table:table-cell>
          <table:table-cell office:value-type="string">
            <text:p>47.858771</text:p>
          </table:table-cell>
          <table:table-cell office:value-type="string">
            <text:p>3397.887937</text:p>
          </table:table-cell>
        </table:table-row>
        <table:table-row>
          <table:table-cell office:value-type="string">
            <text:p>c63</text:p>
          </table:table-cell>
          <table:table-cell office:value-type="string">
            <text:p>454.758187</text:p>
          </table:table-cell>
          <table:table-cell office:value-type="string">
            <text:p>429.032765</text:p>
          </table:table-cell>
          <table:table-cell office:value-type="string">
            <text:p>635.656633</text:p>
          </table:table-cell>
          <table:table-cell office:value-type="string">
            <text:p>149.738433</text:p>
          </table:table-cell>
          <table:table-cell office:value-type="string">
            <text:p>270.878214</text:p>
          </table:table-cell>
          <table:table-cell office:value-type="string">
            <text:p>56.475485</text:p>
          </table:table-cell>
          <table:table-cell office:value-type="string">
            <text:p>566.377498</text:p>
          </table:table-cell>
          <table:table-cell office:value-type="string">
            <text:p>307.286215</text:p>
          </table:table-cell>
          <table:table-cell office:value-type="string">
            <text:p>229.989636</text:p>
          </table:table-cell>
          <table:table-cell office:value-type="string">
            <text:p>263.892398</text:p>
          </table:table-cell>
          <table:table-cell office:value-type="string">
            <text:p>69.048999</text:p>
          </table:table-cell>
          <table:table-cell office:value-type="string">
            <text:p>57.264003</text:p>
          </table:table-cell>
          <table:table-cell office:value-type="string">
            <text:p>3340.660034</text:p>
          </table:table-cell>
        </table:table-row>
        <table:table-row>
          <table:table-cell office:value-type="string">
            <text:p>c64</text:p>
          </table:table-cell>
          <table:table-cell office:value-type="string">
            <text:p>552.398812</text:p>
          </table:table-cell>
          <table:table-cell office:value-type="string">
            <text:p>377.729451</text:p>
          </table:table-cell>
          <table:table-cell office:value-type="string">
            <text:p>561.134681</text:p>
          </table:table-cell>
          <table:table-cell office:value-type="string">
            <text:p>130.682155</text:p>
          </table:table-cell>
          <table:table-cell office:value-type="string">
            <text:p>307.645478</text:p>
          </table:table-cell>
          <table:table-cell office:value-type="string">
            <text:p>60.022726</text:p>
          </table:table-cell>
          <table:table-cell office:value-type="string">
            <text:p>531.358395</text:p>
          </table:table-cell>
          <table:table-cell office:value-type="string">
            <text:p>273.19075</text:p>
          </table:table-cell>
          <table:table-cell office:value-type="string">
            <text:p>171.837717</text:p>
          </table:table-cell>
          <table:table-cell office:value-type="string">
            <text:p>231.970334</text:p>
          </table:table-cell>
          <table:table-cell office:value-type="string">
            <text:p>62.561647</text:p>
          </table:table-cell>
          <table:table-cell office:value-type="string">
            <text:p>44.378132</text:p>
          </table:table-cell>
          <table:table-cell office:value-type="string">
            <text:p>3174.228123</text:p>
          </table:table-cell>
        </table:table-row>
        <table:table-row>
          <table:table-cell office:value-type="string">
            <text:p>c66</text:p>
          </table:table-cell>
          <table:table-cell office:value-type="string">
            <text:p>528.955463</text:p>
          </table:table-cell>
          <table:table-cell office:value-type="string">
            <text:p>398.527558</text:p>
          </table:table-cell>
          <table:table-cell office:value-type="string">
            <text:p>584.349274</text:p>
          </table:table-cell>
          <table:table-cell office:value-type="string">
            <text:p>143.812248</text:p>
          </table:table-cell>
          <table:table-cell office:value-type="string">
            <text:p>283.2405</text:p>
          </table:table-cell>
          <table:table-cell office:value-type="string">
            <text:p>52.48296</text:p>
          </table:table-cell>
          <table:table-cell office:value-type="string">
            <text:p>531.959518</text:p>
          </table:table-cell>
          <table:table-cell office:value-type="string">
            <text:p>277.972062</text:p>
          </table:table-cell>
          <table:table-cell office:value-type="string">
            <text:p>199.260265</text:p>
          </table:table-cell>
          <table:table-cell office:value-type="string">
            <text:p>237.179637</text:p>
          </table:table-cell>
          <table:table-cell office:value-type="string">
            <text:p>72.367005</text:p>
          </table:table-cell>
          <table:table-cell office:value-type="string">
            <text:p>50.367782</text:p>
          </table:table-cell>
          <table:table-cell office:value-type="string">
            <text:p>3216.662026</text:p>
          </table:table-cell>
        </table:table-row>
        <table:table-row>
          <table:table-cell office:value-type="string">
            <text:p>c67</text:p>
          </table:table-cell>
          <table:table-cell office:value-type="string">
            <text:p>417.952442</text:p>
          </table:table-cell>
          <table:table-cell office:value-type="string">
            <text:p>433.30765</text:p>
          </table:table-cell>
          <table:table-cell office:value-type="string">
            <text:p>585.879904</text:p>
          </table:table-cell>
          <table:table-cell office:value-type="string">
            <text:p>148.560665</text:p>
          </table:table-cell>
          <table:table-cell office:value-type="string">
            <text:p>342.855528</text:p>
          </table:table-cell>
          <table:table-cell office:value-type="string">
            <text:p>74.596431</text:p>
          </table:table-cell>
          <table:table-cell office:value-type="string">
            <text:p>543.666341</text:p>
          </table:table-cell>
          <table:table-cell office:value-type="string">
            <text:p>292.655265</text:p>
          </table:table-cell>
          <table:table-cell office:value-type="string">
            <text:p>192.25714</text:p>
          </table:table-cell>
          <table:table-cell office:value-type="string">
            <text:p>246.710192</text:p>
          </table:table-cell>
          <table:table-cell office:value-type="string">
            <text:p>126.80833</text:p>
          </table:table-cell>
          <table:table-cell office:value-type="string">
            <text:p>68.508072</text:p>
          </table:table-cell>
          <table:table-cell office:value-type="string">
            <text:p>3325.197294</text:p>
          </table:table-cell>
        </table:table-row>
        <table:table-row>
          <table:table-cell office:value-type="string">
            <text:p>c68</text:p>
          </table:table-cell>
          <table:table-cell office:value-type="string">
            <text:p>748.16585</text:p>
          </table:table-cell>
          <table:table-cell office:value-type="string">
            <text:p>436.451772</text:p>
          </table:table-cell>
          <table:table-cell office:value-type="string">
            <text:p>710.344836</text:p>
          </table:table-cell>
          <table:table-cell office:value-type="string">
            <text:p>198.071875</text:p>
          </table:table-cell>
          <table:table-cell office:value-type="string">
            <text:p>338.673554</text:p>
          </table:table-cell>
          <table:table-cell office:value-type="string">
            <text:p>53.994587</text:p>
          </table:table-cell>
          <table:table-cell office:value-type="string">
            <text:p>630.517922</text:p>
          </table:table-cell>
          <table:table-cell office:value-type="string">
            <text:p>327.76824</text:p>
          </table:table-cell>
          <table:table-cell office:value-type="string">
            <text:p>217.49342</text:p>
          </table:table-cell>
          <table:table-cell office:value-type="string">
            <text:p>277.963353</text:p>
          </table:table-cell>
          <table:table-cell office:value-type="string">
            <text:p>78.456484</text:p>
          </table:table-cell>
          <table:table-cell office:value-type="string">
            <text:p>54.728315</text:p>
          </table:table-cell>
          <table:table-cell office:value-type="string">
            <text:p>3874.558331</text:p>
          </table:table-cell>
        </table:table-row>
        <table:table-row>
          <table:table-cell office:value-type="string">
            <text:p>c69</text:p>
          </table:table-cell>
          <table:table-cell office:value-type="string">
            <text:p>625.400845</text:p>
          </table:table-cell>
          <table:table-cell office:value-type="string">
            <text:p>386.449217</text:p>
          </table:table-cell>
          <table:table-cell office:value-type="string">
            <text:p>598.965593</text:p>
          </table:table-cell>
          <table:table-cell office:value-type="string">
            <text:p>166.107461</text:p>
          </table:table-cell>
          <table:table-cell office:value-type="string">
            <text:p>247.081886</text:p>
          </table:table-cell>
          <table:table-cell office:value-type="string">
            <text:p>51.444983</text:p>
          </table:table-cell>
          <table:table-cell office:value-type="string">
            <text:p>549.799469</text:p>
          </table:table-cell>
          <table:table-cell office:value-type="string">
            <text:p>300.267359</text:p>
          </table:table-cell>
          <table:table-cell office:value-type="string">
            <text:p>217.086411</text:p>
          </table:table-cell>
          <table:table-cell office:value-type="string">
            <text:p>264.515128</text:p>
          </table:table-cell>
          <table:table-cell office:value-type="string">
            <text:p>39.557893</text:p>
          </table:table-cell>
          <table:table-cell office:value-type="string">
            <text:p>50.050684</text:p>
          </table:table-cell>
          <table:table-cell office:value-type="string">
            <text:p>3330.619467</text:p>
          </table:table-cell>
        </table:table-row>
        <table:table-row>
          <table:table-cell office:value-type="string">
            <text:p>c70</text:p>
          </table:table-cell>
          <table:table-cell office:value-type="string">
            <text:p>535.713236</text:p>
          </table:table-cell>
          <table:table-cell office:value-type="string">
            <text:p>361.891136</text:p>
          </table:table-cell>
          <table:table-cell office:value-type="string">
            <text:p>496.289895</text:p>
          </table:table-cell>
          <table:table-cell office:value-type="string">
            <text:p>115.662955</text:p>
          </table:table-cell>
          <table:table-cell office:value-type="string">
            <text:p>277.136617</text:p>
          </table:table-cell>
          <table:table-cell office:value-type="string">
            <text:p>45.747976</text:p>
          </table:table-cell>
          <table:table-cell office:value-type="string">
            <text:p>479.270757</text:p>
          </table:table-cell>
          <table:table-cell office:value-type="string">
            <text:p>262.201366</text:p>
          </table:table-cell>
          <table:table-cell office:value-type="string">
            <text:p>167.44783</text:p>
          </table:table-cell>
          <table:table-cell office:value-type="string">
            <text:p>227.633396</text:p>
          </table:table-cell>
          <table:table-cell office:value-type="string">
            <text:p>66.982885</text:p>
          </table:table-cell>
          <table:table-cell office:value-type="string">
            <text:p>43.785044</text:p>
          </table:table-cell>
          <table:table-cell office:value-type="string">
            <text:p>2964.100138</text:p>
          </table:table-cell>
        </table:table-row>
        <table:table-row>
          <table:table-cell office:value-type="string">
            <text:p>c71</text:p>
          </table:table-cell>
          <table:table-cell office:value-type="string">
            <text:p>566.805175</text:p>
          </table:table-cell>
          <table:table-cell office:value-type="string">
            <text:p>423.126597</text:p>
          </table:table-cell>
          <table:table-cell office:value-type="string">
            <text:p>572.536323</text:p>
          </table:table-cell>
          <table:table-cell office:value-type="string">
            <text:p>158.356528</text:p>
          </table:table-cell>
          <table:table-cell office:value-type="string">
            <text:p>299.259381</text:p>
          </table:table-cell>
          <table:table-cell office:value-type="string">
            <text:p>53.146924</text:p>
          </table:table-cell>
          <table:table-cell office:value-type="string">
            <text:p>530.535591</text:p>
          </table:table-cell>
          <table:table-cell office:value-type="string">
            <text:p>269.96297</text:p>
          </table:table-cell>
          <table:table-cell office:value-type="string">
            <text:p>191.840749</text:p>
          </table:table-cell>
          <table:table-cell office:value-type="string">
            <text:p>235.664874</text:p>
          </table:table-cell>
          <table:table-cell office:value-type="string">
            <text:p>74.348727</text:p>
          </table:table-cell>
          <table:table-cell office:value-type="string">
            <text:p>62.431783</text:p>
          </table:table-cell>
          <table:table-cell office:value-type="string">
            <text:p>3279.659093</text:p>
          </table:table-cell>
        </table:table-row>
        <table:table-row>
          <table:table-cell office:value-type="string">
            <text:p>c72</text:p>
          </table:table-cell>
          <table:table-cell office:value-type="string">
            <text:p>557.847373</text:p>
          </table:table-cell>
          <table:table-cell office:value-type="string">
            <text:p>372.36104</text:p>
          </table:table-cell>
          <table:table-cell office:value-type="string">
            <text:p>521.171599</text:p>
          </table:table-cell>
          <table:table-cell office:value-type="string">
            <text:p>153.254873</text:p>
          </table:table-cell>
          <table:table-cell office:value-type="string">
            <text:p>287.345363</text:p>
          </table:table-cell>
          <table:table-cell office:value-type="string">
            <text:p>55.193632</text:p>
          </table:table-cell>
          <table:table-cell office:value-type="string">
            <text:p>506.22472</text:p>
          </table:table-cell>
          <table:table-cell office:value-type="string">
            <text:p>278.280655</text:p>
          </table:table-cell>
          <table:table-cell office:value-type="string">
            <text:p>199.994802</text:p>
          </table:table-cell>
          <table:table-cell office:value-type="string">
            <text:p>241.063613</text:p>
          </table:table-cell>
          <table:table-cell office:value-type="string">
            <text:p>97.648961</text:p>
          </table:table-cell>
          <table:table-cell office:value-type="string">
            <text:p>50.362587</text:p>
          </table:table-cell>
          <table:table-cell office:value-type="string">
            <text:p>3167.494345</text:p>
          </table:table-cell>
        </table:table-row>
        <table:table-row>
          <table:table-cell office:value-type="string">
            <text:p>c73</text:p>
          </table:table-cell>
          <table:table-cell office:value-type="string">
            <text:p>482.010463</text:p>
          </table:table-cell>
          <table:table-cell office:value-type="string">
            <text:p>351.164833</text:p>
          </table:table-cell>
          <table:table-cell office:value-type="string">
            <text:p>544.169849</text:p>
          </table:table-cell>
          <table:table-cell office:value-type="string">
            <text:p>188.241221</text:p>
          </table:table-cell>
          <table:table-cell office:value-type="string">
            <text:p>267.977143</text:p>
          </table:table-cell>
          <table:table-cell office:value-type="string">
            <text:p>46.018572</text:p>
          </table:table-cell>
          <table:table-cell office:value-type="string">
            <text:p>496.323354</text:p>
          </table:table-cell>
          <table:table-cell office:value-type="string">
            <text:p>265.322458</text:p>
          </table:table-cell>
          <table:table-cell office:value-type="string">
            <text:p>191.08934</text:p>
          </table:table-cell>
          <table:table-cell office:value-type="string">
            <text:p>236.137034</text:p>
          </table:table-cell>
          <table:table-cell office:value-type="string">
            <text:p>71.179572</text:p>
          </table:table-cell>
          <table:table-cell office:value-type="string">
            <text:p>47.501231</text:p>
          </table:table-cell>
          <table:table-cell office:value-type="string">
            <text:p>2998.893849</text:p>
          </table:table-cell>
        </table:table-row>
        <table:table-row>
          <table:table-cell office:value-type="string">
            <text:p>c74</text:p>
          </table:table-cell>
          <table:table-cell office:value-type="string">
            <text:p>632.077014</text:p>
          </table:table-cell>
          <table:table-cell office:value-type="string">
            <text:p>489.331935</text:p>
          </table:table-cell>
          <table:table-cell office:value-type="string">
            <text:p>669.674226</text:p>
          </table:table-cell>
          <table:table-cell office:value-type="string">
            <text:p>151.19366</text:p>
          </table:table-cell>
          <table:table-cell office:value-type="string">
            <text:p>321.032259</text:p>
          </table:table-cell>
          <table:table-cell office:value-type="string">
            <text:p>54.831167</text:p>
          </table:table-cell>
          <table:table-cell office:value-type="string">
            <text:p>638.258504</text:p>
          </table:table-cell>
          <table:table-cell office:value-type="string">
            <text:p>369.558642</text:p>
          </table:table-cell>
          <table:table-cell office:value-type="string">
            <text:p>265.174556</text:p>
          </table:table-cell>
          <table:table-cell office:value-type="string">
            <text:p>321.951683</text:p>
          </table:table-cell>
          <table:table-cell office:value-type="string">
            <text:p>122.854132</text:p>
          </table:table-cell>
          <table:table-cell office:value-type="string">
            <text:p>64.901107</text:p>
          </table:table-cell>
          <table:table-cell office:value-type="string">
            <text:p>3949.645226</text:p>
          </table:table-cell>
        </table:table-row>
        <table:table-row>
          <table:table-cell office:value-type="string">
            <text:p>c75</text:p>
          </table:table-cell>
          <table:table-cell office:value-type="string">
            <text:p>677.747724</text:p>
          </table:table-cell>
          <table:table-cell office:value-type="string">
            <text:p>405.015162</text:p>
          </table:table-cell>
          <table:table-cell office:value-type="string">
            <text:p>539.579307</text:p>
          </table:table-cell>
          <table:table-cell office:value-type="string">
            <text:p>186.76175</text:p>
          </table:table-cell>
          <table:table-cell office:value-type="string">
            <text:p>249.324437</text:p>
          </table:table-cell>
          <table:table-cell office:value-type="string">
            <text:p>42.069534</text:p>
          </table:table-cell>
          <table:table-cell office:value-type="string">
            <text:p>529.927788</text:p>
          </table:table-cell>
          <table:table-cell office:value-type="string">
            <text:p>303.960502</text:p>
          </table:table-cell>
          <table:table-cell office:value-type="string">
            <text:p>209.86711</text:p>
          </table:table-cell>
          <table:table-cell office:value-type="string">
            <text:p>267.156751</text:p>
          </table:table-cell>
          <table:table-cell office:value-type="string">
            <text:p>39.958212</text:p>
          </table:table-cell>
          <table:table-cell office:value-type="string">
            <text:p>39.552666</text:p>
          </table:table-cell>
          <table:table-cell office:value-type="string">
            <text:p>3304.159192</text:p>
          </table:table-cell>
        </table:table-row>
        <table:table-row>
          <table:table-cell office:value-type="string">
            <text:p>c76</text:p>
          </table:table-cell>
          <table:table-cell office:value-type="string">
            <text:p>504.589439</text:p>
          </table:table-cell>
          <table:table-cell office:value-type="string">
            <text:p>399.413241</text:p>
          </table:table-cell>
          <table:table-cell office:value-type="string">
            <text:p>691.358478</text:p>
          </table:table-cell>
          <table:table-cell office:value-type="string">
            <text:p>137.621264</text:p>
          </table:table-cell>
          <table:table-cell office:value-type="string">
            <text:p>316.781525</text:p>
          </table:table-cell>
          <table:table-cell office:value-type="string">
            <text:p>69.180497</text:p>
          </table:table-cell>
          <table:table-cell office:value-type="string">
            <text:p>584.964647</text:p>
          </table:table-cell>
          <table:table-cell office:value-type="string">
            <text:p>308.814625</text:p>
          </table:table-cell>
          <table:table-cell office:value-type="string">
            <text:p>183.654022</text:p>
          </table:table-cell>
          <table:table-cell office:value-type="string">
            <text:p>253.697228</text:p>
          </table:table-cell>
          <table:table-cell office:value-type="string">
            <text:p>77.932137</text:p>
          </table:table-cell>
          <table:table-cell office:value-type="string">
            <text:p>50.272157</text:p>
          </table:table-cell>
          <table:table-cell office:value-type="string">
            <text:p>3440.657996</text:p>
          </table:table-cell>
        </table:table-row>
        <table:table-row>
          <table:table-cell office:value-type="string">
            <text:p>c77</text:p>
          </table:table-cell>
          <table:table-cell office:value-type="string">
            <text:p>394.163735</text:p>
          </table:table-cell>
          <table:table-cell office:value-type="string">
            <text:p>526.802357</text:p>
          </table:table-cell>
          <table:table-cell office:value-type="string">
            <text:p>634.555298</text:p>
          </table:table-cell>
          <table:table-cell office:value-type="string">
            <text:p>173.855912</text:p>
          </table:table-cell>
          <table:table-cell office:value-type="string">
            <text:p>371.474921</text:p>
          </table:table-cell>
          <table:table-cell office:value-type="string">
            <text:p>63.108691</text:p>
          </table:table-cell>
          <table:table-cell office:value-type="string">
            <text:p>622.3129</text:p>
          </table:table-cell>
          <table:table-cell office:value-type="string">
            <text:p>329.476428</text:p>
          </table:table-cell>
          <table:table-cell office:value-type="string">
            <text:p>212.115007</text:p>
          </table:table-cell>
          <table:table-cell office:value-type="string">
            <text:p>280.537461</text:p>
          </table:table-cell>
          <table:table-cell office:value-type="string">
            <text:p>99.574601</text:p>
          </table:table-cell>
          <table:table-cell office:value-type="string">
            <text:p>63.280377</text:p>
          </table:table-cell>
          <table:table-cell office:value-type="string">
            <text:p>3597.401776</text:p>
          </table:table-cell>
        </table:table-row>
        <table:table-row>
          <table:table-cell office:value-type="string">
            <text:p>c78</text:p>
          </table:table-cell>
          <table:table-cell office:value-type="string">
            <text:p>545.748693</text:p>
          </table:table-cell>
          <table:table-cell office:value-type="string">
            <text:p>440.761842</text:p>
          </table:table-cell>
          <table:table-cell office:value-type="string">
            <text:p>689.977542</text:p>
          </table:table-cell>
          <table:table-cell office:value-type="string">
            <text:p>147.052134</text:p>
          </table:table-cell>
          <table:table-cell office:value-type="string">
            <text:p>254.770156</text:p>
          </table:table-cell>
          <table:table-cell office:value-type="string">
            <text:p>55.981553</text:p>
          </table:table-cell>
          <table:table-cell office:value-type="string">
            <text:p>610.501795</text:p>
          </table:table-cell>
          <table:table-cell office:value-type="string">
            <text:p>325.97445</text:p>
          </table:table-cell>
          <table:table-cell office:value-type="string">
            <text:p>251.827514</text:p>
          </table:table-cell>
          <table:table-cell office:value-type="string">
            <text:p>282.842252</text:p>
          </table:table-cell>
          <table:table-cell office:value-type="string">
            <text:p>93.496982</text:p>
          </table:table-cell>
          <table:table-cell office:value-type="string">
            <text:p>64.881162</text:p>
          </table:table-cell>
          <table:table-cell office:value-type="string">
            <text:p>3616.76394</text:p>
          </table:table-cell>
        </table:table-row>
        <table:table-row>
          <table:table-cell office:value-type="string">
            <text:p>c79</text:p>
          </table:table-cell>
          <table:table-cell office:value-type="string">
            <text:p>600.170425</text:p>
          </table:table-cell>
          <table:table-cell office:value-type="string">
            <text:p>444.002865</text:p>
          </table:table-cell>
          <table:table-cell office:value-type="string">
            <text:p>577.696183</text:p>
          </table:table-cell>
          <table:table-cell office:value-type="string">
            <text:p>187.150362</text:p>
          </table:table-cell>
          <table:table-cell office:value-type="string">
            <text:p>312.945012</text:p>
          </table:table-cell>
          <table:table-cell office:value-type="string">
            <text:p>45.02754</text:p>
          </table:table-cell>
          <table:table-cell office:value-type="string">
            <text:p>551.565896</text:p>
          </table:table-cell>
          <table:table-cell office:value-type="string">
            <text:p>287.559244</text:p>
          </table:table-cell>
          <table:table-cell office:value-type="string">
            <text:p>183.937151</text:p>
          </table:table-cell>
          <table:table-cell office:value-type="string">
            <text:p>256.255796</text:p>
          </table:table-cell>
          <table:table-cell office:value-type="string">
            <text:p>85.334055</text:p>
          </table:table-cell>
          <table:table-cell office:value-type="string">
            <text:p>58.39035</text:p>
          </table:table-cell>
          <table:table-cell office:value-type="string">
            <text:p>3402.884516</text:p>
          </table:table-cell>
        </table:table-row>
        <table:table-row>
          <table:table-cell office:value-type="string">
            <text:p>c80</text:p>
          </table:table-cell>
          <table:table-cell office:value-type="string">
            <text:p>557.801502</text:p>
          </table:table-cell>
          <table:table-cell office:value-type="string">
            <text:p>489.49032</text:p>
          </table:table-cell>
          <table:table-cell office:value-type="string">
            <text:p>709.293084</text:p>
          </table:table-cell>
          <table:table-cell office:value-type="string">
            <text:p>137.109211</text:p>
          </table:table-cell>
          <table:table-cell office:value-type="string">
            <text:p>344.795215</text:p>
          </table:table-cell>
          <table:table-cell office:value-type="string">
            <text:p>62.273401</text:p>
          </table:table-cell>
          <table:table-cell office:value-type="string">
            <text:p>636.307809</text:p>
          </table:table-cell>
          <table:table-cell office:value-type="string">
            <text:p>341.012905</text:p>
          </table:table-cell>
          <table:table-cell office:value-type="string">
            <text:p>223.287331</text:p>
          </table:table-cell>
          <table:table-cell office:value-type="string">
            <text:p>293.685178</text:p>
          </table:table-cell>
          <table:table-cell office:value-type="string">
            <text:p>99.100103</text:p>
          </table:table-cell>
          <table:table-cell office:value-type="string">
            <text:p>61.353836</text:p>
          </table:table-cell>
          <table:table-cell office:value-type="string">
            <text:p>3818.400685</text:p>
          </table:table-cell>
        </table:table-row>
        <table:table-row>
          <table:table-cell office:value-type="string">
            <text:p>c81</text:p>
          </table:table-cell>
          <table:table-cell office:value-type="string">
            <text:p>668.468047</text:p>
          </table:table-cell>
          <table:table-cell office:value-type="string">
            <text:p>522.547537</text:p>
          </table:table-cell>
          <table:table-cell office:value-type="string">
            <text:p>698.31812</text:p>
          </table:table-cell>
          <table:table-cell office:value-type="string">
            <text:p>197.040154</text:p>
          </table:table-cell>
          <table:table-cell office:value-type="string">
            <text:p>335.27891</text:p>
          </table:table-cell>
          <table:table-cell office:value-type="string">
            <text:p>58.847479</text:p>
          </table:table-cell>
          <table:table-cell office:value-type="string">
            <text:p>645.655906</text:p>
          </table:table-cell>
          <table:table-cell office:value-type="string">
            <text:p>323.903304</text:p>
          </table:table-cell>
          <table:table-cell office:value-type="string">
            <text:p>225.562515</text:p>
          </table:table-cell>
          <table:table-cell office:value-type="string">
            <text:p>285.027793</text:p>
          </table:table-cell>
          <table:table-cell office:value-type="string">
            <text:p>96.713481</text:p>
          </table:table-cell>
          <table:table-cell office:value-type="string">
            <text:p>62.378432</text:p>
          </table:table-cell>
          <table:table-cell office:value-type="string">
            <text:p>3922.701524</text:p>
          </table:table-cell>
        </table:table-row>
        <table:table-row>
          <table:table-cell office:value-type="string">
            <text:p>c82</text:p>
          </table:table-cell>
          <table:table-cell office:value-type="string">
            <text:p>526.603087</text:p>
          </table:table-cell>
          <table:table-cell office:value-type="string">
            <text:p>409.238287</text:p>
          </table:table-cell>
          <table:table-cell office:value-type="string">
            <text:p>633.805549</text:p>
          </table:table-cell>
          <table:table-cell office:value-type="string">
            <text:p>185.607191</text:p>
          </table:table-cell>
          <table:table-cell office:value-type="string">
            <text:p>237.532134</text:p>
          </table:table-cell>
          <table:table-cell office:value-type="string">
            <text:p>42.788185</text:p>
          </table:table-cell>
          <table:table-cell office:value-type="string">
            <text:p>535.179586</text:p>
          </table:table-cell>
          <table:table-cell office:value-type="string">
            <text:p>275.078494</text:p>
          </table:table-cell>
          <table:table-cell office:value-type="string">
            <text:p>202.647023</text:p>
          </table:table-cell>
          <table:table-cell office:value-type="string">
            <text:p>242.330661</text:p>
          </table:table-cell>
          <table:table-cell office:value-type="string">
            <text:p>98.92649</text:p>
          </table:table-cell>
          <table:table-cell office:value-type="string">
            <text:p>63.253663</text:p>
          </table:table-cell>
          <table:table-cell office:value-type="string">
            <text:p>3267.383158</text:p>
          </table:table-cell>
        </table:table-row>
        <table:table-row>
          <table:table-cell office:value-type="string">
            <text:p>d01</text:p>
          </table:table-cell>
          <table:table-cell office:value-type="string">
            <text:p>580.654548</text:p>
          </table:table-cell>
          <table:table-cell office:value-type="string">
            <text:p>387.81193</text:p>
          </table:table-cell>
          <table:table-cell office:value-type="string">
            <text:p>612.826187</text:p>
          </table:table-cell>
          <table:table-cell office:value-type="string">
            <text:p>113.058623</text:p>
          </table:table-cell>
          <table:table-cell office:value-type="string">
            <text:p>299.789282</text:p>
          </table:table-cell>
          <table:table-cell office:value-type="string">
            <text:p>54.93987</text:p>
          </table:table-cell>
          <table:table-cell office:value-type="string">
            <text:p>544.989866</text:p>
          </table:table-cell>
          <table:table-cell office:value-type="string">
            <text:p>273.82723</text:p>
          </table:table-cell>
          <table:table-cell office:value-type="string">
            <text:p>190.935663</text:p>
          </table:table-cell>
          <table:table-cell office:value-type="string">
            <text:p>232.854527</text:p>
          </table:table-cell>
          <table:table-cell office:value-type="string">
            <text:p>105.850063</text:p>
          </table:table-cell>
          <table:table-cell office:value-type="string">
            <text:p>51.722364</text:p>
          </table:table-cell>
          <table:table-cell office:value-type="string">
            <text:p>3336.20153</text:p>
          </table:table-cell>
        </table:table-row>
        <table:table-row>
          <table:table-cell office:value-type="string">
            <text:p>d02</text:p>
          </table:table-cell>
          <table:table-cell office:value-type="string">
            <text:p>590.57035</text:p>
          </table:table-cell>
          <table:table-cell office:value-type="string">
            <text:p>448.532136</text:p>
          </table:table-cell>
          <table:table-cell office:value-type="string">
            <text:p>548.26809</text:p>
          </table:table-cell>
          <table:table-cell office:value-type="string">
            <text:p>152.13018</text:p>
          </table:table-cell>
          <table:table-cell office:value-type="string">
            <text:p>272.301509</text:p>
          </table:table-cell>
          <table:table-cell office:value-type="string">
            <text:p>29.55863</text:p>
          </table:table-cell>
          <table:table-cell office:value-type="string">
            <text:p>516.765584</text:p>
          </table:table-cell>
          <table:table-cell office:value-type="string">
            <text:p>238.720261</text:p>
          </table:table-cell>
          <table:table-cell office:value-type="string">
            <text:p>161.413411</text:p>
          </table:table-cell>
          <table:table-cell office:value-type="string">
            <text:p>204.303362</text:p>
          </table:table-cell>
          <table:table-cell office:value-type="string">
            <text:p>91.989442</text:p>
          </table:table-cell>
          <table:table-cell office:value-type="string">
            <text:p>42.220684</text:p>
          </table:table-cell>
          <table:table-cell office:value-type="string">
            <text:p>3144.643459</text:p>
          </table:table-cell>
        </table:table-row>
        <table:table-row>
          <table:table-cell office:value-type="string">
            <text:p>d03</text:p>
          </table:table-cell>
          <table:table-cell office:value-type="string">
            <text:p>591.347706</text:p>
          </table:table-cell>
          <table:table-cell office:value-type="string">
            <text:p>423.214483</text:p>
          </table:table-cell>
          <table:table-cell office:value-type="string">
            <text:p>653.774316</text:p>
          </table:table-cell>
          <table:table-cell office:value-type="string">
            <text:p>148.730331</text:p>
          </table:table-cell>
          <table:table-cell office:value-type="string">
            <text:p>277.068263</text:p>
          </table:table-cell>
          <table:table-cell office:value-type="string">
            <text:p>43.235927</text:p>
          </table:table-cell>
          <table:table-cell office:value-type="string">
            <text:p>577.863015</text:p>
          </table:table-cell>
          <table:table-cell office:value-type="string">
            <text:p>321.922494</text:p>
          </table:table-cell>
          <table:table-cell office:value-type="string">
            <text:p>254.521705</text:p>
          </table:table-cell>
          <table:table-cell office:value-type="string">
            <text:p>279.388828</text:p>
          </table:table-cell>
          <table:table-cell office:value-type="string">
            <text:p>114.482203</text:p>
          </table:table-cell>
          <table:table-cell office:value-type="string">
            <text:p>67.07438</text:p>
          </table:table-cell>
          <table:table-cell office:value-type="string">
            <text:p>3603.893319</text:p>
          </table:table-cell>
        </table:table-row>
        <table:table-row>
          <table:table-cell office:value-type="string">
            <text:p>d04</text:p>
          </table:table-cell>
          <table:table-cell office:value-type="string">
            <text:p>437.19657</text:p>
          </table:table-cell>
          <table:table-cell office:value-type="string">
            <text:p>413.608878</text:p>
          </table:table-cell>
          <table:table-cell office:value-type="string">
            <text:p>613.346261</text:p>
          </table:table-cell>
          <table:table-cell office:value-type="string">
            <text:p>182.392743</text:p>
          </table:table-cell>
          <table:table-cell office:value-type="string">
            <text:p>222.460229</text:p>
          </table:table-cell>
          <table:table-cell office:value-type="string">
            <text:p>30.410988</text:p>
          </table:table-cell>
          <table:table-cell office:value-type="string">
            <text:p>528.402622</text:p>
          </table:table-cell>
          <table:table-cell office:value-type="string">
            <text:p>282.248013</text:p>
          </table:table-cell>
          <table:table-cell office:value-type="string">
            <text:p>222.998332</text:p>
          </table:table-cell>
          <table:table-cell office:value-type="string">
            <text:p>248.988043</text:p>
          </table:table-cell>
          <table:table-cell office:value-type="string">
            <text:p>109.069379</text:p>
          </table:table-cell>
          <table:table-cell office:value-type="string">
            <text:p>60.955897</text:p>
          </table:table-cell>
          <table:table-cell office:value-type="string">
            <text:p>3169.685212</text:p>
          </table:table-cell>
        </table:table-row>
        <table:table-row>
          <table:table-cell office:value-type="string">
            <text:p>d05</text:p>
          </table:table-cell>
          <table:table-cell office:value-type="string">
            <text:p>369.604613</text:p>
          </table:table-cell>
          <table:table-cell office:value-type="string">
            <text:p>370.88789</text:p>
          </table:table-cell>
          <table:table-cell office:value-type="string">
            <text:p>471.74038</text:p>
          </table:table-cell>
          <table:table-cell office:value-type="string">
            <text:p>160.463496</text:p>
          </table:table-cell>
          <table:table-cell office:value-type="string">
            <text:p>252.339303</text:p>
          </table:table-cell>
          <table:table-cell office:value-type="string">
            <text:p>41.359417</text:p>
          </table:table-cell>
          <table:table-cell office:value-type="string">
            <text:p>433.413766</text:p>
          </table:table-cell>
          <table:table-cell office:value-type="string">
            <text:p>210.309631</text:p>
          </table:table-cell>
          <table:table-cell office:value-type="string">
            <text:p>151.387303</text:p>
          </table:table-cell>
          <table:table-cell office:value-type="string">
            <text:p>188.648579</text:p>
          </table:table-cell>
          <table:table-cell office:value-type="string">
            <text:p>51.377835</text:p>
          </table:table-cell>
          <table:table-cell office:value-type="string">
            <text:p>48.707362</text:p>
          </table:table-cell>
          <table:table-cell office:value-type="string">
            <text:p>2589.776081</text:p>
          </table:table-cell>
        </table:table-row>
        <table:table-row>
          <table:table-cell office:value-type="string">
            <text:p>d06</text:p>
          </table:table-cell>
          <table:table-cell office:value-type="string">
            <text:p>496.031578</text:p>
          </table:table-cell>
          <table:table-cell office:value-type="string">
            <text:p>458.369781</text:p>
          </table:table-cell>
          <table:table-cell office:value-type="string">
            <text:p>767.134241</text:p>
          </table:table-cell>
          <table:table-cell office:value-type="string">
            <text:p>174.666277</text:p>
          </table:table-cell>
          <table:table-cell office:value-type="string">
            <text:p>241.505731</text:p>
          </table:table-cell>
          <table:table-cell office:value-type="string">
            <text:p>51.563833</text:p>
          </table:table-cell>
          <table:table-cell office:value-type="string">
            <text:p>629.587415</text:p>
          </table:table-cell>
          <table:table-cell office:value-type="string">
            <text:p>322.161294</text:p>
          </table:table-cell>
          <table:table-cell office:value-type="string">
            <text:p>242.853287</text:p>
          </table:table-cell>
          <table:table-cell office:value-type="string">
            <text:p>269.403717</text:p>
          </table:table-cell>
          <table:table-cell office:value-type="string">
            <text:p>87.063907</text:p>
          </table:table-cell>
          <table:table-cell office:value-type="string">
            <text:p>66.433952</text:p>
          </table:table-cell>
          <table:table-cell office:value-type="string">
            <text:p>3632.108736</text:p>
          </table:table-cell>
        </table:table-row>
        <table:table-row>
          <table:table-cell office:value-type="string">
            <text:p>d07</text:p>
          </table:table-cell>
          <table:table-cell office:value-type="string">
            <text:p>637.025637</text:p>
          </table:table-cell>
          <table:table-cell office:value-type="string">
            <text:p>468.91085</text:p>
          </table:table-cell>
          <table:table-cell office:value-type="string">
            <text:p>586.127589</text:p>
          </table:table-cell>
          <table:table-cell office:value-type="string">
            <text:p>131.266363</text:p>
          </table:table-cell>
          <table:table-cell office:value-type="string">
            <text:p>297.216624</text:p>
          </table:table-cell>
          <table:table-cell office:value-type="string">
            <text:p>60.467199</text:p>
          </table:table-cell>
          <table:table-cell office:value-type="string">
            <text:p>570.269889</text:p>
          </table:table-cell>
          <table:table-cell office:value-type="string">
            <text:p>314.523911</text:p>
          </table:table-cell>
          <table:table-cell office:value-type="string">
            <text:p>206.384068</text:p>
          </table:table-cell>
          <table:table-cell office:value-type="string">
            <text:p>272.373479</text:p>
          </table:table-cell>
          <table:table-cell office:value-type="string">
            <text:p>92.785226</text:p>
          </table:table-cell>
          <table:table-cell office:value-type="string">
            <text:p>51.357059</text:p>
          </table:table-cell>
          <table:table-cell office:value-type="string">
            <text:p>3557.441533</text:p>
          </table:table-cell>
        </table:table-row>
        <table:table-row>
          <table:table-cell office:value-type="string">
            <text:p>d08</text:p>
          </table:table-cell>
          <table:table-cell office:value-type="string">
            <text:p>643.83953</text:p>
          </table:table-cell>
          <table:table-cell office:value-type="string">
            <text:p>360.226161</text:p>
          </table:table-cell>
          <table:table-cell office:value-type="string">
            <text:p>733.985642</text:p>
          </table:table-cell>
          <table:table-cell office:value-type="string">
            <text:p>145.558385</text:p>
          </table:table-cell>
          <table:table-cell office:value-type="string">
            <text:p>268.495199</text:p>
          </table:table-cell>
          <table:table-cell office:value-type="string">
            <text:p>45.105193</text:p>
          </table:table-cell>
          <table:table-cell office:value-type="string">
            <text:p>556.861318</text:p>
          </table:table-cell>
          <table:table-cell office:value-type="string">
            <text:p>256.865813</text:p>
          </table:table-cell>
          <table:table-cell office:value-type="string">
            <text:p>185.971076</text:p>
          </table:table-cell>
          <table:table-cell office:value-type="string">
            <text:p>222.36021</text:p>
          </table:table-cell>
          <table:table-cell office:value-type="string">
            <text:p>46.109376</text:p>
          </table:table-cell>
          <table:table-cell office:value-type="string">
            <text:p>43.739549</text:p>
          </table:table-cell>
          <table:table-cell office:value-type="string">
            <text:p>3363.559067</text:p>
          </table:table-cell>
        </table:table-row>
        <table:table-row>
          <table:table-cell office:value-type="string">
            <text:p>d09</text:p>
          </table:table-cell>
          <table:table-cell office:value-type="string">
            <text:p>560.626257</text:p>
          </table:table-cell>
          <table:table-cell office:value-type="string">
            <text:p>359.693063</text:p>
          </table:table-cell>
          <table:table-cell office:value-type="string">
            <text:p>518.694571</text:p>
          </table:table-cell>
          <table:table-cell office:value-type="string">
            <text:p>141.854029</text:p>
          </table:table-cell>
          <table:table-cell office:value-type="string">
            <text:p>271.74355</text:p>
          </table:table-cell>
          <table:table-cell office:value-type="string">
            <text:p>43.68805</text:p>
          </table:table-cell>
          <table:table-cell office:value-type="string">
            <text:p>484.439819</text:p>
          </table:table-cell>
          <table:table-cell office:value-type="string">
            <text:p>258.466759</text:p>
          </table:table-cell>
          <table:table-cell office:value-type="string">
            <text:p>175.032031</text:p>
          </table:table-cell>
          <table:table-cell office:value-type="string">
            <text:p>222.376704</text:p>
          </table:table-cell>
          <table:table-cell office:value-type="string">
            <text:p>70.556469</text:p>
          </table:table-cell>
          <table:table-cell office:value-type="string">
            <text:p>42.539662</text:p>
          </table:table-cell>
          <table:table-cell office:value-type="string">
            <text:p>3007.856935</text:p>
          </table:table-cell>
        </table:table-row>
        <table:table-row>
          <table:table-cell office:value-type="string">
            <text:p>d10</text:p>
          </table:table-cell>
          <table:table-cell office:value-type="string">
            <text:p>626.954364</text:p>
          </table:table-cell>
          <table:table-cell office:value-type="string">
            <text:p>488.982101</text:p>
          </table:table-cell>
          <table:table-cell office:value-type="string">
            <text:p>679.338857</text:p>
          </table:table-cell>
          <table:table-cell office:value-type="string">
            <text:p>173.792828</text:p>
          </table:table-cell>
          <table:table-cell office:value-type="string">
            <text:p>285.214346</text:p>
          </table:table-cell>
          <table:table-cell office:value-type="string">
            <text:p>43.922703</text:p>
          </table:table-cell>
          <table:table-cell office:value-type="string">
            <text:p>616.600524</text:p>
          </table:table-cell>
          <table:table-cell office:value-type="string">
            <text:p>321.462527</text:p>
          </table:table-cell>
          <table:table-cell office:value-type="string">
            <text:p>227.586096</text:p>
          </table:table-cell>
          <table:table-cell office:value-type="string">
            <text:p>281.928395</text:p>
          </table:table-cell>
          <table:table-cell office:value-type="string">
            <text:p>109.090684</text:p>
          </table:table-cell>
          <table:table-cell office:value-type="string">
            <text:p>65.704888</text:p>
          </table:table-cell>
          <table:table-cell office:value-type="string">
            <text:p>3746.785485</text:p>
          </table:table-cell>
        </table:table-row>
        <table:table-row>
          <table:table-cell office:value-type="string">
            <text:p>d11</text:p>
          </table:table-cell>
          <table:table-cell office:value-type="string">
            <text:p>606.96532</text:p>
          </table:table-cell>
          <table:table-cell office:value-type="string">
            <text:p>484.212992</text:p>
          </table:table-cell>
          <table:table-cell office:value-type="string">
            <text:p>671.494772</text:p>
          </table:table-cell>
          <table:table-cell office:value-type="string">
            <text:p>204.356815</text:p>
          </table:table-cell>
          <table:table-cell office:value-type="string">
            <text:p>322.560626</text:p>
          </table:table-cell>
          <table:table-cell office:value-type="string">
            <text:p>56.275679</text:p>
          </table:table-cell>
          <table:table-cell office:value-type="string">
            <text:p>645.270171</text:p>
          </table:table-cell>
          <table:table-cell office:value-type="string">
            <text:p>334.055064</text:p>
          </table:table-cell>
          <table:table-cell office:value-type="string">
            <text:p>245.398179</text:p>
          </table:table-cell>
          <table:table-cell office:value-type="string">
            <text:p>288.119088</text:p>
          </table:table-cell>
          <table:table-cell office:value-type="string">
            <text:p>93.05656</text:p>
          </table:table-cell>
          <table:table-cell office:value-type="string">
            <text:p>60.33954</text:p>
          </table:table-cell>
          <table:table-cell office:value-type="string">
            <text:p>3807.74799</text:p>
          </table:table-cell>
        </table:table-row>
        <table:table-row>
          <table:table-cell office:value-type="string">
            <text:p>d12</text:p>
          </table:table-cell>
          <table:table-cell office:value-type="string">
            <text:p>576.593864</text:p>
          </table:table-cell>
          <table:table-cell office:value-type="string">
            <text:p>455.36872</text:p>
          </table:table-cell>
          <table:table-cell office:value-type="string">
            <text:p>705.623787</text:p>
          </table:table-cell>
          <table:table-cell office:value-type="string">
            <text:p>175.926234</text:p>
          </table:table-cell>
          <table:table-cell office:value-type="string">
            <text:p>321.210735</text:p>
          </table:table-cell>
          <table:table-cell office:value-type="string">
            <text:p>55.787606</text:p>
          </table:table-cell>
          <table:table-cell office:value-type="string">
            <text:p>599.969467</text:p>
          </table:table-cell>
          <table:table-cell office:value-type="string">
            <text:p>277.198042</text:p>
          </table:table-cell>
          <table:table-cell office:value-type="string">
            <text:p>182.555044</text:p>
          </table:table-cell>
          <table:table-cell office:value-type="string">
            <text:p>246.956986</text:p>
          </table:table-cell>
          <table:table-cell office:value-type="string">
            <text:p>48.601599</text:p>
          </table:table-cell>
          <table:table-cell office:value-type="string">
            <text:p>47.240595</text:p>
          </table:table-cell>
          <table:table-cell office:value-type="string">
            <text:p>3517.106444</text:p>
          </table:table-cell>
        </table:table-row>
        <table:table-row>
          <table:table-cell office:value-type="string">
            <text:p>d13</text:p>
          </table:table-cell>
          <table:table-cell office:value-type="string">
            <text:p>497.164979</text:p>
          </table:table-cell>
          <table:table-cell office:value-type="string">
            <text:p>417.210479</text:p>
          </table:table-cell>
          <table:table-cell office:value-type="string">
            <text:p>685.505841</text:p>
          </table:table-cell>
          <table:table-cell office:value-type="string">
            <text:p>133.725761</text:p>
          </table:table-cell>
          <table:table-cell office:value-type="string">
            <text:p>219.702494</text:p>
          </table:table-cell>
          <table:table-cell office:value-type="string">
            <text:p>48.509812</text:p>
          </table:table-cell>
          <table:table-cell office:value-type="string">
            <text:p>526.992888</text:p>
          </table:table-cell>
          <table:table-cell office:value-type="string">
            <text:p>273.413401</text:p>
          </table:table-cell>
          <table:table-cell office:value-type="string">
            <text:p>183.944951</text:p>
          </table:table-cell>
          <table:table-cell office:value-type="string">
            <text:p>237.097491</text:p>
          </table:table-cell>
          <table:table-cell office:value-type="string">
            <text:p>50.019631</text:p>
          </table:table-cell>
          <table:table-cell office:value-type="string">
            <text:p>34.795094</text:p>
          </table:table-cell>
          <table:table-cell office:value-type="string">
            <text:p>3174.357062</text:p>
          </table:table-cell>
        </table:table-row>
        <table:table-row>
          <table:table-cell office:value-type="string">
            <text:p>d14</text:p>
          </table:table-cell>
          <table:table-cell office:value-type="string">
            <text:p>498.787424</text:p>
          </table:table-cell>
          <table:table-cell office:value-type="string">
            <text:p>374.856331</text:p>
          </table:table-cell>
          <table:table-cell office:value-type="string">
            <text:p>579.29012</text:p>
          </table:table-cell>
          <table:table-cell office:value-type="string">
            <text:p>168.302298</text:p>
          </table:table-cell>
          <table:table-cell office:value-type="string">
            <text:p>261.6671</text:p>
          </table:table-cell>
          <table:table-cell office:value-type="string">
            <text:p>33.115796</text:p>
          </table:table-cell>
          <table:table-cell office:value-type="string">
            <text:p>523.954293</text:p>
          </table:table-cell>
          <table:table-cell office:value-type="string">
            <text:p>270.340395</text:p>
          </table:table-cell>
          <table:table-cell office:value-type="string">
            <text:p>186.961693</text:p>
          </table:table-cell>
          <table:table-cell office:value-type="string">
            <text:p>230.820685</text:p>
          </table:table-cell>
          <table:table-cell office:value-type="string">
            <text:p>42.277035</text:p>
          </table:table-cell>
          <table:table-cell office:value-type="string">
            <text:p>45.710617</text:p>
          </table:table-cell>
          <table:table-cell office:value-type="string">
            <text:p>3047.781488</text:p>
          </table:table-cell>
        </table:table-row>
        <table:table-row>
          <table:table-cell office:value-type="string">
            <text:p>d15</text:p>
          </table:table-cell>
          <table:table-cell office:value-type="string">
            <text:p>559.412285</text:p>
          </table:table-cell>
          <table:table-cell office:value-type="string">
            <text:p>438.016697</text:p>
          </table:table-cell>
          <table:table-cell office:value-type="string">
            <text:p>635.553025</text:p>
          </table:table-cell>
          <table:table-cell office:value-type="string">
            <text:p>160.435079</text:p>
          </table:table-cell>
          <table:table-cell office:value-type="string">
            <text:p>274.93848</text:p>
          </table:table-cell>
          <table:table-cell office:value-type="string">
            <text:p>41.061037</text:p>
          </table:table-cell>
          <table:table-cell office:value-type="string">
            <text:p>568.946608</text:p>
          </table:table-cell>
          <table:table-cell office:value-type="string">
            <text:p>288.849168</text:p>
          </table:table-cell>
          <table:table-cell office:value-type="string">
            <text:p>217.056048</text:p>
          </table:table-cell>
          <table:table-cell office:value-type="string">
            <text:p>250.589689</text:p>
          </table:table-cell>
          <table:table-cell office:value-type="string">
            <text:p>120.838382</text:p>
          </table:table-cell>
          <table:table-cell office:value-type="string">
            <text:p>60.213578</text:p>
          </table:table-cell>
          <table:table-cell office:value-type="string">
            <text:p>3455.474997</text:p>
          </table:table-cell>
        </table:table-row>
        <table:table-row>
          <table:table-cell office:value-type="string">
            <text:p>d16</text:p>
          </table:table-cell>
          <table:table-cell office:value-type="string">
            <text:p>535.173743</text:p>
          </table:table-cell>
          <table:table-cell office:value-type="string">
            <text:p>366.524412</text:p>
          </table:table-cell>
          <table:table-cell office:value-type="string">
            <text:p>642.299774</text:p>
          </table:table-cell>
          <table:table-cell office:value-type="string">
            <text:p>149.933093</text:p>
          </table:table-cell>
          <table:table-cell office:value-type="string">
            <text:p>222.456706</text:p>
          </table:table-cell>
          <table:table-cell office:value-type="string">
            <text:p>47.903533</text:p>
          </table:table-cell>
          <table:table-cell office:value-type="string">
            <text:p>528.124162</text:p>
          </table:table-cell>
          <table:table-cell office:value-type="string">
            <text:p>272.038463</text:p>
          </table:table-cell>
          <table:table-cell office:value-type="string">
            <text:p>216.523781</text:p>
          </table:table-cell>
          <table:table-cell office:value-type="string">
            <text:p>237.471859</text:p>
          </table:table-cell>
          <table:table-cell office:value-type="string">
            <text:p>57.956334</text:p>
          </table:table-cell>
          <table:table-cell office:value-type="string">
            <text:p>57.720234</text:p>
          </table:table-cell>
          <table:table-cell office:value-type="string">
            <text:p>3184.193001</text:p>
          </table:table-cell>
        </table:table-row>
        <table:table-row>
          <table:table-cell office:value-type="string">
            <text:p>d17</text:p>
          </table:table-cell>
          <table:table-cell office:value-type="string">
            <text:p>541.172117</text:p>
          </table:table-cell>
          <table:table-cell office:value-type="string">
            <text:p>421.406074</text:p>
          </table:table-cell>
          <table:table-cell office:value-type="string">
            <text:p>559.293041</text:p>
          </table:table-cell>
          <table:table-cell office:value-type="string">
            <text:p>150.173033</text:p>
          </table:table-cell>
          <table:table-cell office:value-type="string">
            <text:p>284.265761</text:p>
          </table:table-cell>
          <table:table-cell office:value-type="string">
            <text:p>50.69685</text:p>
          </table:table-cell>
          <table:table-cell office:value-type="string">
            <text:p>504.51086</text:p>
          </table:table-cell>
          <table:table-cell office:value-type="string">
            <text:p>249.36516</text:p>
          </table:table-cell>
          <table:table-cell office:value-type="string">
            <text:p>171.034865</text:p>
          </table:table-cell>
          <table:table-cell office:value-type="string">
            <text:p>218.512383</text:p>
          </table:table-cell>
          <table:table-cell office:value-type="string">
            <text:p>76.437438</text:p>
          </table:table-cell>
          <table:table-cell office:value-type="string">
            <text:p>60.717661</text:p>
          </table:table-cell>
          <table:table-cell office:value-type="string">
            <text:p>3137.412211</text:p>
          </table:table-cell>
        </table:table-row>
        <table:table-row>
          <table:table-cell office:value-type="string">
            <text:p>d18</text:p>
          </table:table-cell>
          <table:table-cell office:value-type="string">
            <text:p>364.456262</text:p>
          </table:table-cell>
          <table:table-cell office:value-type="string">
            <text:p>401.446329</text:p>
          </table:table-cell>
          <table:table-cell office:value-type="string">
            <text:p>513.458015</text:p>
          </table:table-cell>
          <table:table-cell office:value-type="string">
            <text:p>108.017445</text:p>
          </table:table-cell>
          <table:table-cell office:value-type="string">
            <text:p>298.601608</text:p>
          </table:table-cell>
          <table:table-cell office:value-type="string">
            <text:p>33.348588</text:p>
          </table:table-cell>
          <table:table-cell office:value-type="string">
            <text:p>505.89909</text:p>
          </table:table-cell>
          <table:table-cell office:value-type="string">
            <text:p>284.794054</text:p>
          </table:table-cell>
          <table:table-cell office:value-type="string">
            <text:p>158.338356</text:p>
          </table:table-cell>
          <table:table-cell office:value-type="string">
            <text:p>239.867848</text:p>
          </table:table-cell>
          <table:table-cell office:value-type="string">
            <text:p>74.482644</text:p>
          </table:table-cell>
          <table:table-cell office:value-type="string">
            <text:p>45.199894</text:p>
          </table:table-cell>
          <table:table-cell office:value-type="string">
            <text:p>2919.89269</text:p>
          </table:table-cell>
        </table:table-row>
        <table:table-row>
          <table:table-cell office:value-type="string">
            <text:p>d19</text:p>
          </table:table-cell>
          <table:table-cell office:value-type="string">
            <text:p>486.98881</text:p>
          </table:table-cell>
          <table:table-cell office:value-type="string">
            <text:p>460.482388</text:p>
          </table:table-cell>
          <table:table-cell office:value-type="string">
            <text:p>644.063453</text:p>
          </table:table-cell>
          <table:table-cell office:value-type="string">
            <text:p>192.058699</text:p>
          </table:table-cell>
          <table:table-cell office:value-type="string">
            <text:p>268.349599</text:p>
          </table:table-cell>
          <table:table-cell office:value-type="string">
            <text:p>56.589625</text:p>
          </table:table-cell>
          <table:table-cell office:value-type="string">
            <text:p>565.296391</text:p>
          </table:table-cell>
          <table:table-cell office:value-type="string">
            <text:p>303.941014</text:p>
          </table:table-cell>
          <table:table-cell office:value-type="string">
            <text:p>227.490228</text:p>
          </table:table-cell>
          <table:table-cell office:value-type="string">
            <text:p>256.444016</text:p>
          </table:table-cell>
          <table:table-cell office:value-type="string">
            <text:p>92.005291</text:p>
          </table:table-cell>
          <table:table-cell office:value-type="string">
            <text:p>68.12014</text:p>
          </table:table-cell>
          <table:table-cell office:value-type="string">
            <text:p>3429.770956</text:p>
          </table:table-cell>
        </table:table-row>
        <table:table-row>
          <table:table-cell office:value-type="string">
            <text:p>d20</text:p>
          </table:table-cell>
          <table:table-cell office:value-type="string">
            <text:p>569.640749</text:p>
          </table:table-cell>
          <table:table-cell office:value-type="string">
            <text:p>425.005709</text:p>
          </table:table-cell>
          <table:table-cell office:value-type="string">
            <text:p>645.942726</text:p>
          </table:table-cell>
          <table:table-cell office:value-type="string">
            <text:p>156.930938</text:p>
          </table:table-cell>
          <table:table-cell office:value-type="string">
            <text:p>240.305105</text:p>
          </table:table-cell>
          <table:table-cell office:value-type="string">
            <text:p>37.640013</text:p>
          </table:table-cell>
          <table:table-cell office:value-type="string">
            <text:p>554.102769</text:p>
          </table:table-cell>
          <table:table-cell office:value-type="string">
            <text:p>317.227773</text:p>
          </table:table-cell>
          <table:table-cell office:value-type="string">
            <text:p>226.046857</text:p>
          </table:table-cell>
          <table:table-cell office:value-type="string">
            <text:p>280.876369</text:p>
          </table:table-cell>
          <table:table-cell office:value-type="string">
            <text:p>116.642876</text:p>
          </table:table-cell>
          <table:table-cell office:value-type="string">
            <text:p>59.493732</text:p>
          </table:table-cell>
          <table:table-cell office:value-type="string">
            <text:p>3472.924676</text:p>
          </table:table-cell>
        </table:table-row>
        <table:table-row>
          <table:table-cell office:value-type="string">
            <text:p>d21</text:p>
          </table:table-cell>
          <table:table-cell office:value-type="string">
            <text:p>575.231902</text:p>
          </table:table-cell>
          <table:table-cell office:value-type="string">
            <text:p>441.04163</text:p>
          </table:table-cell>
          <table:table-cell office:value-type="string">
            <text:p>633.962843</text:p>
          </table:table-cell>
          <table:table-cell office:value-type="string">
            <text:p>154.198323</text:p>
          </table:table-cell>
          <table:table-cell office:value-type="string">
            <text:p>255.161284</text:p>
          </table:table-cell>
          <table:table-cell office:value-type="string">
            <text:p>45.382402</text:p>
          </table:table-cell>
          <table:table-cell office:value-type="string">
            <text:p>608.411951</text:p>
          </table:table-cell>
          <table:table-cell office:value-type="string">
            <text:p>353.639018</text:p>
          </table:table-cell>
          <table:table-cell office:value-type="string">
            <text:p>271.305466</text:p>
          </table:table-cell>
          <table:table-cell office:value-type="string">
            <text:p>301.534057</text:p>
          </table:table-cell>
          <table:table-cell office:value-type="string">
            <text:p>101.830153</text:p>
          </table:table-cell>
          <table:table-cell office:value-type="string">
            <text:p>64.403273</text:p>
          </table:table-cell>
          <table:table-cell office:value-type="string">
            <text:p>3651.903979</text:p>
          </table:table-cell>
        </table:table-row>
        <table:table-row>
          <table:table-cell office:value-type="string">
            <text:p>d22</text:p>
          </table:table-cell>
          <table:table-cell office:value-type="string">
            <text:p>485.546604</text:p>
          </table:table-cell>
          <table:table-cell office:value-type="string">
            <text:p>383.670402</text:p>
          </table:table-cell>
          <table:table-cell office:value-type="string">
            <text:p>525.756444</text:p>
          </table:table-cell>
          <table:table-cell office:value-type="string">
            <text:p>144.308031</text:p>
          </table:table-cell>
          <table:table-cell office:value-type="string">
            <text:p>231.461584</text:p>
          </table:table-cell>
          <table:table-cell office:value-type="string">
            <text:p>46.356739</text:p>
          </table:table-cell>
          <table:table-cell office:value-type="string">
            <text:p>479.282815</text:p>
          </table:table-cell>
          <table:table-cell office:value-type="string">
            <text:p>257.821029</text:p>
          </table:table-cell>
          <table:table-cell office:value-type="string">
            <text:p>185.860297</text:p>
          </table:table-cell>
          <table:table-cell office:value-type="string">
            <text:p>224.82334</text:p>
          </table:table-cell>
          <table:table-cell office:value-type="string">
            <text:p>66.481566</text:p>
          </table:table-cell>
          <table:table-cell office:value-type="string">
            <text:p>52.878318</text:p>
          </table:table-cell>
          <table:table-cell office:value-type="string">
            <text:p>2939.939137</text:p>
          </table:table-cell>
        </table:table-row>
        <table:table-row>
          <table:table-cell office:value-type="string">
            <text:p>d23</text:p>
          </table:table-cell>
          <table:table-cell office:value-type="string">
            <text:p>504.366827</text:p>
          </table:table-cell>
          <table:table-cell office:value-type="string">
            <text:p>457.82515</text:p>
          </table:table-cell>
          <table:table-cell office:value-type="string">
            <text:p>586.711409</text:p>
          </table:table-cell>
          <table:table-cell office:value-type="string">
            <text:p>154.991769</text:p>
          </table:table-cell>
          <table:table-cell office:value-type="string">
            <text:p>256.734486</text:p>
          </table:table-cell>
          <table:table-cell office:value-type="string">
            <text:p>36.0883</text:p>
          </table:table-cell>
          <table:table-cell office:value-type="string">
            <text:p>536.324806</text:p>
          </table:table-cell>
          <table:table-cell office:value-type="string">
            <text:p>316.382676</text:p>
          </table:table-cell>
          <table:table-cell office:value-type="string">
            <text:p>216.67493</text:p>
          </table:table-cell>
          <table:table-cell office:value-type="string">
            <text:p>276.652763</text:p>
          </table:table-cell>
          <table:table-cell office:value-type="string">
            <text:p>131.470086</text:p>
          </table:table-cell>
          <table:table-cell office:value-type="string">
            <text:p>55.257252</text:p>
          </table:table-cell>
          <table:table-cell office:value-type="string">
            <text:p>3374.488685</text:p>
          </table:table-cell>
        </table:table-row>
        <table:table-row>
          <table:table-cell office:value-type="string">
            <text:p>d24</text:p>
          </table:table-cell>
          <table:table-cell office:value-type="string">
            <text:p>530.925819</text:p>
          </table:table-cell>
          <table:table-cell office:value-type="string">
            <text:p>445.227985</text:p>
          </table:table-cell>
          <table:table-cell office:value-type="string">
            <text:p>588.855868</text:p>
          </table:table-cell>
          <table:table-cell office:value-type="string">
            <text:p>117.998344</text:p>
          </table:table-cell>
          <table:table-cell office:value-type="string">
            <text:p>324.1821</text:p>
          </table:table-cell>
          <table:table-cell office:value-type="string">
            <text:p>49.811795</text:p>
          </table:table-cell>
          <table:table-cell office:value-type="string">
            <text:p>550.350146</text:p>
          </table:table-cell>
          <table:table-cell office:value-type="string">
            <text:p>287.961362</text:p>
          </table:table-cell>
          <table:table-cell office:value-type="string">
            <text:p>179.095941</text:p>
          </table:table-cell>
          <table:table-cell office:value-type="string">
            <text:p>235.918717</text:p>
          </table:table-cell>
          <table:table-cell office:value-type="string">
            <text:p>123.615104</text:p>
          </table:table-cell>
          <table:table-cell office:value-type="string">
            <text:p>62.073704</text:p>
          </table:table-cell>
          <table:table-cell office:value-type="string">
            <text:p>3378.018541</text:p>
          </table:table-cell>
        </table:table-row>
        <table:table-row>
          <table:table-cell office:value-type="string">
            <text:p>d25</text:p>
          </table:table-cell>
          <table:table-cell office:value-type="string">
            <text:p>421.64545</text:p>
          </table:table-cell>
          <table:table-cell office:value-type="string">
            <text:p>421.087971</text:p>
          </table:table-cell>
          <table:table-cell office:value-type="string">
            <text:p>552.786274</text:p>
          </table:table-cell>
          <table:table-cell office:value-type="string">
            <text:p>128.564942</text:p>
          </table:table-cell>
          <table:table-cell office:value-type="string">
            <text:p>258.78075</text:p>
          </table:table-cell>
          <table:table-cell office:value-type="string">
            <text:p>59.732946</text:p>
          </table:table-cell>
          <table:table-cell office:value-type="string">
            <text:p>520.213568</text:p>
          </table:table-cell>
          <table:table-cell office:value-type="string">
            <text:p>292.357343</text:p>
          </table:table-cell>
          <table:table-cell office:value-type="string">
            <text:p>171.573227</text:p>
          </table:table-cell>
          <table:table-cell office:value-type="string">
            <text:p>245.78441</text:p>
          </table:table-cell>
          <table:table-cell office:value-type="string">
            <text:p>73.679295</text:p>
          </table:table-cell>
          <table:table-cell office:value-type="string">
            <text:p>51.462076</text:p>
          </table:table-cell>
          <table:table-cell office:value-type="string">
            <text:p>3069.103311</text:p>
          </table:table-cell>
        </table:table-row>
        <table:table-row>
          <table:table-cell office:value-type="string">
            <text:p>d26</text:p>
          </table:table-cell>
          <table:table-cell office:value-type="string">
            <text:p>421.199391</text:p>
          </table:table-cell>
          <table:table-cell office:value-type="string">
            <text:p>402.080902</text:p>
          </table:table-cell>
          <table:table-cell office:value-type="string">
            <text:p>564.315375</text:p>
          </table:table-cell>
          <table:table-cell office:value-type="string">
            <text:p>144.181624</text:p>
          </table:table-cell>
          <table:table-cell office:value-type="string">
            <text:p>257.927568</text:p>
          </table:table-cell>
          <table:table-cell office:value-type="string">
            <text:p>33.594069</text:p>
          </table:table-cell>
          <table:table-cell office:value-type="string">
            <text:p>515.105655</text:p>
          </table:table-cell>
          <table:table-cell office:value-type="string">
            <text:p>292.016922</text:p>
          </table:table-cell>
          <table:table-cell office:value-type="string">
            <text:p>201.002361</text:p>
          </table:table-cell>
          <table:table-cell office:value-type="string">
            <text:p>250.1808</text:p>
          </table:table-cell>
          <table:table-cell office:value-type="string">
            <text:p>100.145454</text:p>
          </table:table-cell>
          <table:table-cell office:value-type="string">
            <text:p>54.713816</text:p>
          </table:table-cell>
          <table:table-cell office:value-type="string">
            <text:p>3092.28231</text:p>
          </table:table-cell>
        </table:table-row>
        <table:table-row>
          <table:table-cell office:value-type="string">
            <text:p>d27</text:p>
          </table:table-cell>
          <table:table-cell office:value-type="string">
            <text:p>615.233087</text:p>
          </table:table-cell>
          <table:table-cell office:value-type="string">
            <text:p>412.479904</text:p>
          </table:table-cell>
          <table:table-cell office:value-type="string">
            <text:p>613.479668</text:p>
          </table:table-cell>
          <table:table-cell office:value-type="string">
            <text:p>177.061536</text:p>
          </table:table-cell>
          <table:table-cell office:value-type="string">
            <text:p>256.582944</text:p>
          </table:table-cell>
          <table:table-cell office:value-type="string">
            <text:p>35.864808</text:p>
          </table:table-cell>
          <table:table-cell office:value-type="string">
            <text:p>544.076726</text:p>
          </table:table-cell>
          <table:table-cell office:value-type="string">
            <text:p>273.935664</text:p>
          </table:table-cell>
          <table:table-cell office:value-type="string">
            <text:p>192.933761</text:p>
          </table:table-cell>
          <table:table-cell office:value-type="string">
            <text:p>244.366441</text:p>
          </table:table-cell>
          <table:table-cell office:value-type="string">
            <text:p>62.682558</text:p>
          </table:table-cell>
          <table:table-cell office:value-type="string">
            <text:p>53.615953</text:p>
          </table:table-cell>
          <table:table-cell office:value-type="string">
            <text:p>3305.251513</text:p>
          </table:table-cell>
        </table:table-row>
        <table:table-row>
          <table:table-cell office:value-type="string">
            <text:p>d28</text:p>
          </table:table-cell>
          <table:table-cell office:value-type="string">
            <text:p>686.677343</text:p>
          </table:table-cell>
          <table:table-cell office:value-type="string">
            <text:p>439.192688</text:p>
          </table:table-cell>
          <table:table-cell office:value-type="string">
            <text:p>627.410462</text:p>
          </table:table-cell>
          <table:table-cell office:value-type="string">
            <text:p>211.920981</text:p>
          </table:table-cell>
          <table:table-cell office:value-type="string">
            <text:p>268.731725</text:p>
          </table:table-cell>
          <table:table-cell office:value-type="string">
            <text:p>46.345062</text:p>
          </table:table-cell>
          <table:table-cell office:value-type="string">
            <text:p>590.70662</text:p>
          </table:table-cell>
          <table:table-cell office:value-type="string">
            <text:p>308.10001</text:p>
          </table:table-cell>
          <table:table-cell office:value-type="string">
            <text:p>245.895438</text:p>
          </table:table-cell>
          <table:table-cell office:value-type="string">
            <text:p>282.241362</text:p>
          </table:table-cell>
          <table:table-cell office:value-type="string">
            <text:p>55.150403</text:p>
          </table:table-cell>
          <table:table-cell office:value-type="string">
            <text:p>44.959338</text:p>
          </table:table-cell>
          <table:table-cell office:value-type="string">
            <text:p>3595.410451</text:p>
          </table:table-cell>
        </table:table-row>
        <table:table-row>
          <table:table-cell office:value-type="string">
            <text:p>d29</text:p>
          </table:table-cell>
          <table:table-cell office:value-type="string">
            <text:p>483.378854</text:p>
          </table:table-cell>
          <table:table-cell office:value-type="string">
            <text:p>530.271909</text:p>
          </table:table-cell>
          <table:table-cell office:value-type="string">
            <text:p>638.351638</text:p>
          </table:table-cell>
          <table:table-cell office:value-type="string">
            <text:p>178.370295</text:p>
          </table:table-cell>
          <table:table-cell office:value-type="string">
            <text:p>338.140842</text:p>
          </table:table-cell>
          <table:table-cell office:value-type="string">
            <text:p>61.151695</text:p>
          </table:table-cell>
          <table:table-cell office:value-type="string">
            <text:p>608.152858</text:p>
          </table:table-cell>
          <table:table-cell office:value-type="string">
            <text:p>331.633084</text:p>
          </table:table-cell>
          <table:table-cell office:value-type="string">
            <text:p>207.441479</text:p>
          </table:table-cell>
          <table:table-cell office:value-type="string">
            <text:p>283.387321</text:p>
          </table:table-cell>
          <table:table-cell office:value-type="string">
            <text:p>91.346485</text:p>
          </table:table-cell>
          <table:table-cell office:value-type="string">
            <text:p>51.978475</text:p>
          </table:table-cell>
          <table:table-cell office:value-type="string">
            <text:p>3625.23464</text:p>
          </table:table-cell>
        </table:table-row>
        <table:table-row>
          <table:table-cell office:value-type="string">
            <text:p>d30</text:p>
          </table:table-cell>
          <table:table-cell office:value-type="string">
            <text:p>499.013605</text:p>
          </table:table-cell>
          <table:table-cell office:value-type="string">
            <text:p>371.826956</text:p>
          </table:table-cell>
          <table:table-cell office:value-type="string">
            <text:p>462.242504</text:p>
          </table:table-cell>
          <table:table-cell office:value-type="string">
            <text:p>157.100849</text:p>
          </table:table-cell>
          <table:table-cell office:value-type="string">
            <text:p>264.456855</text:p>
          </table:table-cell>
          <table:table-cell office:value-type="string">
            <text:p>50.397216</text:p>
          </table:table-cell>
          <table:table-cell office:value-type="string">
            <text:p>453.054292</text:p>
          </table:table-cell>
          <table:table-cell office:value-type="string">
            <text:p>225.536121</text:p>
          </table:table-cell>
          <table:table-cell office:value-type="string">
            <text:p>155.806398</text:p>
          </table:table-cell>
          <table:table-cell office:value-type="string">
            <text:p>194.070252</text:p>
          </table:table-cell>
          <table:table-cell office:value-type="string">
            <text:p>63.577727</text:p>
          </table:table-cell>
          <table:table-cell office:value-type="string">
            <text:p>46.822909</text:p>
          </table:table-cell>
          <table:table-cell office:value-type="string">
            <text:p>2786.804834</text:p>
          </table:table-cell>
        </table:table-row>
        <table:table-row>
          <table:table-cell office:value-type="string">
            <text:p>d31</text:p>
          </table:table-cell>
          <table:table-cell office:value-type="string">
            <text:p>582.273172</text:p>
          </table:table-cell>
          <table:table-cell office:value-type="string">
            <text:p>421.617088</text:p>
          </table:table-cell>
          <table:table-cell office:value-type="string">
            <text:p>549.201446</text:p>
          </table:table-cell>
          <table:table-cell office:value-type="string">
            <text:p>154.330281</text:p>
          </table:table-cell>
          <table:table-cell office:value-type="string">
            <text:p>299.806197</text:p>
          </table:table-cell>
          <table:table-cell office:value-type="string">
            <text:p>50.071352</text:p>
          </table:table-cell>
          <table:table-cell office:value-type="string">
            <text:p>537.781646</text:p>
          </table:table-cell>
          <table:table-cell office:value-type="string">
            <text:p>267.709856</text:p>
          </table:table-cell>
          <table:table-cell office:value-type="string">
            <text:p>192.41611</text:p>
          </table:table-cell>
          <table:table-cell office:value-type="string">
            <text:p>229.933042</text:p>
          </table:table-cell>
          <table:table-cell office:value-type="string">
            <text:p>58.414133</text:p>
          </table:table-cell>
          <table:table-cell office:value-type="string">
            <text:p>36.602462</text:p>
          </table:table-cell>
          <table:table-cell office:value-type="string">
            <text:p>3225.826503</text:p>
          </table:table-cell>
        </table:table-row>
        <table:table-row>
          <table:table-cell office:value-type="string">
            <text:p>d32</text:p>
          </table:table-cell>
          <table:table-cell office:value-type="string">
            <text:p>590.031315</text:p>
          </table:table-cell>
          <table:table-cell office:value-type="string">
            <text:p>397.110509</text:p>
          </table:table-cell>
          <table:table-cell office:value-type="string">
            <text:p>537.933969</text:p>
          </table:table-cell>
          <table:table-cell office:value-type="string">
            <text:p>147.921574</text:p>
          </table:table-cell>
          <table:table-cell office:value-type="string">
            <text:p>279.347703</text:p>
          </table:table-cell>
          <table:table-cell office:value-type="string">
            <text:p>39.233945</text:p>
          </table:table-cell>
          <table:table-cell office:value-type="string">
            <text:p>512.48919</text:p>
          </table:table-cell>
          <table:table-cell office:value-type="string">
            <text:p>278.464903</text:p>
          </table:table-cell>
          <table:table-cell office:value-type="string">
            <text:p>184.000414</text:p>
          </table:table-cell>
          <table:table-cell office:value-type="string">
            <text:p>240.622834</text:p>
          </table:table-cell>
          <table:table-cell office:value-type="string">
            <text:p>92.780448</text:p>
          </table:table-cell>
          <table:table-cell office:value-type="string">
            <text:p>47.723954</text:p>
          </table:table-cell>
          <table:table-cell office:value-type="string">
            <text:p>3199.739184</text:p>
          </table:table-cell>
        </table:table-row>
        <table:table-row>
          <table:table-cell office:value-type="string">
            <text:p>d33</text:p>
          </table:table-cell>
          <table:table-cell office:value-type="string">
            <text:p>564.032453</text:p>
          </table:table-cell>
          <table:table-cell office:value-type="string">
            <text:p>406.278419</text:p>
          </table:table-cell>
          <table:table-cell office:value-type="string">
            <text:p>530.712882</text:p>
          </table:table-cell>
          <table:table-cell office:value-type="string">
            <text:p>159.416097</text:p>
          </table:table-cell>
          <table:table-cell office:value-type="string">
            <text:p>301.013019</text:p>
          </table:table-cell>
          <table:table-cell office:value-type="string">
            <text:p>47.419227</text:p>
          </table:table-cell>
          <table:table-cell office:value-type="string">
            <text:p>487.639667</text:p>
          </table:table-cell>
          <table:table-cell office:value-type="string">
            <text:p>249.296859</text:p>
          </table:table-cell>
          <table:table-cell office:value-type="string">
            <text:p>176.447257</text:p>
          </table:table-cell>
          <table:table-cell office:value-type="string">
            <text:p>210.493741</text:p>
          </table:table-cell>
          <table:table-cell office:value-type="string">
            <text:p>69.520515</text:p>
          </table:table-cell>
          <table:table-cell office:value-type="string">
            <text:p>45.461618</text:p>
          </table:table-cell>
          <table:table-cell office:value-type="string">
            <text:p>3088.315658</text:p>
          </table:table-cell>
        </table:table-row>
        <table:table-row>
          <table:table-cell office:value-type="string">
            <text:p>d35</text:p>
          </table:table-cell>
          <table:table-cell office:value-type="string">
            <text:p>518.01443</text:p>
          </table:table-cell>
          <table:table-cell office:value-type="string">
            <text:p>373.672829</text:p>
          </table:table-cell>
          <table:table-cell office:value-type="string">
            <text:p>538.875699</text:p>
          </table:table-cell>
          <table:table-cell office:value-type="string">
            <text:p>155.668507</text:p>
          </table:table-cell>
          <table:table-cell office:value-type="string">
            <text:p>257.093009</text:p>
          </table:table-cell>
          <table:table-cell office:value-type="string">
            <text:p>48.704309</text:p>
          </table:table-cell>
          <table:table-cell office:value-type="string">
            <text:p>498.609318</text:p>
          </table:table-cell>
          <table:table-cell office:value-type="string">
            <text:p>272.035022</text:p>
          </table:table-cell>
          <table:table-cell office:value-type="string">
            <text:p>152.958158</text:p>
          </table:table-cell>
          <table:table-cell office:value-type="string">
            <text:p>236.525681</text:p>
          </table:table-cell>
          <table:table-cell office:value-type="string">
            <text:p>59.031169</text:p>
          </table:table-cell>
          <table:table-cell office:value-type="string">
            <text:p>41.496715</text:p>
          </table:table-cell>
          <table:table-cell office:value-type="string">
            <text:p>2997.016338</text:p>
          </table:table-cell>
        </table:table-row>
        <table:table-row>
          <table:table-cell office:value-type="string">
            <text:p>d36</text:p>
          </table:table-cell>
          <table:table-cell office:value-type="string">
            <text:p>331.089791</text:p>
          </table:table-cell>
          <table:table-cell office:value-type="string">
            <text:p>295.645899</text:p>
          </table:table-cell>
          <table:table-cell office:value-type="string">
            <text:p>464.475291</text:p>
          </table:table-cell>
          <table:table-cell office:value-type="string">
            <text:p>110.92864</text:p>
          </table:table-cell>
          <table:table-cell office:value-type="string">
            <text:p>234.034672</text:p>
          </table:table-cell>
          <table:table-cell office:value-type="string">
            <text:p>46.91751</text:p>
          </table:table-cell>
          <table:table-cell office:value-type="string">
            <text:p>396.85918</text:p>
          </table:table-cell>
          <table:table-cell office:value-type="string">
            <text:p>228.365938</text:p>
          </table:table-cell>
          <table:table-cell office:value-type="string">
            <text:p>154.860135</text:p>
          </table:table-cell>
          <table:table-cell office:value-type="string">
            <text:p>195.33895</text:p>
          </table:table-cell>
          <table:table-cell office:value-type="string">
            <text:p>57.106369</text:p>
          </table:table-cell>
          <table:table-cell office:value-type="string">
            <text:p>47.582185</text:p>
          </table:table-cell>
          <table:table-cell office:value-type="string">
            <text:p>2452.27592</text:p>
          </table:table-cell>
        </table:table-row>
        <table:table-row>
          <table:table-cell office:value-type="string">
            <text:p>d37</text:p>
          </table:table-cell>
          <table:table-cell office:value-type="string">
            <text:p>473.447666</text:p>
          </table:table-cell>
          <table:table-cell office:value-type="string">
            <text:p>382.903486</text:p>
          </table:table-cell>
          <table:table-cell office:value-type="string">
            <text:p>568.912523</text:p>
          </table:table-cell>
          <table:table-cell office:value-type="string">
            <text:p>185.403129</text:p>
          </table:table-cell>
          <table:table-cell office:value-type="string">
            <text:p>259.072011</text:p>
          </table:table-cell>
          <table:table-cell office:value-type="string">
            <text:p>47.032189</text:p>
          </table:table-cell>
          <table:table-cell office:value-type="string">
            <text:p>486.005814</text:p>
          </table:table-cell>
          <table:table-cell office:value-type="string">
            <text:p>266.855143</text:p>
          </table:table-cell>
          <table:table-cell office:value-type="string">
            <text:p>189.26427</text:p>
          </table:table-cell>
          <table:table-cell office:value-type="string">
            <text:p>237.699204</text:p>
          </table:table-cell>
          <table:table-cell office:value-type="string">
            <text:p>46.481591</text:p>
          </table:table-cell>
          <table:table-cell office:value-type="string">
            <text:p>44.50495</text:p>
          </table:table-cell>
          <table:table-cell office:value-type="string">
            <text:p>3002.178847</text:p>
          </table:table-cell>
        </table:table-row>
        <table:table-row>
          <table:table-cell office:value-type="string">
            <text:p>d40</text:p>
          </table:table-cell>
          <table:table-cell office:value-type="string">
            <text:p>382.349751</text:p>
          </table:table-cell>
          <table:table-cell office:value-type="string">
            <text:p>347.843062</text:p>
          </table:table-cell>
          <table:table-cell office:value-type="string">
            <text:p>486.341779</text:p>
          </table:table-cell>
          <table:table-cell office:value-type="string">
            <text:p>199.519395</text:p>
          </table:table-cell>
          <table:table-cell office:value-type="string">
            <text:p>257.268233</text:p>
          </table:table-cell>
          <table:table-cell office:value-type="string">
            <text:p>40.526241</text:p>
          </table:table-cell>
          <table:table-cell office:value-type="string">
            <text:p>420.410493</text:p>
          </table:table-cell>
          <table:table-cell office:value-type="string">
            <text:p>208.082274</text:p>
          </table:table-cell>
          <table:table-cell office:value-type="string">
            <text:p>157.727212</text:p>
          </table:table-cell>
          <table:table-cell office:value-type="string">
            <text:p>189.529038</text:p>
          </table:table-cell>
          <table:table-cell office:value-type="string">
            <text:p>29.625588</text:p>
          </table:table-cell>
          <table:table-cell office:value-type="string">
            <text:p>36.919379</text:p>
          </table:table-cell>
          <table:table-cell office:value-type="string">
            <text:p>2556.62305</text:p>
          </table:table-cell>
        </table:table-row>
        <table:table-row>
          <table:table-cell office:value-type="string">
            <text:p>d41</text:p>
          </table:table-cell>
          <table:table-cell office:value-type="string">
            <text:p>576.987815</text:p>
          </table:table-cell>
          <table:table-cell office:value-type="string">
            <text:p>424.926891</text:p>
          </table:table-cell>
          <table:table-cell office:value-type="string">
            <text:p>610.40861</text:p>
          </table:table-cell>
          <table:table-cell office:value-type="string">
            <text:p>172.018145</text:p>
          </table:table-cell>
          <table:table-cell office:value-type="string">
            <text:p>323.536072</text:p>
          </table:table-cell>
          <table:table-cell office:value-type="string">
            <text:p>66.528745</text:p>
          </table:table-cell>
          <table:table-cell office:value-type="string">
            <text:p>539.412874</text:p>
          </table:table-cell>
          <table:table-cell office:value-type="string">
            <text:p>270.66373</text:p>
          </table:table-cell>
          <table:table-cell office:value-type="string">
            <text:p>186.416216</text:p>
          </table:table-cell>
          <table:table-cell office:value-type="string">
            <text:p>242.94423</text:p>
          </table:table-cell>
          <table:table-cell office:value-type="string">
            <text:p>56.377777</text:p>
          </table:table-cell>
          <table:table-cell office:value-type="string">
            <text:p>66.138057</text:p>
          </table:table-cell>
          <table:table-cell office:value-type="string">
            <text:p>3364.341018</text:p>
          </table:table-cell>
        </table:table-row>
        <table:table-row>
          <table:table-cell office:value-type="string">
            <text:p>d42</text:p>
          </table:table-cell>
          <table:table-cell office:value-type="string">
            <text:p>624.757585</text:p>
          </table:table-cell>
          <table:table-cell office:value-type="string">
            <text:p>453.190973</text:p>
          </table:table-cell>
          <table:table-cell office:value-type="string">
            <text:p>572.359897</text:p>
          </table:table-cell>
          <table:table-cell office:value-type="string">
            <text:p>157.261022</text:p>
          </table:table-cell>
          <table:table-cell office:value-type="string">
            <text:p>267.090225</text:p>
          </table:table-cell>
          <table:table-cell office:value-type="string">
            <text:p>51.889702</text:p>
          </table:table-cell>
          <table:table-cell office:value-type="string">
            <text:p>534.907605</text:p>
          </table:table-cell>
          <table:table-cell office:value-type="string">
            <text:p>266.424713</text:p>
          </table:table-cell>
          <table:table-cell office:value-type="string">
            <text:p>183.029043</text:p>
          </table:table-cell>
          <table:table-cell office:value-type="string">
            <text:p>236.244064</text:p>
          </table:table-cell>
          <table:table-cell office:value-type="string">
            <text:p>77.723877</text:p>
          </table:table-cell>
          <table:table-cell office:value-type="string">
            <text:p>45.281554</text:p>
          </table:table-cell>
          <table:table-cell office:value-type="string">
            <text:p>3312.89924</text:p>
          </table:table-cell>
        </table:table-row>
        <table:table-row>
          <table:table-cell office:value-type="string">
            <text:p>d43</text:p>
          </table:table-cell>
          <table:table-cell office:value-type="string">
            <text:p>427.764745</text:p>
          </table:table-cell>
          <table:table-cell office:value-type="string">
            <text:p>404.483629</text:p>
          </table:table-cell>
          <table:table-cell office:value-type="string">
            <text:p>581.028195</text:p>
          </table:table-cell>
          <table:table-cell office:value-type="string">
            <text:p>191.918692</text:p>
          </table:table-cell>
          <table:table-cell office:value-type="string">
            <text:p>230.642634</text:p>
          </table:table-cell>
          <table:table-cell office:value-type="string">
            <text:p>39.65752</text:p>
          </table:table-cell>
          <table:table-cell office:value-type="string">
            <text:p>521.983307</text:p>
          </table:table-cell>
          <table:table-cell office:value-type="string">
            <text:p>308.351433</text:p>
          </table:table-cell>
          <table:table-cell office:value-type="string">
            <text:p>221.974634</text:p>
          </table:table-cell>
          <table:table-cell office:value-type="string">
            <text:p>269.849859</text:p>
          </table:table-cell>
          <table:table-cell office:value-type="string">
            <text:p>28.309481</text:p>
          </table:table-cell>
          <table:table-cell office:value-type="string">
            <text:p>58.108716</text:p>
          </table:table-cell>
          <table:table-cell office:value-type="string">
            <text:p>3092.154155</text:p>
          </table:table-cell>
        </table:table-row>
        <table:table-row>
          <table:table-cell office:value-type="string">
            <text:p>d44</text:p>
          </table:table-cell>
          <table:table-cell office:value-type="string">
            <text:p>477.497242</text:p>
          </table:table-cell>
          <table:table-cell office:value-type="string">
            <text:p>381.346268</text:p>
          </table:table-cell>
          <table:table-cell office:value-type="string">
            <text:p>562.611766</text:p>
          </table:table-cell>
          <table:table-cell office:value-type="string">
            <text:p>174.424497</text:p>
          </table:table-cell>
          <table:table-cell office:value-type="string">
            <text:p>296.240789</text:p>
          </table:table-cell>
          <table:table-cell office:value-type="string">
            <text:p>63.664476</text:p>
          </table:table-cell>
          <table:table-cell office:value-type="string">
            <text:p>519.665265</text:p>
          </table:table-cell>
          <table:table-cell office:value-type="string">
            <text:p>250.740566</text:p>
          </table:table-cell>
          <table:table-cell office:value-type="string">
            <text:p>193.166489</text:p>
          </table:table-cell>
          <table:table-cell office:value-type="string">
            <text:p>224.298341</text:p>
          </table:table-cell>
          <table:table-cell office:value-type="string">
            <text:p>94.065171</text:p>
          </table:table-cell>
          <table:table-cell office:value-type="string">
            <text:p>60.993472</text:p>
          </table:table-cell>
          <table:table-cell office:value-type="string">
            <text:p>3124.289845</text:p>
          </table:table-cell>
        </table:table-row>
        <table:table-row>
          <table:table-cell office:value-type="string">
            <text:p>d45</text:p>
          </table:table-cell>
          <table:table-cell office:value-type="string">
            <text:p>375.591567</text:p>
          </table:table-cell>
          <table:table-cell office:value-type="string">
            <text:p>335.078065</text:p>
          </table:table-cell>
          <table:table-cell office:value-type="string">
            <text:p>602.019626</text:p>
          </table:table-cell>
          <table:table-cell office:value-type="string">
            <text:p>173.479991</text:p>
          </table:table-cell>
          <table:table-cell office:value-type="string">
            <text:p>179.909612</text:p>
          </table:table-cell>
          <table:table-cell office:value-type="string">
            <text:p>23.792522</text:p>
          </table:table-cell>
          <table:table-cell office:value-type="string">
            <text:p>474.095777</text:p>
          </table:table-cell>
          <table:table-cell office:value-type="string">
            <text:p>256.177935</text:p>
          </table:table-cell>
          <table:table-cell office:value-type="string">
            <text:p>198.716791</text:p>
          </table:table-cell>
          <table:table-cell office:value-type="string">
            <text:p>221.793952</text:p>
          </table:table-cell>
          <table:table-cell office:value-type="string">
            <text:p>85.563743</text:p>
          </table:table-cell>
          <table:table-cell office:value-type="string">
            <text:p>39.433932</text:p>
          </table:table-cell>
          <table:table-cell office:value-type="string">
            <text:p>2792.173524</text:p>
          </table:table-cell>
        </table:table-row>
        <table:table-row>
          <table:table-cell office:value-type="string">
            <text:p>d46</text:p>
          </table:table-cell>
          <table:table-cell office:value-type="string">
            <text:p>440.396648</text:p>
          </table:table-cell>
          <table:table-cell office:value-type="string">
            <text:p>323.718211</text:p>
          </table:table-cell>
          <table:table-cell office:value-type="string">
            <text:p>417.268674</text:p>
          </table:table-cell>
          <table:table-cell office:value-type="string">
            <text:p>149.106863</text:p>
          </table:table-cell>
          <table:table-cell office:value-type="string">
            <text:p>212.245717</text:p>
          </table:table-cell>
          <table:table-cell office:value-type="string">
            <text:p>39.964582</text:p>
          </table:table-cell>
          <table:table-cell office:value-type="string">
            <text:p>377.647136</text:p>
          </table:table-cell>
          <table:table-cell office:value-type="string">
            <text:p>204.115728</text:p>
          </table:table-cell>
          <table:table-cell office:value-type="string">
            <text:p>143.597724</text:p>
          </table:table-cell>
          <table:table-cell office:value-type="string">
            <text:p>184.755973</text:p>
          </table:table-cell>
          <table:table-cell office:value-type="string">
            <text:p>37.085616</text:p>
          </table:table-cell>
          <table:table-cell office:value-type="string">
            <text:p>36.498098</text:p>
          </table:table-cell>
          <table:table-cell office:value-type="string">
            <text:p>2417.294104</text:p>
          </table:table-cell>
        </table:table-row>
        <table:table-row>
          <table:table-cell office:value-type="string">
            <text:p>d47</text:p>
          </table:table-cell>
          <table:table-cell office:value-type="string">
            <text:p>656.868907</text:p>
          </table:table-cell>
          <table:table-cell office:value-type="string">
            <text:p>519.379396</text:p>
          </table:table-cell>
          <table:table-cell office:value-type="string">
            <text:p>682.400415</text:p>
          </table:table-cell>
          <table:table-cell office:value-type="string">
            <text:p>146.932013</text:p>
          </table:table-cell>
          <table:table-cell office:value-type="string">
            <text:p>340.02893</text:p>
          </table:table-cell>
          <table:table-cell office:value-type="string">
            <text:p>51.809311</text:p>
          </table:table-cell>
          <table:table-cell office:value-type="string">
            <text:p>629.411465</text:p>
          </table:table-cell>
          <table:table-cell office:value-type="string">
            <text:p>320.841576</text:p>
          </table:table-cell>
          <table:table-cell office:value-type="string">
            <text:p>198.379624</text:p>
          </table:table-cell>
          <table:table-cell office:value-type="string">
            <text:p>271.626603</text:p>
          </table:table-cell>
          <table:table-cell office:value-type="string">
            <text:p>104.686559</text:p>
          </table:table-cell>
          <table:table-cell office:value-type="string">
            <text:p>57.808672</text:p>
          </table:table-cell>
          <table:table-cell office:value-type="string">
            <text:p>3833.241458</text:p>
          </table:table-cell>
        </table:table-row>
        <table:table-row>
          <table:table-cell office:value-type="string">
            <text:p>d48</text:p>
          </table:table-cell>
          <table:table-cell office:value-type="string">
            <text:p>389.462338</text:p>
          </table:table-cell>
          <table:table-cell office:value-type="string">
            <text:p>315.04089</text:p>
          </table:table-cell>
          <table:table-cell office:value-type="string">
            <text:p>535.881011</text:p>
          </table:table-cell>
          <table:table-cell office:value-type="string">
            <text:p>167.292876</text:p>
          </table:table-cell>
          <table:table-cell office:value-type="string">
            <text:p>191.685284</text:p>
          </table:table-cell>
          <table:table-cell office:value-type="string">
            <text:p>41.244338</text:p>
          </table:table-cell>
          <table:table-cell office:value-type="string">
            <text:p>430.943593</text:p>
          </table:table-cell>
          <table:table-cell office:value-type="string">
            <text:p>239.292507</text:p>
          </table:table-cell>
          <table:table-cell office:value-type="string">
            <text:p>185.217502</text:p>
          </table:table-cell>
          <table:table-cell office:value-type="string">
            <text:p>217.111817</text:p>
          </table:table-cell>
          <table:table-cell office:value-type="string">
            <text:p>37.20145</text:p>
          </table:table-cell>
          <table:table-cell office:value-type="string">
            <text:p>47.447236</text:p>
          </table:table-cell>
          <table:table-cell office:value-type="string">
            <text:p>2630.527966</text:p>
          </table:table-cell>
        </table:table-row>
        <table:table-row>
          <table:table-cell office:value-type="string">
            <text:p>d49</text:p>
          </table:table-cell>
          <table:table-cell office:value-type="string">
            <text:p>488.094591</text:p>
          </table:table-cell>
          <table:table-cell office:value-type="string">
            <text:p>435.490721</text:p>
          </table:table-cell>
          <table:table-cell office:value-type="string">
            <text:p>757.506845</text:p>
          </table:table-cell>
          <table:table-cell office:value-type="string">
            <text:p>172.943374</text:p>
          </table:table-cell>
          <table:table-cell office:value-type="string">
            <text:p>248.559273</text:p>
          </table:table-cell>
          <table:table-cell office:value-type="string">
            <text:p>44.709765</text:p>
          </table:table-cell>
          <table:table-cell office:value-type="string">
            <text:p>605.715978</text:p>
          </table:table-cell>
          <table:table-cell office:value-type="string">
            <text:p>299.748606</text:p>
          </table:table-cell>
          <table:table-cell office:value-type="string">
            <text:p>187.224559</text:p>
          </table:table-cell>
          <table:table-cell office:value-type="string">
            <text:p>252.220477</text:p>
          </table:table-cell>
          <table:table-cell office:value-type="string">
            <text:p>57.201187</text:p>
          </table:table-cell>
          <table:table-cell office:value-type="string">
            <text:p>56.744125</text:p>
          </table:table-cell>
          <table:table-cell office:value-type="string">
            <text:p>3433.216128</text:p>
          </table:table-cell>
        </table:table-row>
        <table:table-row>
          <table:table-cell office:value-type="string">
            <text:p>d50</text:p>
          </table:table-cell>
          <table:table-cell office:value-type="string">
            <text:p>462.447344</text:p>
          </table:table-cell>
          <table:table-cell office:value-type="string">
            <text:p>355.550078</text:p>
          </table:table-cell>
          <table:table-cell office:value-type="string">
            <text:p>508.703417</text:p>
          </table:table-cell>
          <table:table-cell office:value-type="string">
            <text:p>141.353314</text:p>
          </table:table-cell>
          <table:table-cell office:value-type="string">
            <text:p>267.940662</text:p>
          </table:table-cell>
          <table:table-cell office:value-type="string">
            <text:p>35.343548</text:p>
          </table:table-cell>
          <table:table-cell office:value-type="string">
            <text:p>453.457336</text:p>
          </table:table-cell>
          <table:table-cell office:value-type="string">
            <text:p>231.098127</text:p>
          </table:table-cell>
          <table:table-cell office:value-type="string">
            <text:p>168.122272</text:p>
          </table:table-cell>
          <table:table-cell office:value-type="string">
            <text:p>208.659468</text:p>
          </table:table-cell>
          <table:table-cell office:value-type="string">
            <text:p>76.928807</text:p>
          </table:table-cell>
          <table:table-cell office:value-type="string">
            <text:p>34.910046</text:p>
          </table:table-cell>
          <table:table-cell office:value-type="string">
            <text:p>2803.161105</text:p>
          </table:table-cell>
        </table:table-row>
        <table:table-row>
          <table:table-cell office:value-type="string">
            <text:p>d51</text:p>
          </table:table-cell>
          <table:table-cell office:value-type="string">
            <text:p>530.446952</text:p>
          </table:table-cell>
          <table:table-cell office:value-type="string">
            <text:p>449.747135</text:p>
          </table:table-cell>
          <table:table-cell office:value-type="string">
            <text:p>641.139185</text:p>
          </table:table-cell>
          <table:table-cell office:value-type="string">
            <text:p>186.315355</text:p>
          </table:table-cell>
          <table:table-cell office:value-type="string">
            <text:p>286.041139</text:p>
          </table:table-cell>
          <table:table-cell office:value-type="string">
            <text:p>35.729268</text:p>
          </table:table-cell>
          <table:table-cell office:value-type="string">
            <text:p>599.238514</text:p>
          </table:table-cell>
          <table:table-cell office:value-type="string">
            <text:p>312.56655</text:p>
          </table:table-cell>
          <table:table-cell office:value-type="string">
            <text:p>209.901325</text:p>
          </table:table-cell>
          <table:table-cell office:value-type="string">
            <text:p>277.058852</text:p>
          </table:table-cell>
          <table:table-cell office:value-type="string">
            <text:p>71.340031</text:p>
          </table:table-cell>
          <table:table-cell office:value-type="string">
            <text:p>57.794354</text:p>
          </table:table-cell>
          <table:table-cell office:value-type="string">
            <text:p>3471.003304</text:p>
          </table:table-cell>
        </table:table-row>
        <table:table-row>
          <table:table-cell office:value-type="string">
            <text:p>d52</text:p>
          </table:table-cell>
          <table:table-cell office:value-type="string">
            <text:p>332.811634</text:p>
          </table:table-cell>
          <table:table-cell office:value-type="string">
            <text:p>307.210203</text:p>
          </table:table-cell>
          <table:table-cell office:value-type="string">
            <text:p>426.658367</text:p>
          </table:table-cell>
          <table:table-cell office:value-type="string">
            <text:p>170.054589</text:p>
          </table:table-cell>
          <table:table-cell office:value-type="string">
            <text:p>206.385404</text:p>
          </table:table-cell>
          <table:table-cell office:value-type="string">
            <text:p>40.552735</text:p>
          </table:table-cell>
          <table:table-cell office:value-type="string">
            <text:p>367.720998</text:p>
          </table:table-cell>
          <table:table-cell office:value-type="string">
            <text:p>189.45859</text:p>
          </table:table-cell>
          <table:table-cell office:value-type="string">
            <text:p>136.49227</text:p>
          </table:table-cell>
          <table:table-cell office:value-type="string">
            <text:p>172.434732</text:p>
          </table:table-cell>
          <table:table-cell office:value-type="string">
            <text:p>34.18568</text:p>
          </table:table-cell>
          <table:table-cell office:value-type="string">
            <text:p>34.343202</text:p>
          </table:table-cell>
          <table:table-cell office:value-type="string">
            <text:p>2248.253815</text:p>
          </table:table-cell>
        </table:table-row>
        <table:table-row>
          <table:table-cell office:value-type="string">
            <text:p>d53</text:p>
          </table:table-cell>
          <table:table-cell office:value-type="string">
            <text:p>405.063348</text:p>
          </table:table-cell>
          <table:table-cell office:value-type="string">
            <text:p>403.648425</text:p>
          </table:table-cell>
          <table:table-cell office:value-type="string">
            <text:p>566.754529</text:p>
          </table:table-cell>
          <table:table-cell office:value-type="string">
            <text:p>194.672264</text:p>
          </table:table-cell>
          <table:table-cell office:value-type="string">
            <text:p>254.514534</text:p>
          </table:table-cell>
          <table:table-cell office:value-type="string">
            <text:p>32.448966</text:p>
          </table:table-cell>
          <table:table-cell office:value-type="string">
            <text:p>489.04866</text:p>
          </table:table-cell>
          <table:table-cell office:value-type="string">
            <text:p>238.622712</text:p>
          </table:table-cell>
          <table:table-cell office:value-type="string">
            <text:p>180.365528</text:p>
          </table:table-cell>
          <table:table-cell office:value-type="string">
            <text:p>212.872392</text:p>
          </table:table-cell>
          <table:table-cell office:value-type="string">
            <text:p>53.150007</text:p>
          </table:table-cell>
          <table:table-cell office:value-type="string">
            <text:p>42.119789</text:p>
          </table:table-cell>
          <table:table-cell office:value-type="string">
            <text:p>2878.608889</text:p>
          </table:table-cell>
        </table:table-row>
        <table:table-row>
          <table:table-cell office:value-type="string">
            <text:p>d54</text:p>
          </table:table-cell>
          <table:table-cell office:value-type="string">
            <text:p>497.199556</text:p>
          </table:table-cell>
          <table:table-cell office:value-type="string">
            <text:p>365.663126</text:p>
          </table:table-cell>
          <table:table-cell office:value-type="string">
            <text:p>540.729336</text:p>
          </table:table-cell>
          <table:table-cell office:value-type="string">
            <text:p>166.509969</text:p>
          </table:table-cell>
          <table:table-cell office:value-type="string">
            <text:p>281.619142</text:p>
          </table:table-cell>
          <table:table-cell office:value-type="string">
            <text:p>71.729125</text:p>
          </table:table-cell>
          <table:table-cell office:value-type="string">
            <text:p>475.413364</text:p>
          </table:table-cell>
          <table:table-cell office:value-type="string">
            <text:p>233.648568</text:p>
          </table:table-cell>
          <table:table-cell office:value-type="string">
            <text:p>180.722356</text:p>
          </table:table-cell>
          <table:table-cell office:value-type="string">
            <text:p>212.564792</text:p>
          </table:table-cell>
          <table:table-cell office:value-type="string">
            <text:p>15.987269</text:p>
          </table:table-cell>
          <table:table-cell office:value-type="string">
            <text:p>55.828017</text:p>
          </table:table-cell>
          <table:table-cell office:value-type="string">
            <text:p>2931.104651</text:p>
          </table:table-cell>
        </table:table-row>
        <table:table-row>
          <table:table-cell office:value-type="string">
            <text:p>d55</text:p>
          </table:table-cell>
          <table:table-cell office:value-type="string">
            <text:p>513.063603</text:p>
          </table:table-cell>
          <table:table-cell office:value-type="string">
            <text:p>420.464708</text:p>
          </table:table-cell>
          <table:table-cell office:value-type="string">
            <text:p>662.899038</text:p>
          </table:table-cell>
          <table:table-cell office:value-type="string">
            <text:p>127.536322</text:p>
          </table:table-cell>
          <table:table-cell office:value-type="string">
            <text:p>271.20152</text:p>
          </table:table-cell>
          <table:table-cell office:value-type="string">
            <text:p>49.732413</text:p>
          </table:table-cell>
          <table:table-cell office:value-type="string">
            <text:p>575.709443</text:p>
          </table:table-cell>
          <table:table-cell office:value-type="string">
            <text:p>296.705868</text:p>
          </table:table-cell>
          <table:table-cell office:value-type="string">
            <text:p>182.059689</text:p>
          </table:table-cell>
          <table:table-cell office:value-type="string">
            <text:p>252.301992</text:p>
          </table:table-cell>
          <table:table-cell office:value-type="string">
            <text:p>99.28949</text:p>
          </table:table-cell>
          <table:table-cell office:value-type="string">
            <text:p>61.593677</text:p>
          </table:table-cell>
          <table:table-cell office:value-type="string">
            <text:p>3385.021441</text:p>
          </table:table-cell>
        </table:table-row>
        <table:table-row>
          <table:table-cell office:value-type="string">
            <text:p>d56</text:p>
          </table:table-cell>
          <table:table-cell office:value-type="string">
            <text:p>502.463548</text:p>
          </table:table-cell>
          <table:table-cell office:value-type="string">
            <text:p>399.51984</text:p>
          </table:table-cell>
          <table:table-cell office:value-type="string">
            <text:p>640.159127</text:p>
          </table:table-cell>
          <table:table-cell office:value-type="string">
            <text:p>138.120319</text:p>
          </table:table-cell>
          <table:table-cell office:value-type="string">
            <text:p>270.03813</text:p>
          </table:table-cell>
          <table:table-cell office:value-type="string">
            <text:p>47.313507</text:p>
          </table:table-cell>
          <table:table-cell office:value-type="string">
            <text:p>563.266616</text:p>
          </table:table-cell>
          <table:table-cell office:value-type="string">
            <text:p>305.30515</text:p>
          </table:table-cell>
          <table:table-cell office:value-type="string">
            <text:p>208.657369</text:p>
          </table:table-cell>
          <table:table-cell office:value-type="string">
            <text:p>261.693575</text:p>
          </table:table-cell>
          <table:table-cell office:value-type="string">
            <text:p>64.32115</text:p>
          </table:table-cell>
          <table:table-cell office:value-type="string">
            <text:p>60.378815</text:p>
          </table:table-cell>
          <table:table-cell office:value-type="string">
            <text:p>3323.116829</text:p>
          </table:table-cell>
        </table:table-row>
        <table:table-row>
          <table:table-cell office:value-type="string">
            <text:p>d57</text:p>
          </table:table-cell>
          <table:table-cell office:value-type="string">
            <text:p>489.717439</text:p>
          </table:table-cell>
          <table:table-cell office:value-type="string">
            <text:p>381.113073</text:p>
          </table:table-cell>
          <table:table-cell office:value-type="string">
            <text:p>558.769509</text:p>
          </table:table-cell>
          <table:table-cell office:value-type="string">
            <text:p>140.926549</text:p>
          </table:table-cell>
          <table:table-cell office:value-type="string">
            <text:p>254.89083</text:p>
          </table:table-cell>
          <table:table-cell office:value-type="string">
            <text:p>50.972038</text:p>
          </table:table-cell>
          <table:table-cell office:value-type="string">
            <text:p>516.447506</text:p>
          </table:table-cell>
          <table:table-cell office:value-type="string">
            <text:p>273.428879</text:p>
          </table:table-cell>
          <table:table-cell office:value-type="string">
            <text:p>215.430243</text:p>
          </table:table-cell>
          <table:table-cell office:value-type="string">
            <text:p>245.677533</text:p>
          </table:table-cell>
          <table:table-cell office:value-type="string">
            <text:p>48.108124</text:p>
          </table:table-cell>
          <table:table-cell office:value-type="string">
            <text:p>50.216961</text:p>
          </table:table-cell>
          <table:table-cell office:value-type="string">
            <text:p>3084.772136</text:p>
          </table:table-cell>
        </table:table-row>
        <table:table-row>
          <table:table-cell office:value-type="string">
            <text:p>d58</text:p>
          </table:table-cell>
          <table:table-cell office:value-type="string">
            <text:p>421.899924</text:p>
          </table:table-cell>
          <table:table-cell office:value-type="string">
            <text:p>343.79587</text:p>
          </table:table-cell>
          <table:table-cell office:value-type="string">
            <text:p>439.912625</text:p>
          </table:table-cell>
          <table:table-cell office:value-type="string">
            <text:p>122.774592</text:p>
          </table:table-cell>
          <table:table-cell office:value-type="string">
            <text:p>256.465795</text:p>
          </table:table-cell>
          <table:table-cell office:value-type="string">
            <text:p>53.810247</text:p>
          </table:table-cell>
          <table:table-cell office:value-type="string">
            <text:p>424.767607</text:p>
          </table:table-cell>
          <table:table-cell office:value-type="string">
            <text:p>230.039122</text:p>
          </table:table-cell>
          <table:table-cell office:value-type="string">
            <text:p>164.801117</text:p>
          </table:table-cell>
          <table:table-cell office:value-type="string">
            <text:p>198.937791</text:p>
          </table:table-cell>
          <table:table-cell office:value-type="string">
            <text:p>63.641713</text:p>
          </table:table-cell>
          <table:table-cell office:value-type="string">
            <text:p>45.483346</text:p>
          </table:table-cell>
          <table:table-cell office:value-type="string">
            <text:p>2643.555157</text:p>
          </table:table-cell>
        </table:table-row>
        <table:table-row>
          <table:table-cell office:value-type="string">
            <text:p>d79</text:p>
          </table:table-cell>
          <table:table-cell office:value-type="string">
            <text:p>246.056003</text:p>
          </table:table-cell>
          <table:table-cell office:value-type="string">
            <text:p>464.982341</text:p>
          </table:table-cell>
          <table:table-cell office:value-type="string">
            <text:p>680.88061</text:p>
          </table:table-cell>
          <table:table-cell office:value-type="string">
            <text:p>155.32904</text:p>
          </table:table-cell>
          <table:table-cell office:value-type="string">
            <text:p>340.382338</text:p>
          </table:table-cell>
          <table:table-cell office:value-type="string">
            <text:p>58.803495</text:p>
          </table:table-cell>
          <table:table-cell office:value-type="string">
            <text:p>606.000632</text:p>
          </table:table-cell>
          <table:table-cell office:value-type="string">
            <text:p>305.891214</text:p>
          </table:table-cell>
          <table:table-cell office:value-type="string">
            <text:p>190.155761</text:p>
          </table:table-cell>
          <table:table-cell office:value-type="string">
            <text:p>264.608452</text:p>
          </table:table-cell>
          <table:table-cell office:value-type="string">
            <text:p>74.693125</text:p>
          </table:table-cell>
          <table:table-cell office:value-type="string">
            <text:p>63.607003</text:p>
          </table:table-cell>
          <table:table-cell office:value-type="string">
            <text:p>3296.060976</text:p>
          </table:table-cell>
        </table:table-row>
      </table:table>
      <table:table table:style-name="ta4" table:name="HippoSfR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Sbj</text:p>
          </table:table-cell>
          <table:table-cell office:value-type="string">
            <text:p>Hippocampal_tail</text:p>
          </table:table-cell>
          <table:table-cell office:value-type="string">
            <text:p>subiculum</text:p>
          </table:table-cell>
          <table:table-cell office:value-type="string">
            <text:p>CA1</text:p>
          </table:table-cell>
          <table:table-cell office:value-type="string">
            <text:p>hippocampal-fissure</text:p>
          </table:table-cell>
          <table:table-cell office:value-type="string">
            <text:p>presubiculum</text:p>
          </table:table-cell>
          <table:table-cell office:value-type="string">
            <text:p>parasubiculum</text:p>
          </table:table-cell>
          <table:table-cell office:value-type="string">
            <text:p>molecular_layer_HP</text:p>
          </table:table-cell>
          <table:table-cell office:value-type="string">
            <text:p>GC-ML-DG</text:p>
          </table:table-cell>
          <table:table-cell office:value-type="string">
            <text:p>CA3</text:p>
          </table:table-cell>
          <table:table-cell office:value-type="string">
            <text:p>CA4</text:p>
          </table:table-cell>
          <table:table-cell office:value-type="string">
            <text:p>fimbria</text:p>
          </table:table-cell>
          <table:table-cell office:value-type="string">
            <text:p>HATA</text:p>
          </table:table-cell>
          <table:table-cell office:value-type="string">
            <text:p>Whole_hippocampus</text:p>
          </table:table-cell>
        </table:table-row>
        <table:table-row>
          <table:table-cell office:value-type="string">
            <text:p>c01</text:p>
          </table:table-cell>
          <table:table-cell office:value-type="string">
            <text:p>496.196353</text:p>
          </table:table-cell>
          <table:table-cell office:value-type="string">
            <text:p>428.746241</text:p>
          </table:table-cell>
          <table:table-cell office:value-type="string">
            <text:p>692.687348</text:p>
          </table:table-cell>
          <table:table-cell office:value-type="string">
            <text:p>183.317078</text:p>
          </table:table-cell>
          <table:table-cell office:value-type="string">
            <text:p>252.891265</text:p>
          </table:table-cell>
          <table:table-cell office:value-type="string">
            <text:p>37.682042</text:p>
          </table:table-cell>
          <table:table-cell office:value-type="string">
            <text:p>589.126149</text:p>
          </table:table-cell>
          <table:table-cell office:value-type="string">
            <text:p>324.853874</text:p>
          </table:table-cell>
          <table:table-cell office:value-type="string">
            <text:p>240.877285</text:p>
          </table:table-cell>
          <table:table-cell office:value-type="string">
            <text:p>280.166846</text:p>
          </table:table-cell>
          <table:table-cell office:value-type="string">
            <text:p>91.014988</text:p>
          </table:table-cell>
          <table:table-cell office:value-type="string">
            <text:p>63.01524</text:p>
          </table:table-cell>
          <table:table-cell office:value-type="string">
            <text:p>3497.257632</text:p>
          </table:table-cell>
        </table:table-row>
        <table:table-row>
          <table:table-cell office:value-type="string">
            <text:p>c02</text:p>
          </table:table-cell>
          <table:table-cell office:value-type="string">
            <text:p>485.73266</text:p>
          </table:table-cell>
          <table:table-cell office:value-type="string">
            <text:p>358.488893</text:p>
          </table:table-cell>
          <table:table-cell office:value-type="string">
            <text:p>602.356947</text:p>
          </table:table-cell>
          <table:table-cell office:value-type="string">
            <text:p>140.546694</text:p>
          </table:table-cell>
          <table:table-cell office:value-type="string">
            <text:p>237.473289</text:p>
          </table:table-cell>
          <table:table-cell office:value-type="string">
            <text:p>51.02347</text:p>
          </table:table-cell>
          <table:table-cell office:value-type="string">
            <text:p>522.422326</text:p>
          </table:table-cell>
          <table:table-cell office:value-type="string">
            <text:p>293.082191</text:p>
          </table:table-cell>
          <table:table-cell office:value-type="string">
            <text:p>240.849133</text:p>
          </table:table-cell>
          <table:table-cell office:value-type="string">
            <text:p>244.81468</text:p>
          </table:table-cell>
          <table:table-cell office:value-type="string">
            <text:p>82.376267</text:p>
          </table:table-cell>
          <table:table-cell office:value-type="string">
            <text:p>79.070744</text:p>
          </table:table-cell>
          <table:table-cell office:value-type="string">
            <text:p>3197.6906</text:p>
          </table:table-cell>
        </table:table-row>
        <table:table-row>
          <table:table-cell office:value-type="string">
            <text:p>c03</text:p>
          </table:table-cell>
          <table:table-cell office:value-type="string">
            <text:p>616.046886</text:p>
          </table:table-cell>
          <table:table-cell office:value-type="string">
            <text:p>447.650046</text:p>
          </table:table-cell>
          <table:table-cell office:value-type="string">
            <text:p>699.603946</text:p>
          </table:table-cell>
          <table:table-cell office:value-type="string">
            <text:p>179.716418</text:p>
          </table:table-cell>
          <table:table-cell office:value-type="string">
            <text:p>285.93295</text:p>
          </table:table-cell>
          <table:table-cell office:value-type="string">
            <text:p>54.310839</text:p>
          </table:table-cell>
          <table:table-cell office:value-type="string">
            <text:p>632.99486</text:p>
          </table:table-cell>
          <table:table-cell office:value-type="string">
            <text:p>345.687991</text:p>
          </table:table-cell>
          <table:table-cell office:value-type="string">
            <text:p>234.676281</text:p>
          </table:table-cell>
          <table:table-cell office:value-type="string">
            <text:p>297.731902</text:p>
          </table:table-cell>
          <table:table-cell office:value-type="string">
            <text:p>75.894712</text:p>
          </table:table-cell>
          <table:table-cell office:value-type="string">
            <text:p>59.091628</text:p>
          </table:table-cell>
          <table:table-cell office:value-type="string">
            <text:p>3749.622043</text:p>
          </table:table-cell>
        </table:table-row>
        <table:table-row>
          <table:table-cell office:value-type="string">
            <text:p>c04</text:p>
          </table:table-cell>
          <table:table-cell office:value-type="string">
            <text:p>527.707452</text:p>
          </table:table-cell>
          <table:table-cell office:value-type="string">
            <text:p>394.506485</text:p>
          </table:table-cell>
          <table:table-cell office:value-type="string">
            <text:p>624.404766</text:p>
          </table:table-cell>
          <table:table-cell office:value-type="string">
            <text:p>175.012901</text:p>
          </table:table-cell>
          <table:table-cell office:value-type="string">
            <text:p>279.514751</text:p>
          </table:table-cell>
          <table:table-cell office:value-type="string">
            <text:p>84.176276</text:p>
          </table:table-cell>
          <table:table-cell office:value-type="string">
            <text:p>560.99864</text:p>
          </table:table-cell>
          <table:table-cell office:value-type="string">
            <text:p>315.222635</text:p>
          </table:table-cell>
          <table:table-cell office:value-type="string">
            <text:p>230.473504</text:p>
          </table:table-cell>
          <table:table-cell office:value-type="string">
            <text:p>276.254184</text:p>
          </table:table-cell>
          <table:table-cell office:value-type="string">
            <text:p>47.847609</text:p>
          </table:table-cell>
          <table:table-cell office:value-type="string">
            <text:p>46.989907</text:p>
          </table:table-cell>
          <table:table-cell office:value-type="string">
            <text:p>3388.09621</text:p>
          </table:table-cell>
        </table:table-row>
        <table:table-row>
          <table:table-cell office:value-type="string">
            <text:p>c05</text:p>
          </table:table-cell>
          <table:table-cell office:value-type="string">
            <text:p>653.190601</text:p>
          </table:table-cell>
          <table:table-cell office:value-type="string">
            <text:p>362.733583</text:p>
          </table:table-cell>
          <table:table-cell office:value-type="string">
            <text:p>601.272483</text:p>
          </table:table-cell>
          <table:table-cell office:value-type="string">
            <text:p>122.561035</text:p>
          </table:table-cell>
          <table:table-cell office:value-type="string">
            <text:p>229.399255</text:p>
          </table:table-cell>
          <table:table-cell office:value-type="string">
            <text:p>47.789529</text:p>
          </table:table-cell>
          <table:table-cell office:value-type="string">
            <text:p>532.082192</text:p>
          </table:table-cell>
          <table:table-cell office:value-type="string">
            <text:p>311.819199</text:p>
          </table:table-cell>
          <table:table-cell office:value-type="string">
            <text:p>236.318823</text:p>
          </table:table-cell>
          <table:table-cell office:value-type="string">
            <text:p>263.024534</text:p>
          </table:table-cell>
          <table:table-cell office:value-type="string">
            <text:p>86.265291</text:p>
          </table:table-cell>
          <table:table-cell office:value-type="string">
            <text:p>62.900082</text:p>
          </table:table-cell>
          <table:table-cell office:value-type="string">
            <text:p>3386.795573</text:p>
          </table:table-cell>
        </table:table-row>
        <table:table-row>
          <table:table-cell office:value-type="string">
            <text:p>c06</text:p>
          </table:table-cell>
          <table:table-cell office:value-type="string">
            <text:p>441.263289</text:p>
          </table:table-cell>
          <table:table-cell office:value-type="string">
            <text:p>330.422457</text:p>
          </table:table-cell>
          <table:table-cell office:value-type="string">
            <text:p>508.16421</text:p>
          </table:table-cell>
          <table:table-cell office:value-type="string">
            <text:p>135.13703</text:p>
          </table:table-cell>
          <table:table-cell office:value-type="string">
            <text:p>207.074778</text:p>
          </table:table-cell>
          <table:table-cell office:value-type="string">
            <text:p>34.587201</text:p>
          </table:table-cell>
          <table:table-cell office:value-type="string">
            <text:p>464.025052</text:p>
          </table:table-cell>
          <table:table-cell office:value-type="string">
            <text:p>275.719131</text:p>
          </table:table-cell>
          <table:table-cell office:value-type="string">
            <text:p>196.355791</text:p>
          </table:table-cell>
          <table:table-cell office:value-type="string">
            <text:p>237.850462</text:p>
          </table:table-cell>
          <table:table-cell office:value-type="string">
            <text:p>43.947374</text:p>
          </table:table-cell>
          <table:table-cell office:value-type="string">
            <text:p>57.528364</text:p>
          </table:table-cell>
          <table:table-cell office:value-type="string">
            <text:p>2796.938108</text:p>
          </table:table-cell>
        </table:table-row>
        <table:table-row>
          <table:table-cell office:value-type="string">
            <text:p>c07</text:p>
          </table:table-cell>
          <table:table-cell office:value-type="string">
            <text:p>560.159916</text:p>
          </table:table-cell>
          <table:table-cell office:value-type="string">
            <text:p>381.613531</text:p>
          </table:table-cell>
          <table:table-cell office:value-type="string">
            <text:p>574.426837</text:p>
          </table:table-cell>
          <table:table-cell office:value-type="string">
            <text:p>161.45038</text:p>
          </table:table-cell>
          <table:table-cell office:value-type="string">
            <text:p>284.607381</text:p>
          </table:table-cell>
          <table:table-cell office:value-type="string">
            <text:p>38.747302</text:p>
          </table:table-cell>
          <table:table-cell office:value-type="string">
            <text:p>531.917973</text:p>
          </table:table-cell>
          <table:table-cell office:value-type="string">
            <text:p>262.42577</text:p>
          </table:table-cell>
          <table:table-cell office:value-type="string">
            <text:p>186.30681</text:p>
          </table:table-cell>
          <table:table-cell office:value-type="string">
            <text:p>229.365552</text:p>
          </table:table-cell>
          <table:table-cell office:value-type="string">
            <text:p>97.719723</text:p>
          </table:table-cell>
          <table:table-cell office:value-type="string">
            <text:p>56.143788</text:p>
          </table:table-cell>
          <table:table-cell office:value-type="string">
            <text:p>3203.434583</text:p>
          </table:table-cell>
        </table:table-row>
        <table:table-row>
          <table:table-cell office:value-type="string">
            <text:p>c08</text:p>
          </table:table-cell>
          <table:table-cell office:value-type="string">
            <text:p>586.074618</text:p>
          </table:table-cell>
          <table:table-cell office:value-type="string">
            <text:p>460.227717</text:p>
          </table:table-cell>
          <table:table-cell office:value-type="string">
            <text:p>579.777179</text:p>
          </table:table-cell>
          <table:table-cell office:value-type="string">
            <text:p>149.453607</text:p>
          </table:table-cell>
          <table:table-cell office:value-type="string">
            <text:p>259.91381</text:p>
          </table:table-cell>
          <table:table-cell office:value-type="string">
            <text:p>58.595137</text:p>
          </table:table-cell>
          <table:table-cell office:value-type="string">
            <text:p>543.406754</text:p>
          </table:table-cell>
          <table:table-cell office:value-type="string">
            <text:p>274.650803</text:p>
          </table:table-cell>
          <table:table-cell office:value-type="string">
            <text:p>182.861351</text:p>
          </table:table-cell>
          <table:table-cell office:value-type="string">
            <text:p>236.625101</text:p>
          </table:table-cell>
          <table:table-cell office:value-type="string">
            <text:p>73.902742</text:p>
          </table:table-cell>
          <table:table-cell office:value-type="string">
            <text:p>46.439727</text:p>
          </table:table-cell>
          <table:table-cell office:value-type="string">
            <text:p>3302.474936</text:p>
          </table:table-cell>
        </table:table-row>
        <table:table-row>
          <table:table-cell office:value-type="string">
            <text:p>c10</text:p>
          </table:table-cell>
          <table:table-cell office:value-type="string">
            <text:p>583.583244</text:p>
          </table:table-cell>
          <table:table-cell office:value-type="string">
            <text:p>489.985691</text:p>
          </table:table-cell>
          <table:table-cell office:value-type="string">
            <text:p>608.063573</text:p>
          </table:table-cell>
          <table:table-cell office:value-type="string">
            <text:p>187.231215</text:p>
          </table:table-cell>
          <table:table-cell office:value-type="string">
            <text:p>280.332602</text:p>
          </table:table-cell>
          <table:table-cell office:value-type="string">
            <text:p>47.784867</text:p>
          </table:table-cell>
          <table:table-cell office:value-type="string">
            <text:p>561.63899</text:p>
          </table:table-cell>
          <table:table-cell office:value-type="string">
            <text:p>302.772509</text:p>
          </table:table-cell>
          <table:table-cell office:value-type="string">
            <text:p>190.927905</text:p>
          </table:table-cell>
          <table:table-cell office:value-type="string">
            <text:p>255.145172</text:p>
          </table:table-cell>
          <table:table-cell office:value-type="string">
            <text:p>79.144738</text:p>
          </table:table-cell>
          <table:table-cell office:value-type="string">
            <text:p>55.850889</text:p>
          </table:table-cell>
          <table:table-cell office:value-type="string">
            <text:p>3455.230181</text:p>
          </table:table-cell>
        </table:table-row>
        <table:table-row>
          <table:table-cell office:value-type="string">
            <text:p>c11</text:p>
          </table:table-cell>
          <table:table-cell office:value-type="string">
            <text:p>689.926204</text:p>
          </table:table-cell>
          <table:table-cell office:value-type="string">
            <text:p>457.932882</text:p>
          </table:table-cell>
          <table:table-cell office:value-type="string">
            <text:p>563.718939</text:p>
          </table:table-cell>
          <table:table-cell office:value-type="string">
            <text:p>120.646251</text:p>
          </table:table-cell>
          <table:table-cell office:value-type="string">
            <text:p>304.43671</text:p>
          </table:table-cell>
          <table:table-cell office:value-type="string">
            <text:p>57.708054</text:p>
          </table:table-cell>
          <table:table-cell office:value-type="string">
            <text:p>540.443025</text:p>
          </table:table-cell>
          <table:table-cell office:value-type="string">
            <text:p>282.615878</text:p>
          </table:table-cell>
          <table:table-cell office:value-type="string">
            <text:p>180.561777</text:p>
          </table:table-cell>
          <table:table-cell office:value-type="string">
            <text:p>243.489357</text:p>
          </table:table-cell>
          <table:table-cell office:value-type="string">
            <text:p>105.469012</text:p>
          </table:table-cell>
          <table:table-cell office:value-type="string">
            <text:p>67.319177</text:p>
          </table:table-cell>
          <table:table-cell office:value-type="string">
            <text:p>3493.621016</text:p>
          </table:table-cell>
        </table:table-row>
        <table:table-row>
          <table:table-cell office:value-type="string">
            <text:p>c12</text:p>
          </table:table-cell>
          <table:table-cell office:value-type="string">
            <text:p>662.74566</text:p>
          </table:table-cell>
          <table:table-cell office:value-type="string">
            <text:p>447.626193</text:p>
          </table:table-cell>
          <table:table-cell office:value-type="string">
            <text:p>624.133037</text:p>
          </table:table-cell>
          <table:table-cell office:value-type="string">
            <text:p>206.395654</text:p>
          </table:table-cell>
          <table:table-cell office:value-type="string">
            <text:p>280.135996</text:p>
          </table:table-cell>
          <table:table-cell office:value-type="string">
            <text:p>42.693246</text:p>
          </table:table-cell>
          <table:table-cell office:value-type="string">
            <text:p>588.187334</text:p>
          </table:table-cell>
          <table:table-cell office:value-type="string">
            <text:p>331.75701</text:p>
          </table:table-cell>
          <table:table-cell office:value-type="string">
            <text:p>246.306793</text:p>
          </table:table-cell>
          <table:table-cell office:value-type="string">
            <text:p>288.668138</text:p>
          </table:table-cell>
          <table:table-cell office:value-type="string">
            <text:p>89.991352</text:p>
          </table:table-cell>
          <table:table-cell office:value-type="string">
            <text:p>59.632632</text:p>
          </table:table-cell>
          <table:table-cell office:value-type="string">
            <text:p>3661.877391</text:p>
          </table:table-cell>
        </table:table-row>
        <table:table-row>
          <table:table-cell office:value-type="string">
            <text:p>c13</text:p>
          </table:table-cell>
          <table:table-cell office:value-type="string">
            <text:p>551.666799</text:p>
          </table:table-cell>
          <table:table-cell office:value-type="string">
            <text:p>397.247914</text:p>
          </table:table-cell>
          <table:table-cell office:value-type="string">
            <text:p>770.812611</text:p>
          </table:table-cell>
          <table:table-cell office:value-type="string">
            <text:p>202.909647</text:p>
          </table:table-cell>
          <table:table-cell office:value-type="string">
            <text:p>233.625272</text:p>
          </table:table-cell>
          <table:table-cell office:value-type="string">
            <text:p>50.435022</text:p>
          </table:table-cell>
          <table:table-cell office:value-type="string">
            <text:p>593.113566</text:p>
          </table:table-cell>
          <table:table-cell office:value-type="string">
            <text:p>311.560477</text:p>
          </table:table-cell>
          <table:table-cell office:value-type="string">
            <text:p>246.729617</text:p>
          </table:table-cell>
          <table:table-cell office:value-type="string">
            <text:p>255.821644</text:p>
          </table:table-cell>
          <table:table-cell office:value-type="string">
            <text:p>52.266098</text:p>
          </table:table-cell>
          <table:table-cell office:value-type="string">
            <text:p>69.525014</text:p>
          </table:table-cell>
          <table:table-cell office:value-type="string">
            <text:p>3532.804033</text:p>
          </table:table-cell>
        </table:table-row>
        <table:table-row>
          <table:table-cell office:value-type="string">
            <text:p>c14</text:p>
          </table:table-cell>
          <table:table-cell office:value-type="string">
            <text:p>429.125308</text:p>
          </table:table-cell>
          <table:table-cell office:value-type="string">
            <text:p>370.026386</text:p>
          </table:table-cell>
          <table:table-cell office:value-type="string">
            <text:p>475.030996</text:p>
          </table:table-cell>
          <table:table-cell office:value-type="string">
            <text:p>123.565968</text:p>
          </table:table-cell>
          <table:table-cell office:value-type="string">
            <text:p>247.483763</text:p>
          </table:table-cell>
          <table:table-cell office:value-type="string">
            <text:p>38.453285</text:p>
          </table:table-cell>
          <table:table-cell office:value-type="string">
            <text:p>450.557224</text:p>
          </table:table-cell>
          <table:table-cell office:value-type="string">
            <text:p>265.487064</text:p>
          </table:table-cell>
          <table:table-cell office:value-type="string">
            <text:p>181.650992</text:p>
          </table:table-cell>
          <table:table-cell office:value-type="string">
            <text:p>226.153112</text:p>
          </table:table-cell>
          <table:table-cell office:value-type="string">
            <text:p>79.758916</text:p>
          </table:table-cell>
          <table:table-cell office:value-type="string">
            <text:p>51.761299</text:p>
          </table:table-cell>
          <table:table-cell office:value-type="string">
            <text:p>2815.488345</text:p>
          </table:table-cell>
        </table:table-row>
        <table:table-row>
          <table:table-cell office:value-type="string">
            <text:p>c15</text:p>
          </table:table-cell>
          <table:table-cell office:value-type="string">
            <text:p>539.323528</text:p>
          </table:table-cell>
          <table:table-cell office:value-type="string">
            <text:p>458.562598</text:p>
          </table:table-cell>
          <table:table-cell office:value-type="string">
            <text:p>600.052271</text:p>
          </table:table-cell>
          <table:table-cell office:value-type="string">
            <text:p>186.101275</text:p>
          </table:table-cell>
          <table:table-cell office:value-type="string">
            <text:p>280.13048</text:p>
          </table:table-cell>
          <table:table-cell office:value-type="string">
            <text:p>42.185085</text:p>
          </table:table-cell>
          <table:table-cell office:value-type="string">
            <text:p>539.172722</text:p>
          </table:table-cell>
          <table:table-cell office:value-type="string">
            <text:p>294.564918</text:p>
          </table:table-cell>
          <table:table-cell office:value-type="string">
            <text:p>184.463078</text:p>
          </table:table-cell>
          <table:table-cell office:value-type="string">
            <text:p>257.668484</text:p>
          </table:table-cell>
          <table:table-cell office:value-type="string">
            <text:p>52.664402</text:p>
          </table:table-cell>
          <table:table-cell office:value-type="string">
            <text:p>54.953606</text:p>
          </table:table-cell>
          <table:table-cell office:value-type="string">
            <text:p>3303.741174</text:p>
          </table:table-cell>
        </table:table-row>
        <table:table-row>
          <table:table-cell office:value-type="string">
            <text:p>c16</text:p>
          </table:table-cell>
          <table:table-cell office:value-type="string">
            <text:p>867.888627</text:p>
          </table:table-cell>
          <table:table-cell office:value-type="string">
            <text:p>418.478882</text:p>
          </table:table-cell>
          <table:table-cell office:value-type="string">
            <text:p>798.001862</text:p>
          </table:table-cell>
          <table:table-cell office:value-type="string">
            <text:p>185.900936</text:p>
          </table:table-cell>
          <table:table-cell office:value-type="string">
            <text:p>335.913614</text:p>
          </table:table-cell>
          <table:table-cell office:value-type="string">
            <text:p>43.166036</text:p>
          </table:table-cell>
          <table:table-cell office:value-type="string">
            <text:p>604.90014</text:p>
          </table:table-cell>
          <table:table-cell office:value-type="string">
            <text:p>289.498546</text:p>
          </table:table-cell>
          <table:table-cell office:value-type="string">
            <text:p>214.749425</text:p>
          </table:table-cell>
          <table:table-cell office:value-type="string">
            <text:p>238.351499</text:p>
          </table:table-cell>
          <table:table-cell office:value-type="string">
            <text:p>97.800369</text:p>
          </table:table-cell>
          <table:table-cell office:value-type="string">
            <text:p>54.979982</text:p>
          </table:table-cell>
          <table:table-cell office:value-type="string">
            <text:p>3963.72898</text:p>
          </table:table-cell>
        </table:table-row>
        <table:table-row>
          <table:table-cell office:value-type="string">
            <text:p>c17</text:p>
          </table:table-cell>
          <table:table-cell office:value-type="string">
            <text:p>542.452945</text:p>
          </table:table-cell>
          <table:table-cell office:value-type="string">
            <text:p>408.86626</text:p>
          </table:table-cell>
          <table:table-cell office:value-type="string">
            <text:p>503.506206</text:p>
          </table:table-cell>
          <table:table-cell office:value-type="string">
            <text:p>131.459714</text:p>
          </table:table-cell>
          <table:table-cell office:value-type="string">
            <text:p>275.083442</text:p>
          </table:table-cell>
          <table:table-cell office:value-type="string">
            <text:p>43.08671</text:p>
          </table:table-cell>
          <table:table-cell office:value-type="string">
            <text:p>494.217746</text:p>
          </table:table-cell>
          <table:table-cell office:value-type="string">
            <text:p>250.935306</text:p>
          </table:table-cell>
          <table:table-cell office:value-type="string">
            <text:p>164.963564</text:p>
          </table:table-cell>
          <table:table-cell office:value-type="string">
            <text:p>211.562675</text:p>
          </table:table-cell>
          <table:table-cell office:value-type="string">
            <text:p>81.909216</text:p>
          </table:table-cell>
          <table:table-cell office:value-type="string">
            <text:p>47.212821</text:p>
          </table:table-cell>
          <table:table-cell office:value-type="string">
            <text:p>3023.79689</text:p>
          </table:table-cell>
        </table:table-row>
        <table:table-row>
          <table:table-cell office:value-type="string">
            <text:p>c18</text:p>
          </table:table-cell>
          <table:table-cell office:value-type="string">
            <text:p>653.342457</text:p>
          </table:table-cell>
          <table:table-cell office:value-type="string">
            <text:p>520.883101</text:p>
          </table:table-cell>
          <table:table-cell office:value-type="string">
            <text:p>980.637606</text:p>
          </table:table-cell>
          <table:table-cell office:value-type="string">
            <text:p>189.075151</text:p>
          </table:table-cell>
          <table:table-cell office:value-type="string">
            <text:p>361.971804</text:p>
          </table:table-cell>
          <table:table-cell office:value-type="string">
            <text:p>35.025383</text:p>
          </table:table-cell>
          <table:table-cell office:value-type="string">
            <text:p>771.490623</text:p>
          </table:table-cell>
          <table:table-cell office:value-type="string">
            <text:p>389.223668</text:p>
          </table:table-cell>
          <table:table-cell office:value-type="string">
            <text:p>275.670393</text:p>
          </table:table-cell>
          <table:table-cell office:value-type="string">
            <text:p>330.164352</text:p>
          </table:table-cell>
          <table:table-cell office:value-type="string">
            <text:p>116.180653</text:p>
          </table:table-cell>
          <table:table-cell office:value-type="string">
            <text:p>80.611502</text:p>
          </table:table-cell>
          <table:table-cell office:value-type="string">
            <text:p>4515.201541</text:p>
          </table:table-cell>
        </table:table-row>
        <table:table-row>
          <table:table-cell office:value-type="string">
            <text:p>c19</text:p>
          </table:table-cell>
          <table:table-cell office:value-type="string">
            <text:p>743.925331</text:p>
          </table:table-cell>
          <table:table-cell office:value-type="string">
            <text:p>445.203412</text:p>
          </table:table-cell>
          <table:table-cell office:value-type="string">
            <text:p>684.359297</text:p>
          </table:table-cell>
          <table:table-cell office:value-type="string">
            <text:p>172.693889</text:p>
          </table:table-cell>
          <table:table-cell office:value-type="string">
            <text:p>349.752983</text:p>
          </table:table-cell>
          <table:table-cell office:value-type="string">
            <text:p>57.210562</text:p>
          </table:table-cell>
          <table:table-cell office:value-type="string">
            <text:p>629.960384</text:p>
          </table:table-cell>
          <table:table-cell office:value-type="string">
            <text:p>335.651112</text:p>
          </table:table-cell>
          <table:table-cell office:value-type="string">
            <text:p>235.305848</text:p>
          </table:table-cell>
          <table:table-cell office:value-type="string">
            <text:p>289.274128</text:p>
          </table:table-cell>
          <table:table-cell office:value-type="string">
            <text:p>79.862689</text:p>
          </table:table-cell>
          <table:table-cell office:value-type="string">
            <text:p>52.994912</text:p>
          </table:table-cell>
          <table:table-cell office:value-type="string">
            <text:p>3903.500658</text:p>
          </table:table-cell>
        </table:table-row>
        <table:table-row>
          <table:table-cell office:value-type="string">
            <text:p>c20</text:p>
          </table:table-cell>
          <table:table-cell office:value-type="string">
            <text:p>565.430804</text:p>
          </table:table-cell>
          <table:table-cell office:value-type="string">
            <text:p>423.137649</text:p>
          </table:table-cell>
          <table:table-cell office:value-type="string">
            <text:p>557.977049</text:p>
          </table:table-cell>
          <table:table-cell office:value-type="string">
            <text:p>119.170852</text:p>
          </table:table-cell>
          <table:table-cell office:value-type="string">
            <text:p>294.041668</text:p>
          </table:table-cell>
          <table:table-cell office:value-type="string">
            <text:p>53.084573</text:p>
          </table:table-cell>
          <table:table-cell office:value-type="string">
            <text:p>546.25945</text:p>
          </table:table-cell>
          <table:table-cell office:value-type="string">
            <text:p>306.10791</text:p>
          </table:table-cell>
          <table:table-cell office:value-type="string">
            <text:p>207.394124</text:p>
          </table:table-cell>
          <table:table-cell office:value-type="string">
            <text:p>261.601634</text:p>
          </table:table-cell>
          <table:table-cell office:value-type="string">
            <text:p>113.312354</text:p>
          </table:table-cell>
          <table:table-cell office:value-type="string">
            <text:p>58.312886</text:p>
          </table:table-cell>
          <table:table-cell office:value-type="string">
            <text:p>3386.660102</text:p>
          </table:table-cell>
        </table:table-row>
        <table:table-row>
          <table:table-cell office:value-type="string">
            <text:p>c21</text:p>
          </table:table-cell>
          <table:table-cell office:value-type="string">
            <text:p>609.971546</text:p>
          </table:table-cell>
          <table:table-cell office:value-type="string">
            <text:p>558.006555</text:p>
          </table:table-cell>
          <table:table-cell office:value-type="string">
            <text:p>763.097206</text:p>
          </table:table-cell>
          <table:table-cell office:value-type="string">
            <text:p>198.25084</text:p>
          </table:table-cell>
          <table:table-cell office:value-type="string">
            <text:p>310.091597</text:p>
          </table:table-cell>
          <table:table-cell office:value-type="string">
            <text:p>40.719022</text:p>
          </table:table-cell>
          <table:table-cell office:value-type="string">
            <text:p>668.61488</text:p>
          </table:table-cell>
          <table:table-cell office:value-type="string">
            <text:p>312.728131</text:p>
          </table:table-cell>
          <table:table-cell office:value-type="string">
            <text:p>217.01498</text:p>
          </table:table-cell>
          <table:table-cell office:value-type="string">
            <text:p>260.547615</text:p>
          </table:table-cell>
          <table:table-cell office:value-type="string">
            <text:p>112.255155</text:p>
          </table:table-cell>
          <table:table-cell office:value-type="string">
            <text:p>62.547557</text:p>
          </table:table-cell>
          <table:table-cell office:value-type="string">
            <text:p>3915.594245</text:p>
          </table:table-cell>
        </table:table-row>
        <table:table-row>
          <table:table-cell office:value-type="string">
            <text:p>c22</text:p>
          </table:table-cell>
          <table:table-cell office:value-type="string">
            <text:p>467.344131</text:p>
          </table:table-cell>
          <table:table-cell office:value-type="string">
            <text:p>395.593267</text:p>
          </table:table-cell>
          <table:table-cell office:value-type="string">
            <text:p>595.581218</text:p>
          </table:table-cell>
          <table:table-cell office:value-type="string">
            <text:p>182.350171</text:p>
          </table:table-cell>
          <table:table-cell office:value-type="string">
            <text:p>232.762885</text:p>
          </table:table-cell>
          <table:table-cell office:value-type="string">
            <text:p>57.90802</text:p>
          </table:table-cell>
          <table:table-cell office:value-type="string">
            <text:p>543.783263</text:p>
          </table:table-cell>
          <table:table-cell office:value-type="string">
            <text:p>320.403187</text:p>
          </table:table-cell>
          <table:table-cell office:value-type="string">
            <text:p>247.861059</text:p>
          </table:table-cell>
          <table:table-cell office:value-type="string">
            <text:p>278.380402</text:p>
          </table:table-cell>
          <table:table-cell office:value-type="string">
            <text:p>40.36694</text:p>
          </table:table-cell>
          <table:table-cell office:value-type="string">
            <text:p>66.202133</text:p>
          </table:table-cell>
          <table:table-cell office:value-type="string">
            <text:p>3246.186507</text:p>
          </table:table-cell>
        </table:table-row>
        <table:table-row>
          <table:table-cell office:value-type="string">
            <text:p>c23</text:p>
          </table:table-cell>
          <table:table-cell office:value-type="string">
            <text:p>595.053672</text:p>
          </table:table-cell>
          <table:table-cell office:value-type="string">
            <text:p>493.645499</text:p>
          </table:table-cell>
          <table:table-cell office:value-type="string">
            <text:p>775.892414</text:p>
          </table:table-cell>
          <table:table-cell office:value-type="string">
            <text:p>183.202166</text:p>
          </table:table-cell>
          <table:table-cell office:value-type="string">
            <text:p>284.944756</text:p>
          </table:table-cell>
          <table:table-cell office:value-type="string">
            <text:p>33.241739</text:p>
          </table:table-cell>
          <table:table-cell office:value-type="string">
            <text:p>653.443451</text:p>
          </table:table-cell>
          <table:table-cell office:value-type="string">
            <text:p>323.567112</text:p>
          </table:table-cell>
          <table:table-cell office:value-type="string">
            <text:p>225.453442</text:p>
          </table:table-cell>
          <table:table-cell office:value-type="string">
            <text:p>267.699784</text:p>
          </table:table-cell>
          <table:table-cell office:value-type="string">
            <text:p>100.037741</text:p>
          </table:table-cell>
          <table:table-cell office:value-type="string">
            <text:p>69.350683</text:p>
          </table:table-cell>
          <table:table-cell office:value-type="string">
            <text:p>3822.330292</text:p>
          </table:table-cell>
        </table:table-row>
        <table:table-row>
          <table:table-cell office:value-type="string">
            <text:p>c24</text:p>
          </table:table-cell>
          <table:table-cell office:value-type="string">
            <text:p>529.896078</text:p>
          </table:table-cell>
          <table:table-cell office:value-type="string">
            <text:p>393.230155</text:p>
          </table:table-cell>
          <table:table-cell office:value-type="string">
            <text:p>528.129853</text:p>
          </table:table-cell>
          <table:table-cell office:value-type="string">
            <text:p>149.474587</text:p>
          </table:table-cell>
          <table:table-cell office:value-type="string">
            <text:p>282.758926</text:p>
          </table:table-cell>
          <table:table-cell office:value-type="string">
            <text:p>44.314031</text:p>
          </table:table-cell>
          <table:table-cell office:value-type="string">
            <text:p>501.561907</text:p>
          </table:table-cell>
          <table:table-cell office:value-type="string">
            <text:p>273.101962</text:p>
          </table:table-cell>
          <table:table-cell office:value-type="string">
            <text:p>196.074689</text:p>
          </table:table-cell>
          <table:table-cell office:value-type="string">
            <text:p>244.575067</text:p>
          </table:table-cell>
          <table:table-cell office:value-type="string">
            <text:p>65.86955</text:p>
          </table:table-cell>
          <table:table-cell office:value-type="string">
            <text:p>47.050813</text:p>
          </table:table-cell>
          <table:table-cell office:value-type="string">
            <text:p>3106.563029</text:p>
          </table:table-cell>
        </table:table-row>
        <table:table-row>
          <table:table-cell office:value-type="string">
            <text:p>c25</text:p>
          </table:table-cell>
          <table:table-cell office:value-type="string">
            <text:p>707.544509</text:p>
          </table:table-cell>
          <table:table-cell office:value-type="string">
            <text:p>490.469838</text:p>
          </table:table-cell>
          <table:table-cell office:value-type="string">
            <text:p>768.671998</text:p>
          </table:table-cell>
          <table:table-cell office:value-type="string">
            <text:p>200.388884</text:p>
          </table:table-cell>
          <table:table-cell office:value-type="string">
            <text:p>277.110226</text:p>
          </table:table-cell>
          <table:table-cell office:value-type="string">
            <text:p>59.918321</text:p>
          </table:table-cell>
          <table:table-cell office:value-type="string">
            <text:p>655.72056</text:p>
          </table:table-cell>
          <table:table-cell office:value-type="string">
            <text:p>355.726008</text:p>
          </table:table-cell>
          <table:table-cell office:value-type="string">
            <text:p>271.127443</text:p>
          </table:table-cell>
          <table:table-cell office:value-type="string">
            <text:p>296.423353</text:p>
          </table:table-cell>
          <table:table-cell office:value-type="string">
            <text:p>88.055107</text:p>
          </table:table-cell>
          <table:table-cell office:value-type="string">
            <text:p>56.538425</text:p>
          </table:table-cell>
          <table:table-cell office:value-type="string">
            <text:p>4027.305789</text:p>
          </table:table-cell>
        </table:table-row>
        <table:table-row>
          <table:table-cell office:value-type="string">
            <text:p>c26</text:p>
          </table:table-cell>
          <table:table-cell office:value-type="string">
            <text:p>646.322979</text:p>
          </table:table-cell>
          <table:table-cell office:value-type="string">
            <text:p>504.823046</text:p>
          </table:table-cell>
          <table:table-cell office:value-type="string">
            <text:p>701.024135</text:p>
          </table:table-cell>
          <table:table-cell office:value-type="string">
            <text:p>183.533527</text:p>
          </table:table-cell>
          <table:table-cell office:value-type="string">
            <text:p>331.562168</text:p>
          </table:table-cell>
          <table:table-cell office:value-type="string">
            <text:p>68.96398</text:p>
          </table:table-cell>
          <table:table-cell office:value-type="string">
            <text:p>641.948582</text:p>
          </table:table-cell>
          <table:table-cell office:value-type="string">
            <text:p>331.73001</text:p>
          </table:table-cell>
          <table:table-cell office:value-type="string">
            <text:p>243.373842</text:p>
          </table:table-cell>
          <table:table-cell office:value-type="string">
            <text:p>288.949211</text:p>
          </table:table-cell>
          <table:table-cell office:value-type="string">
            <text:p>94.438384</text:p>
          </table:table-cell>
          <table:table-cell office:value-type="string">
            <text:p>78.935613</text:p>
          </table:table-cell>
          <table:table-cell office:value-type="string">
            <text:p>3932.071949</text:p>
          </table:table-cell>
        </table:table-row>
        <table:table-row>
          <table:table-cell office:value-type="string">
            <text:p>c27</text:p>
          </table:table-cell>
          <table:table-cell office:value-type="string">
            <text:p>585.138777</text:p>
          </table:table-cell>
          <table:table-cell office:value-type="string">
            <text:p>440.76733</text:p>
          </table:table-cell>
          <table:table-cell office:value-type="string">
            <text:p>505.180223</text:p>
          </table:table-cell>
          <table:table-cell office:value-type="string">
            <text:p>134.586747</text:p>
          </table:table-cell>
          <table:table-cell office:value-type="string">
            <text:p>268.570753</text:p>
          </table:table-cell>
          <table:table-cell office:value-type="string">
            <text:p>56.369657</text:p>
          </table:table-cell>
          <table:table-cell office:value-type="string">
            <text:p>511.196022</text:p>
          </table:table-cell>
          <table:table-cell office:value-type="string">
            <text:p>271.202767</text:p>
          </table:table-cell>
          <table:table-cell office:value-type="string">
            <text:p>206.651673</text:p>
          </table:table-cell>
          <table:table-cell office:value-type="string">
            <text:p>240.178275</text:p>
          </table:table-cell>
          <table:table-cell office:value-type="string">
            <text:p>83.925414</text:p>
          </table:table-cell>
          <table:table-cell office:value-type="string">
            <text:p>56.738512</text:p>
          </table:table-cell>
          <table:table-cell office:value-type="string">
            <text:p>3225.919404</text:p>
          </table:table-cell>
        </table:table-row>
        <table:table-row>
          <table:table-cell office:value-type="string">
            <text:p>c28</text:p>
          </table:table-cell>
          <table:table-cell office:value-type="string">
            <text:p>637.032806</text:p>
          </table:table-cell>
          <table:table-cell office:value-type="string">
            <text:p>490.859606</text:p>
          </table:table-cell>
          <table:table-cell office:value-type="string">
            <text:p>633.58242</text:p>
          </table:table-cell>
          <table:table-cell office:value-type="string">
            <text:p>165.694208</text:p>
          </table:table-cell>
          <table:table-cell office:value-type="string">
            <text:p>284.724366</text:p>
          </table:table-cell>
          <table:table-cell office:value-type="string">
            <text:p>45.631159</text:p>
          </table:table-cell>
          <table:table-cell office:value-type="string">
            <text:p>596.481566</text:p>
          </table:table-cell>
          <table:table-cell office:value-type="string">
            <text:p>319.336181</text:p>
          </table:table-cell>
          <table:table-cell office:value-type="string">
            <text:p>221.215444</text:p>
          </table:table-cell>
          <table:table-cell office:value-type="string">
            <text:p>277.286484</text:p>
          </table:table-cell>
          <table:table-cell office:value-type="string">
            <text:p>116.826637</text:p>
          </table:table-cell>
          <table:table-cell office:value-type="string">
            <text:p>58.070032</text:p>
          </table:table-cell>
          <table:table-cell office:value-type="string">
            <text:p>3681.046701</text:p>
          </table:table-cell>
        </table:table-row>
        <table:table-row>
          <table:table-cell office:value-type="string">
            <text:p>c29</text:p>
          </table:table-cell>
          <table:table-cell office:value-type="string">
            <text:p>651.641174</text:p>
          </table:table-cell>
          <table:table-cell office:value-type="string">
            <text:p>506.174099</text:p>
          </table:table-cell>
          <table:table-cell office:value-type="string">
            <text:p>779.530111</text:p>
          </table:table-cell>
          <table:table-cell office:value-type="string">
            <text:p>167.320576</text:p>
          </table:table-cell>
          <table:table-cell office:value-type="string">
            <text:p>335.736721</text:p>
          </table:table-cell>
          <table:table-cell office:value-type="string">
            <text:p>54.290672</text:p>
          </table:table-cell>
          <table:table-cell office:value-type="string">
            <text:p>676.490953</text:p>
          </table:table-cell>
          <table:table-cell office:value-type="string">
            <text:p>346.765258</text:p>
          </table:table-cell>
          <table:table-cell office:value-type="string">
            <text:p>245.724345</text:p>
          </table:table-cell>
          <table:table-cell office:value-type="string">
            <text:p>295.318621</text:p>
          </table:table-cell>
          <table:table-cell office:value-type="string">
            <text:p>105.890971</text:p>
          </table:table-cell>
          <table:table-cell office:value-type="string">
            <text:p>73.774888</text:p>
          </table:table-cell>
          <table:table-cell office:value-type="string">
            <text:p>4071.337814</text:p>
          </table:table-cell>
        </table:table-row>
        <table:table-row>
          <table:table-cell office:value-type="string">
            <text:p>c30</text:p>
          </table:table-cell>
          <table:table-cell office:value-type="string">
            <text:p>565.464663</text:p>
          </table:table-cell>
          <table:table-cell office:value-type="string">
            <text:p>425.401701</text:p>
          </table:table-cell>
          <table:table-cell office:value-type="string">
            <text:p>641.599332</text:p>
          </table:table-cell>
          <table:table-cell office:value-type="string">
            <text:p>220.075296</text:p>
          </table:table-cell>
          <table:table-cell office:value-type="string">
            <text:p>284.864209</text:p>
          </table:table-cell>
          <table:table-cell office:value-type="string">
            <text:p>47.985161</text:p>
          </table:table-cell>
          <table:table-cell office:value-type="string">
            <text:p>577.766745</text:p>
          </table:table-cell>
          <table:table-cell office:value-type="string">
            <text:p>320.874702</text:p>
          </table:table-cell>
          <table:table-cell office:value-type="string">
            <text:p>244.886057</text:p>
          </table:table-cell>
          <table:table-cell office:value-type="string">
            <text:p>274.474366</text:p>
          </table:table-cell>
          <table:table-cell office:value-type="string">
            <text:p>118.703127</text:p>
          </table:table-cell>
          <table:table-cell office:value-type="string">
            <text:p>62.642109</text:p>
          </table:table-cell>
          <table:table-cell office:value-type="string">
            <text:p>3564.662174</text:p>
          </table:table-cell>
        </table:table-row>
        <table:table-row>
          <table:table-cell office:value-type="string">
            <text:p>c31</text:p>
          </table:table-cell>
          <table:table-cell office:value-type="string">
            <text:p>534.745714</text:p>
          </table:table-cell>
          <table:table-cell office:value-type="string">
            <text:p>455.726403</text:p>
          </table:table-cell>
          <table:table-cell office:value-type="string">
            <text:p>594.111098</text:p>
          </table:table-cell>
          <table:table-cell office:value-type="string">
            <text:p>198.139829</text:p>
          </table:table-cell>
          <table:table-cell office:value-type="string">
            <text:p>279.450323</text:p>
          </table:table-cell>
          <table:table-cell office:value-type="string">
            <text:p>43.732218</text:p>
          </table:table-cell>
          <table:table-cell office:value-type="string">
            <text:p>535.016255</text:p>
          </table:table-cell>
          <table:table-cell office:value-type="string">
            <text:p>276.967997</text:p>
          </table:table-cell>
          <table:table-cell office:value-type="string">
            <text:p>188.093723</text:p>
          </table:table-cell>
          <table:table-cell office:value-type="string">
            <text:p>237.53086</text:p>
          </table:table-cell>
          <table:table-cell office:value-type="string">
            <text:p>75.209271</text:p>
          </table:table-cell>
          <table:table-cell office:value-type="string">
            <text:p>52.284235</text:p>
          </table:table-cell>
          <table:table-cell office:value-type="string">
            <text:p>3272.868096</text:p>
          </table:table-cell>
        </table:table-row>
        <table:table-row>
          <table:table-cell office:value-type="string">
            <text:p>c32</text:p>
          </table:table-cell>
          <table:table-cell office:value-type="string">
            <text:p>557.287833</text:p>
          </table:table-cell>
          <table:table-cell office:value-type="string">
            <text:p>453.733978</text:p>
          </table:table-cell>
          <table:table-cell office:value-type="string">
            <text:p>742.429205</text:p>
          </table:table-cell>
          <table:table-cell office:value-type="string">
            <text:p>146.229553</text:p>
          </table:table-cell>
          <table:table-cell office:value-type="string">
            <text:p>273.859366</text:p>
          </table:table-cell>
          <table:table-cell office:value-type="string">
            <text:p>56.593254</text:p>
          </table:table-cell>
          <table:table-cell office:value-type="string">
            <text:p>611.736616</text:p>
          </table:table-cell>
          <table:table-cell office:value-type="string">
            <text:p>342.48117</text:p>
          </table:table-cell>
          <table:table-cell office:value-type="string">
            <text:p>255.988148</text:p>
          </table:table-cell>
          <table:table-cell office:value-type="string">
            <text:p>287.959831</text:p>
          </table:table-cell>
          <table:table-cell office:value-type="string">
            <text:p>99.629308</text:p>
          </table:table-cell>
          <table:table-cell office:value-type="string">
            <text:p>70.450038</text:p>
          </table:table-cell>
          <table:table-cell office:value-type="string">
            <text:p>3752.148746</text:p>
          </table:table-cell>
        </table:table-row>
        <table:table-row>
          <table:table-cell office:value-type="string">
            <text:p>c33</text:p>
          </table:table-cell>
          <table:table-cell office:value-type="string">
            <text:p>539.092446</text:p>
          </table:table-cell>
          <table:table-cell office:value-type="string">
            <text:p>414.944519</text:p>
          </table:table-cell>
          <table:table-cell office:value-type="string">
            <text:p>528.73501</text:p>
          </table:table-cell>
          <table:table-cell office:value-type="string">
            <text:p>128.117121</text:p>
          </table:table-cell>
          <table:table-cell office:value-type="string">
            <text:p>289.709481</text:p>
          </table:table-cell>
          <table:table-cell office:value-type="string">
            <text:p>48.107988</text:p>
          </table:table-cell>
          <table:table-cell office:value-type="string">
            <text:p>496.326671</text:p>
          </table:table-cell>
          <table:table-cell office:value-type="string">
            <text:p>262.63361</text:p>
          </table:table-cell>
          <table:table-cell office:value-type="string">
            <text:p>180.837641</text:p>
          </table:table-cell>
          <table:table-cell office:value-type="string">
            <text:p>230.03108</text:p>
          </table:table-cell>
          <table:table-cell office:value-type="string">
            <text:p>75.719822</text:p>
          </table:table-cell>
          <table:table-cell office:value-type="string">
            <text:p>53.401357</text:p>
          </table:table-cell>
          <table:table-cell office:value-type="string">
            <text:p>3119.539626</text:p>
          </table:table-cell>
        </table:table-row>
        <table:table-row>
          <table:table-cell office:value-type="string">
            <text:p>c34</text:p>
          </table:table-cell>
          <table:table-cell office:value-type="string">
            <text:p>566.16333</text:p>
          </table:table-cell>
          <table:table-cell office:value-type="string">
            <text:p>427.086208</text:p>
          </table:table-cell>
          <table:table-cell office:value-type="string">
            <text:p>653.435327</text:p>
          </table:table-cell>
          <table:table-cell office:value-type="string">
            <text:p>153.517377</text:p>
          </table:table-cell>
          <table:table-cell office:value-type="string">
            <text:p>249.34571</text:p>
          </table:table-cell>
          <table:table-cell office:value-type="string">
            <text:p>48.235012</text:p>
          </table:table-cell>
          <table:table-cell office:value-type="string">
            <text:p>580.85677</text:p>
          </table:table-cell>
          <table:table-cell office:value-type="string">
            <text:p>327.368398</text:p>
          </table:table-cell>
          <table:table-cell office:value-type="string">
            <text:p>253.779436</text:p>
          </table:table-cell>
          <table:table-cell office:value-type="string">
            <text:p>281.064064</text:p>
          </table:table-cell>
          <table:table-cell office:value-type="string">
            <text:p>112.2587</text:p>
          </table:table-cell>
          <table:table-cell office:value-type="string">
            <text:p>63.897868</text:p>
          </table:table-cell>
          <table:table-cell office:value-type="string">
            <text:p>3563.490823</text:p>
          </table:table-cell>
        </table:table-row>
        <table:table-row>
          <table:table-cell office:value-type="string">
            <text:p>c35</text:p>
          </table:table-cell>
          <table:table-cell office:value-type="string">
            <text:p>601.30579</text:p>
          </table:table-cell>
          <table:table-cell office:value-type="string">
            <text:p>509.624683</text:p>
          </table:table-cell>
          <table:table-cell office:value-type="string">
            <text:p>691.097624</text:p>
          </table:table-cell>
          <table:table-cell office:value-type="string">
            <text:p>173.1382</text:p>
          </table:table-cell>
          <table:table-cell office:value-type="string">
            <text:p>302.362956</text:p>
          </table:table-cell>
          <table:table-cell office:value-type="string">
            <text:p>50.487219</text:p>
          </table:table-cell>
          <table:table-cell office:value-type="string">
            <text:p>636.807361</text:p>
          </table:table-cell>
          <table:table-cell office:value-type="string">
            <text:p>329.927307</text:p>
          </table:table-cell>
          <table:table-cell office:value-type="string">
            <text:p>228.570122</text:p>
          </table:table-cell>
          <table:table-cell office:value-type="string">
            <text:p>277.335735</text:p>
          </table:table-cell>
          <table:table-cell office:value-type="string">
            <text:p>150.615538</text:p>
          </table:table-cell>
          <table:table-cell office:value-type="string">
            <text:p>68.454685</text:p>
          </table:table-cell>
          <table:table-cell office:value-type="string">
            <text:p>3846.589019</text:p>
          </table:table-cell>
        </table:table-row>
        <table:table-row>
          <table:table-cell office:value-type="string">
            <text:p>c36</text:p>
          </table:table-cell>
          <table:table-cell office:value-type="string">
            <text:p>463.749935</text:p>
          </table:table-cell>
          <table:table-cell office:value-type="string">
            <text:p>390.401671</text:p>
          </table:table-cell>
          <table:table-cell office:value-type="string">
            <text:p>563.380666</text:p>
          </table:table-cell>
          <table:table-cell office:value-type="string">
            <text:p>143.587472</text:p>
          </table:table-cell>
          <table:table-cell office:value-type="string">
            <text:p>224.284239</text:p>
          </table:table-cell>
          <table:table-cell office:value-type="string">
            <text:p>34.072705</text:p>
          </table:table-cell>
          <table:table-cell office:value-type="string">
            <text:p>509.568893</text:p>
          </table:table-cell>
          <table:table-cell office:value-type="string">
            <text:p>288.587661</text:p>
          </table:table-cell>
          <table:table-cell office:value-type="string">
            <text:p>201.968119</text:p>
          </table:table-cell>
          <table:table-cell office:value-type="string">
            <text:p>245.083686</text:p>
          </table:table-cell>
          <table:table-cell office:value-type="string">
            <text:p>81.66158</text:p>
          </table:table-cell>
          <table:table-cell office:value-type="string">
            <text:p>60.16802</text:p>
          </table:table-cell>
          <table:table-cell office:value-type="string">
            <text:p>3062.927174</text:p>
          </table:table-cell>
        </table:table-row>
        <table:table-row>
          <table:table-cell office:value-type="string">
            <text:p>c37</text:p>
          </table:table-cell>
          <table:table-cell office:value-type="string">
            <text:p>569.861173</text:p>
          </table:table-cell>
          <table:table-cell office:value-type="string">
            <text:p>494.406504</text:p>
          </table:table-cell>
          <table:table-cell office:value-type="string">
            <text:p>681.143963</text:p>
          </table:table-cell>
          <table:table-cell office:value-type="string">
            <text:p>140.95714</text:p>
          </table:table-cell>
          <table:table-cell office:value-type="string">
            <text:p>328.739472</text:p>
          </table:table-cell>
          <table:table-cell office:value-type="string">
            <text:p>45.609564</text:p>
          </table:table-cell>
          <table:table-cell office:value-type="string">
            <text:p>604.622968</text:p>
          </table:table-cell>
          <table:table-cell office:value-type="string">
            <text:p>316.206545</text:p>
          </table:table-cell>
          <table:table-cell office:value-type="string">
            <text:p>187.749198</text:p>
          </table:table-cell>
          <table:table-cell office:value-type="string">
            <text:p>262.20973</text:p>
          </table:table-cell>
          <table:table-cell office:value-type="string">
            <text:p>113.305463</text:p>
          </table:table-cell>
          <table:table-cell office:value-type="string">
            <text:p>57.229691</text:p>
          </table:table-cell>
          <table:table-cell office:value-type="string">
            <text:p>3661.084271</text:p>
          </table:table-cell>
        </table:table-row>
        <table:table-row>
          <table:table-cell office:value-type="string">
            <text:p>c38</text:p>
          </table:table-cell>
          <table:table-cell office:value-type="string">
            <text:p>576.401161</text:p>
          </table:table-cell>
          <table:table-cell office:value-type="string">
            <text:p>423.324699</text:p>
          </table:table-cell>
          <table:table-cell office:value-type="string">
            <text:p>605.147789</text:p>
          </table:table-cell>
          <table:table-cell office:value-type="string">
            <text:p>166.374591</text:p>
          </table:table-cell>
          <table:table-cell office:value-type="string">
            <text:p>235.086536</text:p>
          </table:table-cell>
          <table:table-cell office:value-type="string">
            <text:p>47.674114</text:p>
          </table:table-cell>
          <table:table-cell office:value-type="string">
            <text:p>545.003927</text:p>
          </table:table-cell>
          <table:table-cell office:value-type="string">
            <text:p>312.562465</text:p>
          </table:table-cell>
          <table:table-cell office:value-type="string">
            <text:p>217.160928</text:p>
          </table:table-cell>
          <table:table-cell office:value-type="string">
            <text:p>275.535932</text:p>
          </table:table-cell>
          <table:table-cell office:value-type="string">
            <text:p>71.65614</text:p>
          </table:table-cell>
          <table:table-cell office:value-type="string">
            <text:p>56.965168</text:p>
          </table:table-cell>
          <table:table-cell office:value-type="string">
            <text:p>3366.518859</text:p>
          </table:table-cell>
        </table:table-row>
        <table:table-row>
          <table:table-cell office:value-type="string">
            <text:p>c39</text:p>
          </table:table-cell>
          <table:table-cell office:value-type="string">
            <text:p>549.305747</text:p>
          </table:table-cell>
          <table:table-cell office:value-type="string">
            <text:p>435.113317</text:p>
          </table:table-cell>
          <table:table-cell office:value-type="string">
            <text:p>811.479101</text:p>
          </table:table-cell>
          <table:table-cell office:value-type="string">
            <text:p>221.613005</text:p>
          </table:table-cell>
          <table:table-cell office:value-type="string">
            <text:p>258.975987</text:p>
          </table:table-cell>
          <table:table-cell office:value-type="string">
            <text:p>72.137388</text:p>
          </table:table-cell>
          <table:table-cell office:value-type="string">
            <text:p>655.819309</text:p>
          </table:table-cell>
          <table:table-cell office:value-type="string">
            <text:p>343.977788</text:p>
          </table:table-cell>
          <table:table-cell office:value-type="string">
            <text:p>277.098432</text:p>
          </table:table-cell>
          <table:table-cell office:value-type="string">
            <text:p>282.059087</text:p>
          </table:table-cell>
          <table:table-cell office:value-type="string">
            <text:p>90.285172</text:p>
          </table:table-cell>
          <table:table-cell office:value-type="string">
            <text:p>65.724108</text:p>
          </table:table-cell>
          <table:table-cell office:value-type="string">
            <text:p>3841.975436</text:p>
          </table:table-cell>
        </table:table-row>
        <table:table-row>
          <table:table-cell office:value-type="string">
            <text:p>c40</text:p>
          </table:table-cell>
          <table:table-cell office:value-type="string">
            <text:p>463.133049</text:p>
          </table:table-cell>
          <table:table-cell office:value-type="string">
            <text:p>410.536248</text:p>
          </table:table-cell>
          <table:table-cell office:value-type="string">
            <text:p>580.901587</text:p>
          </table:table-cell>
          <table:table-cell office:value-type="string">
            <text:p>103.638918</text:p>
          </table:table-cell>
          <table:table-cell office:value-type="string">
            <text:p>208.98545</text:p>
          </table:table-cell>
          <table:table-cell office:value-type="string">
            <text:p>33.759748</text:p>
          </table:table-cell>
          <table:table-cell office:value-type="string">
            <text:p>496.691324</text:p>
          </table:table-cell>
          <table:table-cell office:value-type="string">
            <text:p>276.180471</text:p>
          </table:table-cell>
          <table:table-cell office:value-type="string">
            <text:p>181.342858</text:p>
          </table:table-cell>
          <table:table-cell office:value-type="string">
            <text:p>231.31487</text:p>
          </table:table-cell>
          <table:table-cell office:value-type="string">
            <text:p>109.215626</text:p>
          </table:table-cell>
          <table:table-cell office:value-type="string">
            <text:p>55.506163</text:p>
          </table:table-cell>
          <table:table-cell office:value-type="string">
            <text:p>3047.567394</text:p>
          </table:table-cell>
        </table:table-row>
        <table:table-row>
          <table:table-cell office:value-type="string">
            <text:p>c41</text:p>
          </table:table-cell>
          <table:table-cell office:value-type="string">
            <text:p>620.533532</text:p>
          </table:table-cell>
          <table:table-cell office:value-type="string">
            <text:p>461.780506</text:p>
          </table:table-cell>
          <table:table-cell office:value-type="string">
            <text:p>736.503078</text:p>
          </table:table-cell>
          <table:table-cell office:value-type="string">
            <text:p>193.580775</text:p>
          </table:table-cell>
          <table:table-cell office:value-type="string">
            <text:p>254.715915</text:p>
          </table:table-cell>
          <table:table-cell office:value-type="string">
            <text:p>55.620662</text:p>
          </table:table-cell>
          <table:table-cell office:value-type="string">
            <text:p>641.318573</text:p>
          </table:table-cell>
          <table:table-cell office:value-type="string">
            <text:p>375.731386</text:p>
          </table:table-cell>
          <table:table-cell office:value-type="string">
            <text:p>287.249247</text:p>
          </table:table-cell>
          <table:table-cell office:value-type="string">
            <text:p>320.663761</text:p>
          </table:table-cell>
          <table:table-cell office:value-type="string">
            <text:p>78.432846</text:p>
          </table:table-cell>
          <table:table-cell office:value-type="string">
            <text:p>71.04131</text:p>
          </table:table-cell>
          <table:table-cell office:value-type="string">
            <text:p>3903.590818</text:p>
          </table:table-cell>
        </table:table-row>
        <table:table-row>
          <table:table-cell office:value-type="string">
            <text:p>c42</text:p>
          </table:table-cell>
          <table:table-cell office:value-type="string">
            <text:p>502.983082</text:p>
          </table:table-cell>
          <table:table-cell office:value-type="string">
            <text:p>390.640455</text:p>
          </table:table-cell>
          <table:table-cell office:value-type="string">
            <text:p>585.631399</text:p>
          </table:table-cell>
          <table:table-cell office:value-type="string">
            <text:p>141.076955</text:p>
          </table:table-cell>
          <table:table-cell office:value-type="string">
            <text:p>248.489923</text:p>
          </table:table-cell>
          <table:table-cell office:value-type="string">
            <text:p>52.680784</text:p>
          </table:table-cell>
          <table:table-cell office:value-type="string">
            <text:p>518.006861</text:p>
          </table:table-cell>
          <table:table-cell office:value-type="string">
            <text:p>304.681461</text:p>
          </table:table-cell>
          <table:table-cell office:value-type="string">
            <text:p>220.409342</text:p>
          </table:table-cell>
          <table:table-cell office:value-type="string">
            <text:p>263.903754</text:p>
          </table:table-cell>
          <table:table-cell office:value-type="string">
            <text:p>93.856865</text:p>
          </table:table-cell>
          <table:table-cell office:value-type="string">
            <text:p>66.414463</text:p>
          </table:table-cell>
          <table:table-cell office:value-type="string">
            <text:p>3247.698388</text:p>
          </table:table-cell>
        </table:table-row>
        <table:table-row>
          <table:table-cell office:value-type="string">
            <text:p>c43</text:p>
          </table:table-cell>
          <table:table-cell office:value-type="string">
            <text:p>642.293212</text:p>
          </table:table-cell>
          <table:table-cell office:value-type="string">
            <text:p>439.180563</text:p>
          </table:table-cell>
          <table:table-cell office:value-type="string">
            <text:p>661.793838</text:p>
          </table:table-cell>
          <table:table-cell office:value-type="string">
            <text:p>152.066845</text:p>
          </table:table-cell>
          <table:table-cell office:value-type="string">
            <text:p>288.893505</text:p>
          </table:table-cell>
          <table:table-cell office:value-type="string">
            <text:p>49.444478</text:p>
          </table:table-cell>
          <table:table-cell office:value-type="string">
            <text:p>602.297455</text:p>
          </table:table-cell>
          <table:table-cell office:value-type="string">
            <text:p>323.656165</text:p>
          </table:table-cell>
          <table:table-cell office:value-type="string">
            <text:p>252.714919</text:p>
          </table:table-cell>
          <table:table-cell office:value-type="string">
            <text:p>280.854718</text:p>
          </table:table-cell>
          <table:table-cell office:value-type="string">
            <text:p>104.776039</text:p>
          </table:table-cell>
          <table:table-cell office:value-type="string">
            <text:p>58.466748</text:p>
          </table:table-cell>
          <table:table-cell office:value-type="string">
            <text:p>3704.371642</text:p>
          </table:table-cell>
        </table:table-row>
        <table:table-row>
          <table:table-cell office:value-type="string">
            <text:p>c44</text:p>
          </table:table-cell>
          <table:table-cell office:value-type="string">
            <text:p>621.216487</text:p>
          </table:table-cell>
          <table:table-cell office:value-type="string">
            <text:p>430.274894</text:p>
          </table:table-cell>
          <table:table-cell office:value-type="string">
            <text:p>558.253157</text:p>
          </table:table-cell>
          <table:table-cell office:value-type="string">
            <text:p>166.099455</text:p>
          </table:table-cell>
          <table:table-cell office:value-type="string">
            <text:p>326.25268</text:p>
          </table:table-cell>
          <table:table-cell office:value-type="string">
            <text:p>54.29091</text:p>
          </table:table-cell>
          <table:table-cell office:value-type="string">
            <text:p>546.073463</text:p>
          </table:table-cell>
          <table:table-cell office:value-type="string">
            <text:p>292.280827</text:p>
          </table:table-cell>
          <table:table-cell office:value-type="string">
            <text:p>194.652932</text:p>
          </table:table-cell>
          <table:table-cell office:value-type="string">
            <text:p>254.342558</text:p>
          </table:table-cell>
          <table:table-cell office:value-type="string">
            <text:p>78.664794</text:p>
          </table:table-cell>
          <table:table-cell office:value-type="string">
            <text:p>52.03798</text:p>
          </table:table-cell>
          <table:table-cell office:value-type="string">
            <text:p>3408.340682</text:p>
          </table:table-cell>
        </table:table-row>
        <table:table-row>
          <table:table-cell office:value-type="string">
            <text:p>c45</text:p>
          </table:table-cell>
          <table:table-cell office:value-type="string">
            <text:p>632.832817</text:p>
          </table:table-cell>
          <table:table-cell office:value-type="string">
            <text:p>444.263099</text:p>
          </table:table-cell>
          <table:table-cell office:value-type="string">
            <text:p>698.859724</text:p>
          </table:table-cell>
          <table:table-cell office:value-type="string">
            <text:p>177.759771</text:p>
          </table:table-cell>
          <table:table-cell office:value-type="string">
            <text:p>280.406929</text:p>
          </table:table-cell>
          <table:table-cell office:value-type="string">
            <text:p>60.0171</text:p>
          </table:table-cell>
          <table:table-cell office:value-type="string">
            <text:p>615.18567</text:p>
          </table:table-cell>
          <table:table-cell office:value-type="string">
            <text:p>344.578491</text:p>
          </table:table-cell>
          <table:table-cell office:value-type="string">
            <text:p>254.265797</text:p>
          </table:table-cell>
          <table:table-cell office:value-type="string">
            <text:p>286.923538</text:p>
          </table:table-cell>
          <table:table-cell office:value-type="string">
            <text:p>126.708513</text:p>
          </table:table-cell>
          <table:table-cell office:value-type="string">
            <text:p>67.046208</text:p>
          </table:table-cell>
          <table:table-cell office:value-type="string">
            <text:p>3811.087886</text:p>
          </table:table-cell>
        </table:table-row>
        <table:table-row>
          <table:table-cell office:value-type="string">
            <text:p>c47</text:p>
          </table:table-cell>
          <table:table-cell office:value-type="string">
            <text:p>569.956816</text:p>
          </table:table-cell>
          <table:table-cell office:value-type="string">
            <text:p>641.673615</text:p>
          </table:table-cell>
          <table:table-cell office:value-type="string">
            <text:p>845.218537</text:p>
          </table:table-cell>
          <table:table-cell office:value-type="string">
            <text:p>243.239664</text:p>
          </table:table-cell>
          <table:table-cell office:value-type="string">
            <text:p>350.747506</text:p>
          </table:table-cell>
          <table:table-cell office:value-type="string">
            <text:p>65.282875</text:p>
          </table:table-cell>
          <table:table-cell office:value-type="string">
            <text:p>742.156679</text:p>
          </table:table-cell>
          <table:table-cell office:value-type="string">
            <text:p>342.316755</text:p>
          </table:table-cell>
          <table:table-cell office:value-type="string">
            <text:p>237.103425</text:p>
          </table:table-cell>
          <table:table-cell office:value-type="string">
            <text:p>288.250105</text:p>
          </table:table-cell>
          <table:table-cell office:value-type="string">
            <text:p>113.71991</text:p>
          </table:table-cell>
          <table:table-cell office:value-type="string">
            <text:p>73.43758</text:p>
          </table:table-cell>
          <table:table-cell office:value-type="string">
            <text:p>4269.863803</text:p>
          </table:table-cell>
        </table:table-row>
        <table:table-row>
          <table:table-cell office:value-type="string">
            <text:p>c48</text:p>
          </table:table-cell>
          <table:table-cell office:value-type="string">
            <text:p>588.624157</text:p>
          </table:table-cell>
          <table:table-cell office:value-type="string">
            <text:p>517.778688</text:p>
          </table:table-cell>
          <table:table-cell office:value-type="string">
            <text:p>737.9402</text:p>
          </table:table-cell>
          <table:table-cell office:value-type="string">
            <text:p>154.552354</text:p>
          </table:table-cell>
          <table:table-cell office:value-type="string">
            <text:p>315.94558</text:p>
          </table:table-cell>
          <table:table-cell office:value-type="string">
            <text:p>44.467883</text:p>
          </table:table-cell>
          <table:table-cell office:value-type="string">
            <text:p>655.370952</text:p>
          </table:table-cell>
          <table:table-cell office:value-type="string">
            <text:p>337.046281</text:p>
          </table:table-cell>
          <table:table-cell office:value-type="string">
            <text:p>224.347788</text:p>
          </table:table-cell>
          <table:table-cell office:value-type="string">
            <text:p>291.544911</text:p>
          </table:table-cell>
          <table:table-cell office:value-type="string">
            <text:p>98.755089</text:p>
          </table:table-cell>
          <table:table-cell office:value-type="string">
            <text:p>56.618737</text:p>
          </table:table-cell>
          <table:table-cell office:value-type="string">
            <text:p>3868.440267</text:p>
          </table:table-cell>
        </table:table-row>
        <table:table-row>
          <table:table-cell office:value-type="string">
            <text:p>c49</text:p>
          </table:table-cell>
          <table:table-cell office:value-type="string">
            <text:p>610.606403</text:p>
          </table:table-cell>
          <table:table-cell office:value-type="string">
            <text:p>544.559829</text:p>
          </table:table-cell>
          <table:table-cell office:value-type="string">
            <text:p>797.168028</text:p>
          </table:table-cell>
          <table:table-cell office:value-type="string">
            <text:p>158.018324</text:p>
          </table:table-cell>
          <table:table-cell office:value-type="string">
            <text:p>318.812072</text:p>
          </table:table-cell>
          <table:table-cell office:value-type="string">
            <text:p>73.498717</text:p>
          </table:table-cell>
          <table:table-cell office:value-type="string">
            <text:p>688.313516</text:p>
          </table:table-cell>
          <table:table-cell office:value-type="string">
            <text:p>375.660288</text:p>
          </table:table-cell>
          <table:table-cell office:value-type="string">
            <text:p>267.074042</text:p>
          </table:table-cell>
          <table:table-cell office:value-type="string">
            <text:p>325.241776</text:p>
          </table:table-cell>
          <table:table-cell office:value-type="string">
            <text:p>132.292234</text:p>
          </table:table-cell>
          <table:table-cell office:value-type="string">
            <text:p>86.602783</text:p>
          </table:table-cell>
          <table:table-cell office:value-type="string">
            <text:p>4219.829687</text:p>
          </table:table-cell>
        </table:table-row>
        <table:table-row>
          <table:table-cell office:value-type="string">
            <text:p>c50</text:p>
          </table:table-cell>
          <table:table-cell office:value-type="string">
            <text:p>607.759107</text:p>
          </table:table-cell>
          <table:table-cell office:value-type="string">
            <text:p>449.127451</text:p>
          </table:table-cell>
          <table:table-cell office:value-type="string">
            <text:p>759.702658</text:p>
          </table:table-cell>
          <table:table-cell office:value-type="string">
            <text:p>149.014688</text:p>
          </table:table-cell>
          <table:table-cell office:value-type="string">
            <text:p>274.634238</text:p>
          </table:table-cell>
          <table:table-cell office:value-type="string">
            <text:p>50.044886</text:p>
          </table:table-cell>
          <table:table-cell office:value-type="string">
            <text:p>629.423728</text:p>
          </table:table-cell>
          <table:table-cell office:value-type="string">
            <text:p>319.310922</text:p>
          </table:table-cell>
          <table:table-cell office:value-type="string">
            <text:p>226.418441</text:p>
          </table:table-cell>
          <table:table-cell office:value-type="string">
            <text:p>267.739114</text:p>
          </table:table-cell>
          <table:table-cell office:value-type="string">
            <text:p>88.877462</text:p>
          </table:table-cell>
          <table:table-cell office:value-type="string">
            <text:p>60.930404</text:p>
          </table:table-cell>
          <table:table-cell office:value-type="string">
            <text:p>3733.96841</text:p>
          </table:table-cell>
        </table:table-row>
        <table:table-row>
          <table:table-cell office:value-type="string">
            <text:p>c51</text:p>
          </table:table-cell>
          <table:table-cell office:value-type="string">
            <text:p>532.937465</text:p>
          </table:table-cell>
          <table:table-cell office:value-type="string">
            <text:p>462.244609</text:p>
          </table:table-cell>
          <table:table-cell office:value-type="string">
            <text:p>618.639326</text:p>
          </table:table-cell>
          <table:table-cell office:value-type="string">
            <text:p>143.480404</text:p>
          </table:table-cell>
          <table:table-cell office:value-type="string">
            <text:p>274.259506</text:p>
          </table:table-cell>
          <table:table-cell office:value-type="string">
            <text:p>37.421473</text:p>
          </table:table-cell>
          <table:table-cell office:value-type="string">
            <text:p>566.851173</text:p>
          </table:table-cell>
          <table:table-cell office:value-type="string">
            <text:p>302.961853</text:p>
          </table:table-cell>
          <table:table-cell office:value-type="string">
            <text:p>221.592361</text:p>
          </table:table-cell>
          <table:table-cell office:value-type="string">
            <text:p>262.526433</text:p>
          </table:table-cell>
          <table:table-cell office:value-type="string">
            <text:p>73.91468</text:p>
          </table:table-cell>
          <table:table-cell office:value-type="string">
            <text:p>52.19339</text:p>
          </table:table-cell>
          <table:table-cell office:value-type="string">
            <text:p>3405.542269</text:p>
          </table:table-cell>
        </table:table-row>
        <table:table-row>
          <table:table-cell office:value-type="string">
            <text:p>c52</text:p>
          </table:table-cell>
          <table:table-cell office:value-type="string">
            <text:p>671.824028</text:p>
          </table:table-cell>
          <table:table-cell office:value-type="string">
            <text:p>502.595135</text:p>
          </table:table-cell>
          <table:table-cell office:value-type="string">
            <text:p>772.456965</text:p>
          </table:table-cell>
          <table:table-cell office:value-type="string">
            <text:p>209.320628</text:p>
          </table:table-cell>
          <table:table-cell office:value-type="string">
            <text:p>299.522713</text:p>
          </table:table-cell>
          <table:table-cell office:value-type="string">
            <text:p>53.753283</text:p>
          </table:table-cell>
          <table:table-cell office:value-type="string">
            <text:p>690.47145</text:p>
          </table:table-cell>
          <table:table-cell office:value-type="string">
            <text:p>363.41817</text:p>
          </table:table-cell>
          <table:table-cell office:value-type="string">
            <text:p>264.018799</text:p>
          </table:table-cell>
          <table:table-cell office:value-type="string">
            <text:p>316.091034</text:p>
          </table:table-cell>
          <table:table-cell office:value-type="string">
            <text:p>101.52444</text:p>
          </table:table-cell>
          <table:table-cell office:value-type="string">
            <text:p>57.968785</text:p>
          </table:table-cell>
          <table:table-cell office:value-type="string">
            <text:p>4093.6448</text:p>
          </table:table-cell>
        </table:table-row>
        <table:table-row>
          <table:table-cell office:value-type="string">
            <text:p>c53</text:p>
          </table:table-cell>
          <table:table-cell office:value-type="string">
            <text:p>635.23421</text:p>
          </table:table-cell>
          <table:table-cell office:value-type="string">
            <text:p>428.522347</text:p>
          </table:table-cell>
          <table:table-cell office:value-type="string">
            <text:p>679.732878</text:p>
          </table:table-cell>
          <table:table-cell office:value-type="string">
            <text:p>226.912783</text:p>
          </table:table-cell>
          <table:table-cell office:value-type="string">
            <text:p>284.685027</text:p>
          </table:table-cell>
          <table:table-cell office:value-type="string">
            <text:p>41.812255</text:p>
          </table:table-cell>
          <table:table-cell office:value-type="string">
            <text:p>573.561093</text:p>
          </table:table-cell>
          <table:table-cell office:value-type="string">
            <text:p>301.938341</text:p>
          </table:table-cell>
          <table:table-cell office:value-type="string">
            <text:p>216.604569</text:p>
          </table:table-cell>
          <table:table-cell office:value-type="string">
            <text:p>259.196156</text:p>
          </table:table-cell>
          <table:table-cell office:value-type="string">
            <text:p>78.368326</text:p>
          </table:table-cell>
          <table:table-cell office:value-type="string">
            <text:p>50.231559</text:p>
          </table:table-cell>
          <table:table-cell office:value-type="string">
            <text:p>3549.886762</text:p>
          </table:table-cell>
        </table:table-row>
        <table:table-row>
          <table:table-cell office:value-type="string">
            <text:p>c54</text:p>
          </table:table-cell>
          <table:table-cell office:value-type="string">
            <text:p>608.161492</text:p>
          </table:table-cell>
          <table:table-cell office:value-type="string">
            <text:p>412.058825</text:p>
          </table:table-cell>
          <table:table-cell office:value-type="string">
            <text:p>677.981526</text:p>
          </table:table-cell>
          <table:table-cell office:value-type="string">
            <text:p>158.279609</text:p>
          </table:table-cell>
          <table:table-cell office:value-type="string">
            <text:p>283.229635</text:p>
          </table:table-cell>
          <table:table-cell office:value-type="string">
            <text:p>42.939299</text:p>
          </table:table-cell>
          <table:table-cell office:value-type="string">
            <text:p>589.316326</text:p>
          </table:table-cell>
          <table:table-cell office:value-type="string">
            <text:p>307.920974</text:p>
          </table:table-cell>
          <table:table-cell office:value-type="string">
            <text:p>234.133559</text:p>
          </table:table-cell>
          <table:table-cell office:value-type="string">
            <text:p>261.955153</text:p>
          </table:table-cell>
          <table:table-cell office:value-type="string">
            <text:p>76.445514</text:p>
          </table:table-cell>
          <table:table-cell office:value-type="string">
            <text:p>57.156911</text:p>
          </table:table-cell>
          <table:table-cell office:value-type="string">
            <text:p>3551.299215</text:p>
          </table:table-cell>
        </table:table-row>
        <table:table-row>
          <table:table-cell office:value-type="string">
            <text:p>c55</text:p>
          </table:table-cell>
          <table:table-cell office:value-type="string">
            <text:p>571.26297</text:p>
          </table:table-cell>
          <table:table-cell office:value-type="string">
            <text:p>393.648992</text:p>
          </table:table-cell>
          <table:table-cell office:value-type="string">
            <text:p>625.263558</text:p>
          </table:table-cell>
          <table:table-cell office:value-type="string">
            <text:p>121.532188</text:p>
          </table:table-cell>
          <table:table-cell office:value-type="string">
            <text:p>297.874831</text:p>
          </table:table-cell>
          <table:table-cell office:value-type="string">
            <text:p>61.04558</text:p>
          </table:table-cell>
          <table:table-cell office:value-type="string">
            <text:p>579.160474</text:p>
          </table:table-cell>
          <table:table-cell office:value-type="string">
            <text:p>314.721561</text:p>
          </table:table-cell>
          <table:table-cell office:value-type="string">
            <text:p>209.096771</text:p>
          </table:table-cell>
          <table:table-cell office:value-type="string">
            <text:p>267.828487</text:p>
          </table:table-cell>
          <table:table-cell office:value-type="string">
            <text:p>84.901787</text:p>
          </table:table-cell>
          <table:table-cell office:value-type="string">
            <text:p>47.839831</text:p>
          </table:table-cell>
          <table:table-cell office:value-type="string">
            <text:p>3452.644843</text:p>
          </table:table-cell>
        </table:table-row>
        <table:table-row>
          <table:table-cell office:value-type="string">
            <text:p>c56</text:p>
          </table:table-cell>
          <table:table-cell office:value-type="string">
            <text:p>575.397217</text:p>
          </table:table-cell>
          <table:table-cell office:value-type="string">
            <text:p>435.509099</text:p>
          </table:table-cell>
          <table:table-cell office:value-type="string">
            <text:p>663.984918</text:p>
          </table:table-cell>
          <table:table-cell office:value-type="string">
            <text:p>139.699526</text:p>
          </table:table-cell>
          <table:table-cell office:value-type="string">
            <text:p>285.735358</text:p>
          </table:table-cell>
          <table:table-cell office:value-type="string">
            <text:p>68.662329</text:p>
          </table:table-cell>
          <table:table-cell office:value-type="string">
            <text:p>595.685093</text:p>
          </table:table-cell>
          <table:table-cell office:value-type="string">
            <text:p>306.052722</text:p>
          </table:table-cell>
          <table:table-cell office:value-type="string">
            <text:p>232.659168</text:p>
          </table:table-cell>
          <table:table-cell office:value-type="string">
            <text:p>257.676943</text:p>
          </table:table-cell>
          <table:table-cell office:value-type="string">
            <text:p>61.214632</text:p>
          </table:table-cell>
          <table:table-cell office:value-type="string">
            <text:p>49.354344</text:p>
          </table:table-cell>
          <table:table-cell office:value-type="string">
            <text:p>3531.931823</text:p>
          </table:table-cell>
        </table:table-row>
        <table:table-row>
          <table:table-cell office:value-type="string">
            <text:p>c58</text:p>
          </table:table-cell>
          <table:table-cell office:value-type="string">
            <text:p>564.195197</text:p>
          </table:table-cell>
          <table:table-cell office:value-type="string">
            <text:p>395.984218</text:p>
          </table:table-cell>
          <table:table-cell office:value-type="string">
            <text:p>624.178998</text:p>
          </table:table-cell>
          <table:table-cell office:value-type="string">
            <text:p>130.277108</text:p>
          </table:table-cell>
          <table:table-cell office:value-type="string">
            <text:p>279.095935</text:p>
          </table:table-cell>
          <table:table-cell office:value-type="string">
            <text:p>57.559066</text:p>
          </table:table-cell>
          <table:table-cell office:value-type="string">
            <text:p>574.878845</text:p>
          </table:table-cell>
          <table:table-cell office:value-type="string">
            <text:p>326.955554</text:p>
          </table:table-cell>
          <table:table-cell office:value-type="string">
            <text:p>228.954314</text:p>
          </table:table-cell>
          <table:table-cell office:value-type="string">
            <text:p>274.737743</text:p>
          </table:table-cell>
          <table:table-cell office:value-type="string">
            <text:p>95.143599</text:p>
          </table:table-cell>
          <table:table-cell office:value-type="string">
            <text:p>63.832318</text:p>
          </table:table-cell>
          <table:table-cell office:value-type="string">
            <text:p>3485.515788</text:p>
          </table:table-cell>
        </table:table-row>
        <table:table-row>
          <table:table-cell office:value-type="string">
            <text:p>c59</text:p>
          </table:table-cell>
          <table:table-cell office:value-type="string">
            <text:p>615.33703</text:p>
          </table:table-cell>
          <table:table-cell office:value-type="string">
            <text:p>456.525093</text:p>
          </table:table-cell>
          <table:table-cell office:value-type="string">
            <text:p>718.76405</text:p>
          </table:table-cell>
          <table:table-cell office:value-type="string">
            <text:p>176.896855</text:p>
          </table:table-cell>
          <table:table-cell office:value-type="string">
            <text:p>286.875494</text:p>
          </table:table-cell>
          <table:table-cell office:value-type="string">
            <text:p>49.908838</text:p>
          </table:table-cell>
          <table:table-cell office:value-type="string">
            <text:p>621.745204</text:p>
          </table:table-cell>
          <table:table-cell office:value-type="string">
            <text:p>316.29105</text:p>
          </table:table-cell>
          <table:table-cell office:value-type="string">
            <text:p>224.419855</text:p>
          </table:table-cell>
          <table:table-cell office:value-type="string">
            <text:p>269.747954</text:p>
          </table:table-cell>
          <table:table-cell office:value-type="string">
            <text:p>83.46846</text:p>
          </table:table-cell>
          <table:table-cell office:value-type="string">
            <text:p>57.947258</text:p>
          </table:table-cell>
          <table:table-cell office:value-type="string">
            <text:p>3701.030288</text:p>
          </table:table-cell>
        </table:table-row>
        <table:table-row>
          <table:table-cell office:value-type="string">
            <text:p>c60</text:p>
          </table:table-cell>
          <table:table-cell office:value-type="string">
            <text:p>538.439873</text:p>
          </table:table-cell>
          <table:table-cell office:value-type="string">
            <text:p>416.439855</text:p>
          </table:table-cell>
          <table:table-cell office:value-type="string">
            <text:p>704.865897</text:p>
          </table:table-cell>
          <table:table-cell office:value-type="string">
            <text:p>203.157631</text:p>
          </table:table-cell>
          <table:table-cell office:value-type="string">
            <text:p>273.006095</text:p>
          </table:table-cell>
          <table:table-cell office:value-type="string">
            <text:p>47.461359</text:p>
          </table:table-cell>
          <table:table-cell office:value-type="string">
            <text:p>587.746959</text:p>
          </table:table-cell>
          <table:table-cell office:value-type="string">
            <text:p>305.032247</text:p>
          </table:table-cell>
          <table:table-cell office:value-type="string">
            <text:p>243.439058</text:p>
          </table:table-cell>
          <table:table-cell office:value-type="string">
            <text:p>266.591439</text:p>
          </table:table-cell>
          <table:table-cell office:value-type="string">
            <text:p>88.374104</text:p>
          </table:table-cell>
          <table:table-cell office:value-type="string">
            <text:p>54.106493</text:p>
          </table:table-cell>
          <table:table-cell office:value-type="string">
            <text:p>3525.503379</text:p>
          </table:table-cell>
        </table:table-row>
        <table:table-row>
          <table:table-cell office:value-type="string">
            <text:p>c61</text:p>
          </table:table-cell>
          <table:table-cell office:value-type="string">
            <text:p>560.152618</text:p>
          </table:table-cell>
          <table:table-cell office:value-type="string">
            <text:p>420.860045</text:p>
          </table:table-cell>
          <table:table-cell office:value-type="string">
            <text:p>666.731004</text:p>
          </table:table-cell>
          <table:table-cell office:value-type="string">
            <text:p>144.232372</text:p>
          </table:table-cell>
          <table:table-cell office:value-type="string">
            <text:p>301.367365</text:p>
          </table:table-cell>
          <table:table-cell office:value-type="string">
            <text:p>43.195445</text:p>
          </table:table-cell>
          <table:table-cell office:value-type="string">
            <text:p>603.292546</text:p>
          </table:table-cell>
          <table:table-cell office:value-type="string">
            <text:p>367.876657</text:p>
          </table:table-cell>
          <table:table-cell office:value-type="string">
            <text:p>244.368876</text:p>
          </table:table-cell>
          <table:table-cell office:value-type="string">
            <text:p>308.454361</text:p>
          </table:table-cell>
          <table:table-cell office:value-type="string">
            <text:p>90.623236</text:p>
          </table:table-cell>
          <table:table-cell office:value-type="string">
            <text:p>62.217738</text:p>
          </table:table-cell>
          <table:table-cell office:value-type="string">
            <text:p>3669.13989</text:p>
          </table:table-cell>
        </table:table-row>
        <table:table-row>
          <table:table-cell office:value-type="string">
            <text:p>c62</text:p>
          </table:table-cell>
          <table:table-cell office:value-type="string">
            <text:p>551.93559</text:p>
          </table:table-cell>
          <table:table-cell office:value-type="string">
            <text:p>394.123817</text:p>
          </table:table-cell>
          <table:table-cell office:value-type="string">
            <text:p>617.752719</text:p>
          </table:table-cell>
          <table:table-cell office:value-type="string">
            <text:p>159.254625</text:p>
          </table:table-cell>
          <table:table-cell office:value-type="string">
            <text:p>291.467915</text:p>
          </table:table-cell>
          <table:table-cell office:value-type="string">
            <text:p>54.40144</text:p>
          </table:table-cell>
          <table:table-cell office:value-type="string">
            <text:p>570.638719</text:p>
          </table:table-cell>
          <table:table-cell office:value-type="string">
            <text:p>348.281891</text:p>
          </table:table-cell>
          <table:table-cell office:value-type="string">
            <text:p>238.794782</text:p>
          </table:table-cell>
          <table:table-cell office:value-type="string">
            <text:p>296.66895</text:p>
          </table:table-cell>
          <table:table-cell office:value-type="string">
            <text:p>59.056284</text:p>
          </table:table-cell>
          <table:table-cell office:value-type="string">
            <text:p>51.197481</text:p>
          </table:table-cell>
          <table:table-cell office:value-type="string">
            <text:p>3474.319588</text:p>
          </table:table-cell>
        </table:table-row>
        <table:table-row>
          <table:table-cell office:value-type="string">
            <text:p>c63</text:p>
          </table:table-cell>
          <table:table-cell office:value-type="string">
            <text:p>512.194173</text:p>
          </table:table-cell>
          <table:table-cell office:value-type="string">
            <text:p>474.20574</text:p>
          </table:table-cell>
          <table:table-cell office:value-type="string">
            <text:p>718.32553</text:p>
          </table:table-cell>
          <table:table-cell office:value-type="string">
            <text:p>171.131013</text:p>
          </table:table-cell>
          <table:table-cell office:value-type="string">
            <text:p>260.970782</text:p>
          </table:table-cell>
          <table:table-cell office:value-type="string">
            <text:p>47.575874</text:p>
          </table:table-cell>
          <table:table-cell office:value-type="string">
            <text:p>621.454797</text:p>
          </table:table-cell>
          <table:table-cell office:value-type="string">
            <text:p>332.084809</text:p>
          </table:table-cell>
          <table:table-cell office:value-type="string">
            <text:p>230.811369</text:p>
          </table:table-cell>
          <table:table-cell office:value-type="string">
            <text:p>276.179178</text:p>
          </table:table-cell>
          <table:table-cell office:value-type="string">
            <text:p>68.243614</text:p>
          </table:table-cell>
          <table:table-cell office:value-type="string">
            <text:p>58.213815</text:p>
          </table:table-cell>
          <table:table-cell office:value-type="string">
            <text:p>3600.259681</text:p>
          </table:table-cell>
        </table:table-row>
        <table:table-row>
          <table:table-cell office:value-type="string">
            <text:p>c64</text:p>
          </table:table-cell>
          <table:table-cell office:value-type="string">
            <text:p>649.485172</text:p>
          </table:table-cell>
          <table:table-cell office:value-type="string">
            <text:p>352.948948</text:p>
          </table:table-cell>
          <table:table-cell office:value-type="string">
            <text:p>615.107834</text:p>
          </table:table-cell>
          <table:table-cell office:value-type="string">
            <text:p>117.407428</text:p>
          </table:table-cell>
          <table:table-cell office:value-type="string">
            <text:p>221.648147</text:p>
          </table:table-cell>
          <table:table-cell office:value-type="string">
            <text:p>33.456553</text:p>
          </table:table-cell>
          <table:table-cell office:value-type="string">
            <text:p>508.967053</text:p>
          </table:table-cell>
          <table:table-cell office:value-type="string">
            <text:p>270.995673</text:p>
          </table:table-cell>
          <table:table-cell office:value-type="string">
            <text:p>217.426301</text:p>
          </table:table-cell>
          <table:table-cell office:value-type="string">
            <text:p>237.263826</text:p>
          </table:table-cell>
          <table:table-cell office:value-type="string">
            <text:p>62.297206</text:p>
          </table:table-cell>
          <table:table-cell office:value-type="string">
            <text:p>64.953351</text:p>
          </table:table-cell>
          <table:table-cell office:value-type="string">
            <text:p>3234.550064</text:p>
          </table:table-cell>
        </table:table-row>
        <table:table-row>
          <table:table-cell office:value-type="string">
            <text:p>c66</text:p>
          </table:table-cell>
          <table:table-cell office:value-type="string">
            <text:p>525.23708</text:p>
          </table:table-cell>
          <table:table-cell office:value-type="string">
            <text:p>426.371867</text:p>
          </table:table-cell>
          <table:table-cell office:value-type="string">
            <text:p>648.352325</text:p>
          </table:table-cell>
          <table:table-cell office:value-type="string">
            <text:p>161.468018</text:p>
          </table:table-cell>
          <table:table-cell office:value-type="string">
            <text:p>276.553744</text:p>
          </table:table-cell>
          <table:table-cell office:value-type="string">
            <text:p>53.351846</text:p>
          </table:table-cell>
          <table:table-cell office:value-type="string">
            <text:p>561.52485</text:p>
          </table:table-cell>
          <table:table-cell office:value-type="string">
            <text:p>287.310969</text:p>
          </table:table-cell>
          <table:table-cell office:value-type="string">
            <text:p>195.660104</text:p>
          </table:table-cell>
          <table:table-cell office:value-type="string">
            <text:p>238.591298</text:p>
          </table:table-cell>
          <table:table-cell office:value-type="string">
            <text:p>80.782057</text:p>
          </table:table-cell>
          <table:table-cell office:value-type="string">
            <text:p>63.32025</text:p>
          </table:table-cell>
          <table:table-cell office:value-type="string">
            <text:p>3357.056389</text:p>
          </table:table-cell>
        </table:table-row>
        <table:table-row>
          <table:table-cell office:value-type="string">
            <text:p>c67</text:p>
          </table:table-cell>
          <table:table-cell office:value-type="string">
            <text:p>558.266108</text:p>
          </table:table-cell>
          <table:table-cell office:value-type="string">
            <text:p>414.627521</text:p>
          </table:table-cell>
          <table:table-cell office:value-type="string">
            <text:p>635.699257</text:p>
          </table:table-cell>
          <table:table-cell office:value-type="string">
            <text:p>154.587817</text:p>
          </table:table-cell>
          <table:table-cell office:value-type="string">
            <text:p>284.978008</text:p>
          </table:table-cell>
          <table:table-cell office:value-type="string">
            <text:p>60.412632</text:p>
          </table:table-cell>
          <table:table-cell office:value-type="string">
            <text:p>563.022979</text:p>
          </table:table-cell>
          <table:table-cell office:value-type="string">
            <text:p>303.989997</text:p>
          </table:table-cell>
          <table:table-cell office:value-type="string">
            <text:p>214.56107</text:p>
          </table:table-cell>
          <table:table-cell office:value-type="string">
            <text:p>265.145842</text:p>
          </table:table-cell>
          <table:table-cell office:value-type="string">
            <text:p>75.941</text:p>
          </table:table-cell>
          <table:table-cell office:value-type="string">
            <text:p>62.445913</text:p>
          </table:table-cell>
          <table:table-cell office:value-type="string">
            <text:p>3439.090326</text:p>
          </table:table-cell>
        </table:table-row>
        <table:table-row>
          <table:table-cell office:value-type="string">
            <text:p>c68</text:p>
          </table:table-cell>
          <table:table-cell office:value-type="string">
            <text:p>769.265204</text:p>
          </table:table-cell>
          <table:table-cell office:value-type="string">
            <text:p>468.130654</text:p>
          </table:table-cell>
          <table:table-cell office:value-type="string">
            <text:p>780.16592</text:p>
          </table:table-cell>
          <table:table-cell office:value-type="string">
            <text:p>208.37377</text:p>
          </table:table-cell>
          <table:table-cell office:value-type="string">
            <text:p>320.243125</text:p>
          </table:table-cell>
          <table:table-cell office:value-type="string">
            <text:p>49.939062</text:p>
          </table:table-cell>
          <table:table-cell office:value-type="string">
            <text:p>673.598167</text:p>
          </table:table-cell>
          <table:table-cell office:value-type="string">
            <text:p>363.700711</text:p>
          </table:table-cell>
          <table:table-cell office:value-type="string">
            <text:p>260.626572</text:p>
          </table:table-cell>
          <table:table-cell office:value-type="string">
            <text:p>305.541027</text:p>
          </table:table-cell>
          <table:table-cell office:value-type="string">
            <text:p>64.173205</text:p>
          </table:table-cell>
          <table:table-cell office:value-type="string">
            <text:p>63.986732</text:p>
          </table:table-cell>
          <table:table-cell office:value-type="string">
            <text:p>4119.370378</text:p>
          </table:table-cell>
        </table:table-row>
        <table:table-row>
          <table:table-cell office:value-type="string">
            <text:p>c69</text:p>
          </table:table-cell>
          <table:table-cell office:value-type="string">
            <text:p>639.671614</text:p>
          </table:table-cell>
          <table:table-cell office:value-type="string">
            <text:p>408.36898</text:p>
          </table:table-cell>
          <table:table-cell office:value-type="string">
            <text:p>585.045926</text:p>
          </table:table-cell>
          <table:table-cell office:value-type="string">
            <text:p>176.20006</text:p>
          </table:table-cell>
          <table:table-cell office:value-type="string">
            <text:p>250.944157</text:p>
          </table:table-cell>
          <table:table-cell office:value-type="string">
            <text:p>62.026257</text:p>
          </table:table-cell>
          <table:table-cell office:value-type="string">
            <text:p>552.864096</text:p>
          </table:table-cell>
          <table:table-cell office:value-type="string">
            <text:p>321.639503</text:p>
          </table:table-cell>
          <table:table-cell office:value-type="string">
            <text:p>235.60964</text:p>
          </table:table-cell>
          <table:table-cell office:value-type="string">
            <text:p>279.386968</text:p>
          </table:table-cell>
          <table:table-cell office:value-type="string">
            <text:p>47.483868</text:p>
          </table:table-cell>
          <table:table-cell office:value-type="string">
            <text:p>55.036091</text:p>
          </table:table-cell>
          <table:table-cell office:value-type="string">
            <text:p>3438.077099</text:p>
          </table:table-cell>
        </table:table-row>
        <table:table-row>
          <table:table-cell office:value-type="string">
            <text:p>c70</text:p>
          </table:table-cell>
          <table:table-cell office:value-type="string">
            <text:p>596.251377</text:p>
          </table:table-cell>
          <table:table-cell office:value-type="string">
            <text:p>383.324833</text:p>
          </table:table-cell>
          <table:table-cell office:value-type="string">
            <text:p>567.00865</text:p>
          </table:table-cell>
          <table:table-cell office:value-type="string">
            <text:p>132.211717</text:p>
          </table:table-cell>
          <table:table-cell office:value-type="string">
            <text:p>261.977466</text:p>
          </table:table-cell>
          <table:table-cell office:value-type="string">
            <text:p>59.591181</text:p>
          </table:table-cell>
          <table:table-cell office:value-type="string">
            <text:p>505.011091</text:p>
          </table:table-cell>
          <table:table-cell office:value-type="string">
            <text:p>265.273397</text:p>
          </table:table-cell>
          <table:table-cell office:value-type="string">
            <text:p>177.055798</text:p>
          </table:table-cell>
          <table:table-cell office:value-type="string">
            <text:p>225.291106</text:p>
          </table:table-cell>
          <table:table-cell office:value-type="string">
            <text:p>70.786398</text:p>
          </table:table-cell>
          <table:table-cell office:value-type="string">
            <text:p>47.354051</text:p>
          </table:table-cell>
          <table:table-cell office:value-type="string">
            <text:p>3158.925349</text:p>
          </table:table-cell>
        </table:table-row>
        <table:table-row>
          <table:table-cell office:value-type="string">
            <text:p>c71</text:p>
          </table:table-cell>
          <table:table-cell office:value-type="string">
            <text:p>578.399492</text:p>
          </table:table-cell>
          <table:table-cell office:value-type="string">
            <text:p>418.92653</text:p>
          </table:table-cell>
          <table:table-cell office:value-type="string">
            <text:p>607.02754</text:p>
          </table:table-cell>
          <table:table-cell office:value-type="string">
            <text:p>166.327572</text:p>
          </table:table-cell>
          <table:table-cell office:value-type="string">
            <text:p>279.810325</text:p>
          </table:table-cell>
          <table:table-cell office:value-type="string">
            <text:p>49.473933</text:p>
          </table:table-cell>
          <table:table-cell office:value-type="string">
            <text:p>541.631927</text:p>
          </table:table-cell>
          <table:table-cell office:value-type="string">
            <text:p>268.472275</text:p>
          </table:table-cell>
          <table:table-cell office:value-type="string">
            <text:p>187.250622</text:p>
          </table:table-cell>
          <table:table-cell office:value-type="string">
            <text:p>231.601327</text:p>
          </table:table-cell>
          <table:table-cell office:value-type="string">
            <text:p>63.309504</text:p>
          </table:table-cell>
          <table:table-cell office:value-type="string">
            <text:p>53.006509</text:p>
          </table:table-cell>
          <table:table-cell office:value-type="string">
            <text:p>3278.909985</text:p>
          </table:table-cell>
        </table:table-row>
        <table:table-row>
          <table:table-cell office:value-type="string">
            <text:p>c72</text:p>
          </table:table-cell>
          <table:table-cell office:value-type="string">
            <text:p>566.96231</text:p>
          </table:table-cell>
          <table:table-cell office:value-type="string">
            <text:p>407.350184</text:p>
          </table:table-cell>
          <table:table-cell office:value-type="string">
            <text:p>676.563181</text:p>
          </table:table-cell>
          <table:table-cell office:value-type="string">
            <text:p>143.725942</text:p>
          </table:table-cell>
          <table:table-cell office:value-type="string">
            <text:p>291.043273</text:p>
          </table:table-cell>
          <table:table-cell office:value-type="string">
            <text:p>51.891426</text:p>
          </table:table-cell>
          <table:table-cell office:value-type="string">
            <text:p>589.048303</text:p>
          </table:table-cell>
          <table:table-cell office:value-type="string">
            <text:p>312.388576</text:p>
          </table:table-cell>
          <table:table-cell office:value-type="string">
            <text:p>211.425966</text:p>
          </table:table-cell>
          <table:table-cell office:value-type="string">
            <text:p>259.226865</text:p>
          </table:table-cell>
          <table:table-cell office:value-type="string">
            <text:p>115.89441</text:p>
          </table:table-cell>
          <table:table-cell office:value-type="string">
            <text:p>57.748931</text:p>
          </table:table-cell>
          <table:table-cell office:value-type="string">
            <text:p>3539.543426</text:p>
          </table:table-cell>
        </table:table-row>
        <table:table-row>
          <table:table-cell office:value-type="string">
            <text:p>c73</text:p>
          </table:table-cell>
          <table:table-cell office:value-type="string">
            <text:p>506.961435</text:p>
          </table:table-cell>
          <table:table-cell office:value-type="string">
            <text:p>390.848439</text:p>
          </table:table-cell>
          <table:table-cell office:value-type="string">
            <text:p>594.053</text:p>
          </table:table-cell>
          <table:table-cell office:value-type="string">
            <text:p>187.657926</text:p>
          </table:table-cell>
          <table:table-cell office:value-type="string">
            <text:p>280.655056</text:p>
          </table:table-cell>
          <table:table-cell office:value-type="string">
            <text:p>49.515486</text:p>
          </table:table-cell>
          <table:table-cell office:value-type="string">
            <text:p>533.449234</text:p>
          </table:table-cell>
          <table:table-cell office:value-type="string">
            <text:p>289.315795</text:p>
          </table:table-cell>
          <table:table-cell office:value-type="string">
            <text:p>211.59358</text:p>
          </table:table-cell>
          <table:table-cell office:value-type="string">
            <text:p>253.986633</text:p>
          </table:table-cell>
          <table:table-cell office:value-type="string">
            <text:p>87.638269</text:p>
          </table:table-cell>
          <table:table-cell office:value-type="string">
            <text:p>52.249157</text:p>
          </table:table-cell>
          <table:table-cell office:value-type="string">
            <text:p>3250.266084</text:p>
          </table:table-cell>
        </table:table-row>
        <table:table-row>
          <table:table-cell office:value-type="string">
            <text:p>c74</text:p>
          </table:table-cell>
          <table:table-cell office:value-type="string">
            <text:p>634.132057</text:p>
          </table:table-cell>
          <table:table-cell office:value-type="string">
            <text:p>542.506203</text:p>
          </table:table-cell>
          <table:table-cell office:value-type="string">
            <text:p>757.451385</text:p>
          </table:table-cell>
          <table:table-cell office:value-type="string">
            <text:p>160.451058</text:p>
          </table:table-cell>
          <table:table-cell office:value-type="string">
            <text:p>331.063705</text:p>
          </table:table-cell>
          <table:table-cell office:value-type="string">
            <text:p>60.457139</text:p>
          </table:table-cell>
          <table:table-cell office:value-type="string">
            <text:p>677.655303</text:p>
          </table:table-cell>
          <table:table-cell office:value-type="string">
            <text:p>374.012712</text:p>
          </table:table-cell>
          <table:table-cell office:value-type="string">
            <text:p>259.725572</text:p>
          </table:table-cell>
          <table:table-cell office:value-type="string">
            <text:p>314.958953</text:p>
          </table:table-cell>
          <table:table-cell office:value-type="string">
            <text:p>133.052007</text:p>
          </table:table-cell>
          <table:table-cell office:value-type="string">
            <text:p>78.924105</text:p>
          </table:table-cell>
          <table:table-cell office:value-type="string">
            <text:p>4163.939141</text:p>
          </table:table-cell>
        </table:table-row>
        <table:table-row>
          <table:table-cell office:value-type="string">
            <text:p>c75</text:p>
          </table:table-cell>
          <table:table-cell office:value-type="string">
            <text:p>637.634188</text:p>
          </table:table-cell>
          <table:table-cell office:value-type="string">
            <text:p>384.428026</text:p>
          </table:table-cell>
          <table:table-cell office:value-type="string">
            <text:p>659.383859</text:p>
          </table:table-cell>
          <table:table-cell office:value-type="string">
            <text:p>141.351075</text:p>
          </table:table-cell>
          <table:table-cell office:value-type="string">
            <text:p>232.632284</text:p>
          </table:table-cell>
          <table:table-cell office:value-type="string">
            <text:p>42.129358</text:p>
          </table:table-cell>
          <table:table-cell office:value-type="string">
            <text:p>537.046708</text:p>
          </table:table-cell>
          <table:table-cell office:value-type="string">
            <text:p>279.372134</text:p>
          </table:table-cell>
          <table:table-cell office:value-type="string">
            <text:p>194.95298</text:p>
          </table:table-cell>
          <table:table-cell office:value-type="string">
            <text:p>239.00519</text:p>
          </table:table-cell>
          <table:table-cell office:value-type="string">
            <text:p>57.733744</text:p>
          </table:table-cell>
          <table:table-cell office:value-type="string">
            <text:p>42.252772</text:p>
          </table:table-cell>
          <table:table-cell office:value-type="string">
            <text:p>3306.571242</text:p>
          </table:table-cell>
        </table:table-row>
        <table:table-row>
          <table:table-cell office:value-type="string">
            <text:p>c76</text:p>
          </table:table-cell>
          <table:table-cell office:value-type="string">
            <text:p>492.632754</text:p>
          </table:table-cell>
          <table:table-cell office:value-type="string">
            <text:p>437.803738</text:p>
          </table:table-cell>
          <table:table-cell office:value-type="string">
            <text:p>725.468085</text:p>
          </table:table-cell>
          <table:table-cell office:value-type="string">
            <text:p>140.716819</text:p>
          </table:table-cell>
          <table:table-cell office:value-type="string">
            <text:p>314.44686</text:p>
          </table:table-cell>
          <table:table-cell office:value-type="string">
            <text:p>64.953805</text:p>
          </table:table-cell>
          <table:table-cell office:value-type="string">
            <text:p>608.104754</text:p>
          </table:table-cell>
          <table:table-cell office:value-type="string">
            <text:p>318.145643</text:p>
          </table:table-cell>
          <table:table-cell office:value-type="string">
            <text:p>188.813862</text:p>
          </table:table-cell>
          <table:table-cell office:value-type="string">
            <text:p>265.144298</text:p>
          </table:table-cell>
          <table:table-cell office:value-type="string">
            <text:p>102.897903</text:p>
          </table:table-cell>
          <table:table-cell office:value-type="string">
            <text:p>59.191816</text:p>
          </table:table-cell>
          <table:table-cell office:value-type="string">
            <text:p>3577.603517</text:p>
          </table:table-cell>
        </table:table-row>
        <table:table-row>
          <table:table-cell office:value-type="string">
            <text:p>c77</text:p>
          </table:table-cell>
          <table:table-cell office:value-type="string">
            <text:p>597.757051</text:p>
          </table:table-cell>
          <table:table-cell office:value-type="string">
            <text:p>499.145855</text:p>
          </table:table-cell>
          <table:table-cell office:value-type="string">
            <text:p>627.223169</text:p>
          </table:table-cell>
          <table:table-cell office:value-type="string">
            <text:p>150.321893</text:p>
          </table:table-cell>
          <table:table-cell office:value-type="string">
            <text:p>316.698742</text:p>
          </table:table-cell>
          <table:table-cell office:value-type="string">
            <text:p>47.401598</text:p>
          </table:table-cell>
          <table:table-cell office:value-type="string">
            <text:p>606.235774</text:p>
          </table:table-cell>
          <table:table-cell office:value-type="string">
            <text:p>344.042364</text:p>
          </table:table-cell>
          <table:table-cell office:value-type="string">
            <text:p>229.519291</text:p>
          </table:table-cell>
          <table:table-cell office:value-type="string">
            <text:p>295.602368</text:p>
          </table:table-cell>
          <table:table-cell office:value-type="string">
            <text:p>86.968903</text:p>
          </table:table-cell>
          <table:table-cell office:value-type="string">
            <text:p>58.49503</text:p>
          </table:table-cell>
          <table:table-cell office:value-type="string">
            <text:p>3709.090144</text:p>
          </table:table-cell>
        </table:table-row>
        <table:table-row>
          <table:table-cell office:value-type="string">
            <text:p>c78</text:p>
          </table:table-cell>
          <table:table-cell office:value-type="string">
            <text:p>541.657689</text:p>
          </table:table-cell>
          <table:table-cell office:value-type="string">
            <text:p>435.890108</text:p>
          </table:table-cell>
          <table:table-cell office:value-type="string">
            <text:p>650.305564</text:p>
          </table:table-cell>
          <table:table-cell office:value-type="string">
            <text:p>141.695864</text:p>
          </table:table-cell>
          <table:table-cell office:value-type="string">
            <text:p>254.720176</text:p>
          </table:table-cell>
          <table:table-cell office:value-type="string">
            <text:p>59.659832</text:p>
          </table:table-cell>
          <table:table-cell office:value-type="string">
            <text:p>588.550945</text:p>
          </table:table-cell>
          <table:table-cell office:value-type="string">
            <text:p>337.588999</text:p>
          </table:table-cell>
          <table:table-cell office:value-type="string">
            <text:p>262.435218</text:p>
          </table:table-cell>
          <table:table-cell office:value-type="string">
            <text:p>302.128668</text:p>
          </table:table-cell>
          <table:table-cell office:value-type="string">
            <text:p>115.654892</text:p>
          </table:table-cell>
          <table:table-cell office:value-type="string">
            <text:p>64.909389</text:p>
          </table:table-cell>
          <table:table-cell office:value-type="string">
            <text:p>3613.50148</text:p>
          </table:table-cell>
        </table:table-row>
        <table:table-row>
          <table:table-cell office:value-type="string">
            <text:p>c79</text:p>
          </table:table-cell>
          <table:table-cell office:value-type="string">
            <text:p>573.403216</text:p>
          </table:table-cell>
          <table:table-cell office:value-type="string">
            <text:p>443.396263</text:p>
          </table:table-cell>
          <table:table-cell office:value-type="string">
            <text:p>718.205188</text:p>
          </table:table-cell>
          <table:table-cell office:value-type="string">
            <text:p>155.680817</text:p>
          </table:table-cell>
          <table:table-cell office:value-type="string">
            <text:p>266.24279</text:p>
          </table:table-cell>
          <table:table-cell office:value-type="string">
            <text:p>39.701565</text:p>
          </table:table-cell>
          <table:table-cell office:value-type="string">
            <text:p>569.346727</text:p>
          </table:table-cell>
          <table:table-cell office:value-type="string">
            <text:p>281.676418</text:p>
          </table:table-cell>
          <table:table-cell office:value-type="string">
            <text:p>204.601926</text:p>
          </table:table-cell>
          <table:table-cell office:value-type="string">
            <text:p>243.74402</text:p>
          </table:table-cell>
          <table:table-cell office:value-type="string">
            <text:p>71.591388</text:p>
          </table:table-cell>
          <table:table-cell office:value-type="string">
            <text:p>65.761674</text:p>
          </table:table-cell>
          <table:table-cell office:value-type="string">
            <text:p>3477.671174</text:p>
          </table:table-cell>
        </table:table-row>
        <table:table-row>
          <table:table-cell office:value-type="string">
            <text:p>c80</text:p>
          </table:table-cell>
          <table:table-cell office:value-type="string">
            <text:p>572.848892</text:p>
          </table:table-cell>
          <table:table-cell office:value-type="string">
            <text:p>464.507758</text:p>
          </table:table-cell>
          <table:table-cell office:value-type="string">
            <text:p>874.441134</text:p>
          </table:table-cell>
          <table:table-cell office:value-type="string">
            <text:p>178.995926</text:p>
          </table:table-cell>
          <table:table-cell office:value-type="string">
            <text:p>268.775748</text:p>
          </table:table-cell>
          <table:table-cell office:value-type="string">
            <text:p>52.068163</text:p>
          </table:table-cell>
          <table:table-cell office:value-type="string">
            <text:p>703.898509</text:p>
          </table:table-cell>
          <table:table-cell office:value-type="string">
            <text:p>386.080452</text:p>
          </table:table-cell>
          <table:table-cell office:value-type="string">
            <text:p>274.112481</text:p>
          </table:table-cell>
          <table:table-cell office:value-type="string">
            <text:p>316.710574</text:p>
          </table:table-cell>
          <table:table-cell office:value-type="string">
            <text:p>73.97273</text:p>
          </table:table-cell>
          <table:table-cell office:value-type="string">
            <text:p>74.933963</text:p>
          </table:table-cell>
          <table:table-cell office:value-type="string">
            <text:p>4062.350404</text:p>
          </table:table-cell>
        </table:table-row>
        <table:table-row>
          <table:table-cell office:value-type="string">
            <text:p>c81</text:p>
          </table:table-cell>
          <table:table-cell office:value-type="string">
            <text:p>716.522936</text:p>
          </table:table-cell>
          <table:table-cell office:value-type="string">
            <text:p>516.024304</text:p>
          </table:table-cell>
          <table:table-cell office:value-type="string">
            <text:p>670.45993</text:p>
          </table:table-cell>
          <table:table-cell office:value-type="string">
            <text:p>157.563476</text:p>
          </table:table-cell>
          <table:table-cell office:value-type="string">
            <text:p>315.493676</text:p>
          </table:table-cell>
          <table:table-cell office:value-type="string">
            <text:p>49.04012</text:p>
          </table:table-cell>
          <table:table-cell office:value-type="string">
            <text:p>640.563279</text:p>
          </table:table-cell>
          <table:table-cell office:value-type="string">
            <text:p>349.298039</text:p>
          </table:table-cell>
          <table:table-cell office:value-type="string">
            <text:p>253.94026</text:p>
          </table:table-cell>
          <table:table-cell office:value-type="string">
            <text:p>307.274983</text:p>
          </table:table-cell>
          <table:table-cell office:value-type="string">
            <text:p>106.309497</text:p>
          </table:table-cell>
          <table:table-cell office:value-type="string">
            <text:p>68.172275</text:p>
          </table:table-cell>
          <table:table-cell office:value-type="string">
            <text:p>3993.099301</text:p>
          </table:table-cell>
        </table:table-row>
        <table:table-row>
          <table:table-cell office:value-type="string">
            <text:p>c82</text:p>
          </table:table-cell>
          <table:table-cell office:value-type="string">
            <text:p>550.859885</text:p>
          </table:table-cell>
          <table:table-cell office:value-type="string">
            <text:p>389.553989</text:p>
          </table:table-cell>
          <table:table-cell office:value-type="string">
            <text:p>664.756688</text:p>
          </table:table-cell>
          <table:table-cell office:value-type="string">
            <text:p>146.88773</text:p>
          </table:table-cell>
          <table:table-cell office:value-type="string">
            <text:p>236.005058</text:p>
          </table:table-cell>
          <table:table-cell office:value-type="string">
            <text:p>41.937811</text:p>
          </table:table-cell>
          <table:table-cell office:value-type="string">
            <text:p>552.372409</text:p>
          </table:table-cell>
          <table:table-cell office:value-type="string">
            <text:p>296.980258</text:p>
          </table:table-cell>
          <table:table-cell office:value-type="string">
            <text:p>242.114851</text:p>
          </table:table-cell>
          <table:table-cell office:value-type="string">
            <text:p>252.393599</text:p>
          </table:table-cell>
          <table:table-cell office:value-type="string">
            <text:p>73.041043</text:p>
          </table:table-cell>
          <table:table-cell office:value-type="string">
            <text:p>65.23741</text:p>
          </table:table-cell>
          <table:table-cell office:value-type="string">
            <text:p>3365.253001</text:p>
          </table:table-cell>
        </table:table-row>
        <table:table-row>
          <table:table-cell office:value-type="string">
            <text:p>d01</text:p>
          </table:table-cell>
          <table:table-cell office:value-type="string">
            <text:p>612.269901</text:p>
          </table:table-cell>
          <table:table-cell office:value-type="string">
            <text:p>411.418457</text:p>
          </table:table-cell>
          <table:table-cell office:value-type="string">
            <text:p>633.264515</text:p>
          </table:table-cell>
          <table:table-cell office:value-type="string">
            <text:p>171.967421</text:p>
          </table:table-cell>
          <table:table-cell office:value-type="string">
            <text:p>256.849611</text:p>
          </table:table-cell>
          <table:table-cell office:value-type="string">
            <text:p>44.051453</text:p>
          </table:table-cell>
          <table:table-cell office:value-type="string">
            <text:p>583.929947</text:p>
          </table:table-cell>
          <table:table-cell office:value-type="string">
            <text:p>313.736155</text:p>
          </table:table-cell>
          <table:table-cell office:value-type="string">
            <text:p>236.095204</text:p>
          </table:table-cell>
          <table:table-cell office:value-type="string">
            <text:p>260.102646</text:p>
          </table:table-cell>
          <table:table-cell office:value-type="string">
            <text:p>95.397154</text:p>
          </table:table-cell>
          <table:table-cell office:value-type="string">
            <text:p>57.008517</text:p>
          </table:table-cell>
          <table:table-cell office:value-type="string">
            <text:p>3504.12356</text:p>
          </table:table-cell>
        </table:table-row>
        <table:table-row>
          <table:table-cell office:value-type="string">
            <text:p>d02</text:p>
          </table:table-cell>
          <table:table-cell office:value-type="string">
            <text:p>550.404881</text:p>
          </table:table-cell>
          <table:table-cell office:value-type="string">
            <text:p>446.855541</text:p>
          </table:table-cell>
          <table:table-cell office:value-type="string">
            <text:p>629.394482</text:p>
          </table:table-cell>
          <table:table-cell office:value-type="string">
            <text:p>169.925817</text:p>
          </table:table-cell>
          <table:table-cell office:value-type="string">
            <text:p>257.273018</text:p>
          </table:table-cell>
          <table:table-cell office:value-type="string">
            <text:p>36.408024</text:p>
          </table:table-cell>
          <table:table-cell office:value-type="string">
            <text:p>548.01743</text:p>
          </table:table-cell>
          <table:table-cell office:value-type="string">
            <text:p>272.615731</text:p>
          </table:table-cell>
          <table:table-cell office:value-type="string">
            <text:p>195.564993</text:p>
          </table:table-cell>
          <table:table-cell office:value-type="string">
            <text:p>239.584936</text:p>
          </table:table-cell>
          <table:table-cell office:value-type="string">
            <text:p>86.089454</text:p>
          </table:table-cell>
          <table:table-cell office:value-type="string">
            <text:p>55.417728</text:p>
          </table:table-cell>
          <table:table-cell office:value-type="string">
            <text:p>3317.62622</text:p>
          </table:table-cell>
        </table:table-row>
        <table:table-row>
          <table:table-cell office:value-type="string">
            <text:p>d03</text:p>
          </table:table-cell>
          <table:table-cell office:value-type="string">
            <text:p>609.868184</text:p>
          </table:table-cell>
          <table:table-cell office:value-type="string">
            <text:p>463.23333</text:p>
          </table:table-cell>
          <table:table-cell office:value-type="string">
            <text:p>663.868435</text:p>
          </table:table-cell>
          <table:table-cell office:value-type="string">
            <text:p>144.572</text:p>
          </table:table-cell>
          <table:table-cell office:value-type="string">
            <text:p>293.380554</text:p>
          </table:table-cell>
          <table:table-cell office:value-type="string">
            <text:p>58.959098</text:p>
          </table:table-cell>
          <table:table-cell office:value-type="string">
            <text:p>616.281986</text:p>
          </table:table-cell>
          <table:table-cell office:value-type="string">
            <text:p>351.138503</text:p>
          </table:table-cell>
          <table:table-cell office:value-type="string">
            <text:p>293.246751</text:p>
          </table:table-cell>
          <table:table-cell office:value-type="string">
            <text:p>298.585191</text:p>
          </table:table-cell>
          <table:table-cell office:value-type="string">
            <text:p>134.551501</text:p>
          </table:table-cell>
          <table:table-cell office:value-type="string">
            <text:p>72.448772</text:p>
          </table:table-cell>
          <table:table-cell office:value-type="string">
            <text:p>3855.562305</text:p>
          </table:table-cell>
        </table:table-row>
        <table:table-row>
          <table:table-cell office:value-type="string">
            <text:p>d04</text:p>
          </table:table-cell>
          <table:table-cell office:value-type="string">
            <text:p>507.285918</text:p>
          </table:table-cell>
          <table:table-cell office:value-type="string">
            <text:p>430.419849</text:p>
          </table:table-cell>
          <table:table-cell office:value-type="string">
            <text:p>697.521366</text:p>
          </table:table-cell>
          <table:table-cell office:value-type="string">
            <text:p>217.117575</text:p>
          </table:table-cell>
          <table:table-cell office:value-type="string">
            <text:p>265.869161</text:p>
          </table:table-cell>
          <table:table-cell office:value-type="string">
            <text:p>58.642057</text:p>
          </table:table-cell>
          <table:table-cell office:value-type="string">
            <text:p>592.820257</text:p>
          </table:table-cell>
          <table:table-cell office:value-type="string">
            <text:p>306.10102</text:p>
          </table:table-cell>
          <table:table-cell office:value-type="string">
            <text:p>215.011708</text:p>
          </table:table-cell>
          <table:table-cell office:value-type="string">
            <text:p>273.593039</text:p>
          </table:table-cell>
          <table:table-cell office:value-type="string">
            <text:p>108.575638</text:p>
          </table:table-cell>
          <table:table-cell office:value-type="string">
            <text:p>73.154027</text:p>
          </table:table-cell>
          <table:table-cell office:value-type="string">
            <text:p>3528.994039</text:p>
          </table:table-cell>
        </table:table-row>
        <table:table-row>
          <table:table-cell office:value-type="string">
            <text:p>d05</text:p>
          </table:table-cell>
          <table:table-cell office:value-type="string">
            <text:p>419.414306</text:p>
          </table:table-cell>
          <table:table-cell office:value-type="string">
            <text:p>373.595139</text:p>
          </table:table-cell>
          <table:table-cell office:value-type="string">
            <text:p>522.666801</text:p>
          </table:table-cell>
          <table:table-cell office:value-type="string">
            <text:p>214.466939</text:p>
          </table:table-cell>
          <table:table-cell office:value-type="string">
            <text:p>247.76879</text:p>
          </table:table-cell>
          <table:table-cell office:value-type="string">
            <text:p>51.238833</text:p>
          </table:table-cell>
          <table:table-cell office:value-type="string">
            <text:p>456.025949</text:p>
          </table:table-cell>
          <table:table-cell office:value-type="string">
            <text:p>220.075176</text:p>
          </table:table-cell>
          <table:table-cell office:value-type="string">
            <text:p>161.559643</text:p>
          </table:table-cell>
          <table:table-cell office:value-type="string">
            <text:p>199.154316</text:p>
          </table:table-cell>
          <table:table-cell office:value-type="string">
            <text:p>41.202624</text:p>
          </table:table-cell>
          <table:table-cell office:value-type="string">
            <text:p>45.182076</text:p>
          </table:table-cell>
          <table:table-cell office:value-type="string">
            <text:p>2737.883651</text:p>
          </table:table-cell>
        </table:table-row>
        <table:table-row>
          <table:table-cell office:value-type="string">
            <text:p>d06</text:p>
          </table:table-cell>
          <table:table-cell office:value-type="string">
            <text:p>518.284382</text:p>
          </table:table-cell>
          <table:table-cell office:value-type="string">
            <text:p>445.840189</text:p>
          </table:table-cell>
          <table:table-cell office:value-type="string">
            <text:p>759.721567</text:p>
          </table:table-cell>
          <table:table-cell office:value-type="string">
            <text:p>201.171458</text:p>
          </table:table-cell>
          <table:table-cell office:value-type="string">
            <text:p>241.568308</text:p>
          </table:table-cell>
          <table:table-cell office:value-type="string">
            <text:p>44.229798</text:p>
          </table:table-cell>
          <table:table-cell office:value-type="string">
            <text:p>616.542028</text:p>
          </table:table-cell>
          <table:table-cell office:value-type="string">
            <text:p>331.623275</text:p>
          </table:table-cell>
          <table:table-cell office:value-type="string">
            <text:p>223.567216</text:p>
          </table:table-cell>
          <table:table-cell office:value-type="string">
            <text:p>280.052601</text:p>
          </table:table-cell>
          <table:table-cell office:value-type="string">
            <text:p>82.732439</text:p>
          </table:table-cell>
          <table:table-cell office:value-type="string">
            <text:p>64.283754</text:p>
          </table:table-cell>
          <table:table-cell office:value-type="string">
            <text:p>3608.445558</text:p>
          </table:table-cell>
        </table:table-row>
        <table:table-row>
          <table:table-cell office:value-type="string">
            <text:p>d07</text:p>
          </table:table-cell>
          <table:table-cell office:value-type="string">
            <text:p>619.294363</text:p>
          </table:table-cell>
          <table:table-cell office:value-type="string">
            <text:p>421.701107</text:p>
          </table:table-cell>
          <table:table-cell office:value-type="string">
            <text:p>683.499126</text:p>
          </table:table-cell>
          <table:table-cell office:value-type="string">
            <text:p>134.4427</text:p>
          </table:table-cell>
          <table:table-cell office:value-type="string">
            <text:p>267.791237</text:p>
          </table:table-cell>
          <table:table-cell office:value-type="string">
            <text:p>54.658694</text:p>
          </table:table-cell>
          <table:table-cell office:value-type="string">
            <text:p>605.136806</text:p>
          </table:table-cell>
          <table:table-cell office:value-type="string">
            <text:p>348.80584</text:p>
          </table:table-cell>
          <table:table-cell office:value-type="string">
            <text:p>258.831422</text:p>
          </table:table-cell>
          <table:table-cell office:value-type="string">
            <text:p>303.388362</text:p>
          </table:table-cell>
          <table:table-cell office:value-type="string">
            <text:p>75.497134</text:p>
          </table:table-cell>
          <table:table-cell office:value-type="string">
            <text:p>54.748265</text:p>
          </table:table-cell>
          <table:table-cell office:value-type="string">
            <text:p>3693.352356</text:p>
          </table:table-cell>
        </table:table-row>
        <table:table-row>
          <table:table-cell office:value-type="string">
            <text:p>d08</text:p>
          </table:table-cell>
          <table:table-cell office:value-type="string">
            <text:p>677.447694</text:p>
          </table:table-cell>
          <table:table-cell office:value-type="string">
            <text:p>431.74535</text:p>
          </table:table-cell>
          <table:table-cell office:value-type="string">
            <text:p>643.547597</text:p>
          </table:table-cell>
          <table:table-cell office:value-type="string">
            <text:p>174.20271</text:p>
          </table:table-cell>
          <table:table-cell office:value-type="string">
            <text:p>306.990049</text:p>
          </table:table-cell>
          <table:table-cell office:value-type="string">
            <text:p>60.055044</text:p>
          </table:table-cell>
          <table:table-cell office:value-type="string">
            <text:p>581.500571</text:p>
          </table:table-cell>
          <table:table-cell office:value-type="string">
            <text:p>303.492233</text:p>
          </table:table-cell>
          <table:table-cell office:value-type="string">
            <text:p>206.090064</text:p>
          </table:table-cell>
          <table:table-cell office:value-type="string">
            <text:p>265.208125</text:p>
          </table:table-cell>
          <table:table-cell office:value-type="string">
            <text:p>55.840921</text:p>
          </table:table-cell>
          <table:table-cell office:value-type="string">
            <text:p>55.53321</text:p>
          </table:table-cell>
          <table:table-cell office:value-type="string">
            <text:p>3587.450859</text:p>
          </table:table-cell>
        </table:table-row>
        <table:table-row>
          <table:table-cell office:value-type="string">
            <text:p>d09</text:p>
          </table:table-cell>
          <table:table-cell office:value-type="string">
            <text:p>488.468426</text:p>
          </table:table-cell>
          <table:table-cell office:value-type="string">
            <text:p>357.730424</text:p>
          </table:table-cell>
          <table:table-cell office:value-type="string">
            <text:p>552.793549</text:p>
          </table:table-cell>
          <table:table-cell office:value-type="string">
            <text:p>164.503899</text:p>
          </table:table-cell>
          <table:table-cell office:value-type="string">
            <text:p>228.69578</text:p>
          </table:table-cell>
          <table:table-cell office:value-type="string">
            <text:p>39.082095</text:p>
          </table:table-cell>
          <table:table-cell office:value-type="string">
            <text:p>488.93576</text:p>
          </table:table-cell>
          <table:table-cell office:value-type="string">
            <text:p>263.688893</text:p>
          </table:table-cell>
          <table:table-cell office:value-type="string">
            <text:p>202.436783</text:p>
          </table:table-cell>
          <table:table-cell office:value-type="string">
            <text:p>226.281276</text:p>
          </table:table-cell>
          <table:table-cell office:value-type="string">
            <text:p>61.068187</text:p>
          </table:table-cell>
          <table:table-cell office:value-type="string">
            <text:p>53.505851</text:p>
          </table:table-cell>
          <table:table-cell office:value-type="string">
            <text:p>2962.687025</text:p>
          </table:table-cell>
        </table:table-row>
        <table:table-row>
          <table:table-cell office:value-type="string">
            <text:p>d10</text:p>
          </table:table-cell>
          <table:table-cell office:value-type="string">
            <text:p>593.86891</text:p>
          </table:table-cell>
          <table:table-cell office:value-type="string">
            <text:p>462.063191</text:p>
          </table:table-cell>
          <table:table-cell office:value-type="string">
            <text:p>639.449662</text:p>
          </table:table-cell>
          <table:table-cell office:value-type="string">
            <text:p>174.246675</text:p>
          </table:table-cell>
          <table:table-cell office:value-type="string">
            <text:p>228.02662</text:p>
          </table:table-cell>
          <table:table-cell office:value-type="string">
            <text:p>47.572426</text:p>
          </table:table-cell>
          <table:table-cell office:value-type="string">
            <text:p>578.770543</text:p>
          </table:table-cell>
          <table:table-cell office:value-type="string">
            <text:p>334.994499</text:p>
          </table:table-cell>
          <table:table-cell office:value-type="string">
            <text:p>246.756412</text:p>
          </table:table-cell>
          <table:table-cell office:value-type="string">
            <text:p>294.527006</text:p>
          </table:table-cell>
          <table:table-cell office:value-type="string">
            <text:p>122.896112</text:p>
          </table:table-cell>
          <table:table-cell office:value-type="string">
            <text:p>74.507852</text:p>
          </table:table-cell>
          <table:table-cell office:value-type="string">
            <text:p>3623.433233</text:p>
          </table:table-cell>
        </table:table-row>
        <table:table-row>
          <table:table-cell office:value-type="string">
            <text:p>d11</text:p>
          </table:table-cell>
          <table:table-cell office:value-type="string">
            <text:p>595.518617</text:p>
          </table:table-cell>
          <table:table-cell office:value-type="string">
            <text:p>471.723419</text:p>
          </table:table-cell>
          <table:table-cell office:value-type="string">
            <text:p>701.613582</text:p>
          </table:table-cell>
          <table:table-cell office:value-type="string">
            <text:p>217.265629</text:p>
          </table:table-cell>
          <table:table-cell office:value-type="string">
            <text:p>305.991639</text:p>
          </table:table-cell>
          <table:table-cell office:value-type="string">
            <text:p>50.904226</text:p>
          </table:table-cell>
          <table:table-cell office:value-type="string">
            <text:p>648.661824</text:p>
          </table:table-cell>
          <table:table-cell office:value-type="string">
            <text:p>339.229332</text:p>
          </table:table-cell>
          <table:table-cell office:value-type="string">
            <text:p>257.950533</text:p>
          </table:table-cell>
          <table:table-cell office:value-type="string">
            <text:p>292.89942</text:p>
          </table:table-cell>
          <table:table-cell office:value-type="string">
            <text:p>83.109224</text:p>
          </table:table-cell>
          <table:table-cell office:value-type="string">
            <text:p>62.086836</text:p>
          </table:table-cell>
          <table:table-cell office:value-type="string">
            <text:p>3809.688653</text:p>
          </table:table-cell>
        </table:table-row>
        <table:table-row>
          <table:table-cell office:value-type="string">
            <text:p>d12</text:p>
          </table:table-cell>
          <table:table-cell office:value-type="string">
            <text:p>468.580832</text:p>
          </table:table-cell>
          <table:table-cell office:value-type="string">
            <text:p>451.3795</text:p>
          </table:table-cell>
          <table:table-cell office:value-type="string">
            <text:p>684.01155</text:p>
          </table:table-cell>
          <table:table-cell office:value-type="string">
            <text:p>202.780354</text:p>
          </table:table-cell>
          <table:table-cell office:value-type="string">
            <text:p>243.62034</text:p>
          </table:table-cell>
          <table:table-cell office:value-type="string">
            <text:p>36.652354</text:p>
          </table:table-cell>
          <table:table-cell office:value-type="string">
            <text:p>537.526648</text:p>
          </table:table-cell>
          <table:table-cell office:value-type="string">
            <text:p>239.560013</text:p>
          </table:table-cell>
          <table:table-cell office:value-type="string">
            <text:p>179.706987</text:p>
          </table:table-cell>
          <table:table-cell office:value-type="string">
            <text:p>204.44929</text:p>
          </table:table-cell>
          <table:table-cell office:value-type="string">
            <text:p>61.037126</text:p>
          </table:table-cell>
          <table:table-cell office:value-type="string">
            <text:p>35.568429</text:p>
          </table:table-cell>
          <table:table-cell office:value-type="string">
            <text:p>3142.09307</text:p>
          </table:table-cell>
        </table:table-row>
        <table:table-row>
          <table:table-cell office:value-type="string">
            <text:p>d13</text:p>
          </table:table-cell>
          <table:table-cell office:value-type="string">
            <text:p>518.620363</text:p>
          </table:table-cell>
          <table:table-cell office:value-type="string">
            <text:p>354.647329</text:p>
          </table:table-cell>
          <table:table-cell office:value-type="string">
            <text:p>604.085527</text:p>
          </table:table-cell>
          <table:table-cell office:value-type="string">
            <text:p>133.047016</text:p>
          </table:table-cell>
          <table:table-cell office:value-type="string">
            <text:p>197.873501</text:p>
          </table:table-cell>
          <table:table-cell office:value-type="string">
            <text:p>42.072778</text:p>
          </table:table-cell>
          <table:table-cell office:value-type="string">
            <text:p>456.864993</text:p>
          </table:table-cell>
          <table:table-cell office:value-type="string">
            <text:p>239.061229</text:p>
          </table:table-cell>
          <table:table-cell office:value-type="string">
            <text:p>169.00187</text:p>
          </table:table-cell>
          <table:table-cell office:value-type="string">
            <text:p>200.385925</text:p>
          </table:table-cell>
          <table:table-cell office:value-type="string">
            <text:p>74.389425</text:p>
          </table:table-cell>
          <table:table-cell office:value-type="string">
            <text:p>45.660238</text:p>
          </table:table-cell>
          <table:table-cell office:value-type="string">
            <text:p>2902.66318</text:p>
          </table:table-cell>
        </table:table-row>
        <table:table-row>
          <table:table-cell office:value-type="string">
            <text:p>d14</text:p>
          </table:table-cell>
          <table:table-cell office:value-type="string">
            <text:p>497.460708</text:p>
          </table:table-cell>
          <table:table-cell office:value-type="string">
            <text:p>292.632002</text:p>
          </table:table-cell>
          <table:table-cell office:value-type="string">
            <text:p>555.174275</text:p>
          </table:table-cell>
          <table:table-cell office:value-type="string">
            <text:p>147.138425</text:p>
          </table:table-cell>
          <table:table-cell office:value-type="string">
            <text:p>177.887291</text:p>
          </table:table-cell>
          <table:table-cell office:value-type="string">
            <text:p>41.447935</text:p>
          </table:table-cell>
          <table:table-cell office:value-type="string">
            <text:p>453.390379</text:p>
          </table:table-cell>
          <table:table-cell office:value-type="string">
            <text:p>253.256372</text:p>
          </table:table-cell>
          <table:table-cell office:value-type="string">
            <text:p>189.981706</text:p>
          </table:table-cell>
          <table:table-cell office:value-type="string">
            <text:p>211.694263</text:p>
          </table:table-cell>
          <table:table-cell office:value-type="string">
            <text:p>37.004348</text:p>
          </table:table-cell>
          <table:table-cell office:value-type="string">
            <text:p>42.621719</text:p>
          </table:table-cell>
          <table:table-cell office:value-type="string">
            <text:p>2752.550997</text:p>
          </table:table-cell>
        </table:table-row>
        <table:table-row>
          <table:table-cell office:value-type="string">
            <text:p>d15</text:p>
          </table:table-cell>
          <table:table-cell office:value-type="string">
            <text:p>603.126726</text:p>
          </table:table-cell>
          <table:table-cell office:value-type="string">
            <text:p>431.366779</text:p>
          </table:table-cell>
          <table:table-cell office:value-type="string">
            <text:p>599.287494</text:p>
          </table:table-cell>
          <table:table-cell office:value-type="string">
            <text:p>142.550054</text:p>
          </table:table-cell>
          <table:table-cell office:value-type="string">
            <text:p>238.350469</text:p>
          </table:table-cell>
          <table:table-cell office:value-type="string">
            <text:p>30.064856</text:p>
          </table:table-cell>
          <table:table-cell office:value-type="string">
            <text:p>541.530095</text:p>
          </table:table-cell>
          <table:table-cell office:value-type="string">
            <text:p>280.573581</text:p>
          </table:table-cell>
          <table:table-cell office:value-type="string">
            <text:p>211.645757</text:p>
          </table:table-cell>
          <table:table-cell office:value-type="string">
            <text:p>246.309382</text:p>
          </table:table-cell>
          <table:table-cell office:value-type="string">
            <text:p>111.980956</text:p>
          </table:table-cell>
          <table:table-cell office:value-type="string">
            <text:p>52.628844</text:p>
          </table:table-cell>
          <table:table-cell office:value-type="string">
            <text:p>3346.864938</text:p>
          </table:table-cell>
        </table:table-row>
        <table:table-row>
          <table:table-cell office:value-type="string">
            <text:p>d16</text:p>
          </table:table-cell>
          <table:table-cell office:value-type="string">
            <text:p>533.571523</text:p>
          </table:table-cell>
          <table:table-cell office:value-type="string">
            <text:p>381.291758</text:p>
          </table:table-cell>
          <table:table-cell office:value-type="string">
            <text:p>554.911261</text:p>
          </table:table-cell>
          <table:table-cell office:value-type="string">
            <text:p>158.045596</text:p>
          </table:table-cell>
          <table:table-cell office:value-type="string">
            <text:p>217.063185</text:p>
          </table:table-cell>
          <table:table-cell office:value-type="string">
            <text:p>44.979213</text:p>
          </table:table-cell>
          <table:table-cell office:value-type="string">
            <text:p>503.871011</text:p>
          </table:table-cell>
          <table:table-cell office:value-type="string">
            <text:p>299.035221</text:p>
          </table:table-cell>
          <table:table-cell office:value-type="string">
            <text:p>228.708694</text:p>
          </table:table-cell>
          <table:table-cell office:value-type="string">
            <text:p>265.178042</text:p>
          </table:table-cell>
          <table:table-cell office:value-type="string">
            <text:p>60.128691</text:p>
          </table:table-cell>
          <table:table-cell office:value-type="string">
            <text:p>59.084882</text:p>
          </table:table-cell>
          <table:table-cell office:value-type="string">
            <text:p>3147.82348</text:p>
          </table:table-cell>
        </table:table-row>
        <table:table-row>
          <table:table-cell office:value-type="string">
            <text:p>d17</text:p>
          </table:table-cell>
          <table:table-cell office:value-type="string">
            <text:p>559.421501</text:p>
          </table:table-cell>
          <table:table-cell office:value-type="string">
            <text:p>391.137112</text:p>
          </table:table-cell>
          <table:table-cell office:value-type="string">
            <text:p>563.665779</text:p>
          </table:table-cell>
          <table:table-cell office:value-type="string">
            <text:p>114.505497</text:p>
          </table:table-cell>
          <table:table-cell office:value-type="string">
            <text:p>255.290851</text:p>
          </table:table-cell>
          <table:table-cell office:value-type="string">
            <text:p>46.686056</text:p>
          </table:table-cell>
          <table:table-cell office:value-type="string">
            <text:p>506.988905</text:p>
          </table:table-cell>
          <table:table-cell office:value-type="string">
            <text:p>280.875745</text:p>
          </table:table-cell>
          <table:table-cell office:value-type="string">
            <text:p>197.009964</text:p>
          </table:table-cell>
          <table:table-cell office:value-type="string">
            <text:p>245.841746</text:p>
          </table:table-cell>
          <table:table-cell office:value-type="string">
            <text:p>81.568079</text:p>
          </table:table-cell>
          <table:table-cell office:value-type="string">
            <text:p>59.906238</text:p>
          </table:table-cell>
          <table:table-cell office:value-type="string">
            <text:p>3188.391977</text:p>
          </table:table-cell>
        </table:table-row>
        <table:table-row>
          <table:table-cell office:value-type="string">
            <text:p>d18</text:p>
          </table:table-cell>
          <table:table-cell office:value-type="string">
            <text:p>455.558962</text:p>
          </table:table-cell>
          <table:table-cell office:value-type="string">
            <text:p>472.386617</text:p>
          </table:table-cell>
          <table:table-cell office:value-type="string">
            <text:p>608.845904</text:p>
          </table:table-cell>
          <table:table-cell office:value-type="string">
            <text:p>151.386484</text:p>
          </table:table-cell>
          <table:table-cell office:value-type="string">
            <text:p>309.374555</text:p>
          </table:table-cell>
          <table:table-cell office:value-type="string">
            <text:p>30.767845</text:p>
          </table:table-cell>
          <table:table-cell office:value-type="string">
            <text:p>578.993762</text:p>
          </table:table-cell>
          <table:table-cell office:value-type="string">
            <text:p>307.428931</text:p>
          </table:table-cell>
          <table:table-cell office:value-type="string">
            <text:p>177.436985</text:p>
          </table:table-cell>
          <table:table-cell office:value-type="string">
            <text:p>269.243948</text:p>
          </table:table-cell>
          <table:table-cell office:value-type="string">
            <text:p>50.678687</text:p>
          </table:table-cell>
          <table:table-cell office:value-type="string">
            <text:p>46.605767</text:p>
          </table:table-cell>
          <table:table-cell office:value-type="string">
            <text:p>3307.321963</text:p>
          </table:table-cell>
        </table:table-row>
        <table:table-row>
          <table:table-cell office:value-type="string">
            <text:p>d19</text:p>
          </table:table-cell>
          <table:table-cell office:value-type="string">
            <text:p>510.442279</text:p>
          </table:table-cell>
          <table:table-cell office:value-type="string">
            <text:p>456.977107</text:p>
          </table:table-cell>
          <table:table-cell office:value-type="string">
            <text:p>696.569573</text:p>
          </table:table-cell>
          <table:table-cell office:value-type="string">
            <text:p>241.80174</text:p>
          </table:table-cell>
          <table:table-cell office:value-type="string">
            <text:p>230.657073</text:p>
          </table:table-cell>
          <table:table-cell office:value-type="string">
            <text:p>52.996839</text:p>
          </table:table-cell>
          <table:table-cell office:value-type="string">
            <text:p>585.807021</text:p>
          </table:table-cell>
          <table:table-cell office:value-type="string">
            <text:p>331.366937</text:p>
          </table:table-cell>
          <table:table-cell office:value-type="string">
            <text:p>266.761141</text:p>
          </table:table-cell>
          <table:table-cell office:value-type="string">
            <text:p>281.372816</text:p>
          </table:table-cell>
          <table:table-cell office:value-type="string">
            <text:p>51.089952</text:p>
          </table:table-cell>
          <table:table-cell office:value-type="string">
            <text:p>71.506711</text:p>
          </table:table-cell>
          <table:table-cell office:value-type="string">
            <text:p>3535.54745</text:p>
          </table:table-cell>
        </table:table-row>
        <table:table-row>
          <table:table-cell office:value-type="string">
            <text:p>d20</text:p>
          </table:table-cell>
          <table:table-cell office:value-type="string">
            <text:p>642.263947</text:p>
          </table:table-cell>
          <table:table-cell office:value-type="string">
            <text:p>434.476277</text:p>
          </table:table-cell>
          <table:table-cell office:value-type="string">
            <text:p>745.630416</text:p>
          </table:table-cell>
          <table:table-cell office:value-type="string">
            <text:p>196.694988</text:p>
          </table:table-cell>
          <table:table-cell office:value-type="string">
            <text:p>324.940967</text:p>
          </table:table-cell>
          <table:table-cell office:value-type="string">
            <text:p>65.766729</text:p>
          </table:table-cell>
          <table:table-cell office:value-type="string">
            <text:p>645.037401</text:p>
          </table:table-cell>
          <table:table-cell office:value-type="string">
            <text:p>370.686561</text:p>
          </table:table-cell>
          <table:table-cell office:value-type="string">
            <text:p>285.426296</text:p>
          </table:table-cell>
          <table:table-cell office:value-type="string">
            <text:p>327.003489</text:p>
          </table:table-cell>
          <table:table-cell office:value-type="string">
            <text:p>76.550092</text:p>
          </table:table-cell>
          <table:table-cell office:value-type="string">
            <text:p>57.666844</text:p>
          </table:table-cell>
          <table:table-cell office:value-type="string">
            <text:p>3975.44902</text:p>
          </table:table-cell>
        </table:table-row>
        <table:table-row>
          <table:table-cell office:value-type="string">
            <text:p>d21</text:p>
          </table:table-cell>
          <table:table-cell office:value-type="string">
            <text:p>669.590487</text:p>
          </table:table-cell>
          <table:table-cell office:value-type="string">
            <text:p>464.30224</text:p>
          </table:table-cell>
          <table:table-cell office:value-type="string">
            <text:p>739.713514</text:p>
          </table:table-cell>
          <table:table-cell office:value-type="string">
            <text:p>169.066075</text:p>
          </table:table-cell>
          <table:table-cell office:value-type="string">
            <text:p>261.975375</text:p>
          </table:table-cell>
          <table:table-cell office:value-type="string">
            <text:p>55.101531</text:p>
          </table:table-cell>
          <table:table-cell office:value-type="string">
            <text:p>622.656228</text:p>
          </table:table-cell>
          <table:table-cell office:value-type="string">
            <text:p>326.416722</text:p>
          </table:table-cell>
          <table:table-cell office:value-type="string">
            <text:p>235.848976</text:p>
          </table:table-cell>
          <table:table-cell office:value-type="string">
            <text:p>267.549314</text:p>
          </table:table-cell>
          <table:table-cell office:value-type="string">
            <text:p>107.415002</text:p>
          </table:table-cell>
          <table:table-cell office:value-type="string">
            <text:p>64.959861</text:p>
          </table:table-cell>
          <table:table-cell office:value-type="string">
            <text:p>3815.529251</text:p>
          </table:table-cell>
        </table:table-row>
        <table:table-row>
          <table:table-cell office:value-type="string">
            <text:p>d22</text:p>
          </table:table-cell>
          <table:table-cell office:value-type="string">
            <text:p>498.58088</text:p>
          </table:table-cell>
          <table:table-cell office:value-type="string">
            <text:p>387.122542</text:p>
          </table:table-cell>
          <table:table-cell office:value-type="string">
            <text:p>558.293866</text:p>
          </table:table-cell>
          <table:table-cell office:value-type="string">
            <text:p>184.033531</text:p>
          </table:table-cell>
          <table:table-cell office:value-type="string">
            <text:p>227.001918</text:p>
          </table:table-cell>
          <table:table-cell office:value-type="string">
            <text:p>46.928541</text:p>
          </table:table-cell>
          <table:table-cell office:value-type="string">
            <text:p>507.274163</text:p>
          </table:table-cell>
          <table:table-cell office:value-type="string">
            <text:p>273.381759</text:p>
          </table:table-cell>
          <table:table-cell office:value-type="string">
            <text:p>226.553995</text:p>
          </table:table-cell>
          <table:table-cell office:value-type="string">
            <text:p>242.007571</text:p>
          </table:table-cell>
          <table:table-cell office:value-type="string">
            <text:p>70.805646</text:p>
          </table:table-cell>
          <table:table-cell office:value-type="string">
            <text:p>60.697189</text:p>
          </table:table-cell>
          <table:table-cell office:value-type="string">
            <text:p>3098.64807</text:p>
          </table:table-cell>
        </table:table-row>
        <table:table-row>
          <table:table-cell office:value-type="string">
            <text:p>d23</text:p>
          </table:table-cell>
          <table:table-cell office:value-type="string">
            <text:p>575.682573</text:p>
          </table:table-cell>
          <table:table-cell office:value-type="string">
            <text:p>459.774103</text:p>
          </table:table-cell>
          <table:table-cell office:value-type="string">
            <text:p>742.906273</text:p>
          </table:table-cell>
          <table:table-cell office:value-type="string">
            <text:p>165.528517</text:p>
          </table:table-cell>
          <table:table-cell office:value-type="string">
            <text:p>246.972357</text:p>
          </table:table-cell>
          <table:table-cell office:value-type="string">
            <text:p>36.113502</text:p>
          </table:table-cell>
          <table:table-cell office:value-type="string">
            <text:p>621.54765</text:p>
          </table:table-cell>
          <table:table-cell office:value-type="string">
            <text:p>341.573073</text:p>
          </table:table-cell>
          <table:table-cell office:value-type="string">
            <text:p>231.759089</text:p>
          </table:table-cell>
          <table:table-cell office:value-type="string">
            <text:p>299.605527</text:p>
          </table:table-cell>
          <table:table-cell office:value-type="string">
            <text:p>125.434319</text:p>
          </table:table-cell>
          <table:table-cell office:value-type="string">
            <text:p>65.182277</text:p>
          </table:table-cell>
          <table:table-cell office:value-type="string">
            <text:p>3746.550743</text:p>
          </table:table-cell>
        </table:table-row>
        <table:table-row>
          <table:table-cell office:value-type="string">
            <text:p>d24</text:p>
          </table:table-cell>
          <table:table-cell office:value-type="string">
            <text:p>610.45317</text:p>
          </table:table-cell>
          <table:table-cell office:value-type="string">
            <text:p>489.534078</text:p>
          </table:table-cell>
          <table:table-cell office:value-type="string">
            <text:p>676.966454</text:p>
          </table:table-cell>
          <table:table-cell office:value-type="string">
            <text:p>152.688508</text:p>
          </table:table-cell>
          <table:table-cell office:value-type="string">
            <text:p>305.172069</text:p>
          </table:table-cell>
          <table:table-cell office:value-type="string">
            <text:p>35.507063</text:p>
          </table:table-cell>
          <table:table-cell office:value-type="string">
            <text:p>621.746903</text:p>
          </table:table-cell>
          <table:table-cell office:value-type="string">
            <text:p>298.454517</text:p>
          </table:table-cell>
          <table:table-cell office:value-type="string">
            <text:p>224.786754</text:p>
          </table:table-cell>
          <table:table-cell office:value-type="string">
            <text:p>252.757655</text:p>
          </table:table-cell>
          <table:table-cell office:value-type="string">
            <text:p>110.702916</text:p>
          </table:table-cell>
          <table:table-cell office:value-type="string">
            <text:p>66.29388</text:p>
          </table:table-cell>
          <table:table-cell office:value-type="string">
            <text:p>3692.375457</text:p>
          </table:table-cell>
        </table:table-row>
        <table:table-row>
          <table:table-cell office:value-type="string">
            <text:p>d25</text:p>
          </table:table-cell>
          <table:table-cell office:value-type="string">
            <text:p>399.947233</text:p>
          </table:table-cell>
          <table:table-cell office:value-type="string">
            <text:p>452.115844</text:p>
          </table:table-cell>
          <table:table-cell office:value-type="string">
            <text:p>684.41254</text:p>
          </table:table-cell>
          <table:table-cell office:value-type="string">
            <text:p>178.94995</text:p>
          </table:table-cell>
          <table:table-cell office:value-type="string">
            <text:p>344.972144</text:p>
          </table:table-cell>
          <table:table-cell office:value-type="string">
            <text:p>65.292937</text:p>
          </table:table-cell>
          <table:table-cell office:value-type="string">
            <text:p>598.765369</text:p>
          </table:table-cell>
          <table:table-cell office:value-type="string">
            <text:p>298.882953</text:p>
          </table:table-cell>
          <table:table-cell office:value-type="string">
            <text:p>195.840779</text:p>
          </table:table-cell>
          <table:table-cell office:value-type="string">
            <text:p>245.966583</text:p>
          </table:table-cell>
          <table:table-cell office:value-type="string">
            <text:p>79.545496</text:p>
          </table:table-cell>
          <table:table-cell office:value-type="string">
            <text:p>45.52392</text:p>
          </table:table-cell>
          <table:table-cell office:value-type="string">
            <text:p>3411.265799</text:p>
          </table:table-cell>
        </table:table-row>
        <table:table-row>
          <table:table-cell office:value-type="string">
            <text:p>d26</text:p>
          </table:table-cell>
          <table:table-cell office:value-type="string">
            <text:p>479.92398</text:p>
          </table:table-cell>
          <table:table-cell office:value-type="string">
            <text:p>409.616741</text:p>
          </table:table-cell>
          <table:table-cell office:value-type="string">
            <text:p>644.733841</text:p>
          </table:table-cell>
          <table:table-cell office:value-type="string">
            <text:p>156.581486</text:p>
          </table:table-cell>
          <table:table-cell office:value-type="string">
            <text:p>245.826455</text:p>
          </table:table-cell>
          <table:table-cell office:value-type="string">
            <text:p>23.917545</text:p>
          </table:table-cell>
          <table:table-cell office:value-type="string">
            <text:p>535.301652</text:p>
          </table:table-cell>
          <table:table-cell office:value-type="string">
            <text:p>279.239555</text:p>
          </table:table-cell>
          <table:table-cell office:value-type="string">
            <text:p>181.836552</text:p>
          </table:table-cell>
          <table:table-cell office:value-type="string">
            <text:p>236.276513</text:p>
          </table:table-cell>
          <table:table-cell office:value-type="string">
            <text:p>115.775574</text:p>
          </table:table-cell>
          <table:table-cell office:value-type="string">
            <text:p>67.933539</text:p>
          </table:table-cell>
          <table:table-cell office:value-type="string">
            <text:p>3220.381946</text:p>
          </table:table-cell>
        </table:table-row>
        <table:table-row>
          <table:table-cell office:value-type="string">
            <text:p>d27</text:p>
          </table:table-cell>
          <table:table-cell office:value-type="string">
            <text:p>638.319633</text:p>
          </table:table-cell>
          <table:table-cell office:value-type="string">
            <text:p>453.357091</text:p>
          </table:table-cell>
          <table:table-cell office:value-type="string">
            <text:p>650.567271</text:p>
          </table:table-cell>
          <table:table-cell office:value-type="string">
            <text:p>195.495201</text:p>
          </table:table-cell>
          <table:table-cell office:value-type="string">
            <text:p>254.480846</text:p>
          </table:table-cell>
          <table:table-cell office:value-type="string">
            <text:p>48.017262</text:p>
          </table:table-cell>
          <table:table-cell office:value-type="string">
            <text:p>573.919917</text:p>
          </table:table-cell>
          <table:table-cell office:value-type="string">
            <text:p>324.218919</text:p>
          </table:table-cell>
          <table:table-cell office:value-type="string">
            <text:p>243.490133</text:p>
          </table:table-cell>
          <table:table-cell office:value-type="string">
            <text:p>279.884468</text:p>
          </table:table-cell>
          <table:table-cell office:value-type="string">
            <text:p>89.659642</text:p>
          </table:table-cell>
          <table:table-cell office:value-type="string">
            <text:p>67.758263</text:p>
          </table:table-cell>
          <table:table-cell office:value-type="string">
            <text:p>3623.673447</text:p>
          </table:table-cell>
        </table:table-row>
        <table:table-row>
          <table:table-cell office:value-type="string">
            <text:p>d28</text:p>
          </table:table-cell>
          <table:table-cell office:value-type="string">
            <text:p>699.051952</text:p>
          </table:table-cell>
          <table:table-cell office:value-type="string">
            <text:p>483.440174</text:p>
          </table:table-cell>
          <table:table-cell office:value-type="string">
            <text:p>657.511699</text:p>
          </table:table-cell>
          <table:table-cell office:value-type="string">
            <text:p>244.097203</text:p>
          </table:table-cell>
          <table:table-cell office:value-type="string">
            <text:p>239.203825</text:p>
          </table:table-cell>
          <table:table-cell office:value-type="string">
            <text:p>37.231369</text:p>
          </table:table-cell>
          <table:table-cell office:value-type="string">
            <text:p>594.048845</text:p>
          </table:table-cell>
          <table:table-cell office:value-type="string">
            <text:p>292.767782</text:p>
          </table:table-cell>
          <table:table-cell office:value-type="string">
            <text:p>225.096381</text:p>
          </table:table-cell>
          <table:table-cell office:value-type="string">
            <text:p>259.388036</text:p>
          </table:table-cell>
          <table:table-cell office:value-type="string">
            <text:p>46.585551</text:p>
          </table:table-cell>
          <table:table-cell office:value-type="string">
            <text:p>46.521453</text:p>
          </table:table-cell>
          <table:table-cell office:value-type="string">
            <text:p>3580.847067</text:p>
          </table:table-cell>
        </table:table-row>
        <table:table-row>
          <table:table-cell office:value-type="string">
            <text:p>d29</text:p>
          </table:table-cell>
          <table:table-cell office:value-type="string">
            <text:p>612.096987</text:p>
          </table:table-cell>
          <table:table-cell office:value-type="string">
            <text:p>485.642626</text:p>
          </table:table-cell>
          <table:table-cell office:value-type="string">
            <text:p>669.011633</text:p>
          </table:table-cell>
          <table:table-cell office:value-type="string">
            <text:p>177.408695</text:p>
          </table:table-cell>
          <table:table-cell office:value-type="string">
            <text:p>311.92778</text:p>
          </table:table-cell>
          <table:table-cell office:value-type="string">
            <text:p>51.010145</text:p>
          </table:table-cell>
          <table:table-cell office:value-type="string">
            <text:p>614.454524</text:p>
          </table:table-cell>
          <table:table-cell office:value-type="string">
            <text:p>326.846962</text:p>
          </table:table-cell>
          <table:table-cell office:value-type="string">
            <text:p>229.938328</text:p>
          </table:table-cell>
          <table:table-cell office:value-type="string">
            <text:p>279.67615</text:p>
          </table:table-cell>
          <table:table-cell office:value-type="string">
            <text:p>46.487489</text:p>
          </table:table-cell>
          <table:table-cell office:value-type="string">
            <text:p>57.628746</text:p>
          </table:table-cell>
          <table:table-cell office:value-type="string">
            <text:p>3684.72137</text:p>
          </table:table-cell>
        </table:table-row>
        <table:table-row>
          <table:table-cell office:value-type="string">
            <text:p>d30</text:p>
          </table:table-cell>
          <table:table-cell office:value-type="string">
            <text:p>536.30724</text:p>
          </table:table-cell>
          <table:table-cell office:value-type="string">
            <text:p>429.06262</text:p>
          </table:table-cell>
          <table:table-cell office:value-type="string">
            <text:p>527.664992</text:p>
          </table:table-cell>
          <table:table-cell office:value-type="string">
            <text:p>159.359143</text:p>
          </table:table-cell>
          <table:table-cell office:value-type="string">
            <text:p>289.74362</text:p>
          </table:table-cell>
          <table:table-cell office:value-type="string">
            <text:p>57.026641</text:p>
          </table:table-cell>
          <table:table-cell office:value-type="string">
            <text:p>507.16668</text:p>
          </table:table-cell>
          <table:table-cell office:value-type="string">
            <text:p>254.366275</text:p>
          </table:table-cell>
          <table:table-cell office:value-type="string">
            <text:p>176.036786</text:p>
          </table:table-cell>
          <table:table-cell office:value-type="string">
            <text:p>218.323238</text:p>
          </table:table-cell>
          <table:table-cell office:value-type="string">
            <text:p>85.663816</text:p>
          </table:table-cell>
          <table:table-cell office:value-type="string">
            <text:p>57.536019</text:p>
          </table:table-cell>
          <table:table-cell office:value-type="string">
            <text:p>3138.897926</text:p>
          </table:table-cell>
        </table:table-row>
        <table:table-row>
          <table:table-cell office:value-type="string">
            <text:p>d31</text:p>
          </table:table-cell>
          <table:table-cell office:value-type="string">
            <text:p>552.984822</text:p>
          </table:table-cell>
          <table:table-cell office:value-type="string">
            <text:p>404.848838</text:p>
          </table:table-cell>
          <table:table-cell office:value-type="string">
            <text:p>601.586666</text:p>
          </table:table-cell>
          <table:table-cell office:value-type="string">
            <text:p>141.55859</text:p>
          </table:table-cell>
          <table:table-cell office:value-type="string">
            <text:p>281.329044</text:p>
          </table:table-cell>
          <table:table-cell office:value-type="string">
            <text:p>49.203698</text:p>
          </table:table-cell>
          <table:table-cell office:value-type="string">
            <text:p>552.663359</text:p>
          </table:table-cell>
          <table:table-cell office:value-type="string">
            <text:p>280.019428</text:p>
          </table:table-cell>
          <table:table-cell office:value-type="string">
            <text:p>203.387129</text:p>
          </table:table-cell>
          <table:table-cell office:value-type="string">
            <text:p>237.439612</text:p>
          </table:table-cell>
          <table:table-cell office:value-type="string">
            <text:p>34.087382</text:p>
          </table:table-cell>
          <table:table-cell office:value-type="string">
            <text:p>45.689738</text:p>
          </table:table-cell>
          <table:table-cell office:value-type="string">
            <text:p>3243.239718</text:p>
          </table:table-cell>
        </table:table-row>
        <table:table-row>
          <table:table-cell office:value-type="string">
            <text:p>d32</text:p>
          </table:table-cell>
          <table:table-cell office:value-type="string">
            <text:p>629.442205</text:p>
          </table:table-cell>
          <table:table-cell office:value-type="string">
            <text:p>471.124859</text:p>
          </table:table-cell>
          <table:table-cell office:value-type="string">
            <text:p>599.403083</text:p>
          </table:table-cell>
          <table:table-cell office:value-type="string">
            <text:p>135.67956</text:p>
          </table:table-cell>
          <table:table-cell office:value-type="string">
            <text:p>279.21183</text:p>
          </table:table-cell>
          <table:table-cell office:value-type="string">
            <text:p>41.742707</text:p>
          </table:table-cell>
          <table:table-cell office:value-type="string">
            <text:p>557.383395</text:p>
          </table:table-cell>
          <table:table-cell office:value-type="string">
            <text:p>291.731086</text:p>
          </table:table-cell>
          <table:table-cell office:value-type="string">
            <text:p>186.759231</text:p>
          </table:table-cell>
          <table:table-cell office:value-type="string">
            <text:p>243.913108</text:p>
          </table:table-cell>
          <table:table-cell office:value-type="string">
            <text:p>103.652948</text:p>
          </table:table-cell>
          <table:table-cell office:value-type="string">
            <text:p>45.437311</text:p>
          </table:table-cell>
          <table:table-cell office:value-type="string">
            <text:p>3449.801764</text:p>
          </table:table-cell>
        </table:table-row>
        <table:table-row>
          <table:table-cell office:value-type="string">
            <text:p>d33</text:p>
          </table:table-cell>
          <table:table-cell office:value-type="string">
            <text:p>600.063372</text:p>
          </table:table-cell>
          <table:table-cell office:value-type="string">
            <text:p>380.114749</text:p>
          </table:table-cell>
          <table:table-cell office:value-type="string">
            <text:p>537.664682</text:p>
          </table:table-cell>
          <table:table-cell office:value-type="string">
            <text:p>184.381187</text:p>
          </table:table-cell>
          <table:table-cell office:value-type="string">
            <text:p>296.837956</text:p>
          </table:table-cell>
          <table:table-cell office:value-type="string">
            <text:p>54.23247</text:p>
          </table:table-cell>
          <table:table-cell office:value-type="string">
            <text:p>489.511208</text:p>
          </table:table-cell>
          <table:table-cell office:value-type="string">
            <text:p>263.742638</text:p>
          </table:table-cell>
          <table:table-cell office:value-type="string">
            <text:p>196.337887</text:p>
          </table:table-cell>
          <table:table-cell office:value-type="string">
            <text:p>231.759095</text:p>
          </table:table-cell>
          <table:table-cell office:value-type="string">
            <text:p>58.539219</text:p>
          </table:table-cell>
          <table:table-cell office:value-type="string">
            <text:p>57.037346</text:p>
          </table:table-cell>
          <table:table-cell office:value-type="string">
            <text:p>3165.840622</text:p>
          </table:table-cell>
        </table:table-row>
        <table:table-row>
          <table:table-cell office:value-type="string">
            <text:p>d35</text:p>
          </table:table-cell>
          <table:table-cell office:value-type="string">
            <text:p>544.206837</text:p>
          </table:table-cell>
          <table:table-cell office:value-type="string">
            <text:p>337.443055</text:p>
          </table:table-cell>
          <table:table-cell office:value-type="string">
            <text:p>540.305665</text:p>
          </table:table-cell>
          <table:table-cell office:value-type="string">
            <text:p>189.882896</text:p>
          </table:table-cell>
          <table:table-cell office:value-type="string">
            <text:p>235.987498</text:p>
          </table:table-cell>
          <table:table-cell office:value-type="string">
            <text:p>39.766995</text:p>
          </table:table-cell>
          <table:table-cell office:value-type="string">
            <text:p>470.802463</text:p>
          </table:table-cell>
          <table:table-cell office:value-type="string">
            <text:p>255.909065</text:p>
          </table:table-cell>
          <table:table-cell office:value-type="string">
            <text:p>177.77907</text:p>
          </table:table-cell>
          <table:table-cell office:value-type="string">
            <text:p>221.066027</text:p>
          </table:table-cell>
          <table:table-cell office:value-type="string">
            <text:p>63.956654</text:p>
          </table:table-cell>
          <table:table-cell office:value-type="string">
            <text:p>46.160646</text:p>
          </table:table-cell>
          <table:table-cell office:value-type="string">
            <text:p>2933.383975</text:p>
          </table:table-cell>
        </table:table-row>
        <table:table-row>
          <table:table-cell office:value-type="string">
            <text:p>d36</text:p>
          </table:table-cell>
          <table:table-cell office:value-type="string">
            <text:p>375.272661</text:p>
          </table:table-cell>
          <table:table-cell office:value-type="string">
            <text:p>331.362788</text:p>
          </table:table-cell>
          <table:table-cell office:value-type="string">
            <text:p>511.48275</text:p>
          </table:table-cell>
          <table:table-cell office:value-type="string">
            <text:p>126.269791</text:p>
          </table:table-cell>
          <table:table-cell office:value-type="string">
            <text:p>243.719696</text:p>
          </table:table-cell>
          <table:table-cell office:value-type="string">
            <text:p>49.366201</text:p>
          </table:table-cell>
          <table:table-cell office:value-type="string">
            <text:p>456.672757</text:p>
          </table:table-cell>
          <table:table-cell office:value-type="string">
            <text:p>246.95069</text:p>
          </table:table-cell>
          <table:table-cell office:value-type="string">
            <text:p>184.270851</text:p>
          </table:table-cell>
          <table:table-cell office:value-type="string">
            <text:p>214.097468</text:p>
          </table:table-cell>
          <table:table-cell office:value-type="string">
            <text:p>65.179184</text:p>
          </table:table-cell>
          <table:table-cell office:value-type="string">
            <text:p>47.570236</text:p>
          </table:table-cell>
          <table:table-cell office:value-type="string">
            <text:p>2725.945281</text:p>
          </table:table-cell>
        </table:table-row>
        <table:table-row>
          <table:table-cell office:value-type="string">
            <text:p>d37</text:p>
          </table:table-cell>
          <table:table-cell office:value-type="string">
            <text:p>544.547987</text:p>
          </table:table-cell>
          <table:table-cell office:value-type="string">
            <text:p>410.550471</text:p>
          </table:table-cell>
          <table:table-cell office:value-type="string">
            <text:p>633.392898</text:p>
          </table:table-cell>
          <table:table-cell office:value-type="string">
            <text:p>212.459405</text:p>
          </table:table-cell>
          <table:table-cell office:value-type="string">
            <text:p>266.086319</text:p>
          </table:table-cell>
          <table:table-cell office:value-type="string">
            <text:p>48.555681</text:p>
          </table:table-cell>
          <table:table-cell office:value-type="string">
            <text:p>523.625152</text:p>
          </table:table-cell>
          <table:table-cell office:value-type="string">
            <text:p>296.429764</text:p>
          </table:table-cell>
          <table:table-cell office:value-type="string">
            <text:p>206.826569</text:p>
          </table:table-cell>
          <table:table-cell office:value-type="string">
            <text:p>260.326097</text:p>
          </table:table-cell>
          <table:table-cell office:value-type="string">
            <text:p>21.679562</text:p>
          </table:table-cell>
          <table:table-cell office:value-type="string">
            <text:p>43.138387</text:p>
          </table:table-cell>
          <table:table-cell office:value-type="string">
            <text:p>3255.158885</text:p>
          </table:table-cell>
        </table:table-row>
        <table:table-row>
          <table:table-cell office:value-type="string">
            <text:p>d40</text:p>
          </table:table-cell>
          <table:table-cell office:value-type="string">
            <text:p>415.083384</text:p>
          </table:table-cell>
          <table:table-cell office:value-type="string">
            <text:p>340.438298</text:p>
          </table:table-cell>
          <table:table-cell office:value-type="string">
            <text:p>493.154991</text:p>
          </table:table-cell>
          <table:table-cell office:value-type="string">
            <text:p>205.513605</text:p>
          </table:table-cell>
          <table:table-cell office:value-type="string">
            <text:p>240.89045</text:p>
          </table:table-cell>
          <table:table-cell office:value-type="string">
            <text:p>35.458499</text:p>
          </table:table-cell>
          <table:table-cell office:value-type="string">
            <text:p>423.334713</text:p>
          </table:table-cell>
          <table:table-cell office:value-type="string">
            <text:p>226.265354</text:p>
          </table:table-cell>
          <table:table-cell office:value-type="string">
            <text:p>186.008916</text:p>
          </table:table-cell>
          <table:table-cell office:value-type="string">
            <text:p>208.600692</text:p>
          </table:table-cell>
          <table:table-cell office:value-type="string">
            <text:p>30.442253</text:p>
          </table:table-cell>
          <table:table-cell office:value-type="string">
            <text:p>40.019709</text:p>
          </table:table-cell>
          <table:table-cell office:value-type="string">
            <text:p>2639.69726</text:p>
          </table:table-cell>
        </table:table-row>
        <table:table-row>
          <table:table-cell office:value-type="string">
            <text:p>d41</text:p>
          </table:table-cell>
          <table:table-cell office:value-type="string">
            <text:p>550.739787</text:p>
          </table:table-cell>
          <table:table-cell office:value-type="string">
            <text:p>438.406275</text:p>
          </table:table-cell>
          <table:table-cell office:value-type="string">
            <text:p>606.425001</text:p>
          </table:table-cell>
          <table:table-cell office:value-type="string">
            <text:p>175.252347</text:p>
          </table:table-cell>
          <table:table-cell office:value-type="string">
            <text:p>293.098894</text:p>
          </table:table-cell>
          <table:table-cell office:value-type="string">
            <text:p>43.028439</text:p>
          </table:table-cell>
          <table:table-cell office:value-type="string">
            <text:p>560.548773</text:p>
          </table:table-cell>
          <table:table-cell office:value-type="string">
            <text:p>297.103754</text:p>
          </table:table-cell>
          <table:table-cell office:value-type="string">
            <text:p>233.805026</text:p>
          </table:table-cell>
          <table:table-cell office:value-type="string">
            <text:p>263.454886</text:p>
          </table:table-cell>
          <table:table-cell office:value-type="string">
            <text:p>52.782838</text:p>
          </table:table-cell>
          <table:table-cell office:value-type="string">
            <text:p>65.131061</text:p>
          </table:table-cell>
          <table:table-cell office:value-type="string">
            <text:p>3404.524734</text:p>
          </table:table-cell>
        </table:table-row>
        <table:table-row>
          <table:table-cell office:value-type="string">
            <text:p>d42</text:p>
          </table:table-cell>
          <table:table-cell office:value-type="string">
            <text:p>673.49336</text:p>
          </table:table-cell>
          <table:table-cell office:value-type="string">
            <text:p>443.510259</text:p>
          </table:table-cell>
          <table:table-cell office:value-type="string">
            <text:p>592.255862</text:p>
          </table:table-cell>
          <table:table-cell office:value-type="string">
            <text:p>196.073873</text:p>
          </table:table-cell>
          <table:table-cell office:value-type="string">
            <text:p>282.150405</text:p>
          </table:table-cell>
          <table:table-cell office:value-type="string">
            <text:p>45.611473</text:p>
          </table:table-cell>
          <table:table-cell office:value-type="string">
            <text:p>553.169135</text:p>
          </table:table-cell>
          <table:table-cell office:value-type="string">
            <text:p>284.284608</text:p>
          </table:table-cell>
          <table:table-cell office:value-type="string">
            <text:p>199.955809</text:p>
          </table:table-cell>
          <table:table-cell office:value-type="string">
            <text:p>251.106806</text:p>
          </table:table-cell>
          <table:table-cell office:value-type="string">
            <text:p>79.519137</text:p>
          </table:table-cell>
          <table:table-cell office:value-type="string">
            <text:p>49.775381</text:p>
          </table:table-cell>
          <table:table-cell office:value-type="string">
            <text:p>3454.832235</text:p>
          </table:table-cell>
        </table:table-row>
        <table:table-row>
          <table:table-cell office:value-type="string">
            <text:p>d43</text:p>
          </table:table-cell>
          <table:table-cell office:value-type="string">
            <text:p>465.990969</text:p>
          </table:table-cell>
          <table:table-cell office:value-type="string">
            <text:p>412.362111</text:p>
          </table:table-cell>
          <table:table-cell office:value-type="string">
            <text:p>695.234308</text:p>
          </table:table-cell>
          <table:table-cell office:value-type="string">
            <text:p>204.555497</text:p>
          </table:table-cell>
          <table:table-cell office:value-type="string">
            <text:p>238.356187</text:p>
          </table:table-cell>
          <table:table-cell office:value-type="string">
            <text:p>32.114003</text:p>
          </table:table-cell>
          <table:table-cell office:value-type="string">
            <text:p>569.687754</text:p>
          </table:table-cell>
          <table:table-cell office:value-type="string">
            <text:p>325.990704</text:p>
          </table:table-cell>
          <table:table-cell office:value-type="string">
            <text:p>236.557338</text:p>
          </table:table-cell>
          <table:table-cell office:value-type="string">
            <text:p>275.569717</text:p>
          </table:table-cell>
          <table:table-cell office:value-type="string">
            <text:p>19.706045</text:p>
          </table:table-cell>
          <table:table-cell office:value-type="string">
            <text:p>64.039286</text:p>
          </table:table-cell>
          <table:table-cell office:value-type="string">
            <text:p>3335.608423</text:p>
          </table:table-cell>
        </table:table-row>
        <table:table-row>
          <table:table-cell office:value-type="string">
            <text:p>d44</text:p>
          </table:table-cell>
          <table:table-cell office:value-type="string">
            <text:p>443.919193</text:p>
          </table:table-cell>
          <table:table-cell office:value-type="string">
            <text:p>399.613599</text:p>
          </table:table-cell>
          <table:table-cell office:value-type="string">
            <text:p>578.917345</text:p>
          </table:table-cell>
          <table:table-cell office:value-type="string">
            <text:p>158.103522</text:p>
          </table:table-cell>
          <table:table-cell office:value-type="string">
            <text:p>288.045578</text:p>
          </table:table-cell>
          <table:table-cell office:value-type="string">
            <text:p>58.65147</text:p>
          </table:table-cell>
          <table:table-cell office:value-type="string">
            <text:p>523.110575</text:p>
          </table:table-cell>
          <table:table-cell office:value-type="string">
            <text:p>242.311853</text:p>
          </table:table-cell>
          <table:table-cell office:value-type="string">
            <text:p>185.255504</text:p>
          </table:table-cell>
          <table:table-cell office:value-type="string">
            <text:p>217.853803</text:p>
          </table:table-cell>
          <table:table-cell office:value-type="string">
            <text:p>97.20871</text:p>
          </table:table-cell>
          <table:table-cell office:value-type="string">
            <text:p>53.407897</text:p>
          </table:table-cell>
          <table:table-cell office:value-type="string">
            <text:p>3088.295527</text:p>
          </table:table-cell>
        </table:table-row>
        <table:table-row>
          <table:table-cell office:value-type="string">
            <text:p>d45</text:p>
          </table:table-cell>
          <table:table-cell office:value-type="string">
            <text:p>464.29212</text:p>
          </table:table-cell>
          <table:table-cell office:value-type="string">
            <text:p>403.905028</text:p>
          </table:table-cell>
          <table:table-cell office:value-type="string">
            <text:p>623.882476</text:p>
          </table:table-cell>
          <table:table-cell office:value-type="string">
            <text:p>208.43216</text:p>
          </table:table-cell>
          <table:table-cell office:value-type="string">
            <text:p>252.989546</text:p>
          </table:table-cell>
          <table:table-cell office:value-type="string">
            <text:p>44.526741</text:p>
          </table:table-cell>
          <table:table-cell office:value-type="string">
            <text:p>530.706919</text:p>
          </table:table-cell>
          <table:table-cell office:value-type="string">
            <text:p>300.768395</text:p>
          </table:table-cell>
          <table:table-cell office:value-type="string">
            <text:p>217.308814</text:p>
          </table:table-cell>
          <table:table-cell office:value-type="string">
            <text:p>261.775967</text:p>
          </table:table-cell>
          <table:table-cell office:value-type="string">
            <text:p>88.791132</text:p>
          </table:table-cell>
          <table:table-cell office:value-type="string">
            <text:p>53.922159</text:p>
          </table:table-cell>
          <table:table-cell office:value-type="string">
            <text:p>3242.869298</text:p>
          </table:table-cell>
        </table:table-row>
        <table:table-row>
          <table:table-cell office:value-type="string">
            <text:p>d46</text:p>
          </table:table-cell>
          <table:table-cell office:value-type="string">
            <text:p>452.846695</text:p>
          </table:table-cell>
          <table:table-cell office:value-type="string">
            <text:p>335.830759</text:p>
          </table:table-cell>
          <table:table-cell office:value-type="string">
            <text:p>484.488643</text:p>
          </table:table-cell>
          <table:table-cell office:value-type="string">
            <text:p>143.976473</text:p>
          </table:table-cell>
          <table:table-cell office:value-type="string">
            <text:p>216.394981</text:p>
          </table:table-cell>
          <table:table-cell office:value-type="string">
            <text:p>55.744671</text:p>
          </table:table-cell>
          <table:table-cell office:value-type="string">
            <text:p>414.697093</text:p>
          </table:table-cell>
          <table:table-cell office:value-type="string">
            <text:p>227.749582</text:p>
          </table:table-cell>
          <table:table-cell office:value-type="string">
            <text:p>158.930326</text:p>
          </table:table-cell>
          <table:table-cell office:value-type="string">
            <text:p>207.881148</text:p>
          </table:table-cell>
          <table:table-cell office:value-type="string">
            <text:p>33.656538</text:p>
          </table:table-cell>
          <table:table-cell office:value-type="string">
            <text:p>39.148107</text:p>
          </table:table-cell>
          <table:table-cell office:value-type="string">
            <text:p>2627.368544</text:p>
          </table:table-cell>
        </table:table-row>
        <table:table-row>
          <table:table-cell office:value-type="string">
            <text:p>d47</text:p>
          </table:table-cell>
          <table:table-cell office:value-type="string">
            <text:p>689.880574</text:p>
          </table:table-cell>
          <table:table-cell office:value-type="string">
            <text:p>542.69554</text:p>
          </table:table-cell>
          <table:table-cell office:value-type="string">
            <text:p>711.590837</text:p>
          </table:table-cell>
          <table:table-cell office:value-type="string">
            <text:p>151.071405</text:p>
          </table:table-cell>
          <table:table-cell office:value-type="string">
            <text:p>343.909542</text:p>
          </table:table-cell>
          <table:table-cell office:value-type="string">
            <text:p>62.241768</text:p>
          </table:table-cell>
          <table:table-cell office:value-type="string">
            <text:p>658.29082</text:p>
          </table:table-cell>
          <table:table-cell office:value-type="string">
            <text:p>329.886512</text:p>
          </table:table-cell>
          <table:table-cell office:value-type="string">
            <text:p>237.345592</text:p>
          </table:table-cell>
          <table:table-cell office:value-type="string">
            <text:p>280.216844</text:p>
          </table:table-cell>
          <table:table-cell office:value-type="string">
            <text:p>109.337393</text:p>
          </table:table-cell>
          <table:table-cell office:value-type="string">
            <text:p>56.266014</text:p>
          </table:table-cell>
          <table:table-cell office:value-type="string">
            <text:p>4021.661437</text:p>
          </table:table-cell>
        </table:table-row>
        <table:table-row>
          <table:table-cell office:value-type="string">
            <text:p>d48</text:p>
          </table:table-cell>
          <table:table-cell office:value-type="string">
            <text:p>406.676016</text:p>
          </table:table-cell>
          <table:table-cell office:value-type="string">
            <text:p>312.621764</text:p>
          </table:table-cell>
          <table:table-cell office:value-type="string">
            <text:p>565.689767</text:p>
          </table:table-cell>
          <table:table-cell office:value-type="string">
            <text:p>174.280374</text:p>
          </table:table-cell>
          <table:table-cell office:value-type="string">
            <text:p>185.128712</text:p>
          </table:table-cell>
          <table:table-cell office:value-type="string">
            <text:p>26.728201</text:p>
          </table:table-cell>
          <table:table-cell office:value-type="string">
            <text:p>439.178531</text:p>
          </table:table-cell>
          <table:table-cell office:value-type="string">
            <text:p>250.042418</text:p>
          </table:table-cell>
          <table:table-cell office:value-type="string">
            <text:p>202.222133</text:p>
          </table:table-cell>
          <table:table-cell office:value-type="string">
            <text:p>228.28623</text:p>
          </table:table-cell>
          <table:table-cell office:value-type="string">
            <text:p>28.728068</text:p>
          </table:table-cell>
          <table:table-cell office:value-type="string">
            <text:p>54.303433</text:p>
          </table:table-cell>
          <table:table-cell office:value-type="string">
            <text:p>2699.605274</text:p>
          </table:table-cell>
        </table:table-row>
        <table:table-row>
          <table:table-cell office:value-type="string">
            <text:p>d49</text:p>
          </table:table-cell>
          <table:table-cell office:value-type="string">
            <text:p>583.587925</text:p>
          </table:table-cell>
          <table:table-cell office:value-type="string">
            <text:p>436.891512</text:p>
          </table:table-cell>
          <table:table-cell office:value-type="string">
            <text:p>778.489134</text:p>
          </table:table-cell>
          <table:table-cell office:value-type="string">
            <text:p>174.383141</text:p>
          </table:table-cell>
          <table:table-cell office:value-type="string">
            <text:p>277.442533</text:p>
          </table:table-cell>
          <table:table-cell office:value-type="string">
            <text:p>46.747594</text:p>
          </table:table-cell>
          <table:table-cell office:value-type="string">
            <text:p>621.864066</text:p>
          </table:table-cell>
          <table:table-cell office:value-type="string">
            <text:p>315.385261</text:p>
          </table:table-cell>
          <table:table-cell office:value-type="string">
            <text:p>217.670568</text:p>
          </table:table-cell>
          <table:table-cell office:value-type="string">
            <text:p>260.966556</text:p>
          </table:table-cell>
          <table:table-cell office:value-type="string">
            <text:p>73.039024</text:p>
          </table:table-cell>
          <table:table-cell office:value-type="string">
            <text:p>63.702264</text:p>
          </table:table-cell>
          <table:table-cell office:value-type="string">
            <text:p>3675.786438</text:p>
          </table:table-cell>
        </table:table-row>
        <table:table-row>
          <table:table-cell office:value-type="string">
            <text:p>d50</text:p>
          </table:table-cell>
          <table:table-cell office:value-type="string">
            <text:p>458.411576</text:p>
          </table:table-cell>
          <table:table-cell office:value-type="string">
            <text:p>369.997994</text:p>
          </table:table-cell>
          <table:table-cell office:value-type="string">
            <text:p>563.724344</text:p>
          </table:table-cell>
          <table:table-cell office:value-type="string">
            <text:p>192.058294</text:p>
          </table:table-cell>
          <table:table-cell office:value-type="string">
            <text:p>234.609733</text:p>
          </table:table-cell>
          <table:table-cell office:value-type="string">
            <text:p>30.737452</text:p>
          </table:table-cell>
          <table:table-cell office:value-type="string">
            <text:p>477.043043</text:p>
          </table:table-cell>
          <table:table-cell office:value-type="string">
            <text:p>240.270919</text:p>
          </table:table-cell>
          <table:table-cell office:value-type="string">
            <text:p>183.017476</text:p>
          </table:table-cell>
          <table:table-cell office:value-type="string">
            <text:p>221.339622</text:p>
          </table:table-cell>
          <table:table-cell office:value-type="string">
            <text:p>71.416923</text:p>
          </table:table-cell>
          <table:table-cell office:value-type="string">
            <text:p>40.098092</text:p>
          </table:table-cell>
          <table:table-cell office:value-type="string">
            <text:p>2890.667175</text:p>
          </table:table-cell>
        </table:table-row>
        <table:table-row>
          <table:table-cell office:value-type="string">
            <text:p>d51</text:p>
          </table:table-cell>
          <table:table-cell office:value-type="string">
            <text:p>593.906802</text:p>
          </table:table-cell>
          <table:table-cell office:value-type="string">
            <text:p>433.829947</text:p>
          </table:table-cell>
          <table:table-cell office:value-type="string">
            <text:p>643.915898</text:p>
          </table:table-cell>
          <table:table-cell office:value-type="string">
            <text:p>165.227007</text:p>
          </table:table-cell>
          <table:table-cell office:value-type="string">
            <text:p>293.45895</text:p>
          </table:table-cell>
          <table:table-cell office:value-type="string">
            <text:p>45.600259</text:p>
          </table:table-cell>
          <table:table-cell office:value-type="string">
            <text:p>589.81012</text:p>
          </table:table-cell>
          <table:table-cell office:value-type="string">
            <text:p>314.345521</text:p>
          </table:table-cell>
          <table:table-cell office:value-type="string">
            <text:p>226.794229</text:p>
          </table:table-cell>
          <table:table-cell office:value-type="string">
            <text:p>278.339739</text:p>
          </table:table-cell>
          <table:table-cell office:value-type="string">
            <text:p>67.17721</text:p>
          </table:table-cell>
          <table:table-cell office:value-type="string">
            <text:p>57.245961</text:p>
          </table:table-cell>
          <table:table-cell office:value-type="string">
            <text:p>3544.424635</text:p>
          </table:table-cell>
        </table:table-row>
        <table:table-row>
          <table:table-cell office:value-type="string">
            <text:p>d52</text:p>
          </table:table-cell>
          <table:table-cell office:value-type="string">
            <text:p>399.57934</text:p>
          </table:table-cell>
          <table:table-cell office:value-type="string">
            <text:p>301.469273</text:p>
          </table:table-cell>
          <table:table-cell office:value-type="string">
            <text:p>445.537186</text:p>
          </table:table-cell>
          <table:table-cell office:value-type="string">
            <text:p>164.759461</text:p>
          </table:table-cell>
          <table:table-cell office:value-type="string">
            <text:p>190.116028</text:p>
          </table:table-cell>
          <table:table-cell office:value-type="string">
            <text:p>28.719956</text:p>
          </table:table-cell>
          <table:table-cell office:value-type="string">
            <text:p>377.083413</text:p>
          </table:table-cell>
          <table:table-cell office:value-type="string">
            <text:p>207.348583</text:p>
          </table:table-cell>
          <table:table-cell office:value-type="string">
            <text:p>158.331895</text:p>
          </table:table-cell>
          <table:table-cell office:value-type="string">
            <text:p>186.472063</text:p>
          </table:table-cell>
          <table:table-cell office:value-type="string">
            <text:p>15.358045</text:p>
          </table:table-cell>
          <table:table-cell office:value-type="string">
            <text:p>39.461808</text:p>
          </table:table-cell>
          <table:table-cell office:value-type="string">
            <text:p>2349.47759</text:p>
          </table:table-cell>
        </table:table-row>
        <table:table-row>
          <table:table-cell office:value-type="string">
            <text:p>d53</text:p>
          </table:table-cell>
          <table:table-cell office:value-type="string">
            <text:p>484.651843</text:p>
          </table:table-cell>
          <table:table-cell office:value-type="string">
            <text:p>405.777062</text:p>
          </table:table-cell>
          <table:table-cell office:value-type="string">
            <text:p>625.985196</text:p>
          </table:table-cell>
          <table:table-cell office:value-type="string">
            <text:p>161.794133</text:p>
          </table:table-cell>
          <table:table-cell office:value-type="string">
            <text:p>251.549178</text:p>
          </table:table-cell>
          <table:table-cell office:value-type="string">
            <text:p>52.364714</text:p>
          </table:table-cell>
          <table:table-cell office:value-type="string">
            <text:p>518.79719</text:p>
          </table:table-cell>
          <table:table-cell office:value-type="string">
            <text:p>268.314158</text:p>
          </table:table-cell>
          <table:table-cell office:value-type="string">
            <text:p>209.61272</text:p>
          </table:table-cell>
          <table:table-cell office:value-type="string">
            <text:p>229.04266</text:p>
          </table:table-cell>
          <table:table-cell office:value-type="string">
            <text:p>33.598031</text:p>
          </table:table-cell>
          <table:table-cell office:value-type="string">
            <text:p>49.947234</text:p>
          </table:table-cell>
          <table:table-cell office:value-type="string">
            <text:p>3129.639986</text:p>
          </table:table-cell>
        </table:table-row>
        <table:table-row>
          <table:table-cell office:value-type="string">
            <text:p>d54</text:p>
          </table:table-cell>
          <table:table-cell office:value-type="string">
            <text:p>527.226505</text:p>
          </table:table-cell>
          <table:table-cell office:value-type="string">
            <text:p>371.098494</text:p>
          </table:table-cell>
          <table:table-cell office:value-type="string">
            <text:p>540.676886</text:p>
          </table:table-cell>
          <table:table-cell office:value-type="string">
            <text:p>165.518076</text:p>
          </table:table-cell>
          <table:table-cell office:value-type="string">
            <text:p>236.600602</text:p>
          </table:table-cell>
          <table:table-cell office:value-type="string">
            <text:p>38.164619</text:p>
          </table:table-cell>
          <table:table-cell office:value-type="string">
            <text:p>489.755108</text:p>
          </table:table-cell>
          <table:table-cell office:value-type="string">
            <text:p>289.580715</text:p>
          </table:table-cell>
          <table:table-cell office:value-type="string">
            <text:p>215.299418</text:p>
          </table:table-cell>
          <table:table-cell office:value-type="string">
            <text:p>257.683469</text:p>
          </table:table-cell>
          <table:table-cell office:value-type="string">
            <text:p>20.384156</text:p>
          </table:table-cell>
          <table:table-cell office:value-type="string">
            <text:p>40.085109</text:p>
          </table:table-cell>
          <table:table-cell office:value-type="string">
            <text:p>3026.555083</text:p>
          </table:table-cell>
        </table:table-row>
        <table:table-row>
          <table:table-cell office:value-type="string">
            <text:p>d55</text:p>
          </table:table-cell>
          <table:table-cell office:value-type="string">
            <text:p>567.846671</text:p>
          </table:table-cell>
          <table:table-cell office:value-type="string">
            <text:p>389.301103</text:p>
          </table:table-cell>
          <table:table-cell office:value-type="string">
            <text:p>643.291785</text:p>
          </table:table-cell>
          <table:table-cell office:value-type="string">
            <text:p>136.282894</text:p>
          </table:table-cell>
          <table:table-cell office:value-type="string">
            <text:p>238.473654</text:p>
          </table:table-cell>
          <table:table-cell office:value-type="string">
            <text:p>45.767588</text:p>
          </table:table-cell>
          <table:table-cell office:value-type="string">
            <text:p>549.982396</text:p>
          </table:table-cell>
          <table:table-cell office:value-type="string">
            <text:p>314.341894</text:p>
          </table:table-cell>
          <table:table-cell office:value-type="string">
            <text:p>226.450493</text:p>
          </table:table-cell>
          <table:table-cell office:value-type="string">
            <text:p>275.118937</text:p>
          </table:table-cell>
          <table:table-cell office:value-type="string">
            <text:p>93.925648</text:p>
          </table:table-cell>
          <table:table-cell office:value-type="string">
            <text:p>55.029296</text:p>
          </table:table-cell>
          <table:table-cell office:value-type="string">
            <text:p>3399.529464</text:p>
          </table:table-cell>
        </table:table-row>
        <table:table-row>
          <table:table-cell office:value-type="string">
            <text:p>d56</text:p>
          </table:table-cell>
          <table:table-cell office:value-type="string">
            <text:p>582.8932</text:p>
          </table:table-cell>
          <table:table-cell office:value-type="string">
            <text:p>384.803245</text:p>
          </table:table-cell>
          <table:table-cell office:value-type="string">
            <text:p>765.368993</text:p>
          </table:table-cell>
          <table:table-cell office:value-type="string">
            <text:p>160.94664</text:p>
          </table:table-cell>
          <table:table-cell office:value-type="string">
            <text:p>302.963535</text:p>
          </table:table-cell>
          <table:table-cell office:value-type="string">
            <text:p>60.402271</text:p>
          </table:table-cell>
          <table:table-cell office:value-type="string">
            <text:p>620.227232</text:p>
          </table:table-cell>
          <table:table-cell office:value-type="string">
            <text:p>334.435523</text:p>
          </table:table-cell>
          <table:table-cell office:value-type="string">
            <text:p>235.766587</text:p>
          </table:table-cell>
          <table:table-cell office:value-type="string">
            <text:p>280.682968</text:p>
          </table:table-cell>
          <table:table-cell office:value-type="string">
            <text:p>48.577118</text:p>
          </table:table-cell>
          <table:table-cell office:value-type="string">
            <text:p>68.320718</text:p>
          </table:table-cell>
          <table:table-cell office:value-type="string">
            <text:p>3684.44139</text:p>
          </table:table-cell>
        </table:table-row>
        <table:table-row>
          <table:table-cell office:value-type="string">
            <text:p>d57</text:p>
          </table:table-cell>
          <table:table-cell office:value-type="string">
            <text:p>499.663974</text:p>
          </table:table-cell>
          <table:table-cell office:value-type="string">
            <text:p>394.010186</text:p>
          </table:table-cell>
          <table:table-cell office:value-type="string">
            <text:p>541.707398</text:p>
          </table:table-cell>
          <table:table-cell office:value-type="string">
            <text:p>167.998537</text:p>
          </table:table-cell>
          <table:table-cell office:value-type="string">
            <text:p>255.219428</text:p>
          </table:table-cell>
          <table:table-cell office:value-type="string">
            <text:p>49.428201</text:p>
          </table:table-cell>
          <table:table-cell office:value-type="string">
            <text:p>506.294426</text:p>
          </table:table-cell>
          <table:table-cell office:value-type="string">
            <text:p>268.988406</text:p>
          </table:table-cell>
          <table:table-cell office:value-type="string">
            <text:p>203.329499</text:p>
          </table:table-cell>
          <table:table-cell office:value-type="string">
            <text:p>237.160824</text:p>
          </table:table-cell>
          <table:table-cell office:value-type="string">
            <text:p>57.031309</text:p>
          </table:table-cell>
          <table:table-cell office:value-type="string">
            <text:p>49.369588</text:p>
          </table:table-cell>
          <table:table-cell office:value-type="string">
            <text:p>3062.20324</text:p>
          </table:table-cell>
        </table:table-row>
        <table:table-row>
          <table:table-cell office:value-type="string">
            <text:p>d58</text:p>
          </table:table-cell>
          <table:table-cell office:value-type="string">
            <text:p>426.846669</text:p>
          </table:table-cell>
          <table:table-cell office:value-type="string">
            <text:p>330.891835</text:p>
          </table:table-cell>
          <table:table-cell office:value-type="string">
            <text:p>491.860941</text:p>
          </table:table-cell>
          <table:table-cell office:value-type="string">
            <text:p>151.452902</text:p>
          </table:table-cell>
          <table:table-cell office:value-type="string">
            <text:p>240.910551</text:p>
          </table:table-cell>
          <table:table-cell office:value-type="string">
            <text:p>50.223462</text:p>
          </table:table-cell>
          <table:table-cell office:value-type="string">
            <text:p>443.320133</text:p>
          </table:table-cell>
          <table:table-cell office:value-type="string">
            <text:p>243.714921</text:p>
          </table:table-cell>
          <table:table-cell office:value-type="string">
            <text:p>182.283626</text:p>
          </table:table-cell>
          <table:table-cell office:value-type="string">
            <text:p>218.596671</text:p>
          </table:table-cell>
          <table:table-cell office:value-type="string">
            <text:p>51.569787</text:p>
          </table:table-cell>
          <table:table-cell office:value-type="string">
            <text:p>48.042696</text:p>
          </table:table-cell>
          <table:table-cell office:value-type="string">
            <text:p>2728.261292</text:p>
          </table:table-cell>
        </table:table-row>
        <table:table-row>
          <table:table-cell office:value-type="string">
            <text:p>d79</text:p>
          </table:table-cell>
          <table:table-cell office:value-type="string">
            <text:p>481.105992</text:p>
          </table:table-cell>
          <table:table-cell office:value-type="string">
            <text:p>388.803413</text:p>
          </table:table-cell>
          <table:table-cell office:value-type="string">
            <text:p>627.624473</text:p>
          </table:table-cell>
          <table:table-cell office:value-type="string">
            <text:p>160.943572</text:p>
          </table:table-cell>
          <table:table-cell office:value-type="string">
            <text:p>267.251255</text:p>
          </table:table-cell>
          <table:table-cell office:value-type="string">
            <text:p>49.453977</text:p>
          </table:table-cell>
          <table:table-cell office:value-type="string">
            <text:p>544.229613</text:p>
          </table:table-cell>
          <table:table-cell office:value-type="string">
            <text:p>290.904574</text:p>
          </table:table-cell>
          <table:table-cell office:value-type="string">
            <text:p>248.089447</text:p>
          </table:table-cell>
          <table:table-cell office:value-type="string">
            <text:p>259.625902</text:p>
          </table:table-cell>
          <table:table-cell office:value-type="string">
            <text:p>80.406008</text:p>
          </table:table-cell>
          <table:table-cell office:value-type="string">
            <text:p>59.708926</text:p>
          </table:table-cell>
          <table:table-cell office:value-type="string">
            <text:p>3297.2035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4rc2</meta:generator>
  </office:meta>
</office:document-meta>
</file>